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16.23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17.3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3.99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5.66mm"/>
    </style:style>
    <style:style style:name="co10" style:family="table-column">
      <style:table-column-properties fo:break-before="auto" style:column-width="18.45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22.65mm"/>
    </style:style>
    <style:style style:name="co13" style:family="table-column">
      <style:table-column-properties fo:break-before="auto" style:column-width="17.06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9.58mm"/>
    </style:style>
    <style:style style:name="co16" style:family="table-column">
      <style:table-column-properties fo:break-before="auto" style:column-width="42.25mm"/>
    </style:style>
    <style:style style:name="co17" style:family="table-column">
      <style:table-column-properties fo:break-before="auto" style:column-width="34.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2.79mm"/>
    </style:style>
    <style:style style:name="co20" style:family="table-column">
      <style:table-column-properties fo:break-before="auto" style:column-width="10.94mm"/>
    </style:style>
    <style:style style:name="co21" style:family="table-column">
      <style:table-column-properties fo:break-before="auto" style:column-width="21.52mm"/>
    </style:style>
    <style:style style:name="co22" style:family="table-column">
      <style:table-column-properties fo:break-before="auto" style:column-width="36.11mm"/>
    </style:style>
    <style:style style:name="co23" style:family="table-column">
      <style:table-column-properties fo:break-before="auto" style:column-width="41.4mm"/>
    </style:style>
    <style:style style:name="co24" style:family="table-column">
      <style:table-column-properties fo:break-before="auto" style:column-width="35.77mm"/>
    </style:style>
    <style:style style:name="co25" style:family="table-column">
      <style:table-column-properties fo:break-before="auto" style:column-width="24.5mm"/>
    </style:style>
    <style:style style:name="co26" style:family="table-column">
      <style:table-column-properties fo:break-before="auto" style:column-width="27.82mm"/>
    </style:style>
    <style:style style:name="co27" style:family="table-column">
      <style:table-column-properties fo:break-before="auto" style:column-width="24.18mm"/>
    </style:style>
    <style:style style:name="co28" style:family="table-column">
      <style:table-column-properties fo:break-before="auto" style:column-width="27.48mm"/>
    </style:style>
    <style:style style:name="ro1" style:family="table-row">
      <style:table-row-properties style:row-height="4.45mm" fo:break-before="auto" style:use-optimal-row-height="false"/>
    </style:style>
    <style:style style:name="ro2" style:family="table-row">
      <style:table-row-properties style:row-height="1.32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2.38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9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7.85mm" fo:break-before="auto" style:use-optimal-row-height="false"/>
    </style:style>
    <style:style style:name="ro10" style:family="table-row">
      <style:table-row-properties style:row-height="5.17mm" fo:break-before="auto" style:use-optimal-row-height="true"/>
    </style:style>
    <style:style style:name="ta1" style:family="table" style:master-page-name="PageStyle_5f_2013">
      <style:table-properties table:display="true" style:writing-mode="lr-tb"/>
    </style:style>
    <style:style style:name="ta2" style:family="table" style:master-page-name="PageStyle_5f_2012">
      <style:table-properties table:display="true" style:writing-mode="lr-tb"/>
    </style:style>
    <style:style style:name="ta3" style:family="table" style:master-page-name="PageStyle_5f_2011">
      <style:table-properties table:display="true" style:writing-mode="lr-tb"/>
    </style:style>
    <style:style style:name="ta4" style:family="table" style:master-page-name="PageStyle_5f_2010">
      <style:table-properties table:display="true" style:writing-mode="lr-tb"/>
    </style:style>
    <style:style style:name="ta5" style:family="table" style:master-page-name="PageStyle_5f_2009">
      <style:table-properties table:display="true" style:writing-mode="lr-tb"/>
    </style:style>
    <style:style style:name="ta6" style:family="table" style:master-page-name="PageStyle_5f_2008">
      <style:table-properties table:display="true" style:writing-mode="lr-tb"/>
    </style:style>
    <style:style style:name="ta7" style:family="table" style:master-page-name="PageStyle_5f_2007">
      <style:table-properties table:display="true" style:writing-mode="lr-tb"/>
    </style:style>
    <style:style style:name="ta8" style:family="table" style:master-page-name="PageStyle_5f_2006">
      <style:table-properties table:display="true" style:writing-mode="lr-tb"/>
    </style:style>
    <style:style style:name="ta9" style:family="table" style:master-page-name="PageStyle_5f_2005">
      <style:table-properties table:display="true" style:writing-mode="lr-tb"/>
    </style:style>
    <style:style style:name="ta10" style:family="table" style:master-page-name="PageStyle_5f_2004">
      <style:table-properties table:display="true" style:writing-mode="lr-tb"/>
    </style:style>
    <style:style style:name="ta11" style:family="table" style:master-page-name="PageStyle_5f_2003">
      <style:table-properties table:display="true" style:writing-mode="lr-tb"/>
    </style:style>
    <style:style style:name="ta12" style:family="table" style:master-page-name="PageStyle_5f_2002">
      <style:table-properties table:display="true" style:writing-mode="lr-tb"/>
    </style:style>
    <style:style style:name="ta13" style:family="table" style:master-page-name="PageStyle_5f_2001">
      <style:table-properties table:display="true" style:writing-mode="lr-tb"/>
    </style:style>
    <style:style style:name="ta14" style:family="table" style:master-page-name="PageStyle_5f_2000">
      <style:table-properties table:display="true" style:writing-mode="lr-tb"/>
    </style:style>
    <style:style style:name="ta15" style:family="table" style:master-page-name="PageStyle_5f_1999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53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c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64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66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6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6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6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5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63">
      <style:table-cell-properties fo:border-bottom="0.74pt solid #000000" fo:background-color="#cc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6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70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6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5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70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6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padding="0.71mm"/>
    </style:style>
    <style:style style:name="ce5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69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color="#3333ff"/>
    </style:style>
    <style:style style:name="ce71" style:family="table-cell" style:parent-style-name="Default" style:data-style-name="N166">
      <style:table-cell-properties style:text-align-source="fix" style:repeat-content="false" style:vertical-align="middle"/>
      <style:paragraph-properties fo:text-align="center" fo:margin-left="0mm"/>
      <style:text-properties fo:color="#3333ff"/>
    </style:style>
    <style:style style:name="ce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3333ff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color="#006600"/>
    </style:style>
    <style:style style:name="ce74" style:family="table-cell" style:parent-style-name="Default" style:data-style-name="N0">
      <style:text-properties fo:color="#006600"/>
    </style:style>
    <style:style style:name="ce75" style:family="table-cell" style:parent-style-name="Default" style:data-style-name="N163">
      <style:table-cell-properties style:text-align-source="fix" style:repeat-content="false" style:vertical-align="middle"/>
      <style:paragraph-properties fo:text-align="center" fo:margin-left="0mm"/>
      <style:text-properties fo:color="#3333ff"/>
    </style:style>
    <style:style style:name="ce76" style:family="table-cell" style:parent-style-name="Default" style:data-style-name="N0">
      <style:text-properties fo:color="#3333ff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color="#ff3333"/>
    </style:style>
    <style:style style:name="ce78" style:family="table-cell" style:parent-style-name="Default" style:data-style-name="N163">
      <style:table-cell-properties style:text-align-source="fix" style:repeat-content="false" style:vertical-align="middle"/>
      <style:paragraph-properties fo:text-align="center" fo:margin-left="0mm"/>
      <style:text-properties fo:color="#ff3333"/>
    </style:style>
    <style:style style:name="ce79" style:family="table-cell" style:parent-style-name="Default" style:data-style-name="N0">
      <style:text-properties fo:color="#ff3333"/>
    </style:style>
    <style:style style:name="ce80" style:family="table-cell" style:parent-style-name="Default" style:data-style-name="N166">
      <style:table-cell-properties style:text-align-source="fix" style:repeat-content="false" style:vertical-align="middle"/>
      <style:paragraph-properties fo:text-align="center" fo:margin-left="0mm"/>
      <style:text-properties fo:color="#ff3333"/>
    </style:style>
    <style:style style:name="ce81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82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83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 fo:margin-left="0mm"/>
      <style:text-properties fo:color="#3333ff" style:text-underline-style="none"/>
    </style:style>
    <style:style style:name="ce84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 fo:margin-left="0mm"/>
      <style:text-properties fo:color="#006600" style:text-underline-style="none"/>
    </style:style>
    <style:style style:name="ce8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cc00"/>
    </style:style>
    <style:style style:name="ce86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 fo:margin-left="0mm"/>
      <style:text-properties fo:color="#00cc00" style:text-underline-style="none"/>
    </style:style>
    <style:style style:name="ce87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 fo:margin-left="0mm"/>
      <style:text-properties fo:color="#ff3333" style:text-underline-style="none"/>
    </style:style>
    <style:style style:name="ce88" style:family="table-cell" style:parent-style-name="Default" style:data-style-name="N0">
      <style:table-cell-properties fo:background-color="transparent"/>
      <style:text-properties fo:color="#00cc00"/>
    </style:style>
  </office:automatic-styles>
  <office:body>
    <office:spreadsheet>
      <table:calculation-settings table:case-sensitive="false" table:automatic-find-labels="false" table:use-regular-expressions="false"/>
      <table:table table:name="2013" table:style-name="ta1" table:print-ranges="'2013'.A1:'2013'.R55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2" table:number-columns-repeated="3" table:default-cell-style-name="ce3"/>
        <table:table-column table:style-name="co11" table:number-columns-repeated="239" table:default-cell-style-name="ce3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, am 31.12.2013</text:p>
          </table:table-cell>
          <table:table-cell table:style-name="ce12" table:number-columns-repeated="5"/>
          <table:table-cell table:number-columns-repeated="2"/>
          <table:table-cell table:style-name="ce32" table:number-columns-repeated="9"/>
          <table:table-cell table:style-name="ce35" office:value-type="string" calcext:value-type="string">
            <text:p>T 1.2.1.2.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table:number-columns-repeated="17"/>
          <table:table-cell table:number-columns-repeated="1006"/>
        </table:table-row>
        <table:table-row table:style-name="ro2">
          <table:table-cell/>
          <table:table-cell table:style-name="ce13" table:number-columns-repeated="2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2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Zivilstand</text:p>
          </table:table-cell>
          <table:table-cell table:style-name="ce9" table:number-columns-repeated="6"/>
          <table:table-cell table:style-name="ce22" office:value-type="string" calcext:value-type="string">
            <text:p>Stadt/Land 1)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65 und mehr</text:p>
          </table:table-cell>
          <table:table-cell table:style-name="ce15" office:value-type="string" calcext:value-type="string">
            <text:p>Mann</text:p>
          </table:table-cell>
          <table:table-cell table:style-name="ce27" office:value-type="string" calcext:value-type="string">
            <text:p>Frau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 </text:p>
          </table:table-cell>
          <table:table-cell table:style-name="ce27" office:value-type="string" calcext:value-type="string">
            <text:p>Ledig</text:p>
          </table:table-cell>
          <table:table-cell table:style-name="ce27" office:value-type="string" calcext:value-type="string">
            <text:p>Verheiratet</text:p>
          </table:table-cell>
          <table:table-cell table:style-name="ce27" office:value-type="string" calcext:value-type="string">
            <text:p>Verwitwet</text:p>
          </table:table-cell>
          <table:table-cell table:style-name="ce27" office:value-type="string" calcext:value-type="string">
            <text:p>Geschieden</text:p>
          </table:table-cell>
          <table:table-cell table:style-name="ce27" office:value-type="string" calcext:value-type="string">
            <text:p>Unverheiratet</text:p>
          </table:table-cell>
          <table:table-cell table:style-name="ce33" office:value-type="string" calcext:value-type="string" table:number-columns-spanned="1" table:number-rows-spanned="3">
            <text:p>In eingetragener Partnerschaft</text:p>
          </table:table-cell>
          <table:table-cell table:style-name="ce33" office:value-type="string" calcext:value-type="string" table:number-columns-spanned="1" table:number-rows-spanned="3">
            <text:p>Aufgelöste Partnerschaft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06"/>
        </table:table-row>
        <table:table-row table:style-name="ro1">
          <table:table-cell/>
          <table:table-cell table:style-name="ce14" table:number-columns-repeated="4"/>
          <table:table-cell table:style-name="ce15"/>
          <table:table-cell table:style-name="ce27"/>
          <table:table-cell table:style-name="ce14"/>
          <table:table-cell table:style-name="ce28" table:number-columns-repeated="6"/>
          <table:covered-table-cell table:number-columns-repeated="2" table:style-name="ce34"/>
          <table:table-cell table:style-name="ce28"/>
          <table:table-cell table:number-columns-repeated="1007"/>
        </table:table-row>
        <table:table-row table:style-name="ro1">
          <table:table-cell/>
          <table:table-cell table:style-name="ce14" table:number-columns-repeated="5"/>
          <table:table-cell table:style-name="ce28"/>
          <table:table-cell table:style-name="ce14"/>
          <table:table-cell table:style-name="ce28" table:number-columns-repeated="6"/>
          <table:covered-table-cell table:number-columns-repeated="2" table:style-name="ce34"/>
          <table:table-cell table:style-name="ce28"/>
          <table:table-cell table:number-columns-repeated="1007"/>
        </table:table-row>
        <table:table-row table:style-name="ro2">
          <table:table-cell table:style-name="ce5"/>
          <table:table-cell table:style-name="ce16" table:number-columns-repeated="4"/>
          <table:table-cell table:style-name="ce25"/>
          <table:table-cell table:style-name="ce29"/>
          <table:table-cell table:style-name="ce25"/>
          <table:table-cell table:style-name="ce29" table:number-columns-repeated="9"/>
          <table:table-cell table:style-name="ce9"/>
          <table:table-cell table:number-columns-repeated="1006"/>
        </table:table-row>
        <table:table-row table:style-name="ro2">
          <table:table-cell/>
          <table:table-cell table:style-name="ce17"/>
          <table:table-cell table:style-name="ce24" table:number-columns-repeated="3"/>
          <table:table-cell table:style-name="ce26" table:number-columns-repeated="11"/>
          <table:table-cell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8139631" calcext:value-type="float">
            <text:p>8'139'631 <text:s/></text:p>
          </table:table-cell>
          <table:table-cell table:style-name="ce18" office:value-type="float" office:value="1653511" calcext:value-type="float">
            <text:p>1'653'511 <text:s/></text:p>
          </table:table-cell>
          <table:table-cell table:style-name="ce18" office:value-type="float" office:value="5053373" calcext:value-type="float">
            <text:p>5'053'373 <text:s/></text:p>
          </table:table-cell>
          <table:table-cell table:style-name="ce18" office:value-type="float" office:value="1432747" calcext:value-type="float">
            <text:p>1'432'747 <text:s/></text:p>
          </table:table-cell>
          <table:table-cell table:style-name="ce18" office:value-type="float" office:value="4022091" calcext:value-type="float">
            <text:p>4'022'091 <text:s/></text:p>
          </table:table-cell>
          <table:table-cell table:style-name="ce18" office:value-type="float" office:value="4117540" calcext:value-type="float">
            <text:p>4'117'540 <text:s/></text:p>
          </table:table-cell>
          <table:table-cell table:style-name="ce30" office:value-type="float" office:value="6202184" calcext:value-type="float">
            <text:p>6'202'184 <text:s/></text:p>
          </table:table-cell>
          <table:table-cell table:style-name="ce30" office:value-type="float" office:value="1937447" calcext:value-type="float">
            <text:p>1'937'447 <text:s/></text:p>
          </table:table-cell>
          <table:table-cell table:style-name="ce18" office:value-type="float" office:value="3537837" calcext:value-type="float">
            <text:p>3'537'837 <text:s/></text:p>
          </table:table-cell>
          <table:table-cell table:style-name="ce18" office:value-type="float" office:value="3527929" calcext:value-type="float">
            <text:p>3'527'929 <text:s/></text:p>
          </table:table-cell>
          <table:table-cell table:style-name="ce18" office:value-type="float" office:value="407667" calcext:value-type="float">
            <text:p>407'667 <text:s/></text:p>
          </table:table-cell>
          <table:table-cell table:style-name="ce18" office:value-type="float" office:value="652608" calcext:value-type="float">
            <text:p>652'608 <text:s/></text:p>
          </table:table-cell>
          <table:table-cell table:style-name="ce18" office:value-type="float" office:value="528" calcext:value-type="float">
            <text:p>528 <text:s/></text:p>
          </table:table-cell>
          <table:table-cell table:style-name="ce18" office:value-type="float" office:value="12174" calcext:value-type="float">
            <text:p>12'174 <text:s/></text:p>
          </table:table-cell>
          <table:table-cell table:style-name="ce18" office:value-type="float" office:value="888" calcext:value-type="float">
            <text:p>888 <text:s/></text:p>
          </table:table-cell>
          <table:table-cell table:style-name="ce18" office:value-type="float" office:value="5997762" calcext:value-type="float">
            <text:p>5'997'762 <text:s/></text:p>
          </table:table-cell>
          <table:table-cell table:style-name="ce18" office:value-type="float" office:value="2141869" calcext:value-type="float">
            <text:p>2'141'869 <text:s/></text:p>
          </table:table-cell>
          <table:table-cell/>
          <table:table-cell table:style-name="ce37" table:number-columns-repeated="4"/>
          <table:table-cell table:number-columns-repeated="1001"/>
        </table:table-row>
        <table:table-row table:style-name="ro1">
          <table:table-cell table:style-name="ce7"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545817" calcext:value-type="float">
            <text:p>1'545'817 <text:s/></text:p>
          </table:table-cell>
          <table:table-cell table:style-name="ce18" office:value-type="float" office:value="333823" calcext:value-type="float">
            <text:p>333'823 <text:s/></text:p>
          </table:table-cell>
          <table:table-cell table:style-name="ce18" office:value-type="float" office:value="954579" calcext:value-type="float">
            <text:p>954'579 <text:s/></text:p>
          </table:table-cell>
          <table:table-cell table:style-name="ce18" office:value-type="float" office:value="257415" calcext:value-type="float">
            <text:p>257'415 <text:s/></text:p>
          </table:table-cell>
          <table:table-cell table:style-name="ce18" office:value-type="float" office:value="755704" calcext:value-type="float">
            <text:p>755'704 <text:s/></text:p>
          </table:table-cell>
          <table:table-cell table:style-name="ce18" office:value-type="float" office:value="790113" calcext:value-type="float">
            <text:p>790'113 <text:s/></text:p>
          </table:table-cell>
          <table:table-cell table:style-name="ce30" office:value-type="float" office:value="1037401" calcext:value-type="float">
            <text:p>1'037'401 <text:s/></text:p>
          </table:table-cell>
          <table:table-cell table:style-name="ce30" office:value-type="float" office:value="508416" calcext:value-type="float">
            <text:p>508'416 <text:s/></text:p>
          </table:table-cell>
          <table:table-cell table:style-name="ce18" office:value-type="float" office:value="688681" calcext:value-type="float">
            <text:p>688'681 <text:s/></text:p>
          </table:table-cell>
          <table:table-cell table:style-name="ce18" office:value-type="float" office:value="650724" calcext:value-type="float">
            <text:p>650'724 <text:s/></text:p>
          </table:table-cell>
          <table:table-cell table:style-name="ce18" office:value-type="float" office:value="73017" calcext:value-type="float">
            <text:p>73'017 <text:s/></text:p>
          </table:table-cell>
          <table:table-cell table:style-name="ce18" office:value-type="float" office:value="130406" calcext:value-type="float">
            <text:p>130'406 <text:s/></text:p>
          </table:table-cell>
          <table:table-cell table:style-name="ce18" office:value-type="float" office:value="134" calcext:value-type="float">
            <text:p>134 <text:s/></text:p>
          </table:table-cell>
          <table:table-cell table:style-name="ce18" office:value-type="float" office:value="2658" calcext:value-type="float">
            <text:p>2'658 <text:s/></text:p>
          </table:table-cell>
          <table:table-cell table:style-name="ce18" office:value-type="float" office:value="197" calcext:value-type="float">
            <text:p>197 <text:s/></text:p>
          </table:table-cell>
          <table:table-cell table:style-name="ce18" office:value-type="float" office:value="1210128" calcext:value-type="float">
            <text:p>1'210'128 <text:s/></text:p>
          </table:table-cell>
          <table:table-cell table:style-name="ce18" office:value-type="float" office:value="335689" calcext:value-type="float">
            <text:p>335'689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749373" calcext:value-type="float">
            <text:p>749'373 <text:s/></text:p>
          </table:table-cell>
          <table:table-cell table:style-name="ce19" office:value-type="float" office:value="167283" calcext:value-type="float">
            <text:p>167'283 <text:s/></text:p>
          </table:table-cell>
          <table:table-cell table:style-name="ce19" office:value-type="float" office:value="461284" calcext:value-type="float">
            <text:p>461'284 <text:s/></text:p>
          </table:table-cell>
          <table:table-cell table:style-name="ce19" office:value-type="float" office:value="120806" calcext:value-type="float">
            <text:p>120'806 <text:s/></text:p>
          </table:table-cell>
          <table:table-cell table:style-name="ce19" office:value-type="float" office:value="366766" calcext:value-type="float">
            <text:p>366'766 <text:s/></text:p>
          </table:table-cell>
          <table:table-cell table:style-name="ce19" office:value-type="float" office:value="382607" calcext:value-type="float">
            <text:p>382'607 <text:s/></text:p>
          </table:table-cell>
          <table:table-cell table:style-name="ce31" office:value-type="float" office:value="503493" calcext:value-type="float">
            <text:p>503'493 <text:s/></text:p>
          </table:table-cell>
          <table:table-cell table:style-name="ce31" office:value-type="float" office:value="245880" calcext:value-type="float">
            <text:p>245'880 <text:s/></text:p>
          </table:table-cell>
          <table:table-cell table:style-name="ce19" office:value-type="float" office:value="336758" calcext:value-type="float">
            <text:p>336'758 <text:s/></text:p>
          </table:table-cell>
          <table:table-cell table:style-name="ce19" office:value-type="float" office:value="314154" calcext:value-type="float">
            <text:p>314'154 <text:s/></text:p>
          </table:table-cell>
          <table:table-cell table:style-name="ce19" office:value-type="float" office:value="34782" calcext:value-type="float">
            <text:p>34'782 <text:s/></text:p>
          </table:table-cell>
          <table:table-cell table:style-name="ce19" office:value-type="float" office:value="62238" calcext:value-type="float">
            <text:p>62'238 <text:s/></text:p>
          </table:table-cell>
          <table:table-cell table:style-name="ce19" office:value-type="float" office:value="44" calcext:value-type="float">
            <text:p>44 <text:s/></text:p>
          </table:table-cell>
          <table:table-cell table:style-name="ce19" office:value-type="float" office:value="1306" calcext:value-type="float">
            <text:p>1'306 <text:s/></text:p>
          </table:table-cell>
          <table:table-cell table:style-name="ce19" office:value-type="float" office:value="91" calcext:value-type="float">
            <text:p>91 <text:s/></text:p>
          </table:table-cell>
          <table:table-cell table:style-name="ce19" office:value-type="float" office:value="556554" calcext:value-type="float">
            <text:p>556'554 <text:s/></text:p>
          </table:table-cell>
          <table:table-cell table:style-name="ce19" office:value-type="float" office:value="192819" calcext:value-type="float">
            <text:p>192'819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327011" calcext:value-type="float">
            <text:p>327'011 <text:s/></text:p>
          </table:table-cell>
          <table:table-cell table:style-name="ce19" office:value-type="float" office:value="66744" calcext:value-type="float">
            <text:p>66'744 <text:s/></text:p>
          </table:table-cell>
          <table:table-cell table:style-name="ce19" office:value-type="float" office:value="201026" calcext:value-type="float">
            <text:p>201'026 <text:s/></text:p>
          </table:table-cell>
          <table:table-cell table:style-name="ce19" office:value-type="float" office:value="59241" calcext:value-type="float">
            <text:p>59'241 <text:s/></text:p>
          </table:table-cell>
          <table:table-cell table:style-name="ce19" office:value-type="float" office:value="161991" calcext:value-type="float">
            <text:p>161'991 <text:s/></text:p>
          </table:table-cell>
          <table:table-cell table:style-name="ce19" office:value-type="float" office:value="165020" calcext:value-type="float">
            <text:p>165'020 <text:s/></text:p>
          </table:table-cell>
          <table:table-cell table:style-name="ce31" office:value-type="float" office:value="254273" calcext:value-type="float">
            <text:p>254'273 <text:s/></text:p>
          </table:table-cell>
          <table:table-cell table:style-name="ce31" office:value-type="float" office:value="72738" calcext:value-type="float">
            <text:p>72'738 <text:s/></text:p>
          </table:table-cell>
          <table:table-cell table:style-name="ce19" office:value-type="float" office:value="137702" calcext:value-type="float">
            <text:p>137'702 <text:s/></text:p>
          </table:table-cell>
          <table:table-cell table:style-name="ce19" office:value-type="float" office:value="146860" calcext:value-type="float">
            <text:p>146'860 <text:s/></text:p>
          </table:table-cell>
          <table:table-cell table:style-name="ce19" office:value-type="float" office:value="17922" calcext:value-type="float">
            <text:p>17'922 <text:s/></text:p>
          </table:table-cell>
          <table:table-cell table:style-name="ce19" office:value-type="float" office:value="24212" calcext:value-type="float">
            <text:p>24'212 <text:s/></text:p>
          </table:table-cell>
          <table:table-cell table:style-name="ce19" office:value-type="float" office:value="31" calcext:value-type="float">
            <text:p>31 <text:s/></text:p>
          </table:table-cell>
          <table:table-cell table:style-name="ce19" office:value-type="float" office:value="269" calcext:value-type="float">
            <text:p>269 <text:s/></text:p>
          </table:table-cell>
          <table:table-cell table:style-name="ce19" office:value-type="float" office:value="15" calcext:value-type="float">
            <text:p>15 <text:s/></text:p>
          </table:table-cell>
          <table:table-cell table:style-name="ce19" office:value-type="float" office:value="187910" calcext:value-type="float">
            <text:p>187'910 <text:s/></text:p>
          </table:table-cell>
          <table:table-cell table:style-name="ce19" office:value-type="float" office:value="139101" calcext:value-type="float">
            <text:p>139'101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69433" calcext:value-type="float">
            <text:p>469'433 <text:s/></text:p>
          </table:table-cell>
          <table:table-cell table:style-name="ce19" office:value-type="float" office:value="99796" calcext:value-type="float">
            <text:p>99'796 <text:s/></text:p>
          </table:table-cell>
          <table:table-cell table:style-name="ce19" office:value-type="float" office:value="292269" calcext:value-type="float">
            <text:p>292'269 <text:s/></text:p>
          </table:table-cell>
          <table:table-cell table:style-name="ce19" office:value-type="float" office:value="77368" calcext:value-type="float">
            <text:p>77'368 <text:s/></text:p>
          </table:table-cell>
          <table:table-cell table:style-name="ce19" office:value-type="float" office:value="226947" calcext:value-type="float">
            <text:p>226'947 <text:s/></text:p>
          </table:table-cell>
          <table:table-cell table:style-name="ce19" office:value-type="float" office:value="242486" calcext:value-type="float">
            <text:p>242'486 <text:s/></text:p>
          </table:table-cell>
          <table:table-cell table:style-name="ce31" office:value-type="float" office:value="279635" calcext:value-type="float">
            <text:p>279'635 <text:s/></text:p>
          </table:table-cell>
          <table:table-cell table:style-name="ce31" office:value-type="float" office:value="189798" calcext:value-type="float">
            <text:p>189'798 <text:s/></text:p>
          </table:table-cell>
          <table:table-cell table:style-name="ce19" office:value-type="float" office:value="214221" calcext:value-type="float">
            <text:p>214'221 <text:s/></text:p>
          </table:table-cell>
          <table:table-cell table:style-name="ce19" office:value-type="float" office:value="189710" calcext:value-type="float">
            <text:p>189'710 <text:s/></text:p>
          </table:table-cell>
          <table:table-cell table:style-name="ce19" office:value-type="float" office:value="20313" calcext:value-type="float">
            <text:p>20'313 <text:s/></text:p>
          </table:table-cell>
          <table:table-cell table:style-name="ce19" office:value-type="float" office:value="43956" calcext:value-type="float">
            <text:p>43'956 <text:s/></text:p>
          </table:table-cell>
          <table:table-cell table:style-name="ce19" office:value-type="float" office:value="59" calcext:value-type="float">
            <text:p>59 <text:s/></text:p>
          </table:table-cell>
          <table:table-cell table:style-name="ce19" office:value-type="float" office:value="1083" calcext:value-type="float">
            <text:p>1'083 <text:s/></text:p>
          </table:table-cell>
          <table:table-cell table:style-name="ce19" office:value-type="float" office:value="91" calcext:value-type="float">
            <text:p>91 <text:s/></text:p>
          </table:table-cell>
          <table:table-cell table:style-name="ce19" office:value-type="float" office:value="465664" calcext:value-type="float">
            <text:p>465'664 <text:s/></text:p>
          </table:table-cell>
          <table:table-cell table:style-name="ce19" office:value-type="float" office:value="3769" calcext:value-type="float">
            <text:p>3'769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808480" calcext:value-type="float">
            <text:p>1'808'480 <text:s/></text:p>
          </table:table-cell>
          <table:table-cell table:style-name="ce18" office:value-type="float" office:value="367067" calcext:value-type="float">
            <text:p>367'067 <text:s/></text:p>
          </table:table-cell>
          <table:table-cell table:style-name="ce18" office:value-type="float" office:value="1106301" calcext:value-type="float">
            <text:p>1'106'301 <text:s/></text:p>
          </table:table-cell>
          <table:table-cell table:style-name="ce18" office:value-type="float" office:value="335112" calcext:value-type="float">
            <text:p>335'112 <text:s/></text:p>
          </table:table-cell>
          <table:table-cell table:style-name="ce18" office:value-type="float" office:value="889319" calcext:value-type="float">
            <text:p>889'319 <text:s/></text:p>
          </table:table-cell>
          <table:table-cell table:style-name="ce18" office:value-type="float" office:value="919161" calcext:value-type="float">
            <text:p>919'161 <text:s/></text:p>
          </table:table-cell>
          <table:table-cell table:style-name="ce30" office:value-type="float" office:value="1494209" calcext:value-type="float">
            <text:p>1'494'209 <text:s/></text:p>
          </table:table-cell>
          <table:table-cell table:style-name="ce30" office:value-type="float" office:value="314271" calcext:value-type="float">
            <text:p>314'271 <text:s/></text:p>
          </table:table-cell>
          <table:table-cell table:style-name="ce18" office:value-type="float" office:value="773418" calcext:value-type="float">
            <text:p>773'418 <text:s/></text:p>
          </table:table-cell>
          <table:table-cell table:style-name="ce18" office:value-type="float" office:value="786890" calcext:value-type="float">
            <text:p>786'890 <text:s/></text:p>
          </table:table-cell>
          <table:table-cell table:style-name="ce18" office:value-type="float" office:value="99451" calcext:value-type="float">
            <text:p>99'451 <text:s/></text:p>
          </table:table-cell>
          <table:table-cell table:style-name="ce18" office:value-type="float" office:value="146344" calcext:value-type="float">
            <text:p>146'344 <text:s/></text:p>
          </table:table-cell>
          <table:table-cell table:style-name="ce18" office:value-type="float" office:value="115" calcext:value-type="float">
            <text:p>115 <text:s/></text:p>
          </table:table-cell>
          <table:table-cell table:style-name="ce18" office:value-type="float" office:value="2090" calcext:value-type="float">
            <text:p>2'090 <text:s/></text:p>
          </table:table-cell>
          <table:table-cell table:style-name="ce18" office:value-type="float" office:value="172" calcext:value-type="float">
            <text:p>172 <text:s/></text:p>
          </table:table-cell>
          <table:table-cell table:style-name="ce18" office:value-type="float" office:value="1149700" calcext:value-type="float">
            <text:p>1'149'700 <text:s/></text:p>
          </table:table-cell>
          <table:table-cell table:style-name="ce18" office:value-type="float" office:value="658780" calcext:value-type="float">
            <text:p>658'780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1001281" calcext:value-type="float">
            <text:p>1'001'281 <text:s/></text:p>
          </table:table-cell>
          <table:table-cell table:style-name="ce19" office:value-type="float" office:value="192610" calcext:value-type="float">
            <text:p>192'610 <text:s/></text:p>
          </table:table-cell>
          <table:table-cell table:style-name="ce19" office:value-type="float" office:value="611526" calcext:value-type="float">
            <text:p>611'526 <text:s/></text:p>
          </table:table-cell>
          <table:table-cell table:style-name="ce19" office:value-type="float" office:value="197145" calcext:value-type="float">
            <text:p>197'145 <text:s/></text:p>
          </table:table-cell>
          <table:table-cell table:style-name="ce19" office:value-type="float" office:value="489514" calcext:value-type="float">
            <text:p>489'514 <text:s/></text:p>
          </table:table-cell>
          <table:table-cell table:style-name="ce19" office:value-type="float" office:value="511767" calcext:value-type="float">
            <text:p>511'767 <text:s/></text:p>
          </table:table-cell>
          <table:table-cell table:style-name="ce31" office:value-type="float" office:value="855740" calcext:value-type="float">
            <text:p>855'740 <text:s/></text:p>
          </table:table-cell>
          <table:table-cell table:style-name="ce31" office:value-type="float" office:value="145541" calcext:value-type="float">
            <text:p>145'541 <text:s/></text:p>
          </table:table-cell>
          <table:table-cell table:style-name="ce19" office:value-type="float" office:value="426436" calcext:value-type="float">
            <text:p>426'436 <text:s/></text:p>
          </table:table-cell>
          <table:table-cell table:style-name="ce19" office:value-type="float" office:value="436090" calcext:value-type="float">
            <text:p>436'090 <text:s/></text:p>
          </table:table-cell>
          <table:table-cell table:style-name="ce19" office:value-type="float" office:value="57009" calcext:value-type="float">
            <text:p>57'009 <text:s/></text:p>
          </table:table-cell>
          <table:table-cell table:style-name="ce19" office:value-type="float" office:value="80308" calcext:value-type="float">
            <text:p>80'308 <text:s/></text:p>
          </table:table-cell>
          <table:table-cell table:style-name="ce19" office:value-type="float" office:value="55" calcext:value-type="float">
            <text:p>55 <text:s/></text:p>
          </table:table-cell>
          <table:table-cell table:style-name="ce19" office:value-type="float" office:value="1265" calcext:value-type="float">
            <text:p>1'265 <text:s/></text:p>
          </table:table-cell>
          <table:table-cell table:style-name="ce19" office:value-type="float" office:value="118" calcext:value-type="float">
            <text:p>118 <text:s/></text:p>
          </table:table-cell>
          <table:table-cell table:style-name="ce19" office:value-type="float" office:value="630535" calcext:value-type="float">
            <text:p>630'535 <text:s/></text:p>
          </table:table-cell>
          <table:table-cell table:style-name="ce19" office:value-type="float" office:value="370746" calcext:value-type="float">
            <text:p>370'746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97622" calcext:value-type="float">
            <text:p>297'622 <text:s/></text:p>
          </table:table-cell>
          <table:table-cell table:style-name="ce19" office:value-type="float" office:value="69260" calcext:value-type="float">
            <text:p>69'260 <text:s/></text:p>
          </table:table-cell>
          <table:table-cell table:style-name="ce19" office:value-type="float" office:value="184880" calcext:value-type="float">
            <text:p>184'880 <text:s/></text:p>
          </table:table-cell>
          <table:table-cell table:style-name="ce19" office:value-type="float" office:value="43482" calcext:value-type="float">
            <text:p>43'482 <text:s/></text:p>
          </table:table-cell>
          <table:table-cell table:style-name="ce19" office:value-type="float" office:value="148685" calcext:value-type="float">
            <text:p>148'685 <text:s/></text:p>
          </table:table-cell>
          <table:table-cell table:style-name="ce19" office:value-type="float" office:value="148937" calcext:value-type="float">
            <text:p>148'937 <text:s/></text:p>
          </table:table-cell>
          <table:table-cell table:style-name="ce31" office:value-type="float" office:value="235799" calcext:value-type="float">
            <text:p>235'799 <text:s/></text:p>
          </table:table-cell>
          <table:table-cell table:style-name="ce31" office:value-type="float" office:value="61823" calcext:value-type="float">
            <text:p>61'823 <text:s/></text:p>
          </table:table-cell>
          <table:table-cell table:style-name="ce19" office:value-type="float" office:value="133429" calcext:value-type="float">
            <text:p>133'429 <text:s/></text:p>
          </table:table-cell>
          <table:table-cell table:style-name="ce19" office:value-type="float" office:value="128639" calcext:value-type="float">
            <text:p>128'639 <text:s/></text:p>
          </table:table-cell>
          <table:table-cell table:style-name="ce19" office:value-type="float" office:value="13391" calcext:value-type="float">
            <text:p>13'391 <text:s/></text:p>
          </table:table-cell>
          <table:table-cell table:style-name="ce19" office:value-type="float" office:value="21805" calcext:value-type="float">
            <text:p>21'805 <text:s/></text:p>
          </table:table-cell>
          <table:table-cell table:style-name="ce19" office:value-type="float" office:value="28" calcext:value-type="float">
            <text:p>28 <text:s/></text:p>
          </table:table-cell>
          <table:table-cell table:style-name="ce19" office:value-type="float" office:value="307" calcext:value-type="float">
            <text:p>307 <text:s/></text:p>
          </table:table-cell>
          <table:table-cell table:style-name="ce19" office:value-type="float" office:value="23" calcext:value-type="float">
            <text:p>23 <text:s/></text:p>
          </table:table-cell>
          <table:table-cell table:style-name="ce19" office:value-type="float" office:value="166167" calcext:value-type="float">
            <text:p>166'167 <text:s/></text:p>
          </table:table-cell>
          <table:table-cell table:style-name="ce19" office:value-type="float" office:value="131455" calcext:value-type="float">
            <text:p>131'455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61437" calcext:value-type="float">
            <text:p>261'437 <text:s/></text:p>
          </table:table-cell>
          <table:table-cell table:style-name="ce19" office:value-type="float" office:value="50993" calcext:value-type="float">
            <text:p>50'993 <text:s/></text:p>
          </table:table-cell>
          <table:table-cell table:style-name="ce19" office:value-type="float" office:value="161991" calcext:value-type="float">
            <text:p>161'991 <text:s/></text:p>
          </table:table-cell>
          <table:table-cell table:style-name="ce19" office:value-type="float" office:value="48453" calcext:value-type="float">
            <text:p>48'453 <text:s/></text:p>
          </table:table-cell>
          <table:table-cell table:style-name="ce19" office:value-type="float" office:value="129750" calcext:value-type="float">
            <text:p>129'750 <text:s/></text:p>
          </table:table-cell>
          <table:table-cell table:style-name="ce19" office:value-type="float" office:value="131687" calcext:value-type="float">
            <text:p>131'687 <text:s/></text:p>
          </table:table-cell>
          <table:table-cell table:style-name="ce31" office:value-type="float" office:value="208257" calcext:value-type="float">
            <text:p>208'257 <text:s/></text:p>
          </table:table-cell>
          <table:table-cell table:style-name="ce31" office:value-type="float" office:value="53180" calcext:value-type="float">
            <text:p>53'180 <text:s/></text:p>
          </table:table-cell>
          <table:table-cell table:style-name="ce19" office:value-type="float" office:value="107676" calcext:value-type="float">
            <text:p>107'676 <text:s/></text:p>
          </table:table-cell>
          <table:table-cell table:style-name="ce19" office:value-type="float" office:value="117278" calcext:value-type="float">
            <text:p>117'278 <text:s/></text:p>
          </table:table-cell>
          <table:table-cell table:style-name="ce19" office:value-type="float" office:value="14447" calcext:value-type="float">
            <text:p>14'447 <text:s/></text:p>
          </table:table-cell>
          <table:table-cell table:style-name="ce19" office:value-type="float" office:value="21718" calcext:value-type="float">
            <text:p>21'718 <text:s/></text:p>
          </table:table-cell>
          <table:table-cell table:style-name="ce19" office:value-type="float" office:value="17" calcext:value-type="float">
            <text:p>17 <text:s/></text:p>
          </table:table-cell>
          <table:table-cell table:style-name="ce19" office:value-type="float" office:value="284" calcext:value-type="float">
            <text:p>284 <text:s/></text:p>
          </table:table-cell>
          <table:table-cell table:style-name="ce19" office:value-type="float" office:value="17" calcext:value-type="float">
            <text:p>17 <text:s/></text:p>
          </table:table-cell>
          <table:table-cell table:style-name="ce19" office:value-type="float" office:value="202900" calcext:value-type="float">
            <text:p>202'900 <text:s/></text:p>
          </table:table-cell>
          <table:table-cell table:style-name="ce19" office:value-type="float" office:value="58537" calcext:value-type="float">
            <text:p>58'537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76402" calcext:value-type="float">
            <text:p>176'402 <text:s/></text:p>
          </table:table-cell>
          <table:table-cell table:style-name="ce19" office:value-type="float" office:value="38283" calcext:value-type="float">
            <text:p>38'283 <text:s/></text:p>
          </table:table-cell>
          <table:table-cell table:style-name="ce19" office:value-type="float" office:value="105878" calcext:value-type="float">
            <text:p>105'878 <text:s/></text:p>
          </table:table-cell>
          <table:table-cell table:style-name="ce19" office:value-type="float" office:value="32241" calcext:value-type="float">
            <text:p>32'241 <text:s/></text:p>
          </table:table-cell>
          <table:table-cell table:style-name="ce19" office:value-type="float" office:value="86014" calcext:value-type="float">
            <text:p>86'014 <text:s/></text:p>
          </table:table-cell>
          <table:table-cell table:style-name="ce19" office:value-type="float" office:value="90388" calcext:value-type="float">
            <text:p>90'388 <text:s/></text:p>
          </table:table-cell>
          <table:table-cell table:style-name="ce31" office:value-type="float" office:value="132428" calcext:value-type="float">
            <text:p>132'428 <text:s/></text:p>
          </table:table-cell>
          <table:table-cell table:style-name="ce31" office:value-type="float" office:value="43974" calcext:value-type="float">
            <text:p>43'974 <text:s/></text:p>
          </table:table-cell>
          <table:table-cell table:style-name="ce19" office:value-type="float" office:value="75537" calcext:value-type="float">
            <text:p>75'537 <text:s/></text:p>
          </table:table-cell>
          <table:table-cell table:style-name="ce19" office:value-type="float" office:value="73480" calcext:value-type="float">
            <text:p>73'480 <text:s/></text:p>
          </table:table-cell>
          <table:table-cell table:style-name="ce19" office:value-type="float" office:value="10073" calcext:value-type="float">
            <text:p>10'073 <text:s/></text:p>
          </table:table-cell>
          <table:table-cell table:style-name="ce19" office:value-type="float" office:value="17121" calcext:value-type="float">
            <text:p>17'121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173" calcext:value-type="float">
            <text:p>173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129546" calcext:value-type="float">
            <text:p>129'546 <text:s/></text:p>
          </table:table-cell>
          <table:table-cell table:style-name="ce19" office:value-type="float" office:value="46856" calcext:value-type="float">
            <text:p>46'856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71738" calcext:value-type="float">
            <text:p>71'738 <text:s/></text:p>
          </table:table-cell>
          <table:table-cell table:style-name="ce19" office:value-type="float" office:value="15921" calcext:value-type="float">
            <text:p>15'921 <text:s/></text:p>
          </table:table-cell>
          <table:table-cell table:style-name="ce19" office:value-type="float" office:value="42026" calcext:value-type="float">
            <text:p>42'026 <text:s/></text:p>
          </table:table-cell>
          <table:table-cell table:style-name="ce19" office:value-type="float" office:value="13791" calcext:value-type="float">
            <text:p>13'791 <text:s/></text:p>
          </table:table-cell>
          <table:table-cell table:style-name="ce19" office:value-type="float" office:value="35356" calcext:value-type="float">
            <text:p>35'356 <text:s/></text:p>
          </table:table-cell>
          <table:table-cell table:style-name="ce19" office:value-type="float" office:value="36382" calcext:value-type="float">
            <text:p>36'382 <text:s/></text:p>
          </table:table-cell>
          <table:table-cell table:style-name="ce31" office:value-type="float" office:value="61985" calcext:value-type="float">
            <text:p>61'985 <text:s/></text:p>
          </table:table-cell>
          <table:table-cell table:style-name="ce31" office:value-type="float" office:value="9753" calcext:value-type="float">
            <text:p>9'753 <text:s/></text:p>
          </table:table-cell>
          <table:table-cell table:style-name="ce19" office:value-type="float" office:value="30340" calcext:value-type="float">
            <text:p>30'340 <text:s/></text:p>
          </table:table-cell>
          <table:table-cell table:style-name="ce19" office:value-type="float" office:value="31403" calcext:value-type="float">
            <text:p>31'403 <text:s/></text:p>
          </table:table-cell>
          <table:table-cell table:style-name="ce19" office:value-type="float" office:value="4531" calcext:value-type="float">
            <text:p>4'531 <text:s/></text:p>
          </table:table-cell>
          <table:table-cell table:style-name="ce19" office:value-type="float" office:value="5392" calcext:value-type="float">
            <text:p>5'392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61" calcext:value-type="float">
            <text:p>61 <text:s/></text:p>
          </table:table-cell>
          <table:table-cell table:style-name="ce19" office:value-type="float" office:value="6" calcext:value-type="float">
            <text:p>6 <text:s/></text:p>
          </table:table-cell>
          <table:table-cell table:style-name="ce19" office:value-type="float" office:value="20552" calcext:value-type="float">
            <text:p>20'552 <text:s/></text:p>
          </table:table-cell>
          <table:table-cell table:style-name="ce19" office:value-type="float" office:value="51186" calcext:value-type="float">
            <text:p>51'186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104353" calcext:value-type="float">
            <text:p>1'104'353 <text:s/></text:p>
          </table:table-cell>
          <table:table-cell table:style-name="ce18" office:value-type="float" office:value="216199" calcext:value-type="float">
            <text:p>216'199 <text:s/></text:p>
          </table:table-cell>
          <table:table-cell table:style-name="ce18" office:value-type="float" office:value="687237" calcext:value-type="float">
            <text:p>687'237 <text:s/></text:p>
          </table:table-cell>
          <table:table-cell table:style-name="ce18" office:value-type="float" office:value="200917" calcext:value-type="float">
            <text:p>200'917 <text:s/></text:p>
          </table:table-cell>
          <table:table-cell table:style-name="ce18" office:value-type="float" office:value="545842" calcext:value-type="float">
            <text:p>545'842 <text:s/></text:p>
          </table:table-cell>
          <table:table-cell table:style-name="ce18" office:value-type="float" office:value="558511" calcext:value-type="float">
            <text:p>558'511 <text:s/></text:p>
          </table:table-cell>
          <table:table-cell table:style-name="ce30" office:value-type="float" office:value="833402" calcext:value-type="float">
            <text:p>833'402 <text:s/></text:p>
          </table:table-cell>
          <table:table-cell table:style-name="ce30" office:value-type="float" office:value="270951" calcext:value-type="float">
            <text:p>270'951 <text:s/></text:p>
          </table:table-cell>
          <table:table-cell table:style-name="ce18" office:value-type="float" office:value="464642" calcext:value-type="float">
            <text:p>464'642 <text:s/></text:p>
          </table:table-cell>
          <table:table-cell table:style-name="ce18" office:value-type="float" office:value="493279" calcext:value-type="float">
            <text:p>493'279 <text:s/></text:p>
          </table:table-cell>
          <table:table-cell table:style-name="ce18" office:value-type="float" office:value="56435" calcext:value-type="float">
            <text:p>56'435 <text:s/></text:p>
          </table:table-cell>
          <table:table-cell table:style-name="ce18" office:value-type="float" office:value="88212" calcext:value-type="float">
            <text:p>88'212 <text:s/></text:p>
          </table:table-cell>
          <table:table-cell table:style-name="ce18" office:value-type="float" office:value="65" calcext:value-type="float">
            <text:p>65 <text:s/></text:p>
          </table:table-cell>
          <table:table-cell table:style-name="ce18" office:value-type="float" office:value="1613" calcext:value-type="float">
            <text:p>1'613 <text:s/></text:p>
          </table:table-cell>
          <table:table-cell table:style-name="ce18" office:value-type="float" office:value="107" calcext:value-type="float">
            <text:p>107 <text:s/></text:p>
          </table:table-cell>
          <table:table-cell table:style-name="ce18" office:value-type="float" office:value="865342" calcext:value-type="float">
            <text:p>865'342 <text:s/></text:p>
          </table:table-cell>
          <table:table-cell table:style-name="ce18" office:value-type="float" office:value="239011" calcext:value-type="float">
            <text:p>239'011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9335" calcext:value-type="float">
            <text:p>189'335 <text:s/></text:p>
          </table:table-cell>
          <table:table-cell table:style-name="ce19" office:value-type="float" office:value="31437" calcext:value-type="float">
            <text:p>31'437 <text:s/></text:p>
          </table:table-cell>
          <table:table-cell table:style-name="ce19" office:value-type="float" office:value="119089" calcext:value-type="float">
            <text:p>119'089 <text:s/></text:p>
          </table:table-cell>
          <table:table-cell table:style-name="ce19" office:value-type="float" office:value="38809" calcext:value-type="float">
            <text:p>38'809 <text:s/></text:p>
          </table:table-cell>
          <table:table-cell table:style-name="ce19" office:value-type="float" office:value="91124" calcext:value-type="float">
            <text:p>91'124 <text:s/></text:p>
          </table:table-cell>
          <table:table-cell table:style-name="ce19" office:value-type="float" office:value="98211" calcext:value-type="float">
            <text:p>98'211 <text:s/></text:p>
          </table:table-cell>
          <table:table-cell table:style-name="ce31" office:value-type="float" office:value="124478" calcext:value-type="float">
            <text:p>124'478 <text:s/></text:p>
          </table:table-cell>
          <table:table-cell table:style-name="ce31" office:value-type="float" office:value="64857" calcext:value-type="float">
            <text:p>64'857 <text:s/></text:p>
          </table:table-cell>
          <table:table-cell table:style-name="ce19" office:value-type="float" office:value="86521" calcext:value-type="float">
            <text:p>86'521 <text:s/></text:p>
          </table:table-cell>
          <table:table-cell table:style-name="ce19" office:value-type="float" office:value="72554" calcext:value-type="float">
            <text:p>72'554 <text:s/></text:p>
          </table:table-cell>
          <table:table-cell table:style-name="ce19" office:value-type="float" office:value="11374" calcext:value-type="float">
            <text:p>11'374 <text:s/></text:p>
          </table:table-cell>
          <table:table-cell table:style-name="ce19" office:value-type="float" office:value="18293" calcext:value-type="float">
            <text:p>18'293 <text:s/></text:p>
          </table:table-cell>
          <table:table-cell table:style-name="ce19" office:value-type="float" office:value="26" calcext:value-type="float">
            <text:p>26 <text:s/></text:p>
          </table:table-cell>
          <table:table-cell table:style-name="ce19" office:value-type="float" office:value="518" calcext:value-type="float">
            <text:p>518 <text:s/></text:p>
          </table:table-cell>
          <table:table-cell table:style-name="ce19" office:value-type="float" office:value="49" calcext:value-type="float">
            <text:p>49 <text:s/></text:p>
          </table:table-cell>
          <table:table-cell table:style-name="ce19" office:value-type="float" office:value="189335" calcext:value-type="float">
            <text:p>189'335 <text:s/></text:p>
          </table:table-cell>
          <table:table-cell table:style-name="ce19" office:value-type="float" office:value="0" calcext:value-type="float">
            <text:p>0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78656" calcext:value-type="float">
            <text:p>278'656 <text:s/></text:p>
          </table:table-cell>
          <table:table-cell table:style-name="ce19" office:value-type="float" office:value="54044" calcext:value-type="float">
            <text:p>54'044 <text:s/></text:p>
          </table:table-cell>
          <table:table-cell table:style-name="ce19" office:value-type="float" office:value="166891" calcext:value-type="float">
            <text:p>166'891 <text:s/></text:p>
          </table:table-cell>
          <table:table-cell table:style-name="ce19" office:value-type="float" office:value="57721" calcext:value-type="float">
            <text:p>57'721 <text:s/></text:p>
          </table:table-cell>
          <table:table-cell table:style-name="ce19" office:value-type="float" office:value="136280" calcext:value-type="float">
            <text:p>136'280 <text:s/></text:p>
          </table:table-cell>
          <table:table-cell table:style-name="ce19" office:value-type="float" office:value="142376" calcext:value-type="float">
            <text:p>142'376 <text:s/></text:p>
          </table:table-cell>
          <table:table-cell table:style-name="ce31" office:value-type="float" office:value="221006" calcext:value-type="float">
            <text:p>221'006 <text:s/></text:p>
          </table:table-cell>
          <table:table-cell table:style-name="ce31" office:value-type="float" office:value="57650" calcext:value-type="float">
            <text:p>57'650 <text:s/></text:p>
          </table:table-cell>
          <table:table-cell table:style-name="ce19" office:value-type="float" office:value="110415" calcext:value-type="float">
            <text:p>110'415 <text:s/></text:p>
          </table:table-cell>
          <table:table-cell table:style-name="ce19" office:value-type="float" office:value="130095" calcext:value-type="float">
            <text:p>130'095 <text:s/></text:p>
          </table:table-cell>
          <table:table-cell table:style-name="ce19" office:value-type="float" office:value="15488" calcext:value-type="float">
            <text:p>15'488 <text:s/></text:p>
          </table:table-cell>
          <table:table-cell table:style-name="ce19" office:value-type="float" office:value="22177" calcext:value-type="float">
            <text:p>22'177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449" calcext:value-type="float">
            <text:p>449 <text:s/></text:p>
          </table:table-cell>
          <table:table-cell table:style-name="ce19" office:value-type="float" office:value="24" calcext:value-type="float">
            <text:p>24 <text:s/></text:p>
          </table:table-cell>
          <table:table-cell table:style-name="ce19" office:value-type="float" office:value="255734" calcext:value-type="float">
            <text:p>255'734 <text:s/></text:p>
          </table:table-cell>
          <table:table-cell table:style-name="ce19" office:value-type="float" office:value="22922" calcext:value-type="float">
            <text:p>22'922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636362" calcext:value-type="float">
            <text:p>636'362 <text:s/></text:p>
          </table:table-cell>
          <table:table-cell table:style-name="ce19" office:value-type="float" office:value="130718" calcext:value-type="float">
            <text:p>130'718 <text:s/></text:p>
          </table:table-cell>
          <table:table-cell table:style-name="ce19" office:value-type="float" office:value="401257" calcext:value-type="float">
            <text:p>401'257 <text:s/></text:p>
          </table:table-cell>
          <table:table-cell table:style-name="ce19" office:value-type="float" office:value="104387" calcext:value-type="float">
            <text:p>104'387 <text:s/></text:p>
          </table:table-cell>
          <table:table-cell table:style-name="ce19" office:value-type="float" office:value="318438" calcext:value-type="float">
            <text:p>318'438 <text:s/></text:p>
          </table:table-cell>
          <table:table-cell table:style-name="ce19" office:value-type="float" office:value="317924" calcext:value-type="float">
            <text:p>317'924 <text:s/></text:p>
          </table:table-cell>
          <table:table-cell table:style-name="ce31" office:value-type="float" office:value="487918" calcext:value-type="float">
            <text:p>487'918 <text:s/></text:p>
          </table:table-cell>
          <table:table-cell table:style-name="ce31" office:value-type="float" office:value="148444" calcext:value-type="float">
            <text:p>148'444 <text:s/></text:p>
          </table:table-cell>
          <table:table-cell table:style-name="ce19" office:value-type="float" office:value="267706" calcext:value-type="float">
            <text:p>267'706 <text:s/></text:p>
          </table:table-cell>
          <table:table-cell table:style-name="ce19" office:value-type="float" office:value="290630" calcext:value-type="float">
            <text:p>290'630 <text:s/></text:p>
          </table:table-cell>
          <table:table-cell table:style-name="ce19" office:value-type="float" office:value="29573" calcext:value-type="float">
            <text:p>29'573 <text:s/></text:p>
          </table:table-cell>
          <table:table-cell table:style-name="ce19" office:value-type="float" office:value="47742" calcext:value-type="float">
            <text:p>47'742 <text:s/></text:p>
          </table:table-cell>
          <table:table-cell table:style-name="ce19" office:value-type="float" office:value="31" calcext:value-type="float">
            <text:p>31 <text:s/></text:p>
          </table:table-cell>
          <table:table-cell table:style-name="ce19" office:value-type="float" office:value="646" calcext:value-type="float">
            <text:p>646 <text:s/></text:p>
          </table:table-cell>
          <table:table-cell table:style-name="ce19" office:value-type="float" office:value="34" calcext:value-type="float">
            <text:p>34 <text:s/></text:p>
          </table:table-cell>
          <table:table-cell table:style-name="ce19" office:value-type="float" office:value="420273" calcext:value-type="float">
            <text:p>420'273 <text:s/></text:p>
          </table:table-cell>
          <table:table-cell table:style-name="ce19" office:value-type="float" office:value="216089" calcext:value-type="float">
            <text:p>216'089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425538" calcext:value-type="float">
            <text:p>1'425'538 <text:s/></text:p>
          </table:table-cell>
          <table:table-cell table:style-name="ce18" office:value-type="float" office:value="279106" calcext:value-type="float">
            <text:p>279'106 <text:s/></text:p>
          </table:table-cell>
          <table:table-cell table:style-name="ce18" office:value-type="float" office:value="907597" calcext:value-type="float">
            <text:p>907'597 <text:s/></text:p>
          </table:table-cell>
          <table:table-cell table:style-name="ce18" office:value-type="float" office:value="238835" calcext:value-type="float">
            <text:p>238'835 <text:s/></text:p>
          </table:table-cell>
          <table:table-cell table:style-name="ce18" office:value-type="float" office:value="706789" calcext:value-type="float">
            <text:p>706'789 <text:s/></text:p>
          </table:table-cell>
          <table:table-cell table:style-name="ce18" office:value-type="float" office:value="718749" calcext:value-type="float">
            <text:p>718'749 <text:s/></text:p>
          </table:table-cell>
          <table:table-cell table:style-name="ce30" office:value-type="float" office:value="1064112" calcext:value-type="float">
            <text:p>1'064'112 <text:s/></text:p>
          </table:table-cell>
          <table:table-cell table:style-name="ce30" office:value-type="float" office:value="361426" calcext:value-type="float">
            <text:p>361'426 <text:s/></text:p>
          </table:table-cell>
          <table:table-cell table:style-name="ce18" office:value-type="float" office:value="640145" calcext:value-type="float">
            <text:p>640'145 <text:s/></text:p>
          </table:table-cell>
          <table:table-cell table:style-name="ce18" office:value-type="float" office:value="596614" calcext:value-type="float">
            <text:p>596'614 <text:s/></text:p>
          </table:table-cell>
          <table:table-cell table:style-name="ce18" office:value-type="float" office:value="63246" calcext:value-type="float">
            <text:p>63'246 <text:s/></text:p>
          </table:table-cell>
          <table:table-cell table:style-name="ce18" office:value-type="float" office:value="121378" calcext:value-type="float">
            <text:p>121'378 <text:s/></text:p>
          </table:table-cell>
          <table:table-cell table:style-name="ce18" office:value-type="float" office:value="92" calcext:value-type="float">
            <text:p>92 <text:s/></text:p>
          </table:table-cell>
          <table:table-cell table:style-name="ce18" office:value-type="float" office:value="3783" calcext:value-type="float">
            <text:p>3'783 <text:s/></text:p>
          </table:table-cell>
          <table:table-cell table:style-name="ce18" office:value-type="float" office:value="280" calcext:value-type="float">
            <text:p>280 <text:s/></text:p>
          </table:table-cell>
          <table:table-cell table:style-name="ce18" office:value-type="float" office:value="1356482" calcext:value-type="float">
            <text:p>1'356'482 <text:s/></text:p>
          </table:table-cell>
          <table:table-cell table:style-name="ce18" office:value-type="float" office:value="69056" calcext:value-type="float">
            <text:p>69'056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134781" calcext:value-type="float">
            <text:p>1'134'781 <text:s/></text:p>
          </table:table-cell>
          <table:table-cell table:style-name="ce18" office:value-type="float" office:value="232213" calcext:value-type="float">
            <text:p>232'213 <text:s/></text:p>
          </table:table-cell>
          <table:table-cell table:style-name="ce18" office:value-type="float" office:value="704052" calcext:value-type="float">
            <text:p>704'052 <text:s/></text:p>
          </table:table-cell>
          <table:table-cell table:style-name="ce18" office:value-type="float" office:value="198516" calcext:value-type="float">
            <text:p>198'516 <text:s/></text:p>
          </table:table-cell>
          <table:table-cell table:style-name="ce18" office:value-type="float" office:value="567320" calcext:value-type="float">
            <text:p>567'320 <text:s/></text:p>
          </table:table-cell>
          <table:table-cell table:style-name="ce18" office:value-type="float" office:value="567461" calcext:value-type="float">
            <text:p>567'461 <text:s/></text:p>
          </table:table-cell>
          <table:table-cell table:style-name="ce30" office:value-type="float" office:value="888862" calcext:value-type="float">
            <text:p>888'862 <text:s/></text:p>
          </table:table-cell>
          <table:table-cell table:style-name="ce30" office:value-type="float" office:value="245919" calcext:value-type="float">
            <text:p>245'919 <text:s/></text:p>
          </table:table-cell>
          <table:table-cell table:style-name="ce18" office:value-type="float" office:value="483752" calcext:value-type="float">
            <text:p>483'752 <text:s/></text:p>
          </table:table-cell>
          <table:table-cell table:style-name="ce18" office:value-type="float" office:value="504564" calcext:value-type="float">
            <text:p>504'564 <text:s/></text:p>
          </table:table-cell>
          <table:table-cell table:style-name="ce18" office:value-type="float" office:value="58320" calcext:value-type="float">
            <text:p>58'320 <text:s/></text:p>
          </table:table-cell>
          <table:table-cell table:style-name="ce18" office:value-type="float" office:value="87063" calcext:value-type="float">
            <text:p>87'063 <text:s/></text:p>
          </table:table-cell>
          <table:table-cell table:style-name="ce18" office:value-type="float" office:value="48" calcext:value-type="float">
            <text:p>48 <text:s/></text:p>
          </table:table-cell>
          <table:table-cell table:style-name="ce18" office:value-type="float" office:value="973" calcext:value-type="float">
            <text:p>973 <text:s/></text:p>
          </table:table-cell>
          <table:table-cell table:style-name="ce18" office:value-type="float" office:value="61" calcext:value-type="float">
            <text:p>61 <text:s/></text:p>
          </table:table-cell>
          <table:table-cell table:style-name="ce18" office:value-type="float" office:value="639562" calcext:value-type="float">
            <text:p>639'562 <text:s/></text:p>
          </table:table-cell>
          <table:table-cell table:style-name="ce18" office:value-type="float" office:value="495219" calcext:value-type="float">
            <text:p>495'219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9593" calcext:value-type="float">
            <text:p>39'593 <text:s/></text:p>
          </table:table-cell>
          <table:table-cell table:style-name="ce19" office:value-type="float" office:value="7799" calcext:value-type="float">
            <text:p>7'799 <text:s/></text:p>
          </table:table-cell>
          <table:table-cell table:style-name="ce19" office:value-type="float" office:value="24514" calcext:value-type="float">
            <text:p>24'514 <text:s/></text:p>
          </table:table-cell>
          <table:table-cell table:style-name="ce19" office:value-type="float" office:value="7280" calcext:value-type="float">
            <text:p>7'280 <text:s/></text:p>
          </table:table-cell>
          <table:table-cell table:style-name="ce19" office:value-type="float" office:value="20061" calcext:value-type="float">
            <text:p>20'061 <text:s/></text:p>
          </table:table-cell>
          <table:table-cell table:style-name="ce19" office:value-type="float" office:value="19532" calcext:value-type="float">
            <text:p>19'532 <text:s/></text:p>
          </table:table-cell>
          <table:table-cell table:style-name="ce31" office:value-type="float" office:value="30795" calcext:value-type="float">
            <text:p>30'795 <text:s/></text:p>
          </table:table-cell>
          <table:table-cell table:style-name="ce31" office:value-type="float" office:value="8798" calcext:value-type="float">
            <text:p>8'798 <text:s/></text:p>
          </table:table-cell>
          <table:table-cell table:style-name="ce19" office:value-type="float" office:value="16391" calcext:value-type="float">
            <text:p>16'391 <text:s/></text:p>
          </table:table-cell>
          <table:table-cell table:style-name="ce19" office:value-type="float" office:value="17897" calcext:value-type="float">
            <text:p>17'897 <text:s/></text:p>
          </table:table-cell>
          <table:table-cell table:style-name="ce19" office:value-type="float" office:value="2375" calcext:value-type="float">
            <text:p>2'375 <text:s/></text:p>
          </table:table-cell>
          <table:table-cell table:style-name="ce19" office:value-type="float" office:value="2896" calcext:value-type="float">
            <text:p>2'896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30" calcext:value-type="float">
            <text:p>30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9593" calcext:value-type="float">
            <text:p>39'593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8783" calcext:value-type="float">
            <text:p>78'783 <text:s/></text:p>
          </table:table-cell>
          <table:table-cell table:style-name="ce19" office:value-type="float" office:value="15014" calcext:value-type="float">
            <text:p>15'014 <text:s/></text:p>
          </table:table-cell>
          <table:table-cell table:style-name="ce19" office:value-type="float" office:value="47968" calcext:value-type="float">
            <text:p>47'968 <text:s/></text:p>
          </table:table-cell>
          <table:table-cell table:style-name="ce19" office:value-type="float" office:value="15801" calcext:value-type="float">
            <text:p>15'801 <text:s/></text:p>
          </table:table-cell>
          <table:table-cell table:style-name="ce19" office:value-type="float" office:value="38849" calcext:value-type="float">
            <text:p>38'849 <text:s/></text:p>
          </table:table-cell>
          <table:table-cell table:style-name="ce19" office:value-type="float" office:value="39934" calcext:value-type="float">
            <text:p>39'934 <text:s/></text:p>
          </table:table-cell>
          <table:table-cell table:style-name="ce31" office:value-type="float" office:value="59350" calcext:value-type="float">
            <text:p>59'350 <text:s/></text:p>
          </table:table-cell>
          <table:table-cell table:style-name="ce31" office:value-type="float" office:value="19433" calcext:value-type="float">
            <text:p>19'433 <text:s/></text:p>
          </table:table-cell>
          <table:table-cell table:style-name="ce19" office:value-type="float" office:value="31847" calcext:value-type="float">
            <text:p>31'847 <text:s/></text:p>
          </table:table-cell>
          <table:table-cell table:style-name="ce19" office:value-type="float" office:value="35611" calcext:value-type="float">
            <text:p>35'611 <text:s/></text:p>
          </table:table-cell>
          <table:table-cell table:style-name="ce19" office:value-type="float" office:value="4672" calcext:value-type="float">
            <text:p>4'672 <text:s/></text:p>
          </table:table-cell>
          <table:table-cell table:style-name="ce19" office:value-type="float" office:value="6533" calcext:value-type="float">
            <text:p>6'533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115" calcext:value-type="float">
            <text:p>115 <text:s/></text:p>
          </table:table-cell>
          <table:table-cell table:style-name="ce19" office:value-type="float" office:value="3" calcext:value-type="float">
            <text:p>3 <text:s/></text:p>
          </table:table-cell>
          <table:table-cell table:style-name="ce19" office:value-type="float" office:value="59936" calcext:value-type="float">
            <text:p>59'936 <text:s/></text:p>
          </table:table-cell>
          <table:table-cell table:style-name="ce19" office:value-type="float" office:value="18847" calcext:value-type="float">
            <text:p>18'847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691" calcext:value-type="float">
            <text:p>53'691 <text:s/></text:p>
          </table:table-cell>
          <table:table-cell table:style-name="ce19" office:value-type="float" office:value="11087" calcext:value-type="float">
            <text:p>11'087 <text:s/></text:p>
          </table:table-cell>
          <table:table-cell table:style-name="ce19" office:value-type="float" office:value="32762" calcext:value-type="float">
            <text:p>32'762 <text:s/></text:p>
          </table:table-cell>
          <table:table-cell table:style-name="ce19" office:value-type="float" office:value="9842" calcext:value-type="float">
            <text:p>9'842 <text:s/></text:p>
          </table:table-cell>
          <table:table-cell table:style-name="ce19" office:value-type="float" office:value="27051" calcext:value-type="float">
            <text:p>27'051 <text:s/></text:p>
          </table:table-cell>
          <table:table-cell table:style-name="ce19" office:value-type="float" office:value="26640" calcext:value-type="float">
            <text:p>26'640 <text:s/></text:p>
          </table:table-cell>
          <table:table-cell table:style-name="ce31" office:value-type="float" office:value="45645" calcext:value-type="float">
            <text:p>45'645 <text:s/></text:p>
          </table:table-cell>
          <table:table-cell table:style-name="ce31" office:value-type="float" office:value="8046" calcext:value-type="float">
            <text:p>8'046 <text:s/></text:p>
          </table:table-cell>
          <table:table-cell table:style-name="ce19" office:value-type="float" office:value="22812" calcext:value-type="float">
            <text:p>22'812 <text:s/></text:p>
          </table:table-cell>
          <table:table-cell table:style-name="ce19" office:value-type="float" office:value="23669" calcext:value-type="float">
            <text:p>23'669 <text:s/></text:p>
          </table:table-cell>
          <table:table-cell table:style-name="ce19" office:value-type="float" office:value="2873" calcext:value-type="float">
            <text:p>2'873 <text:s/></text:p>
          </table:table-cell>
          <table:table-cell table:style-name="ce19" office:value-type="float" office:value="4285" calcext:value-type="float">
            <text:p>4'285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50" calcext:value-type="float">
            <text:p>50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28589" calcext:value-type="float">
            <text:p>28'589 <text:s/></text:p>
          </table:table-cell>
          <table:table-cell table:style-name="ce19" office:value-type="float" office:value="25102" calcext:value-type="float">
            <text:p>25'102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778" calcext:value-type="float">
            <text:p>15'778 <text:s/></text:p>
          </table:table-cell>
          <table:table-cell table:style-name="ce19" office:value-type="float" office:value="3611" calcext:value-type="float">
            <text:p>3'611 <text:s/></text:p>
          </table:table-cell>
          <table:table-cell table:style-name="ce19" office:value-type="float" office:value="9354" calcext:value-type="float">
            <text:p>9'354 <text:s/></text:p>
          </table:table-cell>
          <table:table-cell table:style-name="ce19" office:value-type="float" office:value="2813" calcext:value-type="float">
            <text:p>2'813 <text:s/></text:p>
          </table:table-cell>
          <table:table-cell table:style-name="ce19" office:value-type="float" office:value="8082" calcext:value-type="float">
            <text:p>8'082 <text:s/></text:p>
          </table:table-cell>
          <table:table-cell table:style-name="ce19" office:value-type="float" office:value="7696" calcext:value-type="float">
            <text:p>7'696 <text:s/></text:p>
          </table:table-cell>
          <table:table-cell table:style-name="ce31" office:value-type="float" office:value="14124" calcext:value-type="float">
            <text:p>14'124 <text:s/></text:p>
          </table:table-cell>
          <table:table-cell table:style-name="ce31" office:value-type="float" office:value="1654" calcext:value-type="float">
            <text:p>1'654 <text:s/></text:p>
          </table:table-cell>
          <table:table-cell table:style-name="ce19" office:value-type="float" office:value="7301" calcext:value-type="float">
            <text:p>7'301 <text:s/></text:p>
          </table:table-cell>
          <table:table-cell table:style-name="ce19" office:value-type="float" office:value="6833" calcext:value-type="float">
            <text:p>6'833 <text:s/></text:p>
          </table:table-cell>
          <table:table-cell table:style-name="ce19" office:value-type="float" office:value="849" calcext:value-type="float">
            <text:p>849 <text:s/></text:p>
          </table:table-cell>
          <table:table-cell table:style-name="ce19" office:value-type="float" office:value="790" calcext:value-type="float">
            <text:p>790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5" calcext:value-type="float">
            <text:p>5 <text:s/></text:p>
          </table:table-cell>
          <table:table-cell table:number-columns-repeated="2" table:style-name="ce19" office:value-type="float" office:value="0" calcext:value-type="float">
            <text:p>0 <text:s/></text:p>
          </table:table-cell>
          <table:table-cell table:style-name="ce19" office:value-type="float" office:value="15778" calcext:value-type="float">
            <text:p>15'778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91699" calcext:value-type="float">
            <text:p>491'699 <text:s/></text:p>
          </table:table-cell>
          <table:table-cell table:style-name="ce19" office:value-type="float" office:value="103824" calcext:value-type="float">
            <text:p>103'824 <text:s/></text:p>
          </table:table-cell>
          <table:table-cell table:style-name="ce19" office:value-type="float" office:value="304496" calcext:value-type="float">
            <text:p>304'496 <text:s/></text:p>
          </table:table-cell>
          <table:table-cell table:style-name="ce19" office:value-type="float" office:value="83379" calcext:value-type="float">
            <text:p>83'379 <text:s/></text:p>
          </table:table-cell>
          <table:table-cell table:style-name="ce19" office:value-type="float" office:value="245249" calcext:value-type="float">
            <text:p>245'249 <text:s/></text:p>
          </table:table-cell>
          <table:table-cell table:style-name="ce19" office:value-type="float" office:value="246450" calcext:value-type="float">
            <text:p>246'450 <text:s/></text:p>
          </table:table-cell>
          <table:table-cell table:style-name="ce31" office:value-type="float" office:value="379074" calcext:value-type="float">
            <text:p>379'074 <text:s/></text:p>
          </table:table-cell>
          <table:table-cell table:style-name="ce31" office:value-type="float" office:value="112625" calcext:value-type="float">
            <text:p>112'625 <text:s/></text:p>
          </table:table-cell>
          <table:table-cell table:style-name="ce19" office:value-type="float" office:value="212153" calcext:value-type="float">
            <text:p>212'153 <text:s/></text:p>
          </table:table-cell>
          <table:table-cell table:style-name="ce19" office:value-type="float" office:value="217246" calcext:value-type="float">
            <text:p>217'246 <text:s/></text:p>
          </table:table-cell>
          <table:table-cell table:style-name="ce19" office:value-type="float" office:value="24433" calcext:value-type="float">
            <text:p>24'433 <text:s/></text:p>
          </table:table-cell>
          <table:table-cell table:style-name="ce19" office:value-type="float" office:value="37452" calcext:value-type="float">
            <text:p>37'452 <text:s/></text:p>
          </table:table-cell>
          <table:table-cell table:style-name="ce19" office:value-type="float" office:value="17" calcext:value-type="float">
            <text:p>17 <text:s/></text:p>
          </table:table-cell>
          <table:table-cell table:style-name="ce19" office:value-type="float" office:value="372" calcext:value-type="float">
            <text:p>372 <text:s/></text:p>
          </table:table-cell>
          <table:table-cell table:style-name="ce19" office:value-type="float" office:value="26" calcext:value-type="float">
            <text:p>26 <text:s/></text:p>
          </table:table-cell>
          <table:table-cell table:style-name="ce19" office:value-type="float" office:value="322714" calcext:value-type="float">
            <text:p>322'714 <text:s/></text:p>
          </table:table-cell>
          <table:table-cell table:style-name="ce19" office:value-type="float" office:value="168985" calcext:value-type="float">
            <text:p>168'985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94959" calcext:value-type="float">
            <text:p>194'959 <text:s/></text:p>
          </table:table-cell>
          <table:table-cell table:style-name="ce19" office:value-type="float" office:value="36264" calcext:value-type="float">
            <text:p>36'264 <text:s/></text:p>
          </table:table-cell>
          <table:table-cell table:style-name="ce19" office:value-type="float" office:value="121272" calcext:value-type="float">
            <text:p>121'272 <text:s/></text:p>
          </table:table-cell>
          <table:table-cell table:style-name="ce19" office:value-type="float" office:value="37423" calcext:value-type="float">
            <text:p>37'423 <text:s/></text:p>
          </table:table-cell>
          <table:table-cell table:style-name="ce19" office:value-type="float" office:value="97225" calcext:value-type="float">
            <text:p>97'225 <text:s/></text:p>
          </table:table-cell>
          <table:table-cell table:style-name="ce19" office:value-type="float" office:value="97734" calcext:value-type="float">
            <text:p>97'734 <text:s/></text:p>
          </table:table-cell>
          <table:table-cell table:style-name="ce31" office:value-type="float" office:value="160440" calcext:value-type="float">
            <text:p>160'440 <text:s/></text:p>
          </table:table-cell>
          <table:table-cell table:style-name="ce31" office:value-type="float" office:value="34519" calcext:value-type="float">
            <text:p>34'519 <text:s/></text:p>
          </table:table-cell>
          <table:table-cell table:style-name="ce19" office:value-type="float" office:value="82946" calcext:value-type="float">
            <text:p>82'946 <text:s/></text:p>
          </table:table-cell>
          <table:table-cell table:style-name="ce19" office:value-type="float" office:value="86995" calcext:value-type="float">
            <text:p>86'995 <text:s/></text:p>
          </table:table-cell>
          <table:table-cell table:style-name="ce19" office:value-type="float" office:value="10791" calcext:value-type="float">
            <text:p>10'791 <text:s/></text:p>
          </table:table-cell>
          <table:table-cell table:style-name="ce19" office:value-type="float" office:value="14065" calcext:value-type="float">
            <text:p>14'065 <text:s/></text:p>
          </table:table-cell>
          <table:table-cell table:style-name="ce19" office:value-type="float" office:value="17" calcext:value-type="float">
            <text:p>17 <text:s/></text:p>
          </table:table-cell>
          <table:table-cell table:style-name="ce19" office:value-type="float" office:value="136" calcext:value-type="float">
            <text:p>136 <text:s/></text:p>
          </table:table-cell>
          <table:table-cell table:style-name="ce19" office:value-type="float" office:value="9" calcext:value-type="float">
            <text:p>9 <text:s/></text:p>
          </table:table-cell>
          <table:table-cell table:style-name="ce19" office:value-type="float" office:value="97913" calcext:value-type="float">
            <text:p>97'913 <text:s/></text:p>
          </table:table-cell>
          <table:table-cell table:style-name="ce19" office:value-type="float" office:value="97046" calcext:value-type="float">
            <text:p>97'046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60278" calcext:value-type="float">
            <text:p>260'278 <text:s/></text:p>
          </table:table-cell>
          <table:table-cell table:style-name="ce19" office:value-type="float" office:value="54614" calcext:value-type="float">
            <text:p>54'614 <text:s/></text:p>
          </table:table-cell>
          <table:table-cell table:style-name="ce19" office:value-type="float" office:value="163686" calcext:value-type="float">
            <text:p>163'686 <text:s/></text:p>
          </table:table-cell>
          <table:table-cell table:style-name="ce19" office:value-type="float" office:value="41978" calcext:value-type="float">
            <text:p>41'978 <text:s/></text:p>
          </table:table-cell>
          <table:table-cell table:style-name="ce19" office:value-type="float" office:value="130803" calcext:value-type="float">
            <text:p>130'803 <text:s/></text:p>
          </table:table-cell>
          <table:table-cell table:style-name="ce19" office:value-type="float" office:value="129475" calcext:value-type="float">
            <text:p>129'475 <text:s/></text:p>
          </table:table-cell>
          <table:table-cell table:style-name="ce31" office:value-type="float" office:value="199434" calcext:value-type="float">
            <text:p>199'434 <text:s/></text:p>
          </table:table-cell>
          <table:table-cell table:style-name="ce31" office:value-type="float" office:value="60844" calcext:value-type="float">
            <text:p>60'844 <text:s/></text:p>
          </table:table-cell>
          <table:table-cell table:style-name="ce19" office:value-type="float" office:value="110302" calcext:value-type="float">
            <text:p>110'302 <text:s/></text:p>
          </table:table-cell>
          <table:table-cell table:style-name="ce19" office:value-type="float" office:value="116313" calcext:value-type="float">
            <text:p>116'313 <text:s/></text:p>
          </table:table-cell>
          <table:table-cell table:style-name="ce19" office:value-type="float" office:value="12327" calcext:value-type="float">
            <text:p>12'327 <text:s/></text:p>
          </table:table-cell>
          <table:table-cell table:style-name="ce19" office:value-type="float" office:value="21042" calcext:value-type="float">
            <text:p>21'042 <text:s/></text:p>
          </table:table-cell>
          <table:table-cell table:style-name="ce19" office:value-type="float" office:value="9" calcext:value-type="float">
            <text:p>9 <text:s/></text:p>
          </table:table-cell>
          <table:table-cell table:style-name="ce19" office:value-type="float" office:value="265" calcext:value-type="float">
            <text:p>265 <text:s/></text:p>
          </table:table-cell>
          <table:table-cell table:style-name="ce19" office:value-type="float" office:value="20" calcext:value-type="float">
            <text:p>20 <text:s/></text:p>
          </table:table-cell>
          <table:table-cell table:style-name="ce19" office:value-type="float" office:value="130410" calcext:value-type="float">
            <text:p>130'410 <text:s/></text:p>
          </table:table-cell>
          <table:table-cell table:style-name="ce19" office:value-type="float" office:value="129868" calcext:value-type="float">
            <text:p>129'868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74123" calcext:value-type="float">
            <text:p>774'123 <text:s/></text:p>
          </table:table-cell>
          <table:table-cell table:style-name="ce18" office:value-type="float" office:value="160439" calcext:value-type="float">
            <text:p>160'439 <text:s/></text:p>
          </table:table-cell>
          <table:table-cell table:style-name="ce18" office:value-type="float" office:value="485422" calcext:value-type="float">
            <text:p>485'422 <text:s/></text:p>
          </table:table-cell>
          <table:table-cell table:style-name="ce18" office:value-type="float" office:value="128262" calcext:value-type="float">
            <text:p>128'262 <text:s/></text:p>
          </table:table-cell>
          <table:table-cell table:style-name="ce18" office:value-type="float" office:value="388671" calcext:value-type="float">
            <text:p>388'671 <text:s/></text:p>
          </table:table-cell>
          <table:table-cell table:style-name="ce18" office:value-type="float" office:value="385452" calcext:value-type="float">
            <text:p>385'452 <text:s/></text:p>
          </table:table-cell>
          <table:table-cell table:style-name="ce30" office:value-type="float" office:value="632025" calcext:value-type="float">
            <text:p>632'025 <text:s/></text:p>
          </table:table-cell>
          <table:table-cell table:style-name="ce30" office:value-type="float" office:value="142098" calcext:value-type="float">
            <text:p>142'098 <text:s/></text:p>
          </table:table-cell>
          <table:table-cell table:style-name="ce18" office:value-type="float" office:value="344683" calcext:value-type="float">
            <text:p>344'683 <text:s/></text:p>
          </table:table-cell>
          <table:table-cell table:style-name="ce18" office:value-type="float" office:value="341404" calcext:value-type="float">
            <text:p>341'404 <text:s/></text:p>
          </table:table-cell>
          <table:table-cell table:style-name="ce18" office:value-type="float" office:value="35863" calcext:value-type="float">
            <text:p>35'863 <text:s/></text:p>
          </table:table-cell>
          <table:table-cell table:style-name="ce18" office:value-type="float" office:value="51315" calcext:value-type="float">
            <text:p>51'315 <text:s/></text:p>
          </table:table-cell>
          <table:table-cell table:style-name="ce18" office:value-type="float" office:value="44" calcext:value-type="float">
            <text:p>44 <text:s/></text:p>
          </table:table-cell>
          <table:table-cell table:style-name="ce18" office:value-type="float" office:value="777" calcext:value-type="float">
            <text:p>777 <text:s/></text:p>
          </table:table-cell>
          <table:table-cell table:style-name="ce18" office:value-type="float" office:value="37" calcext:value-type="float">
            <text:p>37 <text:s/></text:p>
          </table:table-cell>
          <table:table-cell table:style-name="ce18" office:value-type="float" office:value="470154" calcext:value-type="float">
            <text:p>470'154 <text:s/></text:p>
          </table:table-cell>
          <table:table-cell table:style-name="ce18" office:value-type="float" office:value="303969" calcext:value-type="float">
            <text:p>303'969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90349" calcext:value-type="float">
            <text:p>390'349 <text:s/></text:p>
          </table:table-cell>
          <table:table-cell table:style-name="ce19" office:value-type="float" office:value="82017" calcext:value-type="float">
            <text:p>82'017 <text:s/></text:p>
          </table:table-cell>
          <table:table-cell table:style-name="ce19" office:value-type="float" office:value="243575" calcext:value-type="float">
            <text:p>243'575 <text:s/></text:p>
          </table:table-cell>
          <table:table-cell table:style-name="ce19" office:value-type="float" office:value="64757" calcext:value-type="float">
            <text:p>64'757 <text:s/></text:p>
          </table:table-cell>
          <table:table-cell table:style-name="ce19" office:value-type="float" office:value="193382" calcext:value-type="float">
            <text:p>193'382 <text:s/></text:p>
          </table:table-cell>
          <table:table-cell table:style-name="ce19" office:value-type="float" office:value="196967" calcext:value-type="float">
            <text:p>196'967 <text:s/></text:p>
          </table:table-cell>
          <table:table-cell table:style-name="ce31" office:value-type="float" office:value="323029" calcext:value-type="float">
            <text:p>323'029 <text:s/></text:p>
          </table:table-cell>
          <table:table-cell table:style-name="ce31" office:value-type="float" office:value="67320" calcext:value-type="float">
            <text:p>67'320 <text:s/></text:p>
          </table:table-cell>
          <table:table-cell table:style-name="ce19" office:value-type="float" office:value="177622" calcext:value-type="float">
            <text:p>177'622 <text:s/></text:p>
          </table:table-cell>
          <table:table-cell table:style-name="ce19" office:value-type="float" office:value="168749" calcext:value-type="float">
            <text:p>168'749 <text:s/></text:p>
          </table:table-cell>
          <table:table-cell table:style-name="ce19" office:value-type="float" office:value="18645" calcext:value-type="float">
            <text:p>18'645 <text:s/></text:p>
          </table:table-cell>
          <table:table-cell table:style-name="ce19" office:value-type="float" office:value="24898" calcext:value-type="float">
            <text:p>24'898 <text:s/></text:p>
          </table:table-cell>
          <table:table-cell table:style-name="ce19" office:value-type="float" office:value="20" calcext:value-type="float">
            <text:p>20 <text:s/></text:p>
          </table:table-cell>
          <table:table-cell table:style-name="ce19" office:value-type="float" office:value="395" calcext:value-type="float">
            <text:p>395 <text:s/></text:p>
          </table:table-cell>
          <table:table-cell table:style-name="ce19" office:value-type="float" office:value="20" calcext:value-type="float">
            <text:p>20 <text:s/></text:p>
          </table:table-cell>
          <table:table-cell table:style-name="ce19" office:value-type="float" office:value="198122" calcext:value-type="float">
            <text:p>198'122 <text:s/></text:p>
          </table:table-cell>
          <table:table-cell table:style-name="ce19" office:value-type="float" office:value="192227" calcext:value-type="float">
            <text:p>192'227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865" calcext:value-type="float">
            <text:p>35'865 <text:s/></text:p>
          </table:table-cell>
          <table:table-cell table:style-name="ce19" office:value-type="float" office:value="7465" calcext:value-type="float">
            <text:p>7'465 <text:s/></text:p>
          </table:table-cell>
          <table:table-cell table:style-name="ce19" office:value-type="float" office:value="21624" calcext:value-type="float">
            <text:p>21'624 <text:s/></text:p>
          </table:table-cell>
          <table:table-cell table:style-name="ce19" office:value-type="float" office:value="6776" calcext:value-type="float">
            <text:p>6'776 <text:s/></text:p>
          </table:table-cell>
          <table:table-cell table:style-name="ce19" office:value-type="float" office:value="18325" calcext:value-type="float">
            <text:p>18'325 <text:s/></text:p>
          </table:table-cell>
          <table:table-cell table:style-name="ce19" office:value-type="float" office:value="17540" calcext:value-type="float">
            <text:p>17'540 <text:s/></text:p>
          </table:table-cell>
          <table:table-cell table:style-name="ce31" office:value-type="float" office:value="31887" calcext:value-type="float">
            <text:p>31'887 <text:s/></text:p>
          </table:table-cell>
          <table:table-cell table:style-name="ce31" office:value-type="float" office:value="3978" calcext:value-type="float">
            <text:p>3'978 <text:s/></text:p>
          </table:table-cell>
          <table:table-cell table:style-name="ce19" office:value-type="float" office:value="15352" calcext:value-type="float">
            <text:p>15'352 <text:s/></text:p>
          </table:table-cell>
          <table:table-cell table:style-name="ce19" office:value-type="float" office:value="16788" calcext:value-type="float">
            <text:p>16'788 <text:s/></text:p>
          </table:table-cell>
          <table:table-cell table:style-name="ce19" office:value-type="float" office:value="2049" calcext:value-type="float">
            <text:p>2'049 <text:s/></text:p>
          </table:table-cell>
          <table:table-cell table:style-name="ce19" office:value-type="float" office:value="1649" calcext:value-type="float">
            <text:p>1'649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19" calcext:value-type="float">
            <text:p>19 <text:s/></text:p>
          </table:table-cell>
          <table:table-cell table:style-name="ce19" office:value-type="float" office:value="3" calcext:value-type="float">
            <text:p>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865" calcext:value-type="float">
            <text:p>35'865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51396" calcext:value-type="float">
            <text:p>151'396 <text:s/></text:p>
          </table:table-cell>
          <table:table-cell table:style-name="ce19" office:value-type="float" office:value="31108" calcext:value-type="float">
            <text:p>31'108 <text:s/></text:p>
          </table:table-cell>
          <table:table-cell table:style-name="ce19" office:value-type="float" office:value="95980" calcext:value-type="float">
            <text:p>95'980 <text:s/></text:p>
          </table:table-cell>
          <table:table-cell table:style-name="ce19" office:value-type="float" office:value="24308" calcext:value-type="float">
            <text:p>24'308 <text:s/></text:p>
          </table:table-cell>
          <table:table-cell table:style-name="ce19" office:value-type="float" office:value="77456" calcext:value-type="float">
            <text:p>77'456 <text:s/></text:p>
          </table:table-cell>
          <table:table-cell table:style-name="ce19" office:value-type="float" office:value="73940" calcext:value-type="float">
            <text:p>73'940 <text:s/></text:p>
          </table:table-cell>
          <table:table-cell table:style-name="ce31" office:value-type="float" office:value="121710" calcext:value-type="float">
            <text:p>121'710 <text:s/></text:p>
          </table:table-cell>
          <table:table-cell table:style-name="ce31" office:value-type="float" office:value="29686" calcext:value-type="float">
            <text:p>29'686 <text:s/></text:p>
          </table:table-cell>
          <table:table-cell table:style-name="ce19" office:value-type="float" office:value="65808" calcext:value-type="float">
            <text:p>65'808 <text:s/></text:p>
          </table:table-cell>
          <table:table-cell table:style-name="ce19" office:value-type="float" office:value="67671" calcext:value-type="float">
            <text:p>67'671 <text:s/></text:p>
          </table:table-cell>
          <table:table-cell table:style-name="ce19" office:value-type="float" office:value="6795" calcext:value-type="float">
            <text:p>6'795 <text:s/></text:p>
          </table:table-cell>
          <table:table-cell table:style-name="ce19" office:value-type="float" office:value="10960" calcext:value-type="float">
            <text:p>10'960 <text:s/></text:p>
          </table:table-cell>
          <table:table-cell table:style-name="ce19" office:value-type="float" office:value="6" calcext:value-type="float">
            <text:p>6 <text:s/></text:p>
          </table:table-cell>
          <table:table-cell table:style-name="ce19" office:value-type="float" office:value="150" calcext:value-type="float">
            <text:p>150 <text:s/></text:p>
          </table:table-cell>
          <table:table-cell table:style-name="ce19" office:value-type="float" office:value="6" calcext:value-type="float">
            <text:p>6 <text:s/></text:p>
          </table:table-cell>
          <table:table-cell table:style-name="ce19" office:value-type="float" office:value="121615" calcext:value-type="float">
            <text:p>121'615 <text:s/></text:p>
          </table:table-cell>
          <table:table-cell table:style-name="ce19" office:value-type="float" office:value="29781" calcext:value-type="float">
            <text:p>29'781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6507" calcext:value-type="float">
            <text:p>36'507 <text:s/></text:p>
          </table:table-cell>
          <table:table-cell table:style-name="ce19" office:value-type="float" office:value="7674" calcext:value-type="float">
            <text:p>7'674 <text:s/></text:p>
          </table:table-cell>
          <table:table-cell table:style-name="ce19" office:value-type="float" office:value="22791" calcext:value-type="float">
            <text:p>22'791 <text:s/></text:p>
          </table:table-cell>
          <table:table-cell table:style-name="ce19" office:value-type="float" office:value="6042" calcext:value-type="float">
            <text:p>6'042 <text:s/></text:p>
          </table:table-cell>
          <table:table-cell table:style-name="ce19" office:value-type="float" office:value="18508" calcext:value-type="float">
            <text:p>18'508 <text:s/></text:p>
          </table:table-cell>
          <table:table-cell table:style-name="ce19" office:value-type="float" office:value="17999" calcext:value-type="float">
            <text:p>17'999 <text:s/></text:p>
          </table:table-cell>
          <table:table-cell table:style-name="ce31" office:value-type="float" office:value="31414" calcext:value-type="float">
            <text:p>31'414 <text:s/></text:p>
          </table:table-cell>
          <table:table-cell table:style-name="ce31" office:value-type="float" office:value="5093" calcext:value-type="float">
            <text:p>5'093 <text:s/></text:p>
          </table:table-cell>
          <table:table-cell table:style-name="ce19" office:value-type="float" office:value="16255" calcext:value-type="float">
            <text:p>16'255 <text:s/></text:p>
          </table:table-cell>
          <table:table-cell table:style-name="ce19" office:value-type="float" office:value="16290" calcext:value-type="float">
            <text:p>16'290 <text:s/></text:p>
          </table:table-cell>
          <table:table-cell table:style-name="ce19" office:value-type="float" office:value="1778" calcext:value-type="float">
            <text:p>1'778 <text:s/></text:p>
          </table:table-cell>
          <table:table-cell table:style-name="ce19" office:value-type="float" office:value="2162" calcext:value-type="float">
            <text:p>2'16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21" calcext:value-type="float">
            <text:p>21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6507" calcext:value-type="float">
            <text:p>36'507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1888" calcext:value-type="float">
            <text:p>41'888 <text:s/></text:p>
          </table:table-cell>
          <table:table-cell table:style-name="ce19" office:value-type="float" office:value="7976" calcext:value-type="float">
            <text:p>7'976 <text:s/></text:p>
          </table:table-cell>
          <table:table-cell table:style-name="ce19" office:value-type="float" office:value="26377" calcext:value-type="float">
            <text:p>26'377 <text:s/></text:p>
          </table:table-cell>
          <table:table-cell table:style-name="ce19" office:value-type="float" office:value="7535" calcext:value-type="float">
            <text:p>7'535 <text:s/></text:p>
          </table:table-cell>
          <table:table-cell table:style-name="ce19" office:value-type="float" office:value="21405" calcext:value-type="float">
            <text:p>21'405 <text:s/></text:p>
          </table:table-cell>
          <table:table-cell table:style-name="ce19" office:value-type="float" office:value="20483" calcext:value-type="float">
            <text:p>20'483 <text:s/></text:p>
          </table:table-cell>
          <table:table-cell table:style-name="ce31" office:value-type="float" office:value="36410" calcext:value-type="float">
            <text:p>36'410 <text:s/></text:p>
          </table:table-cell>
          <table:table-cell table:style-name="ce31" office:value-type="float" office:value="5478" calcext:value-type="float">
            <text:p>5'478 <text:s/></text:p>
          </table:table-cell>
          <table:table-cell table:style-name="ce19" office:value-type="float" office:value="18148" calcext:value-type="float">
            <text:p>18'148 <text:s/></text:p>
          </table:table-cell>
          <table:table-cell table:style-name="ce19" office:value-type="float" office:value="18801" calcext:value-type="float">
            <text:p>18'801 <text:s/></text:p>
          </table:table-cell>
          <table:table-cell table:style-name="ce19" office:value-type="float" office:value="1915" calcext:value-type="float">
            <text:p>1'915 <text:s/></text:p>
          </table:table-cell>
          <table:table-cell table:style-name="ce19" office:value-type="float" office:value="3000" calcext:value-type="float">
            <text:p>3'000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20" calcext:value-type="float">
            <text:p>20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6628" calcext:value-type="float">
            <text:p>36'628 <text:s/></text:p>
          </table:table-cell>
          <table:table-cell table:style-name="ce19" office:value-type="float" office:value="5260" calcext:value-type="float">
            <text:p>5'260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18118" calcext:value-type="float">
            <text:p>118'118 <text:s/></text:p>
          </table:table-cell>
          <table:table-cell table:style-name="ce19" office:value-type="float" office:value="24199" calcext:value-type="float">
            <text:p>24'199 <text:s/></text:p>
          </table:table-cell>
          <table:table-cell table:style-name="ce19" office:value-type="float" office:value="75075" calcext:value-type="float">
            <text:p>75'075 <text:s/></text:p>
          </table:table-cell>
          <table:table-cell table:style-name="ce19" office:value-type="float" office:value="18844" calcext:value-type="float">
            <text:p>18'844 <text:s/></text:p>
          </table:table-cell>
          <table:table-cell table:style-name="ce19" office:value-type="float" office:value="59595" calcext:value-type="float">
            <text:p>59'595 <text:s/></text:p>
          </table:table-cell>
          <table:table-cell table:style-name="ce19" office:value-type="float" office:value="58523" calcext:value-type="float">
            <text:p>58'523 <text:s/></text:p>
          </table:table-cell>
          <table:table-cell table:style-name="ce31" office:value-type="float" office:value="87575" calcext:value-type="float">
            <text:p>87'575 <text:s/></text:p>
          </table:table-cell>
          <table:table-cell table:style-name="ce31" office:value-type="float" office:value="30543" calcext:value-type="float">
            <text:p>30'543 <text:s/></text:p>
          </table:table-cell>
          <table:table-cell table:style-name="ce19" office:value-type="float" office:value="51498" calcext:value-type="float">
            <text:p>51'498 <text:s/></text:p>
          </table:table-cell>
          <table:table-cell table:style-name="ce19" office:value-type="float" office:value="53105" calcext:value-type="float">
            <text:p>53'105 <text:s/></text:p>
          </table:table-cell>
          <table:table-cell table:style-name="ce19" office:value-type="float" office:value="4681" calcext:value-type="float">
            <text:p>4'681 <text:s/></text:p>
          </table:table-cell>
          <table:table-cell table:style-name="ce19" office:value-type="float" office:value="8646" calcext:value-type="float">
            <text:p>8'646 <text:s/></text:p>
          </table:table-cell>
          <table:table-cell table:style-name="ce19" office:value-type="float" office:value="9" calcext:value-type="float">
            <text:p>9 <text:s/></text:p>
          </table:table-cell>
          <table:table-cell table:style-name="ce19" office:value-type="float" office:value="172" calcext:value-type="float">
            <text:p>172 <text:s/></text:p>
          </table:table-cell>
          <table:table-cell table:style-name="ce19" office:value-type="float" office:value="7" calcext:value-type="float">
            <text:p>7 <text:s/></text:p>
          </table:table-cell>
          <table:table-cell table:style-name="ce19" office:value-type="float" office:value="113789" calcext:value-type="float">
            <text:p>113'789 <text:s/></text:p>
          </table:table-cell>
          <table:table-cell table:style-name="ce19" office:value-type="float" office:value="4329" calcext:value-type="float">
            <text:p>4'329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46539" calcext:value-type="float">
            <text:p>346'539 <text:s/></text:p>
          </table:table-cell>
          <table:table-cell table:style-name="ce18" office:value-type="float" office:value="64664" calcext:value-type="float">
            <text:p>64'664 <text:s/></text:p>
          </table:table-cell>
          <table:table-cell table:style-name="ce18" office:value-type="float" office:value="208185" calcext:value-type="float">
            <text:p>208'185 <text:s/></text:p>
          </table:table-cell>
          <table:table-cell table:style-name="ce18" office:value-type="float" office:value="73690" calcext:value-type="float">
            <text:p>73'690 <text:s/></text:p>
          </table:table-cell>
          <table:table-cell table:style-name="ce18" office:value-type="float" office:value="168446" calcext:value-type="float">
            <text:p>168'446 <text:s/></text:p>
          </table:table-cell>
          <table:table-cell table:style-name="ce18" office:value-type="float" office:value="178093" calcext:value-type="float">
            <text:p>178'093 <text:s/></text:p>
          </table:table-cell>
          <table:table-cell table:style-name="ce30" office:value-type="float" office:value="252173" calcext:value-type="float">
            <text:p>252'173 <text:s/></text:p>
          </table:table-cell>
          <table:table-cell table:style-name="ce30" office:value-type="float" office:value="94366" calcext:value-type="float">
            <text:p>94'366 <text:s/></text:p>
          </table:table-cell>
          <table:table-cell table:style-name="ce18" office:value-type="float" office:value="142516" calcext:value-type="float">
            <text:p>142'516 <text:s/></text:p>
          </table:table-cell>
          <table:table-cell table:style-name="ce18" office:value-type="float" office:value="154454" calcext:value-type="float">
            <text:p>154'454 <text:s/></text:p>
          </table:table-cell>
          <table:table-cell table:style-name="ce18" office:value-type="float" office:value="21335" calcext:value-type="float">
            <text:p>21'335 <text:s/></text:p>
          </table:table-cell>
          <table:table-cell table:style-name="ce18" office:value-type="float" office:value="27890" calcext:value-type="float">
            <text:p>27'890 <text:s/></text:p>
          </table:table-cell>
          <table:table-cell table:style-name="ce18" office:value-type="float" office:value="30" calcext:value-type="float">
            <text:p>30 <text:s/></text:p>
          </table:table-cell>
          <table:table-cell table:style-name="ce18" office:value-type="float" office:value="280" calcext:value-type="float">
            <text:p>280 <text:s/></text:p>
          </table:table-cell>
          <table:table-cell table:style-name="ce18" office:value-type="float" office:value="34" calcext:value-type="float">
            <text:p>34 <text:s/></text:p>
          </table:table-cell>
          <table:table-cell table:style-name="ce18" office:value-type="float" office:value="306394" calcext:value-type="float">
            <text:p>306'394 <text:s/></text:p>
          </table:table-cell>
          <table:table-cell table:style-name="ce18" office:value-type="float" office:value="40145" calcext:value-type="float">
            <text:p>40'145 <text:s/></text:p>
          </table:table-cell>
          <table:table-cell/>
          <table:table-cell table:style-name="ce37"/>
          <table:table-cell table:number-columns-repeated="1004"/>
        </table:table-row>
        <table:table-row table:style-name="ro2">
          <table:table-cell table:style-name="ce9"/>
          <table:table-cell table:style-name="ce20" table:number-columns-repeated="17"/>
          <table:table-cell/>
          <table:table-cell table:style-name="ce37"/>
          <table:table-cell table:number-columns-repeated="1004"/>
        </table:table-row>
        <table:table-row table:style-name="ro3">
          <table:table-cell table:number-columns-repeated="8"/>
          <table:table-cell table:style-name="ce21" table:number-columns-repeated="10"/>
          <table:table-cell table:number-columns-repeated="1006"/>
        </table:table-row>
        <table:table-row table:style-name="ro1">
          <table:table-cell office:value-type="string" calcext:value-type="string">
            <text:p>1) Gemäss Definition VZ 2000.</text:p>
          </table:table-cell>
          <table:table-cell table:style-name="ce21" table:number-columns-repeated="17"/>
          <table:table-cell table:number-columns-repeated="1006"/>
        </table:table-row>
        <table:table-row table:style-name="ro4">
          <table:table-cell/>
          <table:table-cell table:style-name="ce21" table:number-columns-repeated="17"/>
          <table:table-cell table:number-columns-repeated="1006"/>
        </table:table-row>
        <table:table-row table:style-name="ro1">
          <table:table-cell table:style-name="ce10" office:value-type="string" calcext:value-type="string">
            <text:p>Quelle: STATPOP</text:p>
          </table:table-cell>
          <table:table-cell table:style-name="ce21" table:number-columns-repeated="17"/>
          <table:table-cell table:number-columns-repeated="1006"/>
        </table:table-row>
        <table:table-row table:style-name="ro1">
          <table:table-cell table:style-name="ce11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17"/>
          <table:table-cell table:number-columns-repeated="1006"/>
        </table:table-row>
        <table:table-row table:style-name="ro1">
          <table:table-cell table:style-name="ce11" office:value-type="string" calcext:value-type="string">
            <text:p>© BFS – Statistisches Lexikon der Schweiz</text:p>
          </table:table-cell>
          <table:table-cell table:style-name="ce21" table:number-columns-repeated="17"/>
          <table:table-cell table:number-columns-repeated="100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3'.$A$1" table:cell-range-address="$'2013'.$A$1:.$R$55" table:range-usable-as="print-range"/>
        </table:named-expressions>
      </table:table>
      <table:table table:name="2012" table:style-name="ta2" table:print-ranges="'2012'.A1:'2012'.R55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2" table:number-columns-repeated="3" table:default-cell-style-name="ce3"/>
        <table:table-column table:style-name="co11" table:number-columns-repeated="239" table:default-cell-style-name="ce3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, am 31.12.2012</text:p>
          </table:table-cell>
          <table:table-cell table:style-name="ce12" table:number-columns-repeated="5"/>
          <table:table-cell table:number-columns-repeated="2"/>
          <table:table-cell table:style-name="ce32" table:number-columns-repeated="9"/>
          <table:table-cell table:style-name="ce35" office:value-type="string" calcext:value-type="string">
            <text:p>T 1.2.1.2.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table:number-columns-repeated="17"/>
          <table:table-cell table:number-columns-repeated="1006"/>
        </table:table-row>
        <table:table-row table:style-name="ro2">
          <table:table-cell/>
          <table:table-cell table:style-name="ce13" table:number-columns-repeated="2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2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Zivilstand</text:p>
          </table:table-cell>
          <table:table-cell table:style-name="ce9" table:number-columns-repeated="6"/>
          <table:table-cell table:style-name="ce22" office:value-type="string" calcext:value-type="string">
            <text:p>Stadt/Land 1)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65 und mehr</text:p>
          </table:table-cell>
          <table:table-cell table:style-name="ce15" office:value-type="string" calcext:value-type="string">
            <text:p>Mann</text:p>
          </table:table-cell>
          <table:table-cell table:style-name="ce27" office:value-type="string" calcext:value-type="string">
            <text:p>Frau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 </text:p>
          </table:table-cell>
          <table:table-cell table:style-name="ce27" office:value-type="string" calcext:value-type="string">
            <text:p>Ledig</text:p>
          </table:table-cell>
          <table:table-cell table:style-name="ce27" office:value-type="string" calcext:value-type="string">
            <text:p>Verheiratet</text:p>
          </table:table-cell>
          <table:table-cell table:style-name="ce27" office:value-type="string" calcext:value-type="string">
            <text:p>Verwitwet</text:p>
          </table:table-cell>
          <table:table-cell table:style-name="ce27" office:value-type="string" calcext:value-type="string">
            <text:p>Geschieden</text:p>
          </table:table-cell>
          <table:table-cell table:style-name="ce27" office:value-type="string" calcext:value-type="string">
            <text:p>Unverheiratet</text:p>
          </table:table-cell>
          <table:table-cell table:style-name="ce33" office:value-type="string" calcext:value-type="string" table:number-columns-spanned="1" table:number-rows-spanned="3">
            <text:p>In eingetragener Partnerschaft</text:p>
          </table:table-cell>
          <table:table-cell table:style-name="ce33" office:value-type="string" calcext:value-type="string" table:number-columns-spanned="1" table:number-rows-spanned="3">
            <text:p>Aufgelöste Partnerschaft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06"/>
        </table:table-row>
        <table:table-row table:style-name="ro1">
          <table:table-cell/>
          <table:table-cell table:style-name="ce14" table:number-columns-repeated="4"/>
          <table:table-cell table:style-name="ce15"/>
          <table:table-cell table:style-name="ce27"/>
          <table:table-cell table:style-name="ce14"/>
          <table:table-cell table:style-name="ce28" table:number-columns-repeated="6"/>
          <table:covered-table-cell table:number-columns-repeated="2" table:style-name="ce34"/>
          <table:table-cell table:style-name="ce28"/>
          <table:table-cell table:number-columns-repeated="1007"/>
        </table:table-row>
        <table:table-row table:style-name="ro1">
          <table:table-cell/>
          <table:table-cell table:style-name="ce14" table:number-columns-repeated="5"/>
          <table:table-cell table:style-name="ce28"/>
          <table:table-cell table:style-name="ce14"/>
          <table:table-cell table:style-name="ce28" table:number-columns-repeated="6"/>
          <table:covered-table-cell table:number-columns-repeated="2" table:style-name="ce34"/>
          <table:table-cell table:style-name="ce28"/>
          <table:table-cell table:number-columns-repeated="1007"/>
        </table:table-row>
        <table:table-row table:style-name="ro2">
          <table:table-cell table:style-name="ce5"/>
          <table:table-cell table:style-name="ce16" table:number-columns-repeated="4"/>
          <table:table-cell table:style-name="ce25"/>
          <table:table-cell table:style-name="ce29"/>
          <table:table-cell table:style-name="ce25"/>
          <table:table-cell table:style-name="ce29" table:number-columns-repeated="9"/>
          <table:table-cell table:style-name="ce9"/>
          <table:table-cell table:number-columns-repeated="1006"/>
        </table:table-row>
        <table:table-row table:style-name="ro2">
          <table:table-cell/>
          <table:table-cell table:style-name="ce17"/>
          <table:table-cell table:style-name="ce24" table:number-columns-repeated="3"/>
          <table:table-cell table:style-name="ce26" table:number-columns-repeated="11"/>
          <table:table-cell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8039060" calcext:value-type="float">
            <text:p>8'039'060 <text:s/></text:p>
          </table:table-cell>
          <table:table-cell table:style-name="ce18" office:value-type="float" office:value="1643307" calcext:value-type="float">
            <text:p>1'643'307 <text:s/></text:p>
          </table:table-cell>
          <table:table-cell table:style-name="ce18" office:value-type="float" office:value="4997135" calcext:value-type="float">
            <text:p>4'997'135 <text:s/></text:p>
          </table:table-cell>
          <table:table-cell table:style-name="ce18" office:value-type="float" office:value="1398618" calcext:value-type="float">
            <text:p>1'398'618 <text:s/></text:p>
          </table:table-cell>
          <table:table-cell table:style-name="ce18" office:value-type="float" office:value="3968524" calcext:value-type="float">
            <text:p>3'968'524 <text:s/></text:p>
          </table:table-cell>
          <table:table-cell table:style-name="ce18" office:value-type="float" office:value="4070536" calcext:value-type="float">
            <text:p>4'070'536 <text:s/></text:p>
          </table:table-cell>
          <table:table-cell table:style-name="ce30" office:value-type="float" office:value="6169091" calcext:value-type="float">
            <text:p>6'169'091 <text:s/></text:p>
          </table:table-cell>
          <table:table-cell table:style-name="ce30" office:value-type="float" office:value="1869969" calcext:value-type="float">
            <text:p>1'869'969 <text:s/></text:p>
          </table:table-cell>
          <table:table-cell table:style-name="ce18" office:value-type="float" office:value="3477652" calcext:value-type="float">
            <text:p>3'477'652 <text:s/></text:p>
          </table:table-cell>
          <table:table-cell table:style-name="ce18" office:value-type="float" office:value="3507132" calcext:value-type="float">
            <text:p>3'507'132 <text:s/></text:p>
          </table:table-cell>
          <table:table-cell table:style-name="ce18" office:value-type="float" office:value="407661" calcext:value-type="float">
            <text:p>407'661 <text:s/></text:p>
          </table:table-cell>
          <table:table-cell table:style-name="ce18" office:value-type="float" office:value="634401" calcext:value-type="float">
            <text:p>634'401 <text:s/></text:p>
          </table:table-cell>
          <table:table-cell table:style-name="ce18" office:value-type="float" office:value="502" calcext:value-type="float">
            <text:p>502 <text:s/></text:p>
          </table:table-cell>
          <table:table-cell table:style-name="ce18" office:value-type="float" office:value="11057" calcext:value-type="float">
            <text:p>11'057 <text:s/></text:p>
          </table:table-cell>
          <table:table-cell table:style-name="ce18" office:value-type="float" office:value="655" calcext:value-type="float">
            <text:p>655 <text:s/></text:p>
          </table:table-cell>
          <table:table-cell table:style-name="ce18" office:value-type="float" office:value="5928697" calcext:value-type="float">
            <text:p>5'928'697 <text:s/></text:p>
          </table:table-cell>
          <table:table-cell table:style-name="ce18" office:value-type="float" office:value="2110363" calcext:value-type="float">
            <text:p>2'110'363 <text:s/></text:p>
          </table:table-cell>
          <table:table-cell/>
          <table:table-cell table:style-name="ce37" table:number-columns-repeated="4"/>
          <table:table-cell table:number-columns-repeated="1001"/>
        </table:table-row>
        <table:table-row table:style-name="ro1">
          <table:table-cell table:style-name="ce7"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519189" calcext:value-type="float">
            <text:p>1'519'189 <text:s/></text:p>
          </table:table-cell>
          <table:table-cell table:style-name="ce18" office:value-type="float" office:value="329582" calcext:value-type="float">
            <text:p>329'582 <text:s/></text:p>
          </table:table-cell>
          <table:table-cell table:style-name="ce18" office:value-type="float" office:value="938902" calcext:value-type="float">
            <text:p>938'902 <text:s/></text:p>
          </table:table-cell>
          <table:table-cell table:style-name="ce18" office:value-type="float" office:value="250705" calcext:value-type="float">
            <text:p>250'705 <text:s/></text:p>
          </table:table-cell>
          <table:table-cell table:style-name="ce18" office:value-type="float" office:value="741999" calcext:value-type="float">
            <text:p>741'999 <text:s/></text:p>
          </table:table-cell>
          <table:table-cell table:style-name="ce18" office:value-type="float" office:value="777190" calcext:value-type="float">
            <text:p>777'190 <text:s/></text:p>
          </table:table-cell>
          <table:table-cell table:style-name="ce30" office:value-type="float" office:value="1029640" calcext:value-type="float">
            <text:p>1'029'640 <text:s/></text:p>
          </table:table-cell>
          <table:table-cell table:style-name="ce30" office:value-type="float" office:value="489549" calcext:value-type="float">
            <text:p>489'549 <text:s/></text:p>
          </table:table-cell>
          <table:table-cell table:style-name="ce18" office:value-type="float" office:value="671776" calcext:value-type="float">
            <text:p>671'776 <text:s/></text:p>
          </table:table-cell>
          <table:table-cell table:style-name="ce18" office:value-type="float" office:value="646068" calcext:value-type="float">
            <text:p>646'068 <text:s/></text:p>
          </table:table-cell>
          <table:table-cell table:style-name="ce18" office:value-type="float" office:value="72781" calcext:value-type="float">
            <text:p>72'781 <text:s/></text:p>
          </table:table-cell>
          <table:table-cell table:style-name="ce18" office:value-type="float" office:value="125884" calcext:value-type="float">
            <text:p>125'884 <text:s/></text:p>
          </table:table-cell>
          <table:table-cell table:style-name="ce18" office:value-type="float" office:value="130" calcext:value-type="float">
            <text:p>130 <text:s/></text:p>
          </table:table-cell>
          <table:table-cell table:style-name="ce18" office:value-type="float" office:value="2415" calcext:value-type="float">
            <text:p>2'415 <text:s/></text:p>
          </table:table-cell>
          <table:table-cell table:style-name="ce18" office:value-type="float" office:value="135" calcext:value-type="float">
            <text:p>135 <text:s/></text:p>
          </table:table-cell>
          <table:table-cell table:style-name="ce18" office:value-type="float" office:value="1189763" calcext:value-type="float">
            <text:p>1'189'763 <text:s/></text:p>
          </table:table-cell>
          <table:table-cell table:style-name="ce18" office:value-type="float" office:value="329426" calcext:value-type="float">
            <text:p>329'426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734356" calcext:value-type="float">
            <text:p>734'356 <text:s/></text:p>
          </table:table-cell>
          <table:table-cell table:style-name="ce19" office:value-type="float" office:value="164537" calcext:value-type="float">
            <text:p>164'537 <text:s/></text:p>
          </table:table-cell>
          <table:table-cell table:style-name="ce19" office:value-type="float" office:value="452075" calcext:value-type="float">
            <text:p>452'075 <text:s/></text:p>
          </table:table-cell>
          <table:table-cell table:style-name="ce19" office:value-type="float" office:value="117744" calcext:value-type="float">
            <text:p>117'744 <text:s/></text:p>
          </table:table-cell>
          <table:table-cell table:style-name="ce19" office:value-type="float" office:value="358983" calcext:value-type="float">
            <text:p>358'983 <text:s/></text:p>
          </table:table-cell>
          <table:table-cell table:style-name="ce19" office:value-type="float" office:value="375373" calcext:value-type="float">
            <text:p>375'373 <text:s/></text:p>
          </table:table-cell>
          <table:table-cell table:style-name="ce31" office:value-type="float" office:value="498089" calcext:value-type="float">
            <text:p>498'089 <text:s/></text:p>
          </table:table-cell>
          <table:table-cell table:style-name="ce31" office:value-type="float" office:value="236267" calcext:value-type="float">
            <text:p>236'267 <text:s/></text:p>
          </table:table-cell>
          <table:table-cell table:style-name="ce19" office:value-type="float" office:value="326830" calcext:value-type="float">
            <text:p>326'830 <text:s/></text:p>
          </table:table-cell>
          <table:table-cell table:style-name="ce19" office:value-type="float" office:value="311274" calcext:value-type="float">
            <text:p>311'274 <text:s/></text:p>
          </table:table-cell>
          <table:table-cell table:style-name="ce19" office:value-type="float" office:value="34752" calcext:value-type="float">
            <text:p>34'752 <text:s/></text:p>
          </table:table-cell>
          <table:table-cell table:style-name="ce19" office:value-type="float" office:value="60211" calcext:value-type="float">
            <text:p>60'211 <text:s/></text:p>
          </table:table-cell>
          <table:table-cell table:style-name="ce19" office:value-type="float" office:value="41" calcext:value-type="float">
            <text:p>41 <text:s/></text:p>
          </table:table-cell>
          <table:table-cell table:style-name="ce19" office:value-type="float" office:value="1193" calcext:value-type="float">
            <text:p>1'193 <text:s/></text:p>
          </table:table-cell>
          <table:table-cell table:style-name="ce19" office:value-type="float" office:value="55" calcext:value-type="float">
            <text:p>55 <text:s/></text:p>
          </table:table-cell>
          <table:table-cell table:style-name="ce19" office:value-type="float" office:value="546896" calcext:value-type="float">
            <text:p>546'896 <text:s/></text:p>
          </table:table-cell>
          <table:table-cell table:style-name="ce19" office:value-type="float" office:value="187460" calcext:value-type="float">
            <text:p>187'460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321732" calcext:value-type="float">
            <text:p>321'732 <text:s/></text:p>
          </table:table-cell>
          <table:table-cell table:style-name="ce19" office:value-type="float" office:value="66135" calcext:value-type="float">
            <text:p>66'135 <text:s/></text:p>
          </table:table-cell>
          <table:table-cell table:style-name="ce19" office:value-type="float" office:value="198363" calcext:value-type="float">
            <text:p>198'363 <text:s/></text:p>
          </table:table-cell>
          <table:table-cell table:style-name="ce19" office:value-type="float" office:value="57234" calcext:value-type="float">
            <text:p>57'234 <text:s/></text:p>
          </table:table-cell>
          <table:table-cell table:style-name="ce19" office:value-type="float" office:value="159279" calcext:value-type="float">
            <text:p>159'279 <text:s/></text:p>
          </table:table-cell>
          <table:table-cell table:style-name="ce19" office:value-type="float" office:value="162453" calcext:value-type="float">
            <text:p>162'453 <text:s/></text:p>
          </table:table-cell>
          <table:table-cell table:style-name="ce31" office:value-type="float" office:value="252134" calcext:value-type="float">
            <text:p>252'134 <text:s/></text:p>
          </table:table-cell>
          <table:table-cell table:style-name="ce31" office:value-type="float" office:value="69598" calcext:value-type="float">
            <text:p>69'598 <text:s/></text:p>
          </table:table-cell>
          <table:table-cell table:style-name="ce19" office:value-type="float" office:value="134957" calcext:value-type="float">
            <text:p>134'957 <text:s/></text:p>
          </table:table-cell>
          <table:table-cell table:style-name="ce19" office:value-type="float" office:value="145504" calcext:value-type="float">
            <text:p>145'504 <text:s/></text:p>
          </table:table-cell>
          <table:table-cell table:style-name="ce19" office:value-type="float" office:value="17768" calcext:value-type="float">
            <text:p>17'768 <text:s/></text:p>
          </table:table-cell>
          <table:table-cell table:style-name="ce19" office:value-type="float" office:value="23229" calcext:value-type="float">
            <text:p>23'229 <text:s/></text:p>
          </table:table-cell>
          <table:table-cell table:style-name="ce19" office:value-type="float" office:value="31" calcext:value-type="float">
            <text:p>31 <text:s/></text:p>
          </table:table-cell>
          <table:table-cell table:style-name="ce19" office:value-type="float" office:value="230" calcext:value-type="float">
            <text:p>230 <text:s/></text:p>
          </table:table-cell>
          <table:table-cell table:style-name="ce19" office:value-type="float" office:value="13" calcext:value-type="float">
            <text:p>13 <text:s/></text:p>
          </table:table-cell>
          <table:table-cell table:style-name="ce19" office:value-type="float" office:value="183520" calcext:value-type="float">
            <text:p>183'520 <text:s/></text:p>
          </table:table-cell>
          <table:table-cell table:style-name="ce19" office:value-type="float" office:value="138212" calcext:value-type="float">
            <text:p>138'212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63101" calcext:value-type="float">
            <text:p>463'101 <text:s/></text:p>
          </table:table-cell>
          <table:table-cell table:style-name="ce19" office:value-type="float" office:value="98910" calcext:value-type="float">
            <text:p>98'910 <text:s/></text:p>
          </table:table-cell>
          <table:table-cell table:style-name="ce19" office:value-type="float" office:value="288464" calcext:value-type="float">
            <text:p>288'464 <text:s/></text:p>
          </table:table-cell>
          <table:table-cell table:style-name="ce19" office:value-type="float" office:value="75727" calcext:value-type="float">
            <text:p>75'727 <text:s/></text:p>
          </table:table-cell>
          <table:table-cell table:style-name="ce19" office:value-type="float" office:value="223737" calcext:value-type="float">
            <text:p>223'737 <text:s/></text:p>
          </table:table-cell>
          <table:table-cell table:style-name="ce19" office:value-type="float" office:value="239364" calcext:value-type="float">
            <text:p>239'364 <text:s/></text:p>
          </table:table-cell>
          <table:table-cell table:style-name="ce31" office:value-type="float" office:value="279417" calcext:value-type="float">
            <text:p>279'417 <text:s/></text:p>
          </table:table-cell>
          <table:table-cell table:style-name="ce31" office:value-type="float" office:value="183684" calcext:value-type="float">
            <text:p>183'684 <text:s/></text:p>
          </table:table-cell>
          <table:table-cell table:style-name="ce19" office:value-type="float" office:value="209989" calcext:value-type="float">
            <text:p>209'989 <text:s/></text:p>
          </table:table-cell>
          <table:table-cell table:style-name="ce19" office:value-type="float" office:value="189290" calcext:value-type="float">
            <text:p>189'290 <text:s/></text:p>
          </table:table-cell>
          <table:table-cell table:style-name="ce19" office:value-type="float" office:value="20261" calcext:value-type="float">
            <text:p>20'261 <text:s/></text:p>
          </table:table-cell>
          <table:table-cell table:style-name="ce19" office:value-type="float" office:value="42444" calcext:value-type="float">
            <text:p>42'444 <text:s/></text:p>
          </table:table-cell>
          <table:table-cell table:style-name="ce19" office:value-type="float" office:value="58" calcext:value-type="float">
            <text:p>58 <text:s/></text:p>
          </table:table-cell>
          <table:table-cell table:style-name="ce19" office:value-type="float" office:value="992" calcext:value-type="float">
            <text:p>992 <text:s/></text:p>
          </table:table-cell>
          <table:table-cell table:style-name="ce19" office:value-type="float" office:value="67" calcext:value-type="float">
            <text:p>67 <text:s/></text:p>
          </table:table-cell>
          <table:table-cell table:style-name="ce19" office:value-type="float" office:value="459347" calcext:value-type="float">
            <text:p>459'347 <text:s/></text:p>
          </table:table-cell>
          <table:table-cell table:style-name="ce19" office:value-type="float" office:value="3754" calcext:value-type="float">
            <text:p>3'754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788791" calcext:value-type="float">
            <text:p>1'788'791 <text:s/></text:p>
          </table:table-cell>
          <table:table-cell table:style-name="ce18" office:value-type="float" office:value="366053" calcext:value-type="float">
            <text:p>366'053 <text:s/></text:p>
          </table:table-cell>
          <table:table-cell table:style-name="ce18" office:value-type="float" office:value="1095393" calcext:value-type="float">
            <text:p>1'095'393 <text:s/></text:p>
          </table:table-cell>
          <table:table-cell table:style-name="ce18" office:value-type="float" office:value="327345" calcext:value-type="float">
            <text:p>327'345 <text:s/></text:p>
          </table:table-cell>
          <table:table-cell table:style-name="ce18" office:value-type="float" office:value="878397" calcext:value-type="float">
            <text:p>878'397 <text:s/></text:p>
          </table:table-cell>
          <table:table-cell table:style-name="ce18" office:value-type="float" office:value="910394" calcext:value-type="float">
            <text:p>910'394 <text:s/></text:p>
          </table:table-cell>
          <table:table-cell table:style-name="ce30" office:value-type="float" office:value="1488524" calcext:value-type="float">
            <text:p>1'488'524 <text:s/></text:p>
          </table:table-cell>
          <table:table-cell table:style-name="ce30" office:value-type="float" office:value="300267" calcext:value-type="float">
            <text:p>300'267 <text:s/></text:p>
          </table:table-cell>
          <table:table-cell table:style-name="ce18" office:value-type="float" office:value="761169" calcext:value-type="float">
            <text:p>761'169 <text:s/></text:p>
          </table:table-cell>
          <table:table-cell table:style-name="ce18" office:value-type="float" office:value="784059" calcext:value-type="float">
            <text:p>784'059 <text:s/></text:p>
          </table:table-cell>
          <table:table-cell table:style-name="ce18" office:value-type="float" office:value="99799" calcext:value-type="float">
            <text:p>99'799 <text:s/></text:p>
          </table:table-cell>
          <table:table-cell table:style-name="ce18" office:value-type="float" office:value="141629" calcext:value-type="float">
            <text:p>141'629 <text:s/></text:p>
          </table:table-cell>
          <table:table-cell table:style-name="ce18" office:value-type="float" office:value="103" calcext:value-type="float">
            <text:p>103 <text:s/></text:p>
          </table:table-cell>
          <table:table-cell table:style-name="ce18" office:value-type="float" office:value="1920" calcext:value-type="float">
            <text:p>1'920 <text:s/></text:p>
          </table:table-cell>
          <table:table-cell table:style-name="ce18" office:value-type="float" office:value="112" calcext:value-type="float">
            <text:p>112 <text:s/></text:p>
          </table:table-cell>
          <table:table-cell table:style-name="ce18" office:value-type="float" office:value="1139340" calcext:value-type="float">
            <text:p>1'139'340 <text:s/></text:p>
          </table:table-cell>
          <table:table-cell table:style-name="ce18" office:value-type="float" office:value="649451" calcext:value-type="float">
            <text:p>649'451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92617" calcext:value-type="float">
            <text:p>992'617 <text:s/></text:p>
          </table:table-cell>
          <table:table-cell table:style-name="ce19" office:value-type="float" office:value="192241" calcext:value-type="float">
            <text:p>192'241 <text:s/></text:p>
          </table:table-cell>
          <table:table-cell table:style-name="ce19" office:value-type="float" office:value="607461" calcext:value-type="float">
            <text:p>607'461 <text:s/></text:p>
          </table:table-cell>
          <table:table-cell table:style-name="ce19" office:value-type="float" office:value="192915" calcext:value-type="float">
            <text:p>192'915 <text:s/></text:p>
          </table:table-cell>
          <table:table-cell table:style-name="ce19" office:value-type="float" office:value="484658" calcext:value-type="float">
            <text:p>484'658 <text:s/></text:p>
          </table:table-cell>
          <table:table-cell table:style-name="ce19" office:value-type="float" office:value="507959" calcext:value-type="float">
            <text:p>507'959 <text:s/></text:p>
          </table:table-cell>
          <table:table-cell table:style-name="ce31" office:value-type="float" office:value="853602" calcext:value-type="float">
            <text:p>853'602 <text:s/></text:p>
          </table:table-cell>
          <table:table-cell table:style-name="ce31" office:value-type="float" office:value="139015" calcext:value-type="float">
            <text:p>139'015 <text:s/></text:p>
          </table:table-cell>
          <table:table-cell table:style-name="ce19" office:value-type="float" office:value="420599" calcext:value-type="float">
            <text:p>420'599 <text:s/></text:p>
          </table:table-cell>
          <table:table-cell table:style-name="ce19" office:value-type="float" office:value="435371" calcext:value-type="float">
            <text:p>435'371 <text:s/></text:p>
          </table:table-cell>
          <table:table-cell table:style-name="ce19" office:value-type="float" office:value="57369" calcext:value-type="float">
            <text:p>57'369 <text:s/></text:p>
          </table:table-cell>
          <table:table-cell table:style-name="ce19" office:value-type="float" office:value="78010" calcext:value-type="float">
            <text:p>78'010 <text:s/></text:p>
          </table:table-cell>
          <table:table-cell table:style-name="ce19" office:value-type="float" office:value="51" calcext:value-type="float">
            <text:p>51 <text:s/></text:p>
          </table:table-cell>
          <table:table-cell table:style-name="ce19" office:value-type="float" office:value="1146" calcext:value-type="float">
            <text:p>1'146 <text:s/></text:p>
          </table:table-cell>
          <table:table-cell table:style-name="ce19" office:value-type="float" office:value="71" calcext:value-type="float">
            <text:p>71 <text:s/></text:p>
          </table:table-cell>
          <table:table-cell table:style-name="ce19" office:value-type="float" office:value="623775" calcext:value-type="float">
            <text:p>623'775 <text:s/></text:p>
          </table:table-cell>
          <table:table-cell table:style-name="ce19" office:value-type="float" office:value="368842" calcext:value-type="float">
            <text:p>368'842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91395" calcext:value-type="float">
            <text:p>291'395 <text:s/></text:p>
          </table:table-cell>
          <table:table-cell table:style-name="ce19" office:value-type="float" office:value="68379" calcext:value-type="float">
            <text:p>68'379 <text:s/></text:p>
          </table:table-cell>
          <table:table-cell table:style-name="ce19" office:value-type="float" office:value="181009" calcext:value-type="float">
            <text:p>181'009 <text:s/></text:p>
          </table:table-cell>
          <table:table-cell table:style-name="ce19" office:value-type="float" office:value="42007" calcext:value-type="float">
            <text:p>42'007 <text:s/></text:p>
          </table:table-cell>
          <table:table-cell table:style-name="ce19" office:value-type="float" office:value="145326" calcext:value-type="float">
            <text:p>145'326 <text:s/></text:p>
          </table:table-cell>
          <table:table-cell table:style-name="ce19" office:value-type="float" office:value="146069" calcext:value-type="float">
            <text:p>146'069 <text:s/></text:p>
          </table:table-cell>
          <table:table-cell table:style-name="ce31" office:value-type="float" office:value="233105" calcext:value-type="float">
            <text:p>233'105 <text:s/></text:p>
          </table:table-cell>
          <table:table-cell table:style-name="ce31" office:value-type="float" office:value="58290" calcext:value-type="float">
            <text:p>58'290 <text:s/></text:p>
          </table:table-cell>
          <table:table-cell table:style-name="ce19" office:value-type="float" office:value="130145" calcext:value-type="float">
            <text:p>130'145 <text:s/></text:p>
          </table:table-cell>
          <table:table-cell table:style-name="ce19" office:value-type="float" office:value="126821" calcext:value-type="float">
            <text:p>126'821 <text:s/></text:p>
          </table:table-cell>
          <table:table-cell table:style-name="ce19" office:value-type="float" office:value="13272" calcext:value-type="float">
            <text:p>13'272 <text:s/></text:p>
          </table:table-cell>
          <table:table-cell table:style-name="ce19" office:value-type="float" office:value="20834" calcext:value-type="float">
            <text:p>20'834 <text:s/></text:p>
          </table:table-cell>
          <table:table-cell table:style-name="ce19" office:value-type="float" office:value="21" calcext:value-type="float">
            <text:p>21 <text:s/></text:p>
          </table:table-cell>
          <table:table-cell table:style-name="ce19" office:value-type="float" office:value="282" calcext:value-type="float">
            <text:p>282 <text:s/></text:p>
          </table:table-cell>
          <table:table-cell table:style-name="ce19" office:value-type="float" office:value="20" calcext:value-type="float">
            <text:p>20 <text:s/></text:p>
          </table:table-cell>
          <table:table-cell table:style-name="ce19" office:value-type="float" office:value="162582" calcext:value-type="float">
            <text:p>162'582 <text:s/></text:p>
          </table:table-cell>
          <table:table-cell table:style-name="ce19" office:value-type="float" office:value="128813" calcext:value-type="float">
            <text:p>128'813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59283" calcext:value-type="float">
            <text:p>259'283 <text:s/></text:p>
          </table:table-cell>
          <table:table-cell table:style-name="ce19" office:value-type="float" office:value="51274" calcext:value-type="float">
            <text:p>51'274 <text:s/></text:p>
          </table:table-cell>
          <table:table-cell table:style-name="ce19" office:value-type="float" office:value="160742" calcext:value-type="float">
            <text:p>160'742 <text:s/></text:p>
          </table:table-cell>
          <table:table-cell table:style-name="ce19" office:value-type="float" office:value="47267" calcext:value-type="float">
            <text:p>47'267 <text:s/></text:p>
          </table:table-cell>
          <table:table-cell table:style-name="ce19" office:value-type="float" office:value="128386" calcext:value-type="float">
            <text:p>128'386 <text:s/></text:p>
          </table:table-cell>
          <table:table-cell table:style-name="ce19" office:value-type="float" office:value="130897" calcext:value-type="float">
            <text:p>130'897 <text:s/></text:p>
          </table:table-cell>
          <table:table-cell table:style-name="ce31" office:value-type="float" office:value="207443" calcext:value-type="float">
            <text:p>207'443 <text:s/></text:p>
          </table:table-cell>
          <table:table-cell table:style-name="ce31" office:value-type="float" office:value="51840" calcext:value-type="float">
            <text:p>51'840 <text:s/></text:p>
          </table:table-cell>
          <table:table-cell table:style-name="ce19" office:value-type="float" office:value="106473" calcext:value-type="float">
            <text:p>106'473 <text:s/></text:p>
          </table:table-cell>
          <table:table-cell table:style-name="ce19" office:value-type="float" office:value="116955" calcext:value-type="float">
            <text:p>116'955 <text:s/></text:p>
          </table:table-cell>
          <table:table-cell table:style-name="ce19" office:value-type="float" office:value="14527" calcext:value-type="float">
            <text:p>14'527 <text:s/></text:p>
          </table:table-cell>
          <table:table-cell table:style-name="ce19" office:value-type="float" office:value="21040" calcext:value-type="float">
            <text:p>21'040 <text:s/></text:p>
          </table:table-cell>
          <table:table-cell table:style-name="ce19" office:value-type="float" office:value="15" calcext:value-type="float">
            <text:p>15 <text:s/></text:p>
          </table:table-cell>
          <table:table-cell table:style-name="ce19" office:value-type="float" office:value="263" calcext:value-type="float">
            <text:p>263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201027" calcext:value-type="float">
            <text:p>201'027 <text:s/></text:p>
          </table:table-cell>
          <table:table-cell table:style-name="ce19" office:value-type="float" office:value="58256" calcext:value-type="float">
            <text:p>58'256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74554" calcext:value-type="float">
            <text:p>174'554 <text:s/></text:p>
          </table:table-cell>
          <table:table-cell table:style-name="ce19" office:value-type="float" office:value="38264" calcext:value-type="float">
            <text:p>38'264 <text:s/></text:p>
          </table:table-cell>
          <table:table-cell table:style-name="ce19" office:value-type="float" office:value="104534" calcext:value-type="float">
            <text:p>104'534 <text:s/></text:p>
          </table:table-cell>
          <table:table-cell table:style-name="ce19" office:value-type="float" office:value="31756" calcext:value-type="float">
            <text:p>31'756 <text:s/></text:p>
          </table:table-cell>
          <table:table-cell table:style-name="ce19" office:value-type="float" office:value="85050" calcext:value-type="float">
            <text:p>85'050 <text:s/></text:p>
          </table:table-cell>
          <table:table-cell table:style-name="ce19" office:value-type="float" office:value="89504" calcext:value-type="float">
            <text:p>89'504 <text:s/></text:p>
          </table:table-cell>
          <table:table-cell table:style-name="ce31" office:value-type="float" office:value="132652" calcext:value-type="float">
            <text:p>132'652 <text:s/></text:p>
          </table:table-cell>
          <table:table-cell table:style-name="ce31" office:value-type="float" office:value="41902" calcext:value-type="float">
            <text:p>41'902 <text:s/></text:p>
          </table:table-cell>
          <table:table-cell table:style-name="ce19" office:value-type="float" office:value="74078" calcext:value-type="float">
            <text:p>74'078 <text:s/></text:p>
          </table:table-cell>
          <table:table-cell table:style-name="ce19" office:value-type="float" office:value="73594" calcext:value-type="float">
            <text:p>73'594 <text:s/></text:p>
          </table:table-cell>
          <table:table-cell table:style-name="ce19" office:value-type="float" office:value="10112" calcext:value-type="float">
            <text:p>10'112 <text:s/></text:p>
          </table:table-cell>
          <table:table-cell table:style-name="ce19" office:value-type="float" office:value="16579" calcext:value-type="float">
            <text:p>16'579 <text:s/></text:p>
          </table:table-cell>
          <table:table-cell table:style-name="ce19" office:value-type="float" office:value="11" calcext:value-type="float">
            <text:p>11 <text:s/></text:p>
          </table:table-cell>
          <table:table-cell table:style-name="ce19" office:value-type="float" office:value="174" calcext:value-type="float">
            <text:p>174 <text:s/></text:p>
          </table:table-cell>
          <table:table-cell table:style-name="ce19" office:value-type="float" office:value="6" calcext:value-type="float">
            <text:p>6 <text:s/></text:p>
          </table:table-cell>
          <table:table-cell table:style-name="ce19" office:value-type="float" office:value="130161" calcext:value-type="float">
            <text:p>130'161 <text:s/></text:p>
          </table:table-cell>
          <table:table-cell table:style-name="ce19" office:value-type="float" office:value="44393" calcext:value-type="float">
            <text:p>44'393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70942" calcext:value-type="float">
            <text:p>70'942 <text:s/></text:p>
          </table:table-cell>
          <table:table-cell table:style-name="ce19" office:value-type="float" office:value="15895" calcext:value-type="float">
            <text:p>15'895 <text:s/></text:p>
          </table:table-cell>
          <table:table-cell table:style-name="ce19" office:value-type="float" office:value="41647" calcext:value-type="float">
            <text:p>41'647 <text:s/></text:p>
          </table:table-cell>
          <table:table-cell table:style-name="ce19" office:value-type="float" office:value="13400" calcext:value-type="float">
            <text:p>13'400 <text:s/></text:p>
          </table:table-cell>
          <table:table-cell table:style-name="ce19" office:value-type="float" office:value="34977" calcext:value-type="float">
            <text:p>34'977 <text:s/></text:p>
          </table:table-cell>
          <table:table-cell table:style-name="ce19" office:value-type="float" office:value="35965" calcext:value-type="float">
            <text:p>35'965 <text:s/></text:p>
          </table:table-cell>
          <table:table-cell table:style-name="ce31" office:value-type="float" office:value="61722" calcext:value-type="float">
            <text:p>61'722 <text:s/></text:p>
          </table:table-cell>
          <table:table-cell table:style-name="ce31" office:value-type="float" office:value="9220" calcext:value-type="float">
            <text:p>9'220 <text:s/></text:p>
          </table:table-cell>
          <table:table-cell table:style-name="ce19" office:value-type="float" office:value="29874" calcext:value-type="float">
            <text:p>29'874 <text:s/></text:p>
          </table:table-cell>
          <table:table-cell table:style-name="ce19" office:value-type="float" office:value="31318" calcext:value-type="float">
            <text:p>31'318 <text:s/></text:p>
          </table:table-cell>
          <table:table-cell table:style-name="ce19" office:value-type="float" office:value="4519" calcext:value-type="float">
            <text:p>4'519 <text:s/></text:p>
          </table:table-cell>
          <table:table-cell table:style-name="ce19" office:value-type="float" office:value="5166" calcext:value-type="float">
            <text:p>5'166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55" calcext:value-type="float">
            <text:p>55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21795" calcext:value-type="float">
            <text:p>21'795 <text:s/></text:p>
          </table:table-cell>
          <table:table-cell table:style-name="ce19" office:value-type="float" office:value="49147" calcext:value-type="float">
            <text:p>49'147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91302" calcext:value-type="float">
            <text:p>1'091'302 <text:s/></text:p>
          </table:table-cell>
          <table:table-cell table:style-name="ce18" office:value-type="float" office:value="214809" calcext:value-type="float">
            <text:p>214'809 <text:s/></text:p>
          </table:table-cell>
          <table:table-cell table:style-name="ce18" office:value-type="float" office:value="680238" calcext:value-type="float">
            <text:p>680'238 <text:s/></text:p>
          </table:table-cell>
          <table:table-cell table:style-name="ce18" office:value-type="float" office:value="196255" calcext:value-type="float">
            <text:p>196'255 <text:s/></text:p>
          </table:table-cell>
          <table:table-cell table:style-name="ce18" office:value-type="float" office:value="538900" calcext:value-type="float">
            <text:p>538'900 <text:s/></text:p>
          </table:table-cell>
          <table:table-cell table:style-name="ce18" office:value-type="float" office:value="552402" calcext:value-type="float">
            <text:p>552'402 <text:s/></text:p>
          </table:table-cell>
          <table:table-cell table:style-name="ce30" office:value-type="float" office:value="829508" calcext:value-type="float">
            <text:p>829'508 <text:s/></text:p>
          </table:table-cell>
          <table:table-cell table:style-name="ce30" office:value-type="float" office:value="261794" calcext:value-type="float">
            <text:p>261'794 <text:s/></text:p>
          </table:table-cell>
          <table:table-cell table:style-name="ce18" office:value-type="float" office:value="457174" calcext:value-type="float">
            <text:p>457'174 <text:s/></text:p>
          </table:table-cell>
          <table:table-cell table:style-name="ce18" office:value-type="float" office:value="490288" calcext:value-type="float">
            <text:p>490'288 <text:s/></text:p>
          </table:table-cell>
          <table:table-cell table:style-name="ce18" office:value-type="float" office:value="56259" calcext:value-type="float">
            <text:p>56'259 <text:s/></text:p>
          </table:table-cell>
          <table:table-cell table:style-name="ce18" office:value-type="float" office:value="86027" calcext:value-type="float">
            <text:p>86'027 <text:s/></text:p>
          </table:table-cell>
          <table:table-cell table:style-name="ce18" office:value-type="float" office:value="61" calcext:value-type="float">
            <text:p>61 <text:s/></text:p>
          </table:table-cell>
          <table:table-cell table:style-name="ce18" office:value-type="float" office:value="1410" calcext:value-type="float">
            <text:p>1'410 <text:s/></text:p>
          </table:table-cell>
          <table:table-cell table:style-name="ce18" office:value-type="float" office:value="83" calcext:value-type="float">
            <text:p>83 <text:s/></text:p>
          </table:table-cell>
          <table:table-cell table:style-name="ce18" office:value-type="float" office:value="855321" calcext:value-type="float">
            <text:p>855'321 <text:s/></text:p>
          </table:table-cell>
          <table:table-cell table:style-name="ce18" office:value-type="float" office:value="235981" calcext:value-type="float">
            <text:p>235'981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7425" calcext:value-type="float">
            <text:p>187'425 <text:s/></text:p>
          </table:table-cell>
          <table:table-cell table:style-name="ce19" office:value-type="float" office:value="31024" calcext:value-type="float">
            <text:p>31'024 <text:s/></text:p>
          </table:table-cell>
          <table:table-cell table:style-name="ce19" office:value-type="float" office:value="117752" calcext:value-type="float">
            <text:p>117'752 <text:s/></text:p>
          </table:table-cell>
          <table:table-cell table:style-name="ce19" office:value-type="float" office:value="38649" calcext:value-type="float">
            <text:p>38'649 <text:s/></text:p>
          </table:table-cell>
          <table:table-cell table:style-name="ce19" office:value-type="float" office:value="89948" calcext:value-type="float">
            <text:p>89'948 <text:s/></text:p>
          </table:table-cell>
          <table:table-cell table:style-name="ce19" office:value-type="float" office:value="97477" calcext:value-type="float">
            <text:p>97'477 <text:s/></text:p>
          </table:table-cell>
          <table:table-cell table:style-name="ce31" office:value-type="float" office:value="124497" calcext:value-type="float">
            <text:p>124'497 <text:s/></text:p>
          </table:table-cell>
          <table:table-cell table:style-name="ce31" office:value-type="float" office:value="62928" calcext:value-type="float">
            <text:p>62'928 <text:s/></text:p>
          </table:table-cell>
          <table:table-cell table:style-name="ce19" office:value-type="float" office:value="84839" calcext:value-type="float">
            <text:p>84'839 <text:s/></text:p>
          </table:table-cell>
          <table:table-cell table:style-name="ce19" office:value-type="float" office:value="72495" calcext:value-type="float">
            <text:p>72'495 <text:s/></text:p>
          </table:table-cell>
          <table:table-cell table:style-name="ce19" office:value-type="float" office:value="11542" calcext:value-type="float">
            <text:p>11'542 <text:s/></text:p>
          </table:table-cell>
          <table:table-cell table:style-name="ce19" office:value-type="float" office:value="18044" calcext:value-type="float">
            <text:p>18'044 <text:s/></text:p>
          </table:table-cell>
          <table:table-cell table:style-name="ce19" office:value-type="float" office:value="25" calcext:value-type="float">
            <text:p>25 <text:s/></text:p>
          </table:table-cell>
          <table:table-cell table:style-name="ce19" office:value-type="float" office:value="439" calcext:value-type="float">
            <text:p>439 <text:s/></text:p>
          </table:table-cell>
          <table:table-cell table:style-name="ce19" office:value-type="float" office:value="41" calcext:value-type="float">
            <text:p>41 <text:s/></text:p>
          </table:table-cell>
          <table:table-cell table:style-name="ce19" office:value-type="float" office:value="187425" calcext:value-type="float">
            <text:p>187'425 <text:s/></text:p>
          </table:table-cell>
          <table:table-cell table:style-name="ce19" office:value-type="float" office:value="0" calcext:value-type="float">
            <text:p>0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76537" calcext:value-type="float">
            <text:p>276'537 <text:s/></text:p>
          </table:table-cell>
          <table:table-cell table:style-name="ce19" office:value-type="float" office:value="53963" calcext:value-type="float">
            <text:p>53'963 <text:s/></text:p>
          </table:table-cell>
          <table:table-cell table:style-name="ce19" office:value-type="float" office:value="166202" calcext:value-type="float">
            <text:p>166'202 <text:s/></text:p>
          </table:table-cell>
          <table:table-cell table:style-name="ce19" office:value-type="float" office:value="56372" calcext:value-type="float">
            <text:p>56'372 <text:s/></text:p>
          </table:table-cell>
          <table:table-cell table:style-name="ce19" office:value-type="float" office:value="135244" calcext:value-type="float">
            <text:p>135'244 <text:s/></text:p>
          </table:table-cell>
          <table:table-cell table:style-name="ce19" office:value-type="float" office:value="141293" calcext:value-type="float">
            <text:p>141'293 <text:s/></text:p>
          </table:table-cell>
          <table:table-cell table:style-name="ce31" office:value-type="float" office:value="220923" calcext:value-type="float">
            <text:p>220'923 <text:s/></text:p>
          </table:table-cell>
          <table:table-cell table:style-name="ce31" office:value-type="float" office:value="55614" calcext:value-type="float">
            <text:p>55'614 <text:s/></text:p>
          </table:table-cell>
          <table:table-cell table:style-name="ce19" office:value-type="float" office:value="109164" calcext:value-type="float">
            <text:p>109'164 <text:s/></text:p>
          </table:table-cell>
          <table:table-cell table:style-name="ce19" office:value-type="float" office:value="129830" calcext:value-type="float">
            <text:p>129'830 <text:s/></text:p>
          </table:table-cell>
          <table:table-cell table:style-name="ce19" office:value-type="float" office:value="15431" calcext:value-type="float">
            <text:p>15'431 <text:s/></text:p>
          </table:table-cell>
          <table:table-cell table:style-name="ce19" office:value-type="float" office:value="21674" calcext:value-type="float">
            <text:p>21'674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412" calcext:value-type="float">
            <text:p>412 <text:s/></text:p>
          </table:table-cell>
          <table:table-cell table:style-name="ce19" office:value-type="float" office:value="18" calcext:value-type="float">
            <text:p>18 <text:s/></text:p>
          </table:table-cell>
          <table:table-cell table:style-name="ce19" office:value-type="float" office:value="253827" calcext:value-type="float">
            <text:p>253'827 <text:s/></text:p>
          </table:table-cell>
          <table:table-cell table:style-name="ce19" office:value-type="float" office:value="22710" calcext:value-type="float">
            <text:p>22'710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627340" calcext:value-type="float">
            <text:p>627'340 <text:s/></text:p>
          </table:table-cell>
          <table:table-cell table:style-name="ce19" office:value-type="float" office:value="129822" calcext:value-type="float">
            <text:p>129'822 <text:s/></text:p>
          </table:table-cell>
          <table:table-cell table:style-name="ce19" office:value-type="float" office:value="396284" calcext:value-type="float">
            <text:p>396'284 <text:s/></text:p>
          </table:table-cell>
          <table:table-cell table:style-name="ce19" office:value-type="float" office:value="101234" calcext:value-type="float">
            <text:p>101'234 <text:s/></text:p>
          </table:table-cell>
          <table:table-cell table:style-name="ce19" office:value-type="float" office:value="313708" calcext:value-type="float">
            <text:p>313'708 <text:s/></text:p>
          </table:table-cell>
          <table:table-cell table:style-name="ce19" office:value-type="float" office:value="313632" calcext:value-type="float">
            <text:p>313'632 <text:s/></text:p>
          </table:table-cell>
          <table:table-cell table:style-name="ce31" office:value-type="float" office:value="484088" calcext:value-type="float">
            <text:p>484'088 <text:s/></text:p>
          </table:table-cell>
          <table:table-cell table:style-name="ce31" office:value-type="float" office:value="143252" calcext:value-type="float">
            <text:p>143'252 <text:s/></text:p>
          </table:table-cell>
          <table:table-cell table:style-name="ce19" office:value-type="float" office:value="263171" calcext:value-type="float">
            <text:p>263'171 <text:s/></text:p>
          </table:table-cell>
          <table:table-cell table:style-name="ce19" office:value-type="float" office:value="287963" calcext:value-type="float">
            <text:p>287'963 <text:s/></text:p>
          </table:table-cell>
          <table:table-cell table:style-name="ce19" office:value-type="float" office:value="29286" calcext:value-type="float">
            <text:p>29'286 <text:s/></text:p>
          </table:table-cell>
          <table:table-cell table:style-name="ce19" office:value-type="float" office:value="46309" calcext:value-type="float">
            <text:p>46'309 <text:s/></text:p>
          </table:table-cell>
          <table:table-cell table:style-name="ce19" office:value-type="float" office:value="28" calcext:value-type="float">
            <text:p>28 <text:s/></text:p>
          </table:table-cell>
          <table:table-cell table:style-name="ce19" office:value-type="float" office:value="559" calcext:value-type="float">
            <text:p>559 <text:s/></text:p>
          </table:table-cell>
          <table:table-cell table:style-name="ce19" office:value-type="float" office:value="24" calcext:value-type="float">
            <text:p>24 <text:s/></text:p>
          </table:table-cell>
          <table:table-cell table:style-name="ce19" office:value-type="float" office:value="414069" calcext:value-type="float">
            <text:p>414'069 <text:s/></text:p>
          </table:table-cell>
          <table:table-cell table:style-name="ce19" office:value-type="float" office:value="213271" calcext:value-type="float">
            <text:p>213'271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408575" calcext:value-type="float">
            <text:p>1'408'575 <text:s/></text:p>
          </table:table-cell>
          <table:table-cell table:style-name="ce18" office:value-type="float" office:value="275787" calcext:value-type="float">
            <text:p>275'787 <text:s/></text:p>
          </table:table-cell>
          <table:table-cell table:style-name="ce18" office:value-type="float" office:value="898516" calcext:value-type="float">
            <text:p>898'516 <text:s/></text:p>
          </table:table-cell>
          <table:table-cell table:style-name="ce18" office:value-type="float" office:value="234272" calcext:value-type="float">
            <text:p>234'272 <text:s/></text:p>
          </table:table-cell>
          <table:table-cell table:style-name="ce18" office:value-type="float" office:value="697854" calcext:value-type="float">
            <text:p>697'854 <text:s/></text:p>
          </table:table-cell>
          <table:table-cell table:style-name="ce18" office:value-type="float" office:value="710721" calcext:value-type="float">
            <text:p>710'721 <text:s/></text:p>
          </table:table-cell>
          <table:table-cell table:style-name="ce30" office:value-type="float" office:value="1057472" calcext:value-type="float">
            <text:p>1'057'472 <text:s/></text:p>
          </table:table-cell>
          <table:table-cell table:style-name="ce30" office:value-type="float" office:value="351103" calcext:value-type="float">
            <text:p>351'103 <text:s/></text:p>
          </table:table-cell>
          <table:table-cell table:style-name="ce18" office:value-type="float" office:value="628429" calcext:value-type="float">
            <text:p>628'429 <text:s/></text:p>
          </table:table-cell>
          <table:table-cell table:style-name="ce18" office:value-type="float" office:value="593635" calcext:value-type="float">
            <text:p>593'635 <text:s/></text:p>
          </table:table-cell>
          <table:table-cell table:style-name="ce18" office:value-type="float" office:value="63408" calcext:value-type="float">
            <text:p>63'408 <text:s/></text:p>
          </table:table-cell>
          <table:table-cell table:style-name="ce18" office:value-type="float" office:value="119275" calcext:value-type="float">
            <text:p>119'275 <text:s/></text:p>
          </table:table-cell>
          <table:table-cell table:style-name="ce18" office:value-type="float" office:value="81" calcext:value-type="float">
            <text:p>81 <text:s/></text:p>
          </table:table-cell>
          <table:table-cell table:style-name="ce18" office:value-type="float" office:value="3538" calcext:value-type="float">
            <text:p>3'538 <text:s/></text:p>
          </table:table-cell>
          <table:table-cell table:style-name="ce18" office:value-type="float" office:value="209" calcext:value-type="float">
            <text:p>209 <text:s/></text:p>
          </table:table-cell>
          <table:table-cell table:style-name="ce18" office:value-type="float" office:value="1340153" calcext:value-type="float">
            <text:p>1'340'153 <text:s/></text:p>
          </table:table-cell>
          <table:table-cell table:style-name="ce18" office:value-type="float" office:value="68422" calcext:value-type="float">
            <text:p>68'422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123672" calcext:value-type="float">
            <text:p>1'123'672 <text:s/></text:p>
          </table:table-cell>
          <table:table-cell table:style-name="ce18" office:value-type="float" office:value="232659" calcext:value-type="float">
            <text:p>232'659 <text:s/></text:p>
          </table:table-cell>
          <table:table-cell table:style-name="ce18" office:value-type="float" office:value="697728" calcext:value-type="float">
            <text:p>697'728 <text:s/></text:p>
          </table:table-cell>
          <table:table-cell table:style-name="ce18" office:value-type="float" office:value="193285" calcext:value-type="float">
            <text:p>193'285 <text:s/></text:p>
          </table:table-cell>
          <table:table-cell table:style-name="ce18" office:value-type="float" office:value="561099" calcext:value-type="float">
            <text:p>561'099 <text:s/></text:p>
          </table:table-cell>
          <table:table-cell table:style-name="ce18" office:value-type="float" office:value="562573" calcext:value-type="float">
            <text:p>562'573 <text:s/></text:p>
          </table:table-cell>
          <table:table-cell table:style-name="ce30" office:value-type="float" office:value="885556" calcext:value-type="float">
            <text:p>885'556 <text:s/></text:p>
          </table:table-cell>
          <table:table-cell table:style-name="ce30" office:value-type="float" office:value="238116" calcext:value-type="float">
            <text:p>238'116 <text:s/></text:p>
          </table:table-cell>
          <table:table-cell table:style-name="ce18" office:value-type="float" office:value="478820" calcext:value-type="float">
            <text:p>478'820 <text:s/></text:p>
          </table:table-cell>
          <table:table-cell table:style-name="ce18" office:value-type="float" office:value="500886" calcext:value-type="float">
            <text:p>500'886 <text:s/></text:p>
          </table:table-cell>
          <table:table-cell table:style-name="ce18" office:value-type="float" office:value="58369" calcext:value-type="float">
            <text:p>58'369 <text:s/></text:p>
          </table:table-cell>
          <table:table-cell table:style-name="ce18" office:value-type="float" office:value="84619" calcext:value-type="float">
            <text:p>84'619 <text:s/></text:p>
          </table:table-cell>
          <table:table-cell table:style-name="ce18" office:value-type="float" office:value="51" calcext:value-type="float">
            <text:p>51 <text:s/></text:p>
          </table:table-cell>
          <table:table-cell table:style-name="ce18" office:value-type="float" office:value="869" calcext:value-type="float">
            <text:p>869 <text:s/></text:p>
          </table:table-cell>
          <table:table-cell table:style-name="ce18" office:value-type="float" office:value="58" calcext:value-type="float">
            <text:p>58 <text:s/></text:p>
          </table:table-cell>
          <table:table-cell table:style-name="ce18" office:value-type="float" office:value="638437" calcext:value-type="float">
            <text:p>638'437 <text:s/></text:p>
          </table:table-cell>
          <table:table-cell table:style-name="ce18" office:value-type="float" office:value="485235" calcext:value-type="float">
            <text:p>485'235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9369" calcext:value-type="float">
            <text:p>39'369 <text:s/></text:p>
          </table:table-cell>
          <table:table-cell table:style-name="ce19" office:value-type="float" office:value="7827" calcext:value-type="float">
            <text:p>7'827 <text:s/></text:p>
          </table:table-cell>
          <table:table-cell table:style-name="ce19" office:value-type="float" office:value="24427" calcext:value-type="float">
            <text:p>24'427 <text:s/></text:p>
          </table:table-cell>
          <table:table-cell table:style-name="ce19" office:value-type="float" office:value="7115" calcext:value-type="float">
            <text:p>7'115 <text:s/></text:p>
          </table:table-cell>
          <table:table-cell table:style-name="ce19" office:value-type="float" office:value="19904" calcext:value-type="float">
            <text:p>19'904 <text:s/></text:p>
          </table:table-cell>
          <table:table-cell table:style-name="ce19" office:value-type="float" office:value="19465" calcext:value-type="float">
            <text:p>19'465 <text:s/></text:p>
          </table:table-cell>
          <table:table-cell table:style-name="ce31" office:value-type="float" office:value="30795" calcext:value-type="float">
            <text:p>30'795 <text:s/></text:p>
          </table:table-cell>
          <table:table-cell table:style-name="ce31" office:value-type="float" office:value="8574" calcext:value-type="float">
            <text:p>8'574 <text:s/></text:p>
          </table:table-cell>
          <table:table-cell table:style-name="ce19" office:value-type="float" office:value="16275" calcext:value-type="float">
            <text:p>16'275 <text:s/></text:p>
          </table:table-cell>
          <table:table-cell table:style-name="ce19" office:value-type="float" office:value="17879" calcext:value-type="float">
            <text:p>17'879 <text:s/></text:p>
          </table:table-cell>
          <table:table-cell table:style-name="ce19" office:value-type="float" office:value="2400" calcext:value-type="float">
            <text:p>2'400 <text:s/></text:p>
          </table:table-cell>
          <table:table-cell table:style-name="ce19" office:value-type="float" office:value="2785" calcext:value-type="float">
            <text:p>2'785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26" calcext:value-type="float">
            <text:p>26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9369" calcext:value-type="float">
            <text:p>39'369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7955" calcext:value-type="float">
            <text:p>77'955 <text:s/></text:p>
          </table:table-cell>
          <table:table-cell table:style-name="ce19" office:value-type="float" office:value="14945" calcext:value-type="float">
            <text:p>14'945 <text:s/></text:p>
          </table:table-cell>
          <table:table-cell table:style-name="ce19" office:value-type="float" office:value="47537" calcext:value-type="float">
            <text:p>47'537 <text:s/></text:p>
          </table:table-cell>
          <table:table-cell table:style-name="ce19" office:value-type="float" office:value="15473" calcext:value-type="float">
            <text:p>15'473 <text:s/></text:p>
          </table:table-cell>
          <table:table-cell table:style-name="ce19" office:value-type="float" office:value="38361" calcext:value-type="float">
            <text:p>38'361 <text:s/></text:p>
          </table:table-cell>
          <table:table-cell table:style-name="ce19" office:value-type="float" office:value="39594" calcext:value-type="float">
            <text:p>39'594 <text:s/></text:p>
          </table:table-cell>
          <table:table-cell table:style-name="ce31" office:value-type="float" office:value="59199" calcext:value-type="float">
            <text:p>59'199 <text:s/></text:p>
          </table:table-cell>
          <table:table-cell table:style-name="ce31" office:value-type="float" office:value="18756" calcext:value-type="float">
            <text:p>18'756 <text:s/></text:p>
          </table:table-cell>
          <table:table-cell table:style-name="ce19" office:value-type="float" office:value="31356" calcext:value-type="float">
            <text:p>31'356 <text:s/></text:p>
          </table:table-cell>
          <table:table-cell table:style-name="ce19" office:value-type="float" office:value="35540" calcext:value-type="float">
            <text:p>35'540 <text:s/></text:p>
          </table:table-cell>
          <table:table-cell table:style-name="ce19" office:value-type="float" office:value="4640" calcext:value-type="float">
            <text:p>4'640 <text:s/></text:p>
          </table:table-cell>
          <table:table-cell table:style-name="ce19" office:value-type="float" office:value="6313" calcext:value-type="float">
            <text:p>6'313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100" calcext:value-type="float">
            <text:p>100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59065" calcext:value-type="float">
            <text:p>59'065 <text:s/></text:p>
          </table:table-cell>
          <table:table-cell table:style-name="ce19" office:value-type="float" office:value="18890" calcext:value-type="float">
            <text:p>18'890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438" calcext:value-type="float">
            <text:p>53'438 <text:s/></text:p>
          </table:table-cell>
          <table:table-cell table:style-name="ce19" office:value-type="float" office:value="11222" calcext:value-type="float">
            <text:p>11'222 <text:s/></text:p>
          </table:table-cell>
          <table:table-cell table:style-name="ce19" office:value-type="float" office:value="32537" calcext:value-type="float">
            <text:p>32'537 <text:s/></text:p>
          </table:table-cell>
          <table:table-cell table:style-name="ce19" office:value-type="float" office:value="9679" calcext:value-type="float">
            <text:p>9'679 <text:s/></text:p>
          </table:table-cell>
          <table:table-cell table:style-name="ce19" office:value-type="float" office:value="26872" calcext:value-type="float">
            <text:p>26'872 <text:s/></text:p>
          </table:table-cell>
          <table:table-cell table:style-name="ce19" office:value-type="float" office:value="26566" calcext:value-type="float">
            <text:p>26'566 <text:s/></text:p>
          </table:table-cell>
          <table:table-cell table:style-name="ce31" office:value-type="float" office:value="45602" calcext:value-type="float">
            <text:p>45'602 <text:s/></text:p>
          </table:table-cell>
          <table:table-cell table:style-name="ce31" office:value-type="float" office:value="7836" calcext:value-type="float">
            <text:p>7'836 <text:s/></text:p>
          </table:table-cell>
          <table:table-cell table:style-name="ce19" office:value-type="float" office:value="22608" calcext:value-type="float">
            <text:p>22'608 <text:s/></text:p>
          </table:table-cell>
          <table:table-cell table:style-name="ce19" office:value-type="float" office:value="23712" calcext:value-type="float">
            <text:p>23'712 <text:s/></text:p>
          </table:table-cell>
          <table:table-cell table:style-name="ce19" office:value-type="float" office:value="2908" calcext:value-type="float">
            <text:p>2'908 <text:s/></text:p>
          </table:table-cell>
          <table:table-cell table:style-name="ce19" office:value-type="float" office:value="4170" calcext:value-type="float">
            <text:p>4'170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36" calcext:value-type="float">
            <text:p>36 <text:s/></text:p>
          </table:table-cell>
          <table:table-cell table:style-name="ce19" office:value-type="float" office:value="3" calcext:value-type="float">
            <text:p>3 <text:s/></text:p>
          </table:table-cell>
          <table:table-cell table:style-name="ce19" office:value-type="float" office:value="28412" calcext:value-type="float">
            <text:p>28'412 <text:s/></text:p>
          </table:table-cell>
          <table:table-cell table:style-name="ce19" office:value-type="float" office:value="25026" calcext:value-type="float">
            <text:p>25'026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717" calcext:value-type="float">
            <text:p>15'717 <text:s/></text:p>
          </table:table-cell>
          <table:table-cell table:style-name="ce19" office:value-type="float" office:value="3654" calcext:value-type="float">
            <text:p>3'654 <text:s/></text:p>
          </table:table-cell>
          <table:table-cell table:style-name="ce19" office:value-type="float" office:value="9316" calcext:value-type="float">
            <text:p>9'316 <text:s/></text:p>
          </table:table-cell>
          <table:table-cell table:style-name="ce19" office:value-type="float" office:value="2747" calcext:value-type="float">
            <text:p>2'747 <text:s/></text:p>
          </table:table-cell>
          <table:table-cell table:style-name="ce19" office:value-type="float" office:value="8053" calcext:value-type="float">
            <text:p>8'053 <text:s/></text:p>
          </table:table-cell>
          <table:table-cell table:style-name="ce19" office:value-type="float" office:value="7664" calcext:value-type="float">
            <text:p>7'664 <text:s/></text:p>
          </table:table-cell>
          <table:table-cell table:style-name="ce31" office:value-type="float" office:value="14137" calcext:value-type="float">
            <text:p>14'137 <text:s/></text:p>
          </table:table-cell>
          <table:table-cell table:style-name="ce31" office:value-type="float" office:value="1580" calcext:value-type="float">
            <text:p>1'580 <text:s/></text:p>
          </table:table-cell>
          <table:table-cell table:style-name="ce19" office:value-type="float" office:value="7279" calcext:value-type="float">
            <text:p>7'279 <text:s/></text:p>
          </table:table-cell>
          <table:table-cell table:style-name="ce19" office:value-type="float" office:value="6828" calcext:value-type="float">
            <text:p>6'828 <text:s/></text:p>
          </table:table-cell>
          <table:table-cell table:style-name="ce19" office:value-type="float" office:value="853" calcext:value-type="float">
            <text:p>853 <text:s/></text:p>
          </table:table-cell>
          <table:table-cell table:style-name="ce19" office:value-type="float" office:value="753" calcext:value-type="float">
            <text:p>753 <text:s/></text:p>
          </table:table-cell>
          <table:table-cell table:style-name="ce19" office:value-type="float" office:value="0" calcext:value-type="float">
            <text:p>0 <text:s/></text:p>
          </table:table-cell>
          <table:table-cell table:number-columns-repeated="2" table:style-name="ce19" office:value-type="float" office:value="2" calcext:value-type="float">
            <text:p>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717" calcext:value-type="float">
            <text:p>15'717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87060" calcext:value-type="float">
            <text:p>487'060 <text:s/></text:p>
          </table:table-cell>
          <table:table-cell table:style-name="ce19" office:value-type="float" office:value="104025" calcext:value-type="float">
            <text:p>104'025 <text:s/></text:p>
          </table:table-cell>
          <table:table-cell table:style-name="ce19" office:value-type="float" office:value="301933" calcext:value-type="float">
            <text:p>301'933 <text:s/></text:p>
          </table:table-cell>
          <table:table-cell table:style-name="ce19" office:value-type="float" office:value="81102" calcext:value-type="float">
            <text:p>81'102 <text:s/></text:p>
          </table:table-cell>
          <table:table-cell table:style-name="ce19" office:value-type="float" office:value="242619" calcext:value-type="float">
            <text:p>242'619 <text:s/></text:p>
          </table:table-cell>
          <table:table-cell table:style-name="ce19" office:value-type="float" office:value="244441" calcext:value-type="float">
            <text:p>244'441 <text:s/></text:p>
          </table:table-cell>
          <table:table-cell table:style-name="ce31" office:value-type="float" office:value="377489" calcext:value-type="float">
            <text:p>377'489 <text:s/></text:p>
          </table:table-cell>
          <table:table-cell table:style-name="ce31" office:value-type="float" office:value="109571" calcext:value-type="float">
            <text:p>109'571 <text:s/></text:p>
          </table:table-cell>
          <table:table-cell table:style-name="ce19" office:value-type="float" office:value="210098" calcext:value-type="float">
            <text:p>210'098 <text:s/></text:p>
          </table:table-cell>
          <table:table-cell table:style-name="ce19" office:value-type="float" office:value="215667" calcext:value-type="float">
            <text:p>215'667 <text:s/></text:p>
          </table:table-cell>
          <table:table-cell table:style-name="ce19" office:value-type="float" office:value="24459" calcext:value-type="float">
            <text:p>24'459 <text:s/></text:p>
          </table:table-cell>
          <table:table-cell table:style-name="ce19" office:value-type="float" office:value="36456" calcext:value-type="float">
            <text:p>36'456 <text:s/></text:p>
          </table:table-cell>
          <table:table-cell table:style-name="ce19" office:value-type="float" office:value="17" calcext:value-type="float">
            <text:p>17 <text:s/></text:p>
          </table:table-cell>
          <table:table-cell table:style-name="ce19" office:value-type="float" office:value="344" calcext:value-type="float">
            <text:p>344 <text:s/></text:p>
          </table:table-cell>
          <table:table-cell table:style-name="ce19" office:value-type="float" office:value="19" calcext:value-type="float">
            <text:p>19 <text:s/></text:p>
          </table:table-cell>
          <table:table-cell table:style-name="ce19" office:value-type="float" office:value="325522" calcext:value-type="float">
            <text:p>325'522 <text:s/></text:p>
          </table:table-cell>
          <table:table-cell table:style-name="ce19" office:value-type="float" office:value="161538" calcext:value-type="float">
            <text:p>161'538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93920" calcext:value-type="float">
            <text:p>193'920 <text:s/></text:p>
          </table:table-cell>
          <table:table-cell table:style-name="ce19" office:value-type="float" office:value="36464" calcext:value-type="float">
            <text:p>36'464 <text:s/></text:p>
          </table:table-cell>
          <table:table-cell table:style-name="ce19" office:value-type="float" office:value="121040" calcext:value-type="float">
            <text:p>121'040 <text:s/></text:p>
          </table:table-cell>
          <table:table-cell table:style-name="ce19" office:value-type="float" office:value="36416" calcext:value-type="float">
            <text:p>36'416 <text:s/></text:p>
          </table:table-cell>
          <table:table-cell table:style-name="ce19" office:value-type="float" office:value="96578" calcext:value-type="float">
            <text:p>96'578 <text:s/></text:p>
          </table:table-cell>
          <table:table-cell table:style-name="ce19" office:value-type="float" office:value="97342" calcext:value-type="float">
            <text:p>97'342 <text:s/></text:p>
          </table:table-cell>
          <table:table-cell table:style-name="ce31" office:value-type="float" office:value="160390" calcext:value-type="float">
            <text:p>160'390 <text:s/></text:p>
          </table:table-cell>
          <table:table-cell table:style-name="ce31" office:value-type="float" office:value="33530" calcext:value-type="float">
            <text:p>33'530 <text:s/></text:p>
          </table:table-cell>
          <table:table-cell table:style-name="ce19" office:value-type="float" office:value="82519" calcext:value-type="float">
            <text:p>82'519 <text:s/></text:p>
          </table:table-cell>
          <table:table-cell table:style-name="ce19" office:value-type="float" office:value="86683" calcext:value-type="float">
            <text:p>86'683 <text:s/></text:p>
          </table:table-cell>
          <table:table-cell table:style-name="ce19" office:value-type="float" office:value="10819" calcext:value-type="float">
            <text:p>10'819 <text:s/></text:p>
          </table:table-cell>
          <table:table-cell table:style-name="ce19" office:value-type="float" office:value="13748" calcext:value-type="float">
            <text:p>13'748 <text:s/></text:p>
          </table:table-cell>
          <table:table-cell table:style-name="ce19" office:value-type="float" office:value="20" calcext:value-type="float">
            <text:p>20 <text:s/></text:p>
          </table:table-cell>
          <table:table-cell table:style-name="ce19" office:value-type="float" office:value="120" calcext:value-type="float">
            <text:p>120 <text:s/></text:p>
          </table:table-cell>
          <table:table-cell table:style-name="ce19" office:value-type="float" office:value="11" calcext:value-type="float">
            <text:p>11 <text:s/></text:p>
          </table:table-cell>
          <table:table-cell table:style-name="ce19" office:value-type="float" office:value="97147" calcext:value-type="float">
            <text:p>97'147 <text:s/></text:p>
          </table:table-cell>
          <table:table-cell table:style-name="ce19" office:value-type="float" office:value="96773" calcext:value-type="float">
            <text:p>96'773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56213" calcext:value-type="float">
            <text:p>256'213 <text:s/></text:p>
          </table:table-cell>
          <table:table-cell table:style-name="ce19" office:value-type="float" office:value="54522" calcext:value-type="float">
            <text:p>54'522 <text:s/></text:p>
          </table:table-cell>
          <table:table-cell table:style-name="ce19" office:value-type="float" office:value="160938" calcext:value-type="float">
            <text:p>160'938 <text:s/></text:p>
          </table:table-cell>
          <table:table-cell table:style-name="ce19" office:value-type="float" office:value="40753" calcext:value-type="float">
            <text:p>40'753 <text:s/></text:p>
          </table:table-cell>
          <table:table-cell table:style-name="ce19" office:value-type="float" office:value="128712" calcext:value-type="float">
            <text:p>128'712 <text:s/></text:p>
          </table:table-cell>
          <table:table-cell table:style-name="ce19" office:value-type="float" office:value="127501" calcext:value-type="float">
            <text:p>127'501 <text:s/></text:p>
          </table:table-cell>
          <table:table-cell table:style-name="ce31" office:value-type="float" office:value="197944" calcext:value-type="float">
            <text:p>197'944 <text:s/></text:p>
          </table:table-cell>
          <table:table-cell table:style-name="ce31" office:value-type="float" office:value="58269" calcext:value-type="float">
            <text:p>58'269 <text:s/></text:p>
          </table:table-cell>
          <table:table-cell table:style-name="ce19" office:value-type="float" office:value="108685" calcext:value-type="float">
            <text:p>108'685 <text:s/></text:p>
          </table:table-cell>
          <table:table-cell table:style-name="ce19" office:value-type="float" office:value="114577" calcext:value-type="float">
            <text:p>114'577 <text:s/></text:p>
          </table:table-cell>
          <table:table-cell table:style-name="ce19" office:value-type="float" office:value="12290" calcext:value-type="float">
            <text:p>12'290 <text:s/></text:p>
          </table:table-cell>
          <table:table-cell table:style-name="ce19" office:value-type="float" office:value="20394" calcext:value-type="float">
            <text:p>20'394 <text:s/></text:p>
          </table:table-cell>
          <table:table-cell table:style-name="ce19" office:value-type="float" office:value="9" calcext:value-type="float">
            <text:p>9 <text:s/></text:p>
          </table:table-cell>
          <table:table-cell table:style-name="ce19" office:value-type="float" office:value="241" calcext:value-type="float">
            <text:p>241 <text:s/></text:p>
          </table:table-cell>
          <table:table-cell table:style-name="ce19" office:value-type="float" office:value="17" calcext:value-type="float">
            <text:p>17 <text:s/></text:p>
          </table:table-cell>
          <table:table-cell table:style-name="ce19" office:value-type="float" office:value="128291" calcext:value-type="float">
            <text:p>128'291 <text:s/></text:p>
          </table:table-cell>
          <table:table-cell table:style-name="ce19" office:value-type="float" office:value="127922" calcext:value-type="float">
            <text:p>127'922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65879" calcext:value-type="float">
            <text:p>765'879 <text:s/></text:p>
          </table:table-cell>
          <table:table-cell table:style-name="ce18" office:value-type="float" office:value="160449" calcext:value-type="float">
            <text:p>160'449 <text:s/></text:p>
          </table:table-cell>
          <table:table-cell table:style-name="ce18" office:value-type="float" office:value="480563" calcext:value-type="float">
            <text:p>480'563 <text:s/></text:p>
          </table:table-cell>
          <table:table-cell table:style-name="ce18" office:value-type="float" office:value="124867" calcext:value-type="float">
            <text:p>124'867 <text:s/></text:p>
          </table:table-cell>
          <table:table-cell table:style-name="ce18" office:value-type="float" office:value="384402" calcext:value-type="float">
            <text:p>384'402 <text:s/></text:p>
          </table:table-cell>
          <table:table-cell table:style-name="ce18" office:value-type="float" office:value="381477" calcext:value-type="float">
            <text:p>381'477 <text:s/></text:p>
          </table:table-cell>
          <table:table-cell table:style-name="ce30" office:value-type="float" office:value="628071" calcext:value-type="float">
            <text:p>628'071 <text:s/></text:p>
          </table:table-cell>
          <table:table-cell table:style-name="ce30" office:value-type="float" office:value="137808" calcext:value-type="float">
            <text:p>137'808 <text:s/></text:p>
          </table:table-cell>
          <table:table-cell table:style-name="ce18" office:value-type="float" office:value="340505" calcext:value-type="float">
            <text:p>340'505 <text:s/></text:p>
          </table:table-cell>
          <table:table-cell table:style-name="ce18" office:value-type="float" office:value="339115" calcext:value-type="float">
            <text:p>339'115 <text:s/></text:p>
          </table:table-cell>
          <table:table-cell table:style-name="ce18" office:value-type="float" office:value="35729" calcext:value-type="float">
            <text:p>35'729 <text:s/></text:p>
          </table:table-cell>
          <table:table-cell table:style-name="ce18" office:value-type="float" office:value="49793" calcext:value-type="float">
            <text:p>49'793 <text:s/></text:p>
          </table:table-cell>
          <table:table-cell table:style-name="ce18" office:value-type="float" office:value="46" calcext:value-type="float">
            <text:p>46 <text:s/></text:p>
          </table:table-cell>
          <table:table-cell table:style-name="ce18" office:value-type="float" office:value="657" calcext:value-type="float">
            <text:p>657 <text:s/></text:p>
          </table:table-cell>
          <table:table-cell table:style-name="ce18" office:value-type="float" office:value="34" calcext:value-type="float">
            <text:p>34 <text:s/></text:p>
          </table:table-cell>
          <table:table-cell table:style-name="ce18" office:value-type="float" office:value="465318" calcext:value-type="float">
            <text:p>465'318 <text:s/></text:p>
          </table:table-cell>
          <table:table-cell table:style-name="ce18" office:value-type="float" office:value="300561" calcext:value-type="float">
            <text:p>300'561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86082" calcext:value-type="float">
            <text:p>386'082 <text:s/></text:p>
          </table:table-cell>
          <table:table-cell table:style-name="ce19" office:value-type="float" office:value="82021" calcext:value-type="float">
            <text:p>82'021 <text:s/></text:p>
          </table:table-cell>
          <table:table-cell table:style-name="ce19" office:value-type="float" office:value="240856" calcext:value-type="float">
            <text:p>240'856 <text:s/></text:p>
          </table:table-cell>
          <table:table-cell table:style-name="ce19" office:value-type="float" office:value="63205" calcext:value-type="float">
            <text:p>63'205 <text:s/></text:p>
          </table:table-cell>
          <table:table-cell table:style-name="ce19" office:value-type="float" office:value="191230" calcext:value-type="float">
            <text:p>191'230 <text:s/></text:p>
          </table:table-cell>
          <table:table-cell table:style-name="ce19" office:value-type="float" office:value="194852" calcext:value-type="float">
            <text:p>194'852 <text:s/></text:p>
          </table:table-cell>
          <table:table-cell table:style-name="ce31" office:value-type="float" office:value="320628" calcext:value-type="float">
            <text:p>320'628 <text:s/></text:p>
          </table:table-cell>
          <table:table-cell table:style-name="ce31" office:value-type="float" office:value="65454" calcext:value-type="float">
            <text:p>65'454 <text:s/></text:p>
          </table:table-cell>
          <table:table-cell table:style-name="ce19" office:value-type="float" office:value="175394" calcext:value-type="float">
            <text:p>175'394 <text:s/></text:p>
          </table:table-cell>
          <table:table-cell table:style-name="ce19" office:value-type="float" office:value="167558" calcext:value-type="float">
            <text:p>167'558 <text:s/></text:p>
          </table:table-cell>
          <table:table-cell table:style-name="ce19" office:value-type="float" office:value="18578" calcext:value-type="float">
            <text:p>18'578 <text:s/></text:p>
          </table:table-cell>
          <table:table-cell table:style-name="ce19" office:value-type="float" office:value="24180" calcext:value-type="float">
            <text:p>24'180 <text:s/></text:p>
          </table:table-cell>
          <table:table-cell table:style-name="ce19" office:value-type="float" office:value="20" calcext:value-type="float">
            <text:p>20 <text:s/></text:p>
          </table:table-cell>
          <table:table-cell table:style-name="ce19" office:value-type="float" office:value="334" calcext:value-type="float">
            <text:p>334 <text:s/></text:p>
          </table:table-cell>
          <table:table-cell table:style-name="ce19" office:value-type="float" office:value="18" calcext:value-type="float">
            <text:p>18 <text:s/></text:p>
          </table:table-cell>
          <table:table-cell table:style-name="ce19" office:value-type="float" office:value="196363" calcext:value-type="float">
            <text:p>196'363 <text:s/></text:p>
          </table:table-cell>
          <table:table-cell table:style-name="ce19" office:value-type="float" office:value="189719" calcext:value-type="float">
            <text:p>189'719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693" calcext:value-type="float">
            <text:p>35'693 <text:s/></text:p>
          </table:table-cell>
          <table:table-cell table:style-name="ce19" office:value-type="float" office:value="7512" calcext:value-type="float">
            <text:p>7'512 <text:s/></text:p>
          </table:table-cell>
          <table:table-cell table:style-name="ce19" office:value-type="float" office:value="21512" calcext:value-type="float">
            <text:p>21'512 <text:s/></text:p>
          </table:table-cell>
          <table:table-cell table:style-name="ce19" office:value-type="float" office:value="6669" calcext:value-type="float">
            <text:p>6'669 <text:s/></text:p>
          </table:table-cell>
          <table:table-cell table:style-name="ce19" office:value-type="float" office:value="18206" calcext:value-type="float">
            <text:p>18'206 <text:s/></text:p>
          </table:table-cell>
          <table:table-cell table:style-name="ce19" office:value-type="float" office:value="17487" calcext:value-type="float">
            <text:p>17'487 <text:s/></text:p>
          </table:table-cell>
          <table:table-cell table:style-name="ce31" office:value-type="float" office:value="31938" calcext:value-type="float">
            <text:p>31'938 <text:s/></text:p>
          </table:table-cell>
          <table:table-cell table:style-name="ce31" office:value-type="float" office:value="3755" calcext:value-type="float">
            <text:p>3'755 <text:s/></text:p>
          </table:table-cell>
          <table:table-cell table:style-name="ce19" office:value-type="float" office:value="15294" calcext:value-type="float">
            <text:p>15'294 <text:s/></text:p>
          </table:table-cell>
          <table:table-cell table:style-name="ce19" office:value-type="float" office:value="16748" calcext:value-type="float">
            <text:p>16'748 <text:s/></text:p>
          </table:table-cell>
          <table:table-cell table:style-name="ce19" office:value-type="float" office:value="2041" calcext:value-type="float">
            <text:p>2'041 <text:s/></text:p>
          </table:table-cell>
          <table:table-cell table:style-name="ce19" office:value-type="float" office:value="1584" calcext:value-type="float">
            <text:p>1'584 <text:s/></text:p>
          </table:table-cell>
          <table:table-cell table:style-name="ce19" office:value-type="float" office:value="6" calcext:value-type="float">
            <text:p>6 <text:s/></text:p>
          </table:table-cell>
          <table:table-cell table:style-name="ce19" office:value-type="float" office:value="17" calcext:value-type="float">
            <text:p>17 <text:s/></text:p>
          </table:table-cell>
          <table:table-cell table:style-name="ce19" office:value-type="float" office:value="3" calcext:value-type="float">
            <text:p>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693" calcext:value-type="float">
            <text:p>35'693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49830" calcext:value-type="float">
            <text:p>149'830 <text:s/></text:p>
          </table:table-cell>
          <table:table-cell table:style-name="ce19" office:value-type="float" office:value="31223" calcext:value-type="float">
            <text:p>31'223 <text:s/></text:p>
          </table:table-cell>
          <table:table-cell table:style-name="ce19" office:value-type="float" office:value="95054" calcext:value-type="float">
            <text:p>95'054 <text:s/></text:p>
          </table:table-cell>
          <table:table-cell table:style-name="ce19" office:value-type="float" office:value="23553" calcext:value-type="float">
            <text:p>23'553 <text:s/></text:p>
          </table:table-cell>
          <table:table-cell table:style-name="ce19" office:value-type="float" office:value="76602" calcext:value-type="float">
            <text:p>76'602 <text:s/></text:p>
          </table:table-cell>
          <table:table-cell table:style-name="ce19" office:value-type="float" office:value="73228" calcext:value-type="float">
            <text:p>73'228 <text:s/></text:p>
          </table:table-cell>
          <table:table-cell table:style-name="ce31" office:value-type="float" office:value="120856" calcext:value-type="float">
            <text:p>120'856 <text:s/></text:p>
          </table:table-cell>
          <table:table-cell table:style-name="ce31" office:value-type="float" office:value="28974" calcext:value-type="float">
            <text:p>28'974 <text:s/></text:p>
          </table:table-cell>
          <table:table-cell table:style-name="ce19" office:value-type="float" office:value="65129" calcext:value-type="float">
            <text:p>65'129 <text:s/></text:p>
          </table:table-cell>
          <table:table-cell table:style-name="ce19" office:value-type="float" office:value="67218" calcext:value-type="float">
            <text:p>67'218 <text:s/></text:p>
          </table:table-cell>
          <table:table-cell table:style-name="ce19" office:value-type="float" office:value="6752" calcext:value-type="float">
            <text:p>6'752 <text:s/></text:p>
          </table:table-cell>
          <table:table-cell table:style-name="ce19" office:value-type="float" office:value="10595" calcext:value-type="float">
            <text:p>10'595 <text:s/></text:p>
          </table:table-cell>
          <table:table-cell table:style-name="ce19" office:value-type="float" office:value="6" calcext:value-type="float">
            <text:p>6 <text:s/></text:p>
          </table:table-cell>
          <table:table-cell table:style-name="ce19" office:value-type="float" office:value="123" calcext:value-type="float">
            <text:p>123 <text:s/></text:p>
          </table:table-cell>
          <table:table-cell table:style-name="ce19" office:value-type="float" office:value="7" calcext:value-type="float">
            <text:p>7 <text:s/></text:p>
          </table:table-cell>
          <table:table-cell table:style-name="ce19" office:value-type="float" office:value="120330" calcext:value-type="float">
            <text:p>120'330 <text:s/></text:p>
          </table:table-cell>
          <table:table-cell table:style-name="ce19" office:value-type="float" office:value="29500" calcext:value-type="float">
            <text:p>29'500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6115" calcext:value-type="float">
            <text:p>36'115 <text:s/></text:p>
          </table:table-cell>
          <table:table-cell table:style-name="ce19" office:value-type="float" office:value="7722" calcext:value-type="float">
            <text:p>7'722 <text:s/></text:p>
          </table:table-cell>
          <table:table-cell table:style-name="ce19" office:value-type="float" office:value="22542" calcext:value-type="float">
            <text:p>22'542 <text:s/></text:p>
          </table:table-cell>
          <table:table-cell table:style-name="ce19" office:value-type="float" office:value="5851" calcext:value-type="float">
            <text:p>5'851 <text:s/></text:p>
          </table:table-cell>
          <table:table-cell table:style-name="ce19" office:value-type="float" office:value="18301" calcext:value-type="float">
            <text:p>18'301 <text:s/></text:p>
          </table:table-cell>
          <table:table-cell table:style-name="ce19" office:value-type="float" office:value="17814" calcext:value-type="float">
            <text:p>17'814 <text:s/></text:p>
          </table:table-cell>
          <table:table-cell table:style-name="ce31" office:value-type="float" office:value="31131" calcext:value-type="float">
            <text:p>31'131 <text:s/></text:p>
          </table:table-cell>
          <table:table-cell table:style-name="ce31" office:value-type="float" office:value="4984" calcext:value-type="float">
            <text:p>4'984 <text:s/></text:p>
          </table:table-cell>
          <table:table-cell table:style-name="ce19" office:value-type="float" office:value="16090" calcext:value-type="float">
            <text:p>16'090 <text:s/></text:p>
          </table:table-cell>
          <table:table-cell table:style-name="ce19" office:value-type="float" office:value="16143" calcext:value-type="float">
            <text:p>16'143 <text:s/></text:p>
          </table:table-cell>
          <table:table-cell table:style-name="ce19" office:value-type="float" office:value="1763" calcext:value-type="float">
            <text:p>1'763 <text:s/></text:p>
          </table:table-cell>
          <table:table-cell table:style-name="ce19" office:value-type="float" office:value="2097" calcext:value-type="float">
            <text:p>2'097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19" calcext:value-type="float">
            <text:p>19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6115" calcext:value-type="float">
            <text:p>36'115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1584" calcext:value-type="float">
            <text:p>41'584 <text:s/></text:p>
          </table:table-cell>
          <table:table-cell table:style-name="ce19" office:value-type="float" office:value="8043" calcext:value-type="float">
            <text:p>8'043 <text:s/></text:p>
          </table:table-cell>
          <table:table-cell table:style-name="ce19" office:value-type="float" office:value="26307" calcext:value-type="float">
            <text:p>26'307 <text:s/></text:p>
          </table:table-cell>
          <table:table-cell table:style-name="ce19" office:value-type="float" office:value="7234" calcext:value-type="float">
            <text:p>7'234 <text:s/></text:p>
          </table:table-cell>
          <table:table-cell table:style-name="ce19" office:value-type="float" office:value="21247" calcext:value-type="float">
            <text:p>21'247 <text:s/></text:p>
          </table:table-cell>
          <table:table-cell table:style-name="ce19" office:value-type="float" office:value="20337" calcext:value-type="float">
            <text:p>20'337 <text:s/></text:p>
          </table:table-cell>
          <table:table-cell table:style-name="ce31" office:value-type="float" office:value="36398" calcext:value-type="float">
            <text:p>36'398 <text:s/></text:p>
          </table:table-cell>
          <table:table-cell table:style-name="ce31" office:value-type="float" office:value="5186" calcext:value-type="float">
            <text:p>5'186 <text:s/></text:p>
          </table:table-cell>
          <table:table-cell table:style-name="ce19" office:value-type="float" office:value="18049" calcext:value-type="float">
            <text:p>18'049 <text:s/></text:p>
          </table:table-cell>
          <table:table-cell table:style-name="ce19" office:value-type="float" office:value="18643" calcext:value-type="float">
            <text:p>18'643 <text:s/></text:p>
          </table:table-cell>
          <table:table-cell table:style-name="ce19" office:value-type="float" office:value="1905" calcext:value-type="float">
            <text:p>1'905 <text:s/></text:p>
          </table:table-cell>
          <table:table-cell table:style-name="ce19" office:value-type="float" office:value="2967" calcext:value-type="float">
            <text:p>2'967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16" calcext:value-type="float">
            <text:p>16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6385" calcext:value-type="float">
            <text:p>36'385 <text:s/></text:p>
          </table:table-cell>
          <table:table-cell table:style-name="ce19" office:value-type="float" office:value="5199" calcext:value-type="float">
            <text:p>5'199 <text:s/></text:p>
          </table:table-cell>
          <table:table-cell table:style-name="ce8"/>
          <table:table-cell table:style-name="ce37"/>
          <table:table-cell table:style-name="ce8" table:number-columns-repeated="1004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16575" calcext:value-type="float">
            <text:p>116'575 <text:s/></text:p>
          </table:table-cell>
          <table:table-cell table:style-name="ce19" office:value-type="float" office:value="23928" calcext:value-type="float">
            <text:p>23'928 <text:s/></text:p>
          </table:table-cell>
          <table:table-cell table:style-name="ce19" office:value-type="float" office:value="74292" calcext:value-type="float">
            <text:p>74'292 <text:s/></text:p>
          </table:table-cell>
          <table:table-cell table:style-name="ce19" office:value-type="float" office:value="18355" calcext:value-type="float">
            <text:p>18'355 <text:s/></text:p>
          </table:table-cell>
          <table:table-cell table:style-name="ce19" office:value-type="float" office:value="58816" calcext:value-type="float">
            <text:p>58'816 <text:s/></text:p>
          </table:table-cell>
          <table:table-cell table:style-name="ce19" office:value-type="float" office:value="57759" calcext:value-type="float">
            <text:p>57'759 <text:s/></text:p>
          </table:table-cell>
          <table:table-cell table:style-name="ce31" office:value-type="float" office:value="87120" calcext:value-type="float">
            <text:p>87'120 <text:s/></text:p>
          </table:table-cell>
          <table:table-cell table:style-name="ce31" office:value-type="float" office:value="29455" calcext:value-type="float">
            <text:p>29'455 <text:s/></text:p>
          </table:table-cell>
          <table:table-cell table:style-name="ce19" office:value-type="float" office:value="50549" calcext:value-type="float">
            <text:p>50'549 <text:s/></text:p>
          </table:table-cell>
          <table:table-cell table:style-name="ce19" office:value-type="float" office:value="52805" calcext:value-type="float">
            <text:p>52'805 <text:s/></text:p>
          </table:table-cell>
          <table:table-cell table:style-name="ce19" office:value-type="float" office:value="4690" calcext:value-type="float">
            <text:p>4'690 <text:s/></text:p>
          </table:table-cell>
          <table:table-cell table:style-name="ce19" office:value-type="float" office:value="8370" calcext:value-type="float">
            <text:p>8'370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148" calcext:value-type="float">
            <text:p>148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112240" calcext:value-type="float">
            <text:p>112'240 <text:s/></text:p>
          </table:table-cell>
          <table:table-cell table:style-name="ce19" office:value-type="float" office:value="4335" calcext:value-type="float">
            <text:p>4'335 <text:s/></text:p>
          </table:table-cell>
          <table:table-cell/>
          <table:table-cell table:style-name="ce37"/>
          <table:table-cell table:number-columns-repeated="1004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/>
          <table:table-cell table:style-name="ce37"/>
          <table:table-cell table:number-columns-repeated="1004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41652" calcext:value-type="float">
            <text:p>341'652 <text:s/></text:p>
          </table:table-cell>
          <table:table-cell table:style-name="ce18" office:value-type="float" office:value="63968" calcext:value-type="float">
            <text:p>63'968 <text:s/></text:p>
          </table:table-cell>
          <table:table-cell table:style-name="ce18" office:value-type="float" office:value="205795" calcext:value-type="float">
            <text:p>205'795 <text:s/></text:p>
          </table:table-cell>
          <table:table-cell table:style-name="ce18" office:value-type="float" office:value="71889" calcext:value-type="float">
            <text:p>71'889 <text:s/></text:p>
          </table:table-cell>
          <table:table-cell table:style-name="ce18" office:value-type="float" office:value="165873" calcext:value-type="float">
            <text:p>165'873 <text:s/></text:p>
          </table:table-cell>
          <table:table-cell table:style-name="ce18" office:value-type="float" office:value="175779" calcext:value-type="float">
            <text:p>175'779 <text:s/></text:p>
          </table:table-cell>
          <table:table-cell table:style-name="ce30" office:value-type="float" office:value="250320" calcext:value-type="float">
            <text:p>250'320 <text:s/></text:p>
          </table:table-cell>
          <table:table-cell table:style-name="ce30" office:value-type="float" office:value="91332" calcext:value-type="float">
            <text:p>91'332 <text:s/></text:p>
          </table:table-cell>
          <table:table-cell table:style-name="ce18" office:value-type="float" office:value="139779" calcext:value-type="float">
            <text:p>139'779 <text:s/></text:p>
          </table:table-cell>
          <table:table-cell table:style-name="ce18" office:value-type="float" office:value="153081" calcext:value-type="float">
            <text:p>153'081 <text:s/></text:p>
          </table:table-cell>
          <table:table-cell table:style-name="ce18" office:value-type="float" office:value="21316" calcext:value-type="float">
            <text:p>21'316 <text:s/></text:p>
          </table:table-cell>
          <table:table-cell table:style-name="ce18" office:value-type="float" office:value="27174" calcext:value-type="float">
            <text:p>27'174 <text:s/></text:p>
          </table:table-cell>
          <table:table-cell table:style-name="ce18" office:value-type="float" office:value="30" calcext:value-type="float">
            <text:p>30 <text:s/></text:p>
          </table:table-cell>
          <table:table-cell table:style-name="ce18" office:value-type="float" office:value="248" calcext:value-type="float">
            <text:p>248 <text:s/></text:p>
          </table:table-cell>
          <table:table-cell table:style-name="ce18" office:value-type="float" office:value="24" calcext:value-type="float">
            <text:p>24 <text:s/></text:p>
          </table:table-cell>
          <table:table-cell table:style-name="ce18" office:value-type="float" office:value="300365" calcext:value-type="float">
            <text:p>300'365 <text:s/></text:p>
          </table:table-cell>
          <table:table-cell table:style-name="ce18" office:value-type="float" office:value="41287" calcext:value-type="float">
            <text:p>41'287 <text:s/></text:p>
          </table:table-cell>
          <table:table-cell/>
          <table:table-cell table:style-name="ce37"/>
          <table:table-cell table:number-columns-repeated="1004"/>
        </table:table-row>
        <table:table-row table:style-name="ro2">
          <table:table-cell table:style-name="ce9"/>
          <table:table-cell table:style-name="ce20" table:number-columns-repeated="17"/>
          <table:table-cell/>
          <table:table-cell table:style-name="ce37"/>
          <table:table-cell table:number-columns-repeated="1004"/>
        </table:table-row>
        <table:table-row table:style-name="ro3">
          <table:table-cell table:number-columns-repeated="8"/>
          <table:table-cell table:style-name="ce21" table:number-columns-repeated="10"/>
          <table:table-cell table:number-columns-repeated="1006"/>
        </table:table-row>
        <table:table-row table:style-name="ro1">
          <table:table-cell office:value-type="string" calcext:value-type="string">
            <text:p>1) Gemäss Definition VZ 2000.</text:p>
          </table:table-cell>
          <table:table-cell table:style-name="ce21" table:number-columns-repeated="17"/>
          <table:table-cell table:number-columns-repeated="1006"/>
        </table:table-row>
        <table:table-row table:style-name="ro4">
          <table:table-cell/>
          <table:table-cell table:style-name="ce21" table:number-columns-repeated="17"/>
          <table:table-cell table:number-columns-repeated="1006"/>
        </table:table-row>
        <table:table-row table:style-name="ro1">
          <table:table-cell table:style-name="ce10" office:value-type="string" calcext:value-type="string">
            <text:p>Quelle: STATPOP</text:p>
          </table:table-cell>
          <table:table-cell table:style-name="ce21" table:number-columns-repeated="17"/>
          <table:table-cell table:number-columns-repeated="1006"/>
        </table:table-row>
        <table:table-row table:style-name="ro1">
          <table:table-cell table:style-name="ce11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17"/>
          <table:table-cell table:number-columns-repeated="1006"/>
        </table:table-row>
        <table:table-row table:style-name="ro1">
          <table:table-cell table:style-name="ce11" office:value-type="string" calcext:value-type="string">
            <text:p>© BFS – Statistisches Lexikon der Schweiz</text:p>
          </table:table-cell>
          <table:table-cell table:style-name="ce21" table:number-columns-repeated="17"/>
          <table:table-cell table:number-columns-repeated="100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3'.$A$1" table:cell-range-address="$'2012'.$A$1:.$R$55" table:range-usable-as="print-range"/>
        </table:named-expressions>
      </table:table>
      <table:table table:name="2011" table:style-name="ta3" table:print-ranges="'2011'.A1:'2011'.R55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2" table:number-columns-repeated="3" table:default-cell-style-name="ce3"/>
        <table:table-column table:style-name="co11" table:number-columns-repeated="239" table:default-cell-style-name="ce3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, am 31.12.2011</text:p>
          </table:table-cell>
          <table:table-cell table:style-name="ce12" table:number-columns-repeated="5"/>
          <table:table-cell table:number-columns-repeated="2"/>
          <table:table-cell table:style-name="ce32" table:number-columns-repeated="9"/>
          <table:table-cell table:style-name="ce35" office:value-type="string" calcext:value-type="string">
            <text:p>T 1.2.1.2.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table:number-columns-repeated="17"/>
          <table:table-cell table:number-columns-repeated="1006"/>
        </table:table-row>
        <table:table-row table:style-name="ro2">
          <table:table-cell/>
          <table:table-cell table:style-name="ce13" table:number-columns-repeated="2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2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Zivilstand</text:p>
          </table:table-cell>
          <table:table-cell table:style-name="ce9" table:number-columns-repeated="6"/>
          <table:table-cell table:style-name="ce22" office:value-type="string" calcext:value-type="string">
            <text:p>Stadt/Land 1)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65 und mehr</text:p>
          </table:table-cell>
          <table:table-cell table:style-name="ce15" office:value-type="string" calcext:value-type="string">
            <text:p>Mann</text:p>
          </table:table-cell>
          <table:table-cell table:style-name="ce27" office:value-type="string" calcext:value-type="string">
            <text:p>Frau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 </text:p>
          </table:table-cell>
          <table:table-cell table:style-name="ce27" office:value-type="string" calcext:value-type="string">
            <text:p>Ledig</text:p>
          </table:table-cell>
          <table:table-cell table:style-name="ce27" office:value-type="string" calcext:value-type="string">
            <text:p>Verheiratet</text:p>
          </table:table-cell>
          <table:table-cell table:style-name="ce27" office:value-type="string" calcext:value-type="string">
            <text:p>Verwitwet</text:p>
          </table:table-cell>
          <table:table-cell table:style-name="ce27" office:value-type="string" calcext:value-type="string">
            <text:p>Geschieden</text:p>
          </table:table-cell>
          <table:table-cell table:style-name="ce27" office:value-type="string" calcext:value-type="string">
            <text:p>Unverheiratet</text:p>
          </table:table-cell>
          <table:table-cell table:style-name="ce33" office:value-type="string" calcext:value-type="string" table:number-columns-spanned="1" table:number-rows-spanned="3">
            <text:p>In eingetragener Partnerschaft</text:p>
          </table:table-cell>
          <table:table-cell table:style-name="ce33" office:value-type="string" calcext:value-type="string" table:number-columns-spanned="1" table:number-rows-spanned="3">
            <text:p>Aufgelöste Partnerschaft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06"/>
        </table:table-row>
        <table:table-row table:style-name="ro1">
          <table:table-cell/>
          <table:table-cell table:style-name="ce14" table:number-columns-repeated="4"/>
          <table:table-cell table:style-name="ce15"/>
          <table:table-cell table:style-name="ce27"/>
          <table:table-cell table:style-name="ce14"/>
          <table:table-cell table:style-name="ce28" table:number-columns-repeated="6"/>
          <table:covered-table-cell table:number-columns-repeated="2" table:style-name="ce34"/>
          <table:table-cell table:style-name="ce28"/>
          <table:table-cell table:number-columns-repeated="1007"/>
        </table:table-row>
        <table:table-row table:style-name="ro1">
          <table:table-cell/>
          <table:table-cell table:style-name="ce14" table:number-columns-repeated="5"/>
          <table:table-cell table:style-name="ce28"/>
          <table:table-cell table:style-name="ce14"/>
          <table:table-cell table:style-name="ce28" table:number-columns-repeated="6"/>
          <table:covered-table-cell table:number-columns-repeated="2" table:style-name="ce34"/>
          <table:table-cell table:style-name="ce28"/>
          <table:table-cell table:number-columns-repeated="1007"/>
        </table:table-row>
        <table:table-row table:style-name="ro2">
          <table:table-cell table:style-name="ce5"/>
          <table:table-cell table:style-name="ce16" table:number-columns-repeated="4"/>
          <table:table-cell table:style-name="ce25"/>
          <table:table-cell table:style-name="ce29"/>
          <table:table-cell table:style-name="ce25"/>
          <table:table-cell table:style-name="ce29" table:number-columns-repeated="9"/>
          <table:table-cell table:style-name="ce9"/>
          <table:table-cell table:number-columns-repeated="1006"/>
        </table:table-row>
        <table:table-row table:style-name="ro2">
          <table:table-cell/>
          <table:table-cell table:style-name="ce17"/>
          <table:table-cell table:style-name="ce24" table:number-columns-repeated="3"/>
          <table:table-cell table:style-name="ce26" table:number-columns-repeated="11"/>
          <table:table-cell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954662" calcext:value-type="float">
            <text:p>7'954'662 <text:s/></text:p>
          </table:table-cell>
          <table:table-cell table:style-name="ce18" office:value-type="float" office:value="1642543" calcext:value-type="float">
            <text:p>1'642'543 <text:s/></text:p>
          </table:table-cell>
          <table:table-cell table:style-name="ce18" office:value-type="float" office:value="4946967" calcext:value-type="float">
            <text:p>4'946'967 <text:s/></text:p>
          </table:table-cell>
          <table:table-cell table:style-name="ce18" office:value-type="float" office:value="1365152" calcext:value-type="float">
            <text:p>1'365'152 <text:s/></text:p>
          </table:table-cell>
          <table:table-cell table:style-name="ce18" office:value-type="float" office:value="3922253" calcext:value-type="float">
            <text:p>3'922'253 <text:s/></text:p>
          </table:table-cell>
          <table:table-cell table:style-name="ce18" office:value-type="float" office:value="4032409" calcext:value-type="float">
            <text:p>4'032'409 <text:s/></text:p>
          </table:table-cell>
          <table:table-cell table:style-name="ce30" office:value-type="float" office:value="6138668" calcext:value-type="float">
            <text:p>6'138'668 <text:s/></text:p>
          </table:table-cell>
          <table:table-cell table:style-name="ce30" office:value-type="float" office:value="1815994" calcext:value-type="float">
            <text:p>1'815'994 <text:s/></text:p>
          </table:table-cell>
          <table:table-cell table:style-name="ce18" office:value-type="float" office:value="3432503" calcext:value-type="float">
            <text:p>3'432'503 <text:s/></text:p>
          </table:table-cell>
          <table:table-cell table:style-name="ce18" office:value-type="float" office:value="3485079" calcext:value-type="float">
            <text:p>3'485'079 <text:s/></text:p>
          </table:table-cell>
          <table:table-cell table:style-name="ce18" office:value-type="float" office:value="408797" calcext:value-type="float">
            <text:p>408'797 <text:s/></text:p>
          </table:table-cell>
          <table:table-cell table:style-name="ce18" office:value-type="float" office:value="617370" calcext:value-type="float">
            <text:p>617'370 <text:s/></text:p>
          </table:table-cell>
          <table:table-cell table:style-name="ce18" office:value-type="float" office:value="484" calcext:value-type="float">
            <text:p>484 <text:s/></text:p>
          </table:table-cell>
          <table:table-cell table:style-name="ce18" office:value-type="float" office:value="9944" calcext:value-type="float">
            <text:p>9'944 <text:s/></text:p>
          </table:table-cell>
          <table:table-cell table:style-name="ce18" office:value-type="float" office:value="485" calcext:value-type="float">
            <text:p>485 <text:s/></text:p>
          </table:table-cell>
          <table:table-cell table:style-name="ce18" office:value-type="float" office:value="5864015" calcext:value-type="float">
            <text:p>5'864'015 <text:s/></text:p>
          </table:table-cell>
          <table:table-cell table:style-name="ce18" office:value-type="float" office:value="2090647" calcext:value-type="float">
            <text:p>2'090'647 <text:s/>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503500" calcext:value-type="float">
            <text:p>1'503'500 <text:s/></text:p>
          </table:table-cell>
          <table:table-cell table:style-name="ce18" office:value-type="float" office:value="329867" calcext:value-type="float">
            <text:p>329'867 <text:s/></text:p>
          </table:table-cell>
          <table:table-cell table:style-name="ce18" office:value-type="float" office:value="929345" calcext:value-type="float">
            <text:p>929'345 <text:s/></text:p>
          </table:table-cell>
          <table:table-cell table:style-name="ce18" office:value-type="float" office:value="244288" calcext:value-type="float">
            <text:p>244'288 <text:s/></text:p>
          </table:table-cell>
          <table:table-cell table:style-name="ce18" office:value-type="float" office:value="733280" calcext:value-type="float">
            <text:p>733'280 <text:s/></text:p>
          </table:table-cell>
          <table:table-cell table:style-name="ce18" office:value-type="float" office:value="770220" calcext:value-type="float">
            <text:p>770'220 <text:s/></text:p>
          </table:table-cell>
          <table:table-cell table:style-name="ce30" office:value-type="float" office:value="1025817" calcext:value-type="float">
            <text:p>1'025'817 <text:s/></text:p>
          </table:table-cell>
          <table:table-cell table:style-name="ce30" office:value-type="float" office:value="477683" calcext:value-type="float">
            <text:p>477'683 <text:s/></text:p>
          </table:table-cell>
          <table:table-cell table:style-name="ce18" office:value-type="float" office:value="662759" calcext:value-type="float">
            <text:p>662'759 <text:s/></text:p>
          </table:table-cell>
          <table:table-cell table:style-name="ce18" office:value-type="float" office:value="642971" calcext:value-type="float">
            <text:p>642'971 <text:s/></text:p>
          </table:table-cell>
          <table:table-cell table:style-name="ce18" office:value-type="float" office:value="72845" calcext:value-type="float">
            <text:p>72'845 <text:s/></text:p>
          </table:table-cell>
          <table:table-cell table:style-name="ce18" office:value-type="float" office:value="122495" calcext:value-type="float">
            <text:p>122'495 <text:s/></text:p>
          </table:table-cell>
          <table:table-cell table:style-name="ce18" office:value-type="float" office:value="128" calcext:value-type="float">
            <text:p>128 <text:s/></text:p>
          </table:table-cell>
          <table:table-cell table:style-name="ce18" office:value-type="float" office:value="2214" calcext:value-type="float">
            <text:p>2'214 <text:s/></text:p>
          </table:table-cell>
          <table:table-cell table:style-name="ce18" office:value-type="float" office:value="88" calcext:value-type="float">
            <text:p>88 <text:s/></text:p>
          </table:table-cell>
          <table:table-cell table:style-name="ce18" office:value-type="float" office:value="1178934" calcext:value-type="float">
            <text:p>1'178'934 <text:s/></text:p>
          </table:table-cell>
          <table:table-cell table:style-name="ce18" office:value-type="float" office:value="324566" calcext:value-type="float">
            <text:p>324'566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725944" calcext:value-type="float">
            <text:p>725'944 <text:s/></text:p>
          </table:table-cell>
          <table:table-cell table:style-name="ce19" office:value-type="float" office:value="164144" calcext:value-type="float">
            <text:p>164'144 <text:s/></text:p>
          </table:table-cell>
          <table:table-cell table:style-name="ce19" office:value-type="float" office:value="446880" calcext:value-type="float">
            <text:p>446'880 <text:s/></text:p>
          </table:table-cell>
          <table:table-cell table:style-name="ce19" office:value-type="float" office:value="114920" calcext:value-type="float">
            <text:p>114'920 <text:s/></text:p>
          </table:table-cell>
          <table:table-cell table:style-name="ce19" office:value-type="float" office:value="354368" calcext:value-type="float">
            <text:p>354'368 <text:s/></text:p>
          </table:table-cell>
          <table:table-cell table:style-name="ce19" office:value-type="float" office:value="371576" calcext:value-type="float">
            <text:p>371'576 <text:s/></text:p>
          </table:table-cell>
          <table:table-cell table:style-name="ce31" office:value-type="float" office:value="496720" calcext:value-type="float">
            <text:p>496'720 <text:s/></text:p>
          </table:table-cell>
          <table:table-cell table:style-name="ce31" office:value-type="float" office:value="229224" calcext:value-type="float">
            <text:p>229'224 <text:s/></text:p>
          </table:table-cell>
          <table:table-cell table:style-name="ce19" office:value-type="float" office:value="321344" calcext:value-type="float">
            <text:p>321'344 <text:s/></text:p>
          </table:table-cell>
          <table:table-cell table:style-name="ce19" office:value-type="float" office:value="309657" calcext:value-type="float">
            <text:p>309'657 <text:s/></text:p>
          </table:table-cell>
          <table:table-cell table:style-name="ce19" office:value-type="float" office:value="34971" calcext:value-type="float">
            <text:p>34'971 <text:s/></text:p>
          </table:table-cell>
          <table:table-cell table:style-name="ce19" office:value-type="float" office:value="58802" calcext:value-type="float">
            <text:p>58'802 <text:s/></text:p>
          </table:table-cell>
          <table:table-cell table:style-name="ce19" office:value-type="float" office:value="39" calcext:value-type="float">
            <text:p>39 <text:s/></text:p>
          </table:table-cell>
          <table:table-cell table:style-name="ce19" office:value-type="float" office:value="1091" calcext:value-type="float">
            <text:p>1'091 <text:s/></text:p>
          </table:table-cell>
          <table:table-cell table:style-name="ce19" office:value-type="float" office:value="40" calcext:value-type="float">
            <text:p>40 <text:s/></text:p>
          </table:table-cell>
          <table:table-cell table:style-name="ce19" office:value-type="float" office:value="541939" calcext:value-type="float">
            <text:p>541'939 <text:s/></text:p>
          </table:table-cell>
          <table:table-cell table:style-name="ce19" office:value-type="float" office:value="184005" calcext:value-type="float">
            <text:p>184'005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317022" calcext:value-type="float">
            <text:p>317'022 <text:s/></text:p>
          </table:table-cell>
          <table:table-cell table:style-name="ce19" office:value-type="float" office:value="66149" calcext:value-type="float">
            <text:p>66'149 <text:s/></text:p>
          </table:table-cell>
          <table:table-cell table:style-name="ce19" office:value-type="float" office:value="195608" calcext:value-type="float">
            <text:p>195'608 <text:s/></text:p>
          </table:table-cell>
          <table:table-cell table:style-name="ce19" office:value-type="float" office:value="55265" calcext:value-type="float">
            <text:p>55'265 <text:s/></text:p>
          </table:table-cell>
          <table:table-cell table:style-name="ce19" office:value-type="float" office:value="156733" calcext:value-type="float">
            <text:p>156'733 <text:s/></text:p>
          </table:table-cell>
          <table:table-cell table:style-name="ce19" office:value-type="float" office:value="160289" calcext:value-type="float">
            <text:p>160'289 <text:s/></text:p>
          </table:table-cell>
          <table:table-cell table:style-name="ce31" office:value-type="float" office:value="249788" calcext:value-type="float">
            <text:p>249'788 <text:s/></text:p>
          </table:table-cell>
          <table:table-cell table:style-name="ce31" office:value-type="float" office:value="67234" calcext:value-type="float">
            <text:p>67'234 <text:s/></text:p>
          </table:table-cell>
          <table:table-cell table:style-name="ce19" office:value-type="float" office:value="133155" calcext:value-type="float">
            <text:p>133'155 <text:s/></text:p>
          </table:table-cell>
          <table:table-cell table:style-name="ce19" office:value-type="float" office:value="143792" calcext:value-type="float">
            <text:p>143'792 <text:s/></text:p>
          </table:table-cell>
          <table:table-cell table:style-name="ce19" office:value-type="float" office:value="17662" calcext:value-type="float">
            <text:p>17'662 <text:s/></text:p>
          </table:table-cell>
          <table:table-cell table:style-name="ce19" office:value-type="float" office:value="22173" calcext:value-type="float">
            <text:p>22'173 <text:s/></text:p>
          </table:table-cell>
          <table:table-cell table:style-name="ce19" office:value-type="float" office:value="31" calcext:value-type="float">
            <text:p>31 <text:s/></text:p>
          </table:table-cell>
          <table:table-cell table:style-name="ce19" office:value-type="float" office:value="200" calcext:value-type="float">
            <text:p>200 <text:s/></text:p>
          </table:table-cell>
          <table:table-cell table:style-name="ce19" office:value-type="float" office:value="9" calcext:value-type="float">
            <text:p>9 <text:s/></text:p>
          </table:table-cell>
          <table:table-cell table:style-name="ce19" office:value-type="float" office:value="180208" calcext:value-type="float">
            <text:p>180'208 <text:s/></text:p>
          </table:table-cell>
          <table:table-cell table:style-name="ce19" office:value-type="float" office:value="136814" calcext:value-type="float">
            <text:p>136'814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60534" calcext:value-type="float">
            <text:p>460'534 <text:s/></text:p>
          </table:table-cell>
          <table:table-cell table:style-name="ce19" office:value-type="float" office:value="99574" calcext:value-type="float">
            <text:p>99'574 <text:s/></text:p>
          </table:table-cell>
          <table:table-cell table:style-name="ce19" office:value-type="float" office:value="286857" calcext:value-type="float">
            <text:p>286'857 <text:s/></text:p>
          </table:table-cell>
          <table:table-cell table:style-name="ce19" office:value-type="float" office:value="74103" calcext:value-type="float">
            <text:p>74'103 <text:s/></text:p>
          </table:table-cell>
          <table:table-cell table:style-name="ce19" office:value-type="float" office:value="222179" calcext:value-type="float">
            <text:p>222'179 <text:s/></text:p>
          </table:table-cell>
          <table:table-cell table:style-name="ce19" office:value-type="float" office:value="238355" calcext:value-type="float">
            <text:p>238'355 <text:s/></text:p>
          </table:table-cell>
          <table:table-cell table:style-name="ce31" office:value-type="float" office:value="279309" calcext:value-type="float">
            <text:p>279'309 <text:s/></text:p>
          </table:table-cell>
          <table:table-cell table:style-name="ce31" office:value-type="float" office:value="181225" calcext:value-type="float">
            <text:p>181'225 <text:s/></text:p>
          </table:table-cell>
          <table:table-cell table:style-name="ce19" office:value-type="float" office:value="208260" calcext:value-type="float">
            <text:p>208'260 <text:s/></text:p>
          </table:table-cell>
          <table:table-cell table:style-name="ce19" office:value-type="float" office:value="189522" calcext:value-type="float">
            <text:p>189'522 <text:s/></text:p>
          </table:table-cell>
          <table:table-cell table:style-name="ce19" office:value-type="float" office:value="20212" calcext:value-type="float">
            <text:p>20'212 <text:s/></text:p>
          </table:table-cell>
          <table:table-cell table:style-name="ce19" office:value-type="float" office:value="41520" calcext:value-type="float">
            <text:p>41'520 <text:s/></text:p>
          </table:table-cell>
          <table:table-cell table:style-name="ce19" office:value-type="float" office:value="58" calcext:value-type="float">
            <text:p>58 <text:s/></text:p>
          </table:table-cell>
          <table:table-cell table:style-name="ce19" office:value-type="float" office:value="923" calcext:value-type="float">
            <text:p>923 <text:s/></text:p>
          </table:table-cell>
          <table:table-cell table:style-name="ce19" office:value-type="float" office:value="39" calcext:value-type="float">
            <text:p>39 <text:s/></text:p>
          </table:table-cell>
          <table:table-cell table:style-name="ce19" office:value-type="float" office:value="456787" calcext:value-type="float">
            <text:p>456'787 <text:s/></text:p>
          </table:table-cell>
          <table:table-cell table:style-name="ce19" office:value-type="float" office:value="3747" calcext:value-type="float">
            <text:p>3'747 <text:s/></text:p>
          </table:table-cell>
          <table:table-cell table:number-columns-repeated="1006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770429" calcext:value-type="float">
            <text:p>1'770'429 <text:s/></text:p>
          </table:table-cell>
          <table:table-cell table:style-name="ce18" office:value-type="float" office:value="365815" calcext:value-type="float">
            <text:p>365'815 <text:s/></text:p>
          </table:table-cell>
          <table:table-cell table:style-name="ce18" office:value-type="float" office:value="1085006" calcext:value-type="float">
            <text:p>1'085'006 <text:s/></text:p>
          </table:table-cell>
          <table:table-cell table:style-name="ce18" office:value-type="float" office:value="319608" calcext:value-type="float">
            <text:p>319'608 <text:s/></text:p>
          </table:table-cell>
          <table:table-cell table:style-name="ce18" office:value-type="float" office:value="868522" calcext:value-type="float">
            <text:p>868'522 <text:s/></text:p>
          </table:table-cell>
          <table:table-cell table:style-name="ce18" office:value-type="float" office:value="901907" calcext:value-type="float">
            <text:p>901'907 <text:s/></text:p>
          </table:table-cell>
          <table:table-cell table:style-name="ce30" office:value-type="float" office:value="1481181" calcext:value-type="float">
            <text:p>1'481'181 <text:s/></text:p>
          </table:table-cell>
          <table:table-cell table:style-name="ce30" office:value-type="float" office:value="289248" calcext:value-type="float">
            <text:p>289'248 <text:s/></text:p>
          </table:table-cell>
          <table:table-cell table:style-name="ce18" office:value-type="float" office:value="750122" calcext:value-type="float">
            <text:p>750'122 <text:s/></text:p>
          </table:table-cell>
          <table:table-cell table:style-name="ce18" office:value-type="float" office:value="781191" calcext:value-type="float">
            <text:p>781'191 <text:s/></text:p>
          </table:table-cell>
          <table:table-cell table:style-name="ce18" office:value-type="float" office:value="100152" calcext:value-type="float">
            <text:p>100'152 <text:s/></text:p>
          </table:table-cell>
          <table:table-cell table:style-name="ce18" office:value-type="float" office:value="137072" calcext:value-type="float">
            <text:p>137'072 <text:s/></text:p>
          </table:table-cell>
          <table:table-cell table:style-name="ce18" office:value-type="float" office:value="97" calcext:value-type="float">
            <text:p>97 <text:s/></text:p>
          </table:table-cell>
          <table:table-cell table:style-name="ce18" office:value-type="float" office:value="1711" calcext:value-type="float">
            <text:p>1'711 <text:s/></text:p>
          </table:table-cell>
          <table:table-cell table:style-name="ce18" office:value-type="float" office:value="84" calcext:value-type="float">
            <text:p>84 <text:s/></text:p>
          </table:table-cell>
          <table:table-cell table:style-name="ce18" office:value-type="float" office:value="1126225" calcext:value-type="float">
            <text:p>1'126'225 <text:s/></text:p>
          </table:table-cell>
          <table:table-cell table:style-name="ce18" office:value-type="float" office:value="644204" calcext:value-type="float">
            <text:p>644'204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85046" calcext:value-type="float">
            <text:p>985'046 <text:s/></text:p>
          </table:table-cell>
          <table:table-cell table:style-name="ce19" office:value-type="float" office:value="192630" calcext:value-type="float">
            <text:p>192'630 <text:s/></text:p>
          </table:table-cell>
          <table:table-cell table:style-name="ce19" office:value-type="float" office:value="603836" calcext:value-type="float">
            <text:p>603'836 <text:s/></text:p>
          </table:table-cell>
          <table:table-cell table:style-name="ce19" office:value-type="float" office:value="188580" calcext:value-type="float">
            <text:p>188'580 <text:s/></text:p>
          </table:table-cell>
          <table:table-cell table:style-name="ce19" office:value-type="float" office:value="480824" calcext:value-type="float">
            <text:p>480'824 <text:s/></text:p>
          </table:table-cell>
          <table:table-cell table:style-name="ce19" office:value-type="float" office:value="504222" calcext:value-type="float">
            <text:p>504'222 <text:s/></text:p>
          </table:table-cell>
          <table:table-cell table:style-name="ce31" office:value-type="float" office:value="850232" calcext:value-type="float">
            <text:p>850'232 <text:s/></text:p>
          </table:table-cell>
          <table:table-cell table:style-name="ce31" office:value-type="float" office:value="134814" calcext:value-type="float">
            <text:p>134'814 <text:s/></text:p>
          </table:table-cell>
          <table:table-cell table:style-name="ce19" office:value-type="float" office:value="415930" calcext:value-type="float">
            <text:p>415'930 <text:s/></text:p>
          </table:table-cell>
          <table:table-cell table:style-name="ce19" office:value-type="float" office:value="434707" calcext:value-type="float">
            <text:p>434'707 <text:s/></text:p>
          </table:table-cell>
          <table:table-cell table:style-name="ce19" office:value-type="float" office:value="57640" calcext:value-type="float">
            <text:p>57'640 <text:s/></text:p>
          </table:table-cell>
          <table:table-cell table:style-name="ce19" office:value-type="float" office:value="75622" calcext:value-type="float">
            <text:p>75'622 <text:s/></text:p>
          </table:table-cell>
          <table:table-cell table:style-name="ce19" office:value-type="float" office:value="51" calcext:value-type="float">
            <text:p>51 <text:s/></text:p>
          </table:table-cell>
          <table:table-cell table:style-name="ce19" office:value-type="float" office:value="1044" calcext:value-type="float">
            <text:p>1'044 <text:s/></text:p>
          </table:table-cell>
          <table:table-cell table:style-name="ce19" office:value-type="float" office:value="52" calcext:value-type="float">
            <text:p>52 <text:s/></text:p>
          </table:table-cell>
          <table:table-cell table:style-name="ce19" office:value-type="float" office:value="617155" calcext:value-type="float">
            <text:p>617'155 <text:s/></text:p>
          </table:table-cell>
          <table:table-cell table:style-name="ce19" office:value-type="float" office:value="367891" calcext:value-type="float">
            <text:p>367'891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84668" calcext:value-type="float">
            <text:p>284'668 <text:s/></text:p>
          </table:table-cell>
          <table:table-cell table:style-name="ce19" office:value-type="float" office:value="67587" calcext:value-type="float">
            <text:p>67'587 <text:s/></text:p>
          </table:table-cell>
          <table:table-cell table:style-name="ce19" office:value-type="float" office:value="176660" calcext:value-type="float">
            <text:p>176'660 <text:s/></text:p>
          </table:table-cell>
          <table:table-cell table:style-name="ce19" office:value-type="float" office:value="40421" calcext:value-type="float">
            <text:p>40'421 <text:s/></text:p>
          </table:table-cell>
          <table:table-cell table:style-name="ce19" office:value-type="float" office:value="141710" calcext:value-type="float">
            <text:p>141'710 <text:s/></text:p>
          </table:table-cell>
          <table:table-cell table:style-name="ce19" office:value-type="float" office:value="142958" calcext:value-type="float">
            <text:p>142'958 <text:s/></text:p>
          </table:table-cell>
          <table:table-cell table:style-name="ce31" office:value-type="float" office:value="230339" calcext:value-type="float">
            <text:p>230'339 <text:s/></text:p>
          </table:table-cell>
          <table:table-cell table:style-name="ce31" office:value-type="float" office:value="54329" calcext:value-type="float">
            <text:p>54'329 <text:s/></text:p>
          </table:table-cell>
          <table:table-cell table:style-name="ce19" office:value-type="float" office:value="126575" calcext:value-type="float">
            <text:p>126'575 <text:s/></text:p>
          </table:table-cell>
          <table:table-cell table:style-name="ce19" office:value-type="float" office:value="124733" calcext:value-type="float">
            <text:p>124'733 <text:s/></text:p>
          </table:table-cell>
          <table:table-cell table:style-name="ce19" office:value-type="float" office:value="13227" calcext:value-type="float">
            <text:p>13'227 <text:s/></text:p>
          </table:table-cell>
          <table:table-cell table:style-name="ce19" office:value-type="float" office:value="19855" calcext:value-type="float">
            <text:p>19'855 <text:s/></text:p>
          </table:table-cell>
          <table:table-cell table:style-name="ce19" office:value-type="float" office:value="21" calcext:value-type="float">
            <text:p>21 <text:s/></text:p>
          </table:table-cell>
          <table:table-cell table:style-name="ce19" office:value-type="float" office:value="245" calcext:value-type="float">
            <text:p>245 <text:s/></text:p>
          </table:table-cell>
          <table:table-cell table:style-name="ce19" office:value-type="float" office:value="12" calcext:value-type="float">
            <text:p>12 <text:s/></text:p>
          </table:table-cell>
          <table:table-cell table:style-name="ce19" office:value-type="float" office:value="158942" calcext:value-type="float">
            <text:p>158'942 <text:s/></text:p>
          </table:table-cell>
          <table:table-cell table:style-name="ce19" office:value-type="float" office:value="125726" calcext:value-type="float">
            <text:p>125'726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56990" calcext:value-type="float">
            <text:p>256'990 <text:s/></text:p>
          </table:table-cell>
          <table:table-cell table:style-name="ce19" office:value-type="float" office:value="51247" calcext:value-type="float">
            <text:p>51'247 <text:s/></text:p>
          </table:table-cell>
          <table:table-cell table:style-name="ce19" office:value-type="float" office:value="159460" calcext:value-type="float">
            <text:p>159'460 <text:s/></text:p>
          </table:table-cell>
          <table:table-cell table:style-name="ce19" office:value-type="float" office:value="46283" calcext:value-type="float">
            <text:p>46'283 <text:s/></text:p>
          </table:table-cell>
          <table:table-cell table:style-name="ce19" office:value-type="float" office:value="127111" calcext:value-type="float">
            <text:p>127'111 <text:s/></text:p>
          </table:table-cell>
          <table:table-cell table:style-name="ce19" office:value-type="float" office:value="129879" calcext:value-type="float">
            <text:p>129'879 <text:s/></text:p>
          </table:table-cell>
          <table:table-cell table:style-name="ce31" office:value-type="float" office:value="206325" calcext:value-type="float">
            <text:p>206'325 <text:s/></text:p>
          </table:table-cell>
          <table:table-cell table:style-name="ce31" office:value-type="float" office:value="50665" calcext:value-type="float">
            <text:p>50'665 <text:s/></text:p>
          </table:table-cell>
          <table:table-cell table:style-name="ce19" office:value-type="float" office:value="105158" calcext:value-type="float">
            <text:p>105'158 <text:s/></text:p>
          </table:table-cell>
          <table:table-cell table:style-name="ce19" office:value-type="float" office:value="116472" calcext:value-type="float">
            <text:p>116'472 <text:s/></text:p>
          </table:table-cell>
          <table:table-cell table:style-name="ce19" office:value-type="float" office:value="14600" calcext:value-type="float">
            <text:p>14'600 <text:s/></text:p>
          </table:table-cell>
          <table:table-cell table:style-name="ce19" office:value-type="float" office:value="20522" calcext:value-type="float">
            <text:p>20'522 <text:s/></text:p>
          </table:table-cell>
          <table:table-cell table:style-name="ce19" office:value-type="float" office:value="12" calcext:value-type="float">
            <text:p>12 <text:s/></text:p>
          </table:table-cell>
          <table:table-cell table:style-name="ce19" office:value-type="float" office:value="218" calcext:value-type="float">
            <text:p>218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199313" calcext:value-type="float">
            <text:p>199'313 <text:s/></text:p>
          </table:table-cell>
          <table:table-cell table:style-name="ce19" office:value-type="float" office:value="57677" calcext:value-type="float">
            <text:p>57'677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73183" calcext:value-type="float">
            <text:p>173'183 <text:s/></text:p>
          </table:table-cell>
          <table:table-cell table:style-name="ce19" office:value-type="float" office:value="38292" calcext:value-type="float">
            <text:p>38'292 <text:s/></text:p>
          </table:table-cell>
          <table:table-cell table:style-name="ce19" office:value-type="float" office:value="103634" calcext:value-type="float">
            <text:p>103'634 <text:s/></text:p>
          </table:table-cell>
          <table:table-cell table:style-name="ce19" office:value-type="float" office:value="31257" calcext:value-type="float">
            <text:p>31'257 <text:s/></text:p>
          </table:table-cell>
          <table:table-cell table:style-name="ce19" office:value-type="float" office:value="84160" calcext:value-type="float">
            <text:p>84'160 <text:s/></text:p>
          </table:table-cell>
          <table:table-cell table:style-name="ce19" office:value-type="float" office:value="89023" calcext:value-type="float">
            <text:p>89'023 <text:s/></text:p>
          </table:table-cell>
          <table:table-cell table:style-name="ce31" office:value-type="float" office:value="132685" calcext:value-type="float">
            <text:p>132'685 <text:s/></text:p>
          </table:table-cell>
          <table:table-cell table:style-name="ce31" office:value-type="float" office:value="40498" calcext:value-type="float">
            <text:p>40'498 <text:s/></text:p>
          </table:table-cell>
          <table:table-cell table:style-name="ce19" office:value-type="float" office:value="72831" calcext:value-type="float">
            <text:p>72'831 <text:s/></text:p>
          </table:table-cell>
          <table:table-cell table:style-name="ce19" office:value-type="float" office:value="73892" calcext:value-type="float">
            <text:p>73'892 <text:s/></text:p>
          </table:table-cell>
          <table:table-cell table:style-name="ce19" office:value-type="float" office:value="10201" calcext:value-type="float">
            <text:p>10'201 <text:s/></text:p>
          </table:table-cell>
          <table:table-cell table:style-name="ce19" office:value-type="float" office:value="16084" calcext:value-type="float">
            <text:p>16'084 <text:s/></text:p>
          </table:table-cell>
          <table:table-cell table:style-name="ce19" office:value-type="float" office:value="9" calcext:value-type="float">
            <text:p>9 <text:s/></text:p>
          </table:table-cell>
          <table:table-cell table:style-name="ce19" office:value-type="float" office:value="158" calcext:value-type="float">
            <text:p>158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129262" calcext:value-type="float">
            <text:p>129'262 <text:s/></text:p>
          </table:table-cell>
          <table:table-cell table:style-name="ce19" office:value-type="float" office:value="43921" calcext:value-type="float">
            <text:p>43'921 <text:s/>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70542" calcext:value-type="float">
            <text:p>70'542 <text:s/></text:p>
          </table:table-cell>
          <table:table-cell table:style-name="ce19" office:value-type="float" office:value="16059" calcext:value-type="float">
            <text:p>16'059 <text:s/></text:p>
          </table:table-cell>
          <table:table-cell table:style-name="ce19" office:value-type="float" office:value="41416" calcext:value-type="float">
            <text:p>41'416 <text:s/></text:p>
          </table:table-cell>
          <table:table-cell table:style-name="ce19" office:value-type="float" office:value="13067" calcext:value-type="float">
            <text:p>13'067 <text:s/></text:p>
          </table:table-cell>
          <table:table-cell table:style-name="ce19" office:value-type="float" office:value="34717" calcext:value-type="float">
            <text:p>34'717 <text:s/></text:p>
          </table:table-cell>
          <table:table-cell table:style-name="ce19" office:value-type="float" office:value="35825" calcext:value-type="float">
            <text:p>35'825 <text:s/></text:p>
          </table:table-cell>
          <table:table-cell table:style-name="ce31" office:value-type="float" office:value="61600" calcext:value-type="float">
            <text:p>61'600 <text:s/></text:p>
          </table:table-cell>
          <table:table-cell table:style-name="ce31" office:value-type="float" office:value="8942" calcext:value-type="float">
            <text:p>8'942 <text:s/></text:p>
          </table:table-cell>
          <table:table-cell table:style-name="ce19" office:value-type="float" office:value="29628" calcext:value-type="float">
            <text:p>29'628 <text:s/></text:p>
          </table:table-cell>
          <table:table-cell table:style-name="ce19" office:value-type="float" office:value="31387" calcext:value-type="float">
            <text:p>31'387 <text:s/></text:p>
          </table:table-cell>
          <table:table-cell table:style-name="ce19" office:value-type="float" office:value="4484" calcext:value-type="float">
            <text:p>4'484 <text:s/></text:p>
          </table:table-cell>
          <table:table-cell table:style-name="ce19" office:value-type="float" office:value="4989" calcext:value-type="float">
            <text:p>4'989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46" calcext:value-type="float">
            <text:p>46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21553" calcext:value-type="float">
            <text:p>21'553 <text:s/></text:p>
          </table:table-cell>
          <table:table-cell table:style-name="ce19" office:value-type="float" office:value="48989" calcext:value-type="float">
            <text:p>48'989 <text:s/></text:p>
          </table:table-cell>
          <table:table-cell table:number-columns-repeated="1006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79913" calcext:value-type="float">
            <text:p>1'079'913 <text:s/></text:p>
          </table:table-cell>
          <table:table-cell table:style-name="ce18" office:value-type="float" office:value="214404" calcext:value-type="float">
            <text:p>214'404 <text:s/></text:p>
          </table:table-cell>
          <table:table-cell table:style-name="ce18" office:value-type="float" office:value="673785" calcext:value-type="float">
            <text:p>673'785 <text:s/></text:p>
          </table:table-cell>
          <table:table-cell table:style-name="ce18" office:value-type="float" office:value="191724" calcext:value-type="float">
            <text:p>191'724 <text:s/></text:p>
          </table:table-cell>
          <table:table-cell table:style-name="ce18" office:value-type="float" office:value="532811" calcext:value-type="float">
            <text:p>532'811 <text:s/></text:p>
          </table:table-cell>
          <table:table-cell table:style-name="ce18" office:value-type="float" office:value="547102" calcext:value-type="float">
            <text:p>547'102 <text:s/></text:p>
          </table:table-cell>
          <table:table-cell table:style-name="ce30" office:value-type="float" office:value="826427" calcext:value-type="float">
            <text:p>826'427 <text:s/></text:p>
          </table:table-cell>
          <table:table-cell table:style-name="ce30" office:value-type="float" office:value="253486" calcext:value-type="float">
            <text:p>253'486 <text:s/></text:p>
          </table:table-cell>
          <table:table-cell table:style-name="ce18" office:value-type="float" office:value="451381" calcext:value-type="float">
            <text:p>451'381 <text:s/></text:p>
          </table:table-cell>
          <table:table-cell table:style-name="ce18" office:value-type="float" office:value="486941" calcext:value-type="float">
            <text:p>486'941 <text:s/></text:p>
          </table:table-cell>
          <table:table-cell table:style-name="ce18" office:value-type="float" office:value="56372" calcext:value-type="float">
            <text:p>56'372 <text:s/></text:p>
          </table:table-cell>
          <table:table-cell table:style-name="ce18" office:value-type="float" office:value="83851" calcext:value-type="float">
            <text:p>83'851 <text:s/></text:p>
          </table:table-cell>
          <table:table-cell table:style-name="ce18" office:value-type="float" office:value="58" calcext:value-type="float">
            <text:p>58 <text:s/></text:p>
          </table:table-cell>
          <table:table-cell table:style-name="ce18" office:value-type="float" office:value="1240" calcext:value-type="float">
            <text:p>1'240 <text:s/></text:p>
          </table:table-cell>
          <table:table-cell table:style-name="ce18" office:value-type="float" office:value="70" calcext:value-type="float">
            <text:p>70 <text:s/></text:p>
          </table:table-cell>
          <table:table-cell table:style-name="ce18" office:value-type="float" office:value="846231" calcext:value-type="float">
            <text:p>846'231 <text:s/></text:p>
          </table:table-cell>
          <table:table-cell table:style-name="ce18" office:value-type="float" office:value="233682" calcext:value-type="float">
            <text:p>233'682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6255" calcext:value-type="float">
            <text:p>186'255 <text:s/></text:p>
          </table:table-cell>
          <table:table-cell table:style-name="ce19" office:value-type="float" office:value="30823" calcext:value-type="float">
            <text:p>30'823 <text:s/></text:p>
          </table:table-cell>
          <table:table-cell table:style-name="ce19" office:value-type="float" office:value="116822" calcext:value-type="float">
            <text:p>116'822 <text:s/></text:p>
          </table:table-cell>
          <table:table-cell table:style-name="ce19" office:value-type="float" office:value="38610" calcext:value-type="float">
            <text:p>38'610 <text:s/></text:p>
          </table:table-cell>
          <table:table-cell table:style-name="ce19" office:value-type="float" office:value="89255" calcext:value-type="float">
            <text:p>89'255 <text:s/></text:p>
          </table:table-cell>
          <table:table-cell table:style-name="ce19" office:value-type="float" office:value="97000" calcext:value-type="float">
            <text:p>97'000 <text:s/></text:p>
          </table:table-cell>
          <table:table-cell table:style-name="ce31" office:value-type="float" office:value="124589" calcext:value-type="float">
            <text:p>124'589 <text:s/></text:p>
          </table:table-cell>
          <table:table-cell table:style-name="ce31" office:value-type="float" office:value="61666" calcext:value-type="float">
            <text:p>61'666 <text:s/></text:p>
          </table:table-cell>
          <table:table-cell table:style-name="ce19" office:value-type="float" office:value="83638" calcext:value-type="float">
            <text:p>83'638 <text:s/></text:p>
          </table:table-cell>
          <table:table-cell table:style-name="ce19" office:value-type="float" office:value="72465" calcext:value-type="float">
            <text:p>72'465 <text:s/></text:p>
          </table:table-cell>
          <table:table-cell table:style-name="ce19" office:value-type="float" office:value="11803" calcext:value-type="float">
            <text:p>11'803 <text:s/></text:p>
          </table:table-cell>
          <table:table-cell table:style-name="ce19" office:value-type="float" office:value="17883" calcext:value-type="float">
            <text:p>17'883 <text:s/></text:p>
          </table:table-cell>
          <table:table-cell table:style-name="ce19" office:value-type="float" office:value="23" calcext:value-type="float">
            <text:p>23 <text:s/></text:p>
          </table:table-cell>
          <table:table-cell table:style-name="ce19" office:value-type="float" office:value="413" calcext:value-type="float">
            <text:p>413 <text:s/></text:p>
          </table:table-cell>
          <table:table-cell table:style-name="ce19" office:value-type="float" office:value="30" calcext:value-type="float">
            <text:p>30 <text:s/></text:p>
          </table:table-cell>
          <table:table-cell table:style-name="ce19" office:value-type="float" office:value="186255" calcext:value-type="float">
            <text:p>186'255 <text:s/></text:p>
          </table:table-cell>
          <table:table-cell table:style-name="ce19" office:value-type="float" office:value="0" calcext:value-type="float">
            <text:p>0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75360" calcext:value-type="float">
            <text:p>275'360 <text:s/></text:p>
          </table:table-cell>
          <table:table-cell table:style-name="ce19" office:value-type="float" office:value="54064" calcext:value-type="float">
            <text:p>54'064 <text:s/></text:p>
          </table:table-cell>
          <table:table-cell table:style-name="ce19" office:value-type="float" office:value="166320" calcext:value-type="float">
            <text:p>166'320 <text:s/></text:p>
          </table:table-cell>
          <table:table-cell table:style-name="ce19" office:value-type="float" office:value="54976" calcext:value-type="float">
            <text:p>54'976 <text:s/></text:p>
          </table:table-cell>
          <table:table-cell table:style-name="ce19" office:value-type="float" office:value="134661" calcext:value-type="float">
            <text:p>134'661 <text:s/></text:p>
          </table:table-cell>
          <table:table-cell table:style-name="ce19" office:value-type="float" office:value="140699" calcext:value-type="float">
            <text:p>140'699 <text:s/></text:p>
          </table:table-cell>
          <table:table-cell table:style-name="ce31" office:value-type="float" office:value="221306" calcext:value-type="float">
            <text:p>221'306 <text:s/></text:p>
          </table:table-cell>
          <table:table-cell table:style-name="ce31" office:value-type="float" office:value="54054" calcext:value-type="float">
            <text:p>54'054 <text:s/></text:p>
          </table:table-cell>
          <table:table-cell table:style-name="ce19" office:value-type="float" office:value="108602" calcext:value-type="float">
            <text:p>108'602 <text:s/></text:p>
          </table:table-cell>
          <table:table-cell table:style-name="ce19" office:value-type="float" office:value="129811" calcext:value-type="float">
            <text:p>129'811 <text:s/></text:p>
          </table:table-cell>
          <table:table-cell table:style-name="ce19" office:value-type="float" office:value="15409" calcext:value-type="float">
            <text:p>15'409 <text:s/></text:p>
          </table:table-cell>
          <table:table-cell table:style-name="ce19" office:value-type="float" office:value="21165" calcext:value-type="float">
            <text:p>21'165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344" calcext:value-type="float">
            <text:p>344 <text:s/></text:p>
          </table:table-cell>
          <table:table-cell table:style-name="ce19" office:value-type="float" office:value="19" calcext:value-type="float">
            <text:p>19 <text:s/></text:p>
          </table:table-cell>
          <table:table-cell table:style-name="ce19" office:value-type="float" office:value="252704" calcext:value-type="float">
            <text:p>252'704 <text:s/></text:p>
          </table:table-cell>
          <table:table-cell table:style-name="ce19" office:value-type="float" office:value="22656" calcext:value-type="float">
            <text:p>22'656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618298" calcext:value-type="float">
            <text:p>618'298 <text:s/></text:p>
          </table:table-cell>
          <table:table-cell table:style-name="ce19" office:value-type="float" office:value="129517" calcext:value-type="float">
            <text:p>129'517 <text:s/></text:p>
          </table:table-cell>
          <table:table-cell table:style-name="ce19" office:value-type="float" office:value="390643" calcext:value-type="float">
            <text:p>390'643 <text:s/></text:p>
          </table:table-cell>
          <table:table-cell table:style-name="ce19" office:value-type="float" office:value="98138" calcext:value-type="float">
            <text:p>98'138 <text:s/></text:p>
          </table:table-cell>
          <table:table-cell table:style-name="ce19" office:value-type="float" office:value="308895" calcext:value-type="float">
            <text:p>308'895 <text:s/></text:p>
          </table:table-cell>
          <table:table-cell table:style-name="ce19" office:value-type="float" office:value="309403" calcext:value-type="float">
            <text:p>309'403 <text:s/></text:p>
          </table:table-cell>
          <table:table-cell table:style-name="ce31" office:value-type="float" office:value="480532" calcext:value-type="float">
            <text:p>480'532 <text:s/></text:p>
          </table:table-cell>
          <table:table-cell table:style-name="ce31" office:value-type="float" office:value="137766" calcext:value-type="float">
            <text:p>137'766 <text:s/></text:p>
          </table:table-cell>
          <table:table-cell table:style-name="ce19" office:value-type="float" office:value="259141" calcext:value-type="float">
            <text:p>259'141 <text:s/></text:p>
          </table:table-cell>
          <table:table-cell table:style-name="ce19" office:value-type="float" office:value="284665" calcext:value-type="float">
            <text:p>284'665 <text:s/></text:p>
          </table:table-cell>
          <table:table-cell table:style-name="ce19" office:value-type="float" office:value="29160" calcext:value-type="float">
            <text:p>29'160 <text:s/></text:p>
          </table:table-cell>
          <table:table-cell table:style-name="ce19" office:value-type="float" office:value="44803" calcext:value-type="float">
            <text:p>44'803 <text:s/></text:p>
          </table:table-cell>
          <table:table-cell table:style-name="ce19" office:value-type="float" office:value="25" calcext:value-type="float">
            <text:p>25 <text:s/></text:p>
          </table:table-cell>
          <table:table-cell table:style-name="ce19" office:value-type="float" office:value="483" calcext:value-type="float">
            <text:p>483 <text:s/></text:p>
          </table:table-cell>
          <table:table-cell table:style-name="ce19" office:value-type="float" office:value="21" calcext:value-type="float">
            <text:p>21 <text:s/></text:p>
          </table:table-cell>
          <table:table-cell table:style-name="ce19" office:value-type="float" office:value="407272" calcext:value-type="float">
            <text:p>407'272 <text:s/></text:p>
          </table:table-cell>
          <table:table-cell table:style-name="ce19" office:value-type="float" office:value="211026" calcext:value-type="float">
            <text:p>211'026 <text:s/></text:p>
          </table:table-cell>
          <table:table-cell table:number-columns-repeated="1006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392396" calcext:value-type="float">
            <text:p>1'392'396 <text:s/></text:p>
          </table:table-cell>
          <table:table-cell table:style-name="ce18" office:value-type="float" office:value="273429" calcext:value-type="float">
            <text:p>273'429 <text:s/></text:p>
          </table:table-cell>
          <table:table-cell table:style-name="ce18" office:value-type="float" office:value="889659" calcext:value-type="float">
            <text:p>889'659 <text:s/></text:p>
          </table:table-cell>
          <table:table-cell table:style-name="ce18" office:value-type="float" office:value="229308" calcext:value-type="float">
            <text:p>229'308 <text:s/></text:p>
          </table:table-cell>
          <table:table-cell table:style-name="ce18" office:value-type="float" office:value="689044" calcext:value-type="float">
            <text:p>689'044 <text:s/></text:p>
          </table:table-cell>
          <table:table-cell table:style-name="ce18" office:value-type="float" office:value="703352" calcext:value-type="float">
            <text:p>703'352 <text:s/></text:p>
          </table:table-cell>
          <table:table-cell table:style-name="ce30" office:value-type="float" office:value="1050188" calcext:value-type="float">
            <text:p>1'050'188 <text:s/></text:p>
          </table:table-cell>
          <table:table-cell table:style-name="ce30" office:value-type="float" office:value="342208" calcext:value-type="float">
            <text:p>342'208 <text:s/></text:p>
          </table:table-cell>
          <table:table-cell table:style-name="ce18" office:value-type="float" office:value="618188" calcext:value-type="float">
            <text:p>618'188 <text:s/></text:p>
          </table:table-cell>
          <table:table-cell table:style-name="ce18" office:value-type="float" office:value="589863" calcext:value-type="float">
            <text:p>589'863 <text:s/></text:p>
          </table:table-cell>
          <table:table-cell table:style-name="ce18" office:value-type="float" office:value="63675" calcext:value-type="float">
            <text:p>63'675 <text:s/></text:p>
          </table:table-cell>
          <table:table-cell table:style-name="ce18" office:value-type="float" office:value="117216" calcext:value-type="float">
            <text:p>117'216 <text:s/></text:p>
          </table:table-cell>
          <table:table-cell table:style-name="ce18" office:value-type="float" office:value="80" calcext:value-type="float">
            <text:p>80 <text:s/></text:p>
          </table:table-cell>
          <table:table-cell table:style-name="ce18" office:value-type="float" office:value="3216" calcext:value-type="float">
            <text:p>3'216 <text:s/></text:p>
          </table:table-cell>
          <table:table-cell table:style-name="ce18" office:value-type="float" office:value="158" calcext:value-type="float">
            <text:p>158 <text:s/></text:p>
          </table:table-cell>
          <table:table-cell table:style-name="ce18" office:value-type="float" office:value="1324473" calcext:value-type="float">
            <text:p>1'324'473 <text:s/></text:p>
          </table:table-cell>
          <table:table-cell table:style-name="ce18" office:value-type="float" office:value="67923" calcext:value-type="float">
            <text:p>67'923 <text:s/></text:p>
          </table:table-cell>
          <table:table-cell table:number-columns-repeated="1006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113929" calcext:value-type="float">
            <text:p>1'113'929 <text:s/></text:p>
          </table:table-cell>
          <table:table-cell table:style-name="ce18" office:value-type="float" office:value="234649" calcext:value-type="float">
            <text:p>234'649 <text:s/></text:p>
          </table:table-cell>
          <table:table-cell table:style-name="ce18" office:value-type="float" office:value="690724" calcext:value-type="float">
            <text:p>690'724 <text:s/></text:p>
          </table:table-cell>
          <table:table-cell table:style-name="ce18" office:value-type="float" office:value="188556" calcext:value-type="float">
            <text:p>188'556 <text:s/></text:p>
          </table:table-cell>
          <table:table-cell table:style-name="ce18" office:value-type="float" office:value="555345" calcext:value-type="float">
            <text:p>555'345 <text:s/></text:p>
          </table:table-cell>
          <table:table-cell table:style-name="ce18" office:value-type="float" office:value="558584" calcext:value-type="float">
            <text:p>558'584 <text:s/></text:p>
          </table:table-cell>
          <table:table-cell table:style-name="ce30" office:value-type="float" office:value="882555" calcext:value-type="float">
            <text:p>882'555 <text:s/></text:p>
          </table:table-cell>
          <table:table-cell table:style-name="ce30" office:value-type="float" office:value="231374" calcext:value-type="float">
            <text:p>231'374 <text:s/></text:p>
          </table:table-cell>
          <table:table-cell table:style-name="ce18" office:value-type="float" office:value="475505" calcext:value-type="float">
            <text:p>475'505 <text:s/></text:p>
          </table:table-cell>
          <table:table-cell table:style-name="ce18" office:value-type="float" office:value="496656" calcext:value-type="float">
            <text:p>496'656 <text:s/></text:p>
          </table:table-cell>
          <table:table-cell table:style-name="ce18" office:value-type="float" office:value="58589" calcext:value-type="float">
            <text:p>58'589 <text:s/></text:p>
          </table:table-cell>
          <table:table-cell table:style-name="ce18" office:value-type="float" office:value="82307" calcext:value-type="float">
            <text:p>82'307 <text:s/></text:p>
          </table:table-cell>
          <table:table-cell table:style-name="ce18" office:value-type="float" office:value="48" calcext:value-type="float">
            <text:p>48 <text:s/></text:p>
          </table:table-cell>
          <table:table-cell table:style-name="ce18" office:value-type="float" office:value="780" calcext:value-type="float">
            <text:p>780 <text:s/></text:p>
          </table:table-cell>
          <table:table-cell table:style-name="ce18" office:value-type="float" office:value="44" calcext:value-type="float">
            <text:p>44 <text:s/></text:p>
          </table:table-cell>
          <table:table-cell table:style-name="ce18" office:value-type="float" office:value="632457" calcext:value-type="float">
            <text:p>632'457 <text:s/></text:p>
          </table:table-cell>
          <table:table-cell table:style-name="ce18" office:value-type="float" office:value="481472" calcext:value-type="float">
            <text:p>481'472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9217" calcext:value-type="float">
            <text:p>39'217 <text:s/></text:p>
          </table:table-cell>
          <table:table-cell table:style-name="ce19" office:value-type="float" office:value="7919" calcext:value-type="float">
            <text:p>7'919 <text:s/></text:p>
          </table:table-cell>
          <table:table-cell table:style-name="ce19" office:value-type="float" office:value="24277" calcext:value-type="float">
            <text:p>24'277 <text:s/></text:p>
          </table:table-cell>
          <table:table-cell table:style-name="ce19" office:value-type="float" office:value="7021" calcext:value-type="float">
            <text:p>7'021 <text:s/></text:p>
          </table:table-cell>
          <table:table-cell table:style-name="ce19" office:value-type="float" office:value="19813" calcext:value-type="float">
            <text:p>19'813 <text:s/></text:p>
          </table:table-cell>
          <table:table-cell table:style-name="ce19" office:value-type="float" office:value="19404" calcext:value-type="float">
            <text:p>19'404 <text:s/></text:p>
          </table:table-cell>
          <table:table-cell table:style-name="ce31" office:value-type="float" office:value="30842" calcext:value-type="float">
            <text:p>30'842 <text:s/></text:p>
          </table:table-cell>
          <table:table-cell table:style-name="ce31" office:value-type="float" office:value="8375" calcext:value-type="float">
            <text:p>8'375 <text:s/></text:p>
          </table:table-cell>
          <table:table-cell table:style-name="ce19" office:value-type="float" office:value="16273" calcext:value-type="float">
            <text:p>16'273 <text:s/></text:p>
          </table:table-cell>
          <table:table-cell table:style-name="ce19" office:value-type="float" office:value="17755" calcext:value-type="float">
            <text:p>17'755 <text:s/></text:p>
          </table:table-cell>
          <table:table-cell table:style-name="ce19" office:value-type="float" office:value="2429" calcext:value-type="float">
            <text:p>2'429 <text:s/></text:p>
          </table:table-cell>
          <table:table-cell table:style-name="ce19" office:value-type="float" office:value="2736" calcext:value-type="float">
            <text:p>2'736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21" calcext:value-type="float">
            <text:p>21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9217" calcext:value-type="float">
            <text:p>39'217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7139" calcext:value-type="float">
            <text:p>77'139 <text:s/></text:p>
          </table:table-cell>
          <table:table-cell table:style-name="ce19" office:value-type="float" office:value="14919" calcext:value-type="float">
            <text:p>14'919 <text:s/></text:p>
          </table:table-cell>
          <table:table-cell table:style-name="ce19" office:value-type="float" office:value="47077" calcext:value-type="float">
            <text:p>47'077 <text:s/></text:p>
          </table:table-cell>
          <table:table-cell table:style-name="ce19" office:value-type="float" office:value="15143" calcext:value-type="float">
            <text:p>15'143 <text:s/></text:p>
          </table:table-cell>
          <table:table-cell table:style-name="ce19" office:value-type="float" office:value="37885" calcext:value-type="float">
            <text:p>37'885 <text:s/></text:p>
          </table:table-cell>
          <table:table-cell table:style-name="ce19" office:value-type="float" office:value="39254" calcext:value-type="float">
            <text:p>39'254 <text:s/></text:p>
          </table:table-cell>
          <table:table-cell table:style-name="ce31" office:value-type="float" office:value="58950" calcext:value-type="float">
            <text:p>58'950 <text:s/></text:p>
          </table:table-cell>
          <table:table-cell table:style-name="ce31" office:value-type="float" office:value="18189" calcext:value-type="float">
            <text:p>18'189 <text:s/></text:p>
          </table:table-cell>
          <table:table-cell table:style-name="ce19" office:value-type="float" office:value="30912" calcext:value-type="float">
            <text:p>30'912 <text:s/></text:p>
          </table:table-cell>
          <table:table-cell table:style-name="ce19" office:value-type="float" office:value="35289" calcext:value-type="float">
            <text:p>35'289 <text:s/></text:p>
          </table:table-cell>
          <table:table-cell table:style-name="ce19" office:value-type="float" office:value="4672" calcext:value-type="float">
            <text:p>4'672 <text:s/></text:p>
          </table:table-cell>
          <table:table-cell table:style-name="ce19" office:value-type="float" office:value="6175" calcext:value-type="float">
            <text:p>6'175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87" calcext:value-type="float">
            <text:p>87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58535" calcext:value-type="float">
            <text:p>58'535 <text:s/></text:p>
          </table:table-cell>
          <table:table-cell table:style-name="ce19" office:value-type="float" office:value="18604" calcext:value-type="float">
            <text:p>18'604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313" calcext:value-type="float">
            <text:p>53'313 <text:s/></text:p>
          </table:table-cell>
          <table:table-cell table:style-name="ce19" office:value-type="float" office:value="11345" calcext:value-type="float">
            <text:p>11'345 <text:s/></text:p>
          </table:table-cell>
          <table:table-cell table:style-name="ce19" office:value-type="float" office:value="32417" calcext:value-type="float">
            <text:p>32'417 <text:s/></text:p>
          </table:table-cell>
          <table:table-cell table:style-name="ce19" office:value-type="float" office:value="9551" calcext:value-type="float">
            <text:p>9'551 <text:s/></text:p>
          </table:table-cell>
          <table:table-cell table:style-name="ce19" office:value-type="float" office:value="26792" calcext:value-type="float">
            <text:p>26'792 <text:s/></text:p>
          </table:table-cell>
          <table:table-cell table:style-name="ce19" office:value-type="float" office:value="26521" calcext:value-type="float">
            <text:p>26'521 <text:s/></text:p>
          </table:table-cell>
          <table:table-cell table:style-name="ce31" office:value-type="float" office:value="45608" calcext:value-type="float">
            <text:p>45'608 <text:s/></text:p>
          </table:table-cell>
          <table:table-cell table:style-name="ce31" office:value-type="float" office:value="7705" calcext:value-type="float">
            <text:p>7'705 <text:s/></text:p>
          </table:table-cell>
          <table:table-cell table:style-name="ce19" office:value-type="float" office:value="22566" calcext:value-type="float">
            <text:p>22'566 <text:s/></text:p>
          </table:table-cell>
          <table:table-cell table:style-name="ce19" office:value-type="float" office:value="23672" calcext:value-type="float">
            <text:p>23'672 <text:s/></text:p>
          </table:table-cell>
          <table:table-cell table:style-name="ce19" office:value-type="float" office:value="2967" calcext:value-type="float">
            <text:p>2'967 <text:s/></text:p>
          </table:table-cell>
          <table:table-cell table:style-name="ce19" office:value-type="float" office:value="4070" calcext:value-type="float">
            <text:p>4'070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34" calcext:value-type="float">
            <text:p>34 <text:s/></text:p>
          </table:table-cell>
          <table:table-cell table:style-name="ce19" office:value-type="float" office:value="3" calcext:value-type="float">
            <text:p>3 <text:s/></text:p>
          </table:table-cell>
          <table:table-cell table:style-name="ce19" office:value-type="float" office:value="28233" calcext:value-type="float">
            <text:p>28'233 <text:s/></text:p>
          </table:table-cell>
          <table:table-cell table:style-name="ce19" office:value-type="float" office:value="25080" calcext:value-type="float">
            <text:p>25'080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743" calcext:value-type="float">
            <text:p>15'743 <text:s/></text:p>
          </table:table-cell>
          <table:table-cell table:style-name="ce19" office:value-type="float" office:value="3749" calcext:value-type="float">
            <text:p>3'749 <text:s/></text:p>
          </table:table-cell>
          <table:table-cell table:style-name="ce19" office:value-type="float" office:value="9314" calcext:value-type="float">
            <text:p>9'314 <text:s/></text:p>
          </table:table-cell>
          <table:table-cell table:style-name="ce19" office:value-type="float" office:value="2680" calcext:value-type="float">
            <text:p>2'680 <text:s/></text:p>
          </table:table-cell>
          <table:table-cell table:style-name="ce19" office:value-type="float" office:value="8067" calcext:value-type="float">
            <text:p>8'067 <text:s/></text:p>
          </table:table-cell>
          <table:table-cell table:style-name="ce19" office:value-type="float" office:value="7676" calcext:value-type="float">
            <text:p>7'676 <text:s/></text:p>
          </table:table-cell>
          <table:table-cell table:style-name="ce31" office:value-type="float" office:value="14153" calcext:value-type="float">
            <text:p>14'153 <text:s/></text:p>
          </table:table-cell>
          <table:table-cell table:style-name="ce31" office:value-type="float" office:value="1590" calcext:value-type="float">
            <text:p>1'590 <text:s/></text:p>
          </table:table-cell>
          <table:table-cell table:style-name="ce19" office:value-type="float" office:value="7364" calcext:value-type="float">
            <text:p>7'364 <text:s/></text:p>
          </table:table-cell>
          <table:table-cell table:style-name="ce19" office:value-type="float" office:value="6768" calcext:value-type="float">
            <text:p>6'768 <text:s/></text:p>
          </table:table-cell>
          <table:table-cell table:style-name="ce19" office:value-type="float" office:value="860" calcext:value-type="float">
            <text:p>860 <text:s/></text:p>
          </table:table-cell>
          <table:table-cell table:style-name="ce19" office:value-type="float" office:value="745" calcext:value-type="float">
            <text:p>745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743" calcext:value-type="float">
            <text:p>15'743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83156" calcext:value-type="float">
            <text:p>483'156 <text:s/></text:p>
          </table:table-cell>
          <table:table-cell table:style-name="ce19" office:value-type="float" office:value="104928" calcext:value-type="float">
            <text:p>104'928 <text:s/></text:p>
          </table:table-cell>
          <table:table-cell table:style-name="ce19" office:value-type="float" office:value="299059" calcext:value-type="float">
            <text:p>299'059 <text:s/></text:p>
          </table:table-cell>
          <table:table-cell table:style-name="ce19" office:value-type="float" office:value="79169" calcext:value-type="float">
            <text:p>79'169 <text:s/></text:p>
          </table:table-cell>
          <table:table-cell table:style-name="ce19" office:value-type="float" office:value="240277" calcext:value-type="float">
            <text:p>240'277 <text:s/></text:p>
          </table:table-cell>
          <table:table-cell table:style-name="ce19" office:value-type="float" office:value="242879" calcext:value-type="float">
            <text:p>242'879 <text:s/></text:p>
          </table:table-cell>
          <table:table-cell table:style-name="ce31" office:value-type="float" office:value="376226" calcext:value-type="float">
            <text:p>376'226 <text:s/></text:p>
          </table:table-cell>
          <table:table-cell table:style-name="ce31" office:value-type="float" office:value="106930" calcext:value-type="float">
            <text:p>106'930 <text:s/></text:p>
          </table:table-cell>
          <table:table-cell table:style-name="ce19" office:value-type="float" office:value="208816" calcext:value-type="float">
            <text:p>208'816 <text:s/></text:p>
          </table:table-cell>
          <table:table-cell table:style-name="ce19" office:value-type="float" office:value="214056" calcext:value-type="float">
            <text:p>214'056 <text:s/></text:p>
          </table:table-cell>
          <table:table-cell table:style-name="ce19" office:value-type="float" office:value="24507" calcext:value-type="float">
            <text:p>24'507 <text:s/></text:p>
          </table:table-cell>
          <table:table-cell table:style-name="ce19" office:value-type="float" office:value="35437" calcext:value-type="float">
            <text:p>35'437 <text:s/></text:p>
          </table:table-cell>
          <table:table-cell table:style-name="ce19" office:value-type="float" office:value="15" calcext:value-type="float">
            <text:p>15 <text:s/></text:p>
          </table:table-cell>
          <table:table-cell table:style-name="ce19" office:value-type="float" office:value="314" calcext:value-type="float">
            <text:p>314 <text:s/></text:p>
          </table:table-cell>
          <table:table-cell table:style-name="ce19" office:value-type="float" office:value="11" calcext:value-type="float">
            <text:p>11 <text:s/></text:p>
          </table:table-cell>
          <table:table-cell table:style-name="ce19" office:value-type="float" office:value="323166" calcext:value-type="float">
            <text:p>323'166 <text:s/></text:p>
          </table:table-cell>
          <table:table-cell table:style-name="ce19" office:value-type="float" office:value="159990" calcext:value-type="float">
            <text:p>159'990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93388" calcext:value-type="float">
            <text:p>193'388 <text:s/></text:p>
          </table:table-cell>
          <table:table-cell table:style-name="ce19" office:value-type="float" office:value="37129" calcext:value-type="float">
            <text:p>37'129 <text:s/></text:p>
          </table:table-cell>
          <table:table-cell table:style-name="ce19" office:value-type="float" office:value="120747" calcext:value-type="float">
            <text:p>120'747 <text:s/></text:p>
          </table:table-cell>
          <table:table-cell table:style-name="ce19" office:value-type="float" office:value="35512" calcext:value-type="float">
            <text:p>35'512 <text:s/></text:p>
          </table:table-cell>
          <table:table-cell table:style-name="ce19" office:value-type="float" office:value="96142" calcext:value-type="float">
            <text:p>96'142 <text:s/></text:p>
          </table:table-cell>
          <table:table-cell table:style-name="ce19" office:value-type="float" office:value="97246" calcext:value-type="float">
            <text:p>97'246 <text:s/></text:p>
          </table:table-cell>
          <table:table-cell table:style-name="ce31" office:value-type="float" office:value="160504" calcext:value-type="float">
            <text:p>160'504 <text:s/></text:p>
          </table:table-cell>
          <table:table-cell table:style-name="ce31" office:value-type="float" office:value="32884" calcext:value-type="float">
            <text:p>32'884 <text:s/></text:p>
          </table:table-cell>
          <table:table-cell table:style-name="ce19" office:value-type="float" office:value="82555" calcext:value-type="float">
            <text:p>82'555 <text:s/></text:p>
          </table:table-cell>
          <table:table-cell table:style-name="ce19" office:value-type="float" office:value="86394" calcext:value-type="float">
            <text:p>86'394 <text:s/></text:p>
          </table:table-cell>
          <table:table-cell table:style-name="ce19" office:value-type="float" office:value="10897" calcext:value-type="float">
            <text:p>10'897 <text:s/></text:p>
          </table:table-cell>
          <table:table-cell table:style-name="ce19" office:value-type="float" office:value="13399" calcext:value-type="float">
            <text:p>13'399 <text:s/></text:p>
          </table:table-cell>
          <table:table-cell table:style-name="ce19" office:value-type="float" office:value="21" calcext:value-type="float">
            <text:p>21 <text:s/></text:p>
          </table:table-cell>
          <table:table-cell table:style-name="ce19" office:value-type="float" office:value="112" calcext:value-type="float">
            <text:p>112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96632" calcext:value-type="float">
            <text:p>96'632 <text:s/></text:p>
          </table:table-cell>
          <table:table-cell table:style-name="ce19" office:value-type="float" office:value="96756" calcext:value-type="float">
            <text:p>96'756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51973" calcext:value-type="float">
            <text:p>251'973 <text:s/></text:p>
          </table:table-cell>
          <table:table-cell table:style-name="ce19" office:value-type="float" office:value="54660" calcext:value-type="float">
            <text:p>54'660 <text:s/></text:p>
          </table:table-cell>
          <table:table-cell table:style-name="ce19" office:value-type="float" office:value="157833" calcext:value-type="float">
            <text:p>157'833 <text:s/></text:p>
          </table:table-cell>
          <table:table-cell table:style-name="ce19" office:value-type="float" office:value="39480" calcext:value-type="float">
            <text:p>39'480 <text:s/></text:p>
          </table:table-cell>
          <table:table-cell table:style-name="ce19" office:value-type="float" office:value="126369" calcext:value-type="float">
            <text:p>126'369 <text:s/></text:p>
          </table:table-cell>
          <table:table-cell table:style-name="ce19" office:value-type="float" office:value="125604" calcext:value-type="float">
            <text:p>125'604 <text:s/></text:p>
          </table:table-cell>
          <table:table-cell table:style-name="ce31" office:value-type="float" office:value="196272" calcext:value-type="float">
            <text:p>196'272 <text:s/></text:p>
          </table:table-cell>
          <table:table-cell table:style-name="ce31" office:value-type="float" office:value="55701" calcext:value-type="float">
            <text:p>55'701 <text:s/></text:p>
          </table:table-cell>
          <table:table-cell table:style-name="ce19" office:value-type="float" office:value="107019" calcext:value-type="float">
            <text:p>107'019 <text:s/></text:p>
          </table:table-cell>
          <table:table-cell table:style-name="ce19" office:value-type="float" office:value="112722" calcext:value-type="float">
            <text:p>112'722 <text:s/></text:p>
          </table:table-cell>
          <table:table-cell table:style-name="ce19" office:value-type="float" office:value="12257" calcext:value-type="float">
            <text:p>12'257 <text:s/></text:p>
          </table:table-cell>
          <table:table-cell table:style-name="ce19" office:value-type="float" office:value="19745" calcext:value-type="float">
            <text:p>19'745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208" calcext:value-type="float">
            <text:p>208 <text:s/></text:p>
          </table:table-cell>
          <table:table-cell table:style-name="ce19" office:value-type="float" office:value="14" calcext:value-type="float">
            <text:p>14 <text:s/></text:p>
          </table:table-cell>
          <table:table-cell table:style-name="ce19" office:value-type="float" office:value="125891" calcext:value-type="float">
            <text:p>125'891 <text:s/></text:p>
          </table:table-cell>
          <table:table-cell table:style-name="ce19" office:value-type="float" office:value="126082" calcext:value-type="float">
            <text:p>126'082 <text:s/></text:p>
          </table:table-cell>
          <table:table-cell table:number-columns-repeated="1006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8" table:number-columns-repeated="1006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57552" calcext:value-type="float">
            <text:p>757'552 <text:s/></text:p>
          </table:table-cell>
          <table:table-cell table:style-name="ce18" office:value-type="float" office:value="160947" calcext:value-type="float">
            <text:p>160'947 <text:s/></text:p>
          </table:table-cell>
          <table:table-cell table:style-name="ce18" office:value-type="float" office:value="475036" calcext:value-type="float">
            <text:p>475'036 <text:s/></text:p>
          </table:table-cell>
          <table:table-cell table:style-name="ce18" office:value-type="float" office:value="121569" calcext:value-type="float">
            <text:p>121'569 <text:s/></text:p>
          </table:table-cell>
          <table:table-cell table:style-name="ce18" office:value-type="float" office:value="379841" calcext:value-type="float">
            <text:p>379'841 <text:s/></text:p>
          </table:table-cell>
          <table:table-cell table:style-name="ce18" office:value-type="float" office:value="377711" calcext:value-type="float">
            <text:p>377'711 <text:s/></text:p>
          </table:table-cell>
          <table:table-cell table:style-name="ce30" office:value-type="float" office:value="623901" calcext:value-type="float">
            <text:p>623'901 <text:s/></text:p>
          </table:table-cell>
          <table:table-cell table:style-name="ce30" office:value-type="float" office:value="133651" calcext:value-type="float">
            <text:p>133'651 <text:s/></text:p>
          </table:table-cell>
          <table:table-cell table:style-name="ce18" office:value-type="float" office:value="337270" calcext:value-type="float">
            <text:p>337'270 <text:s/></text:p>
          </table:table-cell>
          <table:table-cell table:style-name="ce18" office:value-type="float" office:value="335715" calcext:value-type="float">
            <text:p>335'715 <text:s/></text:p>
          </table:table-cell>
          <table:table-cell table:style-name="ce18" office:value-type="float" office:value="35820" calcext:value-type="float">
            <text:p>35'820 <text:s/></text:p>
          </table:table-cell>
          <table:table-cell table:style-name="ce18" office:value-type="float" office:value="48103" calcext:value-type="float">
            <text:p>48'103 <text:s/></text:p>
          </table:table-cell>
          <table:table-cell table:style-name="ce18" office:value-type="float" office:value="45" calcext:value-type="float">
            <text:p>45 <text:s/></text:p>
          </table:table-cell>
          <table:table-cell table:style-name="ce18" office:value-type="float" office:value="577" calcext:value-type="float">
            <text:p>577 <text:s/></text:p>
          </table:table-cell>
          <table:table-cell table:style-name="ce18" office:value-type="float" office:value="22" calcext:value-type="float">
            <text:p>22 <text:s/></text:p>
          </table:table-cell>
          <table:table-cell table:style-name="ce18" office:value-type="float" office:value="459654" calcext:value-type="float">
            <text:p>459'654 <text:s/></text:p>
          </table:table-cell>
          <table:table-cell table:style-name="ce18" office:value-type="float" office:value="297898" calcext:value-type="float">
            <text:p>297'898 <text:s/></text:p>
          </table:table-cell>
          <table:table-cell table:style-name="ce8" table:number-columns-repeated="1006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81966" calcext:value-type="float">
            <text:p>381'966 <text:s/></text:p>
          </table:table-cell>
          <table:table-cell table:style-name="ce19" office:value-type="float" office:value="82223" calcext:value-type="float">
            <text:p>82'223 <text:s/></text:p>
          </table:table-cell>
          <table:table-cell table:style-name="ce19" office:value-type="float" office:value="237874" calcext:value-type="float">
            <text:p>237'874 <text:s/></text:p>
          </table:table-cell>
          <table:table-cell table:style-name="ce19" office:value-type="float" office:value="61869" calcext:value-type="float">
            <text:p>61'869 <text:s/></text:p>
          </table:table-cell>
          <table:table-cell table:style-name="ce19" office:value-type="float" office:value="189074" calcext:value-type="float">
            <text:p>189'074 <text:s/></text:p>
          </table:table-cell>
          <table:table-cell table:style-name="ce19" office:value-type="float" office:value="192892" calcext:value-type="float">
            <text:p>192'892 <text:s/></text:p>
          </table:table-cell>
          <table:table-cell table:style-name="ce31" office:value-type="float" office:value="317823" calcext:value-type="float">
            <text:p>317'823 <text:s/></text:p>
          </table:table-cell>
          <table:table-cell table:style-name="ce31" office:value-type="float" office:value="64143" calcext:value-type="float">
            <text:p>64'143 <text:s/></text:p>
          </table:table-cell>
          <table:table-cell table:style-name="ce19" office:value-type="float" office:value="173540" calcext:value-type="float">
            <text:p>173'540 <text:s/></text:p>
          </table:table-cell>
          <table:table-cell table:style-name="ce19" office:value-type="float" office:value="166035" calcext:value-type="float">
            <text:p>166'035 <text:s/></text:p>
          </table:table-cell>
          <table:table-cell table:style-name="ce19" office:value-type="float" office:value="18699" calcext:value-type="float">
            <text:p>18'699 <text:s/></text:p>
          </table:table-cell>
          <table:table-cell table:style-name="ce19" office:value-type="float" office:value="23356" calcext:value-type="float">
            <text:p>23'356 <text:s/></text:p>
          </table:table-cell>
          <table:table-cell table:style-name="ce19" office:value-type="float" office:value="21" calcext:value-type="float">
            <text:p>21 <text:s/></text:p>
          </table:table-cell>
          <table:table-cell table:style-name="ce19" office:value-type="float" office:value="305" calcext:value-type="float">
            <text:p>305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194180" calcext:value-type="float">
            <text:p>194'180 <text:s/></text:p>
          </table:table-cell>
          <table:table-cell table:style-name="ce19" office:value-type="float" office:value="187786" calcext:value-type="float">
            <text:p>187'786 <text:s/></text:p>
          </table:table-cell>
          <table:table-cell table:style-name="ce8" table:number-columns-repeated="1006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382" calcext:value-type="float">
            <text:p>35'382 <text:s/></text:p>
          </table:table-cell>
          <table:table-cell table:style-name="ce19" office:value-type="float" office:value="7579" calcext:value-type="float">
            <text:p>7'579 <text:s/></text:p>
          </table:table-cell>
          <table:table-cell table:style-name="ce19" office:value-type="float" office:value="21266" calcext:value-type="float">
            <text:p>21'266 <text:s/></text:p>
          </table:table-cell>
          <table:table-cell table:style-name="ce19" office:value-type="float" office:value="6537" calcext:value-type="float">
            <text:p>6'537 <text:s/></text:p>
          </table:table-cell>
          <table:table-cell table:style-name="ce19" office:value-type="float" office:value="17966" calcext:value-type="float">
            <text:p>17'966 <text:s/></text:p>
          </table:table-cell>
          <table:table-cell table:style-name="ce19" office:value-type="float" office:value="17416" calcext:value-type="float">
            <text:p>17'416 <text:s/></text:p>
          </table:table-cell>
          <table:table-cell table:style-name="ce31" office:value-type="float" office:value="31907" calcext:value-type="float">
            <text:p>31'907 <text:s/></text:p>
          </table:table-cell>
          <table:table-cell table:style-name="ce31" office:value-type="float" office:value="3475" calcext:value-type="float">
            <text:p>3'475 <text:s/></text:p>
          </table:table-cell>
          <table:table-cell table:style-name="ce19" office:value-type="float" office:value="15151" calcext:value-type="float">
            <text:p>15'151 <text:s/></text:p>
          </table:table-cell>
          <table:table-cell table:style-name="ce19" office:value-type="float" office:value="16643" calcext:value-type="float">
            <text:p>16'643 <text:s/></text:p>
          </table:table-cell>
          <table:table-cell table:style-name="ce19" office:value-type="float" office:value="2048" calcext:value-type="float">
            <text:p>2'048 <text:s/></text:p>
          </table:table-cell>
          <table:table-cell table:style-name="ce19" office:value-type="float" office:value="1517" calcext:value-type="float">
            <text:p>1'517 <text:s/></text:p>
          </table:table-cell>
          <table:table-cell table:style-name="ce19" office:value-type="float" office:value="6" calcext:value-type="float">
            <text:p>6 <text:s/></text:p>
          </table:table-cell>
          <table:table-cell table:style-name="ce19" office:value-type="float" office:value="15" calcext:value-type="float">
            <text:p>15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382" calcext:value-type="float">
            <text:p>35'382 <text:s/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47904" calcext:value-type="float">
            <text:p>147'904 <text:s/></text:p>
          </table:table-cell>
          <table:table-cell table:style-name="ce19" office:value-type="float" office:value="31287" calcext:value-type="float">
            <text:p>31'287 <text:s/></text:p>
          </table:table-cell>
          <table:table-cell table:style-name="ce19" office:value-type="float" office:value="93858" calcext:value-type="float">
            <text:p>93'858 <text:s/></text:p>
          </table:table-cell>
          <table:table-cell table:style-name="ce19" office:value-type="float" office:value="22759" calcext:value-type="float">
            <text:p>22'759 <text:s/></text:p>
          </table:table-cell>
          <table:table-cell table:style-name="ce19" office:value-type="float" office:value="75556" calcext:value-type="float">
            <text:p>75'556 <text:s/></text:p>
          </table:table-cell>
          <table:table-cell table:style-name="ce19" office:value-type="float" office:value="72348" calcext:value-type="float">
            <text:p>72'348 <text:s/></text:p>
          </table:table-cell>
          <table:table-cell table:style-name="ce31" office:value-type="float" office:value="120013" calcext:value-type="float">
            <text:p>120'013 <text:s/></text:p>
          </table:table-cell>
          <table:table-cell table:style-name="ce31" office:value-type="float" office:value="27891" calcext:value-type="float">
            <text:p>27'891 <text:s/></text:p>
          </table:table-cell>
          <table:table-cell table:style-name="ce19" office:value-type="float" office:value="64420" calcext:value-type="float">
            <text:p>64'420 <text:s/></text:p>
          </table:table-cell>
          <table:table-cell table:style-name="ce19" office:value-type="float" office:value="66383" calcext:value-type="float">
            <text:p>66'383 <text:s/></text:p>
          </table:table-cell>
          <table:table-cell table:style-name="ce19" office:value-type="float" office:value="6726" calcext:value-type="float">
            <text:p>6'726 <text:s/></text:p>
          </table:table-cell>
          <table:table-cell table:style-name="ce19" office:value-type="float" office:value="10255" calcext:value-type="float">
            <text:p>10'255 <text:s/></text:p>
          </table:table-cell>
          <table:table-cell table:style-name="ce19" office:value-type="float" office:value="7" calcext:value-type="float">
            <text:p>7 <text:s/></text:p>
          </table:table-cell>
          <table:table-cell table:style-name="ce19" office:value-type="float" office:value="109" calcext:value-type="float">
            <text:p>109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118546" calcext:value-type="float">
            <text:p>118'546 <text:s/></text:p>
          </table:table-cell>
          <table:table-cell table:style-name="ce19" office:value-type="float" office:value="29358" calcext:value-type="float">
            <text:p>29'358 <text:s/></text:p>
          </table:table-cell>
          <table:table-cell table:style-name="ce8" table:number-columns-repeated="1006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5885" calcext:value-type="float">
            <text:p>35'885 <text:s/></text:p>
          </table:table-cell>
          <table:table-cell table:style-name="ce19" office:value-type="float" office:value="7804" calcext:value-type="float">
            <text:p>7'804 <text:s/></text:p>
          </table:table-cell>
          <table:table-cell table:style-name="ce19" office:value-type="float" office:value="22383" calcext:value-type="float">
            <text:p>22'383 <text:s/></text:p>
          </table:table-cell>
          <table:table-cell table:style-name="ce19" office:value-type="float" office:value="5698" calcext:value-type="float">
            <text:p>5'698 <text:s/></text:p>
          </table:table-cell>
          <table:table-cell table:style-name="ce19" office:value-type="float" office:value="18189" calcext:value-type="float">
            <text:p>18'189 <text:s/></text:p>
          </table:table-cell>
          <table:table-cell table:style-name="ce19" office:value-type="float" office:value="17696" calcext:value-type="float">
            <text:p>17'696 <text:s/></text:p>
          </table:table-cell>
          <table:table-cell table:style-name="ce31" office:value-type="float" office:value="30969" calcext:value-type="float">
            <text:p>30'969 <text:s/></text:p>
          </table:table-cell>
          <table:table-cell table:style-name="ce31" office:value-type="float" office:value="4916" calcext:value-type="float">
            <text:p>4'916 <text:s/></text:p>
          </table:table-cell>
          <table:table-cell table:style-name="ce19" office:value-type="float" office:value="16042" calcext:value-type="float">
            <text:p>16'042 <text:s/></text:p>
          </table:table-cell>
          <table:table-cell table:style-name="ce19" office:value-type="float" office:value="16014" calcext:value-type="float">
            <text:p>16'014 <text:s/></text:p>
          </table:table-cell>
          <table:table-cell table:style-name="ce19" office:value-type="float" office:value="1763" calcext:value-type="float">
            <text:p>1'763 <text:s/></text:p>
          </table:table-cell>
          <table:table-cell table:style-name="ce19" office:value-type="float" office:value="2052" calcext:value-type="float">
            <text:p>2'05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3" calcext:value-type="float">
            <text:p>13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885" calcext:value-type="float">
            <text:p>35'885 <text:s/></text:p>
          </table:table-cell>
          <table:table-cell table:style-name="ce8" table:number-columns-repeated="1006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1311" calcext:value-type="float">
            <text:p>41'311 <text:s/></text:p>
          </table:table-cell>
          <table:table-cell table:style-name="ce19" office:value-type="float" office:value="8176" calcext:value-type="float">
            <text:p>8'176 <text:s/></text:p>
          </table:table-cell>
          <table:table-cell table:style-name="ce19" office:value-type="float" office:value="26215" calcext:value-type="float">
            <text:p>26'215 <text:s/></text:p>
          </table:table-cell>
          <table:table-cell table:style-name="ce19" office:value-type="float" office:value="6920" calcext:value-type="float">
            <text:p>6'920 <text:s/></text:p>
          </table:table-cell>
          <table:table-cell table:style-name="ce19" office:value-type="float" office:value="21036" calcext:value-type="float">
            <text:p>21'036 <text:s/></text:p>
          </table:table-cell>
          <table:table-cell table:style-name="ce19" office:value-type="float" office:value="20275" calcext:value-type="float">
            <text:p>20'275 <text:s/></text:p>
          </table:table-cell>
          <table:table-cell table:style-name="ce31" office:value-type="float" office:value="36441" calcext:value-type="float">
            <text:p>36'441 <text:s/></text:p>
          </table:table-cell>
          <table:table-cell table:style-name="ce31" office:value-type="float" office:value="4870" calcext:value-type="float">
            <text:p>4'870 <text:s/></text:p>
          </table:table-cell>
          <table:table-cell table:style-name="ce19" office:value-type="float" office:value="18076" calcext:value-type="float">
            <text:p>18'076 <text:s/></text:p>
          </table:table-cell>
          <table:table-cell table:style-name="ce19" office:value-type="float" office:value="18434" calcext:value-type="float">
            <text:p>18'434 <text:s/></text:p>
          </table:table-cell>
          <table:table-cell table:style-name="ce19" office:value-type="float" office:value="1926" calcext:value-type="float">
            <text:p>1'926 <text:s/></text:p>
          </table:table-cell>
          <table:table-cell table:style-name="ce19" office:value-type="float" office:value="2853" calcext:value-type="float">
            <text:p>2'853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18" calcext:value-type="float">
            <text:p>18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6206" calcext:value-type="float">
            <text:p>36'206 <text:s/></text:p>
          </table:table-cell>
          <table:table-cell table:style-name="ce19" office:value-type="float" office:value="5105" calcext:value-type="float">
            <text:p>5'105 <text:s/></text:p>
          </table:table-cell>
          <table:table-cell table:style-name="ce8" table:number-columns-repeated="1006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15104" calcext:value-type="float">
            <text:p>115'104 <text:s/></text:p>
          </table:table-cell>
          <table:table-cell table:style-name="ce19" office:value-type="float" office:value="23878" calcext:value-type="float">
            <text:p>23'878 <text:s/></text:p>
          </table:table-cell>
          <table:table-cell table:style-name="ce19" office:value-type="float" office:value="73440" calcext:value-type="float">
            <text:p>73'440 <text:s/></text:p>
          </table:table-cell>
          <table:table-cell table:style-name="ce19" office:value-type="float" office:value="17786" calcext:value-type="float">
            <text:p>17'786 <text:s/></text:p>
          </table:table-cell>
          <table:table-cell table:style-name="ce19" office:value-type="float" office:value="58020" calcext:value-type="float">
            <text:p>58'020 <text:s/></text:p>
          </table:table-cell>
          <table:table-cell table:style-name="ce19" office:value-type="float" office:value="57084" calcext:value-type="float">
            <text:p>57'084 <text:s/></text:p>
          </table:table-cell>
          <table:table-cell table:style-name="ce31" office:value-type="float" office:value="86748" calcext:value-type="float">
            <text:p>86'748 <text:s/></text:p>
          </table:table-cell>
          <table:table-cell table:style-name="ce31" office:value-type="float" office:value="28356" calcext:value-type="float">
            <text:p>28'356 <text:s/></text:p>
          </table:table-cell>
          <table:table-cell table:style-name="ce19" office:value-type="float" office:value="50041" calcext:value-type="float">
            <text:p>50'041 <text:s/></text:p>
          </table:table-cell>
          <table:table-cell table:style-name="ce19" office:value-type="float" office:value="52206" calcext:value-type="float">
            <text:p>52'206 <text:s/></text:p>
          </table:table-cell>
          <table:table-cell table:style-name="ce19" office:value-type="float" office:value="4658" calcext:value-type="float">
            <text:p>4'658 <text:s/></text:p>
          </table:table-cell>
          <table:table-cell table:style-name="ce19" office:value-type="float" office:value="8070" calcext:value-type="float">
            <text:p>8'070 <text:s/></text:p>
          </table:table-cell>
          <table:table-cell table:style-name="ce19" office:value-type="float" office:value="7" calcext:value-type="float">
            <text:p>7 <text:s/></text:p>
          </table:table-cell>
          <table:table-cell table:style-name="ce19" office:value-type="float" office:value="117" calcext:value-type="float">
            <text:p>117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110722" calcext:value-type="float">
            <text:p>110'722 <text:s/></text:p>
          </table:table-cell>
          <table:table-cell table:style-name="ce19" office:value-type="float" office:value="4382" calcext:value-type="float">
            <text:p>4'382 <text:s/></text:p>
          </table:table-cell>
          <table:table-cell table:number-columns-repeated="1006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36943" calcext:value-type="float">
            <text:p>336'943 <text:s/></text:p>
          </table:table-cell>
          <table:table-cell table:style-name="ce18" office:value-type="float" office:value="63432" calcext:value-type="float">
            <text:p>63'432 <text:s/></text:p>
          </table:table-cell>
          <table:table-cell table:style-name="ce18" office:value-type="float" office:value="203412" calcext:value-type="float">
            <text:p>203'412 <text:s/></text:p>
          </table:table-cell>
          <table:table-cell table:style-name="ce18" office:value-type="float" office:value="70099" calcext:value-type="float">
            <text:p>70'099 <text:s/></text:p>
          </table:table-cell>
          <table:table-cell table:style-name="ce18" office:value-type="float" office:value="163410" calcext:value-type="float">
            <text:p>163'410 <text:s/></text:p>
          </table:table-cell>
          <table:table-cell table:style-name="ce18" office:value-type="float" office:value="173533" calcext:value-type="float">
            <text:p>173'533 <text:s/></text:p>
          </table:table-cell>
          <table:table-cell table:style-name="ce30" office:value-type="float" office:value="248599" calcext:value-type="float">
            <text:p>248'599 <text:s/></text:p>
          </table:table-cell>
          <table:table-cell table:style-name="ce30" office:value-type="float" office:value="88344" calcext:value-type="float">
            <text:p>88'344 <text:s/></text:p>
          </table:table-cell>
          <table:table-cell table:style-name="ce18" office:value-type="float" office:value="137278" calcext:value-type="float">
            <text:p>137'278 <text:s/></text:p>
          </table:table-cell>
          <table:table-cell table:style-name="ce18" office:value-type="float" office:value="151742" calcext:value-type="float">
            <text:p>151'742 <text:s/></text:p>
          </table:table-cell>
          <table:table-cell table:style-name="ce18" office:value-type="float" office:value="21344" calcext:value-type="float">
            <text:p>21'344 <text:s/></text:p>
          </table:table-cell>
          <table:table-cell table:style-name="ce18" office:value-type="float" office:value="26326" calcext:value-type="float">
            <text:p>26'326 <text:s/></text:p>
          </table:table-cell>
          <table:table-cell table:style-name="ce18" office:value-type="float" office:value="28" calcext:value-type="float">
            <text:p>28 <text:s/></text:p>
          </table:table-cell>
          <table:table-cell table:style-name="ce18" office:value-type="float" office:value="206" calcext:value-type="float">
            <text:p>206 <text:s/></text:p>
          </table:table-cell>
          <table:table-cell table:style-name="ce18" office:value-type="float" office:value="19" calcext:value-type="float">
            <text:p>19 <text:s/></text:p>
          </table:table-cell>
          <table:table-cell table:style-name="ce18" office:value-type="float" office:value="296041" calcext:value-type="float">
            <text:p>296'041 <text:s/></text:p>
          </table:table-cell>
          <table:table-cell table:style-name="ce18" office:value-type="float" office:value="40902" calcext:value-type="float">
            <text:p>40'902 <text:s/></text:p>
          </table:table-cell>
          <table:table-cell table:number-columns-repeated="1006"/>
        </table:table-row>
        <table:table-row table:style-name="ro2">
          <table:table-cell table:style-name="ce9"/>
          <table:table-cell table:style-name="ce20" table:number-columns-repeated="17"/>
          <table:table-cell table:number-columns-repeated="1006"/>
        </table:table-row>
        <table:table-row table:style-name="ro3">
          <table:table-cell table:number-columns-repeated="8"/>
          <table:table-cell table:style-name="ce21" table:number-columns-repeated="10"/>
          <table:table-cell table:number-columns-repeated="1006"/>
        </table:table-row>
        <table:table-row table:style-name="ro1">
          <table:table-cell office:value-type="string" calcext:value-type="string">
            <text:p>1) Gemäss Definition VZ 2000.</text:p>
          </table:table-cell>
          <table:table-cell table:style-name="ce21" table:number-columns-repeated="17"/>
          <table:table-cell table:number-columns-repeated="1006"/>
        </table:table-row>
        <table:table-row table:style-name="ro4">
          <table:table-cell/>
          <table:table-cell table:style-name="ce21" table:number-columns-repeated="17"/>
          <table:table-cell table:number-columns-repeated="1006"/>
        </table:table-row>
        <table:table-row table:style-name="ro1">
          <table:table-cell table:style-name="ce10" office:value-type="string" calcext:value-type="string">
            <text:p>Quelle: STATPOP</text:p>
          </table:table-cell>
          <table:table-cell table:style-name="ce21" table:number-columns-repeated="17"/>
          <table:table-cell table:number-columns-repeated="1006"/>
        </table:table-row>
        <table:table-row table:style-name="ro1">
          <table:table-cell table:style-name="ce11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17"/>
          <table:table-cell table:number-columns-repeated="1006"/>
        </table:table-row>
        <table:table-row table:style-name="ro1">
          <table:table-cell table:style-name="ce11" office:value-type="string" calcext:value-type="string">
            <text:p>© BFS – Statistisches Lexikon der Schweiz</text:p>
          </table:table-cell>
          <table:table-cell table:style-name="ce21" table:number-columns-repeated="17"/>
          <table:table-cell table:number-columns-repeated="100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3'.$A$1" table:cell-range-address="$'2011'.$A$1:.$R$55" table:range-usable-as="print-range"/>
        </table:named-expressions>
      </table:table>
      <table:table table:name="2010" table:style-name="ta4" table:print-ranges="'2010'.A1:'2010'.R56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2" table:number-columns-repeated="3" table:default-cell-style-name="ce3"/>
        <table:table-column table:style-name="co11" table:number-columns-repeated="239" table:default-cell-style-name="ce3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, am 31.12.2010 1)</text:p>
          </table:table-cell>
          <table:table-cell table:style-name="ce12" table:number-columns-repeated="5"/>
          <table:table-cell table:number-columns-repeated="2"/>
          <table:table-cell table:style-name="ce32" table:number-columns-repeated="9"/>
          <table:table-cell table:style-name="ce35" office:value-type="string" calcext:value-type="string">
            <text:p>T 1.2.1.2.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table:number-columns-repeated="17"/>
          <table:table-cell table:number-columns-repeated="1006"/>
        </table:table-row>
        <table:table-row table:style-name="ro2">
          <table:table-cell/>
          <table:table-cell table:style-name="ce13" table:number-columns-repeated="2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2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Zivilstand</text:p>
          </table:table-cell>
          <table:table-cell table:style-name="ce9" table:number-columns-repeated="6"/>
          <table:table-cell table:style-name="ce22" office:value-type="string" calcext:value-type="string">
            <text:p>Stadt/Land 2)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65 und mehr</text:p>
          </table:table-cell>
          <table:table-cell table:style-name="ce15" office:value-type="string" calcext:value-type="string">
            <text:p>Mann</text:p>
          </table:table-cell>
          <table:table-cell table:style-name="ce27" office:value-type="string" calcext:value-type="string">
            <text:p>Frau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 </text:p>
          </table:table-cell>
          <table:table-cell table:style-name="ce27" office:value-type="string" calcext:value-type="string">
            <text:p>Ledig</text:p>
          </table:table-cell>
          <table:table-cell table:style-name="ce27" office:value-type="string" calcext:value-type="string">
            <text:p>Verheiratet</text:p>
          </table:table-cell>
          <table:table-cell table:style-name="ce27" office:value-type="string" calcext:value-type="string">
            <text:p>Verwitwet</text:p>
          </table:table-cell>
          <table:table-cell table:style-name="ce27" office:value-type="string" calcext:value-type="string">
            <text:p>Geschieden</text:p>
          </table:table-cell>
          <table:table-cell table:style-name="ce27" office:value-type="string" calcext:value-type="string">
            <text:p>Unverheiratet</text:p>
          </table:table-cell>
          <table:table-cell table:style-name="ce33" office:value-type="string" calcext:value-type="string" table:number-columns-spanned="1" table:number-rows-spanned="3">
            <text:p>In eingetragener Partnerschaft</text:p>
          </table:table-cell>
          <table:table-cell table:style-name="ce33" office:value-type="string" calcext:value-type="string" table:number-columns-spanned="1" table:number-rows-spanned="3">
            <text:p>Aufgelöste Partnerschaft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06"/>
        </table:table-row>
        <table:table-row table:style-name="ro1">
          <table:table-cell/>
          <table:table-cell table:style-name="ce14" table:number-columns-repeated="4"/>
          <table:table-cell table:style-name="ce15"/>
          <table:table-cell table:style-name="ce27"/>
          <table:table-cell table:style-name="ce14"/>
          <table:table-cell table:style-name="ce28" table:number-columns-repeated="6"/>
          <table:covered-table-cell table:number-columns-repeated="2" table:style-name="ce34"/>
          <table:table-cell table:style-name="ce28"/>
          <table:table-cell table:number-columns-repeated="1007"/>
        </table:table-row>
        <table:table-row table:style-name="ro1">
          <table:table-cell/>
          <table:table-cell table:style-name="ce14" table:number-columns-repeated="5"/>
          <table:table-cell table:style-name="ce28"/>
          <table:table-cell table:style-name="ce14"/>
          <table:table-cell table:style-name="ce28" table:number-columns-repeated="6"/>
          <table:covered-table-cell table:number-columns-repeated="2" table:style-name="ce34"/>
          <table:table-cell table:style-name="ce28"/>
          <table:table-cell table:number-columns-repeated="1007"/>
        </table:table-row>
        <table:table-row table:style-name="ro2">
          <table:table-cell table:style-name="ce5"/>
          <table:table-cell table:style-name="ce16" table:number-columns-repeated="4"/>
          <table:table-cell table:style-name="ce25"/>
          <table:table-cell table:style-name="ce29"/>
          <table:table-cell table:style-name="ce25"/>
          <table:table-cell table:style-name="ce29" table:number-columns-repeated="9"/>
          <table:table-cell table:style-name="ce9"/>
          <table:table-cell table:number-columns-repeated="1006"/>
        </table:table-row>
        <table:table-row table:style-name="ro2">
          <table:table-cell/>
          <table:table-cell table:style-name="ce17"/>
          <table:table-cell table:style-name="ce24" table:number-columns-repeated="3"/>
          <table:table-cell table:style-name="ce26" table:number-columns-repeated="11"/>
          <table:table-cell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870134" calcext:value-type="float">
            <text:p>7'870'134 <text:s/></text:p>
          </table:table-cell>
          <table:table-cell table:style-name="ce18" office:value-type="float" office:value="1642435" calcext:value-type="float">
            <text:p>1'642'435 <text:s/></text:p>
          </table:table-cell>
          <table:table-cell table:style-name="ce18" office:value-type="float" office:value="4898005" calcext:value-type="float">
            <text:p>4'898'005 <text:s/></text:p>
          </table:table-cell>
          <table:table-cell table:style-name="ce18" office:value-type="float" office:value="1329694" calcext:value-type="float">
            <text:p>1'329'694 <text:s/></text:p>
          </table:table-cell>
          <table:table-cell table:style-name="ce18" office:value-type="float" office:value="3877426" calcext:value-type="float">
            <text:p>3'877'426 <text:s/></text:p>
          </table:table-cell>
          <table:table-cell table:style-name="ce18" office:value-type="float" office:value="3992708" calcext:value-type="float">
            <text:p>3'992'708 <text:s/></text:p>
          </table:table-cell>
          <table:table-cell table:style-name="ce30" office:value-type="float" office:value="6103857" calcext:value-type="float">
            <text:p>6'103'857 <text:s/></text:p>
          </table:table-cell>
          <table:table-cell table:style-name="ce30" office:value-type="float" office:value="1766277" calcext:value-type="float">
            <text:p>1'766'277 <text:s/></text:p>
          </table:table-cell>
          <table:table-cell table:style-name="ce18" office:value-type="float" office:value="3385597" calcext:value-type="float">
            <text:p>3'385'597 <text:s/></text:p>
          </table:table-cell>
          <table:table-cell table:style-name="ce18" office:value-type="float" office:value="3466582" calcext:value-type="float">
            <text:p>3'466'582 <text:s/></text:p>
          </table:table-cell>
          <table:table-cell table:style-name="ce18" office:value-type="float" office:value="408691" calcext:value-type="float">
            <text:p>408'691 <text:s/></text:p>
          </table:table-cell>
          <table:table-cell table:style-name="ce18" office:value-type="float" office:value="599583" calcext:value-type="float">
            <text:p>599'583 <text:s/></text:p>
          </table:table-cell>
          <table:table-cell table:style-name="ce18" office:value-type="float" office:value="482" calcext:value-type="float">
            <text:p>482 <text:s/></text:p>
          </table:table-cell>
          <table:table-cell table:style-name="ce18" office:value-type="float" office:value="8887" calcext:value-type="float">
            <text:p>8'887 <text:s/></text:p>
          </table:table-cell>
          <table:table-cell table:style-name="ce18" office:value-type="float" office:value="312" calcext:value-type="float">
            <text:p>312 <text:s/></text:p>
          </table:table-cell>
          <table:table-cell table:style-name="ce18" office:value-type="float" office:value="5798702" calcext:value-type="float">
            <text:p>5'798'702 <text:s/></text:p>
          </table:table-cell>
          <table:table-cell table:style-name="ce18" office:value-type="float" office:value="2071432" calcext:value-type="float">
            <text:p>2'071'432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table:style-name="ce7"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21" table:number-columns-repeated="6"/>
          <table:table-cell table:number-columns-repeated="1000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483680" calcext:value-type="float">
            <text:p>1'483'680 <text:s/></text:p>
          </table:table-cell>
          <table:table-cell table:style-name="ce18" office:value-type="float" office:value="328530" calcext:value-type="float">
            <text:p>328'530 <text:s/></text:p>
          </table:table-cell>
          <table:table-cell table:style-name="ce18" office:value-type="float" office:value="917572" calcext:value-type="float">
            <text:p>917'572 <text:s/></text:p>
          </table:table-cell>
          <table:table-cell table:style-name="ce18" office:value-type="float" office:value="237578" calcext:value-type="float">
            <text:p>237'578 <text:s/></text:p>
          </table:table-cell>
          <table:table-cell table:style-name="ce18" office:value-type="float" office:value="723123" calcext:value-type="float">
            <text:p>723'123 <text:s/></text:p>
          </table:table-cell>
          <table:table-cell table:style-name="ce18" office:value-type="float" office:value="760557" calcext:value-type="float">
            <text:p>760'557 <text:s/></text:p>
          </table:table-cell>
          <table:table-cell table:style-name="ce30" office:value-type="float" office:value="1018086" calcext:value-type="float">
            <text:p>1'018'086 <text:s/></text:p>
          </table:table-cell>
          <table:table-cell table:style-name="ce30" office:value-type="float" office:value="465594" calcext:value-type="float">
            <text:p>465'594 <text:s/></text:p>
          </table:table-cell>
          <table:table-cell table:style-name="ce18" office:value-type="float" office:value="650544" calcext:value-type="float">
            <text:p>650'544 <text:s/></text:p>
          </table:table-cell>
          <table:table-cell table:style-name="ce18" office:value-type="float" office:value="639083" calcext:value-type="float">
            <text:p>639'083 <text:s/></text:p>
          </table:table-cell>
          <table:table-cell table:style-name="ce18" office:value-type="float" office:value="72840" calcext:value-type="float">
            <text:p>72'840 <text:s/></text:p>
          </table:table-cell>
          <table:table-cell table:style-name="ce18" office:value-type="float" office:value="119071" calcext:value-type="float">
            <text:p>119'071 <text:s/></text:p>
          </table:table-cell>
          <table:table-cell table:style-name="ce18" office:value-type="float" office:value="124" calcext:value-type="float">
            <text:p>124 <text:s/></text:p>
          </table:table-cell>
          <table:table-cell table:style-name="ce18" office:value-type="float" office:value="1961" calcext:value-type="float">
            <text:p>1'961 <text:s/></text:p>
          </table:table-cell>
          <table:table-cell table:style-name="ce18" office:value-type="float" office:value="57" calcext:value-type="float">
            <text:p>57 <text:s/></text:p>
          </table:table-cell>
          <table:table-cell table:style-name="ce18" office:value-type="float" office:value="1164427" calcext:value-type="float">
            <text:p>1'164'427 <text:s/></text:p>
          </table:table-cell>
          <table:table-cell table:style-name="ce18" office:value-type="float" office:value="319253" calcext:value-type="float">
            <text:p>319'253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713281" calcext:value-type="float">
            <text:p>713'281 <text:s/></text:p>
          </table:table-cell>
          <table:table-cell table:style-name="ce19" office:value-type="float" office:value="162732" calcext:value-type="float">
            <text:p>162'732 <text:s/></text:p>
          </table:table-cell>
          <table:table-cell table:style-name="ce19" office:value-type="float" office:value="438711" calcext:value-type="float">
            <text:p>438'711 <text:s/></text:p>
          </table:table-cell>
          <table:table-cell table:style-name="ce19" office:value-type="float" office:value="111838" calcext:value-type="float">
            <text:p>111'838 <text:s/></text:p>
          </table:table-cell>
          <table:table-cell table:style-name="ce19" office:value-type="float" office:value="347880" calcext:value-type="float">
            <text:p>347'880 <text:s/></text:p>
          </table:table-cell>
          <table:table-cell table:style-name="ce19" office:value-type="float" office:value="365401" calcext:value-type="float">
            <text:p>365'401 <text:s/></text:p>
          </table:table-cell>
          <table:table-cell table:style-name="ce31" office:value-type="float" office:value="492352" calcext:value-type="float">
            <text:p>492'352 <text:s/></text:p>
          </table:table-cell>
          <table:table-cell table:style-name="ce31" office:value-type="float" office:value="220929" calcext:value-type="float">
            <text:p>220'929 <text:s/></text:p>
          </table:table-cell>
          <table:table-cell table:style-name="ce19" office:value-type="float" office:value="313265" calcext:value-type="float">
            <text:p>313'265 <text:s/></text:p>
          </table:table-cell>
          <table:table-cell table:style-name="ce19" office:value-type="float" office:value="306944" calcext:value-type="float">
            <text:p>306'944 <text:s/></text:p>
          </table:table-cell>
          <table:table-cell table:style-name="ce19" office:value-type="float" office:value="34936" calcext:value-type="float">
            <text:p>34'936 <text:s/></text:p>
          </table:table-cell>
          <table:table-cell table:style-name="ce19" office:value-type="float" office:value="57105" calcext:value-type="float">
            <text:p>57'105 <text:s/></text:p>
          </table:table-cell>
          <table:table-cell table:style-name="ce19" office:value-type="float" office:value="33" calcext:value-type="float">
            <text:p>33 <text:s/></text:p>
          </table:table-cell>
          <table:table-cell table:style-name="ce19" office:value-type="float" office:value="971" calcext:value-type="float">
            <text:p>971 <text:s/></text:p>
          </table:table-cell>
          <table:table-cell table:style-name="ce19" office:value-type="float" office:value="27" calcext:value-type="float">
            <text:p>27 <text:s/></text:p>
          </table:table-cell>
          <table:table-cell table:style-name="ce19" office:value-type="float" office:value="532673" calcext:value-type="float">
            <text:p>532'673 <text:s/></text:p>
          </table:table-cell>
          <table:table-cell table:style-name="ce19" office:value-type="float" office:value="180608" calcext:value-type="float">
            <text:p>180'608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312684" calcext:value-type="float">
            <text:p>312'684 <text:s/></text:p>
          </table:table-cell>
          <table:table-cell table:style-name="ce19" office:value-type="float" office:value="66028" calcext:value-type="float">
            <text:p>66'028 <text:s/></text:p>
          </table:table-cell>
          <table:table-cell table:style-name="ce19" office:value-type="float" office:value="193310" calcext:value-type="float">
            <text:p>193'310 <text:s/></text:p>
          </table:table-cell>
          <table:table-cell table:style-name="ce19" office:value-type="float" office:value="53346" calcext:value-type="float">
            <text:p>53'346 <text:s/></text:p>
          </table:table-cell>
          <table:table-cell table:style-name="ce19" office:value-type="float" office:value="154458" calcext:value-type="float">
            <text:p>154'458 <text:s/></text:p>
          </table:table-cell>
          <table:table-cell table:style-name="ce19" office:value-type="float" office:value="158226" calcext:value-type="float">
            <text:p>158'226 <text:s/></text:p>
          </table:table-cell>
          <table:table-cell table:style-name="ce31" office:value-type="float" office:value="247010" calcext:value-type="float">
            <text:p>247'010 <text:s/></text:p>
          </table:table-cell>
          <table:table-cell table:style-name="ce31" office:value-type="float" office:value="65674" calcext:value-type="float">
            <text:p>65'674 <text:s/></text:p>
          </table:table-cell>
          <table:table-cell table:style-name="ce19" office:value-type="float" office:value="131427" calcext:value-type="float">
            <text:p>131'427 <text:s/></text:p>
          </table:table-cell>
          <table:table-cell table:style-name="ce19" office:value-type="float" office:value="142394" calcext:value-type="float">
            <text:p>142'394 <text:s/></text:p>
          </table:table-cell>
          <table:table-cell table:style-name="ce19" office:value-type="float" office:value="17566" calcext:value-type="float">
            <text:p>17'566 <text:s/></text:p>
          </table:table-cell>
          <table:table-cell table:style-name="ce19" office:value-type="float" office:value="21098" calcext:value-type="float">
            <text:p>21'098 <text:s/></text:p>
          </table:table-cell>
          <table:table-cell table:style-name="ce19" office:value-type="float" office:value="31" calcext:value-type="float">
            <text:p>31 <text:s/></text:p>
          </table:table-cell>
          <table:table-cell table:style-name="ce19" office:value-type="float" office:value="163" calcext:value-type="float">
            <text:p>163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177723" calcext:value-type="float">
            <text:p>177'723 <text:s/></text:p>
          </table:table-cell>
          <table:table-cell table:style-name="ce19" office:value-type="float" office:value="134961" calcext:value-type="float">
            <text:p>134'961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57715" calcext:value-type="float">
            <text:p>457'715 <text:s/></text:p>
          </table:table-cell>
          <table:table-cell table:style-name="ce19" office:value-type="float" office:value="99770" calcext:value-type="float">
            <text:p>99'770 <text:s/></text:p>
          </table:table-cell>
          <table:table-cell table:style-name="ce19" office:value-type="float" office:value="285551" calcext:value-type="float">
            <text:p>285'551 <text:s/></text:p>
          </table:table-cell>
          <table:table-cell table:style-name="ce19" office:value-type="float" office:value="72394" calcext:value-type="float">
            <text:p>72'394 <text:s/></text:p>
          </table:table-cell>
          <table:table-cell table:style-name="ce19" office:value-type="float" office:value="220785" calcext:value-type="float">
            <text:p>220'785 <text:s/></text:p>
          </table:table-cell>
          <table:table-cell table:style-name="ce19" office:value-type="float" office:value="236930" calcext:value-type="float">
            <text:p>236'930 <text:s/></text:p>
          </table:table-cell>
          <table:table-cell table:style-name="ce31" office:value-type="float" office:value="278724" calcext:value-type="float">
            <text:p>278'724 <text:s/></text:p>
          </table:table-cell>
          <table:table-cell table:style-name="ce31" office:value-type="float" office:value="178991" calcext:value-type="float">
            <text:p>178'991 <text:s/></text:p>
          </table:table-cell>
          <table:table-cell table:style-name="ce19" office:value-type="float" office:value="205852" calcext:value-type="float">
            <text:p>205'852 <text:s/></text:p>
          </table:table-cell>
          <table:table-cell table:style-name="ce19" office:value-type="float" office:value="189745" calcext:value-type="float">
            <text:p>189'745 <text:s/></text:p>
          </table:table-cell>
          <table:table-cell table:style-name="ce19" office:value-type="float" office:value="20338" calcext:value-type="float">
            <text:p>20'338 <text:s/></text:p>
          </table:table-cell>
          <table:table-cell table:style-name="ce19" office:value-type="float" office:value="40868" calcext:value-type="float">
            <text:p>40'868 <text:s/></text:p>
          </table:table-cell>
          <table:table-cell table:style-name="ce19" office:value-type="float" office:value="60" calcext:value-type="float">
            <text:p>60 <text:s/></text:p>
          </table:table-cell>
          <table:table-cell table:style-name="ce19" office:value-type="float" office:value="827" calcext:value-type="float">
            <text:p>827 <text:s/></text:p>
          </table:table-cell>
          <table:table-cell table:style-name="ce19" office:value-type="float" office:value="25" calcext:value-type="float">
            <text:p>25 <text:s/></text:p>
          </table:table-cell>
          <table:table-cell table:style-name="ce19" office:value-type="float" office:value="454031" calcext:value-type="float">
            <text:p>454'031 <text:s/></text:p>
          </table:table-cell>
          <table:table-cell table:style-name="ce19" office:value-type="float" office:value="3684" calcext:value-type="float">
            <text:p>3'684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21" table:number-columns-repeated="6"/>
          <table:table-cell table:number-columns-repeated="1000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755696" calcext:value-type="float">
            <text:p>1'755'696 <text:s/></text:p>
          </table:table-cell>
          <table:table-cell table:style-name="ce18" office:value-type="float" office:value="367089" calcext:value-type="float">
            <text:p>367'089 <text:s/></text:p>
          </table:table-cell>
          <table:table-cell table:style-name="ce18" office:value-type="float" office:value="1077321" calcext:value-type="float">
            <text:p>1'077'321 <text:s/></text:p>
          </table:table-cell>
          <table:table-cell table:style-name="ce18" office:value-type="float" office:value="311286" calcext:value-type="float">
            <text:p>311'286 <text:s/></text:p>
          </table:table-cell>
          <table:table-cell table:style-name="ce18" office:value-type="float" office:value="860965" calcext:value-type="float">
            <text:p>860'965 <text:s/></text:p>
          </table:table-cell>
          <table:table-cell table:style-name="ce18" office:value-type="float" office:value="894731" calcext:value-type="float">
            <text:p>894'731 <text:s/></text:p>
          </table:table-cell>
          <table:table-cell table:style-name="ce30" office:value-type="float" office:value="1474379" calcext:value-type="float">
            <text:p>1'474'379 <text:s/></text:p>
          </table:table-cell>
          <table:table-cell table:style-name="ce30" office:value-type="float" office:value="281317" calcext:value-type="float">
            <text:p>281'317 <text:s/></text:p>
          </table:table-cell>
          <table:table-cell table:style-name="ce18" office:value-type="float" office:value="741282" calcext:value-type="float">
            <text:p>741'282 <text:s/></text:p>
          </table:table-cell>
          <table:table-cell table:style-name="ce18" office:value-type="float" office:value="780238" calcext:value-type="float">
            <text:p>780'238 <text:s/></text:p>
          </table:table-cell>
          <table:table-cell table:style-name="ce18" office:value-type="float" office:value="100164" calcext:value-type="float">
            <text:p>100'164 <text:s/></text:p>
          </table:table-cell>
          <table:table-cell table:style-name="ce18" office:value-type="float" office:value="132288" calcext:value-type="float">
            <text:p>132'288 <text:s/></text:p>
          </table:table-cell>
          <table:table-cell table:style-name="ce18" office:value-type="float" office:value="92" calcext:value-type="float">
            <text:p>92 <text:s/></text:p>
          </table:table-cell>
          <table:table-cell table:style-name="ce18" office:value-type="float" office:value="1585" calcext:value-type="float">
            <text:p>1'585 <text:s/></text:p>
          </table:table-cell>
          <table:table-cell table:style-name="ce18" office:value-type="float" office:value="47" calcext:value-type="float">
            <text:p>47 <text:s/></text:p>
          </table:table-cell>
          <table:table-cell table:style-name="ce18" office:value-type="float" office:value="1115470" calcext:value-type="float">
            <text:p>1'115'470 <text:s/></text:p>
          </table:table-cell>
          <table:table-cell table:style-name="ce18" office:value-type="float" office:value="640226" calcext:value-type="float">
            <text:p>640'226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79802" calcext:value-type="float">
            <text:p>979'802 <text:s/></text:p>
          </table:table-cell>
          <table:table-cell table:style-name="ce19" office:value-type="float" office:value="193918" calcext:value-type="float">
            <text:p>193'918 <text:s/></text:p>
          </table:table-cell>
          <table:table-cell table:style-name="ce19" office:value-type="float" office:value="602006" calcext:value-type="float">
            <text:p>602'006 <text:s/></text:p>
          </table:table-cell>
          <table:table-cell table:style-name="ce19" office:value-type="float" office:value="183878" calcext:value-type="float">
            <text:p>183'878 <text:s/></text:p>
          </table:table-cell>
          <table:table-cell table:style-name="ce19" office:value-type="float" office:value="477906" calcext:value-type="float">
            <text:p>477'906 <text:s/></text:p>
          </table:table-cell>
          <table:table-cell table:style-name="ce19" office:value-type="float" office:value="501896" calcext:value-type="float">
            <text:p>501'896 <text:s/></text:p>
          </table:table-cell>
          <table:table-cell table:style-name="ce31" office:value-type="float" office:value="848100" calcext:value-type="float">
            <text:p>848'100 <text:s/></text:p>
          </table:table-cell>
          <table:table-cell table:style-name="ce31" office:value-type="float" office:value="131702" calcext:value-type="float">
            <text:p>131'702 <text:s/></text:p>
          </table:table-cell>
          <table:table-cell table:style-name="ce19" office:value-type="float" office:value="412573" calcext:value-type="float">
            <text:p>412'573 <text:s/></text:p>
          </table:table-cell>
          <table:table-cell table:style-name="ce19" office:value-type="float" office:value="435295" calcext:value-type="float">
            <text:p>435'295 <text:s/></text:p>
          </table:table-cell>
          <table:table-cell table:style-name="ce19" office:value-type="float" office:value="57680" calcext:value-type="float">
            <text:p>57'680 <text:s/></text:p>
          </table:table-cell>
          <table:table-cell table:style-name="ce19" office:value-type="float" office:value="73298" calcext:value-type="float">
            <text:p>73'298 <text:s/></text:p>
          </table:table-cell>
          <table:table-cell table:style-name="ce19" office:value-type="float" office:value="53" calcext:value-type="float">
            <text:p>53 <text:s/></text:p>
          </table:table-cell>
          <table:table-cell table:style-name="ce19" office:value-type="float" office:value="875" calcext:value-type="float">
            <text:p>875 <text:s/></text:p>
          </table:table-cell>
          <table:table-cell table:style-name="ce19" office:value-type="float" office:value="28" calcext:value-type="float">
            <text:p>28 <text:s/></text:p>
          </table:table-cell>
          <table:table-cell table:style-name="ce19" office:value-type="float" office:value="613073" calcext:value-type="float">
            <text:p>613'073 <text:s/></text:p>
          </table:table-cell>
          <table:table-cell table:style-name="ce19" office:value-type="float" office:value="366729" calcext:value-type="float">
            <text:p>366'729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78493" calcext:value-type="float">
            <text:p>278'493 <text:s/></text:p>
          </table:table-cell>
          <table:table-cell table:style-name="ce19" office:value-type="float" office:value="66851" calcext:value-type="float">
            <text:p>66'851 <text:s/></text:p>
          </table:table-cell>
          <table:table-cell table:style-name="ce19" office:value-type="float" office:value="172714" calcext:value-type="float">
            <text:p>172'714 <text:s/></text:p>
          </table:table-cell>
          <table:table-cell table:style-name="ce19" office:value-type="float" office:value="38928" calcext:value-type="float">
            <text:p>38'928 <text:s/></text:p>
          </table:table-cell>
          <table:table-cell table:style-name="ce19" office:value-type="float" office:value="138602" calcext:value-type="float">
            <text:p>138'602 <text:s/></text:p>
          </table:table-cell>
          <table:table-cell table:style-name="ce19" office:value-type="float" office:value="139891" calcext:value-type="float">
            <text:p>139'891 <text:s/></text:p>
          </table:table-cell>
          <table:table-cell table:style-name="ce31" office:value-type="float" office:value="227664" calcext:value-type="float">
            <text:p>227'664 <text:s/></text:p>
          </table:table-cell>
          <table:table-cell table:style-name="ce31" office:value-type="float" office:value="50829" calcext:value-type="float">
            <text:p>50'829 <text:s/></text:p>
          </table:table-cell>
          <table:table-cell table:style-name="ce19" office:value-type="float" office:value="123256" calcext:value-type="float">
            <text:p>123'256 <text:s/></text:p>
          </table:table-cell>
          <table:table-cell table:style-name="ce19" office:value-type="float" office:value="122945" calcext:value-type="float">
            <text:p>122'945 <text:s/></text:p>
          </table:table-cell>
          <table:table-cell table:style-name="ce19" office:value-type="float" office:value="13116" calcext:value-type="float">
            <text:p>13'116 <text:s/></text:p>
          </table:table-cell>
          <table:table-cell table:style-name="ce19" office:value-type="float" office:value="18933" calcext:value-type="float">
            <text:p>18'933 <text:s/></text:p>
          </table:table-cell>
          <table:table-cell table:style-name="ce19" office:value-type="float" office:value="18" calcext:value-type="float">
            <text:p>18 <text:s/></text:p>
          </table:table-cell>
          <table:table-cell table:style-name="ce19" office:value-type="float" office:value="217" calcext:value-type="float">
            <text:p>217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155276" calcext:value-type="float">
            <text:p>155'276 <text:s/></text:p>
          </table:table-cell>
          <table:table-cell table:style-name="ce19" office:value-type="float" office:value="123217" calcext:value-type="float">
            <text:p>123'217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55284" calcext:value-type="float">
            <text:p>255'284 <text:s/></text:p>
          </table:table-cell>
          <table:table-cell table:style-name="ce19" office:value-type="float" office:value="51688" calcext:value-type="float">
            <text:p>51'688 <text:s/></text:p>
          </table:table-cell>
          <table:table-cell table:style-name="ce19" office:value-type="float" office:value="158331" calcext:value-type="float">
            <text:p>158'331 <text:s/></text:p>
          </table:table-cell>
          <table:table-cell table:style-name="ce19" office:value-type="float" office:value="45265" calcext:value-type="float">
            <text:p>45'265 <text:s/></text:p>
          </table:table-cell>
          <table:table-cell table:style-name="ce19" office:value-type="float" office:value="126366" calcext:value-type="float">
            <text:p>126'366 <text:s/></text:p>
          </table:table-cell>
          <table:table-cell table:style-name="ce19" office:value-type="float" office:value="128918" calcext:value-type="float">
            <text:p>128'918 <text:s/></text:p>
          </table:table-cell>
          <table:table-cell table:style-name="ce31" office:value-type="float" office:value="204849" calcext:value-type="float">
            <text:p>204'849 <text:s/></text:p>
          </table:table-cell>
          <table:table-cell table:style-name="ce31" office:value-type="float" office:value="50435" calcext:value-type="float">
            <text:p>50'435 <text:s/></text:p>
          </table:table-cell>
          <table:table-cell table:style-name="ce19" office:value-type="float" office:value="104203" calcext:value-type="float">
            <text:p>104'203 <text:s/></text:p>
          </table:table-cell>
          <table:table-cell table:style-name="ce19" office:value-type="float" office:value="116317" calcext:value-type="float">
            <text:p>116'317 <text:s/></text:p>
          </table:table-cell>
          <table:table-cell table:style-name="ce19" office:value-type="float" office:value="14700" calcext:value-type="float">
            <text:p>14'700 <text:s/></text:p>
          </table:table-cell>
          <table:table-cell table:style-name="ce19" office:value-type="float" office:value="19725" calcext:value-type="float">
            <text:p>19'725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325" calcext:value-type="float">
            <text:p>325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197428" calcext:value-type="float">
            <text:p>197'428 <text:s/></text:p>
          </table:table-cell>
          <table:table-cell table:style-name="ce19" office:value-type="float" office:value="57856" calcext:value-type="float">
            <text:p>57'856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72085" calcext:value-type="float">
            <text:p>172'085 <text:s/></text:p>
          </table:table-cell>
          <table:table-cell table:style-name="ce19" office:value-type="float" office:value="38386" calcext:value-type="float">
            <text:p>38'386 <text:s/></text:p>
          </table:table-cell>
          <table:table-cell table:style-name="ce19" office:value-type="float" office:value="103182" calcext:value-type="float">
            <text:p>103'182 <text:s/></text:p>
          </table:table-cell>
          <table:table-cell table:style-name="ce19" office:value-type="float" office:value="30517" calcext:value-type="float">
            <text:p>30'517 <text:s/></text:p>
          </table:table-cell>
          <table:table-cell table:style-name="ce19" office:value-type="float" office:value="83589" calcext:value-type="float">
            <text:p>83'589 <text:s/></text:p>
          </table:table-cell>
          <table:table-cell table:style-name="ce19" office:value-type="float" office:value="88496" calcext:value-type="float">
            <text:p>88'496 <text:s/></text:p>
          </table:table-cell>
          <table:table-cell table:style-name="ce31" office:value-type="float" office:value="132499" calcext:value-type="float">
            <text:p>132'499 <text:s/></text:p>
          </table:table-cell>
          <table:table-cell table:style-name="ce31" office:value-type="float" office:value="39586" calcext:value-type="float">
            <text:p>39'586 <text:s/></text:p>
          </table:table-cell>
          <table:table-cell table:style-name="ce19" office:value-type="float" office:value="71841" calcext:value-type="float">
            <text:p>71'841 <text:s/></text:p>
          </table:table-cell>
          <table:table-cell table:style-name="ce19" office:value-type="float" office:value="74266" calcext:value-type="float">
            <text:p>74'266 <text:s/></text:p>
          </table:table-cell>
          <table:table-cell table:style-name="ce19" office:value-type="float" office:value="10258" calcext:value-type="float">
            <text:p>10'258 <text:s/></text:p>
          </table:table-cell>
          <table:table-cell table:style-name="ce19" office:value-type="float" office:value="15583" calcext:value-type="float">
            <text:p>15'583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124" calcext:value-type="float">
            <text:p>124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128342" calcext:value-type="float">
            <text:p>128'342 <text:s/></text:p>
          </table:table-cell>
          <table:table-cell table:style-name="ce19" office:value-type="float" office:value="43743" calcext:value-type="float">
            <text:p>43'743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70032" calcext:value-type="float">
            <text:p>70'032 <text:s/></text:p>
          </table:table-cell>
          <table:table-cell table:style-name="ce19" office:value-type="float" office:value="16246" calcext:value-type="float">
            <text:p>16'246 <text:s/></text:p>
          </table:table-cell>
          <table:table-cell table:style-name="ce19" office:value-type="float" office:value="41088" calcext:value-type="float">
            <text:p>41'088 <text:s/></text:p>
          </table:table-cell>
          <table:table-cell table:style-name="ce19" office:value-type="float" office:value="12698" calcext:value-type="float">
            <text:p>12'698 <text:s/></text:p>
          </table:table-cell>
          <table:table-cell table:style-name="ce19" office:value-type="float" office:value="34502" calcext:value-type="float">
            <text:p>34'502 <text:s/></text:p>
          </table:table-cell>
          <table:table-cell table:style-name="ce19" office:value-type="float" office:value="35530" calcext:value-type="float">
            <text:p>35'530 <text:s/></text:p>
          </table:table-cell>
          <table:table-cell table:style-name="ce31" office:value-type="float" office:value="61267" calcext:value-type="float">
            <text:p>61'267 <text:s/></text:p>
          </table:table-cell>
          <table:table-cell table:style-name="ce31" office:value-type="float" office:value="8765" calcext:value-type="float">
            <text:p>8'765 <text:s/></text:p>
          </table:table-cell>
          <table:table-cell table:style-name="ce19" office:value-type="float" office:value="29409" calcext:value-type="float">
            <text:p>29'409 <text:s/></text:p>
          </table:table-cell>
          <table:table-cell table:style-name="ce19" office:value-type="float" office:value="31415" calcext:value-type="float">
            <text:p>31'415 <text:s/></text:p>
          </table:table-cell>
          <table:table-cell table:style-name="ce19" office:value-type="float" office:value="4410" calcext:value-type="float">
            <text:p>4'410 <text:s/></text:p>
          </table:table-cell>
          <table:table-cell table:style-name="ce19" office:value-type="float" office:value="4749" calcext:value-type="float">
            <text:p>4'749 <text:s/></text:p>
          </table:table-cell>
          <table:table-cell table:style-name="ce19" office:value-type="float" office:value="3" calcext:value-type="float">
            <text:p>3 <text:s/></text:p>
          </table:table-cell>
          <table:table-cell table:style-name="ce19" office:value-type="float" office:value="44" calcext:value-type="float">
            <text:p>44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21351" calcext:value-type="float">
            <text:p>21'351 <text:s/></text:p>
          </table:table-cell>
          <table:table-cell table:style-name="ce19" office:value-type="float" office:value="48681" calcext:value-type="float">
            <text:p>48'681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21" table:number-columns-repeated="6"/>
          <table:table-cell table:number-columns-repeated="1000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70820" calcext:value-type="float">
            <text:p>1'070'820 <text:s/></text:p>
          </table:table-cell>
          <table:table-cell table:style-name="ce18" office:value-type="float" office:value="214800" calcext:value-type="float">
            <text:p>214'800 <text:s/></text:p>
          </table:table-cell>
          <table:table-cell table:style-name="ce18" office:value-type="float" office:value="669113" calcext:value-type="float">
            <text:p>669'113 <text:s/></text:p>
          </table:table-cell>
          <table:table-cell table:style-name="ce18" office:value-type="float" office:value="186907" calcext:value-type="float">
            <text:p>186'907 <text:s/></text:p>
          </table:table-cell>
          <table:table-cell table:style-name="ce18" office:value-type="float" office:value="527883" calcext:value-type="float">
            <text:p>527'883 <text:s/></text:p>
          </table:table-cell>
          <table:table-cell table:style-name="ce18" office:value-type="float" office:value="542937" calcext:value-type="float">
            <text:p>542'937 <text:s/></text:p>
          </table:table-cell>
          <table:table-cell table:style-name="ce30" office:value-type="float" office:value="823746" calcext:value-type="float">
            <text:p>823'746 <text:s/></text:p>
          </table:table-cell>
          <table:table-cell table:style-name="ce30" office:value-type="float" office:value="247074" calcext:value-type="float">
            <text:p>247'074 <text:s/></text:p>
          </table:table-cell>
          <table:table-cell table:style-name="ce18" office:value-type="float" office:value="446599" calcext:value-type="float">
            <text:p>446'599 <text:s/></text:p>
          </table:table-cell>
          <table:table-cell table:style-name="ce18" office:value-type="float" office:value="485223" calcext:value-type="float">
            <text:p>485'223 <text:s/></text:p>
          </table:table-cell>
          <table:table-cell table:style-name="ce18" office:value-type="float" office:value="56205" calcext:value-type="float">
            <text:p>56'205 <text:s/></text:p>
          </table:table-cell>
          <table:table-cell table:style-name="ce18" office:value-type="float" office:value="81622" calcext:value-type="float">
            <text:p>81'622 <text:s/></text:p>
          </table:table-cell>
          <table:table-cell table:style-name="ce18" office:value-type="float" office:value="59" calcext:value-type="float">
            <text:p>59 <text:s/></text:p>
          </table:table-cell>
          <table:table-cell table:style-name="ce18" office:value-type="float" office:value="1071" calcext:value-type="float">
            <text:p>1'071 <text:s/></text:p>
          </table:table-cell>
          <table:table-cell table:style-name="ce18" office:value-type="float" office:value="41" calcext:value-type="float">
            <text:p>41 <text:s/></text:p>
          </table:table-cell>
          <table:table-cell table:style-name="ce18" office:value-type="float" office:value="839138" calcext:value-type="float">
            <text:p>839'138 <text:s/></text:p>
          </table:table-cell>
          <table:table-cell table:style-name="ce18" office:value-type="float" office:value="231682" calcext:value-type="float">
            <text:p>231'682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4950" calcext:value-type="float">
            <text:p>184'950 <text:s/></text:p>
          </table:table-cell>
          <table:table-cell table:style-name="ce19" office:value-type="float" office:value="30708" calcext:value-type="float">
            <text:p>30'708 <text:s/></text:p>
          </table:table-cell>
          <table:table-cell table:style-name="ce19" office:value-type="float" office:value="115768" calcext:value-type="float">
            <text:p>115'768 <text:s/></text:p>
          </table:table-cell>
          <table:table-cell table:style-name="ce19" office:value-type="float" office:value="38474" calcext:value-type="float">
            <text:p>38'474 <text:s/></text:p>
          </table:table-cell>
          <table:table-cell table:style-name="ce19" office:value-type="float" office:value="88414" calcext:value-type="float">
            <text:p>88'414 <text:s/></text:p>
          </table:table-cell>
          <table:table-cell table:style-name="ce19" office:value-type="float" office:value="96536" calcext:value-type="float">
            <text:p>96'536 <text:s/></text:p>
          </table:table-cell>
          <table:table-cell table:style-name="ce31" office:value-type="float" office:value="124865" calcext:value-type="float">
            <text:p>124'865 <text:s/></text:p>
          </table:table-cell>
          <table:table-cell table:style-name="ce31" office:value-type="float" office:value="60085" calcext:value-type="float">
            <text:p>60'085 <text:s/></text:p>
          </table:table-cell>
          <table:table-cell table:style-name="ce19" office:value-type="float" office:value="82242" calcext:value-type="float">
            <text:p>82'242 <text:s/></text:p>
          </table:table-cell>
          <table:table-cell table:style-name="ce19" office:value-type="float" office:value="72727" calcext:value-type="float">
            <text:p>72'727 <text:s/></text:p>
          </table:table-cell>
          <table:table-cell table:style-name="ce19" office:value-type="float" office:value="11923" calcext:value-type="float">
            <text:p>11'923 <text:s/></text:p>
          </table:table-cell>
          <table:table-cell table:style-name="ce19" office:value-type="float" office:value="17645" calcext:value-type="float">
            <text:p>17'645 <text:s/></text:p>
          </table:table-cell>
          <table:table-cell table:style-name="ce19" office:value-type="float" office:value="21" calcext:value-type="float">
            <text:p>21 <text:s/></text:p>
          </table:table-cell>
          <table:table-cell table:style-name="ce19" office:value-type="float" office:value="375" calcext:value-type="float">
            <text:p>375 <text:s/></text:p>
          </table:table-cell>
          <table:table-cell table:style-name="ce19" office:value-type="float" office:value="17" calcext:value-type="float">
            <text:p>17 <text:s/></text:p>
          </table:table-cell>
          <table:table-cell table:style-name="ce19" office:value-type="float" office:value="184950" calcext:value-type="float">
            <text:p>184'950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74404" calcext:value-type="float">
            <text:p>274'404 <text:s/></text:p>
          </table:table-cell>
          <table:table-cell table:style-name="ce19" office:value-type="float" office:value="54308" calcext:value-type="float">
            <text:p>54'308 <text:s/></text:p>
          </table:table-cell>
          <table:table-cell table:style-name="ce19" office:value-type="float" office:value="166600" calcext:value-type="float">
            <text:p>166'600 <text:s/></text:p>
          </table:table-cell>
          <table:table-cell table:style-name="ce19" office:value-type="float" office:value="53496" calcext:value-type="float">
            <text:p>53'496 <text:s/></text:p>
          </table:table-cell>
          <table:table-cell table:style-name="ce19" office:value-type="float" office:value="134274" calcext:value-type="float">
            <text:p>134'274 <text:s/></text:p>
          </table:table-cell>
          <table:table-cell table:style-name="ce19" office:value-type="float" office:value="140130" calcext:value-type="float">
            <text:p>140'130 <text:s/></text:p>
          </table:table-cell>
          <table:table-cell table:style-name="ce31" office:value-type="float" office:value="221413" calcext:value-type="float">
            <text:p>221'413 <text:s/></text:p>
          </table:table-cell>
          <table:table-cell table:style-name="ce31" office:value-type="float" office:value="52991" calcext:value-type="float">
            <text:p>52'991 <text:s/></text:p>
          </table:table-cell>
          <table:table-cell table:style-name="ce19" office:value-type="float" office:value="108268" calcext:value-type="float">
            <text:p>108'268 <text:s/></text:p>
          </table:table-cell>
          <table:table-cell table:style-name="ce19" office:value-type="float" office:value="129765" calcext:value-type="float">
            <text:p>129'765 <text:s/></text:p>
          </table:table-cell>
          <table:table-cell table:style-name="ce19" office:value-type="float" office:value="15301" calcext:value-type="float">
            <text:p>15'301 <text:s/></text:p>
          </table:table-cell>
          <table:table-cell table:style-name="ce19" office:value-type="float" office:value="20762" calcext:value-type="float">
            <text:p>20'762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288" calcext:value-type="float">
            <text:p>288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251769" calcext:value-type="float">
            <text:p>251'769 <text:s/></text:p>
          </table:table-cell>
          <table:table-cell table:style-name="ce19" office:value-type="float" office:value="22635" calcext:value-type="float">
            <text:p>22'635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611466" calcext:value-type="float">
            <text:p>611'466 <text:s/></text:p>
          </table:table-cell>
          <table:table-cell table:style-name="ce19" office:value-type="float" office:value="129784" calcext:value-type="float">
            <text:p>129'784 <text:s/></text:p>
          </table:table-cell>
          <table:table-cell table:style-name="ce19" office:value-type="float" office:value="386745" calcext:value-type="float">
            <text:p>386'745 <text:s/></text:p>
          </table:table-cell>
          <table:table-cell table:style-name="ce19" office:value-type="float" office:value="94937" calcext:value-type="float">
            <text:p>94'937 <text:s/></text:p>
          </table:table-cell>
          <table:table-cell table:style-name="ce19" office:value-type="float" office:value="305195" calcext:value-type="float">
            <text:p>305'195 <text:s/></text:p>
          </table:table-cell>
          <table:table-cell table:style-name="ce19" office:value-type="float" office:value="306271" calcext:value-type="float">
            <text:p>306'271 <text:s/></text:p>
          </table:table-cell>
          <table:table-cell table:style-name="ce31" office:value-type="float" office:value="477468" calcext:value-type="float">
            <text:p>477'468 <text:s/></text:p>
          </table:table-cell>
          <table:table-cell table:style-name="ce31" office:value-type="float" office:value="133998" calcext:value-type="float">
            <text:p>133'998 <text:s/></text:p>
          </table:table-cell>
          <table:table-cell table:style-name="ce19" office:value-type="float" office:value="256089" calcext:value-type="float">
            <text:p>256'089 <text:s/></text:p>
          </table:table-cell>
          <table:table-cell table:style-name="ce19" office:value-type="float" office:value="282731" calcext:value-type="float">
            <text:p>282'731 <text:s/></text:p>
          </table:table-cell>
          <table:table-cell table:style-name="ce19" office:value-type="float" office:value="28981" calcext:value-type="float">
            <text:p>28'981 <text:s/></text:p>
          </table:table-cell>
          <table:table-cell table:style-name="ce19" office:value-type="float" office:value="43215" calcext:value-type="float">
            <text:p>43'215 <text:s/></text:p>
          </table:table-cell>
          <table:table-cell table:style-name="ce19" office:value-type="float" office:value="28" calcext:value-type="float">
            <text:p>28 <text:s/></text:p>
          </table:table-cell>
          <table:table-cell table:style-name="ce19" office:value-type="float" office:value="408" calcext:value-type="float">
            <text:p>408 <text:s/></text:p>
          </table:table-cell>
          <table:table-cell table:style-name="ce19" office:value-type="float" office:value="14" calcext:value-type="float">
            <text:p>14 <text:s/></text:p>
          </table:table-cell>
          <table:table-cell table:style-name="ce19" office:value-type="float" office:value="402419" calcext:value-type="float">
            <text:p>402'419 <text:s/></text:p>
          </table:table-cell>
          <table:table-cell table:style-name="ce19" office:value-type="float" office:value="209047" calcext:value-type="float">
            <text:p>209'047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21" table:number-columns-repeated="6"/>
          <table:table-cell table:number-columns-repeated="1000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373068" calcext:value-type="float">
            <text:p>1'373'068 <text:s/></text:p>
          </table:table-cell>
          <table:table-cell table:style-name="ce18" office:value-type="float" office:value="270632" calcext:value-type="float">
            <text:p>270'632 <text:s/></text:p>
          </table:table-cell>
          <table:table-cell table:style-name="ce18" office:value-type="float" office:value="878418" calcext:value-type="float">
            <text:p>878'418 <text:s/></text:p>
          </table:table-cell>
          <table:table-cell table:style-name="ce18" office:value-type="float" office:value="224018" calcext:value-type="float">
            <text:p>224'018 <text:s/></text:p>
          </table:table-cell>
          <table:table-cell table:style-name="ce18" office:value-type="float" office:value="678784" calcext:value-type="float">
            <text:p>678'784 <text:s/></text:p>
          </table:table-cell>
          <table:table-cell table:style-name="ce18" office:value-type="float" office:value="694284" calcext:value-type="float">
            <text:p>694'284 <text:s/></text:p>
          </table:table-cell>
          <table:table-cell table:style-name="ce30" office:value-type="float" office:value="1042311" calcext:value-type="float">
            <text:p>1'042'311 <text:s/></text:p>
          </table:table-cell>
          <table:table-cell table:style-name="ce30" office:value-type="float" office:value="330757" calcext:value-type="float">
            <text:p>330'757 <text:s/></text:p>
          </table:table-cell>
          <table:table-cell table:style-name="ce18" office:value-type="float" office:value="606413" calcext:value-type="float">
            <text:p>606'413 <text:s/></text:p>
          </table:table-cell>
          <table:table-cell table:style-name="ce18" office:value-type="float" office:value="585281" calcext:value-type="float">
            <text:p>585'281 <text:s/></text:p>
          </table:table-cell>
          <table:table-cell table:style-name="ce18" office:value-type="float" office:value="63819" calcext:value-type="float">
            <text:p>63'819 <text:s/></text:p>
          </table:table-cell>
          <table:table-cell table:style-name="ce18" office:value-type="float" office:value="114456" calcext:value-type="float">
            <text:p>114'456 <text:s/></text:p>
          </table:table-cell>
          <table:table-cell table:style-name="ce18" office:value-type="float" office:value="84" calcext:value-type="float">
            <text:p>84 <text:s/></text:p>
          </table:table-cell>
          <table:table-cell table:style-name="ce18" office:value-type="float" office:value="2909" calcext:value-type="float">
            <text:p>2'909 <text:s/></text:p>
          </table:table-cell>
          <table:table-cell table:style-name="ce18" office:value-type="float" office:value="106" calcext:value-type="float">
            <text:p>106 <text:s/></text:p>
          </table:table-cell>
          <table:table-cell table:style-name="ce18" office:value-type="float" office:value="1305973" calcext:value-type="float">
            <text:p>1'305'973 <text:s/></text:p>
          </table:table-cell>
          <table:table-cell table:style-name="ce18" office:value-type="float" office:value="67095" calcext:value-type="float">
            <text:p>67'095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21" table:number-columns-repeated="6"/>
          <table:table-cell table:number-columns-repeated="1000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103641" calcext:value-type="float">
            <text:p>1'103'641 <text:s/></text:p>
          </table:table-cell>
          <table:table-cell table:style-name="ce18" office:value-type="float" office:value="236646" calcext:value-type="float">
            <text:p>236'646 <text:s/></text:p>
          </table:table-cell>
          <table:table-cell table:style-name="ce18" office:value-type="float" office:value="683501" calcext:value-type="float">
            <text:p>683'501 <text:s/></text:p>
          </table:table-cell>
          <table:table-cell table:style-name="ce18" office:value-type="float" office:value="183494" calcext:value-type="float">
            <text:p>183'494 <text:s/></text:p>
          </table:table-cell>
          <table:table-cell table:style-name="ce18" office:value-type="float" office:value="549514" calcext:value-type="float">
            <text:p>549'514 <text:s/></text:p>
          </table:table-cell>
          <table:table-cell table:style-name="ce18" office:value-type="float" office:value="554127" calcext:value-type="float">
            <text:p>554'127 <text:s/></text:p>
          </table:table-cell>
          <table:table-cell table:style-name="ce30" office:value-type="float" office:value="878856" calcext:value-type="float">
            <text:p>878'856 <text:s/></text:p>
          </table:table-cell>
          <table:table-cell table:style-name="ce30" office:value-type="float" office:value="224785" calcext:value-type="float">
            <text:p>224'785 <text:s/></text:p>
          </table:table-cell>
          <table:table-cell table:style-name="ce18" office:value-type="float" office:value="471448" calcext:value-type="float">
            <text:p>471'448 <text:s/></text:p>
          </table:table-cell>
          <table:table-cell table:style-name="ce18" office:value-type="float" office:value="492581" calcext:value-type="float">
            <text:p>492'581 <text:s/></text:p>
          </table:table-cell>
          <table:table-cell table:style-name="ce18" office:value-type="float" office:value="58662" calcext:value-type="float">
            <text:p>58'662 <text:s/></text:p>
          </table:table-cell>
          <table:table-cell table:style-name="ce18" office:value-type="float" office:value="80175" calcext:value-type="float">
            <text:p>80'175 <text:s/></text:p>
          </table:table-cell>
          <table:table-cell table:style-name="ce18" office:value-type="float" office:value="57" calcext:value-type="float">
            <text:p>57 <text:s/></text:p>
          </table:table-cell>
          <table:table-cell table:style-name="ce18" office:value-type="float" office:value="687" calcext:value-type="float">
            <text:p>687 <text:s/></text:p>
          </table:table-cell>
          <table:table-cell table:style-name="ce18" office:value-type="float" office:value="31" calcext:value-type="float">
            <text:p>31 <text:s/></text:p>
          </table:table-cell>
          <table:table-cell table:style-name="ce18" office:value-type="float" office:value="626136" calcext:value-type="float">
            <text:p>626'136 <text:s/></text:p>
          </table:table-cell>
          <table:table-cell table:style-name="ce18" office:value-type="float" office:value="477505" calcext:value-type="float">
            <text:p>477'505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608" calcext:value-type="float">
            <text:p>38'608 <text:s/></text:p>
          </table:table-cell>
          <table:table-cell table:style-name="ce19" office:value-type="float" office:value="7973" calcext:value-type="float">
            <text:p>7'973 <text:s/></text:p>
          </table:table-cell>
          <table:table-cell table:style-name="ce19" office:value-type="float" office:value="23764" calcext:value-type="float">
            <text:p>23'764 <text:s/></text:p>
          </table:table-cell>
          <table:table-cell table:style-name="ce19" office:value-type="float" office:value="6871" calcext:value-type="float">
            <text:p>6'871 <text:s/></text:p>
          </table:table-cell>
          <table:table-cell table:style-name="ce19" office:value-type="float" office:value="19383" calcext:value-type="float">
            <text:p>19'383 <text:s/></text:p>
          </table:table-cell>
          <table:table-cell table:style-name="ce19" office:value-type="float" office:value="19225" calcext:value-type="float">
            <text:p>19'225 <text:s/></text:p>
          </table:table-cell>
          <table:table-cell table:style-name="ce31" office:value-type="float" office:value="30731" calcext:value-type="float">
            <text:p>30'731 <text:s/></text:p>
          </table:table-cell>
          <table:table-cell table:style-name="ce31" office:value-type="float" office:value="7877" calcext:value-type="float">
            <text:p>7'877 <text:s/></text:p>
          </table:table-cell>
          <table:table-cell table:style-name="ce19" office:value-type="float" office:value="16044" calcext:value-type="float">
            <text:p>16'044 <text:s/></text:p>
          </table:table-cell>
          <table:table-cell table:style-name="ce19" office:value-type="float" office:value="17413" calcext:value-type="float">
            <text:p>17'413 <text:s/></text:p>
          </table:table-cell>
          <table:table-cell table:style-name="ce19" office:value-type="float" office:value="2471" calcext:value-type="float">
            <text:p>2'471 <text:s/></text:p>
          </table:table-cell>
          <table:table-cell table:style-name="ce19" office:value-type="float" office:value="2660" calcext:value-type="float">
            <text:p>2'660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14" calcext:value-type="float">
            <text:p>14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608" calcext:value-type="float">
            <text:p>38'608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6356" calcext:value-type="float">
            <text:p>76'356 <text:s/></text:p>
          </table:table-cell>
          <table:table-cell table:style-name="ce19" office:value-type="float" office:value="14962" calcext:value-type="float">
            <text:p>14'962 <text:s/></text:p>
          </table:table-cell>
          <table:table-cell table:style-name="ce19" office:value-type="float" office:value="46577" calcext:value-type="float">
            <text:p>46'577 <text:s/></text:p>
          </table:table-cell>
          <table:table-cell table:style-name="ce19" office:value-type="float" office:value="14817" calcext:value-type="float">
            <text:p>14'817 <text:s/></text:p>
          </table:table-cell>
          <table:table-cell table:style-name="ce19" office:value-type="float" office:value="37476" calcext:value-type="float">
            <text:p>37'476 <text:s/></text:p>
          </table:table-cell>
          <table:table-cell table:style-name="ce19" office:value-type="float" office:value="38880" calcext:value-type="float">
            <text:p>38'880 <text:s/></text:p>
          </table:table-cell>
          <table:table-cell table:style-name="ce31" office:value-type="float" office:value="58705" calcext:value-type="float">
            <text:p>58'705 <text:s/></text:p>
          </table:table-cell>
          <table:table-cell table:style-name="ce31" office:value-type="float" office:value="17651" calcext:value-type="float">
            <text:p>17'651 <text:s/></text:p>
          </table:table-cell>
          <table:table-cell table:style-name="ce19" office:value-type="float" office:value="30488" calcext:value-type="float">
            <text:p>30'488 <text:s/></text:p>
          </table:table-cell>
          <table:table-cell table:style-name="ce19" office:value-type="float" office:value="35093" calcext:value-type="float">
            <text:p>35'093 <text:s/></text:p>
          </table:table-cell>
          <table:table-cell table:style-name="ce19" office:value-type="float" office:value="4692" calcext:value-type="float">
            <text:p>4'692 <text:s/></text:p>
          </table:table-cell>
          <table:table-cell table:style-name="ce19" office:value-type="float" office:value="6007" calcext:value-type="float">
            <text:p>6'007 <text:s/></text:p>
          </table:table-cell>
          <table:table-cell table:style-name="ce19" office:value-type="float" office:value="3" calcext:value-type="float">
            <text:p>3 <text:s/></text:p>
          </table:table-cell>
          <table:table-cell table:style-name="ce19" office:value-type="float" office:value="72" calcext:value-type="float">
            <text:p>72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57879" calcext:value-type="float">
            <text:p>57'879 <text:s/></text:p>
          </table:table-cell>
          <table:table-cell table:style-name="ce19" office:value-type="float" office:value="18477" calcext:value-type="float">
            <text:p>18'477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017" calcext:value-type="float">
            <text:p>53'017 <text:s/></text:p>
          </table:table-cell>
          <table:table-cell table:style-name="ce19" office:value-type="float" office:value="11509" calcext:value-type="float">
            <text:p>11'509 <text:s/></text:p>
          </table:table-cell>
          <table:table-cell table:style-name="ce19" office:value-type="float" office:value="32164" calcext:value-type="float">
            <text:p>32'164 <text:s/></text:p>
          </table:table-cell>
          <table:table-cell table:style-name="ce19" office:value-type="float" office:value="9344" calcext:value-type="float">
            <text:p>9'344 <text:s/></text:p>
          </table:table-cell>
          <table:table-cell table:style-name="ce19" office:value-type="float" office:value="26653" calcext:value-type="float">
            <text:p>26'653 <text:s/></text:p>
          </table:table-cell>
          <table:table-cell table:style-name="ce19" office:value-type="float" office:value="26364" calcext:value-type="float">
            <text:p>26'364 <text:s/></text:p>
          </table:table-cell>
          <table:table-cell table:style-name="ce31" office:value-type="float" office:value="45504" calcext:value-type="float">
            <text:p>45'504 <text:s/></text:p>
          </table:table-cell>
          <table:table-cell table:style-name="ce31" office:value-type="float" office:value="7513" calcext:value-type="float">
            <text:p>7'513 <text:s/></text:p>
          </table:table-cell>
          <table:table-cell table:style-name="ce19" office:value-type="float" office:value="22423" calcext:value-type="float">
            <text:p>22'423 <text:s/></text:p>
          </table:table-cell>
          <table:table-cell table:style-name="ce19" office:value-type="float" office:value="23597" calcext:value-type="float">
            <text:p>23'597 <text:s/></text:p>
          </table:table-cell>
          <table:table-cell table:style-name="ce19" office:value-type="float" office:value="2986" calcext:value-type="float">
            <text:p>2'986 <text:s/></text:p>
          </table:table-cell>
          <table:table-cell table:style-name="ce19" office:value-type="float" office:value="3973" calcext:value-type="float">
            <text:p>3'973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35" calcext:value-type="float">
            <text:p>35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28037" calcext:value-type="float">
            <text:p>28'037 <text:s/></text:p>
          </table:table-cell>
          <table:table-cell table:style-name="ce19" office:value-type="float" office:value="24980" calcext:value-type="float">
            <text:p>24'980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688" calcext:value-type="float">
            <text:p>15'688 <text:s/></text:p>
          </table:table-cell>
          <table:table-cell table:style-name="ce19" office:value-type="float" office:value="3779" calcext:value-type="float">
            <text:p>3'779 <text:s/></text:p>
          </table:table-cell>
          <table:table-cell table:style-name="ce19" office:value-type="float" office:value="9252" calcext:value-type="float">
            <text:p>9'252 <text:s/></text:p>
          </table:table-cell>
          <table:table-cell table:style-name="ce19" office:value-type="float" office:value="2657" calcext:value-type="float">
            <text:p>2'657 <text:s/></text:p>
          </table:table-cell>
          <table:table-cell table:style-name="ce19" office:value-type="float" office:value="8047" calcext:value-type="float">
            <text:p>8'047 <text:s/></text:p>
          </table:table-cell>
          <table:table-cell table:style-name="ce19" office:value-type="float" office:value="7641" calcext:value-type="float">
            <text:p>7'641 <text:s/></text:p>
          </table:table-cell>
          <table:table-cell table:style-name="ce31" office:value-type="float" office:value="14120" calcext:value-type="float">
            <text:p>14'120 <text:s/></text:p>
          </table:table-cell>
          <table:table-cell table:style-name="ce31" office:value-type="float" office:value="1568" calcext:value-type="float">
            <text:p>1'568 <text:s/></text:p>
          </table:table-cell>
          <table:table-cell table:style-name="ce19" office:value-type="float" office:value="7364" calcext:value-type="float">
            <text:p>7'364 <text:s/></text:p>
          </table:table-cell>
          <table:table-cell table:style-name="ce19" office:value-type="float" office:value="6743" calcext:value-type="float">
            <text:p>6'743 <text:s/></text:p>
          </table:table-cell>
          <table:table-cell table:style-name="ce19" office:value-type="float" office:value="855" calcext:value-type="float">
            <text:p>855 <text:s/></text:p>
          </table:table-cell>
          <table:table-cell table:style-name="ce19" office:value-type="float" office:value="723" calcext:value-type="float">
            <text:p>72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688" calcext:value-type="float">
            <text:p>15'688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78907" calcext:value-type="float">
            <text:p>478'907 <text:s/></text:p>
          </table:table-cell>
          <table:table-cell table:style-name="ce19" office:value-type="float" office:value="105830" calcext:value-type="float">
            <text:p>105'830 <text:s/></text:p>
          </table:table-cell>
          <table:table-cell table:style-name="ce19" office:value-type="float" office:value="296023" calcext:value-type="float">
            <text:p>296'023 <text:s/></text:p>
          </table:table-cell>
          <table:table-cell table:style-name="ce19" office:value-type="float" office:value="77054" calcext:value-type="float">
            <text:p>77'054 <text:s/></text:p>
          </table:table-cell>
          <table:table-cell table:style-name="ce19" office:value-type="float" office:value="237858" calcext:value-type="float">
            <text:p>237'858 <text:s/></text:p>
          </table:table-cell>
          <table:table-cell table:style-name="ce19" office:value-type="float" office:value="241049" calcext:value-type="float">
            <text:p>241'049 <text:s/></text:p>
          </table:table-cell>
          <table:table-cell table:style-name="ce31" office:value-type="float" office:value="374368" calcext:value-type="float">
            <text:p>374'368 <text:s/></text:p>
          </table:table-cell>
          <table:table-cell table:style-name="ce31" office:value-type="float" office:value="104539" calcext:value-type="float">
            <text:p>104'539 <text:s/></text:p>
          </table:table-cell>
          <table:table-cell table:style-name="ce19" office:value-type="float" office:value="207230" calcext:value-type="float">
            <text:p>207'230 <text:s/></text:p>
          </table:table-cell>
          <table:table-cell table:style-name="ce19" office:value-type="float" office:value="212223" calcext:value-type="float">
            <text:p>212'223 <text:s/></text:p>
          </table:table-cell>
          <table:table-cell table:style-name="ce19" office:value-type="float" office:value="24531" calcext:value-type="float">
            <text:p>24'531 <text:s/></text:p>
          </table:table-cell>
          <table:table-cell table:style-name="ce19" office:value-type="float" office:value="34616" calcext:value-type="float">
            <text:p>34'616 <text:s/></text:p>
          </table:table-cell>
          <table:table-cell table:style-name="ce19" office:value-type="float" office:value="20" calcext:value-type="float">
            <text:p>20 <text:s/></text:p>
          </table:table-cell>
          <table:table-cell table:style-name="ce19" office:value-type="float" office:value="282" calcext:value-type="float">
            <text:p>282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320524" calcext:value-type="float">
            <text:p>320'524 <text:s/></text:p>
          </table:table-cell>
          <table:table-cell table:style-name="ce19" office:value-type="float" office:value="158383" calcext:value-type="float">
            <text:p>158'383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92621" calcext:value-type="float">
            <text:p>192'621 <text:s/></text:p>
          </table:table-cell>
          <table:table-cell table:style-name="ce19" office:value-type="float" office:value="37591" calcext:value-type="float">
            <text:p>37'591 <text:s/></text:p>
          </table:table-cell>
          <table:table-cell table:style-name="ce19" office:value-type="float" office:value="120497" calcext:value-type="float">
            <text:p>120'497 <text:s/></text:p>
          </table:table-cell>
          <table:table-cell table:style-name="ce19" office:value-type="float" office:value="34533" calcext:value-type="float">
            <text:p>34'533 <text:s/></text:p>
          </table:table-cell>
          <table:table-cell table:style-name="ce19" office:value-type="float" office:value="95748" calcext:value-type="float">
            <text:p>95'748 <text:s/></text:p>
          </table:table-cell>
          <table:table-cell table:style-name="ce19" office:value-type="float" office:value="96873" calcext:value-type="float">
            <text:p>96'873 <text:s/></text:p>
          </table:table-cell>
          <table:table-cell table:style-name="ce31" office:value-type="float" office:value="160517" calcext:value-type="float">
            <text:p>160'517 <text:s/></text:p>
          </table:table-cell>
          <table:table-cell table:style-name="ce31" office:value-type="float" office:value="32104" calcext:value-type="float">
            <text:p>32'104 <text:s/></text:p>
          </table:table-cell>
          <table:table-cell table:style-name="ce19" office:value-type="float" office:value="82453" calcext:value-type="float">
            <text:p>82'453 <text:s/></text:p>
          </table:table-cell>
          <table:table-cell table:style-name="ce19" office:value-type="float" office:value="85959" calcext:value-type="float">
            <text:p>85'959 <text:s/></text:p>
          </table:table-cell>
          <table:table-cell table:style-name="ce19" office:value-type="float" office:value="10928" calcext:value-type="float">
            <text:p>10'928 <text:s/></text:p>
          </table:table-cell>
          <table:table-cell table:style-name="ce19" office:value-type="float" office:value="13151" calcext:value-type="float">
            <text:p>13'151 <text:s/></text:p>
          </table:table-cell>
          <table:table-cell table:style-name="ce19" office:value-type="float" office:value="24" calcext:value-type="float">
            <text:p>24 <text:s/></text:p>
          </table:table-cell>
          <table:table-cell table:style-name="ce19" office:value-type="float" office:value="98" calcext:value-type="float">
            <text:p>98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95963" calcext:value-type="float">
            <text:p>95'963 <text:s/></text:p>
          </table:table-cell>
          <table:table-cell table:style-name="ce19" office:value-type="float" office:value="96658" calcext:value-type="float">
            <text:p>96'658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48444" calcext:value-type="float">
            <text:p>248'444 <text:s/></text:p>
          </table:table-cell>
          <table:table-cell table:style-name="ce19" office:value-type="float" office:value="55002" calcext:value-type="float">
            <text:p>55'002 <text:s/></text:p>
          </table:table-cell>
          <table:table-cell table:style-name="ce19" office:value-type="float" office:value="155224" calcext:value-type="float">
            <text:p>155'224 <text:s/></text:p>
          </table:table-cell>
          <table:table-cell table:style-name="ce19" office:value-type="float" office:value="38218" calcext:value-type="float">
            <text:p>38'218 <text:s/></text:p>
          </table:table-cell>
          <table:table-cell table:style-name="ce19" office:value-type="float" office:value="124349" calcext:value-type="float">
            <text:p>124'349 <text:s/></text:p>
          </table:table-cell>
          <table:table-cell table:style-name="ce19" office:value-type="float" office:value="124095" calcext:value-type="float">
            <text:p>124'095 <text:s/></text:p>
          </table:table-cell>
          <table:table-cell table:style-name="ce31" office:value-type="float" office:value="194911" calcext:value-type="float">
            <text:p>194'911 <text:s/></text:p>
          </table:table-cell>
          <table:table-cell table:style-name="ce31" office:value-type="float" office:value="53533" calcext:value-type="float">
            <text:p>53'533 <text:s/></text:p>
          </table:table-cell>
          <table:table-cell table:style-name="ce19" office:value-type="float" office:value="105446" calcext:value-type="float">
            <text:p>105'446 <text:s/></text:p>
          </table:table-cell>
          <table:table-cell table:style-name="ce19" office:value-type="float" office:value="111553" calcext:value-type="float">
            <text:p>111'553 <text:s/></text:p>
          </table:table-cell>
          <table:table-cell table:style-name="ce19" office:value-type="float" office:value="12199" calcext:value-type="float">
            <text:p>12'199 <text:s/></text:p>
          </table:table-cell>
          <table:table-cell table:style-name="ce19" office:value-type="float" office:value="19045" calcext:value-type="float">
            <text:p>19'045 <text:s/></text:p>
          </table:table-cell>
          <table:table-cell table:style-name="ce19" office:value-type="float" office:value="7" calcext:value-type="float">
            <text:p>7 <text:s/></text:p>
          </table:table-cell>
          <table:table-cell table:style-name="ce19" office:value-type="float" office:value="184" calcext:value-type="float">
            <text:p>184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123733" calcext:value-type="float">
            <text:p>123'733 <text:s/></text:p>
          </table:table-cell>
          <table:table-cell table:style-name="ce19" office:value-type="float" office:value="124711" calcext:value-type="float">
            <text:p>124'711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21" table:number-columns-repeated="6"/>
          <table:table-cell table:style-name="ce8" table:number-columns-repeated="1000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49476" calcext:value-type="float">
            <text:p>749'476 <text:s/></text:p>
          </table:table-cell>
          <table:table-cell table:style-name="ce18" office:value-type="float" office:value="161685" calcext:value-type="float">
            <text:p>161'685 <text:s/></text:p>
          </table:table-cell>
          <table:table-cell table:style-name="ce18" office:value-type="float" office:value="469604" calcext:value-type="float">
            <text:p>469'604 <text:s/></text:p>
          </table:table-cell>
          <table:table-cell table:style-name="ce18" office:value-type="float" office:value="118187" calcext:value-type="float">
            <text:p>118'187 <text:s/></text:p>
          </table:table-cell>
          <table:table-cell table:style-name="ce18" office:value-type="float" office:value="375266" calcext:value-type="float">
            <text:p>375'266 <text:s/></text:p>
          </table:table-cell>
          <table:table-cell table:style-name="ce18" office:value-type="float" office:value="374210" calcext:value-type="float">
            <text:p>374'210 <text:s/></text:p>
          </table:table-cell>
          <table:table-cell table:style-name="ce30" office:value-type="float" office:value="619581" calcext:value-type="float">
            <text:p>619'581 <text:s/></text:p>
          </table:table-cell>
          <table:table-cell table:style-name="ce30" office:value-type="float" office:value="129895" calcext:value-type="float">
            <text:p>129'895 <text:s/></text:p>
          </table:table-cell>
          <table:table-cell table:style-name="ce18" office:value-type="float" office:value="333981" calcext:value-type="float">
            <text:p>333'981 <text:s/></text:p>
          </table:table-cell>
          <table:table-cell table:style-name="ce18" office:value-type="float" office:value="332829" calcext:value-type="float">
            <text:p>332'829 <text:s/></text:p>
          </table:table-cell>
          <table:table-cell table:style-name="ce18" office:value-type="float" office:value="35698" calcext:value-type="float">
            <text:p>35'698 <text:s/></text:p>
          </table:table-cell>
          <table:table-cell table:style-name="ce18" office:value-type="float" office:value="46428" calcext:value-type="float">
            <text:p>46'428 <text:s/></text:p>
          </table:table-cell>
          <table:table-cell table:style-name="ce18" office:value-type="float" office:value="39" calcext:value-type="float">
            <text:p>39 <text:s/></text:p>
          </table:table-cell>
          <table:table-cell table:style-name="ce18" office:value-type="float" office:value="486" calcext:value-type="float">
            <text:p>486 <text:s/></text:p>
          </table:table-cell>
          <table:table-cell table:style-name="ce18" office:value-type="float" office:value="15" calcext:value-type="float">
            <text:p>15 <text:s/></text:p>
          </table:table-cell>
          <table:table-cell table:style-name="ce18" office:value-type="float" office:value="454510" calcext:value-type="float">
            <text:p>454'510 <text:s/></text:p>
          </table:table-cell>
          <table:table-cell table:style-name="ce18" office:value-type="float" office:value="294966" calcext:value-type="float">
            <text:p>294'966 <text:s/></text:p>
          </table:table-cell>
          <table:table-cell table:style-name="ce21" table:number-columns-repeated="6"/>
          <table:table-cell table:style-name="ce8" table:number-columns-repeated="1000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77610" calcext:value-type="float">
            <text:p>377'610 <text:s/></text:p>
          </table:table-cell>
          <table:table-cell table:style-name="ce19" office:value-type="float" office:value="82589" calcext:value-type="float">
            <text:p>82'589 <text:s/></text:p>
          </table:table-cell>
          <table:table-cell table:style-name="ce19" office:value-type="float" office:value="234624" calcext:value-type="float">
            <text:p>234'624 <text:s/></text:p>
          </table:table-cell>
          <table:table-cell table:style-name="ce19" office:value-type="float" office:value="60397" calcext:value-type="float">
            <text:p>60'397 <text:s/></text:p>
          </table:table-cell>
          <table:table-cell table:style-name="ce19" office:value-type="float" office:value="186664" calcext:value-type="float">
            <text:p>186'664 <text:s/></text:p>
          </table:table-cell>
          <table:table-cell table:style-name="ce19" office:value-type="float" office:value="190946" calcext:value-type="float">
            <text:p>190'946 <text:s/></text:p>
          </table:table-cell>
          <table:table-cell table:style-name="ce31" office:value-type="float" office:value="314720" calcext:value-type="float">
            <text:p>314'720 <text:s/></text:p>
          </table:table-cell>
          <table:table-cell table:style-name="ce31" office:value-type="float" office:value="62890" calcext:value-type="float">
            <text:p>62'890 <text:s/></text:p>
          </table:table-cell>
          <table:table-cell table:style-name="ce19" office:value-type="float" office:value="171607" calcext:value-type="float">
            <text:p>171'607 <text:s/></text:p>
          </table:table-cell>
          <table:table-cell table:style-name="ce19" office:value-type="float" office:value="164540" calcext:value-type="float">
            <text:p>164'540 <text:s/></text:p>
          </table:table-cell>
          <table:table-cell table:style-name="ce19" office:value-type="float" office:value="18654" calcext:value-type="float">
            <text:p>18'654 <text:s/></text:p>
          </table:table-cell>
          <table:table-cell table:style-name="ce19" office:value-type="float" office:value="22523" calcext:value-type="float">
            <text:p>22'523 <text:s/></text:p>
          </table:table-cell>
          <table:table-cell table:style-name="ce19" office:value-type="float" office:value="18" calcext:value-type="float">
            <text:p>18 <text:s/></text:p>
          </table:table-cell>
          <table:table-cell table:style-name="ce19" office:value-type="float" office:value="260" calcext:value-type="float">
            <text:p>260 <text:s/></text:p>
          </table:table-cell>
          <table:table-cell table:style-name="ce19" office:value-type="float" office:value="8" calcext:value-type="float">
            <text:p>8 <text:s/></text:p>
          </table:table-cell>
          <table:table-cell table:style-name="ce19" office:value-type="float" office:value="192104" calcext:value-type="float">
            <text:p>192'104 <text:s/></text:p>
          </table:table-cell>
          <table:table-cell table:style-name="ce19" office:value-type="float" office:value="185506" calcext:value-type="float">
            <text:p>185'506 <text:s/></text:p>
          </table:table-cell>
          <table:table-cell table:style-name="ce21" table:number-columns-repeated="6"/>
          <table:table-cell table:style-name="ce8" table:number-columns-repeated="1000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422" calcext:value-type="float">
            <text:p>35'422 <text:s/></text:p>
          </table:table-cell>
          <table:table-cell table:style-name="ce19" office:value-type="float" office:value="7686" calcext:value-type="float">
            <text:p>7'686 <text:s/></text:p>
          </table:table-cell>
          <table:table-cell table:style-name="ce19" office:value-type="float" office:value="21322" calcext:value-type="float">
            <text:p>21'322 <text:s/></text:p>
          </table:table-cell>
          <table:table-cell table:style-name="ce19" office:value-type="float" office:value="6414" calcext:value-type="float">
            <text:p>6'414 <text:s/></text:p>
          </table:table-cell>
          <table:table-cell table:style-name="ce19" office:value-type="float" office:value="17988" calcext:value-type="float">
            <text:p>17'988 <text:s/></text:p>
          </table:table-cell>
          <table:table-cell table:style-name="ce19" office:value-type="float" office:value="17434" calcext:value-type="float">
            <text:p>17'434 <text:s/></text:p>
          </table:table-cell>
          <table:table-cell table:style-name="ce31" office:value-type="float" office:value="31971" calcext:value-type="float">
            <text:p>31'971 <text:s/></text:p>
          </table:table-cell>
          <table:table-cell table:style-name="ce31" office:value-type="float" office:value="3451" calcext:value-type="float">
            <text:p>3'451 <text:s/></text:p>
          </table:table-cell>
          <table:table-cell table:style-name="ce19" office:value-type="float" office:value="15226" calcext:value-type="float">
            <text:p>15'226 <text:s/></text:p>
          </table:table-cell>
          <table:table-cell table:style-name="ce19" office:value-type="float" office:value="16654" calcext:value-type="float">
            <text:p>16'654 <text:s/></text:p>
          </table:table-cell>
          <table:table-cell table:style-name="ce19" office:value-type="float" office:value="2071" calcext:value-type="float">
            <text:p>2'071 <text:s/></text:p>
          </table:table-cell>
          <table:table-cell table:style-name="ce19" office:value-type="float" office:value="1450" calcext:value-type="float">
            <text:p>1'450 <text:s/></text:p>
          </table:table-cell>
          <table:table-cell table:style-name="ce19" office:value-type="float" office:value="5" calcext:value-type="float">
            <text:p>5 <text:s/></text:p>
          </table:table-cell>
          <table:table-cell table:style-name="ce19" office:value-type="float" office:value="16" calcext:value-type="float">
            <text:p>16 <text:s/></text:p>
          </table:table-cell>
          <table:table-cell table:number-columns-repeated="2" table:style-name="ce19" office:value-type="float" office:value="0" calcext:value-type="float">
            <text:p>0 <text:s/></text:p>
          </table:table-cell>
          <table:table-cell table:style-name="ce19" office:value-type="float" office:value="35422" calcext:value-type="float">
            <text:p>35'422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46730" calcext:value-type="float">
            <text:p>146'730 <text:s/></text:p>
          </table:table-cell>
          <table:table-cell table:style-name="ce19" office:value-type="float" office:value="31638" calcext:value-type="float">
            <text:p>31'638 <text:s/></text:p>
          </table:table-cell>
          <table:table-cell table:style-name="ce19" office:value-type="float" office:value="93065" calcext:value-type="float">
            <text:p>93'065 <text:s/></text:p>
          </table:table-cell>
          <table:table-cell table:style-name="ce19" office:value-type="float" office:value="22027" calcext:value-type="float">
            <text:p>22'027 <text:s/></text:p>
          </table:table-cell>
          <table:table-cell table:style-name="ce19" office:value-type="float" office:value="74861" calcext:value-type="float">
            <text:p>74'861 <text:s/></text:p>
          </table:table-cell>
          <table:table-cell table:style-name="ce19" office:value-type="float" office:value="71869" calcext:value-type="float">
            <text:p>71'869 <text:s/></text:p>
          </table:table-cell>
          <table:table-cell table:style-name="ce31" office:value-type="float" office:value="119389" calcext:value-type="float">
            <text:p>119'389 <text:s/></text:p>
          </table:table-cell>
          <table:table-cell table:style-name="ce31" office:value-type="float" office:value="27341" calcext:value-type="float">
            <text:p>27'341 <text:s/></text:p>
          </table:table-cell>
          <table:table-cell table:style-name="ce19" office:value-type="float" office:value="64115" calcext:value-type="float">
            <text:p>64'115 <text:s/></text:p>
          </table:table-cell>
          <table:table-cell table:style-name="ce19" office:value-type="float" office:value="65940" calcext:value-type="float">
            <text:p>65'940 <text:s/></text:p>
          </table:table-cell>
          <table:table-cell table:style-name="ce19" office:value-type="float" office:value="6679" calcext:value-type="float">
            <text:p>6'679 <text:s/></text:p>
          </table:table-cell>
          <table:table-cell table:style-name="ce19" office:value-type="float" office:value="9891" calcext:value-type="float">
            <text:p>9'891 <text:s/></text:p>
          </table:table-cell>
          <table:table-cell table:style-name="ce19" office:value-type="float" office:value="7" calcext:value-type="float">
            <text:p>7 <text:s/></text:p>
          </table:table-cell>
          <table:table-cell table:style-name="ce19" office:value-type="float" office:value="96" calcext:value-type="float">
            <text:p>96 <text:s/></text:p>
          </table:table-cell>
          <table:table-cell table:style-name="ce19" office:value-type="float" office:value="2" calcext:value-type="float">
            <text:p>2 <text:s/></text:p>
          </table:table-cell>
          <table:table-cell table:style-name="ce19" office:value-type="float" office:value="117720" calcext:value-type="float">
            <text:p>117'720 <text:s/></text:p>
          </table:table-cell>
          <table:table-cell table:style-name="ce19" office:value-type="float" office:value="29010" calcext:value-type="float">
            <text:p>29'010 <text:s/></text:p>
          </table:table-cell>
          <table:table-cell table:style-name="ce21" table:number-columns-repeated="6"/>
          <table:table-cell table:style-name="ce8" table:number-columns-repeated="1000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5585" calcext:value-type="float">
            <text:p>35'585 <text:s/></text:p>
          </table:table-cell>
          <table:table-cell table:style-name="ce19" office:value-type="float" office:value="7908" calcext:value-type="float">
            <text:p>7'908 <text:s/></text:p>
          </table:table-cell>
          <table:table-cell table:style-name="ce19" office:value-type="float" office:value="22185" calcext:value-type="float">
            <text:p>22'185 <text:s/></text:p>
          </table:table-cell>
          <table:table-cell table:style-name="ce19" office:value-type="float" office:value="5492" calcext:value-type="float">
            <text:p>5'492 <text:s/></text:p>
          </table:table-cell>
          <table:table-cell table:style-name="ce19" office:value-type="float" office:value="17974" calcext:value-type="float">
            <text:p>17'974 <text:s/></text:p>
          </table:table-cell>
          <table:table-cell table:style-name="ce19" office:value-type="float" office:value="17611" calcext:value-type="float">
            <text:p>17'611 <text:s/></text:p>
          </table:table-cell>
          <table:table-cell table:style-name="ce31" office:value-type="float" office:value="30821" calcext:value-type="float">
            <text:p>30'821 <text:s/></text:p>
          </table:table-cell>
          <table:table-cell table:style-name="ce31" office:value-type="float" office:value="4764" calcext:value-type="float">
            <text:p>4'764 <text:s/></text:p>
          </table:table-cell>
          <table:table-cell table:style-name="ce19" office:value-type="float" office:value="15968" calcext:value-type="float">
            <text:p>15'968 <text:s/></text:p>
          </table:table-cell>
          <table:table-cell table:style-name="ce19" office:value-type="float" office:value="15885" calcext:value-type="float">
            <text:p>15'885 <text:s/></text:p>
          </table:table-cell>
          <table:table-cell table:style-name="ce19" office:value-type="float" office:value="1766" calcext:value-type="float">
            <text:p>1'766 <text:s/></text:p>
          </table:table-cell>
          <table:table-cell table:style-name="ce19" office:value-type="float" office:value="1955" calcext:value-type="float">
            <text:p>1'955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0" calcext:value-type="float">
            <text:p>10 <text:s/></text:p>
          </table:table-cell>
          <table:table-cell table:style-name="ce19" office:value-type="float" office:value="1" calcext:value-type="float">
            <text:p>1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585" calcext:value-type="float">
            <text:p>35'585 <text:s/></text:p>
          </table:table-cell>
          <table:table-cell table:style-name="ce21" table:number-columns-repeated="6"/>
          <table:table-cell table:style-name="ce8" table:number-columns-repeated="1000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1024" calcext:value-type="float">
            <text:p>41'024 <text:s/></text:p>
          </table:table-cell>
          <table:table-cell table:style-name="ce19" office:value-type="float" office:value="8309" calcext:value-type="float">
            <text:p>8'309 <text:s/></text:p>
          </table:table-cell>
          <table:table-cell table:style-name="ce19" office:value-type="float" office:value="26062" calcext:value-type="float">
            <text:p>26'062 <text:s/></text:p>
          </table:table-cell>
          <table:table-cell table:style-name="ce19" office:value-type="float" office:value="6653" calcext:value-type="float">
            <text:p>6'653 <text:s/></text:p>
          </table:table-cell>
          <table:table-cell table:style-name="ce19" office:value-type="float" office:value="20862" calcext:value-type="float">
            <text:p>20'862 <text:s/></text:p>
          </table:table-cell>
          <table:table-cell table:style-name="ce19" office:value-type="float" office:value="20162" calcext:value-type="float">
            <text:p>20'162 <text:s/></text:p>
          </table:table-cell>
          <table:table-cell table:style-name="ce31" office:value-type="float" office:value="36353" calcext:value-type="float">
            <text:p>36'353 <text:s/></text:p>
          </table:table-cell>
          <table:table-cell table:style-name="ce31" office:value-type="float" office:value="4671" calcext:value-type="float">
            <text:p>4'671 <text:s/></text:p>
          </table:table-cell>
          <table:table-cell table:style-name="ce19" office:value-type="float" office:value="17965" calcext:value-type="float">
            <text:p>17'965 <text:s/></text:p>
          </table:table-cell>
          <table:table-cell table:style-name="ce19" office:value-type="float" office:value="18353" calcext:value-type="float">
            <text:p>18'353 <text:s/></text:p>
          </table:table-cell>
          <table:table-cell table:style-name="ce19" office:value-type="float" office:value="1918" calcext:value-type="float">
            <text:p>1'918 <text:s/></text:p>
          </table:table-cell>
          <table:table-cell table:style-name="ce19" office:value-type="float" office:value="2772" calcext:value-type="float">
            <text:p>2'772 <text:s/></text:p>
          </table:table-cell>
          <table:table-cell table:style-name="ce19" office:value-type="float" office:value="3" calcext:value-type="float">
            <text:p>3 <text:s/></text:p>
          </table:table-cell>
          <table:table-cell table:style-name="ce19" office:value-type="float" office:value="13" calcext:value-type="float">
            <text:p>1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982" calcext:value-type="float">
            <text:p>35'982 <text:s/></text:p>
          </table:table-cell>
          <table:table-cell table:style-name="ce19" office:value-type="float" office:value="5042" calcext:value-type="float">
            <text:p>5'042 <text:s/></text:p>
          </table:table-cell>
          <table:table-cell table:style-name="ce21" table:number-columns-repeated="6"/>
          <table:table-cell table:style-name="ce8" table:number-columns-repeated="1000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13105" calcext:value-type="float">
            <text:p>113'105 <text:s/></text:p>
          </table:table-cell>
          <table:table-cell table:style-name="ce19" office:value-type="float" office:value="23555" calcext:value-type="float">
            <text:p>23'555 <text:s/></text:p>
          </table:table-cell>
          <table:table-cell table:style-name="ce19" office:value-type="float" office:value="72346" calcext:value-type="float">
            <text:p>72'346 <text:s/></text:p>
          </table:table-cell>
          <table:table-cell table:style-name="ce19" office:value-type="float" office:value="17204" calcext:value-type="float">
            <text:p>17'204 <text:s/></text:p>
          </table:table-cell>
          <table:table-cell table:style-name="ce19" office:value-type="float" office:value="56917" calcext:value-type="float">
            <text:p>56'917 <text:s/></text:p>
          </table:table-cell>
          <table:table-cell table:style-name="ce19" office:value-type="float" office:value="56188" calcext:value-type="float">
            <text:p>56'188 <text:s/></text:p>
          </table:table-cell>
          <table:table-cell table:style-name="ce31" office:value-type="float" office:value="86327" calcext:value-type="float">
            <text:p>86'327 <text:s/></text:p>
          </table:table-cell>
          <table:table-cell table:style-name="ce31" office:value-type="float" office:value="26778" calcext:value-type="float">
            <text:p>26'778 <text:s/></text:p>
          </table:table-cell>
          <table:table-cell table:style-name="ce19" office:value-type="float" office:value="49100" calcext:value-type="float">
            <text:p>49'100 <text:s/></text:p>
          </table:table-cell>
          <table:table-cell table:style-name="ce19" office:value-type="float" office:value="51457" calcext:value-type="float">
            <text:p>51'457 <text:s/></text:p>
          </table:table-cell>
          <table:table-cell table:style-name="ce19" office:value-type="float" office:value="4610" calcext:value-type="float">
            <text:p>4'610 <text:s/></text:p>
          </table:table-cell>
          <table:table-cell table:style-name="ce19" office:value-type="float" office:value="7837" calcext:value-type="float">
            <text:p>7'837 <text:s/></text:p>
          </table:table-cell>
          <table:table-cell table:style-name="ce19" office:value-type="float" office:value="6" calcext:value-type="float">
            <text:p>6 <text:s/></text:p>
          </table:table-cell>
          <table:table-cell table:style-name="ce19" office:value-type="float" office:value="91" calcext:value-type="float">
            <text:p>91 <text:s/></text:p>
          </table:table-cell>
          <table:table-cell table:style-name="ce19" office:value-type="float" office:value="4" calcext:value-type="float">
            <text:p>4 <text:s/></text:p>
          </table:table-cell>
          <table:table-cell table:style-name="ce19" office:value-type="float" office:value="108704" calcext:value-type="float">
            <text:p>108'704 <text:s/></text:p>
          </table:table-cell>
          <table:table-cell table:style-name="ce19" office:value-type="float" office:value="4401" calcext:value-type="float">
            <text:p>4'401 <text:s/></text:p>
          </table:table-cell>
          <table:table-cell table:style-name="ce21" table:number-columns-repeated="6"/>
          <table:table-cell table:number-columns-repeated="1000"/>
        </table:table-row>
        <table:table-row table:style-name="ro1">
          <table:table-cell/>
          <table:table-cell table:style-name="ce19" table:number-columns-repeated="6"/>
          <table:table-cell table:style-name="ce31" table:number-columns-repeated="2"/>
          <table:table-cell table:style-name="ce19" table:number-columns-repeated="9"/>
          <table:table-cell table:style-name="ce21" table:number-columns-repeated="6"/>
          <table:table-cell table:number-columns-repeated="1000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33753" calcext:value-type="float">
            <text:p>333'753 <text:s/></text:p>
          </table:table-cell>
          <table:table-cell table:style-name="ce18" office:value-type="float" office:value="63053" calcext:value-type="float">
            <text:p>63'053 <text:s/></text:p>
          </table:table-cell>
          <table:table-cell table:style-name="ce18" office:value-type="float" office:value="202476" calcext:value-type="float">
            <text:p>202'476 <text:s/></text:p>
          </table:table-cell>
          <table:table-cell table:style-name="ce18" office:value-type="float" office:value="68224" calcext:value-type="float">
            <text:p>68'224 <text:s/></text:p>
          </table:table-cell>
          <table:table-cell table:style-name="ce18" office:value-type="float" office:value="161891" calcext:value-type="float">
            <text:p>161'891 <text:s/></text:p>
          </table:table-cell>
          <table:table-cell table:style-name="ce18" office:value-type="float" office:value="171862" calcext:value-type="float">
            <text:p>171'862 <text:s/></text:p>
          </table:table-cell>
          <table:table-cell table:style-name="ce30" office:value-type="float" office:value="246898" calcext:value-type="float">
            <text:p>246'898 <text:s/></text:p>
          </table:table-cell>
          <table:table-cell table:style-name="ce30" office:value-type="float" office:value="86855" calcext:value-type="float">
            <text:p>86'855 <text:s/></text:p>
          </table:table-cell>
          <table:table-cell table:style-name="ce18" office:value-type="float" office:value="135330" calcext:value-type="float">
            <text:p>135'330 <text:s/></text:p>
          </table:table-cell>
          <table:table-cell table:style-name="ce18" office:value-type="float" office:value="151347" calcext:value-type="float">
            <text:p>151'347 <text:s/></text:p>
          </table:table-cell>
          <table:table-cell table:style-name="ce18" office:value-type="float" office:value="21303" calcext:value-type="float">
            <text:p>21'303 <text:s/></text:p>
          </table:table-cell>
          <table:table-cell table:style-name="ce18" office:value-type="float" office:value="25543" calcext:value-type="float">
            <text:p>25'543 <text:s/></text:p>
          </table:table-cell>
          <table:table-cell table:style-name="ce18" office:value-type="float" office:value="27" calcext:value-type="float">
            <text:p>27 <text:s/></text:p>
          </table:table-cell>
          <table:table-cell table:style-name="ce18" office:value-type="float" office:value="188" calcext:value-type="float">
            <text:p>188 <text:s/></text:p>
          </table:table-cell>
          <table:table-cell table:style-name="ce18" office:value-type="float" office:value="15" calcext:value-type="float">
            <text:p>15 <text:s/></text:p>
          </table:table-cell>
          <table:table-cell table:style-name="ce18" office:value-type="float" office:value="293048" calcext:value-type="float">
            <text:p>293'048 <text:s/></text:p>
          </table:table-cell>
          <table:table-cell table:style-name="ce18" office:value-type="float" office:value="40705" calcext:value-type="float">
            <text:p>40'705 <text:s/></text:p>
          </table:table-cell>
          <table:table-cell table:style-name="ce21" table:number-columns-repeated="6"/>
          <table:table-cell table:number-columns-repeated="1000"/>
        </table:table-row>
        <table:table-row table:style-name="ro2">
          <table:table-cell table:style-name="ce9"/>
          <table:table-cell table:style-name="ce20" table:number-columns-repeated="17"/>
          <table:table-cell table:style-name="ce21" table:number-columns-repeated="6"/>
          <table:table-cell table:number-columns-repeated="1000"/>
        </table:table-row>
        <table:table-row table:style-name="ro3">
          <table:table-cell table:number-columns-repeated="8"/>
          <table:table-cell table:style-name="ce21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1) Ab 2010: Wechsel des Produktionsverfahrens und neue Definition der ständigen Wohnbevölkerung, die zusätzlich Personen im Asylprozess mit einer Gesamtaufenthaltsdauer von mindestens 12 Monaten umfasst.</text:p>
          </table:table-cell>
          <table:table-cell table:style-name="ce21" table:number-columns-repeated="23"/>
          <table:table-cell table:number-columns-repeated="1000"/>
        </table:table-row>
        <table:table-row table:style-name="ro1">
          <table:table-cell office:value-type="string" calcext:value-type="string">
            <text:p>2) Gemäss Definition VZ 2000.</text:p>
          </table:table-cell>
          <table:table-cell table:style-name="ce21" table:number-columns-repeated="23"/>
          <table:table-cell table:number-columns-repeated="1000"/>
        </table:table-row>
        <table:table-row table:style-name="ro4">
          <table:table-cell/>
          <table:table-cell table:style-name="ce21" table:number-columns-repeated="23"/>
          <table:table-cell table:number-columns-repeated="1000"/>
        </table:table-row>
        <table:table-row table:style-name="ro1">
          <table:table-cell table:style-name="ce10" office:value-type="string" calcext:value-type="string">
            <text:p>Quelle: STATPOP</text:p>
          </table:table-cell>
          <table:table-cell table:style-name="ce21" table:number-columns-repeated="23"/>
          <table:table-cell table:number-columns-repeated="1000"/>
        </table:table-row>
        <table:table-row table:style-name="ro1">
          <table:table-cell table:style-name="ce11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23"/>
          <table:table-cell table:number-columns-repeated="1000"/>
        </table:table-row>
        <table:table-row table:style-name="ro1">
          <table:table-cell table:style-name="ce11" office:value-type="string" calcext:value-type="string">
            <text:p>© BFS – Statistisches Lexikon der Schweiz</text:p>
          </table:table-cell>
          <table:table-cell table:style-name="ce21" table:number-columns-repeated="23"/>
          <table:table-cell table:number-columns-repeated="100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3'.$A$1" table:cell-range-address="$'2010'.$A$1:.$R$56" table:range-usable-as="print-range"/>
        </table:named-expressions>
      </table:table>
      <table:table table:name="2009" table:style-name="ta5" table:print-ranges="'2009'.A1:'2009'.L55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ce45"/>
        <table:table-column table:style-name="co12" table:number-columns-repeated="3" table:default-cell-style-name="ce57"/>
        <table:table-column table:style-name="co11" table:number-columns-repeated="242" table:default-cell-style-name="ce4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9</text:p>
          </table:table-cell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 office:value-type="string" calcext:value-type="string">
            <text:p>T 1.2.1.2.5</text:p>
          </table:table-cell>
          <table:table-cell table:style-name="ce3" table:number-columns-repeated="1011"/>
          <table:table-cell/>
        </table:table-row>
        <table:table-row table:style-name="ro2">
          <table:table-cell table:style-name="ce1"/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/>
          <table:table-cell table:style-name="ce3" table:number-columns-repeated="1011"/>
          <table:table-cell/>
        </table:table-row>
        <table:table-row table:style-name="ro2">
          <table:table-cell table:style-name="ce2"/>
          <table:table-cell table:style-name="ce9" table:number-columns-repeated="5"/>
          <table:table-cell table:style-name="ce3"/>
          <table:table-cell table:style-name="ce9"/>
          <table:table-cell table:style-name="ce3" table:number-columns-repeated="3"/>
          <table:table-cell table:style-name="ce9"/>
          <table:table-cell table:style-name="ce3" table:number-columns-repeated="1011"/>
          <table:table-cell/>
        </table:table-row>
        <table:table-row table:style-name="ro1">
          <table:table-cell/>
          <table:table-cell table:style-name="ce14" office:value-type="string" calcext:value-type="string">
            <text:p>Total</text:p>
          </table:table-cell>
          <table:table-cell table:style-name="ce14" office:value-type="string" calcext:value-type="string">
            <text:p>Alter</text:p>
          </table:table-cell>
          <table:table-cell table:style-name="ce3" table:number-columns-repeated="3"/>
          <table:table-cell table:style-name="ce13" office:value-type="string" calcext:value-type="string">
            <text:p>Geschlecht</text:p>
          </table:table-cell>
          <table:table-cell table:style-name="ce3"/>
          <table:table-cell table:style-name="ce13" office:value-type="string" calcext:value-type="string">
            <text:p>Staatsangehörigkeit</text:p>
          </table:table-cell>
          <table:table-cell table:style-name="ce53"/>
          <table:table-cell table:style-name="ce54" office:value-type="string" calcext:value-type="string">
            <text:p>Stadt/Land 1)</text:p>
          </table:table-cell>
          <table:table-cell table:style-name="ce56"/>
          <table:table-cell table:style-name="ce3" table:number-columns-repeated="1011"/>
          <table:table-cell/>
        </table:table-row>
        <table:table-row table:style-name="ro1">
          <table:table-cell table:style-name="ce4"/>
          <table:table-cell table:style-name="ce15"/>
          <table:table-cell table:style-name="ce41" office:value-type="string" calcext:value-type="string">
            <text:p>0–19</text:p>
          </table:table-cell>
          <table:table-cell table:style-name="ce41" office:value-type="string" calcext:value-type="string">
            <text:p>20–64</text:p>
          </table:table-cell>
          <table:table-cell table:style-name="ce41" office:value-type="string" calcext:value-type="string">
            <text:p>&gt; 64</text:p>
          </table:table-cell>
          <table:table-cell table:style-name="ce47" office:value-type="string" calcext:value-type="string">
            <text:p>Alters-</text:p>
          </table:table-cell>
          <table:table-cell table:style-name="ce47" office:value-type="string" calcext:value-type="string">
            <text:p>Männer</text:p>
          </table:table-cell>
          <table:table-cell table:style-name="ce47" office:value-type="string" calcext:value-type="string">
            <text:p>Frauen</text:p>
          </table:table-cell>
          <table:table-cell table:style-name="ce47" office:value-type="string" calcext:value-type="string">
            <text:p>Schweizer</text:p>
          </table:table-cell>
          <table:table-cell table:style-name="ce4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1"/>
          <table:table-cell/>
        </table:table-row>
        <table:table-row table:style-name="ro1">
          <table:table-cell/>
          <table:table-cell table:style-name="ce14"/>
          <table:table-cell table:style-name="ce28" table:number-columns-repeated="3"/>
          <table:table-cell table:style-name="ce28" office:value-type="string" calcext:value-type="string">
            <text:p>quotient 2)</text:p>
          </table:table-cell>
          <table:table-cell table:style-name="ce27" table:number-columns-repeated="5"/>
          <table:table-cell table:style-name="ce36"/>
          <table:table-cell table:style-name="ce3" table:number-columns-repeated="1011"/>
          <table:table-cell/>
        </table:table-row>
        <table:table-row table:style-name="ro1" table:number-rows-repeated="2">
          <table:table-cell table:style-name="ce8" table:number-columns-repeated="2"/>
          <table:table-cell table:style-name="ce42"/>
          <table:table-cell table:style-name="ce46" table:number-columns-repeated="8"/>
          <table:table-cell table:style-name="ce3" table:number-columns-repeated="1012"/>
          <table:table-cell/>
        </table:table-row>
        <table:table-row table:style-name="ro1">
          <table:table-cell/>
          <table:table-cell table:style-name="ce24"/>
          <table:table-cell table:style-name="ce43" table:number-columns-repeated="4"/>
          <table:table-cell table:style-name="ce52" table:number-columns-repeated="4"/>
          <table:table-cell table:style-name="ce55"/>
          <table:table-cell table:style-name="ce3" table:number-columns-repeated="1012"/>
          <table:table-cell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785806" calcext:value-type="float">
            <text:p>7'785'806 <text:s/></text:p>
          </table:table-cell>
          <table:table-cell table:style-name="ce18" office:value-type="float" office:value="1636125" calcext:value-type="float">
            <text:p>1'636'125 <text:s/></text:p>
          </table:table-cell>
          <table:table-cell table:style-name="ce18" office:value-type="float" office:value="4840990" calcext:value-type="float">
            <text:p>4'840'990 <text:s/></text:p>
          </table:table-cell>
          <table:table-cell table:style-name="ce18" office:value-type="float" office:value="1308691" calcext:value-type="float">
            <text:p>1'308'691 <text:s/></text:p>
          </table:table-cell>
          <table:table-cell table:style-name="ce48" office:value-type="float" office:value="27.0335406600716" calcext:value-type="float">
            <text:p>27.0</text:p>
          </table:table-cell>
          <table:table-cell table:style-name="ce18" office:value-type="float" office:value="3830566" calcext:value-type="float">
            <text:p>3'830'566 <text:s/></text:p>
          </table:table-cell>
          <table:table-cell table:style-name="ce18" office:value-type="float" office:value="3955240" calcext:value-type="float">
            <text:p>3'955'240 <text:s/></text:p>
          </table:table-cell>
          <table:table-cell table:style-name="ce18" office:value-type="float" office:value="6071802" calcext:value-type="float">
            <text:p>6'071'802 <text:s/></text:p>
          </table:table-cell>
          <table:table-cell table:style-name="ce18" office:value-type="float" office:value="1714004" calcext:value-type="float">
            <text:p>1'714'004 <text:s/></text:p>
          </table:table-cell>
          <table:table-cell table:style-name="ce18" office:value-type="float" office:value="5733369" calcext:value-type="float">
            <text:p>5'733'369 <text:s/></text:p>
          </table:table-cell>
          <table:table-cell table:style-name="ce18" office:value-type="float" office:value="2052437" calcext:value-type="float">
            <text:p>2'052'437 <text:s/></text:p>
          </table:table-cell>
          <table:table-cell table:style-name="ce3" table:number-columns-repeated="3"/>
          <table:table-cell table:style-name="ce21" table:number-columns-repeated="6"/>
          <table:table-cell table:style-name="ce3" table:number-columns-repeated="1002"/>
          <table:table-cell/>
        </table:table-row>
        <table:table-row table:style-name="ro1">
          <table:table-cell table:style-name="ce7"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3" table:number-columns-repeated="3"/>
          <table:table-cell table:style-name="ce58" table:number-columns-repeated="5"/>
          <table:table-cell table:style-name="ce3" table:number-columns-repeated="1003"/>
          <table:table-cell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462210" calcext:value-type="float">
            <text:p>1'462'210 <text:s/></text:p>
          </table:table-cell>
          <table:table-cell table:style-name="ce18" office:value-type="float" office:value="324775" calcext:value-type="float">
            <text:p>324'775 <text:s/></text:p>
          </table:table-cell>
          <table:table-cell table:style-name="ce18" office:value-type="float" office:value="905330" calcext:value-type="float">
            <text:p>905'330 <text:s/></text:p>
          </table:table-cell>
          <table:table-cell table:style-name="ce18" office:value-type="float" office:value="232105" calcext:value-type="float">
            <text:p>232'105 <text:s/></text:p>
          </table:table-cell>
          <table:table-cell table:style-name="ce48" office:value-type="float" office:value="25.6376128041709" calcext:value-type="float">
            <text:p>25.6</text:p>
          </table:table-cell>
          <table:table-cell table:style-name="ce18" office:value-type="float" office:value="711639" calcext:value-type="float">
            <text:p>711'639 <text:s/></text:p>
          </table:table-cell>
          <table:table-cell table:style-name="ce18" office:value-type="float" office:value="750571" calcext:value-type="float">
            <text:p>750'571 <text:s/></text:p>
          </table:table-cell>
          <table:table-cell table:style-name="ce18" office:value-type="float" office:value="1010319" calcext:value-type="float">
            <text:p>1'010'319 <text:s/></text:p>
          </table:table-cell>
          <table:table-cell table:style-name="ce18" office:value-type="float" office:value="451891" calcext:value-type="float">
            <text:p>451'891 <text:s/></text:p>
          </table:table-cell>
          <table:table-cell table:style-name="ce18" office:value-type="float" office:value="1148555" calcext:value-type="float">
            <text:p>1'148'555 <text:s/></text:p>
          </table:table-cell>
          <table:table-cell table:style-name="ce18" office:value-type="float" office:value="313655" calcext:value-type="float">
            <text:p>313'655 <text:s/></text:p>
          </table:table-cell>
          <table:table-cell table:style-name="ce3" table:number-columns-repeated="3"/>
          <table:table-cell table:style-name="ce21" table:number-columns-repeated="5"/>
          <table:table-cell table:style-name="ce3" table:number-columns-repeated="1003"/>
          <table:table-cell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701526" calcext:value-type="float">
            <text:p>701'526 <text:s/></text:p>
          </table:table-cell>
          <table:table-cell table:style-name="ce19" office:value-type="float" office:value="160756" calcext:value-type="float">
            <text:p>160'756 <text:s/></text:p>
          </table:table-cell>
          <table:table-cell table:style-name="ce19" office:value-type="float" office:value="431333" calcext:value-type="float">
            <text:p>431'333 <text:s/></text:p>
          </table:table-cell>
          <table:table-cell table:style-name="ce19" office:value-type="float" office:value="109437" calcext:value-type="float">
            <text:p>109'437 <text:s/></text:p>
          </table:table-cell>
          <table:table-cell table:style-name="ce49" office:value-type="float" office:value="25.3718124975367" calcext:value-type="float">
            <text:p>25.4</text:p>
          </table:table-cell>
          <table:table-cell table:style-name="ce19" office:value-type="float" office:value="341638" calcext:value-type="float">
            <text:p>341'638 <text:s/></text:p>
          </table:table-cell>
          <table:table-cell table:style-name="ce19" office:value-type="float" office:value="359888" calcext:value-type="float">
            <text:p>359'888 <text:s/></text:p>
          </table:table-cell>
          <table:table-cell table:style-name="ce19" office:value-type="float" office:value="487907" calcext:value-type="float">
            <text:p>487'907 <text:s/></text:p>
          </table:table-cell>
          <table:table-cell table:style-name="ce19" office:value-type="float" office:value="213619" calcext:value-type="float">
            <text:p>213'619 <text:s/></text:p>
          </table:table-cell>
          <table:table-cell table:style-name="ce19" office:value-type="float" office:value="524303" calcext:value-type="float">
            <text:p>524'303 <text:s/></text:p>
          </table:table-cell>
          <table:table-cell table:style-name="ce19" office:value-type="float" office:value="177223" calcext:value-type="float">
            <text:p>177'223 <text:s/></text:p>
          </table:table-cell>
          <table:table-cell table:style-name="ce3" table:number-columns-repeated="3"/>
          <table:table-cell table:style-name="ce58" table:number-columns-repeated="5"/>
          <table:table-cell table:style-name="ce3" table:number-columns-repeated="1003"/>
          <table:table-cell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307392" calcext:value-type="float">
            <text:p>307'392 <text:s/></text:p>
          </table:table-cell>
          <table:table-cell table:style-name="ce19" office:value-type="float" office:value="65005" calcext:value-type="float">
            <text:p>65'005 <text:s/></text:p>
          </table:table-cell>
          <table:table-cell table:style-name="ce19" office:value-type="float" office:value="190742" calcext:value-type="float">
            <text:p>190'742 <text:s/></text:p>
          </table:table-cell>
          <table:table-cell table:style-name="ce19" office:value-type="float" office:value="51645" calcext:value-type="float">
            <text:p>51'645 <text:s/></text:p>
          </table:table-cell>
          <table:table-cell table:style-name="ce49" office:value-type="float" office:value="27.0758406643529" calcext:value-type="float">
            <text:p>27.1</text:p>
          </table:table-cell>
          <table:table-cell table:style-name="ce19" office:value-type="float" office:value="151820" calcext:value-type="float">
            <text:p>151'820 <text:s/></text:p>
          </table:table-cell>
          <table:table-cell table:style-name="ce19" office:value-type="float" office:value="155572" calcext:value-type="float">
            <text:p>155'572 <text:s/></text:p>
          </table:table-cell>
          <table:table-cell table:style-name="ce19" office:value-type="float" office:value="244598" calcext:value-type="float">
            <text:p>244'598 <text:s/></text:p>
          </table:table-cell>
          <table:table-cell table:style-name="ce19" office:value-type="float" office:value="62794" calcext:value-type="float">
            <text:p>62'794 <text:s/></text:p>
          </table:table-cell>
          <table:table-cell table:style-name="ce19" office:value-type="float" office:value="174522" calcext:value-type="float">
            <text:p>174'522 <text:s/></text:p>
          </table:table-cell>
          <table:table-cell table:style-name="ce19" office:value-type="float" office:value="132870" calcext:value-type="float">
            <text:p>132'870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53292" calcext:value-type="float">
            <text:p>453'292 <text:s/></text:p>
          </table:table-cell>
          <table:table-cell table:style-name="ce19" office:value-type="float" office:value="99014" calcext:value-type="float">
            <text:p>99'014 <text:s/></text:p>
          </table:table-cell>
          <table:table-cell table:style-name="ce19" office:value-type="float" office:value="283255" calcext:value-type="float">
            <text:p>283'255 <text:s/></text:p>
          </table:table-cell>
          <table:table-cell table:style-name="ce19" office:value-type="float" office:value="71023" calcext:value-type="float">
            <text:p>71'023 <text:s/></text:p>
          </table:table-cell>
          <table:table-cell table:style-name="ce49" office:value-type="float" office:value="25.0738733649891" calcext:value-type="float">
            <text:p>25.1</text:p>
          </table:table-cell>
          <table:table-cell table:style-name="ce19" office:value-type="float" office:value="218181" calcext:value-type="float">
            <text:p>218'181 <text:s/></text:p>
          </table:table-cell>
          <table:table-cell table:style-name="ce19" office:value-type="float" office:value="235111" calcext:value-type="float">
            <text:p>235'111 <text:s/></text:p>
          </table:table-cell>
          <table:table-cell table:style-name="ce19" office:value-type="float" office:value="277814" calcext:value-type="float">
            <text:p>277'814 <text:s/></text:p>
          </table:table-cell>
          <table:table-cell table:style-name="ce19" office:value-type="float" office:value="175478" calcext:value-type="float">
            <text:p>175'478 <text:s/></text:p>
          </table:table-cell>
          <table:table-cell table:style-name="ce19" office:value-type="float" office:value="449730" calcext:value-type="float">
            <text:p>449'730 <text:s/></text:p>
          </table:table-cell>
          <table:table-cell table:style-name="ce19" office:value-type="float" office:value="3562" calcext:value-type="float">
            <text:p>3'562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741923" calcext:value-type="float">
            <text:p>1'741'923 <text:s/></text:p>
          </table:table-cell>
          <table:table-cell table:style-name="ce18" office:value-type="float" office:value="366140" calcext:value-type="float">
            <text:p>366'140 <text:s/></text:p>
          </table:table-cell>
          <table:table-cell table:style-name="ce18" office:value-type="float" office:value="1066873" calcext:value-type="float">
            <text:p>1'066'873 <text:s/></text:p>
          </table:table-cell>
          <table:table-cell table:style-name="ce18" office:value-type="float" office:value="308910" calcext:value-type="float">
            <text:p>308'910 <text:s/></text:p>
          </table:table-cell>
          <table:table-cell table:style-name="ce48" office:value-type="float" office:value="28.9547115729801" calcext:value-type="float">
            <text:p>29.0</text:p>
          </table:table-cell>
          <table:table-cell table:style-name="ce18" office:value-type="float" office:value="853637" calcext:value-type="float">
            <text:p>853'637 <text:s/></text:p>
          </table:table-cell>
          <table:table-cell table:style-name="ce18" office:value-type="float" office:value="888286" calcext:value-type="float">
            <text:p>888'286 <text:s/></text:p>
          </table:table-cell>
          <table:table-cell table:style-name="ce18" office:value-type="float" office:value="1469306" calcext:value-type="float">
            <text:p>1'469'306 <text:s/></text:p>
          </table:table-cell>
          <table:table-cell table:style-name="ce18" office:value-type="float" office:value="272617" calcext:value-type="float">
            <text:p>272'617 <text:s/></text:p>
          </table:table-cell>
          <table:table-cell table:style-name="ce18" office:value-type="float" office:value="1105197" calcext:value-type="float">
            <text:p>1'105'197 <text:s/></text:p>
          </table:table-cell>
          <table:table-cell table:style-name="ce18" office:value-type="float" office:value="636726" calcext:value-type="float">
            <text:p>636'726 <text:s/></text:p>
          </table:table-cell>
          <table:table-cell table:style-name="ce3" table:number-columns-repeated="3"/>
          <table:table-cell table:style-name="ce21" table:number-columns-repeated="5"/>
          <table:table-cell table:style-name="ce3" table:number-columns-repeated="1003"/>
          <table:table-cell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74235" calcext:value-type="float">
            <text:p>974'235 <text:s/></text:p>
          </table:table-cell>
          <table:table-cell table:style-name="ce19" office:value-type="float" office:value="193191" calcext:value-type="float">
            <text:p>193'191 <text:s/></text:p>
          </table:table-cell>
          <table:table-cell table:style-name="ce19" office:value-type="float" office:value="598248" calcext:value-type="float">
            <text:p>598'248 <text:s/></text:p>
          </table:table-cell>
          <table:table-cell table:style-name="ce19" office:value-type="float" office:value="182796" calcext:value-type="float">
            <text:p>182'796 <text:s/></text:p>
          </table:table-cell>
          <table:table-cell table:style-name="ce49" office:value-type="float" office:value="30.5552212460384" calcext:value-type="float">
            <text:p>30.6</text:p>
          </table:table-cell>
          <table:table-cell table:style-name="ce19" office:value-type="float" office:value="474903" calcext:value-type="float">
            <text:p>474'903 <text:s/></text:p>
          </table:table-cell>
          <table:table-cell table:style-name="ce19" office:value-type="float" office:value="499332" calcext:value-type="float">
            <text:p>499'332 <text:s/></text:p>
          </table:table-cell>
          <table:table-cell table:style-name="ce19" office:value-type="float" office:value="847153" calcext:value-type="float">
            <text:p>847'153 <text:s/></text:p>
          </table:table-cell>
          <table:table-cell table:style-name="ce19" office:value-type="float" office:value="127082" calcext:value-type="float">
            <text:p>127'082 <text:s/></text:p>
          </table:table-cell>
          <table:table-cell table:style-name="ce19" office:value-type="float" office:value="608635" calcext:value-type="float">
            <text:p>608'635 <text:s/></text:p>
          </table:table-cell>
          <table:table-cell table:style-name="ce19" office:value-type="float" office:value="365600" calcext:value-type="float">
            <text:p>365'600 <text:s/></text:p>
          </table:table-cell>
          <table:table-cell table:style-name="ce3" table:number-columns-repeated="3"/>
          <table:table-cell table:style-name="ce58" table:number-columns-repeated="5"/>
          <table:table-cell table:style-name="ce3" table:number-columns-repeated="1003"/>
          <table:table-cell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73159" calcext:value-type="float">
            <text:p>273'159 <text:s/></text:p>
          </table:table-cell>
          <table:table-cell table:style-name="ce19" office:value-type="float" office:value="66616" calcext:value-type="float">
            <text:p>66'616 <text:s/></text:p>
          </table:table-cell>
          <table:table-cell table:style-name="ce19" office:value-type="float" office:value="168731" calcext:value-type="float">
            <text:p>168'731 <text:s/></text:p>
          </table:table-cell>
          <table:table-cell table:style-name="ce19" office:value-type="float" office:value="37812" calcext:value-type="float">
            <text:p>37'812 <text:s/></text:p>
          </table:table-cell>
          <table:table-cell table:style-name="ce49" office:value-type="float" office:value="22.4096342699326" calcext:value-type="float">
            <text:p>22.4</text:p>
          </table:table-cell>
          <table:table-cell table:style-name="ce19" office:value-type="float" office:value="135904" calcext:value-type="float">
            <text:p>135'904 <text:s/></text:p>
          </table:table-cell>
          <table:table-cell table:style-name="ce19" office:value-type="float" office:value="137255" calcext:value-type="float">
            <text:p>137'255 <text:s/></text:p>
          </table:table-cell>
          <table:table-cell table:style-name="ce19" office:value-type="float" office:value="224802" calcext:value-type="float">
            <text:p>224'802 <text:s/></text:p>
          </table:table-cell>
          <table:table-cell table:style-name="ce19" office:value-type="float" office:value="48357" calcext:value-type="float">
            <text:p>48'357 <text:s/></text:p>
          </table:table-cell>
          <table:table-cell table:style-name="ce19" office:value-type="float" office:value="151949" calcext:value-type="float">
            <text:p>151'949 <text:s/></text:p>
          </table:table-cell>
          <table:table-cell table:style-name="ce19" office:value-type="float" office:value="121210" calcext:value-type="float">
            <text:p>121'210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52748" calcext:value-type="float">
            <text:p>252'748 <text:s/></text:p>
          </table:table-cell>
          <table:table-cell table:style-name="ce19" office:value-type="float" office:value="51678" calcext:value-type="float">
            <text:p>51'678 <text:s/></text:p>
          </table:table-cell>
          <table:table-cell table:style-name="ce19" office:value-type="float" office:value="156780" calcext:value-type="float">
            <text:p>156'780 <text:s/></text:p>
          </table:table-cell>
          <table:table-cell table:style-name="ce19" office:value-type="float" office:value="44290" calcext:value-type="float">
            <text:p>44'290 <text:s/></text:p>
          </table:table-cell>
          <table:table-cell table:style-name="ce49" office:value-type="float" office:value="28.2497767572394" calcext:value-type="float">
            <text:p>28.2</text:p>
          </table:table-cell>
          <table:table-cell table:style-name="ce19" office:value-type="float" office:value="125007" calcext:value-type="float">
            <text:p>125'007 <text:s/></text:p>
          </table:table-cell>
          <table:table-cell table:style-name="ce19" office:value-type="float" office:value="127741" calcext:value-type="float">
            <text:p>127'741 <text:s/></text:p>
          </table:table-cell>
          <table:table-cell table:style-name="ce19" office:value-type="float" office:value="203859" calcext:value-type="float">
            <text:p>203'859 <text:s/></text:p>
          </table:table-cell>
          <table:table-cell table:style-name="ce19" office:value-type="float" office:value="48889" calcext:value-type="float">
            <text:p>48'889 <text:s/></text:p>
          </table:table-cell>
          <table:table-cell table:style-name="ce19" office:value-type="float" office:value="195434" calcext:value-type="float">
            <text:p>195'434 <text:s/></text:p>
          </table:table-cell>
          <table:table-cell table:style-name="ce19" office:value-type="float" office:value="57314" calcext:value-type="float">
            <text:p>57'314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71647" calcext:value-type="float">
            <text:p>171'647 <text:s/></text:p>
          </table:table-cell>
          <table:table-cell table:style-name="ce19" office:value-type="float" office:value="38448" calcext:value-type="float">
            <text:p>38'448 <text:s/></text:p>
          </table:table-cell>
          <table:table-cell table:style-name="ce19" office:value-type="float" office:value="101802" calcext:value-type="float">
            <text:p>101'802 <text:s/></text:p>
          </table:table-cell>
          <table:table-cell table:style-name="ce19" office:value-type="float" office:value="31397" calcext:value-type="float">
            <text:p>31'397 <text:s/></text:p>
          </table:table-cell>
          <table:table-cell table:style-name="ce49" office:value-type="float" office:value="30.8412408400621" calcext:value-type="float">
            <text:p>30.8</text:p>
          </table:table-cell>
          <table:table-cell table:style-name="ce19" office:value-type="float" office:value="83354" calcext:value-type="float">
            <text:p>83'354 <text:s/></text:p>
          </table:table-cell>
          <table:table-cell table:style-name="ce19" office:value-type="float" office:value="88293" calcext:value-type="float">
            <text:p>88'293 <text:s/></text:p>
          </table:table-cell>
          <table:table-cell table:style-name="ce19" office:value-type="float" office:value="131981" calcext:value-type="float">
            <text:p>131'981 <text:s/></text:p>
          </table:table-cell>
          <table:table-cell table:style-name="ce19" office:value-type="float" office:value="39666" calcext:value-type="float">
            <text:p>39'666 <text:s/></text:p>
          </table:table-cell>
          <table:table-cell table:style-name="ce19" office:value-type="float" office:value="127920" calcext:value-type="float">
            <text:p>127'920 <text:s/></text:p>
          </table:table-cell>
          <table:table-cell table:style-name="ce19" office:value-type="float" office:value="43727" calcext:value-type="float">
            <text:p>43'727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70134" calcext:value-type="float">
            <text:p>70'134 <text:s/></text:p>
          </table:table-cell>
          <table:table-cell table:style-name="ce19" office:value-type="float" office:value="16207" calcext:value-type="float">
            <text:p>16'207 <text:s/></text:p>
          </table:table-cell>
          <table:table-cell table:style-name="ce19" office:value-type="float" office:value="41312" calcext:value-type="float">
            <text:p>41'312 <text:s/></text:p>
          </table:table-cell>
          <table:table-cell table:style-name="ce19" office:value-type="float" office:value="12615" calcext:value-type="float">
            <text:p>12'615 <text:s/></text:p>
          </table:table-cell>
          <table:table-cell table:style-name="ce49" office:value-type="float" office:value="30.5359217660728" calcext:value-type="float">
            <text:p>30.5</text:p>
          </table:table-cell>
          <table:table-cell table:style-name="ce19" office:value-type="float" office:value="34469" calcext:value-type="float">
            <text:p>34'469 <text:s/></text:p>
          </table:table-cell>
          <table:table-cell table:style-name="ce19" office:value-type="float" office:value="35665" calcext:value-type="float">
            <text:p>35'665 <text:s/></text:p>
          </table:table-cell>
          <table:table-cell table:style-name="ce19" office:value-type="float" office:value="61511" calcext:value-type="float">
            <text:p>61'511 <text:s/></text:p>
          </table:table-cell>
          <table:table-cell table:style-name="ce19" office:value-type="float" office:value="8623" calcext:value-type="float">
            <text:p>8'623 <text:s/></text:p>
          </table:table-cell>
          <table:table-cell table:style-name="ce19" office:value-type="float" office:value="21259" calcext:value-type="float">
            <text:p>21'259 <text:s/></text:p>
          </table:table-cell>
          <table:table-cell table:style-name="ce19" office:value-type="float" office:value="48875" calcext:value-type="float">
            <text:p>48'875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60753" calcext:value-type="float">
            <text:p>1'060'753 <text:s/></text:p>
          </table:table-cell>
          <table:table-cell table:style-name="ce18" office:value-type="float" office:value="213498" calcext:value-type="float">
            <text:p>213'498 <text:s/></text:p>
          </table:table-cell>
          <table:table-cell table:style-name="ce18" office:value-type="float" office:value="664250" calcext:value-type="float">
            <text:p>664'250 <text:s/></text:p>
          </table:table-cell>
          <table:table-cell table:style-name="ce18" office:value-type="float" office:value="183005" calcext:value-type="float">
            <text:p>183'005 <text:s/></text:p>
          </table:table-cell>
          <table:table-cell table:style-name="ce48" office:value-type="float" office:value="27.5506210011291" calcext:value-type="float">
            <text:p>27.6</text:p>
          </table:table-cell>
          <table:table-cell table:style-name="ce18" office:value-type="float" office:value="522354" calcext:value-type="float">
            <text:p>522'354 <text:s/></text:p>
          </table:table-cell>
          <table:table-cell table:style-name="ce18" office:value-type="float" office:value="538399" calcext:value-type="float">
            <text:p>538'399 <text:s/></text:p>
          </table:table-cell>
          <table:table-cell table:style-name="ce18" office:value-type="float" office:value="821118" calcext:value-type="float">
            <text:p>821'118 <text:s/></text:p>
          </table:table-cell>
          <table:table-cell table:style-name="ce18" office:value-type="float" office:value="239635" calcext:value-type="float">
            <text:p>239'635 <text:s/></text:p>
          </table:table-cell>
          <table:table-cell table:style-name="ce18" office:value-type="float" office:value="832600" calcext:value-type="float">
            <text:p>832'600 <text:s/></text:p>
          </table:table-cell>
          <table:table-cell table:style-name="ce18" office:value-type="float" office:value="228153" calcext:value-type="float">
            <text:p>228'153 <text:s/></text:p>
          </table:table-cell>
          <table:table-cell table:style-name="ce3" table:number-columns-repeated="3"/>
          <table:table-cell table:style-name="ce21" table:number-columns-repeated="5"/>
          <table:table-cell table:style-name="ce3" table:number-columns-repeated="1003"/>
          <table:table-cell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7898" calcext:value-type="float">
            <text:p>187'898 <text:s/></text:p>
          </table:table-cell>
          <table:table-cell table:style-name="ce19" office:value-type="float" office:value="30870" calcext:value-type="float">
            <text:p>30'870 <text:s/></text:p>
          </table:table-cell>
          <table:table-cell table:style-name="ce19" office:value-type="float" office:value="118304" calcext:value-type="float">
            <text:p>118'304 <text:s/></text:p>
          </table:table-cell>
          <table:table-cell table:style-name="ce19" office:value-type="float" office:value="38724" calcext:value-type="float">
            <text:p>38'724 <text:s/></text:p>
          </table:table-cell>
          <table:table-cell table:style-name="ce49" office:value-type="float" office:value="32.7326210440898" calcext:value-type="float">
            <text:p>32.7</text:p>
          </table:table-cell>
          <table:table-cell table:style-name="ce19" office:value-type="float" office:value="89497" calcext:value-type="float">
            <text:p>89'497 <text:s/></text:p>
          </table:table-cell>
          <table:table-cell table:style-name="ce19" office:value-type="float" office:value="98401" calcext:value-type="float">
            <text:p>98'401 <text:s/></text:p>
          </table:table-cell>
          <table:table-cell table:style-name="ce19" office:value-type="float" office:value="128716" calcext:value-type="float">
            <text:p>128'716 <text:s/></text:p>
          </table:table-cell>
          <table:table-cell table:style-name="ce19" office:value-type="float" office:value="59182" calcext:value-type="float">
            <text:p>59'182 <text:s/></text:p>
          </table:table-cell>
          <table:table-cell table:style-name="ce19" office:value-type="float" office:value="187898" calcext:value-type="float">
            <text:p>187'898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3" table:number-columns-repeated="3"/>
          <table:table-cell table:style-name="ce58" table:number-columns-repeated="5"/>
          <table:table-cell table:style-name="ce3" table:number-columns-repeated="1003"/>
          <table:table-cell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72815" calcext:value-type="float">
            <text:p>272'815 <text:s/></text:p>
          </table:table-cell>
          <table:table-cell table:style-name="ce19" office:value-type="float" office:value="54260" calcext:value-type="float">
            <text:p>54'260 <text:s/></text:p>
          </table:table-cell>
          <table:table-cell table:style-name="ce19" office:value-type="float" office:value="166388" calcext:value-type="float">
            <text:p>166'388 <text:s/></text:p>
          </table:table-cell>
          <table:table-cell table:style-name="ce19" office:value-type="float" office:value="52167" calcext:value-type="float">
            <text:p>52'167 <text:s/></text:p>
          </table:table-cell>
          <table:table-cell table:style-name="ce49" office:value-type="float" office:value="31.3526215832873" calcext:value-type="float">
            <text:p>31.4</text:p>
          </table:table-cell>
          <table:table-cell table:style-name="ce19" office:value-type="float" office:value="133448" calcext:value-type="float">
            <text:p>133'448 <text:s/></text:p>
          </table:table-cell>
          <table:table-cell table:style-name="ce19" office:value-type="float" office:value="139367" calcext:value-type="float">
            <text:p>139'367 <text:s/></text:p>
          </table:table-cell>
          <table:table-cell table:style-name="ce19" office:value-type="float" office:value="221119" calcext:value-type="float">
            <text:p>221'119 <text:s/></text:p>
          </table:table-cell>
          <table:table-cell table:style-name="ce19" office:value-type="float" office:value="51696" calcext:value-type="float">
            <text:p>51'696 <text:s/></text:p>
          </table:table-cell>
          <table:table-cell table:style-name="ce19" office:value-type="float" office:value="250365" calcext:value-type="float">
            <text:p>250'365 <text:s/></text:p>
          </table:table-cell>
          <table:table-cell table:style-name="ce19" office:value-type="float" office:value="22450" calcext:value-type="float">
            <text:p>22'450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600040" calcext:value-type="float">
            <text:p>600'040 <text:s/></text:p>
          </table:table-cell>
          <table:table-cell table:style-name="ce19" office:value-type="float" office:value="128368" calcext:value-type="float">
            <text:p>128'368 <text:s/></text:p>
          </table:table-cell>
          <table:table-cell table:style-name="ce19" office:value-type="float" office:value="379558" calcext:value-type="float">
            <text:p>379'558 <text:s/></text:p>
          </table:table-cell>
          <table:table-cell table:style-name="ce19" office:value-type="float" office:value="92114" calcext:value-type="float">
            <text:p>92'114 <text:s/></text:p>
          </table:table-cell>
          <table:table-cell table:style-name="ce49" office:value-type="float" office:value="24.2687547094252" calcext:value-type="float">
            <text:p>24.3</text:p>
          </table:table-cell>
          <table:table-cell table:style-name="ce19" office:value-type="float" office:value="299409" calcext:value-type="float">
            <text:p>299'409 <text:s/></text:p>
          </table:table-cell>
          <table:table-cell table:style-name="ce19" office:value-type="float" office:value="300631" calcext:value-type="float">
            <text:p>300'631 <text:s/></text:p>
          </table:table-cell>
          <table:table-cell table:style-name="ce19" office:value-type="float" office:value="471283" calcext:value-type="float">
            <text:p>471'283 <text:s/></text:p>
          </table:table-cell>
          <table:table-cell table:style-name="ce19" office:value-type="float" office:value="128757" calcext:value-type="float">
            <text:p>128'757 <text:s/></text:p>
          </table:table-cell>
          <table:table-cell table:style-name="ce19" office:value-type="float" office:value="394337" calcext:value-type="float">
            <text:p>394'337 <text:s/></text:p>
          </table:table-cell>
          <table:table-cell table:style-name="ce19" office:value-type="float" office:value="205703" calcext:value-type="float">
            <text:p>205'703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351297" calcext:value-type="float">
            <text:p>1'351'297 <text:s/></text:p>
          </table:table-cell>
          <table:table-cell table:style-name="ce18" office:value-type="float" office:value="265718" calcext:value-type="float">
            <text:p>265'718 <text:s/></text:p>
          </table:table-cell>
          <table:table-cell table:style-name="ce18" office:value-type="float" office:value="865247" calcext:value-type="float">
            <text:p>865'247 <text:s/></text:p>
          </table:table-cell>
          <table:table-cell table:style-name="ce18" office:value-type="float" office:value="220332" calcext:value-type="float">
            <text:p>220'332 <text:s/></text:p>
          </table:table-cell>
          <table:table-cell table:style-name="ce48" office:value-type="float" office:value="25.4646361096889" calcext:value-type="float">
            <text:p>25.5</text:p>
          </table:table-cell>
          <table:table-cell table:style-name="ce18" office:value-type="float" office:value="667498" calcext:value-type="float">
            <text:p>667'498 <text:s/></text:p>
          </table:table-cell>
          <table:table-cell table:style-name="ce18" office:value-type="float" office:value="683799" calcext:value-type="float">
            <text:p>683'799 <text:s/></text:p>
          </table:table-cell>
          <table:table-cell table:style-name="ce18" office:value-type="float" office:value="1031109" calcext:value-type="float">
            <text:p>1'031'109 <text:s/></text:p>
          </table:table-cell>
          <table:table-cell table:style-name="ce18" office:value-type="float" office:value="320188" calcext:value-type="float">
            <text:p>320'188 <text:s/></text:p>
          </table:table-cell>
          <table:table-cell table:style-name="ce18" office:value-type="float" office:value="1284877" calcext:value-type="float">
            <text:p>1'284'877 <text:s/></text:p>
          </table:table-cell>
          <table:table-cell table:style-name="ce18" office:value-type="float" office:value="66420" calcext:value-type="float">
            <text:p>66'420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94202" calcext:value-type="float">
            <text:p>1'094'202 <text:s/></text:p>
          </table:table-cell>
          <table:table-cell table:style-name="ce18" office:value-type="float" office:value="237876" calcext:value-type="float">
            <text:p>237'876 <text:s/></text:p>
          </table:table-cell>
          <table:table-cell table:style-name="ce18" office:value-type="float" office:value="674903" calcext:value-type="float">
            <text:p>674'903 <text:s/></text:p>
          </table:table-cell>
          <table:table-cell table:style-name="ce18" office:value-type="float" office:value="181423" calcext:value-type="float">
            <text:p>181'423 <text:s/></text:p>
          </table:table-cell>
          <table:table-cell table:style-name="ce48" office:value-type="float" office:value="26.8813444302366" calcext:value-type="float">
            <text:p>26.9</text:p>
          </table:table-cell>
          <table:table-cell table:style-name="ce18" office:value-type="float" office:value="543990" calcext:value-type="float">
            <text:p>543'990 <text:s/></text:p>
          </table:table-cell>
          <table:table-cell table:style-name="ce18" office:value-type="float" office:value="550212" calcext:value-type="float">
            <text:p>550'212 <text:s/></text:p>
          </table:table-cell>
          <table:table-cell table:style-name="ce18" office:value-type="float" office:value="875077" calcext:value-type="float">
            <text:p>875'077 <text:s/></text:p>
          </table:table-cell>
          <table:table-cell table:style-name="ce18" office:value-type="float" office:value="219125" calcext:value-type="float">
            <text:p>219'125 <text:s/></text:p>
          </table:table-cell>
          <table:table-cell table:style-name="ce18" office:value-type="float" office:value="620884" calcext:value-type="float">
            <text:p>620'884 <text:s/></text:p>
          </table:table-cell>
          <table:table-cell table:style-name="ce18" office:value-type="float" office:value="473318" calcext:value-type="float">
            <text:p>473'318 <text:s/></text:p>
          </table:table-cell>
          <table:table-cell table:style-name="ce3" table:number-columns-repeated="3"/>
          <table:table-cell table:style-name="ce21" table:number-columns-repeated="5"/>
          <table:table-cell table:style-name="ce3" table:number-columns-repeated="1003"/>
          <table:table-cell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479" calcext:value-type="float">
            <text:p>38'479 <text:s/></text:p>
          </table:table-cell>
          <table:table-cell table:style-name="ce19" office:value-type="float" office:value="8266" calcext:value-type="float">
            <text:p>8'266 <text:s/></text:p>
          </table:table-cell>
          <table:table-cell table:style-name="ce19" office:value-type="float" office:value="23489" calcext:value-type="float">
            <text:p>23'489 <text:s/></text:p>
          </table:table-cell>
          <table:table-cell table:style-name="ce19" office:value-type="float" office:value="6724" calcext:value-type="float">
            <text:p>6'724 <text:s/></text:p>
          </table:table-cell>
          <table:table-cell table:style-name="ce49" office:value-type="float" office:value="28.6261654391417" calcext:value-type="float">
            <text:p>28.6</text:p>
          </table:table-cell>
          <table:table-cell table:style-name="ce19" office:value-type="float" office:value="19153" calcext:value-type="float">
            <text:p>19'153 <text:s/></text:p>
          </table:table-cell>
          <table:table-cell table:style-name="ce19" office:value-type="float" office:value="19326" calcext:value-type="float">
            <text:p>19'326 <text:s/></text:p>
          </table:table-cell>
          <table:table-cell table:style-name="ce19" office:value-type="float" office:value="30866" calcext:value-type="float">
            <text:p>30'866 <text:s/></text:p>
          </table:table-cell>
          <table:table-cell table:style-name="ce19" office:value-type="float" office:value="7613" calcext:value-type="float">
            <text:p>7'61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479" calcext:value-type="float">
            <text:p>38'479 <text:s/></text:p>
          </table:table-cell>
          <table:table-cell table:style-name="ce3" table:number-columns-repeated="3"/>
          <table:table-cell table:style-name="ce58" table:number-columns-repeated="5"/>
          <table:table-cell table:style-name="ce3" table:number-columns-repeated="1003"/>
          <table:table-cell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5657" calcext:value-type="float">
            <text:p>75'657 <text:s/></text:p>
          </table:table-cell>
          <table:table-cell table:style-name="ce19" office:value-type="float" office:value="14530" calcext:value-type="float">
            <text:p>14'530 <text:s/></text:p>
          </table:table-cell>
          <table:table-cell table:style-name="ce19" office:value-type="float" office:value="46310" calcext:value-type="float">
            <text:p>46'310 <text:s/></text:p>
          </table:table-cell>
          <table:table-cell table:style-name="ce19" office:value-type="float" office:value="14817" calcext:value-type="float">
            <text:p>14'817 <text:s/></text:p>
          </table:table-cell>
          <table:table-cell table:style-name="ce49" office:value-type="float" office:value="31.9952494061758" calcext:value-type="float">
            <text:p>32.0</text:p>
          </table:table-cell>
          <table:table-cell table:style-name="ce19" office:value-type="float" office:value="37138" calcext:value-type="float">
            <text:p>37'138 <text:s/></text:p>
          </table:table-cell>
          <table:table-cell table:style-name="ce19" office:value-type="float" office:value="38519" calcext:value-type="float">
            <text:p>38'519 <text:s/></text:p>
          </table:table-cell>
          <table:table-cell table:style-name="ce19" office:value-type="float" office:value="58358" calcext:value-type="float">
            <text:p>58'358 <text:s/></text:p>
          </table:table-cell>
          <table:table-cell table:style-name="ce19" office:value-type="float" office:value="17299" calcext:value-type="float">
            <text:p>17'299 <text:s/></text:p>
          </table:table-cell>
          <table:table-cell table:style-name="ce19" office:value-type="float" office:value="57298" calcext:value-type="float">
            <text:p>57'298 <text:s/></text:p>
          </table:table-cell>
          <table:table-cell table:style-name="ce19" office:value-type="float" office:value="18359" calcext:value-type="float">
            <text:p>18'359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043" calcext:value-type="float">
            <text:p>53'043 <text:s/></text:p>
          </table:table-cell>
          <table:table-cell table:style-name="ce19" office:value-type="float" office:value="11597" calcext:value-type="float">
            <text:p>11'597 <text:s/></text:p>
          </table:table-cell>
          <table:table-cell table:style-name="ce19" office:value-type="float" office:value="31704" calcext:value-type="float">
            <text:p>31'704 <text:s/></text:p>
          </table:table-cell>
          <table:table-cell table:style-name="ce19" office:value-type="float" office:value="9742" calcext:value-type="float">
            <text:p>9'742 <text:s/></text:p>
          </table:table-cell>
          <table:table-cell table:style-name="ce49" office:value-type="float" office:value="30.7279838506182" calcext:value-type="float">
            <text:p>30.7</text:p>
          </table:table-cell>
          <table:table-cell table:style-name="ce19" office:value-type="float" office:value="26593" calcext:value-type="float">
            <text:p>26'593 <text:s/></text:p>
          </table:table-cell>
          <table:table-cell table:style-name="ce19" office:value-type="float" office:value="26450" calcext:value-type="float">
            <text:p>26'450 <text:s/></text:p>
          </table:table-cell>
          <table:table-cell table:style-name="ce19" office:value-type="float" office:value="45693" calcext:value-type="float">
            <text:p>45'693 <text:s/></text:p>
          </table:table-cell>
          <table:table-cell table:style-name="ce19" office:value-type="float" office:value="7350" calcext:value-type="float">
            <text:p>7'350 <text:s/></text:p>
          </table:table-cell>
          <table:table-cell table:style-name="ce19" office:value-type="float" office:value="28237" calcext:value-type="float">
            <text:p>28'237 <text:s/></text:p>
          </table:table-cell>
          <table:table-cell table:style-name="ce19" office:value-type="float" office:value="24806" calcext:value-type="float">
            <text:p>24'806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681" calcext:value-type="float">
            <text:p>15'681 <text:s/></text:p>
          </table:table-cell>
          <table:table-cell table:style-name="ce19" office:value-type="float" office:value="3874" calcext:value-type="float">
            <text:p>3'874 <text:s/></text:p>
          </table:table-cell>
          <table:table-cell table:style-name="ce19" office:value-type="float" office:value="9214" calcext:value-type="float">
            <text:p>9'214 <text:s/></text:p>
          </table:table-cell>
          <table:table-cell table:style-name="ce19" office:value-type="float" office:value="2593" calcext:value-type="float">
            <text:p>2'593 <text:s/></text:p>
          </table:table-cell>
          <table:table-cell table:style-name="ce49" office:value-type="float" office:value="28.1419578901671" calcext:value-type="float">
            <text:p>28.1</text:p>
          </table:table-cell>
          <table:table-cell table:style-name="ce19" office:value-type="float" office:value="8033" calcext:value-type="float">
            <text:p>8'033 <text:s/></text:p>
          </table:table-cell>
          <table:table-cell table:style-name="ce19" office:value-type="float" office:value="7648" calcext:value-type="float">
            <text:p>7'648 <text:s/></text:p>
          </table:table-cell>
          <table:table-cell table:style-name="ce19" office:value-type="float" office:value="14112" calcext:value-type="float">
            <text:p>14'112 <text:s/></text:p>
          </table:table-cell>
          <table:table-cell table:style-name="ce19" office:value-type="float" office:value="1569" calcext:value-type="float">
            <text:p>1'569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681" calcext:value-type="float">
            <text:p>15'681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74676" calcext:value-type="float">
            <text:p>474'676 <text:s/></text:p>
          </table:table-cell>
          <table:table-cell table:style-name="ce19" office:value-type="float" office:value="106131" calcext:value-type="float">
            <text:p>106'131 <text:s/></text:p>
          </table:table-cell>
          <table:table-cell table:style-name="ce19" office:value-type="float" office:value="292349" calcext:value-type="float">
            <text:p>292'349 <text:s/></text:p>
          </table:table-cell>
          <table:table-cell table:style-name="ce19" office:value-type="float" office:value="76196" calcext:value-type="float">
            <text:p>76'196 <text:s/></text:p>
          </table:table-cell>
          <table:table-cell table:style-name="ce49" office:value-type="float" office:value="26.0633694659465" calcext:value-type="float">
            <text:p>26.1</text:p>
          </table:table-cell>
          <table:table-cell table:style-name="ce19" office:value-type="float" office:value="235505" calcext:value-type="float">
            <text:p>235'505 <text:s/></text:p>
          </table:table-cell>
          <table:table-cell table:style-name="ce19" office:value-type="float" office:value="239171" calcext:value-type="float">
            <text:p>239'171 <text:s/></text:p>
          </table:table-cell>
          <table:table-cell table:style-name="ce19" office:value-type="float" office:value="371609" calcext:value-type="float">
            <text:p>371'609 <text:s/></text:p>
          </table:table-cell>
          <table:table-cell table:style-name="ce19" office:value-type="float" office:value="103067" calcext:value-type="float">
            <text:p>103'067 <text:s/></text:p>
          </table:table-cell>
          <table:table-cell table:style-name="ce19" office:value-type="float" office:value="317818" calcext:value-type="float">
            <text:p>317'818 <text:s/></text:p>
          </table:table-cell>
          <table:table-cell table:style-name="ce19" office:value-type="float" office:value="156858" calcext:value-type="float">
            <text:p>156'858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91861" calcext:value-type="float">
            <text:p>191'861 <text:s/></text:p>
          </table:table-cell>
          <table:table-cell table:style-name="ce19" office:value-type="float" office:value="39038" calcext:value-type="float">
            <text:p>39'038 <text:s/></text:p>
          </table:table-cell>
          <table:table-cell table:style-name="ce19" office:value-type="float" office:value="119336" calcext:value-type="float">
            <text:p>119'336 <text:s/></text:p>
          </table:table-cell>
          <table:table-cell table:style-name="ce19" office:value-type="float" office:value="33487" calcext:value-type="float">
            <text:p>33'487 <text:s/></text:p>
          </table:table-cell>
          <table:table-cell table:style-name="ce49" office:value-type="float" office:value="28.0611047797815" calcext:value-type="float">
            <text:p>28.1</text:p>
          </table:table-cell>
          <table:table-cell table:style-name="ce19" office:value-type="float" office:value="95228" calcext:value-type="float">
            <text:p>95'228 <text:s/></text:p>
          </table:table-cell>
          <table:table-cell table:style-name="ce19" office:value-type="float" office:value="96633" calcext:value-type="float">
            <text:p>96'633 <text:s/></text:p>
          </table:table-cell>
          <table:table-cell table:style-name="ce19" office:value-type="float" office:value="160928" calcext:value-type="float">
            <text:p>160'928 <text:s/></text:p>
          </table:table-cell>
          <table:table-cell table:style-name="ce19" office:value-type="float" office:value="30933" calcext:value-type="float">
            <text:p>30'933 <text:s/></text:p>
          </table:table-cell>
          <table:table-cell table:style-name="ce19" office:value-type="float" office:value="95998" calcext:value-type="float">
            <text:p>95'998 <text:s/></text:p>
          </table:table-cell>
          <table:table-cell table:style-name="ce19" office:value-type="float" office:value="95863" calcext:value-type="float">
            <text:p>95'863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44805" calcext:value-type="float">
            <text:p>244'805 <text:s/></text:p>
          </table:table-cell>
          <table:table-cell table:style-name="ce19" office:value-type="float" office:value="54440" calcext:value-type="float">
            <text:p>54'440 <text:s/></text:p>
          </table:table-cell>
          <table:table-cell table:style-name="ce19" office:value-type="float" office:value="152501" calcext:value-type="float">
            <text:p>152'501 <text:s/></text:p>
          </table:table-cell>
          <table:table-cell table:style-name="ce19" office:value-type="float" office:value="37864" calcext:value-type="float">
            <text:p>37'864 <text:s/></text:p>
          </table:table-cell>
          <table:table-cell table:style-name="ce49" office:value-type="float" office:value="24.8286896479367" calcext:value-type="float">
            <text:p>24.8</text:p>
          </table:table-cell>
          <table:table-cell table:style-name="ce19" office:value-type="float" office:value="122340" calcext:value-type="float">
            <text:p>122'340 <text:s/></text:p>
          </table:table-cell>
          <table:table-cell table:style-name="ce19" office:value-type="float" office:value="122465" calcext:value-type="float">
            <text:p>122'465 <text:s/></text:p>
          </table:table-cell>
          <table:table-cell table:style-name="ce19" office:value-type="float" office:value="193511" calcext:value-type="float">
            <text:p>193'511 <text:s/></text:p>
          </table:table-cell>
          <table:table-cell table:style-name="ce19" office:value-type="float" office:value="51294" calcext:value-type="float">
            <text:p>51'294 <text:s/></text:p>
          </table:table-cell>
          <table:table-cell table:style-name="ce19" office:value-type="float" office:value="121533" calcext:value-type="float">
            <text:p>121'533 <text:s/></text:p>
          </table:table-cell>
          <table:table-cell table:style-name="ce19" office:value-type="float" office:value="123272" calcext:value-type="float">
            <text:p>123'272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8" table:number-columns-repeated="3"/>
          <table:table-cell table:style-name="ce21" table:number-columns-repeated="4"/>
          <table:table-cell table:style-name="ce8" table:number-columns-repeated="1004"/>
          <table:table-cell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39701" calcext:value-type="float">
            <text:p>739'701 <text:s/></text:p>
          </table:table-cell>
          <table:table-cell table:style-name="ce18" office:value-type="float" office:value="164608" calcext:value-type="float">
            <text:p>164'608 <text:s/></text:p>
          </table:table-cell>
          <table:table-cell table:style-name="ce18" office:value-type="float" office:value="460142" calcext:value-type="float">
            <text:p>460'142 <text:s/></text:p>
          </table:table-cell>
          <table:table-cell table:style-name="ce18" office:value-type="float" office:value="114951" calcext:value-type="float">
            <text:p>114'951 <text:s/></text:p>
          </table:table-cell>
          <table:table-cell table:style-name="ce48" office:value-type="float" office:value="24.9816361036376" calcext:value-type="float">
            <text:p>25.0</text:p>
          </table:table-cell>
          <table:table-cell table:style-name="ce18" office:value-type="float" office:value="369908" calcext:value-type="float">
            <text:p>369'908 <text:s/></text:p>
          </table:table-cell>
          <table:table-cell table:style-name="ce18" office:value-type="float" office:value="369793" calcext:value-type="float">
            <text:p>369'793 <text:s/></text:p>
          </table:table-cell>
          <table:table-cell table:style-name="ce18" office:value-type="float" office:value="614492" calcext:value-type="float">
            <text:p>614'492 <text:s/></text:p>
          </table:table-cell>
          <table:table-cell table:style-name="ce18" office:value-type="float" office:value="125209" calcext:value-type="float">
            <text:p>125'209 <text:s/></text:p>
          </table:table-cell>
          <table:table-cell table:style-name="ce18" office:value-type="float" office:value="448384" calcext:value-type="float">
            <text:p>448'384 <text:s/></text:p>
          </table:table-cell>
          <table:table-cell table:style-name="ce18" office:value-type="float" office:value="291317" calcext:value-type="float">
            <text:p>291'317 <text:s/></text:p>
          </table:table-cell>
          <table:table-cell table:style-name="ce8" table:number-columns-repeated="3"/>
          <table:table-cell table:style-name="ce21" table:number-columns-repeated="5"/>
          <table:table-cell table:style-name="ce8" table:number-columns-repeated="1003"/>
          <table:table-cell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72964" calcext:value-type="float">
            <text:p>372'964 <text:s/></text:p>
          </table:table-cell>
          <table:table-cell table:style-name="ce19" office:value-type="float" office:value="82620" calcext:value-type="float">
            <text:p>82'620 <text:s/></text:p>
          </table:table-cell>
          <table:table-cell table:style-name="ce19" office:value-type="float" office:value="231203" calcext:value-type="float">
            <text:p>231'203 <text:s/></text:p>
          </table:table-cell>
          <table:table-cell table:style-name="ce19" office:value-type="float" office:value="59141" calcext:value-type="float">
            <text:p>59'141 <text:s/></text:p>
          </table:table-cell>
          <table:table-cell table:style-name="ce49" office:value-type="float" office:value="25.5796853847052" calcext:value-type="float">
            <text:p>25.6</text:p>
          </table:table-cell>
          <table:table-cell table:style-name="ce19" office:value-type="float" office:value="184187" calcext:value-type="float">
            <text:p>184'187 <text:s/></text:p>
          </table:table-cell>
          <table:table-cell table:style-name="ce19" office:value-type="float" office:value="188777" calcext:value-type="float">
            <text:p>188'777 <text:s/></text:p>
          </table:table-cell>
          <table:table-cell table:style-name="ce19" office:value-type="float" office:value="311967" calcext:value-type="float">
            <text:p>311'967 <text:s/></text:p>
          </table:table-cell>
          <table:table-cell table:style-name="ce19" office:value-type="float" office:value="60997" calcext:value-type="float">
            <text:p>60'997 <text:s/></text:p>
          </table:table-cell>
          <table:table-cell table:style-name="ce19" office:value-type="float" office:value="190037" calcext:value-type="float">
            <text:p>190'037 <text:s/></text:p>
          </table:table-cell>
          <table:table-cell table:style-name="ce19" office:value-type="float" office:value="182927" calcext:value-type="float">
            <text:p>182'927 <text:s/></text:p>
          </table:table-cell>
          <table:table-cell table:style-name="ce8" table:number-columns-repeated="3"/>
          <table:table-cell table:style-name="ce58" table:number-columns-repeated="5"/>
          <table:table-cell table:style-name="ce8" table:number-columns-repeated="1003"/>
          <table:table-cell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335" calcext:value-type="float">
            <text:p>35'335 <text:s/></text:p>
          </table:table-cell>
          <table:table-cell table:style-name="ce19" office:value-type="float" office:value="7782" calcext:value-type="float">
            <text:p>7'782 <text:s/></text:p>
          </table:table-cell>
          <table:table-cell table:style-name="ce19" office:value-type="float" office:value="21457" calcext:value-type="float">
            <text:p>21'457 <text:s/></text:p>
          </table:table-cell>
          <table:table-cell table:style-name="ce19" office:value-type="float" office:value="6096" calcext:value-type="float">
            <text:p>6'096 <text:s/></text:p>
          </table:table-cell>
          <table:table-cell table:style-name="ce49" office:value-type="float" office:value="28.4103089900732" calcext:value-type="float">
            <text:p>28.4</text:p>
          </table:table-cell>
          <table:table-cell table:style-name="ce19" office:value-type="float" office:value="17957" calcext:value-type="float">
            <text:p>17'957 <text:s/></text:p>
          </table:table-cell>
          <table:table-cell table:style-name="ce19" office:value-type="float" office:value="17378" calcext:value-type="float">
            <text:p>17'378 <text:s/></text:p>
          </table:table-cell>
          <table:table-cell table:style-name="ce19" office:value-type="float" office:value="32005" calcext:value-type="float">
            <text:p>32'005 <text:s/></text:p>
          </table:table-cell>
          <table:table-cell table:style-name="ce19" office:value-type="float" office:value="3330" calcext:value-type="float">
            <text:p>3'330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335" calcext:value-type="float">
            <text:p>35'335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44686" calcext:value-type="float">
            <text:p>144'686 <text:s/></text:p>
          </table:table-cell>
          <table:table-cell table:style-name="ce19" office:value-type="float" office:value="32435" calcext:value-type="float">
            <text:p>32'435 <text:s/></text:p>
          </table:table-cell>
          <table:table-cell table:style-name="ce19" office:value-type="float" office:value="90380" calcext:value-type="float">
            <text:p>90'380 <text:s/></text:p>
          </table:table-cell>
          <table:table-cell table:style-name="ce19" office:value-type="float" office:value="21871" calcext:value-type="float">
            <text:p>21'871 <text:s/></text:p>
          </table:table-cell>
          <table:table-cell table:style-name="ce49" office:value-type="float" office:value="24.1989378181013" calcext:value-type="float">
            <text:p>24.2</text:p>
          </table:table-cell>
          <table:table-cell table:style-name="ce19" office:value-type="float" office:value="73657" calcext:value-type="float">
            <text:p>73'657 <text:s/></text:p>
          </table:table-cell>
          <table:table-cell table:style-name="ce19" office:value-type="float" office:value="71029" calcext:value-type="float">
            <text:p>71'029 <text:s/></text:p>
          </table:table-cell>
          <table:table-cell table:style-name="ce19" office:value-type="float" office:value="118574" calcext:value-type="float">
            <text:p>118'574 <text:s/></text:p>
          </table:table-cell>
          <table:table-cell table:style-name="ce19" office:value-type="float" office:value="26112" calcext:value-type="float">
            <text:p>26'112 <text:s/></text:p>
          </table:table-cell>
          <table:table-cell table:style-name="ce19" office:value-type="float" office:value="116016" calcext:value-type="float">
            <text:p>116'016 <text:s/></text:p>
          </table:table-cell>
          <table:table-cell table:style-name="ce19" office:value-type="float" office:value="28670" calcext:value-type="float">
            <text:p>28'670 <text:s/></text:p>
          </table:table-cell>
          <table:table-cell table:style-name="ce8" table:number-columns-repeated="3"/>
          <table:table-cell table:style-name="ce21" table:number-columns-repeated="4"/>
          <table:table-cell table:style-name="ce8" table:number-columns-repeated="1004"/>
          <table:table-cell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5032" calcext:value-type="float">
            <text:p>35'032 <text:s/></text:p>
          </table:table-cell>
          <table:table-cell table:style-name="ce19" office:value-type="float" office:value="8420" calcext:value-type="float">
            <text:p>8'420 <text:s/></text:p>
          </table:table-cell>
          <table:table-cell table:style-name="ce19" office:value-type="float" office:value="21347" calcext:value-type="float">
            <text:p>21'347 <text:s/></text:p>
          </table:table-cell>
          <table:table-cell table:style-name="ce19" office:value-type="float" office:value="5265" calcext:value-type="float">
            <text:p>5'265 <text:s/></text:p>
          </table:table-cell>
          <table:table-cell table:style-name="ce49" office:value-type="float" office:value="24.6638871972643" calcext:value-type="float">
            <text:p>24.7</text:p>
          </table:table-cell>
          <table:table-cell table:style-name="ce19" office:value-type="float" office:value="17570" calcext:value-type="float">
            <text:p>17'570 <text:s/></text:p>
          </table:table-cell>
          <table:table-cell table:style-name="ce19" office:value-type="float" office:value="17462" calcext:value-type="float">
            <text:p>17'462 <text:s/></text:p>
          </table:table-cell>
          <table:table-cell table:style-name="ce19" office:value-type="float" office:value="30524" calcext:value-type="float">
            <text:p>30'524 <text:s/></text:p>
          </table:table-cell>
          <table:table-cell table:style-name="ce19" office:value-type="float" office:value="4508" calcext:value-type="float">
            <text:p>4'508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032" calcext:value-type="float">
            <text:p>35'032 <text:s/></text:p>
          </table:table-cell>
          <table:table-cell table:style-name="ce8" table:number-columns-repeated="3"/>
          <table:table-cell table:style-name="ce21" table:number-columns-repeated="4"/>
          <table:table-cell table:style-name="ce8" table:number-columns-repeated="1004"/>
          <table:table-cell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0794" calcext:value-type="float">
            <text:p>40'794 <text:s/></text:p>
          </table:table-cell>
          <table:table-cell table:style-name="ce19" office:value-type="float" office:value="8653" calcext:value-type="float">
            <text:p>8'653 <text:s/></text:p>
          </table:table-cell>
          <table:table-cell table:style-name="ce19" office:value-type="float" office:value="25740" calcext:value-type="float">
            <text:p>25'740 <text:s/></text:p>
          </table:table-cell>
          <table:table-cell table:style-name="ce19" office:value-type="float" office:value="6401" calcext:value-type="float">
            <text:p>6'401 <text:s/></text:p>
          </table:table-cell>
          <table:table-cell table:style-name="ce49" office:value-type="float" office:value="24.8679098679099" calcext:value-type="float">
            <text:p>24.9</text:p>
          </table:table-cell>
          <table:table-cell table:style-name="ce19" office:value-type="float" office:value="20722" calcext:value-type="float">
            <text:p>20'722 <text:s/></text:p>
          </table:table-cell>
          <table:table-cell table:style-name="ce19" office:value-type="float" office:value="20072" calcext:value-type="float">
            <text:p>20'072 <text:s/></text:p>
          </table:table-cell>
          <table:table-cell table:style-name="ce19" office:value-type="float" office:value="36415" calcext:value-type="float">
            <text:p>36'415 <text:s/></text:p>
          </table:table-cell>
          <table:table-cell table:style-name="ce19" office:value-type="float" office:value="4379" calcext:value-type="float">
            <text:p>4'379 <text:s/></text:p>
          </table:table-cell>
          <table:table-cell table:style-name="ce19" office:value-type="float" office:value="35771" calcext:value-type="float">
            <text:p>35'771 <text:s/></text:p>
          </table:table-cell>
          <table:table-cell table:style-name="ce19" office:value-type="float" office:value="5023" calcext:value-type="float">
            <text:p>5'023 <text:s/></text:p>
          </table:table-cell>
          <table:table-cell table:style-name="ce8" table:number-columns-repeated="3"/>
          <table:table-cell table:style-name="ce21" table:number-columns-repeated="4"/>
          <table:table-cell table:style-name="ce8" table:number-columns-repeated="1004"/>
          <table:table-cell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10890" calcext:value-type="float">
            <text:p>110'890 <text:s/></text:p>
          </table:table-cell>
          <table:table-cell table:style-name="ce19" office:value-type="float" office:value="24698" calcext:value-type="float">
            <text:p>24'698 <text:s/></text:p>
          </table:table-cell>
          <table:table-cell table:style-name="ce19" office:value-type="float" office:value="70015" calcext:value-type="float">
            <text:p>70'015 <text:s/></text:p>
          </table:table-cell>
          <table:table-cell table:style-name="ce19" office:value-type="float" office:value="16177" calcext:value-type="float">
            <text:p>16'177 <text:s/></text:p>
          </table:table-cell>
          <table:table-cell table:style-name="ce49" office:value-type="float" office:value="23.105048918089" calcext:value-type="float">
            <text:p>23.1</text:p>
          </table:table-cell>
          <table:table-cell table:style-name="ce19" office:value-type="float" office:value="55815" calcext:value-type="float">
            <text:p>55'815 <text:s/></text:p>
          </table:table-cell>
          <table:table-cell table:style-name="ce19" office:value-type="float" office:value="55075" calcext:value-type="float">
            <text:p>55'075 <text:s/></text:p>
          </table:table-cell>
          <table:table-cell table:style-name="ce19" office:value-type="float" office:value="85007" calcext:value-type="float">
            <text:p>85'007 <text:s/></text:p>
          </table:table-cell>
          <table:table-cell table:style-name="ce19" office:value-type="float" office:value="25883" calcext:value-type="float">
            <text:p>25'883 <text:s/></text:p>
          </table:table-cell>
          <table:table-cell table:style-name="ce19" office:value-type="float" office:value="106560" calcext:value-type="float">
            <text:p>106'560 <text:s/></text:p>
          </table:table-cell>
          <table:table-cell table:style-name="ce19" office:value-type="float" office:value="4330" calcext:value-type="float">
            <text:p>4'330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35720" calcext:value-type="float">
            <text:p>335'720 <text:s/></text:p>
          </table:table-cell>
          <table:table-cell table:style-name="ce18" office:value-type="float" office:value="63510" calcext:value-type="float">
            <text:p>63'510 <text:s/></text:p>
          </table:table-cell>
          <table:table-cell table:style-name="ce18" office:value-type="float" office:value="204245" calcext:value-type="float">
            <text:p>204'245 <text:s/></text:p>
          </table:table-cell>
          <table:table-cell table:style-name="ce18" office:value-type="float" office:value="67965" calcext:value-type="float">
            <text:p>67'965 <text:s/></text:p>
          </table:table-cell>
          <table:table-cell table:style-name="ce48" office:value-type="float" office:value="33.2762123919802" calcext:value-type="float">
            <text:p>33.3</text:p>
          </table:table-cell>
          <table:table-cell table:style-name="ce18" office:value-type="float" office:value="161540" calcext:value-type="float">
            <text:p>161'540 <text:s/></text:p>
          </table:table-cell>
          <table:table-cell table:style-name="ce18" office:value-type="float" office:value="174180" calcext:value-type="float">
            <text:p>174'180 <text:s/></text:p>
          </table:table-cell>
          <table:table-cell table:style-name="ce18" office:value-type="float" office:value="250381" calcext:value-type="float">
            <text:p>250'381 <text:s/></text:p>
          </table:table-cell>
          <table:table-cell table:style-name="ce18" office:value-type="float" office:value="85339" calcext:value-type="float">
            <text:p>85'339 <text:s/></text:p>
          </table:table-cell>
          <table:table-cell table:style-name="ce18" office:value-type="float" office:value="292872" calcext:value-type="float">
            <text:p>292'872 <text:s/></text:p>
          </table:table-cell>
          <table:table-cell table:style-name="ce18" office:value-type="float" office:value="42848" calcext:value-type="float">
            <text:p>42'848 <text:s/></text:p>
          </table:table-cell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2">
          <table:table-cell table:style-name="ce9"/>
          <table:table-cell table:style-name="ce20" table:number-columns-repeated="4"/>
          <table:table-cell table:style-name="ce50"/>
          <table:table-cell table:style-name="ce20" table:number-columns-repeated="6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1) Gemäss Definition VZ 2000</text:p>
          </table:table-cell>
          <table:table-cell/>
          <table:table-cell table:style-name="ce3" table:number-columns-repeated="7"/>
          <table:table-cell table:style-name="ce21" table:number-columns-repeated="3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38" office:value-type="string" office:string-value="2) Altersquotient = Verhältnis der über 64-Jährigen zu den 20- bis 64-Jährigen" calcext:value-type="string">
            <text:p>2) Altersquotient = Verhältnis der über 64-Jährigen zu den 20- bis 64-Jährigen <text:s text:c="2"/></text:p>
          </table:table-cell>
          <table:table-cell/>
          <table:table-cell table:style-name="ce3" table:number-columns-repeated="7"/>
          <table:table-cell table:style-name="ce21" table:number-columns-repeated="3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38"/>
          <table:table-cell/>
          <table:table-cell table:style-name="ce3" table:number-columns-repeated="7"/>
          <table:table-cell table:style-name="ce21" table:number-columns-repeated="3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/>
          <table:table-cell table:style-name="ce3" table:number-columns-repeated="7"/>
          <table:table-cell table:style-name="ce21" table:number-columns-repeated="3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 table:style-name="ce3"/>
          <table:table-cell table:style-name="ce21" table:number-columns-repeated="2"/>
          <table:table-cell table:style-name="ce3"/>
          <table:table-cell table:style-name="ce36"/>
          <table:table-cell table:style-name="ce21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1">
          <table:table-cell table:style-name="ce36" office:value-type="string" calcext:value-type="string">
            <text:p>© BFS - Statistisches Lexikon der Schweiz</text:p>
          </table:table-cell>
          <table:table-cell table:style-name="ce21" table:number-columns-repeated="2"/>
          <table:table-cell table:style-name="ce3"/>
          <table:table-cell table:style-name="ce36" table:number-columns-repeated="5"/>
          <table:table-cell table:style-name="ce21" table:number-columns-repeated="3"/>
          <table:table-cell table:style-name="ce3" table:number-columns-repeated="3"/>
          <table:table-cell table:style-name="ce21" table:number-columns-repeated="4"/>
          <table:table-cell table:style-name="ce3" table:number-columns-repeated="1004"/>
          <table:table-cell/>
        </table:table-row>
        <table:table-row table:style-name="ro5" table:number-rows-repeated="47">
          <table:table-cell/>
          <table:table-cell table:style-name="ce21"/>
          <table:table-cell table:style-name="ce44" table:number-columns-repeated="1021"/>
          <table:table-cell/>
        </table:table-row>
        <table:table-row table:style-name="ro5" table:number-rows-repeated="69">
          <table:table-cell table:number-columns-repeated="2"/>
          <table:table-cell table:style-name="ce44" table:number-columns-repeated="1021"/>
          <table:table-cell/>
        </table:table-row>
        <table:table-row table:style-name="ro5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9'.$A$1:.$L$55" table:range-usable-as="print-range"/>
        </table:named-expressions>
      </table:table>
      <table:table table:name="2008" table:style-name="ta6" table:print-ranges="'2008'.A1:'2008'.L55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ce45"/>
        <table:table-column table:style-name="co11" table:number-columns-repeated="245" table:default-cell-style-name="ce4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8</text:p>
          </table:table-cell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 office:value-type="string" calcext:value-type="string">
            <text:p>T 1.2.1.2.5</text:p>
          </table:table-cell>
          <table:table-cell table:style-name="ce3"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/>
          <table:table-cell table:style-name="ce3"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style-name="ce3" table:number-columns-repeated="1012"/>
        </table:table-row>
        <table:table-row table:style-name="ro2">
          <table:table-cell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 1)</text:p>
          </table:table-cell>
          <table:table-cell table:style-name="ce9"/>
          <table:table-cell table:style-name="ce3"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2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style-name="ce3" table:number-columns-repeated="1012"/>
        </table:table-row>
        <table:table-row table:style-name="ro7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style-name="ce3" table:number-columns-repeated="1012"/>
        </table:table-row>
        <table:table-row table:style-name="ro8">
          <table:table-cell/>
          <table:table-cell table:style-name="ce17"/>
          <table:table-cell table:style-name="ce24" table:number-columns-repeated="4"/>
          <table:table-cell table:style-name="ce26" table:number-columns-repeated="4"/>
          <table:table-cell table:style-name="ce3"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701856" calcext:value-type="float">
            <text:p>7'701'856 <text:s/></text:p>
          </table:table-cell>
          <table:table-cell table:style-name="ce18" office:value-type="float" office:value="1635377" calcext:value-type="float">
            <text:p>1'635'377 <text:s/></text:p>
          </table:table-cell>
          <table:table-cell table:style-name="ce18" office:value-type="float" office:value="4790034" calcext:value-type="float">
            <text:p>4'790'034 <text:s/></text:p>
          </table:table-cell>
          <table:table-cell table:style-name="ce18" office:value-type="float" office:value="1276445" calcext:value-type="float">
            <text:p>1'276'445 <text:s/></text:p>
          </table:table-cell>
          <table:table-cell table:style-name="ce48" office:value-type="float" office:value="26.6479319353474" calcext:value-type="float">
            <text:p>26.6</text:p>
          </table:table-cell>
          <table:table-cell table:style-name="ce18" office:value-type="float" office:value="3786675" calcext:value-type="float">
            <text:p>3'786'675 <text:s/></text:p>
          </table:table-cell>
          <table:table-cell table:style-name="ce18" office:value-type="float" office:value="3915181" calcext:value-type="float">
            <text:p>3'915'181 <text:s/></text:p>
          </table:table-cell>
          <table:table-cell table:style-name="ce18" office:value-type="float" office:value="6032141" calcext:value-type="float">
            <text:p>6'032'141 <text:s/></text:p>
          </table:table-cell>
          <table:table-cell table:style-name="ce18" office:value-type="float" office:value="1669715" calcext:value-type="float">
            <text:p>1'669'715 <text:s/></text:p>
          </table:table-cell>
          <table:table-cell table:style-name="ce18" office:value-type="float" office:value="5665564" calcext:value-type="float">
            <text:p>5'665'564 <text:s/></text:p>
          </table:table-cell>
          <table:table-cell table:style-name="ce18" office:value-type="float" office:value="2036292" calcext:value-type="float">
            <text:p>2'036'292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7"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437592" calcext:value-type="float">
            <text:p>1'437'592 <text:s/></text:p>
          </table:table-cell>
          <table:table-cell table:style-name="ce18" office:value-type="float" office:value="322248" calcext:value-type="float">
            <text:p>322'248 <text:s/></text:p>
          </table:table-cell>
          <table:table-cell table:style-name="ce18" office:value-type="float" office:value="889884" calcext:value-type="float">
            <text:p>889'884 <text:s/></text:p>
          </table:table-cell>
          <table:table-cell table:style-name="ce18" office:value-type="float" office:value="225460" calcext:value-type="float">
            <text:p>225'460 <text:s/></text:p>
          </table:table-cell>
          <table:table-cell table:style-name="ce48" office:value-type="float" office:value="25.3358864750911" calcext:value-type="float">
            <text:p>25.3</text:p>
          </table:table-cell>
          <table:table-cell table:style-name="ce18" office:value-type="float" office:value="698882" calcext:value-type="float">
            <text:p>698'882 <text:s/></text:p>
          </table:table-cell>
          <table:table-cell table:style-name="ce18" office:value-type="float" office:value="738710" calcext:value-type="float">
            <text:p>738'710 <text:s/></text:p>
          </table:table-cell>
          <table:table-cell table:style-name="ce18" office:value-type="float" office:value="1001013" calcext:value-type="float">
            <text:p>1'001'013 <text:s/></text:p>
          </table:table-cell>
          <table:table-cell table:style-name="ce18" office:value-type="float" office:value="436579" calcext:value-type="float">
            <text:p>436'579 <text:s/></text:p>
          </table:table-cell>
          <table:table-cell table:style-name="ce18" office:value-type="float" office:value="1129362" calcext:value-type="float">
            <text:p>1'129'362 <text:s/></text:p>
          </table:table-cell>
          <table:table-cell table:style-name="ce18" office:value-type="float" office:value="308230" calcext:value-type="float">
            <text:p>308'23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88245" calcext:value-type="float">
            <text:p>688'245 <text:s/></text:p>
          </table:table-cell>
          <table:table-cell table:style-name="ce19" office:value-type="float" office:value="158954" calcext:value-type="float">
            <text:p>158'954 <text:s/></text:p>
          </table:table-cell>
          <table:table-cell table:style-name="ce19" office:value-type="float" office:value="422961" calcext:value-type="float">
            <text:p>422'961 <text:s/></text:p>
          </table:table-cell>
          <table:table-cell table:style-name="ce19" office:value-type="float" office:value="106330" calcext:value-type="float">
            <text:p>106'330 <text:s/></text:p>
          </table:table-cell>
          <table:table-cell table:style-name="ce49" office:value-type="float" office:value="25.1394336593681" calcext:value-type="float">
            <text:p>25.1</text:p>
          </table:table-cell>
          <table:table-cell table:style-name="ce19" office:value-type="float" office:value="334610" calcext:value-type="float">
            <text:p>334'610 <text:s/></text:p>
          </table:table-cell>
          <table:table-cell table:style-name="ce19" office:value-type="float" office:value="353635" calcext:value-type="float">
            <text:p>353'635 <text:s/></text:p>
          </table:table-cell>
          <table:table-cell table:style-name="ce19" office:value-type="float" office:value="482317" calcext:value-type="float">
            <text:p>482'317 <text:s/></text:p>
          </table:table-cell>
          <table:table-cell table:style-name="ce19" office:value-type="float" office:value="205928" calcext:value-type="float">
            <text:p>205'928 <text:s/></text:p>
          </table:table-cell>
          <table:table-cell table:style-name="ce19" office:value-type="float" office:value="514455" calcext:value-type="float">
            <text:p>514'455 <text:s/></text:p>
          </table:table-cell>
          <table:table-cell table:style-name="ce19" office:value-type="float" office:value="173790" calcext:value-type="float">
            <text:p>173'79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303241" calcext:value-type="float">
            <text:p>303'241 <text:s/></text:p>
          </table:table-cell>
          <table:table-cell table:style-name="ce19" office:value-type="float" office:value="64995" calcext:value-type="float">
            <text:p>64'995 <text:s/></text:p>
          </table:table-cell>
          <table:table-cell table:style-name="ce19" office:value-type="float" office:value="188193" calcext:value-type="float">
            <text:p>188'193 <text:s/></text:p>
          </table:table-cell>
          <table:table-cell table:style-name="ce19" office:value-type="float" office:value="50053" calcext:value-type="float">
            <text:p>50'053 <text:s/></text:p>
          </table:table-cell>
          <table:table-cell table:style-name="ce49" office:value-type="float" office:value="26.5966321807931" calcext:value-type="float">
            <text:p>26.6</text:p>
          </table:table-cell>
          <table:table-cell table:style-name="ce19" office:value-type="float" office:value="149820" calcext:value-type="float">
            <text:p>149'820 <text:s/></text:p>
          </table:table-cell>
          <table:table-cell table:style-name="ce19" office:value-type="float" office:value="153421" calcext:value-type="float">
            <text:p>153'421 <text:s/></text:p>
          </table:table-cell>
          <table:table-cell table:style-name="ce19" office:value-type="float" office:value="242684" calcext:value-type="float">
            <text:p>242'684 <text:s/></text:p>
          </table:table-cell>
          <table:table-cell table:style-name="ce19" office:value-type="float" office:value="60557" calcext:value-type="float">
            <text:p>60'557 <text:s/></text:p>
          </table:table-cell>
          <table:table-cell table:style-name="ce19" office:value-type="float" office:value="172253" calcext:value-type="float">
            <text:p>172'253 <text:s/></text:p>
          </table:table-cell>
          <table:table-cell table:style-name="ce19" office:value-type="float" office:value="130988" calcext:value-type="float">
            <text:p>130'988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46106" calcext:value-type="float">
            <text:p>446'106 <text:s/></text:p>
          </table:table-cell>
          <table:table-cell table:style-name="ce19" office:value-type="float" office:value="98299" calcext:value-type="float">
            <text:p>98'299 <text:s/></text:p>
          </table:table-cell>
          <table:table-cell table:style-name="ce19" office:value-type="float" office:value="278730" calcext:value-type="float">
            <text:p>278'730 <text:s/></text:p>
          </table:table-cell>
          <table:table-cell table:style-name="ce19" office:value-type="float" office:value="69077" calcext:value-type="float">
            <text:p>69'077 <text:s/></text:p>
          </table:table-cell>
          <table:table-cell table:style-name="ce49" office:value-type="float" office:value="24.7827646826678" calcext:value-type="float">
            <text:p>24.8</text:p>
          </table:table-cell>
          <table:table-cell table:style-name="ce19" office:value-type="float" office:value="214452" calcext:value-type="float">
            <text:p>214'452 <text:s/></text:p>
          </table:table-cell>
          <table:table-cell table:style-name="ce19" office:value-type="float" office:value="231654" calcext:value-type="float">
            <text:p>231'654 <text:s/></text:p>
          </table:table-cell>
          <table:table-cell table:style-name="ce19" office:value-type="float" office:value="276012" calcext:value-type="float">
            <text:p>276'012 <text:s/></text:p>
          </table:table-cell>
          <table:table-cell table:style-name="ce19" office:value-type="float" office:value="170094" calcext:value-type="float">
            <text:p>170'094 <text:s/></text:p>
          </table:table-cell>
          <table:table-cell table:style-name="ce19" office:value-type="float" office:value="442654" calcext:value-type="float">
            <text:p>442'654 <text:s/></text:p>
          </table:table-cell>
          <table:table-cell table:style-name="ce19" office:value-type="float" office:value="3452" calcext:value-type="float">
            <text:p>3'452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730412" calcext:value-type="float">
            <text:p>1'730'412 <text:s/></text:p>
          </table:table-cell>
          <table:table-cell table:style-name="ce18" office:value-type="float" office:value="367607" calcext:value-type="float">
            <text:p>367'607 <text:s/></text:p>
          </table:table-cell>
          <table:table-cell table:style-name="ce18" office:value-type="float" office:value="1060846" calcext:value-type="float">
            <text:p>1'060'846 <text:s/></text:p>
          </table:table-cell>
          <table:table-cell table:style-name="ce18" office:value-type="float" office:value="301959" calcext:value-type="float">
            <text:p>301'959 <text:s/></text:p>
          </table:table-cell>
          <table:table-cell table:style-name="ce48" office:value-type="float" office:value="28.4639806343239" calcext:value-type="float">
            <text:p>28.5</text:p>
          </table:table-cell>
          <table:table-cell table:style-name="ce18" office:value-type="float" office:value="847763" calcext:value-type="float">
            <text:p>847'763 <text:s/></text:p>
          </table:table-cell>
          <table:table-cell table:style-name="ce18" office:value-type="float" office:value="882649" calcext:value-type="float">
            <text:p>882'649 <text:s/></text:p>
          </table:table-cell>
          <table:table-cell table:style-name="ce18" office:value-type="float" office:value="1463343" calcext:value-type="float">
            <text:p>1'463'343 <text:s/></text:p>
          </table:table-cell>
          <table:table-cell table:style-name="ce18" office:value-type="float" office:value="267069" calcext:value-type="float">
            <text:p>267'069 <text:s/></text:p>
          </table:table-cell>
          <table:table-cell table:style-name="ce18" office:value-type="float" office:value="1097239" calcext:value-type="float">
            <text:p>1'097'239 <text:s/></text:p>
          </table:table-cell>
          <table:table-cell table:style-name="ce18" office:value-type="float" office:value="633173" calcext:value-type="float">
            <text:p>633'17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69299" calcext:value-type="float">
            <text:p>969'299 <text:s/></text:p>
          </table:table-cell>
          <table:table-cell table:style-name="ce19" office:value-type="float" office:value="194305" calcext:value-type="float">
            <text:p>194'305 <text:s/></text:p>
          </table:table-cell>
          <table:table-cell table:style-name="ce19" office:value-type="float" office:value="596133" calcext:value-type="float">
            <text:p>596'133 <text:s/></text:p>
          </table:table-cell>
          <table:table-cell table:style-name="ce19" office:value-type="float" office:value="178861" calcext:value-type="float">
            <text:p>178'861 <text:s/></text:p>
          </table:table-cell>
          <table:table-cell table:style-name="ce49" office:value-type="float" office:value="30.0035394786063" calcext:value-type="float">
            <text:p>30.0</text:p>
          </table:table-cell>
          <table:table-cell table:style-name="ce19" office:value-type="float" office:value="472281" calcext:value-type="float">
            <text:p>472'281 <text:s/></text:p>
          </table:table-cell>
          <table:table-cell table:style-name="ce19" office:value-type="float" office:value="497018" calcext:value-type="float">
            <text:p>497'018 <text:s/></text:p>
          </table:table-cell>
          <table:table-cell table:style-name="ce19" office:value-type="float" office:value="845650" calcext:value-type="float">
            <text:p>845'650 <text:s/></text:p>
          </table:table-cell>
          <table:table-cell table:style-name="ce19" office:value-type="float" office:value="123649" calcext:value-type="float">
            <text:p>123'649 <text:s/></text:p>
          </table:table-cell>
          <table:table-cell table:style-name="ce19" office:value-type="float" office:value="605009" calcext:value-type="float">
            <text:p>605'009 <text:s/></text:p>
          </table:table-cell>
          <table:table-cell table:style-name="ce19" office:value-type="float" office:value="364290" calcext:value-type="float">
            <text:p>364'29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68537" calcext:value-type="float">
            <text:p>268'537 <text:s/></text:p>
          </table:table-cell>
          <table:table-cell table:style-name="ce19" office:value-type="float" office:value="66088" calcext:value-type="float">
            <text:p>66'088 <text:s/></text:p>
          </table:table-cell>
          <table:table-cell table:style-name="ce19" office:value-type="float" office:value="165848" calcext:value-type="float">
            <text:p>165'848 <text:s/></text:p>
          </table:table-cell>
          <table:table-cell table:style-name="ce19" office:value-type="float" office:value="36601" calcext:value-type="float">
            <text:p>36'601 <text:s/></text:p>
          </table:table-cell>
          <table:table-cell table:style-name="ce49" office:value-type="float" office:value="22.0690029424533" calcext:value-type="float">
            <text:p>22.1</text:p>
          </table:table-cell>
          <table:table-cell table:style-name="ce19" office:value-type="float" office:value="133569" calcext:value-type="float">
            <text:p>133'569 <text:s/></text:p>
          </table:table-cell>
          <table:table-cell table:style-name="ce19" office:value-type="float" office:value="134968" calcext:value-type="float">
            <text:p>134'968 <text:s/></text:p>
          </table:table-cell>
          <table:table-cell table:style-name="ce19" office:value-type="float" office:value="222471" calcext:value-type="float">
            <text:p>222'471 <text:s/></text:p>
          </table:table-cell>
          <table:table-cell table:style-name="ce19" office:value-type="float" office:value="46066" calcext:value-type="float">
            <text:p>46'066 <text:s/></text:p>
          </table:table-cell>
          <table:table-cell table:style-name="ce19" office:value-type="float" office:value="149190" calcext:value-type="float">
            <text:p>149'190 <text:s/></text:p>
          </table:table-cell>
          <table:table-cell table:style-name="ce19" office:value-type="float" office:value="119347" calcext:value-type="float">
            <text:p>119'34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51830" calcext:value-type="float">
            <text:p>251'830 <text:s/></text:p>
          </table:table-cell>
          <table:table-cell table:style-name="ce19" office:value-type="float" office:value="52401" calcext:value-type="float">
            <text:p>52'401 <text:s/></text:p>
          </table:table-cell>
          <table:table-cell table:style-name="ce19" office:value-type="float" office:value="156063" calcext:value-type="float">
            <text:p>156'063 <text:s/></text:p>
          </table:table-cell>
          <table:table-cell table:style-name="ce19" office:value-type="float" office:value="43366" calcext:value-type="float">
            <text:p>43'366 <text:s/></text:p>
          </table:table-cell>
          <table:table-cell table:style-name="ce49" office:value-type="float" office:value="27.7874960753029" calcext:value-type="float">
            <text:p>27.8</text:p>
          </table:table-cell>
          <table:table-cell table:style-name="ce19" office:value-type="float" office:value="124483" calcext:value-type="float">
            <text:p>124'483 <text:s/></text:p>
          </table:table-cell>
          <table:table-cell table:style-name="ce19" office:value-type="float" office:value="127347" calcext:value-type="float">
            <text:p>127'347 <text:s/></text:p>
          </table:table-cell>
          <table:table-cell table:style-name="ce19" office:value-type="float" office:value="203509" calcext:value-type="float">
            <text:p>203'509 <text:s/></text:p>
          </table:table-cell>
          <table:table-cell table:style-name="ce19" office:value-type="float" office:value="48321" calcext:value-type="float">
            <text:p>48'321 <text:s/></text:p>
          </table:table-cell>
          <table:table-cell table:style-name="ce19" office:value-type="float" office:value="194521" calcext:value-type="float">
            <text:p>194'521 <text:s/></text:p>
          </table:table-cell>
          <table:table-cell table:style-name="ce19" office:value-type="float" office:value="57309" calcext:value-type="float">
            <text:p>57'30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70924" calcext:value-type="float">
            <text:p>170'924 <text:s/></text:p>
          </table:table-cell>
          <table:table-cell table:style-name="ce19" office:value-type="float" office:value="38501" calcext:value-type="float">
            <text:p>38'501 <text:s/></text:p>
          </table:table-cell>
          <table:table-cell table:style-name="ce19" office:value-type="float" office:value="101668" calcext:value-type="float">
            <text:p>101'668 <text:s/></text:p>
          </table:table-cell>
          <table:table-cell table:style-name="ce19" office:value-type="float" office:value="30755" calcext:value-type="float">
            <text:p>30'755 <text:s/></text:p>
          </table:table-cell>
          <table:table-cell table:style-name="ce49" office:value-type="float" office:value="30.2504229452728" calcext:value-type="float">
            <text:p>30.3</text:p>
          </table:table-cell>
          <table:table-cell table:style-name="ce19" office:value-type="float" office:value="83099" calcext:value-type="float">
            <text:p>83'099 <text:s/></text:p>
          </table:table-cell>
          <table:table-cell table:style-name="ce19" office:value-type="float" office:value="87825" calcext:value-type="float">
            <text:p>87'825 <text:s/></text:p>
          </table:table-cell>
          <table:table-cell table:style-name="ce19" office:value-type="float" office:value="130331" calcext:value-type="float">
            <text:p>130'331 <text:s/></text:p>
          </table:table-cell>
          <table:table-cell table:style-name="ce19" office:value-type="float" office:value="40593" calcext:value-type="float">
            <text:p>40'593 <text:s/></text:p>
          </table:table-cell>
          <table:table-cell table:style-name="ce19" office:value-type="float" office:value="127400" calcext:value-type="float">
            <text:p>127'400 <text:s/></text:p>
          </table:table-cell>
          <table:table-cell table:style-name="ce19" office:value-type="float" office:value="43524" calcext:value-type="float">
            <text:p>43'524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9822" calcext:value-type="float">
            <text:p>69'822 <text:s/></text:p>
          </table:table-cell>
          <table:table-cell table:style-name="ce19" office:value-type="float" office:value="16312" calcext:value-type="float">
            <text:p>16'312 <text:s/></text:p>
          </table:table-cell>
          <table:table-cell table:style-name="ce19" office:value-type="float" office:value="41134" calcext:value-type="float">
            <text:p>41'134 <text:s/></text:p>
          </table:table-cell>
          <table:table-cell table:style-name="ce19" office:value-type="float" office:value="12376" calcext:value-type="float">
            <text:p>12'376 <text:s/></text:p>
          </table:table-cell>
          <table:table-cell table:style-name="ce49" office:value-type="float" office:value="30.087032625079" calcext:value-type="float">
            <text:p>30.1</text:p>
          </table:table-cell>
          <table:table-cell table:style-name="ce19" office:value-type="float" office:value="34331" calcext:value-type="float">
            <text:p>34'331 <text:s/></text:p>
          </table:table-cell>
          <table:table-cell table:style-name="ce19" office:value-type="float" office:value="35491" calcext:value-type="float">
            <text:p>35'491 <text:s/></text:p>
          </table:table-cell>
          <table:table-cell table:style-name="ce19" office:value-type="float" office:value="61382" calcext:value-type="float">
            <text:p>61'382 <text:s/></text:p>
          </table:table-cell>
          <table:table-cell table:style-name="ce19" office:value-type="float" office:value="8440" calcext:value-type="float">
            <text:p>8'440 <text:s/></text:p>
          </table:table-cell>
          <table:table-cell table:style-name="ce19" office:value-type="float" office:value="21119" calcext:value-type="float">
            <text:p>21'119 <text:s/></text:p>
          </table:table-cell>
          <table:table-cell table:style-name="ce19" office:value-type="float" office:value="48703" calcext:value-type="float">
            <text:p>48'70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49518" calcext:value-type="float">
            <text:p>1'049'518 <text:s/></text:p>
          </table:table-cell>
          <table:table-cell table:style-name="ce18" office:value-type="float" office:value="213655" calcext:value-type="float">
            <text:p>213'655 <text:s/></text:p>
          </table:table-cell>
          <table:table-cell table:style-name="ce18" office:value-type="float" office:value="657225" calcext:value-type="float">
            <text:p>657'225 <text:s/></text:p>
          </table:table-cell>
          <table:table-cell table:style-name="ce18" office:value-type="float" office:value="178638" calcext:value-type="float">
            <text:p>178'638 <text:s/></text:p>
          </table:table-cell>
          <table:table-cell table:style-name="ce48" office:value-type="float" office:value="27.1806458975237" calcext:value-type="float">
            <text:p>27.2</text:p>
          </table:table-cell>
          <table:table-cell table:style-name="ce18" office:value-type="float" office:value="516524" calcext:value-type="float">
            <text:p>516'524 <text:s/></text:p>
          </table:table-cell>
          <table:table-cell table:style-name="ce18" office:value-type="float" office:value="532994" calcext:value-type="float">
            <text:p>532'994 <text:s/></text:p>
          </table:table-cell>
          <table:table-cell table:style-name="ce18" office:value-type="float" office:value="817906" calcext:value-type="float">
            <text:p>817'906 <text:s/></text:p>
          </table:table-cell>
          <table:table-cell table:style-name="ce18" office:value-type="float" office:value="231612" calcext:value-type="float">
            <text:p>231'612 <text:s/></text:p>
          </table:table-cell>
          <table:table-cell table:style-name="ce18" office:value-type="float" office:value="823741" calcext:value-type="float">
            <text:p>823'741 <text:s/></text:p>
          </table:table-cell>
          <table:table-cell table:style-name="ce18" office:value-type="float" office:value="225777" calcext:value-type="float">
            <text:p>225'77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6672" calcext:value-type="float">
            <text:p>186'672 <text:s/></text:p>
          </table:table-cell>
          <table:table-cell table:style-name="ce19" office:value-type="float" office:value="30860" calcext:value-type="float">
            <text:p>30'860 <text:s/></text:p>
          </table:table-cell>
          <table:table-cell table:style-name="ce19" office:value-type="float" office:value="117094" calcext:value-type="float">
            <text:p>117'094 <text:s/></text:p>
          </table:table-cell>
          <table:table-cell table:style-name="ce19" office:value-type="float" office:value="38718" calcext:value-type="float">
            <text:p>38'718 <text:s/></text:p>
          </table:table-cell>
          <table:table-cell table:style-name="ce49" office:value-type="float" office:value="33.065742053393" calcext:value-type="float">
            <text:p>33.1</text:p>
          </table:table-cell>
          <table:table-cell table:style-name="ce19" office:value-type="float" office:value="88712" calcext:value-type="float">
            <text:p>88'712 <text:s/></text:p>
          </table:table-cell>
          <table:table-cell table:style-name="ce19" office:value-type="float" office:value="97960" calcext:value-type="float">
            <text:p>97'960 <text:s/></text:p>
          </table:table-cell>
          <table:table-cell table:style-name="ce19" office:value-type="float" office:value="129290" calcext:value-type="float">
            <text:p>129'290 <text:s/></text:p>
          </table:table-cell>
          <table:table-cell table:style-name="ce19" office:value-type="float" office:value="57382" calcext:value-type="float">
            <text:p>57'382 <text:s/></text:p>
          </table:table-cell>
          <table:table-cell table:style-name="ce19" office:value-type="float" office:value="186672" calcext:value-type="float">
            <text:p>186'67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71214" calcext:value-type="float">
            <text:p>271'214 <text:s/></text:p>
          </table:table-cell>
          <table:table-cell table:style-name="ce19" office:value-type="float" office:value="54395" calcext:value-type="float">
            <text:p>54'395 <text:s/></text:p>
          </table:table-cell>
          <table:table-cell table:style-name="ce19" office:value-type="float" office:value="166035" calcext:value-type="float">
            <text:p>166'035 <text:s/></text:p>
          </table:table-cell>
          <table:table-cell table:style-name="ce19" office:value-type="float" office:value="50784" calcext:value-type="float">
            <text:p>50'784 <text:s/></text:p>
          </table:table-cell>
          <table:table-cell table:style-name="ce49" office:value-type="float" office:value="30.5863221609902" calcext:value-type="float">
            <text:p>30.6</text:p>
          </table:table-cell>
          <table:table-cell table:style-name="ce19" office:value-type="float" office:value="132607" calcext:value-type="float">
            <text:p>132'607 <text:s/></text:p>
          </table:table-cell>
          <table:table-cell table:style-name="ce19" office:value-type="float" office:value="138607" calcext:value-type="float">
            <text:p>138'607 <text:s/></text:p>
          </table:table-cell>
          <table:table-cell table:style-name="ce19" office:value-type="float" office:value="220967" calcext:value-type="float">
            <text:p>220'967 <text:s/></text:p>
          </table:table-cell>
          <table:table-cell table:style-name="ce19" office:value-type="float" office:value="50247" calcext:value-type="float">
            <text:p>50'247 <text:s/></text:p>
          </table:table-cell>
          <table:table-cell table:style-name="ce19" office:value-type="float" office:value="248914" calcext:value-type="float">
            <text:p>248'914 <text:s/></text:p>
          </table:table-cell>
          <table:table-cell table:style-name="ce19" office:value-type="float" office:value="22300" calcext:value-type="float">
            <text:p>22'30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91632" calcext:value-type="float">
            <text:p>591'632 <text:s/></text:p>
          </table:table-cell>
          <table:table-cell table:style-name="ce19" office:value-type="float" office:value="128400" calcext:value-type="float">
            <text:p>128'400 <text:s/></text:p>
          </table:table-cell>
          <table:table-cell table:style-name="ce19" office:value-type="float" office:value="374096" calcext:value-type="float">
            <text:p>374'096 <text:s/></text:p>
          </table:table-cell>
          <table:table-cell table:style-name="ce19" office:value-type="float" office:value="89136" calcext:value-type="float">
            <text:p>89'136 <text:s/></text:p>
          </table:table-cell>
          <table:table-cell table:style-name="ce49" office:value-type="float" office:value="23.8270390488003" calcext:value-type="float">
            <text:p>23.8</text:p>
          </table:table-cell>
          <table:table-cell table:style-name="ce19" office:value-type="float" office:value="295205" calcext:value-type="float">
            <text:p>295'205 <text:s/></text:p>
          </table:table-cell>
          <table:table-cell table:style-name="ce19" office:value-type="float" office:value="296427" calcext:value-type="float">
            <text:p>296'427 <text:s/></text:p>
          </table:table-cell>
          <table:table-cell table:style-name="ce19" office:value-type="float" office:value="467649" calcext:value-type="float">
            <text:p>467'649 <text:s/></text:p>
          </table:table-cell>
          <table:table-cell table:style-name="ce19" office:value-type="float" office:value="123983" calcext:value-type="float">
            <text:p>123'983 <text:s/></text:p>
          </table:table-cell>
          <table:table-cell table:style-name="ce19" office:value-type="float" office:value="388155" calcext:value-type="float">
            <text:p>388'155 <text:s/></text:p>
          </table:table-cell>
          <table:table-cell table:style-name="ce19" office:value-type="float" office:value="203477" calcext:value-type="float">
            <text:p>203'47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332727" calcext:value-type="float">
            <text:p>1'332'727 <text:s/></text:p>
          </table:table-cell>
          <table:table-cell table:style-name="ce18" office:value-type="float" office:value="263327" calcext:value-type="float">
            <text:p>263'327 <text:s/></text:p>
          </table:table-cell>
          <table:table-cell table:style-name="ce18" office:value-type="float" office:value="854553" calcext:value-type="float">
            <text:p>854'553 <text:s/></text:p>
          </table:table-cell>
          <table:table-cell table:style-name="ce18" office:value-type="float" office:value="214847" calcext:value-type="float">
            <text:p>214'847 <text:s/></text:p>
          </table:table-cell>
          <table:table-cell table:style-name="ce48" office:value-type="float" office:value="25.1414482191274" calcext:value-type="float">
            <text:p>25.1</text:p>
          </table:table-cell>
          <table:table-cell table:style-name="ce18" office:value-type="float" office:value="657619" calcext:value-type="float">
            <text:p>657'619 <text:s/></text:p>
          </table:table-cell>
          <table:table-cell table:style-name="ce18" office:value-type="float" office:value="675108" calcext:value-type="float">
            <text:p>675'108 <text:s/></text:p>
          </table:table-cell>
          <table:table-cell table:style-name="ce18" office:value-type="float" office:value="1019182" calcext:value-type="float">
            <text:p>1'019'182 <text:s/></text:p>
          </table:table-cell>
          <table:table-cell table:style-name="ce18" office:value-type="float" office:value="313545" calcext:value-type="float">
            <text:p>313'545 <text:s/></text:p>
          </table:table-cell>
          <table:table-cell table:style-name="ce18" office:value-type="float" office:value="1266873" calcext:value-type="float">
            <text:p>1'266'873 <text:s/></text:p>
          </table:table-cell>
          <table:table-cell table:style-name="ce18" office:value-type="float" office:value="65854" calcext:value-type="float">
            <text:p>65'854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85698" calcext:value-type="float">
            <text:p>1'085'698 <text:s/></text:p>
          </table:table-cell>
          <table:table-cell table:style-name="ce18" office:value-type="float" office:value="239908" calcext:value-type="float">
            <text:p>239'908 <text:s/></text:p>
          </table:table-cell>
          <table:table-cell table:style-name="ce18" office:value-type="float" office:value="668610" calcext:value-type="float">
            <text:p>668'610 <text:s/></text:p>
          </table:table-cell>
          <table:table-cell table:style-name="ce18" office:value-type="float" office:value="177180" calcext:value-type="float">
            <text:p>177'180 <text:s/></text:p>
          </table:table-cell>
          <table:table-cell table:style-name="ce48" office:value-type="float" office:value="26.4997532193656" calcext:value-type="float">
            <text:p>26.5</text:p>
          </table:table-cell>
          <table:table-cell table:style-name="ce18" office:value-type="float" office:value="539274" calcext:value-type="float">
            <text:p>539'274 <text:s/></text:p>
          </table:table-cell>
          <table:table-cell table:style-name="ce18" office:value-type="float" office:value="546424" calcext:value-type="float">
            <text:p>546'424 <text:s/></text:p>
          </table:table-cell>
          <table:table-cell table:style-name="ce18" office:value-type="float" office:value="871743" calcext:value-type="float">
            <text:p>871'743 <text:s/></text:p>
          </table:table-cell>
          <table:table-cell table:style-name="ce18" office:value-type="float" office:value="213955" calcext:value-type="float">
            <text:p>213'955 <text:s/></text:p>
          </table:table-cell>
          <table:table-cell table:style-name="ce18" office:value-type="float" office:value="613415" calcext:value-type="float">
            <text:p>613'415 <text:s/></text:p>
          </table:table-cell>
          <table:table-cell table:style-name="ce18" office:value-type="float" office:value="472283" calcext:value-type="float">
            <text:p>472'28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370" calcext:value-type="float">
            <text:p>38'370 <text:s/></text:p>
          </table:table-cell>
          <table:table-cell table:style-name="ce19" office:value-type="float" office:value="8377" calcext:value-type="float">
            <text:p>8'377 <text:s/></text:p>
          </table:table-cell>
          <table:table-cell table:style-name="ce19" office:value-type="float" office:value="23370" calcext:value-type="float">
            <text:p>23'370 <text:s/></text:p>
          </table:table-cell>
          <table:table-cell table:style-name="ce19" office:value-type="float" office:value="6623" calcext:value-type="float">
            <text:p>6'623 <text:s/></text:p>
          </table:table-cell>
          <table:table-cell table:style-name="ce49" office:value-type="float" office:value="28.3397518185708" calcext:value-type="float">
            <text:p>28.3</text:p>
          </table:table-cell>
          <table:table-cell table:style-name="ce19" office:value-type="float" office:value="19078" calcext:value-type="float">
            <text:p>19'078 <text:s/></text:p>
          </table:table-cell>
          <table:table-cell table:style-name="ce19" office:value-type="float" office:value="19292" calcext:value-type="float">
            <text:p>19'292 <text:s/></text:p>
          </table:table-cell>
          <table:table-cell table:style-name="ce19" office:value-type="float" office:value="30940" calcext:value-type="float">
            <text:p>30'940 <text:s/></text:p>
          </table:table-cell>
          <table:table-cell table:style-name="ce19" office:value-type="float" office:value="7430" calcext:value-type="float">
            <text:p>7'430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370" calcext:value-type="float">
            <text:p>38'37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5303" calcext:value-type="float">
            <text:p>75'303 <text:s/></text:p>
          </table:table-cell>
          <table:table-cell table:style-name="ce19" office:value-type="float" office:value="14710" calcext:value-type="float">
            <text:p>14'710 <text:s/></text:p>
          </table:table-cell>
          <table:table-cell table:style-name="ce19" office:value-type="float" office:value="46048" calcext:value-type="float">
            <text:p>46'048 <text:s/></text:p>
          </table:table-cell>
          <table:table-cell table:style-name="ce19" office:value-type="float" office:value="14545" calcext:value-type="float">
            <text:p>14'545 <text:s/></text:p>
          </table:table-cell>
          <table:table-cell table:style-name="ce49" office:value-type="float" office:value="31.5866052814454" calcext:value-type="float">
            <text:p>31.6</text:p>
          </table:table-cell>
          <table:table-cell table:style-name="ce19" office:value-type="float" office:value="36977" calcext:value-type="float">
            <text:p>36'977 <text:s/></text:p>
          </table:table-cell>
          <table:table-cell table:style-name="ce19" office:value-type="float" office:value="38326" calcext:value-type="float">
            <text:p>38'326 <text:s/></text:p>
          </table:table-cell>
          <table:table-cell table:style-name="ce19" office:value-type="float" office:value="58291" calcext:value-type="float">
            <text:p>58'291 <text:s/></text:p>
          </table:table-cell>
          <table:table-cell table:style-name="ce19" office:value-type="float" office:value="17012" calcext:value-type="float">
            <text:p>17'012 <text:s/></text:p>
          </table:table-cell>
          <table:table-cell table:style-name="ce19" office:value-type="float" office:value="55848" calcext:value-type="float">
            <text:p>55'848 <text:s/></text:p>
          </table:table-cell>
          <table:table-cell table:style-name="ce19" office:value-type="float" office:value="19455" calcext:value-type="float">
            <text:p>19'455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054" calcext:value-type="float">
            <text:p>53'054 <text:s/></text:p>
          </table:table-cell>
          <table:table-cell table:style-name="ce19" office:value-type="float" office:value="11774" calcext:value-type="float">
            <text:p>11'774 <text:s/></text:p>
          </table:table-cell>
          <table:table-cell table:style-name="ce19" office:value-type="float" office:value="31776" calcext:value-type="float">
            <text:p>31'776 <text:s/></text:p>
          </table:table-cell>
          <table:table-cell table:style-name="ce19" office:value-type="float" office:value="9504" calcext:value-type="float">
            <text:p>9'504 <text:s/></text:p>
          </table:table-cell>
          <table:table-cell table:style-name="ce49" office:value-type="float" office:value="29.9093655589124" calcext:value-type="float">
            <text:p>29.9</text:p>
          </table:table-cell>
          <table:table-cell table:style-name="ce19" office:value-type="float" office:value="26500" calcext:value-type="float">
            <text:p>26'500 <text:s/></text:p>
          </table:table-cell>
          <table:table-cell table:style-name="ce19" office:value-type="float" office:value="26554" calcext:value-type="float">
            <text:p>26'554 <text:s/></text:p>
          </table:table-cell>
          <table:table-cell table:style-name="ce19" office:value-type="float" office:value="45775" calcext:value-type="float">
            <text:p>45'775 <text:s/></text:p>
          </table:table-cell>
          <table:table-cell table:style-name="ce19" office:value-type="float" office:value="7279" calcext:value-type="float">
            <text:p>7'279 <text:s/></text:p>
          </table:table-cell>
          <table:table-cell table:style-name="ce19" office:value-type="float" office:value="28178" calcext:value-type="float">
            <text:p>28'178 <text:s/></text:p>
          </table:table-cell>
          <table:table-cell table:style-name="ce19" office:value-type="float" office:value="24876" calcext:value-type="float">
            <text:p>24'876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549" calcext:value-type="float">
            <text:p>15'549 <text:s/></text:p>
          </table:table-cell>
          <table:table-cell table:style-name="ce19" office:value-type="float" office:value="3938" calcext:value-type="float">
            <text:p>3'938 <text:s/></text:p>
          </table:table-cell>
          <table:table-cell table:style-name="ce19" office:value-type="float" office:value="9052" calcext:value-type="float">
            <text:p>9'052 <text:s/></text:p>
          </table:table-cell>
          <table:table-cell table:style-name="ce19" office:value-type="float" office:value="2559" calcext:value-type="float">
            <text:p>2'559 <text:s/></text:p>
          </table:table-cell>
          <table:table-cell table:style-name="ce49" office:value-type="float" office:value="28.2699955810871" calcext:value-type="float">
            <text:p>28.3</text:p>
          </table:table-cell>
          <table:table-cell table:style-name="ce19" office:value-type="float" office:value="7967" calcext:value-type="float">
            <text:p>7'967 <text:s/></text:p>
          </table:table-cell>
          <table:table-cell table:style-name="ce19" office:value-type="float" office:value="7582" calcext:value-type="float">
            <text:p>7'582 <text:s/></text:p>
          </table:table-cell>
          <table:table-cell table:style-name="ce19" office:value-type="float" office:value="13984" calcext:value-type="float">
            <text:p>13'984 <text:s/></text:p>
          </table:table-cell>
          <table:table-cell table:style-name="ce19" office:value-type="float" office:value="1565" calcext:value-type="float">
            <text:p>1'565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549" calcext:value-type="float">
            <text:p>15'54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71152" calcext:value-type="float">
            <text:p>471'152 <text:s/></text:p>
          </table:table-cell>
          <table:table-cell table:style-name="ce19" office:value-type="float" office:value="106927" calcext:value-type="float">
            <text:p>106'927 <text:s/></text:p>
          </table:table-cell>
          <table:table-cell table:style-name="ce19" office:value-type="float" office:value="289844" calcext:value-type="float">
            <text:p>289'844 <text:s/></text:p>
          </table:table-cell>
          <table:table-cell table:style-name="ce19" office:value-type="float" office:value="74381" calcext:value-type="float">
            <text:p>74'381 <text:s/></text:p>
          </table:table-cell>
          <table:table-cell table:style-name="ce49" office:value-type="float" office:value="25.6624253046466" calcext:value-type="float">
            <text:p>25.7</text:p>
          </table:table-cell>
          <table:table-cell table:style-name="ce19" office:value-type="float" office:value="233702" calcext:value-type="float">
            <text:p>233'702 <text:s/></text:p>
          </table:table-cell>
          <table:table-cell table:style-name="ce19" office:value-type="float" office:value="237450" calcext:value-type="float">
            <text:p>237'450 <text:s/></text:p>
          </table:table-cell>
          <table:table-cell table:style-name="ce19" office:value-type="float" office:value="369971" calcext:value-type="float">
            <text:p>369'971 <text:s/></text:p>
          </table:table-cell>
          <table:table-cell table:style-name="ce19" office:value-type="float" office:value="101181" calcext:value-type="float">
            <text:p>101'181 <text:s/></text:p>
          </table:table-cell>
          <table:table-cell table:style-name="ce19" office:value-type="float" office:value="315141" calcext:value-type="float">
            <text:p>315'141 <text:s/></text:p>
          </table:table-cell>
          <table:table-cell table:style-name="ce19" office:value-type="float" office:value="156011" calcext:value-type="float">
            <text:p>156'01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90459" calcext:value-type="float">
            <text:p>190'459 <text:s/></text:p>
          </table:table-cell>
          <table:table-cell table:style-name="ce19" office:value-type="float" office:value="39394" calcext:value-type="float">
            <text:p>39'394 <text:s/></text:p>
          </table:table-cell>
          <table:table-cell table:style-name="ce19" office:value-type="float" office:value="118299" calcext:value-type="float">
            <text:p>118'299 <text:s/></text:p>
          </table:table-cell>
          <table:table-cell table:style-name="ce19" office:value-type="float" office:value="32766" calcext:value-type="float">
            <text:p>32'766 <text:s/></text:p>
          </table:table-cell>
          <table:table-cell table:style-name="ce49" office:value-type="float" office:value="27.6976136738265" calcext:value-type="float">
            <text:p>27.7</text:p>
          </table:table-cell>
          <table:table-cell table:style-name="ce19" office:value-type="float" office:value="94407" calcext:value-type="float">
            <text:p>94'407 <text:s/></text:p>
          </table:table-cell>
          <table:table-cell table:style-name="ce19" office:value-type="float" office:value="96052" calcext:value-type="float">
            <text:p>96'052 <text:s/></text:p>
          </table:table-cell>
          <table:table-cell table:style-name="ce19" office:value-type="float" office:value="160840" calcext:value-type="float">
            <text:p>160'840 <text:s/></text:p>
          </table:table-cell>
          <table:table-cell table:style-name="ce19" office:value-type="float" office:value="29619" calcext:value-type="float">
            <text:p>29'619 <text:s/></text:p>
          </table:table-cell>
          <table:table-cell table:style-name="ce19" office:value-type="float" office:value="94501" calcext:value-type="float">
            <text:p>94'501 <text:s/></text:p>
          </table:table-cell>
          <table:table-cell table:style-name="ce19" office:value-type="float" office:value="95958" calcext:value-type="float">
            <text:p>95'958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41811" calcext:value-type="float">
            <text:p>241'811 <text:s/></text:p>
          </table:table-cell>
          <table:table-cell table:style-name="ce19" office:value-type="float" office:value="54788" calcext:value-type="float">
            <text:p>54'788 <text:s/></text:p>
          </table:table-cell>
          <table:table-cell table:style-name="ce19" office:value-type="float" office:value="150221" calcext:value-type="float">
            <text:p>150'221 <text:s/></text:p>
          </table:table-cell>
          <table:table-cell table:style-name="ce19" office:value-type="float" office:value="36802" calcext:value-type="float">
            <text:p>36'802 <text:s/></text:p>
          </table:table-cell>
          <table:table-cell table:style-name="ce49" office:value-type="float" office:value="24.4985721037671" calcext:value-type="float">
            <text:p>24.5</text:p>
          </table:table-cell>
          <table:table-cell table:style-name="ce19" office:value-type="float" office:value="120643" calcext:value-type="float">
            <text:p>120'643 <text:s/></text:p>
          </table:table-cell>
          <table:table-cell table:style-name="ce19" office:value-type="float" office:value="121168" calcext:value-type="float">
            <text:p>121'168 <text:s/></text:p>
          </table:table-cell>
          <table:table-cell table:style-name="ce19" office:value-type="float" office:value="191942" calcext:value-type="float">
            <text:p>191'942 <text:s/></text:p>
          </table:table-cell>
          <table:table-cell table:style-name="ce19" office:value-type="float" office:value="49869" calcext:value-type="float">
            <text:p>49'869 <text:s/></text:p>
          </table:table-cell>
          <table:table-cell table:style-name="ce19" office:value-type="float" office:value="119747" calcext:value-type="float">
            <text:p>119'747 <text:s/></text:p>
          </table:table-cell>
          <table:table-cell table:style-name="ce19" office:value-type="float" office:value="122064" calcext:value-type="float">
            <text:p>122'064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33173" calcext:value-type="float">
            <text:p>733'173 <text:s/></text:p>
          </table:table-cell>
          <table:table-cell table:style-name="ce18" office:value-type="float" office:value="165413" calcext:value-type="float">
            <text:p>165'413 <text:s/></text:p>
          </table:table-cell>
          <table:table-cell table:style-name="ce18" office:value-type="float" office:value="455729" calcext:value-type="float">
            <text:p>455'729 <text:s/></text:p>
          </table:table-cell>
          <table:table-cell table:style-name="ce18" office:value-type="float" office:value="112031" calcext:value-type="float">
            <text:p>112'031 <text:s/></text:p>
          </table:table-cell>
          <table:table-cell table:style-name="ce48" office:value-type="float" office:value="24.5828112759996" calcext:value-type="float">
            <text:p>24.6</text:p>
          </table:table-cell>
          <table:table-cell table:style-name="ce18" office:value-type="float" office:value="366599" calcext:value-type="float">
            <text:p>366'599 <text:s/></text:p>
          </table:table-cell>
          <table:table-cell table:style-name="ce18" office:value-type="float" office:value="366574" calcext:value-type="float">
            <text:p>366'574 <text:s/></text:p>
          </table:table-cell>
          <table:table-cell table:style-name="ce18" office:value-type="float" office:value="610680" calcext:value-type="float">
            <text:p>610'680 <text:s/></text:p>
          </table:table-cell>
          <table:table-cell table:style-name="ce18" office:value-type="float" office:value="122493" calcext:value-type="float">
            <text:p>122'493 <text:s/></text:p>
          </table:table-cell>
          <table:table-cell table:style-name="ce18" office:value-type="float" office:value="445002" calcext:value-type="float">
            <text:p>445'002 <text:s/></text:p>
          </table:table-cell>
          <table:table-cell table:style-name="ce18" office:value-type="float" office:value="288171" calcext:value-type="float">
            <text:p>288'171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68742" calcext:value-type="float">
            <text:p>368'742 <text:s/></text:p>
          </table:table-cell>
          <table:table-cell table:style-name="ce19" office:value-type="float" office:value="83056" calcext:value-type="float">
            <text:p>83'056 <text:s/></text:p>
          </table:table-cell>
          <table:table-cell table:style-name="ce19" office:value-type="float" office:value="227827" calcext:value-type="float">
            <text:p>227'827 <text:s/></text:p>
          </table:table-cell>
          <table:table-cell table:style-name="ce19" office:value-type="float" office:value="57859" calcext:value-type="float">
            <text:p>57'859 <text:s/></text:p>
          </table:table-cell>
          <table:table-cell table:style-name="ce49" office:value-type="float" office:value="25.396024176239" calcext:value-type="float">
            <text:p>25.4</text:p>
          </table:table-cell>
          <table:table-cell table:style-name="ce19" office:value-type="float" office:value="182087" calcext:value-type="float">
            <text:p>182'087 <text:s/></text:p>
          </table:table-cell>
          <table:table-cell table:style-name="ce19" office:value-type="float" office:value="186655" calcext:value-type="float">
            <text:p>186'655 <text:s/></text:p>
          </table:table-cell>
          <table:table-cell table:style-name="ce19" office:value-type="float" office:value="309007" calcext:value-type="float">
            <text:p>309'007 <text:s/></text:p>
          </table:table-cell>
          <table:table-cell table:style-name="ce19" office:value-type="float" office:value="59735" calcext:value-type="float">
            <text:p>59'735 <text:s/></text:p>
          </table:table-cell>
          <table:table-cell table:style-name="ce19" office:value-type="float" office:value="187992" calcext:value-type="float">
            <text:p>187'992 <text:s/></text:p>
          </table:table-cell>
          <table:table-cell table:style-name="ce19" office:value-type="float" office:value="180750" calcext:value-type="float">
            <text:p>180'750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162" calcext:value-type="float">
            <text:p>35'162 <text:s/></text:p>
          </table:table-cell>
          <table:table-cell table:style-name="ce19" office:value-type="float" office:value="7835" calcext:value-type="float">
            <text:p>7'835 <text:s/></text:p>
          </table:table-cell>
          <table:table-cell table:style-name="ce19" office:value-type="float" office:value="21328" calcext:value-type="float">
            <text:p>21'328 <text:s/></text:p>
          </table:table-cell>
          <table:table-cell table:style-name="ce19" office:value-type="float" office:value="5999" calcext:value-type="float">
            <text:p>5'999 <text:s/></text:p>
          </table:table-cell>
          <table:table-cell table:style-name="ce49" office:value-type="float" office:value="28.127344336084" calcext:value-type="float">
            <text:p>28.1</text:p>
          </table:table-cell>
          <table:table-cell table:style-name="ce19" office:value-type="float" office:value="17793" calcext:value-type="float">
            <text:p>17'793 <text:s/></text:p>
          </table:table-cell>
          <table:table-cell table:style-name="ce19" office:value-type="float" office:value="17369" calcext:value-type="float">
            <text:p>17'369 <text:s/></text:p>
          </table:table-cell>
          <table:table-cell table:style-name="ce19" office:value-type="float" office:value="31945" calcext:value-type="float">
            <text:p>31'945 <text:s/></text:p>
          </table:table-cell>
          <table:table-cell table:style-name="ce19" office:value-type="float" office:value="3217" calcext:value-type="float">
            <text:p>3'217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162" calcext:value-type="float">
            <text:p>35'162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43719" calcext:value-type="float">
            <text:p>143'719 <text:s/></text:p>
          </table:table-cell>
          <table:table-cell table:style-name="ce19" office:value-type="float" office:value="32639" calcext:value-type="float">
            <text:p>32'639 <text:s/></text:p>
          </table:table-cell>
          <table:table-cell table:style-name="ce19" office:value-type="float" office:value="89878" calcext:value-type="float">
            <text:p>89'878 <text:s/></text:p>
          </table:table-cell>
          <table:table-cell table:style-name="ce19" office:value-type="float" office:value="21202" calcext:value-type="float">
            <text:p>21'202 <text:s/></text:p>
          </table:table-cell>
          <table:table-cell table:style-name="ce49" office:value-type="float" office:value="23.5897550012239" calcext:value-type="float">
            <text:p>23.6</text:p>
          </table:table-cell>
          <table:table-cell table:style-name="ce19" office:value-type="float" office:value="73135" calcext:value-type="float">
            <text:p>73'135 <text:s/></text:p>
          </table:table-cell>
          <table:table-cell table:style-name="ce19" office:value-type="float" office:value="70584" calcext:value-type="float">
            <text:p>70'584 <text:s/></text:p>
          </table:table-cell>
          <table:table-cell table:style-name="ce19" office:value-type="float" office:value="118044" calcext:value-type="float">
            <text:p>118'044 <text:s/></text:p>
          </table:table-cell>
          <table:table-cell table:style-name="ce19" office:value-type="float" office:value="25675" calcext:value-type="float">
            <text:p>25'675 <text:s/></text:p>
          </table:table-cell>
          <table:table-cell table:style-name="ce19" office:value-type="float" office:value="115276" calcext:value-type="float">
            <text:p>115'276 <text:s/></text:p>
          </table:table-cell>
          <table:table-cell table:style-name="ce19" office:value-type="float" office:value="28443" calcext:value-type="float">
            <text:p>28'443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4429" calcext:value-type="float">
            <text:p>34'429 <text:s/></text:p>
          </table:table-cell>
          <table:table-cell table:style-name="ce19" office:value-type="float" office:value="8394" calcext:value-type="float">
            <text:p>8'394 <text:s/></text:p>
          </table:table-cell>
          <table:table-cell table:style-name="ce19" office:value-type="float" office:value="20909" calcext:value-type="float">
            <text:p>20'909 <text:s/></text:p>
          </table:table-cell>
          <table:table-cell table:style-name="ce19" office:value-type="float" office:value="5126" calcext:value-type="float">
            <text:p>5'126 <text:s/></text:p>
          </table:table-cell>
          <table:table-cell table:style-name="ce49" office:value-type="float" office:value="24.5157587641685" calcext:value-type="float">
            <text:p>24.5</text:p>
          </table:table-cell>
          <table:table-cell table:style-name="ce19" office:value-type="float" office:value="17231" calcext:value-type="float">
            <text:p>17'231 <text:s/></text:p>
          </table:table-cell>
          <table:table-cell table:style-name="ce19" office:value-type="float" office:value="17198" calcext:value-type="float">
            <text:p>17'198 <text:s/></text:p>
          </table:table-cell>
          <table:table-cell table:style-name="ce19" office:value-type="float" office:value="30153" calcext:value-type="float">
            <text:p>30'153 <text:s/></text:p>
          </table:table-cell>
          <table:table-cell table:style-name="ce19" office:value-type="float" office:value="4276" calcext:value-type="float">
            <text:p>4'276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4429" calcext:value-type="float">
            <text:p>34'429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0737" calcext:value-type="float">
            <text:p>40'737 <text:s/></text:p>
          </table:table-cell>
          <table:table-cell table:style-name="ce19" office:value-type="float" office:value="8771" calcext:value-type="float">
            <text:p>8'771 <text:s/></text:p>
          </table:table-cell>
          <table:table-cell table:style-name="ce19" office:value-type="float" office:value="25796" calcext:value-type="float">
            <text:p>25'796 <text:s/></text:p>
          </table:table-cell>
          <table:table-cell table:style-name="ce19" office:value-type="float" office:value="6170" calcext:value-type="float">
            <text:p>6'170 <text:s/></text:p>
          </table:table-cell>
          <table:table-cell table:style-name="ce49" office:value-type="float" office:value="23.9184369669716" calcext:value-type="float">
            <text:p>23.9</text:p>
          </table:table-cell>
          <table:table-cell table:style-name="ce19" office:value-type="float" office:value="20744" calcext:value-type="float">
            <text:p>20'744 <text:s/></text:p>
          </table:table-cell>
          <table:table-cell table:style-name="ce19" office:value-type="float" office:value="19993" calcext:value-type="float">
            <text:p>19'993 <text:s/></text:p>
          </table:table-cell>
          <table:table-cell table:style-name="ce19" office:value-type="float" office:value="36434" calcext:value-type="float">
            <text:p>36'434 <text:s/></text:p>
          </table:table-cell>
          <table:table-cell table:style-name="ce19" office:value-type="float" office:value="4303" calcext:value-type="float">
            <text:p>4'303 <text:s/></text:p>
          </table:table-cell>
          <table:table-cell table:style-name="ce19" office:value-type="float" office:value="35719" calcext:value-type="float">
            <text:p>35'719 <text:s/></text:p>
          </table:table-cell>
          <table:table-cell table:style-name="ce19" office:value-type="float" office:value="5018" calcext:value-type="float">
            <text:p>5'018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10384" calcext:value-type="float">
            <text:p>110'384 <text:s/></text:p>
          </table:table-cell>
          <table:table-cell table:style-name="ce19" office:value-type="float" office:value="24718" calcext:value-type="float">
            <text:p>24'718 <text:s/></text:p>
          </table:table-cell>
          <table:table-cell table:style-name="ce19" office:value-type="float" office:value="69991" calcext:value-type="float">
            <text:p>69'991 <text:s/></text:p>
          </table:table-cell>
          <table:table-cell table:style-name="ce19" office:value-type="float" office:value="15675" calcext:value-type="float">
            <text:p>15'675 <text:s/></text:p>
          </table:table-cell>
          <table:table-cell table:style-name="ce49" office:value-type="float" office:value="22.395736594705" calcext:value-type="float">
            <text:p>22.4</text:p>
          </table:table-cell>
          <table:table-cell table:style-name="ce19" office:value-type="float" office:value="55609" calcext:value-type="float">
            <text:p>55'609 <text:s/></text:p>
          </table:table-cell>
          <table:table-cell table:style-name="ce19" office:value-type="float" office:value="54775" calcext:value-type="float">
            <text:p>54'775 <text:s/></text:p>
          </table:table-cell>
          <table:table-cell table:style-name="ce19" office:value-type="float" office:value="85097" calcext:value-type="float">
            <text:p>85'097 <text:s/></text:p>
          </table:table-cell>
          <table:table-cell table:style-name="ce19" office:value-type="float" office:value="25287" calcext:value-type="float">
            <text:p>25'287 <text:s/></text:p>
          </table:table-cell>
          <table:table-cell table:style-name="ce19" office:value-type="float" office:value="106015" calcext:value-type="float">
            <text:p>106'015 <text:s/></text:p>
          </table:table-cell>
          <table:table-cell table:style-name="ce19" office:value-type="float" office:value="4369" calcext:value-type="float">
            <text:p>4'36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32736" calcext:value-type="float">
            <text:p>332'736 <text:s/></text:p>
          </table:table-cell>
          <table:table-cell table:style-name="ce18" office:value-type="float" office:value="63219" calcext:value-type="float">
            <text:p>63'219 <text:s/></text:p>
          </table:table-cell>
          <table:table-cell table:style-name="ce18" office:value-type="float" office:value="203187" calcext:value-type="float">
            <text:p>203'187 <text:s/></text:p>
          </table:table-cell>
          <table:table-cell table:style-name="ce18" office:value-type="float" office:value="66330" calcext:value-type="float">
            <text:p>66'330 <text:s/></text:p>
          </table:table-cell>
          <table:table-cell table:style-name="ce48" office:value-type="float" office:value="32.644805031818" calcext:value-type="float">
            <text:p>32.6</text:p>
          </table:table-cell>
          <table:table-cell table:style-name="ce18" office:value-type="float" office:value="160014" calcext:value-type="float">
            <text:p>160'014 <text:s/></text:p>
          </table:table-cell>
          <table:table-cell table:style-name="ce18" office:value-type="float" office:value="172722" calcext:value-type="float">
            <text:p>172'722 <text:s/></text:p>
          </table:table-cell>
          <table:table-cell table:style-name="ce18" office:value-type="float" office:value="248274" calcext:value-type="float">
            <text:p>248'274 <text:s/></text:p>
          </table:table-cell>
          <table:table-cell table:style-name="ce18" office:value-type="float" office:value="84462" calcext:value-type="float">
            <text:p>84'462 <text:s/></text:p>
          </table:table-cell>
          <table:table-cell table:style-name="ce18" office:value-type="float" office:value="289932" calcext:value-type="float">
            <text:p>289'932 <text:s/></text:p>
          </table:table-cell>
          <table:table-cell table:style-name="ce18" office:value-type="float" office:value="42804" calcext:value-type="float">
            <text:p>42'804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2">
          <table:table-cell table:style-name="ce9"/>
          <table:table-cell table:style-name="ce20" table:number-columns-repeated="4"/>
          <table:table-cell table:style-name="ce50"/>
          <table:table-cell table:style-name="ce20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1) Gemäss Definition VZ 2000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8" office:value-type="string" office:string-value="2) Altersquotient = Verhältnis der über 64-Jährigen zu den 20- bis 64-Jährigen" calcext:value-type="string">
            <text:p>2) Altersquotient = Verhältnis der über 64-Jährigen zu den 20- bis 64-Jährigen <text:s text:c="2"/>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8"/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 table:style-name="ce3"/>
          <table:table-cell table:style-name="ce21" table:number-columns-repeated="2"/>
          <table:table-cell table:style-name="ce3"/>
          <table:table-cell table:style-name="ce36"/>
          <table:table-cell table:style-name="ce21" table:number-columns-repeated="12"/>
          <table:table-cell table:style-name="ce3" table:number-columns-repeated="1001"/>
        </table:table-row>
        <table:table-row table:style-name="ro1">
          <table:table-cell table:style-name="ce36" office:value-type="string" calcext:value-type="string">
            <text:p>© BFS - Statistisches Lexikon der Schweiz</text:p>
          </table:table-cell>
          <table:table-cell table:style-name="ce21" table:number-columns-repeated="2"/>
          <table:table-cell table:style-name="ce3"/>
          <table:table-cell table:style-name="ce36" table:number-columns-repeated="5"/>
          <table:table-cell table:style-name="ce21" table:number-columns-repeated="14"/>
          <table:table-cell table:style-name="ce3" table:number-columns-repeated="1001"/>
        </table:table-row>
        <table:table-row table:style-name="ro5" table:number-rows-repeated="47">
          <table:table-cell/>
          <table:table-cell table:style-name="ce21"/>
          <table:table-cell table:style-name="ce44" table:number-columns-repeated="1022"/>
        </table:table-row>
        <table:table-row table:style-name="ro5" table:number-rows-repeated="69">
          <table:table-cell table:number-columns-repeated="2"/>
          <table:table-cell table:style-name="ce44" table:number-columns-repeated="1022"/>
        </table:table-row>
        <table:table-row table:style-name="ro5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8'.$A$1:.$L$55" table:range-usable-as="print-range"/>
        </table:named-expressions>
      </table:table>
      <table:table table:name="2007" table:style-name="ta7" table:print-ranges="'2007'.A1:'2007'.L55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ce45"/>
        <table:table-column table:style-name="co11" table:number-columns-repeated="245" table:default-cell-style-name="ce4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7</text:p>
          </table:table-cell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 office:value-type="string" calcext:value-type="string">
            <text:p>T 1.2.1.2.5</text:p>
          </table:table-cell>
          <table:table-cell table:style-name="ce3"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/>
          <table:table-cell table:style-name="ce3"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style-name="ce3" table:number-columns-repeated="1012"/>
        </table:table-row>
        <table:table-row table:style-name="ro2">
          <table:table-cell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 1)</text:p>
          </table:table-cell>
          <table:table-cell table:style-name="ce9"/>
          <table:table-cell table:style-name="ce3"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2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style-name="ce3" table:number-columns-repeated="1012"/>
        </table:table-row>
        <table:table-row table:style-name="ro2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style-name="ce3" table:number-columns-repeated="1012"/>
        </table:table-row>
        <table:table-row table:style-name="ro2">
          <table:table-cell/>
          <table:table-cell table:style-name="ce17"/>
          <table:table-cell table:style-name="ce24" table:number-columns-repeated="4"/>
          <table:table-cell table:style-name="ce26" table:number-columns-repeated="4"/>
          <table:table-cell table:style-name="ce3"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593494" calcext:value-type="float">
            <text:p>7'593'494 <text:s/></text:p>
          </table:table-cell>
          <table:table-cell table:style-name="ce18" office:value-type="float" office:value="1631386" calcext:value-type="float">
            <text:p>1'631'386 <text:s/></text:p>
          </table:table-cell>
          <table:table-cell table:style-name="ce18" office:value-type="float" office:value="4716948" calcext:value-type="float">
            <text:p>4'716'948 <text:s/></text:p>
          </table:table-cell>
          <table:table-cell table:style-name="ce18" office:value-type="float" office:value="1245160" calcext:value-type="float">
            <text:p>1'245'160 <text:s/></text:p>
          </table:table-cell>
          <table:table-cell table:style-name="ce48" office:value-type="float" office:value="26.3975774165838" calcext:value-type="float">
            <text:p>26.4</text:p>
          </table:table-cell>
          <table:table-cell table:style-name="ce18" office:value-type="float" office:value="3727014" calcext:value-type="float">
            <text:p>3'727'014 <text:s/></text:p>
          </table:table-cell>
          <table:table-cell table:style-name="ce18" office:value-type="float" office:value="3866480" calcext:value-type="float">
            <text:p>3'866'480 <text:s/></text:p>
          </table:table-cell>
          <table:table-cell table:style-name="ce18" office:value-type="float" office:value="5991401" calcext:value-type="float">
            <text:p>5'991'401 <text:s/></text:p>
          </table:table-cell>
          <table:table-cell table:style-name="ce18" office:value-type="float" office:value="1602093" calcext:value-type="float">
            <text:p>1'602'093 <text:s/></text:p>
          </table:table-cell>
          <table:table-cell table:style-name="ce18" office:value-type="float" office:value="5577255" calcext:value-type="float">
            <text:p>5'577'255 <text:s/></text:p>
          </table:table-cell>
          <table:table-cell table:style-name="ce18" office:value-type="float" office:value="2016239" calcext:value-type="float">
            <text:p>2'016'23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7"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408796" calcext:value-type="float">
            <text:p>1'408'796 <text:s/></text:p>
          </table:table-cell>
          <table:table-cell table:style-name="ce18" office:value-type="float" office:value="318224" calcext:value-type="float">
            <text:p>318'224 <text:s/></text:p>
          </table:table-cell>
          <table:table-cell table:style-name="ce18" office:value-type="float" office:value="871278" calcext:value-type="float">
            <text:p>871'278 <text:s/></text:p>
          </table:table-cell>
          <table:table-cell table:style-name="ce18" office:value-type="float" office:value="219294" calcext:value-type="float">
            <text:p>219'294 <text:s/></text:p>
          </table:table-cell>
          <table:table-cell table:style-name="ce48" office:value-type="float" office:value="25.1692341594761" calcext:value-type="float">
            <text:p>25.2</text:p>
          </table:table-cell>
          <table:table-cell table:style-name="ce18" office:value-type="float" office:value="683796" calcext:value-type="float">
            <text:p>683'796 <text:s/></text:p>
          </table:table-cell>
          <table:table-cell table:style-name="ce18" office:value-type="float" office:value="725000" calcext:value-type="float">
            <text:p>725'000 <text:s/></text:p>
          </table:table-cell>
          <table:table-cell table:style-name="ce18" office:value-type="float" office:value="992713" calcext:value-type="float">
            <text:p>992'713 <text:s/></text:p>
          </table:table-cell>
          <table:table-cell table:style-name="ce18" office:value-type="float" office:value="416083" calcext:value-type="float">
            <text:p>416'083 <text:s/></text:p>
          </table:table-cell>
          <table:table-cell table:style-name="ce18" office:value-type="float" office:value="1106487" calcext:value-type="float">
            <text:p>1'106'487 <text:s/></text:p>
          </table:table-cell>
          <table:table-cell table:style-name="ce18" office:value-type="float" office:value="302309" calcext:value-type="float">
            <text:p>302'30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72039" calcext:value-type="float">
            <text:p>672'039 <text:s/></text:p>
          </table:table-cell>
          <table:table-cell table:style-name="ce19" office:value-type="float" office:value="156161" calcext:value-type="float">
            <text:p>156'161 <text:s/></text:p>
          </table:table-cell>
          <table:table-cell table:style-name="ce19" office:value-type="float" office:value="412331" calcext:value-type="float">
            <text:p>412'331 <text:s/></text:p>
          </table:table-cell>
          <table:table-cell table:style-name="ce19" office:value-type="float" office:value="103547" calcext:value-type="float">
            <text:p>103'547 <text:s/></text:p>
          </table:table-cell>
          <table:table-cell table:style-name="ce49" office:value-type="float" office:value="25.1125915829758" calcext:value-type="float">
            <text:p>25.1</text:p>
          </table:table-cell>
          <table:table-cell table:style-name="ce19" office:value-type="float" office:value="326387" calcext:value-type="float">
            <text:p>326'387 <text:s/></text:p>
          </table:table-cell>
          <table:table-cell table:style-name="ce19" office:value-type="float" office:value="345652" calcext:value-type="float">
            <text:p>345'652 <text:s/></text:p>
          </table:table-cell>
          <table:table-cell table:style-name="ce19" office:value-type="float" office:value="476968" calcext:value-type="float">
            <text:p>476'968 <text:s/></text:p>
          </table:table-cell>
          <table:table-cell table:style-name="ce19" office:value-type="float" office:value="195071" calcext:value-type="float">
            <text:p>195'071 <text:s/></text:p>
          </table:table-cell>
          <table:table-cell table:style-name="ce19" office:value-type="float" office:value="502508" calcext:value-type="float">
            <text:p>502'508 <text:s/></text:p>
          </table:table-cell>
          <table:table-cell table:style-name="ce19" office:value-type="float" office:value="169531" calcext:value-type="float">
            <text:p>169'53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98580" calcext:value-type="float">
            <text:p>298'580 <text:s/></text:p>
          </table:table-cell>
          <table:table-cell table:style-name="ce19" office:value-type="float" office:value="65105" calcext:value-type="float">
            <text:p>65'105 <text:s/></text:p>
          </table:table-cell>
          <table:table-cell table:style-name="ce19" office:value-type="float" office:value="185056" calcext:value-type="float">
            <text:p>185'056 <text:s/></text:p>
          </table:table-cell>
          <table:table-cell table:style-name="ce19" office:value-type="float" office:value="48419" calcext:value-type="float">
            <text:p>48'419 <text:s/></text:p>
          </table:table-cell>
          <table:table-cell table:style-name="ce49" office:value-type="float" office:value="26.164512363825" calcext:value-type="float">
            <text:p>26.2</text:p>
          </table:table-cell>
          <table:table-cell table:style-name="ce19" office:value-type="float" office:value="147184" calcext:value-type="float">
            <text:p>147'184 <text:s/></text:p>
          </table:table-cell>
          <table:table-cell table:style-name="ce19" office:value-type="float" office:value="151396" calcext:value-type="float">
            <text:p>151'396 <text:s/></text:p>
          </table:table-cell>
          <table:table-cell table:style-name="ce19" office:value-type="float" office:value="241519" calcext:value-type="float">
            <text:p>241'519 <text:s/></text:p>
          </table:table-cell>
          <table:table-cell table:style-name="ce19" office:value-type="float" office:value="57061" calcext:value-type="float">
            <text:p>57'061 <text:s/></text:p>
          </table:table-cell>
          <table:table-cell table:style-name="ce19" office:value-type="float" office:value="169234" calcext:value-type="float">
            <text:p>169'234 <text:s/></text:p>
          </table:table-cell>
          <table:table-cell table:style-name="ce19" office:value-type="float" office:value="129346" calcext:value-type="float">
            <text:p>129'346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38177" calcext:value-type="float">
            <text:p>438'177 <text:s/></text:p>
          </table:table-cell>
          <table:table-cell table:style-name="ce19" office:value-type="float" office:value="96958" calcext:value-type="float">
            <text:p>96'958 <text:s/></text:p>
          </table:table-cell>
          <table:table-cell table:style-name="ce19" office:value-type="float" office:value="273891" calcext:value-type="float">
            <text:p>273'891 <text:s/></text:p>
          </table:table-cell>
          <table:table-cell table:style-name="ce19" office:value-type="float" office:value="67328" calcext:value-type="float">
            <text:p>67'328 <text:s/></text:p>
          </table:table-cell>
          <table:table-cell table:style-name="ce49" office:value-type="float" office:value="24.5820417611386" calcext:value-type="float">
            <text:p>24.6</text:p>
          </table:table-cell>
          <table:table-cell table:style-name="ce19" office:value-type="float" office:value="210225" calcext:value-type="float">
            <text:p>210'225 <text:s/></text:p>
          </table:table-cell>
          <table:table-cell table:style-name="ce19" office:value-type="float" office:value="227952" calcext:value-type="float">
            <text:p>227'952 <text:s/></text:p>
          </table:table-cell>
          <table:table-cell table:style-name="ce19" office:value-type="float" office:value="274226" calcext:value-type="float">
            <text:p>274'226 <text:s/></text:p>
          </table:table-cell>
          <table:table-cell table:style-name="ce19" office:value-type="float" office:value="163951" calcext:value-type="float">
            <text:p>163'951 <text:s/></text:p>
          </table:table-cell>
          <table:table-cell table:style-name="ce19" office:value-type="float" office:value="434745" calcext:value-type="float">
            <text:p>434'745 <text:s/></text:p>
          </table:table-cell>
          <table:table-cell table:style-name="ce19" office:value-type="float" office:value="3432" calcext:value-type="float">
            <text:p>3'432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715800" calcext:value-type="float">
            <text:p>1'715'800 <text:s/></text:p>
          </table:table-cell>
          <table:table-cell table:style-name="ce18" office:value-type="float" office:value="369041" calcext:value-type="float">
            <text:p>369'041 <text:s/></text:p>
          </table:table-cell>
          <table:table-cell table:style-name="ce18" office:value-type="float" office:value="1051341" calcext:value-type="float">
            <text:p>1'051'341 <text:s/></text:p>
          </table:table-cell>
          <table:table-cell table:style-name="ce18" office:value-type="float" office:value="295418" calcext:value-type="float">
            <text:p>295'418 <text:s/></text:p>
          </table:table-cell>
          <table:table-cell table:style-name="ce48" office:value-type="float" office:value="28.099160976315" calcext:value-type="float">
            <text:p>28.1</text:p>
          </table:table-cell>
          <table:table-cell table:style-name="ce18" office:value-type="float" office:value="839654" calcext:value-type="float">
            <text:p>839'654 <text:s/></text:p>
          </table:table-cell>
          <table:table-cell table:style-name="ce18" office:value-type="float" office:value="876146" calcext:value-type="float">
            <text:p>876'146 <text:s/></text:p>
          </table:table-cell>
          <table:table-cell table:style-name="ce18" office:value-type="float" office:value="1457285" calcext:value-type="float">
            <text:p>1'457'285 <text:s/></text:p>
          </table:table-cell>
          <table:table-cell table:style-name="ce18" office:value-type="float" office:value="258515" calcext:value-type="float">
            <text:p>258'515 <text:s/></text:p>
          </table:table-cell>
          <table:table-cell table:style-name="ce18" office:value-type="float" office:value="1087017" calcext:value-type="float">
            <text:p>1'087'017 <text:s/></text:p>
          </table:table-cell>
          <table:table-cell table:style-name="ce18" office:value-type="float" office:value="628783" calcext:value-type="float">
            <text:p>628'78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62982" calcext:value-type="float">
            <text:p>962'982 <text:s/></text:p>
          </table:table-cell>
          <table:table-cell table:style-name="ce19" office:value-type="float" office:value="195669" calcext:value-type="float">
            <text:p>195'669 <text:s/></text:p>
          </table:table-cell>
          <table:table-cell table:style-name="ce19" office:value-type="float" office:value="592000" calcext:value-type="float">
            <text:p>592'000 <text:s/></text:p>
          </table:table-cell>
          <table:table-cell table:style-name="ce19" office:value-type="float" office:value="175313" calcext:value-type="float">
            <text:p>175'313 <text:s/></text:p>
          </table:table-cell>
          <table:table-cell table:style-name="ce49" office:value-type="float" office:value="29.6136824324324" calcext:value-type="float">
            <text:p>29.6</text:p>
          </table:table-cell>
          <table:table-cell table:style-name="ce19" office:value-type="float" office:value="468845" calcext:value-type="float">
            <text:p>468'845 <text:s/></text:p>
          </table:table-cell>
          <table:table-cell table:style-name="ce19" office:value-type="float" office:value="494137" calcext:value-type="float">
            <text:p>494'137 <text:s/></text:p>
          </table:table-cell>
          <table:table-cell table:style-name="ce19" office:value-type="float" office:value="843052" calcext:value-type="float">
            <text:p>843'052 <text:s/></text:p>
          </table:table-cell>
          <table:table-cell table:style-name="ce19" office:value-type="float" office:value="119930" calcext:value-type="float">
            <text:p>119'930 <text:s/></text:p>
          </table:table-cell>
          <table:table-cell table:style-name="ce19" office:value-type="float" office:value="600199" calcext:value-type="float">
            <text:p>600'199 <text:s/></text:p>
          </table:table-cell>
          <table:table-cell table:style-name="ce19" office:value-type="float" office:value="362783" calcext:value-type="float">
            <text:p>362'78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63241" calcext:value-type="float">
            <text:p>263'241 <text:s/></text:p>
          </table:table-cell>
          <table:table-cell table:style-name="ce19" office:value-type="float" office:value="65348" calcext:value-type="float">
            <text:p>65'348 <text:s/></text:p>
          </table:table-cell>
          <table:table-cell table:style-name="ce19" office:value-type="float" office:value="162567" calcext:value-type="float">
            <text:p>162'567 <text:s/></text:p>
          </table:table-cell>
          <table:table-cell table:style-name="ce19" office:value-type="float" office:value="35326" calcext:value-type="float">
            <text:p>35'326 <text:s/></text:p>
          </table:table-cell>
          <table:table-cell table:style-name="ce49" office:value-type="float" office:value="21.7301174285064" calcext:value-type="float">
            <text:p>21.7</text:p>
          </table:table-cell>
          <table:table-cell table:style-name="ce19" office:value-type="float" office:value="130755" calcext:value-type="float">
            <text:p>130'755 <text:s/></text:p>
          </table:table-cell>
          <table:table-cell table:style-name="ce19" office:value-type="float" office:value="132486" calcext:value-type="float">
            <text:p>132'486 <text:s/></text:p>
          </table:table-cell>
          <table:table-cell table:style-name="ce19" office:value-type="float" office:value="219403" calcext:value-type="float">
            <text:p>219'403 <text:s/></text:p>
          </table:table-cell>
          <table:table-cell table:style-name="ce19" office:value-type="float" office:value="43838" calcext:value-type="float">
            <text:p>43'838 <text:s/></text:p>
          </table:table-cell>
          <table:table-cell table:style-name="ce19" office:value-type="float" office:value="146164" calcext:value-type="float">
            <text:p>146'164 <text:s/></text:p>
          </table:table-cell>
          <table:table-cell table:style-name="ce19" office:value-type="float" office:value="117077" calcext:value-type="float">
            <text:p>117'07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50240" calcext:value-type="float">
            <text:p>250'240 <text:s/></text:p>
          </table:table-cell>
          <table:table-cell table:style-name="ce19" office:value-type="float" office:value="53096" calcext:value-type="float">
            <text:p>53'096 <text:s/></text:p>
          </table:table-cell>
          <table:table-cell table:style-name="ce19" office:value-type="float" office:value="154636" calcext:value-type="float">
            <text:p>154'636 <text:s/></text:p>
          </table:table-cell>
          <table:table-cell table:style-name="ce19" office:value-type="float" office:value="42508" calcext:value-type="float">
            <text:p>42'508 <text:s/></text:p>
          </table:table-cell>
          <table:table-cell table:style-name="ce49" office:value-type="float" office:value="27.4890711089268" calcext:value-type="float">
            <text:p>27.5</text:p>
          </table:table-cell>
          <table:table-cell table:style-name="ce19" office:value-type="float" office:value="123469" calcext:value-type="float">
            <text:p>123'469 <text:s/></text:p>
          </table:table-cell>
          <table:table-cell table:style-name="ce19" office:value-type="float" office:value="126771" calcext:value-type="float">
            <text:p>126'771 <text:s/></text:p>
          </table:table-cell>
          <table:table-cell table:style-name="ce19" office:value-type="float" office:value="203342" calcext:value-type="float">
            <text:p>203'342 <text:s/></text:p>
          </table:table-cell>
          <table:table-cell table:style-name="ce19" office:value-type="float" office:value="46898" calcext:value-type="float">
            <text:p>46'898 <text:s/></text:p>
          </table:table-cell>
          <table:table-cell table:style-name="ce19" office:value-type="float" office:value="193231" calcext:value-type="float">
            <text:p>193'231 <text:s/></text:p>
          </table:table-cell>
          <table:table-cell table:style-name="ce19" office:value-type="float" office:value="57009" calcext:value-type="float">
            <text:p>57'00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69782" calcext:value-type="float">
            <text:p>169'782 <text:s/></text:p>
          </table:table-cell>
          <table:table-cell table:style-name="ce19" office:value-type="float" office:value="38493" calcext:value-type="float">
            <text:p>38'493 <text:s/></text:p>
          </table:table-cell>
          <table:table-cell table:style-name="ce19" office:value-type="float" office:value="101139" calcext:value-type="float">
            <text:p>101'139 <text:s/></text:p>
          </table:table-cell>
          <table:table-cell table:style-name="ce19" office:value-type="float" office:value="30150" calcext:value-type="float">
            <text:p>30'150 <text:s/></text:p>
          </table:table-cell>
          <table:table-cell table:style-name="ce49" office:value-type="float" office:value="29.8104588734316" calcext:value-type="float">
            <text:p>29.8</text:p>
          </table:table-cell>
          <table:table-cell table:style-name="ce19" office:value-type="float" office:value="82396" calcext:value-type="float">
            <text:p>82'396 <text:s/></text:p>
          </table:table-cell>
          <table:table-cell table:style-name="ce19" office:value-type="float" office:value="87386" calcext:value-type="float">
            <text:p>87'386 <text:s/></text:p>
          </table:table-cell>
          <table:table-cell table:style-name="ce19" office:value-type="float" office:value="130128" calcext:value-type="float">
            <text:p>130'128 <text:s/></text:p>
          </table:table-cell>
          <table:table-cell table:style-name="ce19" office:value-type="float" office:value="39654" calcext:value-type="float">
            <text:p>39'654 <text:s/></text:p>
          </table:table-cell>
          <table:table-cell table:style-name="ce19" office:value-type="float" office:value="126489" calcext:value-type="float">
            <text:p>126'489 <text:s/></text:p>
          </table:table-cell>
          <table:table-cell table:style-name="ce19" office:value-type="float" office:value="43293" calcext:value-type="float">
            <text:p>43'29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9555" calcext:value-type="float">
            <text:p>69'555 <text:s/></text:p>
          </table:table-cell>
          <table:table-cell table:style-name="ce19" office:value-type="float" office:value="16435" calcext:value-type="float">
            <text:p>16'435 <text:s/></text:p>
          </table:table-cell>
          <table:table-cell table:style-name="ce19" office:value-type="float" office:value="40999" calcext:value-type="float">
            <text:p>40'999 <text:s/></text:p>
          </table:table-cell>
          <table:table-cell table:style-name="ce19" office:value-type="float" office:value="12121" calcext:value-type="float">
            <text:p>12'121 <text:s/></text:p>
          </table:table-cell>
          <table:table-cell table:style-name="ce49" office:value-type="float" office:value="29.5641357106271" calcext:value-type="float">
            <text:p>29.6</text:p>
          </table:table-cell>
          <table:table-cell table:style-name="ce19" office:value-type="float" office:value="34189" calcext:value-type="float">
            <text:p>34'189 <text:s/></text:p>
          </table:table-cell>
          <table:table-cell table:style-name="ce19" office:value-type="float" office:value="35366" calcext:value-type="float">
            <text:p>35'366 <text:s/></text:p>
          </table:table-cell>
          <table:table-cell table:style-name="ce19" office:value-type="float" office:value="61360" calcext:value-type="float">
            <text:p>61'360 <text:s/></text:p>
          </table:table-cell>
          <table:table-cell table:style-name="ce19" office:value-type="float" office:value="8195" calcext:value-type="float">
            <text:p>8'195 <text:s/></text:p>
          </table:table-cell>
          <table:table-cell table:style-name="ce19" office:value-type="float" office:value="20934" calcext:value-type="float">
            <text:p>20'934 <text:s/></text:p>
          </table:table-cell>
          <table:table-cell table:style-name="ce19" office:value-type="float" office:value="48621" calcext:value-type="float">
            <text:p>48'62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35934" calcext:value-type="float">
            <text:p>1'035'934 <text:s/></text:p>
          </table:table-cell>
          <table:table-cell table:style-name="ce18" office:value-type="float" office:value="213586" calcext:value-type="float">
            <text:p>213'586 <text:s/></text:p>
          </table:table-cell>
          <table:table-cell table:style-name="ce18" office:value-type="float" office:value="648462" calcext:value-type="float">
            <text:p>648'462 <text:s/></text:p>
          </table:table-cell>
          <table:table-cell table:style-name="ce18" office:value-type="float" office:value="173886" calcext:value-type="float">
            <text:p>173'886 <text:s/></text:p>
          </table:table-cell>
          <table:table-cell table:style-name="ce48" office:value-type="float" office:value="26.8151410568391" calcext:value-type="float">
            <text:p>26.8</text:p>
          </table:table-cell>
          <table:table-cell table:style-name="ce18" office:value-type="float" office:value="509137" calcext:value-type="float">
            <text:p>509'137 <text:s/></text:p>
          </table:table-cell>
          <table:table-cell table:style-name="ce18" office:value-type="float" office:value="526797" calcext:value-type="float">
            <text:p>526'797 <text:s/></text:p>
          </table:table-cell>
          <table:table-cell table:style-name="ce18" office:value-type="float" office:value="812702" calcext:value-type="float">
            <text:p>812'702 <text:s/></text:p>
          </table:table-cell>
          <table:table-cell table:style-name="ce18" office:value-type="float" office:value="223232" calcext:value-type="float">
            <text:p>223'232 <text:s/></text:p>
          </table:table-cell>
          <table:table-cell table:style-name="ce18" office:value-type="float" office:value="812677" calcext:value-type="float">
            <text:p>812'677 <text:s/></text:p>
          </table:table-cell>
          <table:table-cell table:style-name="ce18" office:value-type="float" office:value="223257" calcext:value-type="float">
            <text:p>223'25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5227" calcext:value-type="float">
            <text:p>185'227 <text:s/></text:p>
          </table:table-cell>
          <table:table-cell table:style-name="ce19" office:value-type="float" office:value="30814" calcext:value-type="float">
            <text:p>30'814 <text:s/></text:p>
          </table:table-cell>
          <table:table-cell table:style-name="ce19" office:value-type="float" office:value="115831" calcext:value-type="float">
            <text:p>115'831 <text:s/></text:p>
          </table:table-cell>
          <table:table-cell table:style-name="ce19" office:value-type="float" office:value="38582" calcext:value-type="float">
            <text:p>38'582 <text:s/></text:p>
          </table:table-cell>
          <table:table-cell table:style-name="ce49" office:value-type="float" office:value="33.3088724089406" calcext:value-type="float">
            <text:p>33.3</text:p>
          </table:table-cell>
          <table:table-cell table:style-name="ce19" office:value-type="float" office:value="87922" calcext:value-type="float">
            <text:p>87'922 <text:s/></text:p>
          </table:table-cell>
          <table:table-cell table:style-name="ce19" office:value-type="float" office:value="97305" calcext:value-type="float">
            <text:p>97'305 <text:s/></text:p>
          </table:table-cell>
          <table:table-cell table:style-name="ce19" office:value-type="float" office:value="129121" calcext:value-type="float">
            <text:p>129'121 <text:s/></text:p>
          </table:table-cell>
          <table:table-cell table:style-name="ce19" office:value-type="float" office:value="56106" calcext:value-type="float">
            <text:p>56'106 <text:s/></text:p>
          </table:table-cell>
          <table:table-cell table:style-name="ce19" office:value-type="float" office:value="185227" calcext:value-type="float">
            <text:p>185'227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69145" calcext:value-type="float">
            <text:p>269'145 <text:s/></text:p>
          </table:table-cell>
          <table:table-cell table:style-name="ce19" office:value-type="float" office:value="54521" calcext:value-type="float">
            <text:p>54'521 <text:s/></text:p>
          </table:table-cell>
          <table:table-cell table:style-name="ce19" office:value-type="float" office:value="165191" calcext:value-type="float">
            <text:p>165'191 <text:s/></text:p>
          </table:table-cell>
          <table:table-cell table:style-name="ce19" office:value-type="float" office:value="49433" calcext:value-type="float">
            <text:p>49'433 <text:s/></text:p>
          </table:table-cell>
          <table:table-cell table:style-name="ce49" office:value-type="float" office:value="29.9247537698785" calcext:value-type="float">
            <text:p>29.9</text:p>
          </table:table-cell>
          <table:table-cell table:style-name="ce19" office:value-type="float" office:value="131499" calcext:value-type="float">
            <text:p>131'499 <text:s/></text:p>
          </table:table-cell>
          <table:table-cell table:style-name="ce19" office:value-type="float" office:value="137646" calcext:value-type="float">
            <text:p>137'646 <text:s/></text:p>
          </table:table-cell>
          <table:table-cell table:style-name="ce19" office:value-type="float" office:value="220426" calcext:value-type="float">
            <text:p>220'426 <text:s/></text:p>
          </table:table-cell>
          <table:table-cell table:style-name="ce19" office:value-type="float" office:value="48719" calcext:value-type="float">
            <text:p>48'719 <text:s/></text:p>
          </table:table-cell>
          <table:table-cell table:style-name="ce19" office:value-type="float" office:value="246903" calcext:value-type="float">
            <text:p>246'903 <text:s/></text:p>
          </table:table-cell>
          <table:table-cell table:style-name="ce19" office:value-type="float" office:value="22242" calcext:value-type="float">
            <text:p>22'242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81562" calcext:value-type="float">
            <text:p>581'562 <text:s/></text:p>
          </table:table-cell>
          <table:table-cell table:style-name="ce19" office:value-type="float" office:value="128251" calcext:value-type="float">
            <text:p>128'251 <text:s/></text:p>
          </table:table-cell>
          <table:table-cell table:style-name="ce19" office:value-type="float" office:value="367440" calcext:value-type="float">
            <text:p>367'440 <text:s/></text:p>
          </table:table-cell>
          <table:table-cell table:style-name="ce19" office:value-type="float" office:value="85871" calcext:value-type="float">
            <text:p>85'871 <text:s/></text:p>
          </table:table-cell>
          <table:table-cell table:style-name="ce49" office:value-type="float" office:value="23.3700740256913" calcext:value-type="float">
            <text:p>23.4</text:p>
          </table:table-cell>
          <table:table-cell table:style-name="ce19" office:value-type="float" office:value="289716" calcext:value-type="float">
            <text:p>289'716 <text:s/></text:p>
          </table:table-cell>
          <table:table-cell table:style-name="ce19" office:value-type="float" office:value="291846" calcext:value-type="float">
            <text:p>291'846 <text:s/></text:p>
          </table:table-cell>
          <table:table-cell table:style-name="ce19" office:value-type="float" office:value="463155" calcext:value-type="float">
            <text:p>463'155 <text:s/></text:p>
          </table:table-cell>
          <table:table-cell table:style-name="ce19" office:value-type="float" office:value="118407" calcext:value-type="float">
            <text:p>118'407 <text:s/></text:p>
          </table:table-cell>
          <table:table-cell table:style-name="ce19" office:value-type="float" office:value="380547" calcext:value-type="float">
            <text:p>380'547 <text:s/></text:p>
          </table:table-cell>
          <table:table-cell table:style-name="ce19" office:value-type="float" office:value="201015" calcext:value-type="float">
            <text:p>201'015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307567" calcext:value-type="float">
            <text:p>1'307'567 <text:s/></text:p>
          </table:table-cell>
          <table:table-cell table:style-name="ce18" office:value-type="float" office:value="260583" calcext:value-type="float">
            <text:p>260'583 <text:s/></text:p>
          </table:table-cell>
          <table:table-cell table:style-name="ce18" office:value-type="float" office:value="837291" calcext:value-type="float">
            <text:p>837'291 <text:s/></text:p>
          </table:table-cell>
          <table:table-cell table:style-name="ce18" office:value-type="float" office:value="209693" calcext:value-type="float">
            <text:p>209'693 <text:s/></text:p>
          </table:table-cell>
          <table:table-cell table:style-name="ce48" office:value-type="float" office:value="25.0442199904215" calcext:value-type="float">
            <text:p>25.0</text:p>
          </table:table-cell>
          <table:table-cell table:style-name="ce18" office:value-type="float" office:value="643621" calcext:value-type="float">
            <text:p>643'621 <text:s/></text:p>
          </table:table-cell>
          <table:table-cell table:style-name="ce18" office:value-type="float" office:value="663946" calcext:value-type="float">
            <text:p>663'946 <text:s/></text:p>
          </table:table-cell>
          <table:table-cell table:style-name="ce18" office:value-type="float" office:value="1007725" calcext:value-type="float">
            <text:p>1'007'725 <text:s/></text:p>
          </table:table-cell>
          <table:table-cell table:style-name="ce18" office:value-type="float" office:value="299842" calcext:value-type="float">
            <text:p>299'842 <text:s/></text:p>
          </table:table-cell>
          <table:table-cell table:style-name="ce18" office:value-type="float" office:value="1242426" calcext:value-type="float">
            <text:p>1'242'426 <text:s/></text:p>
          </table:table-cell>
          <table:table-cell table:style-name="ce18" office:value-type="float" office:value="65141" calcext:value-type="float">
            <text:p>65'14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73904" calcext:value-type="float">
            <text:p>1'073'904 <text:s/></text:p>
          </table:table-cell>
          <table:table-cell table:style-name="ce18" office:value-type="float" office:value="241882" calcext:value-type="float">
            <text:p>241'882 <text:s/></text:p>
          </table:table-cell>
          <table:table-cell table:style-name="ce18" office:value-type="float" office:value="658904" calcext:value-type="float">
            <text:p>658'904 <text:s/></text:p>
          </table:table-cell>
          <table:table-cell table:style-name="ce18" office:value-type="float" office:value="173118" calcext:value-type="float">
            <text:p>173'118 <text:s/></text:p>
          </table:table-cell>
          <table:table-cell table:style-name="ce48" office:value-type="float" office:value="26.2736301494603" calcext:value-type="float">
            <text:p>26.3</text:p>
          </table:table-cell>
          <table:table-cell table:style-name="ce18" office:value-type="float" office:value="532138" calcext:value-type="float">
            <text:p>532'138 <text:s/></text:p>
          </table:table-cell>
          <table:table-cell table:style-name="ce18" office:value-type="float" office:value="541766" calcext:value-type="float">
            <text:p>541'766 <text:s/></text:p>
          </table:table-cell>
          <table:table-cell table:style-name="ce18" office:value-type="float" office:value="868939" calcext:value-type="float">
            <text:p>868'939 <text:s/></text:p>
          </table:table-cell>
          <table:table-cell table:style-name="ce18" office:value-type="float" office:value="204965" calcext:value-type="float">
            <text:p>204'965 <text:s/></text:p>
          </table:table-cell>
          <table:table-cell table:style-name="ce18" office:value-type="float" office:value="604878" calcext:value-type="float">
            <text:p>604'878 <text:s/></text:p>
          </table:table-cell>
          <table:table-cell table:style-name="ce18" office:value-type="float" office:value="469026" calcext:value-type="float">
            <text:p>469'026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237" calcext:value-type="float">
            <text:p>38'237 <text:s/></text:p>
          </table:table-cell>
          <table:table-cell table:style-name="ce19" office:value-type="float" office:value="8528" calcext:value-type="float">
            <text:p>8'528 <text:s/></text:p>
          </table:table-cell>
          <table:table-cell table:style-name="ce19" office:value-type="float" office:value="23143" calcext:value-type="float">
            <text:p>23'143 <text:s/></text:p>
          </table:table-cell>
          <table:table-cell table:style-name="ce19" office:value-type="float" office:value="6566" calcext:value-type="float">
            <text:p>6'566 <text:s/></text:p>
          </table:table-cell>
          <table:table-cell table:style-name="ce49" office:value-type="float" office:value="28.3714298059888" calcext:value-type="float">
            <text:p>28.4</text:p>
          </table:table-cell>
          <table:table-cell table:style-name="ce19" office:value-type="float" office:value="18994" calcext:value-type="float">
            <text:p>18'994 <text:s/></text:p>
          </table:table-cell>
          <table:table-cell table:style-name="ce19" office:value-type="float" office:value="19243" calcext:value-type="float">
            <text:p>19'243 <text:s/></text:p>
          </table:table-cell>
          <table:table-cell table:style-name="ce19" office:value-type="float" office:value="30923" calcext:value-type="float">
            <text:p>30'923 <text:s/></text:p>
          </table:table-cell>
          <table:table-cell table:style-name="ce19" office:value-type="float" office:value="7314" calcext:value-type="float">
            <text:p>7'314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237" calcext:value-type="float">
            <text:p>38'23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4527" calcext:value-type="float">
            <text:p>74'527 <text:s/></text:p>
          </table:table-cell>
          <table:table-cell table:style-name="ce19" office:value-type="float" office:value="14913" calcext:value-type="float">
            <text:p>14'913 <text:s/></text:p>
          </table:table-cell>
          <table:table-cell table:style-name="ce19" office:value-type="float" office:value="45303" calcext:value-type="float">
            <text:p>45'303 <text:s/></text:p>
          </table:table-cell>
          <table:table-cell table:style-name="ce19" office:value-type="float" office:value="14311" calcext:value-type="float">
            <text:p>14'311 <text:s/></text:p>
          </table:table-cell>
          <table:table-cell table:style-name="ce49" office:value-type="float" office:value="31.5895194578725" calcext:value-type="float">
            <text:p>31.6</text:p>
          </table:table-cell>
          <table:table-cell table:style-name="ce19" office:value-type="float" office:value="36442" calcext:value-type="float">
            <text:p>36'442 <text:s/></text:p>
          </table:table-cell>
          <table:table-cell table:style-name="ce19" office:value-type="float" office:value="38085" calcext:value-type="float">
            <text:p>38'085 <text:s/></text:p>
          </table:table-cell>
          <table:table-cell table:style-name="ce19" office:value-type="float" office:value="58204" calcext:value-type="float">
            <text:p>58'204 <text:s/></text:p>
          </table:table-cell>
          <table:table-cell table:style-name="ce19" office:value-type="float" office:value="16323" calcext:value-type="float">
            <text:p>16'323 <text:s/></text:p>
          </table:table-cell>
          <table:table-cell table:style-name="ce19" office:value-type="float" office:value="55164" calcext:value-type="float">
            <text:p>55'164 <text:s/></text:p>
          </table:table-cell>
          <table:table-cell table:style-name="ce19" office:value-type="float" office:value="19363" calcext:value-type="float">
            <text:p>19'36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2654" calcext:value-type="float">
            <text:p>52'654 <text:s/></text:p>
          </table:table-cell>
          <table:table-cell table:style-name="ce19" office:value-type="float" office:value="11848" calcext:value-type="float">
            <text:p>11'848 <text:s/></text:p>
          </table:table-cell>
          <table:table-cell table:style-name="ce19" office:value-type="float" office:value="31508" calcext:value-type="float">
            <text:p>31'508 <text:s/></text:p>
          </table:table-cell>
          <table:table-cell table:style-name="ce19" office:value-type="float" office:value="9298" calcext:value-type="float">
            <text:p>9'298 <text:s/></text:p>
          </table:table-cell>
          <table:table-cell table:style-name="ce49" office:value-type="float" office:value="29.509965722991" calcext:value-type="float">
            <text:p>29.5</text:p>
          </table:table-cell>
          <table:table-cell table:style-name="ce19" office:value-type="float" office:value="26300" calcext:value-type="float">
            <text:p>26'300 <text:s/></text:p>
          </table:table-cell>
          <table:table-cell table:style-name="ce19" office:value-type="float" office:value="26354" calcext:value-type="float">
            <text:p>26'354 <text:s/></text:p>
          </table:table-cell>
          <table:table-cell table:style-name="ce19" office:value-type="float" office:value="45695" calcext:value-type="float">
            <text:p>45'695 <text:s/></text:p>
          </table:table-cell>
          <table:table-cell table:style-name="ce19" office:value-type="float" office:value="6959" calcext:value-type="float">
            <text:p>6'959 <text:s/></text:p>
          </table:table-cell>
          <table:table-cell table:style-name="ce19" office:value-type="float" office:value="27898" calcext:value-type="float">
            <text:p>27'898 <text:s/></text:p>
          </table:table-cell>
          <table:table-cell table:style-name="ce19" office:value-type="float" office:value="24756" calcext:value-type="float">
            <text:p>24'756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471" calcext:value-type="float">
            <text:p>15'471 <text:s/></text:p>
          </table:table-cell>
          <table:table-cell table:style-name="ce19" office:value-type="float" office:value="3986" calcext:value-type="float">
            <text:p>3'986 <text:s/></text:p>
          </table:table-cell>
          <table:table-cell table:style-name="ce19" office:value-type="float" office:value="8966" calcext:value-type="float">
            <text:p>8'966 <text:s/></text:p>
          </table:table-cell>
          <table:table-cell table:style-name="ce19" office:value-type="float" office:value="2519" calcext:value-type="float">
            <text:p>2'519 <text:s/></text:p>
          </table:table-cell>
          <table:table-cell table:style-name="ce49" office:value-type="float" office:value="28.0950256524649" calcext:value-type="float">
            <text:p>28.1</text:p>
          </table:table-cell>
          <table:table-cell table:style-name="ce19" office:value-type="float" office:value="7935" calcext:value-type="float">
            <text:p>7'935 <text:s/></text:p>
          </table:table-cell>
          <table:table-cell table:style-name="ce19" office:value-type="float" office:value="7536" calcext:value-type="float">
            <text:p>7'536 <text:s/></text:p>
          </table:table-cell>
          <table:table-cell table:style-name="ce19" office:value-type="float" office:value="13961" calcext:value-type="float">
            <text:p>13'961 <text:s/></text:p>
          </table:table-cell>
          <table:table-cell table:style-name="ce19" office:value-type="float" office:value="1510" calcext:value-type="float">
            <text:p>1'510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471" calcext:value-type="float">
            <text:p>15'47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65937" calcext:value-type="float">
            <text:p>465'937 <text:s/></text:p>
          </table:table-cell>
          <table:table-cell table:style-name="ce19" office:value-type="float" office:value="107631" calcext:value-type="float">
            <text:p>107'631 <text:s/></text:p>
          </table:table-cell>
          <table:table-cell table:style-name="ce19" office:value-type="float" office:value="285772" calcext:value-type="float">
            <text:p>285'772 <text:s/></text:p>
          </table:table-cell>
          <table:table-cell table:style-name="ce19" office:value-type="float" office:value="72534" calcext:value-type="float">
            <text:p>72'534 <text:s/></text:p>
          </table:table-cell>
          <table:table-cell table:style-name="ce49" office:value-type="float" office:value="25.3817728818779" calcext:value-type="float">
            <text:p>25.4</text:p>
          </table:table-cell>
          <table:table-cell table:style-name="ce19" office:value-type="float" office:value="230464" calcext:value-type="float">
            <text:p>230'464 <text:s/></text:p>
          </table:table-cell>
          <table:table-cell table:style-name="ce19" office:value-type="float" office:value="235473" calcext:value-type="float">
            <text:p>235'473 <text:s/></text:p>
          </table:table-cell>
          <table:table-cell table:style-name="ce19" office:value-type="float" office:value="368476" calcext:value-type="float">
            <text:p>368'476 <text:s/></text:p>
          </table:table-cell>
          <table:table-cell table:style-name="ce19" office:value-type="float" office:value="97461" calcext:value-type="float">
            <text:p>97'461 <text:s/></text:p>
          </table:table-cell>
          <table:table-cell table:style-name="ce19" office:value-type="float" office:value="310992" calcext:value-type="float">
            <text:p>310'992 <text:s/></text:p>
          </table:table-cell>
          <table:table-cell table:style-name="ce19" office:value-type="float" office:value="154945" calcext:value-type="float">
            <text:p>154'945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88762" calcext:value-type="float">
            <text:p>188'762 <text:s/></text:p>
          </table:table-cell>
          <table:table-cell table:style-name="ce19" office:value-type="float" office:value="39751" calcext:value-type="float">
            <text:p>39'751 <text:s/></text:p>
          </table:table-cell>
          <table:table-cell table:style-name="ce19" office:value-type="float" office:value="117005" calcext:value-type="float">
            <text:p>117'005 <text:s/></text:p>
          </table:table-cell>
          <table:table-cell table:style-name="ce19" office:value-type="float" office:value="32006" calcext:value-type="float">
            <text:p>32'006 <text:s/></text:p>
          </table:table-cell>
          <table:table-cell table:style-name="ce49" office:value-type="float" office:value="27.3543865646767" calcext:value-type="float">
            <text:p>27.4</text:p>
          </table:table-cell>
          <table:table-cell table:style-name="ce19" office:value-type="float" office:value="93357" calcext:value-type="float">
            <text:p>93'357 <text:s/></text:p>
          </table:table-cell>
          <table:table-cell table:style-name="ce19" office:value-type="float" office:value="95405" calcext:value-type="float">
            <text:p>95'405 <text:s/></text:p>
          </table:table-cell>
          <table:table-cell table:style-name="ce19" office:value-type="float" office:value="160754" calcext:value-type="float">
            <text:p>160'754 <text:s/></text:p>
          </table:table-cell>
          <table:table-cell table:style-name="ce19" office:value-type="float" office:value="28008" calcext:value-type="float">
            <text:p>28'008 <text:s/></text:p>
          </table:table-cell>
          <table:table-cell table:style-name="ce19" office:value-type="float" office:value="92965" calcext:value-type="float">
            <text:p>92'965 <text:s/></text:p>
          </table:table-cell>
          <table:table-cell table:style-name="ce19" office:value-type="float" office:value="95797" calcext:value-type="float">
            <text:p>95'79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38316" calcext:value-type="float">
            <text:p>238'316 <text:s/></text:p>
          </table:table-cell>
          <table:table-cell table:style-name="ce19" office:value-type="float" office:value="55225" calcext:value-type="float">
            <text:p>55'225 <text:s/></text:p>
          </table:table-cell>
          <table:table-cell table:style-name="ce19" office:value-type="float" office:value="147207" calcext:value-type="float">
            <text:p>147'207 <text:s/></text:p>
          </table:table-cell>
          <table:table-cell table:style-name="ce19" office:value-type="float" office:value="35884" calcext:value-type="float">
            <text:p>35'884 <text:s/></text:p>
          </table:table-cell>
          <table:table-cell table:style-name="ce49" office:value-type="float" office:value="24.3765581799779" calcext:value-type="float">
            <text:p>24.4</text:p>
          </table:table-cell>
          <table:table-cell table:style-name="ce19" office:value-type="float" office:value="118646" calcext:value-type="float">
            <text:p>118'646 <text:s/></text:p>
          </table:table-cell>
          <table:table-cell table:style-name="ce19" office:value-type="float" office:value="119670" calcext:value-type="float">
            <text:p>119'670 <text:s/></text:p>
          </table:table-cell>
          <table:table-cell table:style-name="ce19" office:value-type="float" office:value="190926" calcext:value-type="float">
            <text:p>190'926 <text:s/></text:p>
          </table:table-cell>
          <table:table-cell table:style-name="ce19" office:value-type="float" office:value="47390" calcext:value-type="float">
            <text:p>47'390 <text:s/></text:p>
          </table:table-cell>
          <table:table-cell table:style-name="ce19" office:value-type="float" office:value="117859" calcext:value-type="float">
            <text:p>117'859 <text:s/></text:p>
          </table:table-cell>
          <table:table-cell table:style-name="ce19" office:value-type="float" office:value="120457" calcext:value-type="float">
            <text:p>120'45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22913" calcext:value-type="float">
            <text:p>722'913 <text:s/></text:p>
          </table:table-cell>
          <table:table-cell table:style-name="ce18" office:value-type="float" office:value="165413" calcext:value-type="float">
            <text:p>165'413 <text:s/></text:p>
          </table:table-cell>
          <table:table-cell table:style-name="ce18" office:value-type="float" office:value="448431" calcext:value-type="float">
            <text:p>448'431 <text:s/></text:p>
          </table:table-cell>
          <table:table-cell table:style-name="ce18" office:value-type="float" office:value="109069" calcext:value-type="float">
            <text:p>109'069 <text:s/></text:p>
          </table:table-cell>
          <table:table-cell table:style-name="ce48" office:value-type="float" office:value="24.3223595157337" calcext:value-type="float">
            <text:p>24.3</text:p>
          </table:table-cell>
          <table:table-cell table:style-name="ce18" office:value-type="float" office:value="361012" calcext:value-type="float">
            <text:p>361'012 <text:s/></text:p>
          </table:table-cell>
          <table:table-cell table:style-name="ce18" office:value-type="float" office:value="361901" calcext:value-type="float">
            <text:p>361'901 <text:s/></text:p>
          </table:table-cell>
          <table:table-cell table:style-name="ce18" office:value-type="float" office:value="606251" calcext:value-type="float">
            <text:p>606'251 <text:s/></text:p>
          </table:table-cell>
          <table:table-cell table:style-name="ce18" office:value-type="float" office:value="116662" calcext:value-type="float">
            <text:p>116'662 <text:s/></text:p>
          </table:table-cell>
          <table:table-cell table:style-name="ce18" office:value-type="float" office:value="438438" calcext:value-type="float">
            <text:p>438'438 <text:s/></text:p>
          </table:table-cell>
          <table:table-cell table:style-name="ce18" office:value-type="float" office:value="284475" calcext:value-type="float">
            <text:p>284'475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63475" calcext:value-type="float">
            <text:p>363'475 <text:s/></text:p>
          </table:table-cell>
          <table:table-cell table:style-name="ce19" office:value-type="float" office:value="83213" calcext:value-type="float">
            <text:p>83'213 <text:s/></text:p>
          </table:table-cell>
          <table:table-cell table:style-name="ce19" office:value-type="float" office:value="223756" calcext:value-type="float">
            <text:p>223'756 <text:s/></text:p>
          </table:table-cell>
          <table:table-cell table:style-name="ce19" office:value-type="float" office:value="56506" calcext:value-type="float">
            <text:p>56'506 <text:s/></text:p>
          </table:table-cell>
          <table:table-cell table:style-name="ce49" office:value-type="float" office:value="25.2534010261177" calcext:value-type="float">
            <text:p>25.3</text:p>
          </table:table-cell>
          <table:table-cell table:style-name="ce19" office:value-type="float" office:value="179284" calcext:value-type="float">
            <text:p>179'284 <text:s/></text:p>
          </table:table-cell>
          <table:table-cell table:style-name="ce19" office:value-type="float" office:value="184191" calcext:value-type="float">
            <text:p>184'191 <text:s/></text:p>
          </table:table-cell>
          <table:table-cell table:style-name="ce19" office:value-type="float" office:value="306207" calcext:value-type="float">
            <text:p>306'207 <text:s/></text:p>
          </table:table-cell>
          <table:table-cell table:style-name="ce19" office:value-type="float" office:value="57268" calcext:value-type="float">
            <text:p>57'268 <text:s/></text:p>
          </table:table-cell>
          <table:table-cell table:style-name="ce19" office:value-type="float" office:value="185273" calcext:value-type="float">
            <text:p>185'273 <text:s/></text:p>
          </table:table-cell>
          <table:table-cell table:style-name="ce19" office:value-type="float" office:value="178202" calcext:value-type="float">
            <text:p>178'202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4989" calcext:value-type="float">
            <text:p>34'989 <text:s/></text:p>
          </table:table-cell>
          <table:table-cell table:style-name="ce19" office:value-type="float" office:value="7859" calcext:value-type="float">
            <text:p>7'859 <text:s/></text:p>
          </table:table-cell>
          <table:table-cell table:style-name="ce19" office:value-type="float" office:value="21206" calcext:value-type="float">
            <text:p>21'206 <text:s/></text:p>
          </table:table-cell>
          <table:table-cell table:style-name="ce19" office:value-type="float" office:value="5924" calcext:value-type="float">
            <text:p>5'924 <text:s/></text:p>
          </table:table-cell>
          <table:table-cell table:style-name="ce49" office:value-type="float" office:value="27.9354899556729" calcext:value-type="float">
            <text:p>27.9</text:p>
          </table:table-cell>
          <table:table-cell table:style-name="ce19" office:value-type="float" office:value="17711" calcext:value-type="float">
            <text:p>17'711 <text:s/></text:p>
          </table:table-cell>
          <table:table-cell table:style-name="ce19" office:value-type="float" office:value="17278" calcext:value-type="float">
            <text:p>17'278 <text:s/></text:p>
          </table:table-cell>
          <table:table-cell table:style-name="ce19" office:value-type="float" office:value="31943" calcext:value-type="float">
            <text:p>31'943 <text:s/></text:p>
          </table:table-cell>
          <table:table-cell table:style-name="ce19" office:value-type="float" office:value="3046" calcext:value-type="float">
            <text:p>3'046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4989" calcext:value-type="float">
            <text:p>34'98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41024" calcext:value-type="float">
            <text:p>141'024 <text:s/></text:p>
          </table:table-cell>
          <table:table-cell table:style-name="ce19" office:value-type="float" office:value="32530" calcext:value-type="float">
            <text:p>32'530 <text:s/></text:p>
          </table:table-cell>
          <table:table-cell table:style-name="ce19" office:value-type="float" office:value="88026" calcext:value-type="float">
            <text:p>88'026 <text:s/></text:p>
          </table:table-cell>
          <table:table-cell table:style-name="ce19" office:value-type="float" office:value="20468" calcext:value-type="float">
            <text:p>20'468 <text:s/></text:p>
          </table:table-cell>
          <table:table-cell table:style-name="ce49" office:value-type="float" office:value="23.2522209347238" calcext:value-type="float">
            <text:p>23.3</text:p>
          </table:table-cell>
          <table:table-cell table:style-name="ce19" office:value-type="float" office:value="71568" calcext:value-type="float">
            <text:p>71'568 <text:s/></text:p>
          </table:table-cell>
          <table:table-cell table:style-name="ce19" office:value-type="float" office:value="69456" calcext:value-type="float">
            <text:p>69'456 <text:s/></text:p>
          </table:table-cell>
          <table:table-cell table:style-name="ce19" office:value-type="float" office:value="116762" calcext:value-type="float">
            <text:p>116'762 <text:s/></text:p>
          </table:table-cell>
          <table:table-cell table:style-name="ce19" office:value-type="float" office:value="24262" calcext:value-type="float">
            <text:p>24'262 <text:s/></text:p>
          </table:table-cell>
          <table:table-cell table:style-name="ce19" office:value-type="float" office:value="113054" calcext:value-type="float">
            <text:p>113'054 <text:s/></text:p>
          </table:table-cell>
          <table:table-cell table:style-name="ce19" office:value-type="float" office:value="27970" calcext:value-type="float">
            <text:p>27'970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3997" calcext:value-type="float">
            <text:p>33'997 <text:s/></text:p>
          </table:table-cell>
          <table:table-cell table:style-name="ce19" office:value-type="float" office:value="8409" calcext:value-type="float">
            <text:p>8'409 <text:s/></text:p>
          </table:table-cell>
          <table:table-cell table:style-name="ce19" office:value-type="float" office:value="20570" calcext:value-type="float">
            <text:p>20'570 <text:s/></text:p>
          </table:table-cell>
          <table:table-cell table:style-name="ce19" office:value-type="float" office:value="5018" calcext:value-type="float">
            <text:p>5'018 <text:s/></text:p>
          </table:table-cell>
          <table:table-cell table:style-name="ce49" office:value-type="float" office:value="24.3947496353913" calcext:value-type="float">
            <text:p>24.4</text:p>
          </table:table-cell>
          <table:table-cell table:style-name="ce19" office:value-type="float" office:value="17053" calcext:value-type="float">
            <text:p>17'053 <text:s/></text:p>
          </table:table-cell>
          <table:table-cell table:style-name="ce19" office:value-type="float" office:value="16944" calcext:value-type="float">
            <text:p>16'944 <text:s/></text:p>
          </table:table-cell>
          <table:table-cell table:style-name="ce19" office:value-type="float" office:value="29954" calcext:value-type="float">
            <text:p>29'954 <text:s/></text:p>
          </table:table-cell>
          <table:table-cell table:style-name="ce19" office:value-type="float" office:value="4043" calcext:value-type="float">
            <text:p>4'04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3997" calcext:value-type="float">
            <text:p>33'997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0287" calcext:value-type="float">
            <text:p>40'287 <text:s/></text:p>
          </table:table-cell>
          <table:table-cell table:style-name="ce19" office:value-type="float" office:value="8816" calcext:value-type="float">
            <text:p>8'816 <text:s/></text:p>
          </table:table-cell>
          <table:table-cell table:style-name="ce19" office:value-type="float" office:value="25514" calcext:value-type="float">
            <text:p>25'514 <text:s/></text:p>
          </table:table-cell>
          <table:table-cell table:style-name="ce19" office:value-type="float" office:value="5957" calcext:value-type="float">
            <text:p>5'957 <text:s/></text:p>
          </table:table-cell>
          <table:table-cell table:style-name="ce49" office:value-type="float" office:value="23.3479658226856" calcext:value-type="float">
            <text:p>23.3</text:p>
          </table:table-cell>
          <table:table-cell table:style-name="ce19" office:value-type="float" office:value="20491" calcext:value-type="float">
            <text:p>20'491 <text:s/></text:p>
          </table:table-cell>
          <table:table-cell table:style-name="ce19" office:value-type="float" office:value="19796" calcext:value-type="float">
            <text:p>19'796 <text:s/></text:p>
          </table:table-cell>
          <table:table-cell table:style-name="ce19" office:value-type="float" office:value="36241" calcext:value-type="float">
            <text:p>36'241 <text:s/></text:p>
          </table:table-cell>
          <table:table-cell table:style-name="ce19" office:value-type="float" office:value="4046" calcext:value-type="float">
            <text:p>4'046 <text:s/></text:p>
          </table:table-cell>
          <table:table-cell table:style-name="ce19" office:value-type="float" office:value="35259" calcext:value-type="float">
            <text:p>35'259 <text:s/></text:p>
          </table:table-cell>
          <table:table-cell table:style-name="ce19" office:value-type="float" office:value="5028" calcext:value-type="float">
            <text:p>5'028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09141" calcext:value-type="float">
            <text:p>109'141 <text:s/></text:p>
          </table:table-cell>
          <table:table-cell table:style-name="ce19" office:value-type="float" office:value="24586" calcext:value-type="float">
            <text:p>24'586 <text:s/></text:p>
          </table:table-cell>
          <table:table-cell table:style-name="ce19" office:value-type="float" office:value="69359" calcext:value-type="float">
            <text:p>69'359 <text:s/></text:p>
          </table:table-cell>
          <table:table-cell table:style-name="ce19" office:value-type="float" office:value="15196" calcext:value-type="float">
            <text:p>15'196 <text:s/></text:p>
          </table:table-cell>
          <table:table-cell table:style-name="ce49" office:value-type="float" office:value="21.9091970760824" calcext:value-type="float">
            <text:p>21.9</text:p>
          </table:table-cell>
          <table:table-cell table:style-name="ce19" office:value-type="float" office:value="54905" calcext:value-type="float">
            <text:p>54'905 <text:s/></text:p>
          </table:table-cell>
          <table:table-cell table:style-name="ce19" office:value-type="float" office:value="54236" calcext:value-type="float">
            <text:p>54'236 <text:s/></text:p>
          </table:table-cell>
          <table:table-cell table:style-name="ce19" office:value-type="float" office:value="85144" calcext:value-type="float">
            <text:p>85'144 <text:s/></text:p>
          </table:table-cell>
          <table:table-cell table:style-name="ce19" office:value-type="float" office:value="23997" calcext:value-type="float">
            <text:p>23'997 <text:s/></text:p>
          </table:table-cell>
          <table:table-cell table:style-name="ce19" office:value-type="float" office:value="104852" calcext:value-type="float">
            <text:p>104'852 <text:s/></text:p>
          </table:table-cell>
          <table:table-cell table:style-name="ce19" office:value-type="float" office:value="4289" calcext:value-type="float">
            <text:p>4'28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28580" calcext:value-type="float">
            <text:p>328'580 <text:s/></text:p>
          </table:table-cell>
          <table:table-cell table:style-name="ce18" office:value-type="float" office:value="62657" calcext:value-type="float">
            <text:p>62'657 <text:s/></text:p>
          </table:table-cell>
          <table:table-cell table:style-name="ce18" office:value-type="float" office:value="201241" calcext:value-type="float">
            <text:p>201'241 <text:s/></text:p>
          </table:table-cell>
          <table:table-cell table:style-name="ce18" office:value-type="float" office:value="64682" calcext:value-type="float">
            <text:p>64'682 <text:s/></text:p>
          </table:table-cell>
          <table:table-cell table:style-name="ce48" office:value-type="float" office:value="32.1415616102087" calcext:value-type="float">
            <text:p>32.1</text:p>
          </table:table-cell>
          <table:table-cell table:style-name="ce18" office:value-type="float" office:value="157656" calcext:value-type="float">
            <text:p>157'656 <text:s/></text:p>
          </table:table-cell>
          <table:table-cell table:style-name="ce18" office:value-type="float" office:value="170924" calcext:value-type="float">
            <text:p>170'924 <text:s/></text:p>
          </table:table-cell>
          <table:table-cell table:style-name="ce18" office:value-type="float" office:value="245786" calcext:value-type="float">
            <text:p>245'786 <text:s/></text:p>
          </table:table-cell>
          <table:table-cell table:style-name="ce18" office:value-type="float" office:value="82794" calcext:value-type="float">
            <text:p>82'794 <text:s/></text:p>
          </table:table-cell>
          <table:table-cell table:style-name="ce18" office:value-type="float" office:value="285332" calcext:value-type="float">
            <text:p>285'332 <text:s/></text:p>
          </table:table-cell>
          <table:table-cell table:style-name="ce18" office:value-type="float" office:value="43248" calcext:value-type="float">
            <text:p>43'248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2">
          <table:table-cell table:style-name="ce9"/>
          <table:table-cell table:style-name="ce20" table:number-columns-repeated="4"/>
          <table:table-cell table:style-name="ce50"/>
          <table:table-cell table:style-name="ce20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1) Gemäss Definition VZ 2000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8" office:value-type="string" office:string-value="2) Altersquotient = Verhältnis der über 64-Jährigen zu den 20- bis 64-Jährigen" calcext:value-type="string">
            <text:p>2) Altersquotient = Verhältnis der über 64-Jährigen zu den 20- bis 64-Jährigen <text:s text:c="2"/>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8"/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 table:style-name="ce3"/>
          <table:table-cell table:style-name="ce21" table:number-columns-repeated="2"/>
          <table:table-cell table:style-name="ce3"/>
          <table:table-cell table:style-name="ce36"/>
          <table:table-cell table:style-name="ce21" table:number-columns-repeated="12"/>
          <table:table-cell table:style-name="ce3" table:number-columns-repeated="1001"/>
        </table:table-row>
        <table:table-row table:style-name="ro1">
          <table:table-cell table:style-name="ce36" office:value-type="string" calcext:value-type="string">
            <text:p>© BFS - Statistisches Lexikon der Schweiz</text:p>
          </table:table-cell>
          <table:table-cell table:style-name="ce21" table:number-columns-repeated="2"/>
          <table:table-cell table:style-name="ce3"/>
          <table:table-cell table:style-name="ce36" table:number-columns-repeated="5"/>
          <table:table-cell table:style-name="ce21" table:number-columns-repeated="14"/>
          <table:table-cell table:style-name="ce3" table:number-columns-repeated="1001"/>
        </table:table-row>
        <table:table-row table:style-name="ro5" table:number-rows-repeated="47">
          <table:table-cell/>
          <table:table-cell table:style-name="ce21"/>
          <table:table-cell table:style-name="ce44" table:number-columns-repeated="1022"/>
        </table:table-row>
        <table:table-row table:style-name="ro5" table:number-rows-repeated="69">
          <table:table-cell table:number-columns-repeated="2"/>
          <table:table-cell table:style-name="ce44" table:number-columns-repeated="1022"/>
        </table:table-row>
        <table:table-row table:style-name="ro5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7'.$A$1:.$L$55" table:range-usable-as="print-range"/>
        </table:named-expressions>
      </table:table>
      <table:table table:name="2006" table:style-name="ta8" table:print-ranges="'2006'.A1:'2006'.L55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ce60"/>
        <table:table-column table:style-name="co11" table:number-columns-repeated="245" table:default-cell-style-name="ce60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6</text:p>
          </table:table-cell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 office:value-type="string" calcext:value-type="string">
            <text:p>T 1.2.1.2.5</text:p>
          </table:table-cell>
          <table:table-cell table:style-name="ce3"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/>
          <table:table-cell table:style-name="ce3"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style-name="ce3" table:number-columns-repeated="1012"/>
        </table:table-row>
        <table:table-row table:style-name="ro2">
          <table:table-cell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 1)</text:p>
          </table:table-cell>
          <table:table-cell table:style-name="ce9"/>
          <table:table-cell table:style-name="ce3"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2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style-name="ce3" table:number-columns-repeated="1012"/>
        </table:table-row>
        <table:table-row table:style-name="ro2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style-name="ce3" table:number-columns-repeated="1012"/>
        </table:table-row>
        <table:table-row table:style-name="ro2">
          <table:table-cell/>
          <table:table-cell table:style-name="ce17"/>
          <table:table-cell table:style-name="ce24" table:number-columns-repeated="4"/>
          <table:table-cell table:style-name="ce26" table:number-columns-repeated="4"/>
          <table:table-cell table:style-name="ce3"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508739" calcext:value-type="float">
            <text:p>7'508'739 <text:s/></text:p>
          </table:table-cell>
          <table:table-cell table:style-name="ce18" office:value-type="float" office:value="1629839" calcext:value-type="float">
            <text:p>1'629'839 <text:s/></text:p>
          </table:table-cell>
          <table:table-cell table:style-name="ce18" office:value-type="float" office:value="4662238" calcext:value-type="float">
            <text:p>4'662'238 <text:s/></text:p>
          </table:table-cell>
          <table:table-cell table:style-name="ce18" office:value-type="float" office:value="1216662" calcext:value-type="float">
            <text:p>1'216'662 <text:s/></text:p>
          </table:table-cell>
          <table:table-cell table:style-name="ce48" office:value-type="float" office:value="26.096093764411" calcext:value-type="float">
            <text:p>26.1</text:p>
          </table:table-cell>
          <table:table-cell table:style-name="ce18" office:value-type="float" office:value="3679359" calcext:value-type="float">
            <text:p>3'679'359 <text:s/></text:p>
          </table:table-cell>
          <table:table-cell table:style-name="ce18" office:value-type="float" office:value="3829380" calcext:value-type="float">
            <text:p>3'829'380 <text:s/></text:p>
          </table:table-cell>
          <table:table-cell table:style-name="ce18" office:value-type="float" office:value="5954212" calcext:value-type="float">
            <text:p>5'954'212 <text:s/></text:p>
          </table:table-cell>
          <table:table-cell table:style-name="ce18" office:value-type="float" office:value="1554527" calcext:value-type="float">
            <text:p>1'554'527 <text:s/></text:p>
          </table:table-cell>
          <table:table-cell table:style-name="ce18" office:value-type="float" office:value="5508382" calcext:value-type="float">
            <text:p>5'508'382 <text:s/></text:p>
          </table:table-cell>
          <table:table-cell table:style-name="ce18" office:value-type="float" office:value="2000357" calcext:value-type="float">
            <text:p>2'000'35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7"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389988" calcext:value-type="float">
            <text:p>1'389'988 <text:s/></text:p>
          </table:table-cell>
          <table:table-cell table:style-name="ce18" office:value-type="float" office:value="315150" calcext:value-type="float">
            <text:p>315'150 <text:s/></text:p>
          </table:table-cell>
          <table:table-cell table:style-name="ce18" office:value-type="float" office:value="860959" calcext:value-type="float">
            <text:p>860'959 <text:s/></text:p>
          </table:table-cell>
          <table:table-cell table:style-name="ce18" office:value-type="float" office:value="213879" calcext:value-type="float">
            <text:p>213'879 <text:s/></text:p>
          </table:table-cell>
          <table:table-cell table:style-name="ce48" office:value-type="float" office:value="24.8419495004989" calcext:value-type="float">
            <text:p>24.8</text:p>
          </table:table-cell>
          <table:table-cell table:style-name="ce18" office:value-type="float" office:value="673514" calcext:value-type="float">
            <text:p>673'514 <text:s/></text:p>
          </table:table-cell>
          <table:table-cell table:style-name="ce18" office:value-type="float" office:value="716474" calcext:value-type="float">
            <text:p>716'474 <text:s/></text:p>
          </table:table-cell>
          <table:table-cell table:style-name="ce18" office:value-type="float" office:value="982829" calcext:value-type="float">
            <text:p>982'829 <text:s/></text:p>
          </table:table-cell>
          <table:table-cell table:style-name="ce18" office:value-type="float" office:value="407159" calcext:value-type="float">
            <text:p>407'159 <text:s/></text:p>
          </table:table-cell>
          <table:table-cell table:style-name="ce18" office:value-type="float" office:value="1092408" calcext:value-type="float">
            <text:p>1'092'408 <text:s/></text:p>
          </table:table-cell>
          <table:table-cell table:style-name="ce18" office:value-type="float" office:value="297580" calcext:value-type="float">
            <text:p>297'58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62145" calcext:value-type="float">
            <text:p>662'145 <text:s/></text:p>
          </table:table-cell>
          <table:table-cell table:style-name="ce19" office:value-type="float" office:value="154479" calcext:value-type="float">
            <text:p>154'479 <text:s/></text:p>
          </table:table-cell>
          <table:table-cell table:style-name="ce19" office:value-type="float" office:value="406513" calcext:value-type="float">
            <text:p>406'513 <text:s/></text:p>
          </table:table-cell>
          <table:table-cell table:style-name="ce19" office:value-type="float" office:value="101153" calcext:value-type="float">
            <text:p>101'153 <text:s/></text:p>
          </table:table-cell>
          <table:table-cell table:style-name="ce49" office:value-type="float" office:value="24.8830910696583" calcext:value-type="float">
            <text:p>24.9</text:p>
          </table:table-cell>
          <table:table-cell table:style-name="ce19" office:value-type="float" office:value="321124" calcext:value-type="float">
            <text:p>321'124 <text:s/></text:p>
          </table:table-cell>
          <table:table-cell table:style-name="ce19" office:value-type="float" office:value="341021" calcext:value-type="float">
            <text:p>341'021 <text:s/></text:p>
          </table:table-cell>
          <table:table-cell table:style-name="ce19" office:value-type="float" office:value="471031" calcext:value-type="float">
            <text:p>471'031 <text:s/></text:p>
          </table:table-cell>
          <table:table-cell table:style-name="ce19" office:value-type="float" office:value="191114" calcext:value-type="float">
            <text:p>191'114 <text:s/></text:p>
          </table:table-cell>
          <table:table-cell table:style-name="ce19" office:value-type="float" office:value="495423" calcext:value-type="float">
            <text:p>495'423 <text:s/></text:p>
          </table:table-cell>
          <table:table-cell table:style-name="ce19" office:value-type="float" office:value="166722" calcext:value-type="float">
            <text:p>166'722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94608" calcext:value-type="float">
            <text:p>294'608 <text:s/></text:p>
          </table:table-cell>
          <table:table-cell table:style-name="ce19" office:value-type="float" office:value="65073" calcext:value-type="float">
            <text:p>65'073 <text:s/></text:p>
          </table:table-cell>
          <table:table-cell table:style-name="ce19" office:value-type="float" office:value="182500" calcext:value-type="float">
            <text:p>182'500 <text:s/></text:p>
          </table:table-cell>
          <table:table-cell table:style-name="ce19" office:value-type="float" office:value="47035" calcext:value-type="float">
            <text:p>47'035 <text:s/></text:p>
          </table:table-cell>
          <table:table-cell table:style-name="ce49" office:value-type="float" office:value="25.772602739726" calcext:value-type="float">
            <text:p>25.8</text:p>
          </table:table-cell>
          <table:table-cell table:style-name="ce19" office:value-type="float" office:value="144986" calcext:value-type="float">
            <text:p>144'986 <text:s/></text:p>
          </table:table-cell>
          <table:table-cell table:style-name="ce19" office:value-type="float" office:value="149622" calcext:value-type="float">
            <text:p>149'622 <text:s/></text:p>
          </table:table-cell>
          <table:table-cell table:style-name="ce19" office:value-type="float" office:value="240264" calcext:value-type="float">
            <text:p>240'264 <text:s/></text:p>
          </table:table-cell>
          <table:table-cell table:style-name="ce19" office:value-type="float" office:value="54344" calcext:value-type="float">
            <text:p>54'344 <text:s/></text:p>
          </table:table-cell>
          <table:table-cell table:style-name="ce19" office:value-type="float" office:value="167165" calcext:value-type="float">
            <text:p>167'165 <text:s/></text:p>
          </table:table-cell>
          <table:table-cell table:style-name="ce19" office:value-type="float" office:value="127443" calcext:value-type="float">
            <text:p>127'44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33235" calcext:value-type="float">
            <text:p>433'235 <text:s/></text:p>
          </table:table-cell>
          <table:table-cell table:style-name="ce19" office:value-type="float" office:value="95598" calcext:value-type="float">
            <text:p>95'598 <text:s/></text:p>
          </table:table-cell>
          <table:table-cell table:style-name="ce19" office:value-type="float" office:value="271946" calcext:value-type="float">
            <text:p>271'946 <text:s/></text:p>
          </table:table-cell>
          <table:table-cell table:style-name="ce19" office:value-type="float" office:value="65691" calcext:value-type="float">
            <text:p>65'691 <text:s/></text:p>
          </table:table-cell>
          <table:table-cell table:style-name="ce49" office:value-type="float" office:value="24.1558985975157" calcext:value-type="float">
            <text:p>24.2</text:p>
          </table:table-cell>
          <table:table-cell table:style-name="ce19" office:value-type="float" office:value="207404" calcext:value-type="float">
            <text:p>207'404 <text:s/></text:p>
          </table:table-cell>
          <table:table-cell table:style-name="ce19" office:value-type="float" office:value="225831" calcext:value-type="float">
            <text:p>225'831 <text:s/></text:p>
          </table:table-cell>
          <table:table-cell table:style-name="ce19" office:value-type="float" office:value="271534" calcext:value-type="float">
            <text:p>271'534 <text:s/></text:p>
          </table:table-cell>
          <table:table-cell table:style-name="ce19" office:value-type="float" office:value="161701" calcext:value-type="float">
            <text:p>161'701 <text:s/></text:p>
          </table:table-cell>
          <table:table-cell table:style-name="ce19" office:value-type="float" office:value="429820" calcext:value-type="float">
            <text:p>429'820 <text:s/></text:p>
          </table:table-cell>
          <table:table-cell table:style-name="ce19" office:value-type="float" office:value="3415" calcext:value-type="float">
            <text:p>3'415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703966" calcext:value-type="float">
            <text:p>1'703'966 <text:s/></text:p>
          </table:table-cell>
          <table:table-cell table:style-name="ce18" office:value-type="float" office:value="370246" calcext:value-type="float">
            <text:p>370'246 <text:s/></text:p>
          </table:table-cell>
          <table:table-cell table:style-name="ce18" office:value-type="float" office:value="1044286" calcext:value-type="float">
            <text:p>1'044'286 <text:s/></text:p>
          </table:table-cell>
          <table:table-cell table:style-name="ce18" office:value-type="float" office:value="289434" calcext:value-type="float">
            <text:p>289'434 <text:s/></text:p>
          </table:table-cell>
          <table:table-cell table:style-name="ce48" office:value-type="float" office:value="27.7159705291462" calcext:value-type="float">
            <text:p>27.7</text:p>
          </table:table-cell>
          <table:table-cell table:style-name="ce18" office:value-type="float" office:value="832918" calcext:value-type="float">
            <text:p>832'918 <text:s/></text:p>
          </table:table-cell>
          <table:table-cell table:style-name="ce18" office:value-type="float" office:value="871048" calcext:value-type="float">
            <text:p>871'048 <text:s/></text:p>
          </table:table-cell>
          <table:table-cell table:style-name="ce18" office:value-type="float" office:value="1452858" calcext:value-type="float">
            <text:p>1'452'858 <text:s/></text:p>
          </table:table-cell>
          <table:table-cell table:style-name="ce18" office:value-type="float" office:value="251108" calcext:value-type="float">
            <text:p>251'108 <text:s/></text:p>
          </table:table-cell>
          <table:table-cell table:style-name="ce18" office:value-type="float" office:value="1078103" calcext:value-type="float">
            <text:p>1'078'103 <text:s/></text:p>
          </table:table-cell>
          <table:table-cell table:style-name="ce18" office:value-type="float" office:value="625863" calcext:value-type="float">
            <text:p>625'86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58897" calcext:value-type="float">
            <text:p>958'897 <text:s/></text:p>
          </table:table-cell>
          <table:table-cell table:style-name="ce19" office:value-type="float" office:value="197037" calcext:value-type="float">
            <text:p>197'037 <text:s/></text:p>
          </table:table-cell>
          <table:table-cell table:style-name="ce19" office:value-type="float" office:value="589959" calcext:value-type="float">
            <text:p>589'959 <text:s/></text:p>
          </table:table-cell>
          <table:table-cell table:style-name="ce19" office:value-type="float" office:value="171901" calcext:value-type="float">
            <text:p>171'901 <text:s/></text:p>
          </table:table-cell>
          <table:table-cell table:style-name="ce49" office:value-type="float" office:value="29.1377875411681" calcext:value-type="float">
            <text:p>29.1</text:p>
          </table:table-cell>
          <table:table-cell table:style-name="ce19" office:value-type="float" office:value="466394" calcext:value-type="float">
            <text:p>466'394 <text:s/></text:p>
          </table:table-cell>
          <table:table-cell table:style-name="ce19" office:value-type="float" office:value="492503" calcext:value-type="float">
            <text:p>492'503 <text:s/></text:p>
          </table:table-cell>
          <table:table-cell table:style-name="ce19" office:value-type="float" office:value="841188" calcext:value-type="float">
            <text:p>841'188 <text:s/></text:p>
          </table:table-cell>
          <table:table-cell table:style-name="ce19" office:value-type="float" office:value="117709" calcext:value-type="float">
            <text:p>117'709 <text:s/></text:p>
          </table:table-cell>
          <table:table-cell table:style-name="ce19" office:value-type="float" office:value="596513" calcext:value-type="float">
            <text:p>596'513 <text:s/></text:p>
          </table:table-cell>
          <table:table-cell table:style-name="ce19" office:value-type="float" office:value="362384" calcext:value-type="float">
            <text:p>362'384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58252" calcext:value-type="float">
            <text:p>258'252 <text:s/></text:p>
          </table:table-cell>
          <table:table-cell table:style-name="ce19" office:value-type="float" office:value="64587" calcext:value-type="float">
            <text:p>64'587 <text:s/></text:p>
          </table:table-cell>
          <table:table-cell table:style-name="ce19" office:value-type="float" office:value="159453" calcext:value-type="float">
            <text:p>159'453 <text:s/></text:p>
          </table:table-cell>
          <table:table-cell table:style-name="ce19" office:value-type="float" office:value="34212" calcext:value-type="float">
            <text:p>34'212 <text:s/></text:p>
          </table:table-cell>
          <table:table-cell table:style-name="ce49" office:value-type="float" office:value="21.4558521946906" calcext:value-type="float">
            <text:p>21.5</text:p>
          </table:table-cell>
          <table:table-cell table:style-name="ce19" office:value-type="float" office:value="128112" calcext:value-type="float">
            <text:p>128'112 <text:s/></text:p>
          </table:table-cell>
          <table:table-cell table:style-name="ce19" office:value-type="float" office:value="130140" calcext:value-type="float">
            <text:p>130'140 <text:s/></text:p>
          </table:table-cell>
          <table:table-cell table:style-name="ce19" office:value-type="float" office:value="217140" calcext:value-type="float">
            <text:p>217'140 <text:s/></text:p>
          </table:table-cell>
          <table:table-cell table:style-name="ce19" office:value-type="float" office:value="41112" calcext:value-type="float">
            <text:p>41'112 <text:s/></text:p>
          </table:table-cell>
          <table:table-cell table:style-name="ce19" office:value-type="float" office:value="143225" calcext:value-type="float">
            <text:p>143'225 <text:s/></text:p>
          </table:table-cell>
          <table:table-cell table:style-name="ce19" office:value-type="float" office:value="115027" calcext:value-type="float">
            <text:p>115'02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48613" calcext:value-type="float">
            <text:p>248'613 <text:s/></text:p>
          </table:table-cell>
          <table:table-cell table:style-name="ce19" office:value-type="float" office:value="53565" calcext:value-type="float">
            <text:p>53'565 <text:s/></text:p>
          </table:table-cell>
          <table:table-cell table:style-name="ce19" office:value-type="float" office:value="153333" calcext:value-type="float">
            <text:p>153'333 <text:s/></text:p>
          </table:table-cell>
          <table:table-cell table:style-name="ce19" office:value-type="float" office:value="41715" calcext:value-type="float">
            <text:p>41'715 <text:s/></text:p>
          </table:table-cell>
          <table:table-cell table:style-name="ce49" office:value-type="float" office:value="27.2054939249868" calcext:value-type="float">
            <text:p>27.2</text:p>
          </table:table-cell>
          <table:table-cell table:style-name="ce19" office:value-type="float" office:value="122479" calcext:value-type="float">
            <text:p>122'479 <text:s/></text:p>
          </table:table-cell>
          <table:table-cell table:style-name="ce19" office:value-type="float" office:value="126134" calcext:value-type="float">
            <text:p>126'134 <text:s/></text:p>
          </table:table-cell>
          <table:table-cell table:style-name="ce19" office:value-type="float" office:value="203302" calcext:value-type="float">
            <text:p>203'302 <text:s/></text:p>
          </table:table-cell>
          <table:table-cell table:style-name="ce19" office:value-type="float" office:value="45311" calcext:value-type="float">
            <text:p>45'311 <text:s/></text:p>
          </table:table-cell>
          <table:table-cell table:style-name="ce19" office:value-type="float" office:value="191939" calcext:value-type="float">
            <text:p>191'939 <text:s/></text:p>
          </table:table-cell>
          <table:table-cell table:style-name="ce19" office:value-type="float" office:value="56674" calcext:value-type="float">
            <text:p>56'674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68912" calcext:value-type="float">
            <text:p>168'912 <text:s/></text:p>
          </table:table-cell>
          <table:table-cell table:style-name="ce19" office:value-type="float" office:value="38528" calcext:value-type="float">
            <text:p>38'528 <text:s/></text:p>
          </table:table-cell>
          <table:table-cell table:style-name="ce19" office:value-type="float" office:value="100718" calcext:value-type="float">
            <text:p>100'718 <text:s/></text:p>
          </table:table-cell>
          <table:table-cell table:style-name="ce19" office:value-type="float" office:value="29666" calcext:value-type="float">
            <text:p>29'666 <text:s/></text:p>
          </table:table-cell>
          <table:table-cell table:style-name="ce49" office:value-type="float" office:value="29.4545165710201" calcext:value-type="float">
            <text:p>29.5</text:p>
          </table:table-cell>
          <table:table-cell table:style-name="ce19" office:value-type="float" office:value="81886" calcext:value-type="float">
            <text:p>81'886 <text:s/></text:p>
          </table:table-cell>
          <table:table-cell table:style-name="ce19" office:value-type="float" office:value="87026" calcext:value-type="float">
            <text:p>87'026 <text:s/></text:p>
          </table:table-cell>
          <table:table-cell table:style-name="ce19" office:value-type="float" office:value="129989" calcext:value-type="float">
            <text:p>129'989 <text:s/></text:p>
          </table:table-cell>
          <table:table-cell table:style-name="ce19" office:value-type="float" office:value="38923" calcext:value-type="float">
            <text:p>38'923 <text:s/></text:p>
          </table:table-cell>
          <table:table-cell table:style-name="ce19" office:value-type="float" office:value="125643" calcext:value-type="float">
            <text:p>125'643 <text:s/></text:p>
          </table:table-cell>
          <table:table-cell table:style-name="ce19" office:value-type="float" office:value="43269" calcext:value-type="float">
            <text:p>43'26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9292" calcext:value-type="float">
            <text:p>69'292 <text:s/></text:p>
          </table:table-cell>
          <table:table-cell table:style-name="ce19" office:value-type="float" office:value="16529" calcext:value-type="float">
            <text:p>16'529 <text:s/></text:p>
          </table:table-cell>
          <table:table-cell table:style-name="ce19" office:value-type="float" office:value="40823" calcext:value-type="float">
            <text:p>40'823 <text:s/></text:p>
          </table:table-cell>
          <table:table-cell table:style-name="ce19" office:value-type="float" office:value="11940" calcext:value-type="float">
            <text:p>11'940 <text:s/></text:p>
          </table:table-cell>
          <table:table-cell table:style-name="ce49" office:value-type="float" office:value="29.2482179163707" calcext:value-type="float">
            <text:p>29.2</text:p>
          </table:table-cell>
          <table:table-cell table:style-name="ce19" office:value-type="float" office:value="34047" calcext:value-type="float">
            <text:p>34'047 <text:s/></text:p>
          </table:table-cell>
          <table:table-cell table:style-name="ce19" office:value-type="float" office:value="35245" calcext:value-type="float">
            <text:p>35'245 <text:s/></text:p>
          </table:table-cell>
          <table:table-cell table:style-name="ce19" office:value-type="float" office:value="61239" calcext:value-type="float">
            <text:p>61'239 <text:s/></text:p>
          </table:table-cell>
          <table:table-cell table:style-name="ce19" office:value-type="float" office:value="8053" calcext:value-type="float">
            <text:p>8'053 <text:s/></text:p>
          </table:table-cell>
          <table:table-cell table:style-name="ce19" office:value-type="float" office:value="20783" calcext:value-type="float">
            <text:p>20'783 <text:s/></text:p>
          </table:table-cell>
          <table:table-cell table:style-name="ce19" office:value-type="float" office:value="48509" calcext:value-type="float">
            <text:p>48'50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26801" calcext:value-type="float">
            <text:p>1'026'801 <text:s/></text:p>
          </table:table-cell>
          <table:table-cell table:style-name="ce18" office:value-type="float" office:value="214318" calcext:value-type="float">
            <text:p>214'318 <text:s/></text:p>
          </table:table-cell>
          <table:table-cell table:style-name="ce18" office:value-type="float" office:value="643038" calcext:value-type="float">
            <text:p>643'038 <text:s/></text:p>
          </table:table-cell>
          <table:table-cell table:style-name="ce18" office:value-type="float" office:value="169445" calcext:value-type="float">
            <text:p>169'445 <text:s/></text:p>
          </table:table-cell>
          <table:table-cell table:style-name="ce48" office:value-type="float" office:value="26.3506977814686" calcext:value-type="float">
            <text:p>26.4</text:p>
          </table:table-cell>
          <table:table-cell table:style-name="ce18" office:value-type="float" office:value="504211" calcext:value-type="float">
            <text:p>504'211 <text:s/></text:p>
          </table:table-cell>
          <table:table-cell table:style-name="ce18" office:value-type="float" office:value="522590" calcext:value-type="float">
            <text:p>522'590 <text:s/></text:p>
          </table:table-cell>
          <table:table-cell table:style-name="ce18" office:value-type="float" office:value="808188" calcext:value-type="float">
            <text:p>808'188 <text:s/></text:p>
          </table:table-cell>
          <table:table-cell table:style-name="ce18" office:value-type="float" office:value="218613" calcext:value-type="float">
            <text:p>218'613 <text:s/></text:p>
          </table:table-cell>
          <table:table-cell table:style-name="ce18" office:value-type="float" office:value="805821" calcext:value-type="float">
            <text:p>805'821 <text:s/></text:p>
          </table:table-cell>
          <table:table-cell table:style-name="ce18" office:value-type="float" office:value="220980" calcext:value-type="float">
            <text:p>220'98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4822" calcext:value-type="float">
            <text:p>184'822 <text:s/></text:p>
          </table:table-cell>
          <table:table-cell table:style-name="ce19" office:value-type="float" office:value="31018" calcext:value-type="float">
            <text:p>31'018 <text:s/></text:p>
          </table:table-cell>
          <table:table-cell table:style-name="ce19" office:value-type="float" office:value="115403" calcext:value-type="float">
            <text:p>115'403 <text:s/></text:p>
          </table:table-cell>
          <table:table-cell table:style-name="ce19" office:value-type="float" office:value="38401" calcext:value-type="float">
            <text:p>38'401 <text:s/></text:p>
          </table:table-cell>
          <table:table-cell table:style-name="ce49" office:value-type="float" office:value="33.2755647600149" calcext:value-type="float">
            <text:p>33.3</text:p>
          </table:table-cell>
          <table:table-cell table:style-name="ce19" office:value-type="float" office:value="87598" calcext:value-type="float">
            <text:p>87'598 <text:s/></text:p>
          </table:table-cell>
          <table:table-cell table:style-name="ce19" office:value-type="float" office:value="97224" calcext:value-type="float">
            <text:p>97'224 <text:s/></text:p>
          </table:table-cell>
          <table:table-cell table:style-name="ce19" office:value-type="float" office:value="129234" calcext:value-type="float">
            <text:p>129'234 <text:s/></text:p>
          </table:table-cell>
          <table:table-cell table:style-name="ce19" office:value-type="float" office:value="55588" calcext:value-type="float">
            <text:p>55'588 <text:s/></text:p>
          </table:table-cell>
          <table:table-cell table:style-name="ce19" office:value-type="float" office:value="184822" calcext:value-type="float">
            <text:p>184'82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67166" calcext:value-type="float">
            <text:p>267'166 <text:s/></text:p>
          </table:table-cell>
          <table:table-cell table:style-name="ce19" office:value-type="float" office:value="54631" calcext:value-type="float">
            <text:p>54'631 <text:s/></text:p>
          </table:table-cell>
          <table:table-cell table:style-name="ce19" office:value-type="float" office:value="164691" calcext:value-type="float">
            <text:p>164'691 <text:s/></text:p>
          </table:table-cell>
          <table:table-cell table:style-name="ce19" office:value-type="float" office:value="47844" calcext:value-type="float">
            <text:p>47'844 <text:s/></text:p>
          </table:table-cell>
          <table:table-cell table:style-name="ce49" office:value-type="float" office:value="29.0507678015192" calcext:value-type="float">
            <text:p>29.1</text:p>
          </table:table-cell>
          <table:table-cell table:style-name="ce19" office:value-type="float" office:value="130596" calcext:value-type="float">
            <text:p>130'596 <text:s/></text:p>
          </table:table-cell>
          <table:table-cell table:style-name="ce19" office:value-type="float" office:value="136570" calcext:value-type="float">
            <text:p>136'570 <text:s/></text:p>
          </table:table-cell>
          <table:table-cell table:style-name="ce19" office:value-type="float" office:value="219545" calcext:value-type="float">
            <text:p>219'545 <text:s/></text:p>
          </table:table-cell>
          <table:table-cell table:style-name="ce19" office:value-type="float" office:value="47621" calcext:value-type="float">
            <text:p>47'621 <text:s/></text:p>
          </table:table-cell>
          <table:table-cell table:style-name="ce19" office:value-type="float" office:value="245026" calcext:value-type="float">
            <text:p>245'026 <text:s/></text:p>
          </table:table-cell>
          <table:table-cell table:style-name="ce19" office:value-type="float" office:value="22140" calcext:value-type="float">
            <text:p>22'14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74813" calcext:value-type="float">
            <text:p>574'813 <text:s/></text:p>
          </table:table-cell>
          <table:table-cell table:style-name="ce19" office:value-type="float" office:value="128669" calcext:value-type="float">
            <text:p>128'669 <text:s/></text:p>
          </table:table-cell>
          <table:table-cell table:style-name="ce19" office:value-type="float" office:value="362944" calcext:value-type="float">
            <text:p>362'944 <text:s/></text:p>
          </table:table-cell>
          <table:table-cell table:style-name="ce19" office:value-type="float" office:value="83200" calcext:value-type="float">
            <text:p>83'200 <text:s/></text:p>
          </table:table-cell>
          <table:table-cell table:style-name="ce49" office:value-type="float" office:value="22.9236466231705" calcext:value-type="float">
            <text:p>22.9</text:p>
          </table:table-cell>
          <table:table-cell table:style-name="ce19" office:value-type="float" office:value="286017" calcext:value-type="float">
            <text:p>286'017 <text:s/></text:p>
          </table:table-cell>
          <table:table-cell table:style-name="ce19" office:value-type="float" office:value="288796" calcext:value-type="float">
            <text:p>288'796 <text:s/></text:p>
          </table:table-cell>
          <table:table-cell table:style-name="ce19" office:value-type="float" office:value="459409" calcext:value-type="float">
            <text:p>459'409 <text:s/></text:p>
          </table:table-cell>
          <table:table-cell table:style-name="ce19" office:value-type="float" office:value="115404" calcext:value-type="float">
            <text:p>115'404 <text:s/></text:p>
          </table:table-cell>
          <table:table-cell table:style-name="ce19" office:value-type="float" office:value="375973" calcext:value-type="float">
            <text:p>375'973 <text:s/></text:p>
          </table:table-cell>
          <table:table-cell table:style-name="ce19" office:value-type="float" office:value="198840" calcext:value-type="float">
            <text:p>198'84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284052" calcext:value-type="float">
            <text:p>1'284'052 <text:s/></text:p>
          </table:table-cell>
          <table:table-cell table:style-name="ce18" office:value-type="float" office:value="258126" calcext:value-type="float">
            <text:p>258'126 <text:s/></text:p>
          </table:table-cell>
          <table:table-cell table:style-name="ce18" office:value-type="float" office:value="821004" calcext:value-type="float">
            <text:p>821'004 <text:s/></text:p>
          </table:table-cell>
          <table:table-cell table:style-name="ce18" office:value-type="float" office:value="204922" calcext:value-type="float">
            <text:p>204'922 <text:s/></text:p>
          </table:table-cell>
          <table:table-cell table:style-name="ce48" office:value-type="float" office:value="24.9599271136316" calcext:value-type="float">
            <text:p>25.0</text:p>
          </table:table-cell>
          <table:table-cell table:style-name="ce18" office:value-type="float" office:value="630306" calcext:value-type="float">
            <text:p>630'306 <text:s/></text:p>
          </table:table-cell>
          <table:table-cell table:style-name="ce18" office:value-type="float" office:value="653746" calcext:value-type="float">
            <text:p>653'746 <text:s/></text:p>
          </table:table-cell>
          <table:table-cell table:style-name="ce18" office:value-type="float" office:value="998574" calcext:value-type="float">
            <text:p>998'574 <text:s/></text:p>
          </table:table-cell>
          <table:table-cell table:style-name="ce18" office:value-type="float" office:value="285478" calcext:value-type="float">
            <text:p>285'478 <text:s/></text:p>
          </table:table-cell>
          <table:table-cell table:style-name="ce18" office:value-type="float" office:value="1219469" calcext:value-type="float">
            <text:p>1'219'469 <text:s/></text:p>
          </table:table-cell>
          <table:table-cell table:style-name="ce18" office:value-type="float" office:value="64583" calcext:value-type="float">
            <text:p>64'58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65253" calcext:value-type="float">
            <text:p>1'065'253 <text:s/></text:p>
          </table:table-cell>
          <table:table-cell table:style-name="ce18" office:value-type="float" office:value="244163" calcext:value-type="float">
            <text:p>244'163 <text:s/></text:p>
          </table:table-cell>
          <table:table-cell table:style-name="ce18" office:value-type="float" office:value="651511" calcext:value-type="float">
            <text:p>651'511 <text:s/></text:p>
          </table:table-cell>
          <table:table-cell table:style-name="ce18" office:value-type="float" office:value="169579" calcext:value-type="float">
            <text:p>169'579 <text:s/></text:p>
          </table:table-cell>
          <table:table-cell table:style-name="ce48" office:value-type="float" office:value="26.0285705076353" calcext:value-type="float">
            <text:p>26.0</text:p>
          </table:table-cell>
          <table:table-cell table:style-name="ce18" office:value-type="float" office:value="526889" calcext:value-type="float">
            <text:p>526'889 <text:s/></text:p>
          </table:table-cell>
          <table:table-cell table:style-name="ce18" office:value-type="float" office:value="538364" calcext:value-type="float">
            <text:p>538'364 <text:s/></text:p>
          </table:table-cell>
          <table:table-cell table:style-name="ce18" office:value-type="float" office:value="866387" calcext:value-type="float">
            <text:p>866'387 <text:s/></text:p>
          </table:table-cell>
          <table:table-cell table:style-name="ce18" office:value-type="float" office:value="198866" calcext:value-type="float">
            <text:p>198'866 <text:s/></text:p>
          </table:table-cell>
          <table:table-cell table:style-name="ce18" office:value-type="float" office:value="598518" calcext:value-type="float">
            <text:p>598'518 <text:s/></text:p>
          </table:table-cell>
          <table:table-cell table:style-name="ce18" office:value-type="float" office:value="466735" calcext:value-type="float">
            <text:p>466'735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084" calcext:value-type="float">
            <text:p>38'084 <text:s/></text:p>
          </table:table-cell>
          <table:table-cell table:style-name="ce19" office:value-type="float" office:value="8622" calcext:value-type="float">
            <text:p>8'622 <text:s/></text:p>
          </table:table-cell>
          <table:table-cell table:style-name="ce19" office:value-type="float" office:value="22953" calcext:value-type="float">
            <text:p>22'953 <text:s/></text:p>
          </table:table-cell>
          <table:table-cell table:style-name="ce19" office:value-type="float" office:value="6509" calcext:value-type="float">
            <text:p>6'509 <text:s/></text:p>
          </table:table-cell>
          <table:table-cell table:style-name="ce49" office:value-type="float" office:value="28.3579488520019" calcext:value-type="float">
            <text:p>28.4</text:p>
          </table:table-cell>
          <table:table-cell table:style-name="ce19" office:value-type="float" office:value="18890" calcext:value-type="float">
            <text:p>18'890 <text:s/></text:p>
          </table:table-cell>
          <table:table-cell table:style-name="ce19" office:value-type="float" office:value="19194" calcext:value-type="float">
            <text:p>19'194 <text:s/></text:p>
          </table:table-cell>
          <table:table-cell table:style-name="ce19" office:value-type="float" office:value="30678" calcext:value-type="float">
            <text:p>30'678 <text:s/></text:p>
          </table:table-cell>
          <table:table-cell table:style-name="ce19" office:value-type="float" office:value="7406" calcext:value-type="float">
            <text:p>7'406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084" calcext:value-type="float">
            <text:p>38'084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3866" calcext:value-type="float">
            <text:p>73'866 <text:s/></text:p>
          </table:table-cell>
          <table:table-cell table:style-name="ce19" office:value-type="float" office:value="15079" calcext:value-type="float">
            <text:p>15'079 <text:s/></text:p>
          </table:table-cell>
          <table:table-cell table:style-name="ce19" office:value-type="float" office:value="44643" calcext:value-type="float">
            <text:p>44'643 <text:s/></text:p>
          </table:table-cell>
          <table:table-cell table:style-name="ce19" office:value-type="float" office:value="14144" calcext:value-type="float">
            <text:p>14'144 <text:s/></text:p>
          </table:table-cell>
          <table:table-cell table:style-name="ce49" office:value-type="float" office:value="31.6824586161324" calcext:value-type="float">
            <text:p>31.7</text:p>
          </table:table-cell>
          <table:table-cell table:style-name="ce19" office:value-type="float" office:value="35994" calcext:value-type="float">
            <text:p>35'994 <text:s/></text:p>
          </table:table-cell>
          <table:table-cell table:style-name="ce19" office:value-type="float" office:value="37872" calcext:value-type="float">
            <text:p>37'872 <text:s/></text:p>
          </table:table-cell>
          <table:table-cell table:style-name="ce19" office:value-type="float" office:value="58216" calcext:value-type="float">
            <text:p>58'216 <text:s/></text:p>
          </table:table-cell>
          <table:table-cell table:style-name="ce19" office:value-type="float" office:value="15650" calcext:value-type="float">
            <text:p>15'650 <text:s/></text:p>
          </table:table-cell>
          <table:table-cell table:style-name="ce19" office:value-type="float" office:value="54620" calcext:value-type="float">
            <text:p>54'620 <text:s/></text:p>
          </table:table-cell>
          <table:table-cell table:style-name="ce19" office:value-type="float" office:value="19246" calcext:value-type="float">
            <text:p>19'246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2509" calcext:value-type="float">
            <text:p>52'509 <text:s/></text:p>
          </table:table-cell>
          <table:table-cell table:style-name="ce19" office:value-type="float" office:value="12035" calcext:value-type="float">
            <text:p>12'035 <text:s/></text:p>
          </table:table-cell>
          <table:table-cell table:style-name="ce19" office:value-type="float" office:value="31335" calcext:value-type="float">
            <text:p>31'335 <text:s/></text:p>
          </table:table-cell>
          <table:table-cell table:style-name="ce19" office:value-type="float" office:value="9139" calcext:value-type="float">
            <text:p>9'139 <text:s/></text:p>
          </table:table-cell>
          <table:table-cell table:style-name="ce49" office:value-type="float" office:value="29.1654699218127" calcext:value-type="float">
            <text:p>29.2</text:p>
          </table:table-cell>
          <table:table-cell table:style-name="ce19" office:value-type="float" office:value="26137" calcext:value-type="float">
            <text:p>26'137 <text:s/></text:p>
          </table:table-cell>
          <table:table-cell table:style-name="ce19" office:value-type="float" office:value="26372" calcext:value-type="float">
            <text:p>26'372 <text:s/></text:p>
          </table:table-cell>
          <table:table-cell table:style-name="ce19" office:value-type="float" office:value="45909" calcext:value-type="float">
            <text:p>45'909 <text:s/></text:p>
          </table:table-cell>
          <table:table-cell table:style-name="ce19" office:value-type="float" office:value="6600" calcext:value-type="float">
            <text:p>6'600 <text:s/></text:p>
          </table:table-cell>
          <table:table-cell table:style-name="ce19" office:value-type="float" office:value="27775" calcext:value-type="float">
            <text:p>27'775 <text:s/></text:p>
          </table:table-cell>
          <table:table-cell table:style-name="ce19" office:value-type="float" office:value="24734" calcext:value-type="float">
            <text:p>24'734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300" calcext:value-type="float">
            <text:p>15'300 <text:s/></text:p>
          </table:table-cell>
          <table:table-cell table:style-name="ce19" office:value-type="float" office:value="4008" calcext:value-type="float">
            <text:p>4'008 <text:s/></text:p>
          </table:table-cell>
          <table:table-cell table:style-name="ce19" office:value-type="float" office:value="8819" calcext:value-type="float">
            <text:p>8'819 <text:s/></text:p>
          </table:table-cell>
          <table:table-cell table:style-name="ce19" office:value-type="float" office:value="2473" calcext:value-type="float">
            <text:p>2'473 <text:s/></text:p>
          </table:table-cell>
          <table:table-cell table:style-name="ce49" office:value-type="float" office:value="28.0417280870847" calcext:value-type="float">
            <text:p>28.0</text:p>
          </table:table-cell>
          <table:table-cell table:style-name="ce19" office:value-type="float" office:value="7845" calcext:value-type="float">
            <text:p>7'845 <text:s/></text:p>
          </table:table-cell>
          <table:table-cell table:style-name="ce19" office:value-type="float" office:value="7455" calcext:value-type="float">
            <text:p>7'455 <text:s/></text:p>
          </table:table-cell>
          <table:table-cell table:style-name="ce19" office:value-type="float" office:value="13870" calcext:value-type="float">
            <text:p>13'870 <text:s/></text:p>
          </table:table-cell>
          <table:table-cell table:style-name="ce19" office:value-type="float" office:value="1430" calcext:value-type="float">
            <text:p>1'430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300" calcext:value-type="float">
            <text:p>15'30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61810" calcext:value-type="float">
            <text:p>461'810 <text:s/></text:p>
          </table:table-cell>
          <table:table-cell table:style-name="ce19" office:value-type="float" office:value="108578" calcext:value-type="float">
            <text:p>108'578 <text:s/></text:p>
          </table:table-cell>
          <table:table-cell table:style-name="ce19" office:value-type="float" office:value="282364" calcext:value-type="float">
            <text:p>282'364 <text:s/></text:p>
          </table:table-cell>
          <table:table-cell table:style-name="ce19" office:value-type="float" office:value="70868" calcext:value-type="float">
            <text:p>70'868 <text:s/></text:p>
          </table:table-cell>
          <table:table-cell table:style-name="ce49" office:value-type="float" office:value="25.098100324404" calcext:value-type="float">
            <text:p>25.1</text:p>
          </table:table-cell>
          <table:table-cell table:style-name="ce19" office:value-type="float" office:value="227905" calcext:value-type="float">
            <text:p>227'905 <text:s/></text:p>
          </table:table-cell>
          <table:table-cell table:style-name="ce19" office:value-type="float" office:value="233905" calcext:value-type="float">
            <text:p>233'905 <text:s/></text:p>
          </table:table-cell>
          <table:table-cell table:style-name="ce19" office:value-type="float" office:value="367092" calcext:value-type="float">
            <text:p>367'092 <text:s/></text:p>
          </table:table-cell>
          <table:table-cell table:style-name="ce19" office:value-type="float" office:value="94718" calcext:value-type="float">
            <text:p>94'718 <text:s/></text:p>
          </table:table-cell>
          <table:table-cell table:style-name="ce19" office:value-type="float" office:value="307730" calcext:value-type="float">
            <text:p>307'730 <text:s/></text:p>
          </table:table-cell>
          <table:table-cell table:style-name="ce19" office:value-type="float" office:value="154080" calcext:value-type="float">
            <text:p>154'08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87920" calcext:value-type="float">
            <text:p>187'920 <text:s/></text:p>
          </table:table-cell>
          <table:table-cell table:style-name="ce19" office:value-type="float" office:value="40135" calcext:value-type="float">
            <text:p>40'135 <text:s/></text:p>
          </table:table-cell>
          <table:table-cell table:style-name="ce19" office:value-type="float" office:value="116406" calcext:value-type="float">
            <text:p>116'406 <text:s/></text:p>
          </table:table-cell>
          <table:table-cell table:style-name="ce19" office:value-type="float" office:value="31379" calcext:value-type="float">
            <text:p>31'379 <text:s/></text:p>
          </table:table-cell>
          <table:table-cell table:style-name="ce49" office:value-type="float" office:value="26.9565142690239" calcext:value-type="float">
            <text:p>27.0</text:p>
          </table:table-cell>
          <table:table-cell table:style-name="ce19" office:value-type="float" office:value="92911" calcext:value-type="float">
            <text:p>92'911 <text:s/></text:p>
          </table:table-cell>
          <table:table-cell table:style-name="ce19" office:value-type="float" office:value="95009" calcext:value-type="float">
            <text:p>95'009 <text:s/></text:p>
          </table:table-cell>
          <table:table-cell table:style-name="ce19" office:value-type="float" office:value="160833" calcext:value-type="float">
            <text:p>160'833 <text:s/></text:p>
          </table:table-cell>
          <table:table-cell table:style-name="ce19" office:value-type="float" office:value="27087" calcext:value-type="float">
            <text:p>27'087 <text:s/></text:p>
          </table:table-cell>
          <table:table-cell table:style-name="ce19" office:value-type="float" office:value="92089" calcext:value-type="float">
            <text:p>92'089 <text:s/></text:p>
          </table:table-cell>
          <table:table-cell table:style-name="ce19" office:value-type="float" office:value="95831" calcext:value-type="float">
            <text:p>95'83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35764" calcext:value-type="float">
            <text:p>235'764 <text:s/></text:p>
          </table:table-cell>
          <table:table-cell table:style-name="ce19" office:value-type="float" office:value="55706" calcext:value-type="float">
            <text:p>55'706 <text:s/></text:p>
          </table:table-cell>
          <table:table-cell table:style-name="ce19" office:value-type="float" office:value="144991" calcext:value-type="float">
            <text:p>144'991 <text:s/></text:p>
          </table:table-cell>
          <table:table-cell table:style-name="ce19" office:value-type="float" office:value="35067" calcext:value-type="float">
            <text:p>35'067 <text:s/></text:p>
          </table:table-cell>
          <table:table-cell table:style-name="ce49" office:value-type="float" office:value="24.1856391086343" calcext:value-type="float">
            <text:p>24.2</text:p>
          </table:table-cell>
          <table:table-cell table:style-name="ce19" office:value-type="float" office:value="117207" calcext:value-type="float">
            <text:p>117'207 <text:s/></text:p>
          </table:table-cell>
          <table:table-cell table:style-name="ce19" office:value-type="float" office:value="118557" calcext:value-type="float">
            <text:p>118'557 <text:s/></text:p>
          </table:table-cell>
          <table:table-cell table:style-name="ce19" office:value-type="float" office:value="189789" calcext:value-type="float">
            <text:p>189'789 <text:s/></text:p>
          </table:table-cell>
          <table:table-cell table:style-name="ce19" office:value-type="float" office:value="45975" calcext:value-type="float">
            <text:p>45'975 <text:s/></text:p>
          </table:table-cell>
          <table:table-cell table:style-name="ce19" office:value-type="float" office:value="116304" calcext:value-type="float">
            <text:p>116'304 <text:s/></text:p>
          </table:table-cell>
          <table:table-cell table:style-name="ce19" office:value-type="float" office:value="119460" calcext:value-type="float">
            <text:p>119'46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13828" calcext:value-type="float">
            <text:p>713'828 <text:s/></text:p>
          </table:table-cell>
          <table:table-cell table:style-name="ce18" office:value-type="float" office:value="165634" calcext:value-type="float">
            <text:p>165'634 <text:s/></text:p>
          </table:table-cell>
          <table:table-cell table:style-name="ce18" office:value-type="float" office:value="441695" calcext:value-type="float">
            <text:p>441'695 <text:s/></text:p>
          </table:table-cell>
          <table:table-cell table:style-name="ce18" office:value-type="float" office:value="106499" calcext:value-type="float">
            <text:p>106'499 <text:s/></text:p>
          </table:table-cell>
          <table:table-cell table:style-name="ce48" office:value-type="float" office:value="24.1114343608146" calcext:value-type="float">
            <text:p>24.1</text:p>
          </table:table-cell>
          <table:table-cell table:style-name="ce18" office:value-type="float" office:value="355918" calcext:value-type="float">
            <text:p>355'918 <text:s/></text:p>
          </table:table-cell>
          <table:table-cell table:style-name="ce18" office:value-type="float" office:value="357910" calcext:value-type="float">
            <text:p>357'910 <text:s/></text:p>
          </table:table-cell>
          <table:table-cell table:style-name="ce18" office:value-type="float" office:value="602131" calcext:value-type="float">
            <text:p>602'131 <text:s/></text:p>
          </table:table-cell>
          <table:table-cell table:style-name="ce18" office:value-type="float" office:value="111697" calcext:value-type="float">
            <text:p>111'697 <text:s/></text:p>
          </table:table-cell>
          <table:table-cell table:style-name="ce18" office:value-type="float" office:value="432387" calcext:value-type="float">
            <text:p>432'387 <text:s/></text:p>
          </table:table-cell>
          <table:table-cell table:style-name="ce18" office:value-type="float" office:value="281441" calcext:value-type="float">
            <text:p>281'441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59110" calcext:value-type="float">
            <text:p>359'110 <text:s/></text:p>
          </table:table-cell>
          <table:table-cell table:style-name="ce19" office:value-type="float" office:value="83468" calcext:value-type="float">
            <text:p>83'468 <text:s/></text:p>
          </table:table-cell>
          <table:table-cell table:style-name="ce19" office:value-type="float" office:value="220186" calcext:value-type="float">
            <text:p>220'186 <text:s/></text:p>
          </table:table-cell>
          <table:table-cell table:style-name="ce19" office:value-type="float" office:value="55456" calcext:value-type="float">
            <text:p>55'456 <text:s/></text:p>
          </table:table-cell>
          <table:table-cell table:style-name="ce49" office:value-type="float" office:value="25.1859791267383" calcext:value-type="float">
            <text:p>25.2</text:p>
          </table:table-cell>
          <table:table-cell table:style-name="ce19" office:value-type="float" office:value="176858" calcext:value-type="float">
            <text:p>176'858 <text:s/></text:p>
          </table:table-cell>
          <table:table-cell table:style-name="ce19" office:value-type="float" office:value="182252" calcext:value-type="float">
            <text:p>182'252 <text:s/></text:p>
          </table:table-cell>
          <table:table-cell table:style-name="ce19" office:value-type="float" office:value="303662" calcext:value-type="float">
            <text:p>303'662 <text:s/></text:p>
          </table:table-cell>
          <table:table-cell table:style-name="ce19" office:value-type="float" office:value="55448" calcext:value-type="float">
            <text:p>55'448 <text:s/></text:p>
          </table:table-cell>
          <table:table-cell table:style-name="ce19" office:value-type="float" office:value="183226" calcext:value-type="float">
            <text:p>183'226 <text:s/></text:p>
          </table:table-cell>
          <table:table-cell table:style-name="ce19" office:value-type="float" office:value="175884" calcext:value-type="float">
            <text:p>175'884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4948" calcext:value-type="float">
            <text:p>34'948 <text:s/></text:p>
          </table:table-cell>
          <table:table-cell table:style-name="ce19" office:value-type="float" office:value="7994" calcext:value-type="float">
            <text:p>7'994 <text:s/></text:p>
          </table:table-cell>
          <table:table-cell table:style-name="ce19" office:value-type="float" office:value="21115" calcext:value-type="float">
            <text:p>21'115 <text:s/></text:p>
          </table:table-cell>
          <table:table-cell table:style-name="ce19" office:value-type="float" office:value="5839" calcext:value-type="float">
            <text:p>5'839 <text:s/></text:p>
          </table:table-cell>
          <table:table-cell table:style-name="ce49" office:value-type="float" office:value="27.6533270187071" calcext:value-type="float">
            <text:p>27.7</text:p>
          </table:table-cell>
          <table:table-cell table:style-name="ce19" office:value-type="float" office:value="17653" calcext:value-type="float">
            <text:p>17'653 <text:s/></text:p>
          </table:table-cell>
          <table:table-cell table:style-name="ce19" office:value-type="float" office:value="17295" calcext:value-type="float">
            <text:p>17'295 <text:s/></text:p>
          </table:table-cell>
          <table:table-cell table:style-name="ce19" office:value-type="float" office:value="31989" calcext:value-type="float">
            <text:p>31'989 <text:s/></text:p>
          </table:table-cell>
          <table:table-cell table:style-name="ce19" office:value-type="float" office:value="2959" calcext:value-type="float">
            <text:p>2'959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4948" calcext:value-type="float">
            <text:p>34'948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38832" calcext:value-type="float">
            <text:p>138'832 <text:s/></text:p>
          </table:table-cell>
          <table:table-cell table:style-name="ce19" office:value-type="float" office:value="32603" calcext:value-type="float">
            <text:p>32'603 <text:s/></text:p>
          </table:table-cell>
          <table:table-cell table:style-name="ce19" office:value-type="float" office:value="86415" calcext:value-type="float">
            <text:p>86'415 <text:s/></text:p>
          </table:table-cell>
          <table:table-cell table:style-name="ce19" office:value-type="float" office:value="19814" calcext:value-type="float">
            <text:p>19'814 <text:s/></text:p>
          </table:table-cell>
          <table:table-cell table:style-name="ce49" office:value-type="float" office:value="22.9288896603599" calcext:value-type="float">
            <text:p>22.9</text:p>
          </table:table-cell>
          <table:table-cell table:style-name="ce19" office:value-type="float" office:value="70307" calcext:value-type="float">
            <text:p>70'307 <text:s/></text:p>
          </table:table-cell>
          <table:table-cell table:style-name="ce19" office:value-type="float" office:value="68525" calcext:value-type="float">
            <text:p>68'525 <text:s/></text:p>
          </table:table-cell>
          <table:table-cell table:style-name="ce19" office:value-type="float" office:value="115781" calcext:value-type="float">
            <text:p>115'781 <text:s/></text:p>
          </table:table-cell>
          <table:table-cell table:style-name="ce19" office:value-type="float" office:value="23051" calcext:value-type="float">
            <text:p>23'051 <text:s/></text:p>
          </table:table-cell>
          <table:table-cell table:style-name="ce19" office:value-type="float" office:value="111212" calcext:value-type="float">
            <text:p>111'212 <text:s/></text:p>
          </table:table-cell>
          <table:table-cell table:style-name="ce19" office:value-type="float" office:value="27620" calcext:value-type="float">
            <text:p>27'620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3755" calcext:value-type="float">
            <text:p>33'755 <text:s/></text:p>
          </table:table-cell>
          <table:table-cell table:style-name="ce19" office:value-type="float" office:value="8447" calcext:value-type="float">
            <text:p>8'447 <text:s/></text:p>
          </table:table-cell>
          <table:table-cell table:style-name="ce19" office:value-type="float" office:value="20356" calcext:value-type="float">
            <text:p>20'356 <text:s/></text:p>
          </table:table-cell>
          <table:table-cell table:style-name="ce19" office:value-type="float" office:value="4952" calcext:value-type="float">
            <text:p>4'952 <text:s/></text:p>
          </table:table-cell>
          <table:table-cell table:style-name="ce49" office:value-type="float" office:value="24.3269797602672" calcext:value-type="float">
            <text:p>24.3</text:p>
          </table:table-cell>
          <table:table-cell table:style-name="ce19" office:value-type="float" office:value="16936" calcext:value-type="float">
            <text:p>16'936 <text:s/></text:p>
          </table:table-cell>
          <table:table-cell table:style-name="ce19" office:value-type="float" office:value="16819" calcext:value-type="float">
            <text:p>16'819 <text:s/></text:p>
          </table:table-cell>
          <table:table-cell table:style-name="ce19" office:value-type="float" office:value="29781" calcext:value-type="float">
            <text:p>29'781 <text:s/></text:p>
          </table:table-cell>
          <table:table-cell table:style-name="ce19" office:value-type="float" office:value="3974" calcext:value-type="float">
            <text:p>3'974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3755" calcext:value-type="float">
            <text:p>33'755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0012" calcext:value-type="float">
            <text:p>40'012 <text:s/></text:p>
          </table:table-cell>
          <table:table-cell table:style-name="ce19" office:value-type="float" office:value="8880" calcext:value-type="float">
            <text:p>8'880 <text:s/></text:p>
          </table:table-cell>
          <table:table-cell table:style-name="ce19" office:value-type="float" office:value="25414" calcext:value-type="float">
            <text:p>25'414 <text:s/></text:p>
          </table:table-cell>
          <table:table-cell table:style-name="ce19" office:value-type="float" office:value="5718" calcext:value-type="float">
            <text:p>5'718 <text:s/></text:p>
          </table:table-cell>
          <table:table-cell table:style-name="ce49" office:value-type="float" office:value="22.4994097741402" calcext:value-type="float">
            <text:p>22.5</text:p>
          </table:table-cell>
          <table:table-cell table:style-name="ce19" office:value-type="float" office:value="20372" calcext:value-type="float">
            <text:p>20'372 <text:s/></text:p>
          </table:table-cell>
          <table:table-cell table:style-name="ce19" office:value-type="float" office:value="19640" calcext:value-type="float">
            <text:p>19'640 <text:s/></text:p>
          </table:table-cell>
          <table:table-cell table:style-name="ce19" office:value-type="float" office:value="36153" calcext:value-type="float">
            <text:p>36'153 <text:s/></text:p>
          </table:table-cell>
          <table:table-cell table:style-name="ce19" office:value-type="float" office:value="3859" calcext:value-type="float">
            <text:p>3'859 <text:s/></text:p>
          </table:table-cell>
          <table:table-cell table:style-name="ce19" office:value-type="float" office:value="35060" calcext:value-type="float">
            <text:p>35'060 <text:s/></text:p>
          </table:table-cell>
          <table:table-cell table:style-name="ce19" office:value-type="float" office:value="4952" calcext:value-type="float">
            <text:p>4'952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07171" calcext:value-type="float">
            <text:p>107'171 <text:s/></text:p>
          </table:table-cell>
          <table:table-cell table:style-name="ce19" office:value-type="float" office:value="24242" calcext:value-type="float">
            <text:p>24'242 <text:s/></text:p>
          </table:table-cell>
          <table:table-cell table:style-name="ce19" office:value-type="float" office:value="68209" calcext:value-type="float">
            <text:p>68'209 <text:s/></text:p>
          </table:table-cell>
          <table:table-cell table:style-name="ce19" office:value-type="float" office:value="14720" calcext:value-type="float">
            <text:p>14'720 <text:s/></text:p>
          </table:table-cell>
          <table:table-cell table:style-name="ce49" office:value-type="float" office:value="21.5807298157135" calcext:value-type="float">
            <text:p>21.6</text:p>
          </table:table-cell>
          <table:table-cell table:style-name="ce19" office:value-type="float" office:value="53792" calcext:value-type="float">
            <text:p>53'792 <text:s/></text:p>
          </table:table-cell>
          <table:table-cell table:style-name="ce19" office:value-type="float" office:value="53379" calcext:value-type="float">
            <text:p>53'379 <text:s/></text:p>
          </table:table-cell>
          <table:table-cell table:style-name="ce19" office:value-type="float" office:value="84765" calcext:value-type="float">
            <text:p>84'765 <text:s/></text:p>
          </table:table-cell>
          <table:table-cell table:style-name="ce19" office:value-type="float" office:value="22406" calcext:value-type="float">
            <text:p>22'406 <text:s/></text:p>
          </table:table-cell>
          <table:table-cell table:style-name="ce19" office:value-type="float" office:value="102889" calcext:value-type="float">
            <text:p>102'889 <text:s/></text:p>
          </table:table-cell>
          <table:table-cell table:style-name="ce19" office:value-type="float" office:value="4282" calcext:value-type="float">
            <text:p>4'282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24851" calcext:value-type="float">
            <text:p>324'851 <text:s/></text:p>
          </table:table-cell>
          <table:table-cell table:style-name="ce18" office:value-type="float" office:value="62202" calcext:value-type="float">
            <text:p>62'202 <text:s/></text:p>
          </table:table-cell>
          <table:table-cell table:style-name="ce18" office:value-type="float" office:value="199745" calcext:value-type="float">
            <text:p>199'745 <text:s/></text:p>
          </table:table-cell>
          <table:table-cell table:style-name="ce18" office:value-type="float" office:value="62904" calcext:value-type="float">
            <text:p>62'904 <text:s/></text:p>
          </table:table-cell>
          <table:table-cell table:style-name="ce48" office:value-type="float" office:value="31.4921524944304" calcext:value-type="float">
            <text:p>31.5</text:p>
          </table:table-cell>
          <table:table-cell table:style-name="ce18" office:value-type="float" office:value="155603" calcext:value-type="float">
            <text:p>155'603 <text:s/></text:p>
          </table:table-cell>
          <table:table-cell table:style-name="ce18" office:value-type="float" office:value="169248" calcext:value-type="float">
            <text:p>169'248 <text:s/></text:p>
          </table:table-cell>
          <table:table-cell table:style-name="ce18" office:value-type="float" office:value="243245" calcext:value-type="float">
            <text:p>243'245 <text:s/></text:p>
          </table:table-cell>
          <table:table-cell table:style-name="ce18" office:value-type="float" office:value="81606" calcext:value-type="float">
            <text:p>81'606 <text:s/></text:p>
          </table:table-cell>
          <table:table-cell table:style-name="ce18" office:value-type="float" office:value="281676" calcext:value-type="float">
            <text:p>281'676 <text:s/></text:p>
          </table:table-cell>
          <table:table-cell table:style-name="ce18" office:value-type="float" office:value="43175" calcext:value-type="float">
            <text:p>43'175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2">
          <table:table-cell table:style-name="ce9"/>
          <table:table-cell table:style-name="ce20" table:number-columns-repeated="4"/>
          <table:table-cell table:style-name="ce50"/>
          <table:table-cell table:style-name="ce20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1) Gemäss Definition VZ 2000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8" office:value-type="string" office:string-value="2) Altersquotient = Verhältnis der über 64-Jährigen zu den 20- bis 64-Jährigen" calcext:value-type="string">
            <text:p>2) Altersquotient = Verhältnis der über 64-Jährigen zu den 20- bis 64-Jährigen <text:s text:c="2"/>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8"/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 table:style-name="ce3"/>
          <table:table-cell table:style-name="ce21" table:number-columns-repeated="2"/>
          <table:table-cell table:style-name="ce3"/>
          <table:table-cell table:style-name="ce36"/>
          <table:table-cell table:style-name="ce21" table:number-columns-repeated="12"/>
          <table:table-cell table:style-name="ce3" table:number-columns-repeated="1001"/>
        </table:table-row>
        <table:table-row table:style-name="ro1">
          <table:table-cell table:style-name="ce36" office:value-type="string" calcext:value-type="string">
            <text:p>© BFS - Statistisches Lexikon der Schweiz</text:p>
          </table:table-cell>
          <table:table-cell table:style-name="ce21" table:number-columns-repeated="2"/>
          <table:table-cell table:style-name="ce3"/>
          <table:table-cell table:style-name="ce36" table:number-columns-repeated="5"/>
          <table:table-cell table:style-name="ce21" table:number-columns-repeated="14"/>
          <table:table-cell table:style-name="ce3" table:number-columns-repeated="1001"/>
        </table:table-row>
        <table:table-row table:style-name="ro5" table:number-rows-repeated="47">
          <table:table-cell/>
          <table:table-cell table:style-name="ce21"/>
          <table:table-cell table:style-name="ce59" table:number-columns-repeated="1022"/>
        </table:table-row>
        <table:table-row table:style-name="ro5" table:number-rows-repeated="69">
          <table:table-cell table:number-columns-repeated="2"/>
          <table:table-cell table:style-name="ce59" table:number-columns-repeated="1022"/>
        </table:table-row>
        <table:table-row table:style-name="ro5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6'.$A$1:.$L$55" table:range-usable-as="print-range"/>
        </table:named-expressions>
      </table:table>
      <table:table table:name="2005" table:style-name="ta9" table:print-ranges="'2005'.A1:'2005'.L55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ce60"/>
        <table:table-column table:style-name="co11" table:number-columns-repeated="245" table:default-cell-style-name="ce60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5</text:p>
          </table:table-cell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 office:value-type="string" calcext:value-type="string">
            <text:p>T 1.2.1.2.5</text:p>
          </table:table-cell>
          <table:table-cell table:style-name="ce3"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/>
          <table:table-cell table:style-name="ce3"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style-name="ce3" table:number-columns-repeated="1012"/>
        </table:table-row>
        <table:table-row table:style-name="ro2">
          <table:table-cell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 1)</text:p>
          </table:table-cell>
          <table:table-cell table:style-name="ce9"/>
          <table:table-cell table:style-name="ce3"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2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style-name="ce3" table:number-columns-repeated="1012"/>
        </table:table-row>
        <table:table-row table:style-name="ro2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style-name="ce3" table:number-columns-repeated="1012"/>
        </table:table-row>
        <table:table-row table:style-name="ro2">
          <table:table-cell/>
          <table:table-cell table:style-name="ce17"/>
          <table:table-cell table:style-name="ce24" table:number-columns-repeated="4"/>
          <table:table-cell table:style-name="ce26" table:number-columns-repeated="4"/>
          <table:table-cell table:style-name="ce3"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459128" calcext:value-type="float">
            <text:p>7'459'128 <text:s/></text:p>
          </table:table-cell>
          <table:table-cell table:style-name="ce18" office:value-type="float" office:value="1634335" calcext:value-type="float">
            <text:p>1'634'335 <text:s/></text:p>
          </table:table-cell>
          <table:table-cell table:style-name="ce18" office:value-type="float" office:value="4632328" calcext:value-type="float">
            <text:p>4'632'328 <text:s/></text:p>
          </table:table-cell>
          <table:table-cell table:style-name="ce18" office:value-type="float" office:value="1192465" calcext:value-type="float">
            <text:p>1'192'465 <text:s/></text:p>
          </table:table-cell>
          <table:table-cell table:style-name="ce48" office:value-type="float" office:value="25.7422401867916" calcext:value-type="float">
            <text:p>25.7</text:p>
          </table:table-cell>
          <table:table-cell table:style-name="ce18" office:value-type="float" office:value="3652502" calcext:value-type="float">
            <text:p>3'652'502 <text:s/></text:p>
          </table:table-cell>
          <table:table-cell table:style-name="ce18" office:value-type="float" office:value="3806626" calcext:value-type="float">
            <text:p>3'806'626 <text:s/></text:p>
          </table:table-cell>
          <table:table-cell table:style-name="ce18" office:value-type="float" office:value="5917216" calcext:value-type="float">
            <text:p>5'917'216 <text:s/></text:p>
          </table:table-cell>
          <table:table-cell table:style-name="ce18" office:value-type="float" office:value="1541912" calcext:value-type="float">
            <text:p>1'541'912 <text:s/></text:p>
          </table:table-cell>
          <table:table-cell table:style-name="ce18" office:value-type="float" office:value="5468772" calcext:value-type="float">
            <text:p>5'468'772 <text:s/></text:p>
          </table:table-cell>
          <table:table-cell table:style-name="ce18" office:value-type="float" office:value="1990356" calcext:value-type="float">
            <text:p>1'990'356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7"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376306" calcext:value-type="float">
            <text:p>1'376'306 <text:s/></text:p>
          </table:table-cell>
          <table:table-cell table:style-name="ce18" office:value-type="float" office:value="312907" calcext:value-type="float">
            <text:p>312'907 <text:s/></text:p>
          </table:table-cell>
          <table:table-cell table:style-name="ce18" office:value-type="float" office:value="853671" calcext:value-type="float">
            <text:p>853'671 <text:s/></text:p>
          </table:table-cell>
          <table:table-cell table:style-name="ce18" office:value-type="float" office:value="209728" calcext:value-type="float">
            <text:p>209'728 <text:s/></text:p>
          </table:table-cell>
          <table:table-cell table:style-name="ce48" office:value-type="float" office:value="24.5677784532917" calcext:value-type="float">
            <text:p>24.6</text:p>
          </table:table-cell>
          <table:table-cell table:style-name="ce18" office:value-type="float" office:value="666399" calcext:value-type="float">
            <text:p>666'399 <text:s/></text:p>
          </table:table-cell>
          <table:table-cell table:style-name="ce18" office:value-type="float" office:value="709907" calcext:value-type="float">
            <text:p>709'907 <text:s/></text:p>
          </table:table-cell>
          <table:table-cell table:style-name="ce18" office:value-type="float" office:value="973992" calcext:value-type="float">
            <text:p>973'992 <text:s/></text:p>
          </table:table-cell>
          <table:table-cell table:style-name="ce18" office:value-type="float" office:value="402314" calcext:value-type="float">
            <text:p>402'314 <text:s/></text:p>
          </table:table-cell>
          <table:table-cell table:style-name="ce18" office:value-type="float" office:value="1082236" calcext:value-type="float">
            <text:p>1'082'236 <text:s/></text:p>
          </table:table-cell>
          <table:table-cell table:style-name="ce18" office:value-type="float" office:value="294070" calcext:value-type="float">
            <text:p>294'07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54093" calcext:value-type="float">
            <text:p>654'093 <text:s/></text:p>
          </table:table-cell>
          <table:table-cell table:style-name="ce19" office:value-type="float" office:value="152621" calcext:value-type="float">
            <text:p>152'621 <text:s/></text:p>
          </table:table-cell>
          <table:table-cell table:style-name="ce19" office:value-type="float" office:value="401969" calcext:value-type="float">
            <text:p>401'969 <text:s/></text:p>
          </table:table-cell>
          <table:table-cell table:style-name="ce19" office:value-type="float" office:value="99503" calcext:value-type="float">
            <text:p>99'503 <text:s/></text:p>
          </table:table-cell>
          <table:table-cell table:style-name="ce49" office:value-type="float" office:value="24.7538989325047" calcext:value-type="float">
            <text:p>24.8</text:p>
          </table:table-cell>
          <table:table-cell table:style-name="ce19" office:value-type="float" office:value="316932" calcext:value-type="float">
            <text:p>316'932 <text:s/></text:p>
          </table:table-cell>
          <table:table-cell table:style-name="ce19" office:value-type="float" office:value="337161" calcext:value-type="float">
            <text:p>337'161 <text:s/></text:p>
          </table:table-cell>
          <table:table-cell table:style-name="ce19" office:value-type="float" office:value="467453" calcext:value-type="float">
            <text:p>467'453 <text:s/></text:p>
          </table:table-cell>
          <table:table-cell table:style-name="ce19" office:value-type="float" office:value="186640" calcext:value-type="float">
            <text:p>186'640 <text:s/></text:p>
          </table:table-cell>
          <table:table-cell table:style-name="ce19" office:value-type="float" office:value="489813" calcext:value-type="float">
            <text:p>489'813 <text:s/></text:p>
          </table:table-cell>
          <table:table-cell table:style-name="ce19" office:value-type="float" office:value="164280" calcext:value-type="float">
            <text:p>164'28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91575" calcext:value-type="float">
            <text:p>291'575 <text:s/></text:p>
          </table:table-cell>
          <table:table-cell table:style-name="ce19" office:value-type="float" office:value="65297" calcext:value-type="float">
            <text:p>65'297 <text:s/></text:p>
          </table:table-cell>
          <table:table-cell table:style-name="ce19" office:value-type="float" office:value="180477" calcext:value-type="float">
            <text:p>180'477 <text:s/></text:p>
          </table:table-cell>
          <table:table-cell table:style-name="ce19" office:value-type="float" office:value="45801" calcext:value-type="float">
            <text:p>45'801 <text:s/></text:p>
          </table:table-cell>
          <table:table-cell table:style-name="ce49" office:value-type="float" office:value="25.3777489652421" calcext:value-type="float">
            <text:p>25.4</text:p>
          </table:table-cell>
          <table:table-cell table:style-name="ce19" office:value-type="float" office:value="143457" calcext:value-type="float">
            <text:p>143'457 <text:s/></text:p>
          </table:table-cell>
          <table:table-cell table:style-name="ce19" office:value-type="float" office:value="148118" calcext:value-type="float">
            <text:p>148'118 <text:s/></text:p>
          </table:table-cell>
          <table:table-cell table:style-name="ce19" office:value-type="float" office:value="238736" calcext:value-type="float">
            <text:p>238'736 <text:s/></text:p>
          </table:table-cell>
          <table:table-cell table:style-name="ce19" office:value-type="float" office:value="52839" calcext:value-type="float">
            <text:p>52'839 <text:s/></text:p>
          </table:table-cell>
          <table:table-cell table:style-name="ce19" office:value-type="float" office:value="165273" calcext:value-type="float">
            <text:p>165'273 <text:s/></text:p>
          </table:table-cell>
          <table:table-cell table:style-name="ce19" office:value-type="float" office:value="126302" calcext:value-type="float">
            <text:p>126'302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30638" calcext:value-type="float">
            <text:p>430'638 <text:s/></text:p>
          </table:table-cell>
          <table:table-cell table:style-name="ce19" office:value-type="float" office:value="94989" calcext:value-type="float">
            <text:p>94'989 <text:s/></text:p>
          </table:table-cell>
          <table:table-cell table:style-name="ce19" office:value-type="float" office:value="271225" calcext:value-type="float">
            <text:p>271'225 <text:s/></text:p>
          </table:table-cell>
          <table:table-cell table:style-name="ce19" office:value-type="float" office:value="64424" calcext:value-type="float">
            <text:p>64'424 <text:s/></text:p>
          </table:table-cell>
          <table:table-cell table:style-name="ce49" office:value-type="float" office:value="23.752972624205" calcext:value-type="float">
            <text:p>23.8</text:p>
          </table:table-cell>
          <table:table-cell table:style-name="ce19" office:value-type="float" office:value="206010" calcext:value-type="float">
            <text:p>206'010 <text:s/></text:p>
          </table:table-cell>
          <table:table-cell table:style-name="ce19" office:value-type="float" office:value="224628" calcext:value-type="float">
            <text:p>224'628 <text:s/></text:p>
          </table:table-cell>
          <table:table-cell table:style-name="ce19" office:value-type="float" office:value="267803" calcext:value-type="float">
            <text:p>267'803 <text:s/></text:p>
          </table:table-cell>
          <table:table-cell table:style-name="ce19" office:value-type="float" office:value="162835" calcext:value-type="float">
            <text:p>162'835 <text:s/></text:p>
          </table:table-cell>
          <table:table-cell table:style-name="ce19" office:value-type="float" office:value="427150" calcext:value-type="float">
            <text:p>427'150 <text:s/></text:p>
          </table:table-cell>
          <table:table-cell table:style-name="ce19" office:value-type="float" office:value="3488" calcext:value-type="float">
            <text:p>3'488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696509" calcext:value-type="float">
            <text:p>1'696'509 <text:s/></text:p>
          </table:table-cell>
          <table:table-cell table:style-name="ce18" office:value-type="float" office:value="372182" calcext:value-type="float">
            <text:p>372'182 <text:s/></text:p>
          </table:table-cell>
          <table:table-cell table:style-name="ce18" office:value-type="float" office:value="1039481" calcext:value-type="float">
            <text:p>1'039'481 <text:s/></text:p>
          </table:table-cell>
          <table:table-cell table:style-name="ce18" office:value-type="float" office:value="284846" calcext:value-type="float">
            <text:p>284'846 <text:s/></text:p>
          </table:table-cell>
          <table:table-cell table:style-name="ce48" office:value-type="float" office:value="27.4027134695103" calcext:value-type="float">
            <text:p>27.4</text:p>
          </table:table-cell>
          <table:table-cell table:style-name="ce18" office:value-type="float" office:value="828739" calcext:value-type="float">
            <text:p>828'739 <text:s/></text:p>
          </table:table-cell>
          <table:table-cell table:style-name="ce18" office:value-type="float" office:value="867770" calcext:value-type="float">
            <text:p>867'770 <text:s/></text:p>
          </table:table-cell>
          <table:table-cell table:style-name="ce18" office:value-type="float" office:value="1446627" calcext:value-type="float">
            <text:p>1'446'627 <text:s/></text:p>
          </table:table-cell>
          <table:table-cell table:style-name="ce18" office:value-type="float" office:value="249882" calcext:value-type="float">
            <text:p>249'882 <text:s/></text:p>
          </table:table-cell>
          <table:table-cell table:style-name="ce18" office:value-type="float" office:value="1072298" calcext:value-type="float">
            <text:p>1'072'298 <text:s/></text:p>
          </table:table-cell>
          <table:table-cell table:style-name="ce18" office:value-type="float" office:value="624211" calcext:value-type="float">
            <text:p>624'21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57064" calcext:value-type="float">
            <text:p>957'064 <text:s/></text:p>
          </table:table-cell>
          <table:table-cell table:style-name="ce19" office:value-type="float" office:value="198883" calcext:value-type="float">
            <text:p>198'883 <text:s/></text:p>
          </table:table-cell>
          <table:table-cell table:style-name="ce19" office:value-type="float" office:value="588672" calcext:value-type="float">
            <text:p>588'672 <text:s/></text:p>
          </table:table-cell>
          <table:table-cell table:style-name="ce19" office:value-type="float" office:value="169509" calcext:value-type="float">
            <text:p>169'509 <text:s/></text:p>
          </table:table-cell>
          <table:table-cell table:style-name="ce49" office:value-type="float" office:value="28.7951524787997" calcext:value-type="float">
            <text:p>28.8</text:p>
          </table:table-cell>
          <table:table-cell table:style-name="ce19" office:value-type="float" office:value="465140" calcext:value-type="float">
            <text:p>465'140 <text:s/></text:p>
          </table:table-cell>
          <table:table-cell table:style-name="ce19" office:value-type="float" office:value="491924" calcext:value-type="float">
            <text:p>491'924 <text:s/></text:p>
          </table:table-cell>
          <table:table-cell table:style-name="ce19" office:value-type="float" office:value="838352" calcext:value-type="float">
            <text:p>838'352 <text:s/></text:p>
          </table:table-cell>
          <table:table-cell table:style-name="ce19" office:value-type="float" office:value="118712" calcext:value-type="float">
            <text:p>118'712 <text:s/></text:p>
          </table:table-cell>
          <table:table-cell table:style-name="ce19" office:value-type="float" office:value="594134" calcext:value-type="float">
            <text:p>594'134 <text:s/></text:p>
          </table:table-cell>
          <table:table-cell table:style-name="ce19" office:value-type="float" office:value="362930" calcext:value-type="float">
            <text:p>362'93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53954" calcext:value-type="float">
            <text:p>253'954 <text:s/></text:p>
          </table:table-cell>
          <table:table-cell table:style-name="ce19" office:value-type="float" office:value="64017" calcext:value-type="float">
            <text:p>64'017 <text:s/></text:p>
          </table:table-cell>
          <table:table-cell table:style-name="ce19" office:value-type="float" office:value="156685" calcext:value-type="float">
            <text:p>156'685 <text:s/></text:p>
          </table:table-cell>
          <table:table-cell table:style-name="ce19" office:value-type="float" office:value="33252" calcext:value-type="float">
            <text:p>33'252 <text:s/></text:p>
          </table:table-cell>
          <table:table-cell table:style-name="ce49" office:value-type="float" office:value="21.2221974024316" calcext:value-type="float">
            <text:p>21.2</text:p>
          </table:table-cell>
          <table:table-cell table:style-name="ce19" office:value-type="float" office:value="125984" calcext:value-type="float">
            <text:p>125'984 <text:s/></text:p>
          </table:table-cell>
          <table:table-cell table:style-name="ce19" office:value-type="float" office:value="127970" calcext:value-type="float">
            <text:p>127'970 <text:s/></text:p>
          </table:table-cell>
          <table:table-cell table:style-name="ce19" office:value-type="float" office:value="214262" calcext:value-type="float">
            <text:p>214'262 <text:s/></text:p>
          </table:table-cell>
          <table:table-cell table:style-name="ce19" office:value-type="float" office:value="39692" calcext:value-type="float">
            <text:p>39'692 <text:s/></text:p>
          </table:table-cell>
          <table:table-cell table:style-name="ce19" office:value-type="float" office:value="140723" calcext:value-type="float">
            <text:p>140'723 <text:s/></text:p>
          </table:table-cell>
          <table:table-cell table:style-name="ce19" office:value-type="float" office:value="113231" calcext:value-type="float">
            <text:p>113'23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47937" calcext:value-type="float">
            <text:p>247'937 <text:s/></text:p>
          </table:table-cell>
          <table:table-cell table:style-name="ce19" office:value-type="float" office:value="54186" calcext:value-type="float">
            <text:p>54'186 <text:s/></text:p>
          </table:table-cell>
          <table:table-cell table:style-name="ce19" office:value-type="float" office:value="152700" calcext:value-type="float">
            <text:p>152'700 <text:s/></text:p>
          </table:table-cell>
          <table:table-cell table:style-name="ce19" office:value-type="float" office:value="41051" calcext:value-type="float">
            <text:p>41'051 <text:s/></text:p>
          </table:table-cell>
          <table:table-cell table:style-name="ce49" office:value-type="float" office:value="26.8834315651604" calcext:value-type="float">
            <text:p>26.9</text:p>
          </table:table-cell>
          <table:table-cell table:style-name="ce19" office:value-type="float" office:value="122008" calcext:value-type="float">
            <text:p>122'008 <text:s/></text:p>
          </table:table-cell>
          <table:table-cell table:style-name="ce19" office:value-type="float" office:value="125929" calcext:value-type="float">
            <text:p>125'929 <text:s/></text:p>
          </table:table-cell>
          <table:table-cell table:style-name="ce19" office:value-type="float" office:value="203314" calcext:value-type="float">
            <text:p>203'314 <text:s/></text:p>
          </table:table-cell>
          <table:table-cell table:style-name="ce19" office:value-type="float" office:value="44623" calcext:value-type="float">
            <text:p>44'623 <text:s/></text:p>
          </table:table-cell>
          <table:table-cell table:style-name="ce19" office:value-type="float" office:value="191427" calcext:value-type="float">
            <text:p>191'427 <text:s/></text:p>
          </table:table-cell>
          <table:table-cell table:style-name="ce19" office:value-type="float" office:value="56510" calcext:value-type="float">
            <text:p>56'51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68444" calcext:value-type="float">
            <text:p>168'444 <text:s/></text:p>
          </table:table-cell>
          <table:table-cell table:style-name="ce19" office:value-type="float" office:value="38483" calcext:value-type="float">
            <text:p>38'483 <text:s/></text:p>
          </table:table-cell>
          <table:table-cell table:style-name="ce19" office:value-type="float" office:value="100674" calcext:value-type="float">
            <text:p>100'674 <text:s/></text:p>
          </table:table-cell>
          <table:table-cell table:style-name="ce19" office:value-type="float" office:value="29287" calcext:value-type="float">
            <text:p>29'287 <text:s/></text:p>
          </table:table-cell>
          <table:table-cell table:style-name="ce49" office:value-type="float" office:value="29.0909271510022" calcext:value-type="float">
            <text:p>29.1</text:p>
          </table:table-cell>
          <table:table-cell table:style-name="ce19" office:value-type="float" office:value="81630" calcext:value-type="float">
            <text:p>81'630 <text:s/></text:p>
          </table:table-cell>
          <table:table-cell table:style-name="ce19" office:value-type="float" office:value="86814" calcext:value-type="float">
            <text:p>86'814 <text:s/></text:p>
          </table:table-cell>
          <table:table-cell table:style-name="ce19" office:value-type="float" office:value="129686" calcext:value-type="float">
            <text:p>129'686 <text:s/></text:p>
          </table:table-cell>
          <table:table-cell table:style-name="ce19" office:value-type="float" office:value="38758" calcext:value-type="float">
            <text:p>38'758 <text:s/></text:p>
          </table:table-cell>
          <table:table-cell table:style-name="ce19" office:value-type="float" office:value="125307" calcext:value-type="float">
            <text:p>125'307 <text:s/></text:p>
          </table:table-cell>
          <table:table-cell table:style-name="ce19" office:value-type="float" office:value="43137" calcext:value-type="float">
            <text:p>43'13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9110" calcext:value-type="float">
            <text:p>69'110 <text:s/></text:p>
          </table:table-cell>
          <table:table-cell table:style-name="ce19" office:value-type="float" office:value="16613" calcext:value-type="float">
            <text:p>16'613 <text:s/></text:p>
          </table:table-cell>
          <table:table-cell table:style-name="ce19" office:value-type="float" office:value="40750" calcext:value-type="float">
            <text:p>40'750 <text:s/></text:p>
          </table:table-cell>
          <table:table-cell table:style-name="ce19" office:value-type="float" office:value="11747" calcext:value-type="float">
            <text:p>11'747 <text:s/></text:p>
          </table:table-cell>
          <table:table-cell table:style-name="ce49" office:value-type="float" office:value="28.8269938650307" calcext:value-type="float">
            <text:p>28.8</text:p>
          </table:table-cell>
          <table:table-cell table:style-name="ce19" office:value-type="float" office:value="33977" calcext:value-type="float">
            <text:p>33'977 <text:s/></text:p>
          </table:table-cell>
          <table:table-cell table:style-name="ce19" office:value-type="float" office:value="35133" calcext:value-type="float">
            <text:p>35'133 <text:s/></text:p>
          </table:table-cell>
          <table:table-cell table:style-name="ce19" office:value-type="float" office:value="61013" calcext:value-type="float">
            <text:p>61'013 <text:s/></text:p>
          </table:table-cell>
          <table:table-cell table:style-name="ce19" office:value-type="float" office:value="8097" calcext:value-type="float">
            <text:p>8'097 <text:s/></text:p>
          </table:table-cell>
          <table:table-cell table:style-name="ce19" office:value-type="float" office:value="20707" calcext:value-type="float">
            <text:p>20'707 <text:s/></text:p>
          </table:table-cell>
          <table:table-cell table:style-name="ce19" office:value-type="float" office:value="48403" calcext:value-type="float">
            <text:p>48'40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21034" calcext:value-type="float">
            <text:p>1'021'034 <text:s/></text:p>
          </table:table-cell>
          <table:table-cell table:style-name="ce18" office:value-type="float" office:value="215773" calcext:value-type="float">
            <text:p>215'773 <text:s/></text:p>
          </table:table-cell>
          <table:table-cell table:style-name="ce18" office:value-type="float" office:value="639387" calcext:value-type="float">
            <text:p>639'387 <text:s/></text:p>
          </table:table-cell>
          <table:table-cell table:style-name="ce18" office:value-type="float" office:value="165874" calcext:value-type="float">
            <text:p>165'874 <text:s/></text:p>
          </table:table-cell>
          <table:table-cell table:style-name="ce48" office:value-type="float" office:value="25.9426607047062" calcext:value-type="float">
            <text:p>25.9</text:p>
          </table:table-cell>
          <table:table-cell table:style-name="ce18" office:value-type="float" office:value="501043" calcext:value-type="float">
            <text:p>501'043 <text:s/></text:p>
          </table:table-cell>
          <table:table-cell table:style-name="ce18" office:value-type="float" office:value="519991" calcext:value-type="float">
            <text:p>519'991 <text:s/></text:p>
          </table:table-cell>
          <table:table-cell table:style-name="ce18" office:value-type="float" office:value="804447" calcext:value-type="float">
            <text:p>804'447 <text:s/></text:p>
          </table:table-cell>
          <table:table-cell table:style-name="ce18" office:value-type="float" office:value="216587" calcext:value-type="float">
            <text:p>216'587 <text:s/></text:p>
          </table:table-cell>
          <table:table-cell table:style-name="ce18" office:value-type="float" office:value="801310" calcext:value-type="float">
            <text:p>801'310 <text:s/></text:p>
          </table:table-cell>
          <table:table-cell table:style-name="ce18" office:value-type="float" office:value="219724" calcext:value-type="float">
            <text:p>219'724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5601" calcext:value-type="float">
            <text:p>185'601 <text:s/></text:p>
          </table:table-cell>
          <table:table-cell table:style-name="ce19" office:value-type="float" office:value="31287" calcext:value-type="float">
            <text:p>31'287 <text:s/></text:p>
          </table:table-cell>
          <table:table-cell table:style-name="ce19" office:value-type="float" office:value="115843" calcext:value-type="float">
            <text:p>115'843 <text:s/></text:p>
          </table:table-cell>
          <table:table-cell table:style-name="ce19" office:value-type="float" office:value="38471" calcext:value-type="float">
            <text:p>38'471 <text:s/></text:p>
          </table:table-cell>
          <table:table-cell table:style-name="ce49" office:value-type="float" office:value="33.209602651865" calcext:value-type="float">
            <text:p>33.2</text:p>
          </table:table-cell>
          <table:table-cell table:style-name="ce19" office:value-type="float" office:value="87876" calcext:value-type="float">
            <text:p>87'876 <text:s/></text:p>
          </table:table-cell>
          <table:table-cell table:style-name="ce19" office:value-type="float" office:value="97725" calcext:value-type="float">
            <text:p>97'725 <text:s/></text:p>
          </table:table-cell>
          <table:table-cell table:style-name="ce19" office:value-type="float" office:value="130792" calcext:value-type="float">
            <text:p>130'792 <text:s/></text:p>
          </table:table-cell>
          <table:table-cell table:style-name="ce19" office:value-type="float" office:value="54809" calcext:value-type="float">
            <text:p>54'809 <text:s/></text:p>
          </table:table-cell>
          <table:table-cell table:style-name="ce19" office:value-type="float" office:value="185601" calcext:value-type="float">
            <text:p>185'601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66089" calcext:value-type="float">
            <text:p>266'089 <text:s/></text:p>
          </table:table-cell>
          <table:table-cell table:style-name="ce19" office:value-type="float" office:value="55099" calcext:value-type="float">
            <text:p>55'099 <text:s/></text:p>
          </table:table-cell>
          <table:table-cell table:style-name="ce19" office:value-type="float" office:value="164563" calcext:value-type="float">
            <text:p>164'563 <text:s/></text:p>
          </table:table-cell>
          <table:table-cell table:style-name="ce19" office:value-type="float" office:value="46427" calcext:value-type="float">
            <text:p>46'427 <text:s/></text:p>
          </table:table-cell>
          <table:table-cell table:style-name="ce49" office:value-type="float" office:value="28.2122955950001" calcext:value-type="float">
            <text:p>28.2</text:p>
          </table:table-cell>
          <table:table-cell table:style-name="ce19" office:value-type="float" office:value="130163" calcext:value-type="float">
            <text:p>130'163 <text:s/></text:p>
          </table:table-cell>
          <table:table-cell table:style-name="ce19" office:value-type="float" office:value="135926" calcext:value-type="float">
            <text:p>135'926 <text:s/></text:p>
          </table:table-cell>
          <table:table-cell table:style-name="ce19" office:value-type="float" office:value="218793" calcext:value-type="float">
            <text:p>218'793 <text:s/></text:p>
          </table:table-cell>
          <table:table-cell table:style-name="ce19" office:value-type="float" office:value="47296" calcext:value-type="float">
            <text:p>47'296 <text:s/></text:p>
          </table:table-cell>
          <table:table-cell table:style-name="ce19" office:value-type="float" office:value="244040" calcext:value-type="float">
            <text:p>244'040 <text:s/></text:p>
          </table:table-cell>
          <table:table-cell table:style-name="ce19" office:value-type="float" office:value="22049" calcext:value-type="float">
            <text:p>22'049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69344" calcext:value-type="float">
            <text:p>569'344 <text:s/></text:p>
          </table:table-cell>
          <table:table-cell table:style-name="ce19" office:value-type="float" office:value="129387" calcext:value-type="float">
            <text:p>129'387 <text:s/></text:p>
          </table:table-cell>
          <table:table-cell table:style-name="ce19" office:value-type="float" office:value="358981" calcext:value-type="float">
            <text:p>358'981 <text:s/></text:p>
          </table:table-cell>
          <table:table-cell table:style-name="ce19" office:value-type="float" office:value="80976" calcext:value-type="float">
            <text:p>80'976 <text:s/></text:p>
          </table:table-cell>
          <table:table-cell table:style-name="ce49" office:value-type="float" office:value="22.5571826921202" calcext:value-type="float">
            <text:p>22.6</text:p>
          </table:table-cell>
          <table:table-cell table:style-name="ce19" office:value-type="float" office:value="283004" calcext:value-type="float">
            <text:p>283'004 <text:s/></text:p>
          </table:table-cell>
          <table:table-cell table:style-name="ce19" office:value-type="float" office:value="286340" calcext:value-type="float">
            <text:p>286'340 <text:s/></text:p>
          </table:table-cell>
          <table:table-cell table:style-name="ce19" office:value-type="float" office:value="454862" calcext:value-type="float">
            <text:p>454'862 <text:s/></text:p>
          </table:table-cell>
          <table:table-cell table:style-name="ce19" office:value-type="float" office:value="114482" calcext:value-type="float">
            <text:p>114'482 <text:s/></text:p>
          </table:table-cell>
          <table:table-cell table:style-name="ce19" office:value-type="float" office:value="371669" calcext:value-type="float">
            <text:p>371'669 <text:s/></text:p>
          </table:table-cell>
          <table:table-cell table:style-name="ce19" office:value-type="float" office:value="197675" calcext:value-type="float">
            <text:p>197'675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272590" calcext:value-type="float">
            <text:p>1'272'590 <text:s/></text:p>
          </table:table-cell>
          <table:table-cell table:style-name="ce18" office:value-type="float" office:value="257418" calcext:value-type="float">
            <text:p>257'418 <text:s/></text:p>
          </table:table-cell>
          <table:table-cell table:style-name="ce18" office:value-type="float" office:value="814719" calcext:value-type="float">
            <text:p>814'719 <text:s/></text:p>
          </table:table-cell>
          <table:table-cell table:style-name="ce18" office:value-type="float" office:value="200453" calcext:value-type="float">
            <text:p>200'453 <text:s/></text:p>
          </table:table-cell>
          <table:table-cell table:style-name="ce48" office:value-type="float" office:value="24.6039432000481" calcext:value-type="float">
            <text:p>24.6</text:p>
          </table:table-cell>
          <table:table-cell table:style-name="ce18" office:value-type="float" office:value="624329" calcext:value-type="float">
            <text:p>624'329 <text:s/></text:p>
          </table:table-cell>
          <table:table-cell table:style-name="ce18" office:value-type="float" office:value="648261" calcext:value-type="float">
            <text:p>648'261 <text:s/></text:p>
          </table:table-cell>
          <table:table-cell table:style-name="ce18" office:value-type="float" office:value="987385" calcext:value-type="float">
            <text:p>987'385 <text:s/></text:p>
          </table:table-cell>
          <table:table-cell table:style-name="ce18" office:value-type="float" office:value="285205" calcext:value-type="float">
            <text:p>285'205 <text:s/></text:p>
          </table:table-cell>
          <table:table-cell table:style-name="ce18" office:value-type="float" office:value="1208309" calcext:value-type="float">
            <text:p>1'208'309 <text:s/></text:p>
          </table:table-cell>
          <table:table-cell table:style-name="ce18" office:value-type="float" office:value="64281" calcext:value-type="float">
            <text:p>64'28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61852" calcext:value-type="float">
            <text:p>1'061'852 <text:s/></text:p>
          </table:table-cell>
          <table:table-cell table:style-name="ce18" office:value-type="float" office:value="247578" calcext:value-type="float">
            <text:p>247'578 <text:s/></text:p>
          </table:table-cell>
          <table:table-cell table:style-name="ce18" office:value-type="float" office:value="647766" calcext:value-type="float">
            <text:p>647'766 <text:s/></text:p>
          </table:table-cell>
          <table:table-cell table:style-name="ce18" office:value-type="float" office:value="166508" calcext:value-type="float">
            <text:p>166'508 <text:s/></text:p>
          </table:table-cell>
          <table:table-cell table:style-name="ce48" office:value-type="float" office:value="25.7049613595033" calcext:value-type="float">
            <text:p>25.7</text:p>
          </table:table-cell>
          <table:table-cell table:style-name="ce18" office:value-type="float" office:value="524606" calcext:value-type="float">
            <text:p>524'606 <text:s/></text:p>
          </table:table-cell>
          <table:table-cell table:style-name="ce18" office:value-type="float" office:value="537246" calcext:value-type="float">
            <text:p>537'246 <text:s/></text:p>
          </table:table-cell>
          <table:table-cell table:style-name="ce18" office:value-type="float" office:value="864709" calcext:value-type="float">
            <text:p>864'709 <text:s/></text:p>
          </table:table-cell>
          <table:table-cell table:style-name="ce18" office:value-type="float" office:value="197143" calcext:value-type="float">
            <text:p>197'143 <text:s/></text:p>
          </table:table-cell>
          <table:table-cell table:style-name="ce18" office:value-type="float" office:value="596081" calcext:value-type="float">
            <text:p>596'081 <text:s/></text:p>
          </table:table-cell>
          <table:table-cell table:style-name="ce18" office:value-type="float" office:value="465771" calcext:value-type="float">
            <text:p>465'77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173" calcext:value-type="float">
            <text:p>38'173 <text:s/></text:p>
          </table:table-cell>
          <table:table-cell table:style-name="ce19" office:value-type="float" office:value="8781" calcext:value-type="float">
            <text:p>8'781 <text:s/></text:p>
          </table:table-cell>
          <table:table-cell table:style-name="ce19" office:value-type="float" office:value="22951" calcext:value-type="float">
            <text:p>22'951 <text:s/></text:p>
          </table:table-cell>
          <table:table-cell table:style-name="ce19" office:value-type="float" office:value="6441" calcext:value-type="float">
            <text:p>6'441 <text:s/></text:p>
          </table:table-cell>
          <table:table-cell table:style-name="ce49" office:value-type="float" office:value="28.0641366389264" calcext:value-type="float">
            <text:p>28.1</text:p>
          </table:table-cell>
          <table:table-cell table:style-name="ce19" office:value-type="float" office:value="18887" calcext:value-type="float">
            <text:p>18'887 <text:s/></text:p>
          </table:table-cell>
          <table:table-cell table:style-name="ce19" office:value-type="float" office:value="19286" calcext:value-type="float">
            <text:p>19'286 <text:s/></text:p>
          </table:table-cell>
          <table:table-cell table:style-name="ce19" office:value-type="float" office:value="30579" calcext:value-type="float">
            <text:p>30'579 <text:s/></text:p>
          </table:table-cell>
          <table:table-cell table:style-name="ce19" office:value-type="float" office:value="7594" calcext:value-type="float">
            <text:p>7'594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173" calcext:value-type="float">
            <text:p>38'17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3764" calcext:value-type="float">
            <text:p>73'764 <text:s/></text:p>
          </table:table-cell>
          <table:table-cell table:style-name="ce19" office:value-type="float" office:value="15378" calcext:value-type="float">
            <text:p>15'378 <text:s/></text:p>
          </table:table-cell>
          <table:table-cell table:style-name="ce19" office:value-type="float" office:value="44528" calcext:value-type="float">
            <text:p>44'528 <text:s/></text:p>
          </table:table-cell>
          <table:table-cell table:style-name="ce19" office:value-type="float" office:value="13858" calcext:value-type="float">
            <text:p>13'858 <text:s/></text:p>
          </table:table-cell>
          <table:table-cell table:style-name="ce49" office:value-type="float" office:value="31.1219906575638" calcext:value-type="float">
            <text:p>31.1</text:p>
          </table:table-cell>
          <table:table-cell table:style-name="ce19" office:value-type="float" office:value="35886" calcext:value-type="float">
            <text:p>35'886 <text:s/></text:p>
          </table:table-cell>
          <table:table-cell table:style-name="ce19" office:value-type="float" office:value="37878" calcext:value-type="float">
            <text:p>37'878 <text:s/></text:p>
          </table:table-cell>
          <table:table-cell table:style-name="ce19" office:value-type="float" office:value="58308" calcext:value-type="float">
            <text:p>58'308 <text:s/></text:p>
          </table:table-cell>
          <table:table-cell table:style-name="ce19" office:value-type="float" office:value="15456" calcext:value-type="float">
            <text:p>15'456 <text:s/></text:p>
          </table:table-cell>
          <table:table-cell table:style-name="ce19" office:value-type="float" office:value="54597" calcext:value-type="float">
            <text:p>54'597 <text:s/></text:p>
          </table:table-cell>
          <table:table-cell table:style-name="ce19" office:value-type="float" office:value="19167" calcext:value-type="float">
            <text:p>19'16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2561" calcext:value-type="float">
            <text:p>52'561 <text:s/></text:p>
          </table:table-cell>
          <table:table-cell table:style-name="ce19" office:value-type="float" office:value="12236" calcext:value-type="float">
            <text:p>12'236 <text:s/></text:p>
          </table:table-cell>
          <table:table-cell table:style-name="ce19" office:value-type="float" office:value="31332" calcext:value-type="float">
            <text:p>31'332 <text:s/></text:p>
          </table:table-cell>
          <table:table-cell table:style-name="ce19" office:value-type="float" office:value="8993" calcext:value-type="float">
            <text:p>8'993 <text:s/></text:p>
          </table:table-cell>
          <table:table-cell table:style-name="ce49" office:value-type="float" office:value="28.7022852036257" calcext:value-type="float">
            <text:p>28.7</text:p>
          </table:table-cell>
          <table:table-cell table:style-name="ce19" office:value-type="float" office:value="26137" calcext:value-type="float">
            <text:p>26'137 <text:s/></text:p>
          </table:table-cell>
          <table:table-cell table:style-name="ce19" office:value-type="float" office:value="26424" calcext:value-type="float">
            <text:p>26'424 <text:s/></text:p>
          </table:table-cell>
          <table:table-cell table:style-name="ce19" office:value-type="float" office:value="45908" calcext:value-type="float">
            <text:p>45'908 <text:s/></text:p>
          </table:table-cell>
          <table:table-cell table:style-name="ce19" office:value-type="float" office:value="6653" calcext:value-type="float">
            <text:p>6'653 <text:s/></text:p>
          </table:table-cell>
          <table:table-cell table:style-name="ce19" office:value-type="float" office:value="27730" calcext:value-type="float">
            <text:p>27'730 <text:s/></text:p>
          </table:table-cell>
          <table:table-cell table:style-name="ce19" office:value-type="float" office:value="24831" calcext:value-type="float">
            <text:p>24'831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220" calcext:value-type="float">
            <text:p>15'220 <text:s/></text:p>
          </table:table-cell>
          <table:table-cell table:style-name="ce19" office:value-type="float" office:value="4075" calcext:value-type="float">
            <text:p>4'075 <text:s/></text:p>
          </table:table-cell>
          <table:table-cell table:style-name="ce19" office:value-type="float" office:value="8688" calcext:value-type="float">
            <text:p>8'688 <text:s/></text:p>
          </table:table-cell>
          <table:table-cell table:style-name="ce19" office:value-type="float" office:value="2457" calcext:value-type="float">
            <text:p>2'457 <text:s/></text:p>
          </table:table-cell>
          <table:table-cell table:style-name="ce49" office:value-type="float" office:value="28.2803867403315" calcext:value-type="float">
            <text:p>28.3</text:p>
          </table:table-cell>
          <table:table-cell table:style-name="ce19" office:value-type="float" office:value="7794" calcext:value-type="float">
            <text:p>7'794 <text:s/></text:p>
          </table:table-cell>
          <table:table-cell table:style-name="ce19" office:value-type="float" office:value="7426" calcext:value-type="float">
            <text:p>7'426 <text:s/></text:p>
          </table:table-cell>
          <table:table-cell table:style-name="ce19" office:value-type="float" office:value="13768" calcext:value-type="float">
            <text:p>13'768 <text:s/></text:p>
          </table:table-cell>
          <table:table-cell table:style-name="ce19" office:value-type="float" office:value="1452" calcext:value-type="float">
            <text:p>1'45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220" calcext:value-type="float">
            <text:p>15'22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59999" calcext:value-type="float">
            <text:p>459'999 <text:s/></text:p>
          </table:table-cell>
          <table:table-cell table:style-name="ce19" office:value-type="float" office:value="109919" calcext:value-type="float">
            <text:p>109'919 <text:s/></text:p>
          </table:table-cell>
          <table:table-cell table:style-name="ce19" office:value-type="float" office:value="280568" calcext:value-type="float">
            <text:p>280'568 <text:s/></text:p>
          </table:table-cell>
          <table:table-cell table:style-name="ce19" office:value-type="float" office:value="69512" calcext:value-type="float">
            <text:p>69'512 <text:s/></text:p>
          </table:table-cell>
          <table:table-cell table:style-name="ce49" office:value-type="float" office:value="24.7754555045479" calcext:value-type="float">
            <text:p>24.8</text:p>
          </table:table-cell>
          <table:table-cell table:style-name="ce19" office:value-type="float" office:value="226798" calcext:value-type="float">
            <text:p>226'798 <text:s/></text:p>
          </table:table-cell>
          <table:table-cell table:style-name="ce19" office:value-type="float" office:value="233201" calcext:value-type="float">
            <text:p>233'201 <text:s/></text:p>
          </table:table-cell>
          <table:table-cell table:style-name="ce19" office:value-type="float" office:value="366306" calcext:value-type="float">
            <text:p>366'306 <text:s/></text:p>
          </table:table-cell>
          <table:table-cell table:style-name="ce19" office:value-type="float" office:value="93693" calcext:value-type="float">
            <text:p>93'693 <text:s/></text:p>
          </table:table-cell>
          <table:table-cell table:style-name="ce19" office:value-type="float" office:value="306364" calcext:value-type="float">
            <text:p>306'364 <text:s/></text:p>
          </table:table-cell>
          <table:table-cell table:style-name="ce19" office:value-type="float" office:value="153635" calcext:value-type="float">
            <text:p>153'635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87803" calcext:value-type="float">
            <text:p>187'803 <text:s/></text:p>
          </table:table-cell>
          <table:table-cell table:style-name="ce19" office:value-type="float" office:value="40741" calcext:value-type="float">
            <text:p>40'741 <text:s/></text:p>
          </table:table-cell>
          <table:table-cell table:style-name="ce19" office:value-type="float" office:value="116135" calcext:value-type="float">
            <text:p>116'135 <text:s/></text:p>
          </table:table-cell>
          <table:table-cell table:style-name="ce19" office:value-type="float" office:value="30927" calcext:value-type="float">
            <text:p>30'927 <text:s/></text:p>
          </table:table-cell>
          <table:table-cell table:style-name="ce49" office:value-type="float" office:value="26.630214836182" calcext:value-type="float">
            <text:p>26.6</text:p>
          </table:table-cell>
          <table:table-cell table:style-name="ce19" office:value-type="float" office:value="92803" calcext:value-type="float">
            <text:p>92'803 <text:s/></text:p>
          </table:table-cell>
          <table:table-cell table:style-name="ce19" office:value-type="float" office:value="95000" calcext:value-type="float">
            <text:p>95'000 <text:s/></text:p>
          </table:table-cell>
          <table:table-cell table:style-name="ce19" office:value-type="float" office:value="161151" calcext:value-type="float">
            <text:p>161'151 <text:s/></text:p>
          </table:table-cell>
          <table:table-cell table:style-name="ce19" office:value-type="float" office:value="26652" calcext:value-type="float">
            <text:p>26'652 <text:s/></text:p>
          </table:table-cell>
          <table:table-cell table:style-name="ce19" office:value-type="float" office:value="92028" calcext:value-type="float">
            <text:p>92'028 <text:s/></text:p>
          </table:table-cell>
          <table:table-cell table:style-name="ce19" office:value-type="float" office:value="95775" calcext:value-type="float">
            <text:p>95'775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34332" calcext:value-type="float">
            <text:p>234'332 <text:s/></text:p>
          </table:table-cell>
          <table:table-cell table:style-name="ce19" office:value-type="float" office:value="56448" calcext:value-type="float">
            <text:p>56'448 <text:s/></text:p>
          </table:table-cell>
          <table:table-cell table:style-name="ce19" office:value-type="float" office:value="143564" calcext:value-type="float">
            <text:p>143'564 <text:s/></text:p>
          </table:table-cell>
          <table:table-cell table:style-name="ce19" office:value-type="float" office:value="34320" calcext:value-type="float">
            <text:p>34'320 <text:s/></text:p>
          </table:table-cell>
          <table:table-cell table:style-name="ce49" office:value-type="float" office:value="23.9057145245326" calcext:value-type="float">
            <text:p>23.9</text:p>
          </table:table-cell>
          <table:table-cell table:style-name="ce19" office:value-type="float" office:value="116301" calcext:value-type="float">
            <text:p>116'301 <text:s/></text:p>
          </table:table-cell>
          <table:table-cell table:style-name="ce19" office:value-type="float" office:value="118031" calcext:value-type="float">
            <text:p>118'031 <text:s/></text:p>
          </table:table-cell>
          <table:table-cell table:style-name="ce19" office:value-type="float" office:value="188689" calcext:value-type="float">
            <text:p>188'689 <text:s/></text:p>
          </table:table-cell>
          <table:table-cell table:style-name="ce19" office:value-type="float" office:value="45643" calcext:value-type="float">
            <text:p>45'643 <text:s/></text:p>
          </table:table-cell>
          <table:table-cell table:style-name="ce19" office:value-type="float" office:value="115362" calcext:value-type="float">
            <text:p>115'362 <text:s/></text:p>
          </table:table-cell>
          <table:table-cell table:style-name="ce19" office:value-type="float" office:value="118970" calcext:value-type="float">
            <text:p>118'97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08561" calcext:value-type="float">
            <text:p>708'561 <text:s/></text:p>
          </table:table-cell>
          <table:table-cell table:style-name="ce18" office:value-type="float" office:value="166475" calcext:value-type="float">
            <text:p>166'475 <text:s/></text:p>
          </table:table-cell>
          <table:table-cell table:style-name="ce18" office:value-type="float" office:value="438190" calcext:value-type="float">
            <text:p>438'190 <text:s/></text:p>
          </table:table-cell>
          <table:table-cell table:style-name="ce18" office:value-type="float" office:value="103896" calcext:value-type="float">
            <text:p>103'896 <text:s/></text:p>
          </table:table-cell>
          <table:table-cell table:style-name="ce48" office:value-type="float" office:value="23.7102626714439" calcext:value-type="float">
            <text:p>23.7</text:p>
          </table:table-cell>
          <table:table-cell table:style-name="ce18" office:value-type="float" office:value="353161" calcext:value-type="float">
            <text:p>353'161 <text:s/></text:p>
          </table:table-cell>
          <table:table-cell table:style-name="ce18" office:value-type="float" office:value="355400" calcext:value-type="float">
            <text:p>355'400 <text:s/></text:p>
          </table:table-cell>
          <table:table-cell table:style-name="ce18" office:value-type="float" office:value="598691" calcext:value-type="float">
            <text:p>598'691 <text:s/></text:p>
          </table:table-cell>
          <table:table-cell table:style-name="ce18" office:value-type="float" office:value="109870" calcext:value-type="float">
            <text:p>109'870 <text:s/></text:p>
          </table:table-cell>
          <table:table-cell table:style-name="ce18" office:value-type="float" office:value="429415" calcext:value-type="float">
            <text:p>429'415 <text:s/></text:p>
          </table:table-cell>
          <table:table-cell table:style-name="ce18" office:value-type="float" office:value="279146" calcext:value-type="float">
            <text:p>279'146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56384" calcext:value-type="float">
            <text:p>356'384 <text:s/></text:p>
          </table:table-cell>
          <table:table-cell table:style-name="ce19" office:value-type="float" office:value="83965" calcext:value-type="float">
            <text:p>83'965 <text:s/></text:p>
          </table:table-cell>
          <table:table-cell table:style-name="ce19" office:value-type="float" office:value="218023" calcext:value-type="float">
            <text:p>218'023 <text:s/></text:p>
          </table:table-cell>
          <table:table-cell table:style-name="ce19" office:value-type="float" office:value="54396" calcext:value-type="float">
            <text:p>54'396 <text:s/></text:p>
          </table:table-cell>
          <table:table-cell table:style-name="ce49" office:value-type="float" office:value="24.9496612742692" calcext:value-type="float">
            <text:p>24.9</text:p>
          </table:table-cell>
          <table:table-cell table:style-name="ce19" office:value-type="float" office:value="175548" calcext:value-type="float">
            <text:p>175'548 <text:s/></text:p>
          </table:table-cell>
          <table:table-cell table:style-name="ce19" office:value-type="float" office:value="180836" calcext:value-type="float">
            <text:p>180'836 <text:s/></text:p>
          </table:table-cell>
          <table:table-cell table:style-name="ce19" office:value-type="float" office:value="301580" calcext:value-type="float">
            <text:p>301'580 <text:s/></text:p>
          </table:table-cell>
          <table:table-cell table:style-name="ce19" office:value-type="float" office:value="54804" calcext:value-type="float">
            <text:p>54'804 <text:s/></text:p>
          </table:table-cell>
          <table:table-cell table:style-name="ce19" office:value-type="float" office:value="182197" calcext:value-type="float">
            <text:p>182'197 <text:s/></text:p>
          </table:table-cell>
          <table:table-cell table:style-name="ce19" office:value-type="float" office:value="174187" calcext:value-type="float">
            <text:p>174'187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087" calcext:value-type="float">
            <text:p>35'087 <text:s/></text:p>
          </table:table-cell>
          <table:table-cell table:style-name="ce19" office:value-type="float" office:value="8133" calcext:value-type="float">
            <text:p>8'133 <text:s/></text:p>
          </table:table-cell>
          <table:table-cell table:style-name="ce19" office:value-type="float" office:value="21160" calcext:value-type="float">
            <text:p>21'160 <text:s/></text:p>
          </table:table-cell>
          <table:table-cell table:style-name="ce19" office:value-type="float" office:value="5794" calcext:value-type="float">
            <text:p>5'794 <text:s/></text:p>
          </table:table-cell>
          <table:table-cell table:style-name="ce49" office:value-type="float" office:value="27.3818525519849" calcext:value-type="float">
            <text:p>27.4</text:p>
          </table:table-cell>
          <table:table-cell table:style-name="ce19" office:value-type="float" office:value="17717" calcext:value-type="float">
            <text:p>17'717 <text:s/></text:p>
          </table:table-cell>
          <table:table-cell table:style-name="ce19" office:value-type="float" office:value="17370" calcext:value-type="float">
            <text:p>17'370 <text:s/></text:p>
          </table:table-cell>
          <table:table-cell table:style-name="ce19" office:value-type="float" office:value="32118" calcext:value-type="float">
            <text:p>32'118 <text:s/></text:p>
          </table:table-cell>
          <table:table-cell table:style-name="ce19" office:value-type="float" office:value="2969" calcext:value-type="float">
            <text:p>2'969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087" calcext:value-type="float">
            <text:p>35'087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37522" calcext:value-type="float">
            <text:p>137'522 <text:s/></text:p>
          </table:table-cell>
          <table:table-cell table:style-name="ce19" office:value-type="float" office:value="32829" calcext:value-type="float">
            <text:p>32'829 <text:s/></text:p>
          </table:table-cell>
          <table:table-cell table:style-name="ce19" office:value-type="float" office:value="85553" calcext:value-type="float">
            <text:p>85'553 <text:s/></text:p>
          </table:table-cell>
          <table:table-cell table:style-name="ce19" office:value-type="float" office:value="19140" calcext:value-type="float">
            <text:p>19'140 <text:s/></text:p>
          </table:table-cell>
          <table:table-cell table:style-name="ce49" office:value-type="float" office:value="22.3720968288663" calcext:value-type="float">
            <text:p>22.4</text:p>
          </table:table-cell>
          <table:table-cell table:style-name="ce19" office:value-type="float" office:value="69551" calcext:value-type="float">
            <text:p>69'551 <text:s/></text:p>
          </table:table-cell>
          <table:table-cell table:style-name="ce19" office:value-type="float" office:value="67971" calcext:value-type="float">
            <text:p>67'971 <text:s/></text:p>
          </table:table-cell>
          <table:table-cell table:style-name="ce19" office:value-type="float" office:value="114851" calcext:value-type="float">
            <text:p>114'851 <text:s/></text:p>
          </table:table-cell>
          <table:table-cell table:style-name="ce19" office:value-type="float" office:value="22671" calcext:value-type="float">
            <text:p>22'671 <text:s/></text:p>
          </table:table-cell>
          <table:table-cell table:style-name="ce19" office:value-type="float" office:value="110183" calcext:value-type="float">
            <text:p>110'183 <text:s/></text:p>
          </table:table-cell>
          <table:table-cell table:style-name="ce19" office:value-type="float" office:value="27339" calcext:value-type="float">
            <text:p>27'339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3269" calcext:value-type="float">
            <text:p>33'269 <text:s/></text:p>
          </table:table-cell>
          <table:table-cell table:style-name="ce19" office:value-type="float" office:value="8407" calcext:value-type="float">
            <text:p>8'407 <text:s/></text:p>
          </table:table-cell>
          <table:table-cell table:style-name="ce19" office:value-type="float" office:value="20056" calcext:value-type="float">
            <text:p>20'056 <text:s/></text:p>
          </table:table-cell>
          <table:table-cell table:style-name="ce19" office:value-type="float" office:value="4806" calcext:value-type="float">
            <text:p>4'806 <text:s/></text:p>
          </table:table-cell>
          <table:table-cell table:style-name="ce49" office:value-type="float" office:value="23.9629038691663" calcext:value-type="float">
            <text:p>24.0</text:p>
          </table:table-cell>
          <table:table-cell table:style-name="ce19" office:value-type="float" office:value="16661" calcext:value-type="float">
            <text:p>16'661 <text:s/></text:p>
          </table:table-cell>
          <table:table-cell table:style-name="ce19" office:value-type="float" office:value="16608" calcext:value-type="float">
            <text:p>16'608 <text:s/></text:p>
          </table:table-cell>
          <table:table-cell table:style-name="ce19" office:value-type="float" office:value="29504" calcext:value-type="float">
            <text:p>29'504 <text:s/></text:p>
          </table:table-cell>
          <table:table-cell table:style-name="ce19" office:value-type="float" office:value="3765" calcext:value-type="float">
            <text:p>3'765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3269" calcext:value-type="float">
            <text:p>33'269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39803" calcext:value-type="float">
            <text:p>39'803 <text:s/></text:p>
          </table:table-cell>
          <table:table-cell table:style-name="ce19" office:value-type="float" office:value="8927" calcext:value-type="float">
            <text:p>8'927 <text:s/></text:p>
          </table:table-cell>
          <table:table-cell table:style-name="ce19" office:value-type="float" office:value="25301" calcext:value-type="float">
            <text:p>25'301 <text:s/></text:p>
          </table:table-cell>
          <table:table-cell table:style-name="ce19" office:value-type="float" office:value="5575" calcext:value-type="float">
            <text:p>5'575 <text:s/></text:p>
          </table:table-cell>
          <table:table-cell table:style-name="ce49" office:value-type="float" office:value="22.0347021856844" calcext:value-type="float">
            <text:p>22.0</text:p>
          </table:table-cell>
          <table:table-cell table:style-name="ce19" office:value-type="float" office:value="20214" calcext:value-type="float">
            <text:p>20'214 <text:s/></text:p>
          </table:table-cell>
          <table:table-cell table:style-name="ce19" office:value-type="float" office:value="19589" calcext:value-type="float">
            <text:p>19'589 <text:s/></text:p>
          </table:table-cell>
          <table:table-cell table:style-name="ce19" office:value-type="float" office:value="36041" calcext:value-type="float">
            <text:p>36'041 <text:s/></text:p>
          </table:table-cell>
          <table:table-cell table:style-name="ce19" office:value-type="float" office:value="3762" calcext:value-type="float">
            <text:p>3'762 <text:s/></text:p>
          </table:table-cell>
          <table:table-cell table:style-name="ce19" office:value-type="float" office:value="34879" calcext:value-type="float">
            <text:p>34'879 <text:s/></text:p>
          </table:table-cell>
          <table:table-cell table:style-name="ce19" office:value-type="float" office:value="4924" calcext:value-type="float">
            <text:p>4'924 <text:s/></text:p>
          </table:table-cell>
          <table:table-cell table:style-name="ce21" table:number-columns-repeated="11"/>
          <table:table-cell table:style-name="ce8" table:number-columns-repeated="1001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06496" calcext:value-type="float">
            <text:p>106'496 <text:s/></text:p>
          </table:table-cell>
          <table:table-cell table:style-name="ce19" office:value-type="float" office:value="24214" calcext:value-type="float">
            <text:p>24'214 <text:s/></text:p>
          </table:table-cell>
          <table:table-cell table:style-name="ce19" office:value-type="float" office:value="68097" calcext:value-type="float">
            <text:p>68'097 <text:s/></text:p>
          </table:table-cell>
          <table:table-cell table:style-name="ce19" office:value-type="float" office:value="14185" calcext:value-type="float">
            <text:p>14'185 <text:s/></text:p>
          </table:table-cell>
          <table:table-cell table:style-name="ce49" office:value-type="float" office:value="20.8305799080723" calcext:value-type="float">
            <text:p>20.8</text:p>
          </table:table-cell>
          <table:table-cell table:style-name="ce19" office:value-type="float" office:value="53470" calcext:value-type="float">
            <text:p>53'470 <text:s/></text:p>
          </table:table-cell>
          <table:table-cell table:style-name="ce19" office:value-type="float" office:value="53026" calcext:value-type="float">
            <text:p>53'026 <text:s/></text:p>
          </table:table-cell>
          <table:table-cell table:style-name="ce19" office:value-type="float" office:value="84597" calcext:value-type="float">
            <text:p>84'597 <text:s/></text:p>
          </table:table-cell>
          <table:table-cell table:style-name="ce19" office:value-type="float" office:value="21899" calcext:value-type="float">
            <text:p>21'899 <text:s/></text:p>
          </table:table-cell>
          <table:table-cell table:style-name="ce19" office:value-type="float" office:value="102156" calcext:value-type="float">
            <text:p>102'156 <text:s/></text:p>
          </table:table-cell>
          <table:table-cell table:style-name="ce19" office:value-type="float" office:value="4340" calcext:value-type="float">
            <text:p>4'340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22276" calcext:value-type="float">
            <text:p>322'276 <text:s/></text:p>
          </table:table-cell>
          <table:table-cell table:style-name="ce18" office:value-type="float" office:value="62002" calcext:value-type="float">
            <text:p>62'002 <text:s/></text:p>
          </table:table-cell>
          <table:table-cell table:style-name="ce18" office:value-type="float" office:value="199114" calcext:value-type="float">
            <text:p>199'114 <text:s/></text:p>
          </table:table-cell>
          <table:table-cell table:style-name="ce18" office:value-type="float" office:value="61160" calcext:value-type="float">
            <text:p>61'160 <text:s/></text:p>
          </table:table-cell>
          <table:table-cell table:style-name="ce48" office:value-type="float" office:value="30.7160721998453" calcext:value-type="float">
            <text:p>30.7</text:p>
          </table:table-cell>
          <table:table-cell table:style-name="ce18" office:value-type="float" office:value="154225" calcext:value-type="float">
            <text:p>154'225 <text:s/></text:p>
          </table:table-cell>
          <table:table-cell table:style-name="ce18" office:value-type="float" office:value="168051" calcext:value-type="float">
            <text:p>168'051 <text:s/></text:p>
          </table:table-cell>
          <table:table-cell table:style-name="ce18" office:value-type="float" office:value="241365" calcext:value-type="float">
            <text:p>241'365 <text:s/></text:p>
          </table:table-cell>
          <table:table-cell table:style-name="ce18" office:value-type="float" office:value="80911" calcext:value-type="float">
            <text:p>80'911 <text:s/></text:p>
          </table:table-cell>
          <table:table-cell table:style-name="ce18" office:value-type="float" office:value="279123" calcext:value-type="float">
            <text:p>279'123 <text:s/></text:p>
          </table:table-cell>
          <table:table-cell table:style-name="ce18" office:value-type="float" office:value="43153" calcext:value-type="float">
            <text:p>43'153 <text:s/></text:p>
          </table:table-cell>
          <table:table-cell table:style-name="ce21" table:number-columns-repeated="11"/>
          <table:table-cell table:style-name="ce3" table:number-columns-repeated="1001"/>
        </table:table-row>
        <table:table-row table:style-name="ro2">
          <table:table-cell table:style-name="ce9"/>
          <table:table-cell table:style-name="ce20" table:number-columns-repeated="4"/>
          <table:table-cell table:style-name="ce50"/>
          <table:table-cell table:style-name="ce20" table:number-columns-repeated="6"/>
          <table:table-cell table:style-name="ce21" table:number-columns-repeated="11"/>
          <table:table-cell table:style-name="ce3" table:number-columns-repeated="1001"/>
        </table:table-row>
        <table:table-row table:style-name="ro1">
          <table:table-cell office:value-type="string" calcext:value-type="string">
            <text:p>1) Gemäss Definition VZ 2000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8" office:value-type="string" office:string-value="2) Altersquotient = Verhältnis der über 64-Jährigen zu den 20- bis 64-Jährigen" calcext:value-type="string">
            <text:p>2) Altersquotient = Verhältnis der über 64-Jährigen zu den 20- bis 64-Jährigen <text:s text:c="2"/>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8"/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/>
          <table:table-cell table:style-name="ce3" table:number-columns-repeated="7"/>
          <table:table-cell table:style-name="ce21" table:number-columns-repeated="14"/>
          <table:table-cell table:style-name="ce3" table:number-columns-repeated="1001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 table:style-name="ce3"/>
          <table:table-cell table:style-name="ce21" table:number-columns-repeated="2"/>
          <table:table-cell table:style-name="ce3"/>
          <table:table-cell table:style-name="ce36"/>
          <table:table-cell table:style-name="ce21" table:number-columns-repeated="12"/>
          <table:table-cell table:style-name="ce3" table:number-columns-repeated="1001"/>
        </table:table-row>
        <table:table-row table:style-name="ro1">
          <table:table-cell table:style-name="ce36" office:value-type="string" calcext:value-type="string">
            <text:p>© BFS - Statistisches Lexikon der Schweiz</text:p>
          </table:table-cell>
          <table:table-cell table:style-name="ce21" table:number-columns-repeated="2"/>
          <table:table-cell table:style-name="ce3"/>
          <table:table-cell table:style-name="ce36" table:number-columns-repeated="5"/>
          <table:table-cell table:style-name="ce21" table:number-columns-repeated="14"/>
          <table:table-cell table:style-name="ce3" table:number-columns-repeated="1001"/>
        </table:table-row>
        <table:table-row table:style-name="ro5">
          <table:table-cell/>
          <table:table-cell table:style-name="ce21"/>
          <table:table-cell table:style-name="ce59" table:number-columns-repeated="1022"/>
        </table:table-row>
        <table:table-row table:style-name="ro5">
          <table:table-cell office:value-type="string" calcext:value-type="string">
            <text:p>Stand am 31.10.2013</text:p>
          </table:table-cell>
          <table:table-cell table:style-name="ce21"/>
          <table:table-cell table:style-name="ce59" table:number-columns-repeated="1022"/>
        </table:table-row>
        <table:table-row table:style-name="ro5" table:number-rows-repeated="45">
          <table:table-cell/>
          <table:table-cell table:style-name="ce21"/>
          <table:table-cell table:style-name="ce59" table:number-columns-repeated="1022"/>
        </table:table-row>
        <table:table-row table:style-name="ro5" table:number-rows-repeated="69">
          <table:table-cell table:number-columns-repeated="2"/>
          <table:table-cell table:style-name="ce59" table:number-columns-repeated="1022"/>
        </table:table-row>
        <table:table-row table:style-name="ro5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5'.$A$1:.$L$55" table:range-usable-as="print-range"/>
        </table:named-expressions>
      </table:table>
      <table:table table:name="2004" table:style-name="ta10" table:print-ranges="'2004'.A1:'2004'.L55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ce60"/>
        <table:table-column table:style-name="co11" table:number-columns-repeated="245" table:default-cell-style-name="ce60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4</text:p>
          </table:table-cell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 office:value-type="string" calcext:value-type="string">
            <text:p>T 1.2.1.2.5</text:p>
          </table:table-cell>
          <table:table-cell table:style-name="ce3"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/>
          <table:table-cell table:style-name="ce3"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style-name="ce3" table:number-columns-repeated="1012"/>
        </table:table-row>
        <table:table-row table:style-name="ro2">
          <table:table-cell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 1)</text:p>
          </table:table-cell>
          <table:table-cell table:style-name="ce9"/>
          <table:table-cell table:style-name="ce3"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2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style-name="ce3" table:number-columns-repeated="1012"/>
        </table:table-row>
        <table:table-row table:style-name="ro2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style-name="ce3" table:number-columns-repeated="1012"/>
        </table:table-row>
        <table:table-row table:style-name="ro2">
          <table:table-cell/>
          <table:table-cell table:style-name="ce17"/>
          <table:table-cell table:style-name="ce24" table:number-columns-repeated="4"/>
          <table:table-cell table:style-name="ce26" table:number-columns-repeated="4"/>
          <table:table-cell table:style-name="ce3"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415102" calcext:value-type="float">
            <text:p>7'415'102 <text:s/></text:p>
          </table:table-cell>
          <table:table-cell table:style-name="ce18" office:value-type="float" office:value="1639045" calcext:value-type="float">
            <text:p>1'639'045 <text:s/></text:p>
          </table:table-cell>
          <table:table-cell table:style-name="ce18" office:value-type="float" office:value="4601715" calcext:value-type="float">
            <text:p>4'601'715 <text:s/></text:p>
          </table:table-cell>
          <table:table-cell table:style-name="ce18" office:value-type="float" office:value="1174342" calcext:value-type="float">
            <text:p>1'174'342 <text:s/></text:p>
          </table:table-cell>
          <table:table-cell table:style-name="ce48" office:value-type="float" office:value="25.5196595182448" calcext:value-type="float">
            <text:p>25.5</text:p>
          </table:table-cell>
          <table:table-cell table:style-name="ce18" office:value-type="float" office:value="3628696" calcext:value-type="float">
            <text:p>3'628'696 <text:s/></text:p>
          </table:table-cell>
          <table:table-cell table:style-name="ce18" office:value-type="float" office:value="3786406" calcext:value-type="float">
            <text:p>3'786'406 <text:s/></text:p>
          </table:table-cell>
          <table:table-cell table:style-name="ce18" office:value-type="float" office:value="5890439" calcext:value-type="float">
            <text:p>5'890'439 <text:s/></text:p>
          </table:table-cell>
          <table:table-cell table:style-name="ce18" office:value-type="float" office:value="1524663" calcext:value-type="float">
            <text:p>1'524'663 <text:s/></text:p>
          </table:table-cell>
          <table:table-cell table:style-name="ce18" office:value-type="float" office:value="5433145" calcext:value-type="float">
            <text:p>5'433'145 <text:s/></text:p>
          </table:table-cell>
          <table:table-cell table:style-name="ce18" office:value-type="float" office:value="1981957" calcext:value-type="float">
            <text:p>1'981'957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7"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362754" calcext:value-type="float">
            <text:p>1'362'754 <text:s/></text:p>
          </table:table-cell>
          <table:table-cell table:style-name="ce18" office:value-type="float" office:value="310241" calcext:value-type="float">
            <text:p>310'241 <text:s/></text:p>
          </table:table-cell>
          <table:table-cell table:style-name="ce18" office:value-type="float" office:value="846027" calcext:value-type="float">
            <text:p>846'027 <text:s/></text:p>
          </table:table-cell>
          <table:table-cell table:style-name="ce18" office:value-type="float" office:value="206486" calcext:value-type="float">
            <text:p>206'486 <text:s/></text:p>
          </table:table-cell>
          <table:table-cell table:style-name="ce48" office:value-type="float" office:value="24.4065496727646" calcext:value-type="float">
            <text:p>24.4</text:p>
          </table:table-cell>
          <table:table-cell table:style-name="ce18" office:value-type="float" office:value="659561" calcext:value-type="float">
            <text:p>659'561 <text:s/></text:p>
          </table:table-cell>
          <table:table-cell table:style-name="ce18" office:value-type="float" office:value="703193" calcext:value-type="float">
            <text:p>703'193 <text:s/></text:p>
          </table:table-cell>
          <table:table-cell table:style-name="ce18" office:value-type="float" office:value="967156" calcext:value-type="float">
            <text:p>967'156 <text:s/></text:p>
          </table:table-cell>
          <table:table-cell table:style-name="ce18" office:value-type="float" office:value="395598" calcext:value-type="float">
            <text:p>395'598 <text:s/></text:p>
          </table:table-cell>
          <table:table-cell table:style-name="ce18" office:value-type="float" office:value="1071869" calcext:value-type="float">
            <text:p>1'071'869 <text:s/></text:p>
          </table:table-cell>
          <table:table-cell table:style-name="ce18" office:value-type="float" office:value="290885" calcext:value-type="float">
            <text:p>290'885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47382" calcext:value-type="float">
            <text:p>647'382 <text:s/></text:p>
          </table:table-cell>
          <table:table-cell table:style-name="ce19" office:value-type="float" office:value="151129" calcext:value-type="float">
            <text:p>151'129 <text:s/></text:p>
          </table:table-cell>
          <table:table-cell table:style-name="ce19" office:value-type="float" office:value="397923" calcext:value-type="float">
            <text:p>397'923 <text:s/></text:p>
          </table:table-cell>
          <table:table-cell table:style-name="ce19" office:value-type="float" office:value="98330" calcext:value-type="float">
            <text:p>98'330 <text:s/></text:p>
          </table:table-cell>
          <table:table-cell table:style-name="ce49" office:value-type="float" office:value="24.7108108855231" calcext:value-type="float">
            <text:p>24.7</text:p>
          </table:table-cell>
          <table:table-cell table:style-name="ce19" office:value-type="float" office:value="313622" calcext:value-type="float">
            <text:p>313'622 <text:s/></text:p>
          </table:table-cell>
          <table:table-cell table:style-name="ce19" office:value-type="float" office:value="333760" calcext:value-type="float">
            <text:p>333'760 <text:s/></text:p>
          </table:table-cell>
          <table:table-cell table:style-name="ce19" office:value-type="float" office:value="463935" calcext:value-type="float">
            <text:p>463'935 <text:s/></text:p>
          </table:table-cell>
          <table:table-cell table:style-name="ce19" office:value-type="float" office:value="183447" calcext:value-type="float">
            <text:p>183'447 <text:s/></text:p>
          </table:table-cell>
          <table:table-cell table:style-name="ce19" office:value-type="float" office:value="485025" calcext:value-type="float">
            <text:p>485'025 <text:s/></text:p>
          </table:table-cell>
          <table:table-cell table:style-name="ce19" office:value-type="float" office:value="162357" calcext:value-type="float">
            <text:p>162'357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87976" calcext:value-type="float">
            <text:p>287'976 <text:s/></text:p>
          </table:table-cell>
          <table:table-cell table:style-name="ce19" office:value-type="float" office:value="65172" calcext:value-type="float">
            <text:p>65'172 <text:s/></text:p>
          </table:table-cell>
          <table:table-cell table:style-name="ce19" office:value-type="float" office:value="177958" calcext:value-type="float">
            <text:p>177'958 <text:s/></text:p>
          </table:table-cell>
          <table:table-cell table:style-name="ce19" office:value-type="float" office:value="44846" calcext:value-type="float">
            <text:p>44'846 <text:s/></text:p>
          </table:table-cell>
          <table:table-cell table:style-name="ce49" office:value-type="float" office:value="25.2003281673204" calcext:value-type="float">
            <text:p>25.2</text:p>
          </table:table-cell>
          <table:table-cell table:style-name="ce19" office:value-type="float" office:value="141579" calcext:value-type="float">
            <text:p>141'579 <text:s/></text:p>
          </table:table-cell>
          <table:table-cell table:style-name="ce19" office:value-type="float" office:value="146397" calcext:value-type="float">
            <text:p>146'397 <text:s/></text:p>
          </table:table-cell>
          <table:table-cell table:style-name="ce19" office:value-type="float" office:value="237348" calcext:value-type="float">
            <text:p>237'348 <text:s/></text:p>
          </table:table-cell>
          <table:table-cell table:style-name="ce19" office:value-type="float" office:value="50628" calcext:value-type="float">
            <text:p>50'628 <text:s/></text:p>
          </table:table-cell>
          <table:table-cell table:style-name="ce19" office:value-type="float" office:value="162875" calcext:value-type="float">
            <text:p>162'875 <text:s/></text:p>
          </table:table-cell>
          <table:table-cell table:style-name="ce19" office:value-type="float" office:value="125101" calcext:value-type="float">
            <text:p>125'101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27396" calcext:value-type="float">
            <text:p>427'396 <text:s/></text:p>
          </table:table-cell>
          <table:table-cell table:style-name="ce19" office:value-type="float" office:value="93940" calcext:value-type="float">
            <text:p>93'940 <text:s/></text:p>
          </table:table-cell>
          <table:table-cell table:style-name="ce19" office:value-type="float" office:value="270146" calcext:value-type="float">
            <text:p>270'146 <text:s/></text:p>
          </table:table-cell>
          <table:table-cell table:style-name="ce19" office:value-type="float" office:value="63310" calcext:value-type="float">
            <text:p>63'310 <text:s/></text:p>
          </table:table-cell>
          <table:table-cell table:style-name="ce49" office:value-type="float" office:value="23.4354756316955" calcext:value-type="float">
            <text:p>23.4</text:p>
          </table:table-cell>
          <table:table-cell table:style-name="ce19" office:value-type="float" office:value="204360" calcext:value-type="float">
            <text:p>204'360 <text:s/></text:p>
          </table:table-cell>
          <table:table-cell table:style-name="ce19" office:value-type="float" office:value="223036" calcext:value-type="float">
            <text:p>223'036 <text:s/></text:p>
          </table:table-cell>
          <table:table-cell table:style-name="ce19" office:value-type="float" office:value="265873" calcext:value-type="float">
            <text:p>265'873 <text:s/></text:p>
          </table:table-cell>
          <table:table-cell table:style-name="ce19" office:value-type="float" office:value="161523" calcext:value-type="float">
            <text:p>161'523 <text:s/></text:p>
          </table:table-cell>
          <table:table-cell table:style-name="ce19" office:value-type="float" office:value="423969" calcext:value-type="float">
            <text:p>423'969 <text:s/></text:p>
          </table:table-cell>
          <table:table-cell table:style-name="ce19" office:value-type="float" office:value="3427" calcext:value-type="float">
            <text:p>3'427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690135" calcext:value-type="float">
            <text:p>1'690'135 <text:s/></text:p>
          </table:table-cell>
          <table:table-cell table:style-name="ce18" office:value-type="float" office:value="374115" calcext:value-type="float">
            <text:p>374'115 <text:s/></text:p>
          </table:table-cell>
          <table:table-cell table:style-name="ce18" office:value-type="float" office:value="1033782" calcext:value-type="float">
            <text:p>1'033'782 <text:s/></text:p>
          </table:table-cell>
          <table:table-cell table:style-name="ce18" office:value-type="float" office:value="282238" calcext:value-type="float">
            <text:p>282'238 <text:s/></text:p>
          </table:table-cell>
          <table:table-cell table:style-name="ce48" office:value-type="float" office:value="27.301500703243" calcext:value-type="float">
            <text:p>27.3</text:p>
          </table:table-cell>
          <table:table-cell table:style-name="ce18" office:value-type="float" office:value="825098" calcext:value-type="float">
            <text:p>825'098 <text:s/></text:p>
          </table:table-cell>
          <table:table-cell table:style-name="ce18" office:value-type="float" office:value="865037" calcext:value-type="float">
            <text:p>865'037 <text:s/></text:p>
          </table:table-cell>
          <table:table-cell table:style-name="ce18" office:value-type="float" office:value="1442567" calcext:value-type="float">
            <text:p>1'442'567 <text:s/></text:p>
          </table:table-cell>
          <table:table-cell table:style-name="ce18" office:value-type="float" office:value="247568" calcext:value-type="float">
            <text:p>247'568 <text:s/></text:p>
          </table:table-cell>
          <table:table-cell table:style-name="ce18" office:value-type="float" office:value="1068099" calcext:value-type="float">
            <text:p>1'068'099 <text:s/></text:p>
          </table:table-cell>
          <table:table-cell table:style-name="ce18" office:value-type="float" office:value="622036" calcext:value-type="float">
            <text:p>622'036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55378" calcext:value-type="float">
            <text:p>955'378 <text:s/></text:p>
          </table:table-cell>
          <table:table-cell table:style-name="ce19" office:value-type="float" office:value="200679" calcext:value-type="float">
            <text:p>200'679 <text:s/></text:p>
          </table:table-cell>
          <table:table-cell table:style-name="ce19" office:value-type="float" office:value="586577" calcext:value-type="float">
            <text:p>586'577 <text:s/></text:p>
          </table:table-cell>
          <table:table-cell table:style-name="ce19" office:value-type="float" office:value="168122" calcext:value-type="float">
            <text:p>168'122 <text:s/></text:p>
          </table:table-cell>
          <table:table-cell table:style-name="ce49" office:value-type="float" office:value="28.6615397466999" calcext:value-type="float">
            <text:p>28.7</text:p>
          </table:table-cell>
          <table:table-cell table:style-name="ce19" office:value-type="float" office:value="464190" calcext:value-type="float">
            <text:p>464'190 <text:s/></text:p>
          </table:table-cell>
          <table:table-cell table:style-name="ce19" office:value-type="float" office:value="491188" calcext:value-type="float">
            <text:p>491'188 <text:s/></text:p>
          </table:table-cell>
          <table:table-cell table:style-name="ce19" office:value-type="float" office:value="836955" calcext:value-type="float">
            <text:p>836'955 <text:s/></text:p>
          </table:table-cell>
          <table:table-cell table:style-name="ce19" office:value-type="float" office:value="118423" calcext:value-type="float">
            <text:p>118'423 <text:s/></text:p>
          </table:table-cell>
          <table:table-cell table:style-name="ce19" office:value-type="float" office:value="592770" calcext:value-type="float">
            <text:p>592'770 <text:s/></text:p>
          </table:table-cell>
          <table:table-cell table:style-name="ce19" office:value-type="float" office:value="362608" calcext:value-type="float">
            <text:p>362'608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50377" calcext:value-type="float">
            <text:p>250'377 <text:s/></text:p>
          </table:table-cell>
          <table:table-cell table:style-name="ce19" office:value-type="float" office:value="63469" calcext:value-type="float">
            <text:p>63'469 <text:s/></text:p>
          </table:table-cell>
          <table:table-cell table:style-name="ce19" office:value-type="float" office:value="154181" calcext:value-type="float">
            <text:p>154'181 <text:s/></text:p>
          </table:table-cell>
          <table:table-cell table:style-name="ce19" office:value-type="float" office:value="32727" calcext:value-type="float">
            <text:p>32'727 <text:s/></text:p>
          </table:table-cell>
          <table:table-cell table:style-name="ce49" office:value-type="float" office:value="21.2263508473807" calcext:value-type="float">
            <text:p>21.2</text:p>
          </table:table-cell>
          <table:table-cell table:style-name="ce19" office:value-type="float" office:value="124212" calcext:value-type="float">
            <text:p>124'212 <text:s/></text:p>
          </table:table-cell>
          <table:table-cell table:style-name="ce19" office:value-type="float" office:value="126165" calcext:value-type="float">
            <text:p>126'165 <text:s/></text:p>
          </table:table-cell>
          <table:table-cell table:style-name="ce19" office:value-type="float" office:value="212076" calcext:value-type="float">
            <text:p>212'076 <text:s/></text:p>
          </table:table-cell>
          <table:table-cell table:style-name="ce19" office:value-type="float" office:value="38301" calcext:value-type="float">
            <text:p>38'301 <text:s/></text:p>
          </table:table-cell>
          <table:table-cell table:style-name="ce19" office:value-type="float" office:value="138546" calcext:value-type="float">
            <text:p>138'546 <text:s/></text:p>
          </table:table-cell>
          <table:table-cell table:style-name="ce19" office:value-type="float" office:value="111831" calcext:value-type="float">
            <text:p>111'831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47379" calcext:value-type="float">
            <text:p>247'379 <text:s/></text:p>
          </table:table-cell>
          <table:table-cell table:style-name="ce19" office:value-type="float" office:value="54844" calcext:value-type="float">
            <text:p>54'844 <text:s/></text:p>
          </table:table-cell>
          <table:table-cell table:style-name="ce19" office:value-type="float" office:value="151869" calcext:value-type="float">
            <text:p>151'869 <text:s/></text:p>
          </table:table-cell>
          <table:table-cell table:style-name="ce19" office:value-type="float" office:value="40666" calcext:value-type="float">
            <text:p>40'666 <text:s/></text:p>
          </table:table-cell>
          <table:table-cell table:style-name="ce49" office:value-type="float" office:value="26.7770249359645" calcext:value-type="float">
            <text:p>26.8</text:p>
          </table:table-cell>
          <table:table-cell table:style-name="ce19" office:value-type="float" office:value="121565" calcext:value-type="float">
            <text:p>121'565 <text:s/></text:p>
          </table:table-cell>
          <table:table-cell table:style-name="ce19" office:value-type="float" office:value="125814" calcext:value-type="float">
            <text:p>125'814 <text:s/></text:p>
          </table:table-cell>
          <table:table-cell table:style-name="ce19" office:value-type="float" office:value="203234" calcext:value-type="float">
            <text:p>203'234 <text:s/></text:p>
          </table:table-cell>
          <table:table-cell table:style-name="ce19" office:value-type="float" office:value="44145" calcext:value-type="float">
            <text:p>44'145 <text:s/></text:p>
          </table:table-cell>
          <table:table-cell table:style-name="ce19" office:value-type="float" office:value="191203" calcext:value-type="float">
            <text:p>191'203 <text:s/></text:p>
          </table:table-cell>
          <table:table-cell table:style-name="ce19" office:value-type="float" office:value="56176" calcext:value-type="float">
            <text:p>56'176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67910" calcext:value-type="float">
            <text:p>167'910 <text:s/></text:p>
          </table:table-cell>
          <table:table-cell table:style-name="ce19" office:value-type="float" office:value="38385" calcext:value-type="float">
            <text:p>38'385 <text:s/></text:p>
          </table:table-cell>
          <table:table-cell table:style-name="ce19" office:value-type="float" office:value="100428" calcext:value-type="float">
            <text:p>100'428 <text:s/></text:p>
          </table:table-cell>
          <table:table-cell table:style-name="ce19" office:value-type="float" office:value="29097" calcext:value-type="float">
            <text:p>29'097 <text:s/></text:p>
          </table:table-cell>
          <table:table-cell table:style-name="ce49" office:value-type="float" office:value="28.9729955789222" calcext:value-type="float">
            <text:p>29.0</text:p>
          </table:table-cell>
          <table:table-cell table:style-name="ce19" office:value-type="float" office:value="81157" calcext:value-type="float">
            <text:p>81'157 <text:s/></text:p>
          </table:table-cell>
          <table:table-cell table:style-name="ce19" office:value-type="float" office:value="86753" calcext:value-type="float">
            <text:p>86'753 <text:s/></text:p>
          </table:table-cell>
          <table:table-cell table:style-name="ce19" office:value-type="float" office:value="129457" calcext:value-type="float">
            <text:p>129'457 <text:s/></text:p>
          </table:table-cell>
          <table:table-cell table:style-name="ce19" office:value-type="float" office:value="38453" calcext:value-type="float">
            <text:p>38'453 <text:s/></text:p>
          </table:table-cell>
          <table:table-cell table:style-name="ce19" office:value-type="float" office:value="124887" calcext:value-type="float">
            <text:p>124'887 <text:s/></text:p>
          </table:table-cell>
          <table:table-cell table:style-name="ce19" office:value-type="float" office:value="43023" calcext:value-type="float">
            <text:p>43'023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9091" calcext:value-type="float">
            <text:p>69'091 <text:s/></text:p>
          </table:table-cell>
          <table:table-cell table:style-name="ce19" office:value-type="float" office:value="16738" calcext:value-type="float">
            <text:p>16'738 <text:s/></text:p>
          </table:table-cell>
          <table:table-cell table:style-name="ce19" office:value-type="float" office:value="40727" calcext:value-type="float">
            <text:p>40'727 <text:s/></text:p>
          </table:table-cell>
          <table:table-cell table:style-name="ce19" office:value-type="float" office:value="11626" calcext:value-type="float">
            <text:p>11'626 <text:s/></text:p>
          </table:table-cell>
          <table:table-cell table:style-name="ce49" office:value-type="float" office:value="28.5461733002676" calcext:value-type="float">
            <text:p>28.5</text:p>
          </table:table-cell>
          <table:table-cell table:style-name="ce19" office:value-type="float" office:value="33974" calcext:value-type="float">
            <text:p>33'974 <text:s/></text:p>
          </table:table-cell>
          <table:table-cell table:style-name="ce19" office:value-type="float" office:value="35117" calcext:value-type="float">
            <text:p>35'117 <text:s/></text:p>
          </table:table-cell>
          <table:table-cell table:style-name="ce19" office:value-type="float" office:value="60845" calcext:value-type="float">
            <text:p>60'845 <text:s/></text:p>
          </table:table-cell>
          <table:table-cell table:style-name="ce19" office:value-type="float" office:value="8246" calcext:value-type="float">
            <text:p>8'246 <text:s/></text:p>
          </table:table-cell>
          <table:table-cell table:style-name="ce19" office:value-type="float" office:value="20693" calcext:value-type="float">
            <text:p>20'693 <text:s/></text:p>
          </table:table-cell>
          <table:table-cell table:style-name="ce19" office:value-type="float" office:value="48398" calcext:value-type="float">
            <text:p>48'398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17180" calcext:value-type="float">
            <text:p>1'017'180 <text:s/></text:p>
          </table:table-cell>
          <table:table-cell table:style-name="ce18" office:value-type="float" office:value="217461" calcext:value-type="float">
            <text:p>217'461 <text:s/></text:p>
          </table:table-cell>
          <table:table-cell table:style-name="ce18" office:value-type="float" office:value="636649" calcext:value-type="float">
            <text:p>636'649 <text:s/></text:p>
          </table:table-cell>
          <table:table-cell table:style-name="ce18" office:value-type="float" office:value="163070" calcext:value-type="float">
            <text:p>163'070 <text:s/></text:p>
          </table:table-cell>
          <table:table-cell table:style-name="ce48" office:value-type="float" office:value="25.6137997546529" calcext:value-type="float">
            <text:p>25.6</text:p>
          </table:table-cell>
          <table:table-cell table:style-name="ce18" office:value-type="float" office:value="498877" calcext:value-type="float">
            <text:p>498'877 <text:s/></text:p>
          </table:table-cell>
          <table:table-cell table:style-name="ce18" office:value-type="float" office:value="518303" calcext:value-type="float">
            <text:p>518'303 <text:s/></text:p>
          </table:table-cell>
          <table:table-cell table:style-name="ce18" office:value-type="float" office:value="802816" calcext:value-type="float">
            <text:p>802'816 <text:s/></text:p>
          </table:table-cell>
          <table:table-cell table:style-name="ce18" office:value-type="float" office:value="214364" calcext:value-type="float">
            <text:p>214'364 <text:s/></text:p>
          </table:table-cell>
          <table:table-cell table:style-name="ce18" office:value-type="float" office:value="798870" calcext:value-type="float">
            <text:p>798'870 <text:s/></text:p>
          </table:table-cell>
          <table:table-cell table:style-name="ce18" office:value-type="float" office:value="218310" calcext:value-type="float">
            <text:p>218'310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6753" calcext:value-type="float">
            <text:p>186'753 <text:s/></text:p>
          </table:table-cell>
          <table:table-cell table:style-name="ce19" office:value-type="float" office:value="31688" calcext:value-type="float">
            <text:p>31'688 <text:s/></text:p>
          </table:table-cell>
          <table:table-cell table:style-name="ce19" office:value-type="float" office:value="116467" calcext:value-type="float">
            <text:p>116'467 <text:s/></text:p>
          </table:table-cell>
          <table:table-cell table:style-name="ce19" office:value-type="float" office:value="38598" calcext:value-type="float">
            <text:p>38'598 <text:s/></text:p>
          </table:table-cell>
          <table:table-cell table:style-name="ce49" office:value-type="float" office:value="33.1407179716143" calcext:value-type="float">
            <text:p>33.1</text:p>
          </table:table-cell>
          <table:table-cell table:style-name="ce19" office:value-type="float" office:value="88369" calcext:value-type="float">
            <text:p>88'369 <text:s/></text:p>
          </table:table-cell>
          <table:table-cell table:style-name="ce19" office:value-type="float" office:value="98384" calcext:value-type="float">
            <text:p>98'384 <text:s/></text:p>
          </table:table-cell>
          <table:table-cell table:style-name="ce19" office:value-type="float" office:value="131998" calcext:value-type="float">
            <text:p>131'998 <text:s/></text:p>
          </table:table-cell>
          <table:table-cell table:style-name="ce19" office:value-type="float" office:value="54755" calcext:value-type="float">
            <text:p>54'755 <text:s/></text:p>
          </table:table-cell>
          <table:table-cell table:style-name="ce19" office:value-type="float" office:value="186753" calcext:value-type="float">
            <text:p>186'75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65305" calcext:value-type="float">
            <text:p>265'305 <text:s/></text:p>
          </table:table-cell>
          <table:table-cell table:style-name="ce19" office:value-type="float" office:value="55627" calcext:value-type="float">
            <text:p>55'627 <text:s/></text:p>
          </table:table-cell>
          <table:table-cell table:style-name="ce19" office:value-type="float" office:value="164370" calcext:value-type="float">
            <text:p>164'370 <text:s/></text:p>
          </table:table-cell>
          <table:table-cell table:style-name="ce19" office:value-type="float" office:value="45308" calcext:value-type="float">
            <text:p>45'308 <text:s/></text:p>
          </table:table-cell>
          <table:table-cell table:style-name="ce49" office:value-type="float" office:value="27.5646407495285" calcext:value-type="float">
            <text:p>27.6</text:p>
          </table:table-cell>
          <table:table-cell table:style-name="ce19" office:value-type="float" office:value="129813" calcext:value-type="float">
            <text:p>129'813 <text:s/></text:p>
          </table:table-cell>
          <table:table-cell table:style-name="ce19" office:value-type="float" office:value="135492" calcext:value-type="float">
            <text:p>135'492 <text:s/></text:p>
          </table:table-cell>
          <table:table-cell table:style-name="ce19" office:value-type="float" office:value="218223" calcext:value-type="float">
            <text:p>218'223 <text:s/></text:p>
          </table:table-cell>
          <table:table-cell table:style-name="ce19" office:value-type="float" office:value="47082" calcext:value-type="float">
            <text:p>47'082 <text:s/></text:p>
          </table:table-cell>
          <table:table-cell table:style-name="ce19" office:value-type="float" office:value="243252" calcext:value-type="float">
            <text:p>243'252 <text:s/></text:p>
          </table:table-cell>
          <table:table-cell table:style-name="ce19" office:value-type="float" office:value="22053" calcext:value-type="float">
            <text:p>22'053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65122" calcext:value-type="float">
            <text:p>565'122 <text:s/></text:p>
          </table:table-cell>
          <table:table-cell table:style-name="ce19" office:value-type="float" office:value="130146" calcext:value-type="float">
            <text:p>130'146 <text:s/></text:p>
          </table:table-cell>
          <table:table-cell table:style-name="ce19" office:value-type="float" office:value="355812" calcext:value-type="float">
            <text:p>355'812 <text:s/></text:p>
          </table:table-cell>
          <table:table-cell table:style-name="ce19" office:value-type="float" office:value="79164" calcext:value-type="float">
            <text:p>79'164 <text:s/></text:p>
          </table:table-cell>
          <table:table-cell table:style-name="ce49" office:value-type="float" office:value="22.2488280327814" calcext:value-type="float">
            <text:p>22.2</text:p>
          </table:table-cell>
          <table:table-cell table:style-name="ce19" office:value-type="float" office:value="280695" calcext:value-type="float">
            <text:p>280'695 <text:s/></text:p>
          </table:table-cell>
          <table:table-cell table:style-name="ce19" office:value-type="float" office:value="284427" calcext:value-type="float">
            <text:p>284'427 <text:s/></text:p>
          </table:table-cell>
          <table:table-cell table:style-name="ce19" office:value-type="float" office:value="452595" calcext:value-type="float">
            <text:p>452'595 <text:s/></text:p>
          </table:table-cell>
          <table:table-cell table:style-name="ce19" office:value-type="float" office:value="112527" calcext:value-type="float">
            <text:p>112'527 <text:s/></text:p>
          </table:table-cell>
          <table:table-cell table:style-name="ce19" office:value-type="float" office:value="368865" calcext:value-type="float">
            <text:p>368'865 <text:s/></text:p>
          </table:table-cell>
          <table:table-cell table:style-name="ce19" office:value-type="float" office:value="196257" calcext:value-type="float">
            <text:p>196'257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261810" calcext:value-type="float">
            <text:p>1'261'810 <text:s/></text:p>
          </table:table-cell>
          <table:table-cell table:style-name="ce18" office:value-type="float" office:value="256735" calcext:value-type="float">
            <text:p>256'735 <text:s/></text:p>
          </table:table-cell>
          <table:table-cell table:style-name="ce18" office:value-type="float" office:value="807768" calcext:value-type="float">
            <text:p>807'768 <text:s/></text:p>
          </table:table-cell>
          <table:table-cell table:style-name="ce18" office:value-type="float" office:value="197307" calcext:value-type="float">
            <text:p>197'307 <text:s/></text:p>
          </table:table-cell>
          <table:table-cell table:style-name="ce48" office:value-type="float" office:value="24.4261966307157" calcext:value-type="float">
            <text:p>24.4</text:p>
          </table:table-cell>
          <table:table-cell table:style-name="ce18" office:value-type="float" office:value="618367" calcext:value-type="float">
            <text:p>618'367 <text:s/></text:p>
          </table:table-cell>
          <table:table-cell table:style-name="ce18" office:value-type="float" office:value="643443" calcext:value-type="float">
            <text:p>643'443 <text:s/></text:p>
          </table:table-cell>
          <table:table-cell table:style-name="ce18" office:value-type="float" office:value="979665" calcext:value-type="float">
            <text:p>979'665 <text:s/></text:p>
          </table:table-cell>
          <table:table-cell table:style-name="ce18" office:value-type="float" office:value="282145" calcext:value-type="float">
            <text:p>282'145 <text:s/></text:p>
          </table:table-cell>
          <table:table-cell table:style-name="ce18" office:value-type="float" office:value="1197806" calcext:value-type="float">
            <text:p>1'197'806 <text:s/></text:p>
          </table:table-cell>
          <table:table-cell table:style-name="ce18" office:value-type="float" office:value="64004" calcext:value-type="float">
            <text:p>64'004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59586" calcext:value-type="float">
            <text:p>1'059'586 <text:s/></text:p>
          </table:table-cell>
          <table:table-cell table:style-name="ce18" office:value-type="float" office:value="251287" calcext:value-type="float">
            <text:p>251'287 <text:s/></text:p>
          </table:table-cell>
          <table:table-cell table:style-name="ce18" office:value-type="float" office:value="644433" calcext:value-type="float">
            <text:p>644'433 <text:s/></text:p>
          </table:table-cell>
          <table:table-cell table:style-name="ce18" office:value-type="float" office:value="163866" calcext:value-type="float">
            <text:p>163'866 <text:s/></text:p>
          </table:table-cell>
          <table:table-cell table:style-name="ce48" office:value-type="float" office:value="25.4279343236613" calcext:value-type="float">
            <text:p>25.4</text:p>
          </table:table-cell>
          <table:table-cell table:style-name="ce18" office:value-type="float" office:value="523451" calcext:value-type="float">
            <text:p>523'451 <text:s/></text:p>
          </table:table-cell>
          <table:table-cell table:style-name="ce18" office:value-type="float" office:value="536135" calcext:value-type="float">
            <text:p>536'135 <text:s/></text:p>
          </table:table-cell>
          <table:table-cell table:style-name="ce18" office:value-type="float" office:value="862872" calcext:value-type="float">
            <text:p>862'872 <text:s/></text:p>
          </table:table-cell>
          <table:table-cell table:style-name="ce18" office:value-type="float" office:value="196714" calcext:value-type="float">
            <text:p>196'714 <text:s/></text:p>
          </table:table-cell>
          <table:table-cell table:style-name="ce18" office:value-type="float" office:value="594607" calcext:value-type="float">
            <text:p>594'607 <text:s/></text:p>
          </table:table-cell>
          <table:table-cell table:style-name="ce18" office:value-type="float" office:value="464979" calcext:value-type="float">
            <text:p>464'979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317" calcext:value-type="float">
            <text:p>38'317 <text:s/></text:p>
          </table:table-cell>
          <table:table-cell table:style-name="ce19" office:value-type="float" office:value="8957" calcext:value-type="float">
            <text:p>8'957 <text:s/></text:p>
          </table:table-cell>
          <table:table-cell table:style-name="ce19" office:value-type="float" office:value="22914" calcext:value-type="float">
            <text:p>22'914 <text:s/></text:p>
          </table:table-cell>
          <table:table-cell table:style-name="ce19" office:value-type="float" office:value="6446" calcext:value-type="float">
            <text:p>6'446 <text:s/></text:p>
          </table:table-cell>
          <table:table-cell table:style-name="ce49" office:value-type="float" office:value="28.131273457275" calcext:value-type="float">
            <text:p>28.1</text:p>
          </table:table-cell>
          <table:table-cell table:style-name="ce19" office:value-type="float" office:value="18956" calcext:value-type="float">
            <text:p>18'956 <text:s/></text:p>
          </table:table-cell>
          <table:table-cell table:style-name="ce19" office:value-type="float" office:value="19361" calcext:value-type="float">
            <text:p>19'361 <text:s/></text:p>
          </table:table-cell>
          <table:table-cell table:style-name="ce19" office:value-type="float" office:value="30548" calcext:value-type="float">
            <text:p>30'548 <text:s/></text:p>
          </table:table-cell>
          <table:table-cell table:style-name="ce19" office:value-type="float" office:value="7769" calcext:value-type="float">
            <text:p>7'769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317" calcext:value-type="float">
            <text:p>38'317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3788" calcext:value-type="float">
            <text:p>73'788 <text:s/></text:p>
          </table:table-cell>
          <table:table-cell table:style-name="ce19" office:value-type="float" office:value="15691" calcext:value-type="float">
            <text:p>15'691 <text:s/></text:p>
          </table:table-cell>
          <table:table-cell table:style-name="ce19" office:value-type="float" office:value="44515" calcext:value-type="float">
            <text:p>44'515 <text:s/></text:p>
          </table:table-cell>
          <table:table-cell table:style-name="ce19" office:value-type="float" office:value="13582" calcext:value-type="float">
            <text:p>13'582 <text:s/></text:p>
          </table:table-cell>
          <table:table-cell table:style-name="ce49" office:value-type="float" office:value="30.5110636863978" calcext:value-type="float">
            <text:p>30.5</text:p>
          </table:table-cell>
          <table:table-cell table:style-name="ce19" office:value-type="float" office:value="35922" calcext:value-type="float">
            <text:p>35'922 <text:s/></text:p>
          </table:table-cell>
          <table:table-cell table:style-name="ce19" office:value-type="float" office:value="37866" calcext:value-type="float">
            <text:p>37'866 <text:s/></text:p>
          </table:table-cell>
          <table:table-cell table:style-name="ce19" office:value-type="float" office:value="58496" calcext:value-type="float">
            <text:p>58'496 <text:s/></text:p>
          </table:table-cell>
          <table:table-cell table:style-name="ce19" office:value-type="float" office:value="15292" calcext:value-type="float">
            <text:p>15'292 <text:s/></text:p>
          </table:table-cell>
          <table:table-cell table:style-name="ce19" office:value-type="float" office:value="54632" calcext:value-type="float">
            <text:p>54'632 <text:s/></text:p>
          </table:table-cell>
          <table:table-cell table:style-name="ce19" office:value-type="float" office:value="19156" calcext:value-type="float">
            <text:p>19'156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2841" calcext:value-type="float">
            <text:p>52'841 <text:s/></text:p>
          </table:table-cell>
          <table:table-cell table:style-name="ce19" office:value-type="float" office:value="12524" calcext:value-type="float">
            <text:p>12'524 <text:s/></text:p>
          </table:table-cell>
          <table:table-cell table:style-name="ce19" office:value-type="float" office:value="31471" calcext:value-type="float">
            <text:p>31'471 <text:s/></text:p>
          </table:table-cell>
          <table:table-cell table:style-name="ce19" office:value-type="float" office:value="8846" calcext:value-type="float">
            <text:p>8'846 <text:s/></text:p>
          </table:table-cell>
          <table:table-cell table:style-name="ce49" office:value-type="float" office:value="28.108417273045" calcext:value-type="float">
            <text:p>28.1</text:p>
          </table:table-cell>
          <table:table-cell table:style-name="ce19" office:value-type="float" office:value="26293" calcext:value-type="float">
            <text:p>26'293 <text:s/></text:p>
          </table:table-cell>
          <table:table-cell table:style-name="ce19" office:value-type="float" office:value="26548" calcext:value-type="float">
            <text:p>26'548 <text:s/></text:p>
          </table:table-cell>
          <table:table-cell table:style-name="ce19" office:value-type="float" office:value="45841" calcext:value-type="float">
            <text:p>45'841 <text:s/></text:p>
          </table:table-cell>
          <table:table-cell table:style-name="ce19" office:value-type="float" office:value="7000" calcext:value-type="float">
            <text:p>7'000 <text:s/></text:p>
          </table:table-cell>
          <table:table-cell table:style-name="ce19" office:value-type="float" office:value="27947" calcext:value-type="float">
            <text:p>27'947 <text:s/></text:p>
          </table:table-cell>
          <table:table-cell table:style-name="ce19" office:value-type="float" office:value="24894" calcext:value-type="float">
            <text:p>24'894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029" calcext:value-type="float">
            <text:p>15'029 <text:s/></text:p>
          </table:table-cell>
          <table:table-cell table:style-name="ce19" office:value-type="float" office:value="4120" calcext:value-type="float">
            <text:p>4'120 <text:s/></text:p>
          </table:table-cell>
          <table:table-cell table:style-name="ce19" office:value-type="float" office:value="8498" calcext:value-type="float">
            <text:p>8'498 <text:s/></text:p>
          </table:table-cell>
          <table:table-cell table:style-name="ce19" office:value-type="float" office:value="2411" calcext:value-type="float">
            <text:p>2'411 <text:s/></text:p>
          </table:table-cell>
          <table:table-cell table:style-name="ce49" office:value-type="float" office:value="28.3713815015298" calcext:value-type="float">
            <text:p>28.4</text:p>
          </table:table-cell>
          <table:table-cell table:style-name="ce19" office:value-type="float" office:value="7734" calcext:value-type="float">
            <text:p>7'734 <text:s/></text:p>
          </table:table-cell>
          <table:table-cell table:style-name="ce19" office:value-type="float" office:value="7295" calcext:value-type="float">
            <text:p>7'295 <text:s/></text:p>
          </table:table-cell>
          <table:table-cell table:style-name="ce19" office:value-type="float" office:value="13567" calcext:value-type="float">
            <text:p>13'567 <text:s/></text:p>
          </table:table-cell>
          <table:table-cell table:style-name="ce19" office:value-type="float" office:value="1462" calcext:value-type="float">
            <text:p>1'46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029" calcext:value-type="float">
            <text:p>15'029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58821" calcext:value-type="float">
            <text:p>458'821 <text:s/></text:p>
          </table:table-cell>
          <table:table-cell table:style-name="ce19" office:value-type="float" office:value="111376" calcext:value-type="float">
            <text:p>111'376 <text:s/></text:p>
          </table:table-cell>
          <table:table-cell table:style-name="ce19" office:value-type="float" office:value="279001" calcext:value-type="float">
            <text:p>279'001 <text:s/></text:p>
          </table:table-cell>
          <table:table-cell table:style-name="ce19" office:value-type="float" office:value="68444" calcext:value-type="float">
            <text:p>68'444 <text:s/></text:p>
          </table:table-cell>
          <table:table-cell table:style-name="ce49" office:value-type="float" office:value="24.5318117139365" calcext:value-type="float">
            <text:p>24.5</text:p>
          </table:table-cell>
          <table:table-cell table:style-name="ce19" office:value-type="float" office:value="226190" calcext:value-type="float">
            <text:p>226'190 <text:s/></text:p>
          </table:table-cell>
          <table:table-cell table:style-name="ce19" office:value-type="float" office:value="232631" calcext:value-type="float">
            <text:p>232'631 <text:s/></text:p>
          </table:table-cell>
          <table:table-cell table:style-name="ce19" office:value-type="float" office:value="365276" calcext:value-type="float">
            <text:p>365'276 <text:s/></text:p>
          </table:table-cell>
          <table:table-cell table:style-name="ce19" office:value-type="float" office:value="93545" calcext:value-type="float">
            <text:p>93'545 <text:s/></text:p>
          </table:table-cell>
          <table:table-cell table:style-name="ce19" office:value-type="float" office:value="305666" calcext:value-type="float">
            <text:p>305'666 <text:s/></text:p>
          </table:table-cell>
          <table:table-cell table:style-name="ce19" office:value-type="float" office:value="153155" calcext:value-type="float">
            <text:p>153'155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87812" calcext:value-type="float">
            <text:p>187'812 <text:s/></text:p>
          </table:table-cell>
          <table:table-cell table:style-name="ce19" office:value-type="float" office:value="41312" calcext:value-type="float">
            <text:p>41'312 <text:s/></text:p>
          </table:table-cell>
          <table:table-cell table:style-name="ce19" office:value-type="float" office:value="116016" calcext:value-type="float">
            <text:p>116'016 <text:s/></text:p>
          </table:table-cell>
          <table:table-cell table:style-name="ce19" office:value-type="float" office:value="30484" calcext:value-type="float">
            <text:p>30'484 <text:s/></text:p>
          </table:table-cell>
          <table:table-cell table:style-name="ce49" office:value-type="float" office:value="26.2756861122604" calcext:value-type="float">
            <text:p>26.3</text:p>
          </table:table-cell>
          <table:table-cell table:style-name="ce19" office:value-type="float" office:value="92784" calcext:value-type="float">
            <text:p>92'784 <text:s/></text:p>
          </table:table-cell>
          <table:table-cell table:style-name="ce19" office:value-type="float" office:value="95028" calcext:value-type="float">
            <text:p>95'028 <text:s/></text:p>
          </table:table-cell>
          <table:table-cell table:style-name="ce19" office:value-type="float" office:value="161591" calcext:value-type="float">
            <text:p>161'591 <text:s/></text:p>
          </table:table-cell>
          <table:table-cell table:style-name="ce19" office:value-type="float" office:value="26221" calcext:value-type="float">
            <text:p>26'221 <text:s/></text:p>
          </table:table-cell>
          <table:table-cell table:style-name="ce19" office:value-type="float" office:value="91750" calcext:value-type="float">
            <text:p>91'750 <text:s/></text:p>
          </table:table-cell>
          <table:table-cell table:style-name="ce19" office:value-type="float" office:value="96062" calcext:value-type="float">
            <text:p>96'062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32978" calcext:value-type="float">
            <text:p>232'978 <text:s/></text:p>
          </table:table-cell>
          <table:table-cell table:style-name="ce19" office:value-type="float" office:value="57307" calcext:value-type="float">
            <text:p>57'307 <text:s/></text:p>
          </table:table-cell>
          <table:table-cell table:style-name="ce19" office:value-type="float" office:value="142018" calcext:value-type="float">
            <text:p>142'018 <text:s/></text:p>
          </table:table-cell>
          <table:table-cell table:style-name="ce19" office:value-type="float" office:value="33653" calcext:value-type="float">
            <text:p>33'653 <text:s/></text:p>
          </table:table-cell>
          <table:table-cell table:style-name="ce49" office:value-type="float" office:value="23.6962920193215" calcext:value-type="float">
            <text:p>23.7</text:p>
          </table:table-cell>
          <table:table-cell table:style-name="ce19" office:value-type="float" office:value="115572" calcext:value-type="float">
            <text:p>115'572 <text:s/></text:p>
          </table:table-cell>
          <table:table-cell table:style-name="ce19" office:value-type="float" office:value="117406" calcext:value-type="float">
            <text:p>117'406 <text:s/></text:p>
          </table:table-cell>
          <table:table-cell table:style-name="ce19" office:value-type="float" office:value="187553" calcext:value-type="float">
            <text:p>187'553 <text:s/></text:p>
          </table:table-cell>
          <table:table-cell table:style-name="ce19" office:value-type="float" office:value="45425" calcext:value-type="float">
            <text:p>45'425 <text:s/></text:p>
          </table:table-cell>
          <table:table-cell table:style-name="ce19" office:value-type="float" office:value="114612" calcext:value-type="float">
            <text:p>114'612 <text:s/></text:p>
          </table:table-cell>
          <table:table-cell table:style-name="ce19" office:value-type="float" office:value="118366" calcext:value-type="float">
            <text:p>118'366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703706" calcext:value-type="float">
            <text:p>703'706 <text:s/></text:p>
          </table:table-cell>
          <table:table-cell table:style-name="ce18" office:value-type="float" office:value="167422" calcext:value-type="float">
            <text:p>167'422 <text:s/></text:p>
          </table:table-cell>
          <table:table-cell table:style-name="ce18" office:value-type="float" office:value="434414" calcext:value-type="float">
            <text:p>434'414 <text:s/></text:p>
          </table:table-cell>
          <table:table-cell table:style-name="ce18" office:value-type="float" office:value="101870" calcext:value-type="float">
            <text:p>101'870 <text:s/></text:p>
          </table:table-cell>
          <table:table-cell table:style-name="ce48" office:value-type="float" office:value="23.4499808938018" calcext:value-type="float">
            <text:p>23.4</text:p>
          </table:table-cell>
          <table:table-cell table:style-name="ce18" office:value-type="float" office:value="350492" calcext:value-type="float">
            <text:p>350'492 <text:s/></text:p>
          </table:table-cell>
          <table:table-cell table:style-name="ce18" office:value-type="float" office:value="353214" calcext:value-type="float">
            <text:p>353'214 <text:s/></text:p>
          </table:table-cell>
          <table:table-cell table:style-name="ce18" office:value-type="float" office:value="595307" calcext:value-type="float">
            <text:p>595'307 <text:s/></text:p>
          </table:table-cell>
          <table:table-cell table:style-name="ce18" office:value-type="float" office:value="108399" calcext:value-type="float">
            <text:p>108'399 <text:s/></text:p>
          </table:table-cell>
          <table:table-cell table:style-name="ce18" office:value-type="float" office:value="425679" calcext:value-type="float">
            <text:p>425'679 <text:s/></text:p>
          </table:table-cell>
          <table:table-cell table:style-name="ce18" office:value-type="float" office:value="278027" calcext:value-type="float">
            <text:p>278'027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54731" calcext:value-type="float">
            <text:p>354'731 <text:s/></text:p>
          </table:table-cell>
          <table:table-cell table:style-name="ce19" office:value-type="float" office:value="84797" calcext:value-type="float">
            <text:p>84'797 <text:s/></text:p>
          </table:table-cell>
          <table:table-cell table:style-name="ce19" office:value-type="float" office:value="216387" calcext:value-type="float">
            <text:p>216'387 <text:s/></text:p>
          </table:table-cell>
          <table:table-cell table:style-name="ce19" office:value-type="float" office:value="53547" calcext:value-type="float">
            <text:p>53'547 <text:s/></text:p>
          </table:table-cell>
          <table:table-cell table:style-name="ce49" office:value-type="float" office:value="24.745941299616" calcext:value-type="float">
            <text:p>24.7</text:p>
          </table:table-cell>
          <table:table-cell table:style-name="ce19" office:value-type="float" office:value="174698" calcext:value-type="float">
            <text:p>174'698 <text:s/></text:p>
          </table:table-cell>
          <table:table-cell table:style-name="ce19" office:value-type="float" office:value="180033" calcext:value-type="float">
            <text:p>180'033 <text:s/></text:p>
          </table:table-cell>
          <table:table-cell table:style-name="ce19" office:value-type="float" office:value="300195" calcext:value-type="float">
            <text:p>300'195 <text:s/></text:p>
          </table:table-cell>
          <table:table-cell table:style-name="ce19" office:value-type="float" office:value="54536" calcext:value-type="float">
            <text:p>54'536 <text:s/></text:p>
          </table:table-cell>
          <table:table-cell table:style-name="ce19" office:value-type="float" office:value="181439" calcext:value-type="float">
            <text:p>181'439 <text:s/></text:p>
          </table:table-cell>
          <table:table-cell table:style-name="ce19" office:value-type="float" office:value="173292" calcext:value-type="float">
            <text:p>173'292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083" calcext:value-type="float">
            <text:p>35'083 <text:s/></text:p>
          </table:table-cell>
          <table:table-cell table:style-name="ce19" office:value-type="float" office:value="8271" calcext:value-type="float">
            <text:p>8'271 <text:s/></text:p>
          </table:table-cell>
          <table:table-cell table:style-name="ce19" office:value-type="float" office:value="21071" calcext:value-type="float">
            <text:p>21'071 <text:s/></text:p>
          </table:table-cell>
          <table:table-cell table:style-name="ce19" office:value-type="float" office:value="5741" calcext:value-type="float">
            <text:p>5'741 <text:s/></text:p>
          </table:table-cell>
          <table:table-cell table:style-name="ce49" office:value-type="float" office:value="27.2459778842959" calcext:value-type="float">
            <text:p>27.2</text:p>
          </table:table-cell>
          <table:table-cell table:style-name="ce19" office:value-type="float" office:value="17624" calcext:value-type="float">
            <text:p>17'624 <text:s/></text:p>
          </table:table-cell>
          <table:table-cell table:style-name="ce19" office:value-type="float" office:value="17459" calcext:value-type="float">
            <text:p>17'459 <text:s/></text:p>
          </table:table-cell>
          <table:table-cell table:style-name="ce19" office:value-type="float" office:value="32149" calcext:value-type="float">
            <text:p>32'149 <text:s/></text:p>
          </table:table-cell>
          <table:table-cell table:style-name="ce19" office:value-type="float" office:value="2934" calcext:value-type="float">
            <text:p>2'934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083" calcext:value-type="float">
            <text:p>35'083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35989" calcext:value-type="float">
            <text:p>135'989 <text:s/></text:p>
          </table:table-cell>
          <table:table-cell table:style-name="ce19" office:value-type="float" office:value="32952" calcext:value-type="float">
            <text:p>32'952 <text:s/></text:p>
          </table:table-cell>
          <table:table-cell table:style-name="ce19" office:value-type="float" office:value="84430" calcext:value-type="float">
            <text:p>84'430 <text:s/></text:p>
          </table:table-cell>
          <table:table-cell table:style-name="ce19" office:value-type="float" office:value="18607" calcext:value-type="float">
            <text:p>18'607 <text:s/></text:p>
          </table:table-cell>
          <table:table-cell table:style-name="ce49" office:value-type="float" office:value="22.0383749851948" calcext:value-type="float">
            <text:p>22.0</text:p>
          </table:table-cell>
          <table:table-cell table:style-name="ce19" office:value-type="float" office:value="68709" calcext:value-type="float">
            <text:p>68'709 <text:s/></text:p>
          </table:table-cell>
          <table:table-cell table:style-name="ce19" office:value-type="float" office:value="67280" calcext:value-type="float">
            <text:p>67'280 <text:s/></text:p>
          </table:table-cell>
          <table:table-cell table:style-name="ce19" office:value-type="float" office:value="113921" calcext:value-type="float">
            <text:p>113'921 <text:s/></text:p>
          </table:table-cell>
          <table:table-cell table:style-name="ce19" office:value-type="float" office:value="22068" calcext:value-type="float">
            <text:p>22'068 <text:s/></text:p>
          </table:table-cell>
          <table:table-cell table:style-name="ce19" office:value-type="float" office:value="108763" calcext:value-type="float">
            <text:p>108'763 <text:s/></text:p>
          </table:table-cell>
          <table:table-cell table:style-name="ce19" office:value-type="float" office:value="27226" calcext:value-type="float">
            <text:p>27'226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3162" calcext:value-type="float">
            <text:p>33'162 <text:s/></text:p>
          </table:table-cell>
          <table:table-cell table:style-name="ce19" office:value-type="float" office:value="8450" calcext:value-type="float">
            <text:p>8'450 <text:s/></text:p>
          </table:table-cell>
          <table:table-cell table:style-name="ce19" office:value-type="float" office:value="19945" calcext:value-type="float">
            <text:p>19'945 <text:s/></text:p>
          </table:table-cell>
          <table:table-cell table:style-name="ce19" office:value-type="float" office:value="4767" calcext:value-type="float">
            <text:p>4'767 <text:s/></text:p>
          </table:table-cell>
          <table:table-cell table:style-name="ce49" office:value-type="float" office:value="23.9007269992479" calcext:value-type="float">
            <text:p>23.9</text:p>
          </table:table-cell>
          <table:table-cell table:style-name="ce19" office:value-type="float" office:value="16598" calcext:value-type="float">
            <text:p>16'598 <text:s/></text:p>
          </table:table-cell>
          <table:table-cell table:style-name="ce19" office:value-type="float" office:value="16564" calcext:value-type="float">
            <text:p>16'564 <text:s/></text:p>
          </table:table-cell>
          <table:table-cell table:style-name="ce19" office:value-type="float" office:value="29450" calcext:value-type="float">
            <text:p>29'450 <text:s/></text:p>
          </table:table-cell>
          <table:table-cell table:style-name="ce19" office:value-type="float" office:value="3712" calcext:value-type="float">
            <text:p>3'71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3162" calcext:value-type="float">
            <text:p>33'162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39497" calcext:value-type="float">
            <text:p>39'497 <text:s/></text:p>
          </table:table-cell>
          <table:table-cell table:style-name="ce19" office:value-type="float" office:value="8982" calcext:value-type="float">
            <text:p>8'982 <text:s/></text:p>
          </table:table-cell>
          <table:table-cell table:style-name="ce19" office:value-type="float" office:value="25102" calcext:value-type="float">
            <text:p>25'102 <text:s/></text:p>
          </table:table-cell>
          <table:table-cell table:style-name="ce19" office:value-type="float" office:value="5413" calcext:value-type="float">
            <text:p>5'413 <text:s/></text:p>
          </table:table-cell>
          <table:table-cell table:style-name="ce49" office:value-type="float" office:value="21.5640188032826" calcext:value-type="float">
            <text:p>21.6</text:p>
          </table:table-cell>
          <table:table-cell table:style-name="ce19" office:value-type="float" office:value="20011" calcext:value-type="float">
            <text:p>20'011 <text:s/></text:p>
          </table:table-cell>
          <table:table-cell table:style-name="ce19" office:value-type="float" office:value="19486" calcext:value-type="float">
            <text:p>19'486 <text:s/></text:p>
          </table:table-cell>
          <table:table-cell table:style-name="ce19" office:value-type="float" office:value="35760" calcext:value-type="float">
            <text:p>35'760 <text:s/></text:p>
          </table:table-cell>
          <table:table-cell table:style-name="ce19" office:value-type="float" office:value="3737" calcext:value-type="float">
            <text:p>3'737 <text:s/></text:p>
          </table:table-cell>
          <table:table-cell table:style-name="ce19" office:value-type="float" office:value="34551" calcext:value-type="float">
            <text:p>34'551 <text:s/></text:p>
          </table:table-cell>
          <table:table-cell table:style-name="ce19" office:value-type="float" office:value="4946" calcext:value-type="float">
            <text:p>4'946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05244" calcext:value-type="float">
            <text:p>105'244 <text:s/></text:p>
          </table:table-cell>
          <table:table-cell table:style-name="ce19" office:value-type="float" office:value="23970" calcext:value-type="float">
            <text:p>23'970 <text:s/></text:p>
          </table:table-cell>
          <table:table-cell table:style-name="ce19" office:value-type="float" office:value="67479" calcext:value-type="float">
            <text:p>67'479 <text:s/></text:p>
          </table:table-cell>
          <table:table-cell table:style-name="ce19" office:value-type="float" office:value="13795" calcext:value-type="float">
            <text:p>13'795 <text:s/></text:p>
          </table:table-cell>
          <table:table-cell table:style-name="ce49" office:value-type="float" office:value="20.4433972050564" calcext:value-type="float">
            <text:p>20.4</text:p>
          </table:table-cell>
          <table:table-cell table:style-name="ce19" office:value-type="float" office:value="52852" calcext:value-type="float">
            <text:p>52'852 <text:s/></text:p>
          </table:table-cell>
          <table:table-cell table:style-name="ce19" office:value-type="float" office:value="52392" calcext:value-type="float">
            <text:p>52'392 <text:s/></text:p>
          </table:table-cell>
          <table:table-cell table:style-name="ce19" office:value-type="float" office:value="83832" calcext:value-type="float">
            <text:p>83'832 <text:s/></text:p>
          </table:table-cell>
          <table:table-cell table:style-name="ce19" office:value-type="float" office:value="21412" calcext:value-type="float">
            <text:p>21'412 <text:s/></text:p>
          </table:table-cell>
          <table:table-cell table:style-name="ce19" office:value-type="float" office:value="100926" calcext:value-type="float">
            <text:p>100'926 <text:s/></text:p>
          </table:table-cell>
          <table:table-cell table:style-name="ce19" office:value-type="float" office:value="4318" calcext:value-type="float">
            <text:p>4'318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49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19931" calcext:value-type="float">
            <text:p>319'931 <text:s/></text:p>
          </table:table-cell>
          <table:table-cell table:style-name="ce18" office:value-type="float" office:value="61784" calcext:value-type="float">
            <text:p>61'784 <text:s/></text:p>
          </table:table-cell>
          <table:table-cell table:style-name="ce18" office:value-type="float" office:value="198642" calcext:value-type="float">
            <text:p>198'642 <text:s/></text:p>
          </table:table-cell>
          <table:table-cell table:style-name="ce18" office:value-type="float" office:value="59505" calcext:value-type="float">
            <text:p>59'505 <text:s/></text:p>
          </table:table-cell>
          <table:table-cell table:style-name="ce48" office:value-type="float" office:value="29.9559005648352" calcext:value-type="float">
            <text:p>30.0</text:p>
          </table:table-cell>
          <table:table-cell table:style-name="ce18" office:value-type="float" office:value="152850" calcext:value-type="float">
            <text:p>152'850 <text:s/></text:p>
          </table:table-cell>
          <table:table-cell table:style-name="ce18" office:value-type="float" office:value="167081" calcext:value-type="float">
            <text:p>167'081 <text:s/></text:p>
          </table:table-cell>
          <table:table-cell table:style-name="ce18" office:value-type="float" office:value="240056" calcext:value-type="float">
            <text:p>240'056 <text:s/></text:p>
          </table:table-cell>
          <table:table-cell table:style-name="ce18" office:value-type="float" office:value="79875" calcext:value-type="float">
            <text:p>79'875 <text:s/></text:p>
          </table:table-cell>
          <table:table-cell table:style-name="ce18" office:value-type="float" office:value="276215" calcext:value-type="float">
            <text:p>276'215 <text:s/></text:p>
          </table:table-cell>
          <table:table-cell table:style-name="ce18" office:value-type="float" office:value="43716" calcext:value-type="float">
            <text:p>43'716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2">
          <table:table-cell table:style-name="ce9"/>
          <table:table-cell table:style-name="ce20" table:number-columns-repeated="4"/>
          <table:table-cell table:style-name="ce50"/>
          <table:table-cell table:style-name="ce20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1) Gemäss Definition VZ 2000</text:p>
          </table:table-cell>
          <table:table-cell/>
          <table:table-cell table:style-name="ce3" table:number-columns-repeated="7"/>
          <table:table-cell table:style-name="ce21" table:number-columns-repeated="17"/>
          <table:table-cell table:style-name="ce3" table:number-columns-repeated="998"/>
        </table:table-row>
        <table:table-row table:style-name="ro1">
          <table:table-cell table:style-name="ce38" office:value-type="string" office:string-value="2) Altersquotient = Verhältnis der über 64-Jährigen zu den 20- bis 64-Jährigen" calcext:value-type="string">
            <text:p>2) Altersquotient = Verhältnis der über 64-Jährigen zu den 20- bis 64-Jährigen <text:s text:c="2"/></text:p>
          </table:table-cell>
          <table:table-cell/>
          <table:table-cell table:style-name="ce3" table:number-columns-repeated="7"/>
          <table:table-cell table:style-name="ce21" table:number-columns-repeated="17"/>
          <table:table-cell table:style-name="ce3" table:number-columns-repeated="998"/>
        </table:table-row>
        <table:table-row table:style-name="ro1">
          <table:table-cell table:style-name="ce38"/>
          <table:table-cell/>
          <table:table-cell table:style-name="ce3" table:number-columns-repeated="7"/>
          <table:table-cell table:style-name="ce21" table:number-columns-repeated="17"/>
          <table:table-cell table:style-name="ce3" table:number-columns-repeated="998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/>
          <table:table-cell table:style-name="ce3" table:number-columns-repeated="7"/>
          <table:table-cell table:style-name="ce21" table:number-columns-repeated="17"/>
          <table:table-cell table:style-name="ce3" table:number-columns-repeated="998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 table:style-name="ce3"/>
          <table:table-cell table:style-name="ce21" table:number-columns-repeated="2"/>
          <table:table-cell table:style-name="ce3"/>
          <table:table-cell table:style-name="ce36"/>
          <table:table-cell table:style-name="ce21" table:number-columns-repeated="15"/>
          <table:table-cell table:style-name="ce3" table:number-columns-repeated="998"/>
        </table:table-row>
        <table:table-row table:style-name="ro1">
          <table:table-cell table:style-name="ce36" office:value-type="string" calcext:value-type="string">
            <text:p>© BFS - Statistisches Lexikon der Schweiz</text:p>
          </table:table-cell>
          <table:table-cell table:style-name="ce21" table:number-columns-repeated="2"/>
          <table:table-cell table:style-name="ce3"/>
          <table:table-cell table:style-name="ce36" table:number-columns-repeated="5"/>
          <table:table-cell table:style-name="ce21" table:number-columns-repeated="17"/>
          <table:table-cell table:style-name="ce3" table:number-columns-repeated="998"/>
        </table:table-row>
        <table:table-row table:style-name="ro5" table:number-rows-repeated="47">
          <table:table-cell/>
          <table:table-cell table:style-name="ce21"/>
          <table:table-cell table:style-name="ce59" table:number-columns-repeated="1022"/>
        </table:table-row>
        <table:table-row table:style-name="ro5" table:number-rows-repeated="69">
          <table:table-cell table:number-columns-repeated="2"/>
          <table:table-cell table:style-name="ce59" table:number-columns-repeated="1022"/>
        </table:table-row>
        <table:table-row table:style-name="ro5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4'.$A$1:.$L$55" table:range-usable-as="print-range"/>
        </table:named-expressions>
      </table:table>
      <table:table table:name="2003" table:style-name="ta11" table:print-ranges="'2003'.A1:'2003'.L55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ce60"/>
        <table:table-column table:style-name="co11" table:number-columns-repeated="245" table:default-cell-style-name="ce60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3</text:p>
          </table:table-cell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 office:value-type="string" calcext:value-type="string">
            <text:p>T 1.2.1.2.5</text:p>
          </table:table-cell>
          <table:table-cell table:style-name="ce3"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style-name="ce3" table:number-columns-repeated="3"/>
          <table:table-cell table:style-name="ce51"/>
          <table:table-cell table:style-name="ce3" table:number-columns-repeated="4"/>
          <table:table-cell table:style-name="ce35"/>
          <table:table-cell table:style-name="ce3"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style-name="ce3" table:number-columns-repeated="1012"/>
        </table:table-row>
        <table:table-row table:style-name="ro2">
          <table:table-cell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 1)</text:p>
          </table:table-cell>
          <table:table-cell table:style-name="ce9"/>
          <table:table-cell table:style-name="ce3"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2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style-name="ce3" table:number-columns-repeated="1012"/>
        </table:table-row>
        <table:table-row table:style-name="ro2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style-name="ce3" table:number-columns-repeated="1012"/>
        </table:table-row>
        <table:table-row table:style-name="ro2">
          <table:table-cell/>
          <table:table-cell table:style-name="ce17"/>
          <table:table-cell table:style-name="ce24" table:number-columns-repeated="4"/>
          <table:table-cell table:style-name="ce26" table:number-columns-repeated="4"/>
          <table:table-cell table:style-name="ce3"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364148" calcext:value-type="float">
            <text:p>7'364'148 <text:s/></text:p>
          </table:table-cell>
          <table:table-cell table:style-name="ce18" office:value-type="float" office:value="1641794" calcext:value-type="float">
            <text:p>1'641'794 <text:s/></text:p>
          </table:table-cell>
          <table:table-cell table:style-name="ce18" office:value-type="float" office:value="4565613" calcext:value-type="float">
            <text:p>4'565'613 <text:s/></text:p>
          </table:table-cell>
          <table:table-cell table:style-name="ce18" office:value-type="float" office:value="1156741" calcext:value-type="float">
            <text:p>1'156'741 <text:s/></text:p>
          </table:table-cell>
          <table:table-cell table:style-name="ce61" office:value-type="float" office:value="25.3359406502478" calcext:value-type="float">
            <text:p>25.3 <text:s/></text:p>
          </table:table-cell>
          <table:table-cell table:style-name="ce18" office:value-type="float" office:value="3601539" calcext:value-type="float">
            <text:p>3'601'539 <text:s/></text:p>
          </table:table-cell>
          <table:table-cell table:style-name="ce18" office:value-type="float" office:value="3762609" calcext:value-type="float">
            <text:p>3'762'609 <text:s/></text:p>
          </table:table-cell>
          <table:table-cell table:style-name="ce18" office:value-type="float" office:value="5863241" calcext:value-type="float">
            <text:p>5'863'241 <text:s/></text:p>
          </table:table-cell>
          <table:table-cell table:style-name="ce18" office:value-type="float" office:value="1500907" calcext:value-type="float">
            <text:p>1'500'907 <text:s/></text:p>
          </table:table-cell>
          <table:table-cell table:style-name="ce18" office:value-type="float" office:value="5392052" calcext:value-type="float">
            <text:p>5'392'052 <text:s/></text:p>
          </table:table-cell>
          <table:table-cell table:style-name="ce18" office:value-type="float" office:value="1972096" calcext:value-type="float">
            <text:p>1'972'096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7"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348106" calcext:value-type="float">
            <text:p>1'348'106 <text:s/></text:p>
          </table:table-cell>
          <table:table-cell table:style-name="ce18" office:value-type="float" office:value="307039" calcext:value-type="float">
            <text:p>307'039 <text:s/></text:p>
          </table:table-cell>
          <table:table-cell table:style-name="ce18" office:value-type="float" office:value="837696" calcext:value-type="float">
            <text:p>837'696 <text:s/></text:p>
          </table:table-cell>
          <table:table-cell table:style-name="ce18" office:value-type="float" office:value="203371" calcext:value-type="float">
            <text:p>203'371 <text:s/></text:p>
          </table:table-cell>
          <table:table-cell table:style-name="ce61" office:value-type="float" office:value="24.2774228359691" calcext:value-type="float">
            <text:p>24.3 <text:s/></text:p>
          </table:table-cell>
          <table:table-cell table:style-name="ce18" office:value-type="float" office:value="651895" calcext:value-type="float">
            <text:p>651'895 <text:s/></text:p>
          </table:table-cell>
          <table:table-cell table:style-name="ce18" office:value-type="float" office:value="696211" calcext:value-type="float">
            <text:p>696'211 <text:s/></text:p>
          </table:table-cell>
          <table:table-cell table:style-name="ce18" office:value-type="float" office:value="961715" calcext:value-type="float">
            <text:p>961'715 <text:s/></text:p>
          </table:table-cell>
          <table:table-cell table:style-name="ce18" office:value-type="float" office:value="386391" calcext:value-type="float">
            <text:p>386'391 <text:s/></text:p>
          </table:table-cell>
          <table:table-cell table:style-name="ce18" office:value-type="float" office:value="1060964" calcext:value-type="float">
            <text:p>1'060'964 <text:s/></text:p>
          </table:table-cell>
          <table:table-cell table:style-name="ce18" office:value-type="float" office:value="287142" calcext:value-type="float">
            <text:p>287'142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39105" calcext:value-type="float">
            <text:p>639'105 <text:s/></text:p>
          </table:table-cell>
          <table:table-cell table:style-name="ce19" office:value-type="float" office:value="148838" calcext:value-type="float">
            <text:p>148'838 <text:s/></text:p>
          </table:table-cell>
          <table:table-cell table:style-name="ce19" office:value-type="float" office:value="393055" calcext:value-type="float">
            <text:p>393'055 <text:s/></text:p>
          </table:table-cell>
          <table:table-cell table:style-name="ce19" office:value-type="float" office:value="97212" calcext:value-type="float">
            <text:p>97'212 <text:s/></text:p>
          </table:table-cell>
          <table:table-cell table:style-name="ce62" office:value-type="float" office:value="24.732416582921" calcext:value-type="float">
            <text:p>24.7 <text:s/></text:p>
          </table:table-cell>
          <table:table-cell table:style-name="ce19" office:value-type="float" office:value="309202" calcext:value-type="float">
            <text:p>309'202 <text:s/></text:p>
          </table:table-cell>
          <table:table-cell table:style-name="ce19" office:value-type="float" office:value="329903" calcext:value-type="float">
            <text:p>329'903 <text:s/></text:p>
          </table:table-cell>
          <table:table-cell table:style-name="ce19" office:value-type="float" office:value="461853" calcext:value-type="float">
            <text:p>461'853 <text:s/></text:p>
          </table:table-cell>
          <table:table-cell table:style-name="ce19" office:value-type="float" office:value="177252" calcext:value-type="float">
            <text:p>177'252 <text:s/></text:p>
          </table:table-cell>
          <table:table-cell table:style-name="ce19" office:value-type="float" office:value="479442" calcext:value-type="float">
            <text:p>479'442 <text:s/></text:p>
          </table:table-cell>
          <table:table-cell table:style-name="ce19" office:value-type="float" office:value="159663" calcext:value-type="float">
            <text:p>159'663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85008" calcext:value-type="float">
            <text:p>285'008 <text:s/></text:p>
          </table:table-cell>
          <table:table-cell table:style-name="ce19" office:value-type="float" office:value="65309" calcext:value-type="float">
            <text:p>65'309 <text:s/></text:p>
          </table:table-cell>
          <table:table-cell table:style-name="ce19" office:value-type="float" office:value="175781" calcext:value-type="float">
            <text:p>175'781 <text:s/></text:p>
          </table:table-cell>
          <table:table-cell table:style-name="ce19" office:value-type="float" office:value="43918" calcext:value-type="float">
            <text:p>43'918 <text:s/></text:p>
          </table:table-cell>
          <table:table-cell table:style-name="ce62" office:value-type="float" office:value="24.9844977557301" calcext:value-type="float">
            <text:p>25.0 <text:s/></text:p>
          </table:table-cell>
          <table:table-cell table:style-name="ce19" office:value-type="float" office:value="140095" calcext:value-type="float">
            <text:p>140'095 <text:s/></text:p>
          </table:table-cell>
          <table:table-cell table:style-name="ce19" office:value-type="float" office:value="144913" calcext:value-type="float">
            <text:p>144'913 <text:s/></text:p>
          </table:table-cell>
          <table:table-cell table:style-name="ce19" office:value-type="float" office:value="236213" calcext:value-type="float">
            <text:p>236'213 <text:s/></text:p>
          </table:table-cell>
          <table:table-cell table:style-name="ce19" office:value-type="float" office:value="48795" calcext:value-type="float">
            <text:p>48'795 <text:s/></text:p>
          </table:table-cell>
          <table:table-cell table:style-name="ce19" office:value-type="float" office:value="160972" calcext:value-type="float">
            <text:p>160'972 <text:s/></text:p>
          </table:table-cell>
          <table:table-cell table:style-name="ce19" office:value-type="float" office:value="124036" calcext:value-type="float">
            <text:p>124'036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23993" calcext:value-type="float">
            <text:p>423'993 <text:s/></text:p>
          </table:table-cell>
          <table:table-cell table:style-name="ce19" office:value-type="float" office:value="92892" calcext:value-type="float">
            <text:p>92'892 <text:s/></text:p>
          </table:table-cell>
          <table:table-cell table:style-name="ce19" office:value-type="float" office:value="268860" calcext:value-type="float">
            <text:p>268'860 <text:s/></text:p>
          </table:table-cell>
          <table:table-cell table:style-name="ce19" office:value-type="float" office:value="62241" calcext:value-type="float">
            <text:p>62'241 <text:s/></text:p>
          </table:table-cell>
          <table:table-cell table:style-name="ce62" office:value-type="float" office:value="23.1499665253292" calcext:value-type="float">
            <text:p>23.1 <text:s/></text:p>
          </table:table-cell>
          <table:table-cell table:style-name="ce19" office:value-type="float" office:value="202598" calcext:value-type="float">
            <text:p>202'598 <text:s/></text:p>
          </table:table-cell>
          <table:table-cell table:style-name="ce19" office:value-type="float" office:value="221395" calcext:value-type="float">
            <text:p>221'395 <text:s/></text:p>
          </table:table-cell>
          <table:table-cell table:style-name="ce19" office:value-type="float" office:value="263649" calcext:value-type="float">
            <text:p>263'649 <text:s/></text:p>
          </table:table-cell>
          <table:table-cell table:style-name="ce19" office:value-type="float" office:value="160344" calcext:value-type="float">
            <text:p>160'344 <text:s/></text:p>
          </table:table-cell>
          <table:table-cell table:style-name="ce19" office:value-type="float" office:value="420550" calcext:value-type="float">
            <text:p>420'550 <text:s/></text:p>
          </table:table-cell>
          <table:table-cell table:style-name="ce19" office:value-type="float" office:value="3443" calcext:value-type="float">
            <text:p>3'443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681531" calcext:value-type="float">
            <text:p>1'681'531 <text:s/></text:p>
          </table:table-cell>
          <table:table-cell table:style-name="ce18" office:value-type="float" office:value="375678" calcext:value-type="float">
            <text:p>375'678 <text:s/></text:p>
          </table:table-cell>
          <table:table-cell table:style-name="ce18" office:value-type="float" office:value="1026631" calcext:value-type="float">
            <text:p>1'026'631 <text:s/></text:p>
          </table:table-cell>
          <table:table-cell table:style-name="ce18" office:value-type="float" office:value="279222" calcext:value-type="float">
            <text:p>279'222 <text:s/></text:p>
          </table:table-cell>
          <table:table-cell table:style-name="ce61" office:value-type="float" office:value="27.1978929138123" calcext:value-type="float">
            <text:p>27.2 <text:s/></text:p>
          </table:table-cell>
          <table:table-cell table:style-name="ce18" office:value-type="float" office:value="820722" calcext:value-type="float">
            <text:p>820'722 <text:s/></text:p>
          </table:table-cell>
          <table:table-cell table:style-name="ce18" office:value-type="float" office:value="860809" calcext:value-type="float">
            <text:p>860'809 <text:s/></text:p>
          </table:table-cell>
          <table:table-cell table:style-name="ce18" office:value-type="float" office:value="1437552" calcext:value-type="float">
            <text:p>1'437'552 <text:s/></text:p>
          </table:table-cell>
          <table:table-cell table:style-name="ce18" office:value-type="float" office:value="243979" calcext:value-type="float">
            <text:p>243'979 <text:s/></text:p>
          </table:table-cell>
          <table:table-cell table:style-name="ce18" office:value-type="float" office:value="1062609" calcext:value-type="float">
            <text:p>1'062'609 <text:s/></text:p>
          </table:table-cell>
          <table:table-cell table:style-name="ce18" office:value-type="float" office:value="618922" calcext:value-type="float">
            <text:p>618'922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51957" calcext:value-type="float">
            <text:p>951'957 <text:s/></text:p>
          </table:table-cell>
          <table:table-cell table:style-name="ce19" office:value-type="float" office:value="202217" calcext:value-type="float">
            <text:p>202'217 <text:s/></text:p>
          </table:table-cell>
          <table:table-cell table:style-name="ce19" office:value-type="float" office:value="583230" calcext:value-type="float">
            <text:p>583'230 <text:s/></text:p>
          </table:table-cell>
          <table:table-cell table:style-name="ce19" office:value-type="float" office:value="166510" calcext:value-type="float">
            <text:p>166'510 <text:s/></text:p>
          </table:table-cell>
          <table:table-cell table:style-name="ce62" office:value-type="float" office:value="28.5496287913859" calcext:value-type="float">
            <text:p>28.5 <text:s/></text:p>
          </table:table-cell>
          <table:table-cell table:style-name="ce19" office:value-type="float" office:value="462314" calcext:value-type="float">
            <text:p>462'314 <text:s/></text:p>
          </table:table-cell>
          <table:table-cell table:style-name="ce19" office:value-type="float" office:value="489643" calcext:value-type="float">
            <text:p>489'643 <text:s/></text:p>
          </table:table-cell>
          <table:table-cell table:style-name="ce19" office:value-type="float" office:value="834863" calcext:value-type="float">
            <text:p>834'863 <text:s/></text:p>
          </table:table-cell>
          <table:table-cell table:style-name="ce19" office:value-type="float" office:value="117094" calcext:value-type="float">
            <text:p>117'094 <text:s/></text:p>
          </table:table-cell>
          <table:table-cell table:style-name="ce19" office:value-type="float" office:value="590646" calcext:value-type="float">
            <text:p>590'646 <text:s/></text:p>
          </table:table-cell>
          <table:table-cell table:style-name="ce19" office:value-type="float" office:value="361311" calcext:value-type="float">
            <text:p>361'311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46656" calcext:value-type="float">
            <text:p>246'656 <text:s/></text:p>
          </table:table-cell>
          <table:table-cell table:style-name="ce19" office:value-type="float" office:value="62884" calcext:value-type="float">
            <text:p>62'884 <text:s/></text:p>
          </table:table-cell>
          <table:table-cell table:style-name="ce19" office:value-type="float" office:value="151565" calcext:value-type="float">
            <text:p>151'565 <text:s/></text:p>
          </table:table-cell>
          <table:table-cell table:style-name="ce19" office:value-type="float" office:value="32207" calcext:value-type="float">
            <text:p>32'207 <text:s/></text:p>
          </table:table-cell>
          <table:table-cell table:style-name="ce62" office:value-type="float" office:value="21.2496288721011" calcext:value-type="float">
            <text:p>21.2 <text:s/></text:p>
          </table:table-cell>
          <table:table-cell table:style-name="ce19" office:value-type="float" office:value="122378" calcext:value-type="float">
            <text:p>122'378 <text:s/></text:p>
          </table:table-cell>
          <table:table-cell table:style-name="ce19" office:value-type="float" office:value="124278" calcext:value-type="float">
            <text:p>124'278 <text:s/></text:p>
          </table:table-cell>
          <table:table-cell table:style-name="ce19" office:value-type="float" office:value="209613" calcext:value-type="float">
            <text:p>209'613 <text:s/></text:p>
          </table:table-cell>
          <table:table-cell table:style-name="ce19" office:value-type="float" office:value="37043" calcext:value-type="float">
            <text:p>37'043 <text:s/></text:p>
          </table:table-cell>
          <table:table-cell table:style-name="ce19" office:value-type="float" office:value="136282" calcext:value-type="float">
            <text:p>136'282 <text:s/></text:p>
          </table:table-cell>
          <table:table-cell table:style-name="ce19" office:value-type="float" office:value="110374" calcext:value-type="float">
            <text:p>110'374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46807" calcext:value-type="float">
            <text:p>246'807 <text:s/></text:p>
          </table:table-cell>
          <table:table-cell table:style-name="ce19" office:value-type="float" office:value="55433" calcext:value-type="float">
            <text:p>55'433 <text:s/></text:p>
          </table:table-cell>
          <table:table-cell table:style-name="ce19" office:value-type="float" office:value="151151" calcext:value-type="float">
            <text:p>151'151 <text:s/></text:p>
          </table:table-cell>
          <table:table-cell table:style-name="ce19" office:value-type="float" office:value="40223" calcext:value-type="float">
            <text:p>40'223 <text:s/></text:p>
          </table:table-cell>
          <table:table-cell table:style-name="ce62" office:value-type="float" office:value="26.6111372071637" calcext:value-type="float">
            <text:p>26.6 <text:s/></text:p>
          </table:table-cell>
          <table:table-cell table:style-name="ce19" office:value-type="float" office:value="121296" calcext:value-type="float">
            <text:p>121'296 <text:s/></text:p>
          </table:table-cell>
          <table:table-cell table:style-name="ce19" office:value-type="float" office:value="125511" calcext:value-type="float">
            <text:p>125'511 <text:s/></text:p>
          </table:table-cell>
          <table:table-cell table:style-name="ce19" office:value-type="float" office:value="203343" calcext:value-type="float">
            <text:p>203'343 <text:s/></text:p>
          </table:table-cell>
          <table:table-cell table:style-name="ce19" office:value-type="float" office:value="43464" calcext:value-type="float">
            <text:p>43'464 <text:s/></text:p>
          </table:table-cell>
          <table:table-cell table:style-name="ce19" office:value-type="float" office:value="190901" calcext:value-type="float">
            <text:p>190'901 <text:s/></text:p>
          </table:table-cell>
          <table:table-cell table:style-name="ce19" office:value-type="float" office:value="55906" calcext:value-type="float">
            <text:p>55'906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67047" calcext:value-type="float">
            <text:p>167'047 <text:s/></text:p>
          </table:table-cell>
          <table:table-cell table:style-name="ce19" office:value-type="float" office:value="38248" calcext:value-type="float">
            <text:p>38'248 <text:s/></text:p>
          </table:table-cell>
          <table:table-cell table:style-name="ce19" office:value-type="float" office:value="99990" calcext:value-type="float">
            <text:p>99'990 <text:s/></text:p>
          </table:table-cell>
          <table:table-cell table:style-name="ce19" office:value-type="float" office:value="28809" calcext:value-type="float">
            <text:p>28'809 <text:s/></text:p>
          </table:table-cell>
          <table:table-cell table:style-name="ce62" office:value-type="float" office:value="28.8118811881188" calcext:value-type="float">
            <text:p>28.8 <text:s/></text:p>
          </table:table-cell>
          <table:table-cell table:style-name="ce19" office:value-type="float" office:value="80778" calcext:value-type="float">
            <text:p>80'778 <text:s/></text:p>
          </table:table-cell>
          <table:table-cell table:style-name="ce19" office:value-type="float" office:value="86269" calcext:value-type="float">
            <text:p>86'269 <text:s/></text:p>
          </table:table-cell>
          <table:table-cell table:style-name="ce19" office:value-type="float" office:value="128931" calcext:value-type="float">
            <text:p>128'931 <text:s/></text:p>
          </table:table-cell>
          <table:table-cell table:style-name="ce19" office:value-type="float" office:value="38116" calcext:value-type="float">
            <text:p>38'116 <text:s/></text:p>
          </table:table-cell>
          <table:table-cell table:style-name="ce19" office:value-type="float" office:value="124096" calcext:value-type="float">
            <text:p>124'096 <text:s/></text:p>
          </table:table-cell>
          <table:table-cell table:style-name="ce19" office:value-type="float" office:value="42951" calcext:value-type="float">
            <text:p>42'951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9064" calcext:value-type="float">
            <text:p>69'064 <text:s/></text:p>
          </table:table-cell>
          <table:table-cell table:style-name="ce19" office:value-type="float" office:value="16896" calcext:value-type="float">
            <text:p>16'896 <text:s/></text:p>
          </table:table-cell>
          <table:table-cell table:style-name="ce19" office:value-type="float" office:value="40695" calcext:value-type="float">
            <text:p>40'695 <text:s/></text:p>
          </table:table-cell>
          <table:table-cell table:style-name="ce19" office:value-type="float" office:value="11473" calcext:value-type="float">
            <text:p>11'473 <text:s/></text:p>
          </table:table-cell>
          <table:table-cell table:style-name="ce62" office:value-type="float" office:value="28.1926526600319" calcext:value-type="float">
            <text:p>28.2 <text:s/></text:p>
          </table:table-cell>
          <table:table-cell table:style-name="ce19" office:value-type="float" office:value="33956" calcext:value-type="float">
            <text:p>33'956 <text:s/></text:p>
          </table:table-cell>
          <table:table-cell table:style-name="ce19" office:value-type="float" office:value="35108" calcext:value-type="float">
            <text:p>35'108 <text:s/></text:p>
          </table:table-cell>
          <table:table-cell table:style-name="ce19" office:value-type="float" office:value="60802" calcext:value-type="float">
            <text:p>60'802 <text:s/></text:p>
          </table:table-cell>
          <table:table-cell table:style-name="ce19" office:value-type="float" office:value="8262" calcext:value-type="float">
            <text:p>8'262 <text:s/></text:p>
          </table:table-cell>
          <table:table-cell table:style-name="ce19" office:value-type="float" office:value="20684" calcext:value-type="float">
            <text:p>20'684 <text:s/></text:p>
          </table:table-cell>
          <table:table-cell table:style-name="ce19" office:value-type="float" office:value="48380" calcext:value-type="float">
            <text:p>48'380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11729" calcext:value-type="float">
            <text:p>1'011'729 <text:s/></text:p>
          </table:table-cell>
          <table:table-cell table:style-name="ce18" office:value-type="float" office:value="218935" calcext:value-type="float">
            <text:p>218'935 <text:s/></text:p>
          </table:table-cell>
          <table:table-cell table:style-name="ce18" office:value-type="float" office:value="632681" calcext:value-type="float">
            <text:p>632'681 <text:s/></text:p>
          </table:table-cell>
          <table:table-cell table:style-name="ce18" office:value-type="float" office:value="160113" calcext:value-type="float">
            <text:p>160'113 <text:s/></text:p>
          </table:table-cell>
          <table:table-cell table:style-name="ce61" office:value-type="float" office:value="25.3070662782666" calcext:value-type="float">
            <text:p>25.3 <text:s/></text:p>
          </table:table-cell>
          <table:table-cell table:style-name="ce18" office:value-type="float" office:value="496134" calcext:value-type="float">
            <text:p>496'134 <text:s/></text:p>
          </table:table-cell>
          <table:table-cell table:style-name="ce18" office:value-type="float" office:value="515595" calcext:value-type="float">
            <text:p>515'595 <text:s/></text:p>
          </table:table-cell>
          <table:table-cell table:style-name="ce18" office:value-type="float" office:value="800135" calcext:value-type="float">
            <text:p>800'135 <text:s/></text:p>
          </table:table-cell>
          <table:table-cell table:style-name="ce18" office:value-type="float" office:value="211594" calcext:value-type="float">
            <text:p>211'594 <text:s/></text:p>
          </table:table-cell>
          <table:table-cell table:style-name="ce18" office:value-type="float" office:value="794749" calcext:value-type="float">
            <text:p>794'749 <text:s/></text:p>
          </table:table-cell>
          <table:table-cell table:style-name="ce18" office:value-type="float" office:value="216980" calcext:value-type="float">
            <text:p>216'980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6653" calcext:value-type="float">
            <text:p>186'653 <text:s/></text:p>
          </table:table-cell>
          <table:table-cell table:style-name="ce19" office:value-type="float" office:value="31974" calcext:value-type="float">
            <text:p>31'974 <text:s/></text:p>
          </table:table-cell>
          <table:table-cell table:style-name="ce19" office:value-type="float" office:value="116067" calcext:value-type="float">
            <text:p>116'067 <text:s/></text:p>
          </table:table-cell>
          <table:table-cell table:style-name="ce19" office:value-type="float" office:value="38612" calcext:value-type="float">
            <text:p>38'612 <text:s/></text:p>
          </table:table-cell>
          <table:table-cell table:style-name="ce62" office:value-type="float" office:value="33.2669923406308" calcext:value-type="float">
            <text:p>33.3 <text:s/></text:p>
          </table:table-cell>
          <table:table-cell table:style-name="ce19" office:value-type="float" office:value="88296" calcext:value-type="float">
            <text:p>88'296 <text:s/></text:p>
          </table:table-cell>
          <table:table-cell table:style-name="ce19" office:value-type="float" office:value="98357" calcext:value-type="float">
            <text:p>98'357 <text:s/></text:p>
          </table:table-cell>
          <table:table-cell table:style-name="ce19" office:value-type="float" office:value="132755" calcext:value-type="float">
            <text:p>132'755 <text:s/></text:p>
          </table:table-cell>
          <table:table-cell table:style-name="ce19" office:value-type="float" office:value="53898" calcext:value-type="float">
            <text:p>53'898 <text:s/></text:p>
          </table:table-cell>
          <table:table-cell table:style-name="ce19" office:value-type="float" office:value="186653" calcext:value-type="float">
            <text:p>186'65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64402" calcext:value-type="float">
            <text:p>264'402 <text:s/></text:p>
          </table:table-cell>
          <table:table-cell table:style-name="ce19" office:value-type="float" office:value="56074" calcext:value-type="float">
            <text:p>56'074 <text:s/></text:p>
          </table:table-cell>
          <table:table-cell table:style-name="ce19" office:value-type="float" office:value="164178" calcext:value-type="float">
            <text:p>164'178 <text:s/></text:p>
          </table:table-cell>
          <table:table-cell table:style-name="ce19" office:value-type="float" office:value="44150" calcext:value-type="float">
            <text:p>44'150 <text:s/></text:p>
          </table:table-cell>
          <table:table-cell table:style-name="ce62" office:value-type="float" office:value="26.8915445431178" calcext:value-type="float">
            <text:p>26.9 <text:s/></text:p>
          </table:table-cell>
          <table:table-cell table:style-name="ce19" office:value-type="float" office:value="129487" calcext:value-type="float">
            <text:p>129'487 <text:s/></text:p>
          </table:table-cell>
          <table:table-cell table:style-name="ce19" office:value-type="float" office:value="134915" calcext:value-type="float">
            <text:p>134'915 <text:s/></text:p>
          </table:table-cell>
          <table:table-cell table:style-name="ce19" office:value-type="float" office:value="217423" calcext:value-type="float">
            <text:p>217'423 <text:s/></text:p>
          </table:table-cell>
          <table:table-cell table:style-name="ce19" office:value-type="float" office:value="46979" calcext:value-type="float">
            <text:p>46'979 <text:s/></text:p>
          </table:table-cell>
          <table:table-cell table:style-name="ce19" office:value-type="float" office:value="242405" calcext:value-type="float">
            <text:p>242'405 <text:s/></text:p>
          </table:table-cell>
          <table:table-cell table:style-name="ce19" office:value-type="float" office:value="21997" calcext:value-type="float">
            <text:p>21'997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60674" calcext:value-type="float">
            <text:p>560'674 <text:s/></text:p>
          </table:table-cell>
          <table:table-cell table:style-name="ce19" office:value-type="float" office:value="130887" calcext:value-type="float">
            <text:p>130'887 <text:s/></text:p>
          </table:table-cell>
          <table:table-cell table:style-name="ce19" office:value-type="float" office:value="352436" calcext:value-type="float">
            <text:p>352'436 <text:s/></text:p>
          </table:table-cell>
          <table:table-cell table:style-name="ce19" office:value-type="float" office:value="77351" calcext:value-type="float">
            <text:p>77'351 <text:s/></text:p>
          </table:table-cell>
          <table:table-cell table:style-name="ce62" office:value-type="float" office:value="21.9475308992271" calcext:value-type="float">
            <text:p>21.9 <text:s/></text:p>
          </table:table-cell>
          <table:table-cell table:style-name="ce19" office:value-type="float" office:value="278351" calcext:value-type="float">
            <text:p>278'351 <text:s/></text:p>
          </table:table-cell>
          <table:table-cell table:style-name="ce19" office:value-type="float" office:value="282323" calcext:value-type="float">
            <text:p>282'323 <text:s/></text:p>
          </table:table-cell>
          <table:table-cell table:style-name="ce19" office:value-type="float" office:value="449957" calcext:value-type="float">
            <text:p>449'957 <text:s/></text:p>
          </table:table-cell>
          <table:table-cell table:style-name="ce19" office:value-type="float" office:value="110717" calcext:value-type="float">
            <text:p>110'717 <text:s/></text:p>
          </table:table-cell>
          <table:table-cell table:style-name="ce19" office:value-type="float" office:value="365691" calcext:value-type="float">
            <text:p>365'691 <text:s/></text:p>
          </table:table-cell>
          <table:table-cell table:style-name="ce19" office:value-type="float" office:value="194983" calcext:value-type="float">
            <text:p>194'983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249893" calcext:value-type="float">
            <text:p>1'249'893 <text:s/></text:p>
          </table:table-cell>
          <table:table-cell table:style-name="ce18" office:value-type="float" office:value="255800" calcext:value-type="float">
            <text:p>255'800 <text:s/></text:p>
          </table:table-cell>
          <table:table-cell table:style-name="ce18" office:value-type="float" office:value="799981" calcext:value-type="float">
            <text:p>799'981 <text:s/></text:p>
          </table:table-cell>
          <table:table-cell table:style-name="ce18" office:value-type="float" office:value="194112" calcext:value-type="float">
            <text:p>194'112 <text:s/></text:p>
          </table:table-cell>
          <table:table-cell table:style-name="ce61" office:value-type="float" office:value="24.2645762836867" calcext:value-type="float">
            <text:p>24.3 <text:s/></text:p>
          </table:table-cell>
          <table:table-cell table:style-name="ce18" office:value-type="float" office:value="611854" calcext:value-type="float">
            <text:p>611'854 <text:s/></text:p>
          </table:table-cell>
          <table:table-cell table:style-name="ce18" office:value-type="float" office:value="638039" calcext:value-type="float">
            <text:p>638'039 <text:s/></text:p>
          </table:table-cell>
          <table:table-cell table:style-name="ce18" office:value-type="float" office:value="972210" calcext:value-type="float">
            <text:p>972'210 <text:s/></text:p>
          </table:table-cell>
          <table:table-cell table:style-name="ce18" office:value-type="float" office:value="277683" calcext:value-type="float">
            <text:p>277'683 <text:s/></text:p>
          </table:table-cell>
          <table:table-cell table:style-name="ce18" office:value-type="float" office:value="1186324" calcext:value-type="float">
            <text:p>1'186'324 <text:s/></text:p>
          </table:table-cell>
          <table:table-cell table:style-name="ce18" office:value-type="float" office:value="63569" calcext:value-type="float">
            <text:p>63'569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56524" calcext:value-type="float">
            <text:p>1'056'524 <text:s/></text:p>
          </table:table-cell>
          <table:table-cell table:style-name="ce18" office:value-type="float" office:value="254628" calcext:value-type="float">
            <text:p>254'628 <text:s/></text:p>
          </table:table-cell>
          <table:table-cell table:style-name="ce18" office:value-type="float" office:value="640338" calcext:value-type="float">
            <text:p>640'338 <text:s/></text:p>
          </table:table-cell>
          <table:table-cell table:style-name="ce18" office:value-type="float" office:value="161558" calcext:value-type="float">
            <text:p>161'558 <text:s/></text:p>
          </table:table-cell>
          <table:table-cell table:style-name="ce61" office:value-type="float" office:value="25.2301128466529" calcext:value-type="float">
            <text:p>25.2 <text:s/></text:p>
          </table:table-cell>
          <table:table-cell table:style-name="ce18" office:value-type="float" office:value="521645" calcext:value-type="float">
            <text:p>521'645 <text:s/></text:p>
          </table:table-cell>
          <table:table-cell table:style-name="ce18" office:value-type="float" office:value="534879" calcext:value-type="float">
            <text:p>534'879 <text:s/></text:p>
          </table:table-cell>
          <table:table-cell table:style-name="ce18" office:value-type="float" office:value="861308" calcext:value-type="float">
            <text:p>861'308 <text:s/></text:p>
          </table:table-cell>
          <table:table-cell table:style-name="ce18" office:value-type="float" office:value="195216" calcext:value-type="float">
            <text:p>195'216 <text:s/></text:p>
          </table:table-cell>
          <table:table-cell table:style-name="ce18" office:value-type="float" office:value="592290" calcext:value-type="float">
            <text:p>592'290 <text:s/></text:p>
          </table:table-cell>
          <table:table-cell table:style-name="ce18" office:value-type="float" office:value="464234" calcext:value-type="float">
            <text:p>464'234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502" calcext:value-type="float">
            <text:p>38'502 <text:s/></text:p>
          </table:table-cell>
          <table:table-cell table:style-name="ce19" office:value-type="float" office:value="9193" calcext:value-type="float">
            <text:p>9'193 <text:s/></text:p>
          </table:table-cell>
          <table:table-cell table:style-name="ce19" office:value-type="float" office:value="22851" calcext:value-type="float">
            <text:p>22'851 <text:s/></text:p>
          </table:table-cell>
          <table:table-cell table:style-name="ce19" office:value-type="float" office:value="6458" calcext:value-type="float">
            <text:p>6'458 <text:s/></text:p>
          </table:table-cell>
          <table:table-cell table:style-name="ce62" office:value-type="float" office:value="28.2613452365323" calcext:value-type="float">
            <text:p>28.3 <text:s/></text:p>
          </table:table-cell>
          <table:table-cell table:style-name="ce19" office:value-type="float" office:value="19057" calcext:value-type="float">
            <text:p>19'057 <text:s/></text:p>
          </table:table-cell>
          <table:table-cell table:style-name="ce19" office:value-type="float" office:value="19445" calcext:value-type="float">
            <text:p>19'445 <text:s/></text:p>
          </table:table-cell>
          <table:table-cell table:style-name="ce19" office:value-type="float" office:value="30716" calcext:value-type="float">
            <text:p>30'716 <text:s/></text:p>
          </table:table-cell>
          <table:table-cell table:style-name="ce19" office:value-type="float" office:value="7786" calcext:value-type="float">
            <text:p>7'786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502" calcext:value-type="float">
            <text:p>38'502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3968" calcext:value-type="float">
            <text:p>73'968 <text:s/></text:p>
          </table:table-cell>
          <table:table-cell table:style-name="ce19" office:value-type="float" office:value="16033" calcext:value-type="float">
            <text:p>16'033 <text:s/></text:p>
          </table:table-cell>
          <table:table-cell table:style-name="ce19" office:value-type="float" office:value="44508" calcext:value-type="float">
            <text:p>44'508 <text:s/></text:p>
          </table:table-cell>
          <table:table-cell table:style-name="ce19" office:value-type="float" office:value="13427" calcext:value-type="float">
            <text:p>13'427 <text:s/></text:p>
          </table:table-cell>
          <table:table-cell table:style-name="ce62" office:value-type="float" office:value="30.1676103172463" calcext:value-type="float">
            <text:p>30.2 <text:s/></text:p>
          </table:table-cell>
          <table:table-cell table:style-name="ce19" office:value-type="float" office:value="35964" calcext:value-type="float">
            <text:p>35'964 <text:s/></text:p>
          </table:table-cell>
          <table:table-cell table:style-name="ce19" office:value-type="float" office:value="38004" calcext:value-type="float">
            <text:p>38'004 <text:s/></text:p>
          </table:table-cell>
          <table:table-cell table:style-name="ce19" office:value-type="float" office:value="58718" calcext:value-type="float">
            <text:p>58'718 <text:s/></text:p>
          </table:table-cell>
          <table:table-cell table:style-name="ce19" office:value-type="float" office:value="15250" calcext:value-type="float">
            <text:p>15'250 <text:s/></text:p>
          </table:table-cell>
          <table:table-cell table:style-name="ce19" office:value-type="float" office:value="54661" calcext:value-type="float">
            <text:p>54'661 <text:s/></text:p>
          </table:table-cell>
          <table:table-cell table:style-name="ce19" office:value-type="float" office:value="19307" calcext:value-type="float">
            <text:p>19'307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2976" calcext:value-type="float">
            <text:p>52'976 <text:s/></text:p>
          </table:table-cell>
          <table:table-cell table:style-name="ce19" office:value-type="float" office:value="12825" calcext:value-type="float">
            <text:p>12'825 <text:s/></text:p>
          </table:table-cell>
          <table:table-cell table:style-name="ce19" office:value-type="float" office:value="31403" calcext:value-type="float">
            <text:p>31'403 <text:s/></text:p>
          </table:table-cell>
          <table:table-cell table:style-name="ce19" office:value-type="float" office:value="8748" calcext:value-type="float">
            <text:p>8'748 <text:s/></text:p>
          </table:table-cell>
          <table:table-cell table:style-name="ce62" office:value-type="float" office:value="27.8572110944814" calcext:value-type="float">
            <text:p>27.9 <text:s/></text:p>
          </table:table-cell>
          <table:table-cell table:style-name="ce19" office:value-type="float" office:value="26326" calcext:value-type="float">
            <text:p>26'326 <text:s/></text:p>
          </table:table-cell>
          <table:table-cell table:style-name="ce19" office:value-type="float" office:value="26650" calcext:value-type="float">
            <text:p>26'650 <text:s/></text:p>
          </table:table-cell>
          <table:table-cell table:style-name="ce19" office:value-type="float" office:value="45861" calcext:value-type="float">
            <text:p>45'861 <text:s/></text:p>
          </table:table-cell>
          <table:table-cell table:style-name="ce19" office:value-type="float" office:value="7115" calcext:value-type="float">
            <text:p>7'115 <text:s/></text:p>
          </table:table-cell>
          <table:table-cell table:style-name="ce19" office:value-type="float" office:value="28002" calcext:value-type="float">
            <text:p>28'002 <text:s/></text:p>
          </table:table-cell>
          <table:table-cell table:style-name="ce19" office:value-type="float" office:value="24974" calcext:value-type="float">
            <text:p>24'974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010" calcext:value-type="float">
            <text:p>15'010 <text:s/></text:p>
          </table:table-cell>
          <table:table-cell table:style-name="ce19" office:value-type="float" office:value="4188" calcext:value-type="float">
            <text:p>4'188 <text:s/></text:p>
          </table:table-cell>
          <table:table-cell table:style-name="ce19" office:value-type="float" office:value="8451" calcext:value-type="float">
            <text:p>8'451 <text:s/></text:p>
          </table:table-cell>
          <table:table-cell table:style-name="ce19" office:value-type="float" office:value="2371" calcext:value-type="float">
            <text:p>2'371 <text:s/></text:p>
          </table:table-cell>
          <table:table-cell table:style-name="ce62" office:value-type="float" office:value="28.0558513785351" calcext:value-type="float">
            <text:p>28.1 <text:s/></text:p>
          </table:table-cell>
          <table:table-cell table:style-name="ce19" office:value-type="float" office:value="7677" calcext:value-type="float">
            <text:p>7'677 <text:s/></text:p>
          </table:table-cell>
          <table:table-cell table:style-name="ce19" office:value-type="float" office:value="7333" calcext:value-type="float">
            <text:p>7'333 <text:s/></text:p>
          </table:table-cell>
          <table:table-cell table:style-name="ce19" office:value-type="float" office:value="13544" calcext:value-type="float">
            <text:p>13'544 <text:s/></text:p>
          </table:table-cell>
          <table:table-cell table:style-name="ce19" office:value-type="float" office:value="1466" calcext:value-type="float">
            <text:p>1'466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010" calcext:value-type="float">
            <text:p>15'010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57289" calcext:value-type="float">
            <text:p>457'289 <text:s/></text:p>
          </table:table-cell>
          <table:table-cell table:style-name="ce19" office:value-type="float" office:value="112639" calcext:value-type="float">
            <text:p>112'639 <text:s/></text:p>
          </table:table-cell>
          <table:table-cell table:style-name="ce19" office:value-type="float" office:value="277255" calcext:value-type="float">
            <text:p>277'255 <text:s/></text:p>
          </table:table-cell>
          <table:table-cell table:style-name="ce19" office:value-type="float" office:value="67395" calcext:value-type="float">
            <text:p>67'395 <text:s/></text:p>
          </table:table-cell>
          <table:table-cell table:style-name="ce62" office:value-type="float" office:value="24.3079475573028" calcext:value-type="float">
            <text:p>24.3 <text:s/></text:p>
          </table:table-cell>
          <table:table-cell table:style-name="ce19" office:value-type="float" office:value="225410" calcext:value-type="float">
            <text:p>225'410 <text:s/></text:p>
          </table:table-cell>
          <table:table-cell table:style-name="ce19" office:value-type="float" office:value="231879" calcext:value-type="float">
            <text:p>231'879 <text:s/></text:p>
          </table:table-cell>
          <table:table-cell table:style-name="ce19" office:value-type="float" office:value="364655" calcext:value-type="float">
            <text:p>364'655 <text:s/></text:p>
          </table:table-cell>
          <table:table-cell table:style-name="ce19" office:value-type="float" office:value="92634" calcext:value-type="float">
            <text:p>92'634 <text:s/></text:p>
          </table:table-cell>
          <table:table-cell table:style-name="ce19" office:value-type="float" office:value="304622" calcext:value-type="float">
            <text:p>304'622 <text:s/></text:p>
          </table:table-cell>
          <table:table-cell table:style-name="ce19" office:value-type="float" office:value="152667" calcext:value-type="float">
            <text:p>152'667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86943" calcext:value-type="float">
            <text:p>186'943 <text:s/></text:p>
          </table:table-cell>
          <table:table-cell table:style-name="ce19" office:value-type="float" office:value="41726" calcext:value-type="float">
            <text:p>41'726 <text:s/></text:p>
          </table:table-cell>
          <table:table-cell table:style-name="ce19" office:value-type="float" office:value="115150" calcext:value-type="float">
            <text:p>115'150 <text:s/></text:p>
          </table:table-cell>
          <table:table-cell table:style-name="ce19" office:value-type="float" office:value="30067" calcext:value-type="float">
            <text:p>30'067 <text:s/></text:p>
          </table:table-cell>
          <table:table-cell table:style-name="ce62" office:value-type="float" office:value="26.11115935736" calcext:value-type="float">
            <text:p>26.1 <text:s/></text:p>
          </table:table-cell>
          <table:table-cell table:style-name="ce19" office:value-type="float" office:value="92288" calcext:value-type="float">
            <text:p>92'288 <text:s/></text:p>
          </table:table-cell>
          <table:table-cell table:style-name="ce19" office:value-type="float" office:value="94655" calcext:value-type="float">
            <text:p>94'655 <text:s/></text:p>
          </table:table-cell>
          <table:table-cell table:style-name="ce19" office:value-type="float" office:value="161141" calcext:value-type="float">
            <text:p>161'141 <text:s/></text:p>
          </table:table-cell>
          <table:table-cell table:style-name="ce19" office:value-type="float" office:value="25802" calcext:value-type="float">
            <text:p>25'802 <text:s/></text:p>
          </table:table-cell>
          <table:table-cell table:style-name="ce19" office:value-type="float" office:value="91102" calcext:value-type="float">
            <text:p>91'102 <text:s/></text:p>
          </table:table-cell>
          <table:table-cell table:style-name="ce19" office:value-type="float" office:value="95841" calcext:value-type="float">
            <text:p>95'841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31836" calcext:value-type="float">
            <text:p>231'836 <text:s/></text:p>
          </table:table-cell>
          <table:table-cell table:style-name="ce19" office:value-type="float" office:value="58024" calcext:value-type="float">
            <text:p>58'024 <text:s/></text:p>
          </table:table-cell>
          <table:table-cell table:style-name="ce19" office:value-type="float" office:value="140720" calcext:value-type="float">
            <text:p>140'720 <text:s/></text:p>
          </table:table-cell>
          <table:table-cell table:style-name="ce19" office:value-type="float" office:value="33092" calcext:value-type="float">
            <text:p>33'092 <text:s/></text:p>
          </table:table-cell>
          <table:table-cell table:style-name="ce62" office:value-type="float" office:value="23.5162023877203" calcext:value-type="float">
            <text:p>23.5 <text:s/></text:p>
          </table:table-cell>
          <table:table-cell table:style-name="ce19" office:value-type="float" office:value="114923" calcext:value-type="float">
            <text:p>114'923 <text:s/></text:p>
          </table:table-cell>
          <table:table-cell table:style-name="ce19" office:value-type="float" office:value="116913" calcext:value-type="float">
            <text:p>116'913 <text:s/></text:p>
          </table:table-cell>
          <table:table-cell table:style-name="ce19" office:value-type="float" office:value="186673" calcext:value-type="float">
            <text:p>186'673 <text:s/></text:p>
          </table:table-cell>
          <table:table-cell table:style-name="ce19" office:value-type="float" office:value="45163" calcext:value-type="float">
            <text:p>45'163 <text:s/></text:p>
          </table:table-cell>
          <table:table-cell table:style-name="ce19" office:value-type="float" office:value="113903" calcext:value-type="float">
            <text:p>113'903 <text:s/></text:p>
          </table:table-cell>
          <table:table-cell table:style-name="ce19" office:value-type="float" office:value="117933" calcext:value-type="float">
            <text:p>117'933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699050" calcext:value-type="float">
            <text:p>699'050 <text:s/></text:p>
          </table:table-cell>
          <table:table-cell table:style-name="ce18" office:value-type="float" office:value="168316" calcext:value-type="float">
            <text:p>168'316 <text:s/></text:p>
          </table:table-cell>
          <table:table-cell table:style-name="ce18" office:value-type="float" office:value="430702" calcext:value-type="float">
            <text:p>430'702 <text:s/></text:p>
          </table:table-cell>
          <table:table-cell table:style-name="ce18" office:value-type="float" office:value="100032" calcext:value-type="float">
            <text:p>100'032 <text:s/></text:p>
          </table:table-cell>
          <table:table-cell table:style-name="ce61" office:value-type="float" office:value="23.2253390975663" calcext:value-type="float">
            <text:p>23.2 <text:s/></text:p>
          </table:table-cell>
          <table:table-cell table:style-name="ce18" office:value-type="float" office:value="347933" calcext:value-type="float">
            <text:p>347'933 <text:s/></text:p>
          </table:table-cell>
          <table:table-cell table:style-name="ce18" office:value-type="float" office:value="351117" calcext:value-type="float">
            <text:p>351'117 <text:s/></text:p>
          </table:table-cell>
          <table:table-cell table:style-name="ce18" office:value-type="float" office:value="592359" calcext:value-type="float">
            <text:p>592'359 <text:s/></text:p>
          </table:table-cell>
          <table:table-cell table:style-name="ce18" office:value-type="float" office:value="106691" calcext:value-type="float">
            <text:p>106'691 <text:s/></text:p>
          </table:table-cell>
          <table:table-cell table:style-name="ce18" office:value-type="float" office:value="421942" calcext:value-type="float">
            <text:p>421'942 <text:s/></text:p>
          </table:table-cell>
          <table:table-cell table:style-name="ce18" office:value-type="float" office:value="277108" calcext:value-type="float">
            <text:p>277'108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53175" calcext:value-type="float">
            <text:p>353'175 <text:s/></text:p>
          </table:table-cell>
          <table:table-cell table:style-name="ce19" office:value-type="float" office:value="85688" calcext:value-type="float">
            <text:p>85'688 <text:s/></text:p>
          </table:table-cell>
          <table:table-cell table:style-name="ce19" office:value-type="float" office:value="214695" calcext:value-type="float">
            <text:p>214'695 <text:s/></text:p>
          </table:table-cell>
          <table:table-cell table:style-name="ce19" office:value-type="float" office:value="52792" calcext:value-type="float">
            <text:p>52'792 <text:s/></text:p>
          </table:table-cell>
          <table:table-cell table:style-name="ce62" office:value-type="float" office:value="24.5893011015627" calcext:value-type="float">
            <text:p>24.6 <text:s/></text:p>
          </table:table-cell>
          <table:table-cell table:style-name="ce19" office:value-type="float" office:value="173880" calcext:value-type="float">
            <text:p>173'880 <text:s/></text:p>
          </table:table-cell>
          <table:table-cell table:style-name="ce19" office:value-type="float" office:value="179295" calcext:value-type="float">
            <text:p>179'295 <text:s/></text:p>
          </table:table-cell>
          <table:table-cell table:style-name="ce19" office:value-type="float" office:value="298986" calcext:value-type="float">
            <text:p>298'986 <text:s/></text:p>
          </table:table-cell>
          <table:table-cell table:style-name="ce19" office:value-type="float" office:value="54189" calcext:value-type="float">
            <text:p>54'189 <text:s/></text:p>
          </table:table-cell>
          <table:table-cell table:style-name="ce19" office:value-type="float" office:value="180705" calcext:value-type="float">
            <text:p>180'705 <text:s/></text:p>
          </table:table-cell>
          <table:table-cell table:style-name="ce19" office:value-type="float" office:value="172470" calcext:value-type="float">
            <text:p>172'470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118" calcext:value-type="float">
            <text:p>35'118 <text:s/></text:p>
          </table:table-cell>
          <table:table-cell table:style-name="ce19" office:value-type="float" office:value="8392" calcext:value-type="float">
            <text:p>8'392 <text:s/></text:p>
          </table:table-cell>
          <table:table-cell table:style-name="ce19" office:value-type="float" office:value="20975" calcext:value-type="float">
            <text:p>20'975 <text:s/></text:p>
          </table:table-cell>
          <table:table-cell table:style-name="ce19" office:value-type="float" office:value="5751" calcext:value-type="float">
            <text:p>5'751 <text:s/></text:p>
          </table:table-cell>
          <table:table-cell table:style-name="ce62" office:value-type="float" office:value="27.4183551847437" calcext:value-type="float">
            <text:p>27.4 <text:s/></text:p>
          </table:table-cell>
          <table:table-cell table:style-name="ce19" office:value-type="float" office:value="17637" calcext:value-type="float">
            <text:p>17'637 <text:s/></text:p>
          </table:table-cell>
          <table:table-cell table:style-name="ce19" office:value-type="float" office:value="17481" calcext:value-type="float">
            <text:p>17'481 <text:s/></text:p>
          </table:table-cell>
          <table:table-cell table:style-name="ce19" office:value-type="float" office:value="32252" calcext:value-type="float">
            <text:p>32'252 <text:s/></text:p>
          </table:table-cell>
          <table:table-cell table:style-name="ce19" office:value-type="float" office:value="2866" calcext:value-type="float">
            <text:p>2'866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118" calcext:value-type="float">
            <text:p>35'118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34903" calcext:value-type="float">
            <text:p>134'903 <text:s/></text:p>
          </table:table-cell>
          <table:table-cell table:style-name="ce19" office:value-type="float" office:value="33058" calcext:value-type="float">
            <text:p>33'058 <text:s/></text:p>
          </table:table-cell>
          <table:table-cell table:style-name="ce19" office:value-type="float" office:value="83708" calcext:value-type="float">
            <text:p>83'708 <text:s/></text:p>
          </table:table-cell>
          <table:table-cell table:style-name="ce19" office:value-type="float" office:value="18137" calcext:value-type="float">
            <text:p>18'137 <text:s/></text:p>
          </table:table-cell>
          <table:table-cell table:style-name="ce62" office:value-type="float" office:value="21.6669852343862" calcext:value-type="float">
            <text:p>21.7 <text:s/></text:p>
          </table:table-cell>
          <table:table-cell table:style-name="ce19" office:value-type="float" office:value="68066" calcext:value-type="float">
            <text:p>68'066 <text:s/></text:p>
          </table:table-cell>
          <table:table-cell table:style-name="ce19" office:value-type="float" office:value="66837" calcext:value-type="float">
            <text:p>66'837 <text:s/></text:p>
          </table:table-cell>
          <table:table-cell table:style-name="ce19" office:value-type="float" office:value="113388" calcext:value-type="float">
            <text:p>113'388 <text:s/></text:p>
          </table:table-cell>
          <table:table-cell table:style-name="ce19" office:value-type="float" office:value="21515" calcext:value-type="float">
            <text:p>21'515 <text:s/></text:p>
          </table:table-cell>
          <table:table-cell table:style-name="ce19" office:value-type="float" office:value="107807" calcext:value-type="float">
            <text:p>107'807 <text:s/></text:p>
          </table:table-cell>
          <table:table-cell table:style-name="ce19" office:value-type="float" office:value="27096" calcext:value-type="float">
            <text:p>27'096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3142" calcext:value-type="float">
            <text:p>33'142 <text:s/></text:p>
          </table:table-cell>
          <table:table-cell table:style-name="ce19" office:value-type="float" office:value="8522" calcext:value-type="float">
            <text:p>8'522 <text:s/></text:p>
          </table:table-cell>
          <table:table-cell table:style-name="ce19" office:value-type="float" office:value="19936" calcext:value-type="float">
            <text:p>19'936 <text:s/></text:p>
          </table:table-cell>
          <table:table-cell table:style-name="ce19" office:value-type="float" office:value="4684" calcext:value-type="float">
            <text:p>4'684 <text:s/></text:p>
          </table:table-cell>
          <table:table-cell table:style-name="ce62" office:value-type="float" office:value="23.4951845906902" calcext:value-type="float">
            <text:p>23.5 <text:s/></text:p>
          </table:table-cell>
          <table:table-cell table:style-name="ce19" office:value-type="float" office:value="16594" calcext:value-type="float">
            <text:p>16'594 <text:s/></text:p>
          </table:table-cell>
          <table:table-cell table:style-name="ce19" office:value-type="float" office:value="16548" calcext:value-type="float">
            <text:p>16'548 <text:s/></text:p>
          </table:table-cell>
          <table:table-cell table:style-name="ce19" office:value-type="float" office:value="29423" calcext:value-type="float">
            <text:p>29'423 <text:s/></text:p>
          </table:table-cell>
          <table:table-cell table:style-name="ce19" office:value-type="float" office:value="3719" calcext:value-type="float">
            <text:p>3'719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3142" calcext:value-type="float">
            <text:p>33'142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39070" calcext:value-type="float">
            <text:p>39'070 <text:s/></text:p>
          </table:table-cell>
          <table:table-cell table:style-name="ce19" office:value-type="float" office:value="8995" calcext:value-type="float">
            <text:p>8'995 <text:s/></text:p>
          </table:table-cell>
          <table:table-cell table:style-name="ce19" office:value-type="float" office:value="24800" calcext:value-type="float">
            <text:p>24'800 <text:s/></text:p>
          </table:table-cell>
          <table:table-cell table:style-name="ce19" office:value-type="float" office:value="5275" calcext:value-type="float">
            <text:p>5'275 <text:s/></text:p>
          </table:table-cell>
          <table:table-cell table:style-name="ce62" office:value-type="float" office:value="21.2701612903226" calcext:value-type="float">
            <text:p>21.3 <text:s/></text:p>
          </table:table-cell>
          <table:table-cell table:style-name="ce19" office:value-type="float" office:value="19802" calcext:value-type="float">
            <text:p>19'802 <text:s/></text:p>
          </table:table-cell>
          <table:table-cell table:style-name="ce19" office:value-type="float" office:value="19268" calcext:value-type="float">
            <text:p>19'268 <text:s/></text:p>
          </table:table-cell>
          <table:table-cell table:style-name="ce19" office:value-type="float" office:value="35394" calcext:value-type="float">
            <text:p>35'394 <text:s/></text:p>
          </table:table-cell>
          <table:table-cell table:style-name="ce19" office:value-type="float" office:value="3676" calcext:value-type="float">
            <text:p>3'676 <text:s/></text:p>
          </table:table-cell>
          <table:table-cell table:style-name="ce19" office:value-type="float" office:value="34144" calcext:value-type="float">
            <text:p>34'144 <text:s/></text:p>
          </table:table-cell>
          <table:table-cell table:style-name="ce19" office:value-type="float" office:value="4926" calcext:value-type="float">
            <text:p>4'926 <text:s/></text:p>
          </table:table-cell>
          <table:table-cell table:style-name="ce21" table:number-columns-repeated="14"/>
          <table:table-cell table:style-name="ce8" table:number-columns-repeated="998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03642" calcext:value-type="float">
            <text:p>103'642 <text:s/></text:p>
          </table:table-cell>
          <table:table-cell table:style-name="ce19" office:value-type="float" office:value="23661" calcext:value-type="float">
            <text:p>23'661 <text:s/></text:p>
          </table:table-cell>
          <table:table-cell table:style-name="ce19" office:value-type="float" office:value="66588" calcext:value-type="float">
            <text:p>66'588 <text:s/></text:p>
          </table:table-cell>
          <table:table-cell table:style-name="ce19" office:value-type="float" office:value="13393" calcext:value-type="float">
            <text:p>13'393 <text:s/></text:p>
          </table:table-cell>
          <table:table-cell table:style-name="ce62" office:value-type="float" office:value="20.1132336156665" calcext:value-type="float">
            <text:p>20.1 <text:s/></text:p>
          </table:table-cell>
          <table:table-cell table:style-name="ce19" office:value-type="float" office:value="51954" calcext:value-type="float">
            <text:p>51'954 <text:s/></text:p>
          </table:table-cell>
          <table:table-cell table:style-name="ce19" office:value-type="float" office:value="51688" calcext:value-type="float">
            <text:p>51'688 <text:s/></text:p>
          </table:table-cell>
          <table:table-cell table:style-name="ce19" office:value-type="float" office:value="82916" calcext:value-type="float">
            <text:p>82'916 <text:s/></text:p>
          </table:table-cell>
          <table:table-cell table:style-name="ce19" office:value-type="float" office:value="20726" calcext:value-type="float">
            <text:p>20'726 <text:s/></text:p>
          </table:table-cell>
          <table:table-cell table:style-name="ce19" office:value-type="float" office:value="99286" calcext:value-type="float">
            <text:p>99'286 <text:s/></text:p>
          </table:table-cell>
          <table:table-cell table:style-name="ce19" office:value-type="float" office:value="4356" calcext:value-type="float">
            <text:p>4'356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17315" calcext:value-type="float">
            <text:p>317'315 <text:s/></text:p>
          </table:table-cell>
          <table:table-cell table:style-name="ce18" office:value-type="float" office:value="61398" calcext:value-type="float">
            <text:p>61'398 <text:s/></text:p>
          </table:table-cell>
          <table:table-cell table:style-name="ce18" office:value-type="float" office:value="197584" calcext:value-type="float">
            <text:p>197'584 <text:s/></text:p>
          </table:table-cell>
          <table:table-cell table:style-name="ce18" office:value-type="float" office:value="58333" calcext:value-type="float">
            <text:p>58'333 <text:s/></text:p>
          </table:table-cell>
          <table:table-cell table:style-name="ce61" office:value-type="float" office:value="29.5231395254677" calcext:value-type="float">
            <text:p>29.5 <text:s/></text:p>
          </table:table-cell>
          <table:table-cell table:style-name="ce18" office:value-type="float" office:value="151356" calcext:value-type="float">
            <text:p>151'356 <text:s/></text:p>
          </table:table-cell>
          <table:table-cell table:style-name="ce18" office:value-type="float" office:value="165959" calcext:value-type="float">
            <text:p>165'959 <text:s/></text:p>
          </table:table-cell>
          <table:table-cell table:style-name="ce18" office:value-type="float" office:value="237962" calcext:value-type="float">
            <text:p>237'962 <text:s/></text:p>
          </table:table-cell>
          <table:table-cell table:style-name="ce18" office:value-type="float" office:value="79353" calcext:value-type="float">
            <text:p>79'353 <text:s/></text:p>
          </table:table-cell>
          <table:table-cell table:style-name="ce18" office:value-type="float" office:value="273174" calcext:value-type="float">
            <text:p>273'174 <text:s/></text:p>
          </table:table-cell>
          <table:table-cell table:style-name="ce18" office:value-type="float" office:value="44141" calcext:value-type="float">
            <text:p>44'141 <text:s/></text:p>
          </table:table-cell>
          <table:table-cell table:style-name="ce21" table:number-columns-repeated="14"/>
          <table:table-cell table:style-name="ce3" table:number-columns-repeated="998"/>
        </table:table-row>
        <table:table-row table:style-name="ro2">
          <table:table-cell table:style-name="ce9"/>
          <table:table-cell table:style-name="ce20" table:number-columns-repeated="11"/>
          <table:table-cell table:style-name="ce21" table:number-columns-repeated="14"/>
          <table:table-cell table:style-name="ce3" table:number-columns-repeated="998"/>
        </table:table-row>
        <table:table-row table:style-name="ro1">
          <table:table-cell office:value-type="string" calcext:value-type="string">
            <text:p>1) Gemäss Definition VZ 2000</text:p>
          </table:table-cell>
          <table:table-cell/>
          <table:table-cell table:style-name="ce3" table:number-columns-repeated="7"/>
          <table:table-cell table:style-name="ce21" table:number-columns-repeated="17"/>
          <table:table-cell table:style-name="ce3" table:number-columns-repeated="998"/>
        </table:table-row>
        <table:table-row table:style-name="ro1">
          <table:table-cell table:style-name="ce38" office:value-type="string" office:string-value="2) Altersquotient = Verhältnis der über 64-Jährigen zu den 20- bis 64-Jährigen" calcext:value-type="string">
            <text:p>2) Altersquotient = Verhältnis der über 64-Jährigen zu den 20- bis 64-Jährigen <text:s text:c="2"/></text:p>
          </table:table-cell>
          <table:table-cell/>
          <table:table-cell table:style-name="ce3" table:number-columns-repeated="7"/>
          <table:table-cell table:style-name="ce21" table:number-columns-repeated="17"/>
          <table:table-cell table:style-name="ce3" table:number-columns-repeated="998"/>
        </table:table-row>
        <table:table-row table:style-name="ro1">
          <table:table-cell table:style-name="ce38"/>
          <table:table-cell/>
          <table:table-cell table:style-name="ce3" table:number-columns-repeated="7"/>
          <table:table-cell table:style-name="ce21" table:number-columns-repeated="17"/>
          <table:table-cell table:style-name="ce3" table:number-columns-repeated="998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/>
          <table:table-cell table:style-name="ce3" table:number-columns-repeated="7"/>
          <table:table-cell table:style-name="ce21" table:number-columns-repeated="17"/>
          <table:table-cell table:style-name="ce3" table:number-columns-repeated="998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 table:style-name="ce3"/>
          <table:table-cell table:style-name="ce21" table:number-columns-repeated="2"/>
          <table:table-cell table:style-name="ce3"/>
          <table:table-cell table:style-name="ce36"/>
          <table:table-cell table:style-name="ce21" table:number-columns-repeated="15"/>
          <table:table-cell table:style-name="ce3" table:number-columns-repeated="998"/>
        </table:table-row>
        <table:table-row table:style-name="ro1">
          <table:table-cell table:style-name="ce36" office:value-type="string" calcext:value-type="string">
            <text:p>© BFS - Statistisches Lexikon der Schweiz</text:p>
          </table:table-cell>
          <table:table-cell table:style-name="ce21" table:number-columns-repeated="2"/>
          <table:table-cell table:style-name="ce3"/>
          <table:table-cell table:style-name="ce36" table:number-columns-repeated="5"/>
          <table:table-cell table:style-name="ce21" table:number-columns-repeated="17"/>
          <table:table-cell table:style-name="ce3" table:number-columns-repeated="998"/>
        </table:table-row>
        <table:table-row table:style-name="ro5" table:number-rows-repeated="47">
          <table:table-cell/>
          <table:table-cell table:style-name="ce21"/>
          <table:table-cell table:number-columns-repeated="1022"/>
        </table:table-row>
        <table:table-row table:style-name="ro5" table:number-rows-repeated="104847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3'.$A$1:.$L$55" table:range-usable-as="print-range"/>
        </table:named-expressions>
      </table:table>
      <table:table table:name="2002" table:style-name="ta12" table:print-ranges="'2002'.A1:'2002'.L55">
        <table:table-column table:style-name="co1" table:default-cell-style-name="ce3"/>
        <table:table-column table:style-name="co2" table:number-columns-repeated="11" table:default-cell-style-name="ce3"/>
        <table:table-column table:style-name="co13" table:default-cell-style-name="ce3"/>
        <table:table-column table:style-name="co14" table:number-columns-repeated="4" table:default-cell-style-name="ce3"/>
        <table:table-column table:style-name="co15" table:number-columns-repeated="4" table:default-cell-style-name="ce3"/>
        <table:table-column table:style-name="co11" table:number-columns-repeated="236" table:default-cell-style-name="ce3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2</text:p>
          </table:table-cell>
          <table:table-cell table:style-name="ce40" table:number-columns-repeated="2"/>
          <table:table-cell table:number-columns-repeated="3"/>
          <table:table-cell table:style-name="ce51"/>
          <table:table-cell table:number-columns-repeated="4"/>
          <table:table-cell table:style-name="ce35" office:value-type="string" calcext:value-type="string">
            <text:p>T 1.2.1.2.5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number-columns-repeated="3"/>
          <table:table-cell table:style-name="ce51"/>
          <table:table-cell table:number-columns-repeated="4"/>
          <table:table-cell table:style-name="ce35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number-columns-repeated="1012"/>
        </table:table-row>
        <table:table-row table:style-name="ro2">
          <table:table-cell/>
          <table:table-cell table:style-name="ce13" table:number-columns-repeated="2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 1)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2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number-columns-repeated="1012"/>
        </table:table-row>
        <table:table-row table:style-name="ro2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24" table:number-columns-repeated="5"/>
          <table:table-cell table:style-name="ce2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313853" calcext:value-type="float">
            <text:p>7'313'853 <text:s/></text:p>
          </table:table-cell>
          <table:table-cell table:style-name="ce18" office:value-type="float" office:value="1642782" calcext:value-type="float">
            <text:p>1'642'782 <text:s/></text:p>
          </table:table-cell>
          <table:table-cell table:style-name="ce18" office:value-type="float" office:value="4528592" calcext:value-type="float">
            <text:p>4'528'592 <text:s/></text:p>
          </table:table-cell>
          <table:table-cell table:style-name="ce18" office:value-type="float" office:value="1142479" calcext:value-type="float">
            <text:p>1'142'479 <text:s/></text:p>
          </table:table-cell>
          <table:table-cell table:style-name="ce61" office:value-type="float" office:value="25.2281283012468" calcext:value-type="float">
            <text:p>25.2 <text:s/></text:p>
          </table:table-cell>
          <table:table-cell table:style-name="ce18" office:value-type="float" office:value="3575029" calcext:value-type="float">
            <text:p>3'575'029 <text:s/></text:p>
          </table:table-cell>
          <table:table-cell table:style-name="ce18" office:value-type="float" office:value="3738824" calcext:value-type="float">
            <text:p>3'738'824 <text:s/></text:p>
          </table:table-cell>
          <table:table-cell table:style-name="ce18" office:value-type="float" office:value="5836887" calcext:value-type="float">
            <text:p>5'836'887 <text:s/></text:p>
          </table:table-cell>
          <table:table-cell table:style-name="ce18" office:value-type="float" office:value="1476966" calcext:value-type="float">
            <text:p>1'476'966 <text:s/></text:p>
          </table:table-cell>
          <table:table-cell table:style-name="ce18" office:value-type="float" office:value="5352748" calcext:value-type="float">
            <text:p>5'352'748 <text:s/></text:p>
          </table:table-cell>
          <table:table-cell table:style-name="ce18" office:value-type="float" office:value="1961105" calcext:value-type="float">
            <text:p>1'961'10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7"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331131" calcext:value-type="float">
            <text:p>1'331'131 <text:s/></text:p>
          </table:table-cell>
          <table:table-cell table:style-name="ce18" office:value-type="float" office:value="304082" calcext:value-type="float">
            <text:p>304'082 <text:s/></text:p>
          </table:table-cell>
          <table:table-cell table:style-name="ce18" office:value-type="float" office:value="826483" calcext:value-type="float">
            <text:p>826'483 <text:s/></text:p>
          </table:table-cell>
          <table:table-cell table:style-name="ce18" office:value-type="float" office:value="200566" calcext:value-type="float">
            <text:p>200'566 <text:s/></text:p>
          </table:table-cell>
          <table:table-cell table:style-name="ce61" office:value-type="float" office:value="24.2674077990715" calcext:value-type="float">
            <text:p>24.3 <text:s/></text:p>
          </table:table-cell>
          <table:table-cell table:style-name="ce18" office:value-type="float" office:value="642994" calcext:value-type="float">
            <text:p>642'994 <text:s/></text:p>
          </table:table-cell>
          <table:table-cell table:style-name="ce18" office:value-type="float" office:value="688137" calcext:value-type="float">
            <text:p>688'137 <text:s/></text:p>
          </table:table-cell>
          <table:table-cell table:style-name="ce18" office:value-type="float" office:value="954603" calcext:value-type="float">
            <text:p>954'603 <text:s/></text:p>
          </table:table-cell>
          <table:table-cell table:style-name="ce18" office:value-type="float" office:value="376528" calcext:value-type="float">
            <text:p>376'528 <text:s/></text:p>
          </table:table-cell>
          <table:table-cell table:style-name="ce18" office:value-type="float" office:value="1048250" calcext:value-type="float">
            <text:p>1'048'250 <text:s/></text:p>
          </table:table-cell>
          <table:table-cell table:style-name="ce18" table:formula="of:=[.B12]-[.K12]" office:value-type="float" office:value="282881" calcext:value-type="float">
            <text:p>282'881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31039" calcext:value-type="float">
            <text:p>631'039 <text:s/></text:p>
          </table:table-cell>
          <table:table-cell table:style-name="ce19" office:value-type="float" office:value="147030" calcext:value-type="float">
            <text:p>147'030 <text:s/></text:p>
          </table:table-cell>
          <table:table-cell table:style-name="ce19" office:value-type="float" office:value="387702" calcext:value-type="float">
            <text:p>387'702 <text:s/></text:p>
          </table:table-cell>
          <table:table-cell table:style-name="ce19" office:value-type="float" office:value="96307" calcext:value-type="float">
            <text:p>96'307 <text:s/></text:p>
          </table:table-cell>
          <table:table-cell table:style-name="ce62" office:value-type="float" office:value="24.8404702580848" calcext:value-type="float">
            <text:p>24.8 <text:s/></text:p>
          </table:table-cell>
          <table:table-cell table:style-name="ce19" office:value-type="float" office:value="304907" calcext:value-type="float">
            <text:p>304'907 <text:s/></text:p>
          </table:table-cell>
          <table:table-cell table:style-name="ce19" office:value-type="float" office:value="326132" calcext:value-type="float">
            <text:p>326'132 <text:s/></text:p>
          </table:table-cell>
          <table:table-cell table:style-name="ce19" office:value-type="float" office:value="459825" calcext:value-type="float">
            <text:p>459'825 <text:s/></text:p>
          </table:table-cell>
          <table:table-cell table:style-name="ce19" office:value-type="float" office:value="171214" calcext:value-type="float">
            <text:p>171'214 <text:s/></text:p>
          </table:table-cell>
          <table:table-cell table:style-name="ce19" office:value-type="float" office:value="473672" calcext:value-type="float">
            <text:p>473'672 <text:s/></text:p>
          </table:table-cell>
          <table:table-cell table:style-name="ce63" table:formula="of:=[.B13]-[.K13]" office:value-type="float" office:value="157367" calcext:value-type="float">
            <text:p>157'36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81345" calcext:value-type="float">
            <text:p>281'345 <text:s/></text:p>
          </table:table-cell>
          <table:table-cell table:style-name="ce19" office:value-type="float" office:value="65339" calcext:value-type="float">
            <text:p>65'339 <text:s/></text:p>
          </table:table-cell>
          <table:table-cell table:style-name="ce19" office:value-type="float" office:value="173147" calcext:value-type="float">
            <text:p>173'147 <text:s/></text:p>
          </table:table-cell>
          <table:table-cell table:style-name="ce19" office:value-type="float" office:value="42859" calcext:value-type="float">
            <text:p>42'859 <text:s/></text:p>
          </table:table-cell>
          <table:table-cell table:style-name="ce62" office:value-type="float" office:value="24.7529555810958" calcext:value-type="float">
            <text:p>24.8 <text:s/></text:p>
          </table:table-cell>
          <table:table-cell table:style-name="ce19" office:value-type="float" office:value="138180" calcext:value-type="float">
            <text:p>138'180 <text:s/></text:p>
          </table:table-cell>
          <table:table-cell table:style-name="ce19" office:value-type="float" office:value="143165" calcext:value-type="float">
            <text:p>143'165 <text:s/></text:p>
          </table:table-cell>
          <table:table-cell table:style-name="ce19" office:value-type="float" office:value="234224" calcext:value-type="float">
            <text:p>234'224 <text:s/></text:p>
          </table:table-cell>
          <table:table-cell table:style-name="ce19" office:value-type="float" office:value="47121" calcext:value-type="float">
            <text:p>47'121 <text:s/></text:p>
          </table:table-cell>
          <table:table-cell table:style-name="ce19" office:value-type="float" office:value="159262" calcext:value-type="float">
            <text:p>159'262 <text:s/></text:p>
          </table:table-cell>
          <table:table-cell table:style-name="ce19" table:formula="of:=[.B14]-[.K14]" office:value-type="float" office:value="122083" calcext:value-type="float">
            <text:p>122'08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18747" calcext:value-type="float">
            <text:p>418'747 <text:s/></text:p>
          </table:table-cell>
          <table:table-cell table:style-name="ce19" office:value-type="float" office:value="91713" calcext:value-type="float">
            <text:p>91'713 <text:s/></text:p>
          </table:table-cell>
          <table:table-cell table:style-name="ce19" office:value-type="float" office:value="265634" calcext:value-type="float">
            <text:p>265'634 <text:s/></text:p>
          </table:table-cell>
          <table:table-cell table:style-name="ce19" office:value-type="float" office:value="61400" calcext:value-type="float">
            <text:p>61'400 <text:s/></text:p>
          </table:table-cell>
          <table:table-cell table:style-name="ce62" office:value-type="float" office:value="23.1145109436292" calcext:value-type="float">
            <text:p>23.1 <text:s/></text:p>
          </table:table-cell>
          <table:table-cell table:style-name="ce19" office:value-type="float" office:value="199907" calcext:value-type="float">
            <text:p>199'907 <text:s/></text:p>
          </table:table-cell>
          <table:table-cell table:style-name="ce19" office:value-type="float" office:value="218840" calcext:value-type="float">
            <text:p>218'840 <text:s/></text:p>
          </table:table-cell>
          <table:table-cell table:style-name="ce19" office:value-type="float" office:value="260554" calcext:value-type="float">
            <text:p>260'554 <text:s/></text:p>
          </table:table-cell>
          <table:table-cell table:style-name="ce19" office:value-type="float" office:value="158193" calcext:value-type="float">
            <text:p>158'193 <text:s/></text:p>
          </table:table-cell>
          <table:table-cell table:style-name="ce19" office:value-type="float" office:value="415316" calcext:value-type="float">
            <text:p>415'316 <text:s/></text:p>
          </table:table-cell>
          <table:table-cell table:style-name="ce19" table:formula="of:=[.B15]-[.K15]" office:value-type="float" office:value="3431" calcext:value-type="float">
            <text:p>3'431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675111" calcext:value-type="float">
            <text:p>1'675'111 <text:s/></text:p>
          </table:table-cell>
          <table:table-cell table:style-name="ce18" office:value-type="float" office:value="377172" calcext:value-type="float">
            <text:p>377'172 <text:s/></text:p>
          </table:table-cell>
          <table:table-cell table:style-name="ce18" office:value-type="float" office:value="1020780" calcext:value-type="float">
            <text:p>1'020'780 <text:s/></text:p>
          </table:table-cell>
          <table:table-cell table:style-name="ce18" office:value-type="float" office:value="277159" calcext:value-type="float">
            <text:p>277'159 <text:s/></text:p>
          </table:table-cell>
          <table:table-cell table:style-name="ce61" office:value-type="float" office:value="27.1516879249202" calcext:value-type="float">
            <text:p>27.2 <text:s/></text:p>
          </table:table-cell>
          <table:table-cell table:style-name="ce18" office:value-type="float" office:value="817377" calcext:value-type="float">
            <text:p>817'377 <text:s/></text:p>
          </table:table-cell>
          <table:table-cell table:style-name="ce18" office:value-type="float" office:value="857734" calcext:value-type="float">
            <text:p>857'734 <text:s/></text:p>
          </table:table-cell>
          <table:table-cell table:style-name="ce18" office:value-type="float" office:value="1434447" calcext:value-type="float">
            <text:p>1'434'447 <text:s/></text:p>
          </table:table-cell>
          <table:table-cell table:style-name="ce18" office:value-type="float" office:value="240664" calcext:value-type="float">
            <text:p>240'664 <text:s/></text:p>
          </table:table-cell>
          <table:table-cell table:style-name="ce18" office:value-type="float" office:value="1057981" calcext:value-type="float">
            <text:p>1'057'981 <text:s/></text:p>
          </table:table-cell>
          <table:table-cell table:style-name="ce18" table:formula="of:=[.B17]-[.K17]" office:value-type="float" office:value="617130" calcext:value-type="float">
            <text:p>617'13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49590" calcext:value-type="float">
            <text:p>949'590 <text:s/></text:p>
          </table:table-cell>
          <table:table-cell table:style-name="ce19" office:value-type="float" office:value="203918" calcext:value-type="float">
            <text:p>203'918 <text:s/></text:p>
          </table:table-cell>
          <table:table-cell table:style-name="ce19" office:value-type="float" office:value="580213" calcext:value-type="float">
            <text:p>580'213 <text:s/></text:p>
          </table:table-cell>
          <table:table-cell table:style-name="ce19" office:value-type="float" office:value="165459" calcext:value-type="float">
            <text:p>165'459 <text:s/></text:p>
          </table:table-cell>
          <table:table-cell table:style-name="ce62" office:value-type="float" office:value="28.5169411922863" calcext:value-type="float">
            <text:p>28.5 <text:s/></text:p>
          </table:table-cell>
          <table:table-cell table:style-name="ce19" office:value-type="float" office:value="460995" calcext:value-type="float">
            <text:p>460'995 <text:s/></text:p>
          </table:table-cell>
          <table:table-cell table:style-name="ce19" office:value-type="float" office:value="488595" calcext:value-type="float">
            <text:p>488'595 <text:s/></text:p>
          </table:table-cell>
          <table:table-cell table:style-name="ce19" office:value-type="float" office:value="833706" calcext:value-type="float">
            <text:p>833'706 <text:s/></text:p>
          </table:table-cell>
          <table:table-cell table:style-name="ce19" office:value-type="float" office:value="115884" calcext:value-type="float">
            <text:p>115'884 <text:s/></text:p>
          </table:table-cell>
          <table:table-cell table:style-name="ce19" office:value-type="float" office:value="588283" calcext:value-type="float">
            <text:p>588'283 <text:s/></text:p>
          </table:table-cell>
          <table:table-cell table:style-name="ce63" table:formula="of:=[.B18]-[.K18]" office:value-type="float" office:value="361307" calcext:value-type="float">
            <text:p>361'30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43400" calcext:value-type="float">
            <text:p>243'400 <text:s/></text:p>
          </table:table-cell>
          <table:table-cell table:style-name="ce19" office:value-type="float" office:value="62189" calcext:value-type="float">
            <text:p>62'189 <text:s/></text:p>
          </table:table-cell>
          <table:table-cell table:style-name="ce19" office:value-type="float" office:value="149437" calcext:value-type="float">
            <text:p>149'437 <text:s/></text:p>
          </table:table-cell>
          <table:table-cell table:style-name="ce19" office:value-type="float" office:value="31774" calcext:value-type="float">
            <text:p>31'774 <text:s/></text:p>
          </table:table-cell>
          <table:table-cell table:style-name="ce62" office:value-type="float" office:value="21.2624718108634" calcext:value-type="float">
            <text:p>21.3 <text:s/></text:p>
          </table:table-cell>
          <table:table-cell table:style-name="ce19" office:value-type="float" office:value="120763" calcext:value-type="float">
            <text:p>120'763 <text:s/></text:p>
          </table:table-cell>
          <table:table-cell table:style-name="ce19" office:value-type="float" office:value="122637" calcext:value-type="float">
            <text:p>122'637 <text:s/></text:p>
          </table:table-cell>
          <table:table-cell table:style-name="ce19" office:value-type="float" office:value="207660" calcext:value-type="float">
            <text:p>207'660 <text:s/></text:p>
          </table:table-cell>
          <table:table-cell table:style-name="ce19" office:value-type="float" office:value="35740" calcext:value-type="float">
            <text:p>35'740 <text:s/></text:p>
          </table:table-cell>
          <table:table-cell table:style-name="ce19" office:value-type="float" office:value="134526" calcext:value-type="float">
            <text:p>134'526 <text:s/></text:p>
          </table:table-cell>
          <table:table-cell table:style-name="ce19" table:formula="of:=[.B19]-[.K19]" office:value-type="float" office:value="108874" calcext:value-type="float">
            <text:p>108'874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46280" calcext:value-type="float">
            <text:p>246'280 <text:s/></text:p>
          </table:table-cell>
          <table:table-cell table:style-name="ce19" office:value-type="float" office:value="56049" calcext:value-type="float">
            <text:p>56'049 <text:s/></text:p>
          </table:table-cell>
          <table:table-cell table:style-name="ce19" office:value-type="float" office:value="150336" calcext:value-type="float">
            <text:p>150'336 <text:s/></text:p>
          </table:table-cell>
          <table:table-cell table:style-name="ce19" office:value-type="float" office:value="39895" calcext:value-type="float">
            <text:p>39'895 <text:s/></text:p>
          </table:table-cell>
          <table:table-cell table:style-name="ce62" office:value-type="float" office:value="26.5372232865049" calcext:value-type="float">
            <text:p>26.5 <text:s/></text:p>
          </table:table-cell>
          <table:table-cell table:style-name="ce19" office:value-type="float" office:value="121058" calcext:value-type="float">
            <text:p>121'058 <text:s/></text:p>
          </table:table-cell>
          <table:table-cell table:style-name="ce19" office:value-type="float" office:value="125222" calcext:value-type="float">
            <text:p>125'222 <text:s/></text:p>
          </table:table-cell>
          <table:table-cell table:style-name="ce19" office:value-type="float" office:value="203592" calcext:value-type="float">
            <text:p>203'592 <text:s/></text:p>
          </table:table-cell>
          <table:table-cell table:style-name="ce19" office:value-type="float" office:value="42688" calcext:value-type="float">
            <text:p>42'688 <text:s/></text:p>
          </table:table-cell>
          <table:table-cell table:style-name="ce19" office:value-type="float" office:value="190477" calcext:value-type="float">
            <text:p>190'477 <text:s/></text:p>
          </table:table-cell>
          <table:table-cell table:style-name="ce19" table:formula="of:=[.B20]-[.K20]" office:value-type="float" office:value="55803" calcext:value-type="float">
            <text:p>55'80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66767" calcext:value-type="float">
            <text:p>166'767 <text:s/></text:p>
          </table:table-cell>
          <table:table-cell table:style-name="ce19" office:value-type="float" office:value="38015" calcext:value-type="float">
            <text:p>38'015 <text:s/></text:p>
          </table:table-cell>
          <table:table-cell table:style-name="ce19" office:value-type="float" office:value="100149" calcext:value-type="float">
            <text:p>100'149 <text:s/></text:p>
          </table:table-cell>
          <table:table-cell table:style-name="ce19" office:value-type="float" office:value="28603" calcext:value-type="float">
            <text:p>28'603 <text:s/></text:p>
          </table:table-cell>
          <table:table-cell table:style-name="ce62" office:value-type="float" office:value="28.5604449370438" calcext:value-type="float">
            <text:p>28.6 <text:s/></text:p>
          </table:table-cell>
          <table:table-cell table:style-name="ce19" office:value-type="float" office:value="80609" calcext:value-type="float">
            <text:p>80'609 <text:s/></text:p>
          </table:table-cell>
          <table:table-cell table:style-name="ce19" office:value-type="float" office:value="86158" calcext:value-type="float">
            <text:p>86'158 <text:s/></text:p>
          </table:table-cell>
          <table:table-cell table:style-name="ce19" office:value-type="float" office:value="128700" calcext:value-type="float">
            <text:p>128'700 <text:s/></text:p>
          </table:table-cell>
          <table:table-cell table:style-name="ce19" office:value-type="float" office:value="38067" calcext:value-type="float">
            <text:p>38'067 <text:s/></text:p>
          </table:table-cell>
          <table:table-cell table:style-name="ce19" office:value-type="float" office:value="123984" calcext:value-type="float">
            <text:p>123'984 <text:s/></text:p>
          </table:table-cell>
          <table:table-cell table:style-name="ce19" table:formula="of:=[.B21]-[.K21]" office:value-type="float" office:value="42783" calcext:value-type="float">
            <text:p>42'78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9074" calcext:value-type="float">
            <text:p>69'074 <text:s/></text:p>
          </table:table-cell>
          <table:table-cell table:style-name="ce19" office:value-type="float" office:value="17001" calcext:value-type="float">
            <text:p>17'001 <text:s/></text:p>
          </table:table-cell>
          <table:table-cell table:style-name="ce19" office:value-type="float" office:value="40645" calcext:value-type="float">
            <text:p>40'645 <text:s/></text:p>
          </table:table-cell>
          <table:table-cell table:style-name="ce19" office:value-type="float" office:value="11428" calcext:value-type="float">
            <text:p>11'428 <text:s/></text:p>
          </table:table-cell>
          <table:table-cell table:style-name="ce62" office:value-type="float" office:value="28.1166195103949" calcext:value-type="float">
            <text:p>28.1 <text:s/></text:p>
          </table:table-cell>
          <table:table-cell table:style-name="ce19" office:value-type="float" office:value="33952" calcext:value-type="float">
            <text:p>33'952 <text:s/></text:p>
          </table:table-cell>
          <table:table-cell table:style-name="ce19" office:value-type="float" office:value="35122" calcext:value-type="float">
            <text:p>35'122 <text:s/></text:p>
          </table:table-cell>
          <table:table-cell table:style-name="ce19" office:value-type="float" office:value="60789" calcext:value-type="float">
            <text:p>60'789 <text:s/></text:p>
          </table:table-cell>
          <table:table-cell table:style-name="ce19" office:value-type="float" office:value="8285" calcext:value-type="float">
            <text:p>8'285 <text:s/></text:p>
          </table:table-cell>
          <table:table-cell table:style-name="ce19" office:value-type="float" office:value="20711" calcext:value-type="float">
            <text:p>20'711 <text:s/></text:p>
          </table:table-cell>
          <table:table-cell table:style-name="ce19" table:formula="of:=[.B22]-[.K22]" office:value-type="float" office:value="48363" calcext:value-type="float">
            <text:p>48'36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1005450" calcext:value-type="float">
            <text:p>1'005'450 <text:s/></text:p>
          </table:table-cell>
          <table:table-cell table:style-name="ce18" office:value-type="float" office:value="219460" calcext:value-type="float">
            <text:p>219'460 <text:s/></text:p>
          </table:table-cell>
          <table:table-cell table:style-name="ce18" office:value-type="float" office:value="627999" calcext:value-type="float">
            <text:p>627'999 <text:s/></text:p>
          </table:table-cell>
          <table:table-cell table:style-name="ce18" office:value-type="float" office:value="157991" calcext:value-type="float">
            <text:p>157'991 <text:s/></text:p>
          </table:table-cell>
          <table:table-cell table:style-name="ce61" office:value-type="float" office:value="25.1578426080296" calcext:value-type="float">
            <text:p>25.2 <text:s/></text:p>
          </table:table-cell>
          <table:table-cell table:style-name="ce18" office:value-type="float" office:value="493034" calcext:value-type="float">
            <text:p>493'034 <text:s/></text:p>
          </table:table-cell>
          <table:table-cell table:style-name="ce18" office:value-type="float" office:value="512416" calcext:value-type="float">
            <text:p>512'416 <text:s/></text:p>
          </table:table-cell>
          <table:table-cell table:style-name="ce18" office:value-type="float" office:value="797522" calcext:value-type="float">
            <text:p>797'522 <text:s/></text:p>
          </table:table-cell>
          <table:table-cell table:style-name="ce18" office:value-type="float" office:value="207928" calcext:value-type="float">
            <text:p>207'928 <text:s/></text:p>
          </table:table-cell>
          <table:table-cell table:style-name="ce18" office:value-type="float" office:value="789919" calcext:value-type="float">
            <text:p>789'919 <text:s/></text:p>
          </table:table-cell>
          <table:table-cell table:style-name="ce18" table:formula="of:=[.B24]-[.K24]" office:value-type="float" office:value="215531" calcext:value-type="float">
            <text:p>215'531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6719" calcext:value-type="float">
            <text:p>186'719 <text:s/></text:p>
          </table:table-cell>
          <table:table-cell table:style-name="ce19" office:value-type="float" office:value="32008" calcext:value-type="float">
            <text:p>32'008 <text:s/></text:p>
          </table:table-cell>
          <table:table-cell table:style-name="ce19" office:value-type="float" office:value="115733" calcext:value-type="float">
            <text:p>115'733 <text:s/></text:p>
          </table:table-cell>
          <table:table-cell table:style-name="ce19" office:value-type="float" office:value="38978" calcext:value-type="float">
            <text:p>38'978 <text:s/></text:p>
          </table:table-cell>
          <table:table-cell table:style-name="ce62" office:value-type="float" office:value="33.67924446787" calcext:value-type="float">
            <text:p>33.7 <text:s/></text:p>
          </table:table-cell>
          <table:table-cell table:style-name="ce19" office:value-type="float" office:value="88203" calcext:value-type="float">
            <text:p>88'203 <text:s/></text:p>
          </table:table-cell>
          <table:table-cell table:style-name="ce19" office:value-type="float" office:value="98516" calcext:value-type="float">
            <text:p>98'516 <text:s/></text:p>
          </table:table-cell>
          <table:table-cell table:style-name="ce19" office:value-type="float" office:value="133730" calcext:value-type="float">
            <text:p>133'730 <text:s/></text:p>
          </table:table-cell>
          <table:table-cell table:style-name="ce19" office:value-type="float" office:value="52989" calcext:value-type="float">
            <text:p>52'989 <text:s/></text:p>
          </table:table-cell>
          <table:table-cell table:style-name="ce19" office:value-type="float" office:value="186719" calcext:value-type="float">
            <text:p>186'719 <text:s/></text:p>
          </table:table-cell>
          <table:table-cell table:style-name="ce63" table:formula="of:=[.B25]-[.K25]" office:value-type="float" office:value="0" calcext:value-type="float">
            <text:p>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62949" calcext:value-type="float">
            <text:p>262'949 <text:s/></text:p>
          </table:table-cell>
          <table:table-cell table:style-name="ce19" office:value-type="float" office:value="56208" calcext:value-type="float">
            <text:p>56'208 <text:s/></text:p>
          </table:table-cell>
          <table:table-cell table:style-name="ce19" office:value-type="float" office:value="163630" calcext:value-type="float">
            <text:p>163'630 <text:s/></text:p>
          </table:table-cell>
          <table:table-cell table:style-name="ce19" office:value-type="float" office:value="43111" calcext:value-type="float">
            <text:p>43'111 <text:s/></text:p>
          </table:table-cell>
          <table:table-cell table:style-name="ce62" office:value-type="float" office:value="26.3466357024995" calcext:value-type="float">
            <text:p>26.3 <text:s/></text:p>
          </table:table-cell>
          <table:table-cell table:style-name="ce19" office:value-type="float" office:value="128845" calcext:value-type="float">
            <text:p>128'845 <text:s/></text:p>
          </table:table-cell>
          <table:table-cell table:style-name="ce19" office:value-type="float" office:value="134104" calcext:value-type="float">
            <text:p>134'104 <text:s/></text:p>
          </table:table-cell>
          <table:table-cell table:style-name="ce19" office:value-type="float" office:value="216436" calcext:value-type="float">
            <text:p>216'436 <text:s/></text:p>
          </table:table-cell>
          <table:table-cell table:style-name="ce19" office:value-type="float" office:value="46513" calcext:value-type="float">
            <text:p>46'513 <text:s/></text:p>
          </table:table-cell>
          <table:table-cell table:style-name="ce19" office:value-type="float" office:value="241082" calcext:value-type="float">
            <text:p>241'082 <text:s/></text:p>
          </table:table-cell>
          <table:table-cell table:style-name="ce19" table:formula="of:=[.B26]-[.K26]" office:value-type="float" office:value="21867" calcext:value-type="float">
            <text:p>21'86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55782" calcext:value-type="float">
            <text:p>555'782 <text:s/></text:p>
          </table:table-cell>
          <table:table-cell table:style-name="ce19" office:value-type="float" office:value="131244" calcext:value-type="float">
            <text:p>131'244 <text:s/></text:p>
          </table:table-cell>
          <table:table-cell table:style-name="ce19" office:value-type="float" office:value="348636" calcext:value-type="float">
            <text:p>348'636 <text:s/></text:p>
          </table:table-cell>
          <table:table-cell table:style-name="ce19" office:value-type="float" office:value="75902" calcext:value-type="float">
            <text:p>75'902 <text:s/></text:p>
          </table:table-cell>
          <table:table-cell table:style-name="ce62" office:value-type="float" office:value="21.7711309216489" calcext:value-type="float">
            <text:p>21.8 <text:s/></text:p>
          </table:table-cell>
          <table:table-cell table:style-name="ce19" office:value-type="float" office:value="275986" calcext:value-type="float">
            <text:p>275'986 <text:s/></text:p>
          </table:table-cell>
          <table:table-cell table:style-name="ce19" office:value-type="float" office:value="279796" calcext:value-type="float">
            <text:p>279'796 <text:s/></text:p>
          </table:table-cell>
          <table:table-cell table:style-name="ce19" office:value-type="float" office:value="447356" calcext:value-type="float">
            <text:p>447'356 <text:s/></text:p>
          </table:table-cell>
          <table:table-cell table:style-name="ce19" office:value-type="float" office:value="108426" calcext:value-type="float">
            <text:p>108'426 <text:s/></text:p>
          </table:table-cell>
          <table:table-cell table:style-name="ce19" office:value-type="float" office:value="362118" calcext:value-type="float">
            <text:p>362'118 <text:s/></text:p>
          </table:table-cell>
          <table:table-cell table:style-name="ce19" table:formula="of:=[.B27]-[.K27]" office:value-type="float" office:value="193664" calcext:value-type="float">
            <text:p>193'664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241312" calcext:value-type="float">
            <text:p>1'241'312 <text:s/></text:p>
          </table:table-cell>
          <table:table-cell table:style-name="ce18" office:value-type="float" office:value="254975" calcext:value-type="float">
            <text:p>254'975 <text:s/></text:p>
          </table:table-cell>
          <table:table-cell table:style-name="ce18" office:value-type="float" office:value="794496" calcext:value-type="float">
            <text:p>794'496 <text:s/></text:p>
          </table:table-cell>
          <table:table-cell table:style-name="ce18" office:value-type="float" office:value="191841" calcext:value-type="float">
            <text:p>191'841 <text:s/></text:p>
          </table:table-cell>
          <table:table-cell table:style-name="ce61" office:value-type="float" office:value="24.1462512083132" calcext:value-type="float">
            <text:p>24.1 <text:s/></text:p>
          </table:table-cell>
          <table:table-cell table:style-name="ce18" office:value-type="float" office:value="607378" calcext:value-type="float">
            <text:p>607'378 <text:s/></text:p>
          </table:table-cell>
          <table:table-cell table:style-name="ce18" office:value-type="float" office:value="633934" calcext:value-type="float">
            <text:p>633'934 <text:s/></text:p>
          </table:table-cell>
          <table:table-cell table:style-name="ce18" office:value-type="float" office:value="965615" calcext:value-type="float">
            <text:p>965'615 <text:s/></text:p>
          </table:table-cell>
          <table:table-cell table:style-name="ce18" office:value-type="float" office:value="275697" calcext:value-type="float">
            <text:p>275'697 <text:s/></text:p>
          </table:table-cell>
          <table:table-cell table:style-name="ce18" office:value-type="float" office:value="1178169" calcext:value-type="float">
            <text:p>1'178'169 <text:s/></text:p>
          </table:table-cell>
          <table:table-cell table:style-name="ce18" table:formula="of:=[.B29]-[.K29]" office:value-type="float" office:value="63143" calcext:value-type="float">
            <text:p>63'14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5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51164" calcext:value-type="float">
            <text:p>1'051'164 <text:s/></text:p>
          </table:table-cell>
          <table:table-cell table:style-name="ce18" office:value-type="float" office:value="257002" calcext:value-type="float">
            <text:p>257'002 <text:s/></text:p>
          </table:table-cell>
          <table:table-cell table:style-name="ce18" office:value-type="float" office:value="634509" calcext:value-type="float">
            <text:p>634'509 <text:s/></text:p>
          </table:table-cell>
          <table:table-cell table:style-name="ce18" office:value-type="float" office:value="159653" calcext:value-type="float">
            <text:p>159'653 <text:s/></text:p>
          </table:table-cell>
          <table:table-cell table:style-name="ce61" office:value-type="float" office:value="25.1616604335006" calcext:value-type="float">
            <text:p>25.2 <text:s/></text:p>
          </table:table-cell>
          <table:table-cell table:style-name="ce18" office:value-type="float" office:value="518690" calcext:value-type="float">
            <text:p>518'690 <text:s/></text:p>
          </table:table-cell>
          <table:table-cell table:style-name="ce18" office:value-type="float" office:value="532474" calcext:value-type="float">
            <text:p>532'474 <text:s/></text:p>
          </table:table-cell>
          <table:table-cell table:style-name="ce18" office:value-type="float" office:value="859475" calcext:value-type="float">
            <text:p>859'475 <text:s/></text:p>
          </table:table-cell>
          <table:table-cell table:style-name="ce18" office:value-type="float" office:value="191689" calcext:value-type="float">
            <text:p>191'689 <text:s/></text:p>
          </table:table-cell>
          <table:table-cell table:style-name="ce18" office:value-type="float" office:value="588659" calcext:value-type="float">
            <text:p>588'659 <text:s/></text:p>
          </table:table-cell>
          <table:table-cell table:style-name="ce18" table:formula="of:=[.B31]-[.K31]" office:value-type="float" office:value="462505" calcext:value-type="float">
            <text:p>462'50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322" calcext:value-type="float">
            <text:p>38'322 <text:s/></text:p>
          </table:table-cell>
          <table:table-cell table:style-name="ce19" office:value-type="float" office:value="9292" calcext:value-type="float">
            <text:p>9'292 <text:s/></text:p>
          </table:table-cell>
          <table:table-cell table:style-name="ce19" office:value-type="float" office:value="22552" calcext:value-type="float">
            <text:p>22'552 <text:s/></text:p>
          </table:table-cell>
          <table:table-cell table:style-name="ce19" office:value-type="float" office:value="6478" calcext:value-type="float">
            <text:p>6'478 <text:s/></text:p>
          </table:table-cell>
          <table:table-cell table:style-name="ce62" office:value-type="float" office:value="28.7247250798155" calcext:value-type="float">
            <text:p>28.7 <text:s/></text:p>
          </table:table-cell>
          <table:table-cell table:style-name="ce19" office:value-type="float" office:value="18927" calcext:value-type="float">
            <text:p>18'927 <text:s/></text:p>
          </table:table-cell>
          <table:table-cell table:style-name="ce19" office:value-type="float" office:value="19395" calcext:value-type="float">
            <text:p>19'395 <text:s/></text:p>
          </table:table-cell>
          <table:table-cell table:style-name="ce19" office:value-type="float" office:value="30680" calcext:value-type="float">
            <text:p>30'680 <text:s/></text:p>
          </table:table-cell>
          <table:table-cell table:style-name="ce19" office:value-type="float" office:value="7642" calcext:value-type="float">
            <text:p>7'64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63" table:formula="of:=[.B32]-[.K32]" office:value-type="float" office:value="38322" calcext:value-type="float">
            <text:p>38'322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3834" calcext:value-type="float">
            <text:p>73'834 <text:s/></text:p>
          </table:table-cell>
          <table:table-cell table:style-name="ce19" office:value-type="float" office:value="16174" calcext:value-type="float">
            <text:p>16'174 <text:s/></text:p>
          </table:table-cell>
          <table:table-cell table:style-name="ce19" office:value-type="float" office:value="44371" calcext:value-type="float">
            <text:p>44'371 <text:s/></text:p>
          </table:table-cell>
          <table:table-cell table:style-name="ce19" office:value-type="float" office:value="13289" calcext:value-type="float">
            <text:p>13'289 <text:s/></text:p>
          </table:table-cell>
          <table:table-cell table:style-name="ce62" office:value-type="float" office:value="29.94974194857" calcext:value-type="float">
            <text:p>29.9 <text:s/></text:p>
          </table:table-cell>
          <table:table-cell table:style-name="ce19" office:value-type="float" office:value="35903" calcext:value-type="float">
            <text:p>35'903 <text:s/></text:p>
          </table:table-cell>
          <table:table-cell table:style-name="ce19" office:value-type="float" office:value="37931" calcext:value-type="float">
            <text:p>37'931 <text:s/></text:p>
          </table:table-cell>
          <table:table-cell table:style-name="ce19" office:value-type="float" office:value="58843" calcext:value-type="float">
            <text:p>58'843 <text:s/></text:p>
          </table:table-cell>
          <table:table-cell table:style-name="ce19" office:value-type="float" office:value="14991" calcext:value-type="float">
            <text:p>14'991 <text:s/></text:p>
          </table:table-cell>
          <table:table-cell table:style-name="ce19" office:value-type="float" office:value="54564" calcext:value-type="float">
            <text:p>54'564 <text:s/></text:p>
          </table:table-cell>
          <table:table-cell table:style-name="ce19" table:formula="of:=[.B33]-[.K33]" office:value-type="float" office:value="19270" calcext:value-type="float">
            <text:p>19'27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097" calcext:value-type="float">
            <text:p>53'097 <text:s/></text:p>
          </table:table-cell>
          <table:table-cell table:style-name="ce19" office:value-type="float" office:value="13063" calcext:value-type="float">
            <text:p>13'063 <text:s/></text:p>
          </table:table-cell>
          <table:table-cell table:style-name="ce19" office:value-type="float" office:value="31400" calcext:value-type="float">
            <text:p>31'400 <text:s/></text:p>
          </table:table-cell>
          <table:table-cell table:style-name="ce19" office:value-type="float" office:value="8634" calcext:value-type="float">
            <text:p>8'634 <text:s/></text:p>
          </table:table-cell>
          <table:table-cell table:style-name="ce62" office:value-type="float" office:value="27.4968152866242" calcext:value-type="float">
            <text:p>27.5 <text:s/></text:p>
          </table:table-cell>
          <table:table-cell table:style-name="ce19" office:value-type="float" office:value="26385" calcext:value-type="float">
            <text:p>26'385 <text:s/></text:p>
          </table:table-cell>
          <table:table-cell table:style-name="ce19" office:value-type="float" office:value="26712" calcext:value-type="float">
            <text:p>26'712 <text:s/></text:p>
          </table:table-cell>
          <table:table-cell table:style-name="ce19" office:value-type="float" office:value="45840" calcext:value-type="float">
            <text:p>45'840 <text:s/></text:p>
          </table:table-cell>
          <table:table-cell table:style-name="ce19" office:value-type="float" office:value="7257" calcext:value-type="float">
            <text:p>7'257 <text:s/></text:p>
          </table:table-cell>
          <table:table-cell table:style-name="ce19" office:value-type="float" office:value="28040" calcext:value-type="float">
            <text:p>28'040 <text:s/></text:p>
          </table:table-cell>
          <table:table-cell table:style-name="ce19" table:formula="of:=[.B34]-[.K34]" office:value-type="float" office:value="25057" calcext:value-type="float">
            <text:p>25'05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4985" calcext:value-type="float">
            <text:p>14'985 <text:s/></text:p>
          </table:table-cell>
          <table:table-cell table:style-name="ce19" office:value-type="float" office:value="4271" calcext:value-type="float">
            <text:p>4'271 <text:s/></text:p>
          </table:table-cell>
          <table:table-cell table:style-name="ce19" office:value-type="float" office:value="8364" calcext:value-type="float">
            <text:p>8'364 <text:s/></text:p>
          </table:table-cell>
          <table:table-cell table:style-name="ce19" office:value-type="float" office:value="2350" calcext:value-type="float">
            <text:p>2'350 <text:s/></text:p>
          </table:table-cell>
          <table:table-cell table:style-name="ce62" office:value-type="float" office:value="28.0966044954567" calcext:value-type="float">
            <text:p>28.1 <text:s/></text:p>
          </table:table-cell>
          <table:table-cell table:style-name="ce19" office:value-type="float" office:value="7627" calcext:value-type="float">
            <text:p>7'627 <text:s/></text:p>
          </table:table-cell>
          <table:table-cell table:style-name="ce19" office:value-type="float" office:value="7358" calcext:value-type="float">
            <text:p>7'358 <text:s/></text:p>
          </table:table-cell>
          <table:table-cell table:style-name="ce19" office:value-type="float" office:value="13498" calcext:value-type="float">
            <text:p>13'498 <text:s/></text:p>
          </table:table-cell>
          <table:table-cell table:style-name="ce19" office:value-type="float" office:value="1487" calcext:value-type="float">
            <text:p>1'487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table:formula="of:=[.B35]-[.K35]" office:value-type="float" office:value="14985" calcext:value-type="float">
            <text:p>14'98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55251" calcext:value-type="float">
            <text:p>455'251 <text:s/></text:p>
          </table:table-cell>
          <table:table-cell table:style-name="ce19" office:value-type="float" office:value="113535" calcext:value-type="float">
            <text:p>113'535 <text:s/></text:p>
          </table:table-cell>
          <table:table-cell table:style-name="ce19" office:value-type="float" office:value="275190" calcext:value-type="float">
            <text:p>275'190 <text:s/></text:p>
          </table:table-cell>
          <table:table-cell table:style-name="ce19" office:value-type="float" office:value="66526" calcext:value-type="float">
            <text:p>66'526 <text:s/></text:p>
          </table:table-cell>
          <table:table-cell table:style-name="ce62" office:value-type="float" office:value="24.1745702968858" calcext:value-type="float">
            <text:p>24.2 <text:s/></text:p>
          </table:table-cell>
          <table:table-cell table:style-name="ce19" office:value-type="float" office:value="224359" calcext:value-type="float">
            <text:p>224'359 <text:s/></text:p>
          </table:table-cell>
          <table:table-cell table:style-name="ce19" office:value-type="float" office:value="230892" calcext:value-type="float">
            <text:p>230'892 <text:s/></text:p>
          </table:table-cell>
          <table:table-cell table:style-name="ce19" office:value-type="float" office:value="364206" calcext:value-type="float">
            <text:p>364'206 <text:s/></text:p>
          </table:table-cell>
          <table:table-cell table:style-name="ce19" office:value-type="float" office:value="91045" calcext:value-type="float">
            <text:p>91'045 <text:s/></text:p>
          </table:table-cell>
          <table:table-cell table:style-name="ce19" office:value-type="float" office:value="303082" calcext:value-type="float">
            <text:p>303'082 <text:s/></text:p>
          </table:table-cell>
          <table:table-cell table:style-name="ce19" table:formula="of:=[.B36]-[.K36]" office:value-type="float" office:value="152169" calcext:value-type="float">
            <text:p>152'16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85771" calcext:value-type="float">
            <text:p>185'771 <text:s/></text:p>
          </table:table-cell>
          <table:table-cell table:style-name="ce19" office:value-type="float" office:value="42010" calcext:value-type="float">
            <text:p>42'010 <text:s/></text:p>
          </table:table-cell>
          <table:table-cell table:style-name="ce19" office:value-type="float" office:value="114036" calcext:value-type="float">
            <text:p>114'036 <text:s/></text:p>
          </table:table-cell>
          <table:table-cell table:style-name="ce19" office:value-type="float" office:value="29725" calcext:value-type="float">
            <text:p>29'725 <text:s/></text:p>
          </table:table-cell>
          <table:table-cell table:style-name="ce62" office:value-type="float" office:value="26.066329930899" calcext:value-type="float">
            <text:p>26.1 <text:s/></text:p>
          </table:table-cell>
          <table:table-cell table:style-name="ce19" office:value-type="float" office:value="91589" calcext:value-type="float">
            <text:p>91'589 <text:s/></text:p>
          </table:table-cell>
          <table:table-cell table:style-name="ce19" office:value-type="float" office:value="94182" calcext:value-type="float">
            <text:p>94'182 <text:s/></text:p>
          </table:table-cell>
          <table:table-cell table:style-name="ce19" office:value-type="float" office:value="160604" calcext:value-type="float">
            <text:p>160'604 <text:s/></text:p>
          </table:table-cell>
          <table:table-cell table:style-name="ce19" office:value-type="float" office:value="25167" calcext:value-type="float">
            <text:p>25'167 <text:s/></text:p>
          </table:table-cell>
          <table:table-cell table:style-name="ce19" office:value-type="float" office:value="90197" calcext:value-type="float">
            <text:p>90'197 <text:s/></text:p>
          </table:table-cell>
          <table:table-cell table:style-name="ce19" table:formula="of:=[.B37]-[.K37]" office:value-type="float" office:value="95574" calcext:value-type="float">
            <text:p>95'574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29904" calcext:value-type="float">
            <text:p>229'904 <text:s/></text:p>
          </table:table-cell>
          <table:table-cell table:style-name="ce19" office:value-type="float" office:value="58657" calcext:value-type="float">
            <text:p>58'657 <text:s/></text:p>
          </table:table-cell>
          <table:table-cell table:style-name="ce19" office:value-type="float" office:value="138596" calcext:value-type="float">
            <text:p>138'596 <text:s/></text:p>
          </table:table-cell>
          <table:table-cell table:style-name="ce19" office:value-type="float" office:value="32651" calcext:value-type="float">
            <text:p>32'651 <text:s/></text:p>
          </table:table-cell>
          <table:table-cell table:style-name="ce62" office:value-type="float" office:value="23.5583999538226" calcext:value-type="float">
            <text:p>23.6 <text:s/></text:p>
          </table:table-cell>
          <table:table-cell table:style-name="ce19" office:value-type="float" office:value="113900" calcext:value-type="float">
            <text:p>113'900 <text:s/></text:p>
          </table:table-cell>
          <table:table-cell table:style-name="ce19" office:value-type="float" office:value="116004" calcext:value-type="float">
            <text:p>116'004 <text:s/></text:p>
          </table:table-cell>
          <table:table-cell table:style-name="ce19" office:value-type="float" office:value="185804" calcext:value-type="float">
            <text:p>185'804 <text:s/></text:p>
          </table:table-cell>
          <table:table-cell table:style-name="ce19" office:value-type="float" office:value="44100" calcext:value-type="float">
            <text:p>44'100 <text:s/></text:p>
          </table:table-cell>
          <table:table-cell table:style-name="ce19" office:value-type="float" office:value="112776" calcext:value-type="float">
            <text:p>112'776 <text:s/></text:p>
          </table:table-cell>
          <table:table-cell table:style-name="ce19" table:formula="of:=[.B38]-[.K38]" office:value-type="float" office:value="117128" calcext:value-type="float">
            <text:p>117'128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694429" calcext:value-type="float">
            <text:p>694'429 <text:s/></text:p>
          </table:table-cell>
          <table:table-cell table:style-name="ce18" office:value-type="float" office:value="168884" calcext:value-type="float">
            <text:p>168'884 <text:s/></text:p>
          </table:table-cell>
          <table:table-cell table:style-name="ce18" office:value-type="float" office:value="427427" calcext:value-type="float">
            <text:p>427'427 <text:s/></text:p>
          </table:table-cell>
          <table:table-cell table:style-name="ce18" office:value-type="float" office:value="98118" calcext:value-type="float">
            <text:p>98'118 <text:s/></text:p>
          </table:table-cell>
          <table:table-cell table:style-name="ce61" office:value-type="float" office:value="22.955498833719" calcext:value-type="float">
            <text:p>23.0 <text:s/></text:p>
          </table:table-cell>
          <table:table-cell table:style-name="ce18" office:value-type="float" office:value="345406" calcext:value-type="float">
            <text:p>345'406 <text:s/></text:p>
          </table:table-cell>
          <table:table-cell table:style-name="ce18" office:value-type="float" office:value="349023" calcext:value-type="float">
            <text:p>349'023 <text:s/></text:p>
          </table:table-cell>
          <table:table-cell table:style-name="ce18" office:value-type="float" office:value="588966" calcext:value-type="float">
            <text:p>588'966 <text:s/></text:p>
          </table:table-cell>
          <table:table-cell table:style-name="ce18" office:value-type="float" office:value="105463" calcext:value-type="float">
            <text:p>105'463 <text:s/></text:p>
          </table:table-cell>
          <table:table-cell table:style-name="ce18" office:value-type="float" office:value="418414" calcext:value-type="float">
            <text:p>418'414 <text:s/></text:p>
          </table:table-cell>
          <table:table-cell table:style-name="ce18" table:formula="of:=[.B40]-[.K40]" office:value-type="float" office:value="276015" calcext:value-type="float">
            <text:p>276'015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51889" calcext:value-type="float">
            <text:p>351'889 <text:s/></text:p>
          </table:table-cell>
          <table:table-cell table:style-name="ce19" office:value-type="float" office:value="86468" calcext:value-type="float">
            <text:p>86'468 <text:s/></text:p>
          </table:table-cell>
          <table:table-cell table:style-name="ce19" office:value-type="float" office:value="213424" calcext:value-type="float">
            <text:p>213'424 <text:s/></text:p>
          </table:table-cell>
          <table:table-cell table:style-name="ce19" office:value-type="float" office:value="51997" calcext:value-type="float">
            <text:p>51'997 <text:s/></text:p>
          </table:table-cell>
          <table:table-cell table:style-name="ce62" office:value-type="float" office:value="24.3632393732664" calcext:value-type="float">
            <text:p>24.4 <text:s/></text:p>
          </table:table-cell>
          <table:table-cell table:style-name="ce19" office:value-type="float" office:value="173141" calcext:value-type="float">
            <text:p>173'141 <text:s/></text:p>
          </table:table-cell>
          <table:table-cell table:style-name="ce19" office:value-type="float" office:value="178748" calcext:value-type="float">
            <text:p>178'748 <text:s/></text:p>
          </table:table-cell>
          <table:table-cell table:style-name="ce19" office:value-type="float" office:value="297833" calcext:value-type="float">
            <text:p>297'833 <text:s/></text:p>
          </table:table-cell>
          <table:table-cell table:style-name="ce19" office:value-type="float" office:value="54056" calcext:value-type="float">
            <text:p>54'056 <text:s/></text:p>
          </table:table-cell>
          <table:table-cell table:style-name="ce19" office:value-type="float" office:value="180194" calcext:value-type="float">
            <text:p>180'194 <text:s/></text:p>
          </table:table-cell>
          <table:table-cell table:style-name="ce63" table:formula="of:=[.B41]-[.K41]" office:value-type="float" office:value="171695" calcext:value-type="float">
            <text:p>171'695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209" calcext:value-type="float">
            <text:p>35'209 <text:s/></text:p>
          </table:table-cell>
          <table:table-cell table:style-name="ce19" office:value-type="float" office:value="8493" calcext:value-type="float">
            <text:p>8'493 <text:s/></text:p>
          </table:table-cell>
          <table:table-cell table:style-name="ce19" office:value-type="float" office:value="21011" calcext:value-type="float">
            <text:p>21'011 <text:s/></text:p>
          </table:table-cell>
          <table:table-cell table:style-name="ce19" office:value-type="float" office:value="5705" calcext:value-type="float">
            <text:p>5'705 <text:s/></text:p>
          </table:table-cell>
          <table:table-cell table:style-name="ce62" office:value-type="float" office:value="27.1524439579268" calcext:value-type="float">
            <text:p>27.2 <text:s/></text:p>
          </table:table-cell>
          <table:table-cell table:style-name="ce19" office:value-type="float" office:value="17691" calcext:value-type="float">
            <text:p>17'691 <text:s/></text:p>
          </table:table-cell>
          <table:table-cell table:style-name="ce19" office:value-type="float" office:value="17518" calcext:value-type="float">
            <text:p>17'518 <text:s/></text:p>
          </table:table-cell>
          <table:table-cell table:style-name="ce19" office:value-type="float" office:value="32348" calcext:value-type="float">
            <text:p>32'348 <text:s/></text:p>
          </table:table-cell>
          <table:table-cell table:style-name="ce19" office:value-type="float" office:value="2861" calcext:value-type="float">
            <text:p>2'861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table:formula="of:=[.B42]-[.K42]" office:value-type="float" office:value="35209" calcext:value-type="float">
            <text:p>35'20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33227" calcext:value-type="float">
            <text:p>133'227 <text:s/></text:p>
          </table:table-cell>
          <table:table-cell table:style-name="ce19" office:value-type="float" office:value="33089" calcext:value-type="float">
            <text:p>33'089 <text:s/></text:p>
          </table:table-cell>
          <table:table-cell table:style-name="ce19" office:value-type="float" office:value="82487" calcext:value-type="float">
            <text:p>82'487 <text:s/></text:p>
          </table:table-cell>
          <table:table-cell table:style-name="ce19" office:value-type="float" office:value="17651" calcext:value-type="float">
            <text:p>17'651 <text:s/></text:p>
          </table:table-cell>
          <table:table-cell table:style-name="ce62" office:value-type="float" office:value="21.3985234036879" calcext:value-type="float">
            <text:p>21.4 <text:s/></text:p>
          </table:table-cell>
          <table:table-cell table:style-name="ce19" office:value-type="float" office:value="67154" calcext:value-type="float">
            <text:p>67'154 <text:s/></text:p>
          </table:table-cell>
          <table:table-cell table:style-name="ce19" office:value-type="float" office:value="66073" calcext:value-type="float">
            <text:p>66'073 <text:s/></text:p>
          </table:table-cell>
          <table:table-cell table:style-name="ce19" office:value-type="float" office:value="112264" calcext:value-type="float">
            <text:p>112'264 <text:s/></text:p>
          </table:table-cell>
          <table:table-cell table:style-name="ce19" office:value-type="float" office:value="20963" calcext:value-type="float">
            <text:p>20'963 <text:s/></text:p>
          </table:table-cell>
          <table:table-cell table:style-name="ce19" office:value-type="float" office:value="106322" calcext:value-type="float">
            <text:p>106'322 <text:s/></text:p>
          </table:table-cell>
          <table:table-cell table:style-name="ce19" table:formula="of:=[.B43]-[.K43]" office:value-type="float" office:value="26905" calcext:value-type="float">
            <text:p>26'905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2961" calcext:value-type="float">
            <text:p>32'961 <text:s/></text:p>
          </table:table-cell>
          <table:table-cell table:style-name="ce19" office:value-type="float" office:value="8498" calcext:value-type="float">
            <text:p>8'498 <text:s/></text:p>
          </table:table-cell>
          <table:table-cell table:style-name="ce19" office:value-type="float" office:value="19862" calcext:value-type="float">
            <text:p>19'862 <text:s/></text:p>
          </table:table-cell>
          <table:table-cell table:style-name="ce19" office:value-type="float" office:value="4601" calcext:value-type="float">
            <text:p>4'601 <text:s/></text:p>
          </table:table-cell>
          <table:table-cell table:style-name="ce62" office:value-type="float" office:value="23.1648373779076" calcext:value-type="float">
            <text:p>23.2 <text:s/></text:p>
          </table:table-cell>
          <table:table-cell table:style-name="ce19" office:value-type="float" office:value="16511" calcext:value-type="float">
            <text:p>16'511 <text:s/></text:p>
          </table:table-cell>
          <table:table-cell table:style-name="ce19" office:value-type="float" office:value="16450" calcext:value-type="float">
            <text:p>16'450 <text:s/></text:p>
          </table:table-cell>
          <table:table-cell table:style-name="ce19" office:value-type="float" office:value="29359" calcext:value-type="float">
            <text:p>29'359 <text:s/></text:p>
          </table:table-cell>
          <table:table-cell table:style-name="ce19" office:value-type="float" office:value="3602" calcext:value-type="float">
            <text:p>3'602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table:formula="of:=[.B44]-[.K44]" office:value-type="float" office:value="32961" calcext:value-type="float">
            <text:p>32'961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38736" calcext:value-type="float">
            <text:p>38'736 <text:s/></text:p>
          </table:table-cell>
          <table:table-cell table:style-name="ce19" office:value-type="float" office:value="9045" calcext:value-type="float">
            <text:p>9'045 <text:s/></text:p>
          </table:table-cell>
          <table:table-cell table:style-name="ce19" office:value-type="float" office:value="24530" calcext:value-type="float">
            <text:p>24'530 <text:s/></text:p>
          </table:table-cell>
          <table:table-cell table:style-name="ce19" office:value-type="float" office:value="5161" calcext:value-type="float">
            <text:p>5'161 <text:s/></text:p>
          </table:table-cell>
          <table:table-cell table:style-name="ce62" office:value-type="float" office:value="21.039543416225" calcext:value-type="float">
            <text:p>21.0 <text:s/></text:p>
          </table:table-cell>
          <table:table-cell table:style-name="ce19" office:value-type="float" office:value="19636" calcext:value-type="float">
            <text:p>19'636 <text:s/></text:p>
          </table:table-cell>
          <table:table-cell table:style-name="ce19" office:value-type="float" office:value="19100" calcext:value-type="float">
            <text:p>19'100 <text:s/></text:p>
          </table:table-cell>
          <table:table-cell table:style-name="ce19" office:value-type="float" office:value="35057" calcext:value-type="float">
            <text:p>35'057 <text:s/></text:p>
          </table:table-cell>
          <table:table-cell table:style-name="ce19" office:value-type="float" office:value="3679" calcext:value-type="float">
            <text:p>3'679 <text:s/></text:p>
          </table:table-cell>
          <table:table-cell table:style-name="ce19" office:value-type="float" office:value="33847" calcext:value-type="float">
            <text:p>33'847 <text:s/></text:p>
          </table:table-cell>
          <table:table-cell table:style-name="ce19" table:formula="of:=[.B45]-[.K45]" office:value-type="float" office:value="4889" calcext:value-type="float">
            <text:p>4'889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02407" calcext:value-type="float">
            <text:p>102'407 <text:s/></text:p>
          </table:table-cell>
          <table:table-cell table:style-name="ce19" office:value-type="float" office:value="23291" calcext:value-type="float">
            <text:p>23'291 <text:s/></text:p>
          </table:table-cell>
          <table:table-cell table:style-name="ce19" office:value-type="float" office:value="66113" calcext:value-type="float">
            <text:p>66'113 <text:s/></text:p>
          </table:table-cell>
          <table:table-cell table:style-name="ce19" office:value-type="float" office:value="13003" calcext:value-type="float">
            <text:p>13'003 <text:s/></text:p>
          </table:table-cell>
          <table:table-cell table:style-name="ce62" office:value-type="float" office:value="19.6678414230182" calcext:value-type="float">
            <text:p>19.7 <text:s/></text:p>
          </table:table-cell>
          <table:table-cell table:style-name="ce19" office:value-type="float" office:value="51273" calcext:value-type="float">
            <text:p>51'273 <text:s/></text:p>
          </table:table-cell>
          <table:table-cell table:style-name="ce19" office:value-type="float" office:value="51134" calcext:value-type="float">
            <text:p>51'134 <text:s/></text:p>
          </table:table-cell>
          <table:table-cell table:style-name="ce19" office:value-type="float" office:value="82105" calcext:value-type="float">
            <text:p>82'105 <text:s/></text:p>
          </table:table-cell>
          <table:table-cell table:style-name="ce19" office:value-type="float" office:value="20302" calcext:value-type="float">
            <text:p>20'302 <text:s/></text:p>
          </table:table-cell>
          <table:table-cell table:style-name="ce19" office:value-type="float" office:value="98051" calcext:value-type="float">
            <text:p>98'051 <text:s/></text:p>
          </table:table-cell>
          <table:table-cell table:style-name="ce19" table:formula="of:=[.B46]-[.K46]" office:value-type="float" office:value="4356" calcext:value-type="float">
            <text:p>4'35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15256" calcext:value-type="float">
            <text:p>315'256 <text:s/></text:p>
          </table:table-cell>
          <table:table-cell table:style-name="ce18" office:value-type="float" office:value="61207" calcext:value-type="float">
            <text:p>61'207 <text:s/></text:p>
          </table:table-cell>
          <table:table-cell table:style-name="ce18" office:value-type="float" office:value="196898" calcext:value-type="float">
            <text:p>196'898 <text:s/></text:p>
          </table:table-cell>
          <table:table-cell table:style-name="ce18" office:value-type="float" office:value="57151" calcext:value-type="float">
            <text:p>57'151 <text:s/></text:p>
          </table:table-cell>
          <table:table-cell table:style-name="ce61" office:value-type="float" office:value="29.0256884275107" calcext:value-type="float">
            <text:p>29.0 <text:s/></text:p>
          </table:table-cell>
          <table:table-cell table:style-name="ce18" office:value-type="float" office:value="150150" calcext:value-type="float">
            <text:p>150'150 <text:s/></text:p>
          </table:table-cell>
          <table:table-cell table:style-name="ce18" office:value-type="float" office:value="165106" calcext:value-type="float">
            <text:p>165'106 <text:s/></text:p>
          </table:table-cell>
          <table:table-cell table:style-name="ce18" office:value-type="float" office:value="236259" calcext:value-type="float">
            <text:p>236'259 <text:s/></text:p>
          </table:table-cell>
          <table:table-cell table:style-name="ce18" office:value-type="float" office:value="78997" calcext:value-type="float">
            <text:p>78'997 <text:s/></text:p>
          </table:table-cell>
          <table:table-cell table:style-name="ce18" office:value-type="float" office:value="271356" calcext:value-type="float">
            <text:p>271'356 <text:s/></text:p>
          </table:table-cell>
          <table:table-cell table:style-name="ce18" table:formula="of:=[.B48]-[.K48]" office:value-type="float" office:value="43900" calcext:value-type="float">
            <text:p>43'900 <text:s/></text:p>
          </table:table-cell>
          <table:table-cell table:style-name="ce21" table:number-columns-repeated="15"/>
          <table:table-cell table:number-columns-repeated="997"/>
        </table:table-row>
        <table:table-row table:style-name="ro2">
          <table:table-cell table:style-name="ce9"/>
          <table:table-cell table:style-name="ce20" table:number-columns-repeated="11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38" office:value-type="string" office:string-value="1) Gemäss Definition VZ 2000" calcext:value-type="string">
            <text:p>1) Gemäss Definition VZ 2000 <text:s text:c="2"/>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8" office:value-type="string" office:string-value="2) Altersquotient = Verhältnis der über 64-Jährigen zu den 20- bis 64-Jährigen" calcext:value-type="string">
            <text:p>2) Altersquotient = Verhältnis der über 64-Jährigen zu den 20- bis 64-Jährigen <text:s text:c="2"/>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8"/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/>
          <table:table-cell table:style-name="ce21" table:number-columns-repeated="2"/>
          <table:table-cell/>
          <table:table-cell table:style-name="ce36"/>
          <table:table-cell table:style-name="ce21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© BFS - Statistisches Lexikon der Schweiz</text:p>
          </table:table-cell>
          <table:table-cell table:style-name="ce21" table:number-columns-repeated="2"/>
          <table:table-cell/>
          <table:table-cell table:style-name="ce36" table:number-columns-repeated="5"/>
          <table:table-cell table:style-name="ce21" table:number-columns-repeated="18"/>
          <table:table-cell table:number-columns-repeated="997"/>
        </table:table-row>
        <table:table-row table:style-name="ro1" table:number-rows-repeated="47">
          <table:table-cell/>
          <table:table-cell table:style-name="ce21" table:number-columns-repeated="26"/>
          <table:table-cell table:number-columns-repeated="997"/>
        </table:table-row>
        <table:table-row table:style-name="ro1" table:number-rows-repeated="104847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2'.$A$1:.$L$55" table:range-usable-as="print-range"/>
        </table:named-expressions>
      </table:table>
      <table:table table:name="2001" table:style-name="ta13" table:print-ranges="'2001'.A1:'2001'.L55">
        <table:table-column table:style-name="co1" table:default-cell-style-name="ce3"/>
        <table:table-column table:style-name="co2" table:number-columns-repeated="11" table:default-cell-style-name="ce3"/>
        <table:table-column table:style-name="co13" table:default-cell-style-name="ce3"/>
        <table:table-column table:style-name="co14" table:number-columns-repeated="4" table:default-cell-style-name="ce3"/>
        <table:table-column table:style-name="co15" table:number-columns-repeated="4" table:default-cell-style-name="ce3"/>
        <table:table-column table:style-name="co11" table:number-columns-repeated="236" table:default-cell-style-name="ce3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1</text:p>
          </table:table-cell>
          <table:table-cell table:style-name="ce40" table:number-columns-repeated="2"/>
          <table:table-cell table:number-columns-repeated="3"/>
          <table:table-cell table:style-name="ce51"/>
          <table:table-cell table:number-columns-repeated="4"/>
          <table:table-cell table:style-name="ce35" office:value-type="string" calcext:value-type="string">
            <text:p>T 1.2.1.2.5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number-columns-repeated="3"/>
          <table:table-cell table:style-name="ce51"/>
          <table:table-cell table:number-columns-repeated="4"/>
          <table:table-cell table:style-name="ce35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number-columns-repeated="1012"/>
        </table:table-row>
        <table:table-row table:style-name="ro2">
          <table:table-cell/>
          <table:table-cell table:style-name="ce13" table:number-columns-repeated="2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 1)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2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number-columns-repeated="1012"/>
        </table:table-row>
        <table:table-row table:style-name="ro2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24" table:number-columns-repeated="5"/>
          <table:table-cell table:style-name="ce2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255653" calcext:value-type="float">
            <text:p>7'255'653 <text:s/></text:p>
          </table:table-cell>
          <table:table-cell table:style-name="ce18" office:value-type="float" office:value="1642753" calcext:value-type="float">
            <text:p>1'642'753 <text:s/></text:p>
          </table:table-cell>
          <table:table-cell table:style-name="ce18" office:value-type="float" office:value="4481755" calcext:value-type="float">
            <text:p>4'481'755 <text:s/></text:p>
          </table:table-cell>
          <table:table-cell table:style-name="ce18" office:value-type="float" office:value="1131145" calcext:value-type="float">
            <text:p>1'131'145 <text:s/></text:p>
          </table:table-cell>
          <table:table-cell table:style-name="ce61" office:value-type="float" office:value="25.2388852134934" calcext:value-type="float">
            <text:p>25.2 <text:s/></text:p>
          </table:table-cell>
          <table:table-cell table:style-name="ce18" office:value-type="float" office:value="3544349" calcext:value-type="float">
            <text:p>3'544'349 <text:s/></text:p>
          </table:table-cell>
          <table:table-cell table:style-name="ce18" office:value-type="float" office:value="3711304" calcext:value-type="float">
            <text:p>3'711'304 <text:s/></text:p>
          </table:table-cell>
          <table:table-cell table:style-name="ce18" office:value-type="float" office:value="5808100" calcext:value-type="float">
            <text:p>5'808'100 <text:s/></text:p>
          </table:table-cell>
          <table:table-cell table:style-name="ce18" office:value-type="float" office:value="1447553" calcext:value-type="float">
            <text:p>1'447'553 <text:s/></text:p>
          </table:table-cell>
          <table:table-cell table:style-name="ce18" office:value-type="float" office:value="5304820" calcext:value-type="float">
            <text:p>5'304'820 <text:s/></text:p>
          </table:table-cell>
          <table:table-cell table:style-name="ce18" office:value-type="float" office:value="1950833" calcext:value-type="float">
            <text:p>1'950'83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7"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317017" calcext:value-type="float">
            <text:p>1'317'017 <text:s/></text:p>
          </table:table-cell>
          <table:table-cell table:style-name="ce18" office:value-type="float" office:value="301841" calcext:value-type="float">
            <text:p>301'841 <text:s/></text:p>
          </table:table-cell>
          <table:table-cell table:style-name="ce18" office:value-type="float" office:value="815363" calcext:value-type="float">
            <text:p>815'363 <text:s/></text:p>
          </table:table-cell>
          <table:table-cell table:style-name="ce18" office:value-type="float" office:value="199813" calcext:value-type="float">
            <text:p>199'813 <text:s/></text:p>
          </table:table-cell>
          <table:table-cell table:style-name="ce61" office:value-type="float" office:value="24.5060175651826" calcext:value-type="float">
            <text:p>24.5 <text:s/></text:p>
          </table:table-cell>
          <table:table-cell table:style-name="ce18" office:value-type="float" office:value="635646" calcext:value-type="float">
            <text:p>635'646 <text:s/></text:p>
          </table:table-cell>
          <table:table-cell table:style-name="ce18" office:value-type="float" office:value="681371" calcext:value-type="float">
            <text:p>681'371 <text:s/></text:p>
          </table:table-cell>
          <table:table-cell table:style-name="ce18" office:value-type="float" office:value="948786" calcext:value-type="float">
            <text:p>948'786 <text:s/></text:p>
          </table:table-cell>
          <table:table-cell table:style-name="ce18" office:value-type="float" office:value="368231" calcext:value-type="float">
            <text:p>368'231 <text:s/></text:p>
          </table:table-cell>
          <table:table-cell table:style-name="ce18" office:value-type="float" office:value="1036835" calcext:value-type="float">
            <text:p>1'036'835 <text:s/></text:p>
          </table:table-cell>
          <table:table-cell table:style-name="ce18" table:formula="of:=[.B12]-[.K12]" office:value-type="float" office:value="280182" calcext:value-type="float">
            <text:p>280'182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24980" calcext:value-type="float">
            <text:p>624'980 <text:s/></text:p>
          </table:table-cell>
          <table:table-cell table:style-name="ce19" office:value-type="float" office:value="145885" calcext:value-type="float">
            <text:p>145'885 <text:s/></text:p>
          </table:table-cell>
          <table:table-cell table:style-name="ce19" office:value-type="float" office:value="381556" calcext:value-type="float">
            <text:p>381'556 <text:s/></text:p>
          </table:table-cell>
          <table:table-cell table:style-name="ce19" office:value-type="float" office:value="97539" calcext:value-type="float">
            <text:p>97'539 <text:s/></text:p>
          </table:table-cell>
          <table:table-cell table:style-name="ce62" office:value-type="float" office:value="25.5634821625135" calcext:value-type="float">
            <text:p>25.6 <text:s/></text:p>
          </table:table-cell>
          <table:table-cell table:style-name="ce19" office:value-type="float" office:value="301829" calcext:value-type="float">
            <text:p>301'829 <text:s/></text:p>
          </table:table-cell>
          <table:table-cell table:style-name="ce19" office:value-type="float" office:value="323151" calcext:value-type="float">
            <text:p>323'151 <text:s/></text:p>
          </table:table-cell>
          <table:table-cell table:style-name="ce19" office:value-type="float" office:value="457604" calcext:value-type="float">
            <text:p>457'604 <text:s/></text:p>
          </table:table-cell>
          <table:table-cell table:style-name="ce19" office:value-type="float" office:value="167376" calcext:value-type="float">
            <text:p>167'376 <text:s/></text:p>
          </table:table-cell>
          <table:table-cell table:style-name="ce19" office:value-type="float" office:value="469303" calcext:value-type="float">
            <text:p>469'303 <text:s/></text:p>
          </table:table-cell>
          <table:table-cell table:style-name="ce63" table:formula="of:=[.B13]-[.K13]" office:value-type="float" office:value="155677" calcext:value-type="float">
            <text:p>155'67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78419" calcext:value-type="float">
            <text:p>278'419 <text:s/></text:p>
          </table:table-cell>
          <table:table-cell table:style-name="ce19" office:value-type="float" office:value="65572" calcext:value-type="float">
            <text:p>65'572 <text:s/></text:p>
          </table:table-cell>
          <table:table-cell table:style-name="ce19" office:value-type="float" office:value="170997" calcext:value-type="float">
            <text:p>170'997 <text:s/></text:p>
          </table:table-cell>
          <table:table-cell table:style-name="ce19" office:value-type="float" office:value="41850" calcext:value-type="float">
            <text:p>41'850 <text:s/></text:p>
          </table:table-cell>
          <table:table-cell table:style-name="ce62" office:value-type="float" office:value="24.47411358094" calcext:value-type="float">
            <text:p>24.5 <text:s/></text:p>
          </table:table-cell>
          <table:table-cell table:style-name="ce19" office:value-type="float" office:value="136648" calcext:value-type="float">
            <text:p>136'648 <text:s/></text:p>
          </table:table-cell>
          <table:table-cell table:style-name="ce19" office:value-type="float" office:value="141771" calcext:value-type="float">
            <text:p>141'771 <text:s/></text:p>
          </table:table-cell>
          <table:table-cell table:style-name="ce19" office:value-type="float" office:value="232646" calcext:value-type="float">
            <text:p>232'646 <text:s/></text:p>
          </table:table-cell>
          <table:table-cell table:style-name="ce19" office:value-type="float" office:value="45773" calcext:value-type="float">
            <text:p>45'773 <text:s/></text:p>
          </table:table-cell>
          <table:table-cell table:style-name="ce19" office:value-type="float" office:value="157343" calcext:value-type="float">
            <text:p>157'343 <text:s/></text:p>
          </table:table-cell>
          <table:table-cell table:style-name="ce19" table:formula="of:=[.B14]-[.K14]" office:value-type="float" office:value="121076" calcext:value-type="float">
            <text:p>121'07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13618" calcext:value-type="float">
            <text:p>413'618 <text:s/></text:p>
          </table:table-cell>
          <table:table-cell table:style-name="ce19" office:value-type="float" office:value="90384" calcext:value-type="float">
            <text:p>90'384 <text:s/></text:p>
          </table:table-cell>
          <table:table-cell table:style-name="ce19" office:value-type="float" office:value="262810" calcext:value-type="float">
            <text:p>262'810 <text:s/></text:p>
          </table:table-cell>
          <table:table-cell table:style-name="ce19" office:value-type="float" office:value="60424" calcext:value-type="float">
            <text:p>60'424 <text:s/></text:p>
          </table:table-cell>
          <table:table-cell table:style-name="ce62" office:value-type="float" office:value="22.9915147825425" calcext:value-type="float">
            <text:p>23.0 <text:s/></text:p>
          </table:table-cell>
          <table:table-cell table:style-name="ce19" office:value-type="float" office:value="197169" calcext:value-type="float">
            <text:p>197'169 <text:s/></text:p>
          </table:table-cell>
          <table:table-cell table:style-name="ce19" office:value-type="float" office:value="216449" calcext:value-type="float">
            <text:p>216'449 <text:s/></text:p>
          </table:table-cell>
          <table:table-cell table:style-name="ce19" office:value-type="float" office:value="258536" calcext:value-type="float">
            <text:p>258'536 <text:s/></text:p>
          </table:table-cell>
          <table:table-cell table:style-name="ce19" office:value-type="float" office:value="155082" calcext:value-type="float">
            <text:p>155'082 <text:s/></text:p>
          </table:table-cell>
          <table:table-cell table:style-name="ce19" office:value-type="float" office:value="410189" calcext:value-type="float">
            <text:p>410'189 <text:s/></text:p>
          </table:table-cell>
          <table:table-cell table:style-name="ce19" table:formula="of:=[.B15]-[.K15]" office:value-type="float" office:value="3429" calcext:value-type="float">
            <text:p>3'42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667070" calcext:value-type="float">
            <text:p>1'667'070 <text:s/></text:p>
          </table:table-cell>
          <table:table-cell table:style-name="ce18" office:value-type="float" office:value="378031" calcext:value-type="float">
            <text:p>378'031 <text:s/></text:p>
          </table:table-cell>
          <table:table-cell table:style-name="ce18" office:value-type="float" office:value="1013610" calcext:value-type="float">
            <text:p>1'013'610 <text:s/></text:p>
          </table:table-cell>
          <table:table-cell table:style-name="ce18" office:value-type="float" office:value="275429" calcext:value-type="float">
            <text:p>275'429 <text:s/></text:p>
          </table:table-cell>
          <table:table-cell table:style-name="ce61" office:value-type="float" office:value="27.1730744566451" calcext:value-type="float">
            <text:p>27.2 <text:s/></text:p>
          </table:table-cell>
          <table:table-cell table:style-name="ce18" office:value-type="float" office:value="812989" calcext:value-type="float">
            <text:p>812'989 <text:s/></text:p>
          </table:table-cell>
          <table:table-cell table:style-name="ce18" office:value-type="float" office:value="854081" calcext:value-type="float">
            <text:p>854'081 <text:s/></text:p>
          </table:table-cell>
          <table:table-cell table:style-name="ce18" office:value-type="float" office:value="1430578" calcext:value-type="float">
            <text:p>1'430'578 <text:s/></text:p>
          </table:table-cell>
          <table:table-cell table:style-name="ce18" office:value-type="float" office:value="236492" calcext:value-type="float">
            <text:p>236'492 <text:s/></text:p>
          </table:table-cell>
          <table:table-cell table:style-name="ce18" office:value-type="float" office:value="1052384" calcext:value-type="float">
            <text:p>1'052'384 <text:s/></text:p>
          </table:table-cell>
          <table:table-cell table:style-name="ce18" table:formula="of:=[.B17]-[.K17]" office:value-type="float" office:value="614686" calcext:value-type="float">
            <text:p>614'68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46310" calcext:value-type="float">
            <text:p>946'310 <text:s/></text:p>
          </table:table-cell>
          <table:table-cell table:style-name="ce19" office:value-type="float" office:value="205478" calcext:value-type="float">
            <text:p>205'478 <text:s/></text:p>
          </table:table-cell>
          <table:table-cell table:style-name="ce19" office:value-type="float" office:value="576186" calcext:value-type="float">
            <text:p>576'186 <text:s/></text:p>
          </table:table-cell>
          <table:table-cell table:style-name="ce19" office:value-type="float" office:value="164646" calcext:value-type="float">
            <text:p>164'646 <text:s/></text:p>
          </table:table-cell>
          <table:table-cell table:style-name="ce62" office:value-type="float" office:value="28.5751476085847" calcext:value-type="float">
            <text:p>28.6 <text:s/></text:p>
          </table:table-cell>
          <table:table-cell table:style-name="ce19" office:value-type="float" office:value="459189" calcext:value-type="float">
            <text:p>459'189 <text:s/></text:p>
          </table:table-cell>
          <table:table-cell table:style-name="ce19" office:value-type="float" office:value="487121" calcext:value-type="float">
            <text:p>487'121 <text:s/></text:p>
          </table:table-cell>
          <table:table-cell table:style-name="ce19" office:value-type="float" office:value="831659" calcext:value-type="float">
            <text:p>831'659 <text:s/></text:p>
          </table:table-cell>
          <table:table-cell table:style-name="ce19" office:value-type="float" office:value="114651" calcext:value-type="float">
            <text:p>114'651 <text:s/></text:p>
          </table:table-cell>
          <table:table-cell table:style-name="ce19" office:value-type="float" office:value="585491" calcext:value-type="float">
            <text:p>585'491 <text:s/></text:p>
          </table:table-cell>
          <table:table-cell table:style-name="ce63" table:formula="of:=[.B18]-[.K18]" office:value-type="float" office:value="360819" calcext:value-type="float">
            <text:p>360'81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40339" calcext:value-type="float">
            <text:p>240'339 <text:s/></text:p>
          </table:table-cell>
          <table:table-cell table:style-name="ce19" office:value-type="float" office:value="61527" calcext:value-type="float">
            <text:p>61'527 <text:s/></text:p>
          </table:table-cell>
          <table:table-cell table:style-name="ce19" office:value-type="float" office:value="147380" calcext:value-type="float">
            <text:p>147'380 <text:s/></text:p>
          </table:table-cell>
          <table:table-cell table:style-name="ce19" office:value-type="float" office:value="31432" calcext:value-type="float">
            <text:p>31'432 <text:s/></text:p>
          </table:table-cell>
          <table:table-cell table:style-name="ce62" office:value-type="float" office:value="21.3271814357443" calcext:value-type="float">
            <text:p>21.3 <text:s/></text:p>
          </table:table-cell>
          <table:table-cell table:style-name="ce19" office:value-type="float" office:value="119121" calcext:value-type="float">
            <text:p>119'121 <text:s/></text:p>
          </table:table-cell>
          <table:table-cell table:style-name="ce19" office:value-type="float" office:value="121218" calcext:value-type="float">
            <text:p>121'218 <text:s/></text:p>
          </table:table-cell>
          <table:table-cell table:style-name="ce19" office:value-type="float" office:value="206190" calcext:value-type="float">
            <text:p>206'190 <text:s/></text:p>
          </table:table-cell>
          <table:table-cell table:style-name="ce19" office:value-type="float" office:value="34149" calcext:value-type="float">
            <text:p>34'149 <text:s/></text:p>
          </table:table-cell>
          <table:table-cell table:style-name="ce19" office:value-type="float" office:value="132958" calcext:value-type="float">
            <text:p>132'958 <text:s/></text:p>
          </table:table-cell>
          <table:table-cell table:style-name="ce19" table:formula="of:=[.B19]-[.K19]" office:value-type="float" office:value="107381" calcext:value-type="float">
            <text:p>107'381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45264" calcext:value-type="float">
            <text:p>245'264 <text:s/></text:p>
          </table:table-cell>
          <table:table-cell table:style-name="ce19" office:value-type="float" office:value="56395" calcext:value-type="float">
            <text:p>56'395 <text:s/></text:p>
          </table:table-cell>
          <table:table-cell table:style-name="ce19" office:value-type="float" office:value="149380" calcext:value-type="float">
            <text:p>149'380 <text:s/></text:p>
          </table:table-cell>
          <table:table-cell table:style-name="ce19" office:value-type="float" office:value="39489" calcext:value-type="float">
            <text:p>39'489 <text:s/></text:p>
          </table:table-cell>
          <table:table-cell table:style-name="ce62" office:value-type="float" office:value="26.4352657651627" calcext:value-type="float">
            <text:p>26.4 <text:s/></text:p>
          </table:table-cell>
          <table:table-cell table:style-name="ce19" office:value-type="float" office:value="120559" calcext:value-type="float">
            <text:p>120'559 <text:s/></text:p>
          </table:table-cell>
          <table:table-cell table:style-name="ce19" office:value-type="float" office:value="124705" calcext:value-type="float">
            <text:p>124'705 <text:s/></text:p>
          </table:table-cell>
          <table:table-cell table:style-name="ce19" office:value-type="float" office:value="203621" calcext:value-type="float">
            <text:p>203'621 <text:s/></text:p>
          </table:table-cell>
          <table:table-cell table:style-name="ce19" office:value-type="float" office:value="41643" calcext:value-type="float">
            <text:p>41'643 <text:s/></text:p>
          </table:table-cell>
          <table:table-cell table:style-name="ce19" office:value-type="float" office:value="189507" calcext:value-type="float">
            <text:p>189'507 <text:s/></text:p>
          </table:table-cell>
          <table:table-cell table:style-name="ce19" table:formula="of:=[.B20]-[.K20]" office:value-type="float" office:value="55757" calcext:value-type="float">
            <text:p>55'75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66227" calcext:value-type="float">
            <text:p>166'227 <text:s/></text:p>
          </table:table-cell>
          <table:table-cell table:style-name="ce19" office:value-type="float" office:value="37612" calcext:value-type="float">
            <text:p>37'612 <text:s/></text:p>
          </table:table-cell>
          <table:table-cell table:style-name="ce19" office:value-type="float" office:value="100133" calcext:value-type="float">
            <text:p>100'133 <text:s/></text:p>
          </table:table-cell>
          <table:table-cell table:style-name="ce19" office:value-type="float" office:value="28482" calcext:value-type="float">
            <text:p>28'482 <text:s/></text:p>
          </table:table-cell>
          <table:table-cell table:style-name="ce62" office:value-type="float" office:value="28.444169254891" calcext:value-type="float">
            <text:p>28.4 <text:s/></text:p>
          </table:table-cell>
          <table:table-cell table:style-name="ce19" office:value-type="float" office:value="80247" calcext:value-type="float">
            <text:p>80'247 <text:s/></text:p>
          </table:table-cell>
          <table:table-cell table:style-name="ce19" office:value-type="float" office:value="85980" calcext:value-type="float">
            <text:p>85'980 <text:s/></text:p>
          </table:table-cell>
          <table:table-cell table:style-name="ce19" office:value-type="float" office:value="128528" calcext:value-type="float">
            <text:p>128'528 <text:s/></text:p>
          </table:table-cell>
          <table:table-cell table:style-name="ce19" office:value-type="float" office:value="37699" calcext:value-type="float">
            <text:p>37'699 <text:s/></text:p>
          </table:table-cell>
          <table:table-cell table:style-name="ce19" office:value-type="float" office:value="123771" calcext:value-type="float">
            <text:p>123'771 <text:s/></text:p>
          </table:table-cell>
          <table:table-cell table:style-name="ce19" table:formula="of:=[.B21]-[.K21]" office:value-type="float" office:value="42456" calcext:value-type="float">
            <text:p>42'45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8930" calcext:value-type="float">
            <text:p>68'930 <text:s/></text:p>
          </table:table-cell>
          <table:table-cell table:style-name="ce19" office:value-type="float" office:value="17019" calcext:value-type="float">
            <text:p>17'019 <text:s/></text:p>
          </table:table-cell>
          <table:table-cell table:style-name="ce19" office:value-type="float" office:value="40531" calcext:value-type="float">
            <text:p>40'531 <text:s/></text:p>
          </table:table-cell>
          <table:table-cell table:style-name="ce19" office:value-type="float" office:value="11380" calcext:value-type="float">
            <text:p>11'380 <text:s/></text:p>
          </table:table-cell>
          <table:table-cell table:style-name="ce62" office:value-type="float" office:value="28.0772741851916" calcext:value-type="float">
            <text:p>28.1 <text:s/></text:p>
          </table:table-cell>
          <table:table-cell table:style-name="ce19" office:value-type="float" office:value="33873" calcext:value-type="float">
            <text:p>33'873 <text:s/></text:p>
          </table:table-cell>
          <table:table-cell table:style-name="ce19" office:value-type="float" office:value="35057" calcext:value-type="float">
            <text:p>35'057 <text:s/></text:p>
          </table:table-cell>
          <table:table-cell table:style-name="ce19" office:value-type="float" office:value="60580" calcext:value-type="float">
            <text:p>60'580 <text:s/></text:p>
          </table:table-cell>
          <table:table-cell table:style-name="ce19" office:value-type="float" office:value="8350" calcext:value-type="float">
            <text:p>8'350 <text:s/></text:p>
          </table:table-cell>
          <table:table-cell table:style-name="ce19" office:value-type="float" office:value="20657" calcext:value-type="float">
            <text:p>20'657 <text:s/></text:p>
          </table:table-cell>
          <table:table-cell table:style-name="ce19" table:formula="of:=[.B22]-[.K22]" office:value-type="float" office:value="48273" calcext:value-type="float">
            <text:p>48'27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997850" calcext:value-type="float">
            <text:p>997'850 <text:s/></text:p>
          </table:table-cell>
          <table:table-cell table:style-name="ce18" office:value-type="float" office:value="220209" calcext:value-type="float">
            <text:p>220'209 <text:s/></text:p>
          </table:table-cell>
          <table:table-cell table:style-name="ce18" office:value-type="float" office:value="621821" calcext:value-type="float">
            <text:p>621'821 <text:s/></text:p>
          </table:table-cell>
          <table:table-cell table:style-name="ce18" office:value-type="float" office:value="155820" calcext:value-type="float">
            <text:p>155'820 <text:s/></text:p>
          </table:table-cell>
          <table:table-cell table:style-name="ce61" office:value-type="float" office:value="25.0586583598817" calcext:value-type="float">
            <text:p>25.1 <text:s/></text:p>
          </table:table-cell>
          <table:table-cell table:style-name="ce18" office:value-type="float" office:value="489007" calcext:value-type="float">
            <text:p>489'007 <text:s/></text:p>
          </table:table-cell>
          <table:table-cell table:style-name="ce18" office:value-type="float" office:value="508843" calcext:value-type="float">
            <text:p>508'843 <text:s/></text:p>
          </table:table-cell>
          <table:table-cell table:style-name="ce18" office:value-type="float" office:value="795145" calcext:value-type="float">
            <text:p>795'145 <text:s/></text:p>
          </table:table-cell>
          <table:table-cell table:style-name="ce18" office:value-type="float" office:value="202705" calcext:value-type="float">
            <text:p>202'705 <text:s/></text:p>
          </table:table-cell>
          <table:table-cell table:style-name="ce18" office:value-type="float" office:value="784227" calcext:value-type="float">
            <text:p>784'227 <text:s/></text:p>
          </table:table-cell>
          <table:table-cell table:style-name="ce18" table:formula="of:=[.B24]-[.K24]" office:value-type="float" office:value="213623" calcext:value-type="float">
            <text:p>213'62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6469" calcext:value-type="float">
            <text:p>186'469 <text:s/></text:p>
          </table:table-cell>
          <table:table-cell table:style-name="ce19" office:value-type="float" office:value="32077" calcext:value-type="float">
            <text:p>32'077 <text:s/></text:p>
          </table:table-cell>
          <table:table-cell table:style-name="ce19" office:value-type="float" office:value="115229" calcext:value-type="float">
            <text:p>115'229 <text:s/></text:p>
          </table:table-cell>
          <table:table-cell table:style-name="ce19" office:value-type="float" office:value="39163" calcext:value-type="float">
            <text:p>39'163 <text:s/></text:p>
          </table:table-cell>
          <table:table-cell table:style-name="ce62" office:value-type="float" office:value="33.9871039408482" calcext:value-type="float">
            <text:p>34.0 <text:s/></text:p>
          </table:table-cell>
          <table:table-cell table:style-name="ce19" office:value-type="float" office:value="87912" calcext:value-type="float">
            <text:p>87'912 <text:s/></text:p>
          </table:table-cell>
          <table:table-cell table:style-name="ce19" office:value-type="float" office:value="98557" calcext:value-type="float">
            <text:p>98'557 <text:s/></text:p>
          </table:table-cell>
          <table:table-cell table:style-name="ce19" office:value-type="float" office:value="134825" calcext:value-type="float">
            <text:p>134'825 <text:s/></text:p>
          </table:table-cell>
          <table:table-cell table:style-name="ce19" office:value-type="float" office:value="51644" calcext:value-type="float">
            <text:p>51'644 <text:s/></text:p>
          </table:table-cell>
          <table:table-cell table:style-name="ce19" office:value-type="float" office:value="186469" calcext:value-type="float">
            <text:p>186'469 <text:s/></text:p>
          </table:table-cell>
          <table:table-cell table:style-name="ce63" table:formula="of:=[.B25]-[.K25]" office:value-type="float" office:value="0" calcext:value-type="float">
            <text:p>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61083" calcext:value-type="float">
            <text:p>261'083 <text:s/></text:p>
          </table:table-cell>
          <table:table-cell table:style-name="ce19" office:value-type="float" office:value="56369" calcext:value-type="float">
            <text:p>56'369 <text:s/></text:p>
          </table:table-cell>
          <table:table-cell table:style-name="ce19" office:value-type="float" office:value="162403" calcext:value-type="float">
            <text:p>162'403 <text:s/></text:p>
          </table:table-cell>
          <table:table-cell table:style-name="ce19" office:value-type="float" office:value="42311" calcext:value-type="float">
            <text:p>42'311 <text:s/></text:p>
          </table:table-cell>
          <table:table-cell table:style-name="ce62" office:value-type="float" office:value="26.0530901522755" calcext:value-type="float">
            <text:p>26.1 <text:s/></text:p>
          </table:table-cell>
          <table:table-cell table:style-name="ce19" office:value-type="float" office:value="127814" calcext:value-type="float">
            <text:p>127'814 <text:s/></text:p>
          </table:table-cell>
          <table:table-cell table:style-name="ce19" office:value-type="float" office:value="133269" calcext:value-type="float">
            <text:p>133'269 <text:s/></text:p>
          </table:table-cell>
          <table:table-cell table:style-name="ce19" office:value-type="float" office:value="215765" calcext:value-type="float">
            <text:p>215'765 <text:s/></text:p>
          </table:table-cell>
          <table:table-cell table:style-name="ce19" office:value-type="float" office:value="45318" calcext:value-type="float">
            <text:p>45'318 <text:s/></text:p>
          </table:table-cell>
          <table:table-cell table:style-name="ce19" office:value-type="float" office:value="239457" calcext:value-type="float">
            <text:p>239'457 <text:s/></text:p>
          </table:table-cell>
          <table:table-cell table:style-name="ce19" table:formula="of:=[.B26]-[.K26]" office:value-type="float" office:value="21626" calcext:value-type="float">
            <text:p>21'62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50298" calcext:value-type="float">
            <text:p>550'298 <text:s/></text:p>
          </table:table-cell>
          <table:table-cell table:style-name="ce19" office:value-type="float" office:value="131763" calcext:value-type="float">
            <text:p>131'763 <text:s/></text:p>
          </table:table-cell>
          <table:table-cell table:style-name="ce19" office:value-type="float" office:value="344189" calcext:value-type="float">
            <text:p>344'189 <text:s/></text:p>
          </table:table-cell>
          <table:table-cell table:style-name="ce19" office:value-type="float" office:value="74346" calcext:value-type="float">
            <text:p>74'346 <text:s/></text:p>
          </table:table-cell>
          <table:table-cell table:style-name="ce62" office:value-type="float" office:value="21.6003416727438" calcext:value-type="float">
            <text:p>21.6 <text:s/></text:p>
          </table:table-cell>
          <table:table-cell table:style-name="ce19" office:value-type="float" office:value="273281" calcext:value-type="float">
            <text:p>273'281 <text:s/></text:p>
          </table:table-cell>
          <table:table-cell table:style-name="ce19" office:value-type="float" office:value="277017" calcext:value-type="float">
            <text:p>277'017 <text:s/></text:p>
          </table:table-cell>
          <table:table-cell table:style-name="ce19" office:value-type="float" office:value="444555" calcext:value-type="float">
            <text:p>444'555 <text:s/></text:p>
          </table:table-cell>
          <table:table-cell table:style-name="ce19" office:value-type="float" office:value="105743" calcext:value-type="float">
            <text:p>105'743 <text:s/></text:p>
          </table:table-cell>
          <table:table-cell table:style-name="ce19" office:value-type="float" office:value="358301" calcext:value-type="float">
            <text:p>358'301 <text:s/></text:p>
          </table:table-cell>
          <table:table-cell table:style-name="ce19" table:formula="of:=[.B27]-[.K27]" office:value-type="float" office:value="191997" calcext:value-type="float">
            <text:p>191'99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226931" calcext:value-type="float">
            <text:p>1'226'931 <text:s/></text:p>
          </table:table-cell>
          <table:table-cell table:style-name="ce18" office:value-type="float" office:value="253018" calcext:value-type="float">
            <text:p>253'018 <text:s/></text:p>
          </table:table-cell>
          <table:table-cell table:style-name="ce18" office:value-type="float" office:value="784210" calcext:value-type="float">
            <text:p>784'210 <text:s/></text:p>
          </table:table-cell>
          <table:table-cell table:style-name="ce18" office:value-type="float" office:value="189703" calcext:value-type="float">
            <text:p>189'703 <text:s/></text:p>
          </table:table-cell>
          <table:table-cell table:style-name="ce61" office:value-type="float" office:value="24.1903316713635" calcext:value-type="float">
            <text:p>24.2 <text:s/></text:p>
          </table:table-cell>
          <table:table-cell table:style-name="ce18" office:value-type="float" office:value="599920" calcext:value-type="float">
            <text:p>599'920 <text:s/></text:p>
          </table:table-cell>
          <table:table-cell table:style-name="ce18" office:value-type="float" office:value="627011" calcext:value-type="float">
            <text:p>627'011 <text:s/></text:p>
          </table:table-cell>
          <table:table-cell table:style-name="ce18" office:value-type="float" office:value="957271" calcext:value-type="float">
            <text:p>957'271 <text:s/></text:p>
          </table:table-cell>
          <table:table-cell table:style-name="ce18" office:value-type="float" office:value="269660" calcext:value-type="float">
            <text:p>269'660 <text:s/></text:p>
          </table:table-cell>
          <table:table-cell table:style-name="ce18" office:value-type="float" office:value="1164276" calcext:value-type="float">
            <text:p>1'164'276 <text:s/></text:p>
          </table:table-cell>
          <table:table-cell table:style-name="ce18" table:formula="of:=[.B29]-[.K29]" office:value-type="float" office:value="62655" calcext:value-type="float">
            <text:p>62'65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5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45895" calcext:value-type="float">
            <text:p>1'045'895 <text:s/></text:p>
          </table:table-cell>
          <table:table-cell table:style-name="ce18" office:value-type="float" office:value="259547" calcext:value-type="float">
            <text:p>259'547 <text:s/></text:p>
          </table:table-cell>
          <table:table-cell table:style-name="ce18" office:value-type="float" office:value="628370" calcext:value-type="float">
            <text:p>628'370 <text:s/></text:p>
          </table:table-cell>
          <table:table-cell table:style-name="ce18" office:value-type="float" office:value="157978" calcext:value-type="float">
            <text:p>157'978 <text:s/></text:p>
          </table:table-cell>
          <table:table-cell table:style-name="ce61" office:value-type="float" office:value="25.1409201585053" calcext:value-type="float">
            <text:p>25.1 <text:s/></text:p>
          </table:table-cell>
          <table:table-cell table:style-name="ce18" office:value-type="float" office:value="515963" calcext:value-type="float">
            <text:p>515'963 <text:s/></text:p>
          </table:table-cell>
          <table:table-cell table:style-name="ce18" office:value-type="float" office:value="529932" calcext:value-type="float">
            <text:p>529'932 <text:s/></text:p>
          </table:table-cell>
          <table:table-cell table:style-name="ce18" office:value-type="float" office:value="857743" calcext:value-type="float">
            <text:p>857'743 <text:s/></text:p>
          </table:table-cell>
          <table:table-cell table:style-name="ce18" office:value-type="float" office:value="188152" calcext:value-type="float">
            <text:p>188'152 <text:s/></text:p>
          </table:table-cell>
          <table:table-cell table:style-name="ce18" office:value-type="float" office:value="584366" calcext:value-type="float">
            <text:p>584'366 <text:s/></text:p>
          </table:table-cell>
          <table:table-cell table:style-name="ce18" table:formula="of:=[.B31]-[.K31]" office:value-type="float" office:value="461529" calcext:value-type="float">
            <text:p>461'52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216" calcext:value-type="float">
            <text:p>38'216 <text:s/></text:p>
          </table:table-cell>
          <table:table-cell table:style-name="ce19" office:value-type="float" office:value="9399" calcext:value-type="float">
            <text:p>9'399 <text:s/></text:p>
          </table:table-cell>
          <table:table-cell table:style-name="ce19" office:value-type="float" office:value="22324" calcext:value-type="float">
            <text:p>22'324 <text:s/></text:p>
          </table:table-cell>
          <table:table-cell table:style-name="ce19" office:value-type="float" office:value="6493" calcext:value-type="float">
            <text:p>6'493 <text:s/></text:p>
          </table:table-cell>
          <table:table-cell table:style-name="ce62" office:value-type="float" office:value="29.085289374664" calcext:value-type="float">
            <text:p>29.1 <text:s/></text:p>
          </table:table-cell>
          <table:table-cell table:style-name="ce19" office:value-type="float" office:value="18851" calcext:value-type="float">
            <text:p>18'851 <text:s/></text:p>
          </table:table-cell>
          <table:table-cell table:style-name="ce19" office:value-type="float" office:value="19365" calcext:value-type="float">
            <text:p>19'365 <text:s/></text:p>
          </table:table-cell>
          <table:table-cell table:style-name="ce19" office:value-type="float" office:value="30571" calcext:value-type="float">
            <text:p>30'571 <text:s/></text:p>
          </table:table-cell>
          <table:table-cell table:style-name="ce19" office:value-type="float" office:value="7645" calcext:value-type="float">
            <text:p>7'645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63" table:formula="of:=[.B32]-[.K32]" office:value-type="float" office:value="38216" calcext:value-type="float">
            <text:p>38'21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3229" calcext:value-type="float">
            <text:p>73'229 <text:s/></text:p>
          </table:table-cell>
          <table:table-cell table:style-name="ce19" office:value-type="float" office:value="16376" calcext:value-type="float">
            <text:p>16'376 <text:s/></text:p>
          </table:table-cell>
          <table:table-cell table:style-name="ce19" office:value-type="float" office:value="43739" calcext:value-type="float">
            <text:p>43'739 <text:s/></text:p>
          </table:table-cell>
          <table:table-cell table:style-name="ce19" office:value-type="float" office:value="13114" calcext:value-type="float">
            <text:p>13'114 <text:s/></text:p>
          </table:table-cell>
          <table:table-cell table:style-name="ce62" office:value-type="float" office:value="29.9823955737443" calcext:value-type="float">
            <text:p>30.0 <text:s/></text:p>
          </table:table-cell>
          <table:table-cell table:style-name="ce19" office:value-type="float" office:value="35518" calcext:value-type="float">
            <text:p>35'518 <text:s/></text:p>
          </table:table-cell>
          <table:table-cell table:style-name="ce19" office:value-type="float" office:value="37711" calcext:value-type="float">
            <text:p>37'711 <text:s/></text:p>
          </table:table-cell>
          <table:table-cell table:style-name="ce19" office:value-type="float" office:value="58673" calcext:value-type="float">
            <text:p>58'673 <text:s/></text:p>
          </table:table-cell>
          <table:table-cell table:style-name="ce19" office:value-type="float" office:value="14556" calcext:value-type="float">
            <text:p>14'556 <text:s/></text:p>
          </table:table-cell>
          <table:table-cell table:style-name="ce19" office:value-type="float" office:value="54098" calcext:value-type="float">
            <text:p>54'098 <text:s/></text:p>
          </table:table-cell>
          <table:table-cell table:style-name="ce19" table:formula="of:=[.B33]-[.K33]" office:value-type="float" office:value="19131" calcext:value-type="float">
            <text:p>19'131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138" calcext:value-type="float">
            <text:p>53'138 <text:s/></text:p>
          </table:table-cell>
          <table:table-cell table:style-name="ce19" office:value-type="float" office:value="13314" calcext:value-type="float">
            <text:p>13'314 <text:s/></text:p>
          </table:table-cell>
          <table:table-cell table:style-name="ce19" office:value-type="float" office:value="31242" calcext:value-type="float">
            <text:p>31'242 <text:s/></text:p>
          </table:table-cell>
          <table:table-cell table:style-name="ce19" office:value-type="float" office:value="8582" calcext:value-type="float">
            <text:p>8'582 <text:s/></text:p>
          </table:table-cell>
          <table:table-cell table:style-name="ce62" office:value-type="float" office:value="27.4694321746367" calcext:value-type="float">
            <text:p>27.5 <text:s/></text:p>
          </table:table-cell>
          <table:table-cell table:style-name="ce19" office:value-type="float" office:value="26394" calcext:value-type="float">
            <text:p>26'394 <text:s/></text:p>
          </table:table-cell>
          <table:table-cell table:style-name="ce19" office:value-type="float" office:value="26744" calcext:value-type="float">
            <text:p>26'744 <text:s/></text:p>
          </table:table-cell>
          <table:table-cell table:style-name="ce19" office:value-type="float" office:value="45873" calcext:value-type="float">
            <text:p>45'873 <text:s/></text:p>
          </table:table-cell>
          <table:table-cell table:style-name="ce19" office:value-type="float" office:value="7265" calcext:value-type="float">
            <text:p>7'265 <text:s/></text:p>
          </table:table-cell>
          <table:table-cell table:style-name="ce19" office:value-type="float" office:value="28094" calcext:value-type="float">
            <text:p>28'094 <text:s/></text:p>
          </table:table-cell>
          <table:table-cell table:style-name="ce19" table:formula="of:=[.B34]-[.K34]" office:value-type="float" office:value="25044" calcext:value-type="float">
            <text:p>25'044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4977" calcext:value-type="float">
            <text:p>14'977 <text:s/></text:p>
          </table:table-cell>
          <table:table-cell table:style-name="ce19" office:value-type="float" office:value="4325" calcext:value-type="float">
            <text:p>4'325 <text:s/></text:p>
          </table:table-cell>
          <table:table-cell table:style-name="ce19" office:value-type="float" office:value="8303" calcext:value-type="float">
            <text:p>8'303 <text:s/></text:p>
          </table:table-cell>
          <table:table-cell table:style-name="ce19" office:value-type="float" office:value="2349" calcext:value-type="float">
            <text:p>2'349 <text:s/></text:p>
          </table:table-cell>
          <table:table-cell table:style-name="ce62" office:value-type="float" office:value="28.2909791641575" calcext:value-type="float">
            <text:p>28.3 <text:s/></text:p>
          </table:table-cell>
          <table:table-cell table:style-name="ce19" office:value-type="float" office:value="7629" calcext:value-type="float">
            <text:p>7'629 <text:s/></text:p>
          </table:table-cell>
          <table:table-cell table:style-name="ce19" office:value-type="float" office:value="7348" calcext:value-type="float">
            <text:p>7'348 <text:s/></text:p>
          </table:table-cell>
          <table:table-cell table:style-name="ce19" office:value-type="float" office:value="13462" calcext:value-type="float">
            <text:p>13'462 <text:s/></text:p>
          </table:table-cell>
          <table:table-cell table:style-name="ce19" office:value-type="float" office:value="1515" calcext:value-type="float">
            <text:p>1'515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table:formula="of:=[.B35]-[.K35]" office:value-type="float" office:value="14977" calcext:value-type="float">
            <text:p>14'97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52904" calcext:value-type="float">
            <text:p>452'904 <text:s/></text:p>
          </table:table-cell>
          <table:table-cell table:style-name="ce19" office:value-type="float" office:value="114430" calcext:value-type="float">
            <text:p>114'430 <text:s/></text:p>
          </table:table-cell>
          <table:table-cell table:style-name="ce19" office:value-type="float" office:value="272651" calcext:value-type="float">
            <text:p>272'651 <text:s/></text:p>
          </table:table-cell>
          <table:table-cell table:style-name="ce19" office:value-type="float" office:value="65823" calcext:value-type="float">
            <text:p>65'823 <text:s/></text:p>
          </table:table-cell>
          <table:table-cell table:style-name="ce62" office:value-type="float" office:value="24.141851671184" calcext:value-type="float">
            <text:p>24.1 <text:s/></text:p>
          </table:table-cell>
          <table:table-cell table:style-name="ce19" office:value-type="float" office:value="223223" calcext:value-type="float">
            <text:p>223'223 <text:s/></text:p>
          </table:table-cell>
          <table:table-cell table:style-name="ce19" office:value-type="float" office:value="229681" calcext:value-type="float">
            <text:p>229'681 <text:s/></text:p>
          </table:table-cell>
          <table:table-cell table:style-name="ce19" office:value-type="float" office:value="363290" calcext:value-type="float">
            <text:p>363'290 <text:s/></text:p>
          </table:table-cell>
          <table:table-cell table:style-name="ce19" office:value-type="float" office:value="89614" calcext:value-type="float">
            <text:p>89'614 <text:s/></text:p>
          </table:table-cell>
          <table:table-cell table:style-name="ce19" office:value-type="float" office:value="300827" calcext:value-type="float">
            <text:p>300'827 <text:s/></text:p>
          </table:table-cell>
          <table:table-cell table:style-name="ce19" table:formula="of:=[.B36]-[.K36]" office:value-type="float" office:value="152077" calcext:value-type="float">
            <text:p>152'07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85225" calcext:value-type="float">
            <text:p>185'225 <text:s/></text:p>
          </table:table-cell>
          <table:table-cell table:style-name="ce19" office:value-type="float" office:value="42400" calcext:value-type="float">
            <text:p>42'400 <text:s/></text:p>
          </table:table-cell>
          <table:table-cell table:style-name="ce19" office:value-type="float" office:value="113440" calcext:value-type="float">
            <text:p>113'440 <text:s/></text:p>
          </table:table-cell>
          <table:table-cell table:style-name="ce19" office:value-type="float" office:value="29385" calcext:value-type="float">
            <text:p>29'385 <text:s/></text:p>
          </table:table-cell>
          <table:table-cell table:style-name="ce62" office:value-type="float" office:value="25.9035613540197" calcext:value-type="float">
            <text:p>25.9 <text:s/></text:p>
          </table:table-cell>
          <table:table-cell table:style-name="ce19" office:value-type="float" office:value="91305" calcext:value-type="float">
            <text:p>91'305 <text:s/></text:p>
          </table:table-cell>
          <table:table-cell table:style-name="ce19" office:value-type="float" office:value="93920" calcext:value-type="float">
            <text:p>93'920 <text:s/></text:p>
          </table:table-cell>
          <table:table-cell table:style-name="ce19" office:value-type="float" office:value="161015" calcext:value-type="float">
            <text:p>161'015 <text:s/></text:p>
          </table:table-cell>
          <table:table-cell table:style-name="ce19" office:value-type="float" office:value="24210" calcext:value-type="float">
            <text:p>24'210 <text:s/></text:p>
          </table:table-cell>
          <table:table-cell table:style-name="ce19" office:value-type="float" office:value="89633" calcext:value-type="float">
            <text:p>89'633 <text:s/></text:p>
          </table:table-cell>
          <table:table-cell table:style-name="ce19" table:formula="of:=[.B37]-[.K37]" office:value-type="float" office:value="95592" calcext:value-type="float">
            <text:p>95'592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28206" calcext:value-type="float">
            <text:p>228'206 <text:s/></text:p>
          </table:table-cell>
          <table:table-cell table:style-name="ce19" office:value-type="float" office:value="59303" calcext:value-type="float">
            <text:p>59'303 <text:s/></text:p>
          </table:table-cell>
          <table:table-cell table:style-name="ce19" office:value-type="float" office:value="136671" calcext:value-type="float">
            <text:p>136'671 <text:s/></text:p>
          </table:table-cell>
          <table:table-cell table:style-name="ce19" office:value-type="float" office:value="32232" calcext:value-type="float">
            <text:p>32'232 <text:s/></text:p>
          </table:table-cell>
          <table:table-cell table:style-name="ce62" office:value-type="float" office:value="23.5836424698729" calcext:value-type="float">
            <text:p>23.6 <text:s/></text:p>
          </table:table-cell>
          <table:table-cell table:style-name="ce19" office:value-type="float" office:value="113043" calcext:value-type="float">
            <text:p>113'043 <text:s/></text:p>
          </table:table-cell>
          <table:table-cell table:style-name="ce19" office:value-type="float" office:value="115163" calcext:value-type="float">
            <text:p>115'163 <text:s/></text:p>
          </table:table-cell>
          <table:table-cell table:style-name="ce19" office:value-type="float" office:value="184859" calcext:value-type="float">
            <text:p>184'859 <text:s/></text:p>
          </table:table-cell>
          <table:table-cell table:style-name="ce19" office:value-type="float" office:value="43347" calcext:value-type="float">
            <text:p>43'347 <text:s/></text:p>
          </table:table-cell>
          <table:table-cell table:style-name="ce19" office:value-type="float" office:value="111714" calcext:value-type="float">
            <text:p>111'714 <text:s/></text:p>
          </table:table-cell>
          <table:table-cell table:style-name="ce19" table:formula="of:=[.B38]-[.K38]" office:value-type="float" office:value="116492" calcext:value-type="float">
            <text:p>116'492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688362" calcext:value-type="float">
            <text:p>688'362 <text:s/></text:p>
          </table:table-cell>
          <table:table-cell table:style-name="ce18" office:value-type="float" office:value="169305" calcext:value-type="float">
            <text:p>169'305 <text:s/></text:p>
          </table:table-cell>
          <table:table-cell table:style-name="ce18" office:value-type="float" office:value="422700" calcext:value-type="float">
            <text:p>422'700 <text:s/></text:p>
          </table:table-cell>
          <table:table-cell table:style-name="ce18" office:value-type="float" office:value="96357" calcext:value-type="float">
            <text:p>96'357 <text:s/></text:p>
          </table:table-cell>
          <table:table-cell table:style-name="ce61" office:value-type="float" office:value="22.7955997161107" calcext:value-type="float">
            <text:p>22.8 <text:s/></text:p>
          </table:table-cell>
          <table:table-cell table:style-name="ce18" office:value-type="float" office:value="342225" calcext:value-type="float">
            <text:p>342'225 <text:s/></text:p>
          </table:table-cell>
          <table:table-cell table:style-name="ce18" office:value-type="float" office:value="346137" calcext:value-type="float">
            <text:p>346'137 <text:s/></text:p>
          </table:table-cell>
          <table:table-cell table:style-name="ce18" office:value-type="float" office:value="584940" calcext:value-type="float">
            <text:p>584'940 <text:s/></text:p>
          </table:table-cell>
          <table:table-cell table:style-name="ce18" office:value-type="float" office:value="103422" calcext:value-type="float">
            <text:p>103'422 <text:s/></text:p>
          </table:table-cell>
          <table:table-cell table:style-name="ce18" office:value-type="float" office:value="413808" calcext:value-type="float">
            <text:p>413'808 <text:s/></text:p>
          </table:table-cell>
          <table:table-cell table:style-name="ce18" table:formula="of:=[.B40]-[.K40]" office:value-type="float" office:value="274554" calcext:value-type="float">
            <text:p>274'554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50017" calcext:value-type="float">
            <text:p>350'017 <text:s/></text:p>
          </table:table-cell>
          <table:table-cell table:style-name="ce19" office:value-type="float" office:value="87253" calcext:value-type="float">
            <text:p>87'253 <text:s/></text:p>
          </table:table-cell>
          <table:table-cell table:style-name="ce19" office:value-type="float" office:value="211555" calcext:value-type="float">
            <text:p>211'555 <text:s/></text:p>
          </table:table-cell>
          <table:table-cell table:style-name="ce19" office:value-type="float" office:value="51209" calcext:value-type="float">
            <text:p>51'209 <text:s/></text:p>
          </table:table-cell>
          <table:table-cell table:style-name="ce62" office:value-type="float" office:value="24.205998440122" calcext:value-type="float">
            <text:p>24.2 <text:s/></text:p>
          </table:table-cell>
          <table:table-cell table:style-name="ce19" office:value-type="float" office:value="172241" calcext:value-type="float">
            <text:p>172'241 <text:s/></text:p>
          </table:table-cell>
          <table:table-cell table:style-name="ce19" office:value-type="float" office:value="177776" calcext:value-type="float">
            <text:p>177'776 <text:s/></text:p>
          </table:table-cell>
          <table:table-cell table:style-name="ce19" office:value-type="float" office:value="296685" calcext:value-type="float">
            <text:p>296'685 <text:s/></text:p>
          </table:table-cell>
          <table:table-cell table:style-name="ce19" office:value-type="float" office:value="53332" calcext:value-type="float">
            <text:p>53'332 <text:s/></text:p>
          </table:table-cell>
          <table:table-cell table:style-name="ce19" office:value-type="float" office:value="179009" calcext:value-type="float">
            <text:p>179'009 <text:s/></text:p>
          </table:table-cell>
          <table:table-cell table:style-name="ce63" table:formula="of:=[.B41]-[.K41]" office:value-type="float" office:value="171008" calcext:value-type="float">
            <text:p>171'008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4992" calcext:value-type="float">
            <text:p>34'992 <text:s/></text:p>
          </table:table-cell>
          <table:table-cell table:style-name="ce19" office:value-type="float" office:value="8541" calcext:value-type="float">
            <text:p>8'541 <text:s/></text:p>
          </table:table-cell>
          <table:table-cell table:style-name="ce19" office:value-type="float" office:value="20757" calcext:value-type="float">
            <text:p>20'757 <text:s/></text:p>
          </table:table-cell>
          <table:table-cell table:style-name="ce19" office:value-type="float" office:value="5694" calcext:value-type="float">
            <text:p>5'694 <text:s/></text:p>
          </table:table-cell>
          <table:table-cell table:style-name="ce62" office:value-type="float" office:value="27.431709784651" calcext:value-type="float">
            <text:p>27.4 <text:s/></text:p>
          </table:table-cell>
          <table:table-cell table:style-name="ce19" office:value-type="float" office:value="17544" calcext:value-type="float">
            <text:p>17'544 <text:s/></text:p>
          </table:table-cell>
          <table:table-cell table:style-name="ce19" office:value-type="float" office:value="17448" calcext:value-type="float">
            <text:p>17'448 <text:s/></text:p>
          </table:table-cell>
          <table:table-cell table:style-name="ce19" office:value-type="float" office:value="32236" calcext:value-type="float">
            <text:p>32'236 <text:s/></text:p>
          </table:table-cell>
          <table:table-cell table:style-name="ce19" office:value-type="float" office:value="2756" calcext:value-type="float">
            <text:p>2'756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table:formula="of:=[.B42]-[.K42]" office:value-type="float" office:value="34992" calcext:value-type="float">
            <text:p>34'992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31264" calcext:value-type="float">
            <text:p>131'264 <text:s/></text:p>
          </table:table-cell>
          <table:table-cell table:style-name="ce19" office:value-type="float" office:value="33032" calcext:value-type="float">
            <text:p>33'032 <text:s/></text:p>
          </table:table-cell>
          <table:table-cell table:style-name="ce19" office:value-type="float" office:value="81049" calcext:value-type="float">
            <text:p>81'049 <text:s/></text:p>
          </table:table-cell>
          <table:table-cell table:style-name="ce19" office:value-type="float" office:value="17183" calcext:value-type="float">
            <text:p>17'183 <text:s/></text:p>
          </table:table-cell>
          <table:table-cell table:style-name="ce62" office:value-type="float" office:value="21.2007550987674" calcext:value-type="float">
            <text:p>21.2 <text:s/></text:p>
          </table:table-cell>
          <table:table-cell table:style-name="ce19" office:value-type="float" office:value="66137" calcext:value-type="float">
            <text:p>66'137 <text:s/></text:p>
          </table:table-cell>
          <table:table-cell table:style-name="ce19" office:value-type="float" office:value="65127" calcext:value-type="float">
            <text:p>65'127 <text:s/></text:p>
          </table:table-cell>
          <table:table-cell table:style-name="ce19" office:value-type="float" office:value="110890" calcext:value-type="float">
            <text:p>110'890 <text:s/></text:p>
          </table:table-cell>
          <table:table-cell table:style-name="ce19" office:value-type="float" office:value="20374" calcext:value-type="float">
            <text:p>20'374 <text:s/></text:p>
          </table:table-cell>
          <table:table-cell table:style-name="ce19" office:value-type="float" office:value="104592" calcext:value-type="float">
            <text:p>104'592 <text:s/></text:p>
          </table:table-cell>
          <table:table-cell table:style-name="ce19" table:formula="of:=[.B43]-[.K43]" office:value-type="float" office:value="26672" calcext:value-type="float">
            <text:p>26'672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2678" calcext:value-type="float">
            <text:p>32'678 <text:s/></text:p>
          </table:table-cell>
          <table:table-cell table:style-name="ce19" office:value-type="float" office:value="8473" calcext:value-type="float">
            <text:p>8'473 <text:s/></text:p>
          </table:table-cell>
          <table:table-cell table:style-name="ce19" office:value-type="float" office:value="19662" calcext:value-type="float">
            <text:p>19'662 <text:s/></text:p>
          </table:table-cell>
          <table:table-cell table:style-name="ce19" office:value-type="float" office:value="4543" calcext:value-type="float">
            <text:p>4'543 <text:s/></text:p>
          </table:table-cell>
          <table:table-cell table:style-name="ce62" office:value-type="float" office:value="23.1054826569016" calcext:value-type="float">
            <text:p>23.1 <text:s/></text:p>
          </table:table-cell>
          <table:table-cell table:style-name="ce19" office:value-type="float" office:value="16362" calcext:value-type="float">
            <text:p>16'362 <text:s/></text:p>
          </table:table-cell>
          <table:table-cell table:style-name="ce19" office:value-type="float" office:value="16316" calcext:value-type="float">
            <text:p>16'316 <text:s/></text:p>
          </table:table-cell>
          <table:table-cell table:style-name="ce19" office:value-type="float" office:value="29135" calcext:value-type="float">
            <text:p>29'135 <text:s/></text:p>
          </table:table-cell>
          <table:table-cell table:style-name="ce19" office:value-type="float" office:value="3543" calcext:value-type="float">
            <text:p>3'54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table:formula="of:=[.B44]-[.K44]" office:value-type="float" office:value="32678" calcext:value-type="float">
            <text:p>32'678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38389" calcext:value-type="float">
            <text:p>38'389 <text:s/></text:p>
          </table:table-cell>
          <table:table-cell table:style-name="ce19" office:value-type="float" office:value="9054" calcext:value-type="float">
            <text:p>9'054 <text:s/></text:p>
          </table:table-cell>
          <table:table-cell table:style-name="ce19" office:value-type="float" office:value="24277" calcext:value-type="float">
            <text:p>24'277 <text:s/></text:p>
          </table:table-cell>
          <table:table-cell table:style-name="ce19" office:value-type="float" office:value="5058" calcext:value-type="float">
            <text:p>5'058 <text:s/></text:p>
          </table:table-cell>
          <table:table-cell table:style-name="ce62" office:value-type="float" office:value="20.8345347448202" calcext:value-type="float">
            <text:p>20.8 <text:s/></text:p>
          </table:table-cell>
          <table:table-cell table:style-name="ce19" office:value-type="float" office:value="19444" calcext:value-type="float">
            <text:p>19'444 <text:s/></text:p>
          </table:table-cell>
          <table:table-cell table:style-name="ce19" office:value-type="float" office:value="18945" calcext:value-type="float">
            <text:p>18'945 <text:s/></text:p>
          </table:table-cell>
          <table:table-cell table:style-name="ce19" office:value-type="float" office:value="34766" calcext:value-type="float">
            <text:p>34'766 <text:s/></text:p>
          </table:table-cell>
          <table:table-cell table:style-name="ce19" office:value-type="float" office:value="3623" calcext:value-type="float">
            <text:p>3'623 <text:s/></text:p>
          </table:table-cell>
          <table:table-cell table:style-name="ce19" office:value-type="float" office:value="33560" calcext:value-type="float">
            <text:p>33'560 <text:s/></text:p>
          </table:table-cell>
          <table:table-cell table:style-name="ce19" table:formula="of:=[.B45]-[.K45]" office:value-type="float" office:value="4829" calcext:value-type="float">
            <text:p>4'829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01022" calcext:value-type="float">
            <text:p>101'022 <text:s/></text:p>
          </table:table-cell>
          <table:table-cell table:style-name="ce19" office:value-type="float" office:value="22952" calcext:value-type="float">
            <text:p>22'952 <text:s/></text:p>
          </table:table-cell>
          <table:table-cell table:style-name="ce19" office:value-type="float" office:value="65400" calcext:value-type="float">
            <text:p>65'400 <text:s/></text:p>
          </table:table-cell>
          <table:table-cell table:style-name="ce19" office:value-type="float" office:value="12670" calcext:value-type="float">
            <text:p>12'670 <text:s/></text:p>
          </table:table-cell>
          <table:table-cell table:style-name="ce62" office:value-type="float" office:value="19.3730886850153" calcext:value-type="float">
            <text:p>19.4 <text:s/></text:p>
          </table:table-cell>
          <table:table-cell table:style-name="ce19" office:value-type="float" office:value="50497" calcext:value-type="float">
            <text:p>50'497 <text:s/></text:p>
          </table:table-cell>
          <table:table-cell table:style-name="ce19" office:value-type="float" office:value="50525" calcext:value-type="float">
            <text:p>50'525 <text:s/></text:p>
          </table:table-cell>
          <table:table-cell table:style-name="ce19" office:value-type="float" office:value="81228" calcext:value-type="float">
            <text:p>81'228 <text:s/></text:p>
          </table:table-cell>
          <table:table-cell table:style-name="ce19" office:value-type="float" office:value="19794" calcext:value-type="float">
            <text:p>19'794 <text:s/></text:p>
          </table:table-cell>
          <table:table-cell table:style-name="ce19" office:value-type="float" office:value="96647" calcext:value-type="float">
            <text:p>96'647 <text:s/></text:p>
          </table:table-cell>
          <table:table-cell table:style-name="ce19" table:formula="of:=[.B46]-[.K46]" office:value-type="float" office:value="4375" calcext:value-type="float">
            <text:p>4'37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5"/>
          <table:table-cell table:style-name="ce64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12528" calcext:value-type="float">
            <text:p>312'528 <text:s/></text:p>
          </table:table-cell>
          <table:table-cell table:style-name="ce18" office:value-type="float" office:value="60802" calcext:value-type="float">
            <text:p>60'802 <text:s/></text:p>
          </table:table-cell>
          <table:table-cell table:style-name="ce18" office:value-type="float" office:value="195681" calcext:value-type="float">
            <text:p>195'681 <text:s/></text:p>
          </table:table-cell>
          <table:table-cell table:style-name="ce18" office:value-type="float" office:value="56045" calcext:value-type="float">
            <text:p>56'045 <text:s/></text:p>
          </table:table-cell>
          <table:table-cell table:style-name="ce61" office:value-type="float" office:value="28.6410024478616" calcext:value-type="float">
            <text:p>28.6 <text:s/></text:p>
          </table:table-cell>
          <table:table-cell table:style-name="ce18" office:value-type="float" office:value="148599" calcext:value-type="float">
            <text:p>148'599 <text:s/></text:p>
          </table:table-cell>
          <table:table-cell table:style-name="ce18" office:value-type="float" office:value="163929" calcext:value-type="float">
            <text:p>163'929 <text:s/></text:p>
          </table:table-cell>
          <table:table-cell table:style-name="ce18" office:value-type="float" office:value="233637" calcext:value-type="float">
            <text:p>233'637 <text:s/></text:p>
          </table:table-cell>
          <table:table-cell table:style-name="ce18" office:value-type="float" office:value="78891" calcext:value-type="float">
            <text:p>78'891 <text:s/></text:p>
          </table:table-cell>
          <table:table-cell table:style-name="ce18" office:value-type="float" office:value="268924" calcext:value-type="float">
            <text:p>268'924 <text:s/></text:p>
          </table:table-cell>
          <table:table-cell table:style-name="ce18" table:formula="of:=[.B48]-[.K48]" office:value-type="float" office:value="43604" calcext:value-type="float">
            <text:p>43'604 <text:s/></text:p>
          </table:table-cell>
          <table:table-cell table:style-name="ce21" table:number-columns-repeated="15"/>
          <table:table-cell table:number-columns-repeated="997"/>
        </table:table-row>
        <table:table-row table:style-name="ro2">
          <table:table-cell table:style-name="ce9"/>
          <table:table-cell table:style-name="ce20" table:number-columns-repeated="11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38" office:value-type="string" office:string-value="1) Gemäss Definition VZ 2000" calcext:value-type="string">
            <text:p>1) Gemäss Definition VZ 2000 <text:s text:c="2"/>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8" office:value-type="string" office:string-value="2) Altersquotient = Verhältnis der über 64-Jährigen zu den 20- bis 64-Jährigen" calcext:value-type="string">
            <text:p>2) Altersquotient = Verhältnis der über 64-Jährigen zu den 20- bis 64-Jährigen <text:s text:c="2"/>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8"/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/>
          <table:table-cell table:style-name="ce21" table:number-columns-repeated="2"/>
          <table:table-cell/>
          <table:table-cell table:style-name="ce36"/>
          <table:table-cell table:style-name="ce21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© BFS - Statistisches Lexikon der Schweiz</text:p>
          </table:table-cell>
          <table:table-cell table:style-name="ce21" table:number-columns-repeated="2"/>
          <table:table-cell/>
          <table:table-cell table:style-name="ce36" table:number-columns-repeated="5"/>
          <table:table-cell table:style-name="ce21" table:number-columns-repeated="18"/>
          <table:table-cell table:number-columns-repeated="997"/>
        </table:table-row>
        <table:table-row table:style-name="ro1" table:number-rows-repeated="46">
          <table:table-cell/>
          <table:table-cell table:style-name="ce21" table:number-columns-repeated="26"/>
          <table:table-cell table:number-columns-repeated="997"/>
        </table:table-row>
        <table:table-row table:style-name="ro1" table:number-rows-repeated="104847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1'.$A$1:.$L$55" table:range-usable-as="print-range"/>
        </table:named-expressions>
      </table:table>
      <table:table table:name="2000" table:style-name="ta14" table:print-ranges="'2000'.A1:'2000'.L54">
        <table:table-column table:style-name="co1" table:default-cell-style-name="ce3"/>
        <table:table-column table:style-name="co2" table:number-columns-repeated="11" table:default-cell-style-name="ce3"/>
        <table:table-column table:style-name="co13" table:default-cell-style-name="ce3"/>
        <table:table-column table:style-name="co14" table:number-columns-repeated="4" table:default-cell-style-name="ce3"/>
        <table:table-column table:style-name="co15" table:number-columns-repeated="4" table:default-cell-style-name="ce3"/>
        <table:table-column table:style-name="co11" table:number-columns-repeated="236" table:default-cell-style-name="ce3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2000</text:p>
          </table:table-cell>
          <table:table-cell table:style-name="ce40" table:number-columns-repeated="2"/>
          <table:table-cell table:number-columns-repeated="3"/>
          <table:table-cell table:style-name="ce51"/>
          <table:table-cell table:number-columns-repeated="4"/>
          <table:table-cell table:style-name="ce35" office:value-type="string" calcext:value-type="string">
            <text:p>T 1.2.1.2.5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number-columns-repeated="3"/>
          <table:table-cell table:style-name="ce51"/>
          <table:table-cell table:number-columns-repeated="4"/>
          <table:table-cell table:style-name="ce35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number-columns-repeated="1012"/>
        </table:table-row>
        <table:table-row table:style-name="ro2">
          <table:table-cell/>
          <table:table-cell table:style-name="ce13" table:number-columns-repeated="2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1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number-columns-repeated="1012"/>
        </table:table-row>
        <table:table-row table:style-name="ro2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24" table:number-columns-repeated="5"/>
          <table:table-cell table:style-name="ce2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204055" calcext:value-type="float">
            <text:p>7'204'055 <text:s/></text:p>
          </table:table-cell>
          <table:table-cell table:style-name="ce18" office:value-type="float" office:value="1664351" calcext:value-type="float">
            <text:p>1'664'351 <text:s/></text:p>
          </table:table-cell>
          <table:table-cell table:style-name="ce18" office:value-type="float" office:value="4430518" calcext:value-type="float">
            <text:p>4'430'518 <text:s/></text:p>
          </table:table-cell>
          <table:table-cell table:style-name="ce18" office:value-type="float" office:value="1109186" calcext:value-type="float">
            <text:p>1'109'186 <text:s/></text:p>
          </table:table-cell>
          <table:table-cell table:style-name="ce61" office:value-type="float" office:value="25.0351313322731" calcext:value-type="float">
            <text:p>25.0 <text:s/></text:p>
          </table:table-cell>
          <table:table-cell table:style-name="ce18" office:value-type="float" office:value="3519698" calcext:value-type="float">
            <text:p>3'519'698 <text:s/></text:p>
          </table:table-cell>
          <table:table-cell table:style-name="ce18" office:value-type="float" office:value="3684357" calcext:value-type="float">
            <text:p>3'684'357 <text:s/></text:p>
          </table:table-cell>
          <table:table-cell table:style-name="ce18" office:value-type="float" office:value="5779685" calcext:value-type="float">
            <text:p>5'779'685 <text:s/></text:p>
          </table:table-cell>
          <table:table-cell table:style-name="ce18" office:value-type="float" office:value="1424370" calcext:value-type="float">
            <text:p>1'424'370 <text:s/></text:p>
          </table:table-cell>
          <table:table-cell table:style-name="ce18" office:value-type="float" office:value="4871989" calcext:value-type="float">
            <text:p>4'871'989 <text:s/></text:p>
          </table:table-cell>
          <table:table-cell table:style-name="ce18" office:value-type="float" office:value="2332066" calcext:value-type="float">
            <text:p>2'332'06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7"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305284" calcext:value-type="float">
            <text:p>1'305'284 <text:s/></text:p>
          </table:table-cell>
          <table:table-cell table:style-name="ce18" office:value-type="float" office:value="302668" calcext:value-type="float">
            <text:p>302'668 <text:s/></text:p>
          </table:table-cell>
          <table:table-cell table:style-name="ce18" office:value-type="float" office:value="806348" calcext:value-type="float">
            <text:p>806'348 <text:s/></text:p>
          </table:table-cell>
          <table:table-cell table:style-name="ce18" office:value-type="float" office:value="196268" calcext:value-type="float">
            <text:p>196'268 <text:s/></text:p>
          </table:table-cell>
          <table:table-cell table:style-name="ce61" office:value-type="float" office:value="24.3403592493564" calcext:value-type="float">
            <text:p>24.3 <text:s/></text:p>
          </table:table-cell>
          <table:table-cell table:style-name="ce18" office:value-type="float" office:value="629459" calcext:value-type="float">
            <text:p>629'459 <text:s/></text:p>
          </table:table-cell>
          <table:table-cell table:style-name="ce18" office:value-type="float" office:value="675825" calcext:value-type="float">
            <text:p>675'825 <text:s/></text:p>
          </table:table-cell>
          <table:table-cell table:style-name="ce18" office:value-type="float" office:value="940472" calcext:value-type="float">
            <text:p>940'472 <text:s/></text:p>
          </table:table-cell>
          <table:table-cell table:style-name="ce18" office:value-type="float" office:value="364812" calcext:value-type="float">
            <text:p>364'812 <text:s/></text:p>
          </table:table-cell>
          <table:table-cell table:style-name="ce18" office:value-type="float" office:value="999362" calcext:value-type="float">
            <text:p>999'362 <text:s/></text:p>
          </table:table-cell>
          <table:table-cell table:style-name="ce18" office:value-type="float" office:value="305922" calcext:value-type="float">
            <text:p>305'922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20294" calcext:value-type="float">
            <text:p>620'294 <text:s/></text:p>
          </table:table-cell>
          <table:table-cell table:style-name="ce19" office:value-type="float" office:value="145695" calcext:value-type="float">
            <text:p>145'695 <text:s/></text:p>
          </table:table-cell>
          <table:table-cell table:style-name="ce19" office:value-type="float" office:value="377908" calcext:value-type="float">
            <text:p>377'908 <text:s/></text:p>
          </table:table-cell>
          <table:table-cell table:style-name="ce19" office:value-type="float" office:value="96691" calcext:value-type="float">
            <text:p>96'691 <text:s/></text:p>
          </table:table-cell>
          <table:table-cell table:style-name="ce62" office:value-type="float" office:value="25.5858568752183" calcext:value-type="float">
            <text:p>25.6 <text:s/></text:p>
          </table:table-cell>
          <table:table-cell table:style-name="ce19" office:value-type="float" office:value="299184" calcext:value-type="float">
            <text:p>299'184 <text:s/></text:p>
          </table:table-cell>
          <table:table-cell table:style-name="ce19" office:value-type="float" office:value="321110" calcext:value-type="float">
            <text:p>321'110 <text:s/></text:p>
          </table:table-cell>
          <table:table-cell table:style-name="ce19" office:value-type="float" office:value="455127" calcext:value-type="float">
            <text:p>455'127 <text:s/></text:p>
          </table:table-cell>
          <table:table-cell table:style-name="ce19" office:value-type="float" office:value="165167" calcext:value-type="float">
            <text:p>165'167 <text:s/></text:p>
          </table:table-cell>
          <table:table-cell table:style-name="ce19" office:value-type="float" office:value="449691" calcext:value-type="float">
            <text:p>449'691 <text:s/></text:p>
          </table:table-cell>
          <table:table-cell table:style-name="ce19" office:value-type="float" office:value="170603" calcext:value-type="float">
            <text:p>170'60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76170" calcext:value-type="float">
            <text:p>276'170 <text:s/></text:p>
          </table:table-cell>
          <table:table-cell table:style-name="ce19" office:value-type="float" office:value="67107" calcext:value-type="float">
            <text:p>67'107 <text:s/></text:p>
          </table:table-cell>
          <table:table-cell table:style-name="ce19" office:value-type="float" office:value="168911" calcext:value-type="float">
            <text:p>168'911 <text:s/></text:p>
          </table:table-cell>
          <table:table-cell table:style-name="ce19" office:value-type="float" office:value="40152" calcext:value-type="float">
            <text:p>40'152 <text:s/></text:p>
          </table:table-cell>
          <table:table-cell table:style-name="ce62" office:value-type="float" office:value="23.7710983890925" calcext:value-type="float">
            <text:p>23.8 <text:s/></text:p>
          </table:table-cell>
          <table:table-cell table:style-name="ce19" office:value-type="float" office:value="135543" calcext:value-type="float">
            <text:p>135'543 <text:s/></text:p>
          </table:table-cell>
          <table:table-cell table:style-name="ce19" office:value-type="float" office:value="140627" calcext:value-type="float">
            <text:p>140'627 <text:s/></text:p>
          </table:table-cell>
          <table:table-cell table:style-name="ce19" office:value-type="float" office:value="230520" calcext:value-type="float">
            <text:p>230'520 <text:s/></text:p>
          </table:table-cell>
          <table:table-cell table:style-name="ce19" office:value-type="float" office:value="45650" calcext:value-type="float">
            <text:p>45'650 <text:s/></text:p>
          </table:table-cell>
          <table:table-cell table:style-name="ce19" office:value-type="float" office:value="146561" calcext:value-type="float">
            <text:p>146'561 <text:s/></text:p>
          </table:table-cell>
          <table:table-cell table:style-name="ce19" office:value-type="float" office:value="129609" calcext:value-type="float">
            <text:p>129'60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08820" calcext:value-type="float">
            <text:p>408'820 <text:s/></text:p>
          </table:table-cell>
          <table:table-cell table:style-name="ce19" office:value-type="float" office:value="89866" calcext:value-type="float">
            <text:p>89'866 <text:s/></text:p>
          </table:table-cell>
          <table:table-cell table:style-name="ce19" office:value-type="float" office:value="259529" calcext:value-type="float">
            <text:p>259'529 <text:s/></text:p>
          </table:table-cell>
          <table:table-cell table:style-name="ce19" office:value-type="float" office:value="59425" calcext:value-type="float">
            <text:p>59'425 <text:s/></text:p>
          </table:table-cell>
          <table:table-cell table:style-name="ce62" office:value-type="float" office:value="22.8972484770488" calcext:value-type="float">
            <text:p>22.9 <text:s/></text:p>
          </table:table-cell>
          <table:table-cell table:style-name="ce19" office:value-type="float" office:value="194732" calcext:value-type="float">
            <text:p>194'732 <text:s/></text:p>
          </table:table-cell>
          <table:table-cell table:style-name="ce19" office:value-type="float" office:value="214088" calcext:value-type="float">
            <text:p>214'088 <text:s/></text:p>
          </table:table-cell>
          <table:table-cell table:style-name="ce19" office:value-type="float" office:value="254825" calcext:value-type="float">
            <text:p>254'825 <text:s/></text:p>
          </table:table-cell>
          <table:table-cell table:style-name="ce19" office:value-type="float" office:value="153995" calcext:value-type="float">
            <text:p>153'995 <text:s/></text:p>
          </table:table-cell>
          <table:table-cell table:style-name="ce19" office:value-type="float" office:value="403110" calcext:value-type="float">
            <text:p>403'110 <text:s/></text:p>
          </table:table-cell>
          <table:table-cell table:style-name="ce19" office:value-type="float" office:value="5710" calcext:value-type="float">
            <text:p>5'71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658575" calcext:value-type="float">
            <text:p>1'658'575 <text:s/></text:p>
          </table:table-cell>
          <table:table-cell table:style-name="ce18" office:value-type="float" office:value="384790" calcext:value-type="float">
            <text:p>384'790 <text:s/></text:p>
          </table:table-cell>
          <table:table-cell table:style-name="ce18" office:value-type="float" office:value="1002872" calcext:value-type="float">
            <text:p>1'002'872 <text:s/></text:p>
          </table:table-cell>
          <table:table-cell table:style-name="ce18" office:value-type="float" office:value="270913" calcext:value-type="float">
            <text:p>270'913 <text:s/></text:p>
          </table:table-cell>
          <table:table-cell table:style-name="ce61" office:value-type="float" office:value="27.0137166059078" calcext:value-type="float">
            <text:p>27.0 <text:s/></text:p>
          </table:table-cell>
          <table:table-cell table:style-name="ce18" office:value-type="float" office:value="809708" calcext:value-type="float">
            <text:p>809'708 <text:s/></text:p>
          </table:table-cell>
          <table:table-cell table:style-name="ce18" office:value-type="float" office:value="848867" calcext:value-type="float">
            <text:p>848'867 <text:s/></text:p>
          </table:table-cell>
          <table:table-cell table:style-name="ce18" office:value-type="float" office:value="1426966" calcext:value-type="float">
            <text:p>1'426'966 <text:s/></text:p>
          </table:table-cell>
          <table:table-cell table:style-name="ce18" office:value-type="float" office:value="231609" calcext:value-type="float">
            <text:p>231'609 <text:s/></text:p>
          </table:table-cell>
          <table:table-cell table:style-name="ce18" office:value-type="float" office:value="944161" calcext:value-type="float">
            <text:p>944'161 <text:s/></text:p>
          </table:table-cell>
          <table:table-cell table:style-name="ce18" office:value-type="float" office:value="714414" calcext:value-type="float">
            <text:p>714'414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43696" calcext:value-type="float">
            <text:p>943'696 <text:s/></text:p>
          </table:table-cell>
          <table:table-cell table:style-name="ce19" office:value-type="float" office:value="209711" calcext:value-type="float">
            <text:p>209'711 <text:s/></text:p>
          </table:table-cell>
          <table:table-cell table:style-name="ce19" office:value-type="float" office:value="572138" calcext:value-type="float">
            <text:p>572'138 <text:s/></text:p>
          </table:table-cell>
          <table:table-cell table:style-name="ce19" office:value-type="float" office:value="161847" calcext:value-type="float">
            <text:p>161'847 <text:s/></text:p>
          </table:table-cell>
          <table:table-cell table:style-name="ce62" office:value-type="float" office:value="28.2881053172486" calcext:value-type="float">
            <text:p>28.3 <text:s/></text:p>
          </table:table-cell>
          <table:table-cell table:style-name="ce19" office:value-type="float" office:value="458075" calcext:value-type="float">
            <text:p>458'075 <text:s/></text:p>
          </table:table-cell>
          <table:table-cell table:style-name="ce19" office:value-type="float" office:value="485621" calcext:value-type="float">
            <text:p>485'621 <text:s/></text:p>
          </table:table-cell>
          <table:table-cell table:style-name="ce19" office:value-type="float" office:value="831291" calcext:value-type="float">
            <text:p>831'291 <text:s/></text:p>
          </table:table-cell>
          <table:table-cell table:style-name="ce19" office:value-type="float" office:value="112405" calcext:value-type="float">
            <text:p>112'405 <text:s/></text:p>
          </table:table-cell>
          <table:table-cell table:style-name="ce19" office:value-type="float" office:value="553756" calcext:value-type="float">
            <text:p>553'756 <text:s/></text:p>
          </table:table-cell>
          <table:table-cell table:style-name="ce19" office:value-type="float" office:value="389940" calcext:value-type="float">
            <text:p>389'94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36339" calcext:value-type="float">
            <text:p>236'339 <text:s/></text:p>
          </table:table-cell>
          <table:table-cell table:style-name="ce19" office:value-type="float" office:value="62837" calcext:value-type="float">
            <text:p>62'837 <text:s/></text:p>
          </table:table-cell>
          <table:table-cell table:style-name="ce19" office:value-type="float" office:value="143034" calcext:value-type="float">
            <text:p>143'034 <text:s/></text:p>
          </table:table-cell>
          <table:table-cell table:style-name="ce19" office:value-type="float" office:value="30468" calcext:value-type="float">
            <text:p>30'468 <text:s/></text:p>
          </table:table-cell>
          <table:table-cell table:style-name="ce62" office:value-type="float" office:value="21.3012290784009" calcext:value-type="float">
            <text:p>21.3 <text:s/></text:p>
          </table:table-cell>
          <table:table-cell table:style-name="ce19" office:value-type="float" office:value="117571" calcext:value-type="float">
            <text:p>117'571 <text:s/></text:p>
          </table:table-cell>
          <table:table-cell table:style-name="ce19" office:value-type="float" office:value="118768" calcext:value-type="float">
            <text:p>118'768 <text:s/></text:p>
          </table:table-cell>
          <table:table-cell table:style-name="ce19" office:value-type="float" office:value="202947" calcext:value-type="float">
            <text:p>202'947 <text:s/></text:p>
          </table:table-cell>
          <table:table-cell table:style-name="ce19" office:value-type="float" office:value="33392" calcext:value-type="float">
            <text:p>33'392 <text:s/></text:p>
          </table:table-cell>
          <table:table-cell table:style-name="ce19" office:value-type="float" office:value="85454" calcext:value-type="float">
            <text:p>85'454 <text:s/></text:p>
          </table:table-cell>
          <table:table-cell table:style-name="ce19" office:value-type="float" office:value="150885" calcext:value-type="float">
            <text:p>150'88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44015" calcext:value-type="float">
            <text:p>244'015 <text:s/></text:p>
          </table:table-cell>
          <table:table-cell table:style-name="ce19" office:value-type="float" office:value="56840" calcext:value-type="float">
            <text:p>56'840 <text:s/></text:p>
          </table:table-cell>
          <table:table-cell table:style-name="ce19" office:value-type="float" office:value="148196" calcext:value-type="float">
            <text:p>148'196 <text:s/></text:p>
          </table:table-cell>
          <table:table-cell table:style-name="ce19" office:value-type="float" office:value="38979" calcext:value-type="float">
            <text:p>38'979 <text:s/></text:p>
          </table:table-cell>
          <table:table-cell table:style-name="ce62" office:value-type="float" office:value="26.3023293476207" calcext:value-type="float">
            <text:p>26.3 <text:s/></text:p>
          </table:table-cell>
          <table:table-cell table:style-name="ce19" office:value-type="float" office:value="120079" calcext:value-type="float">
            <text:p>120'079 <text:s/></text:p>
          </table:table-cell>
          <table:table-cell table:style-name="ce19" office:value-type="float" office:value="123936" calcext:value-type="float">
            <text:p>123'936 <text:s/></text:p>
          </table:table-cell>
          <table:table-cell table:style-name="ce19" office:value-type="float" office:value="203688" calcext:value-type="float">
            <text:p>203'688 <text:s/></text:p>
          </table:table-cell>
          <table:table-cell table:style-name="ce19" office:value-type="float" office:value="40327" calcext:value-type="float">
            <text:p>40'327 <text:s/></text:p>
          </table:table-cell>
          <table:table-cell table:style-name="ce19" office:value-type="float" office:value="175647" calcext:value-type="float">
            <text:p>175'647 <text:s/></text:p>
          </table:table-cell>
          <table:table-cell table:style-name="ce19" office:value-type="float" office:value="68368" calcext:value-type="float">
            <text:p>68'368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65731" calcext:value-type="float">
            <text:p>165'731 <text:s/></text:p>
          </table:table-cell>
          <table:table-cell table:style-name="ce19" office:value-type="float" office:value="38168" calcext:value-type="float">
            <text:p>38'168 <text:s/></text:p>
          </table:table-cell>
          <table:table-cell table:style-name="ce19" office:value-type="float" office:value="99094" calcext:value-type="float">
            <text:p>99'094 <text:s/></text:p>
          </table:table-cell>
          <table:table-cell table:style-name="ce19" office:value-type="float" office:value="28469" calcext:value-type="float">
            <text:p>28'469 <text:s/></text:p>
          </table:table-cell>
          <table:table-cell table:style-name="ce62" office:value-type="float" office:value="28.7292873433306" calcext:value-type="float">
            <text:p>28.7 <text:s/></text:p>
          </table:table-cell>
          <table:table-cell table:style-name="ce19" office:value-type="float" office:value="80155" calcext:value-type="float">
            <text:p>80'155 <text:s/></text:p>
          </table:table-cell>
          <table:table-cell table:style-name="ce19" office:value-type="float" office:value="85576" calcext:value-type="float">
            <text:p>85'576 <text:s/></text:p>
          </table:table-cell>
          <table:table-cell table:style-name="ce19" office:value-type="float" office:value="128602" calcext:value-type="float">
            <text:p>128'602 <text:s/></text:p>
          </table:table-cell>
          <table:table-cell table:style-name="ce19" office:value-type="float" office:value="37129" calcext:value-type="float">
            <text:p>37'129 <text:s/></text:p>
          </table:table-cell>
          <table:table-cell table:style-name="ce19" office:value-type="float" office:value="117989" calcext:value-type="float">
            <text:p>117'989 <text:s/></text:p>
          </table:table-cell>
          <table:table-cell table:style-name="ce19" office:value-type="float" office:value="47742" calcext:value-type="float">
            <text:p>47'742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8794" calcext:value-type="float">
            <text:p>68'794 <text:s/></text:p>
          </table:table-cell>
          <table:table-cell table:style-name="ce19" office:value-type="float" office:value="17234" calcext:value-type="float">
            <text:p>17'234 <text:s/></text:p>
          </table:table-cell>
          <table:table-cell table:style-name="ce19" office:value-type="float" office:value="40410" calcext:value-type="float">
            <text:p>40'410 <text:s/></text:p>
          </table:table-cell>
          <table:table-cell table:style-name="ce19" office:value-type="float" office:value="11150" calcext:value-type="float">
            <text:p>11'150 <text:s/></text:p>
          </table:table-cell>
          <table:table-cell table:style-name="ce62" office:value-type="float" office:value="27.5921801534274" calcext:value-type="float">
            <text:p>27.6 <text:s/></text:p>
          </table:table-cell>
          <table:table-cell table:style-name="ce19" office:value-type="float" office:value="33828" calcext:value-type="float">
            <text:p>33'828 <text:s/></text:p>
          </table:table-cell>
          <table:table-cell table:style-name="ce19" office:value-type="float" office:value="34966" calcext:value-type="float">
            <text:p>34'966 <text:s/></text:p>
          </table:table-cell>
          <table:table-cell table:style-name="ce19" office:value-type="float" office:value="60438" calcext:value-type="float">
            <text:p>60'438 <text:s/></text:p>
          </table:table-cell>
          <table:table-cell table:style-name="ce19" office:value-type="float" office:value="8356" calcext:value-type="float">
            <text:p>8'356 <text:s/></text:p>
          </table:table-cell>
          <table:table-cell table:style-name="ce19" office:value-type="float" office:value="11315" calcext:value-type="float">
            <text:p>11'315 <text:s/></text:p>
          </table:table-cell>
          <table:table-cell table:style-name="ce19" office:value-type="float" office:value="57479" calcext:value-type="float">
            <text:p>57'47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992009" calcext:value-type="float">
            <text:p>992'009 <text:s/></text:p>
          </table:table-cell>
          <table:table-cell table:style-name="ce18" office:value-type="float" office:value="221823" calcext:value-type="float">
            <text:p>221'823 <text:s/></text:p>
          </table:table-cell>
          <table:table-cell table:style-name="ce18" office:value-type="float" office:value="616847" calcext:value-type="float">
            <text:p>616'847 <text:s/></text:p>
          </table:table-cell>
          <table:table-cell table:style-name="ce18" office:value-type="float" office:value="153339" calcext:value-type="float">
            <text:p>153'339 <text:s/></text:p>
          </table:table-cell>
          <table:table-cell table:style-name="ce61" office:value-type="float" office:value="24.8585143479664" calcext:value-type="float">
            <text:p>24.9 <text:s/></text:p>
          </table:table-cell>
          <table:table-cell table:style-name="ce18" office:value-type="float" office:value="486187" calcext:value-type="float">
            <text:p>486'187 <text:s/></text:p>
          </table:table-cell>
          <table:table-cell table:style-name="ce18" office:value-type="float" office:value="505822" calcext:value-type="float">
            <text:p>505'822 <text:s/></text:p>
          </table:table-cell>
          <table:table-cell table:style-name="ce18" office:value-type="float" office:value="794516" calcext:value-type="float">
            <text:p>794'516 <text:s/></text:p>
          </table:table-cell>
          <table:table-cell table:style-name="ce18" office:value-type="float" office:value="197493" calcext:value-type="float">
            <text:p>197'493 <text:s/></text:p>
          </table:table-cell>
          <table:table-cell table:style-name="ce18" office:value-type="float" office:value="712654" calcext:value-type="float">
            <text:p>712'654 <text:s/></text:p>
          </table:table-cell>
          <table:table-cell table:style-name="ce18" office:value-type="float" office:value="279355" calcext:value-type="float">
            <text:p>279'35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7667" calcext:value-type="float">
            <text:p>187'667 <text:s/></text:p>
          </table:table-cell>
          <table:table-cell table:style-name="ce19" office:value-type="float" office:value="32482" calcext:value-type="float">
            <text:p>32'482 <text:s/></text:p>
          </table:table-cell>
          <table:table-cell table:style-name="ce19" office:value-type="float" office:value="115833" calcext:value-type="float">
            <text:p>115'833 <text:s/></text:p>
          </table:table-cell>
          <table:table-cell table:style-name="ce19" office:value-type="float" office:value="39352" calcext:value-type="float">
            <text:p>39'352 <text:s/></text:p>
          </table:table-cell>
          <table:table-cell table:style-name="ce62" office:value-type="float" office:value="33.973047404453" calcext:value-type="float">
            <text:p>34.0 <text:s/></text:p>
          </table:table-cell>
          <table:table-cell table:style-name="ce19" office:value-type="float" office:value="88484" calcext:value-type="float">
            <text:p>88'484 <text:s/></text:p>
          </table:table-cell>
          <table:table-cell table:style-name="ce19" office:value-type="float" office:value="99183" calcext:value-type="float">
            <text:p>99'183 <text:s/></text:p>
          </table:table-cell>
          <table:table-cell table:style-name="ce19" office:value-type="float" office:value="136609" calcext:value-type="float">
            <text:p>136'609 <text:s/></text:p>
          </table:table-cell>
          <table:table-cell table:style-name="ce19" office:value-type="float" office:value="51058" calcext:value-type="float">
            <text:p>51'058 <text:s/></text:p>
          </table:table-cell>
          <table:table-cell table:style-name="ce19" office:value-type="float" office:value="187667" calcext:value-type="float">
            <text:p>187'667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60036" calcext:value-type="float">
            <text:p>260'036 <text:s/></text:p>
          </table:table-cell>
          <table:table-cell table:style-name="ce19" office:value-type="float" office:value="56784" calcext:value-type="float">
            <text:p>56'784 <text:s/></text:p>
          </table:table-cell>
          <table:table-cell table:style-name="ce19" office:value-type="float" office:value="162009" calcext:value-type="float">
            <text:p>162'009 <text:s/></text:p>
          </table:table-cell>
          <table:table-cell table:style-name="ce19" office:value-type="float" office:value="41243" calcext:value-type="float">
            <text:p>41'243 <text:s/></text:p>
          </table:table-cell>
          <table:table-cell table:style-name="ce62" office:value-type="float" office:value="25.4572276848817" calcext:value-type="float">
            <text:p>25.5 <text:s/></text:p>
          </table:table-cell>
          <table:table-cell table:style-name="ce19" office:value-type="float" office:value="127353" calcext:value-type="float">
            <text:p>127'353 <text:s/></text:p>
          </table:table-cell>
          <table:table-cell table:style-name="ce19" office:value-type="float" office:value="132683" calcext:value-type="float">
            <text:p>132'683 <text:s/></text:p>
          </table:table-cell>
          <table:table-cell table:style-name="ce19" office:value-type="float" office:value="216039" calcext:value-type="float">
            <text:p>216'039 <text:s/></text:p>
          </table:table-cell>
          <table:table-cell table:style-name="ce19" office:value-type="float" office:value="43997" calcext:value-type="float">
            <text:p>43'997 <text:s/></text:p>
          </table:table-cell>
          <table:table-cell table:style-name="ce19" office:value-type="float" office:value="210388" calcext:value-type="float">
            <text:p>210'388 <text:s/></text:p>
          </table:table-cell>
          <table:table-cell table:style-name="ce19" office:value-type="float" office:value="49648" calcext:value-type="float">
            <text:p>49'648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44306" calcext:value-type="float">
            <text:p>544'306 <text:s/></text:p>
          </table:table-cell>
          <table:table-cell table:style-name="ce19" office:value-type="float" office:value="132557" calcext:value-type="float">
            <text:p>132'557 <text:s/></text:p>
          </table:table-cell>
          <table:table-cell table:style-name="ce19" office:value-type="float" office:value="339005" calcext:value-type="float">
            <text:p>339'005 <text:s/></text:p>
          </table:table-cell>
          <table:table-cell table:style-name="ce19" office:value-type="float" office:value="72744" calcext:value-type="float">
            <text:p>72'744 <text:s/></text:p>
          </table:table-cell>
          <table:table-cell table:style-name="ce62" office:value-type="float" office:value="21.4580905886344" calcext:value-type="float">
            <text:p>21.5 <text:s/></text:p>
          </table:table-cell>
          <table:table-cell table:style-name="ce19" office:value-type="float" office:value="270350" calcext:value-type="float">
            <text:p>270'350 <text:s/></text:p>
          </table:table-cell>
          <table:table-cell table:style-name="ce19" office:value-type="float" office:value="273956" calcext:value-type="float">
            <text:p>273'956 <text:s/></text:p>
          </table:table-cell>
          <table:table-cell table:style-name="ce19" office:value-type="float" office:value="441868" calcext:value-type="float">
            <text:p>441'868 <text:s/></text:p>
          </table:table-cell>
          <table:table-cell table:style-name="ce19" office:value-type="float" office:value="102438" calcext:value-type="float">
            <text:p>102'438 <text:s/></text:p>
          </table:table-cell>
          <table:table-cell table:style-name="ce19" office:value-type="float" office:value="314599" calcext:value-type="float">
            <text:p>314'599 <text:s/></text:p>
          </table:table-cell>
          <table:table-cell table:style-name="ce19" office:value-type="float" office:value="229707" calcext:value-type="float">
            <text:p>229'70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211647" calcext:value-type="float">
            <text:p>1'211'647 <text:s/></text:p>
          </table:table-cell>
          <table:table-cell table:style-name="ce18" office:value-type="float" office:value="254867" calcext:value-type="float">
            <text:p>254'867 <text:s/></text:p>
          </table:table-cell>
          <table:table-cell table:style-name="ce18" office:value-type="float" office:value="772518" calcext:value-type="float">
            <text:p>772'518 <text:s/></text:p>
          </table:table-cell>
          <table:table-cell table:style-name="ce18" office:value-type="float" office:value="184262" calcext:value-type="float">
            <text:p>184'262 <text:s/></text:p>
          </table:table-cell>
          <table:table-cell table:style-name="ce61" office:value-type="float" office:value="23.8521303063488" calcext:value-type="float">
            <text:p>23.9 <text:s/></text:p>
          </table:table-cell>
          <table:table-cell table:style-name="ce18" office:value-type="float" office:value="591815" calcext:value-type="float">
            <text:p>591'815 <text:s/></text:p>
          </table:table-cell>
          <table:table-cell table:style-name="ce18" office:value-type="float" office:value="619832" calcext:value-type="float">
            <text:p>619'832 <text:s/></text:p>
          </table:table-cell>
          <table:table-cell table:style-name="ce18" office:value-type="float" office:value="948582" calcext:value-type="float">
            <text:p>948'582 <text:s/></text:p>
          </table:table-cell>
          <table:table-cell table:style-name="ce18" office:value-type="float" office:value="263065" calcext:value-type="float">
            <text:p>263'065 <text:s/></text:p>
          </table:table-cell>
          <table:table-cell table:style-name="ce18" office:value-type="float" office:value="1098995" calcext:value-type="float">
            <text:p>1'098'995 <text:s/></text:p>
          </table:table-cell>
          <table:table-cell table:style-name="ce18" office:value-type="float" office:value="112652" calcext:value-type="float">
            <text:p>112'652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43836" calcext:value-type="float">
            <text:p>1'043'836 <text:s/></text:p>
          </table:table-cell>
          <table:table-cell table:style-name="ce18" office:value-type="float" office:value="265329" calcext:value-type="float">
            <text:p>265'329 <text:s/></text:p>
          </table:table-cell>
          <table:table-cell table:style-name="ce18" office:value-type="float" office:value="623252" calcext:value-type="float">
            <text:p>623'252 <text:s/></text:p>
          </table:table-cell>
          <table:table-cell table:style-name="ce18" office:value-type="float" office:value="155255" calcext:value-type="float">
            <text:p>155'255 <text:s/></text:p>
          </table:table-cell>
          <table:table-cell table:style-name="ce61" office:value-type="float" office:value="24.9104696013811" calcext:value-type="float">
            <text:p>24.9 <text:s/></text:p>
          </table:table-cell>
          <table:table-cell table:style-name="ce18" office:value-type="float" office:value="515362" calcext:value-type="float">
            <text:p>515'362 <text:s/></text:p>
          </table:table-cell>
          <table:table-cell table:style-name="ce18" office:value-type="float" office:value="528474" calcext:value-type="float">
            <text:p>528'474 <text:s/></text:p>
          </table:table-cell>
          <table:table-cell table:style-name="ce18" office:value-type="float" office:value="857033" calcext:value-type="float">
            <text:p>857'033 <text:s/></text:p>
          </table:table-cell>
          <table:table-cell table:style-name="ce18" office:value-type="float" office:value="186803" calcext:value-type="float">
            <text:p>186'803 <text:s/></text:p>
          </table:table-cell>
          <table:table-cell table:style-name="ce18" office:value-type="float" office:value="495026" calcext:value-type="float">
            <text:p>495'026 <text:s/></text:p>
          </table:table-cell>
          <table:table-cell table:style-name="ce18" office:value-type="float" office:value="548810" calcext:value-type="float">
            <text:p>548'81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546" calcext:value-type="float">
            <text:p>38'546 <text:s/></text:p>
          </table:table-cell>
          <table:table-cell table:style-name="ce19" office:value-type="float" office:value="9773" calcext:value-type="float">
            <text:p>9'773 <text:s/></text:p>
          </table:table-cell>
          <table:table-cell table:style-name="ce19" office:value-type="float" office:value="22528" calcext:value-type="float">
            <text:p>22'528 <text:s/></text:p>
          </table:table-cell>
          <table:table-cell table:style-name="ce19" office:value-type="float" office:value="6245" calcext:value-type="float">
            <text:p>6'245 <text:s/></text:p>
          </table:table-cell>
          <table:table-cell table:style-name="ce62" office:value-type="float" office:value="27.7210582386364" calcext:value-type="float">
            <text:p>27.7 <text:s/></text:p>
          </table:table-cell>
          <table:table-cell table:style-name="ce19" office:value-type="float" office:value="19010" calcext:value-type="float">
            <text:p>19'010 <text:s/></text:p>
          </table:table-cell>
          <table:table-cell table:style-name="ce19" office:value-type="float" office:value="19536" calcext:value-type="float">
            <text:p>19'536 <text:s/></text:p>
          </table:table-cell>
          <table:table-cell table:style-name="ce19" office:value-type="float" office:value="30911" calcext:value-type="float">
            <text:p>30'911 <text:s/></text:p>
          </table:table-cell>
          <table:table-cell table:style-name="ce19" office:value-type="float" office:value="7635" calcext:value-type="float">
            <text:p>7'635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546" calcext:value-type="float">
            <text:p>38'54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3305" calcext:value-type="float">
            <text:p>73'305 <text:s/></text:p>
          </table:table-cell>
          <table:table-cell table:style-name="ce19" office:value-type="float" office:value="16418" calcext:value-type="float">
            <text:p>16'418 <text:s/></text:p>
          </table:table-cell>
          <table:table-cell table:style-name="ce19" office:value-type="float" office:value="43913" calcext:value-type="float">
            <text:p>43'913 <text:s/></text:p>
          </table:table-cell>
          <table:table-cell table:style-name="ce19" office:value-type="float" office:value="12974" calcext:value-type="float">
            <text:p>12'974 <text:s/></text:p>
          </table:table-cell>
          <table:table-cell table:style-name="ce62" office:value-type="float" office:value="29.5447817275067" calcext:value-type="float">
            <text:p>29.5 <text:s/></text:p>
          </table:table-cell>
          <table:table-cell table:style-name="ce19" office:value-type="float" office:value="35539" calcext:value-type="float">
            <text:p>35'539 <text:s/></text:p>
          </table:table-cell>
          <table:table-cell table:style-name="ce19" office:value-type="float" office:value="37766" calcext:value-type="float">
            <text:p>37'766 <text:s/></text:p>
          </table:table-cell>
          <table:table-cell table:style-name="ce19" office:value-type="float" office:value="58776" calcext:value-type="float">
            <text:p>58'776 <text:s/></text:p>
          </table:table-cell>
          <table:table-cell table:style-name="ce19" office:value-type="float" office:value="14529" calcext:value-type="float">
            <text:p>14'529 <text:s/></text:p>
          </table:table-cell>
          <table:table-cell table:style-name="ce19" office:value-type="float" office:value="52962" calcext:value-type="float">
            <text:p>52'962 <text:s/></text:p>
          </table:table-cell>
          <table:table-cell table:style-name="ce19" office:value-type="float" office:value="20343" calcext:value-type="float">
            <text:p>20'34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515" calcext:value-type="float">
            <text:p>53'515 <text:s/></text:p>
          </table:table-cell>
          <table:table-cell table:style-name="ce19" office:value-type="float" office:value="13837" calcext:value-type="float">
            <text:p>13'837 <text:s/></text:p>
          </table:table-cell>
          <table:table-cell table:style-name="ce19" office:value-type="float" office:value="30872" calcext:value-type="float">
            <text:p>30'872 <text:s/></text:p>
          </table:table-cell>
          <table:table-cell table:style-name="ce19" office:value-type="float" office:value="8806" calcext:value-type="float">
            <text:p>8'806 <text:s/></text:p>
          </table:table-cell>
          <table:table-cell table:style-name="ce62" office:value-type="float" office:value="28.5242290748899" calcext:value-type="float">
            <text:p>28.5 <text:s/></text:p>
          </table:table-cell>
          <table:table-cell table:style-name="ce19" office:value-type="float" office:value="26596" calcext:value-type="float">
            <text:p>26'596 <text:s/></text:p>
          </table:table-cell>
          <table:table-cell table:style-name="ce19" office:value-type="float" office:value="26919" calcext:value-type="float">
            <text:p>26'919 <text:s/></text:p>
          </table:table-cell>
          <table:table-cell table:style-name="ce19" office:value-type="float" office:value="45986" calcext:value-type="float">
            <text:p>45'986 <text:s/></text:p>
          </table:table-cell>
          <table:table-cell table:style-name="ce19" office:value-type="float" office:value="7529" calcext:value-type="float">
            <text:p>7'529 <text:s/></text:p>
          </table:table-cell>
          <table:table-cell table:style-name="ce19" office:value-type="float" office:value="27028" calcext:value-type="float">
            <text:p>27'028 <text:s/></text:p>
          </table:table-cell>
          <table:table-cell table:style-name="ce19" office:value-type="float" office:value="26487" calcext:value-type="float">
            <text:p>26'48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5021" calcext:value-type="float">
            <text:p>15'021 <text:s/></text:p>
          </table:table-cell>
          <table:table-cell table:style-name="ce19" office:value-type="float" office:value="4408" calcext:value-type="float">
            <text:p>4'408 <text:s/></text:p>
          </table:table-cell>
          <table:table-cell table:style-name="ce19" office:value-type="float" office:value="8264" calcext:value-type="float">
            <text:p>8'264 <text:s/></text:p>
          </table:table-cell>
          <table:table-cell table:style-name="ce19" office:value-type="float" office:value="2349" calcext:value-type="float">
            <text:p>2'349 <text:s/></text:p>
          </table:table-cell>
          <table:table-cell table:style-name="ce62" office:value-type="float" office:value="28.4244917715392" calcext:value-type="float">
            <text:p>28.4 <text:s/></text:p>
          </table:table-cell>
          <table:table-cell table:style-name="ce19" office:value-type="float" office:value="7639" calcext:value-type="float">
            <text:p>7'639 <text:s/></text:p>
          </table:table-cell>
          <table:table-cell table:style-name="ce19" office:value-type="float" office:value="7382" calcext:value-type="float">
            <text:p>7'382 <text:s/></text:p>
          </table:table-cell>
          <table:table-cell table:style-name="ce19" office:value-type="float" office:value="13463" calcext:value-type="float">
            <text:p>13'463 <text:s/></text:p>
          </table:table-cell>
          <table:table-cell table:style-name="ce19" office:value-type="float" office:value="1558" calcext:value-type="float">
            <text:p>1'558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5021" calcext:value-type="float">
            <text:p>15'021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49399" calcext:value-type="float">
            <text:p>449'399 <text:s/></text:p>
          </table:table-cell>
          <table:table-cell table:style-name="ce19" office:value-type="float" office:value="116119" calcext:value-type="float">
            <text:p>116'119 <text:s/></text:p>
          </table:table-cell>
          <table:table-cell table:style-name="ce19" office:value-type="float" office:value="268916" calcext:value-type="float">
            <text:p>268'916 <text:s/></text:p>
          </table:table-cell>
          <table:table-cell table:style-name="ce19" office:value-type="float" office:value="64364" calcext:value-type="float">
            <text:p>64'364 <text:s/></text:p>
          </table:table-cell>
          <table:table-cell table:style-name="ce62" office:value-type="float" office:value="23.9346115515626" calcext:value-type="float">
            <text:p>23.9 <text:s/></text:p>
          </table:table-cell>
          <table:table-cell table:style-name="ce19" office:value-type="float" office:value="221671" calcext:value-type="float">
            <text:p>221'671 <text:s/></text:p>
          </table:table-cell>
          <table:table-cell table:style-name="ce19" office:value-type="float" office:value="227728" calcext:value-type="float">
            <text:p>227'728 <text:s/></text:p>
          </table:table-cell>
          <table:table-cell table:style-name="ce19" office:value-type="float" office:value="361438" calcext:value-type="float">
            <text:p>361'438 <text:s/></text:p>
          </table:table-cell>
          <table:table-cell table:style-name="ce19" office:value-type="float" office:value="87961" calcext:value-type="float">
            <text:p>87'961 <text:s/></text:p>
          </table:table-cell>
          <table:table-cell table:style-name="ce19" office:value-type="float" office:value="249502" calcext:value-type="float">
            <text:p>249'502 <text:s/></text:p>
          </table:table-cell>
          <table:table-cell table:style-name="ce19" office:value-type="float" office:value="199897" calcext:value-type="float">
            <text:p>199'89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86744" calcext:value-type="float">
            <text:p>186'744 <text:s/></text:p>
          </table:table-cell>
          <table:table-cell table:style-name="ce19" office:value-type="float" office:value="45009" calcext:value-type="float">
            <text:p>45'009 <text:s/></text:p>
          </table:table-cell>
          <table:table-cell table:style-name="ce19" office:value-type="float" office:value="113286" calcext:value-type="float">
            <text:p>113'286 <text:s/></text:p>
          </table:table-cell>
          <table:table-cell table:style-name="ce19" office:value-type="float" office:value="28449" calcext:value-type="float">
            <text:p>28'449 <text:s/></text:p>
          </table:table-cell>
          <table:table-cell table:style-name="ce62" office:value-type="float" office:value="25.1125470049256" calcext:value-type="float">
            <text:p>25.1 <text:s/></text:p>
          </table:table-cell>
          <table:table-cell table:style-name="ce19" office:value-type="float" office:value="92156" calcext:value-type="float">
            <text:p>92'156 <text:s/></text:p>
          </table:table-cell>
          <table:table-cell table:style-name="ce19" office:value-type="float" office:value="94588" calcext:value-type="float">
            <text:p>94'588 <text:s/></text:p>
          </table:table-cell>
          <table:table-cell table:style-name="ce19" office:value-type="float" office:value="162142" calcext:value-type="float">
            <text:p>162'142 <text:s/></text:p>
          </table:table-cell>
          <table:table-cell table:style-name="ce19" office:value-type="float" office:value="24602" calcext:value-type="float">
            <text:p>24'602 <text:s/></text:p>
          </table:table-cell>
          <table:table-cell table:style-name="ce19" office:value-type="float" office:value="70598" calcext:value-type="float">
            <text:p>70'598 <text:s/></text:p>
          </table:table-cell>
          <table:table-cell table:style-name="ce19" office:value-type="float" office:value="116146" calcext:value-type="float">
            <text:p>116'14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27306" calcext:value-type="float">
            <text:p>227'306 <text:s/></text:p>
          </table:table-cell>
          <table:table-cell table:style-name="ce19" office:value-type="float" office:value="59765" calcext:value-type="float">
            <text:p>59'765 <text:s/></text:p>
          </table:table-cell>
          <table:table-cell table:style-name="ce19" office:value-type="float" office:value="135473" calcext:value-type="float">
            <text:p>135'473 <text:s/></text:p>
          </table:table-cell>
          <table:table-cell table:style-name="ce19" office:value-type="float" office:value="32068" calcext:value-type="float">
            <text:p>32'068 <text:s/></text:p>
          </table:table-cell>
          <table:table-cell table:style-name="ce62" office:value-type="float" office:value="23.671137422217" calcext:value-type="float">
            <text:p>23.7 <text:s/></text:p>
          </table:table-cell>
          <table:table-cell table:style-name="ce19" office:value-type="float" office:value="112751" calcext:value-type="float">
            <text:p>112'751 <text:s/></text:p>
          </table:table-cell>
          <table:table-cell table:style-name="ce19" office:value-type="float" office:value="114555" calcext:value-type="float">
            <text:p>114'555 <text:s/></text:p>
          </table:table-cell>
          <table:table-cell table:style-name="ce19" office:value-type="float" office:value="184317" calcext:value-type="float">
            <text:p>184'317 <text:s/></text:p>
          </table:table-cell>
          <table:table-cell table:style-name="ce19" office:value-type="float" office:value="42989" calcext:value-type="float">
            <text:p>42'989 <text:s/></text:p>
          </table:table-cell>
          <table:table-cell table:style-name="ce19" office:value-type="float" office:value="94936" calcext:value-type="float">
            <text:p>94'936 <text:s/></text:p>
          </table:table-cell>
          <table:table-cell table:style-name="ce19" office:value-type="float" office:value="132370" calcext:value-type="float">
            <text:p>132'37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682489" calcext:value-type="float">
            <text:p>682'489 <text:s/></text:p>
          </table:table-cell>
          <table:table-cell table:style-name="ce18" office:value-type="float" office:value="173606" calcext:value-type="float">
            <text:p>173'606 <text:s/></text:p>
          </table:table-cell>
          <table:table-cell table:style-name="ce18" office:value-type="float" office:value="414433" calcext:value-type="float">
            <text:p>414'433 <text:s/></text:p>
          </table:table-cell>
          <table:table-cell table:style-name="ce18" office:value-type="float" office:value="94450" calcext:value-type="float">
            <text:p>94'450 <text:s/></text:p>
          </table:table-cell>
          <table:table-cell table:style-name="ce61" office:value-type="float" office:value="22.7901735624335" calcext:value-type="float">
            <text:p>22.8 <text:s/></text:p>
          </table:table-cell>
          <table:table-cell table:style-name="ce18" office:value-type="float" office:value="338850" calcext:value-type="float">
            <text:p>338'850 <text:s/></text:p>
          </table:table-cell>
          <table:table-cell table:style-name="ce18" office:value-type="float" office:value="343639" calcext:value-type="float">
            <text:p>343'639 <text:s/></text:p>
          </table:table-cell>
          <table:table-cell table:style-name="ce18" office:value-type="float" office:value="581312" calcext:value-type="float">
            <text:p>581'312 <text:s/></text:p>
          </table:table-cell>
          <table:table-cell table:style-name="ce18" office:value-type="float" office:value="101177" calcext:value-type="float">
            <text:p>101'177 <text:s/></text:p>
          </table:table-cell>
          <table:table-cell table:style-name="ce18" office:value-type="float" office:value="366254" calcext:value-type="float">
            <text:p>366'254 <text:s/></text:p>
          </table:table-cell>
          <table:table-cell table:style-name="ce18" office:value-type="float" office:value="316235" calcext:value-type="float">
            <text:p>316'235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47209" calcext:value-type="float">
            <text:p>347'209 <text:s/></text:p>
          </table:table-cell>
          <table:table-cell table:style-name="ce19" office:value-type="float" office:value="87660" calcext:value-type="float">
            <text:p>87'660 <text:s/></text:p>
          </table:table-cell>
          <table:table-cell table:style-name="ce19" office:value-type="float" office:value="208624" calcext:value-type="float">
            <text:p>208'624 <text:s/></text:p>
          </table:table-cell>
          <table:table-cell table:style-name="ce19" office:value-type="float" office:value="50925" calcext:value-type="float">
            <text:p>50'925 <text:s/></text:p>
          </table:table-cell>
          <table:table-cell table:style-name="ce62" office:value-type="float" office:value="24.4099432471815" calcext:value-type="float">
            <text:p>24.4 <text:s/></text:p>
          </table:table-cell>
          <table:table-cell table:style-name="ce19" office:value-type="float" office:value="170804" calcext:value-type="float">
            <text:p>170'804 <text:s/></text:p>
          </table:table-cell>
          <table:table-cell table:style-name="ce19" office:value-type="float" office:value="176405" calcext:value-type="float">
            <text:p>176'405 <text:s/></text:p>
          </table:table-cell>
          <table:table-cell table:style-name="ce19" office:value-type="float" office:value="295025" calcext:value-type="float">
            <text:p>295'025 <text:s/></text:p>
          </table:table-cell>
          <table:table-cell table:style-name="ce19" office:value-type="float" office:value="52184" calcext:value-type="float">
            <text:p>52'184 <text:s/></text:p>
          </table:table-cell>
          <table:table-cell table:style-name="ce19" office:value-type="float" office:value="177481" calcext:value-type="float">
            <text:p>177'481 <text:s/></text:p>
          </table:table-cell>
          <table:table-cell table:style-name="ce19" office:value-type="float" office:value="169728" calcext:value-type="float">
            <text:p>169'728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246" calcext:value-type="float">
            <text:p>35'246 <text:s/></text:p>
          </table:table-cell>
          <table:table-cell table:style-name="ce19" office:value-type="float" office:value="8784" calcext:value-type="float">
            <text:p>8'784 <text:s/></text:p>
          </table:table-cell>
          <table:table-cell table:style-name="ce19" office:value-type="float" office:value="21000" calcext:value-type="float">
            <text:p>21'000 <text:s/></text:p>
          </table:table-cell>
          <table:table-cell table:style-name="ce19" office:value-type="float" office:value="5462" calcext:value-type="float">
            <text:p>5'462 <text:s/></text:p>
          </table:table-cell>
          <table:table-cell table:style-name="ce62" office:value-type="float" office:value="26.0095238095238" calcext:value-type="float">
            <text:p>26.0 <text:s/></text:p>
          </table:table-cell>
          <table:table-cell table:style-name="ce19" office:value-type="float" office:value="17637" calcext:value-type="float">
            <text:p>17'637 <text:s/></text:p>
          </table:table-cell>
          <table:table-cell table:style-name="ce19" office:value-type="float" office:value="17609" calcext:value-type="float">
            <text:p>17'609 <text:s/></text:p>
          </table:table-cell>
          <table:table-cell table:style-name="ce19" office:value-type="float" office:value="32363" calcext:value-type="float">
            <text:p>32'363 <text:s/></text:p>
          </table:table-cell>
          <table:table-cell table:style-name="ce19" office:value-type="float" office:value="2883" calcext:value-type="float">
            <text:p>2'883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246" calcext:value-type="float">
            <text:p>35'24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30232" calcext:value-type="float">
            <text:p>130'232 <text:s/></text:p>
          </table:table-cell>
          <table:table-cell table:style-name="ce19" office:value-type="float" office:value="33834" calcext:value-type="float">
            <text:p>33'834 <text:s/></text:p>
          </table:table-cell>
          <table:table-cell table:style-name="ce19" office:value-type="float" office:value="79399" calcext:value-type="float">
            <text:p>79'399 <text:s/></text:p>
          </table:table-cell>
          <table:table-cell table:style-name="ce19" office:value-type="float" office:value="16999" calcext:value-type="float">
            <text:p>16'999 <text:s/></text:p>
          </table:table-cell>
          <table:table-cell table:style-name="ce62" office:value-type="float" office:value="21.40958954143" calcext:value-type="float">
            <text:p>21.4 <text:s/></text:p>
          </table:table-cell>
          <table:table-cell table:style-name="ce19" office:value-type="float" office:value="65428" calcext:value-type="float">
            <text:p>65'428 <text:s/></text:p>
          </table:table-cell>
          <table:table-cell table:style-name="ce19" office:value-type="float" office:value="64804" calcext:value-type="float">
            <text:p>64'804 <text:s/></text:p>
          </table:table-cell>
          <table:table-cell table:style-name="ce19" office:value-type="float" office:value="110530" calcext:value-type="float">
            <text:p>110'530 <text:s/></text:p>
          </table:table-cell>
          <table:table-cell table:style-name="ce19" office:value-type="float" office:value="19702" calcext:value-type="float">
            <text:p>19'702 <text:s/></text:p>
          </table:table-cell>
          <table:table-cell table:style-name="ce19" office:value-type="float" office:value="75291" calcext:value-type="float">
            <text:p>75'291 <text:s/></text:p>
          </table:table-cell>
          <table:table-cell table:style-name="ce19" office:value-type="float" office:value="54941" calcext:value-type="float">
            <text:p>54'941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2414" calcext:value-type="float">
            <text:p>32'414 <text:s/></text:p>
          </table:table-cell>
          <table:table-cell table:style-name="ce19" office:value-type="float" office:value="9019" calcext:value-type="float">
            <text:p>9'019 <text:s/></text:p>
          </table:table-cell>
          <table:table-cell table:style-name="ce19" office:value-type="float" office:value="18917" calcext:value-type="float">
            <text:p>18'917 <text:s/></text:p>
          </table:table-cell>
          <table:table-cell table:style-name="ce19" office:value-type="float" office:value="4478" calcext:value-type="float">
            <text:p>4'478 <text:s/></text:p>
          </table:table-cell>
          <table:table-cell table:style-name="ce62" office:value-type="float" office:value="23.6718295712851" calcext:value-type="float">
            <text:p>23.7 <text:s/></text:p>
          </table:table-cell>
          <table:table-cell table:style-name="ce19" office:value-type="float" office:value="16235" calcext:value-type="float">
            <text:p>16'235 <text:s/></text:p>
          </table:table-cell>
          <table:table-cell table:style-name="ce19" office:value-type="float" office:value="16179" calcext:value-type="float">
            <text:p>16'179 <text:s/></text:p>
          </table:table-cell>
          <table:table-cell table:style-name="ce19" office:value-type="float" office:value="28898" calcext:value-type="float">
            <text:p>28'898 <text:s/></text:p>
          </table:table-cell>
          <table:table-cell table:style-name="ce19" office:value-type="float" office:value="3516" calcext:value-type="float">
            <text:p>3'516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2414" calcext:value-type="float">
            <text:p>32'414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38000" calcext:value-type="float">
            <text:p>38'000 <text:s/></text:p>
          </table:table-cell>
          <table:table-cell table:style-name="ce19" office:value-type="float" office:value="9597" calcext:value-type="float">
            <text:p>9'597 <text:s/></text:p>
          </table:table-cell>
          <table:table-cell table:style-name="ce19" office:value-type="float" office:value="23622" calcext:value-type="float">
            <text:p>23'622 <text:s/></text:p>
          </table:table-cell>
          <table:table-cell table:style-name="ce19" office:value-type="float" office:value="4781" calcext:value-type="float">
            <text:p>4'781 <text:s/></text:p>
          </table:table-cell>
          <table:table-cell table:style-name="ce62" office:value-type="float" office:value="20.239607145881" calcext:value-type="float">
            <text:p>20.2 <text:s/></text:p>
          </table:table-cell>
          <table:table-cell table:style-name="ce19" office:value-type="float" office:value="19157" calcext:value-type="float">
            <text:p>19'157 <text:s/></text:p>
          </table:table-cell>
          <table:table-cell table:style-name="ce19" office:value-type="float" office:value="18843" calcext:value-type="float">
            <text:p>18'843 <text:s/></text:p>
          </table:table-cell>
          <table:table-cell table:style-name="ce19" office:value-type="float" office:value="34455" calcext:value-type="float">
            <text:p>34'455 <text:s/></text:p>
          </table:table-cell>
          <table:table-cell table:style-name="ce19" office:value-type="float" office:value="3545" calcext:value-type="float">
            <text:p>3'545 <text:s/></text:p>
          </table:table-cell>
          <table:table-cell table:style-name="ce19" office:value-type="float" office:value="30208" calcext:value-type="float">
            <text:p>30'208 <text:s/></text:p>
          </table:table-cell>
          <table:table-cell table:style-name="ce19" office:value-type="float" office:value="7792" calcext:value-type="float">
            <text:p>7'792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99388" calcext:value-type="float">
            <text:p>99'388 <text:s/></text:p>
          </table:table-cell>
          <table:table-cell table:style-name="ce19" office:value-type="float" office:value="24712" calcext:value-type="float">
            <text:p>24'712 <text:s/></text:p>
          </table:table-cell>
          <table:table-cell table:style-name="ce19" office:value-type="float" office:value="62871" calcext:value-type="float">
            <text:p>62'871 <text:s/></text:p>
          </table:table-cell>
          <table:table-cell table:style-name="ce19" office:value-type="float" office:value="11805" calcext:value-type="float">
            <text:p>11'805 <text:s/></text:p>
          </table:table-cell>
          <table:table-cell table:style-name="ce62" office:value-type="float" office:value="18.7765424440521" calcext:value-type="float">
            <text:p>18.8 <text:s/></text:p>
          </table:table-cell>
          <table:table-cell table:style-name="ce19" office:value-type="float" office:value="49589" calcext:value-type="float">
            <text:p>49'589 <text:s/></text:p>
          </table:table-cell>
          <table:table-cell table:style-name="ce19" office:value-type="float" office:value="49799" calcext:value-type="float">
            <text:p>49'799 <text:s/></text:p>
          </table:table-cell>
          <table:table-cell table:style-name="ce19" office:value-type="float" office:value="80041" calcext:value-type="float">
            <text:p>80'041 <text:s/></text:p>
          </table:table-cell>
          <table:table-cell table:style-name="ce19" office:value-type="float" office:value="19347" calcext:value-type="float">
            <text:p>19'347 <text:s/></text:p>
          </table:table-cell>
          <table:table-cell table:style-name="ce19" office:value-type="float" office:value="83274" calcext:value-type="float">
            <text:p>83'274 <text:s/></text:p>
          </table:table-cell>
          <table:table-cell table:style-name="ce19" office:value-type="float" office:value="16114" calcext:value-type="float">
            <text:p>16'114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10215" calcext:value-type="float">
            <text:p>310'215 <text:s/></text:p>
          </table:table-cell>
          <table:table-cell table:style-name="ce18" office:value-type="float" office:value="61268" calcext:value-type="float">
            <text:p>61'268 <text:s/></text:p>
          </table:table-cell>
          <table:table-cell table:style-name="ce18" office:value-type="float" office:value="194248" calcext:value-type="float">
            <text:p>194'248 <text:s/></text:p>
          </table:table-cell>
          <table:table-cell table:style-name="ce18" office:value-type="float" office:value="54699" calcext:value-type="float">
            <text:p>54'699 <text:s/></text:p>
          </table:table-cell>
          <table:table-cell table:style-name="ce61" office:value-type="float" office:value="28.1593632881677" calcext:value-type="float">
            <text:p>28.2 <text:s/></text:p>
          </table:table-cell>
          <table:table-cell table:style-name="ce18" office:value-type="float" office:value="148317" calcext:value-type="float">
            <text:p>148'317 <text:s/></text:p>
          </table:table-cell>
          <table:table-cell table:style-name="ce18" office:value-type="float" office:value="161898" calcext:value-type="float">
            <text:p>161'898 <text:s/></text:p>
          </table:table-cell>
          <table:table-cell table:style-name="ce18" office:value-type="float" office:value="230804" calcext:value-type="float">
            <text:p>230'804 <text:s/></text:p>
          </table:table-cell>
          <table:table-cell table:style-name="ce18" office:value-type="float" office:value="79411" calcext:value-type="float">
            <text:p>79'411 <text:s/></text:p>
          </table:table-cell>
          <table:table-cell table:style-name="ce18" office:value-type="float" office:value="255537" calcext:value-type="float">
            <text:p>255'537 <text:s/></text:p>
          </table:table-cell>
          <table:table-cell table:style-name="ce18" office:value-type="float" office:value="54678" calcext:value-type="float">
            <text:p>54'678 <text:s/></text:p>
          </table:table-cell>
          <table:table-cell table:style-name="ce21" table:number-columns-repeated="15"/>
          <table:table-cell table:number-columns-repeated="997"/>
        </table:table-row>
        <table:table-row table:style-name="ro2">
          <table:table-cell table:style-name="ce9"/>
          <table:table-cell table:style-name="ce20" table:number-columns-repeated="11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38" office:value-type="string" office:string-value="1) Altersquotient = Verhältnis der über 64-Jährigen zu den 20- bis 64-Jährigen" calcext:value-type="string">
            <text:p>1) Altersquotient = Verhältnis der über 64-Jährigen zu den 20- bis 64-Jährigen <text:s text:c="2"/>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8"/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/>
          <table:table-cell table:style-name="ce21" table:number-columns-repeated="2"/>
          <table:table-cell/>
          <table:table-cell table:style-name="ce36"/>
          <table:table-cell table:style-name="ce21" table:number-columns-repeated="16"/>
          <table:table-cell table:number-columns-repeated="997"/>
        </table:table-row>
        <table:table-row table:style-name="ro1">
          <table:table-cell office:value-type="string" calcext:value-type="string">
            <text:p>© BFS - Statistisches Lexikon der Schweiz</text:p>
          </table:table-cell>
          <table:table-cell table:style-name="ce21" table:number-columns-repeated="2"/>
          <table:table-cell/>
          <table:table-cell table:style-name="ce36" table:number-columns-repeated="5"/>
          <table:table-cell table:style-name="ce21" table:number-columns-repeated="18"/>
          <table:table-cell table:number-columns-repeated="997"/>
        </table:table-row>
        <table:table-row table:style-name="ro1" table:number-rows-repeated="47">
          <table:table-cell/>
          <table:table-cell table:style-name="ce21" table:number-columns-repeated="26"/>
          <table:table-cell table:number-columns-repeated="997"/>
        </table:table-row>
        <table:table-row table:style-name="ro1" table:number-rows-repeated="104847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2000'.$A$1:.$L$54" table:range-usable-as="print-range"/>
        </table:named-expressions>
      </table:table>
      <table:table table:name="1999" table:style-name="ta15" table:print-ranges="'1999'.A1:'1999'.L54">
        <table:table-column table:style-name="co1" table:default-cell-style-name="ce3"/>
        <table:table-column table:style-name="co2" table:number-columns-repeated="11" table:default-cell-style-name="ce3"/>
        <table:table-column table:style-name="co13" table:default-cell-style-name="ce3"/>
        <table:table-column table:style-name="co14" table:number-columns-repeated="4" table:default-cell-style-name="ce3"/>
        <table:table-column table:style-name="co15" table:number-columns-repeated="4" table:default-cell-style-name="ce3"/>
        <table:table-column table:style-name="co11" table:number-columns-repeated="236" table:default-cell-style-name="ce3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Struktur der ständigen Wohnbevölkerung nach Kantonen, 1999</text:p>
          </table:table-cell>
          <table:table-cell table:style-name="ce40" table:number-columns-repeated="2"/>
          <table:table-cell table:number-columns-repeated="3"/>
          <table:table-cell table:style-name="ce51"/>
          <table:table-cell table:number-columns-repeated="4"/>
          <table:table-cell table:style-name="ce35" office:value-type="string" calcext:value-type="string">
            <text:p>T 1.2.1.2.5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40" table:number-columns-repeated="2"/>
          <table:table-cell table:number-columns-repeated="3"/>
          <table:table-cell table:style-name="ce51"/>
          <table:table-cell table:number-columns-repeated="4"/>
          <table:table-cell table:style-name="ce35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11"/>
          <table:table-cell table:number-columns-repeated="1012"/>
        </table:table-row>
        <table:table-row table:style-name="ro2">
          <table:table-cell/>
          <table:table-cell table:style-name="ce13" table:number-columns-repeated="2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Alter</text:p>
          </table:table-cell>
          <table:table-cell table:style-name="ce9" table:number-columns-repeated="3"/>
          <table:table-cell table:style-name="ce22" office:value-type="string" calcext:value-type="string">
            <text:p>Geschlecht</text:p>
          </table:table-cell>
          <table:table-cell table:style-name="ce9"/>
          <table:table-cell table:style-name="ce22" office:value-type="string" calcext:value-type="string">
            <text:p>Staatsangehörigkeit</text:p>
          </table:table-cell>
          <table:table-cell table:style-name="ce9"/>
          <table:table-cell table:style-name="ce22" office:value-type="string" calcext:value-type="string">
            <text:p>Stadt/Land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4"/>
          <table:table-cell table:style-name="ce15"/>
          <table:table-cell table:style-name="ce23" office:value-type="string" calcext:value-type="string">
            <text:p>0–19</text:p>
          </table:table-cell>
          <table:table-cell table:style-name="ce23" office:value-type="string" calcext:value-type="string">
            <text:p>20–64</text:p>
          </table:table-cell>
          <table:table-cell table:style-name="ce23" office:value-type="string" calcext:value-type="string">
            <text:p>&gt; 64</text:p>
          </table:table-cell>
          <table:table-cell table:style-name="ce27" office:value-type="string" calcext:value-type="string">
            <text:p>Alters-</text:p>
          </table:table-cell>
          <table:table-cell table:style-name="ce15" office:value-type="string" calcext:value-type="string">
            <text:p>Männer</text:p>
          </table:table-cell>
          <table:table-cell table:style-name="ce27" office:value-type="string" calcext:value-type="string">
            <text:p>Frauen</text:p>
          </table:table-cell>
          <table:table-cell table:style-name="ce15" office:value-type="string" calcext:value-type="string">
            <text:p>Schweizer</text:p>
          </table:table-cell>
          <table:table-cell table:style-name="ce27" office:value-type="string" calcext:value-type="string">
            <text:p>Ausländer</text:p>
          </table:table-cell>
          <table:table-cell table:style-name="ce27" office:value-type="string" calcext:value-type="string">
            <text:p>Stadt</text:p>
          </table:table-cell>
          <table:table-cell table:style-name="ce36" office:value-type="string" calcext:value-type="string">
            <text:p>Land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14" table:number-columns-repeated="4"/>
          <table:table-cell table:style-name="ce28" office:value-type="string" calcext:value-type="string">
            <text:p>quotient 1)</text:p>
          </table:table-cell>
          <table:table-cell table:style-name="ce15"/>
          <table:table-cell table:style-name="ce27"/>
          <table:table-cell table:style-name="ce15"/>
          <table:table-cell table:style-name="ce27" table:number-columns-repeated="2"/>
          <table:table-cell table:style-name="ce36"/>
          <table:table-cell table:number-columns-repeated="1012"/>
        </table:table-row>
        <table:table-row table:style-name="ro2">
          <table:table-cell table:style-name="ce5"/>
          <table:table-cell table:style-name="ce16" table:number-columns-repeated="2"/>
          <table:table-cell table:style-name="ce25" table:number-columns-repeated="2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24" table:number-columns-repeated="5"/>
          <table:table-cell table:style-name="ce26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8" office:value-type="float" office:value="7164444" calcext:value-type="float">
            <text:p>7'164'444 <text:s/></text:p>
          </table:table-cell>
          <table:table-cell table:style-name="ce18" office:value-type="float" office:value="1663861" calcext:value-type="float">
            <text:p>1'663'861 <text:s/></text:p>
          </table:table-cell>
          <table:table-cell table:style-name="ce18" office:value-type="float" office:value="4406320" calcext:value-type="float">
            <text:p>4'406'320 <text:s/></text:p>
          </table:table-cell>
          <table:table-cell table:style-name="ce18" office:value-type="float" office:value="1094263" calcext:value-type="float">
            <text:p>1'094'263 <text:s/></text:p>
          </table:table-cell>
          <table:table-cell table:style-name="ce61" office:value-type="float" office:value="24.8339430635996" calcext:value-type="float">
            <text:p>24.8 <text:s/></text:p>
          </table:table-cell>
          <table:table-cell table:style-name="ce18" office:value-type="float" office:value="3500708" calcext:value-type="float">
            <text:p>3'500'708 <text:s/></text:p>
          </table:table-cell>
          <table:table-cell table:style-name="ce18" office:value-type="float" office:value="3663736" calcext:value-type="float">
            <text:p>3'663'736 <text:s/></text:p>
          </table:table-cell>
          <table:table-cell table:style-name="ce18" office:value-type="float" office:value="5757814" calcext:value-type="float">
            <text:p>5'757'814 <text:s/></text:p>
          </table:table-cell>
          <table:table-cell table:style-name="ce18" office:value-type="float" office:value="1406630" calcext:value-type="float">
            <text:p>1'406'630 <text:s/></text:p>
          </table:table-cell>
          <table:table-cell table:style-name="ce18" office:value-type="float" office:value="4839476" calcext:value-type="float">
            <text:p>4'839'476 <text:s/></text:p>
          </table:table-cell>
          <table:table-cell table:style-name="ce18" office:value-type="float" office:value="2324968" calcext:value-type="float">
            <text:p>2'324'968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7"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Genferseeregion</text:p>
          </table:table-cell>
          <table:table-cell table:style-name="ce18" office:value-type="float" office:value="1294974" calcext:value-type="float">
            <text:p>1'294'974 <text:s/></text:p>
          </table:table-cell>
          <table:table-cell table:style-name="ce18" office:value-type="float" office:value="300761" calcext:value-type="float">
            <text:p>300'761 <text:s/></text:p>
          </table:table-cell>
          <table:table-cell table:style-name="ce18" office:value-type="float" office:value="800613" calcext:value-type="float">
            <text:p>800'613 <text:s/></text:p>
          </table:table-cell>
          <table:table-cell table:style-name="ce18" office:value-type="float" office:value="193600" calcext:value-type="float">
            <text:p>193'600 <text:s/></text:p>
          </table:table-cell>
          <table:table-cell table:style-name="ce61" office:value-type="float" office:value="24.1814709478862" calcext:value-type="float">
            <text:p>24.2 <text:s/></text:p>
          </table:table-cell>
          <table:table-cell table:style-name="ce18" office:value-type="float" office:value="624640" calcext:value-type="float">
            <text:p>624'640 <text:s/></text:p>
          </table:table-cell>
          <table:table-cell table:style-name="ce18" office:value-type="float" office:value="670334" calcext:value-type="float">
            <text:p>670'334 <text:s/></text:p>
          </table:table-cell>
          <table:table-cell table:style-name="ce18" office:value-type="float" office:value="934144" calcext:value-type="float">
            <text:p>934'144 <text:s/></text:p>
          </table:table-cell>
          <table:table-cell table:style-name="ce18" office:value-type="float" office:value="360830" calcext:value-type="float">
            <text:p>360'830 <text:s/></text:p>
          </table:table-cell>
          <table:table-cell table:style-name="ce18" office:value-type="float" office:value="989907" calcext:value-type="float">
            <text:p>989'907 <text:s/></text:p>
          </table:table-cell>
          <table:table-cell table:style-name="ce18" office:value-type="float" office:value="305067" calcext:value-type="float">
            <text:p>305'06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16275" calcext:value-type="float">
            <text:p>616'275 <text:s/></text:p>
          </table:table-cell>
          <table:table-cell table:style-name="ce19" office:value-type="float" office:value="144728" calcext:value-type="float">
            <text:p>144'728 <text:s/></text:p>
          </table:table-cell>
          <table:table-cell table:style-name="ce19" office:value-type="float" office:value="375556" calcext:value-type="float">
            <text:p>375'556 <text:s/></text:p>
          </table:table-cell>
          <table:table-cell table:style-name="ce19" office:value-type="float" office:value="95991" calcext:value-type="float">
            <text:p>95'991 <text:s/></text:p>
          </table:table-cell>
          <table:table-cell table:style-name="ce62" office:value-type="float" office:value="25.5597034796409" calcext:value-type="float">
            <text:p>25.6 <text:s/></text:p>
          </table:table-cell>
          <table:table-cell table:style-name="ce19" office:value-type="float" office:value="297405" calcext:value-type="float">
            <text:p>297'405 <text:s/></text:p>
          </table:table-cell>
          <table:table-cell table:style-name="ce19" office:value-type="float" office:value="318870" calcext:value-type="float">
            <text:p>318'870 <text:s/></text:p>
          </table:table-cell>
          <table:table-cell table:style-name="ce19" office:value-type="float" office:value="453666" calcext:value-type="float">
            <text:p>453'666 <text:s/></text:p>
          </table:table-cell>
          <table:table-cell table:style-name="ce19" office:value-type="float" office:value="162609" calcext:value-type="float">
            <text:p>162'609 <text:s/></text:p>
          </table:table-cell>
          <table:table-cell table:style-name="ce19" office:value-type="float" office:value="446658" calcext:value-type="float">
            <text:p>446'658 <text:s/></text:p>
          </table:table-cell>
          <table:table-cell table:style-name="ce19" office:value-type="float" office:value="169617" calcext:value-type="float">
            <text:p>169'61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75632" calcext:value-type="float">
            <text:p>275'632 <text:s/></text:p>
          </table:table-cell>
          <table:table-cell table:style-name="ce19" office:value-type="float" office:value="67790" calcext:value-type="float">
            <text:p>67'790 <text:s/></text:p>
          </table:table-cell>
          <table:table-cell table:style-name="ce19" office:value-type="float" office:value="168576" calcext:value-type="float">
            <text:p>168'576 <text:s/></text:p>
          </table:table-cell>
          <table:table-cell table:style-name="ce19" office:value-type="float" office:value="39266" calcext:value-type="float">
            <text:p>39'266 <text:s/></text:p>
          </table:table-cell>
          <table:table-cell table:style-name="ce62" office:value-type="float" office:value="23.2927581624905" calcext:value-type="float">
            <text:p>23.3 <text:s/></text:p>
          </table:table-cell>
          <table:table-cell table:style-name="ce19" office:value-type="float" office:value="135321" calcext:value-type="float">
            <text:p>135'321 <text:s/></text:p>
          </table:table-cell>
          <table:table-cell table:style-name="ce19" office:value-type="float" office:value="140311" calcext:value-type="float">
            <text:p>140'311 <text:s/></text:p>
          </table:table-cell>
          <table:table-cell table:style-name="ce19" office:value-type="float" office:value="229775" calcext:value-type="float">
            <text:p>229'775 <text:s/></text:p>
          </table:table-cell>
          <table:table-cell table:style-name="ce19" office:value-type="float" office:value="45857" calcext:value-type="float">
            <text:p>45'857 <text:s/></text:p>
          </table:table-cell>
          <table:table-cell table:style-name="ce19" office:value-type="float" office:value="145849" calcext:value-type="float">
            <text:p>145'849 <text:s/></text:p>
          </table:table-cell>
          <table:table-cell table:style-name="ce19" office:value-type="float" office:value="129783" calcext:value-type="float">
            <text:p>129'78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03067" calcext:value-type="float">
            <text:p>403'067 <text:s/></text:p>
          </table:table-cell>
          <table:table-cell table:style-name="ce19" office:value-type="float" office:value="88243" calcext:value-type="float">
            <text:p>88'243 <text:s/></text:p>
          </table:table-cell>
          <table:table-cell table:style-name="ce19" office:value-type="float" office:value="256481" calcext:value-type="float">
            <text:p>256'481 <text:s/></text:p>
          </table:table-cell>
          <table:table-cell table:style-name="ce19" office:value-type="float" office:value="58343" calcext:value-type="float">
            <text:p>58'343 <text:s/></text:p>
          </table:table-cell>
          <table:table-cell table:style-name="ce62" office:value-type="float" office:value="22.7474939664147" calcext:value-type="float">
            <text:p>22.7 <text:s/></text:p>
          </table:table-cell>
          <table:table-cell table:style-name="ce19" office:value-type="float" office:value="191914" calcext:value-type="float">
            <text:p>191'914 <text:s/></text:p>
          </table:table-cell>
          <table:table-cell table:style-name="ce19" office:value-type="float" office:value="211153" calcext:value-type="float">
            <text:p>211'153 <text:s/></text:p>
          </table:table-cell>
          <table:table-cell table:style-name="ce19" office:value-type="float" office:value="250703" calcext:value-type="float">
            <text:p>250'703 <text:s/></text:p>
          </table:table-cell>
          <table:table-cell table:style-name="ce19" office:value-type="float" office:value="152364" calcext:value-type="float">
            <text:p>152'364 <text:s/></text:p>
          </table:table-cell>
          <table:table-cell table:style-name="ce19" office:value-type="float" office:value="397400" calcext:value-type="float">
            <text:p>397'400 <text:s/></text:p>
          </table:table-cell>
          <table:table-cell table:style-name="ce19" office:value-type="float" office:value="5667" calcext:value-type="float">
            <text:p>5'66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Espace Mittelland</text:p>
          </table:table-cell>
          <table:table-cell table:style-name="ce18" office:value-type="float" office:value="1656109" calcext:value-type="float">
            <text:p>1'656'109 <text:s/></text:p>
          </table:table-cell>
          <table:table-cell table:style-name="ce18" office:value-type="float" office:value="386239" calcext:value-type="float">
            <text:p>386'239 <text:s/></text:p>
          </table:table-cell>
          <table:table-cell table:style-name="ce18" office:value-type="float" office:value="1001186" calcext:value-type="float">
            <text:p>1'001'186 <text:s/></text:p>
          </table:table-cell>
          <table:table-cell table:style-name="ce18" office:value-type="float" office:value="268684" calcext:value-type="float">
            <text:p>268'684 <text:s/></text:p>
          </table:table-cell>
          <table:table-cell table:style-name="ce61" office:value-type="float" office:value="26.8365718258146" calcext:value-type="float">
            <text:p>26.8 <text:s/></text:p>
          </table:table-cell>
          <table:table-cell table:style-name="ce18" office:value-type="float" office:value="809913" calcext:value-type="float">
            <text:p>809'913 <text:s/></text:p>
          </table:table-cell>
          <table:table-cell table:style-name="ce18" office:value-type="float" office:value="846196" calcext:value-type="float">
            <text:p>846'196 <text:s/></text:p>
          </table:table-cell>
          <table:table-cell table:style-name="ce18" office:value-type="float" office:value="1427796" calcext:value-type="float">
            <text:p>1'427'796 <text:s/></text:p>
          </table:table-cell>
          <table:table-cell table:style-name="ce18" office:value-type="float" office:value="228313" calcext:value-type="float">
            <text:p>228'313 <text:s/></text:p>
          </table:table-cell>
          <table:table-cell table:style-name="ce18" office:value-type="float" office:value="942948" calcext:value-type="float">
            <text:p>942'948 <text:s/></text:p>
          </table:table-cell>
          <table:table-cell table:style-name="ce18" office:value-type="float" office:value="713161" calcext:value-type="float">
            <text:p>713'161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43427" calcext:value-type="float">
            <text:p>943'427 <text:s/></text:p>
          </table:table-cell>
          <table:table-cell table:style-name="ce19" office:value-type="float" office:value="211204" calcext:value-type="float">
            <text:p>211'204 <text:s/></text:p>
          </table:table-cell>
          <table:table-cell table:style-name="ce19" office:value-type="float" office:value="571443" calcext:value-type="float">
            <text:p>571'443 <text:s/></text:p>
          </table:table-cell>
          <table:table-cell table:style-name="ce19" office:value-type="float" office:value="160780" calcext:value-type="float">
            <text:p>160'780 <text:s/></text:p>
          </table:table-cell>
          <table:table-cell table:style-name="ce62" office:value-type="float" office:value="28.1357895713133" calcext:value-type="float">
            <text:p>28.1 <text:s/></text:p>
          </table:table-cell>
          <table:table-cell table:style-name="ce19" office:value-type="float" office:value="458067" calcext:value-type="float">
            <text:p>458'067 <text:s/></text:p>
          </table:table-cell>
          <table:table-cell table:style-name="ce19" office:value-type="float" office:value="485360" calcext:value-type="float">
            <text:p>485'360 <text:s/></text:p>
          </table:table-cell>
          <table:table-cell table:style-name="ce19" office:value-type="float" office:value="832850" calcext:value-type="float">
            <text:p>832'850 <text:s/></text:p>
          </table:table-cell>
          <table:table-cell table:style-name="ce19" office:value-type="float" office:value="110577" calcext:value-type="float">
            <text:p>110'577 <text:s/></text:p>
          </table:table-cell>
          <table:table-cell table:style-name="ce19" office:value-type="float" office:value="552878" calcext:value-type="float">
            <text:p>552'878 <text:s/></text:p>
          </table:table-cell>
          <table:table-cell table:style-name="ce19" office:value-type="float" office:value="390549" calcext:value-type="float">
            <text:p>390'54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34307" calcext:value-type="float">
            <text:p>234'307 <text:s/></text:p>
          </table:table-cell>
          <table:table-cell table:style-name="ce19" office:value-type="float" office:value="62488" calcext:value-type="float">
            <text:p>62'488 <text:s/></text:p>
          </table:table-cell>
          <table:table-cell table:style-name="ce19" office:value-type="float" office:value="141693" calcext:value-type="float">
            <text:p>141'693 <text:s/></text:p>
          </table:table-cell>
          <table:table-cell table:style-name="ce19" office:value-type="float" office:value="30126" calcext:value-type="float">
            <text:p>30'126 <text:s/></text:p>
          </table:table-cell>
          <table:table-cell table:style-name="ce62" office:value-type="float" office:value="21.261459634562" calcext:value-type="float">
            <text:p>21.3 <text:s/></text:p>
          </table:table-cell>
          <table:table-cell table:style-name="ce19" office:value-type="float" office:value="116494" calcext:value-type="float">
            <text:p>116'494 <text:s/></text:p>
          </table:table-cell>
          <table:table-cell table:style-name="ce19" office:value-type="float" office:value="117813" calcext:value-type="float">
            <text:p>117'813 <text:s/></text:p>
          </table:table-cell>
          <table:table-cell table:style-name="ce19" office:value-type="float" office:value="201451" calcext:value-type="float">
            <text:p>201'451 <text:s/></text:p>
          </table:table-cell>
          <table:table-cell table:style-name="ce19" office:value-type="float" office:value="32856" calcext:value-type="float">
            <text:p>32'856 <text:s/></text:p>
          </table:table-cell>
          <table:table-cell table:style-name="ce19" office:value-type="float" office:value="84879" calcext:value-type="float">
            <text:p>84'879 <text:s/></text:p>
          </table:table-cell>
          <table:table-cell table:style-name="ce19" office:value-type="float" office:value="149428" calcext:value-type="float">
            <text:p>149'428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olothurn</text:p>
          </table:table-cell>
          <table:table-cell table:style-name="ce19" office:value-type="float" office:value="243908" calcext:value-type="float">
            <text:p>243'908 <text:s/></text:p>
          </table:table-cell>
          <table:table-cell table:style-name="ce19" office:value-type="float" office:value="57100" calcext:value-type="float">
            <text:p>57'100 <text:s/></text:p>
          </table:table-cell>
          <table:table-cell table:style-name="ce19" office:value-type="float" office:value="148278" calcext:value-type="float">
            <text:p>148'278 <text:s/></text:p>
          </table:table-cell>
          <table:table-cell table:style-name="ce19" office:value-type="float" office:value="38530" calcext:value-type="float">
            <text:p>38'530 <text:s/></text:p>
          </table:table-cell>
          <table:table-cell table:style-name="ce62" office:value-type="float" office:value="25.9849741701399" calcext:value-type="float">
            <text:p>26.0 <text:s/></text:p>
          </table:table-cell>
          <table:table-cell table:style-name="ce19" office:value-type="float" office:value="119981" calcext:value-type="float">
            <text:p>119'981 <text:s/></text:p>
          </table:table-cell>
          <table:table-cell table:style-name="ce19" office:value-type="float" office:value="123927" calcext:value-type="float">
            <text:p>123'927 <text:s/></text:p>
          </table:table-cell>
          <table:table-cell table:style-name="ce19" office:value-type="float" office:value="204140" calcext:value-type="float">
            <text:p>204'140 <text:s/></text:p>
          </table:table-cell>
          <table:table-cell table:style-name="ce19" office:value-type="float" office:value="39768" calcext:value-type="float">
            <text:p>39'768 <text:s/></text:p>
          </table:table-cell>
          <table:table-cell table:style-name="ce19" office:value-type="float" office:value="175831" calcext:value-type="float">
            <text:p>175'831 <text:s/></text:p>
          </table:table-cell>
          <table:table-cell table:style-name="ce19" office:value-type="float" office:value="68077" calcext:value-type="float">
            <text:p>68'07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165649" calcext:value-type="float">
            <text:p>165'649 <text:s/></text:p>
          </table:table-cell>
          <table:table-cell table:style-name="ce19" office:value-type="float" office:value="38182" calcext:value-type="float">
            <text:p>38'182 <text:s/></text:p>
          </table:table-cell>
          <table:table-cell table:style-name="ce19" office:value-type="float" office:value="99323" calcext:value-type="float">
            <text:p>99'323 <text:s/></text:p>
          </table:table-cell>
          <table:table-cell table:style-name="ce19" office:value-type="float" office:value="28144" calcext:value-type="float">
            <text:p>28'144 <text:s/></text:p>
          </table:table-cell>
          <table:table-cell table:style-name="ce62" office:value-type="float" office:value="28.3358335934275" calcext:value-type="float">
            <text:p>28.3 <text:s/></text:p>
          </table:table-cell>
          <table:table-cell table:style-name="ce19" office:value-type="float" office:value="81526" calcext:value-type="float">
            <text:p>81'526 <text:s/></text:p>
          </table:table-cell>
          <table:table-cell table:style-name="ce19" office:value-type="float" office:value="84123" calcext:value-type="float">
            <text:p>84'123 <text:s/></text:p>
          </table:table-cell>
          <table:table-cell table:style-name="ce19" office:value-type="float" office:value="128817" calcext:value-type="float">
            <text:p>128'817 <text:s/></text:p>
          </table:table-cell>
          <table:table-cell table:style-name="ce19" office:value-type="float" office:value="36832" calcext:value-type="float">
            <text:p>36'832 <text:s/></text:p>
          </table:table-cell>
          <table:table-cell table:style-name="ce19" office:value-type="float" office:value="117964" calcext:value-type="float">
            <text:p>117'964 <text:s/></text:p>
          </table:table-cell>
          <table:table-cell table:style-name="ce19" office:value-type="float" office:value="47685" calcext:value-type="float">
            <text:p>47'68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Jura</text:p>
          </table:table-cell>
          <table:table-cell table:style-name="ce19" office:value-type="float" office:value="68818" calcext:value-type="float">
            <text:p>68'818 <text:s/></text:p>
          </table:table-cell>
          <table:table-cell table:style-name="ce19" office:value-type="float" office:value="17265" calcext:value-type="float">
            <text:p>17'265 <text:s/></text:p>
          </table:table-cell>
          <table:table-cell table:style-name="ce19" office:value-type="float" office:value="40449" calcext:value-type="float">
            <text:p>40'449 <text:s/></text:p>
          </table:table-cell>
          <table:table-cell table:style-name="ce19" office:value-type="float" office:value="11104" calcext:value-type="float">
            <text:p>11'104 <text:s/></text:p>
          </table:table-cell>
          <table:table-cell table:style-name="ce62" office:value-type="float" office:value="27.4518529506292" calcext:value-type="float">
            <text:p>27.5 <text:s/></text:p>
          </table:table-cell>
          <table:table-cell table:style-name="ce19" office:value-type="float" office:value="33845" calcext:value-type="float">
            <text:p>33'845 <text:s/></text:p>
          </table:table-cell>
          <table:table-cell table:style-name="ce19" office:value-type="float" office:value="34973" calcext:value-type="float">
            <text:p>34'973 <text:s/></text:p>
          </table:table-cell>
          <table:table-cell table:style-name="ce19" office:value-type="float" office:value="60538" calcext:value-type="float">
            <text:p>60'538 <text:s/></text:p>
          </table:table-cell>
          <table:table-cell table:style-name="ce19" office:value-type="float" office:value="8280" calcext:value-type="float">
            <text:p>8'280 <text:s/></text:p>
          </table:table-cell>
          <table:table-cell table:style-name="ce19" office:value-type="float" office:value="11396" calcext:value-type="float">
            <text:p>11'396 <text:s/></text:p>
          </table:table-cell>
          <table:table-cell table:style-name="ce19" office:value-type="float" office:value="57422" calcext:value-type="float">
            <text:p>57'422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Nordwestschweiz</text:p>
          </table:table-cell>
          <table:table-cell table:style-name="ce18" office:value-type="float" office:value="987699" calcext:value-type="float">
            <text:p>987'699 <text:s/></text:p>
          </table:table-cell>
          <table:table-cell table:style-name="ce18" office:value-type="float" office:value="222242" calcext:value-type="float">
            <text:p>222'242 <text:s/></text:p>
          </table:table-cell>
          <table:table-cell table:style-name="ce18" office:value-type="float" office:value="614454" calcext:value-type="float">
            <text:p>614'454 <text:s/></text:p>
          </table:table-cell>
          <table:table-cell table:style-name="ce18" office:value-type="float" office:value="151003" calcext:value-type="float">
            <text:p>151'003 <text:s/></text:p>
          </table:table-cell>
          <table:table-cell table:style-name="ce61" office:value-type="float" office:value="24.5751512725119" calcext:value-type="float">
            <text:p>24.6 <text:s/></text:p>
          </table:table-cell>
          <table:table-cell table:style-name="ce18" office:value-type="float" office:value="483810" calcext:value-type="float">
            <text:p>483'810 <text:s/></text:p>
          </table:table-cell>
          <table:table-cell table:style-name="ce18" office:value-type="float" office:value="503889" calcext:value-type="float">
            <text:p>503'889 <text:s/></text:p>
          </table:table-cell>
          <table:table-cell table:style-name="ce18" office:value-type="float" office:value="793418" calcext:value-type="float">
            <text:p>793'418 <text:s/></text:p>
          </table:table-cell>
          <table:table-cell table:style-name="ce18" office:value-type="float" office:value="194281" calcext:value-type="float">
            <text:p>194'281 <text:s/></text:p>
          </table:table-cell>
          <table:table-cell table:style-name="ce18" office:value-type="float" office:value="710306" calcext:value-type="float">
            <text:p>710'306 <text:s/></text:p>
          </table:table-cell>
          <table:table-cell table:style-name="ce18" office:value-type="float" office:value="277393" calcext:value-type="float">
            <text:p>277'39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188458" calcext:value-type="float">
            <text:p>188'458 <text:s/></text:p>
          </table:table-cell>
          <table:table-cell table:style-name="ce19" office:value-type="float" office:value="32813" calcext:value-type="float">
            <text:p>32'813 <text:s/></text:p>
          </table:table-cell>
          <table:table-cell table:style-name="ce19" office:value-type="float" office:value="116187" calcext:value-type="float">
            <text:p>116'187 <text:s/></text:p>
          </table:table-cell>
          <table:table-cell table:style-name="ce19" office:value-type="float" office:value="39458" calcext:value-type="float">
            <text:p>39'458 <text:s/></text:p>
          </table:table-cell>
          <table:table-cell table:style-name="ce62" office:value-type="float" office:value="33.9607701377951" calcext:value-type="float">
            <text:p>34.0 <text:s/></text:p>
          </table:table-cell>
          <table:table-cell table:style-name="ce19" office:value-type="float" office:value="88747" calcext:value-type="float">
            <text:p>88'747 <text:s/></text:p>
          </table:table-cell>
          <table:table-cell table:style-name="ce19" office:value-type="float" office:value="99711" calcext:value-type="float">
            <text:p>99'711 <text:s/></text:p>
          </table:table-cell>
          <table:table-cell table:style-name="ce19" office:value-type="float" office:value="137824" calcext:value-type="float">
            <text:p>137'824 <text:s/></text:p>
          </table:table-cell>
          <table:table-cell table:style-name="ce19" office:value-type="float" office:value="50634" calcext:value-type="float">
            <text:p>50'634 <text:s/></text:p>
          </table:table-cell>
          <table:table-cell table:style-name="ce19" office:value-type="float" office:value="188458" calcext:value-type="float">
            <text:p>188'458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58602" calcext:value-type="float">
            <text:p>258'602 <text:s/></text:p>
          </table:table-cell>
          <table:table-cell table:style-name="ce19" office:value-type="float" office:value="56841" calcext:value-type="float">
            <text:p>56'841 <text:s/></text:p>
          </table:table-cell>
          <table:table-cell table:style-name="ce19" office:value-type="float" office:value="161557" calcext:value-type="float">
            <text:p>161'557 <text:s/></text:p>
          </table:table-cell>
          <table:table-cell table:style-name="ce19" office:value-type="float" office:value="40204" calcext:value-type="float">
            <text:p>40'204 <text:s/></text:p>
          </table:table-cell>
          <table:table-cell table:style-name="ce62" office:value-type="float" office:value="24.8853345877925" calcext:value-type="float">
            <text:p>24.9 <text:s/></text:p>
          </table:table-cell>
          <table:table-cell table:style-name="ce19" office:value-type="float" office:value="126731" calcext:value-type="float">
            <text:p>126'731 <text:s/></text:p>
          </table:table-cell>
          <table:table-cell table:style-name="ce19" office:value-type="float" office:value="131871" calcext:value-type="float">
            <text:p>131'871 <text:s/></text:p>
          </table:table-cell>
          <table:table-cell table:style-name="ce19" office:value-type="float" office:value="215581" calcext:value-type="float">
            <text:p>215'581 <text:s/></text:p>
          </table:table-cell>
          <table:table-cell table:style-name="ce19" office:value-type="float" office:value="43021" calcext:value-type="float">
            <text:p>43'021 <text:s/></text:p>
          </table:table-cell>
          <table:table-cell table:style-name="ce19" office:value-type="float" office:value="209608" calcext:value-type="float">
            <text:p>209'608 <text:s/></text:p>
          </table:table-cell>
          <table:table-cell table:style-name="ce19" office:value-type="float" office:value="48994" calcext:value-type="float">
            <text:p>48'994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40639" calcext:value-type="float">
            <text:p>540'639 <text:s/></text:p>
          </table:table-cell>
          <table:table-cell table:style-name="ce19" office:value-type="float" office:value="132588" calcext:value-type="float">
            <text:p>132'588 <text:s/></text:p>
          </table:table-cell>
          <table:table-cell table:style-name="ce19" office:value-type="float" office:value="336710" calcext:value-type="float">
            <text:p>336'710 <text:s/></text:p>
          </table:table-cell>
          <table:table-cell table:style-name="ce19" office:value-type="float" office:value="71341" calcext:value-type="float">
            <text:p>71'341 <text:s/></text:p>
          </table:table-cell>
          <table:table-cell table:style-name="ce62" office:value-type="float" office:value="21.1876689139022" calcext:value-type="float">
            <text:p>21.2 <text:s/></text:p>
          </table:table-cell>
          <table:table-cell table:style-name="ce19" office:value-type="float" office:value="268332" calcext:value-type="float">
            <text:p>268'332 <text:s/></text:p>
          </table:table-cell>
          <table:table-cell table:style-name="ce19" office:value-type="float" office:value="272307" calcext:value-type="float">
            <text:p>272'307 <text:s/></text:p>
          </table:table-cell>
          <table:table-cell table:style-name="ce19" office:value-type="float" office:value="440013" calcext:value-type="float">
            <text:p>440'013 <text:s/></text:p>
          </table:table-cell>
          <table:table-cell table:style-name="ce19" office:value-type="float" office:value="100626" calcext:value-type="float">
            <text:p>100'626 <text:s/></text:p>
          </table:table-cell>
          <table:table-cell table:style-name="ce19" office:value-type="float" office:value="312240" calcext:value-type="float">
            <text:p>312'240 <text:s/></text:p>
          </table:table-cell>
          <table:table-cell table:style-name="ce19" office:value-type="float" office:value="228399" calcext:value-type="float">
            <text:p>228'39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Zürich</text:p>
          </table:table-cell>
          <table:table-cell table:style-name="ce18" office:value-type="float" office:value="1198569" calcext:value-type="float">
            <text:p>1'198'569 <text:s/></text:p>
          </table:table-cell>
          <table:table-cell table:style-name="ce18" office:value-type="float" office:value="252906" calcext:value-type="float">
            <text:p>252'906 <text:s/></text:p>
          </table:table-cell>
          <table:table-cell table:style-name="ce18" office:value-type="float" office:value="763748" calcext:value-type="float">
            <text:p>763'748 <text:s/></text:p>
          </table:table-cell>
          <table:table-cell table:style-name="ce18" office:value-type="float" office:value="181915" calcext:value-type="float">
            <text:p>181'915 <text:s/></text:p>
          </table:table-cell>
          <table:table-cell table:style-name="ce61" office:value-type="float" office:value="23.8187203108879" calcext:value-type="float">
            <text:p>23.8 <text:s/></text:p>
          </table:table-cell>
          <table:table-cell table:style-name="ce18" office:value-type="float" office:value="584523" calcext:value-type="float">
            <text:p>584'523 <text:s/></text:p>
          </table:table-cell>
          <table:table-cell table:style-name="ce18" office:value-type="float" office:value="614046" calcext:value-type="float">
            <text:p>614'046 <text:s/></text:p>
          </table:table-cell>
          <table:table-cell table:style-name="ce18" office:value-type="float" office:value="941082" calcext:value-type="float">
            <text:p>941'082 <text:s/></text:p>
          </table:table-cell>
          <table:table-cell table:style-name="ce18" office:value-type="float" office:value="257487" calcext:value-type="float">
            <text:p>257'487 <text:s/></text:p>
          </table:table-cell>
          <table:table-cell table:style-name="ce18" office:value-type="float" office:value="1086850" calcext:value-type="float">
            <text:p>1'086'850 <text:s/></text:p>
          </table:table-cell>
          <table:table-cell table:style-name="ce18" office:value-type="float" office:value="111719" calcext:value-type="float">
            <text:p>111'719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Ostschweiz</text:p>
          </table:table-cell>
          <table:table-cell table:style-name="ce18" office:value-type="float" office:value="1041863" calcext:value-type="float">
            <text:p>1'041'863 <text:s/></text:p>
          </table:table-cell>
          <table:table-cell table:style-name="ce18" office:value-type="float" office:value="267004" calcext:value-type="float">
            <text:p>267'004 <text:s/></text:p>
          </table:table-cell>
          <table:table-cell table:style-name="ce18" office:value-type="float" office:value="621286" calcext:value-type="float">
            <text:p>621'286 <text:s/></text:p>
          </table:table-cell>
          <table:table-cell table:style-name="ce18" office:value-type="float" office:value="153573" calcext:value-type="float">
            <text:p>153'573 <text:s/></text:p>
          </table:table-cell>
          <table:table-cell table:style-name="ce61" office:value-type="float" office:value="24.7185676162025" calcext:value-type="float">
            <text:p>24.7 <text:s/></text:p>
          </table:table-cell>
          <table:table-cell table:style-name="ce18" office:value-type="float" office:value="514246" calcext:value-type="float">
            <text:p>514'246 <text:s/></text:p>
          </table:table-cell>
          <table:table-cell table:style-name="ce18" office:value-type="float" office:value="527617" calcext:value-type="float">
            <text:p>527'617 <text:s/></text:p>
          </table:table-cell>
          <table:table-cell table:style-name="ce18" office:value-type="float" office:value="856127" calcext:value-type="float">
            <text:p>856'127 <text:s/></text:p>
          </table:table-cell>
          <table:table-cell table:style-name="ce18" office:value-type="float" office:value="185736" calcext:value-type="float">
            <text:p>185'736 <text:s/></text:p>
          </table:table-cell>
          <table:table-cell table:style-name="ce18" office:value-type="float" office:value="493215" calcext:value-type="float">
            <text:p>493'215 <text:s/></text:p>
          </table:table-cell>
          <table:table-cell table:style-name="ce18" office:value-type="float" office:value="548648" calcext:value-type="float">
            <text:p>548'648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8708" calcext:value-type="float">
            <text:p>38'708 <text:s/></text:p>
          </table:table-cell>
          <table:table-cell table:style-name="ce19" office:value-type="float" office:value="9953" calcext:value-type="float">
            <text:p>9'953 <text:s/></text:p>
          </table:table-cell>
          <table:table-cell table:style-name="ce19" office:value-type="float" office:value="22547" calcext:value-type="float">
            <text:p>22'547 <text:s/></text:p>
          </table:table-cell>
          <table:table-cell table:style-name="ce19" office:value-type="float" office:value="6208" calcext:value-type="float">
            <text:p>6'208 <text:s/></text:p>
          </table:table-cell>
          <table:table-cell table:style-name="ce62" office:value-type="float" office:value="27.5335964873376" calcext:value-type="float">
            <text:p>27.5 <text:s/></text:p>
          </table:table-cell>
          <table:table-cell table:style-name="ce19" office:value-type="float" office:value="19120" calcext:value-type="float">
            <text:p>19'120 <text:s/></text:p>
          </table:table-cell>
          <table:table-cell table:style-name="ce19" office:value-type="float" office:value="19588" calcext:value-type="float">
            <text:p>19'588 <text:s/></text:p>
          </table:table-cell>
          <table:table-cell table:style-name="ce19" office:value-type="float" office:value="31034" calcext:value-type="float">
            <text:p>31'034 <text:s/></text:p>
          </table:table-cell>
          <table:table-cell table:style-name="ce19" office:value-type="float" office:value="7674" calcext:value-type="float">
            <text:p>7'674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8708" calcext:value-type="float">
            <text:p>38'708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3552" calcext:value-type="float">
            <text:p>73'552 <text:s/></text:p>
          </table:table-cell>
          <table:table-cell table:style-name="ce19" office:value-type="float" office:value="16619" calcext:value-type="float">
            <text:p>16'619 <text:s/></text:p>
          </table:table-cell>
          <table:table-cell table:style-name="ce19" office:value-type="float" office:value="44044" calcext:value-type="float">
            <text:p>44'044 <text:s/></text:p>
          </table:table-cell>
          <table:table-cell table:style-name="ce19" office:value-type="float" office:value="12889" calcext:value-type="float">
            <text:p>12'889 <text:s/></text:p>
          </table:table-cell>
          <table:table-cell table:style-name="ce62" office:value-type="float" office:value="29.2639179002815" calcext:value-type="float">
            <text:p>29.3 <text:s/></text:p>
          </table:table-cell>
          <table:table-cell table:style-name="ce19" office:value-type="float" office:value="35627" calcext:value-type="float">
            <text:p>35'627 <text:s/></text:p>
          </table:table-cell>
          <table:table-cell table:style-name="ce19" office:value-type="float" office:value="37925" calcext:value-type="float">
            <text:p>37'925 <text:s/></text:p>
          </table:table-cell>
          <table:table-cell table:style-name="ce19" office:value-type="float" office:value="59105" calcext:value-type="float">
            <text:p>59'105 <text:s/></text:p>
          </table:table-cell>
          <table:table-cell table:style-name="ce19" office:value-type="float" office:value="14447" calcext:value-type="float">
            <text:p>14'447 <text:s/></text:p>
          </table:table-cell>
          <table:table-cell table:style-name="ce19" office:value-type="float" office:value="53179" calcext:value-type="float">
            <text:p>53'179 <text:s/></text:p>
          </table:table-cell>
          <table:table-cell table:style-name="ce19" office:value-type="float" office:value="20373" calcext:value-type="float">
            <text:p>20'37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3737" calcext:value-type="float">
            <text:p>53'737 <text:s/></text:p>
          </table:table-cell>
          <table:table-cell table:style-name="ce19" office:value-type="float" office:value="14034" calcext:value-type="float">
            <text:p>14'034 <text:s/></text:p>
          </table:table-cell>
          <table:table-cell table:style-name="ce19" office:value-type="float" office:value="30962" calcext:value-type="float">
            <text:p>30'962 <text:s/></text:p>
          </table:table-cell>
          <table:table-cell table:style-name="ce19" office:value-type="float" office:value="8741" calcext:value-type="float">
            <text:p>8'741 <text:s/></text:p>
          </table:table-cell>
          <table:table-cell table:style-name="ce62" office:value-type="float" office:value="28.2313804017828" calcext:value-type="float">
            <text:p>28.2 <text:s/></text:p>
          </table:table-cell>
          <table:table-cell table:style-name="ce19" office:value-type="float" office:value="26696" calcext:value-type="float">
            <text:p>26'696 <text:s/></text:p>
          </table:table-cell>
          <table:table-cell table:style-name="ce19" office:value-type="float" office:value="27041" calcext:value-type="float">
            <text:p>27'041 <text:s/></text:p>
          </table:table-cell>
          <table:table-cell table:style-name="ce19" office:value-type="float" office:value="46170" calcext:value-type="float">
            <text:p>46'170 <text:s/></text:p>
          </table:table-cell>
          <table:table-cell table:style-name="ce19" office:value-type="float" office:value="7567" calcext:value-type="float">
            <text:p>7'567 <text:s/></text:p>
          </table:table-cell>
          <table:table-cell table:style-name="ce19" office:value-type="float" office:value="27072" calcext:value-type="float">
            <text:p>27'072 <text:s/></text:p>
          </table:table-cell>
          <table:table-cell table:style-name="ce19" office:value-type="float" office:value="26665" calcext:value-type="float">
            <text:p>26'66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Appenzell I. Rh.</text:p>
          </table:table-cell>
          <table:table-cell table:style-name="ce19" office:value-type="float" office:value="14946" calcext:value-type="float">
            <text:p>14'946 <text:s/></text:p>
          </table:table-cell>
          <table:table-cell table:style-name="ce19" office:value-type="float" office:value="4397" calcext:value-type="float">
            <text:p>4'397 <text:s/></text:p>
          </table:table-cell>
          <table:table-cell table:style-name="ce19" office:value-type="float" office:value="8251" calcext:value-type="float">
            <text:p>8'251 <text:s/></text:p>
          </table:table-cell>
          <table:table-cell table:style-name="ce19" office:value-type="float" office:value="2298" calcext:value-type="float">
            <text:p>2'298 <text:s/></text:p>
          </table:table-cell>
          <table:table-cell table:style-name="ce62" office:value-type="float" office:value="27.8511695552054" calcext:value-type="float">
            <text:p>27.9 <text:s/></text:p>
          </table:table-cell>
          <table:table-cell table:style-name="ce19" office:value-type="float" office:value="7603" calcext:value-type="float">
            <text:p>7'603 <text:s/></text:p>
          </table:table-cell>
          <table:table-cell table:style-name="ce19" office:value-type="float" office:value="7343" calcext:value-type="float">
            <text:p>7'343 <text:s/></text:p>
          </table:table-cell>
          <table:table-cell table:style-name="ce19" office:value-type="float" office:value="13409" calcext:value-type="float">
            <text:p>13'409 <text:s/></text:p>
          </table:table-cell>
          <table:table-cell table:style-name="ce19" office:value-type="float" office:value="1537" calcext:value-type="float">
            <text:p>1'537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14946" calcext:value-type="float">
            <text:p>14'946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47609" calcext:value-type="float">
            <text:p>447'609 <text:s/></text:p>
          </table:table-cell>
          <table:table-cell table:style-name="ce19" office:value-type="float" office:value="116631" calcext:value-type="float">
            <text:p>116'631 <text:s/></text:p>
          </table:table-cell>
          <table:table-cell table:style-name="ce19" office:value-type="float" office:value="267370" calcext:value-type="float">
            <text:p>267'370 <text:s/></text:p>
          </table:table-cell>
          <table:table-cell table:style-name="ce19" office:value-type="float" office:value="63608" calcext:value-type="float">
            <text:p>63'608 <text:s/></text:p>
          </table:table-cell>
          <table:table-cell table:style-name="ce62" office:value-type="float" office:value="23.7902532071661" calcext:value-type="float">
            <text:p>23.8 <text:s/></text:p>
          </table:table-cell>
          <table:table-cell table:style-name="ce19" office:value-type="float" office:value="220726" calcext:value-type="float">
            <text:p>220'726 <text:s/></text:p>
          </table:table-cell>
          <table:table-cell table:style-name="ce19" office:value-type="float" office:value="226883" calcext:value-type="float">
            <text:p>226'883 <text:s/></text:p>
          </table:table-cell>
          <table:table-cell table:style-name="ce19" office:value-type="float" office:value="360930" calcext:value-type="float">
            <text:p>360'930 <text:s/></text:p>
          </table:table-cell>
          <table:table-cell table:style-name="ce19" office:value-type="float" office:value="86679" calcext:value-type="float">
            <text:p>86'679 <text:s/></text:p>
          </table:table-cell>
          <table:table-cell table:style-name="ce19" office:value-type="float" office:value="248151" calcext:value-type="float">
            <text:p>248'151 <text:s/></text:p>
          </table:table-cell>
          <table:table-cell table:style-name="ce19" office:value-type="float" office:value="199458" calcext:value-type="float">
            <text:p>199'458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86026" calcext:value-type="float">
            <text:p>186'026 <text:s/></text:p>
          </table:table-cell>
          <table:table-cell table:style-name="ce19" office:value-type="float" office:value="45137" calcext:value-type="float">
            <text:p>45'137 <text:s/></text:p>
          </table:table-cell>
          <table:table-cell table:style-name="ce19" office:value-type="float" office:value="112875" calcext:value-type="float">
            <text:p>112'875 <text:s/></text:p>
          </table:table-cell>
          <table:table-cell table:style-name="ce19" office:value-type="float" office:value="28014" calcext:value-type="float">
            <text:p>28'014 <text:s/></text:p>
          </table:table-cell>
          <table:table-cell table:style-name="ce62" office:value-type="float" office:value="24.8186046511628" calcext:value-type="float">
            <text:p>24.8 <text:s/></text:p>
          </table:table-cell>
          <table:table-cell table:style-name="ce19" office:value-type="float" office:value="91841" calcext:value-type="float">
            <text:p>91'841 <text:s/></text:p>
          </table:table-cell>
          <table:table-cell table:style-name="ce19" office:value-type="float" office:value="94185" calcext:value-type="float">
            <text:p>94'185 <text:s/></text:p>
          </table:table-cell>
          <table:table-cell table:style-name="ce19" office:value-type="float" office:value="161234" calcext:value-type="float">
            <text:p>161'234 <text:s/></text:p>
          </table:table-cell>
          <table:table-cell table:style-name="ce19" office:value-type="float" office:value="24792" calcext:value-type="float">
            <text:p>24'792 <text:s/></text:p>
          </table:table-cell>
          <table:table-cell table:style-name="ce19" office:value-type="float" office:value="69523" calcext:value-type="float">
            <text:p>69'523 <text:s/></text:p>
          </table:table-cell>
          <table:table-cell table:style-name="ce19" office:value-type="float" office:value="116503" calcext:value-type="float">
            <text:p>116'503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27285" calcext:value-type="float">
            <text:p>227'285 <text:s/></text:p>
          </table:table-cell>
          <table:table-cell table:style-name="ce19" office:value-type="float" office:value="60233" calcext:value-type="float">
            <text:p>60'233 <text:s/></text:p>
          </table:table-cell>
          <table:table-cell table:style-name="ce19" office:value-type="float" office:value="135237" calcext:value-type="float">
            <text:p>135'237 <text:s/></text:p>
          </table:table-cell>
          <table:table-cell table:style-name="ce19" office:value-type="float" office:value="31815" calcext:value-type="float">
            <text:p>31'815 <text:s/></text:p>
          </table:table-cell>
          <table:table-cell table:style-name="ce62" office:value-type="float" office:value="23.525366578673" calcext:value-type="float">
            <text:p>23.5 <text:s/></text:p>
          </table:table-cell>
          <table:table-cell table:style-name="ce19" office:value-type="float" office:value="112633" calcext:value-type="float">
            <text:p>112'633 <text:s/></text:p>
          </table:table-cell>
          <table:table-cell table:style-name="ce19" office:value-type="float" office:value="114652" calcext:value-type="float">
            <text:p>114'652 <text:s/></text:p>
          </table:table-cell>
          <table:table-cell table:style-name="ce19" office:value-type="float" office:value="184245" calcext:value-type="float">
            <text:p>184'245 <text:s/></text:p>
          </table:table-cell>
          <table:table-cell table:style-name="ce19" office:value-type="float" office:value="43040" calcext:value-type="float">
            <text:p>43'040 <text:s/></text:p>
          </table:table-cell>
          <table:table-cell table:style-name="ce19" office:value-type="float" office:value="95290" calcext:value-type="float">
            <text:p>95'290 <text:s/></text:p>
          </table:table-cell>
          <table:table-cell table:style-name="ce19" office:value-type="float" office:value="131995" calcext:value-type="float">
            <text:p>131'995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table:style-name="ce6" office:value-type="string" calcext:value-type="string">
            <text:p>Zentralschweiz</text:p>
          </table:table-cell>
          <table:table-cell table:style-name="ce18" office:value-type="float" office:value="676732" calcext:value-type="float">
            <text:p>676'732 <text:s/></text:p>
          </table:table-cell>
          <table:table-cell table:style-name="ce18" office:value-type="float" office:value="173731" calcext:value-type="float">
            <text:p>173'731 <text:s/></text:p>
          </table:table-cell>
          <table:table-cell table:style-name="ce18" office:value-type="float" office:value="410968" calcext:value-type="float">
            <text:p>410'968 <text:s/></text:p>
          </table:table-cell>
          <table:table-cell table:style-name="ce18" office:value-type="float" office:value="92033" calcext:value-type="float">
            <text:p>92'033 <text:s/></text:p>
          </table:table-cell>
          <table:table-cell table:style-name="ce61" office:value-type="float" office:value="22.394201008351" calcext:value-type="float">
            <text:p>22.4 <text:s/></text:p>
          </table:table-cell>
          <table:table-cell table:style-name="ce18" office:value-type="float" office:value="336157" calcext:value-type="float">
            <text:p>336'157 <text:s/></text:p>
          </table:table-cell>
          <table:table-cell table:style-name="ce18" office:value-type="float" office:value="340575" calcext:value-type="float">
            <text:p>340'575 <text:s/></text:p>
          </table:table-cell>
          <table:table-cell table:style-name="ce18" office:value-type="float" office:value="577076" calcext:value-type="float">
            <text:p>577'076 <text:s/></text:p>
          </table:table-cell>
          <table:table-cell table:style-name="ce18" office:value-type="float" office:value="99656" calcext:value-type="float">
            <text:p>99'656 <text:s/></text:p>
          </table:table-cell>
          <table:table-cell table:style-name="ce18" office:value-type="float" office:value="362362" calcext:value-type="float">
            <text:p>362'362 <text:s/></text:p>
          </table:table-cell>
          <table:table-cell table:style-name="ce18" office:value-type="float" office:value="314370" calcext:value-type="float">
            <text:p>314'370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45357" calcext:value-type="float">
            <text:p>345'357 <text:s/></text:p>
          </table:table-cell>
          <table:table-cell table:style-name="ce19" office:value-type="float" office:value="88089" calcext:value-type="float">
            <text:p>88'089 <text:s/></text:p>
          </table:table-cell>
          <table:table-cell table:style-name="ce19" office:value-type="float" office:value="207740" calcext:value-type="float">
            <text:p>207'740 <text:s/></text:p>
          </table:table-cell>
          <table:table-cell table:style-name="ce19" office:value-type="float" office:value="49528" calcext:value-type="float">
            <text:p>49'528 <text:s/></text:p>
          </table:table-cell>
          <table:table-cell table:style-name="ce62" office:value-type="float" office:value="23.8413401367093" calcext:value-type="float">
            <text:p>23.8 <text:s/></text:p>
          </table:table-cell>
          <table:table-cell table:style-name="ce19" office:value-type="float" office:value="170072" calcext:value-type="float">
            <text:p>170'072 <text:s/></text:p>
          </table:table-cell>
          <table:table-cell table:style-name="ce19" office:value-type="float" office:value="175285" calcext:value-type="float">
            <text:p>175'285 <text:s/></text:p>
          </table:table-cell>
          <table:table-cell table:style-name="ce19" office:value-type="float" office:value="293981" calcext:value-type="float">
            <text:p>293'981 <text:s/></text:p>
          </table:table-cell>
          <table:table-cell table:style-name="ce19" office:value-type="float" office:value="51376" calcext:value-type="float">
            <text:p>51'376 <text:s/></text:p>
          </table:table-cell>
          <table:table-cell table:style-name="ce19" office:value-type="float" office:value="176467" calcext:value-type="float">
            <text:p>176'467 <text:s/></text:p>
          </table:table-cell>
          <table:table-cell table:style-name="ce19" office:value-type="float" office:value="168890" calcext:value-type="float">
            <text:p>168'890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5487" calcext:value-type="float">
            <text:p>35'487 <text:s/></text:p>
          </table:table-cell>
          <table:table-cell table:style-name="ce19" office:value-type="float" office:value="8985" calcext:value-type="float">
            <text:p>8'985 <text:s/></text:p>
          </table:table-cell>
          <table:table-cell table:style-name="ce19" office:value-type="float" office:value="21098" calcext:value-type="float">
            <text:p>21'098 <text:s/></text:p>
          </table:table-cell>
          <table:table-cell table:style-name="ce19" office:value-type="float" office:value="5404" calcext:value-type="float">
            <text:p>5'404 <text:s/></text:p>
          </table:table-cell>
          <table:table-cell table:style-name="ce62" office:value-type="float" office:value="25.613802256138" calcext:value-type="float">
            <text:p>25.6 <text:s/></text:p>
          </table:table-cell>
          <table:table-cell table:style-name="ce19" office:value-type="float" office:value="17736" calcext:value-type="float">
            <text:p>17'736 <text:s/></text:p>
          </table:table-cell>
          <table:table-cell table:style-name="ce19" office:value-type="float" office:value="17751" calcext:value-type="float">
            <text:p>17'751 <text:s/></text:p>
          </table:table-cell>
          <table:table-cell table:style-name="ce19" office:value-type="float" office:value="32526" calcext:value-type="float">
            <text:p>32'526 <text:s/></text:p>
          </table:table-cell>
          <table:table-cell table:style-name="ce19" office:value-type="float" office:value="2961" calcext:value-type="float">
            <text:p>2'961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5487" calcext:value-type="float">
            <text:p>35'487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28248" calcext:value-type="float">
            <text:p>128'248 <text:s/></text:p>
          </table:table-cell>
          <table:table-cell table:style-name="ce19" office:value-type="float" office:value="33704" calcext:value-type="float">
            <text:p>33'704 <text:s/></text:p>
          </table:table-cell>
          <table:table-cell table:style-name="ce19" office:value-type="float" office:value="78070" calcext:value-type="float">
            <text:p>78'070 <text:s/></text:p>
          </table:table-cell>
          <table:table-cell table:style-name="ce19" office:value-type="float" office:value="16474" calcext:value-type="float">
            <text:p>16'474 <text:s/></text:p>
          </table:table-cell>
          <table:table-cell table:style-name="ce62" office:value-type="float" office:value="21.1015755091584" calcext:value-type="float">
            <text:p>21.1 <text:s/></text:p>
          </table:table-cell>
          <table:table-cell table:style-name="ce19" office:value-type="float" office:value="64496" calcext:value-type="float">
            <text:p>64'496 <text:s/></text:p>
          </table:table-cell>
          <table:table-cell table:style-name="ce19" office:value-type="float" office:value="63752" calcext:value-type="float">
            <text:p>63'752 <text:s/></text:p>
          </table:table-cell>
          <table:table-cell table:style-name="ce19" office:value-type="float" office:value="108573" calcext:value-type="float">
            <text:p>108'573 <text:s/></text:p>
          </table:table-cell>
          <table:table-cell table:style-name="ce19" office:value-type="float" office:value="19675" calcext:value-type="float">
            <text:p>19'675 <text:s/></text:p>
          </table:table-cell>
          <table:table-cell table:style-name="ce19" office:value-type="float" office:value="74181" calcext:value-type="float">
            <text:p>74'181 <text:s/></text:p>
          </table:table-cell>
          <table:table-cell table:style-name="ce19" office:value-type="float" office:value="54067" calcext:value-type="float">
            <text:p>54'067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Obwalden</text:p>
          </table:table-cell>
          <table:table-cell table:style-name="ce19" office:value-type="float" office:value="32225" calcext:value-type="float">
            <text:p>32'225 <text:s/></text:p>
          </table:table-cell>
          <table:table-cell table:style-name="ce19" office:value-type="float" office:value="9058" calcext:value-type="float">
            <text:p>9'058 <text:s/></text:p>
          </table:table-cell>
          <table:table-cell table:style-name="ce19" office:value-type="float" office:value="18697" calcext:value-type="float">
            <text:p>18'697 <text:s/></text:p>
          </table:table-cell>
          <table:table-cell table:style-name="ce19" office:value-type="float" office:value="4470" calcext:value-type="float">
            <text:p>4'470 <text:s/></text:p>
          </table:table-cell>
          <table:table-cell table:style-name="ce62" office:value-type="float" office:value="23.9075787559501" calcext:value-type="float">
            <text:p>23.9 <text:s/></text:p>
          </table:table-cell>
          <table:table-cell table:style-name="ce19" office:value-type="float" office:value="16167" calcext:value-type="float">
            <text:p>16'167 <text:s/></text:p>
          </table:table-cell>
          <table:table-cell table:style-name="ce19" office:value-type="float" office:value="16058" calcext:value-type="float">
            <text:p>16'058 <text:s/></text:p>
          </table:table-cell>
          <table:table-cell table:style-name="ce19" office:value-type="float" office:value="28741" calcext:value-type="float">
            <text:p>28'741 <text:s/></text:p>
          </table:table-cell>
          <table:table-cell table:style-name="ce19" office:value-type="float" office:value="3484" calcext:value-type="float">
            <text:p>3'484 <text:s/></text:p>
          </table:table-cell>
          <table:table-cell table:style-name="ce19" office:value-type="float" office:value="0" calcext:value-type="float">
            <text:p>0 <text:s/></text:p>
          </table:table-cell>
          <table:table-cell table:style-name="ce19" office:value-type="float" office:value="32225" calcext:value-type="float">
            <text:p>32'225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37657" calcext:value-type="float">
            <text:p>37'657 <text:s/></text:p>
          </table:table-cell>
          <table:table-cell table:style-name="ce19" office:value-type="float" office:value="9594" calcext:value-type="float">
            <text:p>9'594 <text:s/></text:p>
          </table:table-cell>
          <table:table-cell table:style-name="ce19" office:value-type="float" office:value="23417" calcext:value-type="float">
            <text:p>23'417 <text:s/></text:p>
          </table:table-cell>
          <table:table-cell table:style-name="ce19" office:value-type="float" office:value="4646" calcext:value-type="float">
            <text:p>4'646 <text:s/></text:p>
          </table:table-cell>
          <table:table-cell table:style-name="ce62" office:value-type="float" office:value="19.840286971004" calcext:value-type="float">
            <text:p>19.8 <text:s/></text:p>
          </table:table-cell>
          <table:table-cell table:style-name="ce19" office:value-type="float" office:value="18967" calcext:value-type="float">
            <text:p>18'967 <text:s/></text:p>
          </table:table-cell>
          <table:table-cell table:style-name="ce19" office:value-type="float" office:value="18690" calcext:value-type="float">
            <text:p>18'690 <text:s/></text:p>
          </table:table-cell>
          <table:table-cell table:style-name="ce19" office:value-type="float" office:value="34115" calcext:value-type="float">
            <text:p>34'115 <text:s/></text:p>
          </table:table-cell>
          <table:table-cell table:style-name="ce19" office:value-type="float" office:value="3542" calcext:value-type="float">
            <text:p>3'542 <text:s/></text:p>
          </table:table-cell>
          <table:table-cell table:style-name="ce19" office:value-type="float" office:value="29826" calcext:value-type="float">
            <text:p>29'826 <text:s/></text:p>
          </table:table-cell>
          <table:table-cell table:style-name="ce19" office:value-type="float" office:value="7831" calcext:value-type="float">
            <text:p>7'831 <text:s/></text:p>
          </table:table-cell>
          <table:table-cell table:style-name="ce21" table:number-columns-repeated="15"/>
          <table:table-cell table:style-name="ce8" table:number-columns-repeated="997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97758" calcext:value-type="float">
            <text:p>97'758 <text:s/></text:p>
          </table:table-cell>
          <table:table-cell table:style-name="ce19" office:value-type="float" office:value="24301" calcext:value-type="float">
            <text:p>24'301 <text:s/></text:p>
          </table:table-cell>
          <table:table-cell table:style-name="ce19" office:value-type="float" office:value="61946" calcext:value-type="float">
            <text:p>61'946 <text:s/></text:p>
          </table:table-cell>
          <table:table-cell table:style-name="ce19" office:value-type="float" office:value="11511" calcext:value-type="float">
            <text:p>11'511 <text:s/></text:p>
          </table:table-cell>
          <table:table-cell table:style-name="ce62" office:value-type="float" office:value="18.5823136279986" calcext:value-type="float">
            <text:p>18.6 <text:s/></text:p>
          </table:table-cell>
          <table:table-cell table:style-name="ce19" office:value-type="float" office:value="48719" calcext:value-type="float">
            <text:p>48'719 <text:s/></text:p>
          </table:table-cell>
          <table:table-cell table:style-name="ce19" office:value-type="float" office:value="49039" calcext:value-type="float">
            <text:p>49'039 <text:s/></text:p>
          </table:table-cell>
          <table:table-cell table:style-name="ce19" office:value-type="float" office:value="79140" calcext:value-type="float">
            <text:p>79'140 <text:s/></text:p>
          </table:table-cell>
          <table:table-cell table:style-name="ce19" office:value-type="float" office:value="18618" calcext:value-type="float">
            <text:p>18'618 <text:s/></text:p>
          </table:table-cell>
          <table:table-cell table:style-name="ce19" office:value-type="float" office:value="81888" calcext:value-type="float">
            <text:p>81'888 <text:s/></text:p>
          </table:table-cell>
          <table:table-cell table:style-name="ce19" office:value-type="float" office:value="15870" calcext:value-type="float">
            <text:p>15'870 <text:s/></text:p>
          </table:table-cell>
          <table:table-cell table:style-name="ce21" table:number-columns-repeated="15"/>
          <table:table-cell table:number-columns-repeated="997"/>
        </table:table-row>
        <table:table-row table:style-name="ro1">
          <table:table-cell/>
          <table:table-cell table:style-name="ce19" table:number-columns-repeated="4"/>
          <table:table-cell table:style-name="ce62"/>
          <table:table-cell table:style-name="ce19" table:number-columns-repeated="6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6" office:value-type="string" calcext:value-type="string">
            <text:p>Tessin</text:p>
          </table:table-cell>
          <table:table-cell table:style-name="ce18" office:value-type="float" office:value="308498" calcext:value-type="float">
            <text:p>308'498 <text:s/></text:p>
          </table:table-cell>
          <table:table-cell table:style-name="ce18" office:value-type="float" office:value="60978" calcext:value-type="float">
            <text:p>60'978 <text:s/></text:p>
          </table:table-cell>
          <table:table-cell table:style-name="ce18" office:value-type="float" office:value="194065" calcext:value-type="float">
            <text:p>194'065 <text:s/></text:p>
          </table:table-cell>
          <table:table-cell table:style-name="ce18" office:value-type="float" office:value="53455" calcext:value-type="float">
            <text:p>53'455 <text:s/></text:p>
          </table:table-cell>
          <table:table-cell table:style-name="ce61" office:value-type="float" office:value="27.5448947517584" calcext:value-type="float">
            <text:p>27.5 <text:s/></text:p>
          </table:table-cell>
          <table:table-cell table:style-name="ce18" office:value-type="float" office:value="147419" calcext:value-type="float">
            <text:p>147'419 <text:s/></text:p>
          </table:table-cell>
          <table:table-cell table:style-name="ce18" office:value-type="float" office:value="161079" calcext:value-type="float">
            <text:p>161'079 <text:s/></text:p>
          </table:table-cell>
          <table:table-cell table:style-name="ce18" office:value-type="float" office:value="228171" calcext:value-type="float">
            <text:p>228'171 <text:s/></text:p>
          </table:table-cell>
          <table:table-cell table:style-name="ce18" office:value-type="float" office:value="80327" calcext:value-type="float">
            <text:p>80'327 <text:s/></text:p>
          </table:table-cell>
          <table:table-cell table:style-name="ce18" office:value-type="float" office:value="253888" calcext:value-type="float">
            <text:p>253'888 <text:s/></text:p>
          </table:table-cell>
          <table:table-cell table:style-name="ce18" office:value-type="float" office:value="54610" calcext:value-type="float">
            <text:p>54'610 <text:s/></text:p>
          </table:table-cell>
          <table:table-cell table:style-name="ce21" table:number-columns-repeated="15"/>
          <table:table-cell table:number-columns-repeated="997"/>
        </table:table-row>
        <table:table-row table:style-name="ro2">
          <table:table-cell table:style-name="ce9"/>
          <table:table-cell table:style-name="ce20" table:number-columns-repeated="11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38" office:value-type="string" office:string-value="1) Altersquotient = Verhältnis der über 64-Jährigen zu den 20- bis 64-Jährigen" calcext:value-type="string">
            <text:p>1) Altersquotient = Verhältnis der über 64-Jährigen zu den 20- bis 64-Jährigen <text:s text:c="2"/>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8"/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office:value-type="string" calcext:value-type="string">
            <text:p>Bundesamt für Statistik, ESPOP</text:p>
          </table:table-cell>
          <table:table-cell table:number-columns-repeated="8"/>
          <table:table-cell table:style-name="ce21" table:number-columns-repeated="18"/>
          <table:table-cell table:number-columns-repeated="997"/>
        </table:table-row>
        <table:table-row table:style-name="ro1">
          <table:table-cell table:style-name="ce39" office:value-type="string" calcext:value-type="string">
            <text:p>Auskunft: Informationszentrum, Sektion Demografie und Migration, 058 463 67 11, info.dem@bfs.admin.ch</text:p>
          </table:table-cell>
          <table:table-cell table:style-name="ce21" table:number-columns-repeated="4"/>
          <table:table-cell table:style-name="ce40"/>
          <table:table-cell/>
          <table:table-cell table:style-name="ce21" table:number-columns-repeated="2"/>
          <table:table-cell/>
          <table:table-cell table:style-name="ce36"/>
          <table:table-cell table:style-name="ce21" table:number-columns-repeated="16"/>
          <table:table-cell table:number-columns-repeated="997"/>
        </table:table-row>
        <table:table-row table:style-name="ro1">
          <table:table-cell office:value-type="string" calcext:value-type="string">
            <text:p>© BFS - Statistisches Lexikon der Schweiz</text:p>
          </table:table-cell>
          <table:table-cell table:style-name="ce21" table:number-columns-repeated="2"/>
          <table:table-cell/>
          <table:table-cell table:style-name="ce36" table:number-columns-repeated="5"/>
          <table:table-cell table:style-name="ce21" table:number-columns-repeated="18"/>
          <table:table-cell table:number-columns-repeated="997"/>
        </table:table-row>
        <table:table-row table:style-name="ro1" table:number-rows-repeated="47">
          <table:table-cell/>
          <table:table-cell table:style-name="ce21" table:number-columns-repeated="26"/>
          <table:table-cell table:number-columns-repeated="997"/>
        </table:table-row>
        <table:table-row table:style-name="ro1" table:number-rows-repeated="104847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2013'.$A$1" table:cell-range-address="$'1999'.$A$1:.$L$54" table:range-usable-as="print-range"/>
        </table:named-expressions>
      </table:table>
      <table:table table:name="HelperSheet Absolute" table:style-name="ta16">
        <office:forms form:automatic-focus="false" form:apply-design-mode="false"/>
        <table:table-column table:style-name="co16" table:default-cell-style-name="ce66"/>
        <table:table-column table:style-name="co17" table:default-cell-style-name="ce68"/>
        <table:table-column table:style-name="co17" table:default-cell-style-name="ce70"/>
        <table:table-column table:style-name="co17" table:number-columns-repeated="15" table:default-cell-style-name="ce68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68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default-cell-style-name="ce70"/>
        <table:table-column table:style-name="co18" table:default-cell-style-name="ce77"/>
        <table:table-column table:style-name="co18" table:number-columns-repeated="975" table:default-cell-style-name="ce68"/>
        <table:table-row table:style-name="ro9">
          <table:table-cell office:value-type="string" calcext:value-type="string">
            <text:p>Kant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2013</text:p>
          </table:table-cell>
          <table:table-cell table:style-name="ce73" office:value-type="string" calcext:value-type="string">
            <text:p>Naturalizations2013</text:p>
          </table:table-cell>
          <table:table-cell table:style-name="ce73" office:value-type="string" calcext:value-type="string">
            <text:p>Naturalizations2012</text:p>
          </table:table-cell>
          <table:table-cell table:style-name="ce73" office:value-type="string" calcext:value-type="string">
            <text:p>Naturalizations2011</text:p>
          </table:table-cell>
          <table:table-cell table:style-name="ce73" office:value-type="string" calcext:value-type="string">
            <text:p>Naturalizations2010</text:p>
          </table:table-cell>
          <table:table-cell table:style-name="ce73" office:value-type="string" calcext:value-type="string">
            <text:p>Naturalizations2009</text:p>
          </table:table-cell>
          <table:table-cell table:style-name="ce73" office:value-type="string" calcext:value-type="string">
            <text:p>Naturalizations2008</text:p>
          </table:table-cell>
          <table:table-cell table:style-name="ce73" office:value-type="string" calcext:value-type="string">
            <text:p>Naturalizations2007</text:p>
          </table:table-cell>
          <table:table-cell table:style-name="ce73" office:value-type="string" calcext:value-type="string">
            <text:p>Naturalizations2006</text:p>
          </table:table-cell>
          <table:table-cell table:style-name="ce73" office:value-type="string" calcext:value-type="string">
            <text:p>Naturalizations2005</text:p>
          </table:table-cell>
          <table:table-cell table:style-name="ce73" office:value-type="string" calcext:value-type="string">
            <text:p>Naturalizations2004</text:p>
          </table:table-cell>
          <table:table-cell table:style-name="ce73" office:value-type="string" calcext:value-type="string">
            <text:p>Naturalizations2003</text:p>
          </table:table-cell>
          <table:table-cell table:style-name="ce73" office:value-type="string" calcext:value-type="string">
            <text:p>Naturalizations2002</text:p>
          </table:table-cell>
          <table:table-cell table:style-name="ce73" office:value-type="string" calcext:value-type="string">
            <text:p>Naturalizations2001</text:p>
          </table:table-cell>
          <table:table-cell table:style-name="ce73" office:value-type="string" calcext:value-type="string">
            <text:p>Naturalizations2000</text:p>
          </table:table-cell>
          <table:table-cell table:style-name="ce73" office:value-type="string" calcext:value-type="string">
            <text:p>Naturalizations1999</text:p>
          </table:table-cell>
          <table:table-cell office:value-type="string" calcext:value-type="string">
            <text:p>Swiss2013</text:p>
          </table:table-cell>
          <table:table-cell office:value-type="string" calcext:value-type="string">
            <text:p>Foreign2013</text:p>
          </table:table-cell>
          <table:table-cell office:value-type="string" calcext:value-type="string">
            <text:p>Swiss2012</text:p>
          </table:table-cell>
          <table:table-cell office:value-type="string" calcext:value-type="string">
            <text:p>Foreign2012</text:p>
          </table:table-cell>
          <table:table-cell office:value-type="string" calcext:value-type="string">
            <text:p>Swiss2011</text:p>
          </table:table-cell>
          <table:table-cell office:value-type="string" calcext:value-type="string">
            <text:p>Foreign2011</text:p>
          </table:table-cell>
          <table:table-cell office:value-type="string" calcext:value-type="string">
            <text:p>Swiss2010</text:p>
          </table:table-cell>
          <table:table-cell office:value-type="string" calcext:value-type="string">
            <text:p>Foreign2010</text:p>
          </table:table-cell>
          <table:table-cell office:value-type="string" calcext:value-type="string">
            <text:p>Swiss2009</text:p>
          </table:table-cell>
          <table:table-cell table:style-name="ce77" office:value-type="string" calcext:value-type="string">
            <text:p>Foreign2009</text:p>
          </table:table-cell>
          <table:table-cell office:value-type="string" calcext:value-type="string">
            <text:p>Swiss2008</text:p>
          </table:table-cell>
          <table:table-cell office:value-type="string" calcext:value-type="string">
            <text:p>Foreign2008</text:p>
          </table:table-cell>
          <table:table-cell office:value-type="string" calcext:value-type="string">
            <text:p>Swiss2007</text:p>
          </table:table-cell>
          <table:table-cell office:value-type="string" calcext:value-type="string">
            <text:p>Foreign2007</text:p>
          </table:table-cell>
          <table:table-cell office:value-type="string" calcext:value-type="string">
            <text:p>Swiss2006</text:p>
          </table:table-cell>
          <table:table-cell office:value-type="string" calcext:value-type="string">
            <text:p>Foreign2006</text:p>
          </table:table-cell>
          <table:table-cell office:value-type="string" calcext:value-type="string">
            <text:p>Swiss2005</text:p>
          </table:table-cell>
          <table:table-cell office:value-type="string" calcext:value-type="string">
            <text:p>Foreign2005</text:p>
          </table:table-cell>
          <table:table-cell office:value-type="string" calcext:value-type="string">
            <text:p>Swiss2004</text:p>
          </table:table-cell>
          <table:table-cell office:value-type="string" calcext:value-type="string">
            <text:p>Foreign2004</text:p>
          </table:table-cell>
          <table:table-cell office:value-type="string" calcext:value-type="string">
            <text:p>Swiss2003</text:p>
          </table:table-cell>
          <table:table-cell office:value-type="string" calcext:value-type="string">
            <text:p>Foreign2003</text:p>
          </table:table-cell>
          <table:table-cell office:value-type="string" calcext:value-type="string">
            <text:p>Swiss2002</text:p>
          </table:table-cell>
          <table:table-cell office:value-type="string" calcext:value-type="string">
            <text:p>Foreign2002</text:p>
          </table:table-cell>
          <table:table-cell office:value-type="string" calcext:value-type="string">
            <text:p>Swiss2001</text:p>
          </table:table-cell>
          <table:table-cell office:value-type="string" calcext:value-type="string">
            <text:p>Foreign2001</text:p>
          </table:table-cell>
          <table:table-cell office:value-type="string" calcext:value-type="string">
            <text:p>Swiss2000</text:p>
          </table:table-cell>
          <table:table-cell office:value-type="string" calcext:value-type="string">
            <text:p>Foreign2000</text:p>
          </table:table-cell>
          <table:table-cell office:value-type="string" calcext:value-type="string">
            <text:p>Swiss1999</text:p>
          </table:table-cell>
          <table:table-cell office:value-type="string" calcext:value-type="string">
            <text:p>Foreign1999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Waadt</text:p>
          </table:table-cell>
          <table:table-cell office:value-type="float" office:value="1" calcext:value-type="float">
            <text:p>1</text:p>
          </table:table-cell>
          <table:table-cell table:style-name="ce71" table:formula="of:=['2013'.B13]" office:value-type="float" office:value="749373" calcext:value-type="float">
            <text:p>749'373 <text:s/></text:p>
          </table:table-cell>
          <table:table-cell table:style-name="ce73" office:value-type="float" office:value="4797" calcext:value-type="float">
            <text:p>4797</text:p>
          </table:table-cell>
          <table:table-cell table:style-name="ce73" office:value-type="float" office:value="4421" calcext:value-type="float">
            <text:p>4421</text:p>
          </table:table-cell>
          <table:table-cell table:style-name="ce73" office:value-type="float" office:value="4200" calcext:value-type="float">
            <text:p>4200</text:p>
          </table:table-cell>
          <table:table-cell table:style-name="ce73" office:value-type="float" office:value="4578" calcext:value-type="float">
            <text:p>4578</text:p>
          </table:table-cell>
          <table:table-cell table:style-name="ce73" office:value-type="float" office:value="5923" calcext:value-type="float">
            <text:p>5923</text:p>
          </table:table-cell>
          <table:table-cell table:style-name="ce73" office:value-type="float" office:value="5630" calcext:value-type="float">
            <text:p>5630</text:p>
          </table:table-cell>
          <table:table-cell table:style-name="ce73" office:value-type="float" office:value="5950" calcext:value-type="float">
            <text:p>5950</text:p>
          </table:table-cell>
          <table:table-cell table:style-name="ce73" office:value-type="float" office:value="4279" calcext:value-type="float">
            <text:p>4279</text:p>
          </table:table-cell>
          <table:table-cell table:style-name="ce73" office:value-type="float" office:value="4107" calcext:value-type="float">
            <text:p>4107</text:p>
          </table:table-cell>
          <table:table-cell table:style-name="ce73" office:value-type="float" office:value="2994" calcext:value-type="float">
            <text:p>2994</text:p>
          </table:table-cell>
          <table:table-cell table:style-name="ce73" office:value-type="float" office:value="2818" calcext:value-type="float">
            <text:p>2818</text:p>
          </table:table-cell>
          <table:table-cell table:style-name="ce73" office:value-type="float" office:value="4174" calcext:value-type="float">
            <text:p>4174</text:p>
          </table:table-cell>
          <table:table-cell table:style-name="ce73" office:value-type="float" office:value="2339" calcext:value-type="float">
            <text:p>2339</text:p>
          </table:table-cell>
          <table:table-cell table:style-name="ce73" office:value-type="float" office:value="2245" calcext:value-type="float">
            <text:p>2245</text:p>
          </table:table-cell>
          <table:table-cell table:style-name="ce73" office:value-type="float" office:value="1242" calcext:value-type="float">
            <text:p>1242</text:p>
          </table:table-cell>
          <table:table-cell table:style-name="ce75" table:formula="of:=[$'2013'.H13]" office:value-type="float" office:value="503493" calcext:value-type="float">
            <text:p>503'493 <text:s/></text:p>
          </table:table-cell>
          <table:table-cell table:style-name="ce78" table:formula="of:=[$'2013'.I13]" office:value-type="float" office:value="245880" calcext:value-type="float">
            <text:p>245'880 <text:s/></text:p>
          </table:table-cell>
          <table:table-cell table:style-name="ce75" table:formula="of:=[$'2012'.H13]" office:value-type="float" office:value="498089" calcext:value-type="float">
            <text:p>498'089 <text:s/></text:p>
          </table:table-cell>
          <table:table-cell table:style-name="ce78" table:formula="of:=[$'2012'.I13]" office:value-type="float" office:value="236267" calcext:value-type="float">
            <text:p>236'267 <text:s/></text:p>
          </table:table-cell>
          <table:table-cell table:style-name="ce75" table:formula="of:=[$'2011'.H13]" office:value-type="float" office:value="496720" calcext:value-type="float">
            <text:p>496'720 <text:s/></text:p>
          </table:table-cell>
          <table:table-cell table:style-name="ce78" table:formula="of:=[$'2011'.I13]" office:value-type="float" office:value="229224" calcext:value-type="float">
            <text:p>229'224 <text:s/></text:p>
          </table:table-cell>
          <table:table-cell table:style-name="ce75" table:formula="of:=[$'2010'.H13]" office:value-type="float" office:value="492352" calcext:value-type="float">
            <text:p>492'352 <text:s/></text:p>
          </table:table-cell>
          <table:table-cell table:style-name="ce78" table:formula="of:=[$'2010'.I13]" office:value-type="float" office:value="220929" calcext:value-type="float">
            <text:p>220'929 <text:s/></text:p>
          </table:table-cell>
          <table:table-cell table:style-name="ce71" table:formula="of:=[$'2009'.I13]" office:value-type="float" office:value="487907" calcext:value-type="float">
            <text:p>487'907 <text:s/></text:p>
          </table:table-cell>
          <table:table-cell table:style-name="ce80" table:formula="of:=[$'2009'.J13]" office:value-type="float" office:value="213619" calcext:value-type="float">
            <text:p>213'619 <text:s/></text:p>
          </table:table-cell>
          <table:table-cell table:style-name="ce71" table:formula="of:=[$'2008'.I13]" office:value-type="float" office:value="482317" calcext:value-type="float">
            <text:p>482'317 <text:s/></text:p>
          </table:table-cell>
          <table:table-cell table:style-name="ce80" table:formula="of:=[$'2008'.J13]" office:value-type="float" office:value="205928" calcext:value-type="float">
            <text:p>205'928 <text:s/></text:p>
          </table:table-cell>
          <table:table-cell table:style-name="ce71" table:formula="of:=[$'2007'.I13]" office:value-type="float" office:value="476968" calcext:value-type="float">
            <text:p>476'968 <text:s/></text:p>
          </table:table-cell>
          <table:table-cell table:style-name="ce80" table:formula="of:=[$'2007'.J13]" office:value-type="float" office:value="195071" calcext:value-type="float">
            <text:p>195'071 <text:s/></text:p>
          </table:table-cell>
          <table:table-cell table:style-name="ce71" table:formula="of:=[$'2006'.I13]" office:value-type="float" office:value="471031" calcext:value-type="float">
            <text:p>471'031 <text:s/></text:p>
          </table:table-cell>
          <table:table-cell table:style-name="ce80" table:formula="of:=[$'2006'.J13]" office:value-type="float" office:value="191114" calcext:value-type="float">
            <text:p>191'114 <text:s/></text:p>
          </table:table-cell>
          <table:table-cell table:style-name="ce71" table:formula="of:=[$'2005'.I13]" office:value-type="float" office:value="467453" calcext:value-type="float">
            <text:p>467'453 <text:s/></text:p>
          </table:table-cell>
          <table:table-cell table:style-name="ce80" table:formula="of:=[$'2005'.J13]" office:value-type="float" office:value="186640" calcext:value-type="float">
            <text:p>186'640 <text:s/></text:p>
          </table:table-cell>
          <table:table-cell table:style-name="ce71" table:formula="of:=[$'2004'.I13]" office:value-type="float" office:value="463935" calcext:value-type="float">
            <text:p>463'935 <text:s/></text:p>
          </table:table-cell>
          <table:table-cell table:style-name="ce80" table:formula="of:=[$'2004'.J13]" office:value-type="float" office:value="183447" calcext:value-type="float">
            <text:p>183'447 <text:s/></text:p>
          </table:table-cell>
          <table:table-cell table:style-name="ce71" table:formula="of:=[$'2003'.I13]" office:value-type="float" office:value="461853" calcext:value-type="float">
            <text:p>461'853 <text:s/></text:p>
          </table:table-cell>
          <table:table-cell table:style-name="ce80" table:formula="of:=[$'2003'.J13]" office:value-type="float" office:value="177252" calcext:value-type="float">
            <text:p>177'252 <text:s/></text:p>
          </table:table-cell>
          <table:table-cell table:style-name="ce71" table:formula="of:=[$'2002'.I13]" office:value-type="float" office:value="459825" calcext:value-type="float">
            <text:p>459'825 <text:s/></text:p>
          </table:table-cell>
          <table:table-cell table:style-name="ce80" table:formula="of:=[$'2002'.J13]" office:value-type="float" office:value="171214" calcext:value-type="float">
            <text:p>171'214 <text:s/></text:p>
          </table:table-cell>
          <table:table-cell table:style-name="ce71" table:formula="of:=[$'2001'.I13]" office:value-type="float" office:value="457604" calcext:value-type="float">
            <text:p>457'604 <text:s/></text:p>
          </table:table-cell>
          <table:table-cell table:style-name="ce80" table:formula="of:=[$'2001'.J13]" office:value-type="float" office:value="167376" calcext:value-type="float">
            <text:p>167'376 <text:s/></text:p>
          </table:table-cell>
          <table:table-cell table:style-name="ce71" table:formula="of:=[$'2000'.I13]" office:value-type="float" office:value="455127" calcext:value-type="float">
            <text:p>455'127 <text:s/></text:p>
          </table:table-cell>
          <table:table-cell table:style-name="ce80" table:formula="of:=[$'2000'.J13]" office:value-type="float" office:value="165167" calcext:value-type="float">
            <text:p>165'167 <text:s/></text:p>
          </table:table-cell>
          <table:table-cell table:style-name="ce71" table:formula="of:=[$'1999'.I13]" office:value-type="float" office:value="453666" calcext:value-type="float">
            <text:p>453'666 <text:s/></text:p>
          </table:table-cell>
          <table:table-cell table:style-name="ce80" table:formula="of:=[$'1999'.J13]" office:value-type="float" office:value="162609" calcext:value-type="float">
            <text:p>162'609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Wallis</text:p>
          </table:table-cell>
          <table:table-cell office:value-type="float" office:value="1" calcext:value-type="float">
            <text:p>1</text:p>
          </table:table-cell>
          <table:table-cell table:style-name="ce71" table:formula="of:=['2013'.B14]" office:value-type="float" office:value="327011" calcext:value-type="float">
            <text:p>327'011 <text:s/></text:p>
          </table:table-cell>
          <table:table-cell table:style-name="ce73" office:value-type="float" office:value="1614" calcext:value-type="float">
            <text:p>1614</text:p>
          </table:table-cell>
          <table:table-cell table:style-name="ce73" office:value-type="float" office:value="1686" calcext:value-type="float">
            <text:p>1686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 office:value-type="float" office:value="1671" calcext:value-type="float">
            <text:p>1671</text:p>
          </table:table-cell>
          <table:table-cell table:style-name="ce73" office:value-type="float" office:value="1211" calcext:value-type="float">
            <text:p>1211</text:p>
          </table:table-cell>
          <table:table-cell table:style-name="ce73" office:value-type="float" office:value="727" calcext:value-type="float">
            <text:p>727</text:p>
          </table:table-cell>
          <table:table-cell table:style-name="ce73" office:value-type="float" office:value="895" calcext:value-type="float">
            <text:p>895</text:p>
          </table:table-cell>
          <table:table-cell table:style-name="ce73" office:value-type="float" office:value="939" calcext:value-type="float">
            <text:p>939</text:p>
          </table:table-cell>
          <table:table-cell table:style-name="ce73" office:value-type="float" office:value="649" calcext:value-type="float">
            <text:p>649</text:p>
          </table:table-cell>
          <table:table-cell table:style-name="ce73" office:value-type="float" office:value="617" calcext:value-type="float">
            <text:p>617</text:p>
          </table:table-cell>
          <table:table-cell table:style-name="ce73" office:value-type="float" office:value="646" calcext:value-type="float">
            <text:p>646</text:p>
          </table:table-cell>
          <table:table-cell table:style-name="ce73" office:value-type="float" office:value="594" calcext:value-type="float">
            <text:p>594</text:p>
          </table:table-cell>
          <table:table-cell table:style-name="ce73" office:value-type="float" office:value="541" calcext:value-type="float">
            <text:p>541</text:p>
          </table:table-cell>
          <table:table-cell table:style-name="ce73" office:value-type="float" office:value="536" calcext:value-type="float">
            <text:p>536</text:p>
          </table:table-cell>
          <table:table-cell table:style-name="ce73" office:value-type="float" office:value="359" calcext:value-type="float">
            <text:p>359</text:p>
          </table:table-cell>
          <table:table-cell table:style-name="ce75" table:formula="of:=[$'2013'.H14]" office:value-type="float" office:value="254273" calcext:value-type="float">
            <text:p>254'273 <text:s/></text:p>
          </table:table-cell>
          <table:table-cell table:style-name="ce78" table:formula="of:=[$'2013'.I14]" office:value-type="float" office:value="72738" calcext:value-type="float">
            <text:p>72'738 <text:s/></text:p>
          </table:table-cell>
          <table:table-cell table:style-name="ce75" table:formula="of:=[$'2012'.H14]" office:value-type="float" office:value="252134" calcext:value-type="float">
            <text:p>252'134 <text:s/></text:p>
          </table:table-cell>
          <table:table-cell table:style-name="ce78" table:formula="of:=[$'2012'.I14]" office:value-type="float" office:value="69598" calcext:value-type="float">
            <text:p>69'598 <text:s/></text:p>
          </table:table-cell>
          <table:table-cell table:style-name="ce75" table:formula="of:=[$'2011'.H14]" office:value-type="float" office:value="249788" calcext:value-type="float">
            <text:p>249'788 <text:s/></text:p>
          </table:table-cell>
          <table:table-cell table:style-name="ce78" table:formula="of:=[$'2011'.I14]" office:value-type="float" office:value="67234" calcext:value-type="float">
            <text:p>67'234 <text:s/></text:p>
          </table:table-cell>
          <table:table-cell table:style-name="ce75" table:formula="of:=[$'2010'.H14]" office:value-type="float" office:value="247010" calcext:value-type="float">
            <text:p>247'010 <text:s/></text:p>
          </table:table-cell>
          <table:table-cell table:style-name="ce78" table:formula="of:=[$'2010'.I14]" office:value-type="float" office:value="65674" calcext:value-type="float">
            <text:p>65'674 <text:s/></text:p>
          </table:table-cell>
          <table:table-cell table:style-name="ce71" table:formula="of:=[$'2009'.I14]" office:value-type="float" office:value="244598" calcext:value-type="float">
            <text:p>244'598 <text:s/></text:p>
          </table:table-cell>
          <table:table-cell table:style-name="ce80" table:formula="of:=[$'2009'.J14]" office:value-type="float" office:value="62794" calcext:value-type="float">
            <text:p>62'794 <text:s/></text:p>
          </table:table-cell>
          <table:table-cell table:style-name="ce71" table:formula="of:=[$'2008'.I14]" office:value-type="float" office:value="242684" calcext:value-type="float">
            <text:p>242'684 <text:s/></text:p>
          </table:table-cell>
          <table:table-cell table:style-name="ce80" table:formula="of:=[$'2008'.J14]" office:value-type="float" office:value="60557" calcext:value-type="float">
            <text:p>60'557 <text:s/></text:p>
          </table:table-cell>
          <table:table-cell table:style-name="ce71" table:formula="of:=[$'2007'.I14]" office:value-type="float" office:value="241519" calcext:value-type="float">
            <text:p>241'519 <text:s/></text:p>
          </table:table-cell>
          <table:table-cell table:style-name="ce80" table:formula="of:=[$'2007'.J14]" office:value-type="float" office:value="57061" calcext:value-type="float">
            <text:p>57'061 <text:s/></text:p>
          </table:table-cell>
          <table:table-cell table:style-name="ce71" table:formula="of:=[$'2006'.I14]" office:value-type="float" office:value="240264" calcext:value-type="float">
            <text:p>240'264 <text:s/></text:p>
          </table:table-cell>
          <table:table-cell table:style-name="ce80" table:formula="of:=[$'2006'.J14]" office:value-type="float" office:value="54344" calcext:value-type="float">
            <text:p>54'344 <text:s/></text:p>
          </table:table-cell>
          <table:table-cell table:style-name="ce71" table:formula="of:=[$'2005'.I14]" office:value-type="float" office:value="238736" calcext:value-type="float">
            <text:p>238'736 <text:s/></text:p>
          </table:table-cell>
          <table:table-cell table:style-name="ce80" table:formula="of:=[$'2005'.J14]" office:value-type="float" office:value="52839" calcext:value-type="float">
            <text:p>52'839 <text:s/></text:p>
          </table:table-cell>
          <table:table-cell table:style-name="ce71" table:formula="of:=[$'2004'.I14]" office:value-type="float" office:value="237348" calcext:value-type="float">
            <text:p>237'348 <text:s/></text:p>
          </table:table-cell>
          <table:table-cell table:style-name="ce80" table:formula="of:=[$'2004'.J14]" office:value-type="float" office:value="50628" calcext:value-type="float">
            <text:p>50'628 <text:s/></text:p>
          </table:table-cell>
          <table:table-cell table:style-name="ce71" table:formula="of:=[$'2003'.I14]" office:value-type="float" office:value="236213" calcext:value-type="float">
            <text:p>236'213 <text:s/></text:p>
          </table:table-cell>
          <table:table-cell table:style-name="ce80" table:formula="of:=[$'2003'.J14]" office:value-type="float" office:value="48795" calcext:value-type="float">
            <text:p>48'795 <text:s/></text:p>
          </table:table-cell>
          <table:table-cell table:style-name="ce71" table:formula="of:=[$'2002'.I14]" office:value-type="float" office:value="234224" calcext:value-type="float">
            <text:p>234'224 <text:s/></text:p>
          </table:table-cell>
          <table:table-cell table:style-name="ce80" table:formula="of:=[$'2002'.J14]" office:value-type="float" office:value="47121" calcext:value-type="float">
            <text:p>47'121 <text:s/></text:p>
          </table:table-cell>
          <table:table-cell table:style-name="ce71" table:formula="of:=[$'2001'.I14]" office:value-type="float" office:value="232646" calcext:value-type="float">
            <text:p>232'646 <text:s/></text:p>
          </table:table-cell>
          <table:table-cell table:style-name="ce80" table:formula="of:=[$'2001'.J14]" office:value-type="float" office:value="45773" calcext:value-type="float">
            <text:p>45'773 <text:s/></text:p>
          </table:table-cell>
          <table:table-cell table:style-name="ce71" table:formula="of:=[$'2000'.I14]" office:value-type="float" office:value="230520" calcext:value-type="float">
            <text:p>230'520 <text:s/></text:p>
          </table:table-cell>
          <table:table-cell table:style-name="ce80" table:formula="of:=[$'2000'.J14]" office:value-type="float" office:value="45650" calcext:value-type="float">
            <text:p>45'650 <text:s/></text:p>
          </table:table-cell>
          <table:table-cell table:style-name="ce71" table:formula="of:=[$'1999'.I14]" office:value-type="float" office:value="229775" calcext:value-type="float">
            <text:p>229'775 <text:s/></text:p>
          </table:table-cell>
          <table:table-cell table:style-name="ce80" table:formula="of:=[$'1999'.J14]" office:value-type="float" office:value="45857" calcext:value-type="float">
            <text:p>45'857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Genf</text:p>
          </table:table-cell>
          <table:table-cell office:value-type="float" office:value="1" calcext:value-type="float">
            <text:p>1</text:p>
          </table:table-cell>
          <table:table-cell table:style-name="ce71" table:formula="of:=['2013'.B15]" office:value-type="float" office:value="469433" calcext:value-type="float">
            <text:p>469'433 <text:s/></text:p>
          </table:table-cell>
          <table:table-cell table:style-name="ce73" office:value-type="float" office:value="1734" calcext:value-type="float">
            <text:p>1734</text:p>
          </table:table-cell>
          <table:table-cell table:style-name="ce73" office:value-type="float" office:value="2271" calcext:value-type="float">
            <text:p>2271</text:p>
          </table:table-cell>
          <table:table-cell table:style-name="ce73" office:value-type="float" office:value="3120" calcext:value-type="float">
            <text:p>3120</text:p>
          </table:table-cell>
          <table:table-cell table:style-name="ce73" office:value-type="float" office:value="3042" calcext:value-type="float">
            <text:p>3042</text:p>
          </table:table-cell>
          <table:table-cell table:style-name="ce73" office:value-type="float" office:value="3916" calcext:value-type="float">
            <text:p>3916</text:p>
          </table:table-cell>
          <table:table-cell table:style-name="ce73" office:value-type="float" office:value="3693" calcext:value-type="float">
            <text:p>3693</text:p>
          </table:table-cell>
          <table:table-cell table:style-name="ce73" office:value-type="float" office:value="5083" calcext:value-type="float">
            <text:p>5083</text:p>
          </table:table-cell>
          <table:table-cell table:style-name="ce73" office:value-type="float" office:value="6489" calcext:value-type="float">
            <text:p>6489</text:p>
          </table:table-cell>
          <table:table-cell table:style-name="ce73" office:value-type="float" office:value="4232" calcext:value-type="float">
            <text:p>4232</text:p>
          </table:table-cell>
          <table:table-cell table:style-name="ce73" office:value-type="float" office:value="3745" calcext:value-type="float">
            <text:p>3745</text:p>
          </table:table-cell>
          <table:table-cell table:style-name="ce73" office:value-type="float" office:value="4259" calcext:value-type="float">
            <text:p>4259</text:p>
          </table:table-cell>
          <table:table-cell table:style-name="ce73" office:value-type="float" office:value="3026" calcext:value-type="float">
            <text:p>3026</text:p>
          </table:table-cell>
          <table:table-cell table:style-name="ce73" office:value-type="float" office:value="4244" calcext:value-type="float">
            <text:p>4244</text:p>
          </table:table-cell>
          <table:table-cell table:style-name="ce73" office:value-type="float" office:value="4715" calcext:value-type="float">
            <text:p>4715</text:p>
          </table:table-cell>
          <table:table-cell table:style-name="ce73" office:value-type="float" office:value="2745" calcext:value-type="float">
            <text:p>2745</text:p>
          </table:table-cell>
          <table:table-cell table:style-name="ce75" table:formula="of:=[$'2013'.H15]" office:value-type="float" office:value="279635" calcext:value-type="float">
            <text:p>279'635 <text:s/></text:p>
          </table:table-cell>
          <table:table-cell table:style-name="ce78" table:formula="of:=[$'2013'.I15]" office:value-type="float" office:value="189798" calcext:value-type="float">
            <text:p>189'798 <text:s/></text:p>
          </table:table-cell>
          <table:table-cell table:style-name="ce75" table:formula="of:=[$'2012'.H15]" office:value-type="float" office:value="279417" calcext:value-type="float">
            <text:p>279'417 <text:s/></text:p>
          </table:table-cell>
          <table:table-cell table:style-name="ce78" table:formula="of:=[$'2012'.I15]" office:value-type="float" office:value="183684" calcext:value-type="float">
            <text:p>183'684 <text:s/></text:p>
          </table:table-cell>
          <table:table-cell table:style-name="ce75" table:formula="of:=[$'2011'.H15]" office:value-type="float" office:value="279309" calcext:value-type="float">
            <text:p>279'309 <text:s/></text:p>
          </table:table-cell>
          <table:table-cell table:style-name="ce78" table:formula="of:=[$'2011'.I15]" office:value-type="float" office:value="181225" calcext:value-type="float">
            <text:p>181'225 <text:s/></text:p>
          </table:table-cell>
          <table:table-cell table:style-name="ce75" table:formula="of:=[$'2010'.H15]" office:value-type="float" office:value="278724" calcext:value-type="float">
            <text:p>278'724 <text:s/></text:p>
          </table:table-cell>
          <table:table-cell table:style-name="ce78" table:formula="of:=[$'2010'.I15]" office:value-type="float" office:value="178991" calcext:value-type="float">
            <text:p>178'991 <text:s/></text:p>
          </table:table-cell>
          <table:table-cell table:style-name="ce71" table:formula="of:=[$'2009'.I15]" office:value-type="float" office:value="277814" calcext:value-type="float">
            <text:p>277'814 <text:s/></text:p>
          </table:table-cell>
          <table:table-cell table:style-name="ce80" table:formula="of:=[$'2009'.J15]" office:value-type="float" office:value="175478" calcext:value-type="float">
            <text:p>175'478 <text:s/></text:p>
          </table:table-cell>
          <table:table-cell table:style-name="ce71" table:formula="of:=[$'2008'.I15]" office:value-type="float" office:value="276012" calcext:value-type="float">
            <text:p>276'012 <text:s/></text:p>
          </table:table-cell>
          <table:table-cell table:style-name="ce80" table:formula="of:=[$'2008'.J15]" office:value-type="float" office:value="170094" calcext:value-type="float">
            <text:p>170'094 <text:s/></text:p>
          </table:table-cell>
          <table:table-cell table:style-name="ce71" table:formula="of:=[$'2007'.I15]" office:value-type="float" office:value="274226" calcext:value-type="float">
            <text:p>274'226 <text:s/></text:p>
          </table:table-cell>
          <table:table-cell table:style-name="ce80" table:formula="of:=[$'2007'.J15]" office:value-type="float" office:value="163951" calcext:value-type="float">
            <text:p>163'951 <text:s/></text:p>
          </table:table-cell>
          <table:table-cell table:style-name="ce71" table:formula="of:=[$'2006'.I15]" office:value-type="float" office:value="271534" calcext:value-type="float">
            <text:p>271'534 <text:s/></text:p>
          </table:table-cell>
          <table:table-cell table:style-name="ce80" table:formula="of:=[$'2006'.J15]" office:value-type="float" office:value="161701" calcext:value-type="float">
            <text:p>161'701 <text:s/></text:p>
          </table:table-cell>
          <table:table-cell table:style-name="ce71" table:formula="of:=[$'2005'.I15]" office:value-type="float" office:value="267803" calcext:value-type="float">
            <text:p>267'803 <text:s/></text:p>
          </table:table-cell>
          <table:table-cell table:style-name="ce80" table:formula="of:=[$'2005'.J15]" office:value-type="float" office:value="162835" calcext:value-type="float">
            <text:p>162'835 <text:s/></text:p>
          </table:table-cell>
          <table:table-cell table:style-name="ce71" table:formula="of:=[$'2004'.I15]" office:value-type="float" office:value="265873" calcext:value-type="float">
            <text:p>265'873 <text:s/></text:p>
          </table:table-cell>
          <table:table-cell table:style-name="ce80" table:formula="of:=[$'2004'.J15]" office:value-type="float" office:value="161523" calcext:value-type="float">
            <text:p>161'523 <text:s/></text:p>
          </table:table-cell>
          <table:table-cell table:style-name="ce71" table:formula="of:=[$'2003'.I15]" office:value-type="float" office:value="263649" calcext:value-type="float">
            <text:p>263'649 <text:s/></text:p>
          </table:table-cell>
          <table:table-cell table:style-name="ce80" table:formula="of:=[$'2003'.J15]" office:value-type="float" office:value="160344" calcext:value-type="float">
            <text:p>160'344 <text:s/></text:p>
          </table:table-cell>
          <table:table-cell table:style-name="ce71" table:formula="of:=[$'2002'.I15]" office:value-type="float" office:value="260554" calcext:value-type="float">
            <text:p>260'554 <text:s/></text:p>
          </table:table-cell>
          <table:table-cell table:style-name="ce80" table:formula="of:=[$'2002'.J15]" office:value-type="float" office:value="158193" calcext:value-type="float">
            <text:p>158'193 <text:s/></text:p>
          </table:table-cell>
          <table:table-cell table:style-name="ce71" table:formula="of:=[$'2001'.I15]" office:value-type="float" office:value="258536" calcext:value-type="float">
            <text:p>258'536 <text:s/></text:p>
          </table:table-cell>
          <table:table-cell table:style-name="ce80" table:formula="of:=[$'2001'.J15]" office:value-type="float" office:value="155082" calcext:value-type="float">
            <text:p>155'082 <text:s/></text:p>
          </table:table-cell>
          <table:table-cell table:style-name="ce71" table:formula="of:=[$'2000'.I15]" office:value-type="float" office:value="254825" calcext:value-type="float">
            <text:p>254'825 <text:s/></text:p>
          </table:table-cell>
          <table:table-cell table:style-name="ce80" table:formula="of:=[$'2000'.J15]" office:value-type="float" office:value="153995" calcext:value-type="float">
            <text:p>153'995 <text:s/></text:p>
          </table:table-cell>
          <table:table-cell table:style-name="ce71" table:formula="of:=[$'1999'.I15]" office:value-type="float" office:value="250703" calcext:value-type="float">
            <text:p>250'703 <text:s/></text:p>
          </table:table-cell>
          <table:table-cell table:style-name="ce80" table:formula="of:=[$'1999'.J15]" office:value-type="float" office:value="152364" calcext:value-type="float">
            <text:p>152'364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Bern</text:p>
          </table:table-cell>
          <table:table-cell office:value-type="float" office:value="2" calcext:value-type="float">
            <text:p>2</text:p>
          </table:table-cell>
          <table:table-cell table:style-name="ce71" table:formula="of:=['2013'.B18]" office:value-type="float" office:value="1001281" calcext:value-type="float">
            <text:p>1'001'281 <text:s/></text:p>
          </table:table-cell>
          <table:table-cell table:style-name="ce73" office:value-type="float" office:value="2545" calcext:value-type="float">
            <text:p>2545</text:p>
          </table:table-cell>
          <table:table-cell table:style-name="ce73" office:value-type="float" office:value="2525" calcext:value-type="float">
            <text:p>2525</text:p>
          </table:table-cell>
          <table:table-cell table:style-name="ce73" office:value-type="float" office:value="2886" calcext:value-type="float">
            <text:p>2886</text:p>
          </table:table-cell>
          <table:table-cell table:style-name="ce73" office:value-type="float" office:value="2753" calcext:value-type="float">
            <text:p>2753</text:p>
          </table:table-cell>
          <table:table-cell table:style-name="ce73" office:value-type="float" office:value="3030" calcext:value-type="float">
            <text:p>3030</text:p>
          </table:table-cell>
          <table:table-cell table:style-name="ce73" office:value-type="float" office:value="4499" calcext:value-type="float">
            <text:p>4499</text:p>
          </table:table-cell>
          <table:table-cell table:style-name="ce73" office:value-type="float" office:value="4301" calcext:value-type="float">
            <text:p>4301</text:p>
          </table:table-cell>
          <table:table-cell table:style-name="ce73" office:value-type="float" office:value="5802" calcext:value-type="float">
            <text:p>5802</text:p>
          </table:table-cell>
          <table:table-cell table:style-name="ce73" office:value-type="float" office:value="3937" calcext:value-type="float">
            <text:p>3937</text:p>
          </table:table-cell>
          <table:table-cell table:style-name="ce73" office:value-type="float" office:value="4255" calcext:value-type="float">
            <text:p>4255</text:p>
          </table:table-cell>
          <table:table-cell table:style-name="ce73" office:value-type="float" office:value="3182" calcext:value-type="float">
            <text:p>3182</text:p>
          </table:table-cell>
          <table:table-cell table:style-name="ce73" office:value-type="float" office:value="4720" calcext:value-type="float">
            <text:p>4720</text:p>
          </table:table-cell>
          <table:table-cell table:style-name="ce73" office:value-type="float" office:value="2037" calcext:value-type="float">
            <text:p>2037</text:p>
          </table:table-cell>
          <table:table-cell table:style-name="ce73" office:value-type="float" office:value="2111" calcext:value-type="float">
            <text:p>2111</text:p>
          </table:table-cell>
          <table:table-cell table:style-name="ce73" office:value-type="float" office:value="1349" calcext:value-type="float">
            <text:p>1349</text:p>
          </table:table-cell>
          <table:table-cell table:style-name="ce75" table:formula="of:=[$'2013'.H18]" office:value-type="float" office:value="855740" calcext:value-type="float">
            <text:p>855'740 <text:s/></text:p>
          </table:table-cell>
          <table:table-cell table:style-name="ce78" table:formula="of:=[$'2013'.I18]" office:value-type="float" office:value="145541" calcext:value-type="float">
            <text:p>145'541 <text:s/></text:p>
          </table:table-cell>
          <table:table-cell table:style-name="ce75" table:formula="of:=[$'2012'.H18]" office:value-type="float" office:value="853602" calcext:value-type="float">
            <text:p>853'602 <text:s/></text:p>
          </table:table-cell>
          <table:table-cell table:style-name="ce78" table:formula="of:=[$'2012'.I18]" office:value-type="float" office:value="139015" calcext:value-type="float">
            <text:p>139'015 <text:s/></text:p>
          </table:table-cell>
          <table:table-cell table:style-name="ce75" table:formula="of:=[$'2011'.H18]" office:value-type="float" office:value="850232" calcext:value-type="float">
            <text:p>850'232 <text:s/></text:p>
          </table:table-cell>
          <table:table-cell table:style-name="ce78" table:formula="of:=[$'2011'.I18]" office:value-type="float" office:value="134814" calcext:value-type="float">
            <text:p>134'814 <text:s/></text:p>
          </table:table-cell>
          <table:table-cell table:style-name="ce75" table:formula="of:=[$'2010'.H18]" office:value-type="float" office:value="848100" calcext:value-type="float">
            <text:p>848'100 <text:s/></text:p>
          </table:table-cell>
          <table:table-cell table:style-name="ce78" table:formula="of:=[$'2010'.I18]" office:value-type="float" office:value="131702" calcext:value-type="float">
            <text:p>131'702 <text:s/></text:p>
          </table:table-cell>
          <table:table-cell table:style-name="ce71" table:formula="of:=[$'2009'.I18]" office:value-type="float" office:value="847153" calcext:value-type="float">
            <text:p>847'153 <text:s/></text:p>
          </table:table-cell>
          <table:table-cell table:style-name="ce80" table:formula="of:=[$'2009'.J18]" office:value-type="float" office:value="127082" calcext:value-type="float">
            <text:p>127'082 <text:s/></text:p>
          </table:table-cell>
          <table:table-cell table:style-name="ce71" table:formula="of:=[$'2008'.I18]" office:value-type="float" office:value="845650" calcext:value-type="float">
            <text:p>845'650 <text:s/></text:p>
          </table:table-cell>
          <table:table-cell table:style-name="ce80" table:formula="of:=[$'2008'.J18]" office:value-type="float" office:value="123649" calcext:value-type="float">
            <text:p>123'649 <text:s/></text:p>
          </table:table-cell>
          <table:table-cell table:style-name="ce71" table:formula="of:=[$'2007'.I18]" office:value-type="float" office:value="843052" calcext:value-type="float">
            <text:p>843'052 <text:s/></text:p>
          </table:table-cell>
          <table:table-cell table:style-name="ce80" table:formula="of:=[$'2007'.J18]" office:value-type="float" office:value="119930" calcext:value-type="float">
            <text:p>119'930 <text:s/></text:p>
          </table:table-cell>
          <table:table-cell table:style-name="ce71" table:formula="of:=[$'2006'.I18]" office:value-type="float" office:value="841188" calcext:value-type="float">
            <text:p>841'188 <text:s/></text:p>
          </table:table-cell>
          <table:table-cell table:style-name="ce80" table:formula="of:=[$'2006'.J18]" office:value-type="float" office:value="117709" calcext:value-type="float">
            <text:p>117'709 <text:s/></text:p>
          </table:table-cell>
          <table:table-cell table:style-name="ce71" table:formula="of:=[$'2005'.I18]" office:value-type="float" office:value="838352" calcext:value-type="float">
            <text:p>838'352 <text:s/></text:p>
          </table:table-cell>
          <table:table-cell table:style-name="ce80" table:formula="of:=[$'2005'.J18]" office:value-type="float" office:value="118712" calcext:value-type="float">
            <text:p>118'712 <text:s/></text:p>
          </table:table-cell>
          <table:table-cell table:style-name="ce71" table:formula="of:=[$'2004'.I18]" office:value-type="float" office:value="836955" calcext:value-type="float">
            <text:p>836'955 <text:s/></text:p>
          </table:table-cell>
          <table:table-cell table:style-name="ce80" table:formula="of:=[$'2004'.J18]" office:value-type="float" office:value="118423" calcext:value-type="float">
            <text:p>118'423 <text:s/></text:p>
          </table:table-cell>
          <table:table-cell table:style-name="ce71" table:formula="of:=[$'2003'.I18]" office:value-type="float" office:value="834863" calcext:value-type="float">
            <text:p>834'863 <text:s/></text:p>
          </table:table-cell>
          <table:table-cell table:style-name="ce80" table:formula="of:=[$'2003'.J18]" office:value-type="float" office:value="117094" calcext:value-type="float">
            <text:p>117'094 <text:s/></text:p>
          </table:table-cell>
          <table:table-cell table:style-name="ce71" table:formula="of:=[$'2002'.I18]" office:value-type="float" office:value="833706" calcext:value-type="float">
            <text:p>833'706 <text:s/></text:p>
          </table:table-cell>
          <table:table-cell table:style-name="ce80" table:formula="of:=[$'2002'.J18]" office:value-type="float" office:value="115884" calcext:value-type="float">
            <text:p>115'884 <text:s/></text:p>
          </table:table-cell>
          <table:table-cell table:style-name="ce71" table:formula="of:=[$'2001'.I18]" office:value-type="float" office:value="831659" calcext:value-type="float">
            <text:p>831'659 <text:s/></text:p>
          </table:table-cell>
          <table:table-cell table:style-name="ce80" table:formula="of:=[$'2001'.J18]" office:value-type="float" office:value="114651" calcext:value-type="float">
            <text:p>114'651 <text:s/></text:p>
          </table:table-cell>
          <table:table-cell table:style-name="ce71" table:formula="of:=[$'2000'.I18]" office:value-type="float" office:value="831291" calcext:value-type="float">
            <text:p>831'291 <text:s/></text:p>
          </table:table-cell>
          <table:table-cell table:style-name="ce80" table:formula="of:=[$'2000'.J18]" office:value-type="float" office:value="112405" calcext:value-type="float">
            <text:p>112'405 <text:s/></text:p>
          </table:table-cell>
          <table:table-cell table:style-name="ce71" table:formula="of:=[$'1999'.I18]" office:value-type="float" office:value="832850" calcext:value-type="float">
            <text:p>832'850 <text:s/></text:p>
          </table:table-cell>
          <table:table-cell table:style-name="ce80" table:formula="of:=[$'1999'.J18]" office:value-type="float" office:value="110577" calcext:value-type="float">
            <text:p>110'577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table:style-name="ce71" table:formula="of:=['2013'.B19]" office:value-type="float" office:value="297622" calcext:value-type="float">
            <text:p>297'622 <text:s/></text:p>
          </table:table-cell>
          <table:table-cell table:style-name="ce73" office:value-type="float" office:value="924" calcext:value-type="float">
            <text:p>924</text:p>
          </table:table-cell>
          <table:table-cell table:style-name="ce73" office:value-type="float" office:value="703" calcext:value-type="float">
            <text:p>703</text:p>
          </table:table-cell>
          <table:table-cell table:style-name="ce73" office:value-type="float" office:value="686" calcext:value-type="float">
            <text:p>686</text:p>
          </table:table-cell>
          <table:table-cell table:style-name="ce73" office:value-type="float" office:value="763" calcext:value-type="float">
            <text:p>763</text:p>
          </table:table-cell>
          <table:table-cell table:style-name="ce73" office:value-type="float" office:value="734" calcext:value-type="float">
            <text:p>734</text:p>
          </table:table-cell>
          <table:table-cell table:style-name="ce73" office:value-type="float" office:value="1176" calcext:value-type="float">
            <text:p>1176</text:p>
          </table:table-cell>
          <table:table-cell table:style-name="ce73" office:value-type="float" office:value="844" calcext:value-type="float">
            <text:p>844</text:p>
          </table:table-cell>
          <table:table-cell table:style-name="ce73" office:value-type="float" office:value="675" calcext:value-type="float">
            <text:p>675</text:p>
          </table:table-cell>
          <table:table-cell table:style-name="ce73" office:value-type="float" office:value="715" calcext:value-type="float">
            <text:p>715</text:p>
          </table:table-cell>
          <table:table-cell table:style-name="ce73" office:value-type="float" office:value="884" calcext:value-type="float">
            <text:p>884</text:p>
          </table:table-cell>
          <table:table-cell table:style-name="ce73" office:value-type="float" office:value="1023" calcext:value-type="float">
            <text:p>1023</text:p>
          </table:table-cell>
          <table:table-cell table:style-name="ce73" office:value-type="float" office:value="819" calcext:value-type="float">
            <text:p>819</text:p>
          </table:table-cell>
          <table:table-cell table:style-name="ce73" office:value-type="float" office:value="727" calcext:value-type="float">
            <text:p>727</text:p>
          </table:table-cell>
          <table:table-cell table:style-name="ce73" office:value-type="float" office:value="560" calcext:value-type="float">
            <text:p>560</text:p>
          </table:table-cell>
          <table:table-cell table:style-name="ce73" office:value-type="float" office:value="433" calcext:value-type="float">
            <text:p>433</text:p>
          </table:table-cell>
          <table:table-cell table:style-name="ce75" table:formula="of:=[$'2013'.H19]" office:value-type="float" office:value="235799" calcext:value-type="float">
            <text:p>235'799 <text:s/></text:p>
          </table:table-cell>
          <table:table-cell table:style-name="ce78" table:formula="of:=[$'2013'.I19]" office:value-type="float" office:value="61823" calcext:value-type="float">
            <text:p>61'823 <text:s/></text:p>
          </table:table-cell>
          <table:table-cell table:style-name="ce75" table:formula="of:=[$'2012'.H19]" office:value-type="float" office:value="233105" calcext:value-type="float">
            <text:p>233'105 <text:s/></text:p>
          </table:table-cell>
          <table:table-cell table:style-name="ce78" table:formula="of:=[$'2012'.I19]" office:value-type="float" office:value="58290" calcext:value-type="float">
            <text:p>58'290 <text:s/></text:p>
          </table:table-cell>
          <table:table-cell table:style-name="ce75" table:formula="of:=[$'2011'.H19]" office:value-type="float" office:value="230339" calcext:value-type="float">
            <text:p>230'339 <text:s/></text:p>
          </table:table-cell>
          <table:table-cell table:style-name="ce78" table:formula="of:=[$'2011'.I19]" office:value-type="float" office:value="54329" calcext:value-type="float">
            <text:p>54'329 <text:s/></text:p>
          </table:table-cell>
          <table:table-cell table:style-name="ce75" table:formula="of:=[$'2010'.H19]" office:value-type="float" office:value="227664" calcext:value-type="float">
            <text:p>227'664 <text:s/></text:p>
          </table:table-cell>
          <table:table-cell table:style-name="ce78" table:formula="of:=[$'2010'.I19]" office:value-type="float" office:value="50829" calcext:value-type="float">
            <text:p>50'829 <text:s/></text:p>
          </table:table-cell>
          <table:table-cell table:style-name="ce71" table:formula="of:=[$'2009'.I19]" office:value-type="float" office:value="224802" calcext:value-type="float">
            <text:p>224'802 <text:s/></text:p>
          </table:table-cell>
          <table:table-cell table:style-name="ce80" table:formula="of:=[$'2009'.J19]" office:value-type="float" office:value="48357" calcext:value-type="float">
            <text:p>48'357 <text:s/></text:p>
          </table:table-cell>
          <table:table-cell table:style-name="ce71" table:formula="of:=[$'2008'.I19]" office:value-type="float" office:value="222471" calcext:value-type="float">
            <text:p>222'471 <text:s/></text:p>
          </table:table-cell>
          <table:table-cell table:style-name="ce80" table:formula="of:=[$'2008'.J19]" office:value-type="float" office:value="46066" calcext:value-type="float">
            <text:p>46'066 <text:s/></text:p>
          </table:table-cell>
          <table:table-cell table:style-name="ce71" table:formula="of:=[$'2007'.I19]" office:value-type="float" office:value="219403" calcext:value-type="float">
            <text:p>219'403 <text:s/></text:p>
          </table:table-cell>
          <table:table-cell table:style-name="ce80" table:formula="of:=[$'2007'.J19]" office:value-type="float" office:value="43838" calcext:value-type="float">
            <text:p>43'838 <text:s/></text:p>
          </table:table-cell>
          <table:table-cell table:style-name="ce71" table:formula="of:=[$'2006'.I19]" office:value-type="float" office:value="217140" calcext:value-type="float">
            <text:p>217'140 <text:s/></text:p>
          </table:table-cell>
          <table:table-cell table:style-name="ce80" table:formula="of:=[$'2006'.J19]" office:value-type="float" office:value="41112" calcext:value-type="float">
            <text:p>41'112 <text:s/></text:p>
          </table:table-cell>
          <table:table-cell table:style-name="ce71" table:formula="of:=[$'2005'.I19]" office:value-type="float" office:value="214262" calcext:value-type="float">
            <text:p>214'262 <text:s/></text:p>
          </table:table-cell>
          <table:table-cell table:style-name="ce80" table:formula="of:=[$'2005'.J19]" office:value-type="float" office:value="39692" calcext:value-type="float">
            <text:p>39'692 <text:s/></text:p>
          </table:table-cell>
          <table:table-cell table:style-name="ce71" table:formula="of:=[$'2004'.I19]" office:value-type="float" office:value="212076" calcext:value-type="float">
            <text:p>212'076 <text:s/></text:p>
          </table:table-cell>
          <table:table-cell table:style-name="ce80" table:formula="of:=[$'2004'.J19]" office:value-type="float" office:value="38301" calcext:value-type="float">
            <text:p>38'301 <text:s/></text:p>
          </table:table-cell>
          <table:table-cell table:style-name="ce71" table:formula="of:=[$'2003'.I19]" office:value-type="float" office:value="209613" calcext:value-type="float">
            <text:p>209'613 <text:s/></text:p>
          </table:table-cell>
          <table:table-cell table:style-name="ce80" table:formula="of:=[$'2003'.J19]" office:value-type="float" office:value="37043" calcext:value-type="float">
            <text:p>37'043 <text:s/></text:p>
          </table:table-cell>
          <table:table-cell table:style-name="ce71" table:formula="of:=[$'2002'.I19]" office:value-type="float" office:value="207660" calcext:value-type="float">
            <text:p>207'660 <text:s/></text:p>
          </table:table-cell>
          <table:table-cell table:style-name="ce80" table:formula="of:=[$'2002'.J19]" office:value-type="float" office:value="35740" calcext:value-type="float">
            <text:p>35'740 <text:s/></text:p>
          </table:table-cell>
          <table:table-cell table:style-name="ce71" table:formula="of:=[$'2001'.I19]" office:value-type="float" office:value="206190" calcext:value-type="float">
            <text:p>206'190 <text:s/></text:p>
          </table:table-cell>
          <table:table-cell table:style-name="ce80" table:formula="of:=[$'2001'.J19]" office:value-type="float" office:value="34149" calcext:value-type="float">
            <text:p>34'149 <text:s/></text:p>
          </table:table-cell>
          <table:table-cell table:style-name="ce71" table:formula="of:=[$'2000'.I19]" office:value-type="float" office:value="202947" calcext:value-type="float">
            <text:p>202'947 <text:s/></text:p>
          </table:table-cell>
          <table:table-cell table:style-name="ce80" table:formula="of:=[$'2000'.J19]" office:value-type="float" office:value="33392" calcext:value-type="float">
            <text:p>33'392 <text:s/></text:p>
          </table:table-cell>
          <table:table-cell table:style-name="ce71" table:formula="of:=[$'1999'.I19]" office:value-type="float" office:value="201451" calcext:value-type="float">
            <text:p>201'451 <text:s/></text:p>
          </table:table-cell>
          <table:table-cell table:style-name="ce80" table:formula="of:=[$'1999'.J19]" office:value-type="float" office:value="32856" calcext:value-type="float">
            <text:p>32'856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Solothurn</text:p>
          </table:table-cell>
          <table:table-cell office:value-type="float" office:value="2" calcext:value-type="float">
            <text:p>2</text:p>
          </table:table-cell>
          <table:table-cell table:style-name="ce71" table:formula="of:=['2013'.B20]" office:value-type="float" office:value="261437" calcext:value-type="float">
            <text:p>261'437 <text:s/></text:p>
          </table:table-cell>
          <table:table-cell table:style-name="ce73" office:value-type="float" office:value="1196" calcext:value-type="float">
            <text:p>1196</text:p>
          </table:table-cell>
          <table:table-cell table:style-name="ce73" office:value-type="float" office:value="786" calcext:value-type="float">
            <text:p>786</text:p>
          </table:table-cell>
          <table:table-cell table:style-name="ce73" office:value-type="float" office:value="2057" calcext:value-type="float">
            <text:p>2057</text:p>
          </table:table-cell>
          <table:table-cell table:style-name="ce73" office:value-type="float" office:value="642" calcext:value-type="float">
            <text:p>642</text:p>
          </table:table-cell>
          <table:table-cell table:style-name="ce73" office:value-type="float" office:value="982" calcext:value-type="float">
            <text:p>982</text:p>
          </table:table-cell>
          <table:table-cell table:style-name="ce73" office:value-type="float" office:value="597" calcext:value-type="float">
            <text:p>597</text:p>
          </table:table-cell>
          <table:table-cell table:style-name="ce73" office:value-type="float" office:value="671" calcext:value-type="float">
            <text:p>671</text:p>
          </table:table-cell>
          <table:table-cell table:style-name="ce73" office:value-type="float" office:value="576" calcext:value-type="float">
            <text:p>576</text:p>
          </table:table-cell>
          <table:table-cell table:style-name="ce73" office:value-type="float" office:value="787" calcext:value-type="float">
            <text:p>787</text:p>
          </table:table-cell>
          <table:table-cell table:style-name="ce73" office:value-type="float" office:value="456" calcext:value-type="float">
            <text:p>456</text:p>
          </table:table-cell>
          <table:table-cell table:style-name="ce73" office:value-type="float" office:value="461" calcext:value-type="float">
            <text:p>461</text:p>
          </table:table-cell>
          <table:table-cell table:style-name="ce73" office:value-type="float" office:value="516" calcext:value-type="float">
            <text:p>516</text:p>
          </table:table-cell>
          <table:table-cell table:style-name="ce73" office:value-type="float" office:value="368" calcext:value-type="float">
            <text:p>368</text:p>
          </table:table-cell>
          <table:table-cell table:style-name="ce73" office:value-type="float" office:value="537" calcext:value-type="float">
            <text:p>537</text:p>
          </table:table-cell>
          <table:table-cell table:style-name="ce73" office:value-type="float" office:value="299" calcext:value-type="float">
            <text:p>299</text:p>
          </table:table-cell>
          <table:table-cell table:style-name="ce75" table:formula="of:=[$'2013'.H20]" office:value-type="float" office:value="208257" calcext:value-type="float">
            <text:p>208'257 <text:s/></text:p>
          </table:table-cell>
          <table:table-cell table:style-name="ce78" table:formula="of:=[$'2013'.I20]" office:value-type="float" office:value="53180" calcext:value-type="float">
            <text:p>53'180 <text:s/></text:p>
          </table:table-cell>
          <table:table-cell table:style-name="ce75" table:formula="of:=[$'2012'.H20]" office:value-type="float" office:value="207443" calcext:value-type="float">
            <text:p>207'443 <text:s/></text:p>
          </table:table-cell>
          <table:table-cell table:style-name="ce78" table:formula="of:=[$'2012'.I20]" office:value-type="float" office:value="51840" calcext:value-type="float">
            <text:p>51'840 <text:s/></text:p>
          </table:table-cell>
          <table:table-cell table:style-name="ce75" table:formula="of:=[$'2011'.H20]" office:value-type="float" office:value="206325" calcext:value-type="float">
            <text:p>206'325 <text:s/></text:p>
          </table:table-cell>
          <table:table-cell table:style-name="ce78" table:formula="of:=[$'2011'.I20]" office:value-type="float" office:value="50665" calcext:value-type="float">
            <text:p>50'665 <text:s/></text:p>
          </table:table-cell>
          <table:table-cell table:style-name="ce75" table:formula="of:=[$'2010'.H20]" office:value-type="float" office:value="204849" calcext:value-type="float">
            <text:p>204'849 <text:s/></text:p>
          </table:table-cell>
          <table:table-cell table:style-name="ce78" table:formula="of:=[$'2010'.I20]" office:value-type="float" office:value="50435" calcext:value-type="float">
            <text:p>50'435 <text:s/></text:p>
          </table:table-cell>
          <table:table-cell table:style-name="ce71" table:formula="of:=[$'2009'.I20]" office:value-type="float" office:value="203859" calcext:value-type="float">
            <text:p>203'859 <text:s/></text:p>
          </table:table-cell>
          <table:table-cell table:style-name="ce80" table:formula="of:=[$'2009'.J20]" office:value-type="float" office:value="48889" calcext:value-type="float">
            <text:p>48'889 <text:s/></text:p>
          </table:table-cell>
          <table:table-cell table:style-name="ce71" table:formula="of:=[$'2008'.I20]" office:value-type="float" office:value="203509" calcext:value-type="float">
            <text:p>203'509 <text:s/></text:p>
          </table:table-cell>
          <table:table-cell table:style-name="ce80" table:formula="of:=[$'2008'.J20]" office:value-type="float" office:value="48321" calcext:value-type="float">
            <text:p>48'321 <text:s/></text:p>
          </table:table-cell>
          <table:table-cell table:style-name="ce71" table:formula="of:=[$'2007'.I20]" office:value-type="float" office:value="203342" calcext:value-type="float">
            <text:p>203'342 <text:s/></text:p>
          </table:table-cell>
          <table:table-cell table:style-name="ce80" table:formula="of:=[$'2007'.J20]" office:value-type="float" office:value="46898" calcext:value-type="float">
            <text:p>46'898 <text:s/></text:p>
          </table:table-cell>
          <table:table-cell table:style-name="ce71" table:formula="of:=[$'2006'.I20]" office:value-type="float" office:value="203302" calcext:value-type="float">
            <text:p>203'302 <text:s/></text:p>
          </table:table-cell>
          <table:table-cell table:style-name="ce80" table:formula="of:=[$'2006'.J20]" office:value-type="float" office:value="45311" calcext:value-type="float">
            <text:p>45'311 <text:s/></text:p>
          </table:table-cell>
          <table:table-cell table:style-name="ce71" table:formula="of:=[$'2005'.I20]" office:value-type="float" office:value="203314" calcext:value-type="float">
            <text:p>203'314 <text:s/></text:p>
          </table:table-cell>
          <table:table-cell table:style-name="ce80" table:formula="of:=[$'2005'.J20]" office:value-type="float" office:value="44623" calcext:value-type="float">
            <text:p>44'623 <text:s/></text:p>
          </table:table-cell>
          <table:table-cell table:style-name="ce71" table:formula="of:=[$'2004'.I20]" office:value-type="float" office:value="203234" calcext:value-type="float">
            <text:p>203'234 <text:s/></text:p>
          </table:table-cell>
          <table:table-cell table:style-name="ce80" table:formula="of:=[$'2004'.J20]" office:value-type="float" office:value="44145" calcext:value-type="float">
            <text:p>44'145 <text:s/></text:p>
          </table:table-cell>
          <table:table-cell table:style-name="ce71" table:formula="of:=[$'2003'.I20]" office:value-type="float" office:value="203343" calcext:value-type="float">
            <text:p>203'343 <text:s/></text:p>
          </table:table-cell>
          <table:table-cell table:style-name="ce80" table:formula="of:=[$'2003'.J20]" office:value-type="float" office:value="43464" calcext:value-type="float">
            <text:p>43'464 <text:s/></text:p>
          </table:table-cell>
          <table:table-cell table:style-name="ce71" table:formula="of:=[$'2002'.I20]" office:value-type="float" office:value="203592" calcext:value-type="float">
            <text:p>203'592 <text:s/></text:p>
          </table:table-cell>
          <table:table-cell table:style-name="ce80" table:formula="of:=[$'2002'.J20]" office:value-type="float" office:value="42688" calcext:value-type="float">
            <text:p>42'688 <text:s/></text:p>
          </table:table-cell>
          <table:table-cell table:style-name="ce71" table:formula="of:=[$'2001'.I20]" office:value-type="float" office:value="203621" calcext:value-type="float">
            <text:p>203'621 <text:s/></text:p>
          </table:table-cell>
          <table:table-cell table:style-name="ce80" table:formula="of:=[$'2001'.J20]" office:value-type="float" office:value="41643" calcext:value-type="float">
            <text:p>41'643 <text:s/></text:p>
          </table:table-cell>
          <table:table-cell table:style-name="ce71" table:formula="of:=[$'2000'.I20]" office:value-type="float" office:value="203688" calcext:value-type="float">
            <text:p>203'688 <text:s/></text:p>
          </table:table-cell>
          <table:table-cell table:style-name="ce80" table:formula="of:=[$'2000'.J20]" office:value-type="float" office:value="40327" calcext:value-type="float">
            <text:p>40'327 <text:s/></text:p>
          </table:table-cell>
          <table:table-cell table:style-name="ce71" table:formula="of:=[$'1999'.I20]" office:value-type="float" office:value="204140" calcext:value-type="float">
            <text:p>204'140 <text:s/></text:p>
          </table:table-cell>
          <table:table-cell table:style-name="ce80" table:formula="of:=[$'1999'.J20]" office:value-type="float" office:value="39768" calcext:value-type="float">
            <text:p>39'768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Neuenburg</text:p>
          </table:table-cell>
          <table:table-cell office:value-type="float" office:value="2" calcext:value-type="float">
            <text:p>2</text:p>
          </table:table-cell>
          <table:table-cell table:style-name="ce71" table:formula="of:=['2013'.B21]" office:value-type="float" office:value="176402" calcext:value-type="float">
            <text:p>176'402 <text:s/></text:p>
          </table:table-cell>
          <table:table-cell table:style-name="ce73" office:value-type="float" office:value="818" calcext:value-type="float">
            <text:p>818</text:p>
          </table:table-cell>
          <table:table-cell table:style-name="ce73" office:value-type="float" office:value="1039" calcext:value-type="float">
            <text:p>1039</text:p>
          </table:table-cell>
          <table:table-cell table:style-name="ce73" office:value-type="float" office:value="842" calcext:value-type="float">
            <text:p>842</text:p>
          </table:table-cell>
          <table:table-cell table:style-name="ce73" office:value-type="float" office:value="1454" calcext:value-type="float">
            <text:p>1454</text:p>
          </table:table-cell>
          <table:table-cell table:style-name="ce73" office:value-type="float" office:value="2146" calcext:value-type="float">
            <text:p>2146</text:p>
          </table:table-cell>
          <table:table-cell table:style-name="ce73" office:value-type="float" office:value="667" calcext:value-type="float">
            <text:p>667</text:p>
          </table:table-cell>
          <table:table-cell table:style-name="ce73" office:value-type="float" office:value="1218" calcext:value-type="float">
            <text:p>1218</text:p>
          </table:table-cell>
          <table:table-cell table:style-name="ce73" office:value-type="float" office:value="1121" calcext:value-type="float">
            <text:p>1121</text:p>
          </table:table-cell>
          <table:table-cell table:style-name="ce73" office:value-type="float" office:value="1117" calcext:value-type="float">
            <text:p>1117</text:p>
          </table:table-cell>
          <table:table-cell table:style-name="ce73" office:value-type="float" office:value="898" calcext:value-type="float">
            <text:p>898</text:p>
          </table:table-cell>
          <table:table-cell table:style-name="ce73" office:value-type="float" office:value="940" calcext:value-type="float">
            <text:p>940</text:p>
          </table:table-cell>
          <table:table-cell table:style-name="ce73" office:value-type="float" office:value="651" calcext:value-type="float">
            <text:p>651</text:p>
          </table:table-cell>
          <table:table-cell table:style-name="ce73" office:value-type="float" office:value="653" calcext:value-type="float">
            <text:p>653</text:p>
          </table:table-cell>
          <table:table-cell table:style-name="ce73" office:value-type="float" office:value="484" calcext:value-type="float">
            <text:p>484</text:p>
          </table:table-cell>
          <table:table-cell table:style-name="ce73" office:value-type="float" office:value="675" calcext:value-type="float">
            <text:p>675</text:p>
          </table:table-cell>
          <table:table-cell table:style-name="ce75" table:formula="of:=[$'2013'.H21]" office:value-type="float" office:value="132428" calcext:value-type="float">
            <text:p>132'428 <text:s/></text:p>
          </table:table-cell>
          <table:table-cell table:style-name="ce78" table:formula="of:=[$'2013'.I21]" office:value-type="float" office:value="43974" calcext:value-type="float">
            <text:p>43'974 <text:s/></text:p>
          </table:table-cell>
          <table:table-cell table:style-name="ce75" table:formula="of:=[$'2012'.H21]" office:value-type="float" office:value="132652" calcext:value-type="float">
            <text:p>132'652 <text:s/></text:p>
          </table:table-cell>
          <table:table-cell table:style-name="ce78" table:formula="of:=[$'2012'.I21]" office:value-type="float" office:value="41902" calcext:value-type="float">
            <text:p>41'902 <text:s/></text:p>
          </table:table-cell>
          <table:table-cell table:style-name="ce75" table:formula="of:=[$'2011'.H21]" office:value-type="float" office:value="132685" calcext:value-type="float">
            <text:p>132'685 <text:s/></text:p>
          </table:table-cell>
          <table:table-cell table:style-name="ce78" table:formula="of:=[$'2011'.I21]" office:value-type="float" office:value="40498" calcext:value-type="float">
            <text:p>40'498 <text:s/></text:p>
          </table:table-cell>
          <table:table-cell table:style-name="ce75" table:formula="of:=[$'2010'.H21]" office:value-type="float" office:value="132499" calcext:value-type="float">
            <text:p>132'499 <text:s/></text:p>
          </table:table-cell>
          <table:table-cell table:style-name="ce78" table:formula="of:=[$'2010'.I21]" office:value-type="float" office:value="39586" calcext:value-type="float">
            <text:p>39'586 <text:s/></text:p>
          </table:table-cell>
          <table:table-cell table:style-name="ce71" table:formula="of:=[$'2009'.I21]" office:value-type="float" office:value="131981" calcext:value-type="float">
            <text:p>131'981 <text:s/></text:p>
          </table:table-cell>
          <table:table-cell table:style-name="ce80" table:formula="of:=[$'2009'.J21]" office:value-type="float" office:value="39666" calcext:value-type="float">
            <text:p>39'666 <text:s/></text:p>
          </table:table-cell>
          <table:table-cell table:style-name="ce71" table:formula="of:=[$'2008'.I21]" office:value-type="float" office:value="130331" calcext:value-type="float">
            <text:p>130'331 <text:s/></text:p>
          </table:table-cell>
          <table:table-cell table:style-name="ce80" table:formula="of:=[$'2008'.J21]" office:value-type="float" office:value="40593" calcext:value-type="float">
            <text:p>40'593 <text:s/></text:p>
          </table:table-cell>
          <table:table-cell table:style-name="ce71" table:formula="of:=[$'2007'.I21]" office:value-type="float" office:value="130128" calcext:value-type="float">
            <text:p>130'128 <text:s/></text:p>
          </table:table-cell>
          <table:table-cell table:style-name="ce80" table:formula="of:=[$'2007'.J21]" office:value-type="float" office:value="39654" calcext:value-type="float">
            <text:p>39'654 <text:s/></text:p>
          </table:table-cell>
          <table:table-cell table:style-name="ce71" table:formula="of:=[$'2006'.I21]" office:value-type="float" office:value="129989" calcext:value-type="float">
            <text:p>129'989 <text:s/></text:p>
          </table:table-cell>
          <table:table-cell table:style-name="ce80" table:formula="of:=[$'2006'.J21]" office:value-type="float" office:value="38923" calcext:value-type="float">
            <text:p>38'923 <text:s/></text:p>
          </table:table-cell>
          <table:table-cell table:style-name="ce71" table:formula="of:=[$'2005'.I21]" office:value-type="float" office:value="129686" calcext:value-type="float">
            <text:p>129'686 <text:s/></text:p>
          </table:table-cell>
          <table:table-cell table:style-name="ce80" table:formula="of:=[$'2005'.J21]" office:value-type="float" office:value="38758" calcext:value-type="float">
            <text:p>38'758 <text:s/></text:p>
          </table:table-cell>
          <table:table-cell table:style-name="ce71" table:formula="of:=[$'2004'.I21]" office:value-type="float" office:value="129457" calcext:value-type="float">
            <text:p>129'457 <text:s/></text:p>
          </table:table-cell>
          <table:table-cell table:style-name="ce80" table:formula="of:=[$'2004'.J21]" office:value-type="float" office:value="38453" calcext:value-type="float">
            <text:p>38'453 <text:s/></text:p>
          </table:table-cell>
          <table:table-cell table:style-name="ce71" table:formula="of:=[$'2003'.I21]" office:value-type="float" office:value="128931" calcext:value-type="float">
            <text:p>128'931 <text:s/></text:p>
          </table:table-cell>
          <table:table-cell table:style-name="ce80" table:formula="of:=[$'2003'.J21]" office:value-type="float" office:value="38116" calcext:value-type="float">
            <text:p>38'116 <text:s/></text:p>
          </table:table-cell>
          <table:table-cell table:style-name="ce71" table:formula="of:=[$'2002'.I21]" office:value-type="float" office:value="128700" calcext:value-type="float">
            <text:p>128'700 <text:s/></text:p>
          </table:table-cell>
          <table:table-cell table:style-name="ce80" table:formula="of:=[$'2002'.J21]" office:value-type="float" office:value="38067" calcext:value-type="float">
            <text:p>38'067 <text:s/></text:p>
          </table:table-cell>
          <table:table-cell table:style-name="ce71" table:formula="of:=[$'2001'.I21]" office:value-type="float" office:value="128528" calcext:value-type="float">
            <text:p>128'528 <text:s/></text:p>
          </table:table-cell>
          <table:table-cell table:style-name="ce80" table:formula="of:=[$'2001'.J21]" office:value-type="float" office:value="37699" calcext:value-type="float">
            <text:p>37'699 <text:s/></text:p>
          </table:table-cell>
          <table:table-cell table:style-name="ce71" table:formula="of:=[$'2000'.I21]" office:value-type="float" office:value="128602" calcext:value-type="float">
            <text:p>128'602 <text:s/></text:p>
          </table:table-cell>
          <table:table-cell table:style-name="ce80" table:formula="of:=[$'2000'.J21]" office:value-type="float" office:value="37129" calcext:value-type="float">
            <text:p>37'129 <text:s/></text:p>
          </table:table-cell>
          <table:table-cell table:style-name="ce71" table:formula="of:=[$'1999'.I21]" office:value-type="float" office:value="128817" calcext:value-type="float">
            <text:p>128'817 <text:s/></text:p>
          </table:table-cell>
          <table:table-cell table:style-name="ce80" table:formula="of:=[$'1999'.J21]" office:value-type="float" office:value="36832" calcext:value-type="float">
            <text:p>36'832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Jura</text:p>
          </table:table-cell>
          <table:table-cell office:value-type="float" office:value="2" calcext:value-type="float">
            <text:p>2</text:p>
          </table:table-cell>
          <table:table-cell table:style-name="ce71" table:formula="of:=['2013'.B22]" office:value-type="float" office:value="71738" calcext:value-type="float">
            <text:p>71'738 <text:s/>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221" calcext:value-type="float">
            <text:p>221</text:p>
          </table:table-cell>
          <table:table-cell table:style-name="ce73" office:value-type="float" office:value="219" calcext:value-type="float">
            <text:p>219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float" office:value="262" calcext:value-type="float">
            <text:p>262</text:p>
          </table:table-cell>
          <table:table-cell table:style-name="ce73" office:value-type="float" office:value="225" calcext:value-type="float">
            <text:p>225</text:p>
          </table:table-cell>
          <table:table-cell table:style-name="ce73" office:value-type="float" office:value="236" calcext:value-type="float">
            <text:p>236</text:p>
          </table:table-cell>
          <table:table-cell table:style-name="ce73" office:value-type="float" office:value="308" calcext:value-type="float">
            <text:p>308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float" office:value="204" calcext:value-type="float">
            <text:p>204</text:p>
          </table:table-cell>
          <table:table-cell table:style-name="ce73" office:value-type="float" office:value="275" calcext:value-type="float">
            <text:p>275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float" office:value="92" calcext:value-type="float">
            <text:p>92</text:p>
          </table:table-cell>
          <table:table-cell table:style-name="ce75" table:formula="of:=[$'2013'.H22]" office:value-type="float" office:value="61985" calcext:value-type="float">
            <text:p>61'985 <text:s/></text:p>
          </table:table-cell>
          <table:table-cell table:style-name="ce78" table:formula="of:=[$'2013'.I22]" office:value-type="float" office:value="9753" calcext:value-type="float">
            <text:p>9'753 <text:s/></text:p>
          </table:table-cell>
          <table:table-cell table:style-name="ce75" table:formula="of:=[$'2012'.H22]" office:value-type="float" office:value="61722" calcext:value-type="float">
            <text:p>61'722 <text:s/></text:p>
          </table:table-cell>
          <table:table-cell table:style-name="ce78" table:formula="of:=[$'2012'.I22]" office:value-type="float" office:value="9220" calcext:value-type="float">
            <text:p>9'220 <text:s/></text:p>
          </table:table-cell>
          <table:table-cell table:style-name="ce75" table:formula="of:=[$'2011'.H22]" office:value-type="float" office:value="61600" calcext:value-type="float">
            <text:p>61'600 <text:s/></text:p>
          </table:table-cell>
          <table:table-cell table:style-name="ce78" table:formula="of:=[$'2011'.I22]" office:value-type="float" office:value="8942" calcext:value-type="float">
            <text:p>8'942 <text:s/></text:p>
          </table:table-cell>
          <table:table-cell table:style-name="ce75" table:formula="of:=[$'2010'.H22]" office:value-type="float" office:value="61267" calcext:value-type="float">
            <text:p>61'267 <text:s/></text:p>
          </table:table-cell>
          <table:table-cell table:style-name="ce78" table:formula="of:=[$'2010'.I22]" office:value-type="float" office:value="8765" calcext:value-type="float">
            <text:p>8'765 <text:s/></text:p>
          </table:table-cell>
          <table:table-cell table:style-name="ce71" table:formula="of:=[$'2009'.I22]" office:value-type="float" office:value="61511" calcext:value-type="float">
            <text:p>61'511 <text:s/></text:p>
          </table:table-cell>
          <table:table-cell table:style-name="ce80" table:formula="of:=[$'2009'.J22]" office:value-type="float" office:value="8623" calcext:value-type="float">
            <text:p>8'623 <text:s/></text:p>
          </table:table-cell>
          <table:table-cell table:style-name="ce71" table:formula="of:=[$'2008'.I22]" office:value-type="float" office:value="61382" calcext:value-type="float">
            <text:p>61'382 <text:s/></text:p>
          </table:table-cell>
          <table:table-cell table:style-name="ce80" table:formula="of:=[$'2008'.J22]" office:value-type="float" office:value="8440" calcext:value-type="float">
            <text:p>8'440 <text:s/></text:p>
          </table:table-cell>
          <table:table-cell table:style-name="ce71" table:formula="of:=[$'2007'.I22]" office:value-type="float" office:value="61360" calcext:value-type="float">
            <text:p>61'360 <text:s/></text:p>
          </table:table-cell>
          <table:table-cell table:style-name="ce80" table:formula="of:=[$'2007'.J22]" office:value-type="float" office:value="8195" calcext:value-type="float">
            <text:p>8'195 <text:s/></text:p>
          </table:table-cell>
          <table:table-cell table:style-name="ce71" table:formula="of:=[$'2006'.I22]" office:value-type="float" office:value="61239" calcext:value-type="float">
            <text:p>61'239 <text:s/></text:p>
          </table:table-cell>
          <table:table-cell table:style-name="ce80" table:formula="of:=[$'2006'.J22]" office:value-type="float" office:value="8053" calcext:value-type="float">
            <text:p>8'053 <text:s/></text:p>
          </table:table-cell>
          <table:table-cell table:style-name="ce71" table:formula="of:=[$'2005'.I22]" office:value-type="float" office:value="61013" calcext:value-type="float">
            <text:p>61'013 <text:s/></text:p>
          </table:table-cell>
          <table:table-cell table:style-name="ce80" table:formula="of:=[$'2005'.J22]" office:value-type="float" office:value="8097" calcext:value-type="float">
            <text:p>8'097 <text:s/></text:p>
          </table:table-cell>
          <table:table-cell table:style-name="ce71" table:formula="of:=[$'2004'.I22]" office:value-type="float" office:value="60845" calcext:value-type="float">
            <text:p>60'845 <text:s/></text:p>
          </table:table-cell>
          <table:table-cell table:style-name="ce80" table:formula="of:=[$'2004'.J22]" office:value-type="float" office:value="8246" calcext:value-type="float">
            <text:p>8'246 <text:s/></text:p>
          </table:table-cell>
          <table:table-cell table:style-name="ce71" table:formula="of:=[$'2003'.I22]" office:value-type="float" office:value="60802" calcext:value-type="float">
            <text:p>60'802 <text:s/></text:p>
          </table:table-cell>
          <table:table-cell table:style-name="ce80" table:formula="of:=[$'2003'.J22]" office:value-type="float" office:value="8262" calcext:value-type="float">
            <text:p>8'262 <text:s/></text:p>
          </table:table-cell>
          <table:table-cell table:style-name="ce71" table:formula="of:=[$'2002'.I22]" office:value-type="float" office:value="60789" calcext:value-type="float">
            <text:p>60'789 <text:s/></text:p>
          </table:table-cell>
          <table:table-cell table:style-name="ce80" table:formula="of:=[$'2002'.J22]" office:value-type="float" office:value="8285" calcext:value-type="float">
            <text:p>8'285 <text:s/></text:p>
          </table:table-cell>
          <table:table-cell table:style-name="ce71" table:formula="of:=[$'2001'.I22]" office:value-type="float" office:value="60580" calcext:value-type="float">
            <text:p>60'580 <text:s/></text:p>
          </table:table-cell>
          <table:table-cell table:style-name="ce80" table:formula="of:=[$'2001'.J22]" office:value-type="float" office:value="8350" calcext:value-type="float">
            <text:p>8'350 <text:s/></text:p>
          </table:table-cell>
          <table:table-cell table:style-name="ce71" table:formula="of:=[$'2000'.I22]" office:value-type="float" office:value="60438" calcext:value-type="float">
            <text:p>60'438 <text:s/></text:p>
          </table:table-cell>
          <table:table-cell table:style-name="ce80" table:formula="of:=[$'2000'.J22]" office:value-type="float" office:value="8356" calcext:value-type="float">
            <text:p>8'356 <text:s/></text:p>
          </table:table-cell>
          <table:table-cell table:style-name="ce71" table:formula="of:=[$'1999'.I22]" office:value-type="float" office:value="60538" calcext:value-type="float">
            <text:p>60'538 <text:s/></text:p>
          </table:table-cell>
          <table:table-cell table:style-name="ce80" table:formula="of:=[$'1999'.J22]" office:value-type="float" office:value="8280" calcext:value-type="float">
            <text:p>8'280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Basel-Stadt</text:p>
          </table:table-cell>
          <table:table-cell office:value-type="float" office:value="3" calcext:value-type="float">
            <text:p>3</text:p>
          </table:table-cell>
          <table:table-cell table:style-name="ce71" table:formula="of:=['2013'.B25]" office:value-type="float" office:value="189335" calcext:value-type="float">
            <text:p>189'335 <text:s/></text:p>
          </table:table-cell>
          <table:table-cell table:style-name="ce73" office:value-type="float" office:value="1002" calcext:value-type="float">
            <text:p>1002</text:p>
          </table:table-cell>
          <table:table-cell table:style-name="ce73" office:value-type="float" office:value="863" calcext:value-type="float">
            <text:p>863</text:p>
          </table:table-cell>
          <table:table-cell table:style-name="ce73" office:value-type="float" office:value="875" calcext:value-type="float">
            <text:p>875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office:value-type="float" office:value="1203" calcext:value-type="float">
            <text:p>1203</text:p>
          </table:table-cell>
          <table:table-cell table:style-name="ce73" office:value-type="float" office:value="1828" calcext:value-type="float">
            <text:p>1828</text:p>
          </table:table-cell>
          <table:table-cell table:style-name="ce73" office:value-type="float" office:value="2049" calcext:value-type="float">
            <text:p>2049</text:p>
          </table:table-cell>
          <table:table-cell table:style-name="ce73" office:value-type="float" office:value="1121" calcext:value-type="float">
            <text:p>1121</text:p>
          </table:table-cell>
          <table:table-cell table:style-name="ce73" office:value-type="float" office:value="1268" calcext:value-type="float">
            <text:p>1268</text:p>
          </table:table-cell>
          <table:table-cell table:style-name="ce73" office:value-type="float" office:value="1272" calcext:value-type="float">
            <text:p>1272</text:p>
          </table:table-cell>
          <table:table-cell table:style-name="ce73" office:value-type="float" office:value="1248" calcext:value-type="float">
            <text:p>1248</text:p>
          </table:table-cell>
          <table:table-cell table:style-name="ce73" office:value-type="float" office:value="1443" calcext:value-type="float">
            <text:p>1443</text:p>
          </table:table-cell>
          <table:table-cell table:style-name="ce73" office:value-type="float" office:value="1124" calcext:value-type="float">
            <text:p>1124</text:p>
          </table:table-cell>
          <table:table-cell table:style-name="ce73" office:value-type="float" office:value="983" calcext:value-type="float">
            <text:p>983</text:p>
          </table:table-cell>
          <table:table-cell table:style-name="ce73" office:value-type="float" office:value="502" calcext:value-type="float">
            <text:p>502</text:p>
          </table:table-cell>
          <table:table-cell table:style-name="ce75" table:formula="of:=[$'2013'.H25]" office:value-type="float" office:value="124478" calcext:value-type="float">
            <text:p>124'478 <text:s/></text:p>
          </table:table-cell>
          <table:table-cell table:style-name="ce78" table:formula="of:=[$'2013'.I25]" office:value-type="float" office:value="64857" calcext:value-type="float">
            <text:p>64'857 <text:s/></text:p>
          </table:table-cell>
          <table:table-cell table:style-name="ce75" table:formula="of:=[$'2012'.H25]" office:value-type="float" office:value="124497" calcext:value-type="float">
            <text:p>124'497 <text:s/></text:p>
          </table:table-cell>
          <table:table-cell table:style-name="ce78" table:formula="of:=[$'2012'.I25]" office:value-type="float" office:value="62928" calcext:value-type="float">
            <text:p>62'928 <text:s/></text:p>
          </table:table-cell>
          <table:table-cell table:style-name="ce75" table:formula="of:=[$'2011'.H25]" office:value-type="float" office:value="124589" calcext:value-type="float">
            <text:p>124'589 <text:s/></text:p>
          </table:table-cell>
          <table:table-cell table:style-name="ce78" table:formula="of:=[$'2011'.I25]" office:value-type="float" office:value="61666" calcext:value-type="float">
            <text:p>61'666 <text:s/></text:p>
          </table:table-cell>
          <table:table-cell table:style-name="ce75" table:formula="of:=[$'2010'.H25]" office:value-type="float" office:value="124865" calcext:value-type="float">
            <text:p>124'865 <text:s/></text:p>
          </table:table-cell>
          <table:table-cell table:style-name="ce78" table:formula="of:=[$'2010'.I25]" office:value-type="float" office:value="60085" calcext:value-type="float">
            <text:p>60'085 <text:s/></text:p>
          </table:table-cell>
          <table:table-cell table:style-name="ce71" table:formula="of:=[$'2009'.I25]" office:value-type="float" office:value="128716" calcext:value-type="float">
            <text:p>128'716 <text:s/></text:p>
          </table:table-cell>
          <table:table-cell table:style-name="ce80" table:formula="of:=[$'2009'.J25]" office:value-type="float" office:value="59182" calcext:value-type="float">
            <text:p>59'182 <text:s/></text:p>
          </table:table-cell>
          <table:table-cell table:style-name="ce71" table:formula="of:=[$'2008'.I25]" office:value-type="float" office:value="129290" calcext:value-type="float">
            <text:p>129'290 <text:s/></text:p>
          </table:table-cell>
          <table:table-cell table:style-name="ce80" table:formula="of:=[$'2008'.J25]" office:value-type="float" office:value="57382" calcext:value-type="float">
            <text:p>57'382 <text:s/></text:p>
          </table:table-cell>
          <table:table-cell table:style-name="ce71" table:formula="of:=[$'2007'.I25]" office:value-type="float" office:value="129121" calcext:value-type="float">
            <text:p>129'121 <text:s/></text:p>
          </table:table-cell>
          <table:table-cell table:style-name="ce80" table:formula="of:=[$'2007'.J25]" office:value-type="float" office:value="56106" calcext:value-type="float">
            <text:p>56'106 <text:s/></text:p>
          </table:table-cell>
          <table:table-cell table:style-name="ce71" table:formula="of:=[$'2006'.I25]" office:value-type="float" office:value="129234" calcext:value-type="float">
            <text:p>129'234 <text:s/></text:p>
          </table:table-cell>
          <table:table-cell table:style-name="ce80" table:formula="of:=[$'2006'.J25]" office:value-type="float" office:value="55588" calcext:value-type="float">
            <text:p>55'588 <text:s/></text:p>
          </table:table-cell>
          <table:table-cell table:style-name="ce71" table:formula="of:=[$'2005'.I25]" office:value-type="float" office:value="130792" calcext:value-type="float">
            <text:p>130'792 <text:s/></text:p>
          </table:table-cell>
          <table:table-cell table:style-name="ce80" table:formula="of:=[$'2005'.J25]" office:value-type="float" office:value="54809" calcext:value-type="float">
            <text:p>54'809 <text:s/></text:p>
          </table:table-cell>
          <table:table-cell table:style-name="ce71" table:formula="of:=[$'2004'.I25]" office:value-type="float" office:value="131998" calcext:value-type="float">
            <text:p>131'998 <text:s/></text:p>
          </table:table-cell>
          <table:table-cell table:style-name="ce80" table:formula="of:=[$'2004'.J25]" office:value-type="float" office:value="54755" calcext:value-type="float">
            <text:p>54'755 <text:s/></text:p>
          </table:table-cell>
          <table:table-cell table:style-name="ce71" table:formula="of:=[$'2003'.I25]" office:value-type="float" office:value="132755" calcext:value-type="float">
            <text:p>132'755 <text:s/></text:p>
          </table:table-cell>
          <table:table-cell table:style-name="ce80" table:formula="of:=[$'2003'.J25]" office:value-type="float" office:value="53898" calcext:value-type="float">
            <text:p>53'898 <text:s/></text:p>
          </table:table-cell>
          <table:table-cell table:style-name="ce71" table:formula="of:=[$'2002'.I25]" office:value-type="float" office:value="133730" calcext:value-type="float">
            <text:p>133'730 <text:s/></text:p>
          </table:table-cell>
          <table:table-cell table:style-name="ce80" table:formula="of:=[$'2002'.J25]" office:value-type="float" office:value="52989" calcext:value-type="float">
            <text:p>52'989 <text:s/></text:p>
          </table:table-cell>
          <table:table-cell table:style-name="ce71" table:formula="of:=[$'2001'.I25]" office:value-type="float" office:value="134825" calcext:value-type="float">
            <text:p>134'825 <text:s/></text:p>
          </table:table-cell>
          <table:table-cell table:style-name="ce80" table:formula="of:=[$'2001'.J25]" office:value-type="float" office:value="51644" calcext:value-type="float">
            <text:p>51'644 <text:s/></text:p>
          </table:table-cell>
          <table:table-cell table:style-name="ce71" table:formula="of:=[$'2000'.I25]" office:value-type="float" office:value="136609" calcext:value-type="float">
            <text:p>136'609 <text:s/></text:p>
          </table:table-cell>
          <table:table-cell table:style-name="ce80" table:formula="of:=[$'2000'.J25]" office:value-type="float" office:value="51058" calcext:value-type="float">
            <text:p>51'058 <text:s/></text:p>
          </table:table-cell>
          <table:table-cell table:style-name="ce71" table:formula="of:=[$'1999'.I25]" office:value-type="float" office:value="137824" calcext:value-type="float">
            <text:p>137'824 <text:s/></text:p>
          </table:table-cell>
          <table:table-cell table:style-name="ce80" table:formula="of:=[$'1999'.J25]" office:value-type="float" office:value="50634" calcext:value-type="float">
            <text:p>50'634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Basel-Landschaft</text:p>
          </table:table-cell>
          <table:table-cell office:value-type="float" office:value="3" calcext:value-type="float">
            <text:p>3</text:p>
          </table:table-cell>
          <table:table-cell table:style-name="ce71" table:formula="of:=['2013'.B26]" office:value-type="float" office:value="278656" calcext:value-type="float">
            <text:p>278'656 <text:s/></text:p>
          </table:table-cell>
          <table:table-cell table:style-name="ce73" office:value-type="float" office:value="776" calcext:value-type="float">
            <text:p>776</text:p>
          </table:table-cell>
          <table:table-cell table:style-name="ce73" office:value-type="float" office:value="756" calcext:value-type="float">
            <text:p>756</text:p>
          </table:table-cell>
          <table:table-cell table:style-name="ce73" office:value-type="float" office:value="1041" calcext:value-type="float">
            <text:p>1041</text:p>
          </table:table-cell>
          <table:table-cell table:style-name="ce73" office:value-type="float" office:value="1062" calcext:value-type="float">
            <text:p>1062</text:p>
          </table:table-cell>
          <table:table-cell table:style-name="ce73" office:value-type="float" office:value="1075" calcext:value-type="float">
            <text:p>1075</text:p>
          </table:table-cell>
          <table:table-cell table:style-name="ce73" office:value-type="float" office:value="1250" calcext:value-type="float">
            <text:p>1250</text:p>
          </table:table-cell>
          <table:table-cell table:style-name="ce73" office:value-type="float" office:value="1118" calcext:value-type="float">
            <text:p>1118</text:p>
          </table:table-cell>
          <table:table-cell table:style-name="ce73" office:value-type="float" office:value="1179" calcext:value-type="float">
            <text:p>1179</text:p>
          </table:table-cell>
          <table:table-cell table:style-name="ce73" office:value-type="float" office:value="1321" calcext:value-type="float">
            <text:p>1321</text:p>
          </table:table-cell>
          <table:table-cell table:style-name="ce73" office:value-type="float" office:value="1351" calcext:value-type="float">
            <text:p>1351</text:p>
          </table:table-cell>
          <table:table-cell table:style-name="ce73" office:value-type="float" office:value="1171" calcext:value-type="float">
            <text:p>1171</text:p>
          </table:table-cell>
          <table:table-cell table:style-name="ce73" office:value-type="float" office:value="933" calcext:value-type="float">
            <text:p>933</text:p>
          </table:table-cell>
          <table:table-cell table:style-name="ce73" office:value-type="float" office:value="757" calcext:value-type="float">
            <text:p>757</text:p>
          </table:table-cell>
          <table:table-cell table:style-name="ce73" office:value-type="float" office:value="712" calcext:value-type="float">
            <text:p>712</text:p>
          </table:table-cell>
          <table:table-cell table:style-name="ce73" office:value-type="float" office:value="494" calcext:value-type="float">
            <text:p>494</text:p>
          </table:table-cell>
          <table:table-cell table:style-name="ce75" table:formula="of:=[$'2013'.H26]" office:value-type="float" office:value="221006" calcext:value-type="float">
            <text:p>221'006 <text:s/></text:p>
          </table:table-cell>
          <table:table-cell table:style-name="ce78" table:formula="of:=[$'2013'.I26]" office:value-type="float" office:value="57650" calcext:value-type="float">
            <text:p>57'650 <text:s/></text:p>
          </table:table-cell>
          <table:table-cell table:style-name="ce75" table:formula="of:=[$'2012'.H26]" office:value-type="float" office:value="220923" calcext:value-type="float">
            <text:p>220'923 <text:s/></text:p>
          </table:table-cell>
          <table:table-cell table:style-name="ce78" table:formula="of:=[$'2012'.I26]" office:value-type="float" office:value="55614" calcext:value-type="float">
            <text:p>55'614 <text:s/></text:p>
          </table:table-cell>
          <table:table-cell table:style-name="ce75" table:formula="of:=[$'2011'.H26]" office:value-type="float" office:value="221306" calcext:value-type="float">
            <text:p>221'306 <text:s/></text:p>
          </table:table-cell>
          <table:table-cell table:style-name="ce78" table:formula="of:=[$'2011'.I26]" office:value-type="float" office:value="54054" calcext:value-type="float">
            <text:p>54'054 <text:s/></text:p>
          </table:table-cell>
          <table:table-cell table:style-name="ce75" table:formula="of:=[$'2010'.H26]" office:value-type="float" office:value="221413" calcext:value-type="float">
            <text:p>221'413 <text:s/></text:p>
          </table:table-cell>
          <table:table-cell table:style-name="ce78" table:formula="of:=[$'2010'.I26]" office:value-type="float" office:value="52991" calcext:value-type="float">
            <text:p>52'991 <text:s/></text:p>
          </table:table-cell>
          <table:table-cell table:style-name="ce71" table:formula="of:=[$'2009'.I26]" office:value-type="float" office:value="221119" calcext:value-type="float">
            <text:p>221'119 <text:s/></text:p>
          </table:table-cell>
          <table:table-cell table:style-name="ce80" table:formula="of:=[$'2009'.J26]" office:value-type="float" office:value="51696" calcext:value-type="float">
            <text:p>51'696 <text:s/></text:p>
          </table:table-cell>
          <table:table-cell table:style-name="ce71" table:formula="of:=[$'2008'.I26]" office:value-type="float" office:value="220967" calcext:value-type="float">
            <text:p>220'967 <text:s/></text:p>
          </table:table-cell>
          <table:table-cell table:style-name="ce80" table:formula="of:=[$'2008'.J26]" office:value-type="float" office:value="50247" calcext:value-type="float">
            <text:p>50'247 <text:s/></text:p>
          </table:table-cell>
          <table:table-cell table:style-name="ce71" table:formula="of:=[$'2007'.I26]" office:value-type="float" office:value="220426" calcext:value-type="float">
            <text:p>220'426 <text:s/></text:p>
          </table:table-cell>
          <table:table-cell table:style-name="ce80" table:formula="of:=[$'2007'.J26]" office:value-type="float" office:value="48719" calcext:value-type="float">
            <text:p>48'719 <text:s/></text:p>
          </table:table-cell>
          <table:table-cell table:style-name="ce71" table:formula="of:=[$'2006'.I26]" office:value-type="float" office:value="219545" calcext:value-type="float">
            <text:p>219'545 <text:s/></text:p>
          </table:table-cell>
          <table:table-cell table:style-name="ce80" table:formula="of:=[$'2006'.J26]" office:value-type="float" office:value="47621" calcext:value-type="float">
            <text:p>47'621 <text:s/></text:p>
          </table:table-cell>
          <table:table-cell table:style-name="ce71" table:formula="of:=[$'2005'.I26]" office:value-type="float" office:value="218793" calcext:value-type="float">
            <text:p>218'793 <text:s/></text:p>
          </table:table-cell>
          <table:table-cell table:style-name="ce80" table:formula="of:=[$'2005'.J26]" office:value-type="float" office:value="47296" calcext:value-type="float">
            <text:p>47'296 <text:s/></text:p>
          </table:table-cell>
          <table:table-cell table:style-name="ce71" table:formula="of:=[$'2004'.I26]" office:value-type="float" office:value="218223" calcext:value-type="float">
            <text:p>218'223 <text:s/></text:p>
          </table:table-cell>
          <table:table-cell table:style-name="ce80" table:formula="of:=[$'2004'.J26]" office:value-type="float" office:value="47082" calcext:value-type="float">
            <text:p>47'082 <text:s/></text:p>
          </table:table-cell>
          <table:table-cell table:style-name="ce71" table:formula="of:=[$'2003'.I26]" office:value-type="float" office:value="217423" calcext:value-type="float">
            <text:p>217'423 <text:s/></text:p>
          </table:table-cell>
          <table:table-cell table:style-name="ce80" table:formula="of:=[$'2003'.J26]" office:value-type="float" office:value="46979" calcext:value-type="float">
            <text:p>46'979 <text:s/></text:p>
          </table:table-cell>
          <table:table-cell table:style-name="ce71" table:formula="of:=[$'2002'.I26]" office:value-type="float" office:value="216436" calcext:value-type="float">
            <text:p>216'436 <text:s/></text:p>
          </table:table-cell>
          <table:table-cell table:style-name="ce80" table:formula="of:=[$'2002'.J26]" office:value-type="float" office:value="46513" calcext:value-type="float">
            <text:p>46'513 <text:s/></text:p>
          </table:table-cell>
          <table:table-cell table:style-name="ce71" table:formula="of:=[$'2001'.I26]" office:value-type="float" office:value="215765" calcext:value-type="float">
            <text:p>215'765 <text:s/></text:p>
          </table:table-cell>
          <table:table-cell table:style-name="ce80" table:formula="of:=[$'2001'.J26]" office:value-type="float" office:value="45318" calcext:value-type="float">
            <text:p>45'318 <text:s/></text:p>
          </table:table-cell>
          <table:table-cell table:style-name="ce71" table:formula="of:=[$'2000'.I26]" office:value-type="float" office:value="216039" calcext:value-type="float">
            <text:p>216'039 <text:s/></text:p>
          </table:table-cell>
          <table:table-cell table:style-name="ce80" table:formula="of:=[$'2000'.J26]" office:value-type="float" office:value="43997" calcext:value-type="float">
            <text:p>43'997 <text:s/></text:p>
          </table:table-cell>
          <table:table-cell table:style-name="ce71" table:formula="of:=[$'1999'.I26]" office:value-type="float" office:value="215581" calcext:value-type="float">
            <text:p>215'581 <text:s/></text:p>
          </table:table-cell>
          <table:table-cell table:style-name="ce80" table:formula="of:=[$'1999'.J26]" office:value-type="float" office:value="43021" calcext:value-type="float">
            <text:p>43'021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Aargau</text:p>
          </table:table-cell>
          <table:table-cell office:value-type="float" office:value="3" calcext:value-type="float">
            <text:p>3</text:p>
          </table:table-cell>
          <table:table-cell table:style-name="ce71" table:formula="of:=['2013'.B27]" office:value-type="float" office:value="636362" calcext:value-type="float">
            <text:p>636'362 <text:s/></text:p>
          </table:table-cell>
          <table:table-cell table:style-name="ce73" office:value-type="float" office:value="2517" calcext:value-type="float">
            <text:p>2517</text:p>
          </table:table-cell>
          <table:table-cell table:style-name="ce73" office:value-type="float" office:value="1916" calcext:value-type="float">
            <text:p>1916</text:p>
          </table:table-cell>
          <table:table-cell table:style-name="ce73" office:value-type="float" office:value="1822" calcext:value-type="float">
            <text:p>1822</text:p>
          </table:table-cell>
          <table:table-cell table:style-name="ce73" office:value-type="float" office:value="2450" calcext:value-type="float">
            <text:p>2450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 office:value-type="float" office:value="2994" calcext:value-type="float">
            <text:p>2994</text:p>
          </table:table-cell>
          <table:table-cell table:style-name="ce73" office:value-type="float" office:value="2395" calcext:value-type="float">
            <text:p>2395</text:p>
          </table:table-cell>
          <table:table-cell table:style-name="ce73" office:value-type="float" office:value="3664" calcext:value-type="float">
            <text:p>3664</text:p>
          </table:table-cell>
          <table:table-cell table:style-name="ce73" office:value-type="float" office:value="1918" calcext:value-type="float">
            <text:p>1918</text:p>
          </table:table-cell>
          <table:table-cell table:style-name="ce73" office:value-type="float" office:value="2184" calcext:value-type="float">
            <text:p>2184</text:p>
          </table:table-cell>
          <table:table-cell table:style-name="ce73" office:value-type="float" office:value="2124" calcext:value-type="float">
            <text:p>2124</text:p>
          </table:table-cell>
          <table:table-cell table:style-name="ce73" office:value-type="float" office:value="2262" calcext:value-type="float">
            <text:p>2262</text:p>
          </table:table-cell>
          <table:table-cell table:style-name="ce73" office:value-type="float" office:value="1280" calcext:value-type="float">
            <text:p>1280</text:p>
          </table:table-cell>
          <table:table-cell table:style-name="ce73" office:value-type="float" office:value="1796" calcext:value-type="float">
            <text:p>1796</text:p>
          </table:table-cell>
          <table:table-cell table:style-name="ce73" office:value-type="float" office:value="1325" calcext:value-type="float">
            <text:p>1325</text:p>
          </table:table-cell>
          <table:table-cell table:style-name="ce75" table:formula="of:=[$'2013'.H27]" office:value-type="float" office:value="487918" calcext:value-type="float">
            <text:p>487'918 <text:s/></text:p>
          </table:table-cell>
          <table:table-cell table:style-name="ce78" table:formula="of:=[$'2013'.I27]" office:value-type="float" office:value="148444" calcext:value-type="float">
            <text:p>148'444 <text:s/></text:p>
          </table:table-cell>
          <table:table-cell table:style-name="ce75" table:formula="of:=[$'2012'.H27]" office:value-type="float" office:value="484088" calcext:value-type="float">
            <text:p>484'088 <text:s/></text:p>
          </table:table-cell>
          <table:table-cell table:style-name="ce78" table:formula="of:=[$'2012'.I27]" office:value-type="float" office:value="143252" calcext:value-type="float">
            <text:p>143'252 <text:s/></text:p>
          </table:table-cell>
          <table:table-cell table:style-name="ce75" table:formula="of:=[$'2011'.H27]" office:value-type="float" office:value="480532" calcext:value-type="float">
            <text:p>480'532 <text:s/></text:p>
          </table:table-cell>
          <table:table-cell table:style-name="ce78" table:formula="of:=[$'2011'.I27]" office:value-type="float" office:value="137766" calcext:value-type="float">
            <text:p>137'766 <text:s/></text:p>
          </table:table-cell>
          <table:table-cell table:style-name="ce75" table:formula="of:=[$'2010'.H27]" office:value-type="float" office:value="477468" calcext:value-type="float">
            <text:p>477'468 <text:s/></text:p>
          </table:table-cell>
          <table:table-cell table:style-name="ce78" table:formula="of:=[$'2010'.I27]" office:value-type="float" office:value="133998" calcext:value-type="float">
            <text:p>133'998 <text:s/></text:p>
          </table:table-cell>
          <table:table-cell table:style-name="ce71" table:formula="of:=[$'2009'.I27]" office:value-type="float" office:value="471283" calcext:value-type="float">
            <text:p>471'283 <text:s/></text:p>
          </table:table-cell>
          <table:table-cell table:style-name="ce80" table:formula="of:=[$'2009'.J27]" office:value-type="float" office:value="128757" calcext:value-type="float">
            <text:p>128'757 <text:s/></text:p>
          </table:table-cell>
          <table:table-cell table:style-name="ce71" table:formula="of:=[$'2008'.I27]" office:value-type="float" office:value="467649" calcext:value-type="float">
            <text:p>467'649 <text:s/></text:p>
          </table:table-cell>
          <table:table-cell table:style-name="ce80" table:formula="of:=[$'2008'.J27]" office:value-type="float" office:value="123983" calcext:value-type="float">
            <text:p>123'983 <text:s/></text:p>
          </table:table-cell>
          <table:table-cell table:style-name="ce71" table:formula="of:=[$'2007'.I27]" office:value-type="float" office:value="463155" calcext:value-type="float">
            <text:p>463'155 <text:s/></text:p>
          </table:table-cell>
          <table:table-cell table:style-name="ce80" table:formula="of:=[$'2007'.J27]" office:value-type="float" office:value="118407" calcext:value-type="float">
            <text:p>118'407 <text:s/></text:p>
          </table:table-cell>
          <table:table-cell table:style-name="ce71" table:formula="of:=[$'2006'.I27]" office:value-type="float" office:value="459409" calcext:value-type="float">
            <text:p>459'409 <text:s/></text:p>
          </table:table-cell>
          <table:table-cell table:style-name="ce80" table:formula="of:=[$'2006'.J27]" office:value-type="float" office:value="115404" calcext:value-type="float">
            <text:p>115'404 <text:s/></text:p>
          </table:table-cell>
          <table:table-cell table:style-name="ce71" table:formula="of:=[$'2005'.I27]" office:value-type="float" office:value="454862" calcext:value-type="float">
            <text:p>454'862 <text:s/></text:p>
          </table:table-cell>
          <table:table-cell table:style-name="ce80" table:formula="of:=[$'2005'.J27]" office:value-type="float" office:value="114482" calcext:value-type="float">
            <text:p>114'482 <text:s/></text:p>
          </table:table-cell>
          <table:table-cell table:style-name="ce71" table:formula="of:=[$'2004'.I27]" office:value-type="float" office:value="452595" calcext:value-type="float">
            <text:p>452'595 <text:s/></text:p>
          </table:table-cell>
          <table:table-cell table:style-name="ce80" table:formula="of:=[$'2004'.J27]" office:value-type="float" office:value="112527" calcext:value-type="float">
            <text:p>112'527 <text:s/></text:p>
          </table:table-cell>
          <table:table-cell table:style-name="ce71" table:formula="of:=[$'2003'.I27]" office:value-type="float" office:value="449957" calcext:value-type="float">
            <text:p>449'957 <text:s/></text:p>
          </table:table-cell>
          <table:table-cell table:style-name="ce80" table:formula="of:=[$'2003'.J27]" office:value-type="float" office:value="110717" calcext:value-type="float">
            <text:p>110'717 <text:s/></text:p>
          </table:table-cell>
          <table:table-cell table:style-name="ce71" table:formula="of:=[$'2002'.I27]" office:value-type="float" office:value="447356" calcext:value-type="float">
            <text:p>447'356 <text:s/></text:p>
          </table:table-cell>
          <table:table-cell table:style-name="ce80" table:formula="of:=[$'2002'.J27]" office:value-type="float" office:value="108426" calcext:value-type="float">
            <text:p>108'426 <text:s/></text:p>
          </table:table-cell>
          <table:table-cell table:style-name="ce71" table:formula="of:=[$'2001'.I27]" office:value-type="float" office:value="444555" calcext:value-type="float">
            <text:p>444'555 <text:s/></text:p>
          </table:table-cell>
          <table:table-cell table:style-name="ce80" table:formula="of:=[$'2001'.J27]" office:value-type="float" office:value="105743" calcext:value-type="float">
            <text:p>105'743 <text:s/></text:p>
          </table:table-cell>
          <table:table-cell table:style-name="ce71" table:formula="of:=[$'2000'.I27]" office:value-type="float" office:value="441868" calcext:value-type="float">
            <text:p>441'868 <text:s/></text:p>
          </table:table-cell>
          <table:table-cell table:style-name="ce80" table:formula="of:=[$'2000'.J27]" office:value-type="float" office:value="102438" calcext:value-type="float">
            <text:p>102'438 <text:s/></text:p>
          </table:table-cell>
          <table:table-cell table:style-name="ce71" table:formula="of:=[$'1999'.I27]" office:value-type="float" office:value="440013" calcext:value-type="float">
            <text:p>440'013 <text:s/></text:p>
          </table:table-cell>
          <table:table-cell table:style-name="ce80" table:formula="of:=[$'1999'.J27]" office:value-type="float" office:value="100626" calcext:value-type="float">
            <text:p>100'626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Zürich</text:p>
          </table:table-cell>
          <table:table-cell office:value-type="float" office:value="4" calcext:value-type="float">
            <text:p>4</text:p>
          </table:table-cell>
          <table:table-cell table:style-name="ce71" table:formula="of:=['2013'.B29]" office:value-type="float" office:value="1425538" calcext:value-type="float">
            <text:p>1'425'538 <text:s/></text:p>
          </table:table-cell>
          <table:table-cell table:style-name="ce73" office:value-type="float" office:value="7907" calcext:value-type="float">
            <text:p>7907</text:p>
          </table:table-cell>
          <table:table-cell table:style-name="ce73" office:value-type="float" office:value="8532" calcext:value-type="float">
            <text:p>8532</text:p>
          </table:table-cell>
          <table:table-cell table:style-name="ce73" office:value-type="float" office:value="7756" calcext:value-type="float">
            <text:p>7756</text:p>
          </table:table-cell>
          <table:table-cell table:style-name="ce73" office:value-type="float" office:value="10365" calcext:value-type="float">
            <text:p>10365</text:p>
          </table:table-cell>
          <table:table-cell table:style-name="ce73" office:value-type="float" office:value="11551" calcext:value-type="float">
            <text:p>11551</text:p>
          </table:table-cell>
          <table:table-cell table:style-name="ce73" office:value-type="float" office:value="11156" calcext:value-type="float">
            <text:p>11156</text:p>
          </table:table-cell>
          <table:table-cell table:style-name="ce73" office:value-type="float" office:value="9008" calcext:value-type="float">
            <text:p>9008</text:p>
          </table:table-cell>
          <table:table-cell table:style-name="ce73" office:value-type="float" office:value="11494" calcext:value-type="float">
            <text:p>11494</text:p>
          </table:table-cell>
          <table:table-cell table:style-name="ce73" office:value-type="float" office:value="9000" calcext:value-type="float">
            <text:p>9000</text:p>
          </table:table-cell>
          <table:table-cell table:style-name="ce73" office:value-type="float" office:value="8209" calcext:value-type="float">
            <text:p>8209</text:p>
          </table:table-cell>
          <table:table-cell table:style-name="ce73" office:value-type="float" office:value="8683" calcext:value-type="float">
            <text:p>8683</text:p>
          </table:table-cell>
          <table:table-cell table:style-name="ce73" office:value-type="float" office:value="7801" calcext:value-type="float">
            <text:p>7801</text:p>
          </table:table-cell>
          <table:table-cell table:style-name="ce73" office:value-type="float" office:value="7011" calcext:value-type="float">
            <text:p>7011</text:p>
          </table:table-cell>
          <table:table-cell table:style-name="ce73" office:value-type="float" office:value="6873" calcext:value-type="float">
            <text:p>6873</text:p>
          </table:table-cell>
          <table:table-cell table:style-name="ce73" office:value-type="float" office:value="5223" calcext:value-type="float">
            <text:p>5223</text:p>
          </table:table-cell>
          <table:table-cell table:style-name="ce75" table:formula="of:=[$'2013'.H29]" office:value-type="float" office:value="1064112" calcext:value-type="float">
            <text:p>1'064'112 <text:s/></text:p>
          </table:table-cell>
          <table:table-cell table:style-name="ce78" table:formula="of:=[$'2013'.I29]" office:value-type="float" office:value="361426" calcext:value-type="float">
            <text:p>361'426 <text:s/></text:p>
          </table:table-cell>
          <table:table-cell table:style-name="ce75" table:formula="of:=[$'2012'.H29]" office:value-type="float" office:value="1057472" calcext:value-type="float">
            <text:p>1'057'472 <text:s/></text:p>
          </table:table-cell>
          <table:table-cell table:style-name="ce78" table:formula="of:=[$'2012'.I29]" office:value-type="float" office:value="351103" calcext:value-type="float">
            <text:p>351'103 <text:s/></text:p>
          </table:table-cell>
          <table:table-cell table:style-name="ce75" table:formula="of:=[$'2011'.H29]" office:value-type="float" office:value="1050188" calcext:value-type="float">
            <text:p>1'050'188 <text:s/></text:p>
          </table:table-cell>
          <table:table-cell table:style-name="ce78" table:formula="of:=[$'2011'.I29]" office:value-type="float" office:value="342208" calcext:value-type="float">
            <text:p>342'208 <text:s/></text:p>
          </table:table-cell>
          <table:table-cell table:style-name="ce75" table:formula="of:=[$'2010'.H29]" office:value-type="float" office:value="1042311" calcext:value-type="float">
            <text:p>1'042'311 <text:s/></text:p>
          </table:table-cell>
          <table:table-cell table:style-name="ce78" table:formula="of:=[$'2010'.I29]" office:value-type="float" office:value="330757" calcext:value-type="float">
            <text:p>330'757 <text:s/></text:p>
          </table:table-cell>
          <table:table-cell table:style-name="ce71" table:formula="of:=[$'2009'.I29]" office:value-type="float" office:value="1031109" calcext:value-type="float">
            <text:p>1'031'109 <text:s/></text:p>
          </table:table-cell>
          <table:table-cell table:style-name="ce80" table:formula="of:=[$'2009'.J29]" office:value-type="float" office:value="320188" calcext:value-type="float">
            <text:p>320'188 <text:s/></text:p>
          </table:table-cell>
          <table:table-cell table:style-name="ce71" table:formula="of:=[$'2008'.I29]" office:value-type="float" office:value="1019182" calcext:value-type="float">
            <text:p>1'019'182 <text:s/></text:p>
          </table:table-cell>
          <table:table-cell table:style-name="ce80" table:formula="of:=[$'2008'.J29]" office:value-type="float" office:value="313545" calcext:value-type="float">
            <text:p>313'545 <text:s/></text:p>
          </table:table-cell>
          <table:table-cell table:style-name="ce71" table:formula="of:=[$'2007'.I29]" office:value-type="float" office:value="1007725" calcext:value-type="float">
            <text:p>1'007'725 <text:s/></text:p>
          </table:table-cell>
          <table:table-cell table:style-name="ce80" table:formula="of:=[$'2007'.J29]" office:value-type="float" office:value="299842" calcext:value-type="float">
            <text:p>299'842 <text:s/></text:p>
          </table:table-cell>
          <table:table-cell table:style-name="ce71" table:formula="of:=[$'2006'.I29]" office:value-type="float" office:value="998574" calcext:value-type="float">
            <text:p>998'574 <text:s/></text:p>
          </table:table-cell>
          <table:table-cell table:style-name="ce80" table:formula="of:=[$'2006'.J29]" office:value-type="float" office:value="285478" calcext:value-type="float">
            <text:p>285'478 <text:s/></text:p>
          </table:table-cell>
          <table:table-cell table:style-name="ce71" table:formula="of:=[$'2005'.I29]" office:value-type="float" office:value="987385" calcext:value-type="float">
            <text:p>987'385 <text:s/></text:p>
          </table:table-cell>
          <table:table-cell table:style-name="ce80" table:formula="of:=[$'2005'.J29]" office:value-type="float" office:value="285205" calcext:value-type="float">
            <text:p>285'205 <text:s/></text:p>
          </table:table-cell>
          <table:table-cell table:style-name="ce71" table:formula="of:=[$'2004'.I29]" office:value-type="float" office:value="979665" calcext:value-type="float">
            <text:p>979'665 <text:s/></text:p>
          </table:table-cell>
          <table:table-cell table:style-name="ce80" table:formula="of:=[$'2004'.J29]" office:value-type="float" office:value="282145" calcext:value-type="float">
            <text:p>282'145 <text:s/></text:p>
          </table:table-cell>
          <table:table-cell table:style-name="ce71" table:formula="of:=[$'2003'.I29]" office:value-type="float" office:value="972210" calcext:value-type="float">
            <text:p>972'210 <text:s/></text:p>
          </table:table-cell>
          <table:table-cell table:style-name="ce80" table:formula="of:=[$'2003'.J29]" office:value-type="float" office:value="277683" calcext:value-type="float">
            <text:p>277'683 <text:s/></text:p>
          </table:table-cell>
          <table:table-cell table:style-name="ce71" table:formula="of:=[$'2002'.I29]" office:value-type="float" office:value="965615" calcext:value-type="float">
            <text:p>965'615 <text:s/></text:p>
          </table:table-cell>
          <table:table-cell table:style-name="ce80" table:formula="of:=[$'2002'.J29]" office:value-type="float" office:value="275697" calcext:value-type="float">
            <text:p>275'697 <text:s/></text:p>
          </table:table-cell>
          <table:table-cell table:style-name="ce71" table:formula="of:=[$'2001'.I29]" office:value-type="float" office:value="957271" calcext:value-type="float">
            <text:p>957'271 <text:s/></text:p>
          </table:table-cell>
          <table:table-cell table:style-name="ce80" table:formula="of:=[$'2001'.J29]" office:value-type="float" office:value="269660" calcext:value-type="float">
            <text:p>269'660 <text:s/></text:p>
          </table:table-cell>
          <table:table-cell table:style-name="ce71" table:formula="of:=[$'2000'.I29]" office:value-type="float" office:value="948582" calcext:value-type="float">
            <text:p>948'582 <text:s/></text:p>
          </table:table-cell>
          <table:table-cell table:style-name="ce80" table:formula="of:=[$'2000'.J29]" office:value-type="float" office:value="263065" calcext:value-type="float">
            <text:p>263'065 <text:s/></text:p>
          </table:table-cell>
          <table:table-cell table:style-name="ce71" table:formula="of:=[$'1999'.I29]" office:value-type="float" office:value="941082" calcext:value-type="float">
            <text:p>941'082 <text:s/></text:p>
          </table:table-cell>
          <table:table-cell table:style-name="ce80" table:formula="of:=[$'1999'.J29]" office:value-type="float" office:value="257487" calcext:value-type="float">
            <text:p>257'487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Glarus</text:p>
          </table:table-cell>
          <table:table-cell office:value-type="float" office:value="5" calcext:value-type="float">
            <text:p>5</text:p>
          </table:table-cell>
          <table:table-cell table:style-name="ce71" table:formula="of:=['2013'.B32]" office:value-type="float" office:value="39593" calcext:value-type="float">
            <text:p>39'593 <text:s/></text:p>
          </table:table-cell>
          <table:table-cell table:style-name="ce73" office:value-type="float" office:value="77" calcext:value-type="float">
            <text:p>77</text:p>
          </table:table-cell>
          <table:table-cell table:style-name="ce73" office:value-type="float" office:value="82" calcext:value-type="float">
            <text:p>82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float" office:value="129" calcext:value-type="float">
            <text:p>129</text:p>
          </table:table-cell>
          <table:table-cell table:style-name="ce73" office:value-type="float" office:value="215" calcext:value-type="float">
            <text:p>215</text:p>
          </table:table-cell>
          <table:table-cell table:style-name="ce73" office:value-type="float" office:value="291" calcext:value-type="float">
            <text:p>291</text:p>
          </table:table-cell>
          <table:table-cell table:style-name="ce73" office:value-type="float" office:value="292" calcext:value-type="float">
            <text:p>292</text:p>
          </table:table-cell>
          <table:table-cell table:style-name="ce73" office:value-type="float" office:value="239" calcext:value-type="float">
            <text:p>239</text:p>
          </table:table-cell>
          <table:table-cell table:style-name="ce73" office:value-type="float" office:value="158" calcext:value-type="float">
            <text:p>158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float" office:value="231" calcext:value-type="float">
            <text:p>231</text:p>
          </table:table-cell>
          <table:table-cell table:style-name="ce73" office:value-type="float" office:value="129" calcext:value-type="float">
            <text:p>129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96" calcext:value-type="float">
            <text:p>96</text:p>
          </table:table-cell>
          <table:table-cell table:style-name="ce75" table:formula="of:=[$'2013'.H32]" office:value-type="float" office:value="30795" calcext:value-type="float">
            <text:p>30'795 <text:s/></text:p>
          </table:table-cell>
          <table:table-cell table:style-name="ce78" table:formula="of:=[$'2013'.I32]" office:value-type="float" office:value="8798" calcext:value-type="float">
            <text:p>8'798 <text:s/></text:p>
          </table:table-cell>
          <table:table-cell table:style-name="ce75" table:formula="of:=[$'2012'.H32]" office:value-type="float" office:value="30795" calcext:value-type="float">
            <text:p>30'795 <text:s/></text:p>
          </table:table-cell>
          <table:table-cell table:style-name="ce78" table:formula="of:=[$'2012'.I32]" office:value-type="float" office:value="8574" calcext:value-type="float">
            <text:p>8'574 <text:s/></text:p>
          </table:table-cell>
          <table:table-cell table:style-name="ce75" table:formula="of:=[$'2011'.H32]" office:value-type="float" office:value="30842" calcext:value-type="float">
            <text:p>30'842 <text:s/></text:p>
          </table:table-cell>
          <table:table-cell table:style-name="ce78" table:formula="of:=[$'2011'.I32]" office:value-type="float" office:value="8375" calcext:value-type="float">
            <text:p>8'375 <text:s/></text:p>
          </table:table-cell>
          <table:table-cell table:style-name="ce75" table:formula="of:=[$'2010'.H32]" office:value-type="float" office:value="30731" calcext:value-type="float">
            <text:p>30'731 <text:s/></text:p>
          </table:table-cell>
          <table:table-cell table:style-name="ce78" table:formula="of:=[$'2010'.I32]" office:value-type="float" office:value="7877" calcext:value-type="float">
            <text:p>7'877 <text:s/></text:p>
          </table:table-cell>
          <table:table-cell table:style-name="ce71" table:formula="of:=[$'2009'.I32]" office:value-type="float" office:value="30866" calcext:value-type="float">
            <text:p>30'866 <text:s/></text:p>
          </table:table-cell>
          <table:table-cell table:style-name="ce80" table:formula="of:=[$'2009'.J32]" office:value-type="float" office:value="7613" calcext:value-type="float">
            <text:p>7'613 <text:s/></text:p>
          </table:table-cell>
          <table:table-cell table:style-name="ce71" table:formula="of:=[$'2008'.I32]" office:value-type="float" office:value="30940" calcext:value-type="float">
            <text:p>30'940 <text:s/></text:p>
          </table:table-cell>
          <table:table-cell table:style-name="ce80" table:formula="of:=[$'2008'.J32]" office:value-type="float" office:value="7430" calcext:value-type="float">
            <text:p>7'430 <text:s/></text:p>
          </table:table-cell>
          <table:table-cell table:style-name="ce71" table:formula="of:=[$'2007'.I32]" office:value-type="float" office:value="30923" calcext:value-type="float">
            <text:p>30'923 <text:s/></text:p>
          </table:table-cell>
          <table:table-cell table:style-name="ce80" table:formula="of:=[$'2007'.J32]" office:value-type="float" office:value="7314" calcext:value-type="float">
            <text:p>7'314 <text:s/></text:p>
          </table:table-cell>
          <table:table-cell table:style-name="ce71" table:formula="of:=[$'2006'.I32]" office:value-type="float" office:value="30678" calcext:value-type="float">
            <text:p>30'678 <text:s/></text:p>
          </table:table-cell>
          <table:table-cell table:style-name="ce80" table:formula="of:=[$'2006'.J32]" office:value-type="float" office:value="7406" calcext:value-type="float">
            <text:p>7'406 <text:s/></text:p>
          </table:table-cell>
          <table:table-cell table:style-name="ce71" table:formula="of:=[$'2005'.I32]" office:value-type="float" office:value="30579" calcext:value-type="float">
            <text:p>30'579 <text:s/></text:p>
          </table:table-cell>
          <table:table-cell table:style-name="ce80" table:formula="of:=[$'2005'.J32]" office:value-type="float" office:value="7594" calcext:value-type="float">
            <text:p>7'594 <text:s/></text:p>
          </table:table-cell>
          <table:table-cell table:style-name="ce71" table:formula="of:=[$'2004'.I32]" office:value-type="float" office:value="30548" calcext:value-type="float">
            <text:p>30'548 <text:s/></text:p>
          </table:table-cell>
          <table:table-cell table:style-name="ce80" table:formula="of:=[$'2004'.J32]" office:value-type="float" office:value="7769" calcext:value-type="float">
            <text:p>7'769 <text:s/></text:p>
          </table:table-cell>
          <table:table-cell table:style-name="ce71" table:formula="of:=[$'2003'.I32]" office:value-type="float" office:value="30716" calcext:value-type="float">
            <text:p>30'716 <text:s/></text:p>
          </table:table-cell>
          <table:table-cell table:style-name="ce80" table:formula="of:=[$'2003'.J32]" office:value-type="float" office:value="7786" calcext:value-type="float">
            <text:p>7'786 <text:s/></text:p>
          </table:table-cell>
          <table:table-cell table:style-name="ce71" table:formula="of:=[$'2002'.I32]" office:value-type="float" office:value="30680" calcext:value-type="float">
            <text:p>30'680 <text:s/></text:p>
          </table:table-cell>
          <table:table-cell table:style-name="ce80" table:formula="of:=[$'2002'.J32]" office:value-type="float" office:value="7642" calcext:value-type="float">
            <text:p>7'642 <text:s/></text:p>
          </table:table-cell>
          <table:table-cell table:style-name="ce71" table:formula="of:=[$'2001'.I32]" office:value-type="float" office:value="30571" calcext:value-type="float">
            <text:p>30'571 <text:s/></text:p>
          </table:table-cell>
          <table:table-cell table:style-name="ce80" table:formula="of:=[$'2001'.J32]" office:value-type="float" office:value="7645" calcext:value-type="float">
            <text:p>7'645 <text:s/></text:p>
          </table:table-cell>
          <table:table-cell table:style-name="ce71" table:formula="of:=[$'2000'.I32]" office:value-type="float" office:value="30911" calcext:value-type="float">
            <text:p>30'911 <text:s/></text:p>
          </table:table-cell>
          <table:table-cell table:style-name="ce80" table:formula="of:=[$'2000'.J32]" office:value-type="float" office:value="7635" calcext:value-type="float">
            <text:p>7'635 <text:s/></text:p>
          </table:table-cell>
          <table:table-cell table:style-name="ce71" table:formula="of:=[$'1999'.I32]" office:value-type="float" office:value="31034" calcext:value-type="float">
            <text:p>31'034 <text:s/></text:p>
          </table:table-cell>
          <table:table-cell table:style-name="ce80" table:formula="of:=[$'1999'.J32]" office:value-type="float" office:value="7674" calcext:value-type="float">
            <text:p>7'674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Schaffhausen</text:p>
          </table:table-cell>
          <table:table-cell office:value-type="float" office:value="5" calcext:value-type="float">
            <text:p>5</text:p>
          </table:table-cell>
          <table:table-cell table:style-name="ce71" table:formula="of:=['2013'.B33]" office:value-type="float" office:value="78783" calcext:value-type="float">
            <text:p>78'783 <text:s/></text:p>
          </table:table-cell>
          <table:table-cell table:style-name="ce73" office:value-type="float" office:value="298" calcext:value-type="float">
            <text:p>298</text:p>
          </table:table-cell>
          <table:table-cell table:style-name="ce73" office:value-type="float" office:value="251" calcext:value-type="float">
            <text:p>251</text:p>
          </table:table-cell>
          <table:table-cell table:style-name="ce73" office:value-type="float" office:value="380" calcext:value-type="float">
            <text:p>380</text:p>
          </table:table-cell>
          <table:table-cell table:style-name="ce73" office:value-type="float" office:value="436" calcext:value-type="float">
            <text:p>436</text:p>
          </table:table-cell>
          <table:table-cell table:style-name="ce73" office:value-type="float" office:value="470" calcext:value-type="float">
            <text:p>470</text:p>
          </table:table-cell>
          <table:table-cell table:style-name="ce73" office:value-type="float" office:value="344" calcext:value-type="float">
            <text:p>344</text:p>
          </table:table-cell>
          <table:table-cell table:style-name="ce73" office:value-type="float" office:value="322" calcext:value-type="float">
            <text:p>322</text:p>
          </table:table-cell>
          <table:table-cell table:style-name="ce73" office:value-type="float" office:value="311" calcext:value-type="float">
            <text:p>311</text:p>
          </table:table-cell>
          <table:table-cell table:style-name="ce73" office:value-type="float" office:value="223" calcext:value-type="float">
            <text:p>223</text:p>
          </table:table-cell>
          <table:table-cell table:style-name="ce73" office:value-type="float" office:value="348" calcext:value-type="float">
            <text:p>348</text:p>
          </table:table-cell>
          <table:table-cell table:style-name="ce73" office:value-type="float" office:value="367" calcext:value-type="float">
            <text:p>367</text:p>
          </table:table-cell>
          <table:table-cell table:style-name="ce73" office:value-type="float" office:value="301" calcext:value-type="float">
            <text:p>301</text:p>
          </table:table-cell>
          <table:table-cell table:style-name="ce73" office:value-type="float" office:value="384" calcext:value-type="float">
            <text:p>384</text:p>
          </table:table-cell>
          <table:table-cell table:style-name="ce73" office:value-type="float" office:value="324" calcext:value-type="float">
            <text:p>324</text:p>
          </table:table-cell>
          <table:table-cell table:style-name="ce73" office:value-type="float" office:value="220" calcext:value-type="float">
            <text:p>220</text:p>
          </table:table-cell>
          <table:table-cell table:style-name="ce75" table:formula="of:=[$'2013'.H33]" office:value-type="float" office:value="59350" calcext:value-type="float">
            <text:p>59'350 <text:s/></text:p>
          </table:table-cell>
          <table:table-cell table:style-name="ce78" table:formula="of:=[$'2013'.I33]" office:value-type="float" office:value="19433" calcext:value-type="float">
            <text:p>19'433 <text:s/></text:p>
          </table:table-cell>
          <table:table-cell table:style-name="ce75" table:formula="of:=[$'2012'.H33]" office:value-type="float" office:value="59199" calcext:value-type="float">
            <text:p>59'199 <text:s/></text:p>
          </table:table-cell>
          <table:table-cell table:style-name="ce78" table:formula="of:=[$'2012'.I33]" office:value-type="float" office:value="18756" calcext:value-type="float">
            <text:p>18'756 <text:s/></text:p>
          </table:table-cell>
          <table:table-cell table:style-name="ce75" table:formula="of:=[$'2011'.H33]" office:value-type="float" office:value="58950" calcext:value-type="float">
            <text:p>58'950 <text:s/></text:p>
          </table:table-cell>
          <table:table-cell table:style-name="ce78" table:formula="of:=[$'2011'.I33]" office:value-type="float" office:value="18189" calcext:value-type="float">
            <text:p>18'189 <text:s/></text:p>
          </table:table-cell>
          <table:table-cell table:style-name="ce75" table:formula="of:=[$'2010'.H33]" office:value-type="float" office:value="58705" calcext:value-type="float">
            <text:p>58'705 <text:s/></text:p>
          </table:table-cell>
          <table:table-cell table:style-name="ce78" table:formula="of:=[$'2010'.I33]" office:value-type="float" office:value="17651" calcext:value-type="float">
            <text:p>17'651 <text:s/></text:p>
          </table:table-cell>
          <table:table-cell table:style-name="ce71" table:formula="of:=[$'2009'.I33]" office:value-type="float" office:value="58358" calcext:value-type="float">
            <text:p>58'358 <text:s/></text:p>
          </table:table-cell>
          <table:table-cell table:style-name="ce80" table:formula="of:=[$'2009'.J33]" office:value-type="float" office:value="17299" calcext:value-type="float">
            <text:p>17'299 <text:s/></text:p>
          </table:table-cell>
          <table:table-cell table:style-name="ce71" table:formula="of:=[$'2008'.I33]" office:value-type="float" office:value="58291" calcext:value-type="float">
            <text:p>58'291 <text:s/></text:p>
          </table:table-cell>
          <table:table-cell table:style-name="ce80" table:formula="of:=[$'2008'.J33]" office:value-type="float" office:value="17012" calcext:value-type="float">
            <text:p>17'012 <text:s/></text:p>
          </table:table-cell>
          <table:table-cell table:style-name="ce71" table:formula="of:=[$'2007'.I33]" office:value-type="float" office:value="58204" calcext:value-type="float">
            <text:p>58'204 <text:s/></text:p>
          </table:table-cell>
          <table:table-cell table:style-name="ce80" table:formula="of:=[$'2007'.J33]" office:value-type="float" office:value="16323" calcext:value-type="float">
            <text:p>16'323 <text:s/></text:p>
          </table:table-cell>
          <table:table-cell table:style-name="ce71" table:formula="of:=[$'2006'.I33]" office:value-type="float" office:value="58216" calcext:value-type="float">
            <text:p>58'216 <text:s/></text:p>
          </table:table-cell>
          <table:table-cell table:style-name="ce80" table:formula="of:=[$'2006'.J33]" office:value-type="float" office:value="15650" calcext:value-type="float">
            <text:p>15'650 <text:s/></text:p>
          </table:table-cell>
          <table:table-cell table:style-name="ce71" table:formula="of:=[$'2005'.I33]" office:value-type="float" office:value="58308" calcext:value-type="float">
            <text:p>58'308 <text:s/></text:p>
          </table:table-cell>
          <table:table-cell table:style-name="ce80" table:formula="of:=[$'2005'.J33]" office:value-type="float" office:value="15456" calcext:value-type="float">
            <text:p>15'456 <text:s/></text:p>
          </table:table-cell>
          <table:table-cell table:style-name="ce71" table:formula="of:=[$'2004'.I33]" office:value-type="float" office:value="58496" calcext:value-type="float">
            <text:p>58'496 <text:s/></text:p>
          </table:table-cell>
          <table:table-cell table:style-name="ce80" table:formula="of:=[$'2004'.J33]" office:value-type="float" office:value="15292" calcext:value-type="float">
            <text:p>15'292 <text:s/></text:p>
          </table:table-cell>
          <table:table-cell table:style-name="ce71" table:formula="of:=[$'2003'.I33]" office:value-type="float" office:value="58718" calcext:value-type="float">
            <text:p>58'718 <text:s/></text:p>
          </table:table-cell>
          <table:table-cell table:style-name="ce80" table:formula="of:=[$'2003'.J33]" office:value-type="float" office:value="15250" calcext:value-type="float">
            <text:p>15'250 <text:s/></text:p>
          </table:table-cell>
          <table:table-cell table:style-name="ce71" table:formula="of:=[$'2002'.I33]" office:value-type="float" office:value="58843" calcext:value-type="float">
            <text:p>58'843 <text:s/></text:p>
          </table:table-cell>
          <table:table-cell table:style-name="ce80" table:formula="of:=[$'2002'.J33]" office:value-type="float" office:value="14991" calcext:value-type="float">
            <text:p>14'991 <text:s/></text:p>
          </table:table-cell>
          <table:table-cell table:style-name="ce71" table:formula="of:=[$'2001'.I33]" office:value-type="float" office:value="58673" calcext:value-type="float">
            <text:p>58'673 <text:s/></text:p>
          </table:table-cell>
          <table:table-cell table:style-name="ce80" table:formula="of:=[$'2001'.J33]" office:value-type="float" office:value="14556" calcext:value-type="float">
            <text:p>14'556 <text:s/></text:p>
          </table:table-cell>
          <table:table-cell table:style-name="ce71" table:formula="of:=[$'2000'.I33]" office:value-type="float" office:value="58776" calcext:value-type="float">
            <text:p>58'776 <text:s/></text:p>
          </table:table-cell>
          <table:table-cell table:style-name="ce80" table:formula="of:=[$'2000'.J33]" office:value-type="float" office:value="14529" calcext:value-type="float">
            <text:p>14'529 <text:s/></text:p>
          </table:table-cell>
          <table:table-cell table:style-name="ce71" table:formula="of:=[$'1999'.I33]" office:value-type="float" office:value="59105" calcext:value-type="float">
            <text:p>59'105 <text:s/></text:p>
          </table:table-cell>
          <table:table-cell table:style-name="ce80" table:formula="of:=[$'1999'.J33]" office:value-type="float" office:value="14447" calcext:value-type="float">
            <text:p>14'447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Appenzell A. Rh.</text:p>
          </table:table-cell>
          <table:table-cell office:value-type="float" office:value="5" calcext:value-type="float">
            <text:p>5</text:p>
          </table:table-cell>
          <table:table-cell table:style-name="ce71" table:formula="of:=['2013'.B34]" office:value-type="float" office:value="53691" calcext:value-type="float">
            <text:p>53'691 <text:s/>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145" calcext:value-type="float">
            <text:p>145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float" office:value="154" calcext:value-type="float">
            <text:p>154</text:p>
          </table:table-cell>
          <table:table-cell table:style-name="ce73" office:value-type="float" office:value="165" calcext:value-type="float">
            <text:p>165</text:p>
          </table:table-cell>
          <table:table-cell table:style-name="ce73" office:value-type="float" office:value="183" calcext:value-type="float">
            <text:p>183</text:p>
          </table:table-cell>
          <table:table-cell table:style-name="ce73" office:value-type="float" office:value="226" calcext:value-type="float">
            <text:p>226</text:p>
          </table:table-cell>
          <table:table-cell table:style-name="ce73" office:value-type="float" office:value="480" calcext:value-type="float">
            <text:p>480</text:p>
          </table:table-cell>
          <table:table-cell table:style-name="ce73" office:value-type="float" office:value="229" calcext:value-type="float">
            <text:p>229</text:p>
          </table:table-cell>
          <table:table-cell table:style-name="ce73" office:value-type="float" office:value="281" calcext:value-type="float">
            <text:p>281</text:p>
          </table:table-cell>
          <table:table-cell table:style-name="ce73" office:value-type="float" office:value="255" calcext:value-type="float">
            <text:p>255</text:p>
          </table:table-cell>
          <table:table-cell table:style-name="ce73" office:value-type="float" office:value="275" calcext:value-type="float">
            <text:p>275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82" calcext:value-type="float">
            <text:p>82</text:p>
          </table:table-cell>
          <table:table-cell table:style-name="ce75" table:formula="of:=[$'2013'.H34]" office:value-type="float" office:value="45645" calcext:value-type="float">
            <text:p>45'645 <text:s/></text:p>
          </table:table-cell>
          <table:table-cell table:style-name="ce78" table:formula="of:=[$'2013'.I34]" office:value-type="float" office:value="8046" calcext:value-type="float">
            <text:p>8'046 <text:s/></text:p>
          </table:table-cell>
          <table:table-cell table:style-name="ce75" table:formula="of:=[$'2012'.H34]" office:value-type="float" office:value="45602" calcext:value-type="float">
            <text:p>45'602 <text:s/></text:p>
          </table:table-cell>
          <table:table-cell table:style-name="ce78" table:formula="of:=[$'2012'.I34]" office:value-type="float" office:value="7836" calcext:value-type="float">
            <text:p>7'836 <text:s/></text:p>
          </table:table-cell>
          <table:table-cell table:style-name="ce75" table:formula="of:=[$'2011'.H34]" office:value-type="float" office:value="45608" calcext:value-type="float">
            <text:p>45'608 <text:s/></text:p>
          </table:table-cell>
          <table:table-cell table:style-name="ce78" table:formula="of:=[$'2011'.I34]" office:value-type="float" office:value="7705" calcext:value-type="float">
            <text:p>7'705 <text:s/></text:p>
          </table:table-cell>
          <table:table-cell table:style-name="ce75" table:formula="of:=[$'2010'.H34]" office:value-type="float" office:value="45504" calcext:value-type="float">
            <text:p>45'504 <text:s/></text:p>
          </table:table-cell>
          <table:table-cell table:style-name="ce78" table:formula="of:=[$'2010'.I34]" office:value-type="float" office:value="7513" calcext:value-type="float">
            <text:p>7'513 <text:s/></text:p>
          </table:table-cell>
          <table:table-cell table:style-name="ce71" table:formula="of:=[$'2009'.I34]" office:value-type="float" office:value="45693" calcext:value-type="float">
            <text:p>45'693 <text:s/></text:p>
          </table:table-cell>
          <table:table-cell table:style-name="ce80" table:formula="of:=[$'2009'.J34]" office:value-type="float" office:value="7350" calcext:value-type="float">
            <text:p>7'350 <text:s/></text:p>
          </table:table-cell>
          <table:table-cell table:style-name="ce71" table:formula="of:=[$'2008'.I34]" office:value-type="float" office:value="45775" calcext:value-type="float">
            <text:p>45'775 <text:s/></text:p>
          </table:table-cell>
          <table:table-cell table:style-name="ce80" table:formula="of:=[$'2008'.J34]" office:value-type="float" office:value="7279" calcext:value-type="float">
            <text:p>7'279 <text:s/></text:p>
          </table:table-cell>
          <table:table-cell table:style-name="ce71" table:formula="of:=[$'2007'.I34]" office:value-type="float" office:value="45695" calcext:value-type="float">
            <text:p>45'695 <text:s/></text:p>
          </table:table-cell>
          <table:table-cell table:style-name="ce80" table:formula="of:=[$'2007'.J34]" office:value-type="float" office:value="6959" calcext:value-type="float">
            <text:p>6'959 <text:s/></text:p>
          </table:table-cell>
          <table:table-cell table:style-name="ce71" table:formula="of:=[$'2006'.I34]" office:value-type="float" office:value="45909" calcext:value-type="float">
            <text:p>45'909 <text:s/></text:p>
          </table:table-cell>
          <table:table-cell table:style-name="ce80" table:formula="of:=[$'2006'.J34]" office:value-type="float" office:value="6600" calcext:value-type="float">
            <text:p>6'600 <text:s/></text:p>
          </table:table-cell>
          <table:table-cell table:style-name="ce71" table:formula="of:=[$'2005'.I34]" office:value-type="float" office:value="45908" calcext:value-type="float">
            <text:p>45'908 <text:s/></text:p>
          </table:table-cell>
          <table:table-cell table:style-name="ce80" table:formula="of:=[$'2005'.J34]" office:value-type="float" office:value="6653" calcext:value-type="float">
            <text:p>6'653 <text:s/></text:p>
          </table:table-cell>
          <table:table-cell table:style-name="ce71" table:formula="of:=[$'2004'.I34]" office:value-type="float" office:value="45841" calcext:value-type="float">
            <text:p>45'841 <text:s/></text:p>
          </table:table-cell>
          <table:table-cell table:style-name="ce80" table:formula="of:=[$'2004'.J34]" office:value-type="float" office:value="7000" calcext:value-type="float">
            <text:p>7'000 <text:s/></text:p>
          </table:table-cell>
          <table:table-cell table:style-name="ce71" table:formula="of:=[$'2003'.I34]" office:value-type="float" office:value="45861" calcext:value-type="float">
            <text:p>45'861 <text:s/></text:p>
          </table:table-cell>
          <table:table-cell table:style-name="ce80" table:formula="of:=[$'2003'.J34]" office:value-type="float" office:value="7115" calcext:value-type="float">
            <text:p>7'115 <text:s/></text:p>
          </table:table-cell>
          <table:table-cell table:style-name="ce71" table:formula="of:=[$'2002'.I34]" office:value-type="float" office:value="45840" calcext:value-type="float">
            <text:p>45'840 <text:s/></text:p>
          </table:table-cell>
          <table:table-cell table:style-name="ce80" table:formula="of:=[$'2002'.J34]" office:value-type="float" office:value="7257" calcext:value-type="float">
            <text:p>7'257 <text:s/></text:p>
          </table:table-cell>
          <table:table-cell table:style-name="ce71" table:formula="of:=[$'2001'.I34]" office:value-type="float" office:value="45873" calcext:value-type="float">
            <text:p>45'873 <text:s/></text:p>
          </table:table-cell>
          <table:table-cell table:style-name="ce80" table:formula="of:=[$'2001'.J34]" office:value-type="float" office:value="7265" calcext:value-type="float">
            <text:p>7'265 <text:s/></text:p>
          </table:table-cell>
          <table:table-cell table:style-name="ce71" table:formula="of:=[$'2000'.I34]" office:value-type="float" office:value="45986" calcext:value-type="float">
            <text:p>45'986 <text:s/></text:p>
          </table:table-cell>
          <table:table-cell table:style-name="ce80" table:formula="of:=[$'2000'.J34]" office:value-type="float" office:value="7529" calcext:value-type="float">
            <text:p>7'529 <text:s/></text:p>
          </table:table-cell>
          <table:table-cell table:style-name="ce71" table:formula="of:=[$'1999'.I34]" office:value-type="float" office:value="46170" calcext:value-type="float">
            <text:p>46'170 <text:s/></text:p>
          </table:table-cell>
          <table:table-cell table:style-name="ce80" table:formula="of:=[$'1999'.J34]" office:value-type="float" office:value="7567" calcext:value-type="float">
            <text:p>7'567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Appenzell I. Rh.</text:p>
          </table:table-cell>
          <table:table-cell office:value-type="float" office:value="5" calcext:value-type="float">
            <text:p>5</text:p>
          </table:table-cell>
          <table:table-cell table:style-name="ce71" table:formula="of:=['2013'.B35]" office:value-type="float" office:value="15778" calcext:value-type="float">
            <text:p>15'778 <text:s/>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7" calcext:value-type="float">
            <text:p>27</text:p>
          </table:table-cell>
          <table:table-cell table:style-name="ce75" table:formula="of:=[$'2013'.H35]" office:value-type="float" office:value="14124" calcext:value-type="float">
            <text:p>14'124 <text:s/></text:p>
          </table:table-cell>
          <table:table-cell table:style-name="ce78" table:formula="of:=[$'2013'.I35]" office:value-type="float" office:value="1654" calcext:value-type="float">
            <text:p>1'654 <text:s/></text:p>
          </table:table-cell>
          <table:table-cell table:style-name="ce75" table:formula="of:=[$'2012'.H35]" office:value-type="float" office:value="14137" calcext:value-type="float">
            <text:p>14'137 <text:s/></text:p>
          </table:table-cell>
          <table:table-cell table:style-name="ce78" table:formula="of:=[$'2012'.I35]" office:value-type="float" office:value="1580" calcext:value-type="float">
            <text:p>1'580 <text:s/></text:p>
          </table:table-cell>
          <table:table-cell table:style-name="ce75" table:formula="of:=[$'2011'.H35]" office:value-type="float" office:value="14153" calcext:value-type="float">
            <text:p>14'153 <text:s/></text:p>
          </table:table-cell>
          <table:table-cell table:style-name="ce78" table:formula="of:=[$'2011'.I35]" office:value-type="float" office:value="1590" calcext:value-type="float">
            <text:p>1'590 <text:s/></text:p>
          </table:table-cell>
          <table:table-cell table:style-name="ce75" table:formula="of:=[$'2010'.H35]" office:value-type="float" office:value="14120" calcext:value-type="float">
            <text:p>14'120 <text:s/></text:p>
          </table:table-cell>
          <table:table-cell table:style-name="ce78" table:formula="of:=[$'2010'.I35]" office:value-type="float" office:value="1568" calcext:value-type="float">
            <text:p>1'568 <text:s/></text:p>
          </table:table-cell>
          <table:table-cell table:style-name="ce71" table:formula="of:=[$'2009'.I35]" office:value-type="float" office:value="14112" calcext:value-type="float">
            <text:p>14'112 <text:s/></text:p>
          </table:table-cell>
          <table:table-cell table:style-name="ce80" table:formula="of:=[$'2009'.J35]" office:value-type="float" office:value="1569" calcext:value-type="float">
            <text:p>1'569 <text:s/></text:p>
          </table:table-cell>
          <table:table-cell table:style-name="ce71" table:formula="of:=[$'2008'.I35]" office:value-type="float" office:value="13984" calcext:value-type="float">
            <text:p>13'984 <text:s/></text:p>
          </table:table-cell>
          <table:table-cell table:style-name="ce80" table:formula="of:=[$'2008'.J35]" office:value-type="float" office:value="1565" calcext:value-type="float">
            <text:p>1'565 <text:s/></text:p>
          </table:table-cell>
          <table:table-cell table:style-name="ce71" table:formula="of:=[$'2007'.I35]" office:value-type="float" office:value="13961" calcext:value-type="float">
            <text:p>13'961 <text:s/></text:p>
          </table:table-cell>
          <table:table-cell table:style-name="ce80" table:formula="of:=[$'2007'.J35]" office:value-type="float" office:value="1510" calcext:value-type="float">
            <text:p>1'510 <text:s/></text:p>
          </table:table-cell>
          <table:table-cell table:style-name="ce71" table:formula="of:=[$'2006'.I35]" office:value-type="float" office:value="13870" calcext:value-type="float">
            <text:p>13'870 <text:s/></text:p>
          </table:table-cell>
          <table:table-cell table:style-name="ce80" table:formula="of:=[$'2006'.J35]" office:value-type="float" office:value="1430" calcext:value-type="float">
            <text:p>1'430 <text:s/></text:p>
          </table:table-cell>
          <table:table-cell table:style-name="ce71" table:formula="of:=[$'2005'.I35]" office:value-type="float" office:value="13768" calcext:value-type="float">
            <text:p>13'768 <text:s/></text:p>
          </table:table-cell>
          <table:table-cell table:style-name="ce80" table:formula="of:=[$'2005'.J35]" office:value-type="float" office:value="1452" calcext:value-type="float">
            <text:p>1'452 <text:s/></text:p>
          </table:table-cell>
          <table:table-cell table:style-name="ce71" table:formula="of:=[$'2004'.I35]" office:value-type="float" office:value="13567" calcext:value-type="float">
            <text:p>13'567 <text:s/></text:p>
          </table:table-cell>
          <table:table-cell table:style-name="ce80" table:formula="of:=[$'2004'.J35]" office:value-type="float" office:value="1462" calcext:value-type="float">
            <text:p>1'462 <text:s/></text:p>
          </table:table-cell>
          <table:table-cell table:style-name="ce71" table:formula="of:=[$'2003'.I35]" office:value-type="float" office:value="13544" calcext:value-type="float">
            <text:p>13'544 <text:s/></text:p>
          </table:table-cell>
          <table:table-cell table:style-name="ce80" table:formula="of:=[$'2003'.J35]" office:value-type="float" office:value="1466" calcext:value-type="float">
            <text:p>1'466 <text:s/></text:p>
          </table:table-cell>
          <table:table-cell table:style-name="ce71" table:formula="of:=[$'2002'.I35]" office:value-type="float" office:value="13498" calcext:value-type="float">
            <text:p>13'498 <text:s/></text:p>
          </table:table-cell>
          <table:table-cell table:style-name="ce80" table:formula="of:=[$'2002'.J35]" office:value-type="float" office:value="1487" calcext:value-type="float">
            <text:p>1'487 <text:s/></text:p>
          </table:table-cell>
          <table:table-cell table:style-name="ce71" table:formula="of:=[$'2001'.I35]" office:value-type="float" office:value="13462" calcext:value-type="float">
            <text:p>13'462 <text:s/></text:p>
          </table:table-cell>
          <table:table-cell table:style-name="ce80" table:formula="of:=[$'2001'.J35]" office:value-type="float" office:value="1515" calcext:value-type="float">
            <text:p>1'515 <text:s/></text:p>
          </table:table-cell>
          <table:table-cell table:style-name="ce71" table:formula="of:=[$'2000'.I35]" office:value-type="float" office:value="13463" calcext:value-type="float">
            <text:p>13'463 <text:s/></text:p>
          </table:table-cell>
          <table:table-cell table:style-name="ce80" table:formula="of:=[$'2000'.J35]" office:value-type="float" office:value="1558" calcext:value-type="float">
            <text:p>1'558 <text:s/></text:p>
          </table:table-cell>
          <table:table-cell table:style-name="ce71" table:formula="of:=[$'1999'.I35]" office:value-type="float" office:value="13409" calcext:value-type="float">
            <text:p>13'409 <text:s/></text:p>
          </table:table-cell>
          <table:table-cell table:style-name="ce80" table:formula="of:=[$'1999'.J35]" office:value-type="float" office:value="1537" calcext:value-type="float">
            <text:p>1'537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St. Gallen</text:p>
          </table:table-cell>
          <table:table-cell office:value-type="float" office:value="5" calcext:value-type="float">
            <text:p>5</text:p>
          </table:table-cell>
          <table:table-cell table:style-name="ce71" table:formula="of:=['2013'.B36]" office:value-type="float" office:value="491699" calcext:value-type="float">
            <text:p>491'699 <text:s/></text:p>
          </table:table-cell>
          <table:table-cell table:style-name="ce73" office:value-type="float" office:value="1476" calcext:value-type="float">
            <text:p>1476</text:p>
          </table:table-cell>
          <table:table-cell table:style-name="ce73" office:value-type="float" office:value="1696" calcext:value-type="float">
            <text:p>1696</text:p>
          </table:table-cell>
          <table:table-cell table:style-name="ce73" office:value-type="float" office:value="1795" calcext:value-type="float">
            <text:p>1795</text:p>
          </table:table-cell>
          <table:table-cell table:style-name="ce73" office:value-type="float" office:value="2513" calcext:value-type="float">
            <text:p>2513</text:p>
          </table:table-cell>
          <table:table-cell table:style-name="ce73" office:value-type="float" office:value="1895" calcext:value-type="float">
            <text:p>1895</text:p>
          </table:table-cell>
          <table:table-cell table:style-name="ce73" office:value-type="float" office:value="2310" calcext:value-type="float">
            <text:p>2310</text:p>
          </table:table-cell>
          <table:table-cell table:style-name="ce73" office:value-type="float" office:value="2593" calcext:value-type="float">
            <text:p>2593</text:p>
          </table:table-cell>
          <table:table-cell table:style-name="ce73" office:value-type="float" office:value="2037" calcext:value-type="float">
            <text:p>2037</text:p>
          </table:table-cell>
          <table:table-cell table:style-name="ce73" office:value-type="float" office:value="2395" calcext:value-type="float">
            <text:p>2395</text:p>
          </table:table-cell>
          <table:table-cell table:style-name="ce73" office:value-type="float" office:value="1791" calcext:value-type="float">
            <text:p>1791</text:p>
          </table:table-cell>
          <table:table-cell table:style-name="ce73" office:value-type="float" office:value="1695" calcext:value-type="float">
            <text:p>1695</text:p>
          </table:table-cell>
          <table:table-cell table:style-name="ce73" office:value-type="float" office:value="1726" calcext:value-type="float">
            <text:p>1726</text:p>
          </table:table-cell>
          <table:table-cell table:style-name="ce73" office:value-type="float" office:value="1416" calcext:value-type="float">
            <text:p>1416</text:p>
          </table:table-cell>
          <table:table-cell table:style-name="ce73" office:value-type="float" office:value="1136" calcext:value-type="float">
            <text:p>1136</text:p>
          </table:table-cell>
          <table:table-cell table:style-name="ce73" office:value-type="float" office:value="1112" calcext:value-type="float">
            <text:p>1112</text:p>
          </table:table-cell>
          <table:table-cell table:style-name="ce75" table:formula="of:=[$'2013'.H36]" office:value-type="float" office:value="379074" calcext:value-type="float">
            <text:p>379'074 <text:s/></text:p>
          </table:table-cell>
          <table:table-cell table:style-name="ce78" table:formula="of:=[$'2013'.I36]" office:value-type="float" office:value="112625" calcext:value-type="float">
            <text:p>112'625 <text:s/></text:p>
          </table:table-cell>
          <table:table-cell table:style-name="ce75" table:formula="of:=[$'2012'.H36]" office:value-type="float" office:value="377489" calcext:value-type="float">
            <text:p>377'489 <text:s/></text:p>
          </table:table-cell>
          <table:table-cell table:style-name="ce78" table:formula="of:=[$'2012'.I36]" office:value-type="float" office:value="109571" calcext:value-type="float">
            <text:p>109'571 <text:s/></text:p>
          </table:table-cell>
          <table:table-cell table:style-name="ce75" table:formula="of:=[$'2011'.H36]" office:value-type="float" office:value="376226" calcext:value-type="float">
            <text:p>376'226 <text:s/></text:p>
          </table:table-cell>
          <table:table-cell table:style-name="ce78" table:formula="of:=[$'2011'.I36]" office:value-type="float" office:value="106930" calcext:value-type="float">
            <text:p>106'930 <text:s/></text:p>
          </table:table-cell>
          <table:table-cell table:style-name="ce75" table:formula="of:=[$'2010'.H36]" office:value-type="float" office:value="374368" calcext:value-type="float">
            <text:p>374'368 <text:s/></text:p>
          </table:table-cell>
          <table:table-cell table:style-name="ce78" table:formula="of:=[$'2010'.I36]" office:value-type="float" office:value="104539" calcext:value-type="float">
            <text:p>104'539 <text:s/></text:p>
          </table:table-cell>
          <table:table-cell table:style-name="ce71" table:formula="of:=[$'2009'.I36]" office:value-type="float" office:value="371609" calcext:value-type="float">
            <text:p>371'609 <text:s/></text:p>
          </table:table-cell>
          <table:table-cell table:style-name="ce80" table:formula="of:=[$'2009'.J36]" office:value-type="float" office:value="103067" calcext:value-type="float">
            <text:p>103'067 <text:s/></text:p>
          </table:table-cell>
          <table:table-cell table:style-name="ce71" table:formula="of:=[$'2008'.I36]" office:value-type="float" office:value="369971" calcext:value-type="float">
            <text:p>369'971 <text:s/></text:p>
          </table:table-cell>
          <table:table-cell table:style-name="ce80" table:formula="of:=[$'2008'.J36]" office:value-type="float" office:value="101181" calcext:value-type="float">
            <text:p>101'181 <text:s/></text:p>
          </table:table-cell>
          <table:table-cell table:style-name="ce71" table:formula="of:=[$'2007'.I36]" office:value-type="float" office:value="368476" calcext:value-type="float">
            <text:p>368'476 <text:s/></text:p>
          </table:table-cell>
          <table:table-cell table:style-name="ce80" table:formula="of:=[$'2007'.J36]" office:value-type="float" office:value="97461" calcext:value-type="float">
            <text:p>97'461 <text:s/></text:p>
          </table:table-cell>
          <table:table-cell table:style-name="ce71" table:formula="of:=[$'2006'.I36]" office:value-type="float" office:value="367092" calcext:value-type="float">
            <text:p>367'092 <text:s/></text:p>
          </table:table-cell>
          <table:table-cell table:style-name="ce80" table:formula="of:=[$'2006'.J36]" office:value-type="float" office:value="94718" calcext:value-type="float">
            <text:p>94'718 <text:s/></text:p>
          </table:table-cell>
          <table:table-cell table:style-name="ce71" table:formula="of:=[$'2005'.I36]" office:value-type="float" office:value="366306" calcext:value-type="float">
            <text:p>366'306 <text:s/></text:p>
          </table:table-cell>
          <table:table-cell table:style-name="ce80" table:formula="of:=[$'2005'.J36]" office:value-type="float" office:value="93693" calcext:value-type="float">
            <text:p>93'693 <text:s/></text:p>
          </table:table-cell>
          <table:table-cell table:style-name="ce71" table:formula="of:=[$'2004'.I36]" office:value-type="float" office:value="365276" calcext:value-type="float">
            <text:p>365'276 <text:s/></text:p>
          </table:table-cell>
          <table:table-cell table:style-name="ce80" table:formula="of:=[$'2004'.J36]" office:value-type="float" office:value="93545" calcext:value-type="float">
            <text:p>93'545 <text:s/></text:p>
          </table:table-cell>
          <table:table-cell table:style-name="ce71" table:formula="of:=[$'2003'.I36]" office:value-type="float" office:value="364655" calcext:value-type="float">
            <text:p>364'655 <text:s/></text:p>
          </table:table-cell>
          <table:table-cell table:style-name="ce80" table:formula="of:=[$'2003'.J36]" office:value-type="float" office:value="92634" calcext:value-type="float">
            <text:p>92'634 <text:s/></text:p>
          </table:table-cell>
          <table:table-cell table:style-name="ce71" table:formula="of:=[$'2002'.I36]" office:value-type="float" office:value="364206" calcext:value-type="float">
            <text:p>364'206 <text:s/></text:p>
          </table:table-cell>
          <table:table-cell table:style-name="ce80" table:formula="of:=[$'2002'.J36]" office:value-type="float" office:value="91045" calcext:value-type="float">
            <text:p>91'045 <text:s/></text:p>
          </table:table-cell>
          <table:table-cell table:style-name="ce71" table:formula="of:=[$'2001'.I36]" office:value-type="float" office:value="363290" calcext:value-type="float">
            <text:p>363'290 <text:s/></text:p>
          </table:table-cell>
          <table:table-cell table:style-name="ce80" table:formula="of:=[$'2001'.J36]" office:value-type="float" office:value="89614" calcext:value-type="float">
            <text:p>89'614 <text:s/></text:p>
          </table:table-cell>
          <table:table-cell table:style-name="ce71" table:formula="of:=[$'2000'.I36]" office:value-type="float" office:value="361438" calcext:value-type="float">
            <text:p>361'438 <text:s/></text:p>
          </table:table-cell>
          <table:table-cell table:style-name="ce80" table:formula="of:=[$'2000'.J36]" office:value-type="float" office:value="87961" calcext:value-type="float">
            <text:p>87'961 <text:s/></text:p>
          </table:table-cell>
          <table:table-cell table:style-name="ce71" table:formula="of:=[$'1999'.I36]" office:value-type="float" office:value="360930" calcext:value-type="float">
            <text:p>360'930 <text:s/></text:p>
          </table:table-cell>
          <table:table-cell table:style-name="ce80" table:formula="of:=[$'1999'.J36]" office:value-type="float" office:value="86679" calcext:value-type="float">
            <text:p>86'679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Graubünden</text:p>
          </table:table-cell>
          <table:table-cell office:value-type="float" office:value="5" calcext:value-type="float">
            <text:p>5</text:p>
          </table:table-cell>
          <table:table-cell table:style-name="ce71" table:formula="of:=['2013'.B37]" office:value-type="float" office:value="194959" calcext:value-type="float">
            <text:p>194'959 <text:s/></text:p>
          </table:table-cell>
          <table:table-cell table:style-name="ce73" office:value-type="float" office:value="413" calcext:value-type="float">
            <text:p>413</text:p>
          </table:table-cell>
          <table:table-cell table:style-name="ce73" office:value-type="float" office:value="487" calcext:value-type="float">
            <text:p>487</text:p>
          </table:table-cell>
          <table:table-cell table:style-name="ce73" office:value-type="float" office:value="451" calcext:value-type="float">
            <text:p>451</text:p>
          </table:table-cell>
          <table:table-cell table:style-name="ce73" office:value-type="float" office:value="497" calcext:value-type="float">
            <text:p>497</text:p>
          </table:table-cell>
          <table:table-cell table:style-name="ce73" office:value-type="float" office:value="539" calcext:value-type="float">
            <text:p>539</text:p>
          </table:table-cell>
          <table:table-cell table:style-name="ce73" office:value-type="float" office:value="576" calcext:value-type="float">
            <text:p>576</text:p>
          </table:table-cell>
          <table:table-cell table:style-name="ce73" office:value-type="float" office:value="375" calcext:value-type="float">
            <text:p>375</text:p>
          </table:table-cell>
          <table:table-cell table:style-name="ce73" office:value-type="float" office:value="480" calcext:value-type="float">
            <text:p>480</text:p>
          </table:table-cell>
          <table:table-cell table:style-name="ce73" office:value-type="float" office:value="562" calcext:value-type="float">
            <text:p>562</text:p>
          </table:table-cell>
          <table:table-cell table:style-name="ce73" office:value-type="float" office:value="1077" calcext:value-type="float">
            <text:p>1077</text:p>
          </table:table-cell>
          <table:table-cell table:style-name="ce73" office:value-type="float" office:value="1099" calcext:value-type="float">
            <text:p>1099</text:p>
          </table:table-cell>
          <table:table-cell table:style-name="ce73" office:value-type="float" office:value="529" calcext:value-type="float">
            <text:p>529</text:p>
          </table:table-cell>
          <table:table-cell table:style-name="ce73" office:value-type="float" office:value="343" calcext:value-type="float">
            <text:p>343</text:p>
          </table:table-cell>
          <table:table-cell table:style-name="ce73" office:value-type="float" office:value="301" calcext:value-type="float">
            <text:p>301</text:p>
          </table:table-cell>
          <table:table-cell table:style-name="ce73" office:value-type="float" office:value="285" calcext:value-type="float">
            <text:p>285</text:p>
          </table:table-cell>
          <table:table-cell table:style-name="ce75" table:formula="of:=[$'2013'.H37]" office:value-type="float" office:value="160440" calcext:value-type="float">
            <text:p>160'440 <text:s/></text:p>
          </table:table-cell>
          <table:table-cell table:style-name="ce78" table:formula="of:=[$'2013'.I37]" office:value-type="float" office:value="34519" calcext:value-type="float">
            <text:p>34'519 <text:s/></text:p>
          </table:table-cell>
          <table:table-cell table:style-name="ce75" table:formula="of:=[$'2012'.H37]" office:value-type="float" office:value="160390" calcext:value-type="float">
            <text:p>160'390 <text:s/></text:p>
          </table:table-cell>
          <table:table-cell table:style-name="ce78" table:formula="of:=[$'2012'.I37]" office:value-type="float" office:value="33530" calcext:value-type="float">
            <text:p>33'530 <text:s/></text:p>
          </table:table-cell>
          <table:table-cell table:style-name="ce75" table:formula="of:=[$'2011'.H37]" office:value-type="float" office:value="160504" calcext:value-type="float">
            <text:p>160'504 <text:s/></text:p>
          </table:table-cell>
          <table:table-cell table:style-name="ce78" table:formula="of:=[$'2011'.I37]" office:value-type="float" office:value="32884" calcext:value-type="float">
            <text:p>32'884 <text:s/></text:p>
          </table:table-cell>
          <table:table-cell table:style-name="ce75" table:formula="of:=[$'2010'.H37]" office:value-type="float" office:value="160517" calcext:value-type="float">
            <text:p>160'517 <text:s/></text:p>
          </table:table-cell>
          <table:table-cell table:style-name="ce78" table:formula="of:=[$'2010'.I37]" office:value-type="float" office:value="32104" calcext:value-type="float">
            <text:p>32'104 <text:s/></text:p>
          </table:table-cell>
          <table:table-cell table:style-name="ce71" table:formula="of:=[$'2009'.I37]" office:value-type="float" office:value="160928" calcext:value-type="float">
            <text:p>160'928 <text:s/></text:p>
          </table:table-cell>
          <table:table-cell table:style-name="ce80" table:formula="of:=[$'2009'.J37]" office:value-type="float" office:value="30933" calcext:value-type="float">
            <text:p>30'933 <text:s/></text:p>
          </table:table-cell>
          <table:table-cell table:style-name="ce71" table:formula="of:=[$'2008'.I37]" office:value-type="float" office:value="160840" calcext:value-type="float">
            <text:p>160'840 <text:s/></text:p>
          </table:table-cell>
          <table:table-cell table:style-name="ce80" table:formula="of:=[$'2008'.J37]" office:value-type="float" office:value="29619" calcext:value-type="float">
            <text:p>29'619 <text:s/></text:p>
          </table:table-cell>
          <table:table-cell table:style-name="ce71" table:formula="of:=[$'2007'.I37]" office:value-type="float" office:value="160754" calcext:value-type="float">
            <text:p>160'754 <text:s/></text:p>
          </table:table-cell>
          <table:table-cell table:style-name="ce80" table:formula="of:=[$'2007'.J37]" office:value-type="float" office:value="28008" calcext:value-type="float">
            <text:p>28'008 <text:s/></text:p>
          </table:table-cell>
          <table:table-cell table:style-name="ce71" table:formula="of:=[$'2006'.I37]" office:value-type="float" office:value="160833" calcext:value-type="float">
            <text:p>160'833 <text:s/></text:p>
          </table:table-cell>
          <table:table-cell table:style-name="ce80" table:formula="of:=[$'2006'.J37]" office:value-type="float" office:value="27087" calcext:value-type="float">
            <text:p>27'087 <text:s/></text:p>
          </table:table-cell>
          <table:table-cell table:style-name="ce71" table:formula="of:=[$'2005'.I37]" office:value-type="float" office:value="161151" calcext:value-type="float">
            <text:p>161'151 <text:s/></text:p>
          </table:table-cell>
          <table:table-cell table:style-name="ce80" table:formula="of:=[$'2005'.J37]" office:value-type="float" office:value="26652" calcext:value-type="float">
            <text:p>26'652 <text:s/></text:p>
          </table:table-cell>
          <table:table-cell table:style-name="ce71" table:formula="of:=[$'2004'.I37]" office:value-type="float" office:value="161591" calcext:value-type="float">
            <text:p>161'591 <text:s/></text:p>
          </table:table-cell>
          <table:table-cell table:style-name="ce80" table:formula="of:=[$'2004'.J37]" office:value-type="float" office:value="26221" calcext:value-type="float">
            <text:p>26'221 <text:s/></text:p>
          </table:table-cell>
          <table:table-cell table:style-name="ce71" table:formula="of:=[$'2003'.I37]" office:value-type="float" office:value="161141" calcext:value-type="float">
            <text:p>161'141 <text:s/></text:p>
          </table:table-cell>
          <table:table-cell table:style-name="ce80" table:formula="of:=[$'2003'.J37]" office:value-type="float" office:value="25802" calcext:value-type="float">
            <text:p>25'802 <text:s/></text:p>
          </table:table-cell>
          <table:table-cell table:style-name="ce71" table:formula="of:=[$'2002'.I37]" office:value-type="float" office:value="160604" calcext:value-type="float">
            <text:p>160'604 <text:s/></text:p>
          </table:table-cell>
          <table:table-cell table:style-name="ce80" table:formula="of:=[$'2002'.J37]" office:value-type="float" office:value="25167" calcext:value-type="float">
            <text:p>25'167 <text:s/></text:p>
          </table:table-cell>
          <table:table-cell table:style-name="ce71" table:formula="of:=[$'2001'.I37]" office:value-type="float" office:value="161015" calcext:value-type="float">
            <text:p>161'015 <text:s/></text:p>
          </table:table-cell>
          <table:table-cell table:style-name="ce80" table:formula="of:=[$'2001'.J37]" office:value-type="float" office:value="24210" calcext:value-type="float">
            <text:p>24'210 <text:s/></text:p>
          </table:table-cell>
          <table:table-cell table:style-name="ce71" table:formula="of:=[$'2000'.I37]" office:value-type="float" office:value="162142" calcext:value-type="float">
            <text:p>162'142 <text:s/></text:p>
          </table:table-cell>
          <table:table-cell table:style-name="ce80" table:formula="of:=[$'2000'.J37]" office:value-type="float" office:value="24602" calcext:value-type="float">
            <text:p>24'602 <text:s/></text:p>
          </table:table-cell>
          <table:table-cell table:style-name="ce71" table:formula="of:=[$'1999'.I37]" office:value-type="float" office:value="161234" calcext:value-type="float">
            <text:p>161'234 <text:s/></text:p>
          </table:table-cell>
          <table:table-cell table:style-name="ce80" table:formula="of:=[$'1999'.J37]" office:value-type="float" office:value="24792" calcext:value-type="float">
            <text:p>24'792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Thurgau</text:p>
          </table:table-cell>
          <table:table-cell office:value-type="float" office:value="5" calcext:value-type="float">
            <text:p>5</text:p>
          </table:table-cell>
          <table:table-cell table:style-name="ce71" table:formula="of:=['2013'.B38]" office:value-type="float" office:value="260278" calcext:value-type="float">
            <text:p>260'278 <text:s/></text:p>
          </table:table-cell>
          <table:table-cell table:style-name="ce73" office:value-type="float" office:value="710" calcext:value-type="float">
            <text:p>710</text:p>
          </table:table-cell>
          <table:table-cell table:style-name="ce73" office:value-type="float" office:value="717" calcext:value-type="float">
            <text:p>717</text:p>
          </table:table-cell>
          <table:table-cell table:style-name="ce73" office:value-type="float" office:value="728" calcext:value-type="float">
            <text:p>728</text:p>
          </table:table-cell>
          <table:table-cell table:style-name="ce73" office:value-type="float" office:value="698" calcext:value-type="float">
            <text:p>698</text:p>
          </table:table-cell>
          <table:table-cell table:style-name="ce73" office:value-type="float" office:value="887" calcext:value-type="float">
            <text:p>887</text:p>
          </table:table-cell>
          <table:table-cell table:style-name="ce73" office:value-type="float" office:value="824" calcext:value-type="float">
            <text:p>824</text:p>
          </table:table-cell>
          <table:table-cell table:style-name="ce73" office:value-type="float" office:value="929" calcext:value-type="float">
            <text:p>929</text:p>
          </table:table-cell>
          <table:table-cell table:style-name="ce73" office:value-type="float" office:value="1046" calcext:value-type="float">
            <text:p>1046</text:p>
          </table:table-cell>
          <table:table-cell table:style-name="ce73" office:value-type="float" office:value="1054" calcext:value-type="float">
            <text:p>1054</text:p>
          </table:table-cell>
          <table:table-cell table:style-name="ce73" office:value-type="float" office:value="943" calcext:value-type="float">
            <text:p>943</text:p>
          </table:table-cell>
          <table:table-cell table:style-name="ce73" office:value-type="float" office:value="822" calcext:value-type="float">
            <text:p>822</text:p>
          </table:table-cell>
          <table:table-cell table:style-name="ce73" office:value-type="float" office:value="980" calcext:value-type="float">
            <text:p>980</text:p>
          </table:table-cell>
          <table:table-cell table:style-name="ce73" office:value-type="float" office:value="440" calcext:value-type="float">
            <text:p>440</text:p>
          </table:table-cell>
          <table:table-cell table:style-name="ce73" office:value-type="float" office:value="713" calcext:value-type="float">
            <text:p>713</text:p>
          </table:table-cell>
          <table:table-cell table:style-name="ce73" office:value-type="float" office:value="526" calcext:value-type="float">
            <text:p>526</text:p>
          </table:table-cell>
          <table:table-cell table:style-name="ce75" table:formula="of:=[$'2013'.H38]" office:value-type="float" office:value="199434" calcext:value-type="float">
            <text:p>199'434 <text:s/></text:p>
          </table:table-cell>
          <table:table-cell table:style-name="ce78" table:formula="of:=[$'2013'.I38]" office:value-type="float" office:value="60844" calcext:value-type="float">
            <text:p>60'844 <text:s/></text:p>
          </table:table-cell>
          <table:table-cell table:style-name="ce75" table:formula="of:=[$'2012'.H38]" office:value-type="float" office:value="197944" calcext:value-type="float">
            <text:p>197'944 <text:s/></text:p>
          </table:table-cell>
          <table:table-cell table:style-name="ce78" table:formula="of:=[$'2012'.I38]" office:value-type="float" office:value="58269" calcext:value-type="float">
            <text:p>58'269 <text:s/></text:p>
          </table:table-cell>
          <table:table-cell table:style-name="ce75" table:formula="of:=[$'2011'.H38]" office:value-type="float" office:value="196272" calcext:value-type="float">
            <text:p>196'272 <text:s/></text:p>
          </table:table-cell>
          <table:table-cell table:style-name="ce78" table:formula="of:=[$'2011'.I38]" office:value-type="float" office:value="55701" calcext:value-type="float">
            <text:p>55'701 <text:s/></text:p>
          </table:table-cell>
          <table:table-cell table:style-name="ce75" table:formula="of:=[$'2010'.H38]" office:value-type="float" office:value="194911" calcext:value-type="float">
            <text:p>194'911 <text:s/></text:p>
          </table:table-cell>
          <table:table-cell table:style-name="ce78" table:formula="of:=[$'2010'.I38]" office:value-type="float" office:value="53533" calcext:value-type="float">
            <text:p>53'533 <text:s/></text:p>
          </table:table-cell>
          <table:table-cell table:style-name="ce71" table:formula="of:=[$'2009'.I38]" office:value-type="float" office:value="193511" calcext:value-type="float">
            <text:p>193'511 <text:s/></text:p>
          </table:table-cell>
          <table:table-cell table:style-name="ce80" table:formula="of:=[$'2009'.J38]" office:value-type="float" office:value="51294" calcext:value-type="float">
            <text:p>51'294 <text:s/></text:p>
          </table:table-cell>
          <table:table-cell table:style-name="ce71" table:formula="of:=[$'2008'.I38]" office:value-type="float" office:value="191942" calcext:value-type="float">
            <text:p>191'942 <text:s/></text:p>
          </table:table-cell>
          <table:table-cell table:style-name="ce80" table:formula="of:=[$'2008'.J38]" office:value-type="float" office:value="49869" calcext:value-type="float">
            <text:p>49'869 <text:s/></text:p>
          </table:table-cell>
          <table:table-cell table:style-name="ce71" table:formula="of:=[$'2007'.I38]" office:value-type="float" office:value="190926" calcext:value-type="float">
            <text:p>190'926 <text:s/></text:p>
          </table:table-cell>
          <table:table-cell table:style-name="ce80" table:formula="of:=[$'2007'.J38]" office:value-type="float" office:value="47390" calcext:value-type="float">
            <text:p>47'390 <text:s/></text:p>
          </table:table-cell>
          <table:table-cell table:style-name="ce71" table:formula="of:=[$'2006'.I38]" office:value-type="float" office:value="189789" calcext:value-type="float">
            <text:p>189'789 <text:s/></text:p>
          </table:table-cell>
          <table:table-cell table:style-name="ce80" table:formula="of:=[$'2006'.J38]" office:value-type="float" office:value="45975" calcext:value-type="float">
            <text:p>45'975 <text:s/></text:p>
          </table:table-cell>
          <table:table-cell table:style-name="ce71" table:formula="of:=[$'2005'.I38]" office:value-type="float" office:value="188689" calcext:value-type="float">
            <text:p>188'689 <text:s/></text:p>
          </table:table-cell>
          <table:table-cell table:style-name="ce80" table:formula="of:=[$'2005'.J38]" office:value-type="float" office:value="45643" calcext:value-type="float">
            <text:p>45'643 <text:s/></text:p>
          </table:table-cell>
          <table:table-cell table:style-name="ce71" table:formula="of:=[$'2004'.I38]" office:value-type="float" office:value="187553" calcext:value-type="float">
            <text:p>187'553 <text:s/></text:p>
          </table:table-cell>
          <table:table-cell table:style-name="ce80" table:formula="of:=[$'2004'.J38]" office:value-type="float" office:value="45425" calcext:value-type="float">
            <text:p>45'425 <text:s/></text:p>
          </table:table-cell>
          <table:table-cell table:style-name="ce71" table:formula="of:=[$'2003'.I38]" office:value-type="float" office:value="186673" calcext:value-type="float">
            <text:p>186'673 <text:s/></text:p>
          </table:table-cell>
          <table:table-cell table:style-name="ce80" table:formula="of:=[$'2003'.J38]" office:value-type="float" office:value="45163" calcext:value-type="float">
            <text:p>45'163 <text:s/></text:p>
          </table:table-cell>
          <table:table-cell table:style-name="ce71" table:formula="of:=[$'2002'.I38]" office:value-type="float" office:value="185804" calcext:value-type="float">
            <text:p>185'804 <text:s/></text:p>
          </table:table-cell>
          <table:table-cell table:style-name="ce80" table:formula="of:=[$'2002'.J38]" office:value-type="float" office:value="44100" calcext:value-type="float">
            <text:p>44'100 <text:s/></text:p>
          </table:table-cell>
          <table:table-cell table:style-name="ce71" table:formula="of:=[$'2001'.I38]" office:value-type="float" office:value="184859" calcext:value-type="float">
            <text:p>184'859 <text:s/></text:p>
          </table:table-cell>
          <table:table-cell table:style-name="ce80" table:formula="of:=[$'2001'.J38]" office:value-type="float" office:value="43347" calcext:value-type="float">
            <text:p>43'347 <text:s/></text:p>
          </table:table-cell>
          <table:table-cell table:style-name="ce71" table:formula="of:=[$'2000'.I38]" office:value-type="float" office:value="184317" calcext:value-type="float">
            <text:p>184'317 <text:s/></text:p>
          </table:table-cell>
          <table:table-cell table:style-name="ce80" table:formula="of:=[$'2000'.J38]" office:value-type="float" office:value="42989" calcext:value-type="float">
            <text:p>42'989 <text:s/></text:p>
          </table:table-cell>
          <table:table-cell table:style-name="ce71" table:formula="of:=[$'1999'.I38]" office:value-type="float" office:value="184245" calcext:value-type="float">
            <text:p>184'245 <text:s/></text:p>
          </table:table-cell>
          <table:table-cell table:style-name="ce80" table:formula="of:=[$'1999'.J38]" office:value-type="float" office:value="43040" calcext:value-type="float">
            <text:p>43'040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Luzern</text:p>
          </table:table-cell>
          <table:table-cell office:value-type="float" office:value="6" calcext:value-type="float">
            <text:p>6</text:p>
          </table:table-cell>
          <table:table-cell table:style-name="ce71" table:formula="of:=['2013'.B41]" office:value-type="float" office:value="390349" calcext:value-type="float">
            <text:p>390'349 <text:s/></text:p>
          </table:table-cell>
          <table:table-cell table:style-name="ce73" office:value-type="float" office:value="1442" calcext:value-type="float">
            <text:p>1442</text:p>
          </table:table-cell>
          <table:table-cell table:style-name="ce73" office:value-type="float" office:value="1695" calcext:value-type="float">
            <text:p>1695</text:p>
          </table:table-cell>
          <table:table-cell table:style-name="ce73" office:value-type="float" office:value="1867" calcext:value-type="float">
            <text:p>1867</text:p>
          </table:table-cell>
          <table:table-cell table:style-name="ce73" office:value-type="float" office:value="1941" calcext:value-type="float">
            <text:p>1941</text:p>
          </table:table-cell>
          <table:table-cell table:style-name="ce73" office:value-type="float" office:value="1793" calcext:value-type="float">
            <text:p>1793</text:p>
          </table:table-cell>
          <table:table-cell table:style-name="ce73" office:value-type="float" office:value="1692" calcext:value-type="float">
            <text:p>1692</text:p>
          </table:table-cell>
          <table:table-cell table:style-name="ce73" office:value-type="float" office:value="1572" calcext:value-type="float">
            <text:p>1572</text:p>
          </table:table-cell>
          <table:table-cell table:style-name="ce73" office:value-type="float" office:value="1640" calcext:value-type="float">
            <text:p>1640</text:p>
          </table:table-cell>
          <table:table-cell table:style-name="ce73" office:value-type="float" office:value="1242" calcext:value-type="float">
            <text:p>1242</text:p>
          </table:table-cell>
          <table:table-cell table:style-name="ce73" office:value-type="float" office:value="1266" calcext:value-type="float">
            <text:p>1266</text:p>
          </table:table-cell>
          <table:table-cell table:style-name="ce73" office:value-type="float" office:value="1219" calcext:value-type="float">
            <text:p>1219</text:p>
          </table:table-cell>
          <table:table-cell table:style-name="ce73" office:value-type="float" office:value="1596" calcext:value-type="float">
            <text:p>1596</text:p>
          </table:table-cell>
          <table:table-cell table:style-name="ce73" office:value-type="float" office:value="753" calcext:value-type="float">
            <text:p>753</text:p>
          </table:table-cell>
          <table:table-cell table:style-name="ce73" office:value-type="float" office:value="1254" calcext:value-type="float">
            <text:p>1254</text:p>
          </table:table-cell>
          <table:table-cell table:style-name="ce73" office:value-type="float" office:value="765" calcext:value-type="float">
            <text:p>765</text:p>
          </table:table-cell>
          <table:table-cell table:style-name="ce75" table:formula="of:=[$'2013'.H41]" office:value-type="float" office:value="323029" calcext:value-type="float">
            <text:p>323'029 <text:s/></text:p>
          </table:table-cell>
          <table:table-cell table:style-name="ce78" table:formula="of:=[$'2013'.I41]" office:value-type="float" office:value="67320" calcext:value-type="float">
            <text:p>67'320 <text:s/></text:p>
          </table:table-cell>
          <table:table-cell table:style-name="ce75" table:formula="of:=[$'2012'.H41]" office:value-type="float" office:value="320628" calcext:value-type="float">
            <text:p>320'628 <text:s/></text:p>
          </table:table-cell>
          <table:table-cell table:style-name="ce78" table:formula="of:=[$'2012'.I41]" office:value-type="float" office:value="65454" calcext:value-type="float">
            <text:p>65'454 <text:s/></text:p>
          </table:table-cell>
          <table:table-cell table:style-name="ce75" table:formula="of:=[$'2011'.H41]" office:value-type="float" office:value="317823" calcext:value-type="float">
            <text:p>317'823 <text:s/></text:p>
          </table:table-cell>
          <table:table-cell table:style-name="ce78" table:formula="of:=[$'2011'.I41]" office:value-type="float" office:value="64143" calcext:value-type="float">
            <text:p>64'143 <text:s/></text:p>
          </table:table-cell>
          <table:table-cell table:style-name="ce75" table:formula="of:=[$'2010'.H41]" office:value-type="float" office:value="314720" calcext:value-type="float">
            <text:p>314'720 <text:s/></text:p>
          </table:table-cell>
          <table:table-cell table:style-name="ce78" table:formula="of:=[$'2010'.I41]" office:value-type="float" office:value="62890" calcext:value-type="float">
            <text:p>62'890 <text:s/></text:p>
          </table:table-cell>
          <table:table-cell table:style-name="ce71" table:formula="of:=[$'2009'.I41]" office:value-type="float" office:value="311967" calcext:value-type="float">
            <text:p>311'967 <text:s/></text:p>
          </table:table-cell>
          <table:table-cell table:style-name="ce80" table:formula="of:=[$'2009'.J41]" office:value-type="float" office:value="60997" calcext:value-type="float">
            <text:p>60'997 <text:s/></text:p>
          </table:table-cell>
          <table:table-cell table:style-name="ce71" table:formula="of:=[$'2008'.I41]" office:value-type="float" office:value="309007" calcext:value-type="float">
            <text:p>309'007 <text:s/></text:p>
          </table:table-cell>
          <table:table-cell table:style-name="ce80" table:formula="of:=[$'2008'.J41]" office:value-type="float" office:value="59735" calcext:value-type="float">
            <text:p>59'735 <text:s/></text:p>
          </table:table-cell>
          <table:table-cell table:style-name="ce71" table:formula="of:=[$'2007'.I41]" office:value-type="float" office:value="306207" calcext:value-type="float">
            <text:p>306'207 <text:s/></text:p>
          </table:table-cell>
          <table:table-cell table:style-name="ce80" table:formula="of:=[$'2007'.J41]" office:value-type="float" office:value="57268" calcext:value-type="float">
            <text:p>57'268 <text:s/></text:p>
          </table:table-cell>
          <table:table-cell table:style-name="ce71" table:formula="of:=[$'2006'.I41]" office:value-type="float" office:value="303662" calcext:value-type="float">
            <text:p>303'662 <text:s/></text:p>
          </table:table-cell>
          <table:table-cell table:style-name="ce80" table:formula="of:=[$'2006'.J41]" office:value-type="float" office:value="55448" calcext:value-type="float">
            <text:p>55'448 <text:s/></text:p>
          </table:table-cell>
          <table:table-cell table:style-name="ce71" table:formula="of:=[$'2005'.I41]" office:value-type="float" office:value="301580" calcext:value-type="float">
            <text:p>301'580 <text:s/></text:p>
          </table:table-cell>
          <table:table-cell table:style-name="ce80" table:formula="of:=[$'2005'.J41]" office:value-type="float" office:value="54804" calcext:value-type="float">
            <text:p>54'804 <text:s/></text:p>
          </table:table-cell>
          <table:table-cell table:style-name="ce71" table:formula="of:=[$'2004'.I41]" office:value-type="float" office:value="300195" calcext:value-type="float">
            <text:p>300'195 <text:s/></text:p>
          </table:table-cell>
          <table:table-cell table:style-name="ce80" table:formula="of:=[$'2004'.J41]" office:value-type="float" office:value="54536" calcext:value-type="float">
            <text:p>54'536 <text:s/></text:p>
          </table:table-cell>
          <table:table-cell table:style-name="ce71" table:formula="of:=[$'2003'.I41]" office:value-type="float" office:value="298986" calcext:value-type="float">
            <text:p>298'986 <text:s/></text:p>
          </table:table-cell>
          <table:table-cell table:style-name="ce80" table:formula="of:=[$'2003'.J41]" office:value-type="float" office:value="54189" calcext:value-type="float">
            <text:p>54'189 <text:s/></text:p>
          </table:table-cell>
          <table:table-cell table:style-name="ce71" table:formula="of:=[$'2002'.I41]" office:value-type="float" office:value="297833" calcext:value-type="float">
            <text:p>297'833 <text:s/></text:p>
          </table:table-cell>
          <table:table-cell table:style-name="ce80" table:formula="of:=[$'2002'.J41]" office:value-type="float" office:value="54056" calcext:value-type="float">
            <text:p>54'056 <text:s/></text:p>
          </table:table-cell>
          <table:table-cell table:style-name="ce71" table:formula="of:=[$'2001'.I41]" office:value-type="float" office:value="296685" calcext:value-type="float">
            <text:p>296'685 <text:s/></text:p>
          </table:table-cell>
          <table:table-cell table:style-name="ce80" table:formula="of:=[$'2001'.J41]" office:value-type="float" office:value="53332" calcext:value-type="float">
            <text:p>53'332 <text:s/></text:p>
          </table:table-cell>
          <table:table-cell table:style-name="ce71" table:formula="of:=[$'2000'.I41]" office:value-type="float" office:value="295025" calcext:value-type="float">
            <text:p>295'025 <text:s/></text:p>
          </table:table-cell>
          <table:table-cell table:style-name="ce80" table:formula="of:=[$'2000'.J41]" office:value-type="float" office:value="52184" calcext:value-type="float">
            <text:p>52'184 <text:s/></text:p>
          </table:table-cell>
          <table:table-cell table:style-name="ce71" table:formula="of:=[$'1999'.I41]" office:value-type="float" office:value="293981" calcext:value-type="float">
            <text:p>293'981 <text:s/></text:p>
          </table:table-cell>
          <table:table-cell table:style-name="ce80" table:formula="of:=[$'1999'.J41]" office:value-type="float" office:value="51376" calcext:value-type="float">
            <text:p>51'376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Uri</text:p>
          </table:table-cell>
          <table:table-cell office:value-type="float" office:value="6" calcext:value-type="float">
            <text:p>6</text:p>
          </table:table-cell>
          <table:table-cell table:style-name="ce71" table:formula="of:=['2013'.B42]" office:value-type="float" office:value="35865" calcext:value-type="float">
            <text:p>35'865 <text:s/>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88" calcext:value-type="float">
            <text:p>88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81" calcext:value-type="float">
            <text:p>81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44" calcext:value-type="float">
            <text:p>44</text:p>
          </table:table-cell>
          <table:table-cell table:style-name="ce75" table:formula="of:=[$'2013'.H42]" office:value-type="float" office:value="31887" calcext:value-type="float">
            <text:p>31'887 <text:s/></text:p>
          </table:table-cell>
          <table:table-cell table:style-name="ce78" table:formula="of:=[$'2013'.I42]" office:value-type="float" office:value="3978" calcext:value-type="float">
            <text:p>3'978 <text:s/></text:p>
          </table:table-cell>
          <table:table-cell table:style-name="ce75" table:formula="of:=[$'2012'.H42]" office:value-type="float" office:value="31938" calcext:value-type="float">
            <text:p>31'938 <text:s/></text:p>
          </table:table-cell>
          <table:table-cell table:style-name="ce78" table:formula="of:=[$'2012'.I42]" office:value-type="float" office:value="3755" calcext:value-type="float">
            <text:p>3'755 <text:s/></text:p>
          </table:table-cell>
          <table:table-cell table:style-name="ce75" table:formula="of:=[$'2011'.H42]" office:value-type="float" office:value="31907" calcext:value-type="float">
            <text:p>31'907 <text:s/></text:p>
          </table:table-cell>
          <table:table-cell table:style-name="ce78" table:formula="of:=[$'2011'.I42]" office:value-type="float" office:value="3475" calcext:value-type="float">
            <text:p>3'475 <text:s/></text:p>
          </table:table-cell>
          <table:table-cell table:style-name="ce75" table:formula="of:=[$'2010'.H42]" office:value-type="float" office:value="31971" calcext:value-type="float">
            <text:p>31'971 <text:s/></text:p>
          </table:table-cell>
          <table:table-cell table:style-name="ce78" table:formula="of:=[$'2010'.I42]" office:value-type="float" office:value="3451" calcext:value-type="float">
            <text:p>3'451 <text:s/></text:p>
          </table:table-cell>
          <table:table-cell table:style-name="ce71" table:formula="of:=[$'2009'.I42]" office:value-type="float" office:value="32005" calcext:value-type="float">
            <text:p>32'005 <text:s/></text:p>
          </table:table-cell>
          <table:table-cell table:style-name="ce80" table:formula="of:=[$'2009'.J42]" office:value-type="float" office:value="3330" calcext:value-type="float">
            <text:p>3'330 <text:s/></text:p>
          </table:table-cell>
          <table:table-cell table:style-name="ce71" table:formula="of:=[$'2008'.I42]" office:value-type="float" office:value="31945" calcext:value-type="float">
            <text:p>31'945 <text:s/></text:p>
          </table:table-cell>
          <table:table-cell table:style-name="ce80" table:formula="of:=[$'2008'.J42]" office:value-type="float" office:value="3217" calcext:value-type="float">
            <text:p>3'217 <text:s/></text:p>
          </table:table-cell>
          <table:table-cell table:style-name="ce71" table:formula="of:=[$'2007'.I42]" office:value-type="float" office:value="31943" calcext:value-type="float">
            <text:p>31'943 <text:s/></text:p>
          </table:table-cell>
          <table:table-cell table:style-name="ce80" table:formula="of:=[$'2007'.J42]" office:value-type="float" office:value="3046" calcext:value-type="float">
            <text:p>3'046 <text:s/></text:p>
          </table:table-cell>
          <table:table-cell table:style-name="ce71" table:formula="of:=[$'2006'.I42]" office:value-type="float" office:value="31989" calcext:value-type="float">
            <text:p>31'989 <text:s/></text:p>
          </table:table-cell>
          <table:table-cell table:style-name="ce80" table:formula="of:=[$'2006'.J42]" office:value-type="float" office:value="2959" calcext:value-type="float">
            <text:p>2'959 <text:s/></text:p>
          </table:table-cell>
          <table:table-cell table:style-name="ce71" table:formula="of:=[$'2005'.I42]" office:value-type="float" office:value="32118" calcext:value-type="float">
            <text:p>32'118 <text:s/></text:p>
          </table:table-cell>
          <table:table-cell table:style-name="ce80" table:formula="of:=[$'2005'.J42]" office:value-type="float" office:value="2969" calcext:value-type="float">
            <text:p>2'969 <text:s/></text:p>
          </table:table-cell>
          <table:table-cell table:style-name="ce71" table:formula="of:=[$'2004'.I42]" office:value-type="float" office:value="32149" calcext:value-type="float">
            <text:p>32'149 <text:s/></text:p>
          </table:table-cell>
          <table:table-cell table:style-name="ce80" table:formula="of:=[$'2004'.J42]" office:value-type="float" office:value="2934" calcext:value-type="float">
            <text:p>2'934 <text:s/></text:p>
          </table:table-cell>
          <table:table-cell table:style-name="ce71" table:formula="of:=[$'2003'.I42]" office:value-type="float" office:value="32252" calcext:value-type="float">
            <text:p>32'252 <text:s/></text:p>
          </table:table-cell>
          <table:table-cell table:style-name="ce80" table:formula="of:=[$'2003'.J42]" office:value-type="float" office:value="2866" calcext:value-type="float">
            <text:p>2'866 <text:s/></text:p>
          </table:table-cell>
          <table:table-cell table:style-name="ce71" table:formula="of:=[$'2002'.I42]" office:value-type="float" office:value="32348" calcext:value-type="float">
            <text:p>32'348 <text:s/></text:p>
          </table:table-cell>
          <table:table-cell table:style-name="ce80" table:formula="of:=[$'2002'.J42]" office:value-type="float" office:value="2861" calcext:value-type="float">
            <text:p>2'861 <text:s/></text:p>
          </table:table-cell>
          <table:table-cell table:style-name="ce71" table:formula="of:=[$'2001'.I42]" office:value-type="float" office:value="32236" calcext:value-type="float">
            <text:p>32'236 <text:s/></text:p>
          </table:table-cell>
          <table:table-cell table:style-name="ce80" table:formula="of:=[$'2001'.J42]" office:value-type="float" office:value="2756" calcext:value-type="float">
            <text:p>2'756 <text:s/></text:p>
          </table:table-cell>
          <table:table-cell table:style-name="ce71" table:formula="of:=[$'2000'.I42]" office:value-type="float" office:value="32363" calcext:value-type="float">
            <text:p>32'363 <text:s/></text:p>
          </table:table-cell>
          <table:table-cell table:style-name="ce80" table:formula="of:=[$'2000'.J42]" office:value-type="float" office:value="2883" calcext:value-type="float">
            <text:p>2'883 <text:s/></text:p>
          </table:table-cell>
          <table:table-cell table:style-name="ce71" table:formula="of:=[$'1999'.I42]" office:value-type="float" office:value="32526" calcext:value-type="float">
            <text:p>32'526 <text:s/></text:p>
          </table:table-cell>
          <table:table-cell table:style-name="ce80" table:formula="of:=[$'1999'.J42]" office:value-type="float" office:value="2961" calcext:value-type="float">
            <text:p>2'961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Schwyz</text:p>
          </table:table-cell>
          <table:table-cell office:value-type="float" office:value="6" calcext:value-type="float">
            <text:p>6</text:p>
          </table:table-cell>
          <table:table-cell table:style-name="ce71" table:formula="of:=['2013'.B43]" office:value-type="float" office:value="151396" calcext:value-type="float">
            <text:p>151'396 <text:s/></text:p>
          </table:table-cell>
          <table:table-cell table:style-name="ce73" office:value-type="float" office:value="532" calcext:value-type="float">
            <text:p>532</text:p>
          </table:table-cell>
          <table:table-cell table:style-name="ce73" office:value-type="float" office:value="403" calcext:value-type="float">
            <text:p>403</text:p>
          </table:table-cell>
          <table:table-cell table:style-name="ce73" office:value-type="float" office:value="515" calcext:value-type="float">
            <text:p>515</text:p>
          </table:table-cell>
          <table:table-cell table:style-name="ce73" office:value-type="float" office:value="461" calcext:value-type="float">
            <text:p>461</text:p>
          </table:table-cell>
          <table:table-cell table:style-name="ce73" office:value-type="float" office:value="593" calcext:value-type="float">
            <text:p>593</text:p>
          </table:table-cell>
          <table:table-cell table:style-name="ce73" office:value-type="float" office:value="533" calcext:value-type="float">
            <text:p>533</text:p>
          </table:table-cell>
          <table:table-cell table:style-name="ce73" office:value-type="float" office:value="460" calcext:value-type="float">
            <text:p>460</text:p>
          </table:table-cell>
          <table:table-cell table:style-name="ce73" office:value-type="float" office:value="458" calcext:value-type="float">
            <text:p>458</text:p>
          </table:table-cell>
          <table:table-cell table:style-name="ce73" office:value-type="float" office:value="395" calcext:value-type="float">
            <text:p>395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215" calcext:value-type="float">
            <text:p>215</text:p>
          </table:table-cell>
          <table:table-cell table:style-name="ce73" office:value-type="float" office:value="266" calcext:value-type="float">
            <text:p>266</text:p>
          </table:table-cell>
          <table:table-cell table:style-name="ce73" office:value-type="float" office:value="207" calcext:value-type="float">
            <text:p>207</text:p>
          </table:table-cell>
          <table:table-cell table:style-name="ce73" office:value-type="float" office:value="204" calcext:value-type="float">
            <text:p>204</text:p>
          </table:table-cell>
          <table:table-cell table:style-name="ce73" office:value-type="float" office:value="126" calcext:value-type="float">
            <text:p>126</text:p>
          </table:table-cell>
          <table:table-cell table:style-name="ce75" table:formula="of:=[$'2013'.H43]" office:value-type="float" office:value="121710" calcext:value-type="float">
            <text:p>121'710 <text:s/></text:p>
          </table:table-cell>
          <table:table-cell table:style-name="ce78" table:formula="of:=[$'2013'.I43]" office:value-type="float" office:value="29686" calcext:value-type="float">
            <text:p>29'686 <text:s/></text:p>
          </table:table-cell>
          <table:table-cell table:style-name="ce75" table:formula="of:=[$'2012'.H43]" office:value-type="float" office:value="120856" calcext:value-type="float">
            <text:p>120'856 <text:s/></text:p>
          </table:table-cell>
          <table:table-cell table:style-name="ce78" table:formula="of:=[$'2012'.I43]" office:value-type="float" office:value="28974" calcext:value-type="float">
            <text:p>28'974 <text:s/></text:p>
          </table:table-cell>
          <table:table-cell table:style-name="ce75" table:formula="of:=[$'2011'.H43]" office:value-type="float" office:value="120013" calcext:value-type="float">
            <text:p>120'013 <text:s/></text:p>
          </table:table-cell>
          <table:table-cell table:style-name="ce78" table:formula="of:=[$'2011'.I43]" office:value-type="float" office:value="27891" calcext:value-type="float">
            <text:p>27'891 <text:s/></text:p>
          </table:table-cell>
          <table:table-cell table:style-name="ce75" table:formula="of:=[$'2010'.H43]" office:value-type="float" office:value="119389" calcext:value-type="float">
            <text:p>119'389 <text:s/></text:p>
          </table:table-cell>
          <table:table-cell table:style-name="ce78" table:formula="of:=[$'2010'.I43]" office:value-type="float" office:value="27341" calcext:value-type="float">
            <text:p>27'341 <text:s/></text:p>
          </table:table-cell>
          <table:table-cell table:style-name="ce71" table:formula="of:=[$'2009'.I43]" office:value-type="float" office:value="118574" calcext:value-type="float">
            <text:p>118'574 <text:s/></text:p>
          </table:table-cell>
          <table:table-cell table:style-name="ce80" table:formula="of:=[$'2009'.J43]" office:value-type="float" office:value="26112" calcext:value-type="float">
            <text:p>26'112 <text:s/></text:p>
          </table:table-cell>
          <table:table-cell table:style-name="ce71" table:formula="of:=[$'2008'.I43]" office:value-type="float" office:value="118044" calcext:value-type="float">
            <text:p>118'044 <text:s/></text:p>
          </table:table-cell>
          <table:table-cell table:style-name="ce80" table:formula="of:=[$'2008'.J43]" office:value-type="float" office:value="25675" calcext:value-type="float">
            <text:p>25'675 <text:s/></text:p>
          </table:table-cell>
          <table:table-cell table:style-name="ce71" table:formula="of:=[$'2007'.I43]" office:value-type="float" office:value="116762" calcext:value-type="float">
            <text:p>116'762 <text:s/></text:p>
          </table:table-cell>
          <table:table-cell table:style-name="ce80" table:formula="of:=[$'2007'.J43]" office:value-type="float" office:value="24262" calcext:value-type="float">
            <text:p>24'262 <text:s/></text:p>
          </table:table-cell>
          <table:table-cell table:style-name="ce71" table:formula="of:=[$'2006'.I43]" office:value-type="float" office:value="115781" calcext:value-type="float">
            <text:p>115'781 <text:s/></text:p>
          </table:table-cell>
          <table:table-cell table:style-name="ce80" table:formula="of:=[$'2006'.J43]" office:value-type="float" office:value="23051" calcext:value-type="float">
            <text:p>23'051 <text:s/></text:p>
          </table:table-cell>
          <table:table-cell table:style-name="ce71" table:formula="of:=[$'2005'.I43]" office:value-type="float" office:value="114851" calcext:value-type="float">
            <text:p>114'851 <text:s/></text:p>
          </table:table-cell>
          <table:table-cell table:style-name="ce80" table:formula="of:=[$'2005'.J43]" office:value-type="float" office:value="22671" calcext:value-type="float">
            <text:p>22'671 <text:s/></text:p>
          </table:table-cell>
          <table:table-cell table:style-name="ce71" table:formula="of:=[$'2004'.I43]" office:value-type="float" office:value="113921" calcext:value-type="float">
            <text:p>113'921 <text:s/></text:p>
          </table:table-cell>
          <table:table-cell table:style-name="ce80" table:formula="of:=[$'2004'.J43]" office:value-type="float" office:value="22068" calcext:value-type="float">
            <text:p>22'068 <text:s/></text:p>
          </table:table-cell>
          <table:table-cell table:style-name="ce71" table:formula="of:=[$'2003'.I43]" office:value-type="float" office:value="113388" calcext:value-type="float">
            <text:p>113'388 <text:s/></text:p>
          </table:table-cell>
          <table:table-cell table:style-name="ce80" table:formula="of:=[$'2003'.J43]" office:value-type="float" office:value="21515" calcext:value-type="float">
            <text:p>21'515 <text:s/></text:p>
          </table:table-cell>
          <table:table-cell table:style-name="ce71" table:formula="of:=[$'2002'.I43]" office:value-type="float" office:value="112264" calcext:value-type="float">
            <text:p>112'264 <text:s/></text:p>
          </table:table-cell>
          <table:table-cell table:style-name="ce80" table:formula="of:=[$'2002'.J43]" office:value-type="float" office:value="20963" calcext:value-type="float">
            <text:p>20'963 <text:s/></text:p>
          </table:table-cell>
          <table:table-cell table:style-name="ce71" table:formula="of:=[$'2001'.I43]" office:value-type="float" office:value="110890" calcext:value-type="float">
            <text:p>110'890 <text:s/></text:p>
          </table:table-cell>
          <table:table-cell table:style-name="ce80" table:formula="of:=[$'2001'.J43]" office:value-type="float" office:value="20374" calcext:value-type="float">
            <text:p>20'374 <text:s/></text:p>
          </table:table-cell>
          <table:table-cell table:style-name="ce71" table:formula="of:=[$'2000'.I43]" office:value-type="float" office:value="110530" calcext:value-type="float">
            <text:p>110'530 <text:s/></text:p>
          </table:table-cell>
          <table:table-cell table:style-name="ce80" table:formula="of:=[$'2000'.J43]" office:value-type="float" office:value="19702" calcext:value-type="float">
            <text:p>19'702 <text:s/></text:p>
          </table:table-cell>
          <table:table-cell table:style-name="ce71" table:formula="of:=[$'1999'.I43]" office:value-type="float" office:value="108573" calcext:value-type="float">
            <text:p>108'573 <text:s/></text:p>
          </table:table-cell>
          <table:table-cell table:style-name="ce80" table:formula="of:=[$'1999'.J43]" office:value-type="float" office:value="19675" calcext:value-type="float">
            <text:p>19'675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Obwalden</text:p>
          </table:table-cell>
          <table:table-cell office:value-type="float" office:value="6" calcext:value-type="float">
            <text:p>6</text:p>
          </table:table-cell>
          <table:table-cell table:style-name="ce71" table:formula="of:=['2013'.B44]" office:value-type="float" office:value="36507" calcext:value-type="float">
            <text:p>36'507 <text:s/>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float" office:value="87" calcext:value-type="float">
            <text:p>87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74" calcext:value-type="float">
            <text:p>74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28" calcext:value-type="float">
            <text:p>28</text:p>
          </table:table-cell>
          <table:table-cell table:style-name="ce75" table:formula="of:=[$'2013'.H44]" office:value-type="float" office:value="31414" calcext:value-type="float">
            <text:p>31'414 <text:s/></text:p>
          </table:table-cell>
          <table:table-cell table:style-name="ce78" table:formula="of:=[$'2013'.I44]" office:value-type="float" office:value="5093" calcext:value-type="float">
            <text:p>5'093 <text:s/></text:p>
          </table:table-cell>
          <table:table-cell table:style-name="ce75" table:formula="of:=[$'2012'.H44]" office:value-type="float" office:value="31131" calcext:value-type="float">
            <text:p>31'131 <text:s/></text:p>
          </table:table-cell>
          <table:table-cell table:style-name="ce78" table:formula="of:=[$'2012'.I44]" office:value-type="float" office:value="4984" calcext:value-type="float">
            <text:p>4'984 <text:s/></text:p>
          </table:table-cell>
          <table:table-cell table:style-name="ce75" table:formula="of:=[$'2011'.H44]" office:value-type="float" office:value="30969" calcext:value-type="float">
            <text:p>30'969 <text:s/></text:p>
          </table:table-cell>
          <table:table-cell table:style-name="ce78" table:formula="of:=[$'2011'.I44]" office:value-type="float" office:value="4916" calcext:value-type="float">
            <text:p>4'916 <text:s/></text:p>
          </table:table-cell>
          <table:table-cell table:style-name="ce75" table:formula="of:=[$'2010'.H44]" office:value-type="float" office:value="30821" calcext:value-type="float">
            <text:p>30'821 <text:s/></text:p>
          </table:table-cell>
          <table:table-cell table:style-name="ce78" table:formula="of:=[$'2010'.I44]" office:value-type="float" office:value="4764" calcext:value-type="float">
            <text:p>4'764 <text:s/></text:p>
          </table:table-cell>
          <table:table-cell table:style-name="ce71" table:formula="of:=[$'2009'.I44]" office:value-type="float" office:value="30524" calcext:value-type="float">
            <text:p>30'524 <text:s/></text:p>
          </table:table-cell>
          <table:table-cell table:style-name="ce80" table:formula="of:=[$'2009'.J44]" office:value-type="float" office:value="4508" calcext:value-type="float">
            <text:p>4'508 <text:s/></text:p>
          </table:table-cell>
          <table:table-cell table:style-name="ce71" table:formula="of:=[$'2008'.I44]" office:value-type="float" office:value="30153" calcext:value-type="float">
            <text:p>30'153 <text:s/></text:p>
          </table:table-cell>
          <table:table-cell table:style-name="ce80" table:formula="of:=[$'2008'.J44]" office:value-type="float" office:value="4276" calcext:value-type="float">
            <text:p>4'276 <text:s/></text:p>
          </table:table-cell>
          <table:table-cell table:style-name="ce71" table:formula="of:=[$'2007'.I44]" office:value-type="float" office:value="29954" calcext:value-type="float">
            <text:p>29'954 <text:s/></text:p>
          </table:table-cell>
          <table:table-cell table:style-name="ce80" table:formula="of:=[$'2007'.J44]" office:value-type="float" office:value="4043" calcext:value-type="float">
            <text:p>4'043 <text:s/></text:p>
          </table:table-cell>
          <table:table-cell table:style-name="ce71" table:formula="of:=[$'2006'.I44]" office:value-type="float" office:value="29781" calcext:value-type="float">
            <text:p>29'781 <text:s/></text:p>
          </table:table-cell>
          <table:table-cell table:style-name="ce80" table:formula="of:=[$'2006'.J44]" office:value-type="float" office:value="3974" calcext:value-type="float">
            <text:p>3'974 <text:s/></text:p>
          </table:table-cell>
          <table:table-cell table:style-name="ce71" table:formula="of:=[$'2005'.I44]" office:value-type="float" office:value="29504" calcext:value-type="float">
            <text:p>29'504 <text:s/></text:p>
          </table:table-cell>
          <table:table-cell table:style-name="ce80" table:formula="of:=[$'2005'.J44]" office:value-type="float" office:value="3765" calcext:value-type="float">
            <text:p>3'765 <text:s/></text:p>
          </table:table-cell>
          <table:table-cell table:style-name="ce71" table:formula="of:=[$'2004'.I44]" office:value-type="float" office:value="29450" calcext:value-type="float">
            <text:p>29'450 <text:s/></text:p>
          </table:table-cell>
          <table:table-cell table:style-name="ce80" table:formula="of:=[$'2004'.J44]" office:value-type="float" office:value="3712" calcext:value-type="float">
            <text:p>3'712 <text:s/></text:p>
          </table:table-cell>
          <table:table-cell table:style-name="ce71" table:formula="of:=[$'2003'.I44]" office:value-type="float" office:value="29423" calcext:value-type="float">
            <text:p>29'423 <text:s/></text:p>
          </table:table-cell>
          <table:table-cell table:style-name="ce80" table:formula="of:=[$'2003'.J44]" office:value-type="float" office:value="3719" calcext:value-type="float">
            <text:p>3'719 <text:s/></text:p>
          </table:table-cell>
          <table:table-cell table:style-name="ce71" table:formula="of:=[$'2002'.I44]" office:value-type="float" office:value="29359" calcext:value-type="float">
            <text:p>29'359 <text:s/></text:p>
          </table:table-cell>
          <table:table-cell table:style-name="ce80" table:formula="of:=[$'2002'.J44]" office:value-type="float" office:value="3602" calcext:value-type="float">
            <text:p>3'602 <text:s/></text:p>
          </table:table-cell>
          <table:table-cell table:style-name="ce71" table:formula="of:=[$'2001'.I44]" office:value-type="float" office:value="29135" calcext:value-type="float">
            <text:p>29'135 <text:s/></text:p>
          </table:table-cell>
          <table:table-cell table:style-name="ce80" table:formula="of:=[$'2001'.J44]" office:value-type="float" office:value="3543" calcext:value-type="float">
            <text:p>3'543 <text:s/></text:p>
          </table:table-cell>
          <table:table-cell table:style-name="ce71" table:formula="of:=[$'2000'.I44]" office:value-type="float" office:value="28898" calcext:value-type="float">
            <text:p>28'898 <text:s/></text:p>
          </table:table-cell>
          <table:table-cell table:style-name="ce80" table:formula="of:=[$'2000'.J44]" office:value-type="float" office:value="3516" calcext:value-type="float">
            <text:p>3'516 <text:s/></text:p>
          </table:table-cell>
          <table:table-cell table:style-name="ce71" table:formula="of:=[$'1999'.I44]" office:value-type="float" office:value="28741" calcext:value-type="float">
            <text:p>28'741 <text:s/></text:p>
          </table:table-cell>
          <table:table-cell table:style-name="ce80" table:formula="of:=[$'1999'.J44]" office:value-type="float" office:value="3484" calcext:value-type="float">
            <text:p>3'484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Nidwalden</text:p>
          </table:table-cell>
          <table:table-cell office:value-type="float" office:value="6" calcext:value-type="float">
            <text:p>6</text:p>
          </table:table-cell>
          <table:table-cell table:style-name="ce71" table:formula="of:=['2013'.B45]" office:value-type="float" office:value="41888" calcext:value-type="float">
            <text:p>41'888 <text:s/></text:p>
          </table:table-cell>
          <table:table-cell table:style-name="ce73" office:value-type="float" office:value="74" calcext:value-type="float">
            <text:p>74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93" calcext:value-type="float">
            <text:p>93</text:p>
          </table:table-cell>
          <table:table-cell table:style-name="ce73" office:value-type="float" office:value="118" calcext:value-type="float">
            <text:p>118</text:p>
          </table:table-cell>
          <table:table-cell table:style-name="ce73" office:value-type="float" office:value="88" calcext:value-type="float">
            <text:p>88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float" office:value="130" calcext:value-type="float">
            <text:p>130</text:p>
          </table:table-cell>
          <table:table-cell table:style-name="ce73" office:value-type="float" office:value="154" calcext:value-type="float">
            <text:p>154</text:p>
          </table:table-cell>
          <table:table-cell table:style-name="ce73" office:value-type="float" office:value="94" calcext:value-type="float">
            <text:p>94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float" office:value="65" calcext:value-type="float">
            <text:p>65</text:p>
          </table:table-cell>
          <table:table-cell table:style-name="ce75" table:formula="of:=[$'2013'.H45]" office:value-type="float" office:value="36410" calcext:value-type="float">
            <text:p>36'410 <text:s/></text:p>
          </table:table-cell>
          <table:table-cell table:style-name="ce78" table:formula="of:=[$'2013'.I45]" office:value-type="float" office:value="5478" calcext:value-type="float">
            <text:p>5'478 <text:s/></text:p>
          </table:table-cell>
          <table:table-cell table:style-name="ce75" table:formula="of:=[$'2012'.H45]" office:value-type="float" office:value="36398" calcext:value-type="float">
            <text:p>36'398 <text:s/></text:p>
          </table:table-cell>
          <table:table-cell table:style-name="ce78" table:formula="of:=[$'2012'.I45]" office:value-type="float" office:value="5186" calcext:value-type="float">
            <text:p>5'186 <text:s/></text:p>
          </table:table-cell>
          <table:table-cell table:style-name="ce75" table:formula="of:=[$'2011'.H45]" office:value-type="float" office:value="36441" calcext:value-type="float">
            <text:p>36'441 <text:s/></text:p>
          </table:table-cell>
          <table:table-cell table:style-name="ce78" table:formula="of:=[$'2011'.I45]" office:value-type="float" office:value="4870" calcext:value-type="float">
            <text:p>4'870 <text:s/></text:p>
          </table:table-cell>
          <table:table-cell table:style-name="ce75" table:formula="of:=[$'2010'.H45]" office:value-type="float" office:value="36353" calcext:value-type="float">
            <text:p>36'353 <text:s/></text:p>
          </table:table-cell>
          <table:table-cell table:style-name="ce78" table:formula="of:=[$'2010'.I45]" office:value-type="float" office:value="4671" calcext:value-type="float">
            <text:p>4'671 <text:s/></text:p>
          </table:table-cell>
          <table:table-cell table:style-name="ce71" table:formula="of:=[$'2009'.I45]" office:value-type="float" office:value="36415" calcext:value-type="float">
            <text:p>36'415 <text:s/></text:p>
          </table:table-cell>
          <table:table-cell table:style-name="ce80" table:formula="of:=[$'2009'.J45]" office:value-type="float" office:value="4379" calcext:value-type="float">
            <text:p>4'379 <text:s/></text:p>
          </table:table-cell>
          <table:table-cell table:style-name="ce71" table:formula="of:=[$'2008'.I45]" office:value-type="float" office:value="36434" calcext:value-type="float">
            <text:p>36'434 <text:s/></text:p>
          </table:table-cell>
          <table:table-cell table:style-name="ce80" table:formula="of:=[$'2008'.J45]" office:value-type="float" office:value="4303" calcext:value-type="float">
            <text:p>4'303 <text:s/></text:p>
          </table:table-cell>
          <table:table-cell table:style-name="ce71" table:formula="of:=[$'2007'.I45]" office:value-type="float" office:value="36241" calcext:value-type="float">
            <text:p>36'241 <text:s/></text:p>
          </table:table-cell>
          <table:table-cell table:style-name="ce80" table:formula="of:=[$'2007'.J45]" office:value-type="float" office:value="4046" calcext:value-type="float">
            <text:p>4'046 <text:s/></text:p>
          </table:table-cell>
          <table:table-cell table:style-name="ce71" table:formula="of:=[$'2006'.I45]" office:value-type="float" office:value="36153" calcext:value-type="float">
            <text:p>36'153 <text:s/></text:p>
          </table:table-cell>
          <table:table-cell table:style-name="ce80" table:formula="of:=[$'2006'.J45]" office:value-type="float" office:value="3859" calcext:value-type="float">
            <text:p>3'859 <text:s/></text:p>
          </table:table-cell>
          <table:table-cell table:style-name="ce71" table:formula="of:=[$'2005'.I45]" office:value-type="float" office:value="36041" calcext:value-type="float">
            <text:p>36'041 <text:s/></text:p>
          </table:table-cell>
          <table:table-cell table:style-name="ce80" table:formula="of:=[$'2005'.J45]" office:value-type="float" office:value="3762" calcext:value-type="float">
            <text:p>3'762 <text:s/></text:p>
          </table:table-cell>
          <table:table-cell table:style-name="ce71" table:formula="of:=[$'2004'.I45]" office:value-type="float" office:value="35760" calcext:value-type="float">
            <text:p>35'760 <text:s/></text:p>
          </table:table-cell>
          <table:table-cell table:style-name="ce80" table:formula="of:=[$'2004'.J45]" office:value-type="float" office:value="3737" calcext:value-type="float">
            <text:p>3'737 <text:s/></text:p>
          </table:table-cell>
          <table:table-cell table:style-name="ce71" table:formula="of:=[$'2003'.I45]" office:value-type="float" office:value="35394" calcext:value-type="float">
            <text:p>35'394 <text:s/></text:p>
          </table:table-cell>
          <table:table-cell table:style-name="ce80" table:formula="of:=[$'2003'.J45]" office:value-type="float" office:value="3676" calcext:value-type="float">
            <text:p>3'676 <text:s/></text:p>
          </table:table-cell>
          <table:table-cell table:style-name="ce71" table:formula="of:=[$'2002'.I45]" office:value-type="float" office:value="35057" calcext:value-type="float">
            <text:p>35'057 <text:s/></text:p>
          </table:table-cell>
          <table:table-cell table:style-name="ce80" table:formula="of:=[$'2002'.J45]" office:value-type="float" office:value="3679" calcext:value-type="float">
            <text:p>3'679 <text:s/></text:p>
          </table:table-cell>
          <table:table-cell table:style-name="ce71" table:formula="of:=[$'2001'.I45]" office:value-type="float" office:value="34766" calcext:value-type="float">
            <text:p>34'766 <text:s/></text:p>
          </table:table-cell>
          <table:table-cell table:style-name="ce80" table:formula="of:=[$'2001'.J45]" office:value-type="float" office:value="3623" calcext:value-type="float">
            <text:p>3'623 <text:s/></text:p>
          </table:table-cell>
          <table:table-cell table:style-name="ce71" table:formula="of:=[$'2000'.I45]" office:value-type="float" office:value="34455" calcext:value-type="float">
            <text:p>34'455 <text:s/></text:p>
          </table:table-cell>
          <table:table-cell table:style-name="ce80" table:formula="of:=[$'2000'.J45]" office:value-type="float" office:value="3545" calcext:value-type="float">
            <text:p>3'545 <text:s/></text:p>
          </table:table-cell>
          <table:table-cell table:style-name="ce71" table:formula="of:=[$'1999'.I45]" office:value-type="float" office:value="34115" calcext:value-type="float">
            <text:p>34'115 <text:s/></text:p>
          </table:table-cell>
          <table:table-cell table:style-name="ce80" table:formula="of:=[$'1999'.J45]" office:value-type="float" office:value="3542" calcext:value-type="float">
            <text:p>3'542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Zug</text:p>
          </table:table-cell>
          <table:table-cell office:value-type="float" office:value="6" calcext:value-type="float">
            <text:p>6</text:p>
          </table:table-cell>
          <table:table-cell table:style-name="ce71" table:formula="of:=['2013'.B46]" office:value-type="float" office:value="118118" calcext:value-type="float">
            <text:p>118'118 <text:s/></text:p>
          </table:table-cell>
          <table:table-cell table:style-name="ce73" office:value-type="float" office:value="515" calcext:value-type="float">
            <text:p>515</text:p>
          </table:table-cell>
          <table:table-cell table:style-name="ce73" office:value-type="float" office:value="429" calcext:value-type="float">
            <text:p>429</text:p>
          </table:table-cell>
          <table:table-cell table:style-name="ce73" office:value-type="float" office:value="437" calcext:value-type="float">
            <text:p>437</text:p>
          </table:table-cell>
          <table:table-cell table:style-name="ce73" office:value-type="float" office:value="637" calcext:value-type="float">
            <text:p>637</text:p>
          </table:table-cell>
          <table:table-cell table:style-name="ce73" office:value-type="float" office:value="513" calcext:value-type="float">
            <text:p>513</text:p>
          </table:table-cell>
          <table:table-cell table:style-name="ce73" office:value-type="float" office:value="522" calcext:value-type="float">
            <text:p>522</text:p>
          </table:table-cell>
          <table:table-cell table:style-name="ce73" office:value-type="float" office:value="536" calcext:value-type="float">
            <text:p>536</text:p>
          </table:table-cell>
          <table:table-cell table:style-name="ce73" office:value-type="float" office:value="494" calcext:value-type="float">
            <text:p>494</text:p>
          </table:table-cell>
          <table:table-cell table:style-name="ce73" office:value-type="float" office:value="643" calcext:value-type="float">
            <text:p>643</text:p>
          </table:table-cell>
          <table:table-cell table:style-name="ce73" office:value-type="float" office:value="492" calcext:value-type="float">
            <text:p>492</text:p>
          </table:table-cell>
          <table:table-cell table:style-name="ce73" office:value-type="float" office:value="470" calcext:value-type="float">
            <text:p>470</text:p>
          </table:table-cell>
          <table:table-cell table:style-name="ce73" office:value-type="float" office:value="448" calcext:value-type="float">
            <text:p>448</text:p>
          </table:table-cell>
          <table:table-cell table:style-name="ce73" office:value-type="float" office:value="466" calcext:value-type="float">
            <text:p>466</text:p>
          </table:table-cell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173" calcext:value-type="float">
            <text:p>173</text:p>
          </table:table-cell>
          <table:table-cell table:style-name="ce75" table:formula="of:=[$'2013'.H46]" office:value-type="float" office:value="87575" calcext:value-type="float">
            <text:p>87'575 <text:s/></text:p>
          </table:table-cell>
          <table:table-cell table:style-name="ce78" table:formula="of:=[$'2013'.I46]" office:value-type="float" office:value="30543" calcext:value-type="float">
            <text:p>30'543 <text:s/></text:p>
          </table:table-cell>
          <table:table-cell table:style-name="ce75" table:formula="of:=[$'2012'.H46]" office:value-type="float" office:value="87120" calcext:value-type="float">
            <text:p>87'120 <text:s/></text:p>
          </table:table-cell>
          <table:table-cell table:style-name="ce78" table:formula="of:=[$'2012'.I46]" office:value-type="float" office:value="29455" calcext:value-type="float">
            <text:p>29'455 <text:s/></text:p>
          </table:table-cell>
          <table:table-cell table:style-name="ce75" table:formula="of:=[$'2011'.H46]" office:value-type="float" office:value="86748" calcext:value-type="float">
            <text:p>86'748 <text:s/></text:p>
          </table:table-cell>
          <table:table-cell table:style-name="ce78" table:formula="of:=[$'2011'.I46]" office:value-type="float" office:value="28356" calcext:value-type="float">
            <text:p>28'356 <text:s/></text:p>
          </table:table-cell>
          <table:table-cell table:style-name="ce75" table:formula="of:=[$'2010'.H46]" office:value-type="float" office:value="86327" calcext:value-type="float">
            <text:p>86'327 <text:s/></text:p>
          </table:table-cell>
          <table:table-cell table:style-name="ce78" table:formula="of:=[$'2010'.I46]" office:value-type="float" office:value="26778" calcext:value-type="float">
            <text:p>26'778 <text:s/></text:p>
          </table:table-cell>
          <table:table-cell table:style-name="ce71" table:formula="of:=[$'2009'.I46]" office:value-type="float" office:value="85007" calcext:value-type="float">
            <text:p>85'007 <text:s/></text:p>
          </table:table-cell>
          <table:table-cell table:style-name="ce80" table:formula="of:=[$'2009'.J46]" office:value-type="float" office:value="25883" calcext:value-type="float">
            <text:p>25'883 <text:s/></text:p>
          </table:table-cell>
          <table:table-cell table:style-name="ce71" table:formula="of:=[$'2008'.I46]" office:value-type="float" office:value="85097" calcext:value-type="float">
            <text:p>85'097 <text:s/></text:p>
          </table:table-cell>
          <table:table-cell table:style-name="ce80" table:formula="of:=[$'2008'.J46]" office:value-type="float" office:value="25287" calcext:value-type="float">
            <text:p>25'287 <text:s/></text:p>
          </table:table-cell>
          <table:table-cell table:style-name="ce71" table:formula="of:=[$'2007'.I46]" office:value-type="float" office:value="85144" calcext:value-type="float">
            <text:p>85'144 <text:s/></text:p>
          </table:table-cell>
          <table:table-cell table:style-name="ce80" table:formula="of:=[$'2007'.J46]" office:value-type="float" office:value="23997" calcext:value-type="float">
            <text:p>23'997 <text:s/></text:p>
          </table:table-cell>
          <table:table-cell table:style-name="ce71" table:formula="of:=[$'2006'.I46]" office:value-type="float" office:value="84765" calcext:value-type="float">
            <text:p>84'765 <text:s/></text:p>
          </table:table-cell>
          <table:table-cell table:style-name="ce80" table:formula="of:=[$'2006'.J46]" office:value-type="float" office:value="22406" calcext:value-type="float">
            <text:p>22'406 <text:s/></text:p>
          </table:table-cell>
          <table:table-cell table:style-name="ce71" table:formula="of:=[$'2005'.I46]" office:value-type="float" office:value="84597" calcext:value-type="float">
            <text:p>84'597 <text:s/></text:p>
          </table:table-cell>
          <table:table-cell table:style-name="ce80" table:formula="of:=[$'2005'.J46]" office:value-type="float" office:value="21899" calcext:value-type="float">
            <text:p>21'899 <text:s/></text:p>
          </table:table-cell>
          <table:table-cell table:style-name="ce71" table:formula="of:=[$'2004'.I46]" office:value-type="float" office:value="83832" calcext:value-type="float">
            <text:p>83'832 <text:s/></text:p>
          </table:table-cell>
          <table:table-cell table:style-name="ce80" table:formula="of:=[$'2004'.J46]" office:value-type="float" office:value="21412" calcext:value-type="float">
            <text:p>21'412 <text:s/></text:p>
          </table:table-cell>
          <table:table-cell table:style-name="ce71" table:formula="of:=[$'2003'.I46]" office:value-type="float" office:value="82916" calcext:value-type="float">
            <text:p>82'916 <text:s/></text:p>
          </table:table-cell>
          <table:table-cell table:style-name="ce80" table:formula="of:=[$'2003'.J46]" office:value-type="float" office:value="20726" calcext:value-type="float">
            <text:p>20'726 <text:s/></text:p>
          </table:table-cell>
          <table:table-cell table:style-name="ce71" table:formula="of:=[$'2002'.I46]" office:value-type="float" office:value="82105" calcext:value-type="float">
            <text:p>82'105 <text:s/></text:p>
          </table:table-cell>
          <table:table-cell table:style-name="ce80" table:formula="of:=[$'2002'.J46]" office:value-type="float" office:value="20302" calcext:value-type="float">
            <text:p>20'302 <text:s/></text:p>
          </table:table-cell>
          <table:table-cell table:style-name="ce71" table:formula="of:=[$'2001'.I46]" office:value-type="float" office:value="81228" calcext:value-type="float">
            <text:p>81'228 <text:s/></text:p>
          </table:table-cell>
          <table:table-cell table:style-name="ce80" table:formula="of:=[$'2001'.J46]" office:value-type="float" office:value="19794" calcext:value-type="float">
            <text:p>19'794 <text:s/></text:p>
          </table:table-cell>
          <table:table-cell table:style-name="ce71" table:formula="of:=[$'2000'.I46]" office:value-type="float" office:value="80041" calcext:value-type="float">
            <text:p>80'041 <text:s/></text:p>
          </table:table-cell>
          <table:table-cell table:style-name="ce80" table:formula="of:=[$'2000'.J46]" office:value-type="float" office:value="19347" calcext:value-type="float">
            <text:p>19'347 <text:s/></text:p>
          </table:table-cell>
          <table:table-cell table:style-name="ce71" table:formula="of:=[$'1999'.I46]" office:value-type="float" office:value="79140" calcext:value-type="float">
            <text:p>79'140 <text:s/></text:p>
          </table:table-cell>
          <table:table-cell table:style-name="ce80" table:formula="of:=[$'1999'.J46]" office:value-type="float" office:value="18618" calcext:value-type="float">
            <text:p>18'618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Tessin</text:p>
          </table:table-cell>
          <table:table-cell office:value-type="float" office:value="7" calcext:value-type="float">
            <text:p>7</text:p>
          </table:table-cell>
          <table:table-cell table:style-name="ce71" table:formula="of:=['2013'.B48]" office:value-type="float" office:value="346539" calcext:value-type="float">
            <text:p>346'539 <text:s/></text:p>
          </table:table-cell>
          <table:table-cell table:style-name="ce73" office:value-type="float" office:value="2187" calcext:value-type="float">
            <text:p>2187</text:p>
          </table:table-cell>
          <table:table-cell table:style-name="ce73" office:value-type="float" office:value="1668" calcext:value-type="float">
            <text:p>1668</text:p>
          </table:table-cell>
          <table:table-cell table:style-name="ce73" office:value-type="float" office:value="1853" calcext:value-type="float">
            <text:p>1853</text:p>
          </table:table-cell>
          <table:table-cell table:style-name="ce73" office:value-type="float" office:value="1576" calcext:value-type="float">
            <text:p>1576</text:p>
          </table:table-cell>
          <table:table-cell table:style-name="ce73" office:value-type="float" office:value="2189" calcext:value-type="float">
            <text:p>2189</text:p>
          </table:table-cell>
          <table:table-cell table:style-name="ce73" office:value-type="float" office:value="2419" calcext:value-type="float">
            <text:p>2419</text:p>
          </table:table-cell>
          <table:table-cell table:style-name="ce73" office:value-type="float" office:value="2559" calcext:value-type="float">
            <text:p>2559</text:p>
          </table:table-cell>
          <table:table-cell table:style-name="ce73" office:value-type="float" office:value="1918" calcext:value-type="float">
            <text:p>1918</text:p>
          </table:table-cell>
          <table:table-cell table:style-name="ce73" office:value-type="float" office:value="1509" calcext:value-type="float">
            <text:p>1509</text:p>
          </table:table-cell>
          <table:table-cell table:style-name="ce73" office:value-type="float" office:value="1930" calcext:value-type="float">
            <text:p>1930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 office:value-type="float" office:value="2633" calcext:value-type="float">
            <text:p>2633</text:p>
          </table:table-cell>
          <table:table-cell table:style-name="ce73" office:value-type="float" office:value="1667" calcext:value-type="float">
            <text:p>1667</text:p>
          </table:table-cell>
          <table:table-cell table:style-name="ce73" office:value-type="float" office:value="2403" calcext:value-type="float">
            <text:p>2403</text:p>
          </table:table-cell>
          <table:table-cell table:style-name="ce73" office:value-type="float" office:value="2076" calcext:value-type="float">
            <text:p>2076</text:p>
          </table:table-cell>
          <table:table-cell table:style-name="ce75" table:formula="of:=[$'2013'.H48]" office:value-type="float" office:value="252173" calcext:value-type="float">
            <text:p>252'173 <text:s/></text:p>
          </table:table-cell>
          <table:table-cell table:style-name="ce78" table:formula="of:=[$'2013'.I48]" office:value-type="float" office:value="94366" calcext:value-type="float">
            <text:p>94'366 <text:s/></text:p>
          </table:table-cell>
          <table:table-cell table:style-name="ce75" table:formula="of:=[$'2012'.H48]" office:value-type="float" office:value="250320" calcext:value-type="float">
            <text:p>250'320 <text:s/></text:p>
          </table:table-cell>
          <table:table-cell table:style-name="ce78" table:formula="of:=[$'2012'.I48]" office:value-type="float" office:value="91332" calcext:value-type="float">
            <text:p>91'332 <text:s/></text:p>
          </table:table-cell>
          <table:table-cell table:style-name="ce75" table:formula="of:=[$'2011'.H48]" office:value-type="float" office:value="248599" calcext:value-type="float">
            <text:p>248'599 <text:s/></text:p>
          </table:table-cell>
          <table:table-cell table:style-name="ce78" table:formula="of:=[$'2011'.I48]" office:value-type="float" office:value="88344" calcext:value-type="float">
            <text:p>88'344 <text:s/></text:p>
          </table:table-cell>
          <table:table-cell table:style-name="ce75" table:formula="of:=[$'2010'.H48]" office:value-type="float" office:value="246898" calcext:value-type="float">
            <text:p>246'898 <text:s/></text:p>
          </table:table-cell>
          <table:table-cell table:style-name="ce78" table:formula="of:=[$'2010'.I48]" office:value-type="float" office:value="86855" calcext:value-type="float">
            <text:p>86'855 <text:s/></text:p>
          </table:table-cell>
          <table:table-cell table:style-name="ce71" table:formula="of:=[$'2009'.I48]" office:value-type="float" office:value="250381" calcext:value-type="float">
            <text:p>250'381 <text:s/></text:p>
          </table:table-cell>
          <table:table-cell table:style-name="ce80" table:formula="of:=[$'2009'.J48]" office:value-type="float" office:value="85339" calcext:value-type="float">
            <text:p>85'339 <text:s/></text:p>
          </table:table-cell>
          <table:table-cell table:style-name="ce71" table:formula="of:=[$'2008'.I48]" office:value-type="float" office:value="248274" calcext:value-type="float">
            <text:p>248'274 <text:s/></text:p>
          </table:table-cell>
          <table:table-cell table:style-name="ce80" table:formula="of:=[$'2008'.J48]" office:value-type="float" office:value="84462" calcext:value-type="float">
            <text:p>84'462 <text:s/></text:p>
          </table:table-cell>
          <table:table-cell table:style-name="ce71" table:formula="of:=[$'2007'.I48]" office:value-type="float" office:value="245786" calcext:value-type="float">
            <text:p>245'786 <text:s/></text:p>
          </table:table-cell>
          <table:table-cell table:style-name="ce80" table:formula="of:=[$'2007'.J48]" office:value-type="float" office:value="82794" calcext:value-type="float">
            <text:p>82'794 <text:s/></text:p>
          </table:table-cell>
          <table:table-cell table:style-name="ce71" table:formula="of:=[$'2006'.I48]" office:value-type="float" office:value="243245" calcext:value-type="float">
            <text:p>243'245 <text:s/></text:p>
          </table:table-cell>
          <table:table-cell table:style-name="ce80" table:formula="of:=[$'2006'.J48]" office:value-type="float" office:value="81606" calcext:value-type="float">
            <text:p>81'606 <text:s/></text:p>
          </table:table-cell>
          <table:table-cell table:style-name="ce71" table:formula="of:=[$'2005'.I48]" office:value-type="float" office:value="241365" calcext:value-type="float">
            <text:p>241'365 <text:s/></text:p>
          </table:table-cell>
          <table:table-cell table:style-name="ce80" table:formula="of:=[$'2005'.J48]" office:value-type="float" office:value="80911" calcext:value-type="float">
            <text:p>80'911 <text:s/></text:p>
          </table:table-cell>
          <table:table-cell table:style-name="ce71" table:formula="of:=[$'2004'.I48]" office:value-type="float" office:value="240056" calcext:value-type="float">
            <text:p>240'056 <text:s/></text:p>
          </table:table-cell>
          <table:table-cell table:style-name="ce80" table:formula="of:=[$'2004'.J48]" office:value-type="float" office:value="79875" calcext:value-type="float">
            <text:p>79'875 <text:s/></text:p>
          </table:table-cell>
          <table:table-cell table:style-name="ce71" table:formula="of:=[$'2003'.I48]" office:value-type="float" office:value="237962" calcext:value-type="float">
            <text:p>237'962 <text:s/></text:p>
          </table:table-cell>
          <table:table-cell table:style-name="ce80" table:formula="of:=[$'2003'.J48]" office:value-type="float" office:value="79353" calcext:value-type="float">
            <text:p>79'353 <text:s/></text:p>
          </table:table-cell>
          <table:table-cell table:style-name="ce71" table:formula="of:=[$'2002'.I48]" office:value-type="float" office:value="236259" calcext:value-type="float">
            <text:p>236'259 <text:s/></text:p>
          </table:table-cell>
          <table:table-cell table:style-name="ce80" table:formula="of:=[$'2002'.J48]" office:value-type="float" office:value="78997" calcext:value-type="float">
            <text:p>78'997 <text:s/></text:p>
          </table:table-cell>
          <table:table-cell table:style-name="ce71" table:formula="of:=[$'2001'.I48]" office:value-type="float" office:value="233637" calcext:value-type="float">
            <text:p>233'637 <text:s/></text:p>
          </table:table-cell>
          <table:table-cell table:style-name="ce80" table:formula="of:=[$'2001'.J48]" office:value-type="float" office:value="78891" calcext:value-type="float">
            <text:p>78'891 <text:s/></text:p>
          </table:table-cell>
          <table:table-cell table:style-name="ce71" table:formula="of:=[$'2000'.I48]" office:value-type="float" office:value="230804" calcext:value-type="float">
            <text:p>230'804 <text:s/></text:p>
          </table:table-cell>
          <table:table-cell table:style-name="ce80" table:formula="of:=[$'2000'.J48]" office:value-type="float" office:value="79411" calcext:value-type="float">
            <text:p>79'411 <text:s/></text:p>
          </table:table-cell>
          <table:table-cell table:style-name="ce71" table:formula="of:=[$'1999'.I48]" office:value-type="float" office:value="228171" calcext:value-type="float">
            <text:p>228'171 <text:s/></text:p>
          </table:table-cell>
          <table:table-cell table:style-name="ce80" table:formula="of:=[$'1999'.J48]" office:value-type="float" office:value="80327" calcext:value-type="float">
            <text:p>80'327 <text:s/></text:p>
          </table:table-cell>
          <table:table-cell table:number-columns-repeated="975"/>
        </table:table-row>
        <table:table-row table:style-name="ro10">
          <table:table-cell table:number-columns-repeated="3"/>
          <table:table-cell table:style-name="ce73" table:number-columns-repeated="15"/>
          <table:table-cell table:number-columns-repeated="9"/>
          <table:table-cell table:style-name="ce77"/>
          <table:table-cell table:number-columns-repeated="995"/>
        </table:table-row>
        <table:table-row table:style-name="ro10">
          <table:table-cell table:style-name="ce67"/>
          <table:table-cell table:style-name="ce69"/>
          <table:table-cell table:style-name="ce72"/>
          <table:table-cell table:style-name="ce74" table:number-columns-repeated="15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67" table:number-columns-repeated="975"/>
        </table:table-row>
        <table:table-row table:style-name="ro10" table:number-rows-repeated="2">
          <table:table-cell table:number-columns-repeated="3"/>
          <table:table-cell table:style-name="ce73" table:number-columns-repeated="15"/>
          <table:table-cell table:number-columns-repeated="9"/>
          <table:table-cell table:style-name="ce77"/>
          <table:table-cell table:number-columns-repeated="995"/>
        </table:table-row>
        <table:table-row table:style-name="ro10">
          <table:table-cell office:value-type="string" calcext:value-type="string">
            <text:p>Genferseeregion</text:p>
          </table:table-cell>
          <table:table-cell/>
          <table:table-cell table:style-name="ce71" table:formula="of:=['2013'.B12]" office:value-type="float" office:value="1545817" calcext:value-type="float">
            <text:p>1'545'817 <text:s/></text:p>
          </table:table-cell>
          <table:table-cell table:style-name="ce73" office:value-type="float" office:value="8145" calcext:value-type="float">
            <text:p>8145</text:p>
          </table:table-cell>
          <table:table-cell table:style-name="ce73" office:value-type="float" office:value="8378" calcext:value-type="float">
            <text:p>8378</text:p>
          </table:table-cell>
          <table:table-cell table:style-name="ce73" office:value-type="float" office:value="9307" calcext:value-type="float">
            <text:p>9307</text:p>
          </table:table-cell>
          <table:table-cell table:style-name="ce73" office:value-type="float" office:value="9291" calcext:value-type="float">
            <text:p>9291</text:p>
          </table:table-cell>
          <table:table-cell table:style-name="ce73" office:value-type="float" office:value="11050" calcext:value-type="float">
            <text:p>11050</text:p>
          </table:table-cell>
          <table:table-cell table:style-name="ce73" office:value-type="float" office:value="10050" calcext:value-type="float">
            <text:p>10050</text:p>
          </table:table-cell>
          <table:table-cell table:style-name="ce73" office:value-type="float" office:value="11928" calcext:value-type="float">
            <text:p>11928</text:p>
          </table:table-cell>
          <table:table-cell table:style-name="ce73" office:value-type="float" office:value="11707" calcext:value-type="float">
            <text:p>11707</text:p>
          </table:table-cell>
          <table:table-cell table:style-name="ce73" office:value-type="float" office:value="8988" calcext:value-type="float">
            <text:p>8988</text:p>
          </table:table-cell>
          <table:table-cell table:style-name="ce73" office:value-type="float" office:value="7356" calcext:value-type="float">
            <text:p>7356</text:p>
          </table:table-cell>
          <table:table-cell table:style-name="ce73" office:value-type="float" office:value="7723" calcext:value-type="float">
            <text:p>7723</text:p>
          </table:table-cell>
          <table:table-cell table:style-name="ce73" office:value-type="float" office:value="7794" calcext:value-type="float">
            <text:p>7794</text:p>
          </table:table-cell>
          <table:table-cell table:style-name="ce73" office:value-type="float" office:value="7124" calcext:value-type="float">
            <text:p>7124</text:p>
          </table:table-cell>
          <table:table-cell table:style-name="ce73" office:value-type="float" office:value="7496" calcext:value-type="float">
            <text:p>7496</text:p>
          </table:table-cell>
          <table:table-cell table:style-name="ce73" office:value-type="float" office:value="4346" calcext:value-type="float">
            <text:p>4346</text:p>
          </table:table-cell>
          <table:table-cell table:style-name="ce75" table:formula="of:=[$'2013'.H12]" office:value-type="float" office:value="1037401" calcext:value-type="float">
            <text:p>1'037'401 <text:s/></text:p>
          </table:table-cell>
          <table:table-cell table:style-name="ce78" table:formula="of:=[$'2013'.I12]" office:value-type="float" office:value="508416" calcext:value-type="float">
            <text:p>508'416 <text:s/></text:p>
          </table:table-cell>
          <table:table-cell table:style-name="ce75" table:formula="of:=[$'2012'.H12]" office:value-type="float" office:value="1029640" calcext:value-type="float">
            <text:p>1'029'640 <text:s/></text:p>
          </table:table-cell>
          <table:table-cell table:style-name="ce78" table:formula="of:=[$'2012'.I12]" office:value-type="float" office:value="489549" calcext:value-type="float">
            <text:p>489'549 <text:s/></text:p>
          </table:table-cell>
          <table:table-cell table:style-name="ce75" table:formula="of:=[$'2011'.H12]" office:value-type="float" office:value="1025817" calcext:value-type="float">
            <text:p>1'025'817 <text:s/></text:p>
          </table:table-cell>
          <table:table-cell table:style-name="ce78" table:formula="of:=[$'2011'.I12]" office:value-type="float" office:value="477683" calcext:value-type="float">
            <text:p>477'683 <text:s/></text:p>
          </table:table-cell>
          <table:table-cell table:style-name="ce75" table:formula="of:=[$'2010'.H12]" office:value-type="float" office:value="1018086" calcext:value-type="float">
            <text:p>1'018'086 <text:s/></text:p>
          </table:table-cell>
          <table:table-cell table:style-name="ce78" table:formula="of:=[$'2010'.I12]" office:value-type="float" office:value="465594" calcext:value-type="float">
            <text:p>465'594 <text:s/></text:p>
          </table:table-cell>
          <table:table-cell table:style-name="ce71" table:formula="of:=[$'2009'.I12]" office:value-type="float" office:value="1010319" calcext:value-type="float">
            <text:p>1'010'319 <text:s/></text:p>
          </table:table-cell>
          <table:table-cell table:style-name="ce80" table:formula="of:=[$'2009'.J12]" office:value-type="float" office:value="451891" calcext:value-type="float">
            <text:p>451'891 <text:s/></text:p>
          </table:table-cell>
          <table:table-cell table:style-name="ce71" table:formula="of:=[$'2008'.I12]" office:value-type="float" office:value="1001013" calcext:value-type="float">
            <text:p>1'001'013 <text:s/></text:p>
          </table:table-cell>
          <table:table-cell table:style-name="ce80" table:formula="of:=[$'2008'.J12]" office:value-type="float" office:value="436579" calcext:value-type="float">
            <text:p>436'579 <text:s/></text:p>
          </table:table-cell>
          <table:table-cell table:style-name="ce71" table:formula="of:=[$'2007'.I12]" office:value-type="float" office:value="992713" calcext:value-type="float">
            <text:p>992'713 <text:s/></text:p>
          </table:table-cell>
          <table:table-cell table:style-name="ce80" table:formula="of:=[$'2007'.J12]" office:value-type="float" office:value="416083" calcext:value-type="float">
            <text:p>416'083 <text:s/></text:p>
          </table:table-cell>
          <table:table-cell table:style-name="ce71" table:formula="of:=[$'2006'.I12]" office:value-type="float" office:value="982829" calcext:value-type="float">
            <text:p>982'829 <text:s/></text:p>
          </table:table-cell>
          <table:table-cell table:style-name="ce80" table:formula="of:=[$'2006'.J12]" office:value-type="float" office:value="407159" calcext:value-type="float">
            <text:p>407'159 <text:s/></text:p>
          </table:table-cell>
          <table:table-cell table:style-name="ce71" table:formula="of:=[$'2005'.I12]" office:value-type="float" office:value="973992" calcext:value-type="float">
            <text:p>973'992 <text:s/></text:p>
          </table:table-cell>
          <table:table-cell table:style-name="ce80" table:formula="of:=[$'2005'.J12]" office:value-type="float" office:value="402314" calcext:value-type="float">
            <text:p>402'314 <text:s/></text:p>
          </table:table-cell>
          <table:table-cell table:style-name="ce71" table:formula="of:=[$'2004'.I12]" office:value-type="float" office:value="967156" calcext:value-type="float">
            <text:p>967'156 <text:s/></text:p>
          </table:table-cell>
          <table:table-cell table:style-name="ce80" table:formula="of:=[$'2004'.J12]" office:value-type="float" office:value="395598" calcext:value-type="float">
            <text:p>395'598 <text:s/></text:p>
          </table:table-cell>
          <table:table-cell table:style-name="ce71" table:formula="of:=[$'2003'.I12]" office:value-type="float" office:value="961715" calcext:value-type="float">
            <text:p>961'715 <text:s/></text:p>
          </table:table-cell>
          <table:table-cell table:style-name="ce80" table:formula="of:=[$'2003'.J12]" office:value-type="float" office:value="386391" calcext:value-type="float">
            <text:p>386'391 <text:s/></text:p>
          </table:table-cell>
          <table:table-cell table:style-name="ce71" table:formula="of:=[$'2002'.I12]" office:value-type="float" office:value="954603" calcext:value-type="float">
            <text:p>954'603 <text:s/></text:p>
          </table:table-cell>
          <table:table-cell table:style-name="ce80" table:formula="of:=[$'2002'.J12]" office:value-type="float" office:value="376528" calcext:value-type="float">
            <text:p>376'528 <text:s/></text:p>
          </table:table-cell>
          <table:table-cell table:style-name="ce71" table:formula="of:=[$'2001'.I12]" office:value-type="float" office:value="948786" calcext:value-type="float">
            <text:p>948'786 <text:s/></text:p>
          </table:table-cell>
          <table:table-cell table:style-name="ce80" table:formula="of:=[$'2001'.J12]" office:value-type="float" office:value="368231" calcext:value-type="float">
            <text:p>368'231 <text:s/></text:p>
          </table:table-cell>
          <table:table-cell table:style-name="ce71" table:formula="of:=[$'2000'.I12]" office:value-type="float" office:value="940472" calcext:value-type="float">
            <text:p>940'472 <text:s/></text:p>
          </table:table-cell>
          <table:table-cell table:style-name="ce80" table:formula="of:=[$'2000'.J12]" office:value-type="float" office:value="364812" calcext:value-type="float">
            <text:p>364'812 <text:s/></text:p>
          </table:table-cell>
          <table:table-cell table:style-name="ce71" table:formula="of:=[$'1999'.I12]" office:value-type="float" office:value="934144" calcext:value-type="float">
            <text:p>934'144 <text:s/></text:p>
          </table:table-cell>
          <table:table-cell table:style-name="ce80" table:formula="of:=[$'1999'.J12]" office:value-type="float" office:value="360830" calcext:value-type="float">
            <text:p>360'830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Espace Mittelland</text:p>
          </table:table-cell>
          <table:table-cell/>
          <table:table-cell table:style-name="ce71" table:formula="of:=['2013'.B17]" office:value-type="float" office:value="1808480" calcext:value-type="float">
            <text:p>1'808'480 <text:s/></text:p>
          </table:table-cell>
          <table:table-cell table:style-name="ce73" office:value-type="float" office:value="5675" calcext:value-type="float">
            <text:p>5675</text:p>
          </table:table-cell>
          <table:table-cell table:style-name="ce73" office:value-type="float" office:value="5274" calcext:value-type="float">
            <text:p>5274</text:p>
          </table:table-cell>
          <table:table-cell table:style-name="ce73" office:value-type="float" office:value="6690" calcext:value-type="float">
            <text:p>6690</text:p>
          </table:table-cell>
          <table:table-cell table:style-name="ce73" office:value-type="float" office:value="5812" calcext:value-type="float">
            <text:p>5812</text:p>
          </table:table-cell>
          <table:table-cell table:style-name="ce73" office:value-type="float" office:value="7033" calcext:value-type="float">
            <text:p>7033</text:p>
          </table:table-cell>
          <table:table-cell table:style-name="ce73" office:value-type="float" office:value="7201" calcext:value-type="float">
            <text:p>7201</text:p>
          </table:table-cell>
          <table:table-cell table:style-name="ce73" office:value-type="float" office:value="7259" calcext:value-type="float">
            <text:p>7259</text:p>
          </table:table-cell>
          <table:table-cell table:style-name="ce73" office:value-type="float" office:value="8410" calcext:value-type="float">
            <text:p>8410</text:p>
          </table:table-cell>
          <table:table-cell table:style-name="ce73" office:value-type="float" office:value="6864" calcext:value-type="float">
            <text:p>6864</text:p>
          </table:table-cell>
          <table:table-cell table:style-name="ce73" office:value-type="float" office:value="6644" calcext:value-type="float">
            <text:p>6644</text:p>
          </table:table-cell>
          <table:table-cell table:style-name="ce73" office:value-type="float" office:value="5810" calcext:value-type="float">
            <text:p>5810</text:p>
          </table:table-cell>
          <table:table-cell table:style-name="ce73" office:value-type="float" office:value="6981" calcext:value-type="float">
            <text:p>6981</text:p>
          </table:table-cell>
          <table:table-cell table:style-name="ce73" office:value-type="float" office:value="3954" calcext:value-type="float">
            <text:p>3954</text:p>
          </table:table-cell>
          <table:table-cell table:style-name="ce73" office:value-type="float" office:value="3799" calcext:value-type="float">
            <text:p>3799</text:p>
          </table:table-cell>
          <table:table-cell table:style-name="ce73" office:value-type="float" office:value="2848" calcext:value-type="float">
            <text:p>2848</text:p>
          </table:table-cell>
          <table:table-cell table:style-name="ce75" table:formula="of:=[$'2013'.H17]" office:value-type="float" office:value="1494209" calcext:value-type="float">
            <text:p>1'494'209 <text:s/></text:p>
          </table:table-cell>
          <table:table-cell table:style-name="ce78" table:formula="of:=[$'2013'.I17]" office:value-type="float" office:value="314271" calcext:value-type="float">
            <text:p>314'271 <text:s/></text:p>
          </table:table-cell>
          <table:table-cell table:style-name="ce75" table:formula="of:=[$'2012'.H17]" office:value-type="float" office:value="1488524" calcext:value-type="float">
            <text:p>1'488'524 <text:s/></text:p>
          </table:table-cell>
          <table:table-cell table:style-name="ce78" table:formula="of:=[$'2012'.I17]" office:value-type="float" office:value="300267" calcext:value-type="float">
            <text:p>300'267 <text:s/></text:p>
          </table:table-cell>
          <table:table-cell table:style-name="ce75" table:formula="of:=[$'2011'.H17]" office:value-type="float" office:value="1481181" calcext:value-type="float">
            <text:p>1'481'181 <text:s/></text:p>
          </table:table-cell>
          <table:table-cell table:style-name="ce78" table:formula="of:=[$'2011'.I17]" office:value-type="float" office:value="289248" calcext:value-type="float">
            <text:p>289'248 <text:s/></text:p>
          </table:table-cell>
          <table:table-cell table:style-name="ce75" table:formula="of:=[$'2010'.H17]" office:value-type="float" office:value="1474379" calcext:value-type="float">
            <text:p>1'474'379 <text:s/></text:p>
          </table:table-cell>
          <table:table-cell table:style-name="ce78" table:formula="of:=[$'2010'.I17]" office:value-type="float" office:value="281317" calcext:value-type="float">
            <text:p>281'317 <text:s/></text:p>
          </table:table-cell>
          <table:table-cell table:style-name="ce71" table:formula="of:=[$'2009'.I17]" office:value-type="float" office:value="1469306" calcext:value-type="float">
            <text:p>1'469'306 <text:s/></text:p>
          </table:table-cell>
          <table:table-cell table:style-name="ce80" table:formula="of:=[$'2009'.J17]" office:value-type="float" office:value="272617" calcext:value-type="float">
            <text:p>272'617 <text:s/></text:p>
          </table:table-cell>
          <table:table-cell table:style-name="ce71" table:formula="of:=[$'2008'.I17]" office:value-type="float" office:value="1463343" calcext:value-type="float">
            <text:p>1'463'343 <text:s/></text:p>
          </table:table-cell>
          <table:table-cell table:style-name="ce80" table:formula="of:=[$'2008'.J17]" office:value-type="float" office:value="267069" calcext:value-type="float">
            <text:p>267'069 <text:s/></text:p>
          </table:table-cell>
          <table:table-cell table:style-name="ce71" table:formula="of:=[$'2007'.I17]" office:value-type="float" office:value="1457285" calcext:value-type="float">
            <text:p>1'457'285 <text:s/></text:p>
          </table:table-cell>
          <table:table-cell table:style-name="ce80" table:formula="of:=[$'2007'.J17]" office:value-type="float" office:value="258515" calcext:value-type="float">
            <text:p>258'515 <text:s/></text:p>
          </table:table-cell>
          <table:table-cell table:style-name="ce71" table:formula="of:=[$'2006'.I17]" office:value-type="float" office:value="1452858" calcext:value-type="float">
            <text:p>1'452'858 <text:s/></text:p>
          </table:table-cell>
          <table:table-cell table:style-name="ce80" table:formula="of:=[$'2006'.J17]" office:value-type="float" office:value="251108" calcext:value-type="float">
            <text:p>251'108 <text:s/></text:p>
          </table:table-cell>
          <table:table-cell table:style-name="ce71" table:formula="of:=[$'2005'.I17]" office:value-type="float" office:value="1446627" calcext:value-type="float">
            <text:p>1'446'627 <text:s/></text:p>
          </table:table-cell>
          <table:table-cell table:style-name="ce80" table:formula="of:=[$'2005'.J17]" office:value-type="float" office:value="249882" calcext:value-type="float">
            <text:p>249'882 <text:s/></text:p>
          </table:table-cell>
          <table:table-cell table:style-name="ce71" table:formula="of:=[$'2004'.I17]" office:value-type="float" office:value="1442567" calcext:value-type="float">
            <text:p>1'442'567 <text:s/></text:p>
          </table:table-cell>
          <table:table-cell table:style-name="ce80" table:formula="of:=[$'2004'.J17]" office:value-type="float" office:value="247568" calcext:value-type="float">
            <text:p>247'568 <text:s/></text:p>
          </table:table-cell>
          <table:table-cell table:style-name="ce71" table:formula="of:=[$'2003'.I17]" office:value-type="float" office:value="1437552" calcext:value-type="float">
            <text:p>1'437'552 <text:s/></text:p>
          </table:table-cell>
          <table:table-cell table:style-name="ce80" table:formula="of:=[$'2003'.J17]" office:value-type="float" office:value="243979" calcext:value-type="float">
            <text:p>243'979 <text:s/></text:p>
          </table:table-cell>
          <table:table-cell table:style-name="ce71" table:formula="of:=[$'2002'.I17]" office:value-type="float" office:value="1434447" calcext:value-type="float">
            <text:p>1'434'447 <text:s/></text:p>
          </table:table-cell>
          <table:table-cell table:style-name="ce80" table:formula="of:=[$'2002'.J17]" office:value-type="float" office:value="240664" calcext:value-type="float">
            <text:p>240'664 <text:s/></text:p>
          </table:table-cell>
          <table:table-cell table:style-name="ce71" table:formula="of:=[$'2001'.I17]" office:value-type="float" office:value="1430578" calcext:value-type="float">
            <text:p>1'430'578 <text:s/></text:p>
          </table:table-cell>
          <table:table-cell table:style-name="ce80" table:formula="of:=[$'2001'.J17]" office:value-type="float" office:value="236492" calcext:value-type="float">
            <text:p>236'492 <text:s/></text:p>
          </table:table-cell>
          <table:table-cell table:style-name="ce71" table:formula="of:=[$'2000'.I17]" office:value-type="float" office:value="1426966" calcext:value-type="float">
            <text:p>1'426'966 <text:s/></text:p>
          </table:table-cell>
          <table:table-cell table:style-name="ce80" table:formula="of:=[$'2000'.J17]" office:value-type="float" office:value="231609" calcext:value-type="float">
            <text:p>231'609 <text:s/></text:p>
          </table:table-cell>
          <table:table-cell table:style-name="ce71" table:formula="of:=[$'1999'.I17]" office:value-type="float" office:value="1427796" calcext:value-type="float">
            <text:p>1'427'796 <text:s/></text:p>
          </table:table-cell>
          <table:table-cell table:style-name="ce80" table:formula="of:=[$'1999'.J17]" office:value-type="float" office:value="228313" calcext:value-type="float">
            <text:p>228'313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Nordwestschweiz</text:p>
          </table:table-cell>
          <table:table-cell/>
          <table:table-cell table:style-name="ce71" table:formula="of:=['2013'.B24]" office:value-type="float" office:value="1104353" calcext:value-type="float">
            <text:p>1'104'353 <text:s/></text:p>
          </table:table-cell>
          <table:table-cell table:style-name="ce73" office:value-type="float" office:value="4295" calcext:value-type="float">
            <text:p>4295</text:p>
          </table:table-cell>
          <table:table-cell table:style-name="ce73" office:value-type="float" office:value="3535" calcext:value-type="float">
            <text:p>3535</text:p>
          </table:table-cell>
          <table:table-cell table:style-name="ce73" office:value-type="float" office:value="3738" calcext:value-type="float">
            <text:p>3738</text:p>
          </table:table-cell>
          <table:table-cell table:style-name="ce73" office:value-type="float" office:value="4432" calcext:value-type="float">
            <text:p>4432</text:p>
          </table:table-cell>
          <table:table-cell table:style-name="ce73" office:value-type="float" office:value="4289" calcext:value-type="float">
            <text:p>4289</text:p>
          </table:table-cell>
          <table:table-cell table:style-name="ce73" office:value-type="float" office:value="6072" calcext:value-type="float">
            <text:p>6072</text:p>
          </table:table-cell>
          <table:table-cell table:style-name="ce73" office:value-type="float" office:value="5562" calcext:value-type="float">
            <text:p>5562</text:p>
          </table:table-cell>
          <table:table-cell table:style-name="ce73" office:value-type="float" office:value="5964" calcext:value-type="float">
            <text:p>5964</text:p>
          </table:table-cell>
          <table:table-cell table:style-name="ce73" office:value-type="float" office:value="4507" calcext:value-type="float">
            <text:p>4507</text:p>
          </table:table-cell>
          <table:table-cell table:style-name="ce73" office:value-type="float" office:value="4807" calcext:value-type="float">
            <text:p>4807</text:p>
          </table:table-cell>
          <table:table-cell table:style-name="ce73" office:value-type="float" office:value="4543" calcext:value-type="float">
            <text:p>4543</text:p>
          </table:table-cell>
          <table:table-cell table:style-name="ce73" office:value-type="float" office:value="4638" calcext:value-type="float">
            <text:p>4638</text:p>
          </table:table-cell>
          <table:table-cell table:style-name="ce73" office:value-type="float" office:value="3161" calcext:value-type="float">
            <text:p>3161</text:p>
          </table:table-cell>
          <table:table-cell table:style-name="ce73" office:value-type="float" office:value="3491" calcext:value-type="float">
            <text:p>3491</text:p>
          </table:table-cell>
          <table:table-cell table:style-name="ce73" office:value-type="float" office:value="2321" calcext:value-type="float">
            <text:p>2321</text:p>
          </table:table-cell>
          <table:table-cell table:style-name="ce75" table:formula="of:=[$'2013'.H24]" office:value-type="float" office:value="833402" calcext:value-type="float">
            <text:p>833'402 <text:s/></text:p>
          </table:table-cell>
          <table:table-cell table:style-name="ce78" table:formula="of:=[$'2013'.I24]" office:value-type="float" office:value="270951" calcext:value-type="float">
            <text:p>270'951 <text:s/></text:p>
          </table:table-cell>
          <table:table-cell table:style-name="ce75" table:formula="of:=[$'2012'.H24]" office:value-type="float" office:value="829508" calcext:value-type="float">
            <text:p>829'508 <text:s/></text:p>
          </table:table-cell>
          <table:table-cell table:style-name="ce78" table:formula="of:=[$'2012'.I24]" office:value-type="float" office:value="261794" calcext:value-type="float">
            <text:p>261'794 <text:s/></text:p>
          </table:table-cell>
          <table:table-cell table:style-name="ce75" table:formula="of:=[$'2011'.H24]" office:value-type="float" office:value="826427" calcext:value-type="float">
            <text:p>826'427 <text:s/></text:p>
          </table:table-cell>
          <table:table-cell table:style-name="ce78" table:formula="of:=[$'2011'.I24]" office:value-type="float" office:value="253486" calcext:value-type="float">
            <text:p>253'486 <text:s/></text:p>
          </table:table-cell>
          <table:table-cell table:style-name="ce75" table:formula="of:=[$'2010'.H24]" office:value-type="float" office:value="823746" calcext:value-type="float">
            <text:p>823'746 <text:s/></text:p>
          </table:table-cell>
          <table:table-cell table:style-name="ce78" table:formula="of:=[$'2010'.I24]" office:value-type="float" office:value="247074" calcext:value-type="float">
            <text:p>247'074 <text:s/></text:p>
          </table:table-cell>
          <table:table-cell table:style-name="ce71" table:formula="of:=[$'2009'.I24]" office:value-type="float" office:value="821118" calcext:value-type="float">
            <text:p>821'118 <text:s/></text:p>
          </table:table-cell>
          <table:table-cell table:style-name="ce80" table:formula="of:=[$'2009'.J24]" office:value-type="float" office:value="239635" calcext:value-type="float">
            <text:p>239'635 <text:s/></text:p>
          </table:table-cell>
          <table:table-cell table:style-name="ce71" table:formula="of:=[$'2008'.I24]" office:value-type="float" office:value="817906" calcext:value-type="float">
            <text:p>817'906 <text:s/></text:p>
          </table:table-cell>
          <table:table-cell table:style-name="ce80" table:formula="of:=[$'2008'.J24]" office:value-type="float" office:value="231612" calcext:value-type="float">
            <text:p>231'612 <text:s/></text:p>
          </table:table-cell>
          <table:table-cell table:style-name="ce71" table:formula="of:=[$'2007'.I24]" office:value-type="float" office:value="812702" calcext:value-type="float">
            <text:p>812'702 <text:s/></text:p>
          </table:table-cell>
          <table:table-cell table:style-name="ce80" table:formula="of:=[$'2007'.J24]" office:value-type="float" office:value="223232" calcext:value-type="float">
            <text:p>223'232 <text:s/></text:p>
          </table:table-cell>
          <table:table-cell table:style-name="ce71" table:formula="of:=[$'2006'.I24]" office:value-type="float" office:value="808188" calcext:value-type="float">
            <text:p>808'188 <text:s/></text:p>
          </table:table-cell>
          <table:table-cell table:style-name="ce80" table:formula="of:=[$'2006'.J24]" office:value-type="float" office:value="218613" calcext:value-type="float">
            <text:p>218'613 <text:s/></text:p>
          </table:table-cell>
          <table:table-cell table:style-name="ce71" table:formula="of:=[$'2005'.I24]" office:value-type="float" office:value="804447" calcext:value-type="float">
            <text:p>804'447 <text:s/></text:p>
          </table:table-cell>
          <table:table-cell table:style-name="ce80" table:formula="of:=[$'2005'.J24]" office:value-type="float" office:value="216587" calcext:value-type="float">
            <text:p>216'587 <text:s/></text:p>
          </table:table-cell>
          <table:table-cell table:style-name="ce71" table:formula="of:=[$'2004'.I24]" office:value-type="float" office:value="802816" calcext:value-type="float">
            <text:p>802'816 <text:s/></text:p>
          </table:table-cell>
          <table:table-cell table:style-name="ce80" table:formula="of:=[$'2004'.J24]" office:value-type="float" office:value="214364" calcext:value-type="float">
            <text:p>214'364 <text:s/></text:p>
          </table:table-cell>
          <table:table-cell table:style-name="ce71" table:formula="of:=[$'2003'.I24]" office:value-type="float" office:value="800135" calcext:value-type="float">
            <text:p>800'135 <text:s/></text:p>
          </table:table-cell>
          <table:table-cell table:style-name="ce80" table:formula="of:=[$'2003'.J24]" office:value-type="float" office:value="211594" calcext:value-type="float">
            <text:p>211'594 <text:s/></text:p>
          </table:table-cell>
          <table:table-cell table:style-name="ce71" table:formula="of:=[$'2002'.I24]" office:value-type="float" office:value="797522" calcext:value-type="float">
            <text:p>797'522 <text:s/></text:p>
          </table:table-cell>
          <table:table-cell table:style-name="ce80" table:formula="of:=[$'2002'.J24]" office:value-type="float" office:value="207928" calcext:value-type="float">
            <text:p>207'928 <text:s/></text:p>
          </table:table-cell>
          <table:table-cell table:style-name="ce71" table:formula="of:=[$'2001'.I24]" office:value-type="float" office:value="795145" calcext:value-type="float">
            <text:p>795'145 <text:s/></text:p>
          </table:table-cell>
          <table:table-cell table:style-name="ce80" table:formula="of:=[$'2001'.J24]" office:value-type="float" office:value="202705" calcext:value-type="float">
            <text:p>202'705 <text:s/></text:p>
          </table:table-cell>
          <table:table-cell table:style-name="ce71" table:formula="of:=[$'2000'.I24]" office:value-type="float" office:value="794516" calcext:value-type="float">
            <text:p>794'516 <text:s/></text:p>
          </table:table-cell>
          <table:table-cell table:style-name="ce80" table:formula="of:=[$'2000'.J24]" office:value-type="float" office:value="197493" calcext:value-type="float">
            <text:p>197'493 <text:s/></text:p>
          </table:table-cell>
          <table:table-cell table:style-name="ce71" table:formula="of:=[$'1999'.I24]" office:value-type="float" office:value="793418" calcext:value-type="float">
            <text:p>793'418 <text:s/></text:p>
          </table:table-cell>
          <table:table-cell table:style-name="ce80" table:formula="of:=[$'1999'.J24]" office:value-type="float" office:value="194281" calcext:value-type="float">
            <text:p>194'281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Zürich</text:p>
          </table:table-cell>
          <table:table-cell/>
          <table:table-cell table:style-name="ce71" table:formula="of:=['2013'.B29]" office:value-type="float" office:value="1425538" calcext:value-type="float">
            <text:p>1'425'538 <text:s/></text:p>
          </table:table-cell>
          <table:table-cell table:style-name="ce73" office:value-type="float" office:value="7907" calcext:value-type="float">
            <text:p>7907</text:p>
          </table:table-cell>
          <table:table-cell table:style-name="ce73" office:value-type="float" office:value="8532" calcext:value-type="float">
            <text:p>8532</text:p>
          </table:table-cell>
          <table:table-cell table:style-name="ce73" office:value-type="float" office:value="7756" calcext:value-type="float">
            <text:p>7756</text:p>
          </table:table-cell>
          <table:table-cell table:style-name="ce73" office:value-type="float" office:value="10365" calcext:value-type="float">
            <text:p>10365</text:p>
          </table:table-cell>
          <table:table-cell table:style-name="ce73" office:value-type="float" office:value="11551" calcext:value-type="float">
            <text:p>11551</text:p>
          </table:table-cell>
          <table:table-cell table:style-name="ce73" office:value-type="float" office:value="11156" calcext:value-type="float">
            <text:p>11156</text:p>
          </table:table-cell>
          <table:table-cell table:style-name="ce73" office:value-type="float" office:value="9008" calcext:value-type="float">
            <text:p>9008</text:p>
          </table:table-cell>
          <table:table-cell table:style-name="ce73" office:value-type="float" office:value="11494" calcext:value-type="float">
            <text:p>11494</text:p>
          </table:table-cell>
          <table:table-cell table:style-name="ce73" office:value-type="float" office:value="9000" calcext:value-type="float">
            <text:p>9000</text:p>
          </table:table-cell>
          <table:table-cell table:style-name="ce73" office:value-type="float" office:value="8209" calcext:value-type="float">
            <text:p>8209</text:p>
          </table:table-cell>
          <table:table-cell table:style-name="ce73" office:value-type="float" office:value="8683" calcext:value-type="float">
            <text:p>8683</text:p>
          </table:table-cell>
          <table:table-cell table:style-name="ce73" office:value-type="float" office:value="7801" calcext:value-type="float">
            <text:p>7801</text:p>
          </table:table-cell>
          <table:table-cell table:style-name="ce73" office:value-type="float" office:value="7011" calcext:value-type="float">
            <text:p>7011</text:p>
          </table:table-cell>
          <table:table-cell table:style-name="ce73" office:value-type="float" office:value="6873" calcext:value-type="float">
            <text:p>6873</text:p>
          </table:table-cell>
          <table:table-cell table:style-name="ce73" office:value-type="float" office:value="5223" calcext:value-type="float">
            <text:p>5223</text:p>
          </table:table-cell>
          <table:table-cell table:style-name="ce75" table:formula="of:=[$'2013'.H29]" office:value-type="float" office:value="1064112" calcext:value-type="float">
            <text:p>1'064'112 <text:s/></text:p>
          </table:table-cell>
          <table:table-cell table:style-name="ce78" table:formula="of:=[$'2013'.I29]" office:value-type="float" office:value="361426" calcext:value-type="float">
            <text:p>361'426 <text:s/></text:p>
          </table:table-cell>
          <table:table-cell table:style-name="ce75" table:formula="of:=[$'2012'.H29]" office:value-type="float" office:value="1057472" calcext:value-type="float">
            <text:p>1'057'472 <text:s/></text:p>
          </table:table-cell>
          <table:table-cell table:style-name="ce78" table:formula="of:=[$'2012'.I29]" office:value-type="float" office:value="351103" calcext:value-type="float">
            <text:p>351'103 <text:s/></text:p>
          </table:table-cell>
          <table:table-cell table:style-name="ce75" table:formula="of:=[$'2011'.H29]" office:value-type="float" office:value="1050188" calcext:value-type="float">
            <text:p>1'050'188 <text:s/></text:p>
          </table:table-cell>
          <table:table-cell table:style-name="ce78" table:formula="of:=[$'2011'.I29]" office:value-type="float" office:value="342208" calcext:value-type="float">
            <text:p>342'208 <text:s/></text:p>
          </table:table-cell>
          <table:table-cell table:style-name="ce75" table:formula="of:=[$'2010'.H29]" office:value-type="float" office:value="1042311" calcext:value-type="float">
            <text:p>1'042'311 <text:s/></text:p>
          </table:table-cell>
          <table:table-cell table:style-name="ce78" table:formula="of:=[$'2010'.I29]" office:value-type="float" office:value="330757" calcext:value-type="float">
            <text:p>330'757 <text:s/></text:p>
          </table:table-cell>
          <table:table-cell table:style-name="ce71" table:formula="of:=[$'2009'.I29]" office:value-type="float" office:value="1031109" calcext:value-type="float">
            <text:p>1'031'109 <text:s/></text:p>
          </table:table-cell>
          <table:table-cell table:style-name="ce80" table:formula="of:=[$'2009'.J29]" office:value-type="float" office:value="320188" calcext:value-type="float">
            <text:p>320'188 <text:s/></text:p>
          </table:table-cell>
          <table:table-cell table:style-name="ce71" table:formula="of:=[$'2008'.I29]" office:value-type="float" office:value="1019182" calcext:value-type="float">
            <text:p>1'019'182 <text:s/></text:p>
          </table:table-cell>
          <table:table-cell table:style-name="ce80" table:formula="of:=[$'2008'.J29]" office:value-type="float" office:value="313545" calcext:value-type="float">
            <text:p>313'545 <text:s/></text:p>
          </table:table-cell>
          <table:table-cell table:style-name="ce71" table:formula="of:=[$'2007'.I29]" office:value-type="float" office:value="1007725" calcext:value-type="float">
            <text:p>1'007'725 <text:s/></text:p>
          </table:table-cell>
          <table:table-cell table:style-name="ce80" table:formula="of:=[$'2007'.J29]" office:value-type="float" office:value="299842" calcext:value-type="float">
            <text:p>299'842 <text:s/></text:p>
          </table:table-cell>
          <table:table-cell table:style-name="ce71" table:formula="of:=[$'2006'.I29]" office:value-type="float" office:value="998574" calcext:value-type="float">
            <text:p>998'574 <text:s/></text:p>
          </table:table-cell>
          <table:table-cell table:style-name="ce80" table:formula="of:=[$'2006'.J29]" office:value-type="float" office:value="285478" calcext:value-type="float">
            <text:p>285'478 <text:s/></text:p>
          </table:table-cell>
          <table:table-cell table:style-name="ce71" table:formula="of:=[$'2005'.I29]" office:value-type="float" office:value="987385" calcext:value-type="float">
            <text:p>987'385 <text:s/></text:p>
          </table:table-cell>
          <table:table-cell table:style-name="ce80" table:formula="of:=[$'2005'.J29]" office:value-type="float" office:value="285205" calcext:value-type="float">
            <text:p>285'205 <text:s/></text:p>
          </table:table-cell>
          <table:table-cell table:style-name="ce71" table:formula="of:=[$'2004'.I29]" office:value-type="float" office:value="979665" calcext:value-type="float">
            <text:p>979'665 <text:s/></text:p>
          </table:table-cell>
          <table:table-cell table:style-name="ce80" table:formula="of:=[$'2004'.J29]" office:value-type="float" office:value="282145" calcext:value-type="float">
            <text:p>282'145 <text:s/></text:p>
          </table:table-cell>
          <table:table-cell table:style-name="ce71" table:formula="of:=[$'2003'.I29]" office:value-type="float" office:value="972210" calcext:value-type="float">
            <text:p>972'210 <text:s/></text:p>
          </table:table-cell>
          <table:table-cell table:style-name="ce80" table:formula="of:=[$'2003'.J29]" office:value-type="float" office:value="277683" calcext:value-type="float">
            <text:p>277'683 <text:s/></text:p>
          </table:table-cell>
          <table:table-cell table:style-name="ce71" table:formula="of:=[$'2002'.I29]" office:value-type="float" office:value="965615" calcext:value-type="float">
            <text:p>965'615 <text:s/></text:p>
          </table:table-cell>
          <table:table-cell table:style-name="ce80" table:formula="of:=[$'2002'.J29]" office:value-type="float" office:value="275697" calcext:value-type="float">
            <text:p>275'697 <text:s/></text:p>
          </table:table-cell>
          <table:table-cell table:style-name="ce71" table:formula="of:=[$'2001'.I29]" office:value-type="float" office:value="957271" calcext:value-type="float">
            <text:p>957'271 <text:s/></text:p>
          </table:table-cell>
          <table:table-cell table:style-name="ce80" table:formula="of:=[$'2001'.J29]" office:value-type="float" office:value="269660" calcext:value-type="float">
            <text:p>269'660 <text:s/></text:p>
          </table:table-cell>
          <table:table-cell table:style-name="ce71" table:formula="of:=[$'2000'.I29]" office:value-type="float" office:value="948582" calcext:value-type="float">
            <text:p>948'582 <text:s/></text:p>
          </table:table-cell>
          <table:table-cell table:style-name="ce80" table:formula="of:=[$'2000'.J29]" office:value-type="float" office:value="263065" calcext:value-type="float">
            <text:p>263'065 <text:s/></text:p>
          </table:table-cell>
          <table:table-cell table:style-name="ce71" table:formula="of:=[$'1999'.I29]" office:value-type="float" office:value="941082" calcext:value-type="float">
            <text:p>941'082 <text:s/></text:p>
          </table:table-cell>
          <table:table-cell table:style-name="ce80" table:formula="of:=[$'1999'.J29]" office:value-type="float" office:value="257487" calcext:value-type="float">
            <text:p>257'487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Ostschweiz</text:p>
          </table:table-cell>
          <table:table-cell/>
          <table:table-cell table:style-name="ce71" table:formula="of:=['2013'.B31]" office:value-type="float" office:value="1134781" calcext:value-type="float">
            <text:p>1'134'781 <text:s/></text:p>
          </table:table-cell>
          <table:table-cell table:style-name="ce73" office:value-type="float" office:value="3092" calcext:value-type="float">
            <text:p>3092</text:p>
          </table:table-cell>
          <table:table-cell table:style-name="ce73" office:value-type="float" office:value="3403" calcext:value-type="float">
            <text:p>3403</text:p>
          </table:table-cell>
          <table:table-cell table:style-name="ce73" office:value-type="float" office:value="3624" calcext:value-type="float">
            <text:p>3624</text:p>
          </table:table-cell>
          <table:table-cell table:style-name="ce73" office:value-type="float" office:value="4504" calcext:value-type="float">
            <text:p>4504</text:p>
          </table:table-cell>
          <table:table-cell table:style-name="ce73" office:value-type="float" office:value="4100" calcext:value-type="float">
            <text:p>4100</text:p>
          </table:table-cell>
          <table:table-cell table:style-name="ce73" office:value-type="float" office:value="4464" calcext:value-type="float">
            <text:p>4464</text:p>
          </table:table-cell>
          <table:table-cell table:style-name="ce73" office:value-type="float" office:value="4712" calcext:value-type="float">
            <text:p>4712</text:p>
          </table:table-cell>
          <table:table-cell table:style-name="ce73" office:value-type="float" office:value="4438" calcext:value-type="float">
            <text:p>4438</text:p>
          </table:table-cell>
          <table:table-cell table:style-name="ce73" office:value-type="float" office:value="5000" calcext:value-type="float">
            <text:p>5000</text:p>
          </table:table-cell>
          <table:table-cell table:style-name="ce73" office:value-type="float" office:value="4584" calcext:value-type="float">
            <text:p>4584</text:p>
          </table:table-cell>
          <table:table-cell table:style-name="ce73" office:value-type="float" office:value="4483" calcext:value-type="float">
            <text:p>4483</text:p>
          </table:table-cell>
          <table:table-cell table:style-name="ce73" office:value-type="float" office:value="4062" calcext:value-type="float">
            <text:p>4062</text:p>
          </table:table-cell>
          <table:table-cell table:style-name="ce73" office:value-type="float" office:value="3030" calcext:value-type="float">
            <text:p>3030</text:p>
          </table:table-cell>
          <table:table-cell table:style-name="ce73" office:value-type="float" office:value="2682" calcext:value-type="float">
            <text:p>2682</text:p>
          </table:table-cell>
          <table:table-cell table:style-name="ce73" office:value-type="float" office:value="2348" calcext:value-type="float">
            <text:p>2348</text:p>
          </table:table-cell>
          <table:table-cell table:style-name="ce75" table:formula="of:=[$'2013'.H31]" office:value-type="float" office:value="888862" calcext:value-type="float">
            <text:p>888'862 <text:s/></text:p>
          </table:table-cell>
          <table:table-cell table:style-name="ce78" table:formula="of:=[$'2013'.I31]" office:value-type="float" office:value="245919" calcext:value-type="float">
            <text:p>245'919 <text:s/></text:p>
          </table:table-cell>
          <table:table-cell table:style-name="ce75" table:formula="of:=[$'2012'.H31]" office:value-type="float" office:value="885556" calcext:value-type="float">
            <text:p>885'556 <text:s/></text:p>
          </table:table-cell>
          <table:table-cell table:style-name="ce78" table:formula="of:=[$'2012'.I31]" office:value-type="float" office:value="238116" calcext:value-type="float">
            <text:p>238'116 <text:s/></text:p>
          </table:table-cell>
          <table:table-cell table:style-name="ce75" table:formula="of:=[$'2011'.H31]" office:value-type="float" office:value="882555" calcext:value-type="float">
            <text:p>882'555 <text:s/></text:p>
          </table:table-cell>
          <table:table-cell table:style-name="ce78" table:formula="of:=[$'2011'.I31]" office:value-type="float" office:value="231374" calcext:value-type="float">
            <text:p>231'374 <text:s/></text:p>
          </table:table-cell>
          <table:table-cell table:style-name="ce75" table:formula="of:=[$'2010'.H31]" office:value-type="float" office:value="878856" calcext:value-type="float">
            <text:p>878'856 <text:s/></text:p>
          </table:table-cell>
          <table:table-cell table:style-name="ce78" table:formula="of:=[$'2010'.I31]" office:value-type="float" office:value="224785" calcext:value-type="float">
            <text:p>224'785 <text:s/></text:p>
          </table:table-cell>
          <table:table-cell table:style-name="ce71" table:formula="of:=[$'2009'.I31]" office:value-type="float" office:value="875077" calcext:value-type="float">
            <text:p>875'077 <text:s/></text:p>
          </table:table-cell>
          <table:table-cell table:style-name="ce80" table:formula="of:=[$'2009'.J31]" office:value-type="float" office:value="219125" calcext:value-type="float">
            <text:p>219'125 <text:s/></text:p>
          </table:table-cell>
          <table:table-cell table:style-name="ce71" table:formula="of:=[$'2008'.I31]" office:value-type="float" office:value="871743" calcext:value-type="float">
            <text:p>871'743 <text:s/></text:p>
          </table:table-cell>
          <table:table-cell table:style-name="ce80" table:formula="of:=[$'2008'.J31]" office:value-type="float" office:value="213955" calcext:value-type="float">
            <text:p>213'955 <text:s/></text:p>
          </table:table-cell>
          <table:table-cell table:style-name="ce71" table:formula="of:=[$'2007'.I31]" office:value-type="float" office:value="868939" calcext:value-type="float">
            <text:p>868'939 <text:s/></text:p>
          </table:table-cell>
          <table:table-cell table:style-name="ce80" table:formula="of:=[$'2007'.J31]" office:value-type="float" office:value="204965" calcext:value-type="float">
            <text:p>204'965 <text:s/></text:p>
          </table:table-cell>
          <table:table-cell table:style-name="ce71" table:formula="of:=[$'2006'.I31]" office:value-type="float" office:value="866387" calcext:value-type="float">
            <text:p>866'387 <text:s/></text:p>
          </table:table-cell>
          <table:table-cell table:style-name="ce80" table:formula="of:=[$'2006'.J31]" office:value-type="float" office:value="198866" calcext:value-type="float">
            <text:p>198'866 <text:s/></text:p>
          </table:table-cell>
          <table:table-cell table:style-name="ce71" table:formula="of:=[$'2005'.I31]" office:value-type="float" office:value="864709" calcext:value-type="float">
            <text:p>864'709 <text:s/></text:p>
          </table:table-cell>
          <table:table-cell table:style-name="ce80" table:formula="of:=[$'2005'.J31]" office:value-type="float" office:value="197143" calcext:value-type="float">
            <text:p>197'143 <text:s/></text:p>
          </table:table-cell>
          <table:table-cell table:style-name="ce71" table:formula="of:=[$'2004'.I31]" office:value-type="float" office:value="862872" calcext:value-type="float">
            <text:p>862'872 <text:s/></text:p>
          </table:table-cell>
          <table:table-cell table:style-name="ce80" table:formula="of:=[$'2004'.J31]" office:value-type="float" office:value="196714" calcext:value-type="float">
            <text:p>196'714 <text:s/></text:p>
          </table:table-cell>
          <table:table-cell table:style-name="ce71" table:formula="of:=[$'2003'.I31]" office:value-type="float" office:value="861308" calcext:value-type="float">
            <text:p>861'308 <text:s/></text:p>
          </table:table-cell>
          <table:table-cell table:style-name="ce80" table:formula="of:=[$'2003'.J31]" office:value-type="float" office:value="195216" calcext:value-type="float">
            <text:p>195'216 <text:s/></text:p>
          </table:table-cell>
          <table:table-cell table:style-name="ce71" table:formula="of:=[$'2002'.I31]" office:value-type="float" office:value="859475" calcext:value-type="float">
            <text:p>859'475 <text:s/></text:p>
          </table:table-cell>
          <table:table-cell table:style-name="ce80" table:formula="of:=[$'2002'.J31]" office:value-type="float" office:value="191689" calcext:value-type="float">
            <text:p>191'689 <text:s/></text:p>
          </table:table-cell>
          <table:table-cell table:style-name="ce71" table:formula="of:=[$'2001'.I31]" office:value-type="float" office:value="857743" calcext:value-type="float">
            <text:p>857'743 <text:s/></text:p>
          </table:table-cell>
          <table:table-cell table:style-name="ce80" table:formula="of:=[$'2001'.J31]" office:value-type="float" office:value="188152" calcext:value-type="float">
            <text:p>188'152 <text:s/></text:p>
          </table:table-cell>
          <table:table-cell table:style-name="ce71" table:formula="of:=[$'2000'.I31]" office:value-type="float" office:value="857033" calcext:value-type="float">
            <text:p>857'033 <text:s/></text:p>
          </table:table-cell>
          <table:table-cell table:style-name="ce80" table:formula="of:=[$'2000'.J31]" office:value-type="float" office:value="186803" calcext:value-type="float">
            <text:p>186'803 <text:s/></text:p>
          </table:table-cell>
          <table:table-cell table:style-name="ce71" table:formula="of:=[$'1999'.I31]" office:value-type="float" office:value="856127" calcext:value-type="float">
            <text:p>856'127 <text:s/></text:p>
          </table:table-cell>
          <table:table-cell table:style-name="ce80" table:formula="of:=[$'1999'.J31]" office:value-type="float" office:value="185736" calcext:value-type="float">
            <text:p>185'736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Zentralschweiz</text:p>
          </table:table-cell>
          <table:table-cell/>
          <table:table-cell table:style-name="ce71" table:formula="of:=['2013'.B40]" office:value-type="float" office:value="774123" calcext:value-type="float">
            <text:p>774'123 <text:s/></text:p>
          </table:table-cell>
          <table:table-cell table:style-name="ce73" office:value-type="float" office:value="2760" calcext:value-type="float">
            <text:p>2760</text:p>
          </table:table-cell>
          <table:table-cell table:style-name="ce73" office:value-type="float" office:value="2710" calcext:value-type="float">
            <text:p>2710</text:p>
          </table:table-cell>
          <table:table-cell table:style-name="ce73" office:value-type="float" office:value="3044" calcext:value-type="float">
            <text:p>3044</text:p>
          </table:table-cell>
          <table:table-cell table:style-name="ce73" office:value-type="float" office:value="3334" calcext:value-type="float">
            <text:p>3334</text:p>
          </table:table-cell>
          <table:table-cell table:style-name="ce73" office:value-type="float" office:value="3228" calcext:value-type="float">
            <text:p>3228</text:p>
          </table:table-cell>
          <table:table-cell table:style-name="ce73" office:value-type="float" office:value="3003" calcext:value-type="float">
            <text:p>3003</text:p>
          </table:table-cell>
          <table:table-cell table:style-name="ce73" office:value-type="float" office:value="2861" calcext:value-type="float">
            <text:p>2861</text:p>
          </table:table-cell>
          <table:table-cell table:style-name="ce73" office:value-type="float" office:value="2780" calcext:value-type="float">
            <text:p>2780</text:p>
          </table:table-cell>
          <table:table-cell table:style-name="ce73" office:value-type="float" office:value="2569" calcext:value-type="float">
            <text:p>2569</text:p>
          </table:table-cell>
          <table:table-cell table:style-name="ce73" office:value-type="float" office:value="2155" calcext:value-type="float">
            <text:p>2155</text:p>
          </table:table-cell>
          <table:table-cell table:style-name="ce73" office:value-type="float" office:value="2209" calcext:value-type="float">
            <text:p>2209</text:p>
          </table:table-cell>
          <table:table-cell table:style-name="ce73" office:value-type="float" office:value="2606" calcext:value-type="float">
            <text:p>2606</text:p>
          </table:table-cell>
          <table:table-cell table:style-name="ce73" office:value-type="float" office:value="1636" calcext:value-type="float">
            <text:p>1636</text:p>
          </table:table-cell>
          <table:table-cell table:style-name="ce73" office:value-type="float" office:value="1956" calcext:value-type="float">
            <text:p>1956</text:p>
          </table:table-cell>
          <table:table-cell table:style-name="ce73" office:value-type="float" office:value="1201" calcext:value-type="float">
            <text:p>1201</text:p>
          </table:table-cell>
          <table:table-cell table:style-name="ce75" table:formula="of:=[$'2013'.H40]" office:value-type="float" office:value="632025" calcext:value-type="float">
            <text:p>632'025 <text:s/></text:p>
          </table:table-cell>
          <table:table-cell table:style-name="ce78" table:formula="of:=[$'2013'.I40]" office:value-type="float" office:value="142098" calcext:value-type="float">
            <text:p>142'098 <text:s/></text:p>
          </table:table-cell>
          <table:table-cell table:style-name="ce75" table:formula="of:=[$'2012'.H40]" office:value-type="float" office:value="628071" calcext:value-type="float">
            <text:p>628'071 <text:s/></text:p>
          </table:table-cell>
          <table:table-cell table:style-name="ce78" table:formula="of:=[$'2012'.I40]" office:value-type="float" office:value="137808" calcext:value-type="float">
            <text:p>137'808 <text:s/></text:p>
          </table:table-cell>
          <table:table-cell table:style-name="ce75" table:formula="of:=[$'2011'.H40]" office:value-type="float" office:value="623901" calcext:value-type="float">
            <text:p>623'901 <text:s/></text:p>
          </table:table-cell>
          <table:table-cell table:style-name="ce78" table:formula="of:=[$'2011'.I40]" office:value-type="float" office:value="133651" calcext:value-type="float">
            <text:p>133'651 <text:s/></text:p>
          </table:table-cell>
          <table:table-cell table:style-name="ce75" table:formula="of:=[$'2010'.H40]" office:value-type="float" office:value="619581" calcext:value-type="float">
            <text:p>619'581 <text:s/></text:p>
          </table:table-cell>
          <table:table-cell table:style-name="ce78" table:formula="of:=[$'2010'.I40]" office:value-type="float" office:value="129895" calcext:value-type="float">
            <text:p>129'895 <text:s/></text:p>
          </table:table-cell>
          <table:table-cell table:style-name="ce71" table:formula="of:=[$'2009'.I40]" office:value-type="float" office:value="614492" calcext:value-type="float">
            <text:p>614'492 <text:s/></text:p>
          </table:table-cell>
          <table:table-cell table:style-name="ce80" table:formula="of:=[$'2009'.J40]" office:value-type="float" office:value="125209" calcext:value-type="float">
            <text:p>125'209 <text:s/></text:p>
          </table:table-cell>
          <table:table-cell table:style-name="ce71" table:formula="of:=[$'2008'.I40]" office:value-type="float" office:value="610680" calcext:value-type="float">
            <text:p>610'680 <text:s/></text:p>
          </table:table-cell>
          <table:table-cell table:style-name="ce80" table:formula="of:=[$'2008'.J40]" office:value-type="float" office:value="122493" calcext:value-type="float">
            <text:p>122'493 <text:s/></text:p>
          </table:table-cell>
          <table:table-cell table:style-name="ce71" table:formula="of:=[$'2007'.I40]" office:value-type="float" office:value="606251" calcext:value-type="float">
            <text:p>606'251 <text:s/></text:p>
          </table:table-cell>
          <table:table-cell table:style-name="ce80" table:formula="of:=[$'2007'.J40]" office:value-type="float" office:value="116662" calcext:value-type="float">
            <text:p>116'662 <text:s/></text:p>
          </table:table-cell>
          <table:table-cell table:style-name="ce71" table:formula="of:=[$'2006'.I40]" office:value-type="float" office:value="602131" calcext:value-type="float">
            <text:p>602'131 <text:s/></text:p>
          </table:table-cell>
          <table:table-cell table:style-name="ce80" table:formula="of:=[$'2006'.J40]" office:value-type="float" office:value="111697" calcext:value-type="float">
            <text:p>111'697 <text:s/></text:p>
          </table:table-cell>
          <table:table-cell table:style-name="ce71" table:formula="of:=[$'2005'.I40]" office:value-type="float" office:value="598691" calcext:value-type="float">
            <text:p>598'691 <text:s/></text:p>
          </table:table-cell>
          <table:table-cell table:style-name="ce80" table:formula="of:=[$'2005'.J40]" office:value-type="float" office:value="109870" calcext:value-type="float">
            <text:p>109'870 <text:s/></text:p>
          </table:table-cell>
          <table:table-cell table:style-name="ce71" table:formula="of:=[$'2004'.I40]" office:value-type="float" office:value="595307" calcext:value-type="float">
            <text:p>595'307 <text:s/></text:p>
          </table:table-cell>
          <table:table-cell table:style-name="ce80" table:formula="of:=[$'2004'.J40]" office:value-type="float" office:value="108399" calcext:value-type="float">
            <text:p>108'399 <text:s/></text:p>
          </table:table-cell>
          <table:table-cell table:style-name="ce71" table:formula="of:=[$'2003'.I40]" office:value-type="float" office:value="592359" calcext:value-type="float">
            <text:p>592'359 <text:s/></text:p>
          </table:table-cell>
          <table:table-cell table:style-name="ce80" table:formula="of:=[$'2003'.J40]" office:value-type="float" office:value="106691" calcext:value-type="float">
            <text:p>106'691 <text:s/></text:p>
          </table:table-cell>
          <table:table-cell table:style-name="ce71" table:formula="of:=[$'2002'.I40]" office:value-type="float" office:value="588966" calcext:value-type="float">
            <text:p>588'966 <text:s/></text:p>
          </table:table-cell>
          <table:table-cell table:style-name="ce80" table:formula="of:=[$'2002'.J40]" office:value-type="float" office:value="105463" calcext:value-type="float">
            <text:p>105'463 <text:s/></text:p>
          </table:table-cell>
          <table:table-cell table:style-name="ce71" table:formula="of:=[$'2001'.I40]" office:value-type="float" office:value="584940" calcext:value-type="float">
            <text:p>584'940 <text:s/></text:p>
          </table:table-cell>
          <table:table-cell table:style-name="ce80" table:formula="of:=[$'2001'.J40]" office:value-type="float" office:value="103422" calcext:value-type="float">
            <text:p>103'422 <text:s/></text:p>
          </table:table-cell>
          <table:table-cell table:style-name="ce71" table:formula="of:=[$'2000'.I40]" office:value-type="float" office:value="581312" calcext:value-type="float">
            <text:p>581'312 <text:s/></text:p>
          </table:table-cell>
          <table:table-cell table:style-name="ce80" table:formula="of:=[$'2000'.J40]" office:value-type="float" office:value="101177" calcext:value-type="float">
            <text:p>101'177 <text:s/></text:p>
          </table:table-cell>
          <table:table-cell table:style-name="ce71" table:formula="of:=[$'1999'.I40]" office:value-type="float" office:value="577076" calcext:value-type="float">
            <text:p>577'076 <text:s/></text:p>
          </table:table-cell>
          <table:table-cell table:style-name="ce80" table:formula="of:=[$'1999'.J40]" office:value-type="float" office:value="99656" calcext:value-type="float">
            <text:p>99'656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Tessin</text:p>
          </table:table-cell>
          <table:table-cell/>
          <table:table-cell table:style-name="ce71" table:formula="of:=['2013'.B48]" office:value-type="float" office:value="346539" calcext:value-type="float">
            <text:p>346'539 <text:s/></text:p>
          </table:table-cell>
          <table:table-cell table:style-name="ce73" office:value-type="float" office:value="2187" calcext:value-type="float">
            <text:p>2187</text:p>
          </table:table-cell>
          <table:table-cell table:style-name="ce73" office:value-type="float" office:value="1668" calcext:value-type="float">
            <text:p>1668</text:p>
          </table:table-cell>
          <table:table-cell table:style-name="ce73" office:value-type="float" office:value="1853" calcext:value-type="float">
            <text:p>1853</text:p>
          </table:table-cell>
          <table:table-cell table:style-name="ce73" office:value-type="float" office:value="1576" calcext:value-type="float">
            <text:p>1576</text:p>
          </table:table-cell>
          <table:table-cell table:style-name="ce73" office:value-type="float" office:value="2189" calcext:value-type="float">
            <text:p>2189</text:p>
          </table:table-cell>
          <table:table-cell table:style-name="ce73" office:value-type="float" office:value="2419" calcext:value-type="float">
            <text:p>2419</text:p>
          </table:table-cell>
          <table:table-cell table:style-name="ce73" office:value-type="float" office:value="2559" calcext:value-type="float">
            <text:p>2559</text:p>
          </table:table-cell>
          <table:table-cell table:style-name="ce73" office:value-type="float" office:value="1918" calcext:value-type="float">
            <text:p>1918</text:p>
          </table:table-cell>
          <table:table-cell table:style-name="ce73" office:value-type="float" office:value="1509" calcext:value-type="float">
            <text:p>1509</text:p>
          </table:table-cell>
          <table:table-cell table:style-name="ce73" office:value-type="float" office:value="1930" calcext:value-type="float">
            <text:p>1930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 office:value-type="float" office:value="2633" calcext:value-type="float">
            <text:p>2633</text:p>
          </table:table-cell>
          <table:table-cell table:style-name="ce73" office:value-type="float" office:value="1667" calcext:value-type="float">
            <text:p>1667</text:p>
          </table:table-cell>
          <table:table-cell table:style-name="ce73" office:value-type="float" office:value="2403" calcext:value-type="float">
            <text:p>2403</text:p>
          </table:table-cell>
          <table:table-cell table:style-name="ce73" office:value-type="float" office:value="2076" calcext:value-type="float">
            <text:p>2076</text:p>
          </table:table-cell>
          <table:table-cell table:style-name="ce75" table:formula="of:=[$'2013'.H48]" office:value-type="float" office:value="252173" calcext:value-type="float">
            <text:p>252'173 <text:s/></text:p>
          </table:table-cell>
          <table:table-cell table:style-name="ce78" table:formula="of:=[$'2013'.I48]" office:value-type="float" office:value="94366" calcext:value-type="float">
            <text:p>94'366 <text:s/></text:p>
          </table:table-cell>
          <table:table-cell table:style-name="ce75" table:formula="of:=[$'2012'.H48]" office:value-type="float" office:value="250320" calcext:value-type="float">
            <text:p>250'320 <text:s/></text:p>
          </table:table-cell>
          <table:table-cell table:style-name="ce78" table:formula="of:=[$'2012'.I48]" office:value-type="float" office:value="91332" calcext:value-type="float">
            <text:p>91'332 <text:s/></text:p>
          </table:table-cell>
          <table:table-cell table:style-name="ce75" table:formula="of:=[$'2011'.H48]" office:value-type="float" office:value="248599" calcext:value-type="float">
            <text:p>248'599 <text:s/></text:p>
          </table:table-cell>
          <table:table-cell table:style-name="ce78" table:formula="of:=[$'2011'.I48]" office:value-type="float" office:value="88344" calcext:value-type="float">
            <text:p>88'344 <text:s/></text:p>
          </table:table-cell>
          <table:table-cell table:style-name="ce75" table:formula="of:=[$'2010'.H48]" office:value-type="float" office:value="246898" calcext:value-type="float">
            <text:p>246'898 <text:s/></text:p>
          </table:table-cell>
          <table:table-cell table:style-name="ce78" table:formula="of:=[$'2010'.I48]" office:value-type="float" office:value="86855" calcext:value-type="float">
            <text:p>86'855 <text:s/></text:p>
          </table:table-cell>
          <table:table-cell table:style-name="ce71" table:formula="of:=[$'2009'.I48]" office:value-type="float" office:value="250381" calcext:value-type="float">
            <text:p>250'381 <text:s/></text:p>
          </table:table-cell>
          <table:table-cell table:style-name="ce80" table:formula="of:=[$'2009'.J48]" office:value-type="float" office:value="85339" calcext:value-type="float">
            <text:p>85'339 <text:s/></text:p>
          </table:table-cell>
          <table:table-cell table:style-name="ce71" table:formula="of:=[$'2008'.I48]" office:value-type="float" office:value="248274" calcext:value-type="float">
            <text:p>248'274 <text:s/></text:p>
          </table:table-cell>
          <table:table-cell table:style-name="ce80" table:formula="of:=[$'2008'.J48]" office:value-type="float" office:value="84462" calcext:value-type="float">
            <text:p>84'462 <text:s/></text:p>
          </table:table-cell>
          <table:table-cell table:style-name="ce71" table:formula="of:=[$'2007'.I48]" office:value-type="float" office:value="245786" calcext:value-type="float">
            <text:p>245'786 <text:s/></text:p>
          </table:table-cell>
          <table:table-cell table:style-name="ce80" table:formula="of:=[$'2007'.J48]" office:value-type="float" office:value="82794" calcext:value-type="float">
            <text:p>82'794 <text:s/></text:p>
          </table:table-cell>
          <table:table-cell table:style-name="ce71" table:formula="of:=[$'2006'.I48]" office:value-type="float" office:value="243245" calcext:value-type="float">
            <text:p>243'245 <text:s/></text:p>
          </table:table-cell>
          <table:table-cell table:style-name="ce80" table:formula="of:=[$'2006'.J48]" office:value-type="float" office:value="81606" calcext:value-type="float">
            <text:p>81'606 <text:s/></text:p>
          </table:table-cell>
          <table:table-cell table:style-name="ce71" table:formula="of:=[$'2005'.I48]" office:value-type="float" office:value="241365" calcext:value-type="float">
            <text:p>241'365 <text:s/></text:p>
          </table:table-cell>
          <table:table-cell table:style-name="ce80" table:formula="of:=[$'2005'.J48]" office:value-type="float" office:value="80911" calcext:value-type="float">
            <text:p>80'911 <text:s/></text:p>
          </table:table-cell>
          <table:table-cell table:style-name="ce71" table:formula="of:=[$'2004'.I48]" office:value-type="float" office:value="240056" calcext:value-type="float">
            <text:p>240'056 <text:s/></text:p>
          </table:table-cell>
          <table:table-cell table:style-name="ce80" table:formula="of:=[$'2004'.J48]" office:value-type="float" office:value="79875" calcext:value-type="float">
            <text:p>79'875 <text:s/></text:p>
          </table:table-cell>
          <table:table-cell table:style-name="ce71" table:formula="of:=[$'2003'.I48]" office:value-type="float" office:value="237962" calcext:value-type="float">
            <text:p>237'962 <text:s/></text:p>
          </table:table-cell>
          <table:table-cell table:style-name="ce80" table:formula="of:=[$'2003'.J48]" office:value-type="float" office:value="79353" calcext:value-type="float">
            <text:p>79'353 <text:s/></text:p>
          </table:table-cell>
          <table:table-cell table:style-name="ce71" table:formula="of:=[$'2002'.I48]" office:value-type="float" office:value="236259" calcext:value-type="float">
            <text:p>236'259 <text:s/></text:p>
          </table:table-cell>
          <table:table-cell table:style-name="ce80" table:formula="of:=[$'2002'.J48]" office:value-type="float" office:value="78997" calcext:value-type="float">
            <text:p>78'997 <text:s/></text:p>
          </table:table-cell>
          <table:table-cell table:style-name="ce71" table:formula="of:=[$'2001'.I48]" office:value-type="float" office:value="233637" calcext:value-type="float">
            <text:p>233'637 <text:s/></text:p>
          </table:table-cell>
          <table:table-cell table:style-name="ce80" table:formula="of:=[$'2001'.J48]" office:value-type="float" office:value="78891" calcext:value-type="float">
            <text:p>78'891 <text:s/></text:p>
          </table:table-cell>
          <table:table-cell table:style-name="ce71" table:formula="of:=[$'2000'.I48]" office:value-type="float" office:value="230804" calcext:value-type="float">
            <text:p>230'804 <text:s/></text:p>
          </table:table-cell>
          <table:table-cell table:style-name="ce80" table:formula="of:=[$'2000'.J48]" office:value-type="float" office:value="79411" calcext:value-type="float">
            <text:p>79'411 <text:s/></text:p>
          </table:table-cell>
          <table:table-cell table:style-name="ce71" table:formula="of:=[$'1999'.I48]" office:value-type="float" office:value="228171" calcext:value-type="float">
            <text:p>228'171 <text:s/></text:p>
          </table:table-cell>
          <table:table-cell table:style-name="ce80" table:formula="of:=[$'1999'.J48]" office:value-type="float" office:value="80327" calcext:value-type="float">
            <text:p>80'327 <text:s/></text:p>
          </table:table-cell>
          <table:table-cell table:number-columns-repeated="975"/>
        </table:table-row>
        <table:table-row table:style-name="ro10">
          <table:table-cell office:value-type="string" calcext:value-type="string">
            <text:p>Gesamtschweiz</text:p>
          </table:table-cell>
          <table:table-cell/>
          <table:table-cell table:style-name="ce71" table:formula="of:=['2013'.B10]" office:value-type="float" office:value="8139631" calcext:value-type="float">
            <text:p>8'139'631 <text:s/></text:p>
          </table:table-cell>
          <table:table-cell table:style-name="ce73" office:value-type="float" office:value="34061" calcext:value-type="float">
            <text:p>34061</text:p>
          </table:table-cell>
          <table:table-cell table:style-name="ce73" office:value-type="float" office:value="33500" calcext:value-type="float">
            <text:p>33500</text:p>
          </table:table-cell>
          <table:table-cell table:style-name="ce73" office:value-type="float" office:value="36012" calcext:value-type="float">
            <text:p>36012</text:p>
          </table:table-cell>
          <table:table-cell table:style-name="ce73" office:value-type="float" office:value="39314" calcext:value-type="float">
            <text:p>39314</text:p>
          </table:table-cell>
          <table:table-cell table:style-name="ce73" office:value-type="float" office:value="43440" calcext:value-type="float">
            <text:p>43440</text:p>
          </table:table-cell>
          <table:table-cell table:style-name="ce73" office:value-type="float" office:value="44365" calcext:value-type="float">
            <text:p>44365</text:p>
          </table:table-cell>
          <table:table-cell table:style-name="ce73" office:value-type="float" office:value="43889" calcext:value-type="float">
            <text:p>43889</text:p>
          </table:table-cell>
          <table:table-cell table:style-name="ce73" office:value-type="float" office:value="46711" calcext:value-type="float">
            <text:p>46711</text:p>
          </table:table-cell>
          <table:table-cell table:style-name="ce73" office:value-type="float" office:value="38437" calcext:value-type="float">
            <text:p>38437</text:p>
          </table:table-cell>
          <table:table-cell table:style-name="ce73" office:value-type="float" office:value="35685" calcext:value-type="float">
            <text:p>35685</text:p>
          </table:table-cell>
          <table:table-cell table:style-name="ce73" office:value-type="float" office:value="35424" calcext:value-type="float">
            <text:p>35424</text:p>
          </table:table-cell>
          <table:table-cell table:style-name="ce73" office:value-type="float" office:value="36515" calcext:value-type="float">
            <text:p>36515</text:p>
          </table:table-cell>
          <table:table-cell table:style-name="ce73" office:value-type="float" office:value="27583" calcext:value-type="float">
            <text:p>27583</text:p>
          </table:table-cell>
          <table:table-cell table:style-name="ce73" office:value-type="float" office:value="28700" calcext:value-type="float">
            <text:p>28700</text:p>
          </table:table-cell>
          <table:table-cell table:style-name="ce73" office:value-type="float" office:value="20363" calcext:value-type="float">
            <text:p>20363</text:p>
          </table:table-cell>
          <table:table-cell table:style-name="ce75" table:formula="of:=[$'2013'.H10]" office:value-type="float" office:value="6202184" calcext:value-type="float">
            <text:p>6'202'184 <text:s/></text:p>
          </table:table-cell>
          <table:table-cell table:style-name="ce78" table:formula="of:=[$'2013'.I10]" office:value-type="float" office:value="1937447" calcext:value-type="float">
            <text:p>1'937'447 <text:s/></text:p>
          </table:table-cell>
          <table:table-cell table:style-name="ce75" table:formula="of:=[$'2012'.H10]" office:value-type="float" office:value="6169091" calcext:value-type="float">
            <text:p>6'169'091 <text:s/></text:p>
          </table:table-cell>
          <table:table-cell table:style-name="ce78" table:formula="of:=[$'2012'.I10]" office:value-type="float" office:value="1869969" calcext:value-type="float">
            <text:p>1'869'969 <text:s/></text:p>
          </table:table-cell>
          <table:table-cell table:style-name="ce75" table:formula="of:=[$'2011'.H10]" office:value-type="float" office:value="6138668" calcext:value-type="float">
            <text:p>6'138'668 <text:s/></text:p>
          </table:table-cell>
          <table:table-cell table:style-name="ce78" table:formula="of:=[$'2011'.I10]" office:value-type="float" office:value="1815994" calcext:value-type="float">
            <text:p>1'815'994 <text:s/></text:p>
          </table:table-cell>
          <table:table-cell table:style-name="ce75" table:formula="of:=[$'2010'.H10]" office:value-type="float" office:value="6103857" calcext:value-type="float">
            <text:p>6'103'857 <text:s/></text:p>
          </table:table-cell>
          <table:table-cell table:style-name="ce78" table:formula="of:=[$'2010'.I10]" office:value-type="float" office:value="1766277" calcext:value-type="float">
            <text:p>1'766'277 <text:s/></text:p>
          </table:table-cell>
          <table:table-cell table:style-name="ce71" table:formula="of:=[$'2009'.I10]" office:value-type="float" office:value="6071802" calcext:value-type="float">
            <text:p>6'071'802 <text:s/></text:p>
          </table:table-cell>
          <table:table-cell table:style-name="ce80" table:formula="of:=[$'2009'.J10]" office:value-type="float" office:value="1714004" calcext:value-type="float">
            <text:p>1'714'004 <text:s/></text:p>
          </table:table-cell>
          <table:table-cell table:style-name="ce71" table:formula="of:=[$'2008'.I10]" office:value-type="float" office:value="6032141" calcext:value-type="float">
            <text:p>6'032'141 <text:s/></text:p>
          </table:table-cell>
          <table:table-cell table:style-name="ce80" table:formula="of:=[$'2008'.J10]" office:value-type="float" office:value="1669715" calcext:value-type="float">
            <text:p>1'669'715 <text:s/></text:p>
          </table:table-cell>
          <table:table-cell table:style-name="ce71" table:formula="of:=[$'2007'.I10]" office:value-type="float" office:value="5991401" calcext:value-type="float">
            <text:p>5'991'401 <text:s/></text:p>
          </table:table-cell>
          <table:table-cell table:style-name="ce80" table:formula="of:=[$'2007'.J10]" office:value-type="float" office:value="1602093" calcext:value-type="float">
            <text:p>1'602'093 <text:s/></text:p>
          </table:table-cell>
          <table:table-cell table:style-name="ce71" table:formula="of:=[$'2006'.I10]" office:value-type="float" office:value="5954212" calcext:value-type="float">
            <text:p>5'954'212 <text:s/></text:p>
          </table:table-cell>
          <table:table-cell table:style-name="ce80" table:formula="of:=[$'2006'.J10]" office:value-type="float" office:value="1554527" calcext:value-type="float">
            <text:p>1'554'527 <text:s/></text:p>
          </table:table-cell>
          <table:table-cell table:style-name="ce71" table:formula="of:=[$'2005'.I10]" office:value-type="float" office:value="5917216" calcext:value-type="float">
            <text:p>5'917'216 <text:s/></text:p>
          </table:table-cell>
          <table:table-cell table:style-name="ce80" table:formula="of:=[$'2005'.J10]" office:value-type="float" office:value="1541912" calcext:value-type="float">
            <text:p>1'541'912 <text:s/></text:p>
          </table:table-cell>
          <table:table-cell table:style-name="ce71" table:formula="of:=[$'2004'.I10]" office:value-type="float" office:value="5890439" calcext:value-type="float">
            <text:p>5'890'439 <text:s/></text:p>
          </table:table-cell>
          <table:table-cell table:style-name="ce80" table:formula="of:=[$'2004'.J10]" office:value-type="float" office:value="1524663" calcext:value-type="float">
            <text:p>1'524'663 <text:s/></text:p>
          </table:table-cell>
          <table:table-cell table:style-name="ce71" table:formula="of:=[$'2003'.I10]" office:value-type="float" office:value="5863241" calcext:value-type="float">
            <text:p>5'863'241 <text:s/></text:p>
          </table:table-cell>
          <table:table-cell table:style-name="ce80" table:formula="of:=[$'2003'.J10]" office:value-type="float" office:value="1500907" calcext:value-type="float">
            <text:p>1'500'907 <text:s/></text:p>
          </table:table-cell>
          <table:table-cell table:style-name="ce71" table:formula="of:=[$'2002'.I10]" office:value-type="float" office:value="5836887" calcext:value-type="float">
            <text:p>5'836'887 <text:s/></text:p>
          </table:table-cell>
          <table:table-cell table:style-name="ce80" table:formula="of:=[$'2002'.J10]" office:value-type="float" office:value="1476966" calcext:value-type="float">
            <text:p>1'476'966 <text:s/></text:p>
          </table:table-cell>
          <table:table-cell table:style-name="ce71" table:formula="of:=[$'2001'.I10]" office:value-type="float" office:value="5808100" calcext:value-type="float">
            <text:p>5'808'100 <text:s/></text:p>
          </table:table-cell>
          <table:table-cell table:style-name="ce80" table:formula="of:=[$'2001'.J10]" office:value-type="float" office:value="1447553" calcext:value-type="float">
            <text:p>1'447'553 <text:s/></text:p>
          </table:table-cell>
          <table:table-cell table:style-name="ce71" table:formula="of:=[$'2000'.I10]" office:value-type="float" office:value="5779685" calcext:value-type="float">
            <text:p>5'779'685 <text:s/></text:p>
          </table:table-cell>
          <table:table-cell table:style-name="ce80" table:formula="of:=[$'2000'.J10]" office:value-type="float" office:value="1424370" calcext:value-type="float">
            <text:p>1'424'370 <text:s/></text:p>
          </table:table-cell>
          <table:table-cell table:style-name="ce71" table:formula="of:=[$'1999'.I10]" office:value-type="float" office:value="5757814" calcext:value-type="float">
            <text:p>5'757'814 <text:s/></text:p>
          </table:table-cell>
          <table:table-cell table:style-name="ce80" table:formula="of:=[$'1999'.J10]" office:value-type="float" office:value="1406630" calcext:value-type="float">
            <text:p>1'406'630 <text:s/></text:p>
          </table:table-cell>
          <table:table-cell table:number-columns-repeated="975"/>
        </table:table-row>
        <table:table-row table:style-name="ro10" table:number-rows-repeated="1048536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HelperSheet Percentage" table:style-name="ta16">
        <office:forms form:automatic-focus="false" form:apply-design-mode="false"/>
        <table:table-column table:style-name="co19" table:default-cell-style-name="ce66"/>
        <table:table-column table:style-name="co20" table:default-cell-style-name="ce68"/>
        <table:table-column table:style-name="co21" table:default-cell-style-name="ce70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4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2" table:default-cell-style-name="ce68"/>
        <table:table-column table:style-name="co23" table:default-cell-style-name="ce68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7" table:default-cell-style-name="ce77"/>
        <table:table-column table:style-name="co28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68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21" table:default-cell-style-name="ce70"/>
        <table:table-column table:style-name="co25" table:default-cell-style-name="ce77"/>
        <table:table-column table:style-name="co26" table:default-cell-style-name="ce85"/>
        <table:table-column table:style-name="co18" table:number-columns-repeated="946" table:default-cell-style-name="ce68"/>
        <table:table-row table:style-name="ro9">
          <table:table-cell office:value-type="string" calcext:value-type="string">
            <text:p>Kant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2013</text:p>
          </table:table-cell>
          <table:table-cell table:style-name="ce73" office:value-type="string" calcext:value-type="string">
            <text:p>Naturalizations2013</text:p>
          </table:table-cell>
          <table:table-cell table:style-name="ce85" office:value-type="string" calcext:value-type="string">
            <text:p>Naturalizations_percentage_2013</text:p>
          </table:table-cell>
          <table:table-cell table:style-name="ce73" office:value-type="string" calcext:value-type="string">
            <text:p>Naturalizations2012</text:p>
          </table:table-cell>
          <table:table-cell table:style-name="ce85" office:value-type="string" calcext:value-type="string">
            <text:p>Naturalizations_percentage_2012</text:p>
          </table:table-cell>
          <table:table-cell table:style-name="ce73" office:value-type="string" calcext:value-type="string">
            <text:p>Naturalizations2011</text:p>
          </table:table-cell>
          <table:table-cell table:style-name="ce85" office:value-type="string" calcext:value-type="string">
            <text:p>Naturalizations_percentage_2011</text:p>
          </table:table-cell>
          <table:table-cell table:style-name="ce73" office:value-type="string" calcext:value-type="string">
            <text:p>Naturalizations2010</text:p>
          </table:table-cell>
          <table:table-cell table:style-name="ce85" office:value-type="string" calcext:value-type="string">
            <text:p>Naturalizations_percentage_2010</text:p>
          </table:table-cell>
          <table:table-cell table:style-name="ce73" office:value-type="string" calcext:value-type="string">
            <text:p>Naturalizations2009</text:p>
          </table:table-cell>
          <table:table-cell table:style-name="ce85" office:value-type="string" calcext:value-type="string">
            <text:p>Naturalizations_percentage_2009</text:p>
          </table:table-cell>
          <table:table-cell table:style-name="ce73" office:value-type="string" calcext:value-type="string">
            <text:p>Naturalizations2008</text:p>
          </table:table-cell>
          <table:table-cell table:style-name="ce85" office:value-type="string" calcext:value-type="string">
            <text:p>Naturalizations_percentage_2008</text:p>
          </table:table-cell>
          <table:table-cell table:style-name="ce73" office:value-type="string" calcext:value-type="string">
            <text:p>Naturalizations2007</text:p>
          </table:table-cell>
          <table:table-cell table:style-name="ce85" office:value-type="string" calcext:value-type="string">
            <text:p>Naturalizations_percentage_2007</text:p>
          </table:table-cell>
          <table:table-cell table:style-name="ce73" office:value-type="string" calcext:value-type="string">
            <text:p>Naturalizations2006</text:p>
          </table:table-cell>
          <table:table-cell table:style-name="ce85" office:value-type="string" calcext:value-type="string">
            <text:p>Naturalizations_percentage_2006</text:p>
          </table:table-cell>
          <table:table-cell table:style-name="ce73" office:value-type="string" calcext:value-type="string">
            <text:p>Naturalizations2005</text:p>
          </table:table-cell>
          <table:table-cell table:style-name="ce85" office:value-type="string" calcext:value-type="string">
            <text:p>Naturalizations_percentage_2005</text:p>
          </table:table-cell>
          <table:table-cell table:style-name="ce73" office:value-type="string" calcext:value-type="string">
            <text:p>Naturalizations2004</text:p>
          </table:table-cell>
          <table:table-cell table:style-name="ce85" office:value-type="string" calcext:value-type="string">
            <text:p>Naturalizations_percentage_2004</text:p>
          </table:table-cell>
          <table:table-cell table:style-name="ce73" office:value-type="string" calcext:value-type="string">
            <text:p>Naturalizations2003</text:p>
          </table:table-cell>
          <table:table-cell table:style-name="ce85" office:value-type="string" calcext:value-type="string">
            <text:p>Naturalizations_percentage_2003</text:p>
          </table:table-cell>
          <table:table-cell table:style-name="ce73" office:value-type="string" calcext:value-type="string">
            <text:p>Naturalizations2002</text:p>
          </table:table-cell>
          <table:table-cell table:style-name="ce85" office:value-type="string" calcext:value-type="string">
            <text:p>Naturalizations_percentage_2002</text:p>
          </table:table-cell>
          <table:table-cell table:style-name="ce73" office:value-type="string" calcext:value-type="string">
            <text:p>Naturalizations2001</text:p>
          </table:table-cell>
          <table:table-cell table:style-name="ce85" office:value-type="string" calcext:value-type="string">
            <text:p>Naturalizations_percentage_2001</text:p>
          </table:table-cell>
          <table:table-cell table:style-name="ce73" office:value-type="string" calcext:value-type="string">
            <text:p>Naturalizations2000</text:p>
          </table:table-cell>
          <table:table-cell table:style-name="ce85" office:value-type="string" calcext:value-type="string">
            <text:p>Naturalizations_percentage_2000</text:p>
          </table:table-cell>
          <table:table-cell table:style-name="ce73" office:value-type="string" calcext:value-type="string">
            <text:p>Naturalizations1999</text:p>
          </table:table-cell>
          <table:table-cell table:style-name="ce85" office:value-type="string" calcext:value-type="string">
            <text:p>Naturalizations_percentage_1999</text:p>
          </table:table-cell>
          <table:table-cell office:value-type="string" calcext:value-type="string">
            <text:p>Swiss2013</text:p>
          </table:table-cell>
          <table:table-cell office:value-type="string" calcext:value-type="string">
            <text:p>Foreign2013</text:p>
          </table:table-cell>
          <table:table-cell office:value-type="string" calcext:value-type="string">
            <text:p>Foreign_percentage_2013</text:p>
          </table:table-cell>
          <table:table-cell office:value-type="string" calcext:value-type="string">
            <text:p>Swiss2012</text:p>
          </table:table-cell>
          <table:table-cell office:value-type="string" calcext:value-type="string">
            <text:p>Foreign2012</text:p>
          </table:table-cell>
          <table:table-cell office:value-type="string" calcext:value-type="string">
            <text:p>Foreign_percentage_2012</text:p>
          </table:table-cell>
          <table:table-cell office:value-type="string" calcext:value-type="string">
            <text:p>Swiss2011</text:p>
          </table:table-cell>
          <table:table-cell office:value-type="string" calcext:value-type="string">
            <text:p>Foreign2011</text:p>
          </table:table-cell>
          <table:table-cell office:value-type="string" calcext:value-type="string">
            <text:p>Foreign_percentage_2011</text:p>
          </table:table-cell>
          <table:table-cell office:value-type="string" calcext:value-type="string">
            <text:p>Swiss2010</text:p>
          </table:table-cell>
          <table:table-cell office:value-type="string" calcext:value-type="string">
            <text:p>Foreign2010</text:p>
          </table:table-cell>
          <table:table-cell office:value-type="string" calcext:value-type="string">
            <text:p>Foreign_percentage_2010</text:p>
          </table:table-cell>
          <table:table-cell office:value-type="string" calcext:value-type="string">
            <text:p>Swiss2009</text:p>
          </table:table-cell>
          <table:table-cell table:style-name="ce77" office:value-type="string" calcext:value-type="string">
            <text:p>Foreign2009</text:p>
          </table:table-cell>
          <table:table-cell office:value-type="string" calcext:value-type="string">
            <text:p>Foreign_percentage_2009</text:p>
          </table:table-cell>
          <table:table-cell office:value-type="string" calcext:value-type="string">
            <text:p>Swiss2008</text:p>
          </table:table-cell>
          <table:table-cell office:value-type="string" calcext:value-type="string">
            <text:p>Foreign2008</text:p>
          </table:table-cell>
          <table:table-cell office:value-type="string" calcext:value-type="string">
            <text:p>Foreign_percentage_2008</text:p>
          </table:table-cell>
          <table:table-cell office:value-type="string" calcext:value-type="string">
            <text:p>Swiss2007</text:p>
          </table:table-cell>
          <table:table-cell office:value-type="string" calcext:value-type="string">
            <text:p>Foreign2007</text:p>
          </table:table-cell>
          <table:table-cell office:value-type="string" calcext:value-type="string">
            <text:p>Foreign_percentage_2007</text:p>
          </table:table-cell>
          <table:table-cell office:value-type="string" calcext:value-type="string">
            <text:p>Swiss2006</text:p>
          </table:table-cell>
          <table:table-cell office:value-type="string" calcext:value-type="string">
            <text:p>Foreign2006</text:p>
          </table:table-cell>
          <table:table-cell office:value-type="string" calcext:value-type="string">
            <text:p>Foreign_percentage_2006</text:p>
          </table:table-cell>
          <table:table-cell office:value-type="string" calcext:value-type="string">
            <text:p>Swiss2005</text:p>
          </table:table-cell>
          <table:table-cell office:value-type="string" calcext:value-type="string">
            <text:p>Foreign2005</text:p>
          </table:table-cell>
          <table:table-cell office:value-type="string" calcext:value-type="string">
            <text:p>Foreign_percentage_2005</text:p>
          </table:table-cell>
          <table:table-cell office:value-type="string" calcext:value-type="string">
            <text:p>Swiss2004</text:p>
          </table:table-cell>
          <table:table-cell office:value-type="string" calcext:value-type="string">
            <text:p>Foreign2004</text:p>
          </table:table-cell>
          <table:table-cell office:value-type="string" calcext:value-type="string">
            <text:p>Foreign_percentage_2004</text:p>
          </table:table-cell>
          <table:table-cell office:value-type="string" calcext:value-type="string">
            <text:p>Swiss2003</text:p>
          </table:table-cell>
          <table:table-cell office:value-type="string" calcext:value-type="string">
            <text:p>Foreign2003</text:p>
          </table:table-cell>
          <table:table-cell office:value-type="string" calcext:value-type="string">
            <text:p>Foreign_percentage_2003</text:p>
          </table:table-cell>
          <table:table-cell office:value-type="string" calcext:value-type="string">
            <text:p>Swiss2002</text:p>
          </table:table-cell>
          <table:table-cell office:value-type="string" calcext:value-type="string">
            <text:p>Foreign2002</text:p>
          </table:table-cell>
          <table:table-cell office:value-type="string" calcext:value-type="string">
            <text:p>Foreign_percentage_2002</text:p>
          </table:table-cell>
          <table:table-cell office:value-type="string" calcext:value-type="string">
            <text:p>Swiss2001</text:p>
          </table:table-cell>
          <table:table-cell office:value-type="string" calcext:value-type="string">
            <text:p>Foreign2001</text:p>
          </table:table-cell>
          <table:table-cell office:value-type="string" calcext:value-type="string">
            <text:p>Foreign_percentage_2001</text:p>
          </table:table-cell>
          <table:table-cell office:value-type="string" calcext:value-type="string">
            <text:p>Swiss2000</text:p>
          </table:table-cell>
          <table:table-cell office:value-type="string" calcext:value-type="string">
            <text:p>Foreign2000</text:p>
          </table:table-cell>
          <table:table-cell office:value-type="string" calcext:value-type="string">
            <text:p>Foreign_percentage_2000</text:p>
          </table:table-cell>
          <table:table-cell office:value-type="string" calcext:value-type="string">
            <text:p>Swiss1999</text:p>
          </table:table-cell>
          <table:table-cell office:value-type="string" calcext:value-type="string">
            <text:p>Foreign1999</text:p>
          </table:table-cell>
          <table:table-cell office:value-type="string" calcext:value-type="string">
            <text:p>Foreign_percentage_1999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Waadt</text:p>
          </table:table-cell>
          <table:table-cell office:value-type="float" office:value="1" calcext:value-type="float">
            <text:p>1</text:p>
          </table:table-cell>
          <table:table-cell table:formula="of:=['2012'.B13]" office:value-type="float" office:value="734356" calcext:value-type="float">
            <text:p>734356</text:p>
          </table:table-cell>
          <table:table-cell table:style-name="ce73" office:value-type="float" office:value="4797" calcext:value-type="float">
            <text:p>4797</text:p>
          </table:table-cell>
          <table:table-cell table:style-name="ce85" table:formula="of:=[.D2]/[.AI2]*100" office:value-type="float" office:value="1.95095168374817" calcext:value-type="float">
            <text:p>1.9509516837</text:p>
          </table:table-cell>
          <table:table-cell table:style-name="ce73" office:value-type="float" office:value="4421" calcext:value-type="float">
            <text:p>4421</text:p>
          </table:table-cell>
          <table:table-cell table:style-name="ce85" table:formula="of:=[.F2]/[.AL2]*100" office:value-type="float" office:value="1.87118810498292" calcext:value-type="float">
            <text:p>1.871188105</text:p>
          </table:table-cell>
          <table:table-cell table:style-name="ce73" office:value-type="float" office:value="4200" calcext:value-type="float">
            <text:p>4200</text:p>
          </table:table-cell>
          <table:table-cell table:style-name="ce85" table:formula="of:=[.H2]/[.AO2]*100" office:value-type="float" office:value="1.83226887236939" calcext:value-type="float">
            <text:p>1.8322688724</text:p>
          </table:table-cell>
          <table:table-cell table:style-name="ce73" office:value-type="float" office:value="4578" calcext:value-type="float">
            <text:p>4578</text:p>
          </table:table-cell>
          <table:table-cell table:style-name="ce85" table:formula="of:=[.J2]/[.AR2]*100" office:value-type="float" office:value="2.07215892888666" calcext:value-type="float">
            <text:p>2.0721589289</text:p>
          </table:table-cell>
          <table:table-cell table:style-name="ce73" office:value-type="float" office:value="5923" calcext:value-type="float">
            <text:p>5923</text:p>
          </table:table-cell>
          <table:table-cell table:style-name="ce85" table:formula="of:=[.L2]/[.AU2]*100" office:value-type="float" office:value="2.77269344019025" calcext:value-type="float">
            <text:p>2.7726934402</text:p>
          </table:table-cell>
          <table:table-cell table:style-name="ce73" office:value-type="float" office:value="5630" calcext:value-type="float">
            <text:p>5630</text:p>
          </table:table-cell>
          <table:table-cell table:style-name="ce85" table:formula="of:=[.N2]/[.AX2]*100" office:value-type="float" office:value="2.73396526941455" calcext:value-type="float">
            <text:p>2.7339652694</text:p>
          </table:table-cell>
          <table:table-cell table:style-name="ce73" office:value-type="float" office:value="5950" calcext:value-type="float">
            <text:p>5950</text:p>
          </table:table-cell>
          <table:table-cell table:style-name="ce85" table:formula="of:=[.P2]/[.BA2]*100" office:value-type="float" office:value="3.05017147602668" calcext:value-type="float">
            <text:p>3.050171476</text:p>
          </table:table-cell>
          <table:table-cell table:style-name="ce73" office:value-type="float" office:value="4279" calcext:value-type="float">
            <text:p>4279</text:p>
          </table:table-cell>
          <table:table-cell table:style-name="ce85" table:formula="of:=[.R2]/[.BD2]*100" office:value-type="float" office:value="2.23897778289398" calcext:value-type="float">
            <text:p>2.2389777829</text:p>
          </table:table-cell>
          <table:table-cell table:style-name="ce73" office:value-type="float" office:value="4107" calcext:value-type="float">
            <text:p>4107</text:p>
          </table:table-cell>
          <table:table-cell table:style-name="ce85" table:formula="of:=[.T2]/[.BG2]*100" office:value-type="float" office:value="2.20049292756108" calcext:value-type="float">
            <text:p>2.2004929276</text:p>
          </table:table-cell>
          <table:table-cell table:style-name="ce73" office:value-type="float" office:value="2994" calcext:value-type="float">
            <text:p>2994</text:p>
          </table:table-cell>
          <table:table-cell table:style-name="ce85" table:formula="of:=[.V2]/[.BJ2]*100" office:value-type="float" office:value="1.63207902009845" calcext:value-type="float">
            <text:p>1.6320790201</text:p>
          </table:table-cell>
          <table:table-cell table:style-name="ce73" office:value-type="float" office:value="2818" calcext:value-type="float">
            <text:p>2818</text:p>
          </table:table-cell>
          <table:table-cell table:style-name="ce85" table:formula="of:=[.X2]/[.BM2]*100" office:value-type="float" office:value="1.58982691309548" calcext:value-type="float">
            <text:p>1.5898269131</text:p>
          </table:table-cell>
          <table:table-cell table:style-name="ce73" office:value-type="float" office:value="4174" calcext:value-type="float">
            <text:p>4174</text:p>
          </table:table-cell>
          <table:table-cell table:style-name="ce85" table:formula="of:=[.Z2]/[.BP2]*100" office:value-type="float" office:value="2.43788475241511" calcext:value-type="float">
            <text:p>2.4378847524</text:p>
          </table:table-cell>
          <table:table-cell table:style-name="ce73" office:value-type="float" office:value="2339" calcext:value-type="float">
            <text:p>2339</text:p>
          </table:table-cell>
          <table:table-cell table:style-name="ce85" table:formula="of:=[.AB2]/[.BS2]*100" office:value-type="float" office:value="1.39745244240512" calcext:value-type="float">
            <text:p>1.3974524424</text:p>
          </table:table-cell>
          <table:table-cell table:style-name="ce73" office:value-type="float" office:value="2245" calcext:value-type="float">
            <text:p>2245</text:p>
          </table:table-cell>
          <table:table-cell table:style-name="ce85" table:formula="of:=[.AD2]/[.BV2]*100" office:value-type="float" office:value="1.35923035473188" calcext:value-type="float">
            <text:p>1.3592303547</text:p>
          </table:table-cell>
          <table:table-cell table:style-name="ce73" office:value-type="float" office:value="1242" calcext:value-type="float">
            <text:p>1242</text:p>
          </table:table-cell>
          <table:table-cell table:style-name="ce85" table:formula="of:=[.AF2]/[.BY2]*100" office:value-type="float" office:value="0.763795361880339" calcext:value-type="float">
            <text:p>0.7637953619</text:p>
          </table:table-cell>
          <table:table-cell table:formula="of:=[$'2013'.H13]" office:value-type="float" office:value="503493" calcext:value-type="float">
            <text:p>503493</text:p>
          </table:table-cell>
          <table:table-cell table:formula="of:=[$'2013'.I13]" office:value-type="float" office:value="245880" calcext:value-type="float">
            <text:p>245880</text:p>
          </table:table-cell>
          <table:table-cell table:formula="of:=[.AI2]/([.AH2]+[.AI2])*100" office:value-type="float" office:value="32.8114303557774" calcext:value-type="float">
            <text:p>32.8114303558</text:p>
          </table:table-cell>
          <table:table-cell table:formula="of:=[$'2012'.H13]" office:value-type="float" office:value="498089" calcext:value-type="float">
            <text:p>498089</text:p>
          </table:table-cell>
          <table:table-cell table:formula="of:=[$'2012'.I13]" office:value-type="float" office:value="236267" calcext:value-type="float">
            <text:p>236267</text:p>
          </table:table-cell>
          <table:table-cell table:formula="of:=[.AL2]/([.AK2]+[.AL2])*100" office:value-type="float" office:value="32.1733600596986" calcext:value-type="float">
            <text:p>32.1733600597</text:p>
          </table:table-cell>
          <table:table-cell table:formula="of:=[$'2011'.H13]" office:value-type="float" office:value="496720" calcext:value-type="float">
            <text:p>496720</text:p>
          </table:table-cell>
          <table:table-cell table:formula="of:=[$'2011'.I13]" office:value-type="float" office:value="229224" calcext:value-type="float">
            <text:p>229224</text:p>
          </table:table-cell>
          <table:table-cell table:formula="of:=[.AO2]/([.AN2]+[.AO2])*100" office:value-type="float" office:value="31.5759893325105" calcext:value-type="float">
            <text:p>31.5759893325</text:p>
          </table:table-cell>
          <table:table-cell table:formula="of:=[$'2010'.H13]" office:value-type="float" office:value="492352" calcext:value-type="float">
            <text:p>492352</text:p>
          </table:table-cell>
          <table:table-cell table:formula="of:=[$'2010'.I13]" office:value-type="float" office:value="220929" calcext:value-type="float">
            <text:p>220929</text:p>
          </table:table-cell>
          <table:table-cell table:formula="of:=[.AR2]/([.AQ2]+[.AR2])*100" office:value-type="float" office:value="30.9736275044478" calcext:value-type="float">
            <text:p>30.9736275044</text:p>
          </table:table-cell>
          <table:table-cell table:formula="of:=[$'2009'.I13]" office:value-type="float" office:value="487907" calcext:value-type="float">
            <text:p>487907</text:p>
          </table:table-cell>
          <table:table-cell table:style-name="ce77" table:formula="of:=[$'2009'.J13]" office:value-type="float" office:value="213619" calcext:value-type="float">
            <text:p>213619</text:p>
          </table:table-cell>
          <table:table-cell table:formula="of:=[.AU2]/([.AT2]+[.AU2])*100" office:value-type="float" office:value="30.4506176535153" calcext:value-type="float">
            <text:p>30.4506176535</text:p>
          </table:table-cell>
          <table:table-cell table:formula="of:=[$'2008'.I13]" office:value-type="float" office:value="482317" calcext:value-type="float">
            <text:p>482317</text:p>
          </table:table-cell>
          <table:table-cell table:formula="of:=[$'2008'.J13]" office:value-type="float" office:value="205928" calcext:value-type="float">
            <text:p>205928</text:p>
          </table:table-cell>
          <table:table-cell table:formula="of:=[.AX2]/([.AW2]+[.AX2])*100" office:value-type="float" office:value="29.9207404340024" calcext:value-type="float">
            <text:p>29.920740434</text:p>
          </table:table-cell>
          <table:table-cell table:formula="of:=[$'2007'.I13]" office:value-type="float" office:value="476968" calcext:value-type="float">
            <text:p>476968</text:p>
          </table:table-cell>
          <table:table-cell table:formula="of:=[$'2007'.J13]" office:value-type="float" office:value="195071" calcext:value-type="float">
            <text:p>195071</text:p>
          </table:table-cell>
          <table:table-cell table:formula="of:=[.BA2]/([.AZ2]+[.BA2])*100" office:value-type="float" office:value="29.0267380315726" calcext:value-type="float">
            <text:p>29.0267380316</text:p>
          </table:table-cell>
          <table:table-cell table:formula="of:=[$'2006'.I13]" office:value-type="float" office:value="471031" calcext:value-type="float">
            <text:p>471031</text:p>
          </table:table-cell>
          <table:table-cell table:formula="of:=[$'2006'.J13]" office:value-type="float" office:value="191114" calcext:value-type="float">
            <text:p>191114</text:p>
          </table:table-cell>
          <table:table-cell table:formula="of:=[.BD2]/([.BC2]+[.BD2])*100" office:value-type="float" office:value="28.8628623639837" calcext:value-type="float">
            <text:p>28.862862364</text:p>
          </table:table-cell>
          <table:table-cell table:formula="of:=[$'2005'.I13]" office:value-type="float" office:value="467453" calcext:value-type="float">
            <text:p>467453</text:p>
          </table:table-cell>
          <table:table-cell table:formula="of:=[$'2005'.J13]" office:value-type="float" office:value="186640" calcext:value-type="float">
            <text:p>186640</text:p>
          </table:table-cell>
          <table:table-cell table:formula="of:=[.BG2]/([.BF2]+[.BG2])*100" office:value-type="float" office:value="28.5341686885504" calcext:value-type="float">
            <text:p>28.5341686886</text:p>
          </table:table-cell>
          <table:table-cell table:formula="of:=[$'2004'.I13]" office:value-type="float" office:value="463935" calcext:value-type="float">
            <text:p>463935</text:p>
          </table:table-cell>
          <table:table-cell table:formula="of:=[$'2004'.J13]" office:value-type="float" office:value="183447" calcext:value-type="float">
            <text:p>183447</text:p>
          </table:table-cell>
          <table:table-cell table:formula="of:=[.BJ2]/([.BI2]+[.BJ2])*100" office:value-type="float" office:value="28.3367470828661" calcext:value-type="float">
            <text:p>28.3367470829</text:p>
          </table:table-cell>
          <table:table-cell table:formula="of:=[$'2003'.I13]" office:value-type="float" office:value="461853" calcext:value-type="float">
            <text:p>461853</text:p>
          </table:table-cell>
          <table:table-cell table:formula="of:=[$'2003'.J13]" office:value-type="float" office:value="177252" calcext:value-type="float">
            <text:p>177252</text:p>
          </table:table-cell>
          <table:table-cell table:formula="of:=[.BM2]/([.BL2]+[.BM2])*100" office:value-type="float" office:value="27.7344098387589" calcext:value-type="float">
            <text:p>27.7344098388</text:p>
          </table:table-cell>
          <table:table-cell table:formula="of:=[$'2002'.I13]" office:value-type="float" office:value="459825" calcext:value-type="float">
            <text:p>459825</text:p>
          </table:table-cell>
          <table:table-cell table:formula="of:=[$'2002'.J13]" office:value-type="float" office:value="171214" calcext:value-type="float">
            <text:p>171214</text:p>
          </table:table-cell>
          <table:table-cell table:formula="of:=[.BP2]/([.BO2]+[.BP2])*100" office:value-type="float" office:value="27.1320789998716" calcext:value-type="float">
            <text:p>27.1320789999</text:p>
          </table:table-cell>
          <table:table-cell table:formula="of:=[$'2001'.I13]" office:value-type="float" office:value="457604" calcext:value-type="float">
            <text:p>457604</text:p>
          </table:table-cell>
          <table:table-cell table:formula="of:=[$'2001'.J13]" office:value-type="float" office:value="167376" calcext:value-type="float">
            <text:p>167376</text:p>
          </table:table-cell>
          <table:table-cell table:formula="of:=[.BS2]/([.BR2]+[.BS2])*100" office:value-type="float" office:value="26.7810169925438" calcext:value-type="float">
            <text:p>26.7810169925</text:p>
          </table:table-cell>
          <table:table-cell table:formula="of:=[$'2000'.I13]" office:value-type="float" office:value="455127" calcext:value-type="float">
            <text:p>455127</text:p>
          </table:table-cell>
          <table:table-cell table:formula="of:=[$'2000'.J13]" office:value-type="float" office:value="165167" calcext:value-type="float">
            <text:p>165167</text:p>
          </table:table-cell>
          <table:table-cell table:formula="of:=[.BV2]/([.BU2]+[.BV2])*100" office:value-type="float" office:value="26.6272122574134" calcext:value-type="float">
            <text:p>26.6272122574</text:p>
          </table:table-cell>
          <table:table-cell table:formula="of:=[$'1999'.I13]" office:value-type="float" office:value="453666" calcext:value-type="float">
            <text:p>453666</text:p>
          </table:table-cell>
          <table:table-cell table:formula="of:=[$'1999'.J13]" office:value-type="float" office:value="162609" calcext:value-type="float">
            <text:p>162609</text:p>
          </table:table-cell>
          <table:table-cell table:formula="of:=[.BY2]/([.BX2]+[.BY2])*100" office:value-type="float" office:value="26.3857855665085" calcext:value-type="float">
            <text:p>26.3857855665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Wallis</text:p>
          </table:table-cell>
          <table:table-cell office:value-type="float" office:value="1" calcext:value-type="float">
            <text:p>1</text:p>
          </table:table-cell>
          <table:table-cell table:formula="of:=['2012'.B14]" office:value-type="float" office:value="321732" calcext:value-type="float">
            <text:p>321732</text:p>
          </table:table-cell>
          <table:table-cell table:style-name="ce73" office:value-type="float" office:value="1614" calcext:value-type="float">
            <text:p>1614</text:p>
          </table:table-cell>
          <table:table-cell table:style-name="ce85" table:formula="of:=[.D3]/[.AI3]*100" office:value-type="float" office:value="2.21892270890044" calcext:value-type="float">
            <text:p>2.2189227089</text:p>
          </table:table-cell>
          <table:table-cell table:style-name="ce73" office:value-type="float" office:value="1686" calcext:value-type="float">
            <text:p>1686</text:p>
          </table:table-cell>
          <table:table-cell table:style-name="ce85" table:formula="of:=[.F3]/[.AL3]*100" office:value-type="float" office:value="2.42248340469554" calcext:value-type="float">
            <text:p>2.4224834047</text:p>
          </table:table-cell>
          <table:table-cell table:style-name="ce73" office:value-type="float" office:value="1987" calcext:value-type="float">
            <text:p>1987</text:p>
          </table:table-cell>
          <table:table-cell table:style-name="ce85" table:formula="of:=[.H3]/[.AO3]*100" office:value-type="float" office:value="2.95534997174049" calcext:value-type="float">
            <text:p>2.9553499717</text:p>
          </table:table-cell>
          <table:table-cell table:style-name="ce73" office:value-type="float" office:value="1671" calcext:value-type="float">
            <text:p>1671</text:p>
          </table:table-cell>
          <table:table-cell table:style-name="ce85" table:formula="of:=[.J3]/[.AR3]*100" office:value-type="float" office:value="2.54438590614246" calcext:value-type="float">
            <text:p>2.5443859061</text:p>
          </table:table-cell>
          <table:table-cell table:style-name="ce73" office:value-type="float" office:value="1211" calcext:value-type="float">
            <text:p>1211</text:p>
          </table:table-cell>
          <table:table-cell table:style-name="ce85" table:formula="of:=[.L3]/[.AU3]*100" office:value-type="float" office:value="1.92852820333153" calcext:value-type="float">
            <text:p>1.9285282033</text:p>
          </table:table-cell>
          <table:table-cell table:style-name="ce73" office:value-type="float" office:value="727" calcext:value-type="float">
            <text:p>727</text:p>
          </table:table-cell>
          <table:table-cell table:style-name="ce85" table:formula="of:=[.N3]/[.AX3]*100" office:value-type="float" office:value="1.20052182241525" calcext:value-type="float">
            <text:p>1.2005218224</text:p>
          </table:table-cell>
          <table:table-cell table:style-name="ce73" office:value-type="float" office:value="895" calcext:value-type="float">
            <text:p>895</text:p>
          </table:table-cell>
          <table:table-cell table:style-name="ce85" table:formula="of:=[.P3]/[.BA3]*100" office:value-type="float" office:value="1.56849687176881" calcext:value-type="float">
            <text:p>1.5684968718</text:p>
          </table:table-cell>
          <table:table-cell table:style-name="ce73" office:value-type="float" office:value="939" calcext:value-type="float">
            <text:p>939</text:p>
          </table:table-cell>
          <table:table-cell table:style-name="ce85" table:formula="of:=[.R3]/[.BD3]*100" office:value-type="float" office:value="1.72788164286766" calcext:value-type="float">
            <text:p>1.7278816429</text:p>
          </table:table-cell>
          <table:table-cell table:style-name="ce73" office:value-type="float" office:value="649" calcext:value-type="float">
            <text:p>649</text:p>
          </table:table-cell>
          <table:table-cell table:style-name="ce85" table:formula="of:=[.T3]/[.BG3]*100" office:value-type="float" office:value="1.22825942958799" calcext:value-type="float">
            <text:p>1.2282594296</text:p>
          </table:table-cell>
          <table:table-cell table:style-name="ce73" office:value-type="float" office:value="617" calcext:value-type="float">
            <text:p>617</text:p>
          </table:table-cell>
          <table:table-cell table:style-name="ce85" table:formula="of:=[.V3]/[.BJ3]*100" office:value-type="float" office:value="1.21869321324168" calcext:value-type="float">
            <text:p>1.2186932132</text:p>
          </table:table-cell>
          <table:table-cell table:style-name="ce73" office:value-type="float" office:value="646" calcext:value-type="float">
            <text:p>646</text:p>
          </table:table-cell>
          <table:table-cell table:style-name="ce85" table:formula="of:=[.X3]/[.BM3]*100" office:value-type="float" office:value="1.32390613792397" calcext:value-type="float">
            <text:p>1.3239061379</text:p>
          </table:table-cell>
          <table:table-cell table:style-name="ce73" office:value-type="float" office:value="594" calcext:value-type="float">
            <text:p>594</text:p>
          </table:table-cell>
          <table:table-cell table:style-name="ce85" table:formula="of:=[.Z3]/[.BP3]*100" office:value-type="float" office:value="1.26058445279175" calcext:value-type="float">
            <text:p>1.2605844528</text:p>
          </table:table-cell>
          <table:table-cell table:style-name="ce73" office:value-type="float" office:value="541" calcext:value-type="float">
            <text:p>541</text:p>
          </table:table-cell>
          <table:table-cell table:style-name="ce85" table:formula="of:=[.AB3]/[.BS3]*100" office:value-type="float" office:value="1.18191947217792" calcext:value-type="float">
            <text:p>1.1819194722</text:p>
          </table:table-cell>
          <table:table-cell table:style-name="ce73" office:value-type="float" office:value="536" calcext:value-type="float">
            <text:p>536</text:p>
          </table:table-cell>
          <table:table-cell table:style-name="ce85" table:formula="of:=[.AD3]/[.BV3]*100" office:value-type="float" office:value="1.17415115005476" calcext:value-type="float">
            <text:p>1.1741511501</text:p>
          </table:table-cell>
          <table:table-cell table:style-name="ce73" office:value-type="float" office:value="359" calcext:value-type="float">
            <text:p>359</text:p>
          </table:table-cell>
          <table:table-cell table:style-name="ce85" table:formula="of:=[.AF3]/[.BY3]*100" office:value-type="float" office:value="0.782868482456332" calcext:value-type="float">
            <text:p>0.7828684825</text:p>
          </table:table-cell>
          <table:table-cell table:formula="of:=[$'2013'.H14]" office:value-type="float" office:value="254273" calcext:value-type="float">
            <text:p>254273</text:p>
          </table:table-cell>
          <table:table-cell table:formula="of:=[$'2013'.I14]" office:value-type="float" office:value="72738" calcext:value-type="float">
            <text:p>72738</text:p>
          </table:table-cell>
          <table:table-cell table:formula="of:=[.AI3]/([.AH3]+[.AI3])*100" office:value-type="float" office:value="22.2432884520704" calcext:value-type="float">
            <text:p>22.2432884521</text:p>
          </table:table-cell>
          <table:table-cell table:formula="of:=[$'2012'.H14]" office:value-type="float" office:value="252134" calcext:value-type="float">
            <text:p>252134</text:p>
          </table:table-cell>
          <table:table-cell table:formula="of:=[$'2012'.I14]" office:value-type="float" office:value="69598" calcext:value-type="float">
            <text:p>69598</text:p>
          </table:table-cell>
          <table:table-cell table:formula="of:=[.AL3]/([.AK3]+[.AL3])*100" office:value-type="float" office:value="21.6322902291348" calcext:value-type="float">
            <text:p>21.6322902291</text:p>
          </table:table-cell>
          <table:table-cell table:formula="of:=[$'2011'.H14]" office:value-type="float" office:value="249788" calcext:value-type="float">
            <text:p>249788</text:p>
          </table:table-cell>
          <table:table-cell table:formula="of:=[$'2011'.I14]" office:value-type="float" office:value="67234" calcext:value-type="float">
            <text:p>67234</text:p>
          </table:table-cell>
          <table:table-cell table:formula="of:=[.AO3]/([.AN3]+[.AO3])*100" office:value-type="float" office:value="21.207991874381" calcext:value-type="float">
            <text:p>21.2079918744</text:p>
          </table:table-cell>
          <table:table-cell table:formula="of:=[$'2010'.H14]" office:value-type="float" office:value="247010" calcext:value-type="float">
            <text:p>247010</text:p>
          </table:table-cell>
          <table:table-cell table:formula="of:=[$'2010'.I14]" office:value-type="float" office:value="65674" calcext:value-type="float">
            <text:p>65674</text:p>
          </table:table-cell>
          <table:table-cell table:formula="of:=[.AR3]/([.AQ3]+[.AR3])*100" office:value-type="float" office:value="21.0033132491589" calcext:value-type="float">
            <text:p>21.0033132492</text:p>
          </table:table-cell>
          <table:table-cell table:formula="of:=[$'2009'.I14]" office:value-type="float" office:value="244598" calcext:value-type="float">
            <text:p>244598</text:p>
          </table:table-cell>
          <table:table-cell table:style-name="ce77" table:formula="of:=[$'2009'.J14]" office:value-type="float" office:value="62794" calcext:value-type="float">
            <text:p>62794</text:p>
          </table:table-cell>
          <table:table-cell table:formula="of:=[.AU3]/([.AT3]+[.AU3])*100" office:value-type="float" office:value="20.4279877160108" calcext:value-type="float">
            <text:p>20.427987716</text:p>
          </table:table-cell>
          <table:table-cell table:formula="of:=[$'2008'.I14]" office:value-type="float" office:value="242684" calcext:value-type="float">
            <text:p>242684</text:p>
          </table:table-cell>
          <table:table-cell table:formula="of:=[$'2008'.J14]" office:value-type="float" office:value="60557" calcext:value-type="float">
            <text:p>60557</text:p>
          </table:table-cell>
          <table:table-cell table:formula="of:=[.AX3]/([.AW3]+[.AX3])*100" office:value-type="float" office:value="19.9699249112092" calcext:value-type="float">
            <text:p>19.9699249112</text:p>
          </table:table-cell>
          <table:table-cell table:formula="of:=[$'2007'.I14]" office:value-type="float" office:value="241519" calcext:value-type="float">
            <text:p>241519</text:p>
          </table:table-cell>
          <table:table-cell table:formula="of:=[$'2007'.J14]" office:value-type="float" office:value="57061" calcext:value-type="float">
            <text:p>57061</text:p>
          </table:table-cell>
          <table:table-cell table:formula="of:=[.BA3]/([.AZ3]+[.BA3])*100" office:value-type="float" office:value="19.1107910777681" calcext:value-type="float">
            <text:p>19.1107910778</text:p>
          </table:table-cell>
          <table:table-cell table:formula="of:=[$'2006'.I14]" office:value-type="float" office:value="240264" calcext:value-type="float">
            <text:p>240264</text:p>
          </table:table-cell>
          <table:table-cell table:formula="of:=[$'2006'.J14]" office:value-type="float" office:value="54344" calcext:value-type="float">
            <text:p>54344</text:p>
          </table:table-cell>
          <table:table-cell table:formula="of:=[.BD3]/([.BC3]+[.BD3])*100" office:value-type="float" office:value="18.446206484549" calcext:value-type="float">
            <text:p>18.4462064845</text:p>
          </table:table-cell>
          <table:table-cell table:formula="of:=[$'2005'.I14]" office:value-type="float" office:value="238736" calcext:value-type="float">
            <text:p>238736</text:p>
          </table:table-cell>
          <table:table-cell table:formula="of:=[$'2005'.J14]" office:value-type="float" office:value="52839" calcext:value-type="float">
            <text:p>52839</text:p>
          </table:table-cell>
          <table:table-cell table:formula="of:=[.BG3]/([.BF3]+[.BG3])*100" office:value-type="float" office:value="18.1219240332676" calcext:value-type="float">
            <text:p>18.1219240333</text:p>
          </table:table-cell>
          <table:table-cell table:formula="of:=[$'2004'.I14]" office:value-type="float" office:value="237348" calcext:value-type="float">
            <text:p>237348</text:p>
          </table:table-cell>
          <table:table-cell table:formula="of:=[$'2004'.J14]" office:value-type="float" office:value="50628" calcext:value-type="float">
            <text:p>50628</text:p>
          </table:table-cell>
          <table:table-cell table:formula="of:=[.BJ3]/([.BI3]+[.BJ3])*100" office:value-type="float" office:value="17.5806317193099" calcext:value-type="float">
            <text:p>17.5806317193</text:p>
          </table:table-cell>
          <table:table-cell table:formula="of:=[$'2003'.I14]" office:value-type="float" office:value="236213" calcext:value-type="float">
            <text:p>236213</text:p>
          </table:table-cell>
          <table:table-cell table:formula="of:=[$'2003'.J14]" office:value-type="float" office:value="48795" calcext:value-type="float">
            <text:p>48795</text:p>
          </table:table-cell>
          <table:table-cell table:formula="of:=[.BM3]/([.BL3]+[.BM3])*100" office:value-type="float" office:value="17.1205720541178" calcext:value-type="float">
            <text:p>17.1205720541</text:p>
          </table:table-cell>
          <table:table-cell table:formula="of:=[$'2002'.I14]" office:value-type="float" office:value="234224" calcext:value-type="float">
            <text:p>234224</text:p>
          </table:table-cell>
          <table:table-cell table:formula="of:=[$'2002'.J14]" office:value-type="float" office:value="47121" calcext:value-type="float">
            <text:p>47121</text:p>
          </table:table-cell>
          <table:table-cell table:formula="of:=[.BP3]/([.BO3]+[.BP3])*100" office:value-type="float" office:value="16.7484760703051" calcext:value-type="float">
            <text:p>16.7484760703</text:p>
          </table:table-cell>
          <table:table-cell table:formula="of:=[$'2001'.I14]" office:value-type="float" office:value="232646" calcext:value-type="float">
            <text:p>232646</text:p>
          </table:table-cell>
          <table:table-cell table:formula="of:=[$'2001'.J14]" office:value-type="float" office:value="45773" calcext:value-type="float">
            <text:p>45773</text:p>
          </table:table-cell>
          <table:table-cell table:formula="of:=[.BS3]/([.BR3]+[.BS3])*100" office:value-type="float" office:value="16.4403291442035" calcext:value-type="float">
            <text:p>16.4403291442</text:p>
          </table:table-cell>
          <table:table-cell table:formula="of:=[$'2000'.I14]" office:value-type="float" office:value="230520" calcext:value-type="float">
            <text:p>230520</text:p>
          </table:table-cell>
          <table:table-cell table:formula="of:=[$'2000'.J14]" office:value-type="float" office:value="45650" calcext:value-type="float">
            <text:p>45650</text:p>
          </table:table-cell>
          <table:table-cell table:formula="of:=[.BV3]/([.BU3]+[.BV3])*100" office:value-type="float" office:value="16.5296737516747" calcext:value-type="float">
            <text:p>16.5296737517</text:p>
          </table:table-cell>
          <table:table-cell table:formula="of:=[$'1999'.I14]" office:value-type="float" office:value="229775" calcext:value-type="float">
            <text:p>229775</text:p>
          </table:table-cell>
          <table:table-cell table:formula="of:=[$'1999'.J14]" office:value-type="float" office:value="45857" calcext:value-type="float">
            <text:p>45857</text:p>
          </table:table-cell>
          <table:table-cell table:formula="of:=[.BY3]/([.BX3]+[.BY3])*100" office:value-type="float" office:value="16.6370377895165" calcext:value-type="float">
            <text:p>16.6370377895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Genf</text:p>
          </table:table-cell>
          <table:table-cell office:value-type="float" office:value="1" calcext:value-type="float">
            <text:p>1</text:p>
          </table:table-cell>
          <table:table-cell table:formula="of:=['2012'.B15]" office:value-type="float" office:value="463101" calcext:value-type="float">
            <text:p>463101</text:p>
          </table:table-cell>
          <table:table-cell table:style-name="ce73" office:value-type="float" office:value="1734" calcext:value-type="float">
            <text:p>1734</text:p>
          </table:table-cell>
          <table:table-cell table:style-name="ce85" table:formula="of:=[.D4]/[.AI4]*100" office:value-type="float" office:value="0.913602883065154" calcext:value-type="float">
            <text:p>0.9136028831</text:p>
          </table:table-cell>
          <table:table-cell table:style-name="ce73" office:value-type="float" office:value="2271" calcext:value-type="float">
            <text:p>2271</text:p>
          </table:table-cell>
          <table:table-cell table:style-name="ce85" table:formula="of:=[.F4]/[.AL4]*100" office:value-type="float" office:value="1.23636244855295" calcext:value-type="float">
            <text:p>1.2363624486</text:p>
          </table:table-cell>
          <table:table-cell table:style-name="ce73" office:value-type="float" office:value="3120" calcext:value-type="float">
            <text:p>3120</text:p>
          </table:table-cell>
          <table:table-cell table:style-name="ce85" table:formula="of:=[.H4]/[.AO4]*100" office:value-type="float" office:value="1.72161677472755" calcext:value-type="float">
            <text:p>1.7216167747</text:p>
          </table:table-cell>
          <table:table-cell table:style-name="ce73" office:value-type="float" office:value="3042" calcext:value-type="float">
            <text:p>3042</text:p>
          </table:table-cell>
          <table:table-cell table:style-name="ce85" table:formula="of:=[.J4]/[.AR4]*100" office:value-type="float" office:value="1.69952679184987" calcext:value-type="float">
            <text:p>1.6995267918</text:p>
          </table:table-cell>
          <table:table-cell table:style-name="ce73" office:value-type="float" office:value="3916" calcext:value-type="float">
            <text:p>3916</text:p>
          </table:table-cell>
          <table:table-cell table:style-name="ce85" table:formula="of:=[.L4]/[.AU4]*100" office:value-type="float" office:value="2.23161877842237" calcext:value-type="float">
            <text:p>2.2316187784</text:p>
          </table:table-cell>
          <table:table-cell table:style-name="ce73" office:value-type="float" office:value="3693" calcext:value-type="float">
            <text:p>3693</text:p>
          </table:table-cell>
          <table:table-cell table:style-name="ce85" table:formula="of:=[.N4]/[.AX4]*100" office:value-type="float" office:value="2.17115242160217" calcext:value-type="float">
            <text:p>2.1711524216</text:p>
          </table:table-cell>
          <table:table-cell table:style-name="ce73" office:value-type="float" office:value="5083" calcext:value-type="float">
            <text:p>5083</text:p>
          </table:table-cell>
          <table:table-cell table:style-name="ce85" table:formula="of:=[.P4]/[.BA4]*100" office:value-type="float" office:value="3.10031655799599" calcext:value-type="float">
            <text:p>3.100316558</text:p>
          </table:table-cell>
          <table:table-cell table:style-name="ce73" office:value-type="float" office:value="6489" calcext:value-type="float">
            <text:p>6489</text:p>
          </table:table-cell>
          <table:table-cell table:style-name="ce85" table:formula="of:=[.R4]/[.BD4]*100" office:value-type="float" office:value="4.01296219565742" calcext:value-type="float">
            <text:p>4.0129621957</text:p>
          </table:table-cell>
          <table:table-cell table:style-name="ce73" office:value-type="float" office:value="4232" calcext:value-type="float">
            <text:p>4232</text:p>
          </table:table-cell>
          <table:table-cell table:style-name="ce85" table:formula="of:=[.T4]/[.BG4]*100" office:value-type="float" office:value="2.59894985721743" calcext:value-type="float">
            <text:p>2.5989498572</text:p>
          </table:table-cell>
          <table:table-cell table:style-name="ce73" office:value-type="float" office:value="3745" calcext:value-type="float">
            <text:p>3745</text:p>
          </table:table-cell>
          <table:table-cell table:style-name="ce85" table:formula="of:=[.V4]/[.BJ4]*100" office:value-type="float" office:value="2.31855525219319" calcext:value-type="float">
            <text:p>2.3185552522</text:p>
          </table:table-cell>
          <table:table-cell table:style-name="ce73" office:value-type="float" office:value="4259" calcext:value-type="float">
            <text:p>4259</text:p>
          </table:table-cell>
          <table:table-cell table:style-name="ce85" table:formula="of:=[.X4]/[.BM4]*100" office:value-type="float" office:value="2.65616424686923" calcext:value-type="float">
            <text:p>2.6561642469</text:p>
          </table:table-cell>
          <table:table-cell table:style-name="ce73" office:value-type="float" office:value="3026" calcext:value-type="float">
            <text:p>3026</text:p>
          </table:table-cell>
          <table:table-cell table:style-name="ce85" table:formula="of:=[.Z4]/[.BP4]*100" office:value-type="float" office:value="1.91285328680789" calcext:value-type="float">
            <text:p>1.9128532868</text:p>
          </table:table-cell>
          <table:table-cell table:style-name="ce73" office:value-type="float" office:value="4244" calcext:value-type="float">
            <text:p>4244</text:p>
          </table:table-cell>
          <table:table-cell table:style-name="ce85" table:formula="of:=[.AB4]/[.BS4]*100" office:value-type="float" office:value="2.73661675758631" calcext:value-type="float">
            <text:p>2.7366167576</text:p>
          </table:table-cell>
          <table:table-cell table:style-name="ce73" office:value-type="float" office:value="4715" calcext:value-type="float">
            <text:p>4715</text:p>
          </table:table-cell>
          <table:table-cell table:style-name="ce85" table:formula="of:=[.AD4]/[.BV4]*100" office:value-type="float" office:value="3.06178772038053" calcext:value-type="float">
            <text:p>3.0617877204</text:p>
          </table:table-cell>
          <table:table-cell table:style-name="ce73" office:value-type="float" office:value="2745" calcext:value-type="float">
            <text:p>2745</text:p>
          </table:table-cell>
          <table:table-cell table:style-name="ce85" table:formula="of:=[.AF4]/[.BY4]*100" office:value-type="float" office:value="1.80160667874301" calcext:value-type="float">
            <text:p>1.8016066787</text:p>
          </table:table-cell>
          <table:table-cell table:formula="of:=[$'2013'.H15]" office:value-type="float" office:value="279635" calcext:value-type="float">
            <text:p>279635</text:p>
          </table:table-cell>
          <table:table-cell table:formula="of:=[$'2013'.I15]" office:value-type="float" office:value="189798" calcext:value-type="float">
            <text:p>189798</text:p>
          </table:table-cell>
          <table:table-cell table:formula="of:=[.AI4]/([.AH4]+[.AI4])*100" office:value-type="float" office:value="40.4313288584313" calcext:value-type="float">
            <text:p>40.4313288584</text:p>
          </table:table-cell>
          <table:table-cell table:formula="of:=[$'2012'.H15]" office:value-type="float" office:value="279417" calcext:value-type="float">
            <text:p>279417</text:p>
          </table:table-cell>
          <table:table-cell table:formula="of:=[$'2012'.I15]" office:value-type="float" office:value="183684" calcext:value-type="float">
            <text:p>183684</text:p>
          </table:table-cell>
          <table:table-cell table:formula="of:=[.AL4]/([.AK4]+[.AL4])*100" office:value-type="float" office:value="39.6639178062669" calcext:value-type="float">
            <text:p>39.6639178063</text:p>
          </table:table-cell>
          <table:table-cell table:formula="of:=[$'2011'.H15]" office:value-type="float" office:value="279309" calcext:value-type="float">
            <text:p>279309</text:p>
          </table:table-cell>
          <table:table-cell table:formula="of:=[$'2011'.I15]" office:value-type="float" office:value="181225" calcext:value-type="float">
            <text:p>181225</text:p>
          </table:table-cell>
          <table:table-cell table:formula="of:=[.AO4]/([.AN4]+[.AO4])*100" office:value-type="float" office:value="39.3510576852089" calcext:value-type="float">
            <text:p>39.3510576852</text:p>
          </table:table-cell>
          <table:table-cell table:formula="of:=[$'2010'.H15]" office:value-type="float" office:value="278724" calcext:value-type="float">
            <text:p>278724</text:p>
          </table:table-cell>
          <table:table-cell table:formula="of:=[$'2010'.I15]" office:value-type="float" office:value="178991" calcext:value-type="float">
            <text:p>178991</text:p>
          </table:table-cell>
          <table:table-cell table:formula="of:=[.AR4]/([.AQ4]+[.AR4])*100" office:value-type="float" office:value="39.1053384748151" calcext:value-type="float">
            <text:p>39.1053384748</text:p>
          </table:table-cell>
          <table:table-cell table:formula="of:=[$'2009'.I15]" office:value-type="float" office:value="277814" calcext:value-type="float">
            <text:p>277814</text:p>
          </table:table-cell>
          <table:table-cell table:style-name="ce77" table:formula="of:=[$'2009'.J15]" office:value-type="float" office:value="175478" calcext:value-type="float">
            <text:p>175478</text:p>
          </table:table-cell>
          <table:table-cell table:formula="of:=[.AU4]/([.AT4]+[.AU4])*100" office:value-type="float" office:value="38.7119119684442" calcext:value-type="float">
            <text:p>38.7119119684</text:p>
          </table:table-cell>
          <table:table-cell table:formula="of:=[$'2008'.I15]" office:value-type="float" office:value="276012" calcext:value-type="float">
            <text:p>276012</text:p>
          </table:table-cell>
          <table:table-cell table:formula="of:=[$'2008'.J15]" office:value-type="float" office:value="170094" calcext:value-type="float">
            <text:p>170094</text:p>
          </table:table-cell>
          <table:table-cell table:formula="of:=[.AX4]/([.AW4]+[.AX4])*100" office:value-type="float" office:value="38.1286062057" calcext:value-type="float">
            <text:p>38.1286062057</text:p>
          </table:table-cell>
          <table:table-cell table:formula="of:=[$'2007'.I15]" office:value-type="float" office:value="274226" calcext:value-type="float">
            <text:p>274226</text:p>
          </table:table-cell>
          <table:table-cell table:formula="of:=[$'2007'.J15]" office:value-type="float" office:value="163951" calcext:value-type="float">
            <text:p>163951</text:p>
          </table:table-cell>
          <table:table-cell table:formula="of:=[.BA4]/([.AZ4]+[.BA4])*100" office:value-type="float" office:value="37.4166147470086" calcext:value-type="float">
            <text:p>37.416614747</text:p>
          </table:table-cell>
          <table:table-cell table:formula="of:=[$'2006'.I15]" office:value-type="float" office:value="271534" calcext:value-type="float">
            <text:p>271534</text:p>
          </table:table-cell>
          <table:table-cell table:formula="of:=[$'2006'.J15]" office:value-type="float" office:value="161701" calcext:value-type="float">
            <text:p>161701</text:p>
          </table:table-cell>
          <table:table-cell table:formula="of:=[.BD4]/([.BC4]+[.BD4])*100" office:value-type="float" office:value="37.3240850808453" calcext:value-type="float">
            <text:p>37.3240850808</text:p>
          </table:table-cell>
          <table:table-cell table:formula="of:=[$'2005'.I15]" office:value-type="float" office:value="267803" calcext:value-type="float">
            <text:p>267803</text:p>
          </table:table-cell>
          <table:table-cell table:formula="of:=[$'2005'.J15]" office:value-type="float" office:value="162835" calcext:value-type="float">
            <text:p>162835</text:p>
          </table:table-cell>
          <table:table-cell table:formula="of:=[.BG4]/([.BF4]+[.BG4])*100" office:value-type="float" office:value="37.812501451335" calcext:value-type="float">
            <text:p>37.8125014513</text:p>
          </table:table-cell>
          <table:table-cell table:formula="of:=[$'2004'.I15]" office:value-type="float" office:value="265873" calcext:value-type="float">
            <text:p>265873</text:p>
          </table:table-cell>
          <table:table-cell table:formula="of:=[$'2004'.J15]" office:value-type="float" office:value="161523" calcext:value-type="float">
            <text:p>161523</text:p>
          </table:table-cell>
          <table:table-cell table:formula="of:=[.BJ4]/([.BI4]+[.BJ4])*100" office:value-type="float" office:value="37.7923518236015" calcext:value-type="float">
            <text:p>37.7923518236</text:p>
          </table:table-cell>
          <table:table-cell table:formula="of:=[$'2003'.I15]" office:value-type="float" office:value="263649" calcext:value-type="float">
            <text:p>263649</text:p>
          </table:table-cell>
          <table:table-cell table:formula="of:=[$'2003'.J15]" office:value-type="float" office:value="160344" calcext:value-type="float">
            <text:p>160344</text:p>
          </table:table-cell>
          <table:table-cell table:formula="of:=[.BM4]/([.BL4]+[.BM4])*100" office:value-type="float" office:value="37.8176054793357" calcext:value-type="float">
            <text:p>37.8176054793</text:p>
          </table:table-cell>
          <table:table-cell table:formula="of:=[$'2002'.I15]" office:value-type="float" office:value="260554" calcext:value-type="float">
            <text:p>260554</text:p>
          </table:table-cell>
          <table:table-cell table:formula="of:=[$'2002'.J15]" office:value-type="float" office:value="158193" calcext:value-type="float">
            <text:p>158193</text:p>
          </table:table-cell>
          <table:table-cell table:formula="of:=[.BP4]/([.BO4]+[.BP4])*100" office:value-type="float" office:value="37.7777034820548" calcext:value-type="float">
            <text:p>37.7777034821</text:p>
          </table:table-cell>
          <table:table-cell table:formula="of:=[$'2001'.I15]" office:value-type="float" office:value="258536" calcext:value-type="float">
            <text:p>258536</text:p>
          </table:table-cell>
          <table:table-cell table:formula="of:=[$'2001'.J15]" office:value-type="float" office:value="155082" calcext:value-type="float">
            <text:p>155082</text:p>
          </table:table-cell>
          <table:table-cell table:formula="of:=[.BS4]/([.BR4]+[.BS4])*100" office:value-type="float" office:value="37.4940162178629" calcext:value-type="float">
            <text:p>37.4940162179</text:p>
          </table:table-cell>
          <table:table-cell table:formula="of:=[$'2000'.I15]" office:value-type="float" office:value="254825" calcext:value-type="float">
            <text:p>254825</text:p>
          </table:table-cell>
          <table:table-cell table:formula="of:=[$'2000'.J15]" office:value-type="float" office:value="153995" calcext:value-type="float">
            <text:p>153995</text:p>
          </table:table-cell>
          <table:table-cell table:formula="of:=[.BV4]/([.BU4]+[.BV4])*100" office:value-type="float" office:value="37.6681669194266" calcext:value-type="float">
            <text:p>37.6681669194</text:p>
          </table:table-cell>
          <table:table-cell table:formula="of:=[$'1999'.I15]" office:value-type="float" office:value="250703" calcext:value-type="float">
            <text:p>250703</text:p>
          </table:table-cell>
          <table:table-cell table:formula="of:=[$'1999'.J15]" office:value-type="float" office:value="152364" calcext:value-type="float">
            <text:p>152364</text:p>
          </table:table-cell>
          <table:table-cell table:formula="of:=[.BY4]/([.BX4]+[.BY4])*100" office:value-type="float" office:value="37.8011596087003" calcext:value-type="float">
            <text:p>37.8011596087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Bern</text:p>
          </table:table-cell>
          <table:table-cell office:value-type="float" office:value="2" calcext:value-type="float">
            <text:p>2</text:p>
          </table:table-cell>
          <table:table-cell table:formula="of:=['2012'.B18]" office:value-type="float" office:value="992617" calcext:value-type="float">
            <text:p>992617</text:p>
          </table:table-cell>
          <table:table-cell table:style-name="ce73" office:value-type="float" office:value="2545" calcext:value-type="float">
            <text:p>2545</text:p>
          </table:table-cell>
          <table:table-cell table:style-name="ce85" table:formula="of:=[.D5]/[.AI5]*100" office:value-type="float" office:value="1.74864814725747" calcext:value-type="float">
            <text:p>1.7486481473</text:p>
          </table:table-cell>
          <table:table-cell table:style-name="ce73" office:value-type="float" office:value="2525" calcext:value-type="float">
            <text:p>2525</text:p>
          </table:table-cell>
          <table:table-cell table:style-name="ce85" table:formula="of:=[.F5]/[.AL5]*100" office:value-type="float" office:value="1.81635075351581" calcext:value-type="float">
            <text:p>1.8163507535</text:p>
          </table:table-cell>
          <table:table-cell table:style-name="ce73" office:value-type="float" office:value="2886" calcext:value-type="float">
            <text:p>2886</text:p>
          </table:table-cell>
          <table:table-cell table:style-name="ce85" table:formula="of:=[.H5]/[.AO5]*100" office:value-type="float" office:value="2.14072722417553" calcext:value-type="float">
            <text:p>2.1407272242</text:p>
          </table:table-cell>
          <table:table-cell table:style-name="ce73" office:value-type="float" office:value="2753" calcext:value-type="float">
            <text:p>2753</text:p>
          </table:table-cell>
          <table:table-cell table:style-name="ce85" table:formula="of:=[.J5]/[.AR5]*100" office:value-type="float" office:value="2.09032512794035" calcext:value-type="float">
            <text:p>2.0903251279</text:p>
          </table:table-cell>
          <table:table-cell table:style-name="ce73" office:value-type="float" office:value="3030" calcext:value-type="float">
            <text:p>3030</text:p>
          </table:table-cell>
          <table:table-cell table:style-name="ce85" table:formula="of:=[.L5]/[.AU5]*100" office:value-type="float" office:value="2.38428731055539" calcext:value-type="float">
            <text:p>2.3842873106</text:p>
          </table:table-cell>
          <table:table-cell table:style-name="ce73" office:value-type="float" office:value="4499" calcext:value-type="float">
            <text:p>4499</text:p>
          </table:table-cell>
          <table:table-cell table:style-name="ce85" table:formula="of:=[.N5]/[.AX5]*100" office:value-type="float" office:value="3.63852518014703" calcext:value-type="float">
            <text:p>3.6385251801</text:p>
          </table:table-cell>
          <table:table-cell table:style-name="ce73" office:value-type="float" office:value="4301" calcext:value-type="float">
            <text:p>4301</text:p>
          </table:table-cell>
          <table:table-cell table:style-name="ce85" table:formula="of:=[.P5]/[.BA5]*100" office:value-type="float" office:value="3.58625865087968" calcext:value-type="float">
            <text:p>3.5862586509</text:p>
          </table:table-cell>
          <table:table-cell table:style-name="ce73" office:value-type="float" office:value="5802" calcext:value-type="float">
            <text:p>5802</text:p>
          </table:table-cell>
          <table:table-cell table:style-name="ce85" table:formula="of:=[.R5]/[.BD5]*100" office:value-type="float" office:value="4.92910482630895" calcext:value-type="float">
            <text:p>4.9291048263</text:p>
          </table:table-cell>
          <table:table-cell table:style-name="ce73" office:value-type="float" office:value="3937" calcext:value-type="float">
            <text:p>3937</text:p>
          </table:table-cell>
          <table:table-cell table:style-name="ce85" table:formula="of:=[.T5]/[.BG5]*100" office:value-type="float" office:value="3.31642967854977" calcext:value-type="float">
            <text:p>3.3164296785</text:p>
          </table:table-cell>
          <table:table-cell table:style-name="ce73" office:value-type="float" office:value="4255" calcext:value-type="float">
            <text:p>4255</text:p>
          </table:table-cell>
          <table:table-cell table:style-name="ce85" table:formula="of:=[.V5]/[.BJ5]*100" office:value-type="float" office:value="3.59305202536669" calcext:value-type="float">
            <text:p>3.5930520254</text:p>
          </table:table-cell>
          <table:table-cell table:style-name="ce73" office:value-type="float" office:value="3182" calcext:value-type="float">
            <text:p>3182</text:p>
          </table:table-cell>
          <table:table-cell table:style-name="ce85" table:formula="of:=[.X5]/[.BM5]*100" office:value-type="float" office:value="2.7174748492664" calcext:value-type="float">
            <text:p>2.7174748493</text:p>
          </table:table-cell>
          <table:table-cell table:style-name="ce73" office:value-type="float" office:value="4720" calcext:value-type="float">
            <text:p>4720</text:p>
          </table:table-cell>
          <table:table-cell table:style-name="ce85" table:formula="of:=[.Z5]/[.BP5]*100" office:value-type="float" office:value="4.07303855579718" calcext:value-type="float">
            <text:p>4.0730385558</text:p>
          </table:table-cell>
          <table:table-cell table:style-name="ce73" office:value-type="float" office:value="2037" calcext:value-type="float">
            <text:p>2037</text:p>
          </table:table-cell>
          <table:table-cell table:style-name="ce85" table:formula="of:=[.AB5]/[.BS5]*100" office:value-type="float" office:value="1.77669623465997" calcext:value-type="float">
            <text:p>1.7766962347</text:p>
          </table:table-cell>
          <table:table-cell table:style-name="ce73" office:value-type="float" office:value="2111" calcext:value-type="float">
            <text:p>2111</text:p>
          </table:table-cell>
          <table:table-cell table:style-name="ce85" table:formula="of:=[.AD5]/[.BV5]*100" office:value-type="float" office:value="1.87803033672879" calcext:value-type="float">
            <text:p>1.8780303367</text:p>
          </table:table-cell>
          <table:table-cell table:style-name="ce73" office:value-type="float" office:value="1349" calcext:value-type="float">
            <text:p>1349</text:p>
          </table:table-cell>
          <table:table-cell table:style-name="ce85" table:formula="of:=[.AF5]/[.BY5]*100" office:value-type="float" office:value="1.21996436872044" calcext:value-type="float">
            <text:p>1.2199643687</text:p>
          </table:table-cell>
          <table:table-cell table:formula="of:=[$'2013'.H18]" office:value-type="float" office:value="855740" calcext:value-type="float">
            <text:p>855740</text:p>
          </table:table-cell>
          <table:table-cell table:formula="of:=[$'2013'.I18]" office:value-type="float" office:value="145541" calcext:value-type="float">
            <text:p>145541</text:p>
          </table:table-cell>
          <table:table-cell table:formula="of:=[.AI5]/([.AH5]+[.AI5])*100" office:value-type="float" office:value="14.5354800500559" calcext:value-type="float">
            <text:p>14.5354800501</text:p>
          </table:table-cell>
          <table:table-cell table:formula="of:=[$'2012'.H18]" office:value-type="float" office:value="853602" calcext:value-type="float">
            <text:p>853602</text:p>
          </table:table-cell>
          <table:table-cell table:formula="of:=[$'2012'.I18]" office:value-type="float" office:value="139015" calcext:value-type="float">
            <text:p>139015</text:p>
          </table:table-cell>
          <table:table-cell table:formula="of:=[.AL5]/([.AK5]+[.AL5])*100" office:value-type="float" office:value="14.0048981631385" calcext:value-type="float">
            <text:p>14.0048981631</text:p>
          </table:table-cell>
          <table:table-cell table:formula="of:=[$'2011'.H18]" office:value-type="float" office:value="850232" calcext:value-type="float">
            <text:p>850232</text:p>
          </table:table-cell>
          <table:table-cell table:formula="of:=[$'2011'.I18]" office:value-type="float" office:value="134814" calcext:value-type="float">
            <text:p>134814</text:p>
          </table:table-cell>
          <table:table-cell table:formula="of:=[.AO5]/([.AN5]+[.AO5])*100" office:value-type="float" office:value="13.6860613616014" calcext:value-type="float">
            <text:p>13.6860613616</text:p>
          </table:table-cell>
          <table:table-cell table:formula="of:=[$'2010'.H18]" office:value-type="float" office:value="848100" calcext:value-type="float">
            <text:p>848100</text:p>
          </table:table-cell>
          <table:table-cell table:formula="of:=[$'2010'.I18]" office:value-type="float" office:value="131702" calcext:value-type="float">
            <text:p>131702</text:p>
          </table:table-cell>
          <table:table-cell table:formula="of:=[.AR5]/([.AQ5]+[.AR5])*100" office:value-type="float" office:value="13.4416953629407" calcext:value-type="float">
            <text:p>13.4416953629</text:p>
          </table:table-cell>
          <table:table-cell table:formula="of:=[$'2009'.I18]" office:value-type="float" office:value="847153" calcext:value-type="float">
            <text:p>847153</text:p>
          </table:table-cell>
          <table:table-cell table:style-name="ce77" table:formula="of:=[$'2009'.J18]" office:value-type="float" office:value="127082" calcext:value-type="float">
            <text:p>127082</text:p>
          </table:table-cell>
          <table:table-cell table:formula="of:=[.AU5]/([.AT5]+[.AU5])*100" office:value-type="float" office:value="13.0442860295514" calcext:value-type="float">
            <text:p>13.0442860296</text:p>
          </table:table-cell>
          <table:table-cell table:formula="of:=[$'2008'.I18]" office:value-type="float" office:value="845650" calcext:value-type="float">
            <text:p>845650</text:p>
          </table:table-cell>
          <table:table-cell table:formula="of:=[$'2008'.J18]" office:value-type="float" office:value="123649" calcext:value-type="float">
            <text:p>123649</text:p>
          </table:table-cell>
          <table:table-cell table:formula="of:=[.AX5]/([.AW5]+[.AX5])*100" office:value-type="float" office:value="12.7565384881239" calcext:value-type="float">
            <text:p>12.7565384881</text:p>
          </table:table-cell>
          <table:table-cell table:formula="of:=[$'2007'.I18]" office:value-type="float" office:value="843052" calcext:value-type="float">
            <text:p>843052</text:p>
          </table:table-cell>
          <table:table-cell table:formula="of:=[$'2007'.J18]" office:value-type="float" office:value="119930" calcext:value-type="float">
            <text:p>119930</text:p>
          </table:table-cell>
          <table:table-cell table:formula="of:=[.BA5]/([.AZ5]+[.BA5])*100" office:value-type="float" office:value="12.4540230243141" calcext:value-type="float">
            <text:p>12.4540230243</text:p>
          </table:table-cell>
          <table:table-cell table:formula="of:=[$'2006'.I18]" office:value-type="float" office:value="841188" calcext:value-type="float">
            <text:p>841188</text:p>
          </table:table-cell>
          <table:table-cell table:formula="of:=[$'2006'.J18]" office:value-type="float" office:value="117709" calcext:value-type="float">
            <text:p>117709</text:p>
          </table:table-cell>
          <table:table-cell table:formula="of:=[.BD5]/([.BC5]+[.BD5])*100" office:value-type="float" office:value="12.2754581566112" calcext:value-type="float">
            <text:p>12.2754581566</text:p>
          </table:table-cell>
          <table:table-cell table:formula="of:=[$'2005'.I18]" office:value-type="float" office:value="838352" calcext:value-type="float">
            <text:p>838352</text:p>
          </table:table-cell>
          <table:table-cell table:formula="of:=[$'2005'.J18]" office:value-type="float" office:value="118712" calcext:value-type="float">
            <text:p>118712</text:p>
          </table:table-cell>
          <table:table-cell table:formula="of:=[.BG5]/([.BF5]+[.BG5])*100" office:value-type="float" office:value="12.403768191051" calcext:value-type="float">
            <text:p>12.4037681911</text:p>
          </table:table-cell>
          <table:table-cell table:formula="of:=[$'2004'.I18]" office:value-type="float" office:value="836955" calcext:value-type="float">
            <text:p>836955</text:p>
          </table:table-cell>
          <table:table-cell table:formula="of:=[$'2004'.J18]" office:value-type="float" office:value="118423" calcext:value-type="float">
            <text:p>118423</text:p>
          </table:table-cell>
          <table:table-cell table:formula="of:=[.BJ5]/([.BI5]+[.BJ5])*100" office:value-type="float" office:value="12.3954078909081" calcext:value-type="float">
            <text:p>12.3954078909</text:p>
          </table:table-cell>
          <table:table-cell table:formula="of:=[$'2003'.I18]" office:value-type="float" office:value="834863" calcext:value-type="float">
            <text:p>834863</text:p>
          </table:table-cell>
          <table:table-cell table:formula="of:=[$'2003'.J18]" office:value-type="float" office:value="117094" calcext:value-type="float">
            <text:p>117094</text:p>
          </table:table-cell>
          <table:table-cell table:formula="of:=[.BM5]/([.BL5]+[.BM5])*100" office:value-type="float" office:value="12.3003454987988" calcext:value-type="float">
            <text:p>12.3003454988</text:p>
          </table:table-cell>
          <table:table-cell table:formula="of:=[$'2002'.I18]" office:value-type="float" office:value="833706" calcext:value-type="float">
            <text:p>833706</text:p>
          </table:table-cell>
          <table:table-cell table:formula="of:=[$'2002'.J18]" office:value-type="float" office:value="115884" calcext:value-type="float">
            <text:p>115884</text:p>
          </table:table-cell>
          <table:table-cell table:formula="of:=[.BP5]/([.BO5]+[.BP5])*100" office:value-type="float" office:value="12.2035825988058" calcext:value-type="float">
            <text:p>12.2035825988</text:p>
          </table:table-cell>
          <table:table-cell table:formula="of:=[$'2001'.I18]" office:value-type="float" office:value="831659" calcext:value-type="float">
            <text:p>831659</text:p>
          </table:table-cell>
          <table:table-cell table:formula="of:=[$'2001'.J18]" office:value-type="float" office:value="114651" calcext:value-type="float">
            <text:p>114651</text:p>
          </table:table-cell>
          <table:table-cell table:formula="of:=[.BS5]/([.BR5]+[.BS5])*100" office:value-type="float" office:value="12.1155858016929" calcext:value-type="float">
            <text:p>12.1155858017</text:p>
          </table:table-cell>
          <table:table-cell table:formula="of:=[$'2000'.I18]" office:value-type="float" office:value="831291" calcext:value-type="float">
            <text:p>831291</text:p>
          </table:table-cell>
          <table:table-cell table:formula="of:=[$'2000'.J18]" office:value-type="float" office:value="112405" calcext:value-type="float">
            <text:p>112405</text:p>
          </table:table-cell>
          <table:table-cell table:formula="of:=[.BV5]/([.BU5]+[.BV5])*100" office:value-type="float" office:value="11.9111451145284" calcext:value-type="float">
            <text:p>11.9111451145</text:p>
          </table:table-cell>
          <table:table-cell table:formula="of:=[$'1999'.I18]" office:value-type="float" office:value="832850" calcext:value-type="float">
            <text:p>832850</text:p>
          </table:table-cell>
          <table:table-cell table:formula="of:=[$'1999'.J18]" office:value-type="float" office:value="110577" calcext:value-type="float">
            <text:p>110577</text:p>
          </table:table-cell>
          <table:table-cell table:formula="of:=[.BY5]/([.BX5]+[.BY5])*100" office:value-type="float" office:value="11.7207796681672" calcext:value-type="float">
            <text:p>11.7207796682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table:formula="of:=['2012'.B19]" office:value-type="float" office:value="291395" calcext:value-type="float">
            <text:p>291395</text:p>
          </table:table-cell>
          <table:table-cell table:style-name="ce73" office:value-type="float" office:value="924" calcext:value-type="float">
            <text:p>924</text:p>
          </table:table-cell>
          <table:table-cell table:style-name="ce85" table:formula="of:=[.D6]/[.AI6]*100" office:value-type="float" office:value="1.49458939229737" calcext:value-type="float">
            <text:p>1.4945893923</text:p>
          </table:table-cell>
          <table:table-cell table:style-name="ce73" office:value-type="float" office:value="703" calcext:value-type="float">
            <text:p>703</text:p>
          </table:table-cell>
          <table:table-cell table:style-name="ce85" table:formula="of:=[.F6]/[.AL6]*100" office:value-type="float" office:value="1.20603877165895" calcext:value-type="float">
            <text:p>1.2060387717</text:p>
          </table:table-cell>
          <table:table-cell table:style-name="ce73" office:value-type="float" office:value="686" calcext:value-type="float">
            <text:p>686</text:p>
          </table:table-cell>
          <table:table-cell table:style-name="ce85" table:formula="of:=[.H6]/[.AO6]*100" office:value-type="float" office:value="1.2626773914484" calcext:value-type="float">
            <text:p>1.2626773914</text:p>
          </table:table-cell>
          <table:table-cell table:style-name="ce73" office:value-type="float" office:value="763" calcext:value-type="float">
            <text:p>763</text:p>
          </table:table-cell>
          <table:table-cell table:style-name="ce85" table:formula="of:=[.J6]/[.AR6]*100" office:value-type="float" office:value="1.50111157016664" calcext:value-type="float">
            <text:p>1.5011115702</text:p>
          </table:table-cell>
          <table:table-cell table:style-name="ce73" office:value-type="float" office:value="734" calcext:value-type="float">
            <text:p>734</text:p>
          </table:table-cell>
          <table:table-cell table:style-name="ce85" table:formula="of:=[.L6]/[.AU6]*100" office:value-type="float" office:value="1.51787745310917" calcext:value-type="float">
            <text:p>1.5178774531</text:p>
          </table:table-cell>
          <table:table-cell table:style-name="ce73" office:value-type="float" office:value="1176" calcext:value-type="float">
            <text:p>1176</text:p>
          </table:table-cell>
          <table:table-cell table:style-name="ce85" table:formula="of:=[.N6]/[.AX6]*100" office:value-type="float" office:value="2.55285894151869" calcext:value-type="float">
            <text:p>2.5528589415</text:p>
          </table:table-cell>
          <table:table-cell table:style-name="ce73" office:value-type="float" office:value="844" calcext:value-type="float">
            <text:p>844</text:p>
          </table:table-cell>
          <table:table-cell table:style-name="ce85" table:formula="of:=[.P6]/[.BA6]*100" office:value-type="float" office:value="1.92527031342671" calcext:value-type="float">
            <text:p>1.9252703134</text:p>
          </table:table-cell>
          <table:table-cell table:style-name="ce73" office:value-type="float" office:value="675" calcext:value-type="float">
            <text:p>675</text:p>
          </table:table-cell>
          <table:table-cell table:style-name="ce85" table:formula="of:=[.R6]/[.BD6]*100" office:value-type="float" office:value="1.64185639229422" calcext:value-type="float">
            <text:p>1.6418563923</text:p>
          </table:table-cell>
          <table:table-cell table:style-name="ce73" office:value-type="float" office:value="715" calcext:value-type="float">
            <text:p>715</text:p>
          </table:table-cell>
          <table:table-cell table:style-name="ce85" table:formula="of:=[.T6]/[.BG6]*100" office:value-type="float" office:value="1.8013705532601" calcext:value-type="float">
            <text:p>1.8013705533</text:p>
          </table:table-cell>
          <table:table-cell table:style-name="ce73" office:value-type="float" office:value="884" calcext:value-type="float">
            <text:p>884</text:p>
          </table:table-cell>
          <table:table-cell table:style-name="ce85" table:formula="of:=[.V6]/[.BJ6]*100" office:value-type="float" office:value="2.30803373280071" calcext:value-type="float">
            <text:p>2.3080337328</text:p>
          </table:table-cell>
          <table:table-cell table:style-name="ce73" office:value-type="float" office:value="1023" calcext:value-type="float">
            <text:p>1023</text:p>
          </table:table-cell>
          <table:table-cell table:style-name="ce85" table:formula="of:=[.X6]/[.BM6]*100" office:value-type="float" office:value="2.76165537348487" calcext:value-type="float">
            <text:p>2.7616553735</text:p>
          </table:table-cell>
          <table:table-cell table:style-name="ce73" office:value-type="float" office:value="819" calcext:value-type="float">
            <text:p>819</text:p>
          </table:table-cell>
          <table:table-cell table:style-name="ce85" table:formula="of:=[.Z6]/[.BP6]*100" office:value-type="float" office:value="2.29155008393956" calcext:value-type="float">
            <text:p>2.2915500839</text:p>
          </table:table-cell>
          <table:table-cell table:style-name="ce73" office:value-type="float" office:value="727" calcext:value-type="float">
            <text:p>727</text:p>
          </table:table-cell>
          <table:table-cell table:style-name="ce85" table:formula="of:=[.AB6]/[.BS6]*100" office:value-type="float" office:value="2.12890567805792" calcext:value-type="float">
            <text:p>2.1289056781</text:p>
          </table:table-cell>
          <table:table-cell table:style-name="ce73" office:value-type="float" office:value="560" calcext:value-type="float">
            <text:p>560</text:p>
          </table:table-cell>
          <table:table-cell table:style-name="ce85" table:formula="of:=[.AD6]/[.BV6]*100" office:value-type="float" office:value="1.67704839482511" calcext:value-type="float">
            <text:p>1.6770483948</text:p>
          </table:table-cell>
          <table:table-cell table:style-name="ce73" office:value-type="float" office:value="433" calcext:value-type="float">
            <text:p>433</text:p>
          </table:table-cell>
          <table:table-cell table:style-name="ce85" table:formula="of:=[.AF6]/[.BY6]*100" office:value-type="float" office:value="1.31787192598003" calcext:value-type="float">
            <text:p>1.317871926</text:p>
          </table:table-cell>
          <table:table-cell table:formula="of:=[$'2013'.H19]" office:value-type="float" office:value="235799" calcext:value-type="float">
            <text:p>235799</text:p>
          </table:table-cell>
          <table:table-cell table:formula="of:=[$'2013'.I19]" office:value-type="float" office:value="61823" calcext:value-type="float">
            <text:p>61823</text:p>
          </table:table-cell>
          <table:table-cell table:formula="of:=[.AI6]/([.AH6]+[.AI6])*100" office:value-type="float" office:value="20.7723219385664" calcext:value-type="float">
            <text:p>20.7723219386</text:p>
          </table:table-cell>
          <table:table-cell table:formula="of:=[$'2012'.H19]" office:value-type="float" office:value="233105" calcext:value-type="float">
            <text:p>233105</text:p>
          </table:table-cell>
          <table:table-cell table:formula="of:=[$'2012'.I19]" office:value-type="float" office:value="58290" calcext:value-type="float">
            <text:p>58290</text:p>
          </table:table-cell>
          <table:table-cell table:formula="of:=[.AL6]/([.AK6]+[.AL6])*100" office:value-type="float" office:value="20.0037749446627" calcext:value-type="float">
            <text:p>20.0037749447</text:p>
          </table:table-cell>
          <table:table-cell table:formula="of:=[$'2011'.H19]" office:value-type="float" office:value="230339" calcext:value-type="float">
            <text:p>230339</text:p>
          </table:table-cell>
          <table:table-cell table:formula="of:=[$'2011'.I19]" office:value-type="float" office:value="54329" calcext:value-type="float">
            <text:p>54329</text:p>
          </table:table-cell>
          <table:table-cell table:formula="of:=[.AO6]/([.AN6]+[.AO6])*100" office:value-type="float" office:value="19.0850394143353" calcext:value-type="float">
            <text:p>19.0850394143</text:p>
          </table:table-cell>
          <table:table-cell table:formula="of:=[$'2010'.H19]" office:value-type="float" office:value="227664" calcext:value-type="float">
            <text:p>227664</text:p>
          </table:table-cell>
          <table:table-cell table:formula="of:=[$'2010'.I19]" office:value-type="float" office:value="50829" calcext:value-type="float">
            <text:p>50829</text:p>
          </table:table-cell>
          <table:table-cell table:formula="of:=[.AR6]/([.AQ6]+[.AR6])*100" office:value-type="float" office:value="18.251446176385" calcext:value-type="float">
            <text:p>18.2514461764</text:p>
          </table:table-cell>
          <table:table-cell table:formula="of:=[$'2009'.I19]" office:value-type="float" office:value="224802" calcext:value-type="float">
            <text:p>224802</text:p>
          </table:table-cell>
          <table:table-cell table:style-name="ce77" table:formula="of:=[$'2009'.J19]" office:value-type="float" office:value="48357" calcext:value-type="float">
            <text:p>48357</text:p>
          </table:table-cell>
          <table:table-cell table:formula="of:=[.AU6]/([.AT6]+[.AU6])*100" office:value-type="float" office:value="17.7028763467431" calcext:value-type="float">
            <text:p>17.7028763467</text:p>
          </table:table-cell>
          <table:table-cell table:formula="of:=[$'2008'.I19]" office:value-type="float" office:value="222471" calcext:value-type="float">
            <text:p>222471</text:p>
          </table:table-cell>
          <table:table-cell table:formula="of:=[$'2008'.J19]" office:value-type="float" office:value="46066" calcext:value-type="float">
            <text:p>46066</text:p>
          </table:table-cell>
          <table:table-cell table:formula="of:=[.AX6]/([.AW6]+[.AX6])*100" office:value-type="float" office:value="17.1544330948808" calcext:value-type="float">
            <text:p>17.1544330949</text:p>
          </table:table-cell>
          <table:table-cell table:formula="of:=[$'2007'.I19]" office:value-type="float" office:value="219403" calcext:value-type="float">
            <text:p>219403</text:p>
          </table:table-cell>
          <table:table-cell table:formula="of:=[$'2007'.J19]" office:value-type="float" office:value="43838" calcext:value-type="float">
            <text:p>43838</text:p>
          </table:table-cell>
          <table:table-cell table:formula="of:=[.BA6]/([.AZ6]+[.BA6])*100" office:value-type="float" office:value="16.6531809254637" calcext:value-type="float">
            <text:p>16.6531809255</text:p>
          </table:table-cell>
          <table:table-cell table:formula="of:=[$'2006'.I19]" office:value-type="float" office:value="217140" calcext:value-type="float">
            <text:p>217140</text:p>
          </table:table-cell>
          <table:table-cell table:formula="of:=[$'2006'.J19]" office:value-type="float" office:value="41112" calcext:value-type="float">
            <text:p>41112</text:p>
          </table:table-cell>
          <table:table-cell table:formula="of:=[.BD6]/([.BC6]+[.BD6])*100" office:value-type="float" office:value="15.9193346034106" calcext:value-type="float">
            <text:p>15.9193346034</text:p>
          </table:table-cell>
          <table:table-cell table:formula="of:=[$'2005'.I19]" office:value-type="float" office:value="214262" calcext:value-type="float">
            <text:p>214262</text:p>
          </table:table-cell>
          <table:table-cell table:formula="of:=[$'2005'.J19]" office:value-type="float" office:value="39692" calcext:value-type="float">
            <text:p>39692</text:p>
          </table:table-cell>
          <table:table-cell table:formula="of:=[.BG6]/([.BF6]+[.BG6])*100" office:value-type="float" office:value="15.6296022114241" calcext:value-type="float">
            <text:p>15.6296022114</text:p>
          </table:table-cell>
          <table:table-cell table:formula="of:=[$'2004'.I19]" office:value-type="float" office:value="212076" calcext:value-type="float">
            <text:p>212076</text:p>
          </table:table-cell>
          <table:table-cell table:formula="of:=[$'2004'.J19]" office:value-type="float" office:value="38301" calcext:value-type="float">
            <text:p>38301</text:p>
          </table:table-cell>
          <table:table-cell table:formula="of:=[.BJ6]/([.BI6]+[.BJ6])*100" office:value-type="float" office:value="15.2973316239111" calcext:value-type="float">
            <text:p>15.2973316239</text:p>
          </table:table-cell>
          <table:table-cell table:formula="of:=[$'2003'.I19]" office:value-type="float" office:value="209613" calcext:value-type="float">
            <text:p>209613</text:p>
          </table:table-cell>
          <table:table-cell table:formula="of:=[$'2003'.J19]" office:value-type="float" office:value="37043" calcext:value-type="float">
            <text:p>37043</text:p>
          </table:table-cell>
          <table:table-cell table:formula="of:=[.BM6]/([.BL6]+[.BM6])*100" office:value-type="float" office:value="15.0180818629995" calcext:value-type="float">
            <text:p>15.018081863</text:p>
          </table:table-cell>
          <table:table-cell table:formula="of:=[$'2002'.I19]" office:value-type="float" office:value="207660" calcext:value-type="float">
            <text:p>207660</text:p>
          </table:table-cell>
          <table:table-cell table:formula="of:=[$'2002'.J19]" office:value-type="float" office:value="35740" calcext:value-type="float">
            <text:p>35740</text:p>
          </table:table-cell>
          <table:table-cell table:formula="of:=[.BP6]/([.BO6]+[.BP6])*100" office:value-type="float" office:value="14.68364831553" calcext:value-type="float">
            <text:p>14.6836483155</text:p>
          </table:table-cell>
          <table:table-cell table:formula="of:=[$'2001'.I19]" office:value-type="float" office:value="206190" calcext:value-type="float">
            <text:p>206190</text:p>
          </table:table-cell>
          <table:table-cell table:formula="of:=[$'2001'.J19]" office:value-type="float" office:value="34149" calcext:value-type="float">
            <text:p>34149</text:p>
          </table:table-cell>
          <table:table-cell table:formula="of:=[.BS6]/([.BR6]+[.BS6])*100" office:value-type="float" office:value="14.2086802391622" calcext:value-type="float">
            <text:p>14.2086802392</text:p>
          </table:table-cell>
          <table:table-cell table:formula="of:=[$'2000'.I19]" office:value-type="float" office:value="202947" calcext:value-type="float">
            <text:p>202947</text:p>
          </table:table-cell>
          <table:table-cell table:formula="of:=[$'2000'.J19]" office:value-type="float" office:value="33392" calcext:value-type="float">
            <text:p>33392</text:p>
          </table:table-cell>
          <table:table-cell table:formula="of:=[.BV6]/([.BU6]+[.BV6])*100" office:value-type="float" office:value="14.128857277047" calcext:value-type="float">
            <text:p>14.128857277</text:p>
          </table:table-cell>
          <table:table-cell table:formula="of:=[$'1999'.I19]" office:value-type="float" office:value="201451" calcext:value-type="float">
            <text:p>201451</text:p>
          </table:table-cell>
          <table:table-cell table:formula="of:=[$'1999'.J19]" office:value-type="float" office:value="32856" calcext:value-type="float">
            <text:p>32856</text:p>
          </table:table-cell>
          <table:table-cell table:formula="of:=[.BY6]/([.BX6]+[.BY6])*100" office:value-type="float" office:value="14.0226284319291" calcext:value-type="float">
            <text:p>14.0226284319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Solothurn</text:p>
          </table:table-cell>
          <table:table-cell office:value-type="float" office:value="2" calcext:value-type="float">
            <text:p>2</text:p>
          </table:table-cell>
          <table:table-cell table:formula="of:=['2012'.B20]" office:value-type="float" office:value="259283" calcext:value-type="float">
            <text:p>259283</text:p>
          </table:table-cell>
          <table:table-cell table:style-name="ce73" office:value-type="float" office:value="1196" calcext:value-type="float">
            <text:p>1196</text:p>
          </table:table-cell>
          <table:table-cell table:style-name="ce85" table:formula="of:=[.D7]/[.AI7]*100" office:value-type="float" office:value="2.24896577660775" calcext:value-type="float">
            <text:p>2.2489657766</text:p>
          </table:table-cell>
          <table:table-cell table:style-name="ce73" office:value-type="float" office:value="786" calcext:value-type="float">
            <text:p>786</text:p>
          </table:table-cell>
          <table:table-cell table:style-name="ce85" table:formula="of:=[.F7]/[.AL7]*100" office:value-type="float" office:value="1.5162037037037" calcext:value-type="float">
            <text:p>1.5162037037</text:p>
          </table:table-cell>
          <table:table-cell table:style-name="ce73" office:value-type="float" office:value="2057" calcext:value-type="float">
            <text:p>2057</text:p>
          </table:table-cell>
          <table:table-cell table:style-name="ce85" table:formula="of:=[.H7]/[.AO7]*100" office:value-type="float" office:value="4.06000197374914" calcext:value-type="float">
            <text:p>4.0600019737</text:p>
          </table:table-cell>
          <table:table-cell table:style-name="ce73" office:value-type="float" office:value="642" calcext:value-type="float">
            <text:p>642</text:p>
          </table:table-cell>
          <table:table-cell table:style-name="ce85" table:formula="of:=[.J7]/[.AR7]*100" office:value-type="float" office:value="1.27292554773471" calcext:value-type="float">
            <text:p>1.2729255477</text:p>
          </table:table-cell>
          <table:table-cell table:style-name="ce73" office:value-type="float" office:value="982" calcext:value-type="float">
            <text:p>982</text:p>
          </table:table-cell>
          <table:table-cell table:style-name="ce85" table:formula="of:=[.L7]/[.AU7]*100" office:value-type="float" office:value="2.00863179856409" calcext:value-type="float">
            <text:p>2.0086317986</text:p>
          </table:table-cell>
          <table:table-cell table:style-name="ce73" office:value-type="float" office:value="597" calcext:value-type="float">
            <text:p>597</text:p>
          </table:table-cell>
          <table:table-cell table:style-name="ce85" table:formula="of:=[.N7]/[.AX7]*100" office:value-type="float" office:value="1.23548767616564" calcext:value-type="float">
            <text:p>1.2354876762</text:p>
          </table:table-cell>
          <table:table-cell table:style-name="ce73" office:value-type="float" office:value="671" calcext:value-type="float">
            <text:p>671</text:p>
          </table:table-cell>
          <table:table-cell table:style-name="ce85" table:formula="of:=[.P7]/[.BA7]*100" office:value-type="float" office:value="1.43076463815088" calcext:value-type="float">
            <text:p>1.4307646382</text:p>
          </table:table-cell>
          <table:table-cell table:style-name="ce73" office:value-type="float" office:value="576" calcext:value-type="float">
            <text:p>576</text:p>
          </table:table-cell>
          <table:table-cell table:style-name="ce85" table:formula="of:=[.R7]/[.BD7]*100" office:value-type="float" office:value="1.2712144953764" calcext:value-type="float">
            <text:p>1.2712144954</text:p>
          </table:table-cell>
          <table:table-cell table:style-name="ce73" office:value-type="float" office:value="787" calcext:value-type="float">
            <text:p>787</text:p>
          </table:table-cell>
          <table:table-cell table:style-name="ce85" table:formula="of:=[.T7]/[.BG7]*100" office:value-type="float" office:value="1.7636644779598" calcext:value-type="float">
            <text:p>1.763664478</text:p>
          </table:table-cell>
          <table:table-cell table:style-name="ce73" office:value-type="float" office:value="456" calcext:value-type="float">
            <text:p>456</text:p>
          </table:table-cell>
          <table:table-cell table:style-name="ce85" table:formula="of:=[.V7]/[.BJ7]*100" office:value-type="float" office:value="1.03295956506966" calcext:value-type="float">
            <text:p>1.0329595651</text:p>
          </table:table-cell>
          <table:table-cell table:style-name="ce73" office:value-type="float" office:value="461" calcext:value-type="float">
            <text:p>461</text:p>
          </table:table-cell>
          <table:table-cell table:style-name="ce85" table:formula="of:=[.X7]/[.BM7]*100" office:value-type="float" office:value="1.06064789250874" calcext:value-type="float">
            <text:p>1.0606478925</text:p>
          </table:table-cell>
          <table:table-cell table:style-name="ce73" office:value-type="float" office:value="516" calcext:value-type="float">
            <text:p>516</text:p>
          </table:table-cell>
          <table:table-cell table:style-name="ce85" table:formula="of:=[.Z7]/[.BP7]*100" office:value-type="float" office:value="1.20877061469265" calcext:value-type="float">
            <text:p>1.2087706147</text:p>
          </table:table-cell>
          <table:table-cell table:style-name="ce73" office:value-type="float" office:value="368" calcext:value-type="float">
            <text:p>368</text:p>
          </table:table-cell>
          <table:table-cell table:style-name="ce85" table:formula="of:=[.AB7]/[.BS7]*100" office:value-type="float" office:value="0.883701942703456" calcext:value-type="float">
            <text:p>0.8837019427</text:p>
          </table:table-cell>
          <table:table-cell table:style-name="ce73" office:value-type="float" office:value="537" calcext:value-type="float">
            <text:p>537</text:p>
          </table:table-cell>
          <table:table-cell table:style-name="ce85" table:formula="of:=[.AD7]/[.BV7]*100" office:value-type="float" office:value="1.33161405509956" calcext:value-type="float">
            <text:p>1.3316140551</text:p>
          </table:table-cell>
          <table:table-cell table:style-name="ce73" office:value-type="float" office:value="299" calcext:value-type="float">
            <text:p>299</text:p>
          </table:table-cell>
          <table:table-cell table:style-name="ce85" table:formula="of:=[.AF7]/[.BY7]*100" office:value-type="float" office:value="0.751860792597063" calcext:value-type="float">
            <text:p>0.7518607926</text:p>
          </table:table-cell>
          <table:table-cell table:formula="of:=[$'2013'.H20]" office:value-type="float" office:value="208257" calcext:value-type="float">
            <text:p>208257</text:p>
          </table:table-cell>
          <table:table-cell table:formula="of:=[$'2013'.I20]" office:value-type="float" office:value="53180" calcext:value-type="float">
            <text:p>53180</text:p>
          </table:table-cell>
          <table:table-cell table:formula="of:=[.AI7]/([.AH7]+[.AI7])*100" office:value-type="float" office:value="20.3414206864369" calcext:value-type="float">
            <text:p>20.3414206864</text:p>
          </table:table-cell>
          <table:table-cell table:formula="of:=[$'2012'.H20]" office:value-type="float" office:value="207443" calcext:value-type="float">
            <text:p>207443</text:p>
          </table:table-cell>
          <table:table-cell table:formula="of:=[$'2012'.I20]" office:value-type="float" office:value="51840" calcext:value-type="float">
            <text:p>51840</text:p>
          </table:table-cell>
          <table:table-cell table:formula="of:=[.AL7]/([.AK7]+[.AL7])*100" office:value-type="float" office:value="19.9935977291222" calcext:value-type="float">
            <text:p>19.9935977291</text:p>
          </table:table-cell>
          <table:table-cell table:formula="of:=[$'2011'.H20]" office:value-type="float" office:value="206325" calcext:value-type="float">
            <text:p>206325</text:p>
          </table:table-cell>
          <table:table-cell table:formula="of:=[$'2011'.I20]" office:value-type="float" office:value="50665" calcext:value-type="float">
            <text:p>50665</text:p>
          </table:table-cell>
          <table:table-cell table:formula="of:=[.AO7]/([.AN7]+[.AO7])*100" office:value-type="float" office:value="19.7147748939647" calcext:value-type="float">
            <text:p>19.714774894</text:p>
          </table:table-cell>
          <table:table-cell table:formula="of:=[$'2010'.H20]" office:value-type="float" office:value="204849" calcext:value-type="float">
            <text:p>204849</text:p>
          </table:table-cell>
          <table:table-cell table:formula="of:=[$'2010'.I20]" office:value-type="float" office:value="50435" calcext:value-type="float">
            <text:p>50435</text:p>
          </table:table-cell>
          <table:table-cell table:formula="of:=[.AR7]/([.AQ7]+[.AR7])*100" office:value-type="float" office:value="19.7564281349399" calcext:value-type="float">
            <text:p>19.7564281349</text:p>
          </table:table-cell>
          <table:table-cell table:formula="of:=[$'2009'.I20]" office:value-type="float" office:value="203859" calcext:value-type="float">
            <text:p>203859</text:p>
          </table:table-cell>
          <table:table-cell table:style-name="ce77" table:formula="of:=[$'2009'.J20]" office:value-type="float" office:value="48889" calcext:value-type="float">
            <text:p>48889</text:p>
          </table:table-cell>
          <table:table-cell table:formula="of:=[.AU7]/([.AT7]+[.AU7])*100" office:value-type="float" office:value="19.3429819424882" calcext:value-type="float">
            <text:p>19.3429819425</text:p>
          </table:table-cell>
          <table:table-cell table:formula="of:=[$'2008'.I20]" office:value-type="float" office:value="203509" calcext:value-type="float">
            <text:p>203509</text:p>
          </table:table-cell>
          <table:table-cell table:formula="of:=[$'2008'.J20]" office:value-type="float" office:value="48321" calcext:value-type="float">
            <text:p>48321</text:p>
          </table:table-cell>
          <table:table-cell table:formula="of:=[.AX7]/([.AW7]+[.AX7])*100" office:value-type="float" office:value="19.1879442481039" calcext:value-type="float">
            <text:p>19.1879442481</text:p>
          </table:table-cell>
          <table:table-cell table:formula="of:=[$'2007'.I20]" office:value-type="float" office:value="203342" calcext:value-type="float">
            <text:p>203342</text:p>
          </table:table-cell>
          <table:table-cell table:formula="of:=[$'2007'.J20]" office:value-type="float" office:value="46898" calcext:value-type="float">
            <text:p>46898</text:p>
          </table:table-cell>
          <table:table-cell table:formula="of:=[.BA7]/([.AZ7]+[.BA7])*100" office:value-type="float" office:value="18.7412084398977" calcext:value-type="float">
            <text:p>18.7412084399</text:p>
          </table:table-cell>
          <table:table-cell table:formula="of:=[$'2006'.I20]" office:value-type="float" office:value="203302" calcext:value-type="float">
            <text:p>203302</text:p>
          </table:table-cell>
          <table:table-cell table:formula="of:=[$'2006'.J20]" office:value-type="float" office:value="45311" calcext:value-type="float">
            <text:p>45311</text:p>
          </table:table-cell>
          <table:table-cell table:formula="of:=[.BD7]/([.BC7]+[.BD7])*100" office:value-type="float" office:value="18.2255151580971" calcext:value-type="float">
            <text:p>18.2255151581</text:p>
          </table:table-cell>
          <table:table-cell table:formula="of:=[$'2005'.I20]" office:value-type="float" office:value="203314" calcext:value-type="float">
            <text:p>203314</text:p>
          </table:table-cell>
          <table:table-cell table:formula="of:=[$'2005'.J20]" office:value-type="float" office:value="44623" calcext:value-type="float">
            <text:p>44623</text:p>
          </table:table-cell>
          <table:table-cell table:formula="of:=[.BG7]/([.BF7]+[.BG7])*100" office:value-type="float" office:value="17.997717162021" calcext:value-type="float">
            <text:p>17.997717162</text:p>
          </table:table-cell>
          <table:table-cell table:formula="of:=[$'2004'.I20]" office:value-type="float" office:value="203234" calcext:value-type="float">
            <text:p>203234</text:p>
          </table:table-cell>
          <table:table-cell table:formula="of:=[$'2004'.J20]" office:value-type="float" office:value="44145" calcext:value-type="float">
            <text:p>44145</text:p>
          </table:table-cell>
          <table:table-cell table:formula="of:=[.BJ7]/([.BI7]+[.BJ7])*100" office:value-type="float" office:value="17.84508790156" calcext:value-type="float">
            <text:p>17.8450879016</text:p>
          </table:table-cell>
          <table:table-cell table:formula="of:=[$'2003'.I20]" office:value-type="float" office:value="203343" calcext:value-type="float">
            <text:p>203343</text:p>
          </table:table-cell>
          <table:table-cell table:formula="of:=[$'2003'.J20]" office:value-type="float" office:value="43464" calcext:value-type="float">
            <text:p>43464</text:p>
          </table:table-cell>
          <table:table-cell table:formula="of:=[.BM7]/([.BL7]+[.BM7])*100" office:value-type="float" office:value="17.6105215816407" calcext:value-type="float">
            <text:p>17.6105215816</text:p>
          </table:table-cell>
          <table:table-cell table:formula="of:=[$'2002'.I20]" office:value-type="float" office:value="203592" calcext:value-type="float">
            <text:p>203592</text:p>
          </table:table-cell>
          <table:table-cell table:formula="of:=[$'2002'.J20]" office:value-type="float" office:value="42688" calcext:value-type="float">
            <text:p>42688</text:p>
          </table:table-cell>
          <table:table-cell table:formula="of:=[.BP7]/([.BO7]+[.BP7])*100" office:value-type="float" office:value="17.3331167776515" calcext:value-type="float">
            <text:p>17.3331167777</text:p>
          </table:table-cell>
          <table:table-cell table:formula="of:=[$'2001'.I20]" office:value-type="float" office:value="203621" calcext:value-type="float">
            <text:p>203621</text:p>
          </table:table-cell>
          <table:table-cell table:formula="of:=[$'2001'.J20]" office:value-type="float" office:value="41643" calcext:value-type="float">
            <text:p>41643</text:p>
          </table:table-cell>
          <table:table-cell table:formula="of:=[.BS7]/([.BR7]+[.BS7])*100" office:value-type="float" office:value="16.9788472829278" calcext:value-type="float">
            <text:p>16.9788472829</text:p>
          </table:table-cell>
          <table:table-cell table:formula="of:=[$'2000'.I20]" office:value-type="float" office:value="203688" calcext:value-type="float">
            <text:p>203688</text:p>
          </table:table-cell>
          <table:table-cell table:formula="of:=[$'2000'.J20]" office:value-type="float" office:value="40327" calcext:value-type="float">
            <text:p>40327</text:p>
          </table:table-cell>
          <table:table-cell table:formula="of:=[.BV7]/([.BU7]+[.BV7])*100" office:value-type="float" office:value="16.526443046534" calcext:value-type="float">
            <text:p>16.5264430465</text:p>
          </table:table-cell>
          <table:table-cell table:formula="of:=[$'1999'.I20]" office:value-type="float" office:value="204140" calcext:value-type="float">
            <text:p>204140</text:p>
          </table:table-cell>
          <table:table-cell table:formula="of:=[$'1999'.J20]" office:value-type="float" office:value="39768" calcext:value-type="float">
            <text:p>39768</text:p>
          </table:table-cell>
          <table:table-cell table:formula="of:=[.BY7]/([.BX7]+[.BY7])*100" office:value-type="float" office:value="16.3045082572117" calcext:value-type="float">
            <text:p>16.3045082572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Neuenburg</text:p>
          </table:table-cell>
          <table:table-cell office:value-type="float" office:value="2" calcext:value-type="float">
            <text:p>2</text:p>
          </table:table-cell>
          <table:table-cell table:formula="of:=['2012'.B21]" office:value-type="float" office:value="174554" calcext:value-type="float">
            <text:p>174554</text:p>
          </table:table-cell>
          <table:table-cell table:style-name="ce73" office:value-type="float" office:value="818" calcext:value-type="float">
            <text:p>818</text:p>
          </table:table-cell>
          <table:table-cell table:style-name="ce85" table:formula="of:=[.D8]/[.AI8]*100" office:value-type="float" office:value="1.86019011233911" calcext:value-type="float">
            <text:p>1.8601901123</text:p>
          </table:table-cell>
          <table:table-cell table:style-name="ce73" office:value-type="float" office:value="1039" calcext:value-type="float">
            <text:p>1039</text:p>
          </table:table-cell>
          <table:table-cell table:style-name="ce85" table:formula="of:=[.F8]/[.AL8]*100" office:value-type="float" office:value="2.47959524605031" calcext:value-type="float">
            <text:p>2.4795952461</text:p>
          </table:table-cell>
          <table:table-cell table:style-name="ce73" office:value-type="float" office:value="842" calcext:value-type="float">
            <text:p>842</text:p>
          </table:table-cell>
          <table:table-cell table:style-name="ce85" table:formula="of:=[.H8]/[.AO8]*100" office:value-type="float" office:value="2.07911501802558" calcext:value-type="float">
            <text:p>2.079115018</text:p>
          </table:table-cell>
          <table:table-cell table:style-name="ce73" office:value-type="float" office:value="1454" calcext:value-type="float">
            <text:p>1454</text:p>
          </table:table-cell>
          <table:table-cell table:style-name="ce85" table:formula="of:=[.J8]/[.AR8]*100" office:value-type="float" office:value="3.67301571262568" calcext:value-type="float">
            <text:p>3.6730157126</text:p>
          </table:table-cell>
          <table:table-cell table:style-name="ce73" office:value-type="float" office:value="2146" calcext:value-type="float">
            <text:p>2146</text:p>
          </table:table-cell>
          <table:table-cell table:style-name="ce85" table:formula="of:=[.L8]/[.AU8]*100" office:value-type="float" office:value="5.41017496092371" calcext:value-type="float">
            <text:p>5.4101749609</text:p>
          </table:table-cell>
          <table:table-cell table:style-name="ce73" office:value-type="float" office:value="667" calcext:value-type="float">
            <text:p>667</text:p>
          </table:table-cell>
          <table:table-cell table:style-name="ce85" table:formula="of:=[.N8]/[.AX8]*100" office:value-type="float" office:value="1.64314044293351" calcext:value-type="float">
            <text:p>1.6431404429</text:p>
          </table:table-cell>
          <table:table-cell table:style-name="ce73" office:value-type="float" office:value="1218" calcext:value-type="float">
            <text:p>1218</text:p>
          </table:table-cell>
          <table:table-cell table:style-name="ce85" table:formula="of:=[.P8]/[.BA8]*100" office:value-type="float" office:value="3.07156907247693" calcext:value-type="float">
            <text:p>3.0715690725</text:p>
          </table:table-cell>
          <table:table-cell table:style-name="ce73" office:value-type="float" office:value="1121" calcext:value-type="float">
            <text:p>1121</text:p>
          </table:table-cell>
          <table:table-cell table:style-name="ce85" table:formula="of:=[.R8]/[.BD8]*100" office:value-type="float" office:value="2.88004521748067" calcext:value-type="float">
            <text:p>2.8800452175</text:p>
          </table:table-cell>
          <table:table-cell table:style-name="ce73" office:value-type="float" office:value="1117" calcext:value-type="float">
            <text:p>1117</text:p>
          </table:table-cell>
          <table:table-cell table:style-name="ce85" table:formula="of:=[.T8]/[.BG8]*100" office:value-type="float" office:value="2.88198565457454" calcext:value-type="float">
            <text:p>2.8819856546</text:p>
          </table:table-cell>
          <table:table-cell table:style-name="ce73" office:value-type="float" office:value="898" calcext:value-type="float">
            <text:p>898</text:p>
          </table:table-cell>
          <table:table-cell table:style-name="ce85" table:formula="of:=[.V8]/[.BJ8]*100" office:value-type="float" office:value="2.33531844069383" calcext:value-type="float">
            <text:p>2.3353184407</text:p>
          </table:table-cell>
          <table:table-cell table:style-name="ce73" office:value-type="float" office:value="940" calcext:value-type="float">
            <text:p>940</text:p>
          </table:table-cell>
          <table:table-cell table:style-name="ce85" table:formula="of:=[.X8]/[.BM8]*100" office:value-type="float" office:value="2.46615594500997" calcext:value-type="float">
            <text:p>2.466155945</text:p>
          </table:table-cell>
          <table:table-cell table:style-name="ce73" office:value-type="float" office:value="651" calcext:value-type="float">
            <text:p>651</text:p>
          </table:table-cell>
          <table:table-cell table:style-name="ce85" table:formula="of:=[.Z8]/[.BP8]*100" office:value-type="float" office:value="1.7101426432343" calcext:value-type="float">
            <text:p>1.7101426432</text:p>
          </table:table-cell>
          <table:table-cell table:style-name="ce73" office:value-type="float" office:value="653" calcext:value-type="float">
            <text:p>653</text:p>
          </table:table-cell>
          <table:table-cell table:style-name="ce85" table:formula="of:=[.AB8]/[.BS8]*100" office:value-type="float" office:value="1.73214143611236" calcext:value-type="float">
            <text:p>1.7321414361</text:p>
          </table:table-cell>
          <table:table-cell table:style-name="ce73" office:value-type="float" office:value="484" calcext:value-type="float">
            <text:p>484</text:p>
          </table:table-cell>
          <table:table-cell table:style-name="ce85" table:formula="of:=[.AD8]/[.BV8]*100" office:value-type="float" office:value="1.30356325244418" calcext:value-type="float">
            <text:p>1.3035632524</text:p>
          </table:table-cell>
          <table:table-cell table:style-name="ce73" office:value-type="float" office:value="675" calcext:value-type="float">
            <text:p>675</text:p>
          </table:table-cell>
          <table:table-cell table:style-name="ce85" table:formula="of:=[.AF8]/[.BY8]*100" office:value-type="float" office:value="1.83264552562989" calcext:value-type="float">
            <text:p>1.8326455256</text:p>
          </table:table-cell>
          <table:table-cell table:formula="of:=[$'2013'.H21]" office:value-type="float" office:value="132428" calcext:value-type="float">
            <text:p>132428</text:p>
          </table:table-cell>
          <table:table-cell table:formula="of:=[$'2013'.I21]" office:value-type="float" office:value="43974" calcext:value-type="float">
            <text:p>43974</text:p>
          </table:table-cell>
          <table:table-cell table:formula="of:=[.AI8]/([.AH8]+[.AI8])*100" office:value-type="float" office:value="24.9282887949116" calcext:value-type="float">
            <text:p>24.9282887949</text:p>
          </table:table-cell>
          <table:table-cell table:formula="of:=[$'2012'.H21]" office:value-type="float" office:value="132652" calcext:value-type="float">
            <text:p>132652</text:p>
          </table:table-cell>
          <table:table-cell table:formula="of:=[$'2012'.I21]" office:value-type="float" office:value="41902" calcext:value-type="float">
            <text:p>41902</text:p>
          </table:table-cell>
          <table:table-cell table:formula="of:=[.AL8]/([.AK8]+[.AL8])*100" office:value-type="float" office:value="24.0051789131157" calcext:value-type="float">
            <text:p>24.0051789131</text:p>
          </table:table-cell>
          <table:table-cell table:formula="of:=[$'2011'.H21]" office:value-type="float" office:value="132685" calcext:value-type="float">
            <text:p>132685</text:p>
          </table:table-cell>
          <table:table-cell table:formula="of:=[$'2011'.I21]" office:value-type="float" office:value="40498" calcext:value-type="float">
            <text:p>40498</text:p>
          </table:table-cell>
          <table:table-cell table:formula="of:=[.AO8]/([.AN8]+[.AO8])*100" office:value-type="float" office:value="23.3845123366612" calcext:value-type="float">
            <text:p>23.3845123367</text:p>
          </table:table-cell>
          <table:table-cell table:formula="of:=[$'2010'.H21]" office:value-type="float" office:value="132499" calcext:value-type="float">
            <text:p>132499</text:p>
          </table:table-cell>
          <table:table-cell table:formula="of:=[$'2010'.I21]" office:value-type="float" office:value="39586" calcext:value-type="float">
            <text:p>39586</text:p>
          </table:table-cell>
          <table:table-cell table:formula="of:=[.AR8]/([.AQ8]+[.AR8])*100" office:value-type="float" office:value="23.0037481477177" calcext:value-type="float">
            <text:p>23.0037481477</text:p>
          </table:table-cell>
          <table:table-cell table:formula="of:=[$'2009'.I21]" office:value-type="float" office:value="131981" calcext:value-type="float">
            <text:p>131981</text:p>
          </table:table-cell>
          <table:table-cell table:style-name="ce77" table:formula="of:=[$'2009'.J21]" office:value-type="float" office:value="39666" calcext:value-type="float">
            <text:p>39666</text:p>
          </table:table-cell>
          <table:table-cell table:formula="of:=[.AU8]/([.AT8]+[.AU8])*100" office:value-type="float" office:value="23.1090552121505" calcext:value-type="float">
            <text:p>23.1090552122</text:p>
          </table:table-cell>
          <table:table-cell table:formula="of:=[$'2008'.I21]" office:value-type="float" office:value="130331" calcext:value-type="float">
            <text:p>130331</text:p>
          </table:table-cell>
          <table:table-cell table:formula="of:=[$'2008'.J21]" office:value-type="float" office:value="40593" calcext:value-type="float">
            <text:p>40593</text:p>
          </table:table-cell>
          <table:table-cell table:formula="of:=[.AX8]/([.AW8]+[.AX8])*100" office:value-type="float" office:value="23.749151669748" calcext:value-type="float">
            <text:p>23.7491516697</text:p>
          </table:table-cell>
          <table:table-cell table:formula="of:=[$'2007'.I21]" office:value-type="float" office:value="130128" calcext:value-type="float">
            <text:p>130128</text:p>
          </table:table-cell>
          <table:table-cell table:formula="of:=[$'2007'.J21]" office:value-type="float" office:value="39654" calcext:value-type="float">
            <text:p>39654</text:p>
          </table:table-cell>
          <table:table-cell table:formula="of:=[.BA8]/([.AZ8]+[.BA8])*100" office:value-type="float" office:value="23.3558327737923" calcext:value-type="float">
            <text:p>23.3558327738</text:p>
          </table:table-cell>
          <table:table-cell table:formula="of:=[$'2006'.I21]" office:value-type="float" office:value="129989" calcext:value-type="float">
            <text:p>129989</text:p>
          </table:table-cell>
          <table:table-cell table:formula="of:=[$'2006'.J21]" office:value-type="float" office:value="38923" calcext:value-type="float">
            <text:p>38923</text:p>
          </table:table-cell>
          <table:table-cell table:formula="of:=[.BD8]/([.BC8]+[.BD8])*100" office:value-type="float" office:value="23.0433598560197" calcext:value-type="float">
            <text:p>23.043359856</text:p>
          </table:table-cell>
          <table:table-cell table:formula="of:=[$'2005'.I21]" office:value-type="float" office:value="129686" calcext:value-type="float">
            <text:p>129686</text:p>
          </table:table-cell>
          <table:table-cell table:formula="of:=[$'2005'.J21]" office:value-type="float" office:value="38758" calcext:value-type="float">
            <text:p>38758</text:p>
          </table:table-cell>
          <table:table-cell table:formula="of:=[.BG8]/([.BF8]+[.BG8])*100" office:value-type="float" office:value="23.0094274655078" calcext:value-type="float">
            <text:p>23.0094274655</text:p>
          </table:table-cell>
          <table:table-cell table:formula="of:=[$'2004'.I21]" office:value-type="float" office:value="129457" calcext:value-type="float">
            <text:p>129457</text:p>
          </table:table-cell>
          <table:table-cell table:formula="of:=[$'2004'.J21]" office:value-type="float" office:value="38453" calcext:value-type="float">
            <text:p>38453</text:p>
          </table:table-cell>
          <table:table-cell table:formula="of:=[.BJ8]/([.BI8]+[.BJ8])*100" office:value-type="float" office:value="22.9009588470014" calcext:value-type="float">
            <text:p>22.900958847</text:p>
          </table:table-cell>
          <table:table-cell table:formula="of:=[$'2003'.I21]" office:value-type="float" office:value="128931" calcext:value-type="float">
            <text:p>128931</text:p>
          </table:table-cell>
          <table:table-cell table:formula="of:=[$'2003'.J21]" office:value-type="float" office:value="38116" calcext:value-type="float">
            <text:p>38116</text:p>
          </table:table-cell>
          <table:table-cell table:formula="of:=[.BM8]/([.BL8]+[.BM8])*100" office:value-type="float" office:value="22.8175303956372" calcext:value-type="float">
            <text:p>22.8175303956</text:p>
          </table:table-cell>
          <table:table-cell table:formula="of:=[$'2002'.I21]" office:value-type="float" office:value="128700" calcext:value-type="float">
            <text:p>128700</text:p>
          </table:table-cell>
          <table:table-cell table:formula="of:=[$'2002'.J21]" office:value-type="float" office:value="38067" calcext:value-type="float">
            <text:p>38067</text:p>
          </table:table-cell>
          <table:table-cell table:formula="of:=[.BP8]/([.BO8]+[.BP8])*100" office:value-type="float" office:value="22.8264584719999" calcext:value-type="float">
            <text:p>22.826458472</text:p>
          </table:table-cell>
          <table:table-cell table:formula="of:=[$'2001'.I21]" office:value-type="float" office:value="128528" calcext:value-type="float">
            <text:p>128528</text:p>
          </table:table-cell>
          <table:table-cell table:formula="of:=[$'2001'.J21]" office:value-type="float" office:value="37699" calcext:value-type="float">
            <text:p>37699</text:p>
          </table:table-cell>
          <table:table-cell table:formula="of:=[.BS8]/([.BR8]+[.BS8])*100" office:value-type="float" office:value="22.6792278029442" calcext:value-type="float">
            <text:p>22.6792278029</text:p>
          </table:table-cell>
          <table:table-cell table:formula="of:=[$'2000'.I21]" office:value-type="float" office:value="128602" calcext:value-type="float">
            <text:p>128602</text:p>
          </table:table-cell>
          <table:table-cell table:formula="of:=[$'2000'.J21]" office:value-type="float" office:value="37129" calcext:value-type="float">
            <text:p>37129</text:p>
          </table:table-cell>
          <table:table-cell table:formula="of:=[.BV8]/([.BU8]+[.BV8])*100" office:value-type="float" office:value="22.4031714042635" calcext:value-type="float">
            <text:p>22.4031714043</text:p>
          </table:table-cell>
          <table:table-cell table:formula="of:=[$'1999'.I21]" office:value-type="float" office:value="128817" calcext:value-type="float">
            <text:p>128817</text:p>
          </table:table-cell>
          <table:table-cell table:formula="of:=[$'1999'.J21]" office:value-type="float" office:value="36832" calcext:value-type="float">
            <text:p>36832</text:p>
          </table:table-cell>
          <table:table-cell table:formula="of:=[.BY8]/([.BX8]+[.BY8])*100" office:value-type="float" office:value="22.2349667067112" calcext:value-type="float">
            <text:p>22.2349667067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Jura</text:p>
          </table:table-cell>
          <table:table-cell office:value-type="float" office:value="2" calcext:value-type="float">
            <text:p>2</text:p>
          </table:table-cell>
          <table:table-cell table:formula="of:=['2012'.B22]" office:value-type="float" office:value="70942" calcext:value-type="float">
            <text:p>70942</text:p>
          </table:table-cell>
          <table:table-cell table:style-name="ce73" office:value-type="float" office:value="192" calcext:value-type="float">
            <text:p>192</text:p>
          </table:table-cell>
          <table:table-cell table:style-name="ce85" table:formula="of:=[.D9]/[.AI9]*100" office:value-type="float" office:value="1.96862503844971" calcext:value-type="float">
            <text:p>1.9686250384</text:p>
          </table:table-cell>
          <table:table-cell table:style-name="ce73" office:value-type="float" office:value="221" calcext:value-type="float">
            <text:p>221</text:p>
          </table:table-cell>
          <table:table-cell table:style-name="ce85" table:formula="of:=[.F9]/[.AL9]*100" office:value-type="float" office:value="2.39696312364425" calcext:value-type="float">
            <text:p>2.3969631236</text:p>
          </table:table-cell>
          <table:table-cell table:style-name="ce73" office:value-type="float" office:value="219" calcext:value-type="float">
            <text:p>219</text:p>
          </table:table-cell>
          <table:table-cell table:style-name="ce85" table:formula="of:=[.H9]/[.AO9]*100" office:value-type="float" office:value="2.44911652874077" calcext:value-type="float">
            <text:p>2.4491165287</text:p>
          </table:table-cell>
          <table:table-cell table:style-name="ce73" office:value-type="float" office:value="200" calcext:value-type="float">
            <text:p>200</text:p>
          </table:table-cell>
          <table:table-cell table:style-name="ce85" table:formula="of:=[.J9]/[.AR9]*100" office:value-type="float" office:value="2.28180262407302" calcext:value-type="float">
            <text:p>2.2818026241</text:p>
          </table:table-cell>
          <table:table-cell table:style-name="ce73" office:value-type="float" office:value="141" calcext:value-type="float">
            <text:p>141</text:p>
          </table:table-cell>
          <table:table-cell table:style-name="ce85" table:formula="of:=[.L9]/[.AU9]*100" office:value-type="float" office:value="1.63516177664386" calcext:value-type="float">
            <text:p>1.6351617766</text:p>
          </table:table-cell>
          <table:table-cell table:style-name="ce73" office:value-type="float" office:value="262" calcext:value-type="float">
            <text:p>262</text:p>
          </table:table-cell>
          <table:table-cell table:style-name="ce85" table:formula="of:=[.N9]/[.AX9]*100" office:value-type="float" office:value="3.1042654028436" calcext:value-type="float">
            <text:p>3.1042654028</text:p>
          </table:table-cell>
          <table:table-cell table:style-name="ce73" office:value-type="float" office:value="225" calcext:value-type="float">
            <text:p>225</text:p>
          </table:table-cell>
          <table:table-cell table:style-name="ce85" table:formula="of:=[.P9]/[.BA9]*100" office:value-type="float" office:value="2.74557657107993" calcext:value-type="float">
            <text:p>2.7455765711</text:p>
          </table:table-cell>
          <table:table-cell table:style-name="ce73" office:value-type="float" office:value="236" calcext:value-type="float">
            <text:p>236</text:p>
          </table:table-cell>
          <table:table-cell table:style-name="ce85" table:formula="of:=[.R9]/[.BD9]*100" office:value-type="float" office:value="2.93058487520179" calcext:value-type="float">
            <text:p>2.9305848752</text:p>
          </table:table-cell>
          <table:table-cell table:style-name="ce73" office:value-type="float" office:value="308" calcext:value-type="float">
            <text:p>308</text:p>
          </table:table-cell>
          <table:table-cell table:style-name="ce85" table:formula="of:=[.T9]/[.BG9]*100" office:value-type="float" office:value="3.80387797949858" calcext:value-type="float">
            <text:p>3.8038779795</text:p>
          </table:table-cell>
          <table:table-cell table:style-name="ce73" office:value-type="float" office:value="151" calcext:value-type="float">
            <text:p>151</text:p>
          </table:table-cell>
          <table:table-cell table:style-name="ce85" table:formula="of:=[.V9]/[.BJ9]*100" office:value-type="float" office:value="1.83119088042687" calcext:value-type="float">
            <text:p>1.8311908804</text:p>
          </table:table-cell>
          <table:table-cell table:style-name="ce73" office:value-type="float" office:value="204" calcext:value-type="float">
            <text:p>204</text:p>
          </table:table-cell>
          <table:table-cell table:style-name="ce85" table:formula="of:=[.X9]/[.BM9]*100" office:value-type="float" office:value="2.46913580246914" calcext:value-type="float">
            <text:p>2.4691358025</text:p>
          </table:table-cell>
          <table:table-cell table:style-name="ce73" office:value-type="float" office:value="275" calcext:value-type="float">
            <text:p>275</text:p>
          </table:table-cell>
          <table:table-cell table:style-name="ce85" table:formula="of:=[.Z9]/[.BP9]*100" office:value-type="float" office:value="3.31925165962583" calcext:value-type="float">
            <text:p>3.3192516596</text:p>
          </table:table-cell>
          <table:table-cell table:style-name="ce73" office:value-type="float" office:value="169" calcext:value-type="float">
            <text:p>169</text:p>
          </table:table-cell>
          <table:table-cell table:style-name="ce85" table:formula="of:=[.AB9]/[.BS9]*100" office:value-type="float" office:value="2.02395209580838" calcext:value-type="float">
            <text:p>2.0239520958</text:p>
          </table:table-cell>
          <table:table-cell table:style-name="ce73" office:value-type="float" office:value="107" calcext:value-type="float">
            <text:p>107</text:p>
          </table:table-cell>
          <table:table-cell table:style-name="ce85" table:formula="of:=[.AD9]/[.BV9]*100" office:value-type="float" office:value="1.28051699377693" calcext:value-type="float">
            <text:p>1.2805169938</text:p>
          </table:table-cell>
          <table:table-cell table:style-name="ce73" office:value-type="float" office:value="92" calcext:value-type="float">
            <text:p>92</text:p>
          </table:table-cell>
          <table:table-cell table:style-name="ce85" table:formula="of:=[.AF9]/[.BY9]*100" office:value-type="float" office:value="1.11111111111111" calcext:value-type="float">
            <text:p>1.1111111111</text:p>
          </table:table-cell>
          <table:table-cell table:formula="of:=[$'2013'.H22]" office:value-type="float" office:value="61985" calcext:value-type="float">
            <text:p>61985</text:p>
          </table:table-cell>
          <table:table-cell table:formula="of:=[$'2013'.I22]" office:value-type="float" office:value="9753" calcext:value-type="float">
            <text:p>9753</text:p>
          </table:table-cell>
          <table:table-cell table:formula="of:=[.AI9]/([.AH9]+[.AI9])*100" office:value-type="float" office:value="13.5953051381416" calcext:value-type="float">
            <text:p>13.5953051381</text:p>
          </table:table-cell>
          <table:table-cell table:formula="of:=[$'2012'.H22]" office:value-type="float" office:value="61722" calcext:value-type="float">
            <text:p>61722</text:p>
          </table:table-cell>
          <table:table-cell table:formula="of:=[$'2012'.I22]" office:value-type="float" office:value="9220" calcext:value-type="float">
            <text:p>9220</text:p>
          </table:table-cell>
          <table:table-cell table:formula="of:=[.AL9]/([.AK9]+[.AL9])*100" office:value-type="float" office:value="12.9965323785628" calcext:value-type="float">
            <text:p>12.9965323786</text:p>
          </table:table-cell>
          <table:table-cell table:formula="of:=[$'2011'.H22]" office:value-type="float" office:value="61600" calcext:value-type="float">
            <text:p>61600</text:p>
          </table:table-cell>
          <table:table-cell table:formula="of:=[$'2011'.I22]" office:value-type="float" office:value="8942" calcext:value-type="float">
            <text:p>8942</text:p>
          </table:table-cell>
          <table:table-cell table:formula="of:=[.AO9]/([.AN9]+[.AO9])*100" office:value-type="float" office:value="12.676136202546" calcext:value-type="float">
            <text:p>12.6761362025</text:p>
          </table:table-cell>
          <table:table-cell table:formula="of:=[$'2010'.H22]" office:value-type="float" office:value="61267" calcext:value-type="float">
            <text:p>61267</text:p>
          </table:table-cell>
          <table:table-cell table:formula="of:=[$'2010'.I22]" office:value-type="float" office:value="8765" calcext:value-type="float">
            <text:p>8765</text:p>
          </table:table-cell>
          <table:table-cell table:formula="of:=[.AR9]/([.AQ9]+[.AR9])*100" office:value-type="float" office:value="12.5157071053233" calcext:value-type="float">
            <text:p>12.5157071053</text:p>
          </table:table-cell>
          <table:table-cell table:formula="of:=[$'2009'.I22]" office:value-type="float" office:value="61511" calcext:value-type="float">
            <text:p>61511</text:p>
          </table:table-cell>
          <table:table-cell table:style-name="ce77" table:formula="of:=[$'2009'.J22]" office:value-type="float" office:value="8623" calcext:value-type="float">
            <text:p>8623</text:p>
          </table:table-cell>
          <table:table-cell table:formula="of:=[.AU9]/([.AT9]+[.AU9])*100" office:value-type="float" office:value="12.2950352182964" calcext:value-type="float">
            <text:p>12.2950352183</text:p>
          </table:table-cell>
          <table:table-cell table:formula="of:=[$'2008'.I22]" office:value-type="float" office:value="61382" calcext:value-type="float">
            <text:p>61382</text:p>
          </table:table-cell>
          <table:table-cell table:formula="of:=[$'2008'.J22]" office:value-type="float" office:value="8440" calcext:value-type="float">
            <text:p>8440</text:p>
          </table:table-cell>
          <table:table-cell table:formula="of:=[.AX9]/([.AW9]+[.AX9])*100" office:value-type="float" office:value="12.0878806106958" calcext:value-type="float">
            <text:p>12.0878806107</text:p>
          </table:table-cell>
          <table:table-cell table:formula="of:=[$'2007'.I22]" office:value-type="float" office:value="61360" calcext:value-type="float">
            <text:p>61360</text:p>
          </table:table-cell>
          <table:table-cell table:formula="of:=[$'2007'.J22]" office:value-type="float" office:value="8195" calcext:value-type="float">
            <text:p>8195</text:p>
          </table:table-cell>
          <table:table-cell table:formula="of:=[.BA9]/([.AZ9]+[.BA9])*100" office:value-type="float" office:value="11.7820429875638" calcext:value-type="float">
            <text:p>11.7820429876</text:p>
          </table:table-cell>
          <table:table-cell table:formula="of:=[$'2006'.I22]" office:value-type="float" office:value="61239" calcext:value-type="float">
            <text:p>61239</text:p>
          </table:table-cell>
          <table:table-cell table:formula="of:=[$'2006'.J22]" office:value-type="float" office:value="8053" calcext:value-type="float">
            <text:p>8053</text:p>
          </table:table-cell>
          <table:table-cell table:formula="of:=[.BD9]/([.BC9]+[.BD9])*100" office:value-type="float" office:value="11.6218322461467" calcext:value-type="float">
            <text:p>11.6218322461</text:p>
          </table:table-cell>
          <table:table-cell table:formula="of:=[$'2005'.I22]" office:value-type="float" office:value="61013" calcext:value-type="float">
            <text:p>61013</text:p>
          </table:table-cell>
          <table:table-cell table:formula="of:=[$'2005'.J22]" office:value-type="float" office:value="8097" calcext:value-type="float">
            <text:p>8097</text:p>
          </table:table-cell>
          <table:table-cell table:formula="of:=[.BG9]/([.BF9]+[.BG9])*100" office:value-type="float" office:value="11.7161047605267" calcext:value-type="float">
            <text:p>11.7161047605</text:p>
          </table:table-cell>
          <table:table-cell table:formula="of:=[$'2004'.I22]" office:value-type="float" office:value="60845" calcext:value-type="float">
            <text:p>60845</text:p>
          </table:table-cell>
          <table:table-cell table:formula="of:=[$'2004'.J22]" office:value-type="float" office:value="8246" calcext:value-type="float">
            <text:p>8246</text:p>
          </table:table-cell>
          <table:table-cell table:formula="of:=[.BJ9]/([.BI9]+[.BJ9])*100" office:value-type="float" office:value="11.9349842960733" calcext:value-type="float">
            <text:p>11.9349842961</text:p>
          </table:table-cell>
          <table:table-cell table:formula="of:=[$'2003'.I22]" office:value-type="float" office:value="60802" calcext:value-type="float">
            <text:p>60802</text:p>
          </table:table-cell>
          <table:table-cell table:formula="of:=[$'2003'.J22]" office:value-type="float" office:value="8262" calcext:value-type="float">
            <text:p>8262</text:p>
          </table:table-cell>
          <table:table-cell table:formula="of:=[.BM9]/([.BL9]+[.BM9])*100" office:value-type="float" office:value="11.9628170971852" calcext:value-type="float">
            <text:p>11.9628170972</text:p>
          </table:table-cell>
          <table:table-cell table:formula="of:=[$'2002'.I22]" office:value-type="float" office:value="60789" calcext:value-type="float">
            <text:p>60789</text:p>
          </table:table-cell>
          <table:table-cell table:formula="of:=[$'2002'.J22]" office:value-type="float" office:value="8285" calcext:value-type="float">
            <text:p>8285</text:p>
          </table:table-cell>
          <table:table-cell table:formula="of:=[.BP9]/([.BO9]+[.BP9])*100" office:value-type="float" office:value="11.9943828357993" calcext:value-type="float">
            <text:p>11.9943828358</text:p>
          </table:table-cell>
          <table:table-cell table:formula="of:=[$'2001'.I22]" office:value-type="float" office:value="60580" calcext:value-type="float">
            <text:p>60580</text:p>
          </table:table-cell>
          <table:table-cell table:formula="of:=[$'2001'.J22]" office:value-type="float" office:value="8350" calcext:value-type="float">
            <text:p>8350</text:p>
          </table:table-cell>
          <table:table-cell table:formula="of:=[.BS9]/([.BR9]+[.BS9])*100" office:value-type="float" office:value="12.1137385753663" calcext:value-type="float">
            <text:p>12.1137385754</text:p>
          </table:table-cell>
          <table:table-cell table:formula="of:=[$'2000'.I22]" office:value-type="float" office:value="60438" calcext:value-type="float">
            <text:p>60438</text:p>
          </table:table-cell>
          <table:table-cell table:formula="of:=[$'2000'.J22]" office:value-type="float" office:value="8356" calcext:value-type="float">
            <text:p>8356</text:p>
          </table:table-cell>
          <table:table-cell table:formula="of:=[.BV9]/([.BU9]+[.BV9])*100" office:value-type="float" office:value="12.1464081169869" calcext:value-type="float">
            <text:p>12.146408117</text:p>
          </table:table-cell>
          <table:table-cell table:formula="of:=[$'1999'.I22]" office:value-type="float" office:value="60538" calcext:value-type="float">
            <text:p>60538</text:p>
          </table:table-cell>
          <table:table-cell table:formula="of:=[$'1999'.J22]" office:value-type="float" office:value="8280" calcext:value-type="float">
            <text:p>8280</text:p>
          </table:table-cell>
          <table:table-cell table:formula="of:=[.BY9]/([.BX9]+[.BY9])*100" office:value-type="float" office:value="12.0317358830539" calcext:value-type="float">
            <text:p>12.0317358831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Basel-Stadt</text:p>
          </table:table-cell>
          <table:table-cell office:value-type="float" office:value="3" calcext:value-type="float">
            <text:p>3</text:p>
          </table:table-cell>
          <table:table-cell table:formula="of:=['2012'.B25]" office:value-type="float" office:value="187425" calcext:value-type="float">
            <text:p>187425</text:p>
          </table:table-cell>
          <table:table-cell table:style-name="ce73" office:value-type="float" office:value="1002" calcext:value-type="float">
            <text:p>1002</text:p>
          </table:table-cell>
          <table:table-cell table:style-name="ce85" table:formula="of:=[.D10]/[.AI10]*100" office:value-type="float" office:value="1.54493732365049" calcext:value-type="float">
            <text:p>1.5449373237</text:p>
          </table:table-cell>
          <table:table-cell table:style-name="ce73" office:value-type="float" office:value="863" calcext:value-type="float">
            <text:p>863</text:p>
          </table:table-cell>
          <table:table-cell table:style-name="ce85" table:formula="of:=[.F10]/[.AL10]*100" office:value-type="float" office:value="1.37140859394864" calcext:value-type="float">
            <text:p>1.3714085939</text:p>
          </table:table-cell>
          <table:table-cell table:style-name="ce73" office:value-type="float" office:value="875" calcext:value-type="float">
            <text:p>875</text:p>
          </table:table-cell>
          <table:table-cell table:style-name="ce85" table:formula="of:=[.H10]/[.AO10]*100" office:value-type="float" office:value="1.41893425874874" calcext:value-type="float">
            <text:p>1.4189342587</text:p>
          </table:table-cell>
          <table:table-cell table:style-name="ce73" office:value-type="float" office:value="920" calcext:value-type="float">
            <text:p>920</text:p>
          </table:table-cell>
          <table:table-cell table:style-name="ce85" table:formula="of:=[.J10]/[.AR10]*100" office:value-type="float" office:value="1.53116418407256" calcext:value-type="float">
            <text:p>1.5311641841</text:p>
          </table:table-cell>
          <table:table-cell table:style-name="ce73" office:value-type="float" office:value="1203" calcext:value-type="float">
            <text:p>1203</text:p>
          </table:table-cell>
          <table:table-cell table:style-name="ce85" table:formula="of:=[.L10]/[.AU10]*100" office:value-type="float" office:value="2.03271264911629" calcext:value-type="float">
            <text:p>2.0327126491</text:p>
          </table:table-cell>
          <table:table-cell table:style-name="ce73" office:value-type="float" office:value="1828" calcext:value-type="float">
            <text:p>1828</text:p>
          </table:table-cell>
          <table:table-cell table:style-name="ce85" table:formula="of:=[.N10]/[.AX10]*100" office:value-type="float" office:value="3.18566797950577" calcext:value-type="float">
            <text:p>3.1856679795</text:p>
          </table:table-cell>
          <table:table-cell table:style-name="ce73" office:value-type="float" office:value="2049" calcext:value-type="float">
            <text:p>2049</text:p>
          </table:table-cell>
          <table:table-cell table:style-name="ce85" table:formula="of:=[.P10]/[.BA10]*100" office:value-type="float" office:value="3.65201582718426" calcext:value-type="float">
            <text:p>3.6520158272</text:p>
          </table:table-cell>
          <table:table-cell table:style-name="ce73" office:value-type="float" office:value="1121" calcext:value-type="float">
            <text:p>1121</text:p>
          </table:table-cell>
          <table:table-cell table:style-name="ce85" table:formula="of:=[.R10]/[.BD10]*100" office:value-type="float" office:value="2.01662229258113" calcext:value-type="float">
            <text:p>2.0166222926</text:p>
          </table:table-cell>
          <table:table-cell table:style-name="ce73" office:value-type="float" office:value="1268" calcext:value-type="float">
            <text:p>1268</text:p>
          </table:table-cell>
          <table:table-cell table:style-name="ce85" table:formula="of:=[.T10]/[.BG10]*100" office:value-type="float" office:value="2.31348866062143" calcext:value-type="float">
            <text:p>2.3134886606</text:p>
          </table:table-cell>
          <table:table-cell table:style-name="ce73" office:value-type="float" office:value="1272" calcext:value-type="float">
            <text:p>1272</text:p>
          </table:table-cell>
          <table:table-cell table:style-name="ce85" table:formula="of:=[.V10]/[.BJ10]*100" office:value-type="float" office:value="2.32307551821751" calcext:value-type="float">
            <text:p>2.3230755182</text:p>
          </table:table-cell>
          <table:table-cell table:style-name="ce73" office:value-type="float" office:value="1248" calcext:value-type="float">
            <text:p>1248</text:p>
          </table:table-cell>
          <table:table-cell table:style-name="ce85" table:formula="of:=[.X10]/[.BM10]*100" office:value-type="float" office:value="2.31548480463097" calcext:value-type="float">
            <text:p>2.3154848046</text:p>
          </table:table-cell>
          <table:table-cell table:style-name="ce73" office:value-type="float" office:value="1443" calcext:value-type="float">
            <text:p>1443</text:p>
          </table:table-cell>
          <table:table-cell table:style-name="ce85" table:formula="of:=[.Z10]/[.BP10]*100" office:value-type="float" office:value="2.72320670327804" calcext:value-type="float">
            <text:p>2.7232067033</text:p>
          </table:table-cell>
          <table:table-cell table:style-name="ce73" office:value-type="float" office:value="1124" calcext:value-type="float">
            <text:p>1124</text:p>
          </table:table-cell>
          <table:table-cell table:style-name="ce85" table:formula="of:=[.AB10]/[.BS10]*100" office:value-type="float" office:value="2.17643869568585" calcext:value-type="float">
            <text:p>2.1764386957</text:p>
          </table:table-cell>
          <table:table-cell table:style-name="ce73" office:value-type="float" office:value="983" calcext:value-type="float">
            <text:p>983</text:p>
          </table:table-cell>
          <table:table-cell table:style-name="ce85" table:formula="of:=[.AD10]/[.BV10]*100" office:value-type="float" office:value="1.92526146735086" calcext:value-type="float">
            <text:p>1.9252614674</text:p>
          </table:table-cell>
          <table:table-cell table:style-name="ce73" office:value-type="float" office:value="502" calcext:value-type="float">
            <text:p>502</text:p>
          </table:table-cell>
          <table:table-cell table:style-name="ce85" table:formula="of:=[.AF10]/[.BY10]*100" office:value-type="float" office:value="0.991428684283288" calcext:value-type="float">
            <text:p>0.9914286843</text:p>
          </table:table-cell>
          <table:table-cell table:formula="of:=[$'2013'.H25]" office:value-type="float" office:value="124478" calcext:value-type="float">
            <text:p>124478</text:p>
          </table:table-cell>
          <table:table-cell table:formula="of:=[$'2013'.I25]" office:value-type="float" office:value="64857" calcext:value-type="float">
            <text:p>64857</text:p>
          </table:table-cell>
          <table:table-cell table:formula="of:=[.AI10]/([.AH10]+[.AI10])*100" office:value-type="float" office:value="34.2551562046109" calcext:value-type="float">
            <text:p>34.2551562046</text:p>
          </table:table-cell>
          <table:table-cell table:formula="of:=[$'2012'.H25]" office:value-type="float" office:value="124497" calcext:value-type="float">
            <text:p>124497</text:p>
          </table:table-cell>
          <table:table-cell table:formula="of:=[$'2012'.I25]" office:value-type="float" office:value="62928" calcext:value-type="float">
            <text:p>62928</text:p>
          </table:table-cell>
          <table:table-cell table:formula="of:=[.AL10]/([.AK10]+[.AL10])*100" office:value-type="float" office:value="33.5750300120048" calcext:value-type="float">
            <text:p>33.575030012</text:p>
          </table:table-cell>
          <table:table-cell table:formula="of:=[$'2011'.H25]" office:value-type="float" office:value="124589" calcext:value-type="float">
            <text:p>124589</text:p>
          </table:table-cell>
          <table:table-cell table:formula="of:=[$'2011'.I25]" office:value-type="float" office:value="61666" calcext:value-type="float">
            <text:p>61666</text:p>
          </table:table-cell>
          <table:table-cell table:formula="of:=[.AO10]/([.AN10]+[.AO10])*100" office:value-type="float" office:value="33.1083729295858" calcext:value-type="float">
            <text:p>33.1083729296</text:p>
          </table:table-cell>
          <table:table-cell table:formula="of:=[$'2010'.H25]" office:value-type="float" office:value="124865" calcext:value-type="float">
            <text:p>124865</text:p>
          </table:table-cell>
          <table:table-cell table:formula="of:=[$'2010'.I25]" office:value-type="float" office:value="60085" calcext:value-type="float">
            <text:p>60085</text:p>
          </table:table-cell>
          <table:table-cell table:formula="of:=[.AR10]/([.AQ10]+[.AR10])*100" office:value-type="float" office:value="32.4871586915383" calcext:value-type="float">
            <text:p>32.4871586915</text:p>
          </table:table-cell>
          <table:table-cell table:formula="of:=[$'2009'.I25]" office:value-type="float" office:value="128716" calcext:value-type="float">
            <text:p>128716</text:p>
          </table:table-cell>
          <table:table-cell table:style-name="ce77" table:formula="of:=[$'2009'.J25]" office:value-type="float" office:value="59182" calcext:value-type="float">
            <text:p>59182</text:p>
          </table:table-cell>
          <table:table-cell table:formula="of:=[.AU10]/([.AT10]+[.AU10])*100" office:value-type="float" office:value="31.4968759646191" calcext:value-type="float">
            <text:p>31.4968759646</text:p>
          </table:table-cell>
          <table:table-cell table:formula="of:=[$'2008'.I25]" office:value-type="float" office:value="129290" calcext:value-type="float">
            <text:p>129290</text:p>
          </table:table-cell>
          <table:table-cell table:formula="of:=[$'2008'.J25]" office:value-type="float" office:value="57382" calcext:value-type="float">
            <text:p>57382</text:p>
          </table:table-cell>
          <table:table-cell table:formula="of:=[.AX10]/([.AW10]+[.AX10])*100" office:value-type="float" office:value="30.7394788720322" calcext:value-type="float">
            <text:p>30.739478872</text:p>
          </table:table-cell>
          <table:table-cell table:formula="of:=[$'2007'.I25]" office:value-type="float" office:value="129121" calcext:value-type="float">
            <text:p>129121</text:p>
          </table:table-cell>
          <table:table-cell table:formula="of:=[$'2007'.J25]" office:value-type="float" office:value="56106" calcext:value-type="float">
            <text:p>56106</text:p>
          </table:table-cell>
          <table:table-cell table:formula="of:=[.BA10]/([.AZ10]+[.BA10])*100" office:value-type="float" office:value="30.2904004275835" calcext:value-type="float">
            <text:p>30.2904004276</text:p>
          </table:table-cell>
          <table:table-cell table:formula="of:=[$'2006'.I25]" office:value-type="float" office:value="129234" calcext:value-type="float">
            <text:p>129234</text:p>
          </table:table-cell>
          <table:table-cell table:formula="of:=[$'2006'.J25]" office:value-type="float" office:value="55588" calcext:value-type="float">
            <text:p>55588</text:p>
          </table:table-cell>
          <table:table-cell table:formula="of:=[.BD10]/([.BC10]+[.BD10])*100" office:value-type="float" office:value="30.0765060436528" calcext:value-type="float">
            <text:p>30.0765060437</text:p>
          </table:table-cell>
          <table:table-cell table:formula="of:=[$'2005'.I25]" office:value-type="float" office:value="130792" calcext:value-type="float">
            <text:p>130792</text:p>
          </table:table-cell>
          <table:table-cell table:formula="of:=[$'2005'.J25]" office:value-type="float" office:value="54809" calcext:value-type="float">
            <text:p>54809</text:p>
          </table:table-cell>
          <table:table-cell table:formula="of:=[.BG10]/([.BF10]+[.BG10])*100" office:value-type="float" office:value="29.5305520983184" calcext:value-type="float">
            <text:p>29.5305520983</text:p>
          </table:table-cell>
          <table:table-cell table:formula="of:=[$'2004'.I25]" office:value-type="float" office:value="131998" calcext:value-type="float">
            <text:p>131998</text:p>
          </table:table-cell>
          <table:table-cell table:formula="of:=[$'2004'.J25]" office:value-type="float" office:value="54755" calcext:value-type="float">
            <text:p>54755</text:p>
          </table:table-cell>
          <table:table-cell table:formula="of:=[.BJ10]/([.BI10]+[.BJ10])*100" office:value-type="float" office:value="29.3194754568869" calcext:value-type="float">
            <text:p>29.3194754569</text:p>
          </table:table-cell>
          <table:table-cell table:formula="of:=[$'2003'.I25]" office:value-type="float" office:value="132755" calcext:value-type="float">
            <text:p>132755</text:p>
          </table:table-cell>
          <table:table-cell table:formula="of:=[$'2003'.J25]" office:value-type="float" office:value="53898" calcext:value-type="float">
            <text:p>53898</text:p>
          </table:table-cell>
          <table:table-cell table:formula="of:=[.BM10]/([.BL10]+[.BM10])*100" office:value-type="float" office:value="28.8760427102699" calcext:value-type="float">
            <text:p>28.8760427103</text:p>
          </table:table-cell>
          <table:table-cell table:formula="of:=[$'2002'.I25]" office:value-type="float" office:value="133730" calcext:value-type="float">
            <text:p>133730</text:p>
          </table:table-cell>
          <table:table-cell table:formula="of:=[$'2002'.J25]" office:value-type="float" office:value="52989" calcext:value-type="float">
            <text:p>52989</text:p>
          </table:table-cell>
          <table:table-cell table:formula="of:=[.BP10]/([.BO10]+[.BP10])*100" office:value-type="float" office:value="28.3790080281064" calcext:value-type="float">
            <text:p>28.3790080281</text:p>
          </table:table-cell>
          <table:table-cell table:formula="of:=[$'2001'.I25]" office:value-type="float" office:value="134825" calcext:value-type="float">
            <text:p>134825</text:p>
          </table:table-cell>
          <table:table-cell table:formula="of:=[$'2001'.J25]" office:value-type="float" office:value="51644" calcext:value-type="float">
            <text:p>51644</text:p>
          </table:table-cell>
          <table:table-cell table:formula="of:=[.BS10]/([.BR10]+[.BS10])*100" office:value-type="float" office:value="27.695756399187" calcext:value-type="float">
            <text:p>27.6957563992</text:p>
          </table:table-cell>
          <table:table-cell table:formula="of:=[$'2000'.I25]" office:value-type="float" office:value="136609" calcext:value-type="float">
            <text:p>136609</text:p>
          </table:table-cell>
          <table:table-cell table:formula="of:=[$'2000'.J25]" office:value-type="float" office:value="51058" calcext:value-type="float">
            <text:p>51058</text:p>
          </table:table-cell>
          <table:table-cell table:formula="of:=[.BV10]/([.BU10]+[.BV10])*100" office:value-type="float" office:value="27.2067012314365" calcext:value-type="float">
            <text:p>27.2067012314</text:p>
          </table:table-cell>
          <table:table-cell table:formula="of:=[$'1999'.I25]" office:value-type="float" office:value="137824" calcext:value-type="float">
            <text:p>137824</text:p>
          </table:table-cell>
          <table:table-cell table:formula="of:=[$'1999'.J25]" office:value-type="float" office:value="50634" calcext:value-type="float">
            <text:p>50634</text:p>
          </table:table-cell>
          <table:table-cell table:formula="of:=[.BY10]/([.BX10]+[.BY10])*100" office:value-type="float" office:value="26.8675248596504" calcext:value-type="float">
            <text:p>26.8675248597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Basel-Landschaft</text:p>
          </table:table-cell>
          <table:table-cell office:value-type="float" office:value="3" calcext:value-type="float">
            <text:p>3</text:p>
          </table:table-cell>
          <table:table-cell table:formula="of:=['2012'.B26]" office:value-type="float" office:value="276537" calcext:value-type="float">
            <text:p>276537</text:p>
          </table:table-cell>
          <table:table-cell table:style-name="ce73" office:value-type="float" office:value="776" calcext:value-type="float">
            <text:p>776</text:p>
          </table:table-cell>
          <table:table-cell table:style-name="ce85" table:formula="of:=[.D11]/[.AI11]*100" office:value-type="float" office:value="1.3460537727667" calcext:value-type="float">
            <text:p>1.3460537728</text:p>
          </table:table-cell>
          <table:table-cell table:style-name="ce73" office:value-type="float" office:value="756" calcext:value-type="float">
            <text:p>756</text:p>
          </table:table-cell>
          <table:table-cell table:style-name="ce85" table:formula="of:=[.F11]/[.AL11]*100" office:value-type="float" office:value="1.35936994282015" calcext:value-type="float">
            <text:p>1.3593699428</text:p>
          </table:table-cell>
          <table:table-cell table:style-name="ce73" office:value-type="float" office:value="1041" calcext:value-type="float">
            <text:p>1041</text:p>
          </table:table-cell>
          <table:table-cell table:style-name="ce85" table:formula="of:=[.H11]/[.AO11]*100" office:value-type="float" office:value="1.92585192585193" calcext:value-type="float">
            <text:p>1.9258519259</text:p>
          </table:table-cell>
          <table:table-cell table:style-name="ce73" office:value-type="float" office:value="1062" calcext:value-type="float">
            <text:p>1062</text:p>
          </table:table-cell>
          <table:table-cell table:style-name="ce85" table:formula="of:=[.J11]/[.AR11]*100" office:value-type="float" office:value="2.004113906135" calcext:value-type="float">
            <text:p>2.0041139061</text:p>
          </table:table-cell>
          <table:table-cell table:style-name="ce73" office:value-type="float" office:value="1075" calcext:value-type="float">
            <text:p>1075</text:p>
          </table:table-cell>
          <table:table-cell table:style-name="ce85" table:formula="of:=[.L11]/[.AU11]*100" office:value-type="float" office:value="2.07946456205509" calcext:value-type="float">
            <text:p>2.0794645621</text:p>
          </table:table-cell>
          <table:table-cell table:style-name="ce73" office:value-type="float" office:value="1250" calcext:value-type="float">
            <text:p>1250</text:p>
          </table:table-cell>
          <table:table-cell table:style-name="ce85" table:formula="of:=[.N11]/[.AX11]*100" office:value-type="float" office:value="2.48771070909706" calcext:value-type="float">
            <text:p>2.4877107091</text:p>
          </table:table-cell>
          <table:table-cell table:style-name="ce73" office:value-type="float" office:value="1118" calcext:value-type="float">
            <text:p>1118</text:p>
          </table:table-cell>
          <table:table-cell table:style-name="ce85" table:formula="of:=[.P11]/[.BA11]*100" office:value-type="float" office:value="2.29479258605472" calcext:value-type="float">
            <text:p>2.2947925861</text:p>
          </table:table-cell>
          <table:table-cell table:style-name="ce73" office:value-type="float" office:value="1179" calcext:value-type="float">
            <text:p>1179</text:p>
          </table:table-cell>
          <table:table-cell table:style-name="ce85" table:formula="of:=[.R11]/[.BD11]*100" office:value-type="float" office:value="2.47579849226182" calcext:value-type="float">
            <text:p>2.4757984923</text:p>
          </table:table-cell>
          <table:table-cell table:style-name="ce73" office:value-type="float" office:value="1321" calcext:value-type="float">
            <text:p>1321</text:p>
          </table:table-cell>
          <table:table-cell table:style-name="ce85" table:formula="of:=[.T11]/[.BG11]*100" office:value-type="float" office:value="2.79304803788904" calcext:value-type="float">
            <text:p>2.7930480379</text:p>
          </table:table-cell>
          <table:table-cell table:style-name="ce73" office:value-type="float" office:value="1351" calcext:value-type="float">
            <text:p>1351</text:p>
          </table:table-cell>
          <table:table-cell table:style-name="ce85" table:formula="of:=[.V11]/[.BJ11]*100" office:value-type="float" office:value="2.86946179006839" calcext:value-type="float">
            <text:p>2.8694617901</text:p>
          </table:table-cell>
          <table:table-cell table:style-name="ce73" office:value-type="float" office:value="1171" calcext:value-type="float">
            <text:p>1171</text:p>
          </table:table-cell>
          <table:table-cell table:style-name="ce85" table:formula="of:=[.X11]/[.BM11]*100" office:value-type="float" office:value="2.49260307797101" calcext:value-type="float">
            <text:p>2.492603078</text:p>
          </table:table-cell>
          <table:table-cell table:style-name="ce73" office:value-type="float" office:value="933" calcext:value-type="float">
            <text:p>933</text:p>
          </table:table-cell>
          <table:table-cell table:style-name="ce85" table:formula="of:=[.Z11]/[.BP11]*100" office:value-type="float" office:value="2.00589082622063" calcext:value-type="float">
            <text:p>2.0058908262</text:p>
          </table:table-cell>
          <table:table-cell table:style-name="ce73" office:value-type="float" office:value="757" calcext:value-type="float">
            <text:p>757</text:p>
          </table:table-cell>
          <table:table-cell table:style-name="ce85" table:formula="of:=[.AB11]/[.BS11]*100" office:value-type="float" office:value="1.67041793547818" calcext:value-type="float">
            <text:p>1.6704179355</text:p>
          </table:table-cell>
          <table:table-cell table:style-name="ce73" office:value-type="float" office:value="712" calcext:value-type="float">
            <text:p>712</text:p>
          </table:table-cell>
          <table:table-cell table:style-name="ce85" table:formula="of:=[.AD11]/[.BV11]*100" office:value-type="float" office:value="1.61829215628338" calcext:value-type="float">
            <text:p>1.6182921563</text:p>
          </table:table-cell>
          <table:table-cell table:style-name="ce73" office:value-type="float" office:value="494" calcext:value-type="float">
            <text:p>494</text:p>
          </table:table-cell>
          <table:table-cell table:style-name="ce85" table:formula="of:=[.AF11]/[.BY11]*100" office:value-type="float" office:value="1.14827642314219" calcext:value-type="float">
            <text:p>1.1482764231</text:p>
          </table:table-cell>
          <table:table-cell table:formula="of:=[$'2013'.H26]" office:value-type="float" office:value="221006" calcext:value-type="float">
            <text:p>221006</text:p>
          </table:table-cell>
          <table:table-cell table:formula="of:=[$'2013'.I26]" office:value-type="float" office:value="57650" calcext:value-type="float">
            <text:p>57650</text:p>
          </table:table-cell>
          <table:table-cell table:formula="of:=[.AI11]/([.AH11]+[.AI11])*100" office:value-type="float" office:value="20.6885909508498" calcext:value-type="float">
            <text:p>20.6885909508</text:p>
          </table:table-cell>
          <table:table-cell table:formula="of:=[$'2012'.H26]" office:value-type="float" office:value="220923" calcext:value-type="float">
            <text:p>220923</text:p>
          </table:table-cell>
          <table:table-cell table:formula="of:=[$'2012'.I26]" office:value-type="float" office:value="55614" calcext:value-type="float">
            <text:p>55614</text:p>
          </table:table-cell>
          <table:table-cell table:formula="of:=[.AL11]/([.AK11]+[.AL11])*100" office:value-type="float" office:value="20.1108712396533" calcext:value-type="float">
            <text:p>20.1108712397</text:p>
          </table:table-cell>
          <table:table-cell table:formula="of:=[$'2011'.H26]" office:value-type="float" office:value="221306" calcext:value-type="float">
            <text:p>221306</text:p>
          </table:table-cell>
          <table:table-cell table:formula="of:=[$'2011'.I26]" office:value-type="float" office:value="54054" calcext:value-type="float">
            <text:p>54054</text:p>
          </table:table-cell>
          <table:table-cell table:formula="of:=[.AO11]/([.AN11]+[.AO11])*100" office:value-type="float" office:value="19.6303021499128" calcext:value-type="float">
            <text:p>19.6303021499</text:p>
          </table:table-cell>
          <table:table-cell table:formula="of:=[$'2010'.H26]" office:value-type="float" office:value="221413" calcext:value-type="float">
            <text:p>221413</text:p>
          </table:table-cell>
          <table:table-cell table:formula="of:=[$'2010'.I26]" office:value-type="float" office:value="52991" calcext:value-type="float">
            <text:p>52991</text:p>
          </table:table-cell>
          <table:table-cell table:formula="of:=[.AR11]/([.AQ11]+[.AR11])*100" office:value-type="float" office:value="19.3113074153438" calcext:value-type="float">
            <text:p>19.3113074153</text:p>
          </table:table-cell>
          <table:table-cell table:formula="of:=[$'2009'.I26]" office:value-type="float" office:value="221119" calcext:value-type="float">
            <text:p>221119</text:p>
          </table:table-cell>
          <table:table-cell table:style-name="ce77" table:formula="of:=[$'2009'.J26]" office:value-type="float" office:value="51696" calcext:value-type="float">
            <text:p>51696</text:p>
          </table:table-cell>
          <table:table-cell table:formula="of:=[.AU11]/([.AT11]+[.AU11])*100" office:value-type="float" office:value="18.9491047046533" calcext:value-type="float">
            <text:p>18.9491047047</text:p>
          </table:table-cell>
          <table:table-cell table:formula="of:=[$'2008'.I26]" office:value-type="float" office:value="220967" calcext:value-type="float">
            <text:p>220967</text:p>
          </table:table-cell>
          <table:table-cell table:formula="of:=[$'2008'.J26]" office:value-type="float" office:value="50247" calcext:value-type="float">
            <text:p>50247</text:p>
          </table:table-cell>
          <table:table-cell table:formula="of:=[.AX11]/([.AW11]+[.AX11])*100" office:value-type="float" office:value="18.5266984742676" calcext:value-type="float">
            <text:p>18.5266984743</text:p>
          </table:table-cell>
          <table:table-cell table:formula="of:=[$'2007'.I26]" office:value-type="float" office:value="220426" calcext:value-type="float">
            <text:p>220426</text:p>
          </table:table-cell>
          <table:table-cell table:formula="of:=[$'2007'.J26]" office:value-type="float" office:value="48719" calcext:value-type="float">
            <text:p>48719</text:p>
          </table:table-cell>
          <table:table-cell table:formula="of:=[.BA11]/([.AZ11]+[.BA11])*100" office:value-type="float" office:value="18.1013951587434" calcext:value-type="float">
            <text:p>18.1013951587</text:p>
          </table:table-cell>
          <table:table-cell table:formula="of:=[$'2006'.I26]" office:value-type="float" office:value="219545" calcext:value-type="float">
            <text:p>219545</text:p>
          </table:table-cell>
          <table:table-cell table:formula="of:=[$'2006'.J26]" office:value-type="float" office:value="47621" calcext:value-type="float">
            <text:p>47621</text:p>
          </table:table-cell>
          <table:table-cell table:formula="of:=[.BD11]/([.BC11]+[.BD11])*100" office:value-type="float" office:value="17.8244986263222" calcext:value-type="float">
            <text:p>17.8244986263</text:p>
          </table:table-cell>
          <table:table-cell table:formula="of:=[$'2005'.I26]" office:value-type="float" office:value="218793" calcext:value-type="float">
            <text:p>218793</text:p>
          </table:table-cell>
          <table:table-cell table:formula="of:=[$'2005'.J26]" office:value-type="float" office:value="47296" calcext:value-type="float">
            <text:p>47296</text:p>
          </table:table-cell>
          <table:table-cell table:formula="of:=[.BG11]/([.BF11]+[.BG11])*100" office:value-type="float" office:value="17.7745040193319" calcext:value-type="float">
            <text:p>17.7745040193</text:p>
          </table:table-cell>
          <table:table-cell table:formula="of:=[$'2004'.I26]" office:value-type="float" office:value="218223" calcext:value-type="float">
            <text:p>218223</text:p>
          </table:table-cell>
          <table:table-cell table:formula="of:=[$'2004'.J26]" office:value-type="float" office:value="47082" calcext:value-type="float">
            <text:p>47082</text:p>
          </table:table-cell>
          <table:table-cell table:formula="of:=[.BJ11]/([.BI11]+[.BJ11])*100" office:value-type="float" office:value="17.7463673884774" calcext:value-type="float">
            <text:p>17.7463673885</text:p>
          </table:table-cell>
          <table:table-cell table:formula="of:=[$'2003'.I26]" office:value-type="float" office:value="217423" calcext:value-type="float">
            <text:p>217423</text:p>
          </table:table-cell>
          <table:table-cell table:formula="of:=[$'2003'.J26]" office:value-type="float" office:value="46979" calcext:value-type="float">
            <text:p>46979</text:p>
          </table:table-cell>
          <table:table-cell table:formula="of:=[.BM11]/([.BL11]+[.BM11])*100" office:value-type="float" office:value="17.7680199090778" calcext:value-type="float">
            <text:p>17.7680199091</text:p>
          </table:table-cell>
          <table:table-cell table:formula="of:=[$'2002'.I26]" office:value-type="float" office:value="216436" calcext:value-type="float">
            <text:p>216436</text:p>
          </table:table-cell>
          <table:table-cell table:formula="of:=[$'2002'.J26]" office:value-type="float" office:value="46513" calcext:value-type="float">
            <text:p>46513</text:p>
          </table:table-cell>
          <table:table-cell table:formula="of:=[.BP11]/([.BO11]+[.BP11])*100" office:value-type="float" office:value="17.6889815135254" calcext:value-type="float">
            <text:p>17.6889815135</text:p>
          </table:table-cell>
          <table:table-cell table:formula="of:=[$'2001'.I26]" office:value-type="float" office:value="215765" calcext:value-type="float">
            <text:p>215765</text:p>
          </table:table-cell>
          <table:table-cell table:formula="of:=[$'2001'.J26]" office:value-type="float" office:value="45318" calcext:value-type="float">
            <text:p>45318</text:p>
          </table:table-cell>
          <table:table-cell table:formula="of:=[.BS11]/([.BR11]+[.BS11])*100" office:value-type="float" office:value="17.3576985096693" calcext:value-type="float">
            <text:p>17.3576985097</text:p>
          </table:table-cell>
          <table:table-cell table:formula="of:=[$'2000'.I26]" office:value-type="float" office:value="216039" calcext:value-type="float">
            <text:p>216039</text:p>
          </table:table-cell>
          <table:table-cell table:formula="of:=[$'2000'.J26]" office:value-type="float" office:value="43997" calcext:value-type="float">
            <text:p>43997</text:p>
          </table:table-cell>
          <table:table-cell table:formula="of:=[.BV11]/([.BU11]+[.BV11])*100" office:value-type="float" office:value="16.9195803657955" calcext:value-type="float">
            <text:p>16.9195803658</text:p>
          </table:table-cell>
          <table:table-cell table:formula="of:=[$'1999'.I26]" office:value-type="float" office:value="215581" calcext:value-type="float">
            <text:p>215581</text:p>
          </table:table-cell>
          <table:table-cell table:formula="of:=[$'1999'.J26]" office:value-type="float" office:value="43021" calcext:value-type="float">
            <text:p>43021</text:p>
          </table:table-cell>
          <table:table-cell table:formula="of:=[.BY11]/([.BX11]+[.BY11])*100" office:value-type="float" office:value="16.6359888941307" calcext:value-type="float">
            <text:p>16.6359888941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Aargau</text:p>
          </table:table-cell>
          <table:table-cell office:value-type="float" office:value="3" calcext:value-type="float">
            <text:p>3</text:p>
          </table:table-cell>
          <table:table-cell table:formula="of:=['2012'.B27]" office:value-type="float" office:value="627340" calcext:value-type="float">
            <text:p>627340</text:p>
          </table:table-cell>
          <table:table-cell table:style-name="ce73" office:value-type="float" office:value="2517" calcext:value-type="float">
            <text:p>2517</text:p>
          </table:table-cell>
          <table:table-cell table:style-name="ce85" table:formula="of:=[.D12]/[.AI12]*100" office:value-type="float" office:value="1.69558890894883" calcext:value-type="float">
            <text:p>1.6955889089</text:p>
          </table:table-cell>
          <table:table-cell table:style-name="ce73" office:value-type="float" office:value="1916" calcext:value-type="float">
            <text:p>1916</text:p>
          </table:table-cell>
          <table:table-cell table:style-name="ce85" table:formula="of:=[.F12]/[.AL12]*100" office:value-type="float" office:value="1.3375031413174" calcext:value-type="float">
            <text:p>1.3375031413</text:p>
          </table:table-cell>
          <table:table-cell table:style-name="ce73" office:value-type="float" office:value="1822" calcext:value-type="float">
            <text:p>1822</text:p>
          </table:table-cell>
          <table:table-cell table:style-name="ce85" table:formula="of:=[.H12]/[.AO12]*100" office:value-type="float" office:value="1.3225324100286" calcext:value-type="float">
            <text:p>1.32253241</text:p>
          </table:table-cell>
          <table:table-cell table:style-name="ce73" office:value-type="float" office:value="2450" calcext:value-type="float">
            <text:p>2450</text:p>
          </table:table-cell>
          <table:table-cell table:style-name="ce85" table:formula="of:=[.J12]/[.AR12]*100" office:value-type="float" office:value="1.82838549829102" calcext:value-type="float">
            <text:p>1.8283854983</text:p>
          </table:table-cell>
          <table:table-cell table:style-name="ce73" office:value-type="float" office:value="2011" calcext:value-type="float">
            <text:p>2011</text:p>
          </table:table-cell>
          <table:table-cell table:style-name="ce85" table:formula="of:=[.L12]/[.AU12]*100" office:value-type="float" office:value="1.56185683108491" calcext:value-type="float">
            <text:p>1.5618568311</text:p>
          </table:table-cell>
          <table:table-cell table:style-name="ce73" office:value-type="float" office:value="2994" calcext:value-type="float">
            <text:p>2994</text:p>
          </table:table-cell>
          <table:table-cell table:style-name="ce85" table:formula="of:=[.N12]/[.AX12]*100" office:value-type="float" office:value="2.41484719679311" calcext:value-type="float">
            <text:p>2.4148471968</text:p>
          </table:table-cell>
          <table:table-cell table:style-name="ce73" office:value-type="float" office:value="2395" calcext:value-type="float">
            <text:p>2395</text:p>
          </table:table-cell>
          <table:table-cell table:style-name="ce85" table:formula="of:=[.P12]/[.BA12]*100" office:value-type="float" office:value="2.02268446966818" calcext:value-type="float">
            <text:p>2.0226844697</text:p>
          </table:table-cell>
          <table:table-cell table:style-name="ce73" office:value-type="float" office:value="3664" calcext:value-type="float">
            <text:p>3664</text:p>
          </table:table-cell>
          <table:table-cell table:style-name="ce85" table:formula="of:=[.R12]/[.BD12]*100" office:value-type="float" office:value="3.17493327787598" calcext:value-type="float">
            <text:p>3.1749332779</text:p>
          </table:table-cell>
          <table:table-cell table:style-name="ce73" office:value-type="float" office:value="1918" calcext:value-type="float">
            <text:p>1918</text:p>
          </table:table-cell>
          <table:table-cell table:style-name="ce85" table:formula="of:=[.T12]/[.BG12]*100" office:value-type="float" office:value="1.67537254764941" calcext:value-type="float">
            <text:p>1.6753725476</text:p>
          </table:table-cell>
          <table:table-cell table:style-name="ce73" office:value-type="float" office:value="2184" calcext:value-type="float">
            <text:p>2184</text:p>
          </table:table-cell>
          <table:table-cell table:style-name="ce85" table:formula="of:=[.V12]/[.BJ12]*100" office:value-type="float" office:value="1.9408675251273" calcext:value-type="float">
            <text:p>1.9408675251</text:p>
          </table:table-cell>
          <table:table-cell table:style-name="ce73" office:value-type="float" office:value="2124" calcext:value-type="float">
            <text:p>2124</text:p>
          </table:table-cell>
          <table:table-cell table:style-name="ce85" table:formula="of:=[.X12]/[.BM12]*100" office:value-type="float" office:value="1.91840458104898" calcext:value-type="float">
            <text:p>1.918404581</text:p>
          </table:table-cell>
          <table:table-cell table:style-name="ce73" office:value-type="float" office:value="2262" calcext:value-type="float">
            <text:p>2262</text:p>
          </table:table-cell>
          <table:table-cell table:style-name="ce85" table:formula="of:=[.Z12]/[.BP12]*100" office:value-type="float" office:value="2.08621548337115" calcext:value-type="float">
            <text:p>2.0862154834</text:p>
          </table:table-cell>
          <table:table-cell table:style-name="ce73" office:value-type="float" office:value="1280" calcext:value-type="float">
            <text:p>1280</text:p>
          </table:table-cell>
          <table:table-cell table:style-name="ce85" table:formula="of:=[.AB12]/[.BS12]*100" office:value-type="float" office:value="1.21048201772221" calcext:value-type="float">
            <text:p>1.2104820177</text:p>
          </table:table-cell>
          <table:table-cell table:style-name="ce73" office:value-type="float" office:value="1796" calcext:value-type="float">
            <text:p>1796</text:p>
          </table:table-cell>
          <table:table-cell table:style-name="ce85" table:formula="of:=[.AD12]/[.BV12]*100" office:value-type="float" office:value="1.75325562779437" calcext:value-type="float">
            <text:p>1.7532556278</text:p>
          </table:table-cell>
          <table:table-cell table:style-name="ce73" office:value-type="float" office:value="1325" calcext:value-type="float">
            <text:p>1325</text:p>
          </table:table-cell>
          <table:table-cell table:style-name="ce85" table:formula="of:=[.AF12]/[.BY12]*100" office:value-type="float" office:value="1.31675710055055" calcext:value-type="float">
            <text:p>1.3167571006</text:p>
          </table:table-cell>
          <table:table-cell table:formula="of:=[$'2013'.H27]" office:value-type="float" office:value="487918" calcext:value-type="float">
            <text:p>487918</text:p>
          </table:table-cell>
          <table:table-cell table:formula="of:=[$'2013'.I27]" office:value-type="float" office:value="148444" calcext:value-type="float">
            <text:p>148444</text:p>
          </table:table-cell>
          <table:table-cell table:formula="of:=[.AI12]/([.AH12]+[.AI12])*100" office:value-type="float" office:value="23.3269742693624" calcext:value-type="float">
            <text:p>23.3269742694</text:p>
          </table:table-cell>
          <table:table-cell table:formula="of:=[$'2012'.H27]" office:value-type="float" office:value="484088" calcext:value-type="float">
            <text:p>484088</text:p>
          </table:table-cell>
          <table:table-cell table:formula="of:=[$'2012'.I27]" office:value-type="float" office:value="143252" calcext:value-type="float">
            <text:p>143252</text:p>
          </table:table-cell>
          <table:table-cell table:formula="of:=[.AL12]/([.AK12]+[.AL12])*100" office:value-type="float" office:value="22.8348264099213" calcext:value-type="float">
            <text:p>22.8348264099</text:p>
          </table:table-cell>
          <table:table-cell table:formula="of:=[$'2011'.H27]" office:value-type="float" office:value="480532" calcext:value-type="float">
            <text:p>480532</text:p>
          </table:table-cell>
          <table:table-cell table:formula="of:=[$'2011'.I27]" office:value-type="float" office:value="137766" calcext:value-type="float">
            <text:p>137766</text:p>
          </table:table-cell>
          <table:table-cell table:formula="of:=[.AO12]/([.AN12]+[.AO12])*100" office:value-type="float" office:value="22.2814888613581" calcext:value-type="float">
            <text:p>22.2814888614</text:p>
          </table:table-cell>
          <table:table-cell table:formula="of:=[$'2010'.H27]" office:value-type="float" office:value="477468" calcext:value-type="float">
            <text:p>477468</text:p>
          </table:table-cell>
          <table:table-cell table:formula="of:=[$'2010'.I27]" office:value-type="float" office:value="133998" calcext:value-type="float">
            <text:p>133998</text:p>
          </table:table-cell>
          <table:table-cell table:formula="of:=[.AR12]/([.AQ12]+[.AR12])*100" office:value-type="float" office:value="21.914219269755" calcext:value-type="float">
            <text:p>21.9142192698</text:p>
          </table:table-cell>
          <table:table-cell table:formula="of:=[$'2009'.I27]" office:value-type="float" office:value="471283" calcext:value-type="float">
            <text:p>471283</text:p>
          </table:table-cell>
          <table:table-cell table:style-name="ce77" table:formula="of:=[$'2009'.J27]" office:value-type="float" office:value="128757" calcext:value-type="float">
            <text:p>128757</text:p>
          </table:table-cell>
          <table:table-cell table:formula="of:=[.AU12]/([.AT12]+[.AU12])*100" office:value-type="float" office:value="21.4580694620359" calcext:value-type="float">
            <text:p>21.458069462</text:p>
          </table:table-cell>
          <table:table-cell table:formula="of:=[$'2008'.I27]" office:value-type="float" office:value="467649" calcext:value-type="float">
            <text:p>467649</text:p>
          </table:table-cell>
          <table:table-cell table:formula="of:=[$'2008'.J27]" office:value-type="float" office:value="123983" calcext:value-type="float">
            <text:p>123983</text:p>
          </table:table-cell>
          <table:table-cell table:formula="of:=[.AX12]/([.AW12]+[.AX12])*100" office:value-type="float" office:value="20.9561010898667" calcext:value-type="float">
            <text:p>20.9561010899</text:p>
          </table:table-cell>
          <table:table-cell table:formula="of:=[$'2007'.I27]" office:value-type="float" office:value="463155" calcext:value-type="float">
            <text:p>463155</text:p>
          </table:table-cell>
          <table:table-cell table:formula="of:=[$'2007'.J27]" office:value-type="float" office:value="118407" calcext:value-type="float">
            <text:p>118407</text:p>
          </table:table-cell>
          <table:table-cell table:formula="of:=[.BA12]/([.AZ12]+[.BA12])*100" office:value-type="float" office:value="20.3601679614555" calcext:value-type="float">
            <text:p>20.3601679615</text:p>
          </table:table-cell>
          <table:table-cell table:formula="of:=[$'2006'.I27]" office:value-type="float" office:value="459409" calcext:value-type="float">
            <text:p>459409</text:p>
          </table:table-cell>
          <table:table-cell table:formula="of:=[$'2006'.J27]" office:value-type="float" office:value="115404" calcext:value-type="float">
            <text:p>115404</text:p>
          </table:table-cell>
          <table:table-cell table:formula="of:=[.BD12]/([.BC12]+[.BD12])*100" office:value-type="float" office:value="20.0767901908969" calcext:value-type="float">
            <text:p>20.0767901909</text:p>
          </table:table-cell>
          <table:table-cell table:formula="of:=[$'2005'.I27]" office:value-type="float" office:value="454862" calcext:value-type="float">
            <text:p>454862</text:p>
          </table:table-cell>
          <table:table-cell table:formula="of:=[$'2005'.J27]" office:value-type="float" office:value="114482" calcext:value-type="float">
            <text:p>114482</text:p>
          </table:table-cell>
          <table:table-cell table:formula="of:=[.BG12]/([.BF12]+[.BG12])*100" office:value-type="float" office:value="20.1077029001799" calcext:value-type="float">
            <text:p>20.1077029002</text:p>
          </table:table-cell>
          <table:table-cell table:formula="of:=[$'2004'.I27]" office:value-type="float" office:value="452595" calcext:value-type="float">
            <text:p>452595</text:p>
          </table:table-cell>
          <table:table-cell table:formula="of:=[$'2004'.J27]" office:value-type="float" office:value="112527" calcext:value-type="float">
            <text:p>112527</text:p>
          </table:table-cell>
          <table:table-cell table:formula="of:=[.BJ12]/([.BI12]+[.BJ12])*100" office:value-type="float" office:value="19.9119836070795" calcext:value-type="float">
            <text:p>19.9119836071</text:p>
          </table:table-cell>
          <table:table-cell table:formula="of:=[$'2003'.I27]" office:value-type="float" office:value="449957" calcext:value-type="float">
            <text:p>449957</text:p>
          </table:table-cell>
          <table:table-cell table:formula="of:=[$'2003'.J27]" office:value-type="float" office:value="110717" calcext:value-type="float">
            <text:p>110717</text:p>
          </table:table-cell>
          <table:table-cell table:formula="of:=[.BM12]/([.BL12]+[.BM12])*100" office:value-type="float" office:value="19.7471257807567" calcext:value-type="float">
            <text:p>19.7471257808</text:p>
          </table:table-cell>
          <table:table-cell table:formula="of:=[$'2002'.I27]" office:value-type="float" office:value="447356" calcext:value-type="float">
            <text:p>447356</text:p>
          </table:table-cell>
          <table:table-cell table:formula="of:=[$'2002'.J27]" office:value-type="float" office:value="108426" calcext:value-type="float">
            <text:p>108426</text:p>
          </table:table-cell>
          <table:table-cell table:formula="of:=[.BP12]/([.BO12]+[.BP12])*100" office:value-type="float" office:value="19.5087282423684" calcext:value-type="float">
            <text:p>19.5087282424</text:p>
          </table:table-cell>
          <table:table-cell table:formula="of:=[$'2001'.I27]" office:value-type="float" office:value="444555" calcext:value-type="float">
            <text:p>444555</text:p>
          </table:table-cell>
          <table:table-cell table:formula="of:=[$'2001'.J27]" office:value-type="float" office:value="105743" calcext:value-type="float">
            <text:p>105743</text:p>
          </table:table-cell>
          <table:table-cell table:formula="of:=[.BS12]/([.BR12]+[.BS12])*100" office:value-type="float" office:value="19.215588644698" calcext:value-type="float">
            <text:p>19.2155886447</text:p>
          </table:table-cell>
          <table:table-cell table:formula="of:=[$'2000'.I27]" office:value-type="float" office:value="441868" calcext:value-type="float">
            <text:p>441868</text:p>
          </table:table-cell>
          <table:table-cell table:formula="of:=[$'2000'.J27]" office:value-type="float" office:value="102438" calcext:value-type="float">
            <text:p>102438</text:p>
          </table:table-cell>
          <table:table-cell table:formula="of:=[.BV12]/([.BU12]+[.BV12])*100" office:value-type="float" office:value="18.8199284961033" calcext:value-type="float">
            <text:p>18.8199284961</text:p>
          </table:table-cell>
          <table:table-cell table:formula="of:=[$'1999'.I27]" office:value-type="float" office:value="440013" calcext:value-type="float">
            <text:p>440013</text:p>
          </table:table-cell>
          <table:table-cell table:formula="of:=[$'1999'.J27]" office:value-type="float" office:value="100626" calcext:value-type="float">
            <text:p>100626</text:p>
          </table:table-cell>
          <table:table-cell table:formula="of:=[.BY12]/([.BX12]+[.BY12])*100" office:value-type="float" office:value="18.6124197477429" calcext:value-type="float">
            <text:p>18.6124197477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Zürich</text:p>
          </table:table-cell>
          <table:table-cell office:value-type="float" office:value="4" calcext:value-type="float">
            <text:p>4</text:p>
          </table:table-cell>
          <table:table-cell table:formula="of:=['2012'.B29]" office:value-type="float" office:value="1408575" calcext:value-type="float">
            <text:p>1408575</text:p>
          </table:table-cell>
          <table:table-cell table:style-name="ce73" office:value-type="float" office:value="7907" calcext:value-type="float">
            <text:p>7907</text:p>
          </table:table-cell>
          <table:table-cell table:style-name="ce85" table:formula="of:=[.D13]/[.AI13]*100" office:value-type="float" office:value="2.18772307470962" calcext:value-type="float">
            <text:p>2.1877230747</text:p>
          </table:table-cell>
          <table:table-cell table:style-name="ce73" office:value-type="float" office:value="8532" calcext:value-type="float">
            <text:p>8532</text:p>
          </table:table-cell>
          <table:table-cell table:style-name="ce85" table:formula="of:=[.F13]/[.AL13]*100" office:value-type="float" office:value="2.43005613737279" calcext:value-type="float">
            <text:p>2.4300561374</text:p>
          </table:table-cell>
          <table:table-cell table:style-name="ce73" office:value-type="float" office:value="7756" calcext:value-type="float">
            <text:p>7756</text:p>
          </table:table-cell>
          <table:table-cell table:style-name="ce85" table:formula="of:=[.H13]/[.AO13]*100" office:value-type="float" office:value="2.26645782681878" calcext:value-type="float">
            <text:p>2.2664578268</text:p>
          </table:table-cell>
          <table:table-cell table:style-name="ce73" office:value-type="float" office:value="10365" calcext:value-type="float">
            <text:p>10365</text:p>
          </table:table-cell>
          <table:table-cell table:style-name="ce85" table:formula="of:=[.J13]/[.AR13]*100" office:value-type="float" office:value="3.13372052594503" calcext:value-type="float">
            <text:p>3.1337205259</text:p>
          </table:table-cell>
          <table:table-cell table:style-name="ce73" office:value-type="float" office:value="11551" calcext:value-type="float">
            <text:p>11551</text:p>
          </table:table-cell>
          <table:table-cell table:style-name="ce85" table:formula="of:=[.L13]/[.AU13]*100" office:value-type="float" office:value="3.60756805376841" calcext:value-type="float">
            <text:p>3.6075680538</text:p>
          </table:table-cell>
          <table:table-cell table:style-name="ce73" office:value-type="float" office:value="11156" calcext:value-type="float">
            <text:p>11156</text:p>
          </table:table-cell>
          <table:table-cell table:style-name="ce85" table:formula="of:=[.N13]/[.AX13]*100" office:value-type="float" office:value="3.55802197451721" calcext:value-type="float">
            <text:p>3.5580219745</text:p>
          </table:table-cell>
          <table:table-cell table:style-name="ce73" office:value-type="float" office:value="9008" calcext:value-type="float">
            <text:p>9008</text:p>
          </table:table-cell>
          <table:table-cell table:style-name="ce85" table:formula="of:=[.P13]/[.BA13]*100" office:value-type="float" office:value="3.004248904423" calcext:value-type="float">
            <text:p>3.0042489044</text:p>
          </table:table-cell>
          <table:table-cell table:style-name="ce73" office:value-type="float" office:value="11494" calcext:value-type="float">
            <text:p>11494</text:p>
          </table:table-cell>
          <table:table-cell table:style-name="ce85" table:formula="of:=[.R13]/[.BD13]*100" office:value-type="float" office:value="4.02622969195525" calcext:value-type="float">
            <text:p>4.026229692</text:p>
          </table:table-cell>
          <table:table-cell table:style-name="ce73" office:value-type="float" office:value="9000" calcext:value-type="float">
            <text:p>9000</text:p>
          </table:table-cell>
          <table:table-cell table:style-name="ce85" table:formula="of:=[.T13]/[.BG13]*100" office:value-type="float" office:value="3.15562490138672" calcext:value-type="float">
            <text:p>3.1556249014</text:p>
          </table:table-cell>
          <table:table-cell table:style-name="ce73" office:value-type="float" office:value="8209" calcext:value-type="float">
            <text:p>8209</text:p>
          </table:table-cell>
          <table:table-cell table:style-name="ce85" table:formula="of:=[.V13]/[.BJ13]*100" office:value-type="float" office:value="2.90949688989704" calcext:value-type="float">
            <text:p>2.9094968899</text:p>
          </table:table-cell>
          <table:table-cell table:style-name="ce73" office:value-type="float" office:value="8683" calcext:value-type="float">
            <text:p>8683</text:p>
          </table:table-cell>
          <table:table-cell table:style-name="ce85" table:formula="of:=[.X13]/[.BM13]*100" office:value-type="float" office:value="3.12694691428715" calcext:value-type="float">
            <text:p>3.1269469143</text:p>
          </table:table-cell>
          <table:table-cell table:style-name="ce73" office:value-type="float" office:value="7801" calcext:value-type="float">
            <text:p>7801</text:p>
          </table:table-cell>
          <table:table-cell table:style-name="ce85" table:formula="of:=[.Z13]/[.BP13]*100" office:value-type="float" office:value="2.8295556353533" calcext:value-type="float">
            <text:p>2.8295556354</text:p>
          </table:table-cell>
          <table:table-cell table:style-name="ce73" office:value-type="float" office:value="7011" calcext:value-type="float">
            <text:p>7011</text:p>
          </table:table-cell>
          <table:table-cell table:style-name="ce85" table:formula="of:=[.AB13]/[.BS13]*100" office:value-type="float" office:value="2.59994066602388" calcext:value-type="float">
            <text:p>2.599940666</text:p>
          </table:table-cell>
          <table:table-cell table:style-name="ce73" office:value-type="float" office:value="6873" calcext:value-type="float">
            <text:p>6873</text:p>
          </table:table-cell>
          <table:table-cell table:style-name="ce85" table:formula="of:=[.AD13]/[.BV13]*100" office:value-type="float" office:value="2.61266226978123" calcext:value-type="float">
            <text:p>2.6126622698</text:p>
          </table:table-cell>
          <table:table-cell table:style-name="ce73" office:value-type="float" office:value="5223" calcext:value-type="float">
            <text:p>5223</text:p>
          </table:table-cell>
          <table:table-cell table:style-name="ce85" table:formula="of:=[.AF13]/[.BY13]*100" office:value-type="float" office:value="2.0284519218446" calcext:value-type="float">
            <text:p>2.0284519218</text:p>
          </table:table-cell>
          <table:table-cell table:formula="of:=[$'2013'.H29]" office:value-type="float" office:value="1064112" calcext:value-type="float">
            <text:p>1064112</text:p>
          </table:table-cell>
          <table:table-cell table:formula="of:=[$'2013'.I29]" office:value-type="float" office:value="361426" calcext:value-type="float">
            <text:p>361426</text:p>
          </table:table-cell>
          <table:table-cell table:formula="of:=[.AI13]/([.AH13]+[.AI13])*100" office:value-type="float" office:value="25.3536559530507" calcext:value-type="float">
            <text:p>25.3536559531</text:p>
          </table:table-cell>
          <table:table-cell table:formula="of:=[$'2012'.H29]" office:value-type="float" office:value="1057472" calcext:value-type="float">
            <text:p>1057472</text:p>
          </table:table-cell>
          <table:table-cell table:formula="of:=[$'2012'.I29]" office:value-type="float" office:value="351103" calcext:value-type="float">
            <text:p>351103</text:p>
          </table:table-cell>
          <table:table-cell table:formula="of:=[.AL13]/([.AK13]+[.AL13])*100" office:value-type="float" office:value="24.9261132705039" calcext:value-type="float">
            <text:p>24.9261132705</text:p>
          </table:table-cell>
          <table:table-cell table:formula="of:=[$'2011'.H29]" office:value-type="float" office:value="1050188" calcext:value-type="float">
            <text:p>1050188</text:p>
          </table:table-cell>
          <table:table-cell table:formula="of:=[$'2011'.I29]" office:value-type="float" office:value="342208" calcext:value-type="float">
            <text:p>342208</text:p>
          </table:table-cell>
          <table:table-cell table:formula="of:=[.AO13]/([.AN13]+[.AO13])*100" office:value-type="float" office:value="24.5769163370191" calcext:value-type="float">
            <text:p>24.576916337</text:p>
          </table:table-cell>
          <table:table-cell table:formula="of:=[$'2010'.H29]" office:value-type="float" office:value="1042311" calcext:value-type="float">
            <text:p>1042311</text:p>
          </table:table-cell>
          <table:table-cell table:formula="of:=[$'2010'.I29]" office:value-type="float" office:value="330757" calcext:value-type="float">
            <text:p>330757</text:p>
          </table:table-cell>
          <table:table-cell table:formula="of:=[.AR13]/([.AQ13]+[.AR13])*100" office:value-type="float" office:value="24.0889016421619" calcext:value-type="float">
            <text:p>24.0889016422</text:p>
          </table:table-cell>
          <table:table-cell table:formula="of:=[$'2009'.I29]" office:value-type="float" office:value="1031109" calcext:value-type="float">
            <text:p>1031109</text:p>
          </table:table-cell>
          <table:table-cell table:style-name="ce77" table:formula="of:=[$'2009'.J29]" office:value-type="float" office:value="320188" calcext:value-type="float">
            <text:p>320188</text:p>
          </table:table-cell>
          <table:table-cell table:formula="of:=[.AU13]/([.AT13]+[.AU13])*100" office:value-type="float" office:value="23.6948650074706" calcext:value-type="float">
            <text:p>23.6948650075</text:p>
          </table:table-cell>
          <table:table-cell table:formula="of:=[$'2008'.I29]" office:value-type="float" office:value="1019182" calcext:value-type="float">
            <text:p>1019182</text:p>
          </table:table-cell>
          <table:table-cell table:formula="of:=[$'2008'.J29]" office:value-type="float" office:value="313545" calcext:value-type="float">
            <text:p>313545</text:p>
          </table:table-cell>
          <table:table-cell table:formula="of:=[.AX13]/([.AW13]+[.AX13])*100" office:value-type="float" office:value="23.5265737093943" calcext:value-type="float">
            <text:p>23.5265737094</text:p>
          </table:table-cell>
          <table:table-cell table:formula="of:=[$'2007'.I29]" office:value-type="float" office:value="1007725" calcext:value-type="float">
            <text:p>1007725</text:p>
          </table:table-cell>
          <table:table-cell table:formula="of:=[$'2007'.J29]" office:value-type="float" office:value="299842" calcext:value-type="float">
            <text:p>299842</text:p>
          </table:table-cell>
          <table:table-cell table:formula="of:=[.BA13]/([.AZ13]+[.BA13])*100" office:value-type="float" office:value="22.9312914749302" calcext:value-type="float">
            <text:p>22.9312914749</text:p>
          </table:table-cell>
          <table:table-cell table:formula="of:=[$'2006'.I29]" office:value-type="float" office:value="998574" calcext:value-type="float">
            <text:p>998574</text:p>
          </table:table-cell>
          <table:table-cell table:formula="of:=[$'2006'.J29]" office:value-type="float" office:value="285478" calcext:value-type="float">
            <text:p>285478</text:p>
          </table:table-cell>
          <table:table-cell table:formula="of:=[.BD13]/([.BC13]+[.BD13])*100" office:value-type="float" office:value="22.2325887113606" calcext:value-type="float">
            <text:p>22.2325887114</text:p>
          </table:table-cell>
          <table:table-cell table:formula="of:=[$'2005'.I29]" office:value-type="float" office:value="987385" calcext:value-type="float">
            <text:p>987385</text:p>
          </table:table-cell>
          <table:table-cell table:formula="of:=[$'2005'.J29]" office:value-type="float" office:value="285205" calcext:value-type="float">
            <text:p>285205</text:p>
          </table:table-cell>
          <table:table-cell table:formula="of:=[.BG13]/([.BF13]+[.BG13])*100" office:value-type="float" office:value="22.4113815132918" calcext:value-type="float">
            <text:p>22.4113815133</text:p>
          </table:table-cell>
          <table:table-cell table:formula="of:=[$'2004'.I29]" office:value-type="float" office:value="979665" calcext:value-type="float">
            <text:p>979665</text:p>
          </table:table-cell>
          <table:table-cell table:formula="of:=[$'2004'.J29]" office:value-type="float" office:value="282145" calcext:value-type="float">
            <text:p>282145</text:p>
          </table:table-cell>
          <table:table-cell table:formula="of:=[.BJ13]/([.BI13]+[.BJ13])*100" office:value-type="float" office:value="22.3603395122879" calcext:value-type="float">
            <text:p>22.3603395123</text:p>
          </table:table-cell>
          <table:table-cell table:formula="of:=[$'2003'.I29]" office:value-type="float" office:value="972210" calcext:value-type="float">
            <text:p>972210</text:p>
          </table:table-cell>
          <table:table-cell table:formula="of:=[$'2003'.J29]" office:value-type="float" office:value="277683" calcext:value-type="float">
            <text:p>277683</text:p>
          </table:table-cell>
          <table:table-cell table:formula="of:=[.BM13]/([.BL13]+[.BM13])*100" office:value-type="float" office:value="22.2165417359726" calcext:value-type="float">
            <text:p>22.216541736</text:p>
          </table:table-cell>
          <table:table-cell table:formula="of:=[$'2002'.I29]" office:value-type="float" office:value="965615" calcext:value-type="float">
            <text:p>965615</text:p>
          </table:table-cell>
          <table:table-cell table:formula="of:=[$'2002'.J29]" office:value-type="float" office:value="275697" calcext:value-type="float">
            <text:p>275697</text:p>
          </table:table-cell>
          <table:table-cell table:formula="of:=[.BP13]/([.BO13]+[.BP13])*100" office:value-type="float" office:value="22.2101292825655" calcext:value-type="float">
            <text:p>22.2101292826</text:p>
          </table:table-cell>
          <table:table-cell table:formula="of:=[$'2001'.I29]" office:value-type="float" office:value="957271" calcext:value-type="float">
            <text:p>957271</text:p>
          </table:table-cell>
          <table:table-cell table:formula="of:=[$'2001'.J29]" office:value-type="float" office:value="269660" calcext:value-type="float">
            <text:p>269660</text:p>
          </table:table-cell>
          <table:table-cell table:formula="of:=[.BS13]/([.BR13]+[.BS13])*100" office:value-type="float" office:value="21.978416064147" calcext:value-type="float">
            <text:p>21.9784160641</text:p>
          </table:table-cell>
          <table:table-cell table:formula="of:=[$'2000'.I29]" office:value-type="float" office:value="948582" calcext:value-type="float">
            <text:p>948582</text:p>
          </table:table-cell>
          <table:table-cell table:formula="of:=[$'2000'.J29]" office:value-type="float" office:value="263065" calcext:value-type="float">
            <text:p>263065</text:p>
          </table:table-cell>
          <table:table-cell table:formula="of:=[.BV13]/([.BU13]+[.BV13])*100" office:value-type="float" office:value="21.7113565254567" calcext:value-type="float">
            <text:p>21.7113565255</text:p>
          </table:table-cell>
          <table:table-cell table:formula="of:=[$'1999'.I29]" office:value-type="float" office:value="941082" calcext:value-type="float">
            <text:p>941082</text:p>
          </table:table-cell>
          <table:table-cell table:formula="of:=[$'1999'.J29]" office:value-type="float" office:value="257487" calcext:value-type="float">
            <text:p>257487</text:p>
          </table:table-cell>
          <table:table-cell table:formula="of:=[.BY13]/([.BX13]+[.BY13])*100" office:value-type="float" office:value="21.4828683204722" calcext:value-type="float">
            <text:p>21.4828683205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Glarus</text:p>
          </table:table-cell>
          <table:table-cell office:value-type="float" office:value="5" calcext:value-type="float">
            <text:p>5</text:p>
          </table:table-cell>
          <table:table-cell table:formula="of:=['2012'.B32]" office:value-type="float" office:value="39369" calcext:value-type="float">
            <text:p>39369</text:p>
          </table:table-cell>
          <table:table-cell table:style-name="ce73" office:value-type="float" office:value="77" calcext:value-type="float">
            <text:p>77</text:p>
          </table:table-cell>
          <table:table-cell table:style-name="ce85" table:formula="of:=[.D14]/[.AI14]*100" office:value-type="float" office:value="0.875198908842919" calcext:value-type="float">
            <text:p>0.8751989088</text:p>
          </table:table-cell>
          <table:table-cell table:style-name="ce73" office:value-type="float" office:value="82" calcext:value-type="float">
            <text:p>82</text:p>
          </table:table-cell>
          <table:table-cell table:style-name="ce85" table:formula="of:=[.F14]/[.AL14]*100" office:value-type="float" office:value="0.956379752740844" calcext:value-type="float">
            <text:p>0.9563797527</text:p>
          </table:table-cell>
          <table:table-cell table:style-name="ce73" office:value-type="float" office:value="97" calcext:value-type="float">
            <text:p>97</text:p>
          </table:table-cell>
          <table:table-cell table:style-name="ce85" table:formula="of:=[.H14]/[.AO14]*100" office:value-type="float" office:value="1.15820895522388" calcext:value-type="float">
            <text:p>1.1582089552</text:p>
          </table:table-cell>
          <table:table-cell table:style-name="ce73" office:value-type="float" office:value="191" calcext:value-type="float">
            <text:p>191</text:p>
          </table:table-cell>
          <table:table-cell table:style-name="ce85" table:formula="of:=[.J14]/[.AR14]*100" office:value-type="float" office:value="2.42478100799797" calcext:value-type="float">
            <text:p>2.424781008</text:p>
          </table:table-cell>
          <table:table-cell table:style-name="ce73" office:value-type="float" office:value="129" calcext:value-type="float">
            <text:p>129</text:p>
          </table:table-cell>
          <table:table-cell table:style-name="ce85" table:formula="of:=[.L14]/[.AU14]*100" office:value-type="float" office:value="1.69446998555103" calcext:value-type="float">
            <text:p>1.6944699856</text:p>
          </table:table-cell>
          <table:table-cell table:style-name="ce73" office:value-type="float" office:value="215" calcext:value-type="float">
            <text:p>215</text:p>
          </table:table-cell>
          <table:table-cell table:style-name="ce85" table:formula="of:=[.N14]/[.AX14]*100" office:value-type="float" office:value="2.89367429340511" calcext:value-type="float">
            <text:p>2.8936742934</text:p>
          </table:table-cell>
          <table:table-cell table:style-name="ce73" office:value-type="float" office:value="291" calcext:value-type="float">
            <text:p>291</text:p>
          </table:table-cell>
          <table:table-cell table:style-name="ce85" table:formula="of:=[.P14]/[.BA14]*100" office:value-type="float" office:value="3.97867104183757" calcext:value-type="float">
            <text:p>3.9786710418</text:p>
          </table:table-cell>
          <table:table-cell table:style-name="ce73" office:value-type="float" office:value="292" calcext:value-type="float">
            <text:p>292</text:p>
          </table:table-cell>
          <table:table-cell table:style-name="ce85" table:formula="of:=[.R14]/[.BD14]*100" office:value-type="float" office:value="3.94274912233324" calcext:value-type="float">
            <text:p>3.9427491223</text:p>
          </table:table-cell>
          <table:table-cell table:style-name="ce73" office:value-type="float" office:value="239" calcext:value-type="float">
            <text:p>239</text:p>
          </table:table-cell>
          <table:table-cell table:style-name="ce85" table:formula="of:=[.T14]/[.BG14]*100" office:value-type="float" office:value="3.14722149065051" calcext:value-type="float">
            <text:p>3.1472214907</text:p>
          </table:table-cell>
          <table:table-cell table:style-name="ce73" office:value-type="float" office:value="158" calcext:value-type="float">
            <text:p>158</text:p>
          </table:table-cell>
          <table:table-cell table:style-name="ce85" table:formula="of:=[.V14]/[.BJ14]*100" office:value-type="float" office:value="2.03372377397348" calcext:value-type="float">
            <text:p>2.033723774</text:p>
          </table:table-cell>
          <table:table-cell table:style-name="ce73" office:value-type="float" office:value="173" calcext:value-type="float">
            <text:p>173</text:p>
          </table:table-cell>
          <table:table-cell table:style-name="ce85" table:formula="of:=[.X14]/[.BM14]*100" office:value-type="float" office:value="2.22193680965836" calcext:value-type="float">
            <text:p>2.2219368097</text:p>
          </table:table-cell>
          <table:table-cell table:style-name="ce73" office:value-type="float" office:value="231" calcext:value-type="float">
            <text:p>231</text:p>
          </table:table-cell>
          <table:table-cell table:style-name="ce85" table:formula="of:=[.Z14]/[.BP14]*100" office:value-type="float" office:value="3.02276890866265" calcext:value-type="float">
            <text:p>3.0227689087</text:p>
          </table:table-cell>
          <table:table-cell table:style-name="ce73" office:value-type="float" office:value="129" calcext:value-type="float">
            <text:p>129</text:p>
          </table:table-cell>
          <table:table-cell table:style-name="ce85" table:formula="of:=[.AB14]/[.BS14]*100" office:value-type="float" office:value="1.68737737083061" calcext:value-type="float">
            <text:p>1.6873773708</text:p>
          </table:table-cell>
          <table:table-cell table:style-name="ce73" office:value-type="float" office:value="92" calcext:value-type="float">
            <text:p>92</text:p>
          </table:table-cell>
          <table:table-cell table:style-name="ce85" table:formula="of:=[.AD14]/[.BV14]*100" office:value-type="float" office:value="1.20497707924034" calcext:value-type="float">
            <text:p>1.2049770792</text:p>
          </table:table-cell>
          <table:table-cell table:style-name="ce73" office:value-type="float" office:value="96" calcext:value-type="float">
            <text:p>96</text:p>
          </table:table-cell>
          <table:table-cell table:style-name="ce85" table:formula="of:=[.AF14]/[.BY14]*100" office:value-type="float" office:value="1.25097732603597" calcext:value-type="float">
            <text:p>1.250977326</text:p>
          </table:table-cell>
          <table:table-cell table:formula="of:=[$'2013'.H32]" office:value-type="float" office:value="30795" calcext:value-type="float">
            <text:p>30795</text:p>
          </table:table-cell>
          <table:table-cell table:formula="of:=[$'2013'.I32]" office:value-type="float" office:value="8798" calcext:value-type="float">
            <text:p>8798</text:p>
          </table:table-cell>
          <table:table-cell table:formula="of:=[.AI14]/([.AH14]+[.AI14])*100" office:value-type="float" office:value="22.221099689339" calcext:value-type="float">
            <text:p>22.2210996893</text:p>
          </table:table-cell>
          <table:table-cell table:formula="of:=[$'2012'.H32]" office:value-type="float" office:value="30795" calcext:value-type="float">
            <text:p>30795</text:p>
          </table:table-cell>
          <table:table-cell table:formula="of:=[$'2012'.I32]" office:value-type="float" office:value="8574" calcext:value-type="float">
            <text:p>8574</text:p>
          </table:table-cell>
          <table:table-cell table:formula="of:=[.AL14]/([.AK14]+[.AL14])*100" office:value-type="float" office:value="21.7785567324545" calcext:value-type="float">
            <text:p>21.7785567325</text:p>
          </table:table-cell>
          <table:table-cell table:formula="of:=[$'2011'.H32]" office:value-type="float" office:value="30842" calcext:value-type="float">
            <text:p>30842</text:p>
          </table:table-cell>
          <table:table-cell table:formula="of:=[$'2011'.I32]" office:value-type="float" office:value="8375" calcext:value-type="float">
            <text:p>8375</text:p>
          </table:table-cell>
          <table:table-cell table:formula="of:=[.AO14]/([.AN14]+[.AO14])*100" office:value-type="float" office:value="21.3555345895912" calcext:value-type="float">
            <text:p>21.3555345896</text:p>
          </table:table-cell>
          <table:table-cell table:formula="of:=[$'2010'.H32]" office:value-type="float" office:value="30731" calcext:value-type="float">
            <text:p>30731</text:p>
          </table:table-cell>
          <table:table-cell table:formula="of:=[$'2010'.I32]" office:value-type="float" office:value="7877" calcext:value-type="float">
            <text:p>7877</text:p>
          </table:table-cell>
          <table:table-cell table:formula="of:=[.AR14]/([.AQ14]+[.AR14])*100" office:value-type="float" office:value="20.4025072523829" calcext:value-type="float">
            <text:p>20.4025072524</text:p>
          </table:table-cell>
          <table:table-cell table:formula="of:=[$'2009'.I32]" office:value-type="float" office:value="30866" calcext:value-type="float">
            <text:p>30866</text:p>
          </table:table-cell>
          <table:table-cell table:style-name="ce77" table:formula="of:=[$'2009'.J32]" office:value-type="float" office:value="7613" calcext:value-type="float">
            <text:p>7613</text:p>
          </table:table-cell>
          <table:table-cell table:formula="of:=[.AU14]/([.AT14]+[.AU14])*100" office:value-type="float" office:value="19.7848176927675" calcext:value-type="float">
            <text:p>19.7848176928</text:p>
          </table:table-cell>
          <table:table-cell table:formula="of:=[$'2008'.I32]" office:value-type="float" office:value="30940" calcext:value-type="float">
            <text:p>30940</text:p>
          </table:table-cell>
          <table:table-cell table:formula="of:=[$'2008'.J32]" office:value-type="float" office:value="7430" calcext:value-type="float">
            <text:p>7430</text:p>
          </table:table-cell>
          <table:table-cell table:formula="of:=[.AX14]/([.AW14]+[.AX14])*100" office:value-type="float" office:value="19.3640865259317" calcext:value-type="float">
            <text:p>19.3640865259</text:p>
          </table:table-cell>
          <table:table-cell table:formula="of:=[$'2007'.I32]" office:value-type="float" office:value="30923" calcext:value-type="float">
            <text:p>30923</text:p>
          </table:table-cell>
          <table:table-cell table:formula="of:=[$'2007'.J32]" office:value-type="float" office:value="7314" calcext:value-type="float">
            <text:p>7314</text:p>
          </table:table-cell>
          <table:table-cell table:formula="of:=[.BA14]/([.AZ14]+[.BA14])*100" office:value-type="float" office:value="19.1280696707378" calcext:value-type="float">
            <text:p>19.1280696707</text:p>
          </table:table-cell>
          <table:table-cell table:formula="of:=[$'2006'.I32]" office:value-type="float" office:value="30678" calcext:value-type="float">
            <text:p>30678</text:p>
          </table:table-cell>
          <table:table-cell table:formula="of:=[$'2006'.J32]" office:value-type="float" office:value="7406" calcext:value-type="float">
            <text:p>7406</text:p>
          </table:table-cell>
          <table:table-cell table:formula="of:=[.BD14]/([.BC14]+[.BD14])*100" office:value-type="float" office:value="19.4464867135805" calcext:value-type="float">
            <text:p>19.4464867136</text:p>
          </table:table-cell>
          <table:table-cell table:formula="of:=[$'2005'.I32]" office:value-type="float" office:value="30579" calcext:value-type="float">
            <text:p>30579</text:p>
          </table:table-cell>
          <table:table-cell table:formula="of:=[$'2005'.J32]" office:value-type="float" office:value="7594" calcext:value-type="float">
            <text:p>7594</text:p>
          </table:table-cell>
          <table:table-cell table:formula="of:=[.BG14]/([.BF14]+[.BG14])*100" office:value-type="float" office:value="19.8936421030571" calcext:value-type="float">
            <text:p>19.8936421031</text:p>
          </table:table-cell>
          <table:table-cell table:formula="of:=[$'2004'.I32]" office:value-type="float" office:value="30548" calcext:value-type="float">
            <text:p>30548</text:p>
          </table:table-cell>
          <table:table-cell table:formula="of:=[$'2004'.J32]" office:value-type="float" office:value="7769" calcext:value-type="float">
            <text:p>7769</text:p>
          </table:table-cell>
          <table:table-cell table:formula="of:=[.BJ14]/([.BI14]+[.BJ14])*100" office:value-type="float" office:value="20.2755956885977" calcext:value-type="float">
            <text:p>20.2755956886</text:p>
          </table:table-cell>
          <table:table-cell table:formula="of:=[$'2003'.I32]" office:value-type="float" office:value="30716" calcext:value-type="float">
            <text:p>30716</text:p>
          </table:table-cell>
          <table:table-cell table:formula="of:=[$'2003'.J32]" office:value-type="float" office:value="7786" calcext:value-type="float">
            <text:p>7786</text:p>
          </table:table-cell>
          <table:table-cell table:formula="of:=[.BM14]/([.BL14]+[.BM14])*100" office:value-type="float" office:value="20.2223261129292" calcext:value-type="float">
            <text:p>20.2223261129</text:p>
          </table:table-cell>
          <table:table-cell table:formula="of:=[$'2002'.I32]" office:value-type="float" office:value="30680" calcext:value-type="float">
            <text:p>30680</text:p>
          </table:table-cell>
          <table:table-cell table:formula="of:=[$'2002'.J32]" office:value-type="float" office:value="7642" calcext:value-type="float">
            <text:p>7642</text:p>
          </table:table-cell>
          <table:table-cell table:formula="of:=[.BP14]/([.BO14]+[.BP14])*100" office:value-type="float" office:value="19.9415479359115" calcext:value-type="float">
            <text:p>19.9415479359</text:p>
          </table:table-cell>
          <table:table-cell table:formula="of:=[$'2001'.I32]" office:value-type="float" office:value="30571" calcext:value-type="float">
            <text:p>30571</text:p>
          </table:table-cell>
          <table:table-cell table:formula="of:=[$'2001'.J32]" office:value-type="float" office:value="7645" calcext:value-type="float">
            <text:p>7645</text:p>
          </table:table-cell>
          <table:table-cell table:formula="of:=[.BS14]/([.BR14]+[.BS14])*100" office:value-type="float" office:value="20.004710069081" calcext:value-type="float">
            <text:p>20.0047100691</text:p>
          </table:table-cell>
          <table:table-cell table:formula="of:=[$'2000'.I32]" office:value-type="float" office:value="30911" calcext:value-type="float">
            <text:p>30911</text:p>
          </table:table-cell>
          <table:table-cell table:formula="of:=[$'2000'.J32]" office:value-type="float" office:value="7635" calcext:value-type="float">
            <text:p>7635</text:p>
          </table:table-cell>
          <table:table-cell table:formula="of:=[.BV14]/([.BU14]+[.BV14])*100" office:value-type="float" office:value="19.8075027240181" calcext:value-type="float">
            <text:p>19.807502724</text:p>
          </table:table-cell>
          <table:table-cell table:formula="of:=[$'1999'.I32]" office:value-type="float" office:value="31034" calcext:value-type="float">
            <text:p>31034</text:p>
          </table:table-cell>
          <table:table-cell table:formula="of:=[$'1999'.J32]" office:value-type="float" office:value="7674" calcext:value-type="float">
            <text:p>7674</text:p>
          </table:table-cell>
          <table:table-cell table:formula="of:=[.BY14]/([.BX14]+[.BY14])*100" office:value-type="float" office:value="19.8253590988943" calcext:value-type="float">
            <text:p>19.8253590989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Schaffhausen</text:p>
          </table:table-cell>
          <table:table-cell office:value-type="float" office:value="5" calcext:value-type="float">
            <text:p>5</text:p>
          </table:table-cell>
          <table:table-cell table:formula="of:=['2012'.B33]" office:value-type="float" office:value="77955" calcext:value-type="float">
            <text:p>77955</text:p>
          </table:table-cell>
          <table:table-cell table:style-name="ce73" office:value-type="float" office:value="298" calcext:value-type="float">
            <text:p>298</text:p>
          </table:table-cell>
          <table:table-cell table:style-name="ce85" table:formula="of:=[.D15]/[.AI15]*100" office:value-type="float" office:value="1.53347398754696" calcext:value-type="float">
            <text:p>1.5334739875</text:p>
          </table:table-cell>
          <table:table-cell table:style-name="ce73" office:value-type="float" office:value="251" calcext:value-type="float">
            <text:p>251</text:p>
          </table:table-cell>
          <table:table-cell table:style-name="ce85" table:formula="of:=[.F15]/[.AL15]*100" office:value-type="float" office:value="1.33823843036895" calcext:value-type="float">
            <text:p>1.3382384304</text:p>
          </table:table-cell>
          <table:table-cell table:style-name="ce73" office:value-type="float" office:value="380" calcext:value-type="float">
            <text:p>380</text:p>
          </table:table-cell>
          <table:table-cell table:style-name="ce85" table:formula="of:=[.H15]/[.AO15]*100" office:value-type="float" office:value="2.08917477596349" calcext:value-type="float">
            <text:p>2.089174776</text:p>
          </table:table-cell>
          <table:table-cell table:style-name="ce73" office:value-type="float" office:value="436" calcext:value-type="float">
            <text:p>436</text:p>
          </table:table-cell>
          <table:table-cell table:style-name="ce85" table:formula="of:=[.J15]/[.AR15]*100" office:value-type="float" office:value="2.47011500764829" calcext:value-type="float">
            <text:p>2.4701150076</text:p>
          </table:table-cell>
          <table:table-cell table:style-name="ce73" office:value-type="float" office:value="470" calcext:value-type="float">
            <text:p>470</text:p>
          </table:table-cell>
          <table:table-cell table:style-name="ce85" table:formula="of:=[.L15]/[.AU15]*100" office:value-type="float" office:value="2.71692005318226" calcext:value-type="float">
            <text:p>2.7169200532</text:p>
          </table:table-cell>
          <table:table-cell table:style-name="ce73" office:value-type="float" office:value="344" calcext:value-type="float">
            <text:p>344</text:p>
          </table:table-cell>
          <table:table-cell table:style-name="ce85" table:formula="of:=[.N15]/[.AX15]*100" office:value-type="float" office:value="2.02210204561486" calcext:value-type="float">
            <text:p>2.0221020456</text:p>
          </table:table-cell>
          <table:table-cell table:style-name="ce73" office:value-type="float" office:value="322" calcext:value-type="float">
            <text:p>322</text:p>
          </table:table-cell>
          <table:table-cell table:style-name="ce85" table:formula="of:=[.P15]/[.BA15]*100" office:value-type="float" office:value="1.97267659131287" calcext:value-type="float">
            <text:p>1.9726765913</text:p>
          </table:table-cell>
          <table:table-cell table:style-name="ce73" office:value-type="float" office:value="311" calcext:value-type="float">
            <text:p>311</text:p>
          </table:table-cell>
          <table:table-cell table:style-name="ce85" table:formula="of:=[.R15]/[.BD15]*100" office:value-type="float" office:value="1.98722044728434" calcext:value-type="float">
            <text:p>1.9872204473</text:p>
          </table:table-cell>
          <table:table-cell table:style-name="ce73" office:value-type="float" office:value="223" calcext:value-type="float">
            <text:p>223</text:p>
          </table:table-cell>
          <table:table-cell table:style-name="ce85" table:formula="of:=[.T15]/[.BG15]*100" office:value-type="float" office:value="1.44280538302277" calcext:value-type="float">
            <text:p>1.442805383</text:p>
          </table:table-cell>
          <table:table-cell table:style-name="ce73" office:value-type="float" office:value="348" calcext:value-type="float">
            <text:p>348</text:p>
          </table:table-cell>
          <table:table-cell table:style-name="ce85" table:formula="of:=[.V15]/[.BJ15]*100" office:value-type="float" office:value="2.27569971226785" calcext:value-type="float">
            <text:p>2.2756997123</text:p>
          </table:table-cell>
          <table:table-cell table:style-name="ce73" office:value-type="float" office:value="367" calcext:value-type="float">
            <text:p>367</text:p>
          </table:table-cell>
          <table:table-cell table:style-name="ce85" table:formula="of:=[.X15]/[.BM15]*100" office:value-type="float" office:value="2.40655737704918" calcext:value-type="float">
            <text:p>2.406557377</text:p>
          </table:table-cell>
          <table:table-cell table:style-name="ce73" office:value-type="float" office:value="301" calcext:value-type="float">
            <text:p>301</text:p>
          </table:table-cell>
          <table:table-cell table:style-name="ce85" table:formula="of:=[.Z15]/[.BP15]*100" office:value-type="float" office:value="2.00787138950037" calcext:value-type="float">
            <text:p>2.0078713895</text:p>
          </table:table-cell>
          <table:table-cell table:style-name="ce73" office:value-type="float" office:value="384" calcext:value-type="float">
            <text:p>384</text:p>
          </table:table-cell>
          <table:table-cell table:style-name="ce85" table:formula="of:=[.AB15]/[.BS15]*100" office:value-type="float" office:value="2.63808738664468" calcext:value-type="float">
            <text:p>2.6380873866</text:p>
          </table:table-cell>
          <table:table-cell table:style-name="ce73" office:value-type="float" office:value="324" calcext:value-type="float">
            <text:p>324</text:p>
          </table:table-cell>
          <table:table-cell table:style-name="ce85" table:formula="of:=[.AD15]/[.BV15]*100" office:value-type="float" office:value="2.2300227131943" calcext:value-type="float">
            <text:p>2.2300227132</text:p>
          </table:table-cell>
          <table:table-cell table:style-name="ce73" office:value-type="float" office:value="220" calcext:value-type="float">
            <text:p>220</text:p>
          </table:table-cell>
          <table:table-cell table:style-name="ce85" table:formula="of:=[.AF15]/[.BY15]*100" office:value-type="float" office:value="1.52280750328788" calcext:value-type="float">
            <text:p>1.5228075033</text:p>
          </table:table-cell>
          <table:table-cell table:formula="of:=[$'2013'.H33]" office:value-type="float" office:value="59350" calcext:value-type="float">
            <text:p>59350</text:p>
          </table:table-cell>
          <table:table-cell table:formula="of:=[$'2013'.I33]" office:value-type="float" office:value="19433" calcext:value-type="float">
            <text:p>19433</text:p>
          </table:table-cell>
          <table:table-cell table:formula="of:=[.AI15]/([.AH15]+[.AI15])*100" office:value-type="float" office:value="24.666488963355" calcext:value-type="float">
            <text:p>24.6664889634</text:p>
          </table:table-cell>
          <table:table-cell table:formula="of:=[$'2012'.H33]" office:value-type="float" office:value="59199" calcext:value-type="float">
            <text:p>59199</text:p>
          </table:table-cell>
          <table:table-cell table:formula="of:=[$'2012'.I33]" office:value-type="float" office:value="18756" calcext:value-type="float">
            <text:p>18756</text:p>
          </table:table-cell>
          <table:table-cell table:formula="of:=[.AL15]/([.AK15]+[.AL15])*100" office:value-type="float" office:value="24.0600346353666" calcext:value-type="float">
            <text:p>24.0600346354</text:p>
          </table:table-cell>
          <table:table-cell table:formula="of:=[$'2011'.H33]" office:value-type="float" office:value="58950" calcext:value-type="float">
            <text:p>58950</text:p>
          </table:table-cell>
          <table:table-cell table:formula="of:=[$'2011'.I33]" office:value-type="float" office:value="18189" calcext:value-type="float">
            <text:p>18189</text:p>
          </table:table-cell>
          <table:table-cell table:formula="of:=[.AO15]/([.AN15]+[.AO15])*100" office:value-type="float" office:value="23.5795123089488" calcext:value-type="float">
            <text:p>23.5795123089</text:p>
          </table:table-cell>
          <table:table-cell table:formula="of:=[$'2010'.H33]" office:value-type="float" office:value="58705" calcext:value-type="float">
            <text:p>58705</text:p>
          </table:table-cell>
          <table:table-cell table:formula="of:=[$'2010'.I33]" office:value-type="float" office:value="17651" calcext:value-type="float">
            <text:p>17651</text:p>
          </table:table-cell>
          <table:table-cell table:formula="of:=[.AR15]/([.AQ15]+[.AR15])*100" office:value-type="float" office:value="23.1167164335481" calcext:value-type="float">
            <text:p>23.1167164335</text:p>
          </table:table-cell>
          <table:table-cell table:formula="of:=[$'2009'.I33]" office:value-type="float" office:value="58358" calcext:value-type="float">
            <text:p>58358</text:p>
          </table:table-cell>
          <table:table-cell table:style-name="ce77" table:formula="of:=[$'2009'.J33]" office:value-type="float" office:value="17299" calcext:value-type="float">
            <text:p>17299</text:p>
          </table:table-cell>
          <table:table-cell table:formula="of:=[.AU15]/([.AT15]+[.AU15])*100" office:value-type="float" office:value="22.8650356212908" calcext:value-type="float">
            <text:p>22.8650356213</text:p>
          </table:table-cell>
          <table:table-cell table:formula="of:=[$'2008'.I33]" office:value-type="float" office:value="58291" calcext:value-type="float">
            <text:p>58291</text:p>
          </table:table-cell>
          <table:table-cell table:formula="of:=[$'2008'.J33]" office:value-type="float" office:value="17012" calcext:value-type="float">
            <text:p>17012</text:p>
          </table:table-cell>
          <table:table-cell table:formula="of:=[.AX15]/([.AW15]+[.AX15])*100" office:value-type="float" office:value="22.5913974210855" calcext:value-type="float">
            <text:p>22.5913974211</text:p>
          </table:table-cell>
          <table:table-cell table:formula="of:=[$'2007'.I33]" office:value-type="float" office:value="58204" calcext:value-type="float">
            <text:p>58204</text:p>
          </table:table-cell>
          <table:table-cell table:formula="of:=[$'2007'.J33]" office:value-type="float" office:value="16323" calcext:value-type="float">
            <text:p>16323</text:p>
          </table:table-cell>
          <table:table-cell table:formula="of:=[.BA15]/([.AZ15]+[.BA15])*100" office:value-type="float" office:value="21.9021294296027" calcext:value-type="float">
            <text:p>21.9021294296</text:p>
          </table:table-cell>
          <table:table-cell table:formula="of:=[$'2006'.I33]" office:value-type="float" office:value="58216" calcext:value-type="float">
            <text:p>58216</text:p>
          </table:table-cell>
          <table:table-cell table:formula="of:=[$'2006'.J33]" office:value-type="float" office:value="15650" calcext:value-type="float">
            <text:p>15650</text:p>
          </table:table-cell>
          <table:table-cell table:formula="of:=[.BD15]/([.BC15]+[.BD15])*100" office:value-type="float" office:value="21.187014323234" calcext:value-type="float">
            <text:p>21.1870143232</text:p>
          </table:table-cell>
          <table:table-cell table:formula="of:=[$'2005'.I33]" office:value-type="float" office:value="58308" calcext:value-type="float">
            <text:p>58308</text:p>
          </table:table-cell>
          <table:table-cell table:formula="of:=[$'2005'.J33]" office:value-type="float" office:value="15456" calcext:value-type="float">
            <text:p>15456</text:p>
          </table:table-cell>
          <table:table-cell table:formula="of:=[.BG15]/([.BF15]+[.BG15])*100" office:value-type="float" office:value="20.9533105579958" calcext:value-type="float">
            <text:p>20.953310558</text:p>
          </table:table-cell>
          <table:table-cell table:formula="of:=[$'2004'.I33]" office:value-type="float" office:value="58496" calcext:value-type="float">
            <text:p>58496</text:p>
          </table:table-cell>
          <table:table-cell table:formula="of:=[$'2004'.J33]" office:value-type="float" office:value="15292" calcext:value-type="float">
            <text:p>15292</text:p>
          </table:table-cell>
          <table:table-cell table:formula="of:=[.BJ15]/([.BI15]+[.BJ15])*100" office:value-type="float" office:value="20.7242370033068" calcext:value-type="float">
            <text:p>20.7242370033</text:p>
          </table:table-cell>
          <table:table-cell table:formula="of:=[$'2003'.I33]" office:value-type="float" office:value="58718" calcext:value-type="float">
            <text:p>58718</text:p>
          </table:table-cell>
          <table:table-cell table:formula="of:=[$'2003'.J33]" office:value-type="float" office:value="15250" calcext:value-type="float">
            <text:p>15250</text:p>
          </table:table-cell>
          <table:table-cell table:formula="of:=[.BM15]/([.BL15]+[.BM15])*100" office:value-type="float" office:value="20.6170235777634" calcext:value-type="float">
            <text:p>20.6170235778</text:p>
          </table:table-cell>
          <table:table-cell table:formula="of:=[$'2002'.I33]" office:value-type="float" office:value="58843" calcext:value-type="float">
            <text:p>58843</text:p>
          </table:table-cell>
          <table:table-cell table:formula="of:=[$'2002'.J33]" office:value-type="float" office:value="14991" calcext:value-type="float">
            <text:p>14991</text:p>
          </table:table-cell>
          <table:table-cell table:formula="of:=[.BP15]/([.BO15]+[.BP15])*100" office:value-type="float" office:value="20.3036541430777" calcext:value-type="float">
            <text:p>20.3036541431</text:p>
          </table:table-cell>
          <table:table-cell table:formula="of:=[$'2001'.I33]" office:value-type="float" office:value="58673" calcext:value-type="float">
            <text:p>58673</text:p>
          </table:table-cell>
          <table:table-cell table:formula="of:=[$'2001'.J33]" office:value-type="float" office:value="14556" calcext:value-type="float">
            <text:p>14556</text:p>
          </table:table-cell>
          <table:table-cell table:formula="of:=[.BS15]/([.BR15]+[.BS15])*100" office:value-type="float" office:value="19.8773709869041" calcext:value-type="float">
            <text:p>19.8773709869</text:p>
          </table:table-cell>
          <table:table-cell table:formula="of:=[$'2000'.I33]" office:value-type="float" office:value="58776" calcext:value-type="float">
            <text:p>58776</text:p>
          </table:table-cell>
          <table:table-cell table:formula="of:=[$'2000'.J33]" office:value-type="float" office:value="14529" calcext:value-type="float">
            <text:p>14529</text:p>
          </table:table-cell>
          <table:table-cell table:formula="of:=[.BV15]/([.BU15]+[.BV15])*100" office:value-type="float" office:value="19.8199304276652" calcext:value-type="float">
            <text:p>19.8199304277</text:p>
          </table:table-cell>
          <table:table-cell table:formula="of:=[$'1999'.I33]" office:value-type="float" office:value="59105" calcext:value-type="float">
            <text:p>59105</text:p>
          </table:table-cell>
          <table:table-cell table:formula="of:=[$'1999'.J33]" office:value-type="float" office:value="14447" calcext:value-type="float">
            <text:p>14447</text:p>
          </table:table-cell>
          <table:table-cell table:formula="of:=[.BY15]/([.BX15]+[.BY15])*100" office:value-type="float" office:value="19.6418860126169" calcext:value-type="float">
            <text:p>19.6418860126</text:p>
          </table:table-cell>
          <table:table-cell table:number-columns-repeated="946"/>
        </table:table-row>
        <table:table-row table:style-name="ro10">
          <table:table-cell table:style-name="ce81" office:value-type="string" calcext:value-type="string">
            <text:p>Appenzell A. Rh.</text:p>
          </table:table-cell>
          <table:table-cell table:style-name="ce82" office:value-type="float" office:value="5" calcext:value-type="float">
            <text:p>5</text:p>
          </table:table-cell>
          <table:table-cell table:style-name="ce83" table:formula="of:=['2012'.B34]" office:value-type="float" office:value="53438" calcext:value-type="float">
            <text:p>53438</text:p>
          </table:table-cell>
          <table:table-cell table:style-name="ce84" office:value-type="float" office:value="105" calcext:value-type="float">
            <text:p>105</text:p>
          </table:table-cell>
          <table:table-cell table:style-name="ce86" table:formula="of:=[.D16]/[.AI16]*100" office:value-type="float" office:value="1.30499627143922" calcext:value-type="float">
            <text:p>1.3049962714</text:p>
          </table:table-cell>
          <table:table-cell table:style-name="ce84" office:value-type="float" office:value="149" calcext:value-type="float">
            <text:p>149</text:p>
          </table:table-cell>
          <table:table-cell table:style-name="ce86" table:formula="of:=[.F16]/[.AL16]*100" office:value-type="float" office:value="1.90148034711588" calcext:value-type="float">
            <text:p>1.9014803471</text:p>
          </table:table-cell>
          <table:table-cell table:style-name="ce84" office:value-type="float" office:value="145" calcext:value-type="float">
            <text:p>145</text:p>
          </table:table-cell>
          <table:table-cell table:style-name="ce86" table:formula="of:=[.H16]/[.AO16]*100" office:value-type="float" office:value="1.88189487345879" calcext:value-type="float">
            <text:p>1.8818948735</text:p>
          </table:table-cell>
          <table:table-cell table:style-name="ce84" office:value-type="float" office:value="132" calcext:value-type="float">
            <text:p>132</text:p>
          </table:table-cell>
          <table:table-cell table:style-name="ce86" table:formula="of:=[.J16]/[.AR16]*100" office:value-type="float" office:value="1.75695461200586" calcext:value-type="float">
            <text:p>1.756954612</text:p>
          </table:table-cell>
          <table:table-cell table:style-name="ce84" office:value-type="float" office:value="154" calcext:value-type="float">
            <text:p>154</text:p>
          </table:table-cell>
          <table:table-cell table:style-name="ce86" table:formula="of:=[.L16]/[.AU16]*100" office:value-type="float" office:value="2.0952380952381" calcext:value-type="float">
            <text:p>2.0952380952</text:p>
          </table:table-cell>
          <table:table-cell table:style-name="ce84" office:value-type="float" office:value="165" calcext:value-type="float">
            <text:p>165</text:p>
          </table:table-cell>
          <table:table-cell table:style-name="ce86" table:formula="of:=[.N16]/[.AX16]*100" office:value-type="float" office:value="2.26679488940789" calcext:value-type="float">
            <text:p>2.2667948894</text:p>
          </table:table-cell>
          <table:table-cell table:style-name="ce84" office:value-type="float" office:value="183" calcext:value-type="float">
            <text:p>183</text:p>
          </table:table-cell>
          <table:table-cell table:style-name="ce86" table:formula="of:=[.P16]/[.BA16]*100" office:value-type="float" office:value="2.62968817358816" calcext:value-type="float">
            <text:p>2.6296881736</text:p>
          </table:table-cell>
          <table:table-cell table:style-name="ce84" office:value-type="float" office:value="226" calcext:value-type="float">
            <text:p>226</text:p>
          </table:table-cell>
          <table:table-cell table:style-name="ce86" table:formula="of:=[.R16]/[.BD16]*100" office:value-type="float" office:value="3.42424242424242" calcext:value-type="float">
            <text:p>3.4242424242</text:p>
          </table:table-cell>
          <table:table-cell table:style-name="ce84" office:value-type="float" office:value="480" calcext:value-type="float">
            <text:p>480</text:p>
          </table:table-cell>
          <table:table-cell table:style-name="ce86" table:formula="of:=[.T16]/[.BG16]*100" office:value-type="float" office:value="7.21479032015632" calcext:value-type="float">
            <text:p>7.2147903202</text:p>
          </table:table-cell>
          <table:table-cell table:style-name="ce84" office:value-type="float" office:value="229" calcext:value-type="float">
            <text:p>229</text:p>
          </table:table-cell>
          <table:table-cell table:style-name="ce86" table:formula="of:=[.V16]/[.BJ16]*100" office:value-type="float" office:value="3.27142857142857" calcext:value-type="float">
            <text:p>3.2714285714</text:p>
          </table:table-cell>
          <table:table-cell table:style-name="ce84" office:value-type="float" office:value="281" calcext:value-type="float">
            <text:p>281</text:p>
          </table:table-cell>
          <table:table-cell table:style-name="ce86" table:formula="of:=[.X16]/[.BM16]*100" office:value-type="float" office:value="3.94940267041462" calcext:value-type="float">
            <text:p>3.9494026704</text:p>
          </table:table-cell>
          <table:table-cell table:style-name="ce84" office:value-type="float" office:value="255" calcext:value-type="float">
            <text:p>255</text:p>
          </table:table-cell>
          <table:table-cell table:style-name="ce86" table:formula="of:=[.Z16]/[.BP16]*100" office:value-type="float" office:value="3.51384869780901" calcext:value-type="float">
            <text:p>3.5138486978</text:p>
          </table:table-cell>
          <table:table-cell table:style-name="ce84" office:value-type="float" office:value="275" calcext:value-type="float">
            <text:p>275</text:p>
          </table:table-cell>
          <table:table-cell table:style-name="ce86" table:formula="of:=[.AB16]/[.BS16]*100" office:value-type="float" office:value="3.78527185134205" calcext:value-type="float">
            <text:p>3.7852718513</text:p>
          </table:table-cell>
          <table:table-cell table:style-name="ce84" office:value-type="float" office:value="96" calcext:value-type="float">
            <text:p>96</text:p>
          </table:table-cell>
          <table:table-cell table:style-name="ce86" table:formula="of:=[.AD16]/[.BV16]*100" office:value-type="float" office:value="1.27506973037588" calcext:value-type="float">
            <text:p>1.2750697304</text:p>
          </table:table-cell>
          <table:table-cell table:style-name="ce84" office:value-type="float" office:value="82" calcext:value-type="float">
            <text:p>82</text:p>
          </table:table-cell>
          <table:table-cell table:style-name="ce86" table:formula="of:=[.AF16]/[.BY16]*100" office:value-type="float" office:value="1.08365270252412" calcext:value-type="float">
            <text:p>1.0836527025</text:p>
          </table:table-cell>
          <table:table-cell table:style-name="ce83" table:formula="of:=[$'2013'.H34]" office:value-type="float" office:value="45645" calcext:value-type="float">
            <text:p>45645</text:p>
          </table:table-cell>
          <table:table-cell table:style-name="ce87" table:formula="of:=[$'2013'.I34]" office:value-type="float" office:value="8046" calcext:value-type="float">
            <text:p>8046</text:p>
          </table:table-cell>
          <table:table-cell table:style-name="ce86" table:formula="of:=[.AI16]/([.AH16]+[.AI16])*100" office:value-type="float" office:value="14.985751801978" calcext:value-type="float">
            <text:p>14.985751802</text:p>
          </table:table-cell>
          <table:table-cell table:style-name="ce83" table:formula="of:=[$'2012'.H34]" office:value-type="float" office:value="45602" calcext:value-type="float">
            <text:p>45602</text:p>
          </table:table-cell>
          <table:table-cell table:style-name="ce87" table:formula="of:=[$'2012'.I34]" office:value-type="float" office:value="7836" calcext:value-type="float">
            <text:p>7836</text:p>
          </table:table-cell>
          <table:table-cell table:style-name="ce86" table:formula="of:=[.AL16]/([.AK16]+[.AL16])*100" office:value-type="float" office:value="14.6637224447023" calcext:value-type="float">
            <text:p>14.6637224447</text:p>
          </table:table-cell>
          <table:table-cell table:style-name="ce83" table:formula="of:=[$'2011'.H34]" office:value-type="float" office:value="45608" calcext:value-type="float">
            <text:p>45608</text:p>
          </table:table-cell>
          <table:table-cell table:style-name="ce87" table:formula="of:=[$'2011'.I34]" office:value-type="float" office:value="7705" calcext:value-type="float">
            <text:p>7705</text:p>
          </table:table-cell>
          <table:table-cell table:style-name="ce86" table:formula="of:=[.AO16]/([.AN16]+[.AO16])*100" office:value-type="float" office:value="14.4523849717705" calcext:value-type="float">
            <text:p>14.4523849718</text:p>
          </table:table-cell>
          <table:table-cell table:style-name="ce83" table:formula="of:=[$'2010'.H34]" office:value-type="float" office:value="45504" calcext:value-type="float">
            <text:p>45504</text:p>
          </table:table-cell>
          <table:table-cell table:style-name="ce87" table:formula="of:=[$'2010'.I34]" office:value-type="float" office:value="7513" calcext:value-type="float">
            <text:p>7513</text:p>
          </table:table-cell>
          <table:table-cell table:style-name="ce86" table:formula="of:=[.AR16]/([.AQ16]+[.AR16])*100" office:value-type="float" office:value="14.1709263066564" calcext:value-type="float">
            <text:p>14.1709263067</text:p>
          </table:table-cell>
          <table:table-cell table:style-name="ce83" table:formula="of:=[$'2009'.I34]" office:value-type="float" office:value="45693" calcext:value-type="float">
            <text:p>45693</text:p>
          </table:table-cell>
          <table:table-cell table:style-name="ce87" table:formula="of:=[$'2009'.J34]" office:value-type="float" office:value="7350" calcext:value-type="float">
            <text:p>7350</text:p>
          </table:table-cell>
          <table:table-cell table:style-name="ce86" table:formula="of:=[.AU16]/([.AT16]+[.AU16])*100" office:value-type="float" office:value="13.8566823143487" calcext:value-type="float">
            <text:p>13.8566823143</text:p>
          </table:table-cell>
          <table:table-cell table:style-name="ce83" table:formula="of:=[$'2008'.I34]" office:value-type="float" office:value="45775" calcext:value-type="float">
            <text:p>45775</text:p>
          </table:table-cell>
          <table:table-cell table:style-name="ce87" table:formula="of:=[$'2008'.J34]" office:value-type="float" office:value="7279" calcext:value-type="float">
            <text:p>7279</text:p>
          </table:table-cell>
          <table:table-cell table:style-name="ce86" table:formula="of:=[.AX16]/([.AW16]+[.AX16])*100" office:value-type="float" office:value="13.7199834131262" calcext:value-type="float">
            <text:p>13.7199834131</text:p>
          </table:table-cell>
          <table:table-cell table:style-name="ce83" table:formula="of:=[$'2007'.I34]" office:value-type="float" office:value="45695" calcext:value-type="float">
            <text:p>45695</text:p>
          </table:table-cell>
          <table:table-cell table:style-name="ce87" table:formula="of:=[$'2007'.J34]" office:value-type="float" office:value="6959" calcext:value-type="float">
            <text:p>6959</text:p>
          </table:table-cell>
          <table:table-cell table:style-name="ce86" table:formula="of:=[.BA16]/([.AZ16]+[.BA16])*100" office:value-type="float" office:value="13.2164697838721" calcext:value-type="float">
            <text:p>13.2164697839</text:p>
          </table:table-cell>
          <table:table-cell table:style-name="ce83" table:formula="of:=[$'2006'.I34]" office:value-type="float" office:value="45909" calcext:value-type="float">
            <text:p>45909</text:p>
          </table:table-cell>
          <table:table-cell table:style-name="ce87" table:formula="of:=[$'2006'.J34]" office:value-type="float" office:value="6600" calcext:value-type="float">
            <text:p>6600</text:p>
          </table:table-cell>
          <table:table-cell table:style-name="ce86" table:formula="of:=[.BD16]/([.BC16]+[.BD16])*100" office:value-type="float" office:value="12.5692738387705" calcext:value-type="float">
            <text:p>12.5692738388</text:p>
          </table:table-cell>
          <table:table-cell table:style-name="ce83" table:formula="of:=[$'2005'.I34]" office:value-type="float" office:value="45908" calcext:value-type="float">
            <text:p>45908</text:p>
          </table:table-cell>
          <table:table-cell table:style-name="ce87" table:formula="of:=[$'2005'.J34]" office:value-type="float" office:value="6653" calcext:value-type="float">
            <text:p>6653</text:p>
          </table:table-cell>
          <table:table-cell table:style-name="ce86" table:formula="of:=[.BG16]/([.BF16]+[.BG16])*100" office:value-type="float" office:value="12.6576739407546" calcext:value-type="float">
            <text:p>12.6576739408</text:p>
          </table:table-cell>
          <table:table-cell table:style-name="ce83" table:formula="of:=[$'2004'.I34]" office:value-type="float" office:value="45841" calcext:value-type="float">
            <text:p>45841</text:p>
          </table:table-cell>
          <table:table-cell table:style-name="ce87" table:formula="of:=[$'2004'.J34]" office:value-type="float" office:value="7000" calcext:value-type="float">
            <text:p>7000</text:p>
          </table:table-cell>
          <table:table-cell table:style-name="ce86" table:formula="of:=[.BJ16]/([.BI16]+[.BJ16])*100" office:value-type="float" office:value="13.2472890369221" calcext:value-type="float">
            <text:p>13.2472890369</text:p>
          </table:table-cell>
          <table:table-cell table:style-name="ce83" table:formula="of:=[$'2003'.I34]" office:value-type="float" office:value="45861" calcext:value-type="float">
            <text:p>45861</text:p>
          </table:table-cell>
          <table:table-cell table:style-name="ce87" table:formula="of:=[$'2003'.J34]" office:value-type="float" office:value="7115" calcext:value-type="float">
            <text:p>7115</text:p>
          </table:table-cell>
          <table:table-cell table:style-name="ce86" table:formula="of:=[.BM16]/([.BL16]+[.BM16])*100" office:value-type="float" office:value="13.4306100875868" calcext:value-type="float">
            <text:p>13.4306100876</text:p>
          </table:table-cell>
          <table:table-cell table:style-name="ce83" table:formula="of:=[$'2002'.I34]" office:value-type="float" office:value="45840" calcext:value-type="float">
            <text:p>45840</text:p>
          </table:table-cell>
          <table:table-cell table:style-name="ce87" table:formula="of:=[$'2002'.J34]" office:value-type="float" office:value="7257" calcext:value-type="float">
            <text:p>7257</text:p>
          </table:table-cell>
          <table:table-cell table:style-name="ce86" table:formula="of:=[.BP16]/([.BO16]+[.BP16])*100" office:value-type="float" office:value="13.6674388383525" calcext:value-type="float">
            <text:p>13.6674388384</text:p>
          </table:table-cell>
          <table:table-cell table:style-name="ce83" table:formula="of:=[$'2001'.I34]" office:value-type="float" office:value="45873" calcext:value-type="float">
            <text:p>45873</text:p>
          </table:table-cell>
          <table:table-cell table:style-name="ce87" table:formula="of:=[$'2001'.J34]" office:value-type="float" office:value="7265" calcext:value-type="float">
            <text:p>7265</text:p>
          </table:table-cell>
          <table:table-cell table:style-name="ce86" table:formula="of:=[.BS16]/([.BR16]+[.BS16])*100" office:value-type="float" office:value="13.6719485114231" calcext:value-type="float">
            <text:p>13.6719485114</text:p>
          </table:table-cell>
          <table:table-cell table:style-name="ce83" table:formula="of:=[$'2000'.I34]" office:value-type="float" office:value="45986" calcext:value-type="float">
            <text:p>45986</text:p>
          </table:table-cell>
          <table:table-cell table:style-name="ce87" table:formula="of:=[$'2000'.J34]" office:value-type="float" office:value="7529" calcext:value-type="float">
            <text:p>7529</text:p>
          </table:table-cell>
          <table:table-cell table:style-name="ce86" table:formula="of:=[.BV16]/([.BU16]+[.BV16])*100" office:value-type="float" office:value="14.0689526301037" calcext:value-type="float">
            <text:p>14.0689526301</text:p>
          </table:table-cell>
          <table:table-cell table:style-name="ce83" table:formula="of:=[$'1999'.I34]" office:value-type="float" office:value="46170" calcext:value-type="float">
            <text:p>46170</text:p>
          </table:table-cell>
          <table:table-cell table:style-name="ce87" table:formula="of:=[$'1999'.J34]" office:value-type="float" office:value="7567" calcext:value-type="float">
            <text:p>7567</text:p>
          </table:table-cell>
          <table:table-cell table:style-name="ce86" table:formula="of:=[.BY16]/([.BX16]+[.BY16])*100" office:value-type="float" office:value="14.0815453039805" calcext:value-type="float">
            <text:p>14.081545304</text:p>
          </table:table-cell>
          <table:table-cell table:style-name="ce82" table:number-columns-repeated="946"/>
        </table:table-row>
        <table:table-row table:style-name="ro10">
          <table:table-cell office:value-type="string" calcext:value-type="string">
            <text:p>Appenzell I. Rh.</text:p>
          </table:table-cell>
          <table:table-cell office:value-type="float" office:value="5" calcext:value-type="float">
            <text:p>5</text:p>
          </table:table-cell>
          <table:table-cell table:formula="of:=['2012'.B35]" office:value-type="float" office:value="15717" calcext:value-type="float">
            <text:p>15717</text:p>
          </table:table-cell>
          <table:table-cell table:style-name="ce73" office:value-type="float" office:value="13" calcext:value-type="float">
            <text:p>13</text:p>
          </table:table-cell>
          <table:table-cell table:style-name="ce85" table:formula="of:=[.D17]/[.AI17]*100" office:value-type="float" office:value="0.785973397823458" calcext:value-type="float">
            <text:p>0.7859733978</text:p>
          </table:table-cell>
          <table:table-cell table:style-name="ce73" office:value-type="float" office:value="21" calcext:value-type="float">
            <text:p>21</text:p>
          </table:table-cell>
          <table:table-cell table:style-name="ce85" table:formula="of:=[.F17]/[.AL17]*100" office:value-type="float" office:value="1.32911392405063" calcext:value-type="float">
            <text:p>1.3291139241</text:p>
          </table:table-cell>
          <table:table-cell table:style-name="ce73" office:value-type="float" office:value="28" calcext:value-type="float">
            <text:p>28</text:p>
          </table:table-cell>
          <table:table-cell table:style-name="ce85" table:formula="of:=[.H17]/[.AO17]*100" office:value-type="float" office:value="1.76100628930818" calcext:value-type="float">
            <text:p>1.7610062893</text:p>
          </table:table-cell>
          <table:table-cell table:style-name="ce73" office:value-type="float" office:value="37" calcext:value-type="float">
            <text:p>37</text:p>
          </table:table-cell>
          <table:table-cell table:style-name="ce85" table:formula="of:=[.J17]/[.AR17]*100" office:value-type="float" office:value="2.35969387755102" calcext:value-type="float">
            <text:p>2.3596938776</text:p>
          </table:table-cell>
          <table:table-cell table:style-name="ce73" office:value-type="float" office:value="26" calcext:value-type="float">
            <text:p>26</text:p>
          </table:table-cell>
          <table:table-cell table:style-name="ce85" table:formula="of:=[.L17]/[.AU17]*100" office:value-type="float" office:value="1.65710643722116" calcext:value-type="float">
            <text:p>1.6571064372</text:p>
          </table:table-cell>
          <table:table-cell table:style-name="ce73" office:value-type="float" office:value="30" calcext:value-type="float">
            <text:p>30</text:p>
          </table:table-cell>
          <table:table-cell table:style-name="ce85" table:formula="of:=[.N17]/[.AX17]*100" office:value-type="float" office:value="1.91693290734824" calcext:value-type="float">
            <text:p>1.9169329073</text:p>
          </table:table-cell>
          <table:table-cell table:style-name="ce73" office:value-type="float" office:value="19" calcext:value-type="float">
            <text:p>19</text:p>
          </table:table-cell>
          <table:table-cell table:style-name="ce85" table:formula="of:=[.P17]/[.BA17]*100" office:value-type="float" office:value="1.25827814569536" calcext:value-type="float">
            <text:p>1.2582781457</text:p>
          </table:table-cell>
          <table:table-cell table:style-name="ce73" office:value-type="float" office:value="46" calcext:value-type="float">
            <text:p>46</text:p>
          </table:table-cell>
          <table:table-cell table:style-name="ce85" table:formula="of:=[.R17]/[.BD17]*100" office:value-type="float" office:value="3.21678321678322" calcext:value-type="float">
            <text:p>3.2167832168</text:p>
          </table:table-cell>
          <table:table-cell table:style-name="ce73" office:value-type="float" office:value="47" calcext:value-type="float">
            <text:p>47</text:p>
          </table:table-cell>
          <table:table-cell table:style-name="ce85" table:formula="of:=[.T17]/[.BG17]*100" office:value-type="float" office:value="3.23691460055096" calcext:value-type="float">
            <text:p>3.2369146006</text:p>
          </table:table-cell>
          <table:table-cell table:style-name="ce73" office:value-type="float" office:value="38" calcext:value-type="float">
            <text:p>38</text:p>
          </table:table-cell>
          <table:table-cell table:style-name="ce85" table:formula="of:=[.V17]/[.BJ17]*100" office:value-type="float" office:value="2.59917920656635" calcext:value-type="float">
            <text:p>2.5991792066</text:p>
          </table:table-cell>
          <table:table-cell table:style-name="ce73" office:value-type="float" office:value="46" calcext:value-type="float">
            <text:p>46</text:p>
          </table:table-cell>
          <table:table-cell table:style-name="ce85" table:formula="of:=[.X17]/[.BM17]*100" office:value-type="float" office:value="3.13778990450205" calcext:value-type="float">
            <text:p>3.1377899045</text:p>
          </table:table-cell>
          <table:table-cell table:style-name="ce73" office:value-type="float" office:value="40" calcext:value-type="float">
            <text:p>40</text:p>
          </table:table-cell>
          <table:table-cell table:style-name="ce85" table:formula="of:=[.Z17]/[.BP17]*100" office:value-type="float" office:value="2.68997982515131" calcext:value-type="float">
            <text:p>2.6899798252</text:p>
          </table:table-cell>
          <table:table-cell table:style-name="ce73" office:value-type="float" office:value="43" calcext:value-type="float">
            <text:p>43</text:p>
          </table:table-cell>
          <table:table-cell table:style-name="ce85" table:formula="of:=[.AB17]/[.BS17]*100" office:value-type="float" office:value="2.83828382838284" calcext:value-type="float">
            <text:p>2.8382838284</text:p>
          </table:table-cell>
          <table:table-cell table:style-name="ce73" office:value-type="float" office:value="20" calcext:value-type="float">
            <text:p>20</text:p>
          </table:table-cell>
          <table:table-cell table:style-name="ce85" table:formula="of:=[.AD17]/[.BV17]*100" office:value-type="float" office:value="1.28369704749679" calcext:value-type="float">
            <text:p>1.2836970475</text:p>
          </table:table-cell>
          <table:table-cell table:style-name="ce73" office:value-type="float" office:value="27" calcext:value-type="float">
            <text:p>27</text:p>
          </table:table-cell>
          <table:table-cell table:style-name="ce85" table:formula="of:=[.AF17]/[.BY17]*100" office:value-type="float" office:value="1.75666883539362" calcext:value-type="float">
            <text:p>1.7566688354</text:p>
          </table:table-cell>
          <table:table-cell table:formula="of:=[$'2013'.H35]" office:value-type="float" office:value="14124" calcext:value-type="float">
            <text:p>14124</text:p>
          </table:table-cell>
          <table:table-cell table:formula="of:=[$'2013'.I35]" office:value-type="float" office:value="1654" calcext:value-type="float">
            <text:p>1654</text:p>
          </table:table-cell>
          <table:table-cell table:formula="of:=[.AI17]/([.AH17]+[.AI17])*100" office:value-type="float" office:value="10.4829509443529" calcext:value-type="float">
            <text:p>10.4829509444</text:p>
          </table:table-cell>
          <table:table-cell table:formula="of:=[$'2012'.H35]" office:value-type="float" office:value="14137" calcext:value-type="float">
            <text:p>14137</text:p>
          </table:table-cell>
          <table:table-cell table:formula="of:=[$'2012'.I35]" office:value-type="float" office:value="1580" calcext:value-type="float">
            <text:p>1580</text:p>
          </table:table-cell>
          <table:table-cell table:formula="of:=[.AL17]/([.AK17]+[.AL17])*100" office:value-type="float" office:value="10.0528090602532" calcext:value-type="float">
            <text:p>10.0528090603</text:p>
          </table:table-cell>
          <table:table-cell table:formula="of:=[$'2011'.H35]" office:value-type="float" office:value="14153" calcext:value-type="float">
            <text:p>14153</text:p>
          </table:table-cell>
          <table:table-cell table:formula="of:=[$'2011'.I35]" office:value-type="float" office:value="1590" calcext:value-type="float">
            <text:p>1590</text:p>
          </table:table-cell>
          <table:table-cell table:formula="of:=[.AO17]/([.AN17]+[.AO17])*100" office:value-type="float" office:value="10.0997268627326" calcext:value-type="float">
            <text:p>10.0997268627</text:p>
          </table:table-cell>
          <table:table-cell table:formula="of:=[$'2010'.H35]" office:value-type="float" office:value="14120" calcext:value-type="float">
            <text:p>14120</text:p>
          </table:table-cell>
          <table:table-cell table:formula="of:=[$'2010'.I35]" office:value-type="float" office:value="1568" calcext:value-type="float">
            <text:p>1568</text:p>
          </table:table-cell>
          <table:table-cell table:formula="of:=[.AR17]/([.AQ17]+[.AR17])*100" office:value-type="float" office:value="9.9949005609383" calcext:value-type="float">
            <text:p>9.9949005609</text:p>
          </table:table-cell>
          <table:table-cell table:formula="of:=[$'2009'.I35]" office:value-type="float" office:value="14112" calcext:value-type="float">
            <text:p>14112</text:p>
          </table:table-cell>
          <table:table-cell table:style-name="ce77" table:formula="of:=[$'2009'.J35]" office:value-type="float" office:value="1569" calcext:value-type="float">
            <text:p>1569</text:p>
          </table:table-cell>
          <table:table-cell table:formula="of:=[.AU17]/([.AT17]+[.AU17])*100" office:value-type="float" office:value="10.0057394298833" calcext:value-type="float">
            <text:p>10.0057394299</text:p>
          </table:table-cell>
          <table:table-cell table:formula="of:=[$'2008'.I35]" office:value-type="float" office:value="13984" calcext:value-type="float">
            <text:p>13984</text:p>
          </table:table-cell>
          <table:table-cell table:formula="of:=[$'2008'.J35]" office:value-type="float" office:value="1565" calcext:value-type="float">
            <text:p>1565</text:p>
          </table:table-cell>
          <table:table-cell table:formula="of:=[.AX17]/([.AW17]+[.AX17])*100" office:value-type="float" office:value="10.06495594572" calcext:value-type="float">
            <text:p>10.0649559457</text:p>
          </table:table-cell>
          <table:table-cell table:formula="of:=[$'2007'.I35]" office:value-type="float" office:value="13961" calcext:value-type="float">
            <text:p>13961</text:p>
          </table:table-cell>
          <table:table-cell table:formula="of:=[$'2007'.J35]" office:value-type="float" office:value="1510" calcext:value-type="float">
            <text:p>1510</text:p>
          </table:table-cell>
          <table:table-cell table:formula="of:=[.BA17]/([.AZ17]+[.BA17])*100" office:value-type="float" office:value="9.76019649667119" calcext:value-type="float">
            <text:p>9.7601964967</text:p>
          </table:table-cell>
          <table:table-cell table:formula="of:=[$'2006'.I35]" office:value-type="float" office:value="13870" calcext:value-type="float">
            <text:p>13870</text:p>
          </table:table-cell>
          <table:table-cell table:formula="of:=[$'2006'.J35]" office:value-type="float" office:value="1430" calcext:value-type="float">
            <text:p>1430</text:p>
          </table:table-cell>
          <table:table-cell table:formula="of:=[.BD17]/([.BC17]+[.BD17])*100" office:value-type="float" office:value="9.34640522875817" calcext:value-type="float">
            <text:p>9.3464052288</text:p>
          </table:table-cell>
          <table:table-cell table:formula="of:=[$'2005'.I35]" office:value-type="float" office:value="13768" calcext:value-type="float">
            <text:p>13768</text:p>
          </table:table-cell>
          <table:table-cell table:formula="of:=[$'2005'.J35]" office:value-type="float" office:value="1452" calcext:value-type="float">
            <text:p>1452</text:p>
          </table:table-cell>
          <table:table-cell table:formula="of:=[.BG17]/([.BF17]+[.BG17])*100" office:value-type="float" office:value="9.54007884362681" calcext:value-type="float">
            <text:p>9.5400788436</text:p>
          </table:table-cell>
          <table:table-cell table:formula="of:=[$'2004'.I35]" office:value-type="float" office:value="13567" calcext:value-type="float">
            <text:p>13567</text:p>
          </table:table-cell>
          <table:table-cell table:formula="of:=[$'2004'.J35]" office:value-type="float" office:value="1462" calcext:value-type="float">
            <text:p>1462</text:p>
          </table:table-cell>
          <table:table-cell table:formula="of:=[.BJ17]/([.BI17]+[.BJ17])*100" office:value-type="float" office:value="9.72785947168807" calcext:value-type="float">
            <text:p>9.7278594717</text:p>
          </table:table-cell>
          <table:table-cell table:formula="of:=[$'2003'.I35]" office:value-type="float" office:value="13544" calcext:value-type="float">
            <text:p>13544</text:p>
          </table:table-cell>
          <table:table-cell table:formula="of:=[$'2003'.J35]" office:value-type="float" office:value="1466" calcext:value-type="float">
            <text:p>1466</text:p>
          </table:table-cell>
          <table:table-cell table:formula="of:=[.BM17]/([.BL17]+[.BM17])*100" office:value-type="float" office:value="9.76682211858761" calcext:value-type="float">
            <text:p>9.7668221186</text:p>
          </table:table-cell>
          <table:table-cell table:formula="of:=[$'2002'.I35]" office:value-type="float" office:value="13498" calcext:value-type="float">
            <text:p>13498</text:p>
          </table:table-cell>
          <table:table-cell table:formula="of:=[$'2002'.J35]" office:value-type="float" office:value="1487" calcext:value-type="float">
            <text:p>1487</text:p>
          </table:table-cell>
          <table:table-cell table:formula="of:=[.BP17]/([.BO17]+[.BP17])*100" office:value-type="float" office:value="9.92325658992326" calcext:value-type="float">
            <text:p>9.9232565899</text:p>
          </table:table-cell>
          <table:table-cell table:formula="of:=[$'2001'.I35]" office:value-type="float" office:value="13462" calcext:value-type="float">
            <text:p>13462</text:p>
          </table:table-cell>
          <table:table-cell table:formula="of:=[$'2001'.J35]" office:value-type="float" office:value="1515" calcext:value-type="float">
            <text:p>1515</text:p>
          </table:table-cell>
          <table:table-cell table:formula="of:=[.BS17]/([.BR17]+[.BS17])*100" office:value-type="float" office:value="10.1155104493557" calcext:value-type="float">
            <text:p>10.1155104494</text:p>
          </table:table-cell>
          <table:table-cell table:formula="of:=[$'2000'.I35]" office:value-type="float" office:value="13463" calcext:value-type="float">
            <text:p>13463</text:p>
          </table:table-cell>
          <table:table-cell table:formula="of:=[$'2000'.J35]" office:value-type="float" office:value="1558" calcext:value-type="float">
            <text:p>1558</text:p>
          </table:table-cell>
          <table:table-cell table:formula="of:=[.BV17]/([.BU17]+[.BV17])*100" office:value-type="float" office:value="10.3721456627388" calcext:value-type="float">
            <text:p>10.3721456627</text:p>
          </table:table-cell>
          <table:table-cell table:formula="of:=[$'1999'.I35]" office:value-type="float" office:value="13409" calcext:value-type="float">
            <text:p>13409</text:p>
          </table:table-cell>
          <table:table-cell table:formula="of:=[$'1999'.J35]" office:value-type="float" office:value="1537" calcext:value-type="float">
            <text:p>1537</text:p>
          </table:table-cell>
          <table:table-cell table:formula="of:=[.BY17]/([.BX17]+[.BY17])*100" office:value-type="float" office:value="10.2836879432624" calcext:value-type="float">
            <text:p>10.2836879433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St. Gallen</text:p>
          </table:table-cell>
          <table:table-cell office:value-type="float" office:value="5" calcext:value-type="float">
            <text:p>5</text:p>
          </table:table-cell>
          <table:table-cell table:formula="of:=['2012'.B36]" office:value-type="float" office:value="487060" calcext:value-type="float">
            <text:p>487060</text:p>
          </table:table-cell>
          <table:table-cell table:style-name="ce73" office:value-type="float" office:value="1476" calcext:value-type="float">
            <text:p>1476</text:p>
          </table:table-cell>
          <table:table-cell table:style-name="ce85" table:formula="of:=[.D18]/[.AI18]*100" office:value-type="float" office:value="1.31054384017758" calcext:value-type="float">
            <text:p>1.3105438402</text:p>
          </table:table-cell>
          <table:table-cell table:style-name="ce73" office:value-type="float" office:value="1696" calcext:value-type="float">
            <text:p>1696</text:p>
          </table:table-cell>
          <table:table-cell table:style-name="ce85" table:formula="of:=[.F18]/[.AL18]*100" office:value-type="float" office:value="1.54785481559902" calcext:value-type="float">
            <text:p>1.5478548156</text:p>
          </table:table-cell>
          <table:table-cell table:style-name="ce73" office:value-type="float" office:value="1795" calcext:value-type="float">
            <text:p>1795</text:p>
          </table:table-cell>
          <table:table-cell table:style-name="ce85" table:formula="of:=[.H18]/[.AO18]*100" office:value-type="float" office:value="1.67866828766483" calcext:value-type="float">
            <text:p>1.6786682877</text:p>
          </table:table-cell>
          <table:table-cell table:style-name="ce73" office:value-type="float" office:value="2513" calcext:value-type="float">
            <text:p>2513</text:p>
          </table:table-cell>
          <table:table-cell table:style-name="ce85" table:formula="of:=[.J18]/[.AR18]*100" office:value-type="float" office:value="2.40388754436143" calcext:value-type="float">
            <text:p>2.4038875444</text:p>
          </table:table-cell>
          <table:table-cell table:style-name="ce73" office:value-type="float" office:value="1895" calcext:value-type="float">
            <text:p>1895</text:p>
          </table:table-cell>
          <table:table-cell table:style-name="ce85" table:formula="of:=[.L18]/[.AU18]*100" office:value-type="float" office:value="1.83860983632006" calcext:value-type="float">
            <text:p>1.8386098363</text:p>
          </table:table-cell>
          <table:table-cell table:style-name="ce73" office:value-type="float" office:value="2310" calcext:value-type="float">
            <text:p>2310</text:p>
          </table:table-cell>
          <table:table-cell table:style-name="ce85" table:formula="of:=[.N18]/[.AX18]*100" office:value-type="float" office:value="2.28303732914282" calcext:value-type="float">
            <text:p>2.2830373291</text:p>
          </table:table-cell>
          <table:table-cell table:style-name="ce73" office:value-type="float" office:value="2593" calcext:value-type="float">
            <text:p>2593</text:p>
          </table:table-cell>
          <table:table-cell table:style-name="ce85" table:formula="of:=[.P18]/[.BA18]*100" office:value-type="float" office:value="2.6605514000472" calcext:value-type="float">
            <text:p>2.6605514</text:p>
          </table:table-cell>
          <table:table-cell table:style-name="ce73" office:value-type="float" office:value="2037" calcext:value-type="float">
            <text:p>2037</text:p>
          </table:table-cell>
          <table:table-cell table:style-name="ce85" table:formula="of:=[.R18]/[.BD18]*100" office:value-type="float" office:value="2.15059439599654" calcext:value-type="float">
            <text:p>2.150594396</text:p>
          </table:table-cell>
          <table:table-cell table:style-name="ce73" office:value-type="float" office:value="2395" calcext:value-type="float">
            <text:p>2395</text:p>
          </table:table-cell>
          <table:table-cell table:style-name="ce85" table:formula="of:=[.T18]/[.BG18]*100" office:value-type="float" office:value="2.55622084894282" calcext:value-type="float">
            <text:p>2.5562208489</text:p>
          </table:table-cell>
          <table:table-cell table:style-name="ce73" office:value-type="float" office:value="1791" calcext:value-type="float">
            <text:p>1791</text:p>
          </table:table-cell>
          <table:table-cell table:style-name="ce85" table:formula="of:=[.V18]/[.BJ18]*100" office:value-type="float" office:value="1.91458656261692" calcext:value-type="float">
            <text:p>1.9145865626</text:p>
          </table:table-cell>
          <table:table-cell table:style-name="ce73" office:value-type="float" office:value="1695" calcext:value-type="float">
            <text:p>1695</text:p>
          </table:table-cell>
          <table:table-cell table:style-name="ce85" table:formula="of:=[.X18]/[.BM18]*100" office:value-type="float" office:value="1.82978172161409" calcext:value-type="float">
            <text:p>1.8297817216</text:p>
          </table:table-cell>
          <table:table-cell table:style-name="ce73" office:value-type="float" office:value="1726" calcext:value-type="float">
            <text:p>1726</text:p>
          </table:table-cell>
          <table:table-cell table:style-name="ce85" table:formula="of:=[.Z18]/[.BP18]*100" office:value-type="float" office:value="1.89576583008402" calcext:value-type="float">
            <text:p>1.8957658301</text:p>
          </table:table-cell>
          <table:table-cell table:style-name="ce73" office:value-type="float" office:value="1416" calcext:value-type="float">
            <text:p>1416</text:p>
          </table:table-cell>
          <table:table-cell table:style-name="ce85" table:formula="of:=[.AB18]/[.BS18]*100" office:value-type="float" office:value="1.58011025063048" calcext:value-type="float">
            <text:p>1.5801102506</text:p>
          </table:table-cell>
          <table:table-cell table:style-name="ce73" office:value-type="float" office:value="1136" calcext:value-type="float">
            <text:p>1136</text:p>
          </table:table-cell>
          <table:table-cell table:style-name="ce85" table:formula="of:=[.AD18]/[.BV18]*100" office:value-type="float" office:value="1.29148145200714" calcext:value-type="float">
            <text:p>1.291481452</text:p>
          </table:table-cell>
          <table:table-cell table:style-name="ce73" office:value-type="float" office:value="1112" calcext:value-type="float">
            <text:p>1112</text:p>
          </table:table-cell>
          <table:table-cell table:style-name="ce85" table:formula="of:=[.AF18]/[.BY18]*100" office:value-type="float" office:value="1.28289435734146" calcext:value-type="float">
            <text:p>1.2828943573</text:p>
          </table:table-cell>
          <table:table-cell table:formula="of:=[$'2013'.H36]" office:value-type="float" office:value="379074" calcext:value-type="float">
            <text:p>379074</text:p>
          </table:table-cell>
          <table:table-cell table:formula="of:=[$'2013'.I36]" office:value-type="float" office:value="112625" calcext:value-type="float">
            <text:p>112625</text:p>
          </table:table-cell>
          <table:table-cell table:formula="of:=[.AI18]/([.AH18]+[.AI18])*100" office:value-type="float" office:value="22.9052733481256" calcext:value-type="float">
            <text:p>22.9052733481</text:p>
          </table:table-cell>
          <table:table-cell table:formula="of:=[$'2012'.H36]" office:value-type="float" office:value="377489" calcext:value-type="float">
            <text:p>377489</text:p>
          </table:table-cell>
          <table:table-cell table:formula="of:=[$'2012'.I36]" office:value-type="float" office:value="109571" calcext:value-type="float">
            <text:p>109571</text:p>
          </table:table-cell>
          <table:table-cell table:formula="of:=[.AL18]/([.AK18]+[.AL18])*100" office:value-type="float" office:value="22.4964070135096" calcext:value-type="float">
            <text:p>22.4964070135</text:p>
          </table:table-cell>
          <table:table-cell table:formula="of:=[$'2011'.H36]" office:value-type="float" office:value="376226" calcext:value-type="float">
            <text:p>376226</text:p>
          </table:table-cell>
          <table:table-cell table:formula="of:=[$'2011'.I36]" office:value-type="float" office:value="106930" calcext:value-type="float">
            <text:p>106930</text:p>
          </table:table-cell>
          <table:table-cell table:formula="of:=[.AO18]/([.AN18]+[.AO18])*100" office:value-type="float" office:value="22.1315682719453" calcext:value-type="float">
            <text:p>22.1315682719</text:p>
          </table:table-cell>
          <table:table-cell table:formula="of:=[$'2010'.H36]" office:value-type="float" office:value="374368" calcext:value-type="float">
            <text:p>374368</text:p>
          </table:table-cell>
          <table:table-cell table:formula="of:=[$'2010'.I36]" office:value-type="float" office:value="104539" calcext:value-type="float">
            <text:p>104539</text:p>
          </table:table-cell>
          <table:table-cell table:formula="of:=[.AR18]/([.AQ18]+[.AR18])*100" office:value-type="float" office:value="21.828664020363" calcext:value-type="float">
            <text:p>21.8286640204</text:p>
          </table:table-cell>
          <table:table-cell table:formula="of:=[$'2009'.I36]" office:value-type="float" office:value="371609" calcext:value-type="float">
            <text:p>371609</text:p>
          </table:table-cell>
          <table:table-cell table:style-name="ce77" table:formula="of:=[$'2009'.J36]" office:value-type="float" office:value="103067" calcext:value-type="float">
            <text:p>103067</text:p>
          </table:table-cell>
          <table:table-cell table:formula="of:=[.AU18]/([.AT18]+[.AU18])*100" office:value-type="float" office:value="21.7131264272893" calcext:value-type="float">
            <text:p>21.7131264273</text:p>
          </table:table-cell>
          <table:table-cell table:formula="of:=[$'2008'.I36]" office:value-type="float" office:value="369971" calcext:value-type="float">
            <text:p>369971</text:p>
          </table:table-cell>
          <table:table-cell table:formula="of:=[$'2008'.J36]" office:value-type="float" office:value="101181" calcext:value-type="float">
            <text:p>101181</text:p>
          </table:table-cell>
          <table:table-cell table:formula="of:=[.AX18]/([.AW18]+[.AX18])*100" office:value-type="float" office:value="21.4752351682684" calcext:value-type="float">
            <text:p>21.4752351683</text:p>
          </table:table-cell>
          <table:table-cell table:formula="of:=[$'2007'.I36]" office:value-type="float" office:value="368476" calcext:value-type="float">
            <text:p>368476</text:p>
          </table:table-cell>
          <table:table-cell table:formula="of:=[$'2007'.J36]" office:value-type="float" office:value="97461" calcext:value-type="float">
            <text:p>97461</text:p>
          </table:table-cell>
          <table:table-cell table:formula="of:=[.BA18]/([.AZ18]+[.BA18])*100" office:value-type="float" office:value="20.9172055449556" calcext:value-type="float">
            <text:p>20.917205545</text:p>
          </table:table-cell>
          <table:table-cell table:formula="of:=[$'2006'.I36]" office:value-type="float" office:value="367092" calcext:value-type="float">
            <text:p>367092</text:p>
          </table:table-cell>
          <table:table-cell table:formula="of:=[$'2006'.J36]" office:value-type="float" office:value="94718" calcext:value-type="float">
            <text:p>94718</text:p>
          </table:table-cell>
          <table:table-cell table:formula="of:=[.BD18]/([.BC18]+[.BD18])*100" office:value-type="float" office:value="20.5101665186982" calcext:value-type="float">
            <text:p>20.5101665187</text:p>
          </table:table-cell>
          <table:table-cell table:formula="of:=[$'2005'.I36]" office:value-type="float" office:value="366306" calcext:value-type="float">
            <text:p>366306</text:p>
          </table:table-cell>
          <table:table-cell table:formula="of:=[$'2005'.J36]" office:value-type="float" office:value="93693" calcext:value-type="float">
            <text:p>93693</text:p>
          </table:table-cell>
          <table:table-cell table:formula="of:=[.BG18]/([.BF18]+[.BG18])*100" office:value-type="float" office:value="20.3680877567125" calcext:value-type="float">
            <text:p>20.3680877567</text:p>
          </table:table-cell>
          <table:table-cell table:formula="of:=[$'2004'.I36]" office:value-type="float" office:value="365276" calcext:value-type="float">
            <text:p>365276</text:p>
          </table:table-cell>
          <table:table-cell table:formula="of:=[$'2004'.J36]" office:value-type="float" office:value="93545" calcext:value-type="float">
            <text:p>93545</text:p>
          </table:table-cell>
          <table:table-cell table:formula="of:=[.BJ18]/([.BI18]+[.BJ18])*100" office:value-type="float" office:value="20.3881252165877" calcext:value-type="float">
            <text:p>20.3881252166</text:p>
          </table:table-cell>
          <table:table-cell table:formula="of:=[$'2003'.I36]" office:value-type="float" office:value="364655" calcext:value-type="float">
            <text:p>364655</text:p>
          </table:table-cell>
          <table:table-cell table:formula="of:=[$'2003'.J36]" office:value-type="float" office:value="92634" calcext:value-type="float">
            <text:p>92634</text:p>
          </table:table-cell>
          <table:table-cell table:formula="of:=[.BM18]/([.BL18]+[.BM18])*100" office:value-type="float" office:value="20.2572115226913" calcext:value-type="float">
            <text:p>20.2572115227</text:p>
          </table:table-cell>
          <table:table-cell table:formula="of:=[$'2002'.I36]" office:value-type="float" office:value="364206" calcext:value-type="float">
            <text:p>364206</text:p>
          </table:table-cell>
          <table:table-cell table:formula="of:=[$'2002'.J36]" office:value-type="float" office:value="91045" calcext:value-type="float">
            <text:p>91045</text:p>
          </table:table-cell>
          <table:table-cell table:formula="of:=[.BP18]/([.BO18]+[.BP18])*100" office:value-type="float" office:value="19.9988577729648" calcext:value-type="float">
            <text:p>19.998857773</text:p>
          </table:table-cell>
          <table:table-cell table:formula="of:=[$'2001'.I36]" office:value-type="float" office:value="363290" calcext:value-type="float">
            <text:p>363290</text:p>
          </table:table-cell>
          <table:table-cell table:formula="of:=[$'2001'.J36]" office:value-type="float" office:value="89614" calcext:value-type="float">
            <text:p>89614</text:p>
          </table:table-cell>
          <table:table-cell table:formula="of:=[.BS18]/([.BR18]+[.BS18])*100" office:value-type="float" office:value="19.7865331284334" calcext:value-type="float">
            <text:p>19.7865331284</text:p>
          </table:table-cell>
          <table:table-cell table:formula="of:=[$'2000'.I36]" office:value-type="float" office:value="361438" calcext:value-type="float">
            <text:p>361438</text:p>
          </table:table-cell>
          <table:table-cell table:formula="of:=[$'2000'.J36]" office:value-type="float" office:value="87961" calcext:value-type="float">
            <text:p>87961</text:p>
          </table:table-cell>
          <table:table-cell table:formula="of:=[.BV18]/([.BU18]+[.BV18])*100" office:value-type="float" office:value="19.5730297575206" calcext:value-type="float">
            <text:p>19.5730297575</text:p>
          </table:table-cell>
          <table:table-cell table:formula="of:=[$'1999'.I36]" office:value-type="float" office:value="360930" calcext:value-type="float">
            <text:p>360930</text:p>
          </table:table-cell>
          <table:table-cell table:formula="of:=[$'1999'.J36]" office:value-type="float" office:value="86679" calcext:value-type="float">
            <text:p>86679</text:p>
          </table:table-cell>
          <table:table-cell table:formula="of:=[.BY18]/([.BX18]+[.BY18])*100" office:value-type="float" office:value="19.3648921268339" calcext:value-type="float">
            <text:p>19.3648921268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Graubünden</text:p>
          </table:table-cell>
          <table:table-cell office:value-type="float" office:value="5" calcext:value-type="float">
            <text:p>5</text:p>
          </table:table-cell>
          <table:table-cell table:formula="of:=['2012'.B37]" office:value-type="float" office:value="193920" calcext:value-type="float">
            <text:p>193920</text:p>
          </table:table-cell>
          <table:table-cell table:style-name="ce73" office:value-type="float" office:value="413" calcext:value-type="float">
            <text:p>413</text:p>
          </table:table-cell>
          <table:table-cell table:style-name="ce85" table:formula="of:=[.D19]/[.AI19]*100" office:value-type="float" office:value="1.19644253889163" calcext:value-type="float">
            <text:p>1.1964425389</text:p>
          </table:table-cell>
          <table:table-cell table:style-name="ce73" office:value-type="float" office:value="487" calcext:value-type="float">
            <text:p>487</text:p>
          </table:table-cell>
          <table:table-cell table:style-name="ce85" table:formula="of:=[.F19]/[.AL19]*100" office:value-type="float" office:value="1.45243065911124" calcext:value-type="float">
            <text:p>1.4524306591</text:p>
          </table:table-cell>
          <table:table-cell table:style-name="ce73" office:value-type="float" office:value="451" calcext:value-type="float">
            <text:p>451</text:p>
          </table:table-cell>
          <table:table-cell table:style-name="ce85" table:formula="of:=[.H19]/[.AO19]*100" office:value-type="float" office:value="1.37148765357013" calcext:value-type="float">
            <text:p>1.3714876536</text:p>
          </table:table-cell>
          <table:table-cell table:style-name="ce73" office:value-type="float" office:value="497" calcext:value-type="float">
            <text:p>497</text:p>
          </table:table-cell>
          <table:table-cell table:style-name="ce85" table:formula="of:=[.J19]/[.AR19]*100" office:value-type="float" office:value="1.54809369548966" calcext:value-type="float">
            <text:p>1.5480936955</text:p>
          </table:table-cell>
          <table:table-cell table:style-name="ce73" office:value-type="float" office:value="539" calcext:value-type="float">
            <text:p>539</text:p>
          </table:table-cell>
          <table:table-cell table:style-name="ce85" table:formula="of:=[.L19]/[.AU19]*100" office:value-type="float" office:value="1.74247567322924" calcext:value-type="float">
            <text:p>1.7424756732</text:p>
          </table:table-cell>
          <table:table-cell table:style-name="ce73" office:value-type="float" office:value="576" calcext:value-type="float">
            <text:p>576</text:p>
          </table:table-cell>
          <table:table-cell table:style-name="ce85" table:formula="of:=[.N19]/[.AX19]*100" office:value-type="float" office:value="1.94469766028563" calcext:value-type="float">
            <text:p>1.9446976603</text:p>
          </table:table-cell>
          <table:table-cell table:style-name="ce73" office:value-type="float" office:value="375" calcext:value-type="float">
            <text:p>375</text:p>
          </table:table-cell>
          <table:table-cell table:style-name="ce85" table:formula="of:=[.P19]/[.BA19]*100" office:value-type="float" office:value="1.33890317052271" calcext:value-type="float">
            <text:p>1.3389031705</text:p>
          </table:table-cell>
          <table:table-cell table:style-name="ce73" office:value-type="float" office:value="480" calcext:value-type="float">
            <text:p>480</text:p>
          </table:table-cell>
          <table:table-cell table:style-name="ce85" table:formula="of:=[.R19]/[.BD19]*100" office:value-type="float" office:value="1.77206778159265" calcext:value-type="float">
            <text:p>1.7720677816</text:p>
          </table:table-cell>
          <table:table-cell table:style-name="ce73" office:value-type="float" office:value="562" calcext:value-type="float">
            <text:p>562</text:p>
          </table:table-cell>
          <table:table-cell table:style-name="ce85" table:formula="of:=[.T19]/[.BG19]*100" office:value-type="float" office:value="2.10865976286958" calcext:value-type="float">
            <text:p>2.1086597629</text:p>
          </table:table-cell>
          <table:table-cell table:style-name="ce73" office:value-type="float" office:value="1077" calcext:value-type="float">
            <text:p>1077</text:p>
          </table:table-cell>
          <table:table-cell table:style-name="ce85" table:formula="of:=[.V19]/[.BJ19]*100" office:value-type="float" office:value="4.10739483619999" calcext:value-type="float">
            <text:p>4.1073948362</text:p>
          </table:table-cell>
          <table:table-cell table:style-name="ce73" office:value-type="float" office:value="1099" calcext:value-type="float">
            <text:p>1099</text:p>
          </table:table-cell>
          <table:table-cell table:style-name="ce85" table:formula="of:=[.X19]/[.BM19]*100" office:value-type="float" office:value="4.25935973955507" calcext:value-type="float">
            <text:p>4.2593597396</text:p>
          </table:table-cell>
          <table:table-cell table:style-name="ce73" office:value-type="float" office:value="529" calcext:value-type="float">
            <text:p>529</text:p>
          </table:table-cell>
          <table:table-cell table:style-name="ce85" table:formula="of:=[.Z19]/[.BP19]*100" office:value-type="float" office:value="2.10195891445146" calcext:value-type="float">
            <text:p>2.1019589145</text:p>
          </table:table-cell>
          <table:table-cell table:style-name="ce73" office:value-type="float" office:value="343" calcext:value-type="float">
            <text:p>343</text:p>
          </table:table-cell>
          <table:table-cell table:style-name="ce85" table:formula="of:=[.AB19]/[.BS19]*100" office:value-type="float" office:value="1.41676992978108" calcext:value-type="float">
            <text:p>1.4167699298</text:p>
          </table:table-cell>
          <table:table-cell table:style-name="ce73" office:value-type="float" office:value="301" calcext:value-type="float">
            <text:p>301</text:p>
          </table:table-cell>
          <table:table-cell table:style-name="ce85" table:formula="of:=[.AD19]/[.BV19]*100" office:value-type="float" office:value="1.22347776603528" calcext:value-type="float">
            <text:p>1.223477766</text:p>
          </table:table-cell>
          <table:table-cell table:style-name="ce73" office:value-type="float" office:value="285" calcext:value-type="float">
            <text:p>285</text:p>
          </table:table-cell>
          <table:table-cell table:style-name="ce85" table:formula="of:=[.AF19]/[.BY19]*100" office:value-type="float" office:value="1.14956437560503" calcext:value-type="float">
            <text:p>1.1495643756</text:p>
          </table:table-cell>
          <table:table-cell table:formula="of:=[$'2013'.H37]" office:value-type="float" office:value="160440" calcext:value-type="float">
            <text:p>160440</text:p>
          </table:table-cell>
          <table:table-cell table:formula="of:=[$'2013'.I37]" office:value-type="float" office:value="34519" calcext:value-type="float">
            <text:p>34519</text:p>
          </table:table-cell>
          <table:table-cell table:formula="of:=[.AI19]/([.AH19]+[.AI19])*100" office:value-type="float" office:value="17.7057740345406" calcext:value-type="float">
            <text:p>17.7057740345</text:p>
          </table:table-cell>
          <table:table-cell table:formula="of:=[$'2012'.H37]" office:value-type="float" office:value="160390" calcext:value-type="float">
            <text:p>160390</text:p>
          </table:table-cell>
          <table:table-cell table:formula="of:=[$'2012'.I37]" office:value-type="float" office:value="33530" calcext:value-type="float">
            <text:p>33530</text:p>
          </table:table-cell>
          <table:table-cell table:formula="of:=[.AL19]/([.AK19]+[.AL19])*100" office:value-type="float" office:value="17.2906353135314" calcext:value-type="float">
            <text:p>17.2906353135</text:p>
          </table:table-cell>
          <table:table-cell table:formula="of:=[$'2011'.H37]" office:value-type="float" office:value="160504" calcext:value-type="float">
            <text:p>160504</text:p>
          </table:table-cell>
          <table:table-cell table:formula="of:=[$'2011'.I37]" office:value-type="float" office:value="32884" calcext:value-type="float">
            <text:p>32884</text:p>
          </table:table-cell>
          <table:table-cell table:formula="of:=[.AO19]/([.AN19]+[.AO19])*100" office:value-type="float" office:value="17.0041574451362" calcext:value-type="float">
            <text:p>17.0041574451</text:p>
          </table:table-cell>
          <table:table-cell table:formula="of:=[$'2010'.H37]" office:value-type="float" office:value="160517" calcext:value-type="float">
            <text:p>160517</text:p>
          </table:table-cell>
          <table:table-cell table:formula="of:=[$'2010'.I37]" office:value-type="float" office:value="32104" calcext:value-type="float">
            <text:p>32104</text:p>
          </table:table-cell>
          <table:table-cell table:formula="of:=[.AR19]/([.AQ19]+[.AR19])*100" office:value-type="float" office:value="16.6669262437637" calcext:value-type="float">
            <text:p>16.6669262438</text:p>
          </table:table-cell>
          <table:table-cell table:formula="of:=[$'2009'.I37]" office:value-type="float" office:value="160928" calcext:value-type="float">
            <text:p>160928</text:p>
          </table:table-cell>
          <table:table-cell table:style-name="ce77" table:formula="of:=[$'2009'.J37]" office:value-type="float" office:value="30933" calcext:value-type="float">
            <text:p>30933</text:p>
          </table:table-cell>
          <table:table-cell table:formula="of:=[.AU19]/([.AT19]+[.AU19])*100" office:value-type="float" office:value="16.1226095975732" calcext:value-type="float">
            <text:p>16.1226095976</text:p>
          </table:table-cell>
          <table:table-cell table:formula="of:=[$'2008'.I37]" office:value-type="float" office:value="160840" calcext:value-type="float">
            <text:p>160840</text:p>
          </table:table-cell>
          <table:table-cell table:formula="of:=[$'2008'.J37]" office:value-type="float" office:value="29619" calcext:value-type="float">
            <text:p>29619</text:p>
          </table:table-cell>
          <table:table-cell table:formula="of:=[.AX19]/([.AW19]+[.AX19])*100" office:value-type="float" office:value="15.5513785119107" calcext:value-type="float">
            <text:p>15.5513785119</text:p>
          </table:table-cell>
          <table:table-cell table:formula="of:=[$'2007'.I37]" office:value-type="float" office:value="160754" calcext:value-type="float">
            <text:p>160754</text:p>
          </table:table-cell>
          <table:table-cell table:formula="of:=[$'2007'.J37]" office:value-type="float" office:value="28008" calcext:value-type="float">
            <text:p>28008</text:p>
          </table:table-cell>
          <table:table-cell table:formula="of:=[.BA19]/([.AZ19]+[.BA19])*100" office:value-type="float" office:value="14.8377321706699" calcext:value-type="float">
            <text:p>14.8377321707</text:p>
          </table:table-cell>
          <table:table-cell table:formula="of:=[$'2006'.I37]" office:value-type="float" office:value="160833" calcext:value-type="float">
            <text:p>160833</text:p>
          </table:table-cell>
          <table:table-cell table:formula="of:=[$'2006'.J37]" office:value-type="float" office:value="27087" calcext:value-type="float">
            <text:p>27087</text:p>
          </table:table-cell>
          <table:table-cell table:formula="of:=[.BD19]/([.BC19]+[.BD19])*100" office:value-type="float" office:value="14.4141123882503" calcext:value-type="float">
            <text:p>14.4141123883</text:p>
          </table:table-cell>
          <table:table-cell table:formula="of:=[$'2005'.I37]" office:value-type="float" office:value="161151" calcext:value-type="float">
            <text:p>161151</text:p>
          </table:table-cell>
          <table:table-cell table:formula="of:=[$'2005'.J37]" office:value-type="float" office:value="26652" calcext:value-type="float">
            <text:p>26652</text:p>
          </table:table-cell>
          <table:table-cell table:formula="of:=[.BG19]/([.BF19]+[.BG19])*100" office:value-type="float" office:value="14.1914665899906" calcext:value-type="float">
            <text:p>14.19146659</text:p>
          </table:table-cell>
          <table:table-cell table:formula="of:=[$'2004'.I37]" office:value-type="float" office:value="161591" calcext:value-type="float">
            <text:p>161591</text:p>
          </table:table-cell>
          <table:table-cell table:formula="of:=[$'2004'.J37]" office:value-type="float" office:value="26221" calcext:value-type="float">
            <text:p>26221</text:p>
          </table:table-cell>
          <table:table-cell table:formula="of:=[.BJ19]/([.BI19]+[.BJ19])*100" office:value-type="float" office:value="13.9613017272592" calcext:value-type="float">
            <text:p>13.9613017273</text:p>
          </table:table-cell>
          <table:table-cell table:formula="of:=[$'2003'.I37]" office:value-type="float" office:value="161141" calcext:value-type="float">
            <text:p>161141</text:p>
          </table:table-cell>
          <table:table-cell table:formula="of:=[$'2003'.J37]" office:value-type="float" office:value="25802" calcext:value-type="float">
            <text:p>25802</text:p>
          </table:table-cell>
          <table:table-cell table:formula="of:=[.BM19]/([.BL19]+[.BM19])*100" office:value-type="float" office:value="13.8020680100351" calcext:value-type="float">
            <text:p>13.80206801</text:p>
          </table:table-cell>
          <table:table-cell table:formula="of:=[$'2002'.I37]" office:value-type="float" office:value="160604" calcext:value-type="float">
            <text:p>160604</text:p>
          </table:table-cell>
          <table:table-cell table:formula="of:=[$'2002'.J37]" office:value-type="float" office:value="25167" calcext:value-type="float">
            <text:p>25167</text:p>
          </table:table-cell>
          <table:table-cell table:formula="of:=[.BP19]/([.BO19]+[.BP19])*100" office:value-type="float" office:value="13.547324394012" calcext:value-type="float">
            <text:p>13.547324394</text:p>
          </table:table-cell>
          <table:table-cell table:formula="of:=[$'2001'.I37]" office:value-type="float" office:value="161015" calcext:value-type="float">
            <text:p>161015</text:p>
          </table:table-cell>
          <table:table-cell table:formula="of:=[$'2001'.J37]" office:value-type="float" office:value="24210" calcext:value-type="float">
            <text:p>24210</text:p>
          </table:table-cell>
          <table:table-cell table:formula="of:=[.BS19]/([.BR19]+[.BS19])*100" office:value-type="float" office:value="13.070589823188" calcext:value-type="float">
            <text:p>13.0705898232</text:p>
          </table:table-cell>
          <table:table-cell table:formula="of:=[$'2000'.I37]" office:value-type="float" office:value="162142" calcext:value-type="float">
            <text:p>162142</text:p>
          </table:table-cell>
          <table:table-cell table:formula="of:=[$'2000'.J37]" office:value-type="float" office:value="24602" calcext:value-type="float">
            <text:p>24602</text:p>
          </table:table-cell>
          <table:table-cell table:formula="of:=[.BV19]/([.BU19]+[.BV19])*100" office:value-type="float" office:value="13.1741849805081" calcext:value-type="float">
            <text:p>13.1741849805</text:p>
          </table:table-cell>
          <table:table-cell table:formula="of:=[$'1999'.I37]" office:value-type="float" office:value="161234" calcext:value-type="float">
            <text:p>161234</text:p>
          </table:table-cell>
          <table:table-cell table:formula="of:=[$'1999'.J37]" office:value-type="float" office:value="24792" calcext:value-type="float">
            <text:p>24792</text:p>
          </table:table-cell>
          <table:table-cell table:formula="of:=[.BY19]/([.BX19]+[.BY19])*100" office:value-type="float" office:value="13.3271693204176" calcext:value-type="float">
            <text:p>13.3271693204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Thurgau</text:p>
          </table:table-cell>
          <table:table-cell office:value-type="float" office:value="5" calcext:value-type="float">
            <text:p>5</text:p>
          </table:table-cell>
          <table:table-cell table:formula="of:=['2012'.B38]" office:value-type="float" office:value="256213" calcext:value-type="float">
            <text:p>256213</text:p>
          </table:table-cell>
          <table:table-cell table:style-name="ce73" office:value-type="float" office:value="710" calcext:value-type="float">
            <text:p>710</text:p>
          </table:table-cell>
          <table:table-cell table:style-name="ce85" table:formula="of:=[.D20]/[.AI20]*100" office:value-type="float" office:value="1.16691867727303" calcext:value-type="float">
            <text:p>1.1669186773</text:p>
          </table:table-cell>
          <table:table-cell table:style-name="ce73" office:value-type="float" office:value="717" calcext:value-type="float">
            <text:p>717</text:p>
          </table:table-cell>
          <table:table-cell table:style-name="ce85" table:formula="of:=[.F20]/[.AL20]*100" office:value-type="float" office:value="1.23049992277197" calcext:value-type="float">
            <text:p>1.2304999228</text:p>
          </table:table-cell>
          <table:table-cell table:style-name="ce73" office:value-type="float" office:value="728" calcext:value-type="float">
            <text:p>728</text:p>
          </table:table-cell>
          <table:table-cell table:style-name="ce85" table:formula="of:=[.H20]/[.AO20]*100" office:value-type="float" office:value="1.30697833073015" calcext:value-type="float">
            <text:p>1.3069783307</text:p>
          </table:table-cell>
          <table:table-cell table:style-name="ce73" office:value-type="float" office:value="698" calcext:value-type="float">
            <text:p>698</text:p>
          </table:table-cell>
          <table:table-cell table:style-name="ce85" table:formula="of:=[.J20]/[.AR20]*100" office:value-type="float" office:value="1.30386864177236" calcext:value-type="float">
            <text:p>1.3038686418</text:p>
          </table:table-cell>
          <table:table-cell table:style-name="ce73" office:value-type="float" office:value="887" calcext:value-type="float">
            <text:p>887</text:p>
          </table:table-cell>
          <table:table-cell table:style-name="ce85" table:formula="of:=[.L20]/[.AU20]*100" office:value-type="float" office:value="1.7292470854291" calcext:value-type="float">
            <text:p>1.7292470854</text:p>
          </table:table-cell>
          <table:table-cell table:style-name="ce73" office:value-type="float" office:value="824" calcext:value-type="float">
            <text:p>824</text:p>
          </table:table-cell>
          <table:table-cell table:style-name="ce85" table:formula="of:=[.N20]/[.AX20]*100" office:value-type="float" office:value="1.65232910224789" calcext:value-type="float">
            <text:p>1.6523291022</text:p>
          </table:table-cell>
          <table:table-cell table:style-name="ce73" office:value-type="float" office:value="929" calcext:value-type="float">
            <text:p>929</text:p>
          </table:table-cell>
          <table:table-cell table:style-name="ce85" table:formula="of:=[.P20]/[.BA20]*100" office:value-type="float" office:value="1.96032918337202" calcext:value-type="float">
            <text:p>1.9603291834</text:p>
          </table:table-cell>
          <table:table-cell table:style-name="ce73" office:value-type="float" office:value="1046" calcext:value-type="float">
            <text:p>1046</text:p>
          </table:table-cell>
          <table:table-cell table:style-name="ce85" table:formula="of:=[.R20]/[.BD20]*100" office:value-type="float" office:value="2.27514953779228" calcext:value-type="float">
            <text:p>2.2751495378</text:p>
          </table:table-cell>
          <table:table-cell table:style-name="ce73" office:value-type="float" office:value="1054" calcext:value-type="float">
            <text:p>1054</text:p>
          </table:table-cell>
          <table:table-cell table:style-name="ce85" table:formula="of:=[.T20]/[.BG20]*100" office:value-type="float" office:value="2.30922594921456" calcext:value-type="float">
            <text:p>2.3092259492</text:p>
          </table:table-cell>
          <table:table-cell table:style-name="ce73" office:value-type="float" office:value="943" calcext:value-type="float">
            <text:p>943</text:p>
          </table:table-cell>
          <table:table-cell table:style-name="ce85" table:formula="of:=[.V20]/[.BJ20]*100" office:value-type="float" office:value="2.07594936708861" calcext:value-type="float">
            <text:p>2.0759493671</text:p>
          </table:table-cell>
          <table:table-cell table:style-name="ce73" office:value-type="float" office:value="822" calcext:value-type="float">
            <text:p>822</text:p>
          </table:table-cell>
          <table:table-cell table:style-name="ce85" table:formula="of:=[.X20]/[.BM20]*100" office:value-type="float" office:value="1.82007395434316" calcext:value-type="float">
            <text:p>1.8200739543</text:p>
          </table:table-cell>
          <table:table-cell table:style-name="ce73" office:value-type="float" office:value="980" calcext:value-type="float">
            <text:p>980</text:p>
          </table:table-cell>
          <table:table-cell table:style-name="ce85" table:formula="of:=[.Z20]/[.BP20]*100" office:value-type="float" office:value="2.22222222222222" calcext:value-type="float">
            <text:p>2.2222222222</text:p>
          </table:table-cell>
          <table:table-cell table:style-name="ce73" office:value-type="float" office:value="440" calcext:value-type="float">
            <text:p>440</text:p>
          </table:table-cell>
          <table:table-cell table:style-name="ce85" table:formula="of:=[.AB20]/[.BS20]*100" office:value-type="float" office:value="1.01506447966411" calcext:value-type="float">
            <text:p>1.0150644797</text:p>
          </table:table-cell>
          <table:table-cell table:style-name="ce73" office:value-type="float" office:value="713" calcext:value-type="float">
            <text:p>713</text:p>
          </table:table-cell>
          <table:table-cell table:style-name="ce85" table:formula="of:=[.AD20]/[.BV20]*100" office:value-type="float" office:value="1.65856381865128" calcext:value-type="float">
            <text:p>1.6585638187</text:p>
          </table:table-cell>
          <table:table-cell table:style-name="ce73" office:value-type="float" office:value="526" calcext:value-type="float">
            <text:p>526</text:p>
          </table:table-cell>
          <table:table-cell table:style-name="ce85" table:formula="of:=[.AF20]/[.BY20]*100" office:value-type="float" office:value="1.22211895910781" calcext:value-type="float">
            <text:p>1.2221189591</text:p>
          </table:table-cell>
          <table:table-cell table:formula="of:=[$'2013'.H38]" office:value-type="float" office:value="199434" calcext:value-type="float">
            <text:p>199434</text:p>
          </table:table-cell>
          <table:table-cell table:formula="of:=[$'2013'.I38]" office:value-type="float" office:value="60844" calcext:value-type="float">
            <text:p>60844</text:p>
          </table:table-cell>
          <table:table-cell table:formula="of:=[.AI20]/([.AH20]+[.AI20])*100" office:value-type="float" office:value="23.3765435419052" calcext:value-type="float">
            <text:p>23.3765435419</text:p>
          </table:table-cell>
          <table:table-cell table:formula="of:=[$'2012'.H38]" office:value-type="float" office:value="197944" calcext:value-type="float">
            <text:p>197944</text:p>
          </table:table-cell>
          <table:table-cell table:formula="of:=[$'2012'.I38]" office:value-type="float" office:value="58269" calcext:value-type="float">
            <text:p>58269</text:p>
          </table:table-cell>
          <table:table-cell table:formula="of:=[.AL20]/([.AK20]+[.AL20])*100" office:value-type="float" office:value="22.7424057327302" calcext:value-type="float">
            <text:p>22.7424057327</text:p>
          </table:table-cell>
          <table:table-cell table:formula="of:=[$'2011'.H38]" office:value-type="float" office:value="196272" calcext:value-type="float">
            <text:p>196272</text:p>
          </table:table-cell>
          <table:table-cell table:formula="of:=[$'2011'.I38]" office:value-type="float" office:value="55701" calcext:value-type="float">
            <text:p>55701</text:p>
          </table:table-cell>
          <table:table-cell table:formula="of:=[.AO20]/([.AN20]+[.AO20])*100" office:value-type="float" office:value="22.1059399221345" calcext:value-type="float">
            <text:p>22.1059399221</text:p>
          </table:table-cell>
          <table:table-cell table:formula="of:=[$'2010'.H38]" office:value-type="float" office:value="194911" calcext:value-type="float">
            <text:p>194911</text:p>
          </table:table-cell>
          <table:table-cell table:formula="of:=[$'2010'.I38]" office:value-type="float" office:value="53533" calcext:value-type="float">
            <text:p>53533</text:p>
          </table:table-cell>
          <table:table-cell table:formula="of:=[.AR20]/([.AQ20]+[.AR20])*100" office:value-type="float" office:value="21.5473104603049" calcext:value-type="float">
            <text:p>21.5473104603</text:p>
          </table:table-cell>
          <table:table-cell table:formula="of:=[$'2009'.I38]" office:value-type="float" office:value="193511" calcext:value-type="float">
            <text:p>193511</text:p>
          </table:table-cell>
          <table:table-cell table:style-name="ce77" table:formula="of:=[$'2009'.J38]" office:value-type="float" office:value="51294" calcext:value-type="float">
            <text:p>51294</text:p>
          </table:table-cell>
          <table:table-cell table:formula="of:=[.AU20]/([.AT20]+[.AU20])*100" office:value-type="float" office:value="20.953003410878" calcext:value-type="float">
            <text:p>20.9530034109</text:p>
          </table:table-cell>
          <table:table-cell table:formula="of:=[$'2008'.I38]" office:value-type="float" office:value="191942" calcext:value-type="float">
            <text:p>191942</text:p>
          </table:table-cell>
          <table:table-cell table:formula="of:=[$'2008'.J38]" office:value-type="float" office:value="49869" calcext:value-type="float">
            <text:p>49869</text:p>
          </table:table-cell>
          <table:table-cell table:formula="of:=[.AX20]/([.AW20]+[.AX20])*100" office:value-type="float" office:value="20.6231312884856" calcext:value-type="float">
            <text:p>20.6231312885</text:p>
          </table:table-cell>
          <table:table-cell table:formula="of:=[$'2007'.I38]" office:value-type="float" office:value="190926" calcext:value-type="float">
            <text:p>190926</text:p>
          </table:table-cell>
          <table:table-cell table:formula="of:=[$'2007'.J38]" office:value-type="float" office:value="47390" calcext:value-type="float">
            <text:p>47390</text:p>
          </table:table-cell>
          <table:table-cell table:formula="of:=[.BA20]/([.AZ20]+[.BA20])*100" office:value-type="float" office:value="19.8853622920828" calcext:value-type="float">
            <text:p>19.8853622921</text:p>
          </table:table-cell>
          <table:table-cell table:formula="of:=[$'2006'.I38]" office:value-type="float" office:value="189789" calcext:value-type="float">
            <text:p>189789</text:p>
          </table:table-cell>
          <table:table-cell table:formula="of:=[$'2006'.J38]" office:value-type="float" office:value="45975" calcext:value-type="float">
            <text:p>45975</text:p>
          </table:table-cell>
          <table:table-cell table:formula="of:=[.BD20]/([.BC20]+[.BD20])*100" office:value-type="float" office:value="19.5004326360259" calcext:value-type="float">
            <text:p>19.500432636</text:p>
          </table:table-cell>
          <table:table-cell table:formula="of:=[$'2005'.I38]" office:value-type="float" office:value="188689" calcext:value-type="float">
            <text:p>188689</text:p>
          </table:table-cell>
          <table:table-cell table:formula="of:=[$'2005'.J38]" office:value-type="float" office:value="45643" calcext:value-type="float">
            <text:p>45643</text:p>
          </table:table-cell>
          <table:table-cell table:formula="of:=[.BG20]/([.BF20]+[.BG20])*100" office:value-type="float" office:value="19.4779202157623" calcext:value-type="float">
            <text:p>19.4779202158</text:p>
          </table:table-cell>
          <table:table-cell table:formula="of:=[$'2004'.I38]" office:value-type="float" office:value="187553" calcext:value-type="float">
            <text:p>187553</text:p>
          </table:table-cell>
          <table:table-cell table:formula="of:=[$'2004'.J38]" office:value-type="float" office:value="45425" calcext:value-type="float">
            <text:p>45425</text:p>
          </table:table-cell>
          <table:table-cell table:formula="of:=[.BJ20]/([.BI20]+[.BJ20])*100" office:value-type="float" office:value="19.4975491248101" calcext:value-type="float">
            <text:p>19.4975491248</text:p>
          </table:table-cell>
          <table:table-cell table:formula="of:=[$'2003'.I38]" office:value-type="float" office:value="186673" calcext:value-type="float">
            <text:p>186673</text:p>
          </table:table-cell>
          <table:table-cell table:formula="of:=[$'2003'.J38]" office:value-type="float" office:value="45163" calcext:value-type="float">
            <text:p>45163</text:p>
          </table:table-cell>
          <table:table-cell table:formula="of:=[.BM20]/([.BL20]+[.BM20])*100" office:value-type="float" office:value="19.4805811004331" calcext:value-type="float">
            <text:p>19.4805811004</text:p>
          </table:table-cell>
          <table:table-cell table:formula="of:=[$'2002'.I38]" office:value-type="float" office:value="185804" calcext:value-type="float">
            <text:p>185804</text:p>
          </table:table-cell>
          <table:table-cell table:formula="of:=[$'2002'.J38]" office:value-type="float" office:value="44100" calcext:value-type="float">
            <text:p>44100</text:p>
          </table:table-cell>
          <table:table-cell table:formula="of:=[.BP20]/([.BO20]+[.BP20])*100" office:value-type="float" office:value="19.1819194098406" calcext:value-type="float">
            <text:p>19.1819194098</text:p>
          </table:table-cell>
          <table:table-cell table:formula="of:=[$'2001'.I38]" office:value-type="float" office:value="184859" calcext:value-type="float">
            <text:p>184859</text:p>
          </table:table-cell>
          <table:table-cell table:formula="of:=[$'2001'.J38]" office:value-type="float" office:value="43347" calcext:value-type="float">
            <text:p>43347</text:p>
          </table:table-cell>
          <table:table-cell table:formula="of:=[.BS20]/([.BR20]+[.BS20])*100" office:value-type="float" office:value="18.9946802450418" calcext:value-type="float">
            <text:p>18.994680245</text:p>
          </table:table-cell>
          <table:table-cell table:formula="of:=[$'2000'.I38]" office:value-type="float" office:value="184317" calcext:value-type="float">
            <text:p>184317</text:p>
          </table:table-cell>
          <table:table-cell table:formula="of:=[$'2000'.J38]" office:value-type="float" office:value="42989" calcext:value-type="float">
            <text:p>42989</text:p>
          </table:table-cell>
          <table:table-cell table:formula="of:=[.BV20]/([.BU20]+[.BV20])*100" office:value-type="float" office:value="18.9123912259245" calcext:value-type="float">
            <text:p>18.9123912259</text:p>
          </table:table-cell>
          <table:table-cell table:formula="of:=[$'1999'.I38]" office:value-type="float" office:value="184245" calcext:value-type="float">
            <text:p>184245</text:p>
          </table:table-cell>
          <table:table-cell table:formula="of:=[$'1999'.J38]" office:value-type="float" office:value="43040" calcext:value-type="float">
            <text:p>43040</text:p>
          </table:table-cell>
          <table:table-cell table:formula="of:=[.BY20]/([.BX20]+[.BY20])*100" office:value-type="float" office:value="18.9365774248191" calcext:value-type="float">
            <text:p>18.9365774248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Luzern</text:p>
          </table:table-cell>
          <table:table-cell office:value-type="float" office:value="6" calcext:value-type="float">
            <text:p>6</text:p>
          </table:table-cell>
          <table:table-cell table:formula="of:=['2012'.B41]" office:value-type="float" office:value="386082" calcext:value-type="float">
            <text:p>386082</text:p>
          </table:table-cell>
          <table:table-cell table:style-name="ce73" office:value-type="float" office:value="1442" calcext:value-type="float">
            <text:p>1442</text:p>
          </table:table-cell>
          <table:table-cell table:style-name="ce85" table:formula="of:=[.D21]/[.AI21]*100" office:value-type="float" office:value="2.14200831847891" calcext:value-type="float">
            <text:p>2.1420083185</text:p>
          </table:table-cell>
          <table:table-cell table:style-name="ce73" office:value-type="float" office:value="1695" calcext:value-type="float">
            <text:p>1695</text:p>
          </table:table-cell>
          <table:table-cell table:style-name="ce85" table:formula="of:=[.F21]/[.AL21]*100" office:value-type="float" office:value="2.58960491337428" calcext:value-type="float">
            <text:p>2.5896049134</text:p>
          </table:table-cell>
          <table:table-cell table:style-name="ce73" office:value-type="float" office:value="1867" calcext:value-type="float">
            <text:p>1867</text:p>
          </table:table-cell>
          <table:table-cell table:style-name="ce85" table:formula="of:=[.H21]/[.AO21]*100" office:value-type="float" office:value="2.91068394057029" calcext:value-type="float">
            <text:p>2.9106839406</text:p>
          </table:table-cell>
          <table:table-cell table:style-name="ce73" office:value-type="float" office:value="1941" calcext:value-type="float">
            <text:p>1941</text:p>
          </table:table-cell>
          <table:table-cell table:style-name="ce85" table:formula="of:=[.J21]/[.AR21]*100" office:value-type="float" office:value="3.08634123072031" calcext:value-type="float">
            <text:p>3.0863412307</text:p>
          </table:table-cell>
          <table:table-cell table:style-name="ce73" office:value-type="float" office:value="1793" calcext:value-type="float">
            <text:p>1793</text:p>
          </table:table-cell>
          <table:table-cell table:style-name="ce85" table:formula="of:=[.L21]/[.AU21]*100" office:value-type="float" office:value="2.93948882731938" calcext:value-type="float">
            <text:p>2.9394888273</text:p>
          </table:table-cell>
          <table:table-cell table:style-name="ce73" office:value-type="float" office:value="1692" calcext:value-type="float">
            <text:p>1692</text:p>
          </table:table-cell>
          <table:table-cell table:style-name="ce85" table:formula="of:=[.N21]/[.AX21]*100" office:value-type="float" office:value="2.83251025362016" calcext:value-type="float">
            <text:p>2.8325102536</text:p>
          </table:table-cell>
          <table:table-cell table:style-name="ce73" office:value-type="float" office:value="1572" calcext:value-type="float">
            <text:p>1572</text:p>
          </table:table-cell>
          <table:table-cell table:style-name="ce85" table:formula="of:=[.P21]/[.BA21]*100" office:value-type="float" office:value="2.74498847523923" calcext:value-type="float">
            <text:p>2.7449884752</text:p>
          </table:table-cell>
          <table:table-cell table:style-name="ce73" office:value-type="float" office:value="1640" calcext:value-type="float">
            <text:p>1640</text:p>
          </table:table-cell>
          <table:table-cell table:style-name="ce85" table:formula="of:=[.R21]/[.BD21]*100" office:value-type="float" office:value="2.95772615784158" calcext:value-type="float">
            <text:p>2.9577261578</text:p>
          </table:table-cell>
          <table:table-cell table:style-name="ce73" office:value-type="float" office:value="1242" calcext:value-type="float">
            <text:p>1242</text:p>
          </table:table-cell>
          <table:table-cell table:style-name="ce85" table:formula="of:=[.T21]/[.BG21]*100" office:value-type="float" office:value="2.26625793737683" calcext:value-type="float">
            <text:p>2.2662579374</text:p>
          </table:table-cell>
          <table:table-cell table:style-name="ce73" office:value-type="float" office:value="1266" calcext:value-type="float">
            <text:p>1266</text:p>
          </table:table-cell>
          <table:table-cell table:style-name="ce85" table:formula="of:=[.V21]/[.BJ21]*100" office:value-type="float" office:value="2.32140237641191" calcext:value-type="float">
            <text:p>2.3214023764</text:p>
          </table:table-cell>
          <table:table-cell table:style-name="ce73" office:value-type="float" office:value="1219" calcext:value-type="float">
            <text:p>1219</text:p>
          </table:table-cell>
          <table:table-cell table:style-name="ce85" table:formula="of:=[.X21]/[.BM21]*100" office:value-type="float" office:value="2.24953403827345" calcext:value-type="float">
            <text:p>2.2495340383</text:p>
          </table:table-cell>
          <table:table-cell table:style-name="ce73" office:value-type="float" office:value="1596" calcext:value-type="float">
            <text:p>1596</text:p>
          </table:table-cell>
          <table:table-cell table:style-name="ce85" table:formula="of:=[.Z21]/[.BP21]*100" office:value-type="float" office:value="2.95249371022643" calcext:value-type="float">
            <text:p>2.9524937102</text:p>
          </table:table-cell>
          <table:table-cell table:style-name="ce73" office:value-type="float" office:value="753" calcext:value-type="float">
            <text:p>753</text:p>
          </table:table-cell>
          <table:table-cell table:style-name="ce85" table:formula="of:=[.AB21]/[.BS21]*100" office:value-type="float" office:value="1.41191029775744" calcext:value-type="float">
            <text:p>1.4119102978</text:p>
          </table:table-cell>
          <table:table-cell table:style-name="ce73" office:value-type="float" office:value="1254" calcext:value-type="float">
            <text:p>1254</text:p>
          </table:table-cell>
          <table:table-cell table:style-name="ce85" table:formula="of:=[.AD21]/[.BV21]*100" office:value-type="float" office:value="2.40303541315346" calcext:value-type="float">
            <text:p>2.4030354132</text:p>
          </table:table-cell>
          <table:table-cell table:style-name="ce73" office:value-type="float" office:value="765" calcext:value-type="float">
            <text:p>765</text:p>
          </table:table-cell>
          <table:table-cell table:style-name="ce85" table:formula="of:=[.AF21]/[.BY21]*100" office:value-type="float" office:value="1.48902211149175" calcext:value-type="float">
            <text:p>1.4890221115</text:p>
          </table:table-cell>
          <table:table-cell table:formula="of:=[$'2013'.H41]" office:value-type="float" office:value="323029" calcext:value-type="float">
            <text:p>323029</text:p>
          </table:table-cell>
          <table:table-cell table:formula="of:=[$'2013'.I41]" office:value-type="float" office:value="67320" calcext:value-type="float">
            <text:p>67320</text:p>
          </table:table-cell>
          <table:table-cell table:formula="of:=[.AI21]/([.AH21]+[.AI21])*100" office:value-type="float" office:value="17.2461054082372" calcext:value-type="float">
            <text:p>17.2461054082</text:p>
          </table:table-cell>
          <table:table-cell table:formula="of:=[$'2012'.H41]" office:value-type="float" office:value="320628" calcext:value-type="float">
            <text:p>320628</text:p>
          </table:table-cell>
          <table:table-cell table:formula="of:=[$'2012'.I41]" office:value-type="float" office:value="65454" calcext:value-type="float">
            <text:p>65454</text:p>
          </table:table-cell>
          <table:table-cell table:formula="of:=[.AL21]/([.AK21]+[.AL21])*100" office:value-type="float" office:value="16.9533933205899" calcext:value-type="float">
            <text:p>16.9533933206</text:p>
          </table:table-cell>
          <table:table-cell table:formula="of:=[$'2011'.H41]" office:value-type="float" office:value="317823" calcext:value-type="float">
            <text:p>317823</text:p>
          </table:table-cell>
          <table:table-cell table:formula="of:=[$'2011'.I41]" office:value-type="float" office:value="64143" calcext:value-type="float">
            <text:p>64143</text:p>
          </table:table-cell>
          <table:table-cell table:formula="of:=[.AO21]/([.AN21]+[.AO21])*100" office:value-type="float" office:value="16.7928559086411" calcext:value-type="float">
            <text:p>16.7928559086</text:p>
          </table:table-cell>
          <table:table-cell table:formula="of:=[$'2010'.H41]" office:value-type="float" office:value="314720" calcext:value-type="float">
            <text:p>314720</text:p>
          </table:table-cell>
          <table:table-cell table:formula="of:=[$'2010'.I41]" office:value-type="float" office:value="62890" calcext:value-type="float">
            <text:p>62890</text:p>
          </table:table-cell>
          <table:table-cell table:formula="of:=[.AR21]/([.AQ21]+[.AR21])*100" office:value-type="float" office:value="16.6547496093853" calcext:value-type="float">
            <text:p>16.6547496094</text:p>
          </table:table-cell>
          <table:table-cell table:formula="of:=[$'2009'.I41]" office:value-type="float" office:value="311967" calcext:value-type="float">
            <text:p>311967</text:p>
          </table:table-cell>
          <table:table-cell table:style-name="ce77" table:formula="of:=[$'2009'.J41]" office:value-type="float" office:value="60997" calcext:value-type="float">
            <text:p>60997</text:p>
          </table:table-cell>
          <table:table-cell table:formula="of:=[.AU21]/([.AT21]+[.AU21])*100" office:value-type="float" office:value="16.3546615759162" calcext:value-type="float">
            <text:p>16.3546615759</text:p>
          </table:table-cell>
          <table:table-cell table:formula="of:=[$'2008'.I41]" office:value-type="float" office:value="309007" calcext:value-type="float">
            <text:p>309007</text:p>
          </table:table-cell>
          <table:table-cell table:formula="of:=[$'2008'.J41]" office:value-type="float" office:value="59735" calcext:value-type="float">
            <text:p>59735</text:p>
          </table:table-cell>
          <table:table-cell table:formula="of:=[.AX21]/([.AW21]+[.AX21])*100" office:value-type="float" office:value="16.1996734844417" calcext:value-type="float">
            <text:p>16.1996734844</text:p>
          </table:table-cell>
          <table:table-cell table:formula="of:=[$'2007'.I41]" office:value-type="float" office:value="306207" calcext:value-type="float">
            <text:p>306207</text:p>
          </table:table-cell>
          <table:table-cell table:formula="of:=[$'2007'.J41]" office:value-type="float" office:value="57268" calcext:value-type="float">
            <text:p>57268</text:p>
          </table:table-cell>
          <table:table-cell table:formula="of:=[.BA21]/([.AZ21]+[.BA21])*100" office:value-type="float" office:value="15.7556915881422" calcext:value-type="float">
            <text:p>15.7556915881</text:p>
          </table:table-cell>
          <table:table-cell table:formula="of:=[$'2006'.I41]" office:value-type="float" office:value="303662" calcext:value-type="float">
            <text:p>303662</text:p>
          </table:table-cell>
          <table:table-cell table:formula="of:=[$'2006'.J41]" office:value-type="float" office:value="55448" calcext:value-type="float">
            <text:p>55448</text:p>
          </table:table-cell>
          <table:table-cell table:formula="of:=[.BD21]/([.BC21]+[.BD21])*100" office:value-type="float" office:value="15.4403943081507" calcext:value-type="float">
            <text:p>15.4403943082</text:p>
          </table:table-cell>
          <table:table-cell table:formula="of:=[$'2005'.I41]" office:value-type="float" office:value="301580" calcext:value-type="float">
            <text:p>301580</text:p>
          </table:table-cell>
          <table:table-cell table:formula="of:=[$'2005'.J41]" office:value-type="float" office:value="54804" calcext:value-type="float">
            <text:p>54804</text:p>
          </table:table-cell>
          <table:table-cell table:formula="of:=[.BG21]/([.BF21]+[.BG21])*100" office:value-type="float" office:value="15.3777947382599" calcext:value-type="float">
            <text:p>15.3777947383</text:p>
          </table:table-cell>
          <table:table-cell table:formula="of:=[$'2004'.I41]" office:value-type="float" office:value="300195" calcext:value-type="float">
            <text:p>300195</text:p>
          </table:table-cell>
          <table:table-cell table:formula="of:=[$'2004'.J41]" office:value-type="float" office:value="54536" calcext:value-type="float">
            <text:p>54536</text:p>
          </table:table-cell>
          <table:table-cell table:formula="of:=[.BJ21]/([.BI21]+[.BJ21])*100" office:value-type="float" office:value="15.3739030420234" calcext:value-type="float">
            <text:p>15.373903042</text:p>
          </table:table-cell>
          <table:table-cell table:formula="of:=[$'2003'.I41]" office:value-type="float" office:value="298986" calcext:value-type="float">
            <text:p>298986</text:p>
          </table:table-cell>
          <table:table-cell table:formula="of:=[$'2003'.J41]" office:value-type="float" office:value="54189" calcext:value-type="float">
            <text:p>54189</text:p>
          </table:table-cell>
          <table:table-cell table:formula="of:=[.BM21]/([.BL21]+[.BM21])*100" office:value-type="float" office:value="15.3433850074326" calcext:value-type="float">
            <text:p>15.3433850074</text:p>
          </table:table-cell>
          <table:table-cell table:formula="of:=[$'2002'.I41]" office:value-type="float" office:value="297833" calcext:value-type="float">
            <text:p>297833</text:p>
          </table:table-cell>
          <table:table-cell table:formula="of:=[$'2002'.J41]" office:value-type="float" office:value="54056" calcext:value-type="float">
            <text:p>54056</text:p>
          </table:table-cell>
          <table:table-cell table:formula="of:=[.BP21]/([.BO21]+[.BP21])*100" office:value-type="float" office:value="15.3616623423864" calcext:value-type="float">
            <text:p>15.3616623424</text:p>
          </table:table-cell>
          <table:table-cell table:formula="of:=[$'2001'.I41]" office:value-type="float" office:value="296685" calcext:value-type="float">
            <text:p>296685</text:p>
          </table:table-cell>
          <table:table-cell table:formula="of:=[$'2001'.J41]" office:value-type="float" office:value="53332" calcext:value-type="float">
            <text:p>53332</text:p>
          </table:table-cell>
          <table:table-cell table:formula="of:=[.BS21]/([.BR21]+[.BS21])*100" office:value-type="float" office:value="15.2369742041101" calcext:value-type="float">
            <text:p>15.2369742041</text:p>
          </table:table-cell>
          <table:table-cell table:formula="of:=[$'2000'.I41]" office:value-type="float" office:value="295025" calcext:value-type="float">
            <text:p>295025</text:p>
          </table:table-cell>
          <table:table-cell table:formula="of:=[$'2000'.J41]" office:value-type="float" office:value="52184" calcext:value-type="float">
            <text:p>52184</text:p>
          </table:table-cell>
          <table:table-cell table:formula="of:=[.BV21]/([.BU21]+[.BV21])*100" office:value-type="float" office:value="15.0295643258095" calcext:value-type="float">
            <text:p>15.0295643258</text:p>
          </table:table-cell>
          <table:table-cell table:formula="of:=[$'1999'.I41]" office:value-type="float" office:value="293981" calcext:value-type="float">
            <text:p>293981</text:p>
          </table:table-cell>
          <table:table-cell table:formula="of:=[$'1999'.J41]" office:value-type="float" office:value="51376" calcext:value-type="float">
            <text:p>51376</text:p>
          </table:table-cell>
          <table:table-cell table:formula="of:=[.BY21]/([.BX21]+[.BY21])*100" office:value-type="float" office:value="14.876200569266" calcext:value-type="float">
            <text:p>14.8762005693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Uri</text:p>
          </table:table-cell>
          <table:table-cell office:value-type="float" office:value="6" calcext:value-type="float">
            <text:p>6</text:p>
          </table:table-cell>
          <table:table-cell table:formula="of:=['2012'.B42]" office:value-type="float" office:value="35693" calcext:value-type="float">
            <text:p>35693</text:p>
          </table:table-cell>
          <table:table-cell table:style-name="ce73" office:value-type="float" office:value="99" calcext:value-type="float">
            <text:p>99</text:p>
          </table:table-cell>
          <table:table-cell table:style-name="ce85" table:formula="of:=[.D22]/[.AI22]*100" office:value-type="float" office:value="2.48868778280543" calcext:value-type="float">
            <text:p>2.4886877828</text:p>
          </table:table-cell>
          <table:table-cell table:style-name="ce73" office:value-type="float" office:value="27" calcext:value-type="float">
            <text:p>27</text:p>
          </table:table-cell>
          <table:table-cell table:style-name="ce85" table:formula="of:=[.F22]/[.AL22]*100" office:value-type="float" office:value="0.719041278295606" calcext:value-type="float">
            <text:p>0.7190412783</text:p>
          </table:table-cell>
          <table:table-cell table:style-name="ce73" office:value-type="float" office:value="73" calcext:value-type="float">
            <text:p>73</text:p>
          </table:table-cell>
          <table:table-cell table:style-name="ce85" table:formula="of:=[.H22]/[.AO22]*100" office:value-type="float" office:value="2.10071942446043" calcext:value-type="float">
            <text:p>2.1007194245</text:p>
          </table:table-cell>
          <table:table-cell table:style-name="ce73" office:value-type="float" office:value="53" calcext:value-type="float">
            <text:p>53</text:p>
          </table:table-cell>
          <table:table-cell table:style-name="ce85" table:formula="of:=[.J22]/[.AR22]*100" office:value-type="float" office:value="1.5357867284845" calcext:value-type="float">
            <text:p>1.5357867285</text:p>
          </table:table-cell>
          <table:table-cell table:style-name="ce73" office:value-type="float" office:value="80" calcext:value-type="float">
            <text:p>80</text:p>
          </table:table-cell>
          <table:table-cell table:style-name="ce85" table:formula="of:=[.L22]/[.AU22]*100" office:value-type="float" office:value="2.4024024024024" calcext:value-type="float">
            <text:p>2.402402402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table:formula="of:=[.N22]/[.AX22]*100" office:value-type="float" office:value="3.10848616723656" calcext:value-type="float">
            <text:p>3.1084861672</text:p>
          </table:table-cell>
          <table:table-cell table:style-name="ce73" office:value-type="float" office:value="88" calcext:value-type="float">
            <text:p>88</text:p>
          </table:table-cell>
          <table:table-cell table:style-name="ce85" table:formula="of:=[.P22]/[.BA22]*100" office:value-type="float" office:value="2.88903479973736" calcext:value-type="float">
            <text:p>2.8890347997</text:p>
          </table:table-cell>
          <table:table-cell table:style-name="ce73" office:value-type="float" office:value="57" calcext:value-type="float">
            <text:p>57</text:p>
          </table:table-cell>
          <table:table-cell table:style-name="ce85" table:formula="of:=[.R22]/[.BD22]*100" office:value-type="float" office:value="1.92632646164245" calcext:value-type="float">
            <text:p>1.9263264616</text:p>
          </table:table-cell>
          <table:table-cell table:style-name="ce73" office:value-type="float" office:value="106" calcext:value-type="float">
            <text:p>106</text:p>
          </table:table-cell>
          <table:table-cell table:style-name="ce85" table:formula="of:=[.T22]/[.BG22]*100" office:value-type="float" office:value="3.57022566520714" calcext:value-type="float">
            <text:p>3.5702256652</text:p>
          </table:table-cell>
          <table:table-cell table:style-name="ce73" office:value-type="float" office:value="48" calcext:value-type="float">
            <text:p>48</text:p>
          </table:table-cell>
          <table:table-cell table:style-name="ce85" table:formula="of:=[.V22]/[.BJ22]*100" office:value-type="float" office:value="1.6359918200409" calcext:value-type="float">
            <text:p>1.63599182</text:p>
          </table:table-cell>
          <table:table-cell table:style-name="ce73" office:value-type="float" office:value="81" calcext:value-type="float">
            <text:p>81</text:p>
          </table:table-cell>
          <table:table-cell table:style-name="ce85" table:formula="of:=[.X22]/[.BM22]*100" office:value-type="float" office:value="2.82623866015352" calcext:value-type="float">
            <text:p>2.8262386602</text:p>
          </table:table-cell>
          <table:table-cell table:style-name="ce73" office:value-type="float" office:value="79" calcext:value-type="float">
            <text:p>79</text:p>
          </table:table-cell>
          <table:table-cell table:style-name="ce85" table:formula="of:=[.Z22]/[.BP22]*100" office:value-type="float" office:value="2.76127228241873" calcext:value-type="float">
            <text:p>2.7612722824</text:p>
          </table:table-cell>
          <table:table-cell table:style-name="ce73" office:value-type="float" office:value="64" calcext:value-type="float">
            <text:p>64</text:p>
          </table:table-cell>
          <table:table-cell table:style-name="ce85" table:formula="of:=[.AB22]/[.BS22]*100" office:value-type="float" office:value="2.322206095791" calcext:value-type="float">
            <text:p>2.3222060958</text:p>
          </table:table-cell>
          <table:table-cell table:style-name="ce73" office:value-type="float" office:value="56" calcext:value-type="float">
            <text:p>56</text:p>
          </table:table-cell>
          <table:table-cell table:style-name="ce85" table:formula="of:=[.AD22]/[.BV22]*100" office:value-type="float" office:value="1.94242108914325" calcext:value-type="float">
            <text:p>1.9424210891</text:p>
          </table:table-cell>
          <table:table-cell table:style-name="ce73" office:value-type="float" office:value="44" calcext:value-type="float">
            <text:p>44</text:p>
          </table:table-cell>
          <table:table-cell table:style-name="ce85" table:formula="of:=[.AF22]/[.BY22]*100" office:value-type="float" office:value="1.48598446470787" calcext:value-type="float">
            <text:p>1.4859844647</text:p>
          </table:table-cell>
          <table:table-cell table:formula="of:=[$'2013'.H42]" office:value-type="float" office:value="31887" calcext:value-type="float">
            <text:p>31887</text:p>
          </table:table-cell>
          <table:table-cell table:formula="of:=[$'2013'.I42]" office:value-type="float" office:value="3978" calcext:value-type="float">
            <text:p>3978</text:p>
          </table:table-cell>
          <table:table-cell table:formula="of:=[.AI22]/([.AH22]+[.AI22])*100" office:value-type="float" office:value="11.0915934755333" calcext:value-type="float">
            <text:p>11.0915934755</text:p>
          </table:table-cell>
          <table:table-cell table:formula="of:=[$'2012'.H42]" office:value-type="float" office:value="31938" calcext:value-type="float">
            <text:p>31938</text:p>
          </table:table-cell>
          <table:table-cell table:formula="of:=[$'2012'.I42]" office:value-type="float" office:value="3755" calcext:value-type="float">
            <text:p>3755</text:p>
          </table:table-cell>
          <table:table-cell table:formula="of:=[.AL22]/([.AK22]+[.AL22])*100" office:value-type="float" office:value="10.5202700809683" calcext:value-type="float">
            <text:p>10.520270081</text:p>
          </table:table-cell>
          <table:table-cell table:formula="of:=[$'2011'.H42]" office:value-type="float" office:value="31907" calcext:value-type="float">
            <text:p>31907</text:p>
          </table:table-cell>
          <table:table-cell table:formula="of:=[$'2011'.I42]" office:value-type="float" office:value="3475" calcext:value-type="float">
            <text:p>3475</text:p>
          </table:table-cell>
          <table:table-cell table:formula="of:=[.AO22]/([.AN22]+[.AO22])*100" office:value-type="float" office:value="9.8213781018597" calcext:value-type="float">
            <text:p>9.8213781019</text:p>
          </table:table-cell>
          <table:table-cell table:formula="of:=[$'2010'.H42]" office:value-type="float" office:value="31971" calcext:value-type="float">
            <text:p>31971</text:p>
          </table:table-cell>
          <table:table-cell table:formula="of:=[$'2010'.I42]" office:value-type="float" office:value="3451" calcext:value-type="float">
            <text:p>3451</text:p>
          </table:table-cell>
          <table:table-cell table:formula="of:=[.AR22]/([.AQ22]+[.AR22])*100" office:value-type="float" office:value="9.74253288916493" calcext:value-type="float">
            <text:p>9.7425328892</text:p>
          </table:table-cell>
          <table:table-cell table:formula="of:=[$'2009'.I42]" office:value-type="float" office:value="32005" calcext:value-type="float">
            <text:p>32005</text:p>
          </table:table-cell>
          <table:table-cell table:style-name="ce77" table:formula="of:=[$'2009'.J42]" office:value-type="float" office:value="3330" calcext:value-type="float">
            <text:p>3330</text:p>
          </table:table-cell>
          <table:table-cell table:formula="of:=[.AU22]/([.AT22]+[.AU22])*100" office:value-type="float" office:value="9.42408376963351" calcext:value-type="float">
            <text:p>9.4240837696</text:p>
          </table:table-cell>
          <table:table-cell table:formula="of:=[$'2008'.I42]" office:value-type="float" office:value="31945" calcext:value-type="float">
            <text:p>31945</text:p>
          </table:table-cell>
          <table:table-cell table:formula="of:=[$'2008'.J42]" office:value-type="float" office:value="3217" calcext:value-type="float">
            <text:p>3217</text:p>
          </table:table-cell>
          <table:table-cell table:formula="of:=[.AX22]/([.AW22]+[.AX22])*100" office:value-type="float" office:value="9.14908139468745" calcext:value-type="float">
            <text:p>9.1490813947</text:p>
          </table:table-cell>
          <table:table-cell table:formula="of:=[$'2007'.I42]" office:value-type="float" office:value="31943" calcext:value-type="float">
            <text:p>31943</text:p>
          </table:table-cell>
          <table:table-cell table:formula="of:=[$'2007'.J42]" office:value-type="float" office:value="3046" calcext:value-type="float">
            <text:p>3046</text:p>
          </table:table-cell>
          <table:table-cell table:formula="of:=[.BA22]/([.AZ22]+[.BA22])*100" office:value-type="float" office:value="8.70559318643002" calcext:value-type="float">
            <text:p>8.7055931864</text:p>
          </table:table-cell>
          <table:table-cell table:formula="of:=[$'2006'.I42]" office:value-type="float" office:value="31989" calcext:value-type="float">
            <text:p>31989</text:p>
          </table:table-cell>
          <table:table-cell table:formula="of:=[$'2006'.J42]" office:value-type="float" office:value="2959" calcext:value-type="float">
            <text:p>2959</text:p>
          </table:table-cell>
          <table:table-cell table:formula="of:=[.BD22]/([.BC22]+[.BD22])*100" office:value-type="float" office:value="8.4668650566556" calcext:value-type="float">
            <text:p>8.4668650567</text:p>
          </table:table-cell>
          <table:table-cell table:formula="of:=[$'2005'.I42]" office:value-type="float" office:value="32118" calcext:value-type="float">
            <text:p>32118</text:p>
          </table:table-cell>
          <table:table-cell table:formula="of:=[$'2005'.J42]" office:value-type="float" office:value="2969" calcext:value-type="float">
            <text:p>2969</text:p>
          </table:table-cell>
          <table:table-cell table:formula="of:=[.BG22]/([.BF22]+[.BG22])*100" office:value-type="float" office:value="8.46182346738108" calcext:value-type="float">
            <text:p>8.4618234674</text:p>
          </table:table-cell>
          <table:table-cell table:formula="of:=[$'2004'.I42]" office:value-type="float" office:value="32149" calcext:value-type="float">
            <text:p>32149</text:p>
          </table:table-cell>
          <table:table-cell table:formula="of:=[$'2004'.J42]" office:value-type="float" office:value="2934" calcext:value-type="float">
            <text:p>2934</text:p>
          </table:table-cell>
          <table:table-cell table:formula="of:=[.BJ22]/([.BI22]+[.BJ22])*100" office:value-type="float" office:value="8.36302482683921" calcext:value-type="float">
            <text:p>8.3630248268</text:p>
          </table:table-cell>
          <table:table-cell table:formula="of:=[$'2003'.I42]" office:value-type="float" office:value="32252" calcext:value-type="float">
            <text:p>32252</text:p>
          </table:table-cell>
          <table:table-cell table:formula="of:=[$'2003'.J42]" office:value-type="float" office:value="2866" calcext:value-type="float">
            <text:p>2866</text:p>
          </table:table-cell>
          <table:table-cell table:formula="of:=[.BM22]/([.BL22]+[.BM22])*100" office:value-type="float" office:value="8.16105700780227" calcext:value-type="float">
            <text:p>8.1610570078</text:p>
          </table:table-cell>
          <table:table-cell table:formula="of:=[$'2002'.I42]" office:value-type="float" office:value="32348" calcext:value-type="float">
            <text:p>32348</text:p>
          </table:table-cell>
          <table:table-cell table:formula="of:=[$'2002'.J42]" office:value-type="float" office:value="2861" calcext:value-type="float">
            <text:p>2861</text:p>
          </table:table-cell>
          <table:table-cell table:formula="of:=[.BP22]/([.BO22]+[.BP22])*100" office:value-type="float" office:value="8.12576329915647" calcext:value-type="float">
            <text:p>8.1257632992</text:p>
          </table:table-cell>
          <table:table-cell table:formula="of:=[$'2001'.I42]" office:value-type="float" office:value="32236" calcext:value-type="float">
            <text:p>32236</text:p>
          </table:table-cell>
          <table:table-cell table:formula="of:=[$'2001'.J42]" office:value-type="float" office:value="2756" calcext:value-type="float">
            <text:p>2756</text:p>
          </table:table-cell>
          <table:table-cell table:formula="of:=[.BS22]/([.BR22]+[.BS22])*100" office:value-type="float" office:value="7.87608596250572" calcext:value-type="float">
            <text:p>7.8760859625</text:p>
          </table:table-cell>
          <table:table-cell table:formula="of:=[$'2000'.I42]" office:value-type="float" office:value="32363" calcext:value-type="float">
            <text:p>32363</text:p>
          </table:table-cell>
          <table:table-cell table:formula="of:=[$'2000'.J42]" office:value-type="float" office:value="2883" calcext:value-type="float">
            <text:p>2883</text:p>
          </table:table-cell>
          <table:table-cell table:formula="of:=[.BV22]/([.BU22]+[.BV22])*100" office:value-type="float" office:value="8.17965159166998" calcext:value-type="float">
            <text:p>8.1796515917</text:p>
          </table:table-cell>
          <table:table-cell table:formula="of:=[$'1999'.I42]" office:value-type="float" office:value="32526" calcext:value-type="float">
            <text:p>32526</text:p>
          </table:table-cell>
          <table:table-cell table:formula="of:=[$'1999'.J42]" office:value-type="float" office:value="2961" calcext:value-type="float">
            <text:p>2961</text:p>
          </table:table-cell>
          <table:table-cell table:formula="of:=[.BY22]/([.BX22]+[.BY22])*100" office:value-type="float" office:value="8.3439005833122" calcext:value-type="float">
            <text:p>8.3439005833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Schwyz</text:p>
          </table:table-cell>
          <table:table-cell office:value-type="float" office:value="6" calcext:value-type="float">
            <text:p>6</text:p>
          </table:table-cell>
          <table:table-cell table:formula="of:=['2012'.B43]" office:value-type="float" office:value="149830" calcext:value-type="float">
            <text:p>149830</text:p>
          </table:table-cell>
          <table:table-cell table:style-name="ce73" office:value-type="float" office:value="532" calcext:value-type="float">
            <text:p>532</text:p>
          </table:table-cell>
          <table:table-cell table:style-name="ce85" table:formula="of:=[.D23]/[.AI23]*100" office:value-type="float" office:value="1.79209054773294" calcext:value-type="float">
            <text:p>1.7920905477</text:p>
          </table:table-cell>
          <table:table-cell table:style-name="ce73" office:value-type="float" office:value="403" calcext:value-type="float">
            <text:p>403</text:p>
          </table:table-cell>
          <table:table-cell table:style-name="ce85" table:formula="of:=[.F23]/[.AL23]*100" office:value-type="float" office:value="1.3909021881687" calcext:value-type="float">
            <text:p>1.3909021882</text:p>
          </table:table-cell>
          <table:table-cell table:style-name="ce73" office:value-type="float" office:value="515" calcext:value-type="float">
            <text:p>515</text:p>
          </table:table-cell>
          <table:table-cell table:style-name="ce85" table:formula="of:=[.H23]/[.AO23]*100" office:value-type="float" office:value="1.84647377290165" calcext:value-type="float">
            <text:p>1.8464737729</text:p>
          </table:table-cell>
          <table:table-cell table:style-name="ce73" office:value-type="float" office:value="461" calcext:value-type="float">
            <text:p>461</text:p>
          </table:table-cell>
          <table:table-cell table:style-name="ce85" table:formula="of:=[.J23]/[.AR23]*100" office:value-type="float" office:value="1.68611243187886" calcext:value-type="float">
            <text:p>1.6861124319</text:p>
          </table:table-cell>
          <table:table-cell table:style-name="ce73" office:value-type="float" office:value="593" calcext:value-type="float">
            <text:p>593</text:p>
          </table:table-cell>
          <table:table-cell table:style-name="ce85" table:formula="of:=[.L23]/[.AU23]*100" office:value-type="float" office:value="2.27098651960784" calcext:value-type="float">
            <text:p>2.2709865196</text:p>
          </table:table-cell>
          <table:table-cell table:style-name="ce73" office:value-type="float" office:value="533" calcext:value-type="float">
            <text:p>533</text:p>
          </table:table-cell>
          <table:table-cell table:style-name="ce85" table:formula="of:=[.N23]/[.AX23]*100" office:value-type="float" office:value="2.07594936708861" calcext:value-type="float">
            <text:p>2.0759493671</text:p>
          </table:table-cell>
          <table:table-cell table:style-name="ce73" office:value-type="float" office:value="460" calcext:value-type="float">
            <text:p>460</text:p>
          </table:table-cell>
          <table:table-cell table:style-name="ce85" table:formula="of:=[.P23]/[.BA23]*100" office:value-type="float" office:value="1.89596900502844" calcext:value-type="float">
            <text:p>1.895969005</text:p>
          </table:table-cell>
          <table:table-cell table:style-name="ce73" office:value-type="float" office:value="458" calcext:value-type="float">
            <text:p>458</text:p>
          </table:table-cell>
          <table:table-cell table:style-name="ce85" table:formula="of:=[.R23]/[.BD23]*100" office:value-type="float" office:value="1.9868986161121" calcext:value-type="float">
            <text:p>1.9868986161</text:p>
          </table:table-cell>
          <table:table-cell table:style-name="ce73" office:value-type="float" office:value="395" calcext:value-type="float">
            <text:p>395</text:p>
          </table:table-cell>
          <table:table-cell table:style-name="ce85" table:formula="of:=[.T23]/[.BG23]*100" office:value-type="float" office:value="1.74231396938821" calcext:value-type="float">
            <text:p>1.7423139694</text:p>
          </table:table-cell>
          <table:table-cell table:style-name="ce73" office:value-type="float" office:value="120" calcext:value-type="float">
            <text:p>120</text:p>
          </table:table-cell>
          <table:table-cell table:style-name="ce85" table:formula="of:=[.V23]/[.BJ23]*100" office:value-type="float" office:value="0.543773790103317" calcext:value-type="float">
            <text:p>0.5437737901</text:p>
          </table:table-cell>
          <table:table-cell table:style-name="ce73" office:value-type="float" office:value="215" calcext:value-type="float">
            <text:p>215</text:p>
          </table:table-cell>
          <table:table-cell table:style-name="ce85" table:formula="of:=[.X23]/[.BM23]*100" office:value-type="float" office:value="0.999302811991634" calcext:value-type="float">
            <text:p>0.999302812</text:p>
          </table:table-cell>
          <table:table-cell table:style-name="ce73" office:value-type="float" office:value="266" calcext:value-type="float">
            <text:p>266</text:p>
          </table:table-cell>
          <table:table-cell table:style-name="ce85" table:formula="of:=[.Z23]/[.BP23]*100" office:value-type="float" office:value="1.26890235176263" calcext:value-type="float">
            <text:p>1.2689023518</text:p>
          </table:table-cell>
          <table:table-cell table:style-name="ce73" office:value-type="float" office:value="207" calcext:value-type="float">
            <text:p>207</text:p>
          </table:table-cell>
          <table:table-cell table:style-name="ce85" table:formula="of:=[.AB23]/[.BS23]*100" office:value-type="float" office:value="1.01600078531462" calcext:value-type="float">
            <text:p>1.0160007853</text:p>
          </table:table-cell>
          <table:table-cell table:style-name="ce73" office:value-type="float" office:value="204" calcext:value-type="float">
            <text:p>204</text:p>
          </table:table-cell>
          <table:table-cell table:style-name="ce85" table:formula="of:=[.AD23]/[.BV23]*100" office:value-type="float" office:value="1.03542787534261" calcext:value-type="float">
            <text:p>1.0354278753</text:p>
          </table:table-cell>
          <table:table-cell table:style-name="ce73" office:value-type="float" office:value="126" calcext:value-type="float">
            <text:p>126</text:p>
          </table:table-cell>
          <table:table-cell table:style-name="ce85" table:formula="of:=[.AF23]/[.BY23]*100" office:value-type="float" office:value="0.640406607369759" calcext:value-type="float">
            <text:p>0.6404066074</text:p>
          </table:table-cell>
          <table:table-cell table:formula="of:=[$'2013'.H43]" office:value-type="float" office:value="121710" calcext:value-type="float">
            <text:p>121710</text:p>
          </table:table-cell>
          <table:table-cell table:formula="of:=[$'2013'.I43]" office:value-type="float" office:value="29686" calcext:value-type="float">
            <text:p>29686</text:p>
          </table:table-cell>
          <table:table-cell table:formula="of:=[.AI23]/([.AH23]+[.AI23])*100" office:value-type="float" office:value="19.6081798726519" calcext:value-type="float">
            <text:p>19.6081798727</text:p>
          </table:table-cell>
          <table:table-cell table:formula="of:=[$'2012'.H43]" office:value-type="float" office:value="120856" calcext:value-type="float">
            <text:p>120856</text:p>
          </table:table-cell>
          <table:table-cell table:formula="of:=[$'2012'.I43]" office:value-type="float" office:value="28974" calcext:value-type="float">
            <text:p>28974</text:p>
          </table:table-cell>
          <table:table-cell table:formula="of:=[.AL23]/([.AK23]+[.AL23])*100" office:value-type="float" office:value="19.3379163051458" calcext:value-type="float">
            <text:p>19.3379163051</text:p>
          </table:table-cell>
          <table:table-cell table:formula="of:=[$'2011'.H43]" office:value-type="float" office:value="120013" calcext:value-type="float">
            <text:p>120013</text:p>
          </table:table-cell>
          <table:table-cell table:formula="of:=[$'2011'.I43]" office:value-type="float" office:value="27891" calcext:value-type="float">
            <text:p>27891</text:p>
          </table:table-cell>
          <table:table-cell table:formula="of:=[.AO23]/([.AN23]+[.AO23])*100" office:value-type="float" office:value="18.8575021635656" calcext:value-type="float">
            <text:p>18.8575021636</text:p>
          </table:table-cell>
          <table:table-cell table:formula="of:=[$'2010'.H43]" office:value-type="float" office:value="119389" calcext:value-type="float">
            <text:p>119389</text:p>
          </table:table-cell>
          <table:table-cell table:formula="of:=[$'2010'.I43]" office:value-type="float" office:value="27341" calcext:value-type="float">
            <text:p>27341</text:p>
          </table:table-cell>
          <table:table-cell table:formula="of:=[.AR23]/([.AQ23]+[.AR23])*100" office:value-type="float" office:value="18.6335446057384" calcext:value-type="float">
            <text:p>18.6335446057</text:p>
          </table:table-cell>
          <table:table-cell table:formula="of:=[$'2009'.I43]" office:value-type="float" office:value="118574" calcext:value-type="float">
            <text:p>118574</text:p>
          </table:table-cell>
          <table:table-cell table:style-name="ce77" table:formula="of:=[$'2009'.J43]" office:value-type="float" office:value="26112" calcext:value-type="float">
            <text:p>26112</text:p>
          </table:table-cell>
          <table:table-cell table:formula="of:=[.AU23]/([.AT23]+[.AU23])*100" office:value-type="float" office:value="18.0473577263868" calcext:value-type="float">
            <text:p>18.0473577264</text:p>
          </table:table-cell>
          <table:table-cell table:formula="of:=[$'2008'.I43]" office:value-type="float" office:value="118044" calcext:value-type="float">
            <text:p>118044</text:p>
          </table:table-cell>
          <table:table-cell table:formula="of:=[$'2008'.J43]" office:value-type="float" office:value="25675" calcext:value-type="float">
            <text:p>25675</text:p>
          </table:table-cell>
          <table:table-cell table:formula="of:=[.AX23]/([.AW23]+[.AX23])*100" office:value-type="float" office:value="17.8647221313814" calcext:value-type="float">
            <text:p>17.8647221314</text:p>
          </table:table-cell>
          <table:table-cell table:formula="of:=[$'2007'.I43]" office:value-type="float" office:value="116762" calcext:value-type="float">
            <text:p>116762</text:p>
          </table:table-cell>
          <table:table-cell table:formula="of:=[$'2007'.J43]" office:value-type="float" office:value="24262" calcext:value-type="float">
            <text:p>24262</text:p>
          </table:table-cell>
          <table:table-cell table:formula="of:=[.BA23]/([.AZ23]+[.BA23])*100" office:value-type="float" office:value="17.20416383027" calcext:value-type="float">
            <text:p>17.2041638303</text:p>
          </table:table-cell>
          <table:table-cell table:formula="of:=[$'2006'.I43]" office:value-type="float" office:value="115781" calcext:value-type="float">
            <text:p>115781</text:p>
          </table:table-cell>
          <table:table-cell table:formula="of:=[$'2006'.J43]" office:value-type="float" office:value="23051" calcext:value-type="float">
            <text:p>23051</text:p>
          </table:table-cell>
          <table:table-cell table:formula="of:=[.BD23]/([.BC23]+[.BD23])*100" office:value-type="float" office:value="16.6035208021205" calcext:value-type="float">
            <text:p>16.6035208021</text:p>
          </table:table-cell>
          <table:table-cell table:formula="of:=[$'2005'.I43]" office:value-type="float" office:value="114851" calcext:value-type="float">
            <text:p>114851</text:p>
          </table:table-cell>
          <table:table-cell table:formula="of:=[$'2005'.J43]" office:value-type="float" office:value="22671" calcext:value-type="float">
            <text:p>22671</text:p>
          </table:table-cell>
          <table:table-cell table:formula="of:=[.BG23]/([.BF23]+[.BG23])*100" office:value-type="float" office:value="16.4853623420253" calcext:value-type="float">
            <text:p>16.485362342</text:p>
          </table:table-cell>
          <table:table-cell table:formula="of:=[$'2004'.I43]" office:value-type="float" office:value="113921" calcext:value-type="float">
            <text:p>113921</text:p>
          </table:table-cell>
          <table:table-cell table:formula="of:=[$'2004'.J43]" office:value-type="float" office:value="22068" calcext:value-type="float">
            <text:p>22068</text:p>
          </table:table-cell>
          <table:table-cell table:formula="of:=[.BJ23]/([.BI23]+[.BJ23])*100" office:value-type="float" office:value="16.2277831295178" calcext:value-type="float">
            <text:p>16.2277831295</text:p>
          </table:table-cell>
          <table:table-cell table:formula="of:=[$'2003'.I43]" office:value-type="float" office:value="113388" calcext:value-type="float">
            <text:p>113388</text:p>
          </table:table-cell>
          <table:table-cell table:formula="of:=[$'2003'.J43]" office:value-type="float" office:value="21515" calcext:value-type="float">
            <text:p>21515</text:p>
          </table:table-cell>
          <table:table-cell table:formula="of:=[.BM23]/([.BL23]+[.BM23])*100" office:value-type="float" office:value="15.9484963269905" calcext:value-type="float">
            <text:p>15.948496327</text:p>
          </table:table-cell>
          <table:table-cell table:formula="of:=[$'2002'.I43]" office:value-type="float" office:value="112264" calcext:value-type="float">
            <text:p>112264</text:p>
          </table:table-cell>
          <table:table-cell table:formula="of:=[$'2002'.J43]" office:value-type="float" office:value="20963" calcext:value-type="float">
            <text:p>20963</text:p>
          </table:table-cell>
          <table:table-cell table:formula="of:=[.BP23]/([.BO23]+[.BP23])*100" office:value-type="float" office:value="15.7347985018052" calcext:value-type="float">
            <text:p>15.7347985018</text:p>
          </table:table-cell>
          <table:table-cell table:formula="of:=[$'2001'.I43]" office:value-type="float" office:value="110890" calcext:value-type="float">
            <text:p>110890</text:p>
          </table:table-cell>
          <table:table-cell table:formula="of:=[$'2001'.J43]" office:value-type="float" office:value="20374" calcext:value-type="float">
            <text:p>20374</text:p>
          </table:table-cell>
          <table:table-cell table:formula="of:=[.BS23]/([.BR23]+[.BS23])*100" office:value-type="float" office:value="15.5213920039005" calcext:value-type="float">
            <text:p>15.5213920039</text:p>
          </table:table-cell>
          <table:table-cell table:formula="of:=[$'2000'.I43]" office:value-type="float" office:value="110530" calcext:value-type="float">
            <text:p>110530</text:p>
          </table:table-cell>
          <table:table-cell table:formula="of:=[$'2000'.J43]" office:value-type="float" office:value="19702" calcext:value-type="float">
            <text:p>19702</text:p>
          </table:table-cell>
          <table:table-cell table:formula="of:=[.BV23]/([.BU23]+[.BV23])*100" office:value-type="float" office:value="15.1283862645126" calcext:value-type="float">
            <text:p>15.1283862645</text:p>
          </table:table-cell>
          <table:table-cell table:formula="of:=[$'1999'.I43]" office:value-type="float" office:value="108573" calcext:value-type="float">
            <text:p>108573</text:p>
          </table:table-cell>
          <table:table-cell table:formula="of:=[$'1999'.J43]" office:value-type="float" office:value="19675" calcext:value-type="float">
            <text:p>19675</text:p>
          </table:table-cell>
          <table:table-cell table:formula="of:=[.BY23]/([.BX23]+[.BY23])*100" office:value-type="float" office:value="15.3413698459235" calcext:value-type="float">
            <text:p>15.3413698459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Obwalden</text:p>
          </table:table-cell>
          <table:table-cell office:value-type="float" office:value="6" calcext:value-type="float">
            <text:p>6</text:p>
          </table:table-cell>
          <table:table-cell table:formula="of:=['2012'.B44]" office:value-type="float" office:value="36115" calcext:value-type="float">
            <text:p>36115</text:p>
          </table:table-cell>
          <table:table-cell table:style-name="ce73" office:value-type="float" office:value="98" calcext:value-type="float">
            <text:p>98</text:p>
          </table:table-cell>
          <table:table-cell table:style-name="ce85" table:formula="of:=[.D24]/[.AI24]*100" office:value-type="float" office:value="1.92420969958767" calcext:value-type="float">
            <text:p>1.9242096996</text:p>
          </table:table-cell>
          <table:table-cell table:style-name="ce73" office:value-type="float" office:value="90" calcext:value-type="float">
            <text:p>90</text:p>
          </table:table-cell>
          <table:table-cell table:style-name="ce85" table:formula="of:=[.F24]/[.AL24]*100" office:value-type="float" office:value="1.80577849117175" calcext:value-type="float">
            <text:p>1.8057784912</text:p>
          </table:table-cell>
          <table:table-cell table:style-name="ce73" office:value-type="float" office:value="87" calcext:value-type="float">
            <text:p>87</text:p>
          </table:table-cell>
          <table:table-cell table:style-name="ce85" table:formula="of:=[.H24]/[.AO24]*100" office:value-type="float" office:value="1.76973148901546" calcext:value-type="float">
            <text:p>1.769731489</text:p>
          </table:table-cell>
          <table:table-cell table:style-name="ce73" office:value-type="float" office:value="149" calcext:value-type="float">
            <text:p>149</text:p>
          </table:table-cell>
          <table:table-cell table:style-name="ce85" table:formula="of:=[.J24]/[.AR24]*100" office:value-type="float" office:value="3.12762384550798" calcext:value-type="float">
            <text:p>3.1276238455</text:p>
          </table:table-cell>
          <table:table-cell table:style-name="ce73" office:value-type="float" office:value="131" calcext:value-type="float">
            <text:p>131</text:p>
          </table:table-cell>
          <table:table-cell table:style-name="ce85" table:formula="of:=[.L24]/[.AU24]*100" office:value-type="float" office:value="2.90594498669033" calcext:value-type="float">
            <text:p>2.9059449867</text:p>
          </table:table-cell>
          <table:table-cell table:style-name="ce73" office:value-type="float" office:value="68" calcext:value-type="float">
            <text:p>68</text:p>
          </table:table-cell>
          <table:table-cell table:style-name="ce85" table:formula="of:=[.N24]/[.AX24]*100" office:value-type="float" office:value="1.59027128157156" calcext:value-type="float">
            <text:p>1.5902712816</text:p>
          </table:table-cell>
          <table:table-cell table:style-name="ce73" office:value-type="float" office:value="113" calcext:value-type="float">
            <text:p>113</text:p>
          </table:table-cell>
          <table:table-cell table:style-name="ce85" table:formula="of:=[.P24]/[.BA24]*100" office:value-type="float" office:value="2.79495424189958" calcext:value-type="float">
            <text:p>2.7949542419</text:p>
          </table:table-cell>
          <table:table-cell table:style-name="ce73" office:value-type="float" office:value="56" calcext:value-type="float">
            <text:p>56</text:p>
          </table:table-cell>
          <table:table-cell table:style-name="ce85" table:formula="of:=[.R24]/[.BD24]*100" office:value-type="float" office:value="1.40915953699044" calcext:value-type="float">
            <text:p>1.409159537</text:p>
          </table:table-cell>
          <table:table-cell table:style-name="ce73" office:value-type="float" office:value="74" calcext:value-type="float">
            <text:p>74</text:p>
          </table:table-cell>
          <table:table-cell table:style-name="ce85" table:formula="of:=[.T24]/[.BG24]*100" office:value-type="float" office:value="1.96547144754316" calcext:value-type="float">
            <text:p>1.9654714475</text:p>
          </table:table-cell>
          <table:table-cell table:style-name="ce73" office:value-type="float" office:value="99" calcext:value-type="float">
            <text:p>99</text:p>
          </table:table-cell>
          <table:table-cell table:style-name="ce85" table:formula="of:=[.V24]/[.BJ24]*100" office:value-type="float" office:value="2.66702586206897" calcext:value-type="float">
            <text:p>2.6670258621</text:p>
          </table:table-cell>
          <table:table-cell table:style-name="ce73" office:value-type="float" office:value="70" calcext:value-type="float">
            <text:p>70</text:p>
          </table:table-cell>
          <table:table-cell table:style-name="ce85" table:formula="of:=[.X24]/[.BM24]*100" office:value-type="float" office:value="1.88222640494757" calcext:value-type="float">
            <text:p>1.8822264049</text:p>
          </table:table-cell>
          <table:table-cell table:style-name="ce73" office:value-type="float" office:value="123" calcext:value-type="float">
            <text:p>123</text:p>
          </table:table-cell>
          <table:table-cell table:style-name="ce85" table:formula="of:=[.Z24]/[.BP24]*100" office:value-type="float" office:value="3.41476957245974" calcext:value-type="float">
            <text:p>3.4147695725</text:p>
          </table:table-cell>
          <table:table-cell table:style-name="ce73" office:value-type="float" office:value="71" calcext:value-type="float">
            <text:p>71</text:p>
          </table:table-cell>
          <table:table-cell table:style-name="ce85" table:formula="of:=[.AB24]/[.BS24]*100" office:value-type="float" office:value="2.00395145357042" calcext:value-type="float">
            <text:p>2.0039514536</text:p>
          </table:table-cell>
          <table:table-cell table:style-name="ce73" office:value-type="float" office:value="38" calcext:value-type="float">
            <text:p>38</text:p>
          </table:table-cell>
          <table:table-cell table:style-name="ce85" table:formula="of:=[.AD24]/[.BV24]*100" office:value-type="float" office:value="1.08077360637088" calcext:value-type="float">
            <text:p>1.0807736064</text:p>
          </table:table-cell>
          <table:table-cell table:style-name="ce73" office:value-type="float" office:value="28" calcext:value-type="float">
            <text:p>28</text:p>
          </table:table-cell>
          <table:table-cell table:style-name="ce85" table:formula="of:=[.AF24]/[.BY24]*100" office:value-type="float" office:value="0.803673938002296" calcext:value-type="float">
            <text:p>0.803673938</text:p>
          </table:table-cell>
          <table:table-cell table:formula="of:=[$'2013'.H44]" office:value-type="float" office:value="31414" calcext:value-type="float">
            <text:p>31414</text:p>
          </table:table-cell>
          <table:table-cell table:formula="of:=[$'2013'.I44]" office:value-type="float" office:value="5093" calcext:value-type="float">
            <text:p>5093</text:p>
          </table:table-cell>
          <table:table-cell table:formula="of:=[.AI24]/([.AH24]+[.AI24])*100" office:value-type="float" office:value="13.9507491713918" calcext:value-type="float">
            <text:p>13.9507491714</text:p>
          </table:table-cell>
          <table:table-cell table:formula="of:=[$'2012'.H44]" office:value-type="float" office:value="31131" calcext:value-type="float">
            <text:p>31131</text:p>
          </table:table-cell>
          <table:table-cell table:formula="of:=[$'2012'.I44]" office:value-type="float" office:value="4984" calcext:value-type="float">
            <text:p>4984</text:p>
          </table:table-cell>
          <table:table-cell table:formula="of:=[.AL24]/([.AK24]+[.AL24])*100" office:value-type="float" office:value="13.8003599612349" calcext:value-type="float">
            <text:p>13.8003599612</text:p>
          </table:table-cell>
          <table:table-cell table:formula="of:=[$'2011'.H44]" office:value-type="float" office:value="30969" calcext:value-type="float">
            <text:p>30969</text:p>
          </table:table-cell>
          <table:table-cell table:formula="of:=[$'2011'.I44]" office:value-type="float" office:value="4916" calcext:value-type="float">
            <text:p>4916</text:p>
          </table:table-cell>
          <table:table-cell table:formula="of:=[.AO24]/([.AN24]+[.AO24])*100" office:value-type="float" office:value="13.6993172634806" calcext:value-type="float">
            <text:p>13.6993172635</text:p>
          </table:table-cell>
          <table:table-cell table:formula="of:=[$'2010'.H44]" office:value-type="float" office:value="30821" calcext:value-type="float">
            <text:p>30821</text:p>
          </table:table-cell>
          <table:table-cell table:formula="of:=[$'2010'.I44]" office:value-type="float" office:value="4764" calcext:value-type="float">
            <text:p>4764</text:p>
          </table:table-cell>
          <table:table-cell table:formula="of:=[.AR24]/([.AQ24]+[.AR24])*100" office:value-type="float" office:value="13.3876633412955" calcext:value-type="float">
            <text:p>13.3876633413</text:p>
          </table:table-cell>
          <table:table-cell table:formula="of:=[$'2009'.I44]" office:value-type="float" office:value="30524" calcext:value-type="float">
            <text:p>30524</text:p>
          </table:table-cell>
          <table:table-cell table:style-name="ce77" table:formula="of:=[$'2009'.J44]" office:value-type="float" office:value="4508" calcext:value-type="float">
            <text:p>4508</text:p>
          </table:table-cell>
          <table:table-cell table:formula="of:=[.AU24]/([.AT24]+[.AU24])*100" office:value-type="float" office:value="12.8682347567938" calcext:value-type="float">
            <text:p>12.8682347568</text:p>
          </table:table-cell>
          <table:table-cell table:formula="of:=[$'2008'.I44]" office:value-type="float" office:value="30153" calcext:value-type="float">
            <text:p>30153</text:p>
          </table:table-cell>
          <table:table-cell table:formula="of:=[$'2008'.J44]" office:value-type="float" office:value="4276" calcext:value-type="float">
            <text:p>4276</text:p>
          </table:table-cell>
          <table:table-cell table:formula="of:=[.AX24]/([.AW24]+[.AX24])*100" office:value-type="float" office:value="12.4197624095966" calcext:value-type="float">
            <text:p>12.4197624096</text:p>
          </table:table-cell>
          <table:table-cell table:formula="of:=[$'2007'.I44]" office:value-type="float" office:value="29954" calcext:value-type="float">
            <text:p>29954</text:p>
          </table:table-cell>
          <table:table-cell table:formula="of:=[$'2007'.J44]" office:value-type="float" office:value="4043" calcext:value-type="float">
            <text:p>4043</text:p>
          </table:table-cell>
          <table:table-cell table:formula="of:=[.BA24]/([.AZ24]+[.BA24])*100" office:value-type="float" office:value="11.8922257846281" calcext:value-type="float">
            <text:p>11.8922257846</text:p>
          </table:table-cell>
          <table:table-cell table:formula="of:=[$'2006'.I44]" office:value-type="float" office:value="29781" calcext:value-type="float">
            <text:p>29781</text:p>
          </table:table-cell>
          <table:table-cell table:formula="of:=[$'2006'.J44]" office:value-type="float" office:value="3974" calcext:value-type="float">
            <text:p>3974</text:p>
          </table:table-cell>
          <table:table-cell table:formula="of:=[.BD24]/([.BC24]+[.BD24])*100" office:value-type="float" office:value="11.7730706561991" calcext:value-type="float">
            <text:p>11.7730706562</text:p>
          </table:table-cell>
          <table:table-cell table:formula="of:=[$'2005'.I44]" office:value-type="float" office:value="29504" calcext:value-type="float">
            <text:p>29504</text:p>
          </table:table-cell>
          <table:table-cell table:formula="of:=[$'2005'.J44]" office:value-type="float" office:value="3765" calcext:value-type="float">
            <text:p>3765</text:p>
          </table:table-cell>
          <table:table-cell table:formula="of:=[.BG24]/([.BF24]+[.BG24])*100" office:value-type="float" office:value="11.3168415041029" calcext:value-type="float">
            <text:p>11.3168415041</text:p>
          </table:table-cell>
          <table:table-cell table:formula="of:=[$'2004'.I44]" office:value-type="float" office:value="29450" calcext:value-type="float">
            <text:p>29450</text:p>
          </table:table-cell>
          <table:table-cell table:formula="of:=[$'2004'.J44]" office:value-type="float" office:value="3712" calcext:value-type="float">
            <text:p>3712</text:p>
          </table:table-cell>
          <table:table-cell table:formula="of:=[.BJ24]/([.BI24]+[.BJ24])*100" office:value-type="float" office:value="11.1935347687112" calcext:value-type="float">
            <text:p>11.1935347687</text:p>
          </table:table-cell>
          <table:table-cell table:formula="of:=[$'2003'.I44]" office:value-type="float" office:value="29423" calcext:value-type="float">
            <text:p>29423</text:p>
          </table:table-cell>
          <table:table-cell table:formula="of:=[$'2003'.J44]" office:value-type="float" office:value="3719" calcext:value-type="float">
            <text:p>3719</text:p>
          </table:table-cell>
          <table:table-cell table:formula="of:=[.BM24]/([.BL24]+[.BM24])*100" office:value-type="float" office:value="11.2214108985577" calcext:value-type="float">
            <text:p>11.2214108986</text:p>
          </table:table-cell>
          <table:table-cell table:formula="of:=[$'2002'.I44]" office:value-type="float" office:value="29359" calcext:value-type="float">
            <text:p>29359</text:p>
          </table:table-cell>
          <table:table-cell table:formula="of:=[$'2002'.J44]" office:value-type="float" office:value="3602" calcext:value-type="float">
            <text:p>3602</text:p>
          </table:table-cell>
          <table:table-cell table:formula="of:=[.BP24]/([.BO24]+[.BP24])*100" office:value-type="float" office:value="10.9280665028367" calcext:value-type="float">
            <text:p>10.9280665028</text:p>
          </table:table-cell>
          <table:table-cell table:formula="of:=[$'2001'.I44]" office:value-type="float" office:value="29135" calcext:value-type="float">
            <text:p>29135</text:p>
          </table:table-cell>
          <table:table-cell table:formula="of:=[$'2001'.J44]" office:value-type="float" office:value="3543" calcext:value-type="float">
            <text:p>3543</text:p>
          </table:table-cell>
          <table:table-cell table:formula="of:=[.BS24]/([.BR24]+[.BS24])*100" office:value-type="float" office:value="10.8421568027419" calcext:value-type="float">
            <text:p>10.8421568027</text:p>
          </table:table-cell>
          <table:table-cell table:formula="of:=[$'2000'.I44]" office:value-type="float" office:value="28898" calcext:value-type="float">
            <text:p>28898</text:p>
          </table:table-cell>
          <table:table-cell table:formula="of:=[$'2000'.J44]" office:value-type="float" office:value="3516" calcext:value-type="float">
            <text:p>3516</text:p>
          </table:table-cell>
          <table:table-cell table:formula="of:=[.BV24]/([.BU24]+[.BV24])*100" office:value-type="float" office:value="10.847164805331" calcext:value-type="float">
            <text:p>10.8471648053</text:p>
          </table:table-cell>
          <table:table-cell table:formula="of:=[$'1999'.I44]" office:value-type="float" office:value="28741" calcext:value-type="float">
            <text:p>28741</text:p>
          </table:table-cell>
          <table:table-cell table:formula="of:=[$'1999'.J44]" office:value-type="float" office:value="3484" calcext:value-type="float">
            <text:p>3484</text:p>
          </table:table-cell>
          <table:table-cell table:formula="of:=[.BY24]/([.BX24]+[.BY24])*100" office:value-type="float" office:value="10.811481768813" calcext:value-type="float">
            <text:p>10.8114817688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Nidwalden</text:p>
          </table:table-cell>
          <table:table-cell office:value-type="float" office:value="6" calcext:value-type="float">
            <text:p>6</text:p>
          </table:table-cell>
          <table:table-cell table:formula="of:=['2012'.B45]" office:value-type="float" office:value="41584" calcext:value-type="float">
            <text:p>41584</text:p>
          </table:table-cell>
          <table:table-cell table:style-name="ce73" office:value-type="float" office:value="74" calcext:value-type="float">
            <text:p>74</text:p>
          </table:table-cell>
          <table:table-cell table:style-name="ce85" table:formula="of:=[.D25]/[.AI25]*100" office:value-type="float" office:value="1.350857977364" calcext:value-type="float">
            <text:p>1.3508579774</text:p>
          </table:table-cell>
          <table:table-cell table:style-name="ce73" office:value-type="float" office:value="66" calcext:value-type="float">
            <text:p>66</text:p>
          </table:table-cell>
          <table:table-cell table:style-name="ce85" table:formula="of:=[.F25]/[.AL25]*100" office:value-type="float" office:value="1.27265715387582" calcext:value-type="float">
            <text:p>1.2726571539</text:p>
          </table:table-cell>
          <table:table-cell table:style-name="ce73" office:value-type="float" office:value="65" calcext:value-type="float">
            <text:p>65</text:p>
          </table:table-cell>
          <table:table-cell table:style-name="ce85" table:formula="of:=[.H25]/[.AO25]*100" office:value-type="float" office:value="1.3347022587269" calcext:value-type="float">
            <text:p>1.3347022587</text:p>
          </table:table-cell>
          <table:table-cell table:style-name="ce73" office:value-type="float" office:value="93" calcext:value-type="float">
            <text:p>93</text:p>
          </table:table-cell>
          <table:table-cell table:style-name="ce85" table:formula="of:=[.J25]/[.AR25]*100" office:value-type="float" office:value="1.99100834938985" calcext:value-type="float">
            <text:p>1.9910083494</text:p>
          </table:table-cell>
          <table:table-cell table:style-name="ce73" office:value-type="float" office:value="118" calcext:value-type="float">
            <text:p>118</text:p>
          </table:table-cell>
          <table:table-cell table:style-name="ce85" table:formula="of:=[.L25]/[.AU25]*100" office:value-type="float" office:value="2.69467915049098" calcext:value-type="float">
            <text:p>2.6946791505</text:p>
          </table:table-cell>
          <table:table-cell table:style-name="ce73" office:value-type="float" office:value="88" calcext:value-type="float">
            <text:p>88</text:p>
          </table:table-cell>
          <table:table-cell table:style-name="ce85" table:formula="of:=[.N25]/[.AX25]*100" office:value-type="float" office:value="2.04508482454102" calcext:value-type="float">
            <text:p>2.0450848245</text:p>
          </table:table-cell>
          <table:table-cell table:style-name="ce73" office:value-type="float" office:value="92" calcext:value-type="float">
            <text:p>92</text:p>
          </table:table-cell>
          <table:table-cell table:style-name="ce85" table:formula="of:=[.P25]/[.BA25]*100" office:value-type="float" office:value="2.27385071675729" calcext:value-type="float">
            <text:p>2.2738507168</text:p>
          </table:table-cell>
          <table:table-cell table:style-name="ce73" office:value-type="float" office:value="75" calcext:value-type="float">
            <text:p>75</text:p>
          </table:table-cell>
          <table:table-cell table:style-name="ce85" table:formula="of:=[.R25]/[.BD25]*100" office:value-type="float" office:value="1.94350868100544" calcext:value-type="float">
            <text:p>1.943508681</text:p>
          </table:table-cell>
          <table:table-cell table:style-name="ce73" office:value-type="float" office:value="109" calcext:value-type="float">
            <text:p>109</text:p>
          </table:table-cell>
          <table:table-cell table:style-name="ce85" table:formula="of:=[.T25]/[.BG25]*100" office:value-type="float" office:value="2.89739500265816" calcext:value-type="float">
            <text:p>2.8973950027</text:p>
          </table:table-cell>
          <table:table-cell table:style-name="ce73" office:value-type="float" office:value="130" calcext:value-type="float">
            <text:p>130</text:p>
          </table:table-cell>
          <table:table-cell table:style-name="ce85" table:formula="of:=[.V25]/[.BJ25]*100" office:value-type="float" office:value="3.47872625100348" calcext:value-type="float">
            <text:p>3.478726251</text:p>
          </table:table-cell>
          <table:table-cell table:style-name="ce73" office:value-type="float" office:value="154" calcext:value-type="float">
            <text:p>154</text:p>
          </table:table-cell>
          <table:table-cell table:style-name="ce85" table:formula="of:=[.X25]/[.BM25]*100" office:value-type="float" office:value="4.18933623503809" calcext:value-type="float">
            <text:p>4.189336235</text:p>
          </table:table-cell>
          <table:table-cell table:style-name="ce73" office:value-type="float" office:value="94" calcext:value-type="float">
            <text:p>94</text:p>
          </table:table-cell>
          <table:table-cell table:style-name="ce85" table:formula="of:=[.Z25]/[.BP25]*100" office:value-type="float" office:value="2.55504213101386" calcext:value-type="float">
            <text:p>2.555042131</text:p>
          </table:table-cell>
          <table:table-cell table:style-name="ce73" office:value-type="float" office:value="75" calcext:value-type="float">
            <text:p>75</text:p>
          </table:table-cell>
          <table:table-cell table:style-name="ce85" table:formula="of:=[.AB25]/[.BS25]*100" office:value-type="float" office:value="2.07010764559757" calcext:value-type="float">
            <text:p>2.0701076456</text:p>
          </table:table-cell>
          <table:table-cell table:style-name="ce73" office:value-type="float" office:value="104" calcext:value-type="float">
            <text:p>104</text:p>
          </table:table-cell>
          <table:table-cell table:style-name="ce85" table:formula="of:=[.AD25]/[.BV25]*100" office:value-type="float" office:value="2.93370944992948" calcext:value-type="float">
            <text:p>2.9337094499</text:p>
          </table:table-cell>
          <table:table-cell table:style-name="ce73" office:value-type="float" office:value="65" calcext:value-type="float">
            <text:p>65</text:p>
          </table:table-cell>
          <table:table-cell table:style-name="ce85" table:formula="of:=[.AF25]/[.BY25]*100" office:value-type="float" office:value="1.83512140033879" calcext:value-type="float">
            <text:p>1.8351214003</text:p>
          </table:table-cell>
          <table:table-cell table:formula="of:=[$'2013'.H45]" office:value-type="float" office:value="36410" calcext:value-type="float">
            <text:p>36410</text:p>
          </table:table-cell>
          <table:table-cell table:formula="of:=[$'2013'.I45]" office:value-type="float" office:value="5478" calcext:value-type="float">
            <text:p>5478</text:p>
          </table:table-cell>
          <table:table-cell table:formula="of:=[.AI25]/([.AH25]+[.AI25])*100" office:value-type="float" office:value="13.077731092437" calcext:value-type="float">
            <text:p>13.0777310924</text:p>
          </table:table-cell>
          <table:table-cell table:formula="of:=[$'2012'.H45]" office:value-type="float" office:value="36398" calcext:value-type="float">
            <text:p>36398</text:p>
          </table:table-cell>
          <table:table-cell table:formula="of:=[$'2012'.I45]" office:value-type="float" office:value="5186" calcext:value-type="float">
            <text:p>5186</text:p>
          </table:table-cell>
          <table:table-cell table:formula="of:=[.AL25]/([.AK25]+[.AL25])*100" office:value-type="float" office:value="12.4711427472105" calcext:value-type="float">
            <text:p>12.4711427472</text:p>
          </table:table-cell>
          <table:table-cell table:formula="of:=[$'2011'.H45]" office:value-type="float" office:value="36441" calcext:value-type="float">
            <text:p>36441</text:p>
          </table:table-cell>
          <table:table-cell table:formula="of:=[$'2011'.I45]" office:value-type="float" office:value="4870" calcext:value-type="float">
            <text:p>4870</text:p>
          </table:table-cell>
          <table:table-cell table:formula="of:=[.AO25]/([.AN25]+[.AO25])*100" office:value-type="float" office:value="11.7886277262715" calcext:value-type="float">
            <text:p>11.7886277263</text:p>
          </table:table-cell>
          <table:table-cell table:formula="of:=[$'2010'.H45]" office:value-type="float" office:value="36353" calcext:value-type="float">
            <text:p>36353</text:p>
          </table:table-cell>
          <table:table-cell table:formula="of:=[$'2010'.I45]" office:value-type="float" office:value="4671" calcext:value-type="float">
            <text:p>4671</text:p>
          </table:table-cell>
          <table:table-cell table:formula="of:=[.AR25]/([.AQ25]+[.AR25])*100" office:value-type="float" office:value="11.3860179407176" calcext:value-type="float">
            <text:p>11.3860179407</text:p>
          </table:table-cell>
          <table:table-cell table:formula="of:=[$'2009'.I45]" office:value-type="float" office:value="36415" calcext:value-type="float">
            <text:p>36415</text:p>
          </table:table-cell>
          <table:table-cell table:style-name="ce77" table:formula="of:=[$'2009'.J45]" office:value-type="float" office:value="4379" calcext:value-type="float">
            <text:p>4379</text:p>
          </table:table-cell>
          <table:table-cell table:formula="of:=[.AU25]/([.AT25]+[.AU25])*100" office:value-type="float" office:value="10.7344217286856" calcext:value-type="float">
            <text:p>10.7344217287</text:p>
          </table:table-cell>
          <table:table-cell table:formula="of:=[$'2008'.I45]" office:value-type="float" office:value="36434" calcext:value-type="float">
            <text:p>36434</text:p>
          </table:table-cell>
          <table:table-cell table:formula="of:=[$'2008'.J45]" office:value-type="float" office:value="4303" calcext:value-type="float">
            <text:p>4303</text:p>
          </table:table-cell>
          <table:table-cell table:formula="of:=[.AX25]/([.AW25]+[.AX25])*100" office:value-type="float" office:value="10.5628789552495" calcext:value-type="float">
            <text:p>10.5628789552</text:p>
          </table:table-cell>
          <table:table-cell table:formula="of:=[$'2007'.I45]" office:value-type="float" office:value="36241" calcext:value-type="float">
            <text:p>36241</text:p>
          </table:table-cell>
          <table:table-cell table:formula="of:=[$'2007'.J45]" office:value-type="float" office:value="4046" calcext:value-type="float">
            <text:p>4046</text:p>
          </table:table-cell>
          <table:table-cell table:formula="of:=[.BA25]/([.AZ25]+[.BA25])*100" office:value-type="float" office:value="10.0429418919254" calcext:value-type="float">
            <text:p>10.0429418919</text:p>
          </table:table-cell>
          <table:table-cell table:formula="of:=[$'2006'.I45]" office:value-type="float" office:value="36153" calcext:value-type="float">
            <text:p>36153</text:p>
          </table:table-cell>
          <table:table-cell table:formula="of:=[$'2006'.J45]" office:value-type="float" office:value="3859" calcext:value-type="float">
            <text:p>3859</text:p>
          </table:table-cell>
          <table:table-cell table:formula="of:=[.BD25]/([.BC25]+[.BD25])*100" office:value-type="float" office:value="9.6446066180146" calcext:value-type="float">
            <text:p>9.644606618</text:p>
          </table:table-cell>
          <table:table-cell table:formula="of:=[$'2005'.I45]" office:value-type="float" office:value="36041" calcext:value-type="float">
            <text:p>36041</text:p>
          </table:table-cell>
          <table:table-cell table:formula="of:=[$'2005'.J45]" office:value-type="float" office:value="3762" calcext:value-type="float">
            <text:p>3762</text:p>
          </table:table-cell>
          <table:table-cell table:formula="of:=[.BG25]/([.BF25]+[.BG25])*100" office:value-type="float" office:value="9.45154887822526" calcext:value-type="float">
            <text:p>9.4515488782</text:p>
          </table:table-cell>
          <table:table-cell table:formula="of:=[$'2004'.I45]" office:value-type="float" office:value="35760" calcext:value-type="float">
            <text:p>35760</text:p>
          </table:table-cell>
          <table:table-cell table:formula="of:=[$'2004'.J45]" office:value-type="float" office:value="3737" calcext:value-type="float">
            <text:p>3737</text:p>
          </table:table-cell>
          <table:table-cell table:formula="of:=[.BJ25]/([.BI25]+[.BJ25])*100" office:value-type="float" office:value="9.46147808694331" calcext:value-type="float">
            <text:p>9.4614780869</text:p>
          </table:table-cell>
          <table:table-cell table:formula="of:=[$'2003'.I45]" office:value-type="float" office:value="35394" calcext:value-type="float">
            <text:p>35394</text:p>
          </table:table-cell>
          <table:table-cell table:formula="of:=[$'2003'.J45]" office:value-type="float" office:value="3676" calcext:value-type="float">
            <text:p>3676</text:p>
          </table:table-cell>
          <table:table-cell table:formula="of:=[.BM25]/([.BL25]+[.BM25])*100" office:value-type="float" office:value="9.40875351932429" calcext:value-type="float">
            <text:p>9.4087535193</text:p>
          </table:table-cell>
          <table:table-cell table:formula="of:=[$'2002'.I45]" office:value-type="float" office:value="35057" calcext:value-type="float">
            <text:p>35057</text:p>
          </table:table-cell>
          <table:table-cell table:formula="of:=[$'2002'.J45]" office:value-type="float" office:value="3679" calcext:value-type="float">
            <text:p>3679</text:p>
          </table:table-cell>
          <table:table-cell table:formula="of:=[.BP25]/([.BO25]+[.BP25])*100" office:value-type="float" office:value="9.49762494836844" calcext:value-type="float">
            <text:p>9.4976249484</text:p>
          </table:table-cell>
          <table:table-cell table:formula="of:=[$'2001'.I45]" office:value-type="float" office:value="34766" calcext:value-type="float">
            <text:p>34766</text:p>
          </table:table-cell>
          <table:table-cell table:formula="of:=[$'2001'.J45]" office:value-type="float" office:value="3623" calcext:value-type="float">
            <text:p>3623</text:p>
          </table:table-cell>
          <table:table-cell table:formula="of:=[.BS25]/([.BR25]+[.BS25])*100" office:value-type="float" office:value="9.437599312303" calcext:value-type="float">
            <text:p>9.4375993123</text:p>
          </table:table-cell>
          <table:table-cell table:formula="of:=[$'2000'.I45]" office:value-type="float" office:value="34455" calcext:value-type="float">
            <text:p>34455</text:p>
          </table:table-cell>
          <table:table-cell table:formula="of:=[$'2000'.J45]" office:value-type="float" office:value="3545" calcext:value-type="float">
            <text:p>3545</text:p>
          </table:table-cell>
          <table:table-cell table:formula="of:=[.BV25]/([.BU25]+[.BV25])*100" office:value-type="float" office:value="9.32894736842105" calcext:value-type="float">
            <text:p>9.3289473684</text:p>
          </table:table-cell>
          <table:table-cell table:formula="of:=[$'1999'.I45]" office:value-type="float" office:value="34115" calcext:value-type="float">
            <text:p>34115</text:p>
          </table:table-cell>
          <table:table-cell table:formula="of:=[$'1999'.J45]" office:value-type="float" office:value="3542" calcext:value-type="float">
            <text:p>3542</text:p>
          </table:table-cell>
          <table:table-cell table:formula="of:=[.BY25]/([.BX25]+[.BY25])*100" office:value-type="float" office:value="9.40595374034044" calcext:value-type="float">
            <text:p>9.4059537403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Zug</text:p>
          </table:table-cell>
          <table:table-cell office:value-type="float" office:value="6" calcext:value-type="float">
            <text:p>6</text:p>
          </table:table-cell>
          <table:table-cell table:formula="of:=['2012'.B46]" office:value-type="float" office:value="116575" calcext:value-type="float">
            <text:p>116575</text:p>
          </table:table-cell>
          <table:table-cell table:style-name="ce73" office:value-type="float" office:value="515" calcext:value-type="float">
            <text:p>515</text:p>
          </table:table-cell>
          <table:table-cell table:style-name="ce85" table:formula="of:=[.D26]/[.AI26]*100" office:value-type="float" office:value="1.6861473987493" calcext:value-type="float">
            <text:p>1.6861473987</text:p>
          </table:table-cell>
          <table:table-cell table:style-name="ce73" office:value-type="float" office:value="429" calcext:value-type="float">
            <text:p>429</text:p>
          </table:table-cell>
          <table:table-cell table:style-name="ce85" table:formula="of:=[.F26]/[.AL26]*100" office:value-type="float" office:value="1.45645900526226" calcext:value-type="float">
            <text:p>1.4564590053</text:p>
          </table:table-cell>
          <table:table-cell table:style-name="ce73" office:value-type="float" office:value="437" calcext:value-type="float">
            <text:p>437</text:p>
          </table:table-cell>
          <table:table-cell table:style-name="ce85" table:formula="of:=[.H26]/[.AO26]*100" office:value-type="float" office:value="1.54112004514036" calcext:value-type="float">
            <text:p>1.5411200451</text:p>
          </table:table-cell>
          <table:table-cell table:style-name="ce73" office:value-type="float" office:value="637" calcext:value-type="float">
            <text:p>637</text:p>
          </table:table-cell>
          <table:table-cell table:style-name="ce85" table:formula="of:=[.J26]/[.AR26]*100" office:value-type="float" office:value="2.37881843304205" calcext:value-type="float">
            <text:p>2.378818433</text:p>
          </table:table-cell>
          <table:table-cell table:style-name="ce73" office:value-type="float" office:value="513" calcext:value-type="float">
            <text:p>513</text:p>
          </table:table-cell>
          <table:table-cell table:style-name="ce85" table:formula="of:=[.L26]/[.AU26]*100" office:value-type="float" office:value="1.98199590464784" calcext:value-type="float">
            <text:p>1.9819959046</text:p>
          </table:table-cell>
          <table:table-cell table:style-name="ce73" office:value-type="float" office:value="522" calcext:value-type="float">
            <text:p>522</text:p>
          </table:table-cell>
          <table:table-cell table:style-name="ce85" table:formula="of:=[.N26]/[.AX26]*100" office:value-type="float" office:value="2.06430181516194" calcext:value-type="float">
            <text:p>2.0643018152</text:p>
          </table:table-cell>
          <table:table-cell table:style-name="ce73" office:value-type="float" office:value="536" calcext:value-type="float">
            <text:p>536</text:p>
          </table:table-cell>
          <table:table-cell table:style-name="ce85" table:formula="of:=[.P26]/[.BA26]*100" office:value-type="float" office:value="2.2336125349002" calcext:value-type="float">
            <text:p>2.2336125349</text:p>
          </table:table-cell>
          <table:table-cell table:style-name="ce73" office:value-type="float" office:value="494" calcext:value-type="float">
            <text:p>494</text:p>
          </table:table-cell>
          <table:table-cell table:style-name="ce85" table:formula="of:=[.R26]/[.BD26]*100" office:value-type="float" office:value="2.20476658038026" calcext:value-type="float">
            <text:p>2.2047665804</text:p>
          </table:table-cell>
          <table:table-cell table:style-name="ce73" office:value-type="float" office:value="643" calcext:value-type="float">
            <text:p>643</text:p>
          </table:table-cell>
          <table:table-cell table:style-name="ce85" table:formula="of:=[.T26]/[.BG26]*100" office:value-type="float" office:value="2.93620713274579" calcext:value-type="float">
            <text:p>2.9362071327</text:p>
          </table:table-cell>
          <table:table-cell table:style-name="ce73" office:value-type="float" office:value="492" calcext:value-type="float">
            <text:p>492</text:p>
          </table:table-cell>
          <table:table-cell table:style-name="ce85" table:formula="of:=[.V26]/[.BJ26]*100" office:value-type="float" office:value="2.29777694750607" calcext:value-type="float">
            <text:p>2.2977769475</text:p>
          </table:table-cell>
          <table:table-cell table:style-name="ce73" office:value-type="float" office:value="470" calcext:value-type="float">
            <text:p>470</text:p>
          </table:table-cell>
          <table:table-cell table:style-name="ce85" table:formula="of:=[.X26]/[.BM26]*100" office:value-type="float" office:value="2.26768310334845" calcext:value-type="float">
            <text:p>2.2676831033</text:p>
          </table:table-cell>
          <table:table-cell table:style-name="ce73" office:value-type="float" office:value="448" calcext:value-type="float">
            <text:p>448</text:p>
          </table:table-cell>
          <table:table-cell table:style-name="ce85" table:formula="of:=[.Z26]/[.BP26]*100" office:value-type="float" office:value="2.20667914491183" calcext:value-type="float">
            <text:p>2.2066791449</text:p>
          </table:table-cell>
          <table:table-cell table:style-name="ce73" office:value-type="float" office:value="466" calcext:value-type="float">
            <text:p>466</text:p>
          </table:table-cell>
          <table:table-cell table:style-name="ce85" table:formula="of:=[.AB26]/[.BS26]*100" office:value-type="float" office:value="2.35424876225119" calcext:value-type="float">
            <text:p>2.3542487623</text:p>
          </table:table-cell>
          <table:table-cell table:style-name="ce73" office:value-type="float" office:value="300" calcext:value-type="float">
            <text:p>300</text:p>
          </table:table-cell>
          <table:table-cell table:style-name="ce85" table:formula="of:=[.AD26]/[.BV26]*100" office:value-type="float" office:value="1.55062800434176" calcext:value-type="float">
            <text:p>1.5506280043</text:p>
          </table:table-cell>
          <table:table-cell table:style-name="ce73" office:value-type="float" office:value="173" calcext:value-type="float">
            <text:p>173</text:p>
          </table:table-cell>
          <table:table-cell table:style-name="ce85" table:formula="of:=[.AF26]/[.BY26]*100" office:value-type="float" office:value="0.929208293049737" calcext:value-type="float">
            <text:p>0.929208293</text:p>
          </table:table-cell>
          <table:table-cell table:formula="of:=[$'2013'.H46]" office:value-type="float" office:value="87575" calcext:value-type="float">
            <text:p>87575</text:p>
          </table:table-cell>
          <table:table-cell table:formula="of:=[$'2013'.I46]" office:value-type="float" office:value="30543" calcext:value-type="float">
            <text:p>30543</text:p>
          </table:table-cell>
          <table:table-cell table:formula="of:=[.AI26]/([.AH26]+[.AI26])*100" office:value-type="float" office:value="25.8580402648199" calcext:value-type="float">
            <text:p>25.8580402648</text:p>
          </table:table-cell>
          <table:table-cell table:formula="of:=[$'2012'.H46]" office:value-type="float" office:value="87120" calcext:value-type="float">
            <text:p>87120</text:p>
          </table:table-cell>
          <table:table-cell table:formula="of:=[$'2012'.I46]" office:value-type="float" office:value="29455" calcext:value-type="float">
            <text:p>29455</text:p>
          </table:table-cell>
          <table:table-cell table:formula="of:=[.AL26]/([.AK26]+[.AL26])*100" office:value-type="float" office:value="25.2669954964615" calcext:value-type="float">
            <text:p>25.2669954965</text:p>
          </table:table-cell>
          <table:table-cell table:formula="of:=[$'2011'.H46]" office:value-type="float" office:value="86748" calcext:value-type="float">
            <text:p>86748</text:p>
          </table:table-cell>
          <table:table-cell table:formula="of:=[$'2011'.I46]" office:value-type="float" office:value="28356" calcext:value-type="float">
            <text:p>28356</text:p>
          </table:table-cell>
          <table:table-cell table:formula="of:=[.AO26]/([.AN26]+[.AO26])*100" office:value-type="float" office:value="24.6351125938282" calcext:value-type="float">
            <text:p>24.6351125938</text:p>
          </table:table-cell>
          <table:table-cell table:formula="of:=[$'2010'.H46]" office:value-type="float" office:value="86327" calcext:value-type="float">
            <text:p>86327</text:p>
          </table:table-cell>
          <table:table-cell table:formula="of:=[$'2010'.I46]" office:value-type="float" office:value="26778" calcext:value-type="float">
            <text:p>26778</text:p>
          </table:table-cell>
          <table:table-cell table:formula="of:=[.AR26]/([.AQ26]+[.AR26])*100" office:value-type="float" office:value="23.6753459175103" calcext:value-type="float">
            <text:p>23.6753459175</text:p>
          </table:table-cell>
          <table:table-cell table:formula="of:=[$'2009'.I46]" office:value-type="float" office:value="85007" calcext:value-type="float">
            <text:p>85007</text:p>
          </table:table-cell>
          <table:table-cell table:style-name="ce77" table:formula="of:=[$'2009'.J46]" office:value-type="float" office:value="25883" calcext:value-type="float">
            <text:p>25883</text:p>
          </table:table-cell>
          <table:table-cell table:formula="of:=[.AU26]/([.AT26]+[.AU26])*100" office:value-type="float" office:value="23.3411488862837" calcext:value-type="float">
            <text:p>23.3411488863</text:p>
          </table:table-cell>
          <table:table-cell table:formula="of:=[$'2008'.I46]" office:value-type="float" office:value="85097" calcext:value-type="float">
            <text:p>85097</text:p>
          </table:table-cell>
          <table:table-cell table:formula="of:=[$'2008'.J46]" office:value-type="float" office:value="25287" calcext:value-type="float">
            <text:p>25287</text:p>
          </table:table-cell>
          <table:table-cell table:formula="of:=[.AX26]/([.AW26]+[.AX26])*100" office:value-type="float" office:value="22.9082113349761" calcext:value-type="float">
            <text:p>22.908211335</text:p>
          </table:table-cell>
          <table:table-cell table:formula="of:=[$'2007'.I46]" office:value-type="float" office:value="85144" calcext:value-type="float">
            <text:p>85144</text:p>
          </table:table-cell>
          <table:table-cell table:formula="of:=[$'2007'.J46]" office:value-type="float" office:value="23997" calcext:value-type="float">
            <text:p>23997</text:p>
          </table:table-cell>
          <table:table-cell table:formula="of:=[.BA26]/([.AZ26]+[.BA26])*100" office:value-type="float" office:value="21.987154231682" calcext:value-type="float">
            <text:p>21.9871542317</text:p>
          </table:table-cell>
          <table:table-cell table:formula="of:=[$'2006'.I46]" office:value-type="float" office:value="84765" calcext:value-type="float">
            <text:p>84765</text:p>
          </table:table-cell>
          <table:table-cell table:formula="of:=[$'2006'.J46]" office:value-type="float" office:value="22406" calcext:value-type="float">
            <text:p>22406</text:p>
          </table:table-cell>
          <table:table-cell table:formula="of:=[.BD26]/([.BC26]+[.BD26])*100" office:value-type="float" office:value="20.9067751537263" calcext:value-type="float">
            <text:p>20.9067751537</text:p>
          </table:table-cell>
          <table:table-cell table:formula="of:=[$'2005'.I46]" office:value-type="float" office:value="84597" calcext:value-type="float">
            <text:p>84597</text:p>
          </table:table-cell>
          <table:table-cell table:formula="of:=[$'2005'.J46]" office:value-type="float" office:value="21899" calcext:value-type="float">
            <text:p>21899</text:p>
          </table:table-cell>
          <table:table-cell table:formula="of:=[.BG26]/([.BF26]+[.BG26])*100" office:value-type="float" office:value="20.5632136418269" calcext:value-type="float">
            <text:p>20.5632136418</text:p>
          </table:table-cell>
          <table:table-cell table:formula="of:=[$'2004'.I46]" office:value-type="float" office:value="83832" calcext:value-type="float">
            <text:p>83832</text:p>
          </table:table-cell>
          <table:table-cell table:formula="of:=[$'2004'.J46]" office:value-type="float" office:value="21412" calcext:value-type="float">
            <text:p>21412</text:p>
          </table:table-cell>
          <table:table-cell table:formula="of:=[.BJ26]/([.BI26]+[.BJ26])*100" office:value-type="float" office:value="20.3451028087112" calcext:value-type="float">
            <text:p>20.3451028087</text:p>
          </table:table-cell>
          <table:table-cell table:formula="of:=[$'2003'.I46]" office:value-type="float" office:value="82916" calcext:value-type="float">
            <text:p>82916</text:p>
          </table:table-cell>
          <table:table-cell table:formula="of:=[$'2003'.J46]" office:value-type="float" office:value="20726" calcext:value-type="float">
            <text:p>20726</text:p>
          </table:table-cell>
          <table:table-cell table:formula="of:=[.BM26]/([.BL26]+[.BM26])*100" office:value-type="float" office:value="19.9976843364659" calcext:value-type="float">
            <text:p>19.9976843365</text:p>
          </table:table-cell>
          <table:table-cell table:formula="of:=[$'2002'.I46]" office:value-type="float" office:value="82105" calcext:value-type="float">
            <text:p>82105</text:p>
          </table:table-cell>
          <table:table-cell table:formula="of:=[$'2002'.J46]" office:value-type="float" office:value="20302" calcext:value-type="float">
            <text:p>20302</text:p>
          </table:table-cell>
          <table:table-cell table:formula="of:=[.BP26]/([.BO26]+[.BP26])*100" office:value-type="float" office:value="19.8248166629234" calcext:value-type="float">
            <text:p>19.8248166629</text:p>
          </table:table-cell>
          <table:table-cell table:formula="of:=[$'2001'.I46]" office:value-type="float" office:value="81228" calcext:value-type="float">
            <text:p>81228</text:p>
          </table:table-cell>
          <table:table-cell table:formula="of:=[$'2001'.J46]" office:value-type="float" office:value="19794" calcext:value-type="float">
            <text:p>19794</text:p>
          </table:table-cell>
          <table:table-cell table:formula="of:=[.BS26]/([.BR26]+[.BS26])*100" office:value-type="float" office:value="19.5937518560314" calcext:value-type="float">
            <text:p>19.593751856</text:p>
          </table:table-cell>
          <table:table-cell table:formula="of:=[$'2000'.I46]" office:value-type="float" office:value="80041" calcext:value-type="float">
            <text:p>80041</text:p>
          </table:table-cell>
          <table:table-cell table:formula="of:=[$'2000'.J46]" office:value-type="float" office:value="19347" calcext:value-type="float">
            <text:p>19347</text:p>
          </table:table-cell>
          <table:table-cell table:formula="of:=[.BV26]/([.BU26]+[.BV26])*100" office:value-type="float" office:value="19.4661327323218" calcext:value-type="float">
            <text:p>19.4661327323</text:p>
          </table:table-cell>
          <table:table-cell table:formula="of:=[$'1999'.I46]" office:value-type="float" office:value="79140" calcext:value-type="float">
            <text:p>79140</text:p>
          </table:table-cell>
          <table:table-cell table:formula="of:=[$'1999'.J46]" office:value-type="float" office:value="18618" calcext:value-type="float">
            <text:p>18618</text:p>
          </table:table-cell>
          <table:table-cell table:formula="of:=[.BY26]/([.BX26]+[.BY26])*100" office:value-type="float" office:value="19.0449886454306" calcext:value-type="float">
            <text:p>19.0449886454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Tessin</text:p>
          </table:table-cell>
          <table:table-cell office:value-type="float" office:value="7" calcext:value-type="float">
            <text:p>7</text:p>
          </table:table-cell>
          <table:table-cell table:formula="of:=['2012'.B48]" office:value-type="float" office:value="341652" calcext:value-type="float">
            <text:p>341652</text:p>
          </table:table-cell>
          <table:table-cell table:style-name="ce73" office:value-type="float" office:value="2187" calcext:value-type="float">
            <text:p>2187</text:p>
          </table:table-cell>
          <table:table-cell table:style-name="ce85" table:formula="of:=[.D27]/[.AI27]*100" office:value-type="float" office:value="2.31757200686688" calcext:value-type="float">
            <text:p>2.3175720069</text:p>
          </table:table-cell>
          <table:table-cell table:style-name="ce73" office:value-type="float" office:value="1668" calcext:value-type="float">
            <text:p>1668</text:p>
          </table:table-cell>
          <table:table-cell table:style-name="ce85" table:formula="of:=[.F27]/[.AL27]*100" office:value-type="float" office:value="1.82630403363553" calcext:value-type="float">
            <text:p>1.8263040336</text:p>
          </table:table-cell>
          <table:table-cell table:style-name="ce73" office:value-type="float" office:value="1853" calcext:value-type="float">
            <text:p>1853</text:p>
          </table:table-cell>
          <table:table-cell table:style-name="ce85" table:formula="of:=[.H27]/[.AO27]*100" office:value-type="float" office:value="2.09748256814271" calcext:value-type="float">
            <text:p>2.0974825681</text:p>
          </table:table-cell>
          <table:table-cell table:style-name="ce73" office:value-type="float" office:value="1576" calcext:value-type="float">
            <text:p>1576</text:p>
          </table:table-cell>
          <table:table-cell table:style-name="ce85" table:formula="of:=[.J27]/[.AR27]*100" office:value-type="float" office:value="1.81451845029071" calcext:value-type="float">
            <text:p>1.8145184503</text:p>
          </table:table-cell>
          <table:table-cell table:style-name="ce73" office:value-type="float" office:value="2189" calcext:value-type="float">
            <text:p>2189</text:p>
          </table:table-cell>
          <table:table-cell table:style-name="ce85" table:formula="of:=[.L27]/[.AU27]*100" office:value-type="float" office:value="2.56506403871618" calcext:value-type="float">
            <text:p>2.5650640387</text:p>
          </table:table-cell>
          <table:table-cell table:style-name="ce73" office:value-type="float" office:value="2419" calcext:value-type="float">
            <text:p>2419</text:p>
          </table:table-cell>
          <table:table-cell table:style-name="ce85" table:formula="of:=[.N27]/[.AX27]*100" office:value-type="float" office:value="2.86400985058369" calcext:value-type="float">
            <text:p>2.8640098506</text:p>
          </table:table-cell>
          <table:table-cell table:style-name="ce73" office:value-type="float" office:value="2559" calcext:value-type="float">
            <text:p>2559</text:p>
          </table:table-cell>
          <table:table-cell table:style-name="ce85" table:formula="of:=[.P27]/[.BA27]*100" office:value-type="float" office:value="3.09080368142619" calcext:value-type="float">
            <text:p>3.0908036814</text:p>
          </table:table-cell>
          <table:table-cell table:style-name="ce73" office:value-type="float" office:value="1918" calcext:value-type="float">
            <text:p>1918</text:p>
          </table:table-cell>
          <table:table-cell table:style-name="ce85" table:formula="of:=[.R27]/[.BD27]*100" office:value-type="float" office:value="2.35031737862412" calcext:value-type="float">
            <text:p>2.3503173786</text:p>
          </table:table-cell>
          <table:table-cell table:style-name="ce73" office:value-type="float" office:value="1509" calcext:value-type="float">
            <text:p>1509</text:p>
          </table:table-cell>
          <table:table-cell table:style-name="ce85" table:formula="of:=[.T27]/[.BG27]*100" office:value-type="float" office:value="1.86501217387005" calcext:value-type="float">
            <text:p>1.8650121739</text:p>
          </table:table-cell>
          <table:table-cell table:style-name="ce73" office:value-type="float" office:value="1930" calcext:value-type="float">
            <text:p>1930</text:p>
          </table:table-cell>
          <table:table-cell table:style-name="ce85" table:formula="of:=[.V27]/[.BJ27]*100" office:value-type="float" office:value="2.41627543035994" calcext:value-type="float">
            <text:p>2.4162754304</text:p>
          </table:table-cell>
          <table:table-cell table:style-name="ce73" office:value-type="float" office:value="1973" calcext:value-type="float">
            <text:p>1973</text:p>
          </table:table-cell>
          <table:table-cell table:style-name="ce85" table:formula="of:=[.X27]/[.BM27]*100" office:value-type="float" office:value="2.4863584237521" calcext:value-type="float">
            <text:p>2.4863584238</text:p>
          </table:table-cell>
          <table:table-cell table:style-name="ce73" office:value-type="float" office:value="2633" calcext:value-type="float">
            <text:p>2633</text:p>
          </table:table-cell>
          <table:table-cell table:style-name="ce85" table:formula="of:=[.Z27]/[.BP27]*100" office:value-type="float" office:value="3.33303796346697" calcext:value-type="float">
            <text:p>3.3330379635</text:p>
          </table:table-cell>
          <table:table-cell table:style-name="ce73" office:value-type="float" office:value="1667" calcext:value-type="float">
            <text:p>1667</text:p>
          </table:table-cell>
          <table:table-cell table:style-name="ce85" table:formula="of:=[.AB27]/[.BS27]*100" office:value-type="float" office:value="2.11304204535372" calcext:value-type="float">
            <text:p>2.1130420454</text:p>
          </table:table-cell>
          <table:table-cell table:style-name="ce73" office:value-type="float" office:value="2403" calcext:value-type="float">
            <text:p>2403</text:p>
          </table:table-cell>
          <table:table-cell table:style-name="ce85" table:formula="of:=[.AD27]/[.BV27]*100" office:value-type="float" office:value="3.02602913953986" calcext:value-type="float">
            <text:p>3.0260291395</text:p>
          </table:table-cell>
          <table:table-cell table:style-name="ce73" office:value-type="float" office:value="2076" calcext:value-type="float">
            <text:p>2076</text:p>
          </table:table-cell>
          <table:table-cell table:style-name="ce85" table:formula="of:=[.AF27]/[.BY27]*100" office:value-type="float" office:value="2.58443611737025" calcext:value-type="float">
            <text:p>2.5844361174</text:p>
          </table:table-cell>
          <table:table-cell table:formula="of:=[$'2013'.H48]" office:value-type="float" office:value="252173" calcext:value-type="float">
            <text:p>252173</text:p>
          </table:table-cell>
          <table:table-cell table:formula="of:=[$'2013'.I48]" office:value-type="float" office:value="94366" calcext:value-type="float">
            <text:p>94366</text:p>
          </table:table-cell>
          <table:table-cell table:formula="of:=[.AI27]/([.AH27]+[.AI27])*100" office:value-type="float" office:value="27.2309898741556" calcext:value-type="float">
            <text:p>27.2309898742</text:p>
          </table:table-cell>
          <table:table-cell table:formula="of:=[$'2012'.H48]" office:value-type="float" office:value="250320" calcext:value-type="float">
            <text:p>250320</text:p>
          </table:table-cell>
          <table:table-cell table:formula="of:=[$'2012'.I48]" office:value-type="float" office:value="91332" calcext:value-type="float">
            <text:p>91332</text:p>
          </table:table-cell>
          <table:table-cell table:formula="of:=[.AL27]/([.AK27]+[.AL27])*100" office:value-type="float" office:value="26.7324646131151" calcext:value-type="float">
            <text:p>26.7324646131</text:p>
          </table:table-cell>
          <table:table-cell table:formula="of:=[$'2011'.H48]" office:value-type="float" office:value="248599" calcext:value-type="float">
            <text:p>248599</text:p>
          </table:table-cell>
          <table:table-cell table:formula="of:=[$'2011'.I48]" office:value-type="float" office:value="88344" calcext:value-type="float">
            <text:p>88344</text:p>
          </table:table-cell>
          <table:table-cell table:formula="of:=[.AO27]/([.AN27]+[.AO27])*100" office:value-type="float" office:value="26.2192715088309" calcext:value-type="float">
            <text:p>26.2192715088</text:p>
          </table:table-cell>
          <table:table-cell table:formula="of:=[$'2010'.H48]" office:value-type="float" office:value="246898" calcext:value-type="float">
            <text:p>246898</text:p>
          </table:table-cell>
          <table:table-cell table:formula="of:=[$'2010'.I48]" office:value-type="float" office:value="86855" calcext:value-type="float">
            <text:p>86855</text:p>
          </table:table-cell>
          <table:table-cell table:formula="of:=[.AR27]/([.AQ27]+[.AR27])*100" office:value-type="float" office:value="26.0237361162297" calcext:value-type="float">
            <text:p>26.0237361162</text:p>
          </table:table-cell>
          <table:table-cell table:formula="of:=[$'2009'.I48]" office:value-type="float" office:value="250381" calcext:value-type="float">
            <text:p>250381</text:p>
          </table:table-cell>
          <table:table-cell table:style-name="ce77" table:formula="of:=[$'2009'.J48]" office:value-type="float" office:value="85339" calcext:value-type="float">
            <text:p>85339</text:p>
          </table:table-cell>
          <table:table-cell table:formula="of:=[.AU27]/([.AT27]+[.AU27])*100" office:value-type="float" office:value="25.4196949839152" calcext:value-type="float">
            <text:p>25.4196949839</text:p>
          </table:table-cell>
          <table:table-cell table:formula="of:=[$'2008'.I48]" office:value-type="float" office:value="248274" calcext:value-type="float">
            <text:p>248274</text:p>
          </table:table-cell>
          <table:table-cell table:formula="of:=[$'2008'.J48]" office:value-type="float" office:value="84462" calcext:value-type="float">
            <text:p>84462</text:p>
          </table:table-cell>
          <table:table-cell table:formula="of:=[.AX27]/([.AW27]+[.AX27])*100" office:value-type="float" office:value="25.3840882862089" calcext:value-type="float">
            <text:p>25.3840882862</text:p>
          </table:table-cell>
          <table:table-cell table:formula="of:=[$'2007'.I48]" office:value-type="float" office:value="245786" calcext:value-type="float">
            <text:p>245786</text:p>
          </table:table-cell>
          <table:table-cell table:formula="of:=[$'2007'.J48]" office:value-type="float" office:value="82794" calcext:value-type="float">
            <text:p>82794</text:p>
          </table:table-cell>
          <table:table-cell table:formula="of:=[.BA27]/([.AZ27]+[.BA27])*100" office:value-type="float" office:value="25.1975165865238" calcext:value-type="float">
            <text:p>25.1975165865</text:p>
          </table:table-cell>
          <table:table-cell table:formula="of:=[$'2006'.I48]" office:value-type="float" office:value="243245" calcext:value-type="float">
            <text:p>243245</text:p>
          </table:table-cell>
          <table:table-cell table:formula="of:=[$'2006'.J48]" office:value-type="float" office:value="81606" calcext:value-type="float">
            <text:p>81606</text:p>
          </table:table-cell>
          <table:table-cell table:formula="of:=[.BD27]/([.BC27]+[.BD27])*100" office:value-type="float" office:value="25.1210554992904" calcext:value-type="float">
            <text:p>25.1210554993</text:p>
          </table:table-cell>
          <table:table-cell table:formula="of:=[$'2005'.I48]" office:value-type="float" office:value="241365" calcext:value-type="float">
            <text:p>241365</text:p>
          </table:table-cell>
          <table:table-cell table:formula="of:=[$'2005'.J48]" office:value-type="float" office:value="80911" calcext:value-type="float">
            <text:p>80911</text:p>
          </table:table-cell>
          <table:table-cell table:formula="of:=[.BG27]/([.BF27]+[.BG27])*100" office:value-type="float" office:value="25.1061202199357" calcext:value-type="float">
            <text:p>25.1061202199</text:p>
          </table:table-cell>
          <table:table-cell table:formula="of:=[$'2004'.I48]" office:value-type="float" office:value="240056" calcext:value-type="float">
            <text:p>240056</text:p>
          </table:table-cell>
          <table:table-cell table:formula="of:=[$'2004'.J48]" office:value-type="float" office:value="79875" calcext:value-type="float">
            <text:p>79875</text:p>
          </table:table-cell>
          <table:table-cell table:formula="of:=[.BJ27]/([.BI27]+[.BJ27])*100" office:value-type="float" office:value="24.9663208629361" calcext:value-type="float">
            <text:p>24.9663208629</text:p>
          </table:table-cell>
          <table:table-cell table:formula="of:=[$'2003'.I48]" office:value-type="float" office:value="237962" calcext:value-type="float">
            <text:p>237962</text:p>
          </table:table-cell>
          <table:table-cell table:formula="of:=[$'2003'.J48]" office:value-type="float" office:value="79353" calcext:value-type="float">
            <text:p>79353</text:p>
          </table:table-cell>
          <table:table-cell table:formula="of:=[.BM27]/([.BL27]+[.BM27])*100" office:value-type="float" office:value="25.0076422482391" calcext:value-type="float">
            <text:p>25.0076422482</text:p>
          </table:table-cell>
          <table:table-cell table:formula="of:=[$'2002'.I48]" office:value-type="float" office:value="236259" calcext:value-type="float">
            <text:p>236259</text:p>
          </table:table-cell>
          <table:table-cell table:formula="of:=[$'2002'.J48]" office:value-type="float" office:value="78997" calcext:value-type="float">
            <text:p>78997</text:p>
          </table:table-cell>
          <table:table-cell table:formula="of:=[.BP27]/([.BO27]+[.BP27])*100" office:value-type="float" office:value="25.058048062527" calcext:value-type="float">
            <text:p>25.0580480625</text:p>
          </table:table-cell>
          <table:table-cell table:formula="of:=[$'2001'.I48]" office:value-type="float" office:value="233637" calcext:value-type="float">
            <text:p>233637</text:p>
          </table:table-cell>
          <table:table-cell table:formula="of:=[$'2001'.J48]" office:value-type="float" office:value="78891" calcext:value-type="float">
            <text:p>78891</text:p>
          </table:table-cell>
          <table:table-cell table:formula="of:=[.BS27]/([.BR27]+[.BS27])*100" office:value-type="float" office:value="25.2428582399017" calcext:value-type="float">
            <text:p>25.2428582399</text:p>
          </table:table-cell>
          <table:table-cell table:formula="of:=[$'2000'.I48]" office:value-type="float" office:value="230804" calcext:value-type="float">
            <text:p>230804</text:p>
          </table:table-cell>
          <table:table-cell table:formula="of:=[$'2000'.J48]" office:value-type="float" office:value="79411" calcext:value-type="float">
            <text:p>79411</text:p>
          </table:table-cell>
          <table:table-cell table:formula="of:=[.BV27]/([.BU27]+[.BV27])*100" office:value-type="float" office:value="25.5986976774173" calcext:value-type="float">
            <text:p>25.5986976774</text:p>
          </table:table-cell>
          <table:table-cell table:formula="of:=[$'1999'.I48]" office:value-type="float" office:value="228171" calcext:value-type="float">
            <text:p>228171</text:p>
          </table:table-cell>
          <table:table-cell table:formula="of:=[$'1999'.J48]" office:value-type="float" office:value="80327" calcext:value-type="float">
            <text:p>80327</text:p>
          </table:table-cell>
          <table:table-cell table:formula="of:=[.BY27]/([.BX27]+[.BY27])*100" office:value-type="float" office:value="26.0380942502058" calcext:value-type="float">
            <text:p>26.0380942502</text:p>
          </table:table-cell>
          <table:table-cell table:number-columns-repeated="946"/>
        </table:table-row>
        <table:table-row table:style-name="ro10">
          <table:table-cell table:number-columns-repeated="3"/>
          <table:table-cell table:style-name="ce73" table:number-columns-repeated="30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/>
          <table:table-cell table:style-name="ce77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946"/>
        </table:table-row>
        <table:table-row table:style-name="ro10">
          <table:table-cell table:style-name="ce67"/>
          <table:table-cell table:style-name="ce69"/>
          <table:table-cell table:style-name="ce72"/>
          <table:table-cell table:style-name="ce74" table:number-columns-repeated="30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76"/>
          <table:table-cell table:style-name="ce79"/>
          <table:table-cell table:style-name="ce88"/>
          <table:table-cell table:style-name="ce67" table:number-columns-repeated="946"/>
        </table:table-row>
        <table:table-row table:style-name="ro10" table:number-rows-repeated="2">
          <table:table-cell table:number-columns-repeated="3"/>
          <table:table-cell table:style-name="ce73" table:number-columns-repeated="30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/>
          <table:table-cell table:style-name="ce77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2"/>
          <table:table-cell table:style-name="ce88"/>
          <table:table-cell table:number-columns-repeated="946"/>
        </table:table-row>
        <table:table-row table:style-name="ro10">
          <table:table-cell office:value-type="string" calcext:value-type="string">
            <text:p>Genferseeregion</text:p>
          </table:table-cell>
          <table:table-cell/>
          <table:table-cell table:formula="of:=['2012'.B12]" office:value-type="float" office:value="1519189" calcext:value-type="float">
            <text:p>1519189</text:p>
          </table:table-cell>
          <table:table-cell table:style-name="ce73" office:value-type="float" office:value="8145" calcext:value-type="float">
            <text:p>8145</text:p>
          </table:table-cell>
          <table:table-cell table:style-name="ce85" table:formula="of:=[.D32]/[.AI32]*100" office:value-type="float" office:value="1.60203455438066" calcext:value-type="float">
            <text:p>1.6020345544</text:p>
          </table:table-cell>
          <table:table-cell table:style-name="ce73" office:value-type="float" office:value="8378" calcext:value-type="float">
            <text:p>8378</text:p>
          </table:table-cell>
          <table:table-cell table:style-name="ce85" table:formula="of:=[.F32]/[.AL32]*100" office:value-type="float" office:value="1.71137107827817" calcext:value-type="float">
            <text:p>1.7113710783</text:p>
          </table:table-cell>
          <table:table-cell table:style-name="ce73" office:value-type="float" office:value="9307" calcext:value-type="float">
            <text:p>9307</text:p>
          </table:table-cell>
          <table:table-cell table:style-name="ce85" table:formula="of:=[.H32]/[.AO32]*100" office:value-type="float" office:value="1.94836324508094" calcext:value-type="float">
            <text:p>1.9483632451</text:p>
          </table:table-cell>
          <table:table-cell table:style-name="ce73" office:value-type="float" office:value="9291" calcext:value-type="float">
            <text:p>9291</text:p>
          </table:table-cell>
          <table:table-cell table:style-name="ce85" table:formula="of:=[.J32]/[.AR32]*100" office:value-type="float" office:value="1.99551540612637" calcext:value-type="float">
            <text:p>1.9955154061</text:p>
          </table:table-cell>
          <table:table-cell table:style-name="ce73" office:value-type="float" office:value="11050" calcext:value-type="float">
            <text:p>11050</text:p>
          </table:table-cell>
          <table:table-cell table:style-name="ce85" table:formula="of:=[.L32]/[.AU32]*100" office:value-type="float" office:value="2.44527994582764" calcext:value-type="float">
            <text:p>2.4452799458</text:p>
          </table:table-cell>
          <table:table-cell table:style-name="ce73" office:value-type="float" office:value="10050" calcext:value-type="float">
            <text:p>10050</text:p>
          </table:table-cell>
          <table:table-cell table:style-name="ce85" table:formula="of:=[.N32]/[.AX32]*100" office:value-type="float" office:value="2.30198887257518" calcext:value-type="float">
            <text:p>2.3019888726</text:p>
          </table:table-cell>
          <table:table-cell table:style-name="ce73" office:value-type="float" office:value="11928" calcext:value-type="float">
            <text:p>11928</text:p>
          </table:table-cell>
          <table:table-cell table:style-name="ce85" table:formula="of:=[.P32]/[.BA32]*100" office:value-type="float" office:value="2.86673572340134" calcext:value-type="float">
            <text:p>2.8667357234</text:p>
          </table:table-cell>
          <table:table-cell table:style-name="ce73" office:value-type="float" office:value="11707" calcext:value-type="float">
            <text:p>11707</text:p>
          </table:table-cell>
          <table:table-cell table:style-name="ce85" table:formula="of:=[.R32]/[.BD32]*100" office:value-type="float" office:value="2.8752895060652" calcext:value-type="float">
            <text:p>2.8752895061</text:p>
          </table:table-cell>
          <table:table-cell table:style-name="ce73" office:value-type="float" office:value="8988" calcext:value-type="float">
            <text:p>8988</text:p>
          </table:table-cell>
          <table:table-cell table:style-name="ce85" table:formula="of:=[.T32]/[.BG32]*100" office:value-type="float" office:value="2.23407587108577" calcext:value-type="float">
            <text:p>2.2340758711</text:p>
          </table:table-cell>
          <table:table-cell table:style-name="ce73" office:value-type="float" office:value="7356" calcext:value-type="float">
            <text:p>7356</text:p>
          </table:table-cell>
          <table:table-cell table:style-name="ce85" table:formula="of:=[.V32]/[.BJ32]*100" office:value-type="float" office:value="1.85946339465821" calcext:value-type="float">
            <text:p>1.8594633947</text:p>
          </table:table-cell>
          <table:table-cell table:style-name="ce73" office:value-type="float" office:value="7723" calcext:value-type="float">
            <text:p>7723</text:p>
          </table:table-cell>
          <table:table-cell table:style-name="ce85" table:formula="of:=[.X32]/[.BM32]*100" office:value-type="float" office:value="1.99875255893641" calcext:value-type="float">
            <text:p>1.9987525589</text:p>
          </table:table-cell>
          <table:table-cell table:style-name="ce73" office:value-type="float" office:value="7794" calcext:value-type="float">
            <text:p>7794</text:p>
          </table:table-cell>
          <table:table-cell table:style-name="ce85" table:formula="of:=[.Z32]/[.BP32]*100" office:value-type="float" office:value="2.06996558024901" calcext:value-type="float">
            <text:p>2.0699655802</text:p>
          </table:table-cell>
          <table:table-cell table:style-name="ce73" office:value-type="float" office:value="7124" calcext:value-type="float">
            <text:p>7124</text:p>
          </table:table-cell>
          <table:table-cell table:style-name="ce85" table:formula="of:=[.AB32]/[.BS32]*100" office:value-type="float" office:value="1.93465514853448" calcext:value-type="float">
            <text:p>1.9346551485</text:p>
          </table:table-cell>
          <table:table-cell table:style-name="ce73" office:value-type="float" office:value="7496" calcext:value-type="float">
            <text:p>7496</text:p>
          </table:table-cell>
          <table:table-cell table:style-name="ce85" table:formula="of:=[.AD32]/[.BV32]*100" office:value-type="float" office:value="2.05475697071368" calcext:value-type="float">
            <text:p>2.0547569707</text:p>
          </table:table-cell>
          <table:table-cell table:style-name="ce73" office:value-type="float" office:value="4346" calcext:value-type="float">
            <text:p>4346</text:p>
          </table:table-cell>
          <table:table-cell table:style-name="ce85" table:formula="of:=[.AF32]/[.BY32]*100" office:value-type="float" office:value="1.2044453066541" calcext:value-type="float">
            <text:p>1.2044453067</text:p>
          </table:table-cell>
          <table:table-cell table:formula="of:=[$'2013'.H12]" office:value-type="float" office:value="1037401" calcext:value-type="float">
            <text:p>1037401</text:p>
          </table:table-cell>
          <table:table-cell table:formula="of:=[$'2013'.I12]" office:value-type="float" office:value="508416" calcext:value-type="float">
            <text:p>508416</text:p>
          </table:table-cell>
          <table:table-cell table:formula="of:=[.AI32]/([.AH32]+[.AI32])*100" office:value-type="float" office:value="32.8897922587214" calcext:value-type="float">
            <text:p>32.8897922587</text:p>
          </table:table-cell>
          <table:table-cell table:formula="of:=[$'2012'.H12]" office:value-type="float" office:value="1029640" calcext:value-type="float">
            <text:p>1029640</text:p>
          </table:table-cell>
          <table:table-cell table:formula="of:=[$'2012'.I12]" office:value-type="float" office:value="489549" calcext:value-type="float">
            <text:p>489549</text:p>
          </table:table-cell>
          <table:table-cell table:formula="of:=[.AL32]/([.AK32]+[.AL32])*100" office:value-type="float" office:value="32.2243644470833" calcext:value-type="float">
            <text:p>32.2243644471</text:p>
          </table:table-cell>
          <table:table-cell table:formula="of:=[$'2011'.H12]" office:value-type="float" office:value="1025817" calcext:value-type="float">
            <text:p>1025817</text:p>
          </table:table-cell>
          <table:table-cell table:formula="of:=[$'2011'.I12]" office:value-type="float" office:value="477683" calcext:value-type="float">
            <text:p>477683</text:p>
          </table:table-cell>
          <table:table-cell table:formula="of:=[.AO32]/([.AN32]+[.AO32])*100" office:value-type="float" office:value="31.7714000665115" calcext:value-type="float">
            <text:p>31.7714000665</text:p>
          </table:table-cell>
          <table:table-cell table:formula="of:=[$'2010'.H12]" office:value-type="float" office:value="1018086" calcext:value-type="float">
            <text:p>1018086</text:p>
          </table:table-cell>
          <table:table-cell table:formula="of:=[$'2010'.I12]" office:value-type="float" office:value="465594" calcext:value-type="float">
            <text:p>465594</text:p>
          </table:table-cell>
          <table:table-cell table:formula="of:=[.AR32]/([.AQ32]+[.AR32])*100" office:value-type="float" office:value="31.3810255580718" calcext:value-type="float">
            <text:p>31.3810255581</text:p>
          </table:table-cell>
          <table:table-cell table:formula="of:=[$'2009'.I12]" office:value-type="float" office:value="1010319" calcext:value-type="float">
            <text:p>1010319</text:p>
          </table:table-cell>
          <table:table-cell table:style-name="ce77" table:formula="of:=[$'2009'.J12]" office:value-type="float" office:value="451891" calcext:value-type="float">
            <text:p>451891</text:p>
          </table:table-cell>
          <table:table-cell table:formula="of:=[.AU32]/([.AT32]+[.AU32])*100" office:value-type="float" office:value="30.9046580176582" calcext:value-type="float">
            <text:p>30.9046580177</text:p>
          </table:table-cell>
          <table:table-cell table:formula="of:=[$'2008'.I12]" office:value-type="float" office:value="1001013" calcext:value-type="float">
            <text:p>1001013</text:p>
          </table:table-cell>
          <table:table-cell table:formula="of:=[$'2008'.J12]" office:value-type="float" office:value="436579" calcext:value-type="float">
            <text:p>436579</text:p>
          </table:table-cell>
          <table:table-cell table:formula="of:=[.AX32]/([.AW32]+[.AX32])*100" office:value-type="float" office:value="30.368769442234" calcext:value-type="float">
            <text:p>30.3687694422</text:p>
          </table:table-cell>
          <table:table-cell table:formula="of:=[$'2007'.I12]" office:value-type="float" office:value="992713" calcext:value-type="float">
            <text:p>992713</text:p>
          </table:table-cell>
          <table:table-cell table:formula="of:=[$'2007'.J12]" office:value-type="float" office:value="416083" calcext:value-type="float">
            <text:p>416083</text:p>
          </table:table-cell>
          <table:table-cell table:formula="of:=[.BA32]/([.AZ32]+[.BA32])*100" office:value-type="float" office:value="29.5346522846459" calcext:value-type="float">
            <text:p>29.5346522846</text:p>
          </table:table-cell>
          <table:table-cell table:formula="of:=[$'2006'.I12]" office:value-type="float" office:value="982829" calcext:value-type="float">
            <text:p>982829</text:p>
          </table:table-cell>
          <table:table-cell table:formula="of:=[$'2006'.J12]" office:value-type="float" office:value="407159" calcext:value-type="float">
            <text:p>407159</text:p>
          </table:table-cell>
          <table:table-cell table:formula="of:=[.BD32]/([.BC32]+[.BD32])*100" office:value-type="float" office:value="29.2922672713721" calcext:value-type="float">
            <text:p>29.2922672714</text:p>
          </table:table-cell>
          <table:table-cell table:formula="of:=[$'2005'.I12]" office:value-type="float" office:value="973992" calcext:value-type="float">
            <text:p>973992</text:p>
          </table:table-cell>
          <table:table-cell table:formula="of:=[$'2005'.J12]" office:value-type="float" office:value="402314" calcext:value-type="float">
            <text:p>402314</text:p>
          </table:table-cell>
          <table:table-cell table:formula="of:=[.BG32]/([.BF32]+[.BG32])*100" office:value-type="float" office:value="29.2314354511279" calcext:value-type="float">
            <text:p>29.2314354511</text:p>
          </table:table-cell>
          <table:table-cell table:formula="of:=[$'2004'.I12]" office:value-type="float" office:value="967156" calcext:value-type="float">
            <text:p>967156</text:p>
          </table:table-cell>
          <table:table-cell table:formula="of:=[$'2004'.J12]" office:value-type="float" office:value="395598" calcext:value-type="float">
            <text:p>395598</text:p>
          </table:table-cell>
          <table:table-cell table:formula="of:=[.BJ32]/([.BI32]+[.BJ32])*100" office:value-type="float" office:value="29.0293038949069" calcext:value-type="float">
            <text:p>29.0293038949</text:p>
          </table:table-cell>
          <table:table-cell table:formula="of:=[$'2003'.I12]" office:value-type="float" office:value="961715" calcext:value-type="float">
            <text:p>961715</text:p>
          </table:table-cell>
          <table:table-cell table:formula="of:=[$'2003'.J12]" office:value-type="float" office:value="386391" calcext:value-type="float">
            <text:p>386391</text:p>
          </table:table-cell>
          <table:table-cell table:formula="of:=[.BM32]/([.BL32]+[.BM32])*100" office:value-type="float" office:value="28.6617669530437" calcext:value-type="float">
            <text:p>28.661766953</text:p>
          </table:table-cell>
          <table:table-cell table:formula="of:=[$'2002'.I12]" office:value-type="float" office:value="954603" calcext:value-type="float">
            <text:p>954603</text:p>
          </table:table-cell>
          <table:table-cell table:formula="of:=[$'2002'.J12]" office:value-type="float" office:value="376528" calcext:value-type="float">
            <text:p>376528</text:p>
          </table:table-cell>
          <table:table-cell table:formula="of:=[.BP32]/([.BO32]+[.BP32])*100" office:value-type="float" office:value="28.2863219322516" calcext:value-type="float">
            <text:p>28.2863219323</text:p>
          </table:table-cell>
          <table:table-cell table:formula="of:=[$'2001'.I12]" office:value-type="float" office:value="948786" calcext:value-type="float">
            <text:p>948786</text:p>
          </table:table-cell>
          <table:table-cell table:formula="of:=[$'2001'.J12]" office:value-type="float" office:value="368231" calcext:value-type="float">
            <text:p>368231</text:p>
          </table:table-cell>
          <table:table-cell table:formula="of:=[.BS32]/([.BR32]+[.BS32])*100" office:value-type="float" office:value="27.9594720493357" calcext:value-type="float">
            <text:p>27.9594720493</text:p>
          </table:table-cell>
          <table:table-cell table:formula="of:=[$'2000'.I12]" office:value-type="float" office:value="940472" calcext:value-type="float">
            <text:p>940472</text:p>
          </table:table-cell>
          <table:table-cell table:formula="of:=[$'2000'.J12]" office:value-type="float" office:value="364812" calcext:value-type="float">
            <text:p>364812</text:p>
          </table:table-cell>
          <table:table-cell table:formula="of:=[.BV32]/([.BU32]+[.BV32])*100" office:value-type="float" office:value="27.9488601714263" calcext:value-type="float">
            <text:p>27.9488601714</text:p>
          </table:table-cell>
          <table:table-cell table:formula="of:=[$'1999'.I12]" office:value-type="float" office:value="934144" calcext:value-type="float">
            <text:p>934144</text:p>
          </table:table-cell>
          <table:table-cell table:formula="of:=[$'1999'.J12]" office:value-type="float" office:value="360830" calcext:value-type="float">
            <text:p>360830</text:p>
          </table:table-cell>
          <table:table-cell table:formula="of:=[.BY32]/([.BX32]+[.BY32])*100" office:value-type="float" office:value="27.8638798925693" calcext:value-type="float">
            <text:p>27.8638798926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Espace Mittelland</text:p>
          </table:table-cell>
          <table:table-cell/>
          <table:table-cell table:formula="of:=['2012'.B17]" office:value-type="float" office:value="1788791" calcext:value-type="float">
            <text:p>1788791</text:p>
          </table:table-cell>
          <table:table-cell table:style-name="ce73" office:value-type="float" office:value="5675" calcext:value-type="float">
            <text:p>5675</text:p>
          </table:table-cell>
          <table:table-cell table:style-name="ce85" table:formula="of:=[.D33]/[.AI33]*100" office:value-type="float" office:value="1.80576636087962" calcext:value-type="float">
            <text:p>1.8057663609</text:p>
          </table:table-cell>
          <table:table-cell table:style-name="ce73" office:value-type="float" office:value="5274" calcext:value-type="float">
            <text:p>5274</text:p>
          </table:table-cell>
          <table:table-cell table:style-name="ce85" table:formula="of:=[.F33]/[.AL33]*100" office:value-type="float" office:value="1.75643677127357" calcext:value-type="float">
            <text:p>1.7564367713</text:p>
          </table:table-cell>
          <table:table-cell table:style-name="ce73" office:value-type="float" office:value="6690" calcext:value-type="float">
            <text:p>6690</text:p>
          </table:table-cell>
          <table:table-cell table:style-name="ce85" table:formula="of:=[.H33]/[.AO33]*100" office:value-type="float" office:value="2.31289412545636" calcext:value-type="float">
            <text:p>2.3128941255</text:p>
          </table:table-cell>
          <table:table-cell table:style-name="ce73" office:value-type="float" office:value="5812" calcext:value-type="float">
            <text:p>5812</text:p>
          </table:table-cell>
          <table:table-cell table:style-name="ce85" table:formula="of:=[.J33]/[.AR33]*100" office:value-type="float" office:value="2.06599672255854" calcext:value-type="float">
            <text:p>2.0659967226</text:p>
          </table:table-cell>
          <table:table-cell table:style-name="ce73" office:value-type="float" office:value="7033" calcext:value-type="float">
            <text:p>7033</text:p>
          </table:table-cell>
          <table:table-cell table:style-name="ce85" table:formula="of:=[.L33]/[.AU33]*100" office:value-type="float" office:value="2.57980976975024" calcext:value-type="float">
            <text:p>2.5798097698</text:p>
          </table:table-cell>
          <table:table-cell table:style-name="ce73" office:value-type="float" office:value="7201" calcext:value-type="float">
            <text:p>7201</text:p>
          </table:table-cell>
          <table:table-cell table:style-name="ce85" table:formula="of:=[.N33]/[.AX33]*100" office:value-type="float" office:value="2.69630694689387" calcext:value-type="float">
            <text:p>2.6963069469</text:p>
          </table:table-cell>
          <table:table-cell table:style-name="ce73" office:value-type="float" office:value="7259" calcext:value-type="float">
            <text:p>7259</text:p>
          </table:table-cell>
          <table:table-cell table:style-name="ce85" table:formula="of:=[.P33]/[.BA33]*100" office:value-type="float" office:value="2.8079608533354" calcext:value-type="float">
            <text:p>2.8079608533</text:p>
          </table:table-cell>
          <table:table-cell table:style-name="ce73" office:value-type="float" office:value="8410" calcext:value-type="float">
            <text:p>8410</text:p>
          </table:table-cell>
          <table:table-cell table:style-name="ce85" table:formula="of:=[.R33]/[.BD33]*100" office:value-type="float" office:value="3.3491565382226" calcext:value-type="float">
            <text:p>3.3491565382</text:p>
          </table:table-cell>
          <table:table-cell table:style-name="ce73" office:value-type="float" office:value="6864" calcext:value-type="float">
            <text:p>6864</text:p>
          </table:table-cell>
          <table:table-cell table:style-name="ce85" table:formula="of:=[.T33]/[.BG33]*100" office:value-type="float" office:value="2.7468965351646" calcext:value-type="float">
            <text:p>2.7468965352</text:p>
          </table:table-cell>
          <table:table-cell table:style-name="ce73" office:value-type="float" office:value="6644" calcext:value-type="float">
            <text:p>6644</text:p>
          </table:table-cell>
          <table:table-cell table:style-name="ce85" table:formula="of:=[.V33]/[.BJ33]*100" office:value-type="float" office:value="2.68370710269502" calcext:value-type="float">
            <text:p>2.6837071027</text:p>
          </table:table-cell>
          <table:table-cell table:style-name="ce73" office:value-type="float" office:value="5810" calcext:value-type="float">
            <text:p>5810</text:p>
          </table:table-cell>
          <table:table-cell table:style-name="ce85" table:formula="of:=[.X33]/[.BM33]*100" office:value-type="float" office:value="2.38135249345231" calcext:value-type="float">
            <text:p>2.3813524935</text:p>
          </table:table-cell>
          <table:table-cell table:style-name="ce73" office:value-type="float" office:value="6981" calcext:value-type="float">
            <text:p>6981</text:p>
          </table:table-cell>
          <table:table-cell table:style-name="ce85" table:formula="of:=[.Z33]/[.BP33]*100" office:value-type="float" office:value="2.90072466176911" calcext:value-type="float">
            <text:p>2.9007246618</text:p>
          </table:table-cell>
          <table:table-cell table:style-name="ce73" office:value-type="float" office:value="3954" calcext:value-type="float">
            <text:p>3954</text:p>
          </table:table-cell>
          <table:table-cell table:style-name="ce85" table:formula="of:=[.AB33]/[.BS33]*100" office:value-type="float" office:value="1.67193816281312" calcext:value-type="float">
            <text:p>1.6719381628</text:p>
          </table:table-cell>
          <table:table-cell table:style-name="ce73" office:value-type="float" office:value="3799" calcext:value-type="float">
            <text:p>3799</text:p>
          </table:table-cell>
          <table:table-cell table:style-name="ce85" table:formula="of:=[.AD33]/[.BV33]*100" office:value-type="float" office:value="1.64026441114119" calcext:value-type="float">
            <text:p>1.6402644111</text:p>
          </table:table-cell>
          <table:table-cell table:style-name="ce73" office:value-type="float" office:value="2848" calcext:value-type="float">
            <text:p>2848</text:p>
          </table:table-cell>
          <table:table-cell table:style-name="ce85" table:formula="of:=[.AF33]/[.BY33]*100" office:value-type="float" office:value="1.24741035333073" calcext:value-type="float">
            <text:p>1.2474103533</text:p>
          </table:table-cell>
          <table:table-cell table:formula="of:=[$'2013'.H17]" office:value-type="float" office:value="1494209" calcext:value-type="float">
            <text:p>1494209</text:p>
          </table:table-cell>
          <table:table-cell table:formula="of:=[$'2013'.I17]" office:value-type="float" office:value="314271" calcext:value-type="float">
            <text:p>314271</text:p>
          </table:table-cell>
          <table:table-cell table:formula="of:=[.AI33]/([.AH33]+[.AI33])*100" office:value-type="float" office:value="17.3776320445899" calcext:value-type="float">
            <text:p>17.3776320446</text:p>
          </table:table-cell>
          <table:table-cell table:formula="of:=[$'2012'.H17]" office:value-type="float" office:value="1488524" calcext:value-type="float">
            <text:p>1488524</text:p>
          </table:table-cell>
          <table:table-cell table:formula="of:=[$'2012'.I17]" office:value-type="float" office:value="300267" calcext:value-type="float">
            <text:p>300267</text:p>
          </table:table-cell>
          <table:table-cell table:formula="of:=[.AL33]/([.AK33]+[.AL33])*100" office:value-type="float" office:value="16.7860303411634" calcext:value-type="float">
            <text:p>16.7860303412</text:p>
          </table:table-cell>
          <table:table-cell table:formula="of:=[$'2011'.H17]" office:value-type="float" office:value="1481181" calcext:value-type="float">
            <text:p>1481181</text:p>
          </table:table-cell>
          <table:table-cell table:formula="of:=[$'2011'.I17]" office:value-type="float" office:value="289248" calcext:value-type="float">
            <text:p>289248</text:p>
          </table:table-cell>
          <table:table-cell table:formula="of:=[.AO33]/([.AN33]+[.AO33])*100" office:value-type="float" office:value="16.3377350913253" calcext:value-type="float">
            <text:p>16.3377350913</text:p>
          </table:table-cell>
          <table:table-cell table:formula="of:=[$'2010'.H17]" office:value-type="float" office:value="1474379" calcext:value-type="float">
            <text:p>1474379</text:p>
          </table:table-cell>
          <table:table-cell table:formula="of:=[$'2010'.I17]" office:value-type="float" office:value="281317" calcext:value-type="float">
            <text:p>281317</text:p>
          </table:table-cell>
          <table:table-cell table:formula="of:=[.AR33]/([.AQ33]+[.AR33])*100" office:value-type="float" office:value="16.0231042276112" calcext:value-type="float">
            <text:p>16.0231042276</text:p>
          </table:table-cell>
          <table:table-cell table:formula="of:=[$'2009'.I17]" office:value-type="float" office:value="1469306" calcext:value-type="float">
            <text:p>1469306</text:p>
          </table:table-cell>
          <table:table-cell table:style-name="ce77" table:formula="of:=[$'2009'.J17]" office:value-type="float" office:value="272617" calcext:value-type="float">
            <text:p>272617</text:p>
          </table:table-cell>
          <table:table-cell table:formula="of:=[.AU33]/([.AT33]+[.AU33])*100" office:value-type="float" office:value="15.6503473460078" calcext:value-type="float">
            <text:p>15.650347346</text:p>
          </table:table-cell>
          <table:table-cell table:formula="of:=[$'2008'.I17]" office:value-type="float" office:value="1463343" calcext:value-type="float">
            <text:p>1463343</text:p>
          </table:table-cell>
          <table:table-cell table:formula="of:=[$'2008'.J17]" office:value-type="float" office:value="267069" calcext:value-type="float">
            <text:p>267069</text:p>
          </table:table-cell>
          <table:table-cell table:formula="of:=[.AX33]/([.AW33]+[.AX33])*100" office:value-type="float" office:value="15.4338388776777" calcext:value-type="float">
            <text:p>15.4338388777</text:p>
          </table:table-cell>
          <table:table-cell table:formula="of:=[$'2007'.I17]" office:value-type="float" office:value="1457285" calcext:value-type="float">
            <text:p>1457285</text:p>
          </table:table-cell>
          <table:table-cell table:formula="of:=[$'2007'.J17]" office:value-type="float" office:value="258515" calcext:value-type="float">
            <text:p>258515</text:p>
          </table:table-cell>
          <table:table-cell table:formula="of:=[.BA33]/([.AZ33]+[.BA33])*100" office:value-type="float" office:value="15.0667327194312" calcext:value-type="float">
            <text:p>15.0667327194</text:p>
          </table:table-cell>
          <table:table-cell table:formula="of:=[$'2006'.I17]" office:value-type="float" office:value="1452858" calcext:value-type="float">
            <text:p>1452858</text:p>
          </table:table-cell>
          <table:table-cell table:formula="of:=[$'2006'.J17]" office:value-type="float" office:value="251108" calcext:value-type="float">
            <text:p>251108</text:p>
          </table:table-cell>
          <table:table-cell table:formula="of:=[.BD33]/([.BC33]+[.BD33])*100" office:value-type="float" office:value="14.7366790182433" calcext:value-type="float">
            <text:p>14.7366790182</text:p>
          </table:table-cell>
          <table:table-cell table:formula="of:=[$'2005'.I17]" office:value-type="float" office:value="1446627" calcext:value-type="float">
            <text:p>1446627</text:p>
          </table:table-cell>
          <table:table-cell table:formula="of:=[$'2005'.J17]" office:value-type="float" office:value="249882" calcext:value-type="float">
            <text:p>249882</text:p>
          </table:table-cell>
          <table:table-cell table:formula="of:=[.BG33]/([.BF33]+[.BG33])*100" office:value-type="float" office:value="14.7291879972343" calcext:value-type="float">
            <text:p>14.7291879972</text:p>
          </table:table-cell>
          <table:table-cell table:formula="of:=[$'2004'.I17]" office:value-type="float" office:value="1442567" calcext:value-type="float">
            <text:p>1442567</text:p>
          </table:table-cell>
          <table:table-cell table:formula="of:=[$'2004'.J17]" office:value-type="float" office:value="247568" calcext:value-type="float">
            <text:p>247568</text:p>
          </table:table-cell>
          <table:table-cell table:formula="of:=[.BJ33]/([.BI33]+[.BJ33])*100" office:value-type="float" office:value="14.6478239903913" calcext:value-type="float">
            <text:p>14.6478239904</text:p>
          </table:table-cell>
          <table:table-cell table:formula="of:=[$'2003'.I17]" office:value-type="float" office:value="1437552" calcext:value-type="float">
            <text:p>1437552</text:p>
          </table:table-cell>
          <table:table-cell table:formula="of:=[$'2003'.J17]" office:value-type="float" office:value="243979" calcext:value-type="float">
            <text:p>243979</text:p>
          </table:table-cell>
          <table:table-cell table:formula="of:=[.BM33]/([.BL33]+[.BM33])*100" office:value-type="float" office:value="14.5093370267928" calcext:value-type="float">
            <text:p>14.5093370268</text:p>
          </table:table-cell>
          <table:table-cell table:formula="of:=[$'2002'.I17]" office:value-type="float" office:value="1434447" calcext:value-type="float">
            <text:p>1434447</text:p>
          </table:table-cell>
          <table:table-cell table:formula="of:=[$'2002'.J17]" office:value-type="float" office:value="240664" calcext:value-type="float">
            <text:p>240664</text:p>
          </table:table-cell>
          <table:table-cell table:formula="of:=[.BP33]/([.BO33]+[.BP33])*100" office:value-type="float" office:value="14.3670479150337" calcext:value-type="float">
            <text:p>14.367047915</text:p>
          </table:table-cell>
          <table:table-cell table:formula="of:=[$'2001'.I17]" office:value-type="float" office:value="1430578" calcext:value-type="float">
            <text:p>1430578</text:p>
          </table:table-cell>
          <table:table-cell table:formula="of:=[$'2001'.J17]" office:value-type="float" office:value="236492" calcext:value-type="float">
            <text:p>236492</text:p>
          </table:table-cell>
          <table:table-cell table:formula="of:=[.BS33]/([.BR33]+[.BS33])*100" office:value-type="float" office:value="14.186086966954" calcext:value-type="float">
            <text:p>14.186086967</text:p>
          </table:table-cell>
          <table:table-cell table:formula="of:=[$'2000'.I17]" office:value-type="float" office:value="1426966" calcext:value-type="float">
            <text:p>1426966</text:p>
          </table:table-cell>
          <table:table-cell table:formula="of:=[$'2000'.J17]" office:value-type="float" office:value="231609" calcext:value-type="float">
            <text:p>231609</text:p>
          </table:table-cell>
          <table:table-cell table:formula="of:=[.BV33]/([.BU33]+[.BV33])*100" office:value-type="float" office:value="13.9643368554331" calcext:value-type="float">
            <text:p>13.9643368554</text:p>
          </table:table-cell>
          <table:table-cell table:formula="of:=[$'1999'.I17]" office:value-type="float" office:value="1427796" calcext:value-type="float">
            <text:p>1427796</text:p>
          </table:table-cell>
          <table:table-cell table:formula="of:=[$'1999'.J17]" office:value-type="float" office:value="228313" calcext:value-type="float">
            <text:p>228313</text:p>
          </table:table-cell>
          <table:table-cell table:formula="of:=[.BY33]/([.BX33]+[.BY33])*100" office:value-type="float" office:value="13.7861094891701" calcext:value-type="float">
            <text:p>13.7861094892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Nordwestschweiz</text:p>
          </table:table-cell>
          <table:table-cell/>
          <table:table-cell table:formula="of:=['2012'.B24]" office:value-type="float" office:value="1091302" calcext:value-type="float">
            <text:p>1091302</text:p>
          </table:table-cell>
          <table:table-cell table:style-name="ce73" office:value-type="float" office:value="4295" calcext:value-type="float">
            <text:p>4295</text:p>
          </table:table-cell>
          <table:table-cell table:style-name="ce85" table:formula="of:=[.D34]/[.AI34]*100" office:value-type="float" office:value="1.58515746389569" calcext:value-type="float">
            <text:p>1.5851574639</text:p>
          </table:table-cell>
          <table:table-cell table:style-name="ce73" office:value-type="float" office:value="3535" calcext:value-type="float">
            <text:p>3535</text:p>
          </table:table-cell>
          <table:table-cell table:style-name="ce85" table:formula="of:=[.F34]/[.AL34]*100" office:value-type="float" office:value="1.35029832616485" calcext:value-type="float">
            <text:p>1.3502983262</text:p>
          </table:table-cell>
          <table:table-cell table:style-name="ce73" office:value-type="float" office:value="3738" calcext:value-type="float">
            <text:p>3738</text:p>
          </table:table-cell>
          <table:table-cell table:style-name="ce85" table:formula="of:=[.H34]/[.AO34]*100" office:value-type="float" office:value="1.47463765257253" calcext:value-type="float">
            <text:p>1.4746376526</text:p>
          </table:table-cell>
          <table:table-cell table:style-name="ce73" office:value-type="float" office:value="4432" calcext:value-type="float">
            <text:p>4432</text:p>
          </table:table-cell>
          <table:table-cell table:style-name="ce85" table:formula="of:=[.J34]/[.AR34]*100" office:value-type="float" office:value="1.79379457166679" calcext:value-type="float">
            <text:p>1.7937945717</text:p>
          </table:table-cell>
          <table:table-cell table:style-name="ce73" office:value-type="float" office:value="4289" calcext:value-type="float">
            <text:p>4289</text:p>
          </table:table-cell>
          <table:table-cell table:style-name="ce85" table:formula="of:=[.L34]/[.AU34]*100" office:value-type="float" office:value="1.78980532893776" calcext:value-type="float">
            <text:p>1.7898053289</text:p>
          </table:table-cell>
          <table:table-cell table:style-name="ce73" office:value-type="float" office:value="6072" calcext:value-type="float">
            <text:p>6072</text:p>
          </table:table-cell>
          <table:table-cell table:style-name="ce85" table:formula="of:=[.N34]/[.AX34]*100" office:value-type="float" office:value="2.62162582249624" calcext:value-type="float">
            <text:p>2.6216258225</text:p>
          </table:table-cell>
          <table:table-cell table:style-name="ce73" office:value-type="float" office:value="5562" calcext:value-type="float">
            <text:p>5562</text:p>
          </table:table-cell>
          <table:table-cell table:style-name="ce85" table:formula="of:=[.P34]/[.BA34]*100" office:value-type="float" office:value="2.49157826834862" calcext:value-type="float">
            <text:p>2.4915782683</text:p>
          </table:table-cell>
          <table:table-cell table:style-name="ce73" office:value-type="float" office:value="5964" calcext:value-type="float">
            <text:p>5964</text:p>
          </table:table-cell>
          <table:table-cell table:style-name="ce85" table:formula="of:=[.R34]/[.BD34]*100" office:value-type="float" office:value="2.72810857542781" calcext:value-type="float">
            <text:p>2.7281085754</text:p>
          </table:table-cell>
          <table:table-cell table:style-name="ce73" office:value-type="float" office:value="4507" calcext:value-type="float">
            <text:p>4507</text:p>
          </table:table-cell>
          <table:table-cell table:style-name="ce85" table:formula="of:=[.T34]/[.BG34]*100" office:value-type="float" office:value="2.08091898405721" calcext:value-type="float">
            <text:p>2.0809189841</text:p>
          </table:table-cell>
          <table:table-cell table:style-name="ce73" office:value-type="float" office:value="4807" calcext:value-type="float">
            <text:p>4807</text:p>
          </table:table-cell>
          <table:table-cell table:style-name="ce85" table:formula="of:=[.V34]/[.BJ34]*100" office:value-type="float" office:value="2.24244742587375" calcext:value-type="float">
            <text:p>2.2424474259</text:p>
          </table:table-cell>
          <table:table-cell table:style-name="ce73" office:value-type="float" office:value="4543" calcext:value-type="float">
            <text:p>4543</text:p>
          </table:table-cell>
          <table:table-cell table:style-name="ce85" table:formula="of:=[.X34]/[.BM34]*100" office:value-type="float" office:value="2.14703630537728" calcext:value-type="float">
            <text:p>2.1470363054</text:p>
          </table:table-cell>
          <table:table-cell table:style-name="ce73" office:value-type="float" office:value="4638" calcext:value-type="float">
            <text:p>4638</text:p>
          </table:table-cell>
          <table:table-cell table:style-name="ce85" table:formula="of:=[.Z34]/[.BP34]*100" office:value-type="float" office:value="2.23057981609018" calcext:value-type="float">
            <text:p>2.2305798161</text:p>
          </table:table-cell>
          <table:table-cell table:style-name="ce73" office:value-type="float" office:value="3161" calcext:value-type="float">
            <text:p>3161</text:p>
          </table:table-cell>
          <table:table-cell table:style-name="ce85" table:formula="of:=[.AB34]/[.BS34]*100" office:value-type="float" office:value="1.55940899336474" calcext:value-type="float">
            <text:p>1.5594089934</text:p>
          </table:table-cell>
          <table:table-cell table:style-name="ce73" office:value-type="float" office:value="3491" calcext:value-type="float">
            <text:p>3491</text:p>
          </table:table-cell>
          <table:table-cell table:style-name="ce85" table:formula="of:=[.AD34]/[.BV34]*100" office:value-type="float" office:value="1.76765758786387" calcext:value-type="float">
            <text:p>1.7676575879</text:p>
          </table:table-cell>
          <table:table-cell table:style-name="ce73" office:value-type="float" office:value="2321" calcext:value-type="float">
            <text:p>2321</text:p>
          </table:table-cell>
          <table:table-cell table:style-name="ce85" table:formula="of:=[.AF34]/[.BY34]*100" office:value-type="float" office:value="1.19466134104725" calcext:value-type="float">
            <text:p>1.194661341</text:p>
          </table:table-cell>
          <table:table-cell table:formula="of:=[$'2013'.H24]" office:value-type="float" office:value="833402" calcext:value-type="float">
            <text:p>833402</text:p>
          </table:table-cell>
          <table:table-cell table:formula="of:=[$'2013'.I24]" office:value-type="float" office:value="270951" calcext:value-type="float">
            <text:p>270951</text:p>
          </table:table-cell>
          <table:table-cell table:formula="of:=[.AI34]/([.AH34]+[.AI34])*100" office:value-type="float" office:value="24.5348181242773" calcext:value-type="float">
            <text:p>24.5348181243</text:p>
          </table:table-cell>
          <table:table-cell table:formula="of:=[$'2012'.H24]" office:value-type="float" office:value="829508" calcext:value-type="float">
            <text:p>829508</text:p>
          </table:table-cell>
          <table:table-cell table:formula="of:=[$'2012'.I24]" office:value-type="float" office:value="261794" calcext:value-type="float">
            <text:p>261794</text:p>
          </table:table-cell>
          <table:table-cell table:formula="of:=[.AL34]/([.AK34]+[.AL34])*100" office:value-type="float" office:value="23.9891432435751" calcext:value-type="float">
            <text:p>23.9891432436</text:p>
          </table:table-cell>
          <table:table-cell table:formula="of:=[$'2011'.H24]" office:value-type="float" office:value="826427" calcext:value-type="float">
            <text:p>826427</text:p>
          </table:table-cell>
          <table:table-cell table:formula="of:=[$'2011'.I24]" office:value-type="float" office:value="253486" calcext:value-type="float">
            <text:p>253486</text:p>
          </table:table-cell>
          <table:table-cell table:formula="of:=[.AO34]/([.AN34]+[.AO34])*100" office:value-type="float" office:value="23.472816791723" calcext:value-type="float">
            <text:p>23.4728167917</text:p>
          </table:table-cell>
          <table:table-cell table:formula="of:=[$'2010'.H24]" office:value-type="float" office:value="823746" calcext:value-type="float">
            <text:p>823746</text:p>
          </table:table-cell>
          <table:table-cell table:formula="of:=[$'2010'.I24]" office:value-type="float" office:value="247074" calcext:value-type="float">
            <text:p>247074</text:p>
          </table:table-cell>
          <table:table-cell table:formula="of:=[.AR34]/([.AQ34]+[.AR34])*100" office:value-type="float" office:value="23.0733456603351" calcext:value-type="float">
            <text:p>23.0733456603</text:p>
          </table:table-cell>
          <table:table-cell table:formula="of:=[$'2009'.I24]" office:value-type="float" office:value="821118" calcext:value-type="float">
            <text:p>821118</text:p>
          </table:table-cell>
          <table:table-cell table:style-name="ce77" table:formula="of:=[$'2009'.J24]" office:value-type="float" office:value="239635" calcext:value-type="float">
            <text:p>239635</text:p>
          </table:table-cell>
          <table:table-cell table:formula="of:=[.AU34]/([.AT34]+[.AU34])*100" office:value-type="float" office:value="22.5910273173868" calcext:value-type="float">
            <text:p>22.5910273174</text:p>
          </table:table-cell>
          <table:table-cell table:formula="of:=[$'2008'.I24]" office:value-type="float" office:value="817906" calcext:value-type="float">
            <text:p>817906</text:p>
          </table:table-cell>
          <table:table-cell table:formula="of:=[$'2008'.J24]" office:value-type="float" office:value="231612" calcext:value-type="float">
            <text:p>231612</text:p>
          </table:table-cell>
          <table:table-cell table:formula="of:=[.AX34]/([.AW34]+[.AX34])*100" office:value-type="float" office:value="22.0684161681839" calcext:value-type="float">
            <text:p>22.0684161682</text:p>
          </table:table-cell>
          <table:table-cell table:formula="of:=[$'2007'.I24]" office:value-type="float" office:value="812702" calcext:value-type="float">
            <text:p>812702</text:p>
          </table:table-cell>
          <table:table-cell table:formula="of:=[$'2007'.J24]" office:value-type="float" office:value="223232" calcext:value-type="float">
            <text:p>223232</text:p>
          </table:table-cell>
          <table:table-cell table:formula="of:=[.BA34]/([.AZ34]+[.BA34])*100" office:value-type="float" office:value="21.5488631515135" calcext:value-type="float">
            <text:p>21.5488631515</text:p>
          </table:table-cell>
          <table:table-cell table:formula="of:=[$'2006'.I24]" office:value-type="float" office:value="808188" calcext:value-type="float">
            <text:p>808188</text:p>
          </table:table-cell>
          <table:table-cell table:formula="of:=[$'2006'.J24]" office:value-type="float" office:value="218613" calcext:value-type="float">
            <text:p>218613</text:p>
          </table:table-cell>
          <table:table-cell table:formula="of:=[.BD34]/([.BC34]+[.BD34])*100" office:value-type="float" office:value="21.2906882638408" calcext:value-type="float">
            <text:p>21.2906882638</text:p>
          </table:table-cell>
          <table:table-cell table:formula="of:=[$'2005'.I24]" office:value-type="float" office:value="804447" calcext:value-type="float">
            <text:p>804447</text:p>
          </table:table-cell>
          <table:table-cell table:formula="of:=[$'2005'.J24]" office:value-type="float" office:value="216587" calcext:value-type="float">
            <text:p>216587</text:p>
          </table:table-cell>
          <table:table-cell table:formula="of:=[.BG34]/([.BF34]+[.BG34])*100" office:value-type="float" office:value="21.2125159397238" calcext:value-type="float">
            <text:p>21.2125159397</text:p>
          </table:table-cell>
          <table:table-cell table:formula="of:=[$'2004'.I24]" office:value-type="float" office:value="802816" calcext:value-type="float">
            <text:p>802816</text:p>
          </table:table-cell>
          <table:table-cell table:formula="of:=[$'2004'.J24]" office:value-type="float" office:value="214364" calcext:value-type="float">
            <text:p>214364</text:p>
          </table:table-cell>
          <table:table-cell table:formula="of:=[.BJ34]/([.BI34]+[.BJ34])*100" office:value-type="float" office:value="21.0743427908531" calcext:value-type="float">
            <text:p>21.0743427909</text:p>
          </table:table-cell>
          <table:table-cell table:formula="of:=[$'2003'.I24]" office:value-type="float" office:value="800135" calcext:value-type="float">
            <text:p>800135</text:p>
          </table:table-cell>
          <table:table-cell table:formula="of:=[$'2003'.J24]" office:value-type="float" office:value="211594" calcext:value-type="float">
            <text:p>211594</text:p>
          </table:table-cell>
          <table:table-cell table:formula="of:=[.BM34]/([.BL34]+[.BM34])*100" office:value-type="float" office:value="20.9140985382449" calcext:value-type="float">
            <text:p>20.9140985382</text:p>
          </table:table-cell>
          <table:table-cell table:formula="of:=[$'2002'.I24]" office:value-type="float" office:value="797522" calcext:value-type="float">
            <text:p>797522</text:p>
          </table:table-cell>
          <table:table-cell table:formula="of:=[$'2002'.J24]" office:value-type="float" office:value="207928" calcext:value-type="float">
            <text:p>207928</text:p>
          </table:table-cell>
          <table:table-cell table:formula="of:=[.BP34]/([.BO34]+[.BP34])*100" office:value-type="float" office:value="20.6800934904769" calcext:value-type="float">
            <text:p>20.6800934905</text:p>
          </table:table-cell>
          <table:table-cell table:formula="of:=[$'2001'.I24]" office:value-type="float" office:value="795145" calcext:value-type="float">
            <text:p>795145</text:p>
          </table:table-cell>
          <table:table-cell table:formula="of:=[$'2001'.J24]" office:value-type="float" office:value="202705" calcext:value-type="float">
            <text:p>202705</text:p>
          </table:table-cell>
          <table:table-cell table:formula="of:=[.BS34]/([.BR34]+[.BS34])*100" office:value-type="float" office:value="20.3141754772761" calcext:value-type="float">
            <text:p>20.3141754773</text:p>
          </table:table-cell>
          <table:table-cell table:formula="of:=[$'2000'.I24]" office:value-type="float" office:value="794516" calcext:value-type="float">
            <text:p>794516</text:p>
          </table:table-cell>
          <table:table-cell table:formula="of:=[$'2000'.J24]" office:value-type="float" office:value="197493" calcext:value-type="float">
            <text:p>197493</text:p>
          </table:table-cell>
          <table:table-cell table:formula="of:=[.BV34]/([.BU34]+[.BV34])*100" office:value-type="float" office:value="19.9083879279321" calcext:value-type="float">
            <text:p>19.9083879279</text:p>
          </table:table-cell>
          <table:table-cell table:formula="of:=[$'1999'.I24]" office:value-type="float" office:value="793418" calcext:value-type="float">
            <text:p>793418</text:p>
          </table:table-cell>
          <table:table-cell table:formula="of:=[$'1999'.J24]" office:value-type="float" office:value="194281" calcext:value-type="float">
            <text:p>194281</text:p>
          </table:table-cell>
          <table:table-cell table:formula="of:=[.BY34]/([.BX34]+[.BY34])*100" office:value-type="float" office:value="19.6700614255963" calcext:value-type="float">
            <text:p>19.6700614256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Zürich</text:p>
          </table:table-cell>
          <table:table-cell/>
          <table:table-cell table:formula="of:=['2012'.B29]" office:value-type="float" office:value="1408575" calcext:value-type="float">
            <text:p>1408575</text:p>
          </table:table-cell>
          <table:table-cell table:style-name="ce73" office:value-type="float" office:value="7907" calcext:value-type="float">
            <text:p>7907</text:p>
          </table:table-cell>
          <table:table-cell table:style-name="ce85" table:formula="of:=[.D35]/[.AI35]*100" office:value-type="float" office:value="2.18772307470962" calcext:value-type="float">
            <text:p>2.1877230747</text:p>
          </table:table-cell>
          <table:table-cell table:style-name="ce73" office:value-type="float" office:value="8532" calcext:value-type="float">
            <text:p>8532</text:p>
          </table:table-cell>
          <table:table-cell table:style-name="ce85" table:formula="of:=[.F35]/[.AL35]*100" office:value-type="float" office:value="2.43005613737279" calcext:value-type="float">
            <text:p>2.4300561374</text:p>
          </table:table-cell>
          <table:table-cell table:style-name="ce73" office:value-type="float" office:value="7756" calcext:value-type="float">
            <text:p>7756</text:p>
          </table:table-cell>
          <table:table-cell table:style-name="ce85" table:formula="of:=[.H35]/[.AO35]*100" office:value-type="float" office:value="2.26645782681878" calcext:value-type="float">
            <text:p>2.2664578268</text:p>
          </table:table-cell>
          <table:table-cell table:style-name="ce73" office:value-type="float" office:value="10365" calcext:value-type="float">
            <text:p>10365</text:p>
          </table:table-cell>
          <table:table-cell table:style-name="ce85" table:formula="of:=[.J35]/[.AR35]*100" office:value-type="float" office:value="3.13372052594503" calcext:value-type="float">
            <text:p>3.1337205259</text:p>
          </table:table-cell>
          <table:table-cell table:style-name="ce73" office:value-type="float" office:value="11551" calcext:value-type="float">
            <text:p>11551</text:p>
          </table:table-cell>
          <table:table-cell table:style-name="ce85" table:formula="of:=[.L35]/[.AU35]*100" office:value-type="float" office:value="3.60756805376841" calcext:value-type="float">
            <text:p>3.6075680538</text:p>
          </table:table-cell>
          <table:table-cell table:style-name="ce73" office:value-type="float" office:value="11156" calcext:value-type="float">
            <text:p>11156</text:p>
          </table:table-cell>
          <table:table-cell table:style-name="ce85" table:formula="of:=[.N35]/[.AX35]*100" office:value-type="float" office:value="3.55802197451721" calcext:value-type="float">
            <text:p>3.5580219745</text:p>
          </table:table-cell>
          <table:table-cell table:style-name="ce73" office:value-type="float" office:value="9008" calcext:value-type="float">
            <text:p>9008</text:p>
          </table:table-cell>
          <table:table-cell table:style-name="ce85" table:formula="of:=[.P35]/[.BA35]*100" office:value-type="float" office:value="3.004248904423" calcext:value-type="float">
            <text:p>3.0042489044</text:p>
          </table:table-cell>
          <table:table-cell table:style-name="ce73" office:value-type="float" office:value="11494" calcext:value-type="float">
            <text:p>11494</text:p>
          </table:table-cell>
          <table:table-cell table:style-name="ce85" table:formula="of:=[.R35]/[.BD35]*100" office:value-type="float" office:value="4.02622969195525" calcext:value-type="float">
            <text:p>4.026229692</text:p>
          </table:table-cell>
          <table:table-cell table:style-name="ce73" office:value-type="float" office:value="9000" calcext:value-type="float">
            <text:p>9000</text:p>
          </table:table-cell>
          <table:table-cell table:style-name="ce85" table:formula="of:=[.T35]/[.BG35]*100" office:value-type="float" office:value="3.15562490138672" calcext:value-type="float">
            <text:p>3.1556249014</text:p>
          </table:table-cell>
          <table:table-cell table:style-name="ce73" office:value-type="float" office:value="8209" calcext:value-type="float">
            <text:p>8209</text:p>
          </table:table-cell>
          <table:table-cell table:style-name="ce85" table:formula="of:=[.V35]/[.BJ35]*100" office:value-type="float" office:value="2.90949688989704" calcext:value-type="float">
            <text:p>2.9094968899</text:p>
          </table:table-cell>
          <table:table-cell table:style-name="ce73" office:value-type="float" office:value="8683" calcext:value-type="float">
            <text:p>8683</text:p>
          </table:table-cell>
          <table:table-cell table:style-name="ce85" table:formula="of:=[.X35]/[.BM35]*100" office:value-type="float" office:value="3.12694691428715" calcext:value-type="float">
            <text:p>3.1269469143</text:p>
          </table:table-cell>
          <table:table-cell table:style-name="ce73" office:value-type="float" office:value="7801" calcext:value-type="float">
            <text:p>7801</text:p>
          </table:table-cell>
          <table:table-cell table:style-name="ce85" table:formula="of:=[.Z35]/[.BP35]*100" office:value-type="float" office:value="2.8295556353533" calcext:value-type="float">
            <text:p>2.8295556354</text:p>
          </table:table-cell>
          <table:table-cell table:style-name="ce73" office:value-type="float" office:value="7011" calcext:value-type="float">
            <text:p>7011</text:p>
          </table:table-cell>
          <table:table-cell table:style-name="ce85" table:formula="of:=[.AB35]/[.BS35]*100" office:value-type="float" office:value="2.59994066602388" calcext:value-type="float">
            <text:p>2.599940666</text:p>
          </table:table-cell>
          <table:table-cell table:style-name="ce73" office:value-type="float" office:value="6873" calcext:value-type="float">
            <text:p>6873</text:p>
          </table:table-cell>
          <table:table-cell table:style-name="ce85" table:formula="of:=[.AD35]/[.BV35]*100" office:value-type="float" office:value="2.61266226978123" calcext:value-type="float">
            <text:p>2.6126622698</text:p>
          </table:table-cell>
          <table:table-cell table:style-name="ce73" office:value-type="float" office:value="5223" calcext:value-type="float">
            <text:p>5223</text:p>
          </table:table-cell>
          <table:table-cell table:style-name="ce85" table:formula="of:=[.AF35]/[.BY35]*100" office:value-type="float" office:value="2.0284519218446" calcext:value-type="float">
            <text:p>2.0284519218</text:p>
          </table:table-cell>
          <table:table-cell table:formula="of:=[$'2013'.H29]" office:value-type="float" office:value="1064112" calcext:value-type="float">
            <text:p>1064112</text:p>
          </table:table-cell>
          <table:table-cell table:formula="of:=[$'2013'.I29]" office:value-type="float" office:value="361426" calcext:value-type="float">
            <text:p>361426</text:p>
          </table:table-cell>
          <table:table-cell table:formula="of:=[.AI35]/([.AH35]+[.AI35])*100" office:value-type="float" office:value="25.3536559530507" calcext:value-type="float">
            <text:p>25.3536559531</text:p>
          </table:table-cell>
          <table:table-cell table:formula="of:=[$'2012'.H29]" office:value-type="float" office:value="1057472" calcext:value-type="float">
            <text:p>1057472</text:p>
          </table:table-cell>
          <table:table-cell table:formula="of:=[$'2012'.I29]" office:value-type="float" office:value="351103" calcext:value-type="float">
            <text:p>351103</text:p>
          </table:table-cell>
          <table:table-cell table:formula="of:=[.AL35]/([.AK35]+[.AL35])*100" office:value-type="float" office:value="24.9261132705039" calcext:value-type="float">
            <text:p>24.9261132705</text:p>
          </table:table-cell>
          <table:table-cell table:formula="of:=[$'2011'.H29]" office:value-type="float" office:value="1050188" calcext:value-type="float">
            <text:p>1050188</text:p>
          </table:table-cell>
          <table:table-cell table:formula="of:=[$'2011'.I29]" office:value-type="float" office:value="342208" calcext:value-type="float">
            <text:p>342208</text:p>
          </table:table-cell>
          <table:table-cell table:formula="of:=[.AO35]/([.AN35]+[.AO35])*100" office:value-type="float" office:value="24.5769163370191" calcext:value-type="float">
            <text:p>24.576916337</text:p>
          </table:table-cell>
          <table:table-cell table:formula="of:=[$'2010'.H29]" office:value-type="float" office:value="1042311" calcext:value-type="float">
            <text:p>1042311</text:p>
          </table:table-cell>
          <table:table-cell table:formula="of:=[$'2010'.I29]" office:value-type="float" office:value="330757" calcext:value-type="float">
            <text:p>330757</text:p>
          </table:table-cell>
          <table:table-cell table:formula="of:=[.AR35]/([.AQ35]+[.AR35])*100" office:value-type="float" office:value="24.0889016421619" calcext:value-type="float">
            <text:p>24.0889016422</text:p>
          </table:table-cell>
          <table:table-cell table:formula="of:=[$'2009'.I29]" office:value-type="float" office:value="1031109" calcext:value-type="float">
            <text:p>1031109</text:p>
          </table:table-cell>
          <table:table-cell table:style-name="ce77" table:formula="of:=[$'2009'.J29]" office:value-type="float" office:value="320188" calcext:value-type="float">
            <text:p>320188</text:p>
          </table:table-cell>
          <table:table-cell table:formula="of:=[.AU35]/([.AT35]+[.AU35])*100" office:value-type="float" office:value="23.6948650074706" calcext:value-type="float">
            <text:p>23.6948650075</text:p>
          </table:table-cell>
          <table:table-cell table:formula="of:=[$'2008'.I29]" office:value-type="float" office:value="1019182" calcext:value-type="float">
            <text:p>1019182</text:p>
          </table:table-cell>
          <table:table-cell table:formula="of:=[$'2008'.J29]" office:value-type="float" office:value="313545" calcext:value-type="float">
            <text:p>313545</text:p>
          </table:table-cell>
          <table:table-cell table:formula="of:=[.AX35]/([.AW35]+[.AX35])*100" office:value-type="float" office:value="23.5265737093943" calcext:value-type="float">
            <text:p>23.5265737094</text:p>
          </table:table-cell>
          <table:table-cell table:formula="of:=[$'2007'.I29]" office:value-type="float" office:value="1007725" calcext:value-type="float">
            <text:p>1007725</text:p>
          </table:table-cell>
          <table:table-cell table:formula="of:=[$'2007'.J29]" office:value-type="float" office:value="299842" calcext:value-type="float">
            <text:p>299842</text:p>
          </table:table-cell>
          <table:table-cell table:formula="of:=[.BA35]/([.AZ35]+[.BA35])*100" office:value-type="float" office:value="22.9312914749302" calcext:value-type="float">
            <text:p>22.9312914749</text:p>
          </table:table-cell>
          <table:table-cell table:formula="of:=[$'2006'.I29]" office:value-type="float" office:value="998574" calcext:value-type="float">
            <text:p>998574</text:p>
          </table:table-cell>
          <table:table-cell table:formula="of:=[$'2006'.J29]" office:value-type="float" office:value="285478" calcext:value-type="float">
            <text:p>285478</text:p>
          </table:table-cell>
          <table:table-cell table:formula="of:=[.BD35]/([.BC35]+[.BD35])*100" office:value-type="float" office:value="22.2325887113606" calcext:value-type="float">
            <text:p>22.2325887114</text:p>
          </table:table-cell>
          <table:table-cell table:formula="of:=[$'2005'.I29]" office:value-type="float" office:value="987385" calcext:value-type="float">
            <text:p>987385</text:p>
          </table:table-cell>
          <table:table-cell table:formula="of:=[$'2005'.J29]" office:value-type="float" office:value="285205" calcext:value-type="float">
            <text:p>285205</text:p>
          </table:table-cell>
          <table:table-cell table:formula="of:=[.BG35]/([.BF35]+[.BG35])*100" office:value-type="float" office:value="22.4113815132918" calcext:value-type="float">
            <text:p>22.4113815133</text:p>
          </table:table-cell>
          <table:table-cell table:formula="of:=[$'2004'.I29]" office:value-type="float" office:value="979665" calcext:value-type="float">
            <text:p>979665</text:p>
          </table:table-cell>
          <table:table-cell table:formula="of:=[$'2004'.J29]" office:value-type="float" office:value="282145" calcext:value-type="float">
            <text:p>282145</text:p>
          </table:table-cell>
          <table:table-cell table:formula="of:=[.BJ35]/([.BI35]+[.BJ35])*100" office:value-type="float" office:value="22.3603395122879" calcext:value-type="float">
            <text:p>22.3603395123</text:p>
          </table:table-cell>
          <table:table-cell table:formula="of:=[$'2003'.I29]" office:value-type="float" office:value="972210" calcext:value-type="float">
            <text:p>972210</text:p>
          </table:table-cell>
          <table:table-cell table:formula="of:=[$'2003'.J29]" office:value-type="float" office:value="277683" calcext:value-type="float">
            <text:p>277683</text:p>
          </table:table-cell>
          <table:table-cell table:formula="of:=[.BM35]/([.BL35]+[.BM35])*100" office:value-type="float" office:value="22.2165417359726" calcext:value-type="float">
            <text:p>22.216541736</text:p>
          </table:table-cell>
          <table:table-cell table:formula="of:=[$'2002'.I29]" office:value-type="float" office:value="965615" calcext:value-type="float">
            <text:p>965615</text:p>
          </table:table-cell>
          <table:table-cell table:formula="of:=[$'2002'.J29]" office:value-type="float" office:value="275697" calcext:value-type="float">
            <text:p>275697</text:p>
          </table:table-cell>
          <table:table-cell table:formula="of:=[.BP35]/([.BO35]+[.BP35])*100" office:value-type="float" office:value="22.2101292825655" calcext:value-type="float">
            <text:p>22.2101292826</text:p>
          </table:table-cell>
          <table:table-cell table:formula="of:=[$'2001'.I29]" office:value-type="float" office:value="957271" calcext:value-type="float">
            <text:p>957271</text:p>
          </table:table-cell>
          <table:table-cell table:formula="of:=[$'2001'.J29]" office:value-type="float" office:value="269660" calcext:value-type="float">
            <text:p>269660</text:p>
          </table:table-cell>
          <table:table-cell table:formula="of:=[.BS35]/([.BR35]+[.BS35])*100" office:value-type="float" office:value="21.978416064147" calcext:value-type="float">
            <text:p>21.9784160641</text:p>
          </table:table-cell>
          <table:table-cell table:formula="of:=[$'2000'.I29]" office:value-type="float" office:value="948582" calcext:value-type="float">
            <text:p>948582</text:p>
          </table:table-cell>
          <table:table-cell table:formula="of:=[$'2000'.J29]" office:value-type="float" office:value="263065" calcext:value-type="float">
            <text:p>263065</text:p>
          </table:table-cell>
          <table:table-cell table:formula="of:=[.BV35]/([.BU35]+[.BV35])*100" office:value-type="float" office:value="21.7113565254567" calcext:value-type="float">
            <text:p>21.7113565255</text:p>
          </table:table-cell>
          <table:table-cell table:formula="of:=[$'1999'.I29]" office:value-type="float" office:value="941082" calcext:value-type="float">
            <text:p>941082</text:p>
          </table:table-cell>
          <table:table-cell table:formula="of:=[$'1999'.J29]" office:value-type="float" office:value="257487" calcext:value-type="float">
            <text:p>257487</text:p>
          </table:table-cell>
          <table:table-cell table:formula="of:=[.BY35]/([.BX35]+[.BY35])*100" office:value-type="float" office:value="21.4828683204722" calcext:value-type="float">
            <text:p>21.4828683205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Ostschweiz</text:p>
          </table:table-cell>
          <table:table-cell/>
          <table:table-cell table:formula="of:=['2012'.B31]" office:value-type="float" office:value="1123672" calcext:value-type="float">
            <text:p>1123672</text:p>
          </table:table-cell>
          <table:table-cell table:style-name="ce73" office:value-type="float" office:value="3092" calcext:value-type="float">
            <text:p>3092</text:p>
          </table:table-cell>
          <table:table-cell table:style-name="ce85" table:formula="of:=[.D36]/[.AI36]*100" office:value-type="float" office:value="1.25732456621896" calcext:value-type="float">
            <text:p>1.2573245662</text:p>
          </table:table-cell>
          <table:table-cell table:style-name="ce73" office:value-type="float" office:value="3403" calcext:value-type="float">
            <text:p>3403</text:p>
          </table:table-cell>
          <table:table-cell table:style-name="ce85" table:formula="of:=[.F36]/[.AL36]*100" office:value-type="float" office:value="1.42913537939492" calcext:value-type="float">
            <text:p>1.4291353794</text:p>
          </table:table-cell>
          <table:table-cell table:style-name="ce73" office:value-type="float" office:value="3624" calcext:value-type="float">
            <text:p>3624</text:p>
          </table:table-cell>
          <table:table-cell table:style-name="ce85" table:formula="of:=[.H36]/[.AO36]*100" office:value-type="float" office:value="1.56629526221615" calcext:value-type="float">
            <text:p>1.5662952622</text:p>
          </table:table-cell>
          <table:table-cell table:style-name="ce73" office:value-type="float" office:value="4504" calcext:value-type="float">
            <text:p>4504</text:p>
          </table:table-cell>
          <table:table-cell table:style-name="ce85" table:formula="of:=[.J36]/[.AR36]*100" office:value-type="float" office:value="2.00369241719866" calcext:value-type="float">
            <text:p>2.0036924172</text:p>
          </table:table-cell>
          <table:table-cell table:style-name="ce73" office:value-type="float" office:value="4100" calcext:value-type="float">
            <text:p>4100</text:p>
          </table:table-cell>
          <table:table-cell table:style-name="ce85" table:formula="of:=[.L36]/[.AU36]*100" office:value-type="float" office:value="1.87107815173987" calcext:value-type="float">
            <text:p>1.8710781517</text:p>
          </table:table-cell>
          <table:table-cell table:style-name="ce73" office:value-type="float" office:value="4464" calcext:value-type="float">
            <text:p>4464</text:p>
          </table:table-cell>
          <table:table-cell table:style-name="ce85" table:formula="of:=[.N36]/[.AX36]*100" office:value-type="float" office:value="2.08642004159753" calcext:value-type="float">
            <text:p>2.0864200416</text:p>
          </table:table-cell>
          <table:table-cell table:style-name="ce73" office:value-type="float" office:value="4712" calcext:value-type="float">
            <text:p>4712</text:p>
          </table:table-cell>
          <table:table-cell table:style-name="ce85" table:formula="of:=[.P36]/[.BA36]*100" office:value-type="float" office:value="2.29892908545361" calcext:value-type="float">
            <text:p>2.2989290855</text:p>
          </table:table-cell>
          <table:table-cell table:style-name="ce73" office:value-type="float" office:value="4438" calcext:value-type="float">
            <text:p>4438</text:p>
          </table:table-cell>
          <table:table-cell table:style-name="ce85" table:formula="of:=[.R36]/[.BD36]*100" office:value-type="float" office:value="2.23165347520441" calcext:value-type="float">
            <text:p>2.2316534752</text:p>
          </table:table-cell>
          <table:table-cell table:style-name="ce73" office:value-type="float" office:value="5000" calcext:value-type="float">
            <text:p>5000</text:p>
          </table:table-cell>
          <table:table-cell table:style-name="ce85" table:formula="of:=[.T36]/[.BG36]*100" office:value-type="float" office:value="2.53623004621011" calcext:value-type="float">
            <text:p>2.5362300462</text:p>
          </table:table-cell>
          <table:table-cell table:style-name="ce73" office:value-type="float" office:value="4584" calcext:value-type="float">
            <text:p>4584</text:p>
          </table:table-cell>
          <table:table-cell table:style-name="ce85" table:formula="of:=[.V36]/[.BJ36]*100" office:value-type="float" office:value="2.33028660898563" calcext:value-type="float">
            <text:p>2.330286609</text:p>
          </table:table-cell>
          <table:table-cell table:style-name="ce73" office:value-type="float" office:value="4483" calcext:value-type="float">
            <text:p>4483</text:p>
          </table:table-cell>
          <table:table-cell table:style-name="ce85" table:formula="of:=[.X36]/[.BM36]*100" office:value-type="float" office:value="2.29643062044095" calcext:value-type="float">
            <text:p>2.2964306204</text:p>
          </table:table-cell>
          <table:table-cell table:style-name="ce73" office:value-type="float" office:value="4062" calcext:value-type="float">
            <text:p>4062</text:p>
          </table:table-cell>
          <table:table-cell table:style-name="ce85" table:formula="of:=[.Z36]/[.BP36]*100" office:value-type="float" office:value="2.11905743156884" calcext:value-type="float">
            <text:p>2.1190574316</text:p>
          </table:table-cell>
          <table:table-cell table:style-name="ce73" office:value-type="float" office:value="3030" calcext:value-type="float">
            <text:p>3030</text:p>
          </table:table-cell>
          <table:table-cell table:style-name="ce85" table:formula="of:=[.AB36]/[.BS36]*100" office:value-type="float" office:value="1.61040010204516" calcext:value-type="float">
            <text:p>1.610400102</text:p>
          </table:table-cell>
          <table:table-cell table:style-name="ce73" office:value-type="float" office:value="2682" calcext:value-type="float">
            <text:p>2682</text:p>
          </table:table-cell>
          <table:table-cell table:style-name="ce85" table:formula="of:=[.AD36]/[.BV36]*100" office:value-type="float" office:value="1.43573711342966" calcext:value-type="float">
            <text:p>1.4357371134</text:p>
          </table:table-cell>
          <table:table-cell table:style-name="ce73" office:value-type="float" office:value="2348" calcext:value-type="float">
            <text:p>2348</text:p>
          </table:table-cell>
          <table:table-cell table:style-name="ce85" table:formula="of:=[.AF36]/[.BY36]*100" office:value-type="float" office:value="1.26415988284447" calcext:value-type="float">
            <text:p>1.2641598828</text:p>
          </table:table-cell>
          <table:table-cell table:formula="of:=[$'2013'.H31]" office:value-type="float" office:value="888862" calcext:value-type="float">
            <text:p>888862</text:p>
          </table:table-cell>
          <table:table-cell table:formula="of:=[$'2013'.I31]" office:value-type="float" office:value="245919" calcext:value-type="float">
            <text:p>245919</text:p>
          </table:table-cell>
          <table:table-cell table:formula="of:=[.AI36]/([.AH36]+[.AI36])*100" office:value-type="float" office:value="21.6710537099229" calcext:value-type="float">
            <text:p>21.6710537099</text:p>
          </table:table-cell>
          <table:table-cell table:formula="of:=[$'2012'.H31]" office:value-type="float" office:value="885556" calcext:value-type="float">
            <text:p>885556</text:p>
          </table:table-cell>
          <table:table-cell table:formula="of:=[$'2012'.I31]" office:value-type="float" office:value="238116" calcext:value-type="float">
            <text:p>238116</text:p>
          </table:table-cell>
          <table:table-cell table:formula="of:=[.AL36]/([.AK36]+[.AL36])*100" office:value-type="float" office:value="21.1908813247994" calcext:value-type="float">
            <text:p>21.1908813248</text:p>
          </table:table-cell>
          <table:table-cell table:formula="of:=[$'2011'.H31]" office:value-type="float" office:value="882555" calcext:value-type="float">
            <text:p>882555</text:p>
          </table:table-cell>
          <table:table-cell table:formula="of:=[$'2011'.I31]" office:value-type="float" office:value="231374" calcext:value-type="float">
            <text:p>231374</text:p>
          </table:table-cell>
          <table:table-cell table:formula="of:=[.AO36]/([.AN36]+[.AO36])*100" office:value-type="float" office:value="20.7709827107473" calcext:value-type="float">
            <text:p>20.7709827107</text:p>
          </table:table-cell>
          <table:table-cell table:formula="of:=[$'2010'.H31]" office:value-type="float" office:value="878856" calcext:value-type="float">
            <text:p>878856</text:p>
          </table:table-cell>
          <table:table-cell table:formula="of:=[$'2010'.I31]" office:value-type="float" office:value="224785" calcext:value-type="float">
            <text:p>224785</text:p>
          </table:table-cell>
          <table:table-cell table:formula="of:=[.AR36]/([.AQ36]+[.AR36])*100" office:value-type="float" office:value="20.3675832992794" calcext:value-type="float">
            <text:p>20.3675832993</text:p>
          </table:table-cell>
          <table:table-cell table:formula="of:=[$'2009'.I31]" office:value-type="float" office:value="875077" calcext:value-type="float">
            <text:p>875077</text:p>
          </table:table-cell>
          <table:table-cell table:style-name="ce77" table:formula="of:=[$'2009'.J31]" office:value-type="float" office:value="219125" calcext:value-type="float">
            <text:p>219125</text:p>
          </table:table-cell>
          <table:table-cell table:formula="of:=[.AU36]/([.AT36]+[.AU36])*100" office:value-type="float" office:value="20.0260098226836" calcext:value-type="float">
            <text:p>20.0260098227</text:p>
          </table:table-cell>
          <table:table-cell table:formula="of:=[$'2008'.I31]" office:value-type="float" office:value="871743" calcext:value-type="float">
            <text:p>871743</text:p>
          </table:table-cell>
          <table:table-cell table:formula="of:=[$'2008'.J31]" office:value-type="float" office:value="213955" calcext:value-type="float">
            <text:p>213955</text:p>
          </table:table-cell>
          <table:table-cell table:formula="of:=[.AX36]/([.AW36]+[.AX36])*100" office:value-type="float" office:value="19.7066771791051" calcext:value-type="float">
            <text:p>19.7066771791</text:p>
          </table:table-cell>
          <table:table-cell table:formula="of:=[$'2007'.I31]" office:value-type="float" office:value="868939" calcext:value-type="float">
            <text:p>868939</text:p>
          </table:table-cell>
          <table:table-cell table:formula="of:=[$'2007'.J31]" office:value-type="float" office:value="204965" calcext:value-type="float">
            <text:p>204965</text:p>
          </table:table-cell>
          <table:table-cell table:formula="of:=[.BA36]/([.AZ36]+[.BA36])*100" office:value-type="float" office:value="19.0859704405608" calcext:value-type="float">
            <text:p>19.0859704406</text:p>
          </table:table-cell>
          <table:table-cell table:formula="of:=[$'2006'.I31]" office:value-type="float" office:value="866387" calcext:value-type="float">
            <text:p>866387</text:p>
          </table:table-cell>
          <table:table-cell table:formula="of:=[$'2006'.J31]" office:value-type="float" office:value="198866" calcext:value-type="float">
            <text:p>198866</text:p>
          </table:table-cell>
          <table:table-cell table:formula="of:=[.BD36]/([.BC36]+[.BD36])*100" office:value-type="float" office:value="18.6684290023121" calcext:value-type="float">
            <text:p>18.6684290023</text:p>
          </table:table-cell>
          <table:table-cell table:formula="of:=[$'2005'.I31]" office:value-type="float" office:value="864709" calcext:value-type="float">
            <text:p>864709</text:p>
          </table:table-cell>
          <table:table-cell table:formula="of:=[$'2005'.J31]" office:value-type="float" office:value="197143" calcext:value-type="float">
            <text:p>197143</text:p>
          </table:table-cell>
          <table:table-cell table:formula="of:=[.BG36]/([.BF36]+[.BG36])*100" office:value-type="float" office:value="18.5659583444774" calcext:value-type="float">
            <text:p>18.5659583445</text:p>
          </table:table-cell>
          <table:table-cell table:formula="of:=[$'2004'.I31]" office:value-type="float" office:value="862872" calcext:value-type="float">
            <text:p>862872</text:p>
          </table:table-cell>
          <table:table-cell table:formula="of:=[$'2004'.J31]" office:value-type="float" office:value="196714" calcext:value-type="float">
            <text:p>196714</text:p>
          </table:table-cell>
          <table:table-cell table:formula="of:=[.BJ36]/([.BI36]+[.BJ36])*100" office:value-type="float" office:value="18.5651754553193" calcext:value-type="float">
            <text:p>18.5651754553</text:p>
          </table:table-cell>
          <table:table-cell table:formula="of:=[$'2003'.I31]" office:value-type="float" office:value="861308" calcext:value-type="float">
            <text:p>861308</text:p>
          </table:table-cell>
          <table:table-cell table:formula="of:=[$'2003'.J31]" office:value-type="float" office:value="195216" calcext:value-type="float">
            <text:p>195216</text:p>
          </table:table-cell>
          <table:table-cell table:formula="of:=[.BM36]/([.BL36]+[.BM36])*100" office:value-type="float" office:value="18.4771950282246" calcext:value-type="float">
            <text:p>18.4771950282</text:p>
          </table:table-cell>
          <table:table-cell table:formula="of:=[$'2002'.I31]" office:value-type="float" office:value="859475" calcext:value-type="float">
            <text:p>859475</text:p>
          </table:table-cell>
          <table:table-cell table:formula="of:=[$'2002'.J31]" office:value-type="float" office:value="191689" calcext:value-type="float">
            <text:p>191689</text:p>
          </table:table-cell>
          <table:table-cell table:formula="of:=[.BP36]/([.BO36]+[.BP36])*100" office:value-type="float" office:value="18.2358794631475" calcext:value-type="float">
            <text:p>18.2358794631</text:p>
          </table:table-cell>
          <table:table-cell table:formula="of:=[$'2001'.I31]" office:value-type="float" office:value="857743" calcext:value-type="float">
            <text:p>857743</text:p>
          </table:table-cell>
          <table:table-cell table:formula="of:=[$'2001'.J31]" office:value-type="float" office:value="188152" calcext:value-type="float">
            <text:p>188152</text:p>
          </table:table-cell>
          <table:table-cell table:formula="of:=[.BS36]/([.BR36]+[.BS36])*100" office:value-type="float" office:value="17.9895687425602" calcext:value-type="float">
            <text:p>17.9895687426</text:p>
          </table:table-cell>
          <table:table-cell table:formula="of:=[$'2000'.I31]" office:value-type="float" office:value="857033" calcext:value-type="float">
            <text:p>857033</text:p>
          </table:table-cell>
          <table:table-cell table:formula="of:=[$'2000'.J31]" office:value-type="float" office:value="186803" calcext:value-type="float">
            <text:p>186803</text:p>
          </table:table-cell>
          <table:table-cell table:formula="of:=[.BV36]/([.BU36]+[.BV36])*100" office:value-type="float" office:value="17.8958188834261" calcext:value-type="float">
            <text:p>17.8958188834</text:p>
          </table:table-cell>
          <table:table-cell table:formula="of:=[$'1999'.I31]" office:value-type="float" office:value="856127" calcext:value-type="float">
            <text:p>856127</text:p>
          </table:table-cell>
          <table:table-cell table:formula="of:=[$'1999'.J31]" office:value-type="float" office:value="185736" calcext:value-type="float">
            <text:p>185736</text:p>
          </table:table-cell>
          <table:table-cell table:formula="of:=[.BY36]/([.BX36]+[.BY36])*100" office:value-type="float" office:value="17.8272959112666" calcext:value-type="float">
            <text:p>17.8272959113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Zentralschweiz</text:p>
          </table:table-cell>
          <table:table-cell/>
          <table:table-cell table:formula="of:=['2012'.B40]" office:value-type="float" office:value="765879" calcext:value-type="float">
            <text:p>765879</text:p>
          </table:table-cell>
          <table:table-cell table:style-name="ce73" office:value-type="float" office:value="2760" calcext:value-type="float">
            <text:p>2760</text:p>
          </table:table-cell>
          <table:table-cell table:style-name="ce85" table:formula="of:=[.D37]/[.AI37]*100" office:value-type="float" office:value="1.94232149643204" calcext:value-type="float">
            <text:p>1.9423214964</text:p>
          </table:table-cell>
          <table:table-cell table:style-name="ce73" office:value-type="float" office:value="2710" calcext:value-type="float">
            <text:p>2710</text:p>
          </table:table-cell>
          <table:table-cell table:style-name="ce85" table:formula="of:=[.F37]/[.AL37]*100" office:value-type="float" office:value="1.96650412167654" calcext:value-type="float">
            <text:p>1.9665041217</text:p>
          </table:table-cell>
          <table:table-cell table:style-name="ce73" office:value-type="float" office:value="3044" calcext:value-type="float">
            <text:p>3044</text:p>
          </table:table-cell>
          <table:table-cell table:style-name="ce85" table:formula="of:=[.H37]/[.AO37]*100" office:value-type="float" office:value="2.27757368070572" calcext:value-type="float">
            <text:p>2.2775736807</text:p>
          </table:table-cell>
          <table:table-cell table:style-name="ce73" office:value-type="float" office:value="3334" calcext:value-type="float">
            <text:p>3334</text:p>
          </table:table-cell>
          <table:table-cell table:style-name="ce85" table:formula="of:=[.J37]/[.AR37]*100" office:value-type="float" office:value="2.56668847915624" calcext:value-type="float">
            <text:p>2.5666884792</text:p>
          </table:table-cell>
          <table:table-cell table:style-name="ce73" office:value-type="float" office:value="3228" calcext:value-type="float">
            <text:p>3228</text:p>
          </table:table-cell>
          <table:table-cell table:style-name="ce85" table:formula="of:=[.L37]/[.AU37]*100" office:value-type="float" office:value="2.57808943446557" calcext:value-type="float">
            <text:p>2.5780894345</text:p>
          </table:table-cell>
          <table:table-cell table:style-name="ce73" office:value-type="float" office:value="3003" calcext:value-type="float">
            <text:p>3003</text:p>
          </table:table-cell>
          <table:table-cell table:style-name="ce85" table:formula="of:=[.N37]/[.AX37]*100" office:value-type="float" office:value="2.45156866106635" calcext:value-type="float">
            <text:p>2.4515686611</text:p>
          </table:table-cell>
          <table:table-cell table:style-name="ce73" office:value-type="float" office:value="2861" calcext:value-type="float">
            <text:p>2861</text:p>
          </table:table-cell>
          <table:table-cell table:style-name="ce85" table:formula="of:=[.P37]/[.BA37]*100" office:value-type="float" office:value="2.4523838096381" calcext:value-type="float">
            <text:p>2.4523838096</text:p>
          </table:table-cell>
          <table:table-cell table:style-name="ce73" office:value-type="float" office:value="2780" calcext:value-type="float">
            <text:p>2780</text:p>
          </table:table-cell>
          <table:table-cell table:style-name="ce85" table:formula="of:=[.R37]/[.BD37]*100" office:value-type="float" office:value="2.48887615602926" calcext:value-type="float">
            <text:p>2.488876156</text:p>
          </table:table-cell>
          <table:table-cell table:style-name="ce73" office:value-type="float" office:value="2569" calcext:value-type="float">
            <text:p>2569</text:p>
          </table:table-cell>
          <table:table-cell table:style-name="ce85" table:formula="of:=[.T37]/[.BG37]*100" office:value-type="float" office:value="2.33821789387458" calcext:value-type="float">
            <text:p>2.3382178939</text:p>
          </table:table-cell>
          <table:table-cell table:style-name="ce73" office:value-type="float" office:value="2155" calcext:value-type="float">
            <text:p>2155</text:p>
          </table:table-cell>
          <table:table-cell table:style-name="ce85" table:formula="of:=[.V37]/[.BJ37]*100" office:value-type="float" office:value="1.98802571979446" calcext:value-type="float">
            <text:p>1.9880257198</text:p>
          </table:table-cell>
          <table:table-cell table:style-name="ce73" office:value-type="float" office:value="2209" calcext:value-type="float">
            <text:p>2209</text:p>
          </table:table-cell>
          <table:table-cell table:style-name="ce85" table:formula="of:=[.X37]/[.BM37]*100" office:value-type="float" office:value="2.07046517513192" calcext:value-type="float">
            <text:p>2.0704651751</text:p>
          </table:table-cell>
          <table:table-cell table:style-name="ce73" office:value-type="float" office:value="2606" calcext:value-type="float">
            <text:p>2606</text:p>
          </table:table-cell>
          <table:table-cell table:style-name="ce85" table:formula="of:=[.Z37]/[.BP37]*100" office:value-type="float" office:value="2.47100878981254" calcext:value-type="float">
            <text:p>2.4710087898</text:p>
          </table:table-cell>
          <table:table-cell table:style-name="ce73" office:value-type="float" office:value="1636" calcext:value-type="float">
            <text:p>1636</text:p>
          </table:table-cell>
          <table:table-cell table:style-name="ce85" table:formula="of:=[.AB37]/[.BS37]*100" office:value-type="float" office:value="1.58186846125583" calcext:value-type="float">
            <text:p>1.5818684613</text:p>
          </table:table-cell>
          <table:table-cell table:style-name="ce73" office:value-type="float" office:value="1956" calcext:value-type="float">
            <text:p>1956</text:p>
          </table:table-cell>
          <table:table-cell table:style-name="ce85" table:formula="of:=[.AD37]/[.BV37]*100" office:value-type="float" office:value="1.93324569813298" calcext:value-type="float">
            <text:p>1.9332456981</text:p>
          </table:table-cell>
          <table:table-cell table:style-name="ce73" office:value-type="float" office:value="1201" calcext:value-type="float">
            <text:p>1201</text:p>
          </table:table-cell>
          <table:table-cell table:style-name="ce85" table:formula="of:=[.AF37]/[.BY37]*100" office:value-type="float" office:value="1.20514570121217" calcext:value-type="float">
            <text:p>1.2051457012</text:p>
          </table:table-cell>
          <table:table-cell table:formula="of:=[$'2013'.H40]" office:value-type="float" office:value="632025" calcext:value-type="float">
            <text:p>632025</text:p>
          </table:table-cell>
          <table:table-cell table:formula="of:=[$'2013'.I40]" office:value-type="float" office:value="142098" calcext:value-type="float">
            <text:p>142098</text:p>
          </table:table-cell>
          <table:table-cell table:formula="of:=[.AI37]/([.AH37]+[.AI37])*100" office:value-type="float" office:value="18.3559976902895" calcext:value-type="float">
            <text:p>18.3559976903</text:p>
          </table:table-cell>
          <table:table-cell table:formula="of:=[$'2012'.H40]" office:value-type="float" office:value="628071" calcext:value-type="float">
            <text:p>628071</text:p>
          </table:table-cell>
          <table:table-cell table:formula="of:=[$'2012'.I40]" office:value-type="float" office:value="137808" calcext:value-type="float">
            <text:p>137808</text:p>
          </table:table-cell>
          <table:table-cell table:formula="of:=[.AL37]/([.AK37]+[.AL37])*100" office:value-type="float" office:value="17.9934428284363" calcext:value-type="float">
            <text:p>17.9934428284</text:p>
          </table:table-cell>
          <table:table-cell table:formula="of:=[$'2011'.H40]" office:value-type="float" office:value="623901" calcext:value-type="float">
            <text:p>623901</text:p>
          </table:table-cell>
          <table:table-cell table:formula="of:=[$'2011'.I40]" office:value-type="float" office:value="133651" calcext:value-type="float">
            <text:p>133651</text:p>
          </table:table-cell>
          <table:table-cell table:formula="of:=[.AO37]/([.AN37]+[.AO37])*100" office:value-type="float" office:value="17.642485268338" calcext:value-type="float">
            <text:p>17.6424852683</text:p>
          </table:table-cell>
          <table:table-cell table:formula="of:=[$'2010'.H40]" office:value-type="float" office:value="619581" calcext:value-type="float">
            <text:p>619581</text:p>
          </table:table-cell>
          <table:table-cell table:formula="of:=[$'2010'.I40]" office:value-type="float" office:value="129895" calcext:value-type="float">
            <text:p>129895</text:p>
          </table:table-cell>
          <table:table-cell table:formula="of:=[.AR37]/([.AQ37]+[.AR37])*100" office:value-type="float" office:value="17.3314422343077" calcext:value-type="float">
            <text:p>17.3314422343</text:p>
          </table:table-cell>
          <table:table-cell table:formula="of:=[$'2009'.I40]" office:value-type="float" office:value="614492" calcext:value-type="float">
            <text:p>614492</text:p>
          </table:table-cell>
          <table:table-cell table:style-name="ce77" table:formula="of:=[$'2009'.J40]" office:value-type="float" office:value="125209" calcext:value-type="float">
            <text:p>125209</text:p>
          </table:table-cell>
          <table:table-cell table:formula="of:=[.AU37]/([.AT37]+[.AU37])*100" office:value-type="float" office:value="16.9269745478241" calcext:value-type="float">
            <text:p>16.9269745478</text:p>
          </table:table-cell>
          <table:table-cell table:formula="of:=[$'2008'.I40]" office:value-type="float" office:value="610680" calcext:value-type="float">
            <text:p>610680</text:p>
          </table:table-cell>
          <table:table-cell table:formula="of:=[$'2008'.J40]" office:value-type="float" office:value="122493" calcext:value-type="float">
            <text:p>122493</text:p>
          </table:table-cell>
          <table:table-cell table:formula="of:=[.AX37]/([.AW37]+[.AX37])*100" office:value-type="float" office:value="16.7072437201043" calcext:value-type="float">
            <text:p>16.7072437201</text:p>
          </table:table-cell>
          <table:table-cell table:formula="of:=[$'2007'.I40]" office:value-type="float" office:value="606251" calcext:value-type="float">
            <text:p>606251</text:p>
          </table:table-cell>
          <table:table-cell table:formula="of:=[$'2007'.J40]" office:value-type="float" office:value="116662" calcext:value-type="float">
            <text:p>116662</text:p>
          </table:table-cell>
          <table:table-cell table:formula="of:=[.BA37]/([.AZ37]+[.BA37])*100" office:value-type="float" office:value="16.1377648486056" calcext:value-type="float">
            <text:p>16.1377648486</text:p>
          </table:table-cell>
          <table:table-cell table:formula="of:=[$'2006'.I40]" office:value-type="float" office:value="602131" calcext:value-type="float">
            <text:p>602131</text:p>
          </table:table-cell>
          <table:table-cell table:formula="of:=[$'2006'.J40]" office:value-type="float" office:value="111697" calcext:value-type="float">
            <text:p>111697</text:p>
          </table:table-cell>
          <table:table-cell table:formula="of:=[.BD37]/([.BC37]+[.BD37])*100" office:value-type="float" office:value="15.647606986557" calcext:value-type="float">
            <text:p>15.6476069866</text:p>
          </table:table-cell>
          <table:table-cell table:formula="of:=[$'2005'.I40]" office:value-type="float" office:value="598691" calcext:value-type="float">
            <text:p>598691</text:p>
          </table:table-cell>
          <table:table-cell table:formula="of:=[$'2005'.J40]" office:value-type="float" office:value="109870" calcext:value-type="float">
            <text:p>109870</text:p>
          </table:table-cell>
          <table:table-cell table:formula="of:=[.BG37]/([.BF37]+[.BG37])*100" office:value-type="float" office:value="15.5060749886037" calcext:value-type="float">
            <text:p>15.5060749886</text:p>
          </table:table-cell>
          <table:table-cell table:formula="of:=[$'2004'.I40]" office:value-type="float" office:value="595307" calcext:value-type="float">
            <text:p>595307</text:p>
          </table:table-cell>
          <table:table-cell table:formula="of:=[$'2004'.J40]" office:value-type="float" office:value="108399" calcext:value-type="float">
            <text:p>108399</text:p>
          </table:table-cell>
          <table:table-cell table:formula="of:=[.BJ37]/([.BI37]+[.BJ37])*100" office:value-type="float" office:value="15.4040181553092" calcext:value-type="float">
            <text:p>15.4040181553</text:p>
          </table:table-cell>
          <table:table-cell table:formula="of:=[$'2003'.I40]" office:value-type="float" office:value="592359" calcext:value-type="float">
            <text:p>592359</text:p>
          </table:table-cell>
          <table:table-cell table:formula="of:=[$'2003'.J40]" office:value-type="float" office:value="106691" calcext:value-type="float">
            <text:p>106691</text:p>
          </table:table-cell>
          <table:table-cell table:formula="of:=[.BM37]/([.BL37]+[.BM37])*100" office:value-type="float" office:value="15.2622845290036" calcext:value-type="float">
            <text:p>15.262284529</text:p>
          </table:table-cell>
          <table:table-cell table:formula="of:=[$'2002'.I40]" office:value-type="float" office:value="588966" calcext:value-type="float">
            <text:p>588966</text:p>
          </table:table-cell>
          <table:table-cell table:formula="of:=[$'2002'.J40]" office:value-type="float" office:value="105463" calcext:value-type="float">
            <text:p>105463</text:p>
          </table:table-cell>
          <table:table-cell table:formula="of:=[.BP37]/([.BO37]+[.BP37])*100" office:value-type="float" office:value="15.187009759097" calcext:value-type="float">
            <text:p>15.1870097591</text:p>
          </table:table-cell>
          <table:table-cell table:formula="of:=[$'2001'.I40]" office:value-type="float" office:value="584940" calcext:value-type="float">
            <text:p>584940</text:p>
          </table:table-cell>
          <table:table-cell table:formula="of:=[$'2001'.J40]" office:value-type="float" office:value="103422" calcext:value-type="float">
            <text:p>103422</text:p>
          </table:table-cell>
          <table:table-cell table:formula="of:=[.BS37]/([.BR37]+[.BS37])*100" office:value-type="float" office:value="15.0243621815266" calcext:value-type="float">
            <text:p>15.0243621815</text:p>
          </table:table-cell>
          <table:table-cell table:formula="of:=[$'2000'.I40]" office:value-type="float" office:value="581312" calcext:value-type="float">
            <text:p>581312</text:p>
          </table:table-cell>
          <table:table-cell table:formula="of:=[$'2000'.J40]" office:value-type="float" office:value="101177" calcext:value-type="float">
            <text:p>101177</text:p>
          </table:table-cell>
          <table:table-cell table:formula="of:=[.BV37]/([.BU37]+[.BV37])*100" office:value-type="float" office:value="14.8247077974883" calcext:value-type="float">
            <text:p>14.8247077975</text:p>
          </table:table-cell>
          <table:table-cell table:formula="of:=[$'1999'.I40]" office:value-type="float" office:value="577076" calcext:value-type="float">
            <text:p>577076</text:p>
          </table:table-cell>
          <table:table-cell table:formula="of:=[$'1999'.J40]" office:value-type="float" office:value="99656" calcext:value-type="float">
            <text:p>99656</text:p>
          </table:table-cell>
          <table:table-cell table:formula="of:=[.BY37]/([.BX37]+[.BY37])*100" office:value-type="float" office:value="14.7260658576807" calcext:value-type="float">
            <text:p>14.7260658577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Tessin</text:p>
          </table:table-cell>
          <table:table-cell/>
          <table:table-cell table:formula="of:=['2012'.B48]" office:value-type="float" office:value="341652" calcext:value-type="float">
            <text:p>341652</text:p>
          </table:table-cell>
          <table:table-cell table:style-name="ce73" office:value-type="float" office:value="2187" calcext:value-type="float">
            <text:p>2187</text:p>
          </table:table-cell>
          <table:table-cell table:style-name="ce85" table:formula="of:=[.D38]/[.AI38]*100" office:value-type="float" office:value="2.31757200686688" calcext:value-type="float">
            <text:p>2.3175720069</text:p>
          </table:table-cell>
          <table:table-cell table:style-name="ce73" office:value-type="float" office:value="1668" calcext:value-type="float">
            <text:p>1668</text:p>
          </table:table-cell>
          <table:table-cell table:style-name="ce85" table:formula="of:=[.F38]/[.AL38]*100" office:value-type="float" office:value="1.82630403363553" calcext:value-type="float">
            <text:p>1.8263040336</text:p>
          </table:table-cell>
          <table:table-cell table:style-name="ce73" office:value-type="float" office:value="1853" calcext:value-type="float">
            <text:p>1853</text:p>
          </table:table-cell>
          <table:table-cell table:style-name="ce85" table:formula="of:=[.H38]/[.AO38]*100" office:value-type="float" office:value="2.09748256814271" calcext:value-type="float">
            <text:p>2.0974825681</text:p>
          </table:table-cell>
          <table:table-cell table:style-name="ce73" office:value-type="float" office:value="1576" calcext:value-type="float">
            <text:p>1576</text:p>
          </table:table-cell>
          <table:table-cell table:style-name="ce85" table:formula="of:=[.J38]/[.AR38]*100" office:value-type="float" office:value="1.81451845029071" calcext:value-type="float">
            <text:p>1.8145184503</text:p>
          </table:table-cell>
          <table:table-cell table:style-name="ce73" office:value-type="float" office:value="2189" calcext:value-type="float">
            <text:p>2189</text:p>
          </table:table-cell>
          <table:table-cell table:style-name="ce85" table:formula="of:=[.L38]/[.AU38]*100" office:value-type="float" office:value="2.56506403871618" calcext:value-type="float">
            <text:p>2.5650640387</text:p>
          </table:table-cell>
          <table:table-cell table:style-name="ce73" office:value-type="float" office:value="2419" calcext:value-type="float">
            <text:p>2419</text:p>
          </table:table-cell>
          <table:table-cell table:style-name="ce85" table:formula="of:=[.N38]/[.AX38]*100" office:value-type="float" office:value="2.86400985058369" calcext:value-type="float">
            <text:p>2.8640098506</text:p>
          </table:table-cell>
          <table:table-cell table:style-name="ce73" office:value-type="float" office:value="2559" calcext:value-type="float">
            <text:p>2559</text:p>
          </table:table-cell>
          <table:table-cell table:style-name="ce85" table:formula="of:=[.P38]/[.BA38]*100" office:value-type="float" office:value="3.09080368142619" calcext:value-type="float">
            <text:p>3.0908036814</text:p>
          </table:table-cell>
          <table:table-cell table:style-name="ce73" office:value-type="float" office:value="1918" calcext:value-type="float">
            <text:p>1918</text:p>
          </table:table-cell>
          <table:table-cell table:style-name="ce85" table:formula="of:=[.R38]/[.BD38]*100" office:value-type="float" office:value="2.35031737862412" calcext:value-type="float">
            <text:p>2.3503173786</text:p>
          </table:table-cell>
          <table:table-cell table:style-name="ce73" office:value-type="float" office:value="1509" calcext:value-type="float">
            <text:p>1509</text:p>
          </table:table-cell>
          <table:table-cell table:style-name="ce85" table:formula="of:=[.T38]/[.BG38]*100" office:value-type="float" office:value="1.86501217387005" calcext:value-type="float">
            <text:p>1.8650121739</text:p>
          </table:table-cell>
          <table:table-cell table:style-name="ce73" office:value-type="float" office:value="1930" calcext:value-type="float">
            <text:p>1930</text:p>
          </table:table-cell>
          <table:table-cell table:style-name="ce85" table:formula="of:=[.V38]/[.BJ38]*100" office:value-type="float" office:value="2.41627543035994" calcext:value-type="float">
            <text:p>2.4162754304</text:p>
          </table:table-cell>
          <table:table-cell table:style-name="ce73" office:value-type="float" office:value="1973" calcext:value-type="float">
            <text:p>1973</text:p>
          </table:table-cell>
          <table:table-cell table:style-name="ce85" table:formula="of:=[.X38]/[.BM38]*100" office:value-type="float" office:value="2.4863584237521" calcext:value-type="float">
            <text:p>2.4863584238</text:p>
          </table:table-cell>
          <table:table-cell table:style-name="ce73" office:value-type="float" office:value="2633" calcext:value-type="float">
            <text:p>2633</text:p>
          </table:table-cell>
          <table:table-cell table:style-name="ce85" table:formula="of:=[.Z38]/[.BP38]*100" office:value-type="float" office:value="3.33303796346697" calcext:value-type="float">
            <text:p>3.3330379635</text:p>
          </table:table-cell>
          <table:table-cell table:style-name="ce73" office:value-type="float" office:value="1667" calcext:value-type="float">
            <text:p>1667</text:p>
          </table:table-cell>
          <table:table-cell table:style-name="ce85" table:formula="of:=[.AB38]/[.BS38]*100" office:value-type="float" office:value="2.11304204535372" calcext:value-type="float">
            <text:p>2.1130420454</text:p>
          </table:table-cell>
          <table:table-cell table:style-name="ce73" office:value-type="float" office:value="2403" calcext:value-type="float">
            <text:p>2403</text:p>
          </table:table-cell>
          <table:table-cell table:style-name="ce85" table:formula="of:=[.AD38]/[.BV38]*100" office:value-type="float" office:value="3.02602913953986" calcext:value-type="float">
            <text:p>3.0260291395</text:p>
          </table:table-cell>
          <table:table-cell table:style-name="ce73" office:value-type="float" office:value="2076" calcext:value-type="float">
            <text:p>2076</text:p>
          </table:table-cell>
          <table:table-cell table:style-name="ce85" table:formula="of:=[.AF38]/[.BY38]*100" office:value-type="float" office:value="2.58443611737025" calcext:value-type="float">
            <text:p>2.5844361174</text:p>
          </table:table-cell>
          <table:table-cell table:formula="of:=[$'2013'.H48]" office:value-type="float" office:value="252173" calcext:value-type="float">
            <text:p>252173</text:p>
          </table:table-cell>
          <table:table-cell table:formula="of:=[$'2013'.I48]" office:value-type="float" office:value="94366" calcext:value-type="float">
            <text:p>94366</text:p>
          </table:table-cell>
          <table:table-cell table:formula="of:=[.AI38]/([.AH38]+[.AI38])*100" office:value-type="float" office:value="27.2309898741556" calcext:value-type="float">
            <text:p>27.2309898742</text:p>
          </table:table-cell>
          <table:table-cell table:formula="of:=[$'2012'.H48]" office:value-type="float" office:value="250320" calcext:value-type="float">
            <text:p>250320</text:p>
          </table:table-cell>
          <table:table-cell table:formula="of:=[$'2012'.I48]" office:value-type="float" office:value="91332" calcext:value-type="float">
            <text:p>91332</text:p>
          </table:table-cell>
          <table:table-cell table:formula="of:=[.AL38]/([.AK38]+[.AL38])*100" office:value-type="float" office:value="26.7324646131151" calcext:value-type="float">
            <text:p>26.7324646131</text:p>
          </table:table-cell>
          <table:table-cell table:formula="of:=[$'2011'.H48]" office:value-type="float" office:value="248599" calcext:value-type="float">
            <text:p>248599</text:p>
          </table:table-cell>
          <table:table-cell table:formula="of:=[$'2011'.I48]" office:value-type="float" office:value="88344" calcext:value-type="float">
            <text:p>88344</text:p>
          </table:table-cell>
          <table:table-cell table:formula="of:=[.AO38]/([.AN38]+[.AO38])*100" office:value-type="float" office:value="26.2192715088309" calcext:value-type="float">
            <text:p>26.2192715088</text:p>
          </table:table-cell>
          <table:table-cell table:formula="of:=[$'2010'.H48]" office:value-type="float" office:value="246898" calcext:value-type="float">
            <text:p>246898</text:p>
          </table:table-cell>
          <table:table-cell table:formula="of:=[$'2010'.I48]" office:value-type="float" office:value="86855" calcext:value-type="float">
            <text:p>86855</text:p>
          </table:table-cell>
          <table:table-cell table:formula="of:=[.AR38]/([.AQ38]+[.AR38])*100" office:value-type="float" office:value="26.0237361162297" calcext:value-type="float">
            <text:p>26.0237361162</text:p>
          </table:table-cell>
          <table:table-cell table:formula="of:=[$'2009'.I48]" office:value-type="float" office:value="250381" calcext:value-type="float">
            <text:p>250381</text:p>
          </table:table-cell>
          <table:table-cell table:style-name="ce77" table:formula="of:=[$'2009'.J48]" office:value-type="float" office:value="85339" calcext:value-type="float">
            <text:p>85339</text:p>
          </table:table-cell>
          <table:table-cell table:formula="of:=[.AU38]/([.AT38]+[.AU38])*100" office:value-type="float" office:value="25.4196949839152" calcext:value-type="float">
            <text:p>25.4196949839</text:p>
          </table:table-cell>
          <table:table-cell table:formula="of:=[$'2008'.I48]" office:value-type="float" office:value="248274" calcext:value-type="float">
            <text:p>248274</text:p>
          </table:table-cell>
          <table:table-cell table:formula="of:=[$'2008'.J48]" office:value-type="float" office:value="84462" calcext:value-type="float">
            <text:p>84462</text:p>
          </table:table-cell>
          <table:table-cell table:formula="of:=[.AX38]/([.AW38]+[.AX38])*100" office:value-type="float" office:value="25.3840882862089" calcext:value-type="float">
            <text:p>25.3840882862</text:p>
          </table:table-cell>
          <table:table-cell table:formula="of:=[$'2007'.I48]" office:value-type="float" office:value="245786" calcext:value-type="float">
            <text:p>245786</text:p>
          </table:table-cell>
          <table:table-cell table:formula="of:=[$'2007'.J48]" office:value-type="float" office:value="82794" calcext:value-type="float">
            <text:p>82794</text:p>
          </table:table-cell>
          <table:table-cell table:formula="of:=[.BA38]/([.AZ38]+[.BA38])*100" office:value-type="float" office:value="25.1975165865238" calcext:value-type="float">
            <text:p>25.1975165865</text:p>
          </table:table-cell>
          <table:table-cell table:formula="of:=[$'2006'.I48]" office:value-type="float" office:value="243245" calcext:value-type="float">
            <text:p>243245</text:p>
          </table:table-cell>
          <table:table-cell table:formula="of:=[$'2006'.J48]" office:value-type="float" office:value="81606" calcext:value-type="float">
            <text:p>81606</text:p>
          </table:table-cell>
          <table:table-cell table:formula="of:=[.BD38]/([.BC38]+[.BD38])*100" office:value-type="float" office:value="25.1210554992904" calcext:value-type="float">
            <text:p>25.1210554993</text:p>
          </table:table-cell>
          <table:table-cell table:formula="of:=[$'2005'.I48]" office:value-type="float" office:value="241365" calcext:value-type="float">
            <text:p>241365</text:p>
          </table:table-cell>
          <table:table-cell table:formula="of:=[$'2005'.J48]" office:value-type="float" office:value="80911" calcext:value-type="float">
            <text:p>80911</text:p>
          </table:table-cell>
          <table:table-cell table:formula="of:=[.BG38]/([.BF38]+[.BG38])*100" office:value-type="float" office:value="25.1061202199357" calcext:value-type="float">
            <text:p>25.1061202199</text:p>
          </table:table-cell>
          <table:table-cell table:formula="of:=[$'2004'.I48]" office:value-type="float" office:value="240056" calcext:value-type="float">
            <text:p>240056</text:p>
          </table:table-cell>
          <table:table-cell table:formula="of:=[$'2004'.J48]" office:value-type="float" office:value="79875" calcext:value-type="float">
            <text:p>79875</text:p>
          </table:table-cell>
          <table:table-cell table:formula="of:=[.BJ38]/([.BI38]+[.BJ38])*100" office:value-type="float" office:value="24.9663208629361" calcext:value-type="float">
            <text:p>24.9663208629</text:p>
          </table:table-cell>
          <table:table-cell table:formula="of:=[$'2003'.I48]" office:value-type="float" office:value="237962" calcext:value-type="float">
            <text:p>237962</text:p>
          </table:table-cell>
          <table:table-cell table:formula="of:=[$'2003'.J48]" office:value-type="float" office:value="79353" calcext:value-type="float">
            <text:p>79353</text:p>
          </table:table-cell>
          <table:table-cell table:formula="of:=[.BM38]/([.BL38]+[.BM38])*100" office:value-type="float" office:value="25.0076422482391" calcext:value-type="float">
            <text:p>25.0076422482</text:p>
          </table:table-cell>
          <table:table-cell table:formula="of:=[$'2002'.I48]" office:value-type="float" office:value="236259" calcext:value-type="float">
            <text:p>236259</text:p>
          </table:table-cell>
          <table:table-cell table:formula="of:=[$'2002'.J48]" office:value-type="float" office:value="78997" calcext:value-type="float">
            <text:p>78997</text:p>
          </table:table-cell>
          <table:table-cell table:formula="of:=[.BP38]/([.BO38]+[.BP38])*100" office:value-type="float" office:value="25.058048062527" calcext:value-type="float">
            <text:p>25.0580480625</text:p>
          </table:table-cell>
          <table:table-cell table:formula="of:=[$'2001'.I48]" office:value-type="float" office:value="233637" calcext:value-type="float">
            <text:p>233637</text:p>
          </table:table-cell>
          <table:table-cell table:formula="of:=[$'2001'.J48]" office:value-type="float" office:value="78891" calcext:value-type="float">
            <text:p>78891</text:p>
          </table:table-cell>
          <table:table-cell table:formula="of:=[.BS38]/([.BR38]+[.BS38])*100" office:value-type="float" office:value="25.2428582399017" calcext:value-type="float">
            <text:p>25.2428582399</text:p>
          </table:table-cell>
          <table:table-cell table:formula="of:=[$'2000'.I48]" office:value-type="float" office:value="230804" calcext:value-type="float">
            <text:p>230804</text:p>
          </table:table-cell>
          <table:table-cell table:formula="of:=[$'2000'.J48]" office:value-type="float" office:value="79411" calcext:value-type="float">
            <text:p>79411</text:p>
          </table:table-cell>
          <table:table-cell table:formula="of:=[.BV38]/([.BU38]+[.BV38])*100" office:value-type="float" office:value="25.5986976774173" calcext:value-type="float">
            <text:p>25.5986976774</text:p>
          </table:table-cell>
          <table:table-cell table:formula="of:=[$'1999'.I48]" office:value-type="float" office:value="228171" calcext:value-type="float">
            <text:p>228171</text:p>
          </table:table-cell>
          <table:table-cell table:formula="of:=[$'1999'.J48]" office:value-type="float" office:value="80327" calcext:value-type="float">
            <text:p>80327</text:p>
          </table:table-cell>
          <table:table-cell table:formula="of:=[.BY38]/([.BX38]+[.BY38])*100" office:value-type="float" office:value="26.0380942502058" calcext:value-type="float">
            <text:p>26.0380942502</text:p>
          </table:table-cell>
          <table:table-cell table:number-columns-repeated="946"/>
        </table:table-row>
        <table:table-row table:style-name="ro10">
          <table:table-cell office:value-type="string" calcext:value-type="string">
            <text:p>Gesamtschweiz</text:p>
          </table:table-cell>
          <table:table-cell/>
          <table:table-cell table:formula="of:=['2012'.B10]" office:value-type="float" office:value="8039060" calcext:value-type="float">
            <text:p>8039060</text:p>
          </table:table-cell>
          <table:table-cell table:style-name="ce73" office:value-type="float" office:value="34061" calcext:value-type="float">
            <text:p>34061</text:p>
          </table:table-cell>
          <table:table-cell table:style-name="ce85" table:formula="of:=[.D39]/[.AI39]*100" office:value-type="float" office:value="1.75803518754319" calcext:value-type="float">
            <text:p>1.7580351875</text:p>
          </table:table-cell>
          <table:table-cell table:style-name="ce73" office:value-type="float" office:value="33500" calcext:value-type="float">
            <text:p>33500</text:p>
          </table:table-cell>
          <table:table-cell table:style-name="ce85" table:formula="of:=[.F39]/[.AL39]*100" office:value-type="float" office:value="1.79147354849198" calcext:value-type="float">
            <text:p>1.7914735485</text:p>
          </table:table-cell>
          <table:table-cell table:style-name="ce73" office:value-type="float" office:value="36012" calcext:value-type="float">
            <text:p>36012</text:p>
          </table:table-cell>
          <table:table-cell table:style-name="ce85" table:formula="of:=[.H39]/[.AO39]*100" office:value-type="float" office:value="1.98304619949185" calcext:value-type="float">
            <text:p>1.9830461995</text:p>
          </table:table-cell>
          <table:table-cell table:style-name="ce73" office:value-type="float" office:value="39314" calcext:value-type="float">
            <text:p>39314</text:p>
          </table:table-cell>
          <table:table-cell table:style-name="ce85" table:formula="of:=[.J39]/[.AR39]*100" office:value-type="float" office:value="2.22581169318289" calcext:value-type="float">
            <text:p>2.2258116932</text:p>
          </table:table-cell>
          <table:table-cell table:style-name="ce73" office:value-type="float" office:value="43440" calcext:value-type="float">
            <text:p>43440</text:p>
          </table:table-cell>
          <table:table-cell table:style-name="ce85" table:formula="of:=[.L39]/[.AU39]*100" office:value-type="float" office:value="2.53441648910971" calcext:value-type="float">
            <text:p>2.5344164891</text:p>
          </table:table-cell>
          <table:table-cell table:style-name="ce73" office:value-type="float" office:value="44365" calcext:value-type="float">
            <text:p>44365</text:p>
          </table:table-cell>
          <table:table-cell table:style-name="ce85" table:formula="of:=[.N39]/[.AX39]*100" office:value-type="float" office:value="2.65704027334006" calcext:value-type="float">
            <text:p>2.6570402733</text:p>
          </table:table-cell>
          <table:table-cell table:style-name="ce73" office:value-type="float" office:value="43889" calcext:value-type="float">
            <text:p>43889</text:p>
          </table:table-cell>
          <table:table-cell table:style-name="ce85" table:formula="of:=[.P39]/[.BA39]*100" office:value-type="float" office:value="2.7394789191389" calcext:value-type="float">
            <text:p>2.7394789191</text:p>
          </table:table-cell>
          <table:table-cell table:style-name="ce73" office:value-type="float" office:value="46711" calcext:value-type="float">
            <text:p>46711</text:p>
          </table:table-cell>
          <table:table-cell table:style-name="ce85" table:formula="of:=[.R39]/[.BD39]*100" office:value-type="float" office:value="3.00483684104554" calcext:value-type="float">
            <text:p>3.004836841</text:p>
          </table:table-cell>
          <table:table-cell table:style-name="ce73" office:value-type="float" office:value="38437" calcext:value-type="float">
            <text:p>38437</text:p>
          </table:table-cell>
          <table:table-cell table:style-name="ce85" table:formula="of:=[.T39]/[.BG39]*100" office:value-type="float" office:value="2.49281411649951" calcext:value-type="float">
            <text:p>2.4928141165</text:p>
          </table:table-cell>
          <table:table-cell table:style-name="ce73" office:value-type="float" office:value="35685" calcext:value-type="float">
            <text:p>35685</text:p>
          </table:table-cell>
          <table:table-cell table:style-name="ce85" table:formula="of:=[.V39]/[.BJ39]*100" office:value-type="float" office:value="2.34051721593559" calcext:value-type="float">
            <text:p>2.3405172159</text:p>
          </table:table-cell>
          <table:table-cell table:style-name="ce73" office:value-type="float" office:value="35424" calcext:value-type="float">
            <text:p>35424</text:p>
          </table:table-cell>
          <table:table-cell table:style-name="ce85" table:formula="of:=[.X39]/[.BM39]*100" office:value-type="float" office:value="2.3601728821306" calcext:value-type="float">
            <text:p>2.3601728821</text:p>
          </table:table-cell>
          <table:table-cell table:style-name="ce73" office:value-type="float" office:value="36515" calcext:value-type="float">
            <text:p>36515</text:p>
          </table:table-cell>
          <table:table-cell table:style-name="ce85" table:formula="of:=[.Z39]/[.BP39]*100" office:value-type="float" office:value="2.47229794050777" calcext:value-type="float">
            <text:p>2.4722979405</text:p>
          </table:table-cell>
          <table:table-cell table:style-name="ce73" office:value-type="float" office:value="27583" calcext:value-type="float">
            <text:p>27583</text:p>
          </table:table-cell>
          <table:table-cell table:style-name="ce85" table:formula="of:=[.AB39]/[.BS39]*100" office:value-type="float" office:value="1.90549154331482" calcext:value-type="float">
            <text:p>1.9054915433</text:p>
          </table:table-cell>
          <table:table-cell table:style-name="ce73" office:value-type="float" office:value="28700" calcext:value-type="float">
            <text:p>28700</text:p>
          </table:table-cell>
          <table:table-cell table:style-name="ce85" table:formula="of:=[.AD39]/[.BV39]*100" office:value-type="float" office:value="2.01492589706326" calcext:value-type="float">
            <text:p>2.0149258971</text:p>
          </table:table-cell>
          <table:table-cell table:style-name="ce73" office:value-type="float" office:value="20363" calcext:value-type="float">
            <text:p>20363</text:p>
          </table:table-cell>
          <table:table-cell table:style-name="ce85" table:formula="of:=[.AF39]/[.BY39]*100" office:value-type="float" office:value="1.44764436987694" calcext:value-type="float">
            <text:p>1.4476443699</text:p>
          </table:table-cell>
          <table:table-cell table:formula="of:=[$'2013'.H10]" office:value-type="float" office:value="6202184" calcext:value-type="float">
            <text:p>6202184</text:p>
          </table:table-cell>
          <table:table-cell table:formula="of:=[$'2013'.I10]" office:value-type="float" office:value="1937447" calcext:value-type="float">
            <text:p>1937447</text:p>
          </table:table-cell>
          <table:table-cell table:formula="of:=[.AI39]/([.AH39]+[.AI39])*100" office:value-type="float" office:value="23.802639210549" calcext:value-type="float">
            <text:p>23.8026392105</text:p>
          </table:table-cell>
          <table:table-cell table:style-name="ce75" table:formula="of:=[$'2012'.H10]" office:value-type="float" office:value="6169091" calcext:value-type="float">
            <text:p>6'169'091 <text:s/></text:p>
          </table:table-cell>
          <table:table-cell table:style-name="ce78" table:formula="of:=[$'2012'.I10]" office:value-type="float" office:value="1869969" calcext:value-type="float">
            <text:p>1'869'969 <text:s/></text:p>
          </table:table-cell>
          <table:table-cell table:formula="of:=[.AL39]/([.AK39]+[.AL39])*100" office:value-type="float" office:value="23.2610404699057" calcext:value-type="float">
            <text:p>23.2610404699</text:p>
          </table:table-cell>
          <table:table-cell table:style-name="ce75" table:formula="of:=[$'2011'.H10]" office:value-type="float" office:value="6138668" calcext:value-type="float">
            <text:p>6'138'668 <text:s/></text:p>
          </table:table-cell>
          <table:table-cell table:style-name="ce78" table:formula="of:=[$'2011'.I10]" office:value-type="float" office:value="1815994" calcext:value-type="float">
            <text:p>1'815'994 <text:s/></text:p>
          </table:table-cell>
          <table:table-cell table:formula="of:=[.AO39]/([.AN39]+[.AO39])*100" office:value-type="float" office:value="22.8293043752205" calcext:value-type="float">
            <text:p>22.8293043752</text:p>
          </table:table-cell>
          <table:table-cell table:style-name="ce75" table:formula="of:=[$'2010'.H10]" office:value-type="float" office:value="6103857" calcext:value-type="float">
            <text:p>6'103'857 <text:s/></text:p>
          </table:table-cell>
          <table:table-cell table:style-name="ce78" table:formula="of:=[$'2010'.I10]" office:value-type="float" office:value="1766277" calcext:value-type="float">
            <text:p>1'766'277 <text:s/></text:p>
          </table:table-cell>
          <table:table-cell table:formula="of:=[.AR39]/([.AQ39]+[.AR39])*100" office:value-type="float" office:value="22.4427817874511" calcext:value-type="float">
            <text:p>22.4427817875</text:p>
          </table:table-cell>
          <table:table-cell table:style-name="ce71" table:formula="of:=[$'2009'.I10]" office:value-type="float" office:value="6071802" calcext:value-type="float">
            <text:p>6'071'802 <text:s/></text:p>
          </table:table-cell>
          <table:table-cell table:style-name="ce80" table:formula="of:=[$'2009'.J10]" office:value-type="float" office:value="1714004" calcext:value-type="float">
            <text:p>1'714'004 <text:s/></text:p>
          </table:table-cell>
          <table:table-cell table:formula="of:=[.AU39]/([.AT39]+[.AU39])*100" office:value-type="float" office:value="22.0144709488009" calcext:value-type="float">
            <text:p>22.0144709488</text:p>
          </table:table-cell>
          <table:table-cell table:style-name="ce71" table:formula="of:=[$'2008'.I10]" office:value-type="float" office:value="6032141" calcext:value-type="float">
            <text:p>6'032'141 <text:s/></text:p>
          </table:table-cell>
          <table:table-cell table:style-name="ce80" table:formula="of:=[$'2008'.J10]" office:value-type="float" office:value="1669715" calcext:value-type="float">
            <text:p>1'669'715 <text:s/></text:p>
          </table:table-cell>
          <table:table-cell table:formula="of:=[.AX39]/([.AW39]+[.AX39])*100" office:value-type="float" office:value="21.679384813219" calcext:value-type="float">
            <text:p>21.6793848132</text:p>
          </table:table-cell>
          <table:table-cell table:style-name="ce71" table:formula="of:=[$'2007'.I10]" office:value-type="float" office:value="5991401" calcext:value-type="float">
            <text:p>5'991'401 <text:s/></text:p>
          </table:table-cell>
          <table:table-cell table:style-name="ce80" table:formula="of:=[$'2007'.J10]" office:value-type="float" office:value="1602093" calcext:value-type="float">
            <text:p>1'602'093 <text:s/></text:p>
          </table:table-cell>
          <table:table-cell table:formula="of:=[.BA39]/([.AZ39]+[.BA39])*100" office:value-type="float" office:value="21.0982322498707" calcext:value-type="float">
            <text:p>21.0982322499</text:p>
          </table:table-cell>
          <table:table-cell table:style-name="ce71" table:formula="of:=[$'2006'.I10]" office:value-type="float" office:value="5954212" calcext:value-type="float">
            <text:p>5'954'212 <text:s/></text:p>
          </table:table-cell>
          <table:table-cell table:style-name="ce80" table:formula="of:=[$'2006'.J10]" office:value-type="float" office:value="1554527" calcext:value-type="float">
            <text:p>1'554'527 <text:s/></text:p>
          </table:table-cell>
          <table:table-cell table:formula="of:=[.BD39]/([.BC39]+[.BD39])*100" office:value-type="float" office:value="20.7029036433414" calcext:value-type="float">
            <text:p>20.7029036433</text:p>
          </table:table-cell>
          <table:table-cell table:style-name="ce71" table:formula="of:=[$'2005'.I10]" office:value-type="float" office:value="5917216" calcext:value-type="float">
            <text:p>5'917'216 <text:s/></text:p>
          </table:table-cell>
          <table:table-cell table:style-name="ce80" table:formula="of:=[$'2005'.J10]" office:value-type="float" office:value="1541912" calcext:value-type="float">
            <text:p>1'541'912 <text:s/></text:p>
          </table:table-cell>
          <table:table-cell table:formula="of:=[.BG39]/([.BF39]+[.BG39])*100" office:value-type="float" office:value="20.6714779529189" calcext:value-type="float">
            <text:p>20.6714779529</text:p>
          </table:table-cell>
          <table:table-cell table:style-name="ce71" table:formula="of:=[$'2004'.I10]" office:value-type="float" office:value="5890439" calcext:value-type="float">
            <text:p>5'890'439 <text:s/></text:p>
          </table:table-cell>
          <table:table-cell table:style-name="ce80" table:formula="of:=[$'2004'.J10]" office:value-type="float" office:value="1524663" calcext:value-type="float">
            <text:p>1'524'663 <text:s/></text:p>
          </table:table-cell>
          <table:table-cell table:formula="of:=[.BJ39]/([.BI39]+[.BJ39])*100" office:value-type="float" office:value="20.5615917353531" calcext:value-type="float">
            <text:p>20.5615917354</text:p>
          </table:table-cell>
          <table:table-cell table:style-name="ce71" table:formula="of:=[$'2003'.I10]" office:value-type="float" office:value="5863241" calcext:value-type="float">
            <text:p>5'863'241 <text:s/></text:p>
          </table:table-cell>
          <table:table-cell table:style-name="ce80" table:formula="of:=[$'2003'.J10]" office:value-type="float" office:value="1500907" calcext:value-type="float">
            <text:p>1'500'907 <text:s/></text:p>
          </table:table-cell>
          <table:table-cell table:formula="of:=[.BM39]/([.BL39]+[.BM39])*100" office:value-type="float" office:value="20.3812715333804" calcext:value-type="float">
            <text:p>20.3812715334</text:p>
          </table:table-cell>
          <table:table-cell table:style-name="ce71" table:formula="of:=[$'2002'.I10]" office:value-type="float" office:value="5836887" calcext:value-type="float">
            <text:p>5'836'887 <text:s/></text:p>
          </table:table-cell>
          <table:table-cell table:style-name="ce80" table:formula="of:=[$'2002'.J10]" office:value-type="float" office:value="1476966" calcext:value-type="float">
            <text:p>1'476'966 <text:s/></text:p>
          </table:table-cell>
          <table:table-cell table:formula="of:=[.BP39]/([.BO39]+[.BP39])*100" office:value-type="float" office:value="20.1940892167234" calcext:value-type="float">
            <text:p>20.1940892167</text:p>
          </table:table-cell>
          <table:table-cell table:style-name="ce71" table:formula="of:=[$'2001'.I10]" office:value-type="float" office:value="5808100" calcext:value-type="float">
            <text:p>5'808'100 <text:s/></text:p>
          </table:table-cell>
          <table:table-cell table:style-name="ce80" table:formula="of:=[$'2001'.J10]" office:value-type="float" office:value="1447553" calcext:value-type="float">
            <text:p>1'447'553 <text:s/></text:p>
          </table:table-cell>
          <table:table-cell table:formula="of:=[.BS39]/([.BR39]+[.BS39])*100" office:value-type="float" office:value="19.9506922395545" calcext:value-type="float">
            <text:p>19.9506922396</text:p>
          </table:table-cell>
          <table:table-cell table:style-name="ce71" table:formula="of:=[$'2000'.I10]" office:value-type="float" office:value="5779685" calcext:value-type="float">
            <text:p>5'779'685 <text:s/></text:p>
          </table:table-cell>
          <table:table-cell table:style-name="ce80" table:formula="of:=[$'2000'.J10]" office:value-type="float" office:value="1424370" calcext:value-type="float">
            <text:p>1'424'370 <text:s/></text:p>
          </table:table-cell>
          <table:table-cell table:formula="of:=[.BV39]/([.BU39]+[.BV39])*100" office:value-type="float" office:value="19.7717813092765" calcext:value-type="float">
            <text:p>19.7717813093</text:p>
          </table:table-cell>
          <table:table-cell table:style-name="ce71" table:formula="of:=[$'1999'.I10]" office:value-type="float" office:value="5757814" calcext:value-type="float">
            <text:p>5'757'814 <text:s/></text:p>
          </table:table-cell>
          <table:table-cell table:style-name="ce80" table:formula="of:=[$'1999'.J10]" office:value-type="float" office:value="1406630" calcext:value-type="float">
            <text:p>1'406'630 <text:s/></text:p>
          </table:table-cell>
          <table:table-cell table:formula="of:=[.BY39]/([.BX39]+[.BY39])*100" office:value-type="float" office:value="19.6334844685784" calcext:value-type="float">
            <text:p>19.6334844686</text:p>
          </table:table-cell>
          <table:table-cell table:number-columns-repeated="946"/>
        </table:table-row>
        <table:table-row table:style-name="ro10" table:number-rows-repeated="104853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text> Fr.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loext:text> SFr. </loext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loext:text> S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47P2" style:volatile="true">
      <loext:text> SFr. 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SFr. </loext:text>
      <loext:fill-character> </loext:fill-character>
      <number:number number:decimal-places="2" number:min-integer-digits="1" number:grouping="true"/>
      <number:text> </number:text>
    </number:number-style>
    <number:number-style style:name="N151P1" style:volatile="true">
      <loext:text> S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1P2" style:volatile="true">
      <loext:text> S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/>
    </number:number-style>
    <number:number-style style:name="N153P1" style:volatile="true">
      <number:text/>
    </number:number-style>
    <number:number-style style:name="N153P2" style:volatile="true">
      <number:text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57P1" style:volatile="true">
      <number:text>- 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57P2" style:volatile="true">
      <number:text>-  </number:text>
    </number:number-style>
    <number:text-style style:name="N157">
      <number:text>... 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>
        <number:embedded-text number:position="3"> </number:embedded-text>
      </number:number>
      <number:text>  </number:text>
    </number:number-style>
    <number:number-style style:name="N160P1" style:volatile="true">
      <number:text>- </number:text>
      <number:number number:decimal-places="1" number:min-integer-digits="1">
        <number:embedded-text number:position="3"> </number:embedded-text>
      </number:number>
      <number:text>  </number:text>
    </number:number-style>
    <number:number-style style:name="N160P2" style:volatile="true">
      <number:text>-  </number:text>
    </number:number-style>
    <number:text-style style:name="N160">
      <number:text>... 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0" number:min-integer-digits="1" number:grouping="true"/>
      <number:text>  </number:text>
    </number:number-style>
    <number:number-style style:name="N163P1" style:volatile="true">
      <number:text>-</number:text>
      <number:number number:decimal-places="0" number:min-integer-digits="1" number:grouping="true"/>
      <number:text>  </number:text>
    </number:number-style>
    <number:number-style style:name="N163P2" style:volatile="true">
      <number:text>-  </number:text>
    </number:number-style>
    <number:text-style style:name="N163">
      <number:text-content/>
      <number:text>  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/>
    </number:number-style>
    <number:number-style style:name="N164P1" style:volatile="true">
      <number:text/>
    </number:number-style>
    <number:number-style style:name="N164P2" style:volatile="true">
      <number:text/>
    </number:number-style>
    <number:text-style style:name="N164">
      <number:text>   </number:text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 </number:text>
    </number:number-style>
    <number:number-style style:name="N166P1" style:volatile="true">
      <number:text>-</number:text>
      <number:number number:decimal-places="0" number:min-integer-digits="1" number:grouping="true"/>
      <number:text>  </number:text>
    </number:number-style>
    <number:number-style style:name="N166P2" style:volatile="true">
      <number:number number:decimal-places="0" number:min-integer-digits="1"/>
      <number:text>  </number:text>
    </number:number-style>
    <number:text-style style:name="N166">
      <number:text-content/>
      <number:text>  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" number:min-integer-digits="1" number:grouping="true"/>
      <number:text>  </number:text>
    </number:number-style>
    <number:number-style style:name="N169P1" style:volatile="true">
      <number:text>-</number:text>
      <number:number number:decimal-places="1" number:min-integer-digits="1" number:grouping="true"/>
      <number:text>  </number:text>
    </number:number-style>
    <number:number-style style:name="N169P2" style:volatile="true">
      <number:text>-  </number:text>
    </number:number-style>
    <number:text-style style:name="N169">
      <number:text-content/>
      <number:text>  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/>
    </number:number-style>
    <number:number-style style:name="N172P0" style:volatile="true">
      <number:number number:decimal-places="0" number:min-integer-digits="1" number:grouping="true"/>
      <number:text> €</number:text>
    </number:number-style>
    <number:number-style style:name="N172">
      <number:text>-</number:text>
      <number:number number:decimal-places="0" number:min-integer-digits="1" number:grouping="true"/>
      <number:text> €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€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€</number:text>
    </number:number-style>
    <number:number-style style:name="N175">
      <number:text>-</number:text>
      <number:number number:decimal-places="2" number:min-integer-digits="1" number:grouping="true"/>
      <number:text> €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€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6P0"/>
    </number:number-style>
    <number:number-style style:name="N18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80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80P2" style:volatile="true">
      <loext:fill-character> </loext:fill-character>
      <number:text>-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84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84P2" style:volatile="true">
      <loext:fill-character> </loext:fill-character>
      <number:text>-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88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92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9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Fr.</number:text>
      <number:number number:decimal-places="0" number:min-integer-digits="1" number:grouping="true"/>
      <number:text> </number:text>
    </number:number-style>
    <number:number-style style:name="N194">
      <number:text>(Fr.</number:text>
      <number:number number: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Fr.</number:text>
      <number:number number:decimal-places="0" number:min-integer-digits="1" number:grouping="true"/>
      <number:text> </number:text>
    </number:number-style>
    <number:number-style style:name="N195">
      <style:text-properties fo:color="#ff0000"/>
      <number:text>(Fr.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Fr.</number:text>
      <number:number number:decimal-places="2" number:min-integer-digits="1" number:grouping="true"/>
      <number:text> </number:text>
    </number:number-style>
    <number:number-style style:name="N197">
      <number:text>(Fr.</number:text>
      <number:number number: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text>Fr.</number:text>
      <number:number number:decimal-places="2" number:min-integer-digits="1" number:grouping="true"/>
      <number:text> </number:text>
    </number:number-style>
    <number:number-style style:name="N198">
      <style:text-properties fo:color="#ff0000"/>
      <number:text>(Fr.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202P0" style:volatile="true">
      <loext:text> Fr.</loext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loext:text> Fr.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2P2" style:volatile="true">
      <loext:text> Fr.</loext:text>
      <loext:fill-character> </loext:fill-character>
      <number:text>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4P2" style:volatile="true">
      <loext:fill-character> </loext:fill-character>
      <number:text>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loext:text> Fr.</loext:text>
      <loext:fill-character> </loext:fill-character>
      <number:number number:decimal-places="2" number:min-integer-digits="1" number:grouping="true"/>
      <number:text> </number:text>
    </number:number-style>
    <number:number-style style:name="N208P1" style:volatile="true">
      <loext:text> Fr.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8P2" style:volatile="true">
      <loext:text> Fr.</loext:text>
      <loext:fill-character> </loext:fill-character>
      <number:text>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F</number:text>
    </number:number-style>
    <number:number-style style:name="N212">
      <number:text>-</number:text>
      <number:number number:decimal-places="0" number:min-integer-digits="1" number:grouping="true"/>
      <number:text> F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F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F</number:text>
    </number:number-style>
    <number:number-style style:name="N215">
      <number:text>-</number:text>
      <number:number number:decimal-places="2" number:min-integer-digits="1" number:grouping="true"/>
      <number:text> F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6P0"/>
    </number:number-style>
    <number:number-style style:name="N217P0" style:volatile="true">
      <number:text>Fr. </number:text>
      <number:number number:decimal-places="0" number:min-integer-digits="1" number:grouping="true"/>
    </number:number-style>
    <number:number-style style:name="N217">
      <number:text>-Fr. </number:text>
      <number:number number:decimal-places="0" number:min-integer-digits="1" number:grouping="true"/>
      <style:map style:condition="value()&gt;=0" style:apply-style-name="N217P0"/>
    </number:number-style>
    <number:number-style style:name="N218P0" style:volatile="true">
      <number:text>Fr. </number:text>
      <number:number number:decimal-places="0" number:min-integer-digits="1" number:grouping="true"/>
    </number:number-style>
    <number:number-style style:name="N218">
      <style:text-properties fo:color="#ff0000"/>
      <number:text>-Fr. </number:text>
      <number:number number:decimal-places="0" number:min-integer-digits="1" number:grouping="true"/>
      <style:map style:condition="value()&gt;=0" style:apply-style-name="N218P0"/>
    </number:number-style>
    <number:number-style style:name="N219P0" style:volatile="true">
      <number:text>Fr. </number:text>
      <number:number number:decimal-places="2" number:min-integer-digits="1" number:grouping="true"/>
    </number:number-style>
    <number:number-style style:name="N219">
      <number:text>-Fr. </number:text>
      <number:number number:decimal-places="2" number:min-integer-digits="1" number:grouping="true"/>
      <style:map style:condition="value()&gt;=0" style:apply-style-name="N219P0"/>
    </number:number-style>
    <number:number-style style:name="N220P0" style:volatile="true">
      <number:text>Fr. </number:text>
      <number:number number:decimal-places="2" number:min-integer-digits="1" number:grouping="true"/>
    </number:number-style>
    <number:number-style style:name="N220">
      <style:text-properties fo:color="#ff0000"/>
      <number:text>-Fr. </number:text>
      <number:number number:decimal-places="2" number:min-integer-digits="1" number:grouping="true"/>
      <style:map style:condition="value()&gt;=0" style:apply-style-name="N220P0"/>
    </number:number-style>
    <number:date-style style:name="N221">
      <number:day/>
      <number:text>.</number:text>
      <number:month/>
      <number:text>.</number:text>
      <number:year/>
    </number:date-style>
    <number:date-style style:name="N222">
      <number:day/>
      <number:text>.</number:text>
      <number:month number:textual="true"/>
      <number:text>.</number:text>
      <number:year/>
    </number:date-style>
    <number:date-style style:name="N223">
      <number:day/>
      <number:text>.</number:text>
      <number:month number:textual="true"/>
    </number:date-style>
    <number:date-style style:name="N224">
      <number:month number:textual="true"/>
      <number:text>.</number:text>
      <number:year/>
    </number:date-style>
    <number:date-style style:name="N225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number-style style:name="N229P0" style:volatile="true">
      <number:number number:decimal-places="1" number:min-integer-digits="1" number:grouping="true" number:display-factor="1000"/>
    </number:number-style>
    <number:number-style style:name="N229P1" style:volatile="true">
      <number:text>- </number:text>
      <number:number number:decimal-places="1" number:min-integer-digits="1" number:grouping="true" number:display-factor="1000"/>
    </number:number-style>
    <number:number-style style:name="N229P2" style:volatile="true">
      <number:text>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number number:decimal-places="1" number:min-integer-digits="1" number:grouping="true" number:display-factor="1000000"/>
    </number:number-style>
    <number:number-style style:name="N232P1" style:volatile="true">
      <number:text>- </number:text>
      <number:number number:decimal-places="1" number:min-integer-digits="1" number:grouping="true" number:display-factor="1000000"/>
    </number:number-style>
    <number:number-style style:name="N232P2" style:volatile="true">
      <number:text>-  </number:text>
    </number:number-style>
    <number:text-style style:name="N232">
      <number:text-content/>
      <number:text> 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0" number:min-integer-digits="1" number:grouping="true" number:display-factor="1000"/>
    </number:number-style>
    <number:number-style style:name="N235P1" style:volatile="true">
      <number:text>- </number:text>
      <number:number number:decimal-places="0" number:min-integer-digits="1" number:grouping="true" number:display-factor="1000"/>
    </number:number-style>
    <number:number-style style:name="N235P2" style:volatile="true">
      <number:text>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0" number:min-integer-digits="1" number:grouping="true" number:display-factor="1000000"/>
    </number:number-style>
    <number:number-style style:name="N238P1" style:volatile="true">
      <number:text>- </number:text>
      <number:number number:decimal-places="0" number:min-integer-digits="1" number:grouping="true" number:display-factor="1000000"/>
    </number:number-style>
    <number:number-style style:name="N238P2" style:volatile="true">
      <number:text>-  </number:text>
    </number:number-style>
    <number:text-style style:name="N238">
      <number:text-content/>
      <number:text> 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number number:decimal-places="1" number:min-integer-digits="1" number:display-factor="1000"/>
    </number:number-style>
    <number:number-style style:name="N241P1" style:volatile="true">
      <number:text>- </number:text>
      <number:number number:decimal-places="1" number:min-integer-digits="1" number:display-factor="1000"/>
    </number:number-style>
    <number:number-style style:name="N241P2" style:volatile="true">
      <number:text>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P0" style:volatile="true">
      <number:number number:decimal-places="1" number:min-integer-digits="1" number:grouping="true"/>
      <number:text>  </number:text>
    </number:number-style>
    <number:number-style style:name="N242P1" style:volatile="true">
      <number:text>-</number:text>
      <number:number number:decimal-places="0" number:min-integer-digits="1" number:grouping="true"/>
      <number:text>  </number:text>
    </number:number-style>
    <number:number-style style:name="N242P2" style:volatile="true">
      <number:text>-  </number:text>
    </number:number-style>
    <number:text-style style:name="N242">
      <number:text-content/>
      <number:text> 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number number:decimal-places="0" number:min-integer-digits="1" number:grouping="true"/>
      <number:text>  </number:text>
    </number:number-style>
    <number:number-style style:name="N243P1" style:volatile="true">
      <number:text>-</number:text>
      <number:number number:decimal-places="0" number:min-integer-digits="1" number:grouping="true"/>
      <number:text>  </number:text>
    </number:number-style>
    <number:number-style style:name="N243P2" style:volatile="true">
      <number:text>-  </number:text>
    </number:number-style>
    <number:text-style style:name="N243">
      <number:text-content/>
      <number:text> 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-    </number:text>
    </number:number-style>
    <number:text-style style:name="N247">
      <number:text-content/>
      <number:text>   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251P1" style:volatile="true">
      <loext:text>-</loext:text>
      <loext:fill-character> </loext:fill-character>
      <number:number number:decimal-places="0" number:min-integer-digits="1" number:grouping="true"/>
      <number:text> F </number:text>
    </number:number-style>
    <number:number-style style:name="N251P2" style:volatile="true">
      <loext:fill-character> </loext:fill-character>
      <number:text>- F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255P1" style:volatile="true">
      <loext:text>-</loext:text>
      <loext:fill-character> </loext:fill-character>
      <number:number number:decimal-places="2" number:min-integer-digits="1" number:grouping="true"/>
      <number:text> F </number:text>
    </number:number-style>
    <number:number-style style:name="N255P2" style:volatile="true">
      <loext:fill-character> </loext:fill-character>
      <number:text>-</number:text>
      <number:number number:decimal-places="0" number:min-integer-digits="0"/>
      <number:text> F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8P0" style:volatile="true">
      <number:number number:decimal-places="1" number:min-integer-digits="1" number:grouping="true"/>
      <number:text>    </number:text>
    </number:number-style>
    <number:number-style style:name="N258P1" style:volatile="true">
      <number:text>-</number:text>
      <number:number number:decimal-places="1" number:min-integer-digits="1" number:grouping="true"/>
      <number:text>    </number:text>
    </number:number-style>
    <number:number-style style:name="N258P2" style:volatile="true">
      <number:text>-    </number:text>
    </number:number-style>
    <number:text-style style:name="N258">
      <number:text-content/>
      <number:text>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0" number:min-integer-digits="1" number:grouping="true"/>
      <number:text>    </number:text>
    </number:number-style>
    <number:number-style style:name="N259P1" style:volatile="true">
      <number:text>-</number:text>
      <number:number number:decimal-places="0" number:min-integer-digits="1" number:grouping="true"/>
      <number:text>    </number:text>
    </number:number-style>
    <number:number-style style:name="N259P2" style:volatile="true">
      <number:text>-    </number:text>
    </number:number-style>
    <number:text-style style:name="N259">
      <number:text-content/>
      <number:text> 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2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262P1" style:volatile="true">
      <number:text>-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262P2" style:volatile="true"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0" number:min-integer-digits="1" number:grouping="true"/>
    </number:number-style>
    <number:number-style style:name="N10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fr" number:country="CH">
      <number:text>SFr. </number:text>
      <number:number number:decimal-places="2" number:min-integer-digits="1" number:grouping="true"/>
    </number:number-style>
    <number:number-style style:name="N10115" number:language="fr" number:country="CH">
      <number:text>SFr. -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fr" number:country="CH">
      <number:text>SFr. </number:text>
      <number:number number:decimal-places="2" number:min-integer-digits="1" number:grouping="true"/>
    </number:number-style>
    <number:number-style style:name="N10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3mm" fo:margin-left="10mm" fo:margin-right="10mm" style:first-page-number="continue" style:scale-to-X="1" style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svg:height="0mm" fo:margin-left="9mm" fo:margin-right="9mm" fo:margin-top="0mm"/>
      </style:footer-style>
    </style:page-layout>
    <style:page-layout style:name="Mpm4">
      <style:page-layout-properties style:num-format="1" style:print-orientation="portrait" fo:margin-top="10mm" fo:margin-bottom="10mm" fo:margin-left="10mm" fo:margin-right="10mm" style:first-page-number="continue" style:scale-to-X="1" style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.00.0000</text:date>, <text:time style:data-style-name="N2" text:time-value="18:22:16.6260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012" style:display-name="PageStyle_2012" style:page-layout-name="Mpm3">
      <style:header style:display="false"/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011" style:display-name="PageStyle_2011" style:page-layout-name="Mpm3">
      <style:header style:display="false"/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010" style:display-name="PageStyle_2010" style:page-layout-name="Mpm3">
      <style:header style:display="false"/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009" style:display-name="PageStyle_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7" style:display-name="PageStyle_200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5" style:display-name="PageStyle_200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3" style:display-name="PageStyle_200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1" style:display-name="PageStyle_200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99" style:display-name="PageStyle_199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FS/OFS/UST</meta:initial-creator>
    <meta:creation-date>2000-06-23T08:56:01</meta:creation-date>
    <dc:date>2015-11-01T11:02:47.790297000</dc:date>
    <meta:print-date>2014-08-15T09:20:36</meta:print-date>
    <meta:generator>LibreOffice/4.4.5.2$MacOSX_X86_64 LibreOffice_project/a22f674fd25a3b6f45bdebf25400ed2adff0ff99</meta:generator>
    <meta:editing-duration>P1DT6H58M26S</meta:editing-duration>
    <meta:editing-cycles>49</meta:editing-cycles>
    <meta:document-statistic meta:table-count="17" meta:cell-count="11287" meta:object-count="0"/>
    <meta:user-defined meta:name="_AdHocReviewCycleID" meta:value-type="float">-769831585</meta:user-defined>
    <meta:user-defined meta:name="_AuthorEmail">Katrin.Labeau@bfs.admin.ch</meta:user-defined>
    <meta:user-defined meta:name="_AuthorEmailDisplayName">Labeau Katrin BFS</meta:user-defined>
    <meta:user-defined meta:name="_EmailSubject">Je à remplacer</meta:user-defined>
    <meta:user-defined meta:name="_PreviousAdHocReviewCycleID" meta:value-type="float">-789302172</meta:user-defined>
    <meta:user-defined meta:name="_ReviewingToolsShownOnce" meta:value-type="string"/>
  </office:meta>
</office:document-meta>
</file>